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otal energi</text:p>
          </table:table-cell>
          <table:table-cell office:value-type="string" calcext:value-type="string">
            <text:p>Vridmoment</text:p>
          </table:table-cell>
          <table:table-cell office:value-type="string" calcext:value-type="string">
            <text:p>Avstånd från analytisk lösning</text:p>
          </table:table-cell>
        </table:table-row>
        <table:table-row table:style-name="ro1">
          <table:table-cell office:value-type="float" office:value="0.100000000000002" calcext:value-type="float">
            <text:p>0.100000000000002</text:p>
          </table:table-cell>
          <table:table-cell office:value-type="float" office:value="183.256986132824" calcext:value-type="float">
            <text:p>183.256986132824</text:p>
          </table:table-cell>
          <table:table-cell office:value-type="float" office:value="0.0400000000050058" calcext:value-type="float">
            <text:p>0.040000000005006</text:p>
          </table:table-cell>
          <table:table-cell/>
        </table:table-row>
        <table:table-row table:style-name="ro1">
          <table:table-cell office:value-type="float" office:value="0.199999999999994" calcext:value-type="float">
            <text:p>0.199999999999994</text:p>
          </table:table-cell>
          <table:table-cell office:value-type="float" office:value="183.25694447818" calcext:value-type="float">
            <text:p>183.25694447818</text:p>
          </table:table-cell>
          <table:table-cell office:value-type="float" office:value="0.0400000000100114" calcext:value-type="float">
            <text:p>0.040000000010011</text:p>
          </table:table-cell>
          <table:table-cell/>
        </table:table-row>
        <table:table-row table:style-name="ro1">
          <table:table-cell office:value-type="float" office:value="0.299999999999983" calcext:value-type="float">
            <text:p>0.299999999999983</text:p>
          </table:table-cell>
          <table:table-cell office:value-type="float" office:value="183.256875020725" calcext:value-type="float">
            <text:p>183.256875020725</text:p>
          </table:table-cell>
          <table:table-cell office:value-type="float" office:value="0.0400000000150171" calcext:value-type="float">
            <text:p>0.040000000015017</text:p>
          </table:table-cell>
          <table:table-cell/>
        </table:table-row>
        <table:table-row table:style-name="ro1">
          <table:table-cell office:value-type="float" office:value="0.399999999999972" calcext:value-type="float">
            <text:p>0.399999999999972</text:p>
          </table:table-cell>
          <table:table-cell office:value-type="float" office:value="183.256777760947" calcext:value-type="float">
            <text:p>183.256777760947</text:p>
          </table:table-cell>
          <table:table-cell office:value-type="float" office:value="0.0400000000200228" calcext:value-type="float">
            <text:p>0.040000000020023</text:p>
          </table:table-cell>
          <table:table-cell/>
        </table:table-row>
        <table:table-row table:style-name="ro1">
          <table:table-cell office:value-type="float" office:value="0.499999999999961" calcext:value-type="float">
            <text:p>0.499999999999961</text:p>
          </table:table-cell>
          <table:table-cell office:value-type="float" office:value="183.256652699525" calcext:value-type="float">
            <text:p>183.256652699525</text:p>
          </table:table-cell>
          <table:table-cell office:value-type="float" office:value="0.0400000000250284" calcext:value-type="float">
            <text:p>0.040000000025028</text:p>
          </table:table-cell>
          <table:table-cell/>
        </table:table-row>
        <table:table-row table:style-name="ro1">
          <table:table-cell office:value-type="float" office:value="0.59999999999995" calcext:value-type="float">
            <text:p>0.59999999999995</text:p>
          </table:table-cell>
          <table:table-cell office:value-type="float" office:value="183.256499837334" calcext:value-type="float">
            <text:p>183.256499837334</text:p>
          </table:table-cell>
          <table:table-cell office:value-type="float" office:value="0.0400000000300339" calcext:value-type="float">
            <text:p>0.040000000030034</text:p>
          </table:table-cell>
          <table:table-cell/>
        </table:table-row>
        <table:table-row table:style-name="ro1">
          <table:table-cell office:value-type="float" office:value="0.699999999999939" calcext:value-type="float">
            <text:p>0.699999999999939</text:p>
          </table:table-cell>
          <table:table-cell office:value-type="float" office:value="183.256319175445" calcext:value-type="float">
            <text:p>183.256319175445</text:p>
          </table:table-cell>
          <table:table-cell office:value-type="float" office:value="0.0400000000350393" calcext:value-type="float">
            <text:p>0.040000000035039</text:p>
          </table:table-cell>
          <table:table-cell/>
        </table:table-row>
        <table:table-row table:style-name="ro1">
          <table:table-cell office:value-type="float" office:value="0.799999999999928" calcext:value-type="float">
            <text:p>0.799999999999928</text:p>
          </table:table-cell>
          <table:table-cell office:value-type="float" office:value="183.256110715121" calcext:value-type="float">
            <text:p>183.256110715121</text:p>
          </table:table-cell>
          <table:table-cell office:value-type="float" office:value="0.0400000000400447" calcext:value-type="float">
            <text:p>0.040000000040045</text:p>
          </table:table-cell>
          <table:table-cell/>
        </table:table-row>
        <table:table-row table:style-name="ro1">
          <table:table-cell office:value-type="float" office:value="0.899999999999917" calcext:value-type="float">
            <text:p>0.899999999999917</text:p>
          </table:table-cell>
          <table:table-cell office:value-type="float" office:value="183.255874457822" calcext:value-type="float">
            <text:p>183.255874457822</text:p>
          </table:table-cell>
          <table:table-cell office:value-type="float" office:value="0.0400000000450501" calcext:value-type="float">
            <text:p>0.04000000004505</text:p>
          </table:table-cell>
          <table:table-cell/>
        </table:table-row>
        <table:table-row table:style-name="ro1">
          <table:table-cell office:value-type="float" office:value="0.999999999999906" calcext:value-type="float">
            <text:p>0.999999999999906</text:p>
          </table:table-cell>
          <table:table-cell office:value-type="float" office:value="183.255610405199" calcext:value-type="float">
            <text:p>183.255610405199</text:p>
          </table:table-cell>
          <table:table-cell office:value-type="float" office:value="0.0400000000500552" calcext:value-type="float">
            <text:p>0.040000000050055</text:p>
          </table:table-cell>
          <table:table-cell/>
        </table:table-row>
        <table:table-row table:style-name="ro1">
          <table:table-cell office:value-type="float" office:value="1.0999999999999" calcext:value-type="float">
            <text:p>1.0999999999999</text:p>
          </table:table-cell>
          <table:table-cell office:value-type="float" office:value="183.255318559101" calcext:value-type="float">
            <text:p>183.255318559101</text:p>
          </table:table-cell>
          <table:table-cell office:value-type="float" office:value="0.0400000000550603" calcext:value-type="float">
            <text:p>0.04000000005506</text:p>
          </table:table-cell>
          <table:table-cell/>
        </table:table-row>
        <table:table-row table:style-name="ro1">
          <table:table-cell office:value-type="float" office:value="1.19999999999988" calcext:value-type="float">
            <text:p>1.19999999999988</text:p>
          </table:table-cell>
          <table:table-cell office:value-type="float" office:value="183.254998921569" calcext:value-type="float">
            <text:p>183.254998921569</text:p>
          </table:table-cell>
          <table:table-cell office:value-type="float" office:value="0.0400000000600653" calcext:value-type="float">
            <text:p>0.040000000060065</text:p>
          </table:table-cell>
          <table:table-cell/>
        </table:table-row>
        <table:table-row table:style-name="ro1">
          <table:table-cell office:value-type="float" office:value="1.29999999999987" calcext:value-type="float">
            <text:p>1.29999999999987</text:p>
          </table:table-cell>
          <table:table-cell office:value-type="float" office:value="183.254651494841" calcext:value-type="float">
            <text:p>183.254651494841</text:p>
          </table:table-cell>
          <table:table-cell office:value-type="float" office:value="0.0400000000650702" calcext:value-type="float">
            <text:p>0.04000000006507</text:p>
          </table:table-cell>
          <table:table-cell/>
        </table:table-row>
        <table:table-row table:style-name="ro1">
          <table:table-cell office:value-type="float" office:value="1.39999999999986" calcext:value-type="float">
            <text:p>1.39999999999986</text:p>
          </table:table-cell>
          <table:table-cell office:value-type="float" office:value="183.254276281344" calcext:value-type="float">
            <text:p>183.254276281344</text:p>
          </table:table-cell>
          <table:table-cell office:value-type="float" office:value="0.0400000000700748" calcext:value-type="float">
            <text:p>0.040000000070075</text:p>
          </table:table-cell>
          <table:table-cell/>
        </table:table-row>
        <table:table-row table:style-name="ro1">
          <table:table-cell office:value-type="float" office:value="1.49999999999985" calcext:value-type="float">
            <text:p>1.49999999999985</text:p>
          </table:table-cell>
          <table:table-cell office:value-type="float" office:value="183.253873283706" calcext:value-type="float">
            <text:p>183.253873283706</text:p>
          </table:table-cell>
          <table:table-cell office:value-type="float" office:value="0.0400000000750794" calcext:value-type="float">
            <text:p>0.040000000075079</text:p>
          </table:table-cell>
          <table:table-cell/>
        </table:table-row>
        <table:table-row table:style-name="ro1">
          <table:table-cell office:value-type="float" office:value="1.59999999999984" calcext:value-type="float">
            <text:p>1.59999999999984</text:p>
          </table:table-cell>
          <table:table-cell office:value-type="float" office:value="183.253442504743" calcext:value-type="float">
            <text:p>183.253442504743</text:p>
          </table:table-cell>
          <table:table-cell office:value-type="float" office:value="0.0400000000800838" calcext:value-type="float">
            <text:p>0.040000000080084</text:p>
          </table:table-cell>
          <table:table-cell/>
        </table:table-row>
        <table:table-row table:style-name="ro1">
          <table:table-cell office:value-type="float" office:value="1.69999999999983" calcext:value-type="float">
            <text:p>1.69999999999983</text:p>
          </table:table-cell>
          <table:table-cell office:value-type="float" office:value="183.252983947474" calcext:value-type="float">
            <text:p>183.252983947474</text:p>
          </table:table-cell>
          <table:table-cell office:value-type="float" office:value="0.0400000000850881" calcext:value-type="float">
            <text:p>0.040000000085088</text:p>
          </table:table-cell>
          <table:table-cell/>
        </table:table-row>
        <table:table-row table:style-name="ro1">
          <table:table-cell office:value-type="float" office:value="1.79999999999982" calcext:value-type="float">
            <text:p>1.79999999999982</text:p>
          </table:table-cell>
          <table:table-cell office:value-type="float" office:value="183.252497615097" calcext:value-type="float">
            <text:p>183.252497615097</text:p>
          </table:table-cell>
          <table:table-cell office:value-type="float" office:value="0.040000000090092" calcext:value-type="float">
            <text:p>0.040000000090092</text:p>
          </table:table-cell>
          <table:table-cell/>
        </table:table-row>
        <table:table-row table:style-name="ro1">
          <table:table-cell office:value-type="float" office:value="1.89999999999981" calcext:value-type="float">
            <text:p>1.89999999999981</text:p>
          </table:table-cell>
          <table:table-cell office:value-type="float" office:value="183.251983511019" calcext:value-type="float">
            <text:p>183.251983511019</text:p>
          </table:table-cell>
          <table:table-cell office:value-type="float" office:value="0.0400000000950959" calcext:value-type="float">
            <text:p>0.040000000095096</text:p>
          </table:table-cell>
          <table:table-cell/>
        </table:table-row>
        <table:table-row table:style-name="ro1">
          <table:table-cell office:value-type="float" office:value="1.9999999999998" calcext:value-type="float">
            <text:p>1.9999999999998</text:p>
          </table:table-cell>
          <table:table-cell office:value-type="float" office:value="183.251441638833" calcext:value-type="float">
            <text:p>183.251441638833</text:p>
          </table:table-cell>
          <table:table-cell office:value-type="float" office:value="0.0400000001000995" calcext:value-type="float">
            <text:p>0.0400000001001</text:p>
          </table:table-cell>
          <table:table-cell/>
        </table:table-row>
        <table:table-row table:style-name="ro1">
          <table:table-cell office:value-type="float" office:value="2.10000000000001" calcext:value-type="float">
            <text:p>2.10000000000001</text:p>
          </table:table-cell>
          <table:table-cell office:value-type="float" office:value="183.250872002329" calcext:value-type="float">
            <text:p>183.250872002329</text:p>
          </table:table-cell>
          <table:table-cell office:value-type="float" office:value="0.0400000001051029" calcext:value-type="float">
            <text:p>0.040000000105103</text:p>
          </table:table-cell>
          <table:table-cell/>
        </table:table-row>
        <table:table-row table:style-name="ro1">
          <table:table-cell office:value-type="float" office:value="2.20000000000022" calcext:value-type="float">
            <text:p>2.20000000000022</text:p>
          </table:table-cell>
          <table:table-cell office:value-type="float" office:value="183.25027460549" calcext:value-type="float">
            <text:p>183.25027460549</text:p>
          </table:table-cell>
          <table:table-cell office:value-type="float" office:value="0.040000000110106" calcext:value-type="float">
            <text:p>0.040000000110106</text:p>
          </table:table-cell>
          <table:table-cell/>
        </table:table-row>
        <table:table-row table:style-name="ro1">
          <table:table-cell office:value-type="float" office:value="2.30000000000043" calcext:value-type="float">
            <text:p>2.30000000000043</text:p>
          </table:table-cell>
          <table:table-cell office:value-type="float" office:value="183.24964945249" calcext:value-type="float">
            <text:p>183.24964945249</text:p>
          </table:table-cell>
          <table:table-cell office:value-type="float" office:value="0.0400000001151088" calcext:value-type="float">
            <text:p>0.040000000115109</text:p>
          </table:table-cell>
          <table:table-cell/>
        </table:table-row>
        <table:table-row table:style-name="ro1">
          <table:table-cell office:value-type="float" office:value="2.40000000000064" calcext:value-type="float">
            <text:p>2.40000000000064</text:p>
          </table:table-cell>
          <table:table-cell office:value-type="float" office:value="183.248996547701" calcext:value-type="float">
            <text:p>183.248996547701</text:p>
          </table:table-cell>
          <table:table-cell office:value-type="float" office:value="0.0400000001201115" calcext:value-type="float">
            <text:p>0.040000000120112</text:p>
          </table:table-cell>
          <table:table-cell/>
        </table:table-row>
        <table:table-row table:style-name="ro1">
          <table:table-cell office:value-type="float" office:value="2.50000000000085" calcext:value-type="float">
            <text:p>2.50000000000085</text:p>
          </table:table-cell>
          <table:table-cell office:value-type="float" office:value="183.248315895687" calcext:value-type="float">
            <text:p>183.248315895687</text:p>
          </table:table-cell>
          <table:table-cell office:value-type="float" office:value="0.0400000001251139" calcext:value-type="float">
            <text:p>0.040000000125114</text:p>
          </table:table-cell>
          <table:table-cell/>
        </table:table-row>
        <table:table-row table:style-name="ro1">
          <table:table-cell office:value-type="float" office:value="2.60000000000106" calcext:value-type="float">
            <text:p>2.60000000000106</text:p>
          </table:table-cell>
          <table:table-cell office:value-type="float" office:value="183.247607501204" calcext:value-type="float">
            <text:p>183.247607501204</text:p>
          </table:table-cell>
          <table:table-cell office:value-type="float" office:value="0.040000000130116" calcext:value-type="float">
            <text:p>0.040000000130116</text:p>
          </table:table-cell>
          <table:table-cell/>
        </table:table-row>
        <table:table-row table:style-name="ro1">
          <table:table-cell office:value-type="float" office:value="2.70000000000127" calcext:value-type="float">
            <text:p>2.70000000000127</text:p>
          </table:table-cell>
          <table:table-cell office:value-type="float" office:value="183.246871369203" calcext:value-type="float">
            <text:p>183.246871369203</text:p>
          </table:table-cell>
          <table:table-cell office:value-type="float" office:value="0.0400000001351178" calcext:value-type="float">
            <text:p>0.040000000135118</text:p>
          </table:table-cell>
          <table:table-cell/>
        </table:table-row>
        <table:table-row table:style-name="ro1">
          <table:table-cell office:value-type="float" office:value="2.80000000000148" calcext:value-type="float">
            <text:p>2.80000000000148</text:p>
          </table:table-cell>
          <table:table-cell office:value-type="float" office:value="183.246107504827" calcext:value-type="float">
            <text:p>183.246107504827</text:p>
          </table:table-cell>
          <table:table-cell office:value-type="float" office:value="0.0400000001401193" calcext:value-type="float">
            <text:p>0.040000000140119</text:p>
          </table:table-cell>
          <table:table-cell/>
        </table:table-row>
        <table:table-row table:style-name="ro1">
          <table:table-cell office:value-type="float" office:value="2.9000000000017" calcext:value-type="float">
            <text:p>2.9000000000017</text:p>
          </table:table-cell>
          <table:table-cell office:value-type="float" office:value="183.245315913413" calcext:value-type="float">
            <text:p>183.245315913413</text:p>
          </table:table-cell>
          <table:table-cell office:value-type="float" office:value="0.0400000001451204" calcext:value-type="float">
            <text:p>0.04000000014512</text:p>
          </table:table-cell>
          <table:table-cell/>
        </table:table-row>
        <table:table-row table:style-name="ro1">
          <table:table-cell office:value-type="float" office:value="3.00000000000191" calcext:value-type="float">
            <text:p>3.00000000000191</text:p>
          </table:table-cell>
          <table:table-cell office:value-type="float" office:value="183.244496600491" calcext:value-type="float">
            <text:p>183.244496600491</text:p>
          </table:table-cell>
          <table:table-cell office:value-type="float" office:value="0.0400000001501212" calcext:value-type="float">
            <text:p>0.040000000150121</text:p>
          </table:table-cell>
          <table:table-cell/>
        </table:table-row>
        <table:table-row table:style-name="ro1">
          <table:table-cell office:value-type="float" office:value="3.10000000000212" calcext:value-type="float">
            <text:p>3.10000000000212</text:p>
          </table:table-cell>
          <table:table-cell office:value-type="float" office:value="183.243649571784" calcext:value-type="float">
            <text:p>183.243649571784</text:p>
          </table:table-cell>
          <table:table-cell office:value-type="float" office:value="0.0400000001551217" calcext:value-type="float">
            <text:p>0.040000000155122</text:p>
          </table:table-cell>
          <table:table-cell/>
        </table:table-row>
        <table:table-row table:style-name="ro1">
          <table:table-cell office:value-type="float" office:value="3.20000000000233" calcext:value-type="float">
            <text:p>3.20000000000233</text:p>
          </table:table-cell>
          <table:table-cell office:value-type="float" office:value="183.242774833209" calcext:value-type="float">
            <text:p>183.242774833209</text:p>
          </table:table-cell>
          <table:table-cell office:value-type="float" office:value="0.0400000001601217" calcext:value-type="float">
            <text:p>0.040000000160122</text:p>
          </table:table-cell>
          <table:table-cell/>
        </table:table-row>
        <table:table-row table:style-name="ro1">
          <table:table-cell office:value-type="float" office:value="3.30000000000254" calcext:value-type="float">
            <text:p>3.30000000000254</text:p>
          </table:table-cell>
          <table:table-cell office:value-type="float" office:value="183.241872390874" calcext:value-type="float">
            <text:p>183.241872390874</text:p>
          </table:table-cell>
          <table:table-cell office:value-type="float" office:value="0.0400000001651215" calcext:value-type="float">
            <text:p>0.040000000165122</text:p>
          </table:table-cell>
          <table:table-cell/>
        </table:table-row>
        <table:table-row table:style-name="ro1">
          <table:table-cell office:value-type="float" office:value="3.40000000000275" calcext:value-type="float">
            <text:p>3.40000000000275</text:p>
          </table:table-cell>
          <table:table-cell office:value-type="float" office:value="183.240942251079" calcext:value-type="float">
            <text:p>183.240942251079</text:p>
          </table:table-cell>
          <table:table-cell office:value-type="float" office:value="0.0400000001701208" calcext:value-type="float">
            <text:p>0.040000000170121</text:p>
          </table:table-cell>
          <table:table-cell/>
        </table:table-row>
        <table:table-row table:style-name="ro1">
          <table:table-cell office:value-type="float" office:value="3.50000000000296" calcext:value-type="float">
            <text:p>3.50000000000296</text:p>
          </table:table-cell>
          <table:table-cell office:value-type="float" office:value="183.239984420318" calcext:value-type="float">
            <text:p>183.239984420318</text:p>
          </table:table-cell>
          <table:table-cell office:value-type="float" office:value="0.0400000001751199" calcext:value-type="float">
            <text:p>0.04000000017512</text:p>
          </table:table-cell>
          <table:table-cell/>
        </table:table-row>
        <table:table-row table:style-name="ro1">
          <table:table-cell office:value-type="float" office:value="3.60000000000317" calcext:value-type="float">
            <text:p>3.60000000000317</text:p>
          </table:table-cell>
          <table:table-cell office:value-type="float" office:value="183.238998905278" calcext:value-type="float">
            <text:p>183.238998905278</text:p>
          </table:table-cell>
          <table:table-cell office:value-type="float" office:value="0.0400000001801185" calcext:value-type="float">
            <text:p>0.040000000180119</text:p>
          </table:table-cell>
          <table:table-cell/>
        </table:table-row>
        <table:table-row table:style-name="ro1">
          <table:table-cell office:value-type="float" office:value="3.70000000000338" calcext:value-type="float">
            <text:p>3.70000000000338</text:p>
          </table:table-cell>
          <table:table-cell office:value-type="float" office:value="183.237985712837" calcext:value-type="float">
            <text:p>183.237985712837</text:p>
          </table:table-cell>
          <table:table-cell office:value-type="float" office:value="0.0400000001851167" calcext:value-type="float">
            <text:p>0.040000000185117</text:p>
          </table:table-cell>
          <table:table-cell/>
        </table:table-row>
        <table:table-row table:style-name="ro1">
          <table:table-cell office:value-type="float" office:value="3.80000000000359" calcext:value-type="float">
            <text:p>3.80000000000359</text:p>
          </table:table-cell>
          <table:table-cell office:value-type="float" office:value="183.236944850065" calcext:value-type="float">
            <text:p>183.236944850065</text:p>
          </table:table-cell>
          <table:table-cell office:value-type="float" office:value="0.0400000001901146" calcext:value-type="float">
            <text:p>0.040000000190115</text:p>
          </table:table-cell>
          <table:table-cell/>
        </table:table-row>
        <table:table-row table:style-name="ro1">
          <table:table-cell office:value-type="float" office:value="3.90000000000381" calcext:value-type="float">
            <text:p>3.90000000000381</text:p>
          </table:table-cell>
          <table:table-cell office:value-type="float" office:value="183.235876324227" calcext:value-type="float">
            <text:p>183.235876324227</text:p>
          </table:table-cell>
          <table:table-cell office:value-type="float" office:value="0.0400000001951121" calcext:value-type="float">
            <text:p>0.040000000195112</text:p>
          </table:table-cell>
          <table:table-cell/>
        </table:table-row>
        <table:table-row table:style-name="ro1">
          <table:table-cell office:value-type="float" office:value="4.00000000000402" calcext:value-type="float">
            <text:p>4.00000000000402</text:p>
          </table:table-cell>
          <table:table-cell office:value-type="float" office:value="183.234780142771" calcext:value-type="float">
            <text:p>183.234780142771</text:p>
          </table:table-cell>
          <table:table-cell office:value-type="float" office:value="0.040000000200109" calcext:value-type="float">
            <text:p>0.040000000200109</text:p>
          </table:table-cell>
          <table:table-cell/>
        </table:table-row>
        <table:table-row table:style-name="ro1">
          <table:table-cell office:value-type="float" office:value="4.10000000000378" calcext:value-type="float">
            <text:p>4.10000000000378</text:p>
          </table:table-cell>
          <table:table-cell office:value-type="float" office:value="183.233656313346" calcext:value-type="float">
            <text:p>183.233656313346</text:p>
          </table:table-cell>
          <table:table-cell office:value-type="float" office:value="0.0400000002051056" calcext:value-type="float">
            <text:p>0.040000000205106</text:p>
          </table:table-cell>
          <table:table-cell/>
        </table:table-row>
        <table:table-row table:style-name="ro1">
          <table:table-cell office:value-type="float" office:value="4.20000000000355" calcext:value-type="float">
            <text:p>4.20000000000355</text:p>
          </table:table-cell>
          <table:table-cell office:value-type="float" office:value="183.23250484379" calcext:value-type="float">
            <text:p>183.23250484379</text:p>
          </table:table-cell>
          <table:table-cell office:value-type="float" office:value="0.0400000002101015" calcext:value-type="float">
            <text:p>0.040000000210102</text:p>
          </table:table-cell>
          <table:table-cell/>
        </table:table-row>
        <table:table-row table:style-name="ro1">
          <table:table-cell office:value-type="float" office:value="4.30000000000332" calcext:value-type="float">
            <text:p>4.30000000000332</text:p>
          </table:table-cell>
          <table:table-cell office:value-type="float" office:value="183.231325742132" calcext:value-type="float">
            <text:p>183.231325742132</text:p>
          </table:table-cell>
          <table:table-cell office:value-type="float" office:value="0.0400000002150971" calcext:value-type="float">
            <text:p>0.040000000215097</text:p>
          </table:table-cell>
          <table:table-cell/>
        </table:table-row>
        <table:table-row table:style-name="ro1">
          <table:table-cell office:value-type="float" office:value="4.40000000000308" calcext:value-type="float">
            <text:p>4.40000000000308</text:p>
          </table:table-cell>
          <table:table-cell office:value-type="float" office:value="183.230119016592" calcext:value-type="float">
            <text:p>183.230119016592</text:p>
          </table:table-cell>
          <table:table-cell office:value-type="float" office:value="0.0400000002200922" calcext:value-type="float">
            <text:p>0.040000000220092</text:p>
          </table:table-cell>
          <table:table-cell/>
        </table:table-row>
        <table:table-row table:style-name="ro1">
          <table:table-cell office:value-type="float" office:value="4.50000000000285" calcext:value-type="float">
            <text:p>4.50000000000285</text:p>
          </table:table-cell>
          <table:table-cell office:value-type="float" office:value="183.22888467558" calcext:value-type="float">
            <text:p>183.22888467558</text:p>
          </table:table-cell>
          <table:table-cell office:value-type="float" office:value="0.0400000002250867" calcext:value-type="float">
            <text:p>0.040000000225087</text:p>
          </table:table-cell>
          <table:table-cell/>
        </table:table-row>
        <table:table-row table:style-name="ro1">
          <table:table-cell office:value-type="float" office:value="4.60000000000262" calcext:value-type="float">
            <text:p>4.60000000000262</text:p>
          </table:table-cell>
          <table:table-cell office:value-type="float" office:value="183.227622727698" calcext:value-type="float">
            <text:p>183.227622727698</text:p>
          </table:table-cell>
          <table:table-cell office:value-type="float" office:value="0.0400000002300808" calcext:value-type="float">
            <text:p>0.040000000230081</text:p>
          </table:table-cell>
          <table:table-cell/>
        </table:table-row>
        <table:table-row table:style-name="ro1">
          <table:table-cell office:value-type="float" office:value="4.70000000000238" calcext:value-type="float">
            <text:p>4.70000000000238</text:p>
          </table:table-cell>
          <table:table-cell office:value-type="float" office:value="183.22633318174" calcext:value-type="float">
            <text:p>183.22633318174</text:p>
          </table:table-cell>
          <table:table-cell office:value-type="float" office:value="0.0400000002350744" calcext:value-type="float">
            <text:p>0.040000000235074</text:p>
          </table:table-cell>
          <table:table-cell/>
        </table:table-row>
        <table:table-row table:style-name="ro1">
          <table:table-cell office:value-type="float" office:value="4.80000000000215" calcext:value-type="float">
            <text:p>4.80000000000215</text:p>
          </table:table-cell>
          <table:table-cell office:value-type="float" office:value="183.225016046688" calcext:value-type="float">
            <text:p>183.225016046688</text:p>
          </table:table-cell>
          <table:table-cell office:value-type="float" office:value="0.0400000002400674" calcext:value-type="float">
            <text:p>0.040000000240067</text:p>
          </table:table-cell>
          <table:table-cell/>
        </table:table-row>
        <table:table-row table:style-name="ro1">
          <table:table-cell office:value-type="float" office:value="4.90000000000192" calcext:value-type="float">
            <text:p>4.90000000000192</text:p>
          </table:table-cell>
          <table:table-cell office:value-type="float" office:value="183.223671331715" calcext:value-type="float">
            <text:p>183.223671331715</text:p>
          </table:table-cell>
          <table:table-cell office:value-type="float" office:value="0.0400000002450599" calcext:value-type="float">
            <text:p>0.04000000024506</text:p>
          </table:table-cell>
          <table:table-cell/>
        </table:table-row>
        <table:table-row table:style-name="ro1">
          <table:table-cell office:value-type="float" office:value="5.00000000000169" calcext:value-type="float">
            <text:p>5.00000000000169</text:p>
          </table:table-cell>
          <table:table-cell office:value-type="float" office:value="183.222299046187" calcext:value-type="float">
            <text:p>183.222299046187</text:p>
          </table:table-cell>
          <table:table-cell office:value-type="float" office:value="0.0400000002500518" calcext:value-type="float">
            <text:p>0.040000000250052</text:p>
          </table:table-cell>
          <table:table-cell/>
        </table:table-row>
        <table:table-row table:style-name="ro1">
          <table:table-cell office:value-type="float" office:value="5.10000000000145" calcext:value-type="float">
            <text:p>5.10000000000145</text:p>
          </table:table-cell>
          <table:table-cell office:value-type="float" office:value="183.220899199657" calcext:value-type="float">
            <text:p>183.220899199657</text:p>
          </table:table-cell>
          <table:table-cell office:value-type="float" office:value="0.0400000002550433" calcext:value-type="float">
            <text:p>0.040000000255043</text:p>
          </table:table-cell>
          <table:table-cell/>
        </table:table-row>
        <table:table-row table:style-name="ro1">
          <table:table-cell office:value-type="float" office:value="5.20000000000122" calcext:value-type="float">
            <text:p>5.20000000000122</text:p>
          </table:table-cell>
          <table:table-cell office:value-type="float" office:value="183.219471801869" calcext:value-type="float">
            <text:p>183.219471801869</text:p>
          </table:table-cell>
          <table:table-cell office:value-type="float" office:value="0.0400000002600341" calcext:value-type="float">
            <text:p>0.040000000260034</text:p>
          </table:table-cell>
          <table:table-cell/>
        </table:table-row>
        <table:table-row table:style-name="ro1">
          <table:table-cell office:value-type="float" office:value="5.30000000000099" calcext:value-type="float">
            <text:p>5.30000000000099</text:p>
          </table:table-cell>
          <table:table-cell office:value-type="float" office:value="183.218016862755" calcext:value-type="float">
            <text:p>183.218016862755</text:p>
          </table:table-cell>
          <table:table-cell office:value-type="float" office:value="0.0400000002650243" calcext:value-type="float">
            <text:p>0.040000000265024</text:p>
          </table:table-cell>
          <table:table-cell/>
        </table:table-row>
        <table:table-row table:style-name="ro1">
          <table:table-cell office:value-type="float" office:value="5.40000000000075" calcext:value-type="float">
            <text:p>5.40000000000075</text:p>
          </table:table-cell>
          <table:table-cell office:value-type="float" office:value="183.216534392439" calcext:value-type="float">
            <text:p>183.216534392439</text:p>
          </table:table-cell>
          <table:table-cell office:value-type="float" office:value="0.0400000002700139" calcext:value-type="float">
            <text:p>0.040000000270014</text:p>
          </table:table-cell>
          <table:table-cell/>
        </table:table-row>
        <table:table-row table:style-name="ro1">
          <table:table-cell office:value-type="float" office:value="5.50000000000052" calcext:value-type="float">
            <text:p>5.50000000000052</text:p>
          </table:table-cell>
          <table:table-cell office:value-type="float" office:value="183.215024401231" calcext:value-type="float">
            <text:p>183.215024401231</text:p>
          </table:table-cell>
          <table:table-cell office:value-type="float" office:value="0.0400000002750029" calcext:value-type="float">
            <text:p>0.040000000275003</text:p>
          </table:table-cell>
          <table:table-cell/>
        </table:table-row>
        <table:table-row table:style-name="ro1">
          <table:table-cell office:value-type="float" office:value="5.60000000000029" calcext:value-type="float">
            <text:p>5.60000000000029</text:p>
          </table:table-cell>
          <table:table-cell office:value-type="float" office:value="183.213486899636" calcext:value-type="float">
            <text:p>183.213486899636</text:p>
          </table:table-cell>
          <table:table-cell office:value-type="float" office:value="0.0400000002799913" calcext:value-type="float">
            <text:p>0.040000000279991</text:p>
          </table:table-cell>
          <table:table-cell/>
        </table:table-row>
        <table:table-row table:style-name="ro1">
          <table:table-cell office:value-type="float" office:value="5.70000000000005" calcext:value-type="float">
            <text:p>5.70000000000005</text:p>
          </table:table-cell>
          <table:table-cell office:value-type="float" office:value="183.211921898341" calcext:value-type="float">
            <text:p>183.211921898341</text:p>
          </table:table-cell>
          <table:table-cell office:value-type="float" office:value="0.040000000284979" calcext:value-type="float">
            <text:p>0.040000000284979</text:p>
          </table:table-cell>
          <table:table-cell/>
        </table:table-row>
        <table:table-row table:style-name="ro1">
          <table:table-cell office:value-type="float" office:value="5.79999999999982" calcext:value-type="float">
            <text:p>5.79999999999982</text:p>
          </table:table-cell>
          <table:table-cell office:value-type="float" office:value="183.210329408227" calcext:value-type="float">
            <text:p>183.210329408227</text:p>
          </table:table-cell>
          <table:table-cell office:value-type="float" office:value="0.0400000002899662" calcext:value-type="float">
            <text:p>0.040000000289966</text:p>
          </table:table-cell>
          <table:table-cell/>
        </table:table-row>
        <table:table-row table:style-name="ro1">
          <table:table-cell office:value-type="float" office:value="5.89999999999959" calcext:value-type="float">
            <text:p>5.89999999999959</text:p>
          </table:table-cell>
          <table:table-cell office:value-type="float" office:value="183.20870944036" calcext:value-type="float">
            <text:p>183.20870944036</text:p>
          </table:table-cell>
          <table:table-cell office:value-type="float" office:value="0.0400000002949527" calcext:value-type="float">
            <text:p>0.040000000294953</text:p>
          </table:table-cell>
          <table:table-cell/>
        </table:table-row>
        <table:table-row table:style-name="ro1">
          <table:table-cell office:value-type="float" office:value="5.99999999999936" calcext:value-type="float">
            <text:p>5.99999999999936</text:p>
          </table:table-cell>
          <table:table-cell office:value-type="float" office:value="183.207062005995" calcext:value-type="float">
            <text:p>183.207062005995</text:p>
          </table:table-cell>
          <table:table-cell office:value-type="float" office:value="0.0400000002999386" calcext:value-type="float">
            <text:p>0.040000000299939</text:p>
          </table:table-cell>
          <table:table-cell/>
        </table:table-row>
        <table:table-row table:style-name="ro1">
          <table:table-cell office:value-type="float" office:value="6.09999999999912" calcext:value-type="float">
            <text:p>6.09999999999912</text:p>
          </table:table-cell>
          <table:table-cell office:value-type="float" office:value="183.205387116577" calcext:value-type="float">
            <text:p>183.205387116577</text:p>
          </table:table-cell>
          <table:table-cell office:value-type="float" office:value="0.0400000003049237" calcext:value-type="float">
            <text:p>0.040000000304924</text:p>
          </table:table-cell>
          <table:table-cell/>
        </table:table-row>
        <table:table-row table:style-name="ro1">
          <table:table-cell office:value-type="float" office:value="6.19999999999889" calcext:value-type="float">
            <text:p>6.19999999999889</text:p>
          </table:table-cell>
          <table:table-cell office:value-type="float" office:value="183.203684783735" calcext:value-type="float">
            <text:p>183.203684783735</text:p>
          </table:table-cell>
          <table:table-cell office:value-type="float" office:value="0.0400000003099082" calcext:value-type="float">
            <text:p>0.040000000309908</text:p>
          </table:table-cell>
          <table:table-cell/>
        </table:table-row>
        <table:table-row table:style-name="ro1">
          <table:table-cell office:value-type="float" office:value="6.29999999999866" calcext:value-type="float">
            <text:p>6.29999999999866</text:p>
          </table:table-cell>
          <table:table-cell office:value-type="float" office:value="183.201955019289" calcext:value-type="float">
            <text:p>183.201955019289</text:p>
          </table:table-cell>
          <table:table-cell office:value-type="float" office:value="0.0400000003148921" calcext:value-type="float">
            <text:p>0.040000000314892</text:p>
          </table:table-cell>
          <table:table-cell/>
        </table:table-row>
        <table:table-row table:style-name="ro1">
          <table:table-cell office:value-type="float" office:value="6.39999999999842" calcext:value-type="float">
            <text:p>6.39999999999842</text:p>
          </table:table-cell>
          <table:table-cell office:value-type="float" office:value="183.200197835246" calcext:value-type="float">
            <text:p>183.200197835246</text:p>
          </table:table-cell>
          <table:table-cell office:value-type="float" office:value="0.0400000003198752" calcext:value-type="float">
            <text:p>0.040000000319875</text:p>
          </table:table-cell>
          <table:table-cell/>
        </table:table-row>
        <table:table-row table:style-name="ro1">
          <table:table-cell office:value-type="float" office:value="6.49999999999819" calcext:value-type="float">
            <text:p>6.49999999999819</text:p>
          </table:table-cell>
          <table:table-cell office:value-type="float" office:value="183.1984132438" calcext:value-type="float">
            <text:p>183.1984132438</text:p>
          </table:table-cell>
          <table:table-cell office:value-type="float" office:value="0.0400000003248577" calcext:value-type="float">
            <text:p>0.040000000324858</text:p>
          </table:table-cell>
          <table:table-cell/>
        </table:table-row>
        <table:table-row table:style-name="ro1">
          <table:table-cell office:value-type="float" office:value="6.59999999999796" calcext:value-type="float">
            <text:p>6.59999999999796</text:p>
          </table:table-cell>
          <table:table-cell office:value-type="float" office:value="183.196601257328" calcext:value-type="float">
            <text:p>183.196601257328</text:p>
          </table:table-cell>
          <table:table-cell office:value-type="float" office:value="0.0400000003298395" calcext:value-type="float">
            <text:p>0.04000000032984</text:p>
          </table:table-cell>
          <table:table-cell/>
        </table:table-row>
        <table:table-row table:style-name="ro1">
          <table:table-cell office:value-type="float" office:value="6.69999999999772" calcext:value-type="float">
            <text:p>6.69999999999772</text:p>
          </table:table-cell>
          <table:table-cell office:value-type="float" office:value="183.194761888398" calcext:value-type="float">
            <text:p>183.194761888398</text:p>
          </table:table-cell>
          <table:table-cell office:value-type="float" office:value="0.0400000003348204" calcext:value-type="float">
            <text:p>0.04000000033482</text:p>
          </table:table-cell>
          <table:table-cell/>
        </table:table-row>
        <table:table-row table:style-name="ro1">
          <table:table-cell office:value-type="float" office:value="6.79999999999749" calcext:value-type="float">
            <text:p>6.79999999999749</text:p>
          </table:table-cell>
          <table:table-cell office:value-type="float" office:value="183.192895149763" calcext:value-type="float">
            <text:p>183.192895149763</text:p>
          </table:table-cell>
          <table:table-cell office:value-type="float" office:value="0.0400000003398006" calcext:value-type="float">
            <text:p>0.040000000339801</text:p>
          </table:table-cell>
          <table:table-cell/>
        </table:table-row>
        <table:table-row table:style-name="ro1">
          <table:table-cell office:value-type="float" office:value="6.89999999999726" calcext:value-type="float">
            <text:p>6.89999999999726</text:p>
          </table:table-cell>
          <table:table-cell office:value-type="float" office:value="183.191001054361" calcext:value-type="float">
            <text:p>183.191001054361</text:p>
          </table:table-cell>
          <table:table-cell office:value-type="float" office:value="0.0400000003447799" calcext:value-type="float">
            <text:p>0.04000000034478</text:p>
          </table:table-cell>
          <table:table-cell/>
        </table:table-row>
        <table:table-row table:style-name="ro1">
          <table:table-cell office:value-type="float" office:value="6.99999999999702" calcext:value-type="float">
            <text:p>6.99999999999702</text:p>
          </table:table-cell>
          <table:table-cell office:value-type="float" office:value="183.189079615321" calcext:value-type="float">
            <text:p>183.189079615321</text:p>
          </table:table-cell>
          <table:table-cell office:value-type="float" office:value="0.0400000003497586" calcext:value-type="float">
            <text:p>0.040000000349759</text:p>
          </table:table-cell>
          <table:table-cell/>
        </table:table-row>
        <table:table-row table:style-name="ro1">
          <table:table-cell office:value-type="float" office:value="7.09999999999679" calcext:value-type="float">
            <text:p>7.09999999999679</text:p>
          </table:table-cell>
          <table:table-cell office:value-type="float" office:value="183.187130845951" calcext:value-type="float">
            <text:p>183.187130845951</text:p>
          </table:table-cell>
          <table:table-cell office:value-type="float" office:value="0.0400000003547365" calcext:value-type="float">
            <text:p>0.040000000354737</text:p>
          </table:table-cell>
          <table:table-cell/>
        </table:table-row>
        <table:table-row table:style-name="ro1">
          <table:table-cell office:value-type="float" office:value="7.19999999999656" calcext:value-type="float">
            <text:p>7.19999999999656</text:p>
          </table:table-cell>
          <table:table-cell office:value-type="float" office:value="183.18515475975" calcext:value-type="float">
            <text:p>183.18515475975</text:p>
          </table:table-cell>
          <table:table-cell office:value-type="float" office:value="0.0400000003597136" calcext:value-type="float">
            <text:p>0.040000000359714</text:p>
          </table:table-cell>
          <table:table-cell/>
        </table:table-row>
        <table:table-row table:style-name="ro1">
          <table:table-cell office:value-type="float" office:value="7.29999999999633" calcext:value-type="float">
            <text:p>7.29999999999633</text:p>
          </table:table-cell>
          <table:table-cell office:value-type="float" office:value="183.183151370396" calcext:value-type="float">
            <text:p>183.183151370396</text:p>
          </table:table-cell>
          <table:table-cell office:value-type="float" office:value="0.0400000003646899" calcext:value-type="float">
            <text:p>0.04000000036469</text:p>
          </table:table-cell>
          <table:table-cell/>
        </table:table-row>
        <table:table-row table:style-name="ro1">
          <table:table-cell office:value-type="float" office:value="7.39999999999609" calcext:value-type="float">
            <text:p>7.39999999999609</text:p>
          </table:table-cell>
          <table:table-cell office:value-type="float" office:value="183.181120691758" calcext:value-type="float">
            <text:p>183.181120691758</text:p>
          </table:table-cell>
          <table:table-cell office:value-type="float" office:value="0.0400000003696654" calcext:value-type="float">
            <text:p>0.040000000369665</text:p>
          </table:table-cell>
          <table:table-cell/>
        </table:table-row>
        <table:table-row table:style-name="ro1">
          <table:table-cell office:value-type="float" office:value="7.49999999999586" calcext:value-type="float">
            <text:p>7.49999999999586</text:p>
          </table:table-cell>
          <table:table-cell office:value-type="float" office:value="183.179062737884" calcext:value-type="float">
            <text:p>183.179062737884</text:p>
          </table:table-cell>
          <table:table-cell office:value-type="float" office:value="0.04000000037464" calcext:value-type="float">
            <text:p>0.04000000037464</text:p>
          </table:table-cell>
          <table:table-cell/>
        </table:table-row>
        <table:table-row table:style-name="ro1">
          <table:table-cell office:value-type="float" office:value="7.59999999999563" calcext:value-type="float">
            <text:p>7.59999999999563</text:p>
          </table:table-cell>
          <table:table-cell office:value-type="float" office:value="183.176977523011" calcext:value-type="float">
            <text:p>183.176977523011</text:p>
          </table:table-cell>
          <table:table-cell office:value-type="float" office:value="0.0400000003796138" calcext:value-type="float">
            <text:p>0.040000000379614</text:p>
          </table:table-cell>
          <table:table-cell/>
        </table:table-row>
        <table:table-row table:style-name="ro1">
          <table:table-cell office:value-type="float" office:value="7.69999999999539" calcext:value-type="float">
            <text:p>7.69999999999539</text:p>
          </table:table-cell>
          <table:table-cell office:value-type="float" office:value="183.174865061559" calcext:value-type="float">
            <text:p>183.174865061559</text:p>
          </table:table-cell>
          <table:table-cell office:value-type="float" office:value="0.0400000003845867" calcext:value-type="float">
            <text:p>0.040000000384587</text:p>
          </table:table-cell>
          <table:table-cell/>
        </table:table-row>
        <table:table-row table:style-name="ro1">
          <table:table-cell office:value-type="float" office:value="7.79999999999516" calcext:value-type="float">
            <text:p>7.79999999999516</text:p>
          </table:table-cell>
          <table:table-cell office:value-type="float" office:value="183.17272536813" calcext:value-type="float">
            <text:p>183.17272536813</text:p>
          </table:table-cell>
          <table:table-cell office:value-type="float" office:value="0.0400000003895588" calcext:value-type="float">
            <text:p>0.040000000389559</text:p>
          </table:table-cell>
          <table:table-cell/>
        </table:table-row>
        <table:table-row table:style-name="ro1">
          <table:table-cell office:value-type="float" office:value="7.89999999999493" calcext:value-type="float">
            <text:p>7.89999999999493</text:p>
          </table:table-cell>
          <table:table-cell office:value-type="float" office:value="183.17055845751" calcext:value-type="float">
            <text:p>183.17055845751</text:p>
          </table:table-cell>
          <table:table-cell office:value-type="float" office:value="0.04000000039453" calcext:value-type="float">
            <text:p>0.04000000039453</text:p>
          </table:table-cell>
          <table:table-cell/>
        </table:table-row>
        <table:table-row table:style-name="ro1">
          <table:table-cell office:value-type="float" office:value="7.99999999999469" calcext:value-type="float">
            <text:p>7.99999999999469</text:p>
          </table:table-cell>
          <table:table-cell office:value-type="float" office:value="183.168364344671" calcext:value-type="float">
            <text:p>183.168364344671</text:p>
          </table:table-cell>
          <table:table-cell office:value-type="float" office:value="0.0400000003995003" calcext:value-type="float">
            <text:p>0.0400000003995</text:p>
          </table:table-cell>
          <table:table-cell/>
        </table:table-row>
        <table:table-row table:style-name="ro1">
          <table:table-cell office:value-type="float" office:value="8.09999999999446" calcext:value-type="float">
            <text:p>8.09999999999446</text:p>
          </table:table-cell>
          <table:table-cell office:value-type="float" office:value="183.166143044764" calcext:value-type="float">
            <text:p>183.166143044764</text:p>
          </table:table-cell>
          <table:table-cell office:value-type="float" office:value="0.0400000004044699" calcext:value-type="float">
            <text:p>0.04000000040447</text:p>
          </table:table-cell>
          <table:table-cell/>
        </table:table-row>
        <table:table-row table:style-name="ro1">
          <table:table-cell office:value-type="float" office:value="8.19999999999423" calcext:value-type="float">
            <text:p>8.19999999999423</text:p>
          </table:table-cell>
          <table:table-cell office:value-type="float" office:value="183.163894573124" calcext:value-type="float">
            <text:p>183.163894573124</text:p>
          </table:table-cell>
          <table:table-cell office:value-type="float" office:value="0.0400000004094384" calcext:value-type="float">
            <text:p>0.040000000409438</text:p>
          </table:table-cell>
          <table:table-cell/>
        </table:table-row>
        <table:table-row table:style-name="ro1">
          <table:table-cell office:value-type="float" office:value="8.29999999999399" calcext:value-type="float">
            <text:p>8.29999999999399</text:p>
          </table:table-cell>
          <table:table-cell office:value-type="float" office:value="183.161618945269" calcext:value-type="float">
            <text:p>183.161618945269</text:p>
          </table:table-cell>
          <table:table-cell office:value-type="float" office:value="0.040000000414406" calcext:value-type="float">
            <text:p>0.040000000414406</text:p>
          </table:table-cell>
          <table:table-cell/>
        </table:table-row>
        <table:table-row table:style-name="ro1">
          <table:table-cell office:value-type="float" office:value="8.39999999999376" calcext:value-type="float">
            <text:p>8.39999999999376</text:p>
          </table:table-cell>
          <table:table-cell office:value-type="float" office:value="183.1593161769" calcext:value-type="float">
            <text:p>183.1593161769</text:p>
          </table:table-cell>
          <table:table-cell office:value-type="float" office:value="0.0400000004193728" calcext:value-type="float">
            <text:p>0.040000000419373</text:p>
          </table:table-cell>
          <table:table-cell/>
        </table:table-row>
        <table:table-row table:style-name="ro1">
          <table:table-cell office:value-type="float" office:value="8.49999999999353" calcext:value-type="float">
            <text:p>8.49999999999353</text:p>
          </table:table-cell>
          <table:table-cell office:value-type="float" office:value="183.156986283898" calcext:value-type="float">
            <text:p>183.156986283898</text:p>
          </table:table-cell>
          <table:table-cell office:value-type="float" office:value="0.0400000004243387" calcext:value-type="float">
            <text:p>0.040000000424339</text:p>
          </table:table-cell>
          <table:table-cell/>
        </table:table-row>
        <table:table-row table:style-name="ro1">
          <table:table-cell office:value-type="float" office:value="8.5999999999933" calcext:value-type="float">
            <text:p>8.5999999999933</text:p>
          </table:table-cell>
          <table:table-cell office:value-type="float" office:value="183.154629282326" calcext:value-type="float">
            <text:p>183.154629282326</text:p>
          </table:table-cell>
          <table:table-cell office:value-type="float" office:value="0.0400000004293036" calcext:value-type="float">
            <text:p>0.040000000429304</text:p>
          </table:table-cell>
          <table:table-cell/>
        </table:table-row>
        <table:table-row table:style-name="ro1">
          <table:table-cell office:value-type="float" office:value="8.69999999999306" calcext:value-type="float">
            <text:p>8.69999999999306</text:p>
          </table:table-cell>
          <table:table-cell office:value-type="float" office:value="183.152245188426" calcext:value-type="float">
            <text:p>183.152245188426</text:p>
          </table:table-cell>
          <table:table-cell office:value-type="float" office:value="0.0400000004342674" calcext:value-type="float">
            <text:p>0.040000000434267</text:p>
          </table:table-cell>
          <table:table-cell/>
        </table:table-row>
        <table:table-row table:style-name="ro1">
          <table:table-cell office:value-type="float" office:value="8.79999999999283" calcext:value-type="float">
            <text:p>8.79999999999283</text:p>
          </table:table-cell>
          <table:table-cell office:value-type="float" office:value="183.149834018626" calcext:value-type="float">
            <text:p>183.149834018626</text:p>
          </table:table-cell>
          <table:table-cell office:value-type="float" office:value="0.0400000004392303" calcext:value-type="float">
            <text:p>0.04000000043923</text:p>
          </table:table-cell>
          <table:table-cell/>
        </table:table-row>
        <table:table-row table:style-name="ro1">
          <table:table-cell office:value-type="float" office:value="8.8999999999926" calcext:value-type="float">
            <text:p>8.8999999999926</text:p>
          </table:table-cell>
          <table:table-cell office:value-type="float" office:value="183.14739578953" calcext:value-type="float">
            <text:p>183.14739578953</text:p>
          </table:table-cell>
          <table:table-cell office:value-type="float" office:value="0.0400000004441923" calcext:value-type="float">
            <text:p>0.040000000444192</text:p>
          </table:table-cell>
          <table:table-cell/>
        </table:table-row>
        <table:table-row table:style-name="ro1">
          <table:table-cell office:value-type="float" office:value="8.99999999999236" calcext:value-type="float">
            <text:p>8.99999999999236</text:p>
          </table:table-cell>
          <table:table-cell office:value-type="float" office:value="183.144930517925" calcext:value-type="float">
            <text:p>183.144930517925</text:p>
          </table:table-cell>
          <table:table-cell office:value-type="float" office:value="0.0400000004491532" calcext:value-type="float">
            <text:p>0.040000000449153</text:p>
          </table:table-cell>
          <table:table-cell/>
        </table:table-row>
        <table:table-row table:style-name="ro1">
          <table:table-cell office:value-type="float" office:value="9.09999999999213" calcext:value-type="float">
            <text:p>9.09999999999213</text:p>
          </table:table-cell>
          <table:table-cell office:value-type="float" office:value="183.142438220775" calcext:value-type="float">
            <text:p>183.142438220775</text:p>
          </table:table-cell>
          <table:table-cell office:value-type="float" office:value="0.0400000004541132" calcext:value-type="float">
            <text:p>0.040000000454113</text:p>
          </table:table-cell>
          <table:table-cell/>
        </table:table-row>
        <table:table-row table:style-name="ro1">
          <table:table-cell office:value-type="float" office:value="9.1999999999919" calcext:value-type="float">
            <text:p>9.1999999999919</text:p>
          </table:table-cell>
          <table:table-cell office:value-type="float" office:value="183.139918915225" calcext:value-type="float">
            <text:p>183.139918915225</text:p>
          </table:table-cell>
          <table:table-cell office:value-type="float" office:value="0.0400000004590721" calcext:value-type="float">
            <text:p>0.040000000459072</text:p>
          </table:table-cell>
          <table:table-cell/>
        </table:table-row>
        <table:table-row table:style-name="ro1">
          <table:table-cell office:value-type="float" office:value="9.29999999999166" calcext:value-type="float">
            <text:p>9.29999999999166</text:p>
          </table:table-cell>
          <table:table-cell office:value-type="float" office:value="183.1373726186" calcext:value-type="float">
            <text:p>183.1373726186</text:p>
          </table:table-cell>
          <table:table-cell office:value-type="float" office:value="0.0400000004640301" calcext:value-type="float">
            <text:p>0.04000000046403</text:p>
          </table:table-cell>
          <table:table-cell/>
        </table:table-row>
        <table:table-row table:style-name="ro1">
          <table:table-cell office:value-type="float" office:value="9.39999999999143" calcext:value-type="float">
            <text:p>9.39999999999143</text:p>
          </table:table-cell>
          <table:table-cell office:value-type="float" office:value="183.134799348406" calcext:value-type="float">
            <text:p>183.134799348406</text:p>
          </table:table-cell>
          <table:table-cell office:value-type="float" office:value="0.0400000004689871" calcext:value-type="float">
            <text:p>0.040000000468987</text:p>
          </table:table-cell>
          <table:table-cell/>
        </table:table-row>
        <table:table-row table:style-name="ro1">
          <table:table-cell office:value-type="float" office:value="9.4999999999912" calcext:value-type="float">
            <text:p>9.4999999999912</text:p>
          </table:table-cell>
          <table:table-cell office:value-type="float" office:value="183.132199122319" calcext:value-type="float">
            <text:p>183.132199122319</text:p>
          </table:table-cell>
          <table:table-cell office:value-type="float" office:value="0.0400000004739429" calcext:value-type="float">
            <text:p>0.040000000473943</text:p>
          </table:table-cell>
          <table:table-cell/>
        </table:table-row>
        <table:table-row table:style-name="ro1">
          <table:table-cell office:value-type="float" office:value="9.59999999999097" calcext:value-type="float">
            <text:p>9.59999999999097</text:p>
          </table:table-cell>
          <table:table-cell office:value-type="float" office:value="183.129571958203" calcext:value-type="float">
            <text:p>183.129571958203</text:p>
          </table:table-cell>
          <table:table-cell office:value-type="float" office:value="0.0400000004788977" calcext:value-type="float">
            <text:p>0.040000000478898</text:p>
          </table:table-cell>
          <table:table-cell/>
        </table:table-row>
        <table:table-row table:style-name="ro1">
          <table:table-cell office:value-type="float" office:value="9.69999999999073" calcext:value-type="float">
            <text:p>9.69999999999073</text:p>
          </table:table-cell>
          <table:table-cell office:value-type="float" office:value="183.126917874096" calcext:value-type="float">
            <text:p>183.126917874096</text:p>
          </table:table-cell>
          <table:table-cell office:value-type="float" office:value="0.0400000004838514" calcext:value-type="float">
            <text:p>0.040000000483851</text:p>
          </table:table-cell>
          <table:table-cell/>
        </table:table-row>
        <table:table-row table:style-name="ro1">
          <table:table-cell office:value-type="float" office:value="9.7999999999905" calcext:value-type="float">
            <text:p>9.7999999999905</text:p>
          </table:table-cell>
          <table:table-cell office:value-type="float" office:value="183.124236888213" calcext:value-type="float">
            <text:p>183.124236888213</text:p>
          </table:table-cell>
          <table:table-cell office:value-type="float" office:value="0.0400000004888042" calcext:value-type="float">
            <text:p>0.040000000488804</text:p>
          </table:table-cell>
          <table:table-cell/>
        </table:table-row>
        <table:table-row table:style-name="ro1">
          <table:table-cell office:value-type="float" office:value="9.89999999999027" calcext:value-type="float">
            <text:p>9.89999999999027</text:p>
          </table:table-cell>
          <table:table-cell office:value-type="float" office:value="183.121529018946" calcext:value-type="float">
            <text:p>183.121529018946</text:p>
          </table:table-cell>
          <table:table-cell office:value-type="float" office:value="0.0400000004937558" calcext:value-type="float">
            <text:p>0.040000000493756</text:p>
          </table:table-cell>
          <table:table-cell/>
        </table:table-row>
        <table:table-row table:style-name="ro1">
          <table:table-cell office:value-type="float" office:value="9.99999999999003" calcext:value-type="float">
            <text:p>9.99999999999003</text:p>
          </table:table-cell>
          <table:table-cell office:value-type="float" office:value="183.118794284864" calcext:value-type="float">
            <text:p>183.118794284864</text:p>
          </table:table-cell>
          <table:table-cell office:value-type="float" office:value="0.0400000004987063" calcext:value-type="float">
            <text:p>0.040000000498706</text:p>
          </table:table-cell>
          <table:table-cell/>
        </table:table-row>
        <table:table-row table:style-name="ro1">
          <table:table-cell office:value-type="float" office:value="10.0999999999898" calcext:value-type="float">
            <text:p>10.0999999999898</text:p>
          </table:table-cell>
          <table:table-cell office:value-type="float" office:value="183.116032704715" calcext:value-type="float">
            <text:p>183.116032704715</text:p>
          </table:table-cell>
          <table:table-cell office:value-type="float" office:value="0.0400000005036557" calcext:value-type="float">
            <text:p>0.040000000503656</text:p>
          </table:table-cell>
          <table:table-cell/>
        </table:table-row>
        <table:table-row table:style-name="ro1">
          <table:table-cell office:value-type="float" office:value="10.1999999999896" calcext:value-type="float">
            <text:p>10.1999999999896</text:p>
          </table:table-cell>
          <table:table-cell office:value-type="float" office:value="183.113244297421" calcext:value-type="float">
            <text:p>183.113244297421</text:p>
          </table:table-cell>
          <table:table-cell office:value-type="float" office:value="0.040000000508604" calcext:value-type="float">
            <text:p>0.040000000508604</text:p>
          </table:table-cell>
          <table:table-cell/>
        </table:table-row>
        <table:table-row table:style-name="ro1">
          <table:table-cell office:value-type="float" office:value="10.2999999999893" calcext:value-type="float">
            <text:p>10.2999999999893</text:p>
          </table:table-cell>
          <table:table-cell office:value-type="float" office:value="183.110429082078" calcext:value-type="float">
            <text:p>183.110429082078</text:p>
          </table:table-cell>
          <table:table-cell office:value-type="float" office:value="0.0400000005135511" calcext:value-type="float">
            <text:p>0.040000000513551</text:p>
          </table:table-cell>
          <table:table-cell/>
        </table:table-row>
        <table:table-row table:style-name="ro1">
          <table:table-cell office:value-type="float" office:value="10.3999999999891" calcext:value-type="float">
            <text:p>10.3999999999891</text:p>
          </table:table-cell>
          <table:table-cell office:value-type="float" office:value="183.107587077963" calcext:value-type="float">
            <text:p>183.107587077963</text:p>
          </table:table-cell>
          <table:table-cell office:value-type="float" office:value="0.0400000005184971" calcext:value-type="float">
            <text:p>0.040000000518497</text:p>
          </table:table-cell>
          <table:table-cell/>
        </table:table-row>
        <table:table-row table:style-name="ro1">
          <table:table-cell office:value-type="float" office:value="10.4999999999889" calcext:value-type="float">
            <text:p>10.4999999999889</text:p>
          </table:table-cell>
          <table:table-cell office:value-type="float" office:value="183.104718304521" calcext:value-type="float">
            <text:p>183.104718304521</text:p>
          </table:table-cell>
          <table:table-cell office:value-type="float" office:value="0.040000000523442" calcext:value-type="float">
            <text:p>0.040000000523442</text:p>
          </table:table-cell>
          <table:table-cell/>
        </table:table-row>
        <table:table-row table:style-name="ro1">
          <table:table-cell office:value-type="float" office:value="10.5999999999886" calcext:value-type="float">
            <text:p>10.5999999999886</text:p>
          </table:table-cell>
          <table:table-cell office:value-type="float" office:value="183.101822781379" calcext:value-type="float">
            <text:p>183.101822781379</text:p>
          </table:table-cell>
          <table:table-cell office:value-type="float" office:value="0.0400000005283857" calcext:value-type="float">
            <text:p>0.040000000528386</text:p>
          </table:table-cell>
          <table:table-cell/>
        </table:table-row>
        <table:table-row table:style-name="ro1">
          <table:table-cell office:value-type="float" office:value="10.6999999999884" calcext:value-type="float">
            <text:p>10.6999999999884</text:p>
          </table:table-cell>
          <table:table-cell office:value-type="float" office:value="183.098900528332" calcext:value-type="float">
            <text:p>183.098900528332</text:p>
          </table:table-cell>
          <table:table-cell office:value-type="float" office:value="0.0400000005333283" calcext:value-type="float">
            <text:p>0.040000000533328</text:p>
          </table:table-cell>
          <table:table-cell/>
        </table:table-row>
        <table:table-row table:style-name="ro1">
          <table:table-cell office:value-type="float" office:value="10.7999999999882" calcext:value-type="float">
            <text:p>10.7999999999882</text:p>
          </table:table-cell>
          <table:table-cell office:value-type="float" office:value="183.095951565352" calcext:value-type="float">
            <text:p>183.095951565352</text:p>
          </table:table-cell>
          <table:table-cell office:value-type="float" office:value="0.0400000005382697" calcext:value-type="float">
            <text:p>0.04000000053827</text:p>
          </table:table-cell>
          <table:table-cell/>
        </table:table-row>
        <table:table-row table:style-name="ro1">
          <table:table-cell office:value-type="float" office:value="10.8999999999879" calcext:value-type="float">
            <text:p>10.8999999999879</text:p>
          </table:table-cell>
          <table:table-cell office:value-type="float" office:value="183.092975912585" calcext:value-type="float">
            <text:p>183.092975912585</text:p>
          </table:table-cell>
          <table:table-cell office:value-type="float" office:value="0.0400000005432099" calcext:value-type="float">
            <text:p>0.04000000054321</text:p>
          </table:table-cell>
          <table:table-cell/>
        </table:table-row>
        <table:table-row table:style-name="ro1">
          <table:table-cell office:value-type="float" office:value="10.9999999999877" calcext:value-type="float">
            <text:p>10.9999999999877</text:p>
          </table:table-cell>
          <table:table-cell office:value-type="float" office:value="183.089973590348" calcext:value-type="float">
            <text:p>183.089973590348</text:p>
          </table:table-cell>
          <table:table-cell office:value-type="float" office:value="0.0400000005481489" calcext:value-type="float">
            <text:p>0.040000000548149</text:p>
          </table:table-cell>
          <table:table-cell/>
        </table:table-row>
        <table:table-row table:style-name="ro1">
          <table:table-cell office:value-type="float" office:value="11.0999999999875" calcext:value-type="float">
            <text:p>11.0999999999875</text:p>
          </table:table-cell>
          <table:table-cell office:value-type="float" office:value="183.086944619134" calcext:value-type="float">
            <text:p>183.086944619134</text:p>
          </table:table-cell>
          <table:table-cell office:value-type="float" office:value="0.0400000005530867" calcext:value-type="float">
            <text:p>0.040000000553087</text:p>
          </table:table-cell>
          <table:table-cell/>
        </table:table-row>
        <table:table-row table:style-name="ro1">
          <table:table-cell office:value-type="float" office:value="11.1999999999872" calcext:value-type="float">
            <text:p>11.1999999999872</text:p>
          </table:table-cell>
          <table:table-cell office:value-type="float" office:value="183.083889019604" calcext:value-type="float">
            <text:p>183.083889019604</text:p>
          </table:table-cell>
          <table:table-cell office:value-type="float" office:value="0.0400000005580233" calcext:value-type="float">
            <text:p>0.040000000558023</text:p>
          </table:table-cell>
          <table:table-cell/>
        </table:table-row>
        <table:table-row table:style-name="ro1">
          <table:table-cell office:value-type="float" office:value="11.299999999987" calcext:value-type="float">
            <text:p>11.299999999987</text:p>
          </table:table-cell>
          <table:table-cell office:value-type="float" office:value="183.080806812596" calcext:value-type="float">
            <text:p>183.080806812596</text:p>
          </table:table-cell>
          <table:table-cell office:value-type="float" office:value="0.0400000005629587" calcext:value-type="float">
            <text:p>0.040000000562959</text:p>
          </table:table-cell>
          <table:table-cell/>
        </table:table-row>
        <table:table-row table:style-name="ro1">
          <table:table-cell office:value-type="float" office:value="11.3999999999868" calcext:value-type="float">
            <text:p>11.3999999999868</text:p>
          </table:table-cell>
          <table:table-cell office:value-type="float" office:value="183.077698019117" calcext:value-type="float">
            <text:p>183.077698019117</text:p>
          </table:table-cell>
          <table:table-cell office:value-type="float" office:value="0.0400000005678928" calcext:value-type="float">
            <text:p>0.040000000567893</text:p>
          </table:table-cell>
          <table:table-cell/>
        </table:table-row>
        <table:table-row table:style-name="ro1">
          <table:table-cell office:value-type="float" office:value="11.4999999999865" calcext:value-type="float">
            <text:p>11.4999999999865</text:p>
          </table:table-cell>
          <table:table-cell office:value-type="float" office:value="183.074562660345" calcext:value-type="float">
            <text:p>183.074562660345</text:p>
          </table:table-cell>
          <table:table-cell office:value-type="float" office:value="0.0400000005728257" calcext:value-type="float">
            <text:p>0.040000000572826</text:p>
          </table:table-cell>
          <table:table-cell/>
        </table:table-row>
        <table:table-row table:style-name="ro1">
          <table:table-cell office:value-type="float" office:value="11.5999999999863" calcext:value-type="float">
            <text:p>11.5999999999863</text:p>
          </table:table-cell>
          <table:table-cell office:value-type="float" office:value="183.071400757628" calcext:value-type="float">
            <text:p>183.071400757628</text:p>
          </table:table-cell>
          <table:table-cell office:value-type="float" office:value="0.0400000005777572" calcext:value-type="float">
            <text:p>0.040000000577757</text:p>
          </table:table-cell>
          <table:table-cell/>
        </table:table-row>
        <table:table-row table:style-name="ro1">
          <table:table-cell office:value-type="float" office:value="11.6999999999861" calcext:value-type="float">
            <text:p>11.6999999999861</text:p>
          </table:table-cell>
          <table:table-cell office:value-type="float" office:value="183.06821233249" calcext:value-type="float">
            <text:p>183.06821233249</text:p>
          </table:table-cell>
          <table:table-cell office:value-type="float" office:value="0.0400000005826875" calcext:value-type="float">
            <text:p>0.040000000582688</text:p>
          </table:table-cell>
          <table:table-cell/>
        </table:table-row>
        <table:table-row table:style-name="ro1">
          <table:table-cell office:value-type="float" office:value="11.7999999999858" calcext:value-type="float">
            <text:p>11.7999999999858</text:p>
          </table:table-cell>
          <table:table-cell office:value-type="float" office:value="183.064997406618" calcext:value-type="float">
            <text:p>183.064997406618</text:p>
          </table:table-cell>
          <table:table-cell office:value-type="float" office:value="0.0400000005876166" calcext:value-type="float">
            <text:p>0.040000000587617</text:p>
          </table:table-cell>
          <table:table-cell/>
        </table:table-row>
        <table:table-row table:style-name="ro1">
          <table:table-cell office:value-type="float" office:value="11.8999999999856" calcext:value-type="float">
            <text:p>11.8999999999856</text:p>
          </table:table-cell>
          <table:table-cell office:value-type="float" office:value="183.061756001872" calcext:value-type="float">
            <text:p>183.061756001872</text:p>
          </table:table-cell>
          <table:table-cell office:value-type="float" office:value="0.0400000005925443" calcext:value-type="float">
            <text:p>0.040000000592544</text:p>
          </table:table-cell>
          <table:table-cell/>
        </table:table-row>
        <table:table-row table:style-name="ro1">
          <table:table-cell office:value-type="float" office:value="11.9999999999854" calcext:value-type="float">
            <text:p>11.9999999999854</text:p>
          </table:table-cell>
          <table:table-cell office:value-type="float" office:value="183.058488140282" calcext:value-type="float">
            <text:p>183.058488140282</text:p>
          </table:table-cell>
          <table:table-cell office:value-type="float" office:value="0.0400000005974708" calcext:value-type="float">
            <text:p>0.040000000597471</text:p>
          </table:table-cell>
          <table:table-cell/>
        </table:table-row>
        <table:table-row table:style-name="ro1">
          <table:table-cell office:value-type="float" office:value="12.0999999999851" calcext:value-type="float">
            <text:p>12.0999999999851</text:p>
          </table:table-cell>
          <table:table-cell office:value-type="float" office:value="183.055193844043" calcext:value-type="float">
            <text:p>183.055193844043</text:p>
          </table:table-cell>
          <table:table-cell office:value-type="float" office:value="0.0400000006023959" calcext:value-type="float">
            <text:p>0.040000000602396</text:p>
          </table:table-cell>
          <table:table-cell/>
        </table:table-row>
        <table:table-row table:style-name="ro1">
          <table:table-cell office:value-type="float" office:value="12.1999999999849" calcext:value-type="float">
            <text:p>12.1999999999849</text:p>
          </table:table-cell>
          <table:table-cell office:value-type="float" office:value="183.051873135523" calcext:value-type="float">
            <text:p>183.051873135523</text:p>
          </table:table-cell>
          <table:table-cell office:value-type="float" office:value="0.0400000006073196" calcext:value-type="float">
            <text:p>0.04000000060732</text:p>
          </table:table-cell>
          <table:table-cell/>
        </table:table-row>
        <table:table-row table:style-name="ro1">
          <table:table-cell office:value-type="float" office:value="12.2999999999847" calcext:value-type="float">
            <text:p>12.2999999999847</text:p>
          </table:table-cell>
          <table:table-cell office:value-type="float" office:value="183.048526037258" calcext:value-type="float">
            <text:p>183.048526037258</text:p>
          </table:table-cell>
          <table:table-cell office:value-type="float" office:value="0.0400000006122421" calcext:value-type="float">
            <text:p>0.040000000612242</text:p>
          </table:table-cell>
          <table:table-cell/>
        </table:table-row>
        <table:table-row table:style-name="ro1">
          <table:table-cell office:value-type="float" office:value="12.3999999999844" calcext:value-type="float">
            <text:p>12.3999999999844</text:p>
          </table:table-cell>
          <table:table-cell office:value-type="float" office:value="183.045152571947" calcext:value-type="float">
            <text:p>183.045152571947</text:p>
          </table:table-cell>
          <table:table-cell office:value-type="float" office:value="0.0400000006171632" calcext:value-type="float">
            <text:p>0.040000000617163</text:p>
          </table:table-cell>
          <table:table-cell/>
        </table:table-row>
        <table:table-row table:style-name="ro1">
          <table:table-cell office:value-type="float" office:value="12.4999999999842" calcext:value-type="float">
            <text:p>12.4999999999842</text:p>
          </table:table-cell>
          <table:table-cell office:value-type="float" office:value="183.041752762459" calcext:value-type="float">
            <text:p>183.041752762459</text:p>
          </table:table-cell>
          <table:table-cell office:value-type="float" office:value="0.0400000006220829" calcext:value-type="float">
            <text:p>0.040000000622083</text:p>
          </table:table-cell>
          <table:table-cell/>
        </table:table-row>
        <table:table-row table:style-name="ro1">
          <table:table-cell office:value-type="float" office:value="12.599999999984" calcext:value-type="float">
            <text:p>12.599999999984</text:p>
          </table:table-cell>
          <table:table-cell office:value-type="float" office:value="183.038326631831" calcext:value-type="float">
            <text:p>183.038326631831</text:p>
          </table:table-cell>
          <table:table-cell office:value-type="float" office:value="0.0400000006270012" calcext:value-type="float">
            <text:p>0.040000000627001</text:p>
          </table:table-cell>
          <table:table-cell/>
        </table:table-row>
        <table:table-row table:style-name="ro1">
          <table:table-cell office:value-type="float" office:value="12.6999999999837" calcext:value-type="float">
            <text:p>12.6999999999837</text:p>
          </table:table-cell>
          <table:table-cell office:value-type="float" office:value="183.034874203266" calcext:value-type="float">
            <text:p>183.034874203266</text:p>
          </table:table-cell>
          <table:table-cell office:value-type="float" office:value="0.0400000006319182" calcext:value-type="float">
            <text:p>0.040000000631918</text:p>
          </table:table-cell>
          <table:table-cell/>
        </table:table-row>
        <table:table-row table:style-name="ro1">
          <table:table-cell office:value-type="float" office:value="12.7999999999835" calcext:value-type="float">
            <text:p>12.7999999999835</text:p>
          </table:table-cell>
          <table:table-cell office:value-type="float" office:value="183.03139550013" calcext:value-type="float">
            <text:p>183.03139550013</text:p>
          </table:table-cell>
          <table:table-cell office:value-type="float" office:value="0.0400000006368339" calcext:value-type="float">
            <text:p>0.040000000636834</text:p>
          </table:table-cell>
          <table:table-cell/>
        </table:table-row>
        <table:table-row table:style-name="ro1">
          <table:table-cell office:value-type="float" office:value="12.8999999999833" calcext:value-type="float">
            <text:p>12.8999999999833</text:p>
          </table:table-cell>
          <table:table-cell office:value-type="float" office:value="183.027890545956" calcext:value-type="float">
            <text:p>183.027890545956</text:p>
          </table:table-cell>
          <table:table-cell office:value-type="float" office:value="0.0400000006417481" calcext:value-type="float">
            <text:p>0.040000000641748</text:p>
          </table:table-cell>
          <table:table-cell/>
        </table:table-row>
        <table:table-row table:style-name="ro1">
          <table:table-cell office:value-type="float" office:value="12.999999999983" calcext:value-type="float">
            <text:p>12.999999999983</text:p>
          </table:table-cell>
          <table:table-cell office:value-type="float" office:value="183.024359364442" calcext:value-type="float">
            <text:p>183.024359364442</text:p>
          </table:table-cell>
          <table:table-cell office:value-type="float" office:value="0.0400000006466609" calcext:value-type="float">
            <text:p>0.040000000646661</text:p>
          </table:table-cell>
          <table:table-cell/>
        </table:table-row>
        <table:table-row table:style-name="ro1">
          <table:table-cell office:value-type="float" office:value="13.0999999999828" calcext:value-type="float">
            <text:p>13.0999999999828</text:p>
          </table:table-cell>
          <table:table-cell office:value-type="float" office:value="183.020801979453" calcext:value-type="float">
            <text:p>183.020801979453</text:p>
          </table:table-cell>
          <table:table-cell office:value-type="float" office:value="0.0400000006515722" calcext:value-type="float">
            <text:p>0.040000000651572</text:p>
          </table:table-cell>
          <table:table-cell/>
        </table:table-row>
        <table:table-row table:style-name="ro1">
          <table:table-cell office:value-type="float" office:value="13.1999999999826" calcext:value-type="float">
            <text:p>13.1999999999826</text:p>
          </table:table-cell>
          <table:table-cell office:value-type="float" office:value="183.017218415016" calcext:value-type="float">
            <text:p>183.017218415016</text:p>
          </table:table-cell>
          <table:table-cell office:value-type="float" office:value="0.0400000006564823" calcext:value-type="float">
            <text:p>0.040000000656482</text:p>
          </table:table-cell>
          <table:table-cell/>
        </table:table-row>
        <table:table-row table:style-name="ro1">
          <table:table-cell office:value-type="float" office:value="13.2999999999823" calcext:value-type="float">
            <text:p>13.2999999999823</text:p>
          </table:table-cell>
          <table:table-cell office:value-type="float" office:value="183.013608695319" calcext:value-type="float">
            <text:p>183.013608695319</text:p>
          </table:table-cell>
          <table:table-cell office:value-type="float" office:value="0.0400000006613908" calcext:value-type="float">
            <text:p>0.040000000661391</text:p>
          </table:table-cell>
          <table:table-cell/>
        </table:table-row>
        <table:table-row table:style-name="ro1">
          <table:table-cell office:value-type="float" office:value="13.3999999999821" calcext:value-type="float">
            <text:p>13.3999999999821</text:p>
          </table:table-cell>
          <table:table-cell office:value-type="float" office:value="183.009972844718" calcext:value-type="float">
            <text:p>183.009972844718</text:p>
          </table:table-cell>
          <table:table-cell office:value-type="float" office:value="0.040000000666298" calcext:value-type="float">
            <text:p>0.040000000666298</text:p>
          </table:table-cell>
          <table:table-cell/>
        </table:table-row>
        <table:table-row table:style-name="ro1">
          <table:table-cell office:value-type="float" office:value="13.4999999999819" calcext:value-type="float">
            <text:p>13.4999999999819</text:p>
          </table:table-cell>
          <table:table-cell office:value-type="float" office:value="183.006310887728" calcext:value-type="float">
            <text:p>183.006310887728</text:p>
          </table:table-cell>
          <table:table-cell office:value-type="float" office:value="0.0400000006712035" calcext:value-type="float">
            <text:p>0.040000000671204</text:p>
          </table:table-cell>
          <table:table-cell/>
        </table:table-row>
        <table:table-row table:style-name="ro1">
          <table:table-cell office:value-type="float" office:value="13.5999999999816" calcext:value-type="float">
            <text:p>13.5999999999816</text:p>
          </table:table-cell>
          <table:table-cell office:value-type="float" office:value="183.00262284903" calcext:value-type="float">
            <text:p>183.00262284903</text:p>
          </table:table-cell>
          <table:table-cell office:value-type="float" office:value="0.0400000006761077" calcext:value-type="float">
            <text:p>0.040000000676108</text:p>
          </table:table-cell>
          <table:table-cell/>
        </table:table-row>
        <table:table-row table:style-name="ro1">
          <table:table-cell office:value-type="float" office:value="13.6999999999814" calcext:value-type="float">
            <text:p>13.6999999999814</text:p>
          </table:table-cell>
          <table:table-cell office:value-type="float" office:value="182.998908753465" calcext:value-type="float">
            <text:p>182.998908753465</text:p>
          </table:table-cell>
          <table:table-cell office:value-type="float" office:value="0.0400000006810105" calcext:value-type="float">
            <text:p>0.040000000681011</text:p>
          </table:table-cell>
          <table:table-cell/>
        </table:table-row>
        <table:table-row table:style-name="ro1">
          <table:table-cell office:value-type="float" office:value="13.7999999999812" calcext:value-type="float">
            <text:p>13.7999999999812</text:p>
          </table:table-cell>
          <table:table-cell office:value-type="float" office:value="182.995168626033" calcext:value-type="float">
            <text:p>182.995168626033</text:p>
          </table:table-cell>
          <table:table-cell office:value-type="float" office:value="0.0400000006859117" calcext:value-type="float">
            <text:p>0.040000000685912</text:p>
          </table:table-cell>
          <table:table-cell/>
        </table:table-row>
        <table:table-row table:style-name="ro1">
          <table:table-cell office:value-type="float" office:value="13.8999999999809" calcext:value-type="float">
            <text:p>13.8999999999809</text:p>
          </table:table-cell>
          <table:table-cell office:value-type="float" office:value="182.991402491898" calcext:value-type="float">
            <text:p>182.991402491898</text:p>
          </table:table-cell>
          <table:table-cell office:value-type="float" office:value="0.0400000006908113" calcext:value-type="float">
            <text:p>0.040000000690811</text:p>
          </table:table-cell>
          <table:table-cell/>
        </table:table-row>
        <table:table-row table:style-name="ro1">
          <table:table-cell office:value-type="float" office:value="13.9999999999807" calcext:value-type="float">
            <text:p>13.9999999999807</text:p>
          </table:table-cell>
          <table:table-cell office:value-type="float" office:value="182.987610376384" calcext:value-type="float">
            <text:p>182.987610376384</text:p>
          </table:table-cell>
          <table:table-cell office:value-type="float" office:value="0.0400000006957095" calcext:value-type="float">
            <text:p>0.04000000069571</text:p>
          </table:table-cell>
          <table:table-cell/>
        </table:table-row>
        <table:table-row table:style-name="ro1">
          <table:table-cell office:value-type="float" office:value="14.0999999999805" calcext:value-type="float">
            <text:p>14.0999999999805</text:p>
          </table:table-cell>
          <table:table-cell office:value-type="float" office:value="182.983792304975" calcext:value-type="float">
            <text:p>182.983792304975</text:p>
          </table:table-cell>
          <table:table-cell office:value-type="float" office:value="0.0400000007006062" calcext:value-type="float">
            <text:p>0.040000000700606</text:p>
          </table:table-cell>
          <table:table-cell/>
        </table:table-row>
        <table:table-row table:style-name="ro1">
          <table:table-cell office:value-type="float" office:value="14.1999999999802" calcext:value-type="float">
            <text:p>14.1999999999802</text:p>
          </table:table-cell>
          <table:table-cell office:value-type="float" office:value="182.979948303315" calcext:value-type="float">
            <text:p>182.979948303315</text:p>
          </table:table-cell>
          <table:table-cell office:value-type="float" office:value="0.0400000007055013" calcext:value-type="float">
            <text:p>0.040000000705501</text:p>
          </table:table-cell>
          <table:table-cell/>
        </table:table-row>
        <table:table-row table:style-name="ro1">
          <table:table-cell office:value-type="float" office:value="14.29999999998" calcext:value-type="float">
            <text:p>14.29999999998</text:p>
          </table:table-cell>
          <table:table-cell office:value-type="float" office:value="182.976078397206" calcext:value-type="float">
            <text:p>182.976078397206</text:p>
          </table:table-cell>
          <table:table-cell office:value-type="float" office:value="0.0400000007103949" calcext:value-type="float">
            <text:p>0.040000000710395</text:p>
          </table:table-cell>
          <table:table-cell/>
        </table:table-row>
        <table:table-row table:style-name="ro1">
          <table:table-cell office:value-type="float" office:value="14.3999999999798" calcext:value-type="float">
            <text:p>14.3999999999798</text:p>
          </table:table-cell>
          <table:table-cell office:value-type="float" office:value="182.97218261261" calcext:value-type="float">
            <text:p>182.97218261261</text:p>
          </table:table-cell>
          <table:table-cell office:value-type="float" office:value="0.040000000715287" calcext:value-type="float">
            <text:p>0.040000000715287</text:p>
          </table:table-cell>
          <table:table-cell/>
        </table:table-row>
        <table:table-row table:style-name="ro1">
          <table:table-cell office:value-type="float" office:value="14.4999999999795" calcext:value-type="float">
            <text:p>14.4999999999795</text:p>
          </table:table-cell>
          <table:table-cell office:value-type="float" office:value="182.968260975643" calcext:value-type="float">
            <text:p>182.968260975643</text:p>
          </table:table-cell>
          <table:table-cell office:value-type="float" office:value="0.0400000007201774" calcext:value-type="float">
            <text:p>0.040000000720177</text:p>
          </table:table-cell>
          <table:table-cell/>
        </table:table-row>
        <table:table-row table:style-name="ro1">
          <table:table-cell office:value-type="float" office:value="14.5999999999793" calcext:value-type="float">
            <text:p>14.5999999999793</text:p>
          </table:table-cell>
          <table:table-cell office:value-type="float" office:value="182.964313512584" calcext:value-type="float">
            <text:p>182.964313512584</text:p>
          </table:table-cell>
          <table:table-cell office:value-type="float" office:value="0.0400000007250663" calcext:value-type="float">
            <text:p>0.040000000725066</text:p>
          </table:table-cell>
          <table:table-cell/>
        </table:table-row>
        <table:table-row table:style-name="ro1">
          <table:table-cell office:value-type="float" office:value="14.6999999999791" calcext:value-type="float">
            <text:p>14.6999999999791</text:p>
          </table:table-cell>
          <table:table-cell office:value-type="float" office:value="182.960340249867" calcext:value-type="float">
            <text:p>182.960340249867</text:p>
          </table:table-cell>
          <table:table-cell office:value-type="float" office:value="0.0400000007299537" calcext:value-type="float">
            <text:p>0.040000000729954</text:p>
          </table:table-cell>
          <table:table-cell/>
        </table:table-row>
        <table:table-row table:style-name="ro1">
          <table:table-cell office:value-type="float" office:value="14.7999999999788" calcext:value-type="float">
            <text:p>14.7999999999788</text:p>
          </table:table-cell>
          <table:table-cell office:value-type="float" office:value="182.956341214083" calcext:value-type="float">
            <text:p>182.956341214083</text:p>
          </table:table-cell>
          <table:table-cell office:value-type="float" office:value="0.0400000007348395" calcext:value-type="float">
            <text:p>0.04000000073484</text:p>
          </table:table-cell>
          <table:table-cell/>
        </table:table-row>
        <table:table-row table:style-name="ro1">
          <table:table-cell office:value-type="float" office:value="14.8999999999786" calcext:value-type="float">
            <text:p>14.8999999999786</text:p>
          </table:table-cell>
          <table:table-cell office:value-type="float" office:value="182.952316431978" calcext:value-type="float">
            <text:p>182.952316431978</text:p>
          </table:table-cell>
          <table:table-cell office:value-type="float" office:value="0.0400000007397236" calcext:value-type="float">
            <text:p>0.040000000739724</text:p>
          </table:table-cell>
          <table:table-cell/>
        </table:table-row>
        <table:table-row table:style-name="ro1">
          <table:table-cell office:value-type="float" office:value="14.9999999999784" calcext:value-type="float">
            <text:p>14.9999999999784</text:p>
          </table:table-cell>
          <table:table-cell office:value-type="float" office:value="182.948265930455" calcext:value-type="float">
            <text:p>182.948265930455</text:p>
          </table:table-cell>
          <table:table-cell office:value-type="float" office:value="0.0400000007446061" calcext:value-type="float">
            <text:p>0.040000000744606</text:p>
          </table:table-cell>
          <table:table-cell/>
        </table:table-row>
        <table:table-row table:style-name="ro1">
          <table:table-cell office:value-type="float" office:value="15.0999999999781" calcext:value-type="float">
            <text:p>15.0999999999781</text:p>
          </table:table-cell>
          <table:table-cell office:value-type="float" office:value="182.944189736574" calcext:value-type="float">
            <text:p>182.944189736574</text:p>
          </table:table-cell>
          <table:table-cell office:value-type="float" office:value="0.0400000007494871" calcext:value-type="float">
            <text:p>0.040000000749487</text:p>
          </table:table-cell>
          <table:table-cell/>
        </table:table-row>
        <table:table-row table:style-name="ro1">
          <table:table-cell office:value-type="float" office:value="15.1999999999779" calcext:value-type="float">
            <text:p>15.1999999999779</text:p>
          </table:table-cell>
          <table:table-cell office:value-type="float" office:value="182.940087877545" calcext:value-type="float">
            <text:p>182.940087877545</text:p>
          </table:table-cell>
          <table:table-cell office:value-type="float" office:value="0.0400000007543664" calcext:value-type="float">
            <text:p>0.040000000754366</text:p>
          </table:table-cell>
          <table:table-cell/>
        </table:table-row>
        <table:table-row table:style-name="ro1">
          <table:table-cell office:value-type="float" office:value="15.2999999999777" calcext:value-type="float">
            <text:p>15.2999999999777</text:p>
          </table:table-cell>
          <table:table-cell office:value-type="float" office:value="182.935960380737" calcext:value-type="float">
            <text:p>182.935960380737</text:p>
          </table:table-cell>
          <table:table-cell office:value-type="float" office:value="0.0400000007592441" calcext:value-type="float">
            <text:p>0.040000000759244</text:p>
          </table:table-cell>
          <table:table-cell/>
        </table:table-row>
        <table:table-row table:style-name="ro1">
          <table:table-cell office:value-type="float" office:value="15.3999999999774" calcext:value-type="float">
            <text:p>15.3999999999774</text:p>
          </table:table-cell>
          <table:table-cell office:value-type="float" office:value="182.931807273668" calcext:value-type="float">
            <text:p>182.931807273668</text:p>
          </table:table-cell>
          <table:table-cell office:value-type="float" office:value="0.0400000007641201" calcext:value-type="float">
            <text:p>0.04000000076412</text:p>
          </table:table-cell>
          <table:table-cell/>
        </table:table-row>
        <table:table-row table:style-name="ro1">
          <table:table-cell office:value-type="float" office:value="15.4999999999772" calcext:value-type="float">
            <text:p>15.4999999999772</text:p>
          </table:table-cell>
          <table:table-cell office:value-type="float" office:value="182.927628584014" calcext:value-type="float">
            <text:p>182.927628584014</text:p>
          </table:table-cell>
          <table:table-cell office:value-type="float" office:value="0.0400000007689946" calcext:value-type="float">
            <text:p>0.040000000768995</text:p>
          </table:table-cell>
          <table:table-cell/>
        </table:table-row>
        <table:table-row table:style-name="ro1">
          <table:table-cell office:value-type="float" office:value="15.599999999977" calcext:value-type="float">
            <text:p>15.599999999977</text:p>
          </table:table-cell>
          <table:table-cell office:value-type="float" office:value="182.9234243396" calcext:value-type="float">
            <text:p>182.9234243396</text:p>
          </table:table-cell>
          <table:table-cell office:value-type="float" office:value="0.0400000007738672" calcext:value-type="float">
            <text:p>0.040000000773867</text:p>
          </table:table-cell>
          <table:table-cell/>
        </table:table-row>
        <table:table-row table:style-name="ro1">
          <table:table-cell office:value-type="float" office:value="15.6999999999767" calcext:value-type="float">
            <text:p>15.6999999999767</text:p>
          </table:table-cell>
          <table:table-cell office:value-type="float" office:value="182.919194568407" calcext:value-type="float">
            <text:p>182.919194568407</text:p>
          </table:table-cell>
          <table:table-cell office:value-type="float" office:value="0.0400000007787382" calcext:value-type="float">
            <text:p>0.040000000778738</text:p>
          </table:table-cell>
          <table:table-cell/>
        </table:table-row>
        <table:table-row table:style-name="ro1">
          <table:table-cell office:value-type="float" office:value="15.7999999999765" calcext:value-type="float">
            <text:p>15.7999999999765</text:p>
          </table:table-cell>
          <table:table-cell office:value-type="float" office:value="182.914939298565" calcext:value-type="float">
            <text:p>182.914939298565</text:p>
          </table:table-cell>
          <table:table-cell office:value-type="float" office:value="0.0400000007836076" calcext:value-type="float">
            <text:p>0.040000000783608</text:p>
          </table:table-cell>
          <table:table-cell/>
        </table:table-row>
        <table:table-row table:style-name="ro1">
          <table:table-cell office:value-type="float" office:value="15.8999999999763" calcext:value-type="float">
            <text:p>15.8999999999763</text:p>
          </table:table-cell>
          <table:table-cell office:value-type="float" office:value="182.910658558354" calcext:value-type="float">
            <text:p>182.910658558354</text:p>
          </table:table-cell>
          <table:table-cell office:value-type="float" office:value="0.0400000007884751" calcext:value-type="float">
            <text:p>0.040000000788475</text:p>
          </table:table-cell>
          <table:table-cell/>
        </table:table-row>
        <table:table-row table:style-name="ro1">
          <table:table-cell office:value-type="float" office:value="15.999999999976" calcext:value-type="float">
            <text:p>15.999999999976</text:p>
          </table:table-cell>
          <table:table-cell office:value-type="float" office:value="182.906352376208" calcext:value-type="float">
            <text:p>182.906352376208</text:p>
          </table:table-cell>
          <table:table-cell office:value-type="float" office:value="0.0400000007933409" calcext:value-type="float">
            <text:p>0.040000000793341</text:p>
          </table:table-cell>
          <table:table-cell/>
        </table:table-row>
        <table:table-row table:style-name="ro1">
          <table:table-cell office:value-type="float" office:value="16.0999999999758" calcext:value-type="float">
            <text:p>16.0999999999758</text:p>
          </table:table-cell>
          <table:table-cell office:value-type="float" office:value="182.90202078071" calcext:value-type="float">
            <text:p>182.90202078071</text:p>
          </table:table-cell>
          <table:table-cell office:value-type="float" office:value="0.0400000007982051" calcext:value-type="float">
            <text:p>0.040000000798205</text:p>
          </table:table-cell>
          <table:table-cell/>
        </table:table-row>
        <table:table-row table:style-name="ro1">
          <table:table-cell office:value-type="float" office:value="16.1999999999756" calcext:value-type="float">
            <text:p>16.1999999999756</text:p>
          </table:table-cell>
          <table:table-cell office:value-type="float" office:value="182.897663800594" calcext:value-type="float">
            <text:p>182.897663800594</text:p>
          </table:table-cell>
          <table:table-cell office:value-type="float" office:value="0.0400000008030676" calcext:value-type="float">
            <text:p>0.040000000803068</text:p>
          </table:table-cell>
          <table:table-cell/>
        </table:table-row>
        <table:table-row table:style-name="ro1">
          <table:table-cell office:value-type="float" office:value="16.2999999999754" calcext:value-type="float">
            <text:p>16.2999999999754</text:p>
          </table:table-cell>
          <table:table-cell office:value-type="float" office:value="182.89328146474" calcext:value-type="float">
            <text:p>182.89328146474</text:p>
          </table:table-cell>
          <table:table-cell office:value-type="float" office:value="0.0400000008079283" calcext:value-type="float">
            <text:p>0.040000000807928</text:p>
          </table:table-cell>
          <table:table-cell/>
        </table:table-row>
        <table:table-row table:style-name="ro1">
          <table:table-cell office:value-type="float" office:value="16.3999999999751" calcext:value-type="float">
            <text:p>16.3999999999751</text:p>
          </table:table-cell>
          <table:table-cell office:value-type="float" office:value="182.888873802179" calcext:value-type="float">
            <text:p>182.888873802179</text:p>
          </table:table-cell>
          <table:table-cell office:value-type="float" office:value="0.0400000008127872" calcext:value-type="float">
            <text:p>0.040000000812787</text:p>
          </table:table-cell>
          <table:table-cell/>
        </table:table-row>
        <table:table-row table:style-name="ro1">
          <table:table-cell office:value-type="float" office:value="16.4999999999749" calcext:value-type="float">
            <text:p>16.4999999999749</text:p>
          </table:table-cell>
          <table:table-cell office:value-type="float" office:value="182.884440842089" calcext:value-type="float">
            <text:p>182.884440842089</text:p>
          </table:table-cell>
          <table:table-cell office:value-type="float" office:value="0.0400000008176445" calcext:value-type="float">
            <text:p>0.040000000817645</text:p>
          </table:table-cell>
          <table:table-cell/>
        </table:table-row>
        <table:table-row table:style-name="ro1">
          <table:table-cell office:value-type="float" office:value="16.5999999999747" calcext:value-type="float">
            <text:p>16.5999999999747</text:p>
          </table:table-cell>
          <table:table-cell office:value-type="float" office:value="182.879982613797" calcext:value-type="float">
            <text:p>182.879982613797</text:p>
          </table:table-cell>
          <table:table-cell office:value-type="float" office:value="0.0400000008225001" calcext:value-type="float">
            <text:p>0.0400000008225</text:p>
          </table:table-cell>
          <table:table-cell/>
        </table:table-row>
        <table:table-row table:style-name="ro1">
          <table:table-cell office:value-type="float" office:value="16.6999999999744" calcext:value-type="float">
            <text:p>16.6999999999744</text:p>
          </table:table-cell>
          <table:table-cell office:value-type="float" office:value="182.875499146775" calcext:value-type="float">
            <text:p>182.875499146775</text:p>
          </table:table-cell>
          <table:table-cell office:value-type="float" office:value="0.0400000008273537" calcext:value-type="float">
            <text:p>0.040000000827354</text:p>
          </table:table-cell>
          <table:table-cell/>
        </table:table-row>
        <table:table-row table:style-name="ro1">
          <table:table-cell office:value-type="float" office:value="16.7999999999742" calcext:value-type="float">
            <text:p>16.7999999999742</text:p>
          </table:table-cell>
          <table:table-cell office:value-type="float" office:value="182.870990470643" calcext:value-type="float">
            <text:p>182.870990470643</text:p>
          </table:table-cell>
          <table:table-cell office:value-type="float" office:value="0.0400000008322057" calcext:value-type="float">
            <text:p>0.040000000832206</text:p>
          </table:table-cell>
          <table:table-cell/>
        </table:table-row>
        <table:table-row table:style-name="ro1">
          <table:table-cell office:value-type="float" office:value="16.899999999974" calcext:value-type="float">
            <text:p>16.899999999974</text:p>
          </table:table-cell>
          <table:table-cell office:value-type="float" office:value="182.866456615167" calcext:value-type="float">
            <text:p>182.866456615167</text:p>
          </table:table-cell>
          <table:table-cell office:value-type="float" office:value="0.0400000008370558" calcext:value-type="float">
            <text:p>0.040000000837056</text:p>
          </table:table-cell>
          <table:table-cell/>
        </table:table-row>
        <table:table-row table:style-name="ro1">
          <table:table-cell office:value-type="float" office:value="16.9999999999737" calcext:value-type="float">
            <text:p>16.9999999999737</text:p>
          </table:table-cell>
          <table:table-cell office:value-type="float" office:value="182.861897610258" calcext:value-type="float">
            <text:p>182.861897610258</text:p>
          </table:table-cell>
          <table:table-cell office:value-type="float" office:value="0.0400000008419041" calcext:value-type="float">
            <text:p>0.040000000841904</text:p>
          </table:table-cell>
          <table:table-cell/>
        </table:table-row>
        <table:table-row table:style-name="ro1">
          <table:table-cell office:value-type="float" office:value="17.0999999999735" calcext:value-type="float">
            <text:p>17.0999999999735</text:p>
          </table:table-cell>
          <table:table-cell office:value-type="float" office:value="182.857313485972" calcext:value-type="float">
            <text:p>182.857313485972</text:p>
          </table:table-cell>
          <table:table-cell office:value-type="float" office:value="0.0400000008467506" calcext:value-type="float">
            <text:p>0.040000000846751</text:p>
          </table:table-cell>
          <table:table-cell/>
        </table:table-row>
        <table:table-row table:style-name="ro1">
          <table:table-cell office:value-type="float" office:value="17.1999999999733" calcext:value-type="float">
            <text:p>17.1999999999733</text:p>
          </table:table-cell>
          <table:table-cell office:value-type="float" office:value="182.852704272512" calcext:value-type="float">
            <text:p>182.852704272512</text:p>
          </table:table-cell>
          <table:table-cell office:value-type="float" office:value="0.0400000008515954" calcext:value-type="float">
            <text:p>0.040000000851595</text:p>
          </table:table-cell>
          <table:table-cell/>
        </table:table-row>
        <table:table-row table:style-name="ro1">
          <table:table-cell office:value-type="float" office:value="17.299999999973" calcext:value-type="float">
            <text:p>17.299999999973</text:p>
          </table:table-cell>
          <table:table-cell office:value-type="float" office:value="182.848070000219" calcext:value-type="float">
            <text:p>182.848070000219</text:p>
          </table:table-cell>
          <table:table-cell office:value-type="float" office:value="0.0400000008564382" calcext:value-type="float">
            <text:p>0.040000000856438</text:p>
          </table:table-cell>
          <table:table-cell/>
        </table:table-row>
        <table:table-row table:style-name="ro1">
          <table:table-cell office:value-type="float" office:value="17.3999999999728" calcext:value-type="float">
            <text:p>17.3999999999728</text:p>
          </table:table-cell>
          <table:table-cell office:value-type="float" office:value="182.843410699584" calcext:value-type="float">
            <text:p>182.843410699584</text:p>
          </table:table-cell>
          <table:table-cell office:value-type="float" office:value="0.0400000008612792" calcext:value-type="float">
            <text:p>0.040000000861279</text:p>
          </table:table-cell>
          <table:table-cell/>
        </table:table-row>
        <table:table-row table:style-name="ro1">
          <table:table-cell office:value-type="float" office:value="17.4999999999726" calcext:value-type="float">
            <text:p>17.4999999999726</text:p>
          </table:table-cell>
          <table:table-cell office:value-type="float" office:value="182.838726401235" calcext:value-type="float">
            <text:p>182.838726401235</text:p>
          </table:table-cell>
          <table:table-cell office:value-type="float" office:value="0.0400000008661184" calcext:value-type="float">
            <text:p>0.040000000866118</text:p>
          </table:table-cell>
          <table:table-cell/>
        </table:table-row>
        <table:table-row table:style-name="ro1">
          <table:table-cell office:value-type="float" office:value="17.5999999999723" calcext:value-type="float">
            <text:p>17.5999999999723</text:p>
          </table:table-cell>
          <table:table-cell office:value-type="float" office:value="182.834017135948" calcext:value-type="float">
            <text:p>182.834017135948</text:p>
          </table:table-cell>
          <table:table-cell office:value-type="float" office:value="0.0400000008709558" calcext:value-type="float">
            <text:p>0.040000000870956</text:p>
          </table:table-cell>
          <table:table-cell/>
        </table:table-row>
        <table:table-row table:style-name="ro1">
          <table:table-cell office:value-type="float" office:value="17.6999999999721" calcext:value-type="float">
            <text:p>17.6999999999721</text:p>
          </table:table-cell>
          <table:table-cell office:value-type="float" office:value="182.829282934635" calcext:value-type="float">
            <text:p>182.829282934635</text:p>
          </table:table-cell>
          <table:table-cell office:value-type="float" office:value="0.0400000008757912" calcext:value-type="float">
            <text:p>0.040000000875791</text:p>
          </table:table-cell>
          <table:table-cell/>
        </table:table-row>
        <table:table-row table:style-name="ro1">
          <table:table-cell office:value-type="float" office:value="17.7999999999719" calcext:value-type="float">
            <text:p>17.7999999999719</text:p>
          </table:table-cell>
          <table:table-cell office:value-type="float" office:value="182.824523828352" calcext:value-type="float">
            <text:p>182.824523828352</text:p>
          </table:table-cell>
          <table:table-cell office:value-type="float" office:value="0.0400000008806247" calcext:value-type="float">
            <text:p>0.040000000880625</text:p>
          </table:table-cell>
          <table:table-cell/>
        </table:table-row>
        <table:table-row table:style-name="ro1">
          <table:table-cell office:value-type="float" office:value="17.8999999999716" calcext:value-type="float">
            <text:p>17.8999999999716</text:p>
          </table:table-cell>
          <table:table-cell office:value-type="float" office:value="182.819739848297" calcext:value-type="float">
            <text:p>182.819739848297</text:p>
          </table:table-cell>
          <table:table-cell office:value-type="float" office:value="0.0400000008854564" calcext:value-type="float">
            <text:p>0.040000000885456</text:p>
          </table:table-cell>
          <table:table-cell/>
        </table:table-row>
        <table:table-row table:style-name="ro1">
          <table:table-cell office:value-type="float" office:value="17.9999999999714" calcext:value-type="float">
            <text:p>17.9999999999714</text:p>
          </table:table-cell>
          <table:table-cell office:value-type="float" office:value="182.814931025807" calcext:value-type="float">
            <text:p>182.814931025807</text:p>
          </table:table-cell>
          <table:table-cell office:value-type="float" office:value="0.0400000008902862" calcext:value-type="float">
            <text:p>0.040000000890286</text:p>
          </table:table-cell>
          <table:table-cell/>
        </table:table-row>
        <table:table-row table:style-name="ro1">
          <table:table-cell office:value-type="float" office:value="18.0999999999712" calcext:value-type="float">
            <text:p>18.0999999999712</text:p>
          </table:table-cell>
          <table:table-cell office:value-type="float" office:value="182.810097392357" calcext:value-type="float">
            <text:p>182.810097392357</text:p>
          </table:table-cell>
          <table:table-cell office:value-type="float" office:value="0.0400000008951141" calcext:value-type="float">
            <text:p>0.040000000895114</text:p>
          </table:table-cell>
          <table:table-cell/>
        </table:table-row>
        <table:table-row table:style-name="ro1">
          <table:table-cell office:value-type="float" office:value="18.1999999999709" calcext:value-type="float">
            <text:p>18.1999999999709</text:p>
          </table:table-cell>
          <table:table-cell office:value-type="float" office:value="182.805238979562" calcext:value-type="float">
            <text:p>182.805238979562</text:p>
          </table:table-cell>
          <table:table-cell office:value-type="float" office:value="0.04000000089994" calcext:value-type="float">
            <text:p>0.04000000089994</text:p>
          </table:table-cell>
          <table:table-cell/>
        </table:table-row>
        <table:table-row table:style-name="ro1">
          <table:table-cell office:value-type="float" office:value="18.2999999999707" calcext:value-type="float">
            <text:p>18.2999999999707</text:p>
          </table:table-cell>
          <table:table-cell office:value-type="float" office:value="182.800355819175" calcext:value-type="float">
            <text:p>182.800355819175</text:p>
          </table:table-cell>
          <table:table-cell office:value-type="float" office:value="0.040000000904764" calcext:value-type="float">
            <text:p>0.040000000904764</text:p>
          </table:table-cell>
          <table:table-cell/>
        </table:table-row>
        <table:table-row table:style-name="ro1">
          <table:table-cell office:value-type="float" office:value="18.3999999999705" calcext:value-type="float">
            <text:p>18.3999999999705</text:p>
          </table:table-cell>
          <table:table-cell office:value-type="float" office:value="182.795447943089" calcext:value-type="float">
            <text:p>182.795447943089</text:p>
          </table:table-cell>
          <table:table-cell office:value-type="float" office:value="0.0400000009095862" calcext:value-type="float">
            <text:p>0.040000000909586</text:p>
          </table:table-cell>
          <table:table-cell/>
        </table:table-row>
        <table:table-row table:style-name="ro1">
          <table:table-cell office:value-type="float" office:value="18.4999999999702" calcext:value-type="float">
            <text:p>18.4999999999702</text:p>
          </table:table-cell>
          <table:table-cell office:value-type="float" office:value="182.790515383331" calcext:value-type="float">
            <text:p>182.790515383331</text:p>
          </table:table-cell>
          <table:table-cell office:value-type="float" office:value="0.0400000009144063" calcext:value-type="float">
            <text:p>0.040000000914406</text:p>
          </table:table-cell>
          <table:table-cell/>
        </table:table-row>
        <table:table-row table:style-name="ro1">
          <table:table-cell office:value-type="float" office:value="18.59999999997" calcext:value-type="float">
            <text:p>18.59999999997</text:p>
          </table:table-cell>
          <table:table-cell office:value-type="float" office:value="182.785558172067" calcext:value-type="float">
            <text:p>182.785558172067</text:p>
          </table:table-cell>
          <table:table-cell office:value-type="float" office:value="0.0400000009192245" calcext:value-type="float">
            <text:p>0.040000000919225</text:p>
          </table:table-cell>
          <table:table-cell/>
        </table:table-row>
        <table:table-row table:style-name="ro1">
          <table:table-cell office:value-type="float" office:value="18.6999999999698" calcext:value-type="float">
            <text:p>18.6999999999698</text:p>
          </table:table-cell>
          <table:table-cell office:value-type="float" office:value="182.780576341601" calcext:value-type="float">
            <text:p>182.780576341601</text:p>
          </table:table-cell>
          <table:table-cell office:value-type="float" office:value="0.0400000009240408" calcext:value-type="float">
            <text:p>0.040000000924041</text:p>
          </table:table-cell>
          <table:table-cell/>
        </table:table-row>
        <table:table-row table:style-name="ro1">
          <table:table-cell office:value-type="float" office:value="18.7999999999695" calcext:value-type="float">
            <text:p>18.7999999999695</text:p>
          </table:table-cell>
          <table:table-cell office:value-type="float" office:value="182.775569924364" calcext:value-type="float">
            <text:p>182.775569924364</text:p>
          </table:table-cell>
          <table:table-cell office:value-type="float" office:value="0.0400000009288551" calcext:value-type="float">
            <text:p>0.040000000928855</text:p>
          </table:table-cell>
          <table:table-cell/>
        </table:table-row>
        <table:table-row table:style-name="ro1">
          <table:table-cell office:value-type="float" office:value="18.8999999999693" calcext:value-type="float">
            <text:p>18.8999999999693</text:p>
          </table:table-cell>
          <table:table-cell office:value-type="float" office:value="182.770538952932" calcext:value-type="float">
            <text:p>182.770538952932</text:p>
          </table:table-cell>
          <table:table-cell office:value-type="float" office:value="0.0400000009336674" calcext:value-type="float">
            <text:p>0.040000000933667</text:p>
          </table:table-cell>
          <table:table-cell/>
        </table:table-row>
        <table:table-row table:style-name="ro1">
          <table:table-cell office:value-type="float" office:value="18.9999999999691" calcext:value-type="float">
            <text:p>18.9999999999691</text:p>
          </table:table-cell>
          <table:table-cell office:value-type="float" office:value="182.765483460012" calcext:value-type="float">
            <text:p>182.765483460012</text:p>
          </table:table-cell>
          <table:table-cell office:value-type="float" office:value="0.0400000009384776" calcext:value-type="float">
            <text:p>0.040000000938478</text:p>
          </table:table-cell>
          <table:table-cell/>
        </table:table-row>
        <table:table-row table:style-name="ro1">
          <table:table-cell office:value-type="float" office:value="19.0999999999688" calcext:value-type="float">
            <text:p>19.0999999999688</text:p>
          </table:table-cell>
          <table:table-cell office:value-type="float" office:value="182.760403478445" calcext:value-type="float">
            <text:p>182.760403478445</text:p>
          </table:table-cell>
          <table:table-cell office:value-type="float" office:value="0.040000000943286" calcext:value-type="float">
            <text:p>0.040000000943286</text:p>
          </table:table-cell>
          <table:table-cell/>
        </table:table-row>
        <table:table-row table:style-name="ro1">
          <table:table-cell office:value-type="float" office:value="19.1999999999686" calcext:value-type="float">
            <text:p>19.1999999999686</text:p>
          </table:table-cell>
          <table:table-cell office:value-type="float" office:value="182.755299041202" calcext:value-type="float">
            <text:p>182.755299041202</text:p>
          </table:table-cell>
          <table:table-cell office:value-type="float" office:value="0.0400000009480924" calcext:value-type="float">
            <text:p>0.040000000948092</text:p>
          </table:table-cell>
          <table:table-cell/>
        </table:table-row>
        <table:table-row table:style-name="ro1">
          <table:table-cell office:value-type="float" office:value="19.2999999999684" calcext:value-type="float">
            <text:p>19.2999999999684</text:p>
          </table:table-cell>
          <table:table-cell office:value-type="float" office:value="182.750170181392" calcext:value-type="float">
            <text:p>182.750170181392</text:p>
          </table:table-cell>
          <table:table-cell office:value-type="float" office:value="0.0400000009528968" calcext:value-type="float">
            <text:p>0.040000000952897</text:p>
          </table:table-cell>
          <table:table-cell/>
        </table:table-row>
        <table:table-row table:style-name="ro1">
          <table:table-cell office:value-type="float" office:value="19.3999999999681" calcext:value-type="float">
            <text:p>19.3999999999681</text:p>
          </table:table-cell>
          <table:table-cell office:value-type="float" office:value="182.745016932251" calcext:value-type="float">
            <text:p>182.745016932251</text:p>
          </table:table-cell>
          <table:table-cell office:value-type="float" office:value="0.040000000957699" calcext:value-type="float">
            <text:p>0.040000000957699</text:p>
          </table:table-cell>
          <table:table-cell/>
        </table:table-row>
        <table:table-row table:style-name="ro1">
          <table:table-cell office:value-type="float" office:value="19.4999999999679" calcext:value-type="float">
            <text:p>19.4999999999679</text:p>
          </table:table-cell>
          <table:table-cell office:value-type="float" office:value="182.73983932715" calcext:value-type="float">
            <text:p>182.73983932715</text:p>
          </table:table-cell>
          <table:table-cell office:value-type="float" office:value="0.0400000009624992" calcext:value-type="float">
            <text:p>0.040000000962499</text:p>
          </table:table-cell>
          <table:table-cell/>
        </table:table-row>
        <table:table-row table:style-name="ro1">
          <table:table-cell office:value-type="float" office:value="19.5999999999677" calcext:value-type="float">
            <text:p>19.5999999999677</text:p>
          </table:table-cell>
          <table:table-cell office:value-type="float" office:value="182.734637399592" calcext:value-type="float">
            <text:p>182.734637399592</text:p>
          </table:table-cell>
          <table:table-cell office:value-type="float" office:value="0.0400000009672973" calcext:value-type="float">
            <text:p>0.040000000967297</text:p>
          </table:table-cell>
          <table:table-cell/>
        </table:table-row>
        <table:table-row table:style-name="ro1">
          <table:table-cell office:value-type="float" office:value="19.6999999999674" calcext:value-type="float">
            <text:p>19.6999999999674</text:p>
          </table:table-cell>
          <table:table-cell office:value-type="float" office:value="182.729411183209" calcext:value-type="float">
            <text:p>182.729411183209</text:p>
          </table:table-cell>
          <table:table-cell office:value-type="float" office:value="0.0400000009720934" calcext:value-type="float">
            <text:p>0.040000000972093</text:p>
          </table:table-cell>
          <table:table-cell/>
        </table:table-row>
        <table:table-row table:style-name="ro1">
          <table:table-cell office:value-type="float" office:value="19.7999999999672" calcext:value-type="float">
            <text:p>19.7999999999672</text:p>
          </table:table-cell>
          <table:table-cell office:value-type="float" office:value="182.724160711761" calcext:value-type="float">
            <text:p>182.724160711761</text:p>
          </table:table-cell>
          <table:table-cell office:value-type="float" office:value="0.0400000009768875" calcext:value-type="float">
            <text:p>0.040000000976888</text:p>
          </table:table-cell>
          <table:table-cell/>
        </table:table-row>
        <table:table-row table:style-name="ro1">
          <table:table-cell office:value-type="float" office:value="19.899999999967" calcext:value-type="float">
            <text:p>19.899999999967</text:p>
          </table:table-cell>
          <table:table-cell office:value-type="float" office:value="182.71888601914" calcext:value-type="float">
            <text:p>182.71888601914</text:p>
          </table:table-cell>
          <table:table-cell office:value-type="float" office:value="0.0400000009816795" calcext:value-type="float">
            <text:p>0.04000000098168</text:p>
          </table:table-cell>
          <table:table-cell/>
        </table:table-row>
        <table:table-row table:style-name="ro1">
          <table:table-cell office:value-type="float" office:value="19.9999999999667" calcext:value-type="float">
            <text:p>19.9999999999667</text:p>
          </table:table-cell>
          <table:table-cell office:value-type="float" office:value="182.713587139363" calcext:value-type="float">
            <text:p>182.713587139363</text:p>
          </table:table-cell>
          <table:table-cell office:value-type="float" office:value="0.0400000009864694" calcext:value-type="float">
            <text:p>0.040000000986469</text:p>
          </table:table-cell>
          <table:table-cell/>
        </table:table-row>
        <table:table-row table:style-name="ro1">
          <table:table-cell office:value-type="float" office:value="20.0999999999665" calcext:value-type="float">
            <text:p>20.0999999999665</text:p>
          </table:table-cell>
          <table:table-cell office:value-type="float" office:value="182.70826410658" calcext:value-type="float">
            <text:p>182.70826410658</text:p>
          </table:table-cell>
          <table:table-cell office:value-type="float" office:value="0.0400000009912572" calcext:value-type="float">
            <text:p>0.040000000991257</text:p>
          </table:table-cell>
          <table:table-cell/>
        </table:table-row>
        <table:table-row table:style-name="ro1">
          <table:table-cell office:value-type="float" office:value="20.1999999999663" calcext:value-type="float">
            <text:p>20.1999999999663</text:p>
          </table:table-cell>
          <table:table-cell office:value-type="float" office:value="182.702916955066" calcext:value-type="float">
            <text:p>182.702916955066</text:p>
          </table:table-cell>
          <table:table-cell office:value-type="float" office:value="0.040000000996043" calcext:value-type="float">
            <text:p>0.040000000996043</text:p>
          </table:table-cell>
          <table:table-cell/>
        </table:table-row>
        <table:table-row table:style-name="ro1">
          <table:table-cell office:value-type="float" office:value="20.299999999966" calcext:value-type="float">
            <text:p>20.299999999966</text:p>
          </table:table-cell>
          <table:table-cell office:value-type="float" office:value="182.697545719223" calcext:value-type="float">
            <text:p>182.697545719223</text:p>
          </table:table-cell>
          <table:table-cell office:value-type="float" office:value="0.0400000010008266" calcext:value-type="float">
            <text:p>0.040000001000827</text:p>
          </table:table-cell>
          <table:table-cell/>
        </table:table-row>
        <table:table-row table:style-name="ro1">
          <table:table-cell office:value-type="float" office:value="20.3999999999658" calcext:value-type="float">
            <text:p>20.3999999999658</text:p>
          </table:table-cell>
          <table:table-cell office:value-type="float" office:value="182.692150433578" calcext:value-type="float">
            <text:p>182.692150433578</text:p>
          </table:table-cell>
          <table:table-cell office:value-type="float" office:value="0.0400000010056081" calcext:value-type="float">
            <text:p>0.040000001005608</text:p>
          </table:table-cell>
          <table:table-cell/>
        </table:table-row>
        <table:table-row table:style-name="ro1">
          <table:table-cell office:value-type="float" office:value="20.4999999999656" calcext:value-type="float">
            <text:p>20.4999999999656</text:p>
          </table:table-cell>
          <table:table-cell office:value-type="float" office:value="182.686731132786" calcext:value-type="float">
            <text:p>182.686731132786</text:p>
          </table:table-cell>
          <table:table-cell office:value-type="float" office:value="0.0400000010103875" calcext:value-type="float">
            <text:p>0.040000001010388</text:p>
          </table:table-cell>
          <table:table-cell/>
        </table:table-row>
        <table:table-row table:style-name="ro1">
          <table:table-cell office:value-type="float" office:value="20.5999999999653" calcext:value-type="float">
            <text:p>20.5999999999653</text:p>
          </table:table-cell>
          <table:table-cell office:value-type="float" office:value="182.681287851627" calcext:value-type="float">
            <text:p>182.681287851627</text:p>
          </table:table-cell>
          <table:table-cell office:value-type="float" office:value="0.0400000010151648" calcext:value-type="float">
            <text:p>0.040000001015165</text:p>
          </table:table-cell>
          <table:table-cell/>
        </table:table-row>
        <table:table-row table:style-name="ro1">
          <table:table-cell office:value-type="float" office:value="20.6999999999651" calcext:value-type="float">
            <text:p>20.6999999999651</text:p>
          </table:table-cell>
          <table:table-cell office:value-type="float" office:value="182.675820625003" calcext:value-type="float">
            <text:p>182.675820625003</text:p>
          </table:table-cell>
          <table:table-cell office:value-type="float" office:value="0.0400000010199399" calcext:value-type="float">
            <text:p>0.04000000101994</text:p>
          </table:table-cell>
          <table:table-cell/>
        </table:table-row>
        <table:table-row table:style-name="ro1">
          <table:table-cell office:value-type="float" office:value="20.7999999999649" calcext:value-type="float">
            <text:p>20.7999999999649</text:p>
          </table:table-cell>
          <table:table-cell office:value-type="float" office:value="182.670329487943" calcext:value-type="float">
            <text:p>182.670329487943</text:p>
          </table:table-cell>
          <table:table-cell office:value-type="float" office:value="0.0400000010247129" calcext:value-type="float">
            <text:p>0.040000001024713</text:p>
          </table:table-cell>
          <table:table-cell/>
        </table:table-row>
        <table:table-row table:style-name="ro1">
          <table:table-cell office:value-type="float" office:value="20.8999999999646" calcext:value-type="float">
            <text:p>20.8999999999646</text:p>
          </table:table-cell>
          <table:table-cell office:value-type="float" office:value="182.664814475599" calcext:value-type="float">
            <text:p>182.664814475599</text:p>
          </table:table-cell>
          <table:table-cell office:value-type="float" office:value="0.0400000010294838" calcext:value-type="float">
            <text:p>0.040000001029484</text:p>
          </table:table-cell>
          <table:table-cell/>
        </table:table-row>
        <table:table-row table:style-name="ro1">
          <table:table-cell office:value-type="float" office:value="20.9999999999644" calcext:value-type="float">
            <text:p>20.9999999999644</text:p>
          </table:table-cell>
          <table:table-cell office:value-type="float" office:value="182.659275623243" calcext:value-type="float">
            <text:p>182.659275623243</text:p>
          </table:table-cell>
          <table:table-cell office:value-type="float" office:value="0.0400000010342524" calcext:value-type="float">
            <text:p>0.040000001034252</text:p>
          </table:table-cell>
          <table:table-cell/>
        </table:table-row>
        <table:table-row table:style-name="ro1">
          <table:table-cell office:value-type="float" office:value="21.0999999999642" calcext:value-type="float">
            <text:p>21.0999999999642</text:p>
          </table:table-cell>
          <table:table-cell office:value-type="float" office:value="182.653712966273" calcext:value-type="float">
            <text:p>182.653712966273</text:p>
          </table:table-cell>
          <table:table-cell office:value-type="float" office:value="0.0400000010390189" calcext:value-type="float">
            <text:p>0.040000001039019</text:p>
          </table:table-cell>
          <table:table-cell/>
        </table:table-row>
        <table:table-row table:style-name="ro1">
          <table:table-cell office:value-type="float" office:value="21.1999999999639" calcext:value-type="float">
            <text:p>21.1999999999639</text:p>
          </table:table-cell>
          <table:table-cell office:value-type="float" office:value="182.648126540203" calcext:value-type="float">
            <text:p>182.648126540203</text:p>
          </table:table-cell>
          <table:table-cell office:value-type="float" office:value="0.0400000010437831" calcext:value-type="float">
            <text:p>0.040000001043783</text:p>
          </table:table-cell>
          <table:table-cell/>
        </table:table-row>
        <table:table-row table:style-name="ro1">
          <table:table-cell office:value-type="float" office:value="21.2999999999637" calcext:value-type="float">
            <text:p>21.2999999999637</text:p>
          </table:table-cell>
          <table:table-cell office:value-type="float" office:value="182.642516380674" calcext:value-type="float">
            <text:p>182.642516380674</text:p>
          </table:table-cell>
          <table:table-cell office:value-type="float" office:value="0.0400000010485452" calcext:value-type="float">
            <text:p>0.040000001048545</text:p>
          </table:table-cell>
          <table:table-cell/>
        </table:table-row>
        <table:table-row table:style-name="ro1">
          <table:table-cell office:value-type="float" office:value="21.3999999999635" calcext:value-type="float">
            <text:p>21.3999999999635</text:p>
          </table:table-cell>
          <table:table-cell office:value-type="float" office:value="182.636882523446" calcext:value-type="float">
            <text:p>182.636882523446</text:p>
          </table:table-cell>
          <table:table-cell office:value-type="float" office:value="0.040000001053305" calcext:value-type="float">
            <text:p>0.040000001053305</text:p>
          </table:table-cell>
          <table:table-cell/>
        </table:table-row>
        <table:table-row table:style-name="ro1">
          <table:table-cell office:value-type="float" office:value="21.4999999999632" calcext:value-type="float">
            <text:p>21.4999999999632</text:p>
          </table:table-cell>
          <table:table-cell office:value-type="float" office:value="182.631225004397" calcext:value-type="float">
            <text:p>182.631225004397</text:p>
          </table:table-cell>
          <table:table-cell office:value-type="float" office:value="0.0400000010580627" calcext:value-type="float">
            <text:p>0.040000001058063</text:p>
          </table:table-cell>
          <table:table-cell/>
        </table:table-row>
        <table:table-row table:style-name="ro1">
          <table:table-cell office:value-type="float" office:value="21.599999999963" calcext:value-type="float">
            <text:p>21.599999999963</text:p>
          </table:table-cell>
          <table:table-cell office:value-type="float" office:value="182.625543859524" calcext:value-type="float">
            <text:p>182.625543859524</text:p>
          </table:table-cell>
          <table:table-cell office:value-type="float" office:value="0.0400000010628182" calcext:value-type="float">
            <text:p>0.040000001062818</text:p>
          </table:table-cell>
          <table:table-cell/>
        </table:table-row>
        <table:table-row table:style-name="ro1">
          <table:table-cell office:value-type="float" office:value="21.6999999999628" calcext:value-type="float">
            <text:p>21.6999999999628</text:p>
          </table:table-cell>
          <table:table-cell office:value-type="float" office:value="182.619839124943" calcext:value-type="float">
            <text:p>182.619839124943</text:p>
          </table:table-cell>
          <table:table-cell office:value-type="float" office:value="0.0400000010675714" calcext:value-type="float">
            <text:p>0.040000001067571</text:p>
          </table:table-cell>
          <table:table-cell/>
        </table:table-row>
        <table:table-row table:style-name="ro1">
          <table:table-cell office:value-type="float" office:value="21.7999999999625" calcext:value-type="float">
            <text:p>21.7999999999625</text:p>
          </table:table-cell>
          <table:table-cell office:value-type="float" office:value="182.614110836889" calcext:value-type="float">
            <text:p>182.614110836889</text:p>
          </table:table-cell>
          <table:table-cell office:value-type="float" office:value="0.0400000010723225" calcext:value-type="float">
            <text:p>0.040000001072323</text:p>
          </table:table-cell>
          <table:table-cell/>
        </table:table-row>
        <table:table-row table:style-name="ro1">
          <table:table-cell office:value-type="float" office:value="21.8999999999623" calcext:value-type="float">
            <text:p>21.8999999999623</text:p>
          </table:table-cell>
          <table:table-cell office:value-type="float" office:value="182.608359031713" calcext:value-type="float">
            <text:p>182.608359031713</text:p>
          </table:table-cell>
          <table:table-cell office:value-type="float" office:value="0.0400000010770713" calcext:value-type="float">
            <text:p>0.040000001077071</text:p>
          </table:table-cell>
          <table:table-cell/>
        </table:table-row>
        <table:table-row table:style-name="ro1">
          <table:table-cell office:value-type="float" office:value="21.9999999999621" calcext:value-type="float">
            <text:p>21.9999999999621</text:p>
          </table:table-cell>
          <table:table-cell office:value-type="float" office:value="182.602583745884" calcext:value-type="float">
            <text:p>182.602583745884</text:p>
          </table:table-cell>
          <table:table-cell office:value-type="float" office:value="0.0400000010818178" calcext:value-type="float">
            <text:p>0.040000001081818</text:p>
          </table:table-cell>
          <table:table-cell/>
        </table:table-row>
        <table:table-row table:style-name="ro1">
          <table:table-cell office:value-type="float" office:value="22.0999999999618" calcext:value-type="float">
            <text:p>22.0999999999618</text:p>
          </table:table-cell>
          <table:table-cell office:value-type="float" office:value="182.596785015986" calcext:value-type="float">
            <text:p>182.596785015986</text:p>
          </table:table-cell>
          <table:table-cell office:value-type="float" office:value="0.040000001086562" calcext:value-type="float">
            <text:p>0.040000001086562</text:p>
          </table:table-cell>
          <table:table-cell/>
        </table:table-row>
        <table:table-row table:style-name="ro1">
          <table:table-cell office:value-type="float" office:value="22.1999999999616" calcext:value-type="float">
            <text:p>22.1999999999616</text:p>
          </table:table-cell>
          <table:table-cell office:value-type="float" office:value="182.590962878718" calcext:value-type="float">
            <text:p>182.590962878718</text:p>
          </table:table-cell>
          <table:table-cell office:value-type="float" office:value="0.040000001091304" calcext:value-type="float">
            <text:p>0.040000001091304</text:p>
          </table:table-cell>
          <table:table-cell/>
        </table:table-row>
        <table:table-row table:style-name="ro1">
          <table:table-cell office:value-type="float" office:value="22.2999999999614" calcext:value-type="float">
            <text:p>22.2999999999614</text:p>
          </table:table-cell>
          <table:table-cell office:value-type="float" office:value="182.585117370896" calcext:value-type="float">
            <text:p>182.585117370896</text:p>
          </table:table-cell>
          <table:table-cell office:value-type="float" office:value="0.0400000010960437" calcext:value-type="float">
            <text:p>0.040000001096044</text:p>
          </table:table-cell>
          <table:table-cell/>
        </table:table-row>
        <table:table-row table:style-name="ro1">
          <table:table-cell office:value-type="float" office:value="22.3999999999611" calcext:value-type="float">
            <text:p>22.3999999999611</text:p>
          </table:table-cell>
          <table:table-cell office:value-type="float" office:value="182.579248529448" calcext:value-type="float">
            <text:p>182.579248529448</text:p>
          </table:table-cell>
          <table:table-cell office:value-type="float" office:value="0.0400000011007811" calcext:value-type="float">
            <text:p>0.040000001100781</text:p>
          </table:table-cell>
          <table:table-cell/>
        </table:table-row>
        <table:table-row table:style-name="ro1">
          <table:table-cell office:value-type="float" office:value="22.4999999999609" calcext:value-type="float">
            <text:p>22.4999999999609</text:p>
          </table:table-cell>
          <table:table-cell office:value-type="float" office:value="182.573356391416" calcext:value-type="float">
            <text:p>182.573356391416</text:p>
          </table:table-cell>
          <table:table-cell office:value-type="float" office:value="0.0400000011055162" calcext:value-type="float">
            <text:p>0.040000001105516</text:p>
          </table:table-cell>
          <table:table-cell/>
        </table:table-row>
        <table:table-row table:style-name="ro1">
          <table:table-cell office:value-type="float" office:value="22.5999999999607" calcext:value-type="float">
            <text:p>22.5999999999607</text:p>
          </table:table-cell>
          <table:table-cell office:value-type="float" office:value="182.567440993957" calcext:value-type="float">
            <text:p>182.567440993957</text:p>
          </table:table-cell>
          <table:table-cell office:value-type="float" office:value="0.040000001110249" calcext:value-type="float">
            <text:p>0.040000001110249</text:p>
          </table:table-cell>
          <table:table-cell/>
        </table:table-row>
        <table:table-row table:style-name="ro1">
          <table:table-cell office:value-type="float" office:value="22.6999999999604" calcext:value-type="float">
            <text:p>22.6999999999604</text:p>
          </table:table-cell>
          <table:table-cell office:value-type="float" office:value="182.56150237434" calcext:value-type="float">
            <text:p>182.56150237434</text:p>
          </table:table-cell>
          <table:table-cell office:value-type="float" office:value="0.0400000011149795" calcext:value-type="float">
            <text:p>0.04000000111498</text:p>
          </table:table-cell>
          <table:table-cell/>
        </table:table-row>
        <table:table-row table:style-name="ro1">
          <table:table-cell office:value-type="float" office:value="22.7999999999602" calcext:value-type="float">
            <text:p>22.7999999999602</text:p>
          </table:table-cell>
          <table:table-cell office:value-type="float" office:value="182.555540569942" calcext:value-type="float">
            <text:p>182.555540569942</text:p>
          </table:table-cell>
          <table:table-cell office:value-type="float" office:value="0.0400000011197076" calcext:value-type="float">
            <text:p>0.040000001119708</text:p>
          </table:table-cell>
          <table:table-cell/>
        </table:table-row>
        <table:table-row table:style-name="ro1">
          <table:table-cell office:value-type="float" office:value="22.89999999996" calcext:value-type="float">
            <text:p>22.89999999996</text:p>
          </table:table-cell>
          <table:table-cell office:value-type="float" office:value="182.549555618255" calcext:value-type="float">
            <text:p>182.549555618255</text:p>
          </table:table-cell>
          <table:table-cell office:value-type="float" office:value="0.0400000011244335" calcext:value-type="float">
            <text:p>0.040000001124434</text:p>
          </table:table-cell>
          <table:table-cell/>
        </table:table-row>
        <table:table-row table:style-name="ro1">
          <table:table-cell office:value-type="float" office:value="22.9999999999597" calcext:value-type="float">
            <text:p>22.9999999999597</text:p>
          </table:table-cell>
          <table:table-cell office:value-type="float" office:value="182.543547556882" calcext:value-type="float">
            <text:p>182.543547556882</text:p>
          </table:table-cell>
          <table:table-cell office:value-type="float" office:value="0.040000001129157" calcext:value-type="float">
            <text:p>0.040000001129157</text:p>
          </table:table-cell>
          <table:table-cell/>
        </table:table-row>
        <table:table-row table:style-name="ro1">
          <table:table-cell office:value-type="float" office:value="23.0999999999595" calcext:value-type="float">
            <text:p>23.0999999999595</text:p>
          </table:table-cell>
          <table:table-cell office:value-type="float" office:value="182.537516423534" calcext:value-type="float">
            <text:p>182.537516423534</text:p>
          </table:table-cell>
          <table:table-cell office:value-type="float" office:value="0.0400000011338782" calcext:value-type="float">
            <text:p>0.040000001133878</text:p>
          </table:table-cell>
          <table:table-cell/>
        </table:table-row>
        <table:table-row table:style-name="ro1">
          <table:table-cell office:value-type="float" office:value="23.1999999999593" calcext:value-type="float">
            <text:p>23.1999999999593</text:p>
          </table:table-cell>
          <table:table-cell office:value-type="float" office:value="182.531462256031" calcext:value-type="float">
            <text:p>182.531462256031</text:p>
          </table:table-cell>
          <table:table-cell office:value-type="float" office:value="0.0400000011385971" calcext:value-type="float">
            <text:p>0.040000001138597</text:p>
          </table:table-cell>
          <table:table-cell/>
        </table:table-row>
        <table:table-row table:style-name="ro1">
          <table:table-cell office:value-type="float" office:value="23.299999999959" calcext:value-type="float">
            <text:p>23.299999999959</text:p>
          </table:table-cell>
          <table:table-cell office:value-type="float" office:value="182.525385092302" calcext:value-type="float">
            <text:p>182.525385092302</text:p>
          </table:table-cell>
          <table:table-cell office:value-type="float" office:value="0.0400000011433135" calcext:value-type="float">
            <text:p>0.040000001143314</text:p>
          </table:table-cell>
          <table:table-cell/>
        </table:table-row>
        <table:table-row table:style-name="ro1">
          <table:table-cell office:value-type="float" office:value="23.3999999999588" calcext:value-type="float">
            <text:p>23.3999999999588</text:p>
          </table:table-cell>
          <table:table-cell office:value-type="float" office:value="182.519284970385" calcext:value-type="float">
            <text:p>182.519284970385</text:p>
          </table:table-cell>
          <table:table-cell office:value-type="float" office:value="0.0400000011480276" calcext:value-type="float">
            <text:p>0.040000001148028</text:p>
          </table:table-cell>
          <table:table-cell/>
        </table:table-row>
        <table:table-row table:style-name="ro1">
          <table:table-cell office:value-type="float" office:value="23.4999999999586" calcext:value-type="float">
            <text:p>23.4999999999586</text:p>
          </table:table-cell>
          <table:table-cell office:value-type="float" office:value="182.513161928424" calcext:value-type="float">
            <text:p>182.513161928424</text:p>
          </table:table-cell>
          <table:table-cell office:value-type="float" office:value="0.0400000011527393" calcext:value-type="float">
            <text:p>0.040000001152739</text:p>
          </table:table-cell>
          <table:table-cell/>
        </table:table-row>
        <table:table-row table:style-name="ro1">
          <table:table-cell office:value-type="float" office:value="23.5999999999583" calcext:value-type="float">
            <text:p>23.5999999999583</text:p>
          </table:table-cell>
          <table:table-cell office:value-type="float" office:value="182.507016004671" calcext:value-type="float">
            <text:p>182.507016004671</text:p>
          </table:table-cell>
          <table:table-cell office:value-type="float" office:value="0.0400000011574486" calcext:value-type="float">
            <text:p>0.040000001157449</text:p>
          </table:table-cell>
          <table:table-cell/>
        </table:table-row>
        <table:table-row table:style-name="ro1">
          <table:table-cell office:value-type="float" office:value="23.6999999999581" calcext:value-type="float">
            <text:p>23.6999999999581</text:p>
          </table:table-cell>
          <table:table-cell office:value-type="float" office:value="182.500847237484" calcext:value-type="float">
            <text:p>182.500847237484</text:p>
          </table:table-cell>
          <table:table-cell office:value-type="float" office:value="0.0400000011621555" calcext:value-type="float">
            <text:p>0.040000001162156</text:p>
          </table:table-cell>
          <table:table-cell/>
        </table:table-row>
        <table:table-row table:style-name="ro1">
          <table:table-cell office:value-type="float" office:value="23.7999999999579" calcext:value-type="float">
            <text:p>23.7999999999579</text:p>
          </table:table-cell>
          <table:table-cell office:value-type="float" office:value="182.494655665327" calcext:value-type="float">
            <text:p>182.494655665327</text:p>
          </table:table-cell>
          <table:table-cell office:value-type="float" office:value="0.04000000116686" calcext:value-type="float">
            <text:p>0.04000000116686</text:p>
          </table:table-cell>
          <table:table-cell/>
        </table:table-row>
        <table:table-row table:style-name="ro1">
          <table:table-cell office:value-type="float" office:value="23.8999999999576" calcext:value-type="float">
            <text:p>23.8999999999576</text:p>
          </table:table-cell>
          <table:table-cell office:value-type="float" office:value="182.488441326768" calcext:value-type="float">
            <text:p>182.488441326768</text:p>
          </table:table-cell>
          <table:table-cell office:value-type="float" office:value="0.0400000011715621" calcext:value-type="float">
            <text:p>0.040000001171562</text:p>
          </table:table-cell>
          <table:table-cell/>
        </table:table-row>
        <table:table-row table:style-name="ro1">
          <table:table-cell office:value-type="float" office:value="23.9999999999574" calcext:value-type="float">
            <text:p>23.9999999999574</text:p>
          </table:table-cell>
          <table:table-cell office:value-type="float" office:value="182.482204260482" calcext:value-type="float">
            <text:p>182.482204260482</text:p>
          </table:table-cell>
          <table:table-cell office:value-type="float" office:value="0.0400000011762618" calcext:value-type="float">
            <text:p>0.040000001176262</text:p>
          </table:table-cell>
          <table:table-cell/>
        </table:table-row>
        <table:table-row table:style-name="ro1">
          <table:table-cell office:value-type="float" office:value="24.0999999999572" calcext:value-type="float">
            <text:p>24.0999999999572</text:p>
          </table:table-cell>
          <table:table-cell office:value-type="float" office:value="182.475944505242" calcext:value-type="float">
            <text:p>182.475944505242</text:p>
          </table:table-cell>
          <table:table-cell office:value-type="float" office:value="0.0400000011809592" calcext:value-type="float">
            <text:p>0.040000001180959</text:p>
          </table:table-cell>
          <table:table-cell/>
        </table:table-row>
        <table:table-row table:style-name="ro1">
          <table:table-cell office:value-type="float" office:value="24.1999999999569" calcext:value-type="float">
            <text:p>24.1999999999569</text:p>
          </table:table-cell>
          <table:table-cell office:value-type="float" office:value="182.469662099928" calcext:value-type="float">
            <text:p>182.469662099928</text:p>
          </table:table-cell>
          <table:table-cell office:value-type="float" office:value="0.040000001185654" calcext:value-type="float">
            <text:p>0.040000001185654</text:p>
          </table:table-cell>
          <table:table-cell/>
        </table:table-row>
        <table:table-row table:style-name="ro1">
          <table:table-cell office:value-type="float" office:value="24.2999999999567" calcext:value-type="float">
            <text:p>24.2999999999567</text:p>
          </table:table-cell>
          <table:table-cell office:value-type="float" office:value="182.463357083521" calcext:value-type="float">
            <text:p>182.463357083521</text:p>
          </table:table-cell>
          <table:table-cell office:value-type="float" office:value="0.0400000011903464" calcext:value-type="float">
            <text:p>0.040000001190346</text:p>
          </table:table-cell>
          <table:table-cell/>
        </table:table-row>
        <table:table-row table:style-name="ro1">
          <table:table-cell office:value-type="float" office:value="24.3999999999565" calcext:value-type="float">
            <text:p>24.3999999999565</text:p>
          </table:table-cell>
          <table:table-cell office:value-type="float" office:value="182.457029495108" calcext:value-type="float">
            <text:p>182.457029495108</text:p>
          </table:table-cell>
          <table:table-cell office:value-type="float" office:value="0.0400000011950364" calcext:value-type="float">
            <text:p>0.040000001195036</text:p>
          </table:table-cell>
          <table:table-cell/>
        </table:table-row>
        <table:table-row table:style-name="ro1">
          <table:table-cell office:value-type="float" office:value="24.4999999999562" calcext:value-type="float">
            <text:p>24.4999999999562</text:p>
          </table:table-cell>
          <table:table-cell office:value-type="float" office:value="182.45067937387" calcext:value-type="float">
            <text:p>182.45067937387</text:p>
          </table:table-cell>
          <table:table-cell office:value-type="float" office:value="0.0400000011997238" calcext:value-type="float">
            <text:p>0.040000001199724</text:p>
          </table:table-cell>
          <table:table-cell/>
        </table:table-row>
        <table:table-row table:style-name="ro1">
          <table:table-cell office:value-type="float" office:value="24.599999999956" calcext:value-type="float">
            <text:p>24.599999999956</text:p>
          </table:table-cell>
          <table:table-cell office:value-type="float" office:value="182.444306759093" calcext:value-type="float">
            <text:p>182.444306759093</text:p>
          </table:table-cell>
          <table:table-cell office:value-type="float" office:value="0.0400000012044089" calcext:value-type="float">
            <text:p>0.040000001204409</text:p>
          </table:table-cell>
          <table:table-cell/>
        </table:table-row>
        <table:table-row table:style-name="ro1">
          <table:table-cell office:value-type="float" office:value="24.6999999999558" calcext:value-type="float">
            <text:p>24.6999999999558</text:p>
          </table:table-cell>
          <table:table-cell office:value-type="float" office:value="182.437911690162" calcext:value-type="float">
            <text:p>182.437911690162</text:p>
          </table:table-cell>
          <table:table-cell office:value-type="float" office:value="0.0400000012090914" calcext:value-type="float">
            <text:p>0.040000001209091</text:p>
          </table:table-cell>
          <table:table-cell/>
        </table:table-row>
        <table:table-row table:style-name="ro1">
          <table:table-cell office:value-type="float" office:value="24.7999999999555" calcext:value-type="float">
            <text:p>24.7999999999555</text:p>
          </table:table-cell>
          <table:table-cell office:value-type="float" office:value="182.431494206563" calcext:value-type="float">
            <text:p>182.431494206563</text:p>
          </table:table-cell>
          <table:table-cell office:value-type="float" office:value="0.0400000012137715" calcext:value-type="float">
            <text:p>0.040000001213772</text:p>
          </table:table-cell>
          <table:table-cell/>
        </table:table-row>
        <table:table-row table:style-name="ro1">
          <table:table-cell office:value-type="float" office:value="24.8999999999553" calcext:value-type="float">
            <text:p>24.8999999999553</text:p>
          </table:table-cell>
          <table:table-cell office:value-type="float" office:value="182.425054347876" calcext:value-type="float">
            <text:p>182.425054347876</text:p>
          </table:table-cell>
          <table:table-cell office:value-type="float" office:value="0.0400000012184491" calcext:value-type="float">
            <text:p>0.040000001218449</text:p>
          </table:table-cell>
          <table:table-cell/>
        </table:table-row>
        <table:table-row table:style-name="ro1">
          <table:table-cell office:value-type="float" office:value="24.9999999999551" calcext:value-type="float">
            <text:p>24.9999999999551</text:p>
          </table:table-cell>
          <table:table-cell office:value-type="float" office:value="182.418592153784" calcext:value-type="float">
            <text:p>182.418592153784</text:p>
          </table:table-cell>
          <table:table-cell office:value-type="float" office:value="0.0400000012231241" calcext:value-type="float">
            <text:p>0.040000001223124</text:p>
          </table:table-cell>
          <table:table-cell/>
        </table:table-row>
        <table:table-row table:style-name="ro1">
          <table:table-cell office:value-type="float" office:value="25.0999999999548" calcext:value-type="float">
            <text:p>25.0999999999548</text:p>
          </table:table-cell>
          <table:table-cell office:value-type="float" office:value="182.412107664064" calcext:value-type="float">
            <text:p>182.412107664064</text:p>
          </table:table-cell>
          <table:table-cell office:value-type="float" office:value="0.0400000012277966" calcext:value-type="float">
            <text:p>0.040000001227797</text:p>
          </table:table-cell>
          <table:table-cell/>
        </table:table-row>
        <table:table-row table:style-name="ro1">
          <table:table-cell office:value-type="float" office:value="25.1999999999546" calcext:value-type="float">
            <text:p>25.1999999999546</text:p>
          </table:table-cell>
          <table:table-cell office:value-type="float" office:value="182.405600918593" calcext:value-type="float">
            <text:p>182.405600918593</text:p>
          </table:table-cell>
          <table:table-cell office:value-type="float" office:value="0.0400000012324667" calcext:value-type="float">
            <text:p>0.040000001232467</text:p>
          </table:table-cell>
          <table:table-cell/>
        </table:table-row>
        <table:table-row table:style-name="ro1">
          <table:table-cell office:value-type="float" office:value="25.2999999999544" calcext:value-type="float">
            <text:p>25.2999999999544</text:p>
          </table:table-cell>
          <table:table-cell office:value-type="float" office:value="182.399071957339" calcext:value-type="float">
            <text:p>182.399071957339</text:p>
          </table:table-cell>
          <table:table-cell office:value-type="float" office:value="0.0400000012371342" calcext:value-type="float">
            <text:p>0.040000001237134</text:p>
          </table:table-cell>
          <table:table-cell/>
        </table:table-row>
        <table:table-row table:style-name="ro1">
          <table:table-cell office:value-type="float" office:value="25.3999999999541" calcext:value-type="float">
            <text:p>25.3999999999541</text:p>
          </table:table-cell>
          <table:table-cell office:value-type="float" office:value="182.39252082037" calcext:value-type="float">
            <text:p>182.39252082037</text:p>
          </table:table-cell>
          <table:table-cell office:value-type="float" office:value="0.0400000012417993" calcext:value-type="float">
            <text:p>0.040000001241799</text:p>
          </table:table-cell>
          <table:table-cell/>
        </table:table-row>
        <table:table-row table:style-name="ro1">
          <table:table-cell office:value-type="float" office:value="25.4999999999539" calcext:value-type="float">
            <text:p>25.4999999999539</text:p>
          </table:table-cell>
          <table:table-cell office:value-type="float" office:value="182.385947547847" calcext:value-type="float">
            <text:p>182.385947547847</text:p>
          </table:table-cell>
          <table:table-cell office:value-type="float" office:value="0.0400000012464617" calcext:value-type="float">
            <text:p>0.040000001246462</text:p>
          </table:table-cell>
          <table:table-cell/>
        </table:table-row>
        <table:table-row table:style-name="ro1">
          <table:table-cell office:value-type="float" office:value="25.5999999999537" calcext:value-type="float">
            <text:p>25.5999999999537</text:p>
          </table:table-cell>
          <table:table-cell office:value-type="float" office:value="182.379352180026" calcext:value-type="float">
            <text:p>182.379352180026</text:p>
          </table:table-cell>
          <table:table-cell office:value-type="float" office:value="0.0400000012511217" calcext:value-type="float">
            <text:p>0.040000001251122</text:p>
          </table:table-cell>
          <table:table-cell/>
        </table:table-row>
        <table:table-row table:style-name="ro1">
          <table:table-cell office:value-type="float" office:value="25.6999999999534" calcext:value-type="float">
            <text:p>25.6999999999534</text:p>
          </table:table-cell>
          <table:table-cell office:value-type="float" office:value="182.372734757255" calcext:value-type="float">
            <text:p>182.372734757255</text:p>
          </table:table-cell>
          <table:table-cell office:value-type="float" office:value="0.0400000012557791" calcext:value-type="float">
            <text:p>0.040000001255779</text:p>
          </table:table-cell>
          <table:table-cell/>
        </table:table-row>
        <table:table-row table:style-name="ro1">
          <table:table-cell office:value-type="float" office:value="25.7999999999532" calcext:value-type="float">
            <text:p>25.7999999999532</text:p>
          </table:table-cell>
          <table:table-cell office:value-type="float" office:value="182.366095319975" calcext:value-type="float">
            <text:p>182.366095319975</text:p>
          </table:table-cell>
          <table:table-cell office:value-type="float" office:value="0.0400000012604339" calcext:value-type="float">
            <text:p>0.040000001260434</text:p>
          </table:table-cell>
          <table:table-cell/>
        </table:table-row>
        <table:table-row table:style-name="ro1">
          <table:table-cell office:value-type="float" office:value="25.899999999953" calcext:value-type="float">
            <text:p>25.899999999953</text:p>
          </table:table-cell>
          <table:table-cell office:value-type="float" office:value="182.359433908721" calcext:value-type="float">
            <text:p>182.359433908721</text:p>
          </table:table-cell>
          <table:table-cell office:value-type="float" office:value="0.0400000012650863" calcext:value-type="float">
            <text:p>0.040000001265086</text:p>
          </table:table-cell>
          <table:table-cell/>
        </table:table-row>
        <table:table-row table:style-name="ro1">
          <table:table-cell office:value-type="float" office:value="25.9999999999527" calcext:value-type="float">
            <text:p>25.9999999999527</text:p>
          </table:table-cell>
          <table:table-cell office:value-type="float" office:value="182.352750564119" calcext:value-type="float">
            <text:p>182.352750564119</text:p>
          </table:table-cell>
          <table:table-cell office:value-type="float" office:value="0.040000001269736" calcext:value-type="float">
            <text:p>0.040000001269736</text:p>
          </table:table-cell>
          <table:table-cell/>
        </table:table-row>
        <table:table-row table:style-name="ro1">
          <table:table-cell office:value-type="float" office:value="26.0999999999525" calcext:value-type="float">
            <text:p>26.0999999999525</text:p>
          </table:table-cell>
          <table:table-cell office:value-type="float" office:value="182.346045326884" calcext:value-type="float">
            <text:p>182.346045326884</text:p>
          </table:table-cell>
          <table:table-cell office:value-type="float" office:value="0.0400000012743831" calcext:value-type="float">
            <text:p>0.040000001274383</text:p>
          </table:table-cell>
          <table:table-cell/>
        </table:table-row>
        <table:table-row table:style-name="ro1">
          <table:table-cell office:value-type="float" office:value="26.1999999999523" calcext:value-type="float">
            <text:p>26.1999999999523</text:p>
          </table:table-cell>
          <table:table-cell office:value-type="float" office:value="182.339318237823" calcext:value-type="float">
            <text:p>182.339318237823</text:p>
          </table:table-cell>
          <table:table-cell office:value-type="float" office:value="0.0400000012790276" calcext:value-type="float">
            <text:p>0.040000001279028</text:p>
          </table:table-cell>
          <table:table-cell/>
        </table:table-row>
        <table:table-row table:style-name="ro1">
          <table:table-cell office:value-type="float" office:value="26.299999999952" calcext:value-type="float">
            <text:p>26.299999999952</text:p>
          </table:table-cell>
          <table:table-cell office:value-type="float" office:value="182.332569337833" calcext:value-type="float">
            <text:p>182.332569337833</text:p>
          </table:table-cell>
          <table:table-cell office:value-type="float" office:value="0.0400000012836696" calcext:value-type="float">
            <text:p>0.04000000128367</text:p>
          </table:table-cell>
          <table:table-cell/>
        </table:table-row>
        <table:table-row table:style-name="ro1">
          <table:table-cell office:value-type="float" office:value="26.3999999999518" calcext:value-type="float">
            <text:p>26.3999999999518</text:p>
          </table:table-cell>
          <table:table-cell office:value-type="float" office:value="182.325798667898" calcext:value-type="float">
            <text:p>182.325798667898</text:p>
          </table:table-cell>
          <table:table-cell office:value-type="float" office:value="0.0400000012883089" calcext:value-type="float">
            <text:p>0.040000001288309</text:p>
          </table:table-cell>
          <table:table-cell/>
        </table:table-row>
        <table:table-row table:style-name="ro1">
          <table:table-cell office:value-type="float" office:value="26.4999999999516" calcext:value-type="float">
            <text:p>26.4999999999516</text:p>
          </table:table-cell>
          <table:table-cell office:value-type="float" office:value="182.319006269095" calcext:value-type="float">
            <text:p>182.319006269095</text:p>
          </table:table-cell>
          <table:table-cell office:value-type="float" office:value="0.0400000012929456" calcext:value-type="float">
            <text:p>0.040000001292946</text:p>
          </table:table-cell>
          <table:table-cell/>
        </table:table-row>
        <table:table-row table:style-name="ro1">
          <table:table-cell office:value-type="float" office:value="26.5999999999513" calcext:value-type="float">
            <text:p>26.5999999999513</text:p>
          </table:table-cell>
          <table:table-cell office:value-type="float" office:value="182.312192182583" calcext:value-type="float">
            <text:p>182.312192182583</text:p>
          </table:table-cell>
          <table:table-cell office:value-type="float" office:value="0.0400000012975797" calcext:value-type="float">
            <text:p>0.04000000129758</text:p>
          </table:table-cell>
          <table:table-cell/>
        </table:table-row>
        <table:table-row table:style-name="ro1">
          <table:table-cell office:value-type="float" office:value="26.6999999999511" calcext:value-type="float">
            <text:p>26.6999999999511</text:p>
          </table:table-cell>
          <table:table-cell office:value-type="float" office:value="182.305356449612" calcext:value-type="float">
            <text:p>182.305356449612</text:p>
          </table:table-cell>
          <table:table-cell office:value-type="float" office:value="0.0400000013022112" calcext:value-type="float">
            <text:p>0.040000001302211</text:p>
          </table:table-cell>
          <table:table-cell/>
        </table:table-row>
        <table:table-row table:style-name="ro1">
          <table:table-cell office:value-type="float" office:value="26.7999999999509" calcext:value-type="float">
            <text:p>26.7999999999509</text:p>
          </table:table-cell>
          <table:table-cell office:value-type="float" office:value="182.298499111517" calcext:value-type="float">
            <text:p>182.298499111517</text:p>
          </table:table-cell>
          <table:table-cell office:value-type="float" office:value="0.0400000013068401" calcext:value-type="float">
            <text:p>0.04000000130684</text:p>
          </table:table-cell>
          <table:table-cell/>
        </table:table-row>
        <table:table-row table:style-name="ro1">
          <table:table-cell office:value-type="float" office:value="26.8999999999506" calcext:value-type="float">
            <text:p>26.8999999999506</text:p>
          </table:table-cell>
          <table:table-cell office:value-type="float" office:value="182.29162020972" calcext:value-type="float">
            <text:p>182.29162020972</text:p>
          </table:table-cell>
          <table:table-cell office:value-type="float" office:value="0.0400000013114664" calcext:value-type="float">
            <text:p>0.040000001311466</text:p>
          </table:table-cell>
          <table:table-cell/>
        </table:table-row>
        <table:table-row table:style-name="ro1">
          <table:table-cell office:value-type="float" office:value="26.9999999999504" calcext:value-type="float">
            <text:p>26.9999999999504</text:p>
          </table:table-cell>
          <table:table-cell office:value-type="float" office:value="182.284719785726" calcext:value-type="float">
            <text:p>182.284719785726</text:p>
          </table:table-cell>
          <table:table-cell office:value-type="float" office:value="0.04000000131609" calcext:value-type="float">
            <text:p>0.04000000131609</text:p>
          </table:table-cell>
          <table:table-cell/>
        </table:table-row>
        <table:table-row table:style-name="ro1">
          <table:table-cell office:value-type="float" office:value="27.0999999999502" calcext:value-type="float">
            <text:p>27.0999999999502</text:p>
          </table:table-cell>
          <table:table-cell office:value-type="float" office:value="182.277797881124" calcext:value-type="float">
            <text:p>182.277797881124</text:p>
          </table:table-cell>
          <table:table-cell office:value-type="float" office:value="0.040000001320711" calcext:value-type="float">
            <text:p>0.040000001320711</text:p>
          </table:table-cell>
          <table:table-cell/>
        </table:table-row>
        <table:table-row table:style-name="ro1">
          <table:table-cell office:value-type="float" office:value="27.1999999999499" calcext:value-type="float">
            <text:p>27.1999999999499</text:p>
          </table:table-cell>
          <table:table-cell office:value-type="float" office:value="182.270854537591" calcext:value-type="float">
            <text:p>182.270854537591</text:p>
          </table:table-cell>
          <table:table-cell office:value-type="float" office:value="0.0400000013253292" calcext:value-type="float">
            <text:p>0.040000001325329</text:p>
          </table:table-cell>
          <table:table-cell/>
        </table:table-row>
        <table:table-row table:style-name="ro1">
          <table:table-cell office:value-type="float" office:value="27.2999999999497" calcext:value-type="float">
            <text:p>27.2999999999497</text:p>
          </table:table-cell>
          <table:table-cell office:value-type="float" office:value="182.263889796884" calcext:value-type="float">
            <text:p>182.263889796884</text:p>
          </table:table-cell>
          <table:table-cell office:value-type="float" office:value="0.0400000013299448" calcext:value-type="float">
            <text:p>0.040000001329945</text:p>
          </table:table-cell>
          <table:table-cell/>
        </table:table-row>
        <table:table-row table:style-name="ro1">
          <table:table-cell office:value-type="float" office:value="27.3999999999495" calcext:value-type="float">
            <text:p>27.3999999999495</text:p>
          </table:table-cell>
          <table:table-cell office:value-type="float" office:value="182.256903700844" calcext:value-type="float">
            <text:p>182.256903700844</text:p>
          </table:table-cell>
          <table:table-cell office:value-type="float" office:value="0.0400000013345577" calcext:value-type="float">
            <text:p>0.040000001334558</text:p>
          </table:table-cell>
          <table:table-cell/>
        </table:table-row>
        <table:table-row table:style-name="ro1">
          <table:table-cell office:value-type="float" office:value="27.4999999999492" calcext:value-type="float">
            <text:p>27.4999999999492</text:p>
          </table:table-cell>
          <table:table-cell office:value-type="float" office:value="182.249896291393" calcext:value-type="float">
            <text:p>182.249896291393</text:p>
          </table:table-cell>
          <table:table-cell office:value-type="float" office:value="0.0400000013391678" calcext:value-type="float">
            <text:p>0.040000001339168</text:p>
          </table:table-cell>
          <table:table-cell/>
        </table:table-row>
        <table:table-row table:style-name="ro1">
          <table:table-cell office:value-type="float" office:value="27.599999999949" calcext:value-type="float">
            <text:p>27.599999999949</text:p>
          </table:table-cell>
          <table:table-cell office:value-type="float" office:value="182.242867610536" calcext:value-type="float">
            <text:p>182.242867610536</text:p>
          </table:table-cell>
          <table:table-cell office:value-type="float" office:value="0.0400000013437754" calcext:value-type="float">
            <text:p>0.040000001343775</text:p>
          </table:table-cell>
          <table:table-cell/>
        </table:table-row>
        <table:table-row table:style-name="ro1">
          <table:table-cell office:value-type="float" office:value="27.6999999999488" calcext:value-type="float">
            <text:p>27.6999999999488</text:p>
          </table:table-cell>
          <table:table-cell office:value-type="float" office:value="182.235817700356" calcext:value-type="float">
            <text:p>182.235817700356</text:p>
          </table:table-cell>
          <table:table-cell office:value-type="float" office:value="0.0400000013483802" calcext:value-type="float">
            <text:p>0.04000000134838</text:p>
          </table:table-cell>
          <table:table-cell/>
        </table:table-row>
        <table:table-row table:style-name="ro1">
          <table:table-cell office:value-type="float" office:value="27.7999999999486" calcext:value-type="float">
            <text:p>27.7999999999486</text:p>
          </table:table-cell>
          <table:table-cell office:value-type="float" office:value="182.228746603018" calcext:value-type="float">
            <text:p>182.228746603018</text:p>
          </table:table-cell>
          <table:table-cell office:value-type="float" office:value="0.0400000013529823" calcext:value-type="float">
            <text:p>0.040000001352982</text:p>
          </table:table-cell>
          <table:table-cell/>
        </table:table-row>
        <table:table-row table:style-name="ro1">
          <table:table-cell office:value-type="float" office:value="27.8999999999483" calcext:value-type="float">
            <text:p>27.8999999999483</text:p>
          </table:table-cell>
          <table:table-cell office:value-type="float" office:value="182.221654360767" calcext:value-type="float">
            <text:p>182.221654360767</text:p>
          </table:table-cell>
          <table:table-cell office:value-type="float" office:value="0.0400000013575818" calcext:value-type="float">
            <text:p>0.040000001357582</text:p>
          </table:table-cell>
          <table:table-cell/>
        </table:table-row>
        <table:table-row table:style-name="ro1">
          <table:table-cell office:value-type="float" office:value="27.9999999999481" calcext:value-type="float">
            <text:p>27.9999999999481</text:p>
          </table:table-cell>
          <table:table-cell office:value-type="float" office:value="182.214541015924" calcext:value-type="float">
            <text:p>182.214541015924</text:p>
          </table:table-cell>
          <table:table-cell office:value-type="float" office:value="0.0400000013621785" calcext:value-type="float">
            <text:p>0.040000001362179</text:p>
          </table:table-cell>
          <table:table-cell/>
        </table:table-row>
        <table:table-row table:style-name="ro1">
          <table:table-cell office:value-type="float" office:value="28.0999999999479" calcext:value-type="float">
            <text:p>28.0999999999479</text:p>
          </table:table-cell>
          <table:table-cell office:value-type="float" office:value="182.207406610891" calcext:value-type="float">
            <text:p>182.207406610891</text:p>
          </table:table-cell>
          <table:table-cell office:value-type="float" office:value="0.0400000013667725" calcext:value-type="float">
            <text:p>0.040000001366773</text:p>
          </table:table-cell>
          <table:table-cell/>
        </table:table-row>
        <table:table-row table:style-name="ro1">
          <table:table-cell office:value-type="float" office:value="28.1999999999476" calcext:value-type="float">
            <text:p>28.1999999999476</text:p>
          </table:table-cell>
          <table:table-cell office:value-type="float" office:value="182.200251188146" calcext:value-type="float">
            <text:p>182.200251188146</text:p>
          </table:table-cell>
          <table:table-cell office:value-type="float" office:value="0.0400000013713637" calcext:value-type="float">
            <text:p>0.040000001371364</text:p>
          </table:table-cell>
          <table:table-cell/>
        </table:table-row>
        <table:table-row table:style-name="ro1">
          <table:table-cell office:value-type="float" office:value="28.2999999999474" calcext:value-type="float">
            <text:p>28.2999999999474</text:p>
          </table:table-cell>
          <table:table-cell office:value-type="float" office:value="182.193074790244" calcext:value-type="float">
            <text:p>182.193074790244</text:p>
          </table:table-cell>
          <table:table-cell office:value-type="float" office:value="0.0400000013759522" calcext:value-type="float">
            <text:p>0.040000001375952</text:p>
          </table:table-cell>
          <table:table-cell/>
        </table:table-row>
        <table:table-row table:style-name="ro1">
          <table:table-cell office:value-type="float" office:value="28.3999999999472" calcext:value-type="float">
            <text:p>28.3999999999472</text:p>
          </table:table-cell>
          <table:table-cell office:value-type="float" office:value="182.185877459816" calcext:value-type="float">
            <text:p>182.185877459816</text:p>
          </table:table-cell>
          <table:table-cell office:value-type="float" office:value="0.0400000013805379" calcext:value-type="float">
            <text:p>0.040000001380538</text:p>
          </table:table-cell>
          <table:table-cell/>
        </table:table-row>
        <table:table-row table:style-name="ro1">
          <table:table-cell office:value-type="float" office:value="28.4999999999469" calcext:value-type="float">
            <text:p>28.4999999999469</text:p>
          </table:table-cell>
          <table:table-cell office:value-type="float" office:value="182.17865923957" calcext:value-type="float">
            <text:p>182.17865923957</text:p>
          </table:table-cell>
          <table:table-cell office:value-type="float" office:value="0.0400000013851209" calcext:value-type="float">
            <text:p>0.040000001385121</text:p>
          </table:table-cell>
          <table:table-cell/>
        </table:table-row>
        <table:table-row table:style-name="ro1">
          <table:table-cell office:value-type="float" office:value="28.5999999999467" calcext:value-type="float">
            <text:p>28.5999999999467</text:p>
          </table:table-cell>
          <table:table-cell office:value-type="float" office:value="182.171420172289" calcext:value-type="float">
            <text:p>182.171420172289</text:p>
          </table:table-cell>
          <table:table-cell office:value-type="float" office:value="0.0400000013897012" calcext:value-type="float">
            <text:p>0.040000001389701</text:p>
          </table:table-cell>
          <table:table-cell/>
        </table:table-row>
        <table:table-row table:style-name="ro1">
          <table:table-cell office:value-type="float" office:value="28.6999999999465" calcext:value-type="float">
            <text:p>28.6999999999465</text:p>
          </table:table-cell>
          <table:table-cell office:value-type="float" office:value="182.164160300825" calcext:value-type="float">
            <text:p>182.164160300825</text:p>
          </table:table-cell>
          <table:table-cell office:value-type="float" office:value="0.0400000013942788" calcext:value-type="float">
            <text:p>0.040000001394279</text:p>
          </table:table-cell>
          <table:table-cell/>
        </table:table-row>
        <table:table-row table:style-name="ro1">
          <table:table-cell office:value-type="float" office:value="28.7999999999462" calcext:value-type="float">
            <text:p>28.7999999999462</text:p>
          </table:table-cell>
          <table:table-cell office:value-type="float" office:value="182.156879668109" calcext:value-type="float">
            <text:p>182.156879668109</text:p>
          </table:table-cell>
          <table:table-cell office:value-type="float" office:value="0.0400000013988535" calcext:value-type="float">
            <text:p>0.040000001398854</text:p>
          </table:table-cell>
          <table:table-cell/>
        </table:table-row>
        <table:table-row table:style-name="ro1">
          <table:table-cell office:value-type="float" office:value="28.899999999946" calcext:value-type="float">
            <text:p>28.899999999946</text:p>
          </table:table-cell>
          <table:table-cell office:value-type="float" office:value="182.149578317144" calcext:value-type="float">
            <text:p>182.149578317144</text:p>
          </table:table-cell>
          <table:table-cell office:value-type="float" office:value="0.0400000014034254" calcext:value-type="float">
            <text:p>0.040000001403425</text:p>
          </table:table-cell>
          <table:table-cell/>
        </table:table-row>
        <table:table-row table:style-name="ro1">
          <table:table-cell office:value-type="float" office:value="28.9999999999458" calcext:value-type="float">
            <text:p>28.9999999999458</text:p>
          </table:table-cell>
          <table:table-cell office:value-type="float" office:value="182.142256291005" calcext:value-type="float">
            <text:p>182.142256291005</text:p>
          </table:table-cell>
          <table:table-cell office:value-type="float" office:value="0.0400000014079946" calcext:value-type="float">
            <text:p>0.040000001407995</text:p>
          </table:table-cell>
          <table:table-cell/>
        </table:table-row>
        <table:table-row table:style-name="ro1">
          <table:table-cell office:value-type="float" office:value="29.0999999999455" calcext:value-type="float">
            <text:p>29.0999999999455</text:p>
          </table:table-cell>
          <table:table-cell office:value-type="float" office:value="182.134913632839" calcext:value-type="float">
            <text:p>182.134913632839</text:p>
          </table:table-cell>
          <table:table-cell office:value-type="float" office:value="0.0400000014125609" calcext:value-type="float">
            <text:p>0.040000001412561</text:p>
          </table:table-cell>
          <table:table-cell/>
        </table:table-row>
        <table:table-row table:style-name="ro1">
          <table:table-cell office:value-type="float" office:value="29.1999999999453" calcext:value-type="float">
            <text:p>29.1999999999453</text:p>
          </table:table-cell>
          <table:table-cell office:value-type="float" office:value="182.127550385863" calcext:value-type="float">
            <text:p>182.127550385863</text:p>
          </table:table-cell>
          <table:table-cell office:value-type="float" office:value="0.0400000014171245" calcext:value-type="float">
            <text:p>0.040000001417125</text:p>
          </table:table-cell>
          <table:table-cell/>
        </table:table-row>
        <table:table-row table:style-name="ro1">
          <table:table-cell office:value-type="float" office:value="29.2999999999451" calcext:value-type="float">
            <text:p>29.2999999999451</text:p>
          </table:table-cell>
          <table:table-cell office:value-type="float" office:value="182.120166593365" calcext:value-type="float">
            <text:p>182.120166593365</text:p>
          </table:table-cell>
          <table:table-cell office:value-type="float" office:value="0.0400000014216852" calcext:value-type="float">
            <text:p>0.040000001421685</text:p>
          </table:table-cell>
          <table:table-cell/>
        </table:table-row>
        <table:table-row table:style-name="ro1">
          <table:table-cell office:value-type="float" office:value="29.3999999999448" calcext:value-type="float">
            <text:p>29.3999999999448</text:p>
          </table:table-cell>
          <table:table-cell office:value-type="float" office:value="182.112762298704" calcext:value-type="float">
            <text:p>182.112762298704</text:p>
          </table:table-cell>
          <table:table-cell office:value-type="float" office:value="0.0400000014262432" calcext:value-type="float">
            <text:p>0.040000001426243</text:p>
          </table:table-cell>
          <table:table-cell/>
        </table:table-row>
        <table:table-row table:style-name="ro1">
          <table:table-cell office:value-type="float" office:value="29.4999999999446" calcext:value-type="float">
            <text:p>29.4999999999446</text:p>
          </table:table-cell>
          <table:table-cell office:value-type="float" office:value="182.105337545305" calcext:value-type="float">
            <text:p>182.105337545305</text:p>
          </table:table-cell>
          <table:table-cell office:value-type="float" office:value="0.0400000014307983" calcext:value-type="float">
            <text:p>0.040000001430798</text:p>
          </table:table-cell>
          <table:table-cell/>
        </table:table-row>
        <table:table-row table:style-name="ro1">
          <table:table-cell office:value-type="float" office:value="29.5999999999444" calcext:value-type="float">
            <text:p>29.5999999999444</text:p>
          </table:table-cell>
          <table:table-cell office:value-type="float" office:value="182.097892376665" calcext:value-type="float">
            <text:p>182.097892376665</text:p>
          </table:table-cell>
          <table:table-cell office:value-type="float" office:value="0.0400000014353506" calcext:value-type="float">
            <text:p>0.040000001435351</text:p>
          </table:table-cell>
          <table:table-cell/>
        </table:table-row>
        <table:table-row table:style-name="ro1">
          <table:table-cell office:value-type="float" office:value="29.6999999999441" calcext:value-type="float">
            <text:p>29.6999999999441</text:p>
          </table:table-cell>
          <table:table-cell office:value-type="float" office:value="182.090426836345" calcext:value-type="float">
            <text:p>182.090426836345</text:p>
          </table:table-cell>
          <table:table-cell office:value-type="float" office:value="0.0400000014399" calcext:value-type="float">
            <text:p>0.0400000014399</text:p>
          </table:table-cell>
          <table:table-cell/>
        </table:table-row>
        <table:table-row table:style-name="ro1">
          <table:table-cell office:value-type="float" office:value="29.7999999999439" calcext:value-type="float">
            <text:p>29.7999999999439</text:p>
          </table:table-cell>
          <table:table-cell office:value-type="float" office:value="182.082940967978" calcext:value-type="float">
            <text:p>182.082940967978</text:p>
          </table:table-cell>
          <table:table-cell office:value-type="float" office:value="0.0400000014444467" calcext:value-type="float">
            <text:p>0.040000001444447</text:p>
          </table:table-cell>
          <table:table-cell/>
        </table:table-row>
        <table:table-row table:style-name="ro1">
          <table:table-cell office:value-type="float" office:value="29.8999999999437" calcext:value-type="float">
            <text:p>29.8999999999437</text:p>
          </table:table-cell>
          <table:table-cell office:value-type="float" office:value="182.07543481526" calcext:value-type="float">
            <text:p>182.07543481526</text:p>
          </table:table-cell>
          <table:table-cell office:value-type="float" office:value="0.0400000014489904" calcext:value-type="float">
            <text:p>0.04000000144899</text:p>
          </table:table-cell>
          <table:table-cell/>
        </table:table-row>
        <table:table-row table:style-name="ro1">
          <table:table-cell office:value-type="float" office:value="29.9999999999434" calcext:value-type="float">
            <text:p>29.9999999999434</text:p>
          </table:table-cell>
          <table:table-cell office:value-type="float" office:value="182.067908421953" calcext:value-type="float">
            <text:p>182.067908421953</text:p>
          </table:table-cell>
          <table:table-cell office:value-type="float" office:value="0.0400000014535314" calcext:value-type="float">
            <text:p>0.040000001453531</text:p>
          </table:table-cell>
          <table:table-cell/>
        </table:table-row>
        <table:table-row table:style-name="ro1">
          <table:table-cell office:value-type="float" office:value="30.0999999999432" calcext:value-type="float">
            <text:p>30.0999999999432</text:p>
          </table:table-cell>
          <table:table-cell office:value-type="float" office:value="182.060361831887" calcext:value-type="float">
            <text:p>182.060361831887</text:p>
          </table:table-cell>
          <table:table-cell office:value-type="float" office:value="0.0400000014580694" calcext:value-type="float">
            <text:p>0.040000001458069</text:p>
          </table:table-cell>
          <table:table-cell/>
        </table:table-row>
        <table:table-row table:style-name="ro1">
          <table:table-cell office:value-type="float" office:value="30.199999999943" calcext:value-type="float">
            <text:p>30.199999999943</text:p>
          </table:table-cell>
          <table:table-cell office:value-type="float" office:value="182.052795088952" calcext:value-type="float">
            <text:p>182.052795088952</text:p>
          </table:table-cell>
          <table:table-cell office:value-type="float" office:value="0.0400000014626046" calcext:value-type="float">
            <text:p>0.040000001462605</text:p>
          </table:table-cell>
          <table:table-cell/>
        </table:table-row>
        <table:table-row table:style-name="ro1">
          <table:table-cell office:value-type="float" office:value="30.2999999999427" calcext:value-type="float">
            <text:p>30.2999999999427</text:p>
          </table:table-cell>
          <table:table-cell office:value-type="float" office:value="182.045208237108" calcext:value-type="float">
            <text:p>182.045208237108</text:p>
          </table:table-cell>
          <table:table-cell office:value-type="float" office:value="0.040000001467137" calcext:value-type="float">
            <text:p>0.040000001467137</text:p>
          </table:table-cell>
          <table:table-cell/>
        </table:table-row>
        <table:table-row table:style-name="ro1">
          <table:table-cell office:value-type="float" office:value="30.3999999999425" calcext:value-type="float">
            <text:p>30.3999999999425</text:p>
          </table:table-cell>
          <table:table-cell office:value-type="float" office:value="182.037601320373" calcext:value-type="float">
            <text:p>182.037601320373</text:p>
          </table:table-cell>
          <table:table-cell office:value-type="float" office:value="0.0400000014716664" calcext:value-type="float">
            <text:p>0.040000001471666</text:p>
          </table:table-cell>
          <table:table-cell/>
        </table:table-row>
        <table:table-row table:style-name="ro1">
          <table:table-cell office:value-type="float" office:value="30.4999999999423" calcext:value-type="float">
            <text:p>30.4999999999423</text:p>
          </table:table-cell>
          <table:table-cell office:value-type="float" office:value="182.029974382831" calcext:value-type="float">
            <text:p>182.029974382831</text:p>
          </table:table-cell>
          <table:table-cell office:value-type="float" office:value="0.0400000014761929" calcext:value-type="float">
            <text:p>0.040000001476193</text:p>
          </table:table-cell>
          <table:table-cell/>
        </table:table-row>
        <table:table-row table:style-name="ro1">
          <table:table-cell office:value-type="float" office:value="30.599999999942" calcext:value-type="float">
            <text:p>30.599999999942</text:p>
          </table:table-cell>
          <table:table-cell office:value-type="float" office:value="182.022327468626" calcext:value-type="float">
            <text:p>182.022327468626</text:p>
          </table:table-cell>
          <table:table-cell office:value-type="float" office:value="0.0400000014807166" calcext:value-type="float">
            <text:p>0.040000001480717</text:p>
          </table:table-cell>
          <table:table-cell/>
        </table:table-row>
        <table:table-row table:style-name="ro1">
          <table:table-cell office:value-type="float" office:value="30.6999999999418" calcext:value-type="float">
            <text:p>30.6999999999418</text:p>
          </table:table-cell>
          <table:table-cell office:value-type="float" office:value="182.014660621966" calcext:value-type="float">
            <text:p>182.014660621966</text:p>
          </table:table-cell>
          <table:table-cell office:value-type="float" office:value="0.0400000014852374" calcext:value-type="float">
            <text:p>0.040000001485237</text:p>
          </table:table-cell>
          <table:table-cell/>
        </table:table-row>
        <table:table-row table:style-name="ro1">
          <table:table-cell office:value-type="float" office:value="30.7999999999416" calcext:value-type="float">
            <text:p>30.7999999999416</text:p>
          </table:table-cell>
          <table:table-cell office:value-type="float" office:value="182.006973887116" calcext:value-type="float">
            <text:p>182.006973887116</text:p>
          </table:table-cell>
          <table:table-cell office:value-type="float" office:value="0.0400000014897552" calcext:value-type="float">
            <text:p>0.040000001489755</text:p>
          </table:table-cell>
          <table:table-cell/>
        </table:table-row>
        <table:table-row table:style-name="ro1">
          <table:table-cell office:value-type="float" office:value="30.8999999999413" calcext:value-type="float">
            <text:p>30.8999999999413</text:p>
          </table:table-cell>
          <table:table-cell office:value-type="float" office:value="181.999267308404" calcext:value-type="float">
            <text:p>181.999267308404</text:p>
          </table:table-cell>
          <table:table-cell office:value-type="float" office:value="0.0400000014942701" calcext:value-type="float">
            <text:p>0.04000000149427</text:p>
          </table:table-cell>
          <table:table-cell/>
        </table:table-row>
        <table:table-row table:style-name="ro1">
          <table:table-cell office:value-type="float" office:value="30.9999999999411" calcext:value-type="float">
            <text:p>30.9999999999411</text:p>
          </table:table-cell>
          <table:table-cell office:value-type="float" office:value="181.991540930218" calcext:value-type="float">
            <text:p>181.991540930218</text:p>
          </table:table-cell>
          <table:table-cell office:value-type="float" office:value="0.0400000014987822" calcext:value-type="float">
            <text:p>0.040000001498782</text:p>
          </table:table-cell>
          <table:table-cell/>
        </table:table-row>
        <table:table-row table:style-name="ro1">
          <table:table-cell office:value-type="float" office:value="31.0999999999409" calcext:value-type="float">
            <text:p>31.0999999999409</text:p>
          </table:table-cell>
          <table:table-cell office:value-type="float" office:value="181.983794797004" calcext:value-type="float">
            <text:p>181.983794797004</text:p>
          </table:table-cell>
          <table:table-cell office:value-type="float" office:value="0.0400000015032913" calcext:value-type="float">
            <text:p>0.040000001503291</text:p>
          </table:table-cell>
          <table:table-cell/>
        </table:table-row>
        <table:table-row table:style-name="ro1">
          <table:table-cell office:value-type="float" office:value="31.1999999999406" calcext:value-type="float">
            <text:p>31.1999999999406</text:p>
          </table:table-cell>
          <table:table-cell office:value-type="float" office:value="181.976028953265" calcext:value-type="float">
            <text:p>181.976028953265</text:p>
          </table:table-cell>
          <table:table-cell office:value-type="float" office:value="0.0400000015077974" calcext:value-type="float">
            <text:p>0.040000001507797</text:p>
          </table:table-cell>
          <table:table-cell/>
        </table:table-row>
        <table:table-row table:style-name="ro1">
          <table:table-cell office:value-type="float" office:value="31.2999999999404" calcext:value-type="float">
            <text:p>31.2999999999404</text:p>
          </table:table-cell>
          <table:table-cell office:value-type="float" office:value="181.968243443564" calcext:value-type="float">
            <text:p>181.968243443564</text:p>
          </table:table-cell>
          <table:table-cell office:value-type="float" office:value="0.0400000015123007" calcext:value-type="float">
            <text:p>0.040000001512301</text:p>
          </table:table-cell>
          <table:table-cell/>
        </table:table-row>
        <table:table-row table:style-name="ro1">
          <table:table-cell office:value-type="float" office:value="31.3999999999402" calcext:value-type="float">
            <text:p>31.3999999999402</text:p>
          </table:table-cell>
          <table:table-cell office:value-type="float" office:value="181.960438312519" calcext:value-type="float">
            <text:p>181.960438312519</text:p>
          </table:table-cell>
          <table:table-cell office:value-type="float" office:value="0.040000001516801" calcext:value-type="float">
            <text:p>0.040000001516801</text:p>
          </table:table-cell>
          <table:table-cell/>
        </table:table-row>
        <table:table-row table:style-name="ro1">
          <table:table-cell office:value-type="float" office:value="31.4999999999399" calcext:value-type="float">
            <text:p>31.4999999999399</text:p>
          </table:table-cell>
          <table:table-cell office:value-type="float" office:value="181.952613604805" calcext:value-type="float">
            <text:p>181.952613604805</text:p>
          </table:table-cell>
          <table:table-cell office:value-type="float" office:value="0.0400000015212984" calcext:value-type="float">
            <text:p>0.040000001521298</text:p>
          </table:table-cell>
          <table:table-cell/>
        </table:table-row>
        <table:table-row table:style-name="ro1">
          <table:table-cell office:value-type="float" office:value="31.5999999999397" calcext:value-type="float">
            <text:p>31.5999999999397</text:p>
          </table:table-cell>
          <table:table-cell office:value-type="float" office:value="181.944769365153" calcext:value-type="float">
            <text:p>181.944769365153</text:p>
          </table:table-cell>
          <table:table-cell office:value-type="float" office:value="0.0400000015257928" calcext:value-type="float">
            <text:p>0.040000001525793</text:p>
          </table:table-cell>
          <table:table-cell/>
        </table:table-row>
        <table:table-row table:style-name="ro1">
          <table:table-cell office:value-type="float" office:value="31.6999999999395" calcext:value-type="float">
            <text:p>31.6999999999395</text:p>
          </table:table-cell>
          <table:table-cell office:value-type="float" office:value="181.936905638348" calcext:value-type="float">
            <text:p>181.936905638348</text:p>
          </table:table-cell>
          <table:table-cell office:value-type="float" office:value="0.0400000015302843" calcext:value-type="float">
            <text:p>0.040000001530284</text:p>
          </table:table-cell>
          <table:table-cell/>
        </table:table-row>
        <table:table-row table:style-name="ro1">
          <table:table-cell office:value-type="float" office:value="31.7999999999392" calcext:value-type="float">
            <text:p>31.7999999999392</text:p>
          </table:table-cell>
          <table:table-cell office:value-type="float" office:value="181.929022469231" calcext:value-type="float">
            <text:p>181.929022469231</text:p>
          </table:table-cell>
          <table:table-cell office:value-type="float" office:value="0.0400000015347727" calcext:value-type="float">
            <text:p>0.040000001534773</text:p>
          </table:table-cell>
          <table:table-cell/>
        </table:table-row>
        <table:table-row table:style-name="ro1">
          <table:table-cell office:value-type="float" office:value="31.899999999939" calcext:value-type="float">
            <text:p>31.899999999939</text:p>
          </table:table-cell>
          <table:table-cell office:value-type="float" office:value="181.921119902698" calcext:value-type="float">
            <text:p>181.921119902698</text:p>
          </table:table-cell>
          <table:table-cell office:value-type="float" office:value="0.0400000015392582" calcext:value-type="float">
            <text:p>0.040000001539258</text:p>
          </table:table-cell>
          <table:table-cell/>
        </table:table-row>
        <table:table-row table:style-name="ro1">
          <table:table-cell office:value-type="float" office:value="31.9999999999388" calcext:value-type="float">
            <text:p>31.9999999999388</text:p>
          </table:table-cell>
          <table:table-cell office:value-type="float" office:value="181.913197983693" calcext:value-type="float">
            <text:p>181.913197983693</text:p>
          </table:table-cell>
          <table:table-cell office:value-type="float" office:value="0.0400000015437407" calcext:value-type="float">
            <text:p>0.040000001543741</text:p>
          </table:table-cell>
          <table:table-cell/>
        </table:table-row>
        <table:table-row table:style-name="ro1">
          <table:table-cell office:value-type="float" office:value="32.0999999999421" calcext:value-type="float">
            <text:p>32.0999999999421</text:p>
          </table:table-cell>
          <table:table-cell office:value-type="float" office:value="181.905256757221" calcext:value-type="float">
            <text:p>181.905256757221</text:p>
          </table:table-cell>
          <table:table-cell office:value-type="float" office:value="0.0400000015482202" calcext:value-type="float">
            <text:p>0.04000000154822</text:p>
          </table:table-cell>
          <table:table-cell/>
        </table:table-row>
        <table:table-row table:style-name="ro1">
          <table:table-cell office:value-type="float" office:value="32.1999999999454" calcext:value-type="float">
            <text:p>32.1999999999454</text:p>
          </table:table-cell>
          <table:table-cell office:value-type="float" office:value="181.897296268329" calcext:value-type="float">
            <text:p>181.897296268329</text:p>
          </table:table-cell>
          <table:table-cell office:value-type="float" office:value="0.0400000015526968" calcext:value-type="float">
            <text:p>0.040000001552697</text:p>
          </table:table-cell>
          <table:table-cell/>
        </table:table-row>
        <table:table-row table:style-name="ro1">
          <table:table-cell office:value-type="float" office:value="32.2999999999487" calcext:value-type="float">
            <text:p>32.2999999999487</text:p>
          </table:table-cell>
          <table:table-cell office:value-type="float" office:value="181.889316562123" calcext:value-type="float">
            <text:p>181.889316562123</text:p>
          </table:table-cell>
          <table:table-cell office:value-type="float" office:value="0.0400000015571703" calcext:value-type="float">
            <text:p>0.04000000155717</text:p>
          </table:table-cell>
          <table:table-cell/>
        </table:table-row>
        <table:table-row table:style-name="ro1">
          <table:table-cell office:value-type="float" office:value="32.399999999952" calcext:value-type="float">
            <text:p>32.399999999952</text:p>
          </table:table-cell>
          <table:table-cell office:value-type="float" office:value="181.881317683758" calcext:value-type="float">
            <text:p>181.881317683758</text:p>
          </table:table-cell>
          <table:table-cell office:value-type="float" office:value="0.0400000015616409" calcext:value-type="float">
            <text:p>0.040000001561641</text:p>
          </table:table-cell>
          <table:table-cell/>
        </table:table-row>
        <table:table-row table:style-name="ro1">
          <table:table-cell office:value-type="float" office:value="32.4999999999554" calcext:value-type="float">
            <text:p>32.4999999999554</text:p>
          </table:table-cell>
          <table:table-cell office:value-type="float" office:value="181.873299678435" calcext:value-type="float">
            <text:p>181.873299678435</text:p>
          </table:table-cell>
          <table:table-cell office:value-type="float" office:value="0.0400000015661084" calcext:value-type="float">
            <text:p>0.040000001566108</text:p>
          </table:table-cell>
          <table:table-cell/>
        </table:table-row>
        <table:table-row table:style-name="ro1">
          <table:table-cell office:value-type="float" office:value="32.5999999999587" calcext:value-type="float">
            <text:p>32.5999999999587</text:p>
          </table:table-cell>
          <table:table-cell office:value-type="float" office:value="181.865262591409" calcext:value-type="float">
            <text:p>181.865262591409</text:p>
          </table:table-cell>
          <table:table-cell office:value-type="float" office:value="0.0400000015705728" calcext:value-type="float">
            <text:p>0.040000001570573</text:p>
          </table:table-cell>
          <table:table-cell/>
        </table:table-row>
        <table:table-row table:style-name="ro1">
          <table:table-cell office:value-type="float" office:value="32.699999999962" calcext:value-type="float">
            <text:p>32.699999999962</text:p>
          </table:table-cell>
          <table:table-cell office:value-type="float" office:value="181.857206467983" calcext:value-type="float">
            <text:p>181.857206467983</text:p>
          </table:table-cell>
          <table:table-cell office:value-type="float" office:value="0.0400000015750343" calcext:value-type="float">
            <text:p>0.040000001575034</text:p>
          </table:table-cell>
          <table:table-cell/>
        </table:table-row>
        <table:table-row table:style-name="ro1">
          <table:table-cell office:value-type="float" office:value="32.7999999999653" calcext:value-type="float">
            <text:p>32.7999999999653</text:p>
          </table:table-cell>
          <table:table-cell office:value-type="float" office:value="181.849131353506" calcext:value-type="float">
            <text:p>181.849131353506</text:p>
          </table:table-cell>
          <table:table-cell office:value-type="float" office:value="0.0400000015794928" calcext:value-type="float">
            <text:p>0.040000001579493</text:p>
          </table:table-cell>
          <table:table-cell/>
        </table:table-row>
        <table:table-row table:style-name="ro1">
          <table:table-cell office:value-type="float" office:value="32.8999999999686" calcext:value-type="float">
            <text:p>32.8999999999686</text:p>
          </table:table-cell>
          <table:table-cell office:value-type="float" office:value="181.841037293378" calcext:value-type="float">
            <text:p>181.841037293378</text:p>
          </table:table-cell>
          <table:table-cell office:value-type="float" office:value="0.0400000015839482" calcext:value-type="float">
            <text:p>0.040000001583948</text:p>
          </table:table-cell>
          <table:table-cell/>
        </table:table-row>
        <table:table-row table:style-name="ro1">
          <table:table-cell office:value-type="float" office:value="32.999999999972" calcext:value-type="float">
            <text:p>32.999999999972</text:p>
          </table:table-cell>
          <table:table-cell office:value-type="float" office:value="181.832924333044" calcext:value-type="float">
            <text:p>181.832924333044</text:p>
          </table:table-cell>
          <table:table-cell office:value-type="float" office:value="0.0400000015884007" calcext:value-type="float">
            <text:p>0.040000001588401</text:p>
          </table:table-cell>
          <table:table-cell/>
        </table:table-row>
        <table:table-row table:style-name="ro1">
          <table:table-cell office:value-type="float" office:value="33.0999999999753" calcext:value-type="float">
            <text:p>33.0999999999753</text:p>
          </table:table-cell>
          <table:table-cell office:value-type="float" office:value="181.824792517994" calcext:value-type="float">
            <text:p>181.824792517994</text:p>
          </table:table-cell>
          <table:table-cell office:value-type="float" office:value="0.0400000015928501" calcext:value-type="float">
            <text:p>0.04000000159285</text:p>
          </table:table-cell>
          <table:table-cell/>
        </table:table-row>
        <table:table-row table:style-name="ro1">
          <table:table-cell office:value-type="float" office:value="33.1999999999786" calcext:value-type="float">
            <text:p>33.1999999999786</text:p>
          </table:table-cell>
          <table:table-cell office:value-type="float" office:value="181.816641893766" calcext:value-type="float">
            <text:p>181.816641893766</text:p>
          </table:table-cell>
          <table:table-cell office:value-type="float" office:value="0.0400000015972965" calcext:value-type="float">
            <text:p>0.040000001597297</text:p>
          </table:table-cell>
          <table:table-cell/>
        </table:table-row>
        <table:table-row table:style-name="ro1">
          <table:table-cell office:value-type="float" office:value="33.2999999999819" calcext:value-type="float">
            <text:p>33.2999999999819</text:p>
          </table:table-cell>
          <table:table-cell office:value-type="float" office:value="181.808472505941" calcext:value-type="float">
            <text:p>181.808472505941</text:p>
          </table:table-cell>
          <table:table-cell office:value-type="float" office:value="0.0400000016017399" calcext:value-type="float">
            <text:p>0.04000000160174</text:p>
          </table:table-cell>
          <table:table-cell/>
        </table:table-row>
        <table:table-row table:style-name="ro1">
          <table:table-cell office:value-type="float" office:value="33.3999999999852" calcext:value-type="float">
            <text:p>33.3999999999852</text:p>
          </table:table-cell>
          <table:table-cell office:value-type="float" office:value="181.800284400148" calcext:value-type="float">
            <text:p>181.800284400148</text:p>
          </table:table-cell>
          <table:table-cell office:value-type="float" office:value="0.0400000016061803" calcext:value-type="float">
            <text:p>0.04000000160618</text:p>
          </table:table-cell>
          <table:table-cell/>
        </table:table-row>
        <table:table-row table:style-name="ro1">
          <table:table-cell office:value-type="float" office:value="33.4999999999886" calcext:value-type="float">
            <text:p>33.4999999999886</text:p>
          </table:table-cell>
          <table:table-cell office:value-type="float" office:value="181.792077622055" calcext:value-type="float">
            <text:p>181.792077622055</text:p>
          </table:table-cell>
          <table:table-cell office:value-type="float" office:value="0.0400000016106174" calcext:value-type="float">
            <text:p>0.040000001610617</text:p>
          </table:table-cell>
          <table:table-cell/>
        </table:table-row>
        <table:table-row table:style-name="ro1">
          <table:table-cell office:value-type="float" office:value="33.5999999999919" calcext:value-type="float">
            <text:p>33.5999999999919</text:p>
          </table:table-cell>
          <table:table-cell office:value-type="float" office:value="181.783852217377" calcext:value-type="float">
            <text:p>181.783852217377</text:p>
          </table:table-cell>
          <table:table-cell office:value-type="float" office:value="0.0400000016150515" calcext:value-type="float">
            <text:p>0.040000001615052</text:p>
          </table:table-cell>
          <table:table-cell/>
        </table:table-row>
        <table:table-row table:style-name="ro1">
          <table:table-cell office:value-type="float" office:value="33.6999999999952" calcext:value-type="float">
            <text:p>33.6999999999952</text:p>
          </table:table-cell>
          <table:table-cell office:value-type="float" office:value="181.775608231868" calcext:value-type="float">
            <text:p>181.775608231868</text:p>
          </table:table-cell>
          <table:table-cell office:value-type="float" office:value="0.0400000016194825" calcext:value-type="float">
            <text:p>0.040000001619483</text:p>
          </table:table-cell>
          <table:table-cell/>
        </table:table-row>
        <table:table-row table:style-name="ro1">
          <table:table-cell office:value-type="float" office:value="33.7999999999985" calcext:value-type="float">
            <text:p>33.7999999999985</text:p>
          </table:table-cell>
          <table:table-cell office:value-type="float" office:value="181.767345711329" calcext:value-type="float">
            <text:p>181.767345711329</text:p>
          </table:table-cell>
          <table:table-cell office:value-type="float" office:value="0.0400000016239104" calcext:value-type="float">
            <text:p>0.04000000162391</text:p>
          </table:table-cell>
          <table:table-cell/>
        </table:table-row>
        <table:table-row table:style-name="ro1">
          <table:table-cell office:value-type="float" office:value="33.9000000000018" calcext:value-type="float">
            <text:p>33.9000000000018</text:p>
          </table:table-cell>
          <table:table-cell office:value-type="float" office:value="181.7590647016" calcext:value-type="float">
            <text:p>181.7590647016</text:p>
          </table:table-cell>
          <table:table-cell office:value-type="float" office:value="0.0400000016283353" calcext:value-type="float">
            <text:p>0.040000001628335</text:p>
          </table:table-cell>
          <table:table-cell/>
        </table:table-row>
        <table:table-row table:style-name="ro1">
          <table:table-cell office:value-type="float" office:value="34.0000000000052" calcext:value-type="float">
            <text:p>34.0000000000052</text:p>
          </table:table-cell>
          <table:table-cell office:value-type="float" office:value="181.75076524856" calcext:value-type="float">
            <text:p>181.75076524856</text:p>
          </table:table-cell>
          <table:table-cell office:value-type="float" office:value="0.0400000016327571" calcext:value-type="float">
            <text:p>0.040000001632757</text:p>
          </table:table-cell>
          <table:table-cell/>
        </table:table-row>
        <table:table-row table:style-name="ro1">
          <table:table-cell office:value-type="float" office:value="34.1000000000085" calcext:value-type="float">
            <text:p>34.1000000000085</text:p>
          </table:table-cell>
          <table:table-cell office:value-type="float" office:value="181.742447398129" calcext:value-type="float">
            <text:p>181.742447398129</text:p>
          </table:table-cell>
          <table:table-cell office:value-type="float" office:value="0.0400000016371757" calcext:value-type="float">
            <text:p>0.040000001637176</text:p>
          </table:table-cell>
          <table:table-cell/>
        </table:table-row>
        <table:table-row table:style-name="ro1">
          <table:table-cell office:value-type="float" office:value="34.2000000000118" calcext:value-type="float">
            <text:p>34.2000000000118</text:p>
          </table:table-cell>
          <table:table-cell office:value-type="float" office:value="181.734111196268" calcext:value-type="float">
            <text:p>181.734111196268</text:p>
          </table:table-cell>
          <table:table-cell office:value-type="float" office:value="0.0400000016415912" calcext:value-type="float">
            <text:p>0.040000001641591</text:p>
          </table:table-cell>
          <table:table-cell/>
        </table:table-row>
        <table:table-row table:style-name="ro1">
          <table:table-cell office:value-type="float" office:value="34.3000000000151" calcext:value-type="float">
            <text:p>34.3000000000151</text:p>
          </table:table-cell>
          <table:table-cell office:value-type="float" office:value="181.725756688977" calcext:value-type="float">
            <text:p>181.725756688977</text:p>
          </table:table-cell>
          <table:table-cell office:value-type="float" office:value="0.0400000016460037" calcext:value-type="float">
            <text:p>0.040000001646004</text:p>
          </table:table-cell>
          <table:table-cell/>
        </table:table-row>
        <table:table-row table:style-name="ro1">
          <table:table-cell office:value-type="float" office:value="34.4000000000184" calcext:value-type="float">
            <text:p>34.4000000000184</text:p>
          </table:table-cell>
          <table:table-cell office:value-type="float" office:value="181.71738392229" calcext:value-type="float">
            <text:p>181.71738392229</text:p>
          </table:table-cell>
          <table:table-cell office:value-type="float" office:value="0.040000001650413" calcext:value-type="float">
            <text:p>0.040000001650413</text:p>
          </table:table-cell>
          <table:table-cell/>
        </table:table-row>
        <table:table-row table:style-name="ro1">
          <table:table-cell office:value-type="float" office:value="34.5000000000218" calcext:value-type="float">
            <text:p>34.5000000000218</text:p>
          </table:table-cell>
          <table:table-cell office:value-type="float" office:value="181.708992942287" calcext:value-type="float">
            <text:p>181.708992942287</text:p>
          </table:table-cell>
          <table:table-cell office:value-type="float" office:value="0.0400000016548193" calcext:value-type="float">
            <text:p>0.040000001654819</text:p>
          </table:table-cell>
          <table:table-cell/>
        </table:table-row>
        <table:table-row table:style-name="ro1">
          <table:table-cell office:value-type="float" office:value="34.6000000000251" calcext:value-type="float">
            <text:p>34.6000000000251</text:p>
          </table:table-cell>
          <table:table-cell office:value-type="float" office:value="181.700583795076" calcext:value-type="float">
            <text:p>181.700583795076</text:p>
          </table:table-cell>
          <table:table-cell office:value-type="float" office:value="0.0400000016592224" calcext:value-type="float">
            <text:p>0.040000001659222</text:p>
          </table:table-cell>
          <table:table-cell/>
        </table:table-row>
        <table:table-row table:style-name="ro1">
          <table:table-cell office:value-type="float" office:value="34.7000000000284" calcext:value-type="float">
            <text:p>34.7000000000284</text:p>
          </table:table-cell>
          <table:table-cell office:value-type="float" office:value="181.692156526806" calcext:value-type="float">
            <text:p>181.692156526806</text:p>
          </table:table-cell>
          <table:table-cell office:value-type="float" office:value="0.0400000016636223" calcext:value-type="float">
            <text:p>0.040000001663622</text:p>
          </table:table-cell>
          <table:table-cell/>
        </table:table-row>
        <table:table-row table:style-name="ro1">
          <table:table-cell office:value-type="float" office:value="34.8000000000317" calcext:value-type="float">
            <text:p>34.8000000000317</text:p>
          </table:table-cell>
          <table:table-cell office:value-type="float" office:value="181.683711183664" calcext:value-type="float">
            <text:p>181.683711183664</text:p>
          </table:table-cell>
          <table:table-cell office:value-type="float" office:value="0.0400000016680192" calcext:value-type="float">
            <text:p>0.040000001668019</text:p>
          </table:table-cell>
          <table:table-cell/>
        </table:table-row>
        <table:table-row table:style-name="ro1">
          <table:table-cell office:value-type="float" office:value="34.900000000035" calcext:value-type="float">
            <text:p>34.900000000035</text:p>
          </table:table-cell>
          <table:table-cell office:value-type="float" office:value="181.675247811866" calcext:value-type="float">
            <text:p>181.675247811866</text:p>
          </table:table-cell>
          <table:table-cell office:value-type="float" office:value="0.0400000016724129" calcext:value-type="float">
            <text:p>0.040000001672413</text:p>
          </table:table-cell>
          <table:table-cell/>
        </table:table-row>
        <table:table-row table:style-name="ro1">
          <table:table-cell office:value-type="float" office:value="35.0000000000383" calcext:value-type="float">
            <text:p>35.0000000000383</text:p>
          </table:table-cell>
          <table:table-cell office:value-type="float" office:value="181.66676645767" calcext:value-type="float">
            <text:p>181.66676645767</text:p>
          </table:table-cell>
          <table:table-cell office:value-type="float" office:value="0.0400000016768035" calcext:value-type="float">
            <text:p>0.040000001676804</text:p>
          </table:table-cell>
          <table:table-cell/>
        </table:table-row>
        <table:table-row table:style-name="ro1">
          <table:table-cell office:value-type="float" office:value="35.1000000000417" calcext:value-type="float">
            <text:p>35.1000000000417</text:p>
          </table:table-cell>
          <table:table-cell office:value-type="float" office:value="181.658267167362" calcext:value-type="float">
            <text:p>181.658267167362</text:p>
          </table:table-cell>
          <table:table-cell office:value-type="float" office:value="0.0400000016811909" calcext:value-type="float">
            <text:p>0.040000001681191</text:p>
          </table:table-cell>
          <table:table-cell/>
        </table:table-row>
        <table:table-row table:style-name="ro1">
          <table:table-cell office:value-type="float" office:value="35.200000000045" calcext:value-type="float">
            <text:p>35.200000000045</text:p>
          </table:table-cell>
          <table:table-cell office:value-type="float" office:value="181.649749987264" calcext:value-type="float">
            <text:p>181.649749987264</text:p>
          </table:table-cell>
          <table:table-cell office:value-type="float" office:value="0.0400000016855752" calcext:value-type="float">
            <text:p>0.040000001685575</text:p>
          </table:table-cell>
          <table:table-cell/>
        </table:table-row>
        <table:table-row table:style-name="ro1">
          <table:table-cell office:value-type="float" office:value="35.3000000000483" calcext:value-type="float">
            <text:p>35.3000000000483</text:p>
          </table:table-cell>
          <table:table-cell office:value-type="float" office:value="181.641214963732" calcext:value-type="float">
            <text:p>181.641214963732</text:p>
          </table:table-cell>
          <table:table-cell office:value-type="float" office:value="0.0400000016899563" calcext:value-type="float">
            <text:p>0.040000001689956</text:p>
          </table:table-cell>
          <table:table-cell/>
        </table:table-row>
        <table:table-row table:style-name="ro1">
          <table:table-cell office:value-type="float" office:value="35.4000000000516" calcext:value-type="float">
            <text:p>35.4000000000516</text:p>
          </table:table-cell>
          <table:table-cell office:value-type="float" office:value="181.632662143152" calcext:value-type="float">
            <text:p>181.632662143152</text:p>
          </table:table-cell>
          <table:table-cell office:value-type="float" office:value="0.0400000016943342" calcext:value-type="float">
            <text:p>0.040000001694334</text:p>
          </table:table-cell>
          <table:table-cell/>
        </table:table-row>
        <table:table-row table:style-name="ro1">
          <table:table-cell office:value-type="float" office:value="35.5000000000549" calcext:value-type="float">
            <text:p>35.5000000000549</text:p>
          </table:table-cell>
          <table:table-cell office:value-type="float" office:value="181.624091571944" calcext:value-type="float">
            <text:p>181.624091571944</text:p>
          </table:table-cell>
          <table:table-cell office:value-type="float" office:value="0.040000001698709" calcext:value-type="float">
            <text:p>0.040000001698709</text:p>
          </table:table-cell>
          <table:table-cell/>
        </table:table-row>
        <table:table-row table:style-name="ro1">
          <table:table-cell office:value-type="float" office:value="35.6000000000583" calcext:value-type="float">
            <text:p>35.6000000000583</text:p>
          </table:table-cell>
          <table:table-cell office:value-type="float" office:value="181.615503296556" calcext:value-type="float">
            <text:p>181.615503296556</text:p>
          </table:table-cell>
          <table:table-cell office:value-type="float" office:value="0.0400000017030806" calcext:value-type="float">
            <text:p>0.040000001703081</text:p>
          </table:table-cell>
          <table:table-cell/>
        </table:table-row>
        <table:table-row table:style-name="ro1">
          <table:table-cell office:value-type="float" office:value="35.7000000000616" calcext:value-type="float">
            <text:p>35.7000000000616</text:p>
          </table:table-cell>
          <table:table-cell office:value-type="float" office:value="181.606897363469" calcext:value-type="float">
            <text:p>181.606897363469</text:p>
          </table:table-cell>
          <table:table-cell office:value-type="float" office:value="0.040000001707449" calcext:value-type="float">
            <text:p>0.040000001707449</text:p>
          </table:table-cell>
          <table:table-cell/>
        </table:table-row>
        <table:table-row table:style-name="ro1">
          <table:table-cell office:value-type="float" office:value="35.8000000000649" calcext:value-type="float">
            <text:p>35.8000000000649</text:p>
          </table:table-cell>
          <table:table-cell office:value-type="float" office:value="181.598273819193" calcext:value-type="float">
            <text:p>181.598273819193</text:p>
          </table:table-cell>
          <table:table-cell office:value-type="float" office:value="0.0400000017118143" calcext:value-type="float">
            <text:p>0.040000001711814</text:p>
          </table:table-cell>
          <table:table-cell/>
        </table:table-row>
        <table:table-row table:style-name="ro1">
          <table:table-cell office:value-type="float" office:value="35.9000000000682" calcext:value-type="float">
            <text:p>35.9000000000682</text:p>
          </table:table-cell>
          <table:table-cell office:value-type="float" office:value="181.589632710267" calcext:value-type="float">
            <text:p>181.589632710267</text:p>
          </table:table-cell>
          <table:table-cell office:value-type="float" office:value="0.0400000017161763" calcext:value-type="float">
            <text:p>0.040000001716176</text:p>
          </table:table-cell>
          <table:table-cell/>
        </table:table-row>
        <table:table-row table:style-name="ro1">
          <table:table-cell office:value-type="float" office:value="36.0000000000715" calcext:value-type="float">
            <text:p>36.0000000000715</text:p>
          </table:table-cell>
          <table:table-cell office:value-type="float" office:value="181.580974083258" calcext:value-type="float">
            <text:p>181.580974083258</text:p>
          </table:table-cell>
          <table:table-cell office:value-type="float" office:value="0.0400000017205352" calcext:value-type="float">
            <text:p>0.040000001720535</text:p>
          </table:table-cell>
          <table:table-cell/>
        </table:table-row>
        <table:table-row table:style-name="ro1">
          <table:table-cell office:value-type="float" office:value="36.1000000000749" calcext:value-type="float">
            <text:p>36.1000000000749</text:p>
          </table:table-cell>
          <table:table-cell office:value-type="float" office:value="181.572297984763" calcext:value-type="float">
            <text:p>181.572297984763</text:p>
          </table:table-cell>
          <table:table-cell office:value-type="float" office:value="0.0400000017248908" calcext:value-type="float">
            <text:p>0.040000001724891</text:p>
          </table:table-cell>
          <table:table-cell/>
        </table:table-row>
        <table:table-row table:style-name="ro1">
          <table:table-cell office:value-type="float" office:value="36.2000000000782" calcext:value-type="float">
            <text:p>36.2000000000782</text:p>
          </table:table-cell>
          <table:table-cell office:value-type="float" office:value="181.563604461406" calcext:value-type="float">
            <text:p>181.563604461406</text:p>
          </table:table-cell>
          <table:table-cell office:value-type="float" office:value="0.0400000017292433" calcext:value-type="float">
            <text:p>0.040000001729243</text:p>
          </table:table-cell>
          <table:table-cell/>
        </table:table-row>
        <table:table-row table:style-name="ro1">
          <table:table-cell office:value-type="float" office:value="36.3000000000815" calcext:value-type="float">
            <text:p>36.3000000000815</text:p>
          </table:table-cell>
          <table:table-cell office:value-type="float" office:value="181.554893559838" calcext:value-type="float">
            <text:p>181.554893559838</text:p>
          </table:table-cell>
          <table:table-cell office:value-type="float" office:value="0.0400000017335926" calcext:value-type="float">
            <text:p>0.040000001733593</text:p>
          </table:table-cell>
          <table:table-cell/>
        </table:table-row>
        <table:table-row table:style-name="ro1">
          <table:table-cell office:value-type="float" office:value="36.4000000000848" calcext:value-type="float">
            <text:p>36.4000000000848</text:p>
          </table:table-cell>
          <table:table-cell office:value-type="float" office:value="181.546165326732" calcext:value-type="float">
            <text:p>181.546165326732</text:p>
          </table:table-cell>
          <table:table-cell office:value-type="float" office:value="0.0400000017379386" calcext:value-type="float">
            <text:p>0.040000001737939</text:p>
          </table:table-cell>
          <table:table-cell/>
        </table:table-row>
        <table:table-row table:style-name="ro1">
          <table:table-cell office:value-type="float" office:value="36.5000000000881" calcext:value-type="float">
            <text:p>36.5000000000881</text:p>
          </table:table-cell>
          <table:table-cell office:value-type="float" office:value="181.537419808795" calcext:value-type="float">
            <text:p>181.537419808795</text:p>
          </table:table-cell>
          <table:table-cell office:value-type="float" office:value="0.0400000017422815" calcext:value-type="float">
            <text:p>0.040000001742282</text:p>
          </table:table-cell>
          <table:table-cell/>
        </table:table-row>
        <table:table-row table:style-name="ro1">
          <table:table-cell office:value-type="float" office:value="36.6000000000915" calcext:value-type="float">
            <text:p>36.6000000000915</text:p>
          </table:table-cell>
          <table:table-cell office:value-type="float" office:value="181.528657052752" calcext:value-type="float">
            <text:p>181.528657052752</text:p>
          </table:table-cell>
          <table:table-cell office:value-type="float" office:value="0.0400000017466211" calcext:value-type="float">
            <text:p>0.040000001746621</text:p>
          </table:table-cell>
          <table:table-cell/>
        </table:table-row>
        <table:table-row table:style-name="ro1">
          <table:table-cell office:value-type="float" office:value="36.7000000000948" calcext:value-type="float">
            <text:p>36.7000000000948</text:p>
          </table:table-cell>
          <table:table-cell office:value-type="float" office:value="181.519877105355" calcext:value-type="float">
            <text:p>181.519877105355</text:p>
          </table:table-cell>
          <table:table-cell office:value-type="float" office:value="0.0400000017509574" calcext:value-type="float">
            <text:p>0.040000001750957</text:p>
          </table:table-cell>
          <table:table-cell/>
        </table:table-row>
        <table:table-row table:style-name="ro1">
          <table:table-cell office:value-type="float" office:value="36.8000000000981" calcext:value-type="float">
            <text:p>36.8000000000981</text:p>
          </table:table-cell>
          <table:table-cell office:value-type="float" office:value="181.511080013381" calcext:value-type="float">
            <text:p>181.511080013381</text:p>
          </table:table-cell>
          <table:table-cell office:value-type="float" office:value="0.0400000017552906" calcext:value-type="float">
            <text:p>0.040000001755291</text:p>
          </table:table-cell>
          <table:table-cell/>
        </table:table-row>
        <table:table-row table:style-name="ro1">
          <table:table-cell office:value-type="float" office:value="36.9000000001014" calcext:value-type="float">
            <text:p>36.9000000001014</text:p>
          </table:table-cell>
          <table:table-cell office:value-type="float" office:value="181.502265823628" calcext:value-type="float">
            <text:p>181.502265823628</text:p>
          </table:table-cell>
          <table:table-cell office:value-type="float" office:value="0.0400000017596205" calcext:value-type="float">
            <text:p>0.040000001759621</text:p>
          </table:table-cell>
          <table:table-cell/>
        </table:table-row>
        <table:table-row table:style-name="ro1">
          <table:table-cell office:value-type="float" office:value="37.0000000001047" calcext:value-type="float">
            <text:p>37.0000000001047</text:p>
          </table:table-cell>
          <table:table-cell office:value-type="float" office:value="181.49343458292" calcext:value-type="float">
            <text:p>181.49343458292</text:p>
          </table:table-cell>
          <table:table-cell office:value-type="float" office:value="0.0400000017639471" calcext:value-type="float">
            <text:p>0.040000001763947</text:p>
          </table:table-cell>
          <table:table-cell/>
        </table:table-row>
        <table:table-row table:style-name="ro1">
          <table:table-cell office:value-type="float" office:value="37.1000000001081" calcext:value-type="float">
            <text:p>37.1000000001081</text:p>
          </table:table-cell>
          <table:table-cell office:value-type="float" office:value="181.4845863381" calcext:value-type="float">
            <text:p>181.4845863381</text:p>
          </table:table-cell>
          <table:table-cell office:value-type="float" office:value="0.0400000017682706" calcext:value-type="float">
            <text:p>0.040000001768271</text:p>
          </table:table-cell>
          <table:table-cell/>
        </table:table-row>
        <table:table-row table:style-name="ro1">
          <table:table-cell office:value-type="float" office:value="37.2000000001114" calcext:value-type="float">
            <text:p>37.2000000001114</text:p>
          </table:table-cell>
          <table:table-cell office:value-type="float" office:value="181.475721136033" calcext:value-type="float">
            <text:p>181.475721136033</text:p>
          </table:table-cell>
          <table:table-cell office:value-type="float" office:value="0.0400000017725908" calcext:value-type="float">
            <text:p>0.040000001772591</text:p>
          </table:table-cell>
          <table:table-cell/>
        </table:table-row>
        <table:table-row table:style-name="ro1">
          <table:table-cell office:value-type="float" office:value="37.3000000001147" calcext:value-type="float">
            <text:p>37.3000000001147</text:p>
          </table:table-cell>
          <table:table-cell office:value-type="float" office:value="181.466839023609" calcext:value-type="float">
            <text:p>181.466839023609</text:p>
          </table:table-cell>
          <table:table-cell office:value-type="float" office:value="0.0400000017769076" calcext:value-type="float">
            <text:p>0.040000001776908</text:p>
          </table:table-cell>
          <table:table-cell/>
        </table:table-row>
        <table:table-row table:style-name="ro1">
          <table:table-cell office:value-type="float" office:value="37.400000000118" calcext:value-type="float">
            <text:p>37.400000000118</text:p>
          </table:table-cell>
          <table:table-cell office:value-type="float" office:value="181.457940047733" calcext:value-type="float">
            <text:p>181.457940047733</text:p>
          </table:table-cell>
          <table:table-cell office:value-type="float" office:value="0.0400000017812212" calcext:value-type="float">
            <text:p>0.040000001781221</text:p>
          </table:table-cell>
          <table:table-cell/>
        </table:table-row>
        <table:table-row table:style-name="ro1">
          <table:table-cell office:value-type="float" office:value="37.5000000001213" calcext:value-type="float">
            <text:p>37.5000000001213</text:p>
          </table:table-cell>
          <table:table-cell office:value-type="float" office:value="181.449024255334" calcext:value-type="float">
            <text:p>181.449024255334</text:p>
          </table:table-cell>
          <table:table-cell office:value-type="float" office:value="0.0400000017855316" calcext:value-type="float">
            <text:p>0.040000001785532</text:p>
          </table:table-cell>
          <table:table-cell/>
        </table:table-row>
        <table:table-row table:style-name="ro1">
          <table:table-cell office:value-type="float" office:value="37.6000000001247" calcext:value-type="float">
            <text:p>37.6000000001247</text:p>
          </table:table-cell>
          <table:table-cell office:value-type="float" office:value="181.440091693359" calcext:value-type="float">
            <text:p>181.440091693359</text:p>
          </table:table-cell>
          <table:table-cell office:value-type="float" office:value="0.0400000017898386" calcext:value-type="float">
            <text:p>0.040000001789839</text:p>
          </table:table-cell>
          <table:table-cell/>
        </table:table-row>
        <table:table-row table:style-name="ro1">
          <table:table-cell office:value-type="float" office:value="37.700000000128" calcext:value-type="float">
            <text:p>37.700000000128</text:p>
          </table:table-cell>
          <table:table-cell office:value-type="float" office:value="181.431142408773" calcext:value-type="float">
            <text:p>181.431142408773</text:p>
          </table:table-cell>
          <table:table-cell office:value-type="float" office:value="0.0400000017941424" calcext:value-type="float">
            <text:p>0.040000001794142</text:p>
          </table:table-cell>
          <table:table-cell/>
        </table:table-row>
        <table:table-row table:style-name="ro1">
          <table:table-cell office:value-type="float" office:value="37.8000000001313" calcext:value-type="float">
            <text:p>37.8000000001313</text:p>
          </table:table-cell>
          <table:table-cell office:value-type="float" office:value="181.42217644856" calcext:value-type="float">
            <text:p>181.42217644856</text:p>
          </table:table-cell>
          <table:table-cell office:value-type="float" office:value="0.040000001798443" calcext:value-type="float">
            <text:p>0.040000001798443</text:p>
          </table:table-cell>
          <table:table-cell/>
        </table:table-row>
        <table:table-row table:style-name="ro1">
          <table:table-cell office:value-type="float" office:value="37.9000000001346" calcext:value-type="float">
            <text:p>37.9000000001346</text:p>
          </table:table-cell>
          <table:table-cell office:value-type="float" office:value="181.413193859719" calcext:value-type="float">
            <text:p>181.413193859719</text:p>
          </table:table-cell>
          <table:table-cell office:value-type="float" office:value="0.0400000018027402" calcext:value-type="float">
            <text:p>0.04000000180274</text:p>
          </table:table-cell>
          <table:table-cell/>
        </table:table-row>
        <table:table-row table:style-name="ro1">
          <table:table-cell office:value-type="float" office:value="38.0000000001379" calcext:value-type="float">
            <text:p>38.0000000001379</text:p>
          </table:table-cell>
          <table:table-cell office:value-type="float" office:value="181.404194689271" calcext:value-type="float">
            <text:p>181.404194689271</text:p>
          </table:table-cell>
          <table:table-cell office:value-type="float" office:value="0.0400000018070342" calcext:value-type="float">
            <text:p>0.040000001807034</text:p>
          </table:table-cell>
          <table:table-cell/>
        </table:table-row>
        <table:table-row table:style-name="ro1">
          <table:table-cell office:value-type="float" office:value="38.1000000001413" calcext:value-type="float">
            <text:p>38.1000000001413</text:p>
          </table:table-cell>
          <table:table-cell office:value-type="float" office:value="181.39517898425" calcext:value-type="float">
            <text:p>181.39517898425</text:p>
          </table:table-cell>
          <table:table-cell office:value-type="float" office:value="0.0400000018113249" calcext:value-type="float">
            <text:p>0.040000001811325</text:p>
          </table:table-cell>
          <table:table-cell/>
        </table:table-row>
        <table:table-row table:style-name="ro1">
          <table:table-cell office:value-type="float" office:value="38.2000000001446" calcext:value-type="float">
            <text:p>38.2000000001446</text:p>
          </table:table-cell>
          <table:table-cell office:value-type="float" office:value="181.386146791707" calcext:value-type="float">
            <text:p>181.386146791707</text:p>
          </table:table-cell>
          <table:table-cell office:value-type="float" office:value="0.0400000018156123" calcext:value-type="float">
            <text:p>0.040000001815612</text:p>
          </table:table-cell>
          <table:table-cell/>
        </table:table-row>
        <table:table-row table:style-name="ro1">
          <table:table-cell office:value-type="float" office:value="38.3000000001479" calcext:value-type="float">
            <text:p>38.3000000001479</text:p>
          </table:table-cell>
          <table:table-cell office:value-type="float" office:value="181.377098158707" calcext:value-type="float">
            <text:p>181.377098158707</text:p>
          </table:table-cell>
          <table:table-cell office:value-type="float" office:value="0.0400000018198963" calcext:value-type="float">
            <text:p>0.040000001819896</text:p>
          </table:table-cell>
          <table:table-cell/>
        </table:table-row>
        <table:table-row table:style-name="ro1">
          <table:table-cell office:value-type="float" office:value="38.4000000001512" calcext:value-type="float">
            <text:p>38.4000000001512</text:p>
          </table:table-cell>
          <table:table-cell office:value-type="float" office:value="181.368033132333" calcext:value-type="float">
            <text:p>181.368033132333</text:p>
          </table:table-cell>
          <table:table-cell office:value-type="float" office:value="0.0400000018241771" calcext:value-type="float">
            <text:p>0.040000001824177</text:p>
          </table:table-cell>
          <table:table-cell/>
        </table:table-row>
        <table:table-row table:style-name="ro1">
          <table:table-cell office:value-type="float" office:value="38.5000000001545" calcext:value-type="float">
            <text:p>38.5000000001545</text:p>
          </table:table-cell>
          <table:table-cell office:value-type="float" office:value="181.358951759677" calcext:value-type="float">
            <text:p>181.358951759677</text:p>
          </table:table-cell>
          <table:table-cell office:value-type="float" office:value="0.0400000018284545" calcext:value-type="float">
            <text:p>0.040000001828455</text:p>
          </table:table-cell>
          <table:table-cell/>
        </table:table-row>
        <table:table-row table:style-name="ro1">
          <table:table-cell office:value-type="float" office:value="38.6000000001579" calcext:value-type="float">
            <text:p>38.6000000001579</text:p>
          </table:table-cell>
          <table:table-cell office:value-type="float" office:value="181.349854087851" calcext:value-type="float">
            <text:p>181.349854087851</text:p>
          </table:table-cell>
          <table:table-cell office:value-type="float" office:value="0.0400000018327287" calcext:value-type="float">
            <text:p>0.040000001832729</text:p>
          </table:table-cell>
          <table:table-cell/>
        </table:table-row>
        <table:table-row table:style-name="ro1">
          <table:table-cell office:value-type="float" office:value="38.7000000001612" calcext:value-type="float">
            <text:p>38.7000000001612</text:p>
          </table:table-cell>
          <table:table-cell office:value-type="float" office:value="181.340740163974" calcext:value-type="float">
            <text:p>181.340740163974</text:p>
          </table:table-cell>
          <table:table-cell office:value-type="float" office:value="0.0400000018369995" calcext:value-type="float">
            <text:p>0.040000001837</text:p>
          </table:table-cell>
          <table:table-cell/>
        </table:table-row>
        <table:table-row table:style-name="ro1">
          <table:table-cell office:value-type="float" office:value="38.8000000001645" calcext:value-type="float">
            <text:p>38.8000000001645</text:p>
          </table:table-cell>
          <table:table-cell office:value-type="float" office:value="181.331610035181" calcext:value-type="float">
            <text:p>181.331610035181</text:p>
          </table:table-cell>
          <table:table-cell office:value-type="float" office:value="0.0400000018412671" calcext:value-type="float">
            <text:p>0.040000001841267</text:p>
          </table:table-cell>
          <table:table-cell/>
        </table:table-row>
        <table:table-row table:style-name="ro1">
          <table:table-cell office:value-type="float" office:value="38.9000000001678" calcext:value-type="float">
            <text:p>38.9000000001678</text:p>
          </table:table-cell>
          <table:table-cell office:value-type="float" office:value="181.322463748619" calcext:value-type="float">
            <text:p>181.322463748619</text:p>
          </table:table-cell>
          <table:table-cell office:value-type="float" office:value="0.0400000018455312" calcext:value-type="float">
            <text:p>0.040000001845531</text:p>
          </table:table-cell>
          <table:table-cell/>
        </table:table-row>
        <table:table-row table:style-name="ro1">
          <table:table-cell office:value-type="float" office:value="39.0000000001711" calcext:value-type="float">
            <text:p>39.0000000001711</text:p>
          </table:table-cell>
          <table:table-cell office:value-type="float" office:value="181.313301351445" calcext:value-type="float">
            <text:p>181.313301351445</text:p>
          </table:table-cell>
          <table:table-cell office:value-type="float" office:value="0.0400000018497919" calcext:value-type="float">
            <text:p>0.040000001849792</text:p>
          </table:table-cell>
          <table:table-cell/>
        </table:table-row>
        <table:table-row table:style-name="ro1">
          <table:table-cell office:value-type="float" office:value="39.1000000001745" calcext:value-type="float">
            <text:p>39.1000000001745</text:p>
          </table:table-cell>
          <table:table-cell office:value-type="float" office:value="181.30412289083" calcext:value-type="float">
            <text:p>181.30412289083</text:p>
          </table:table-cell>
          <table:table-cell office:value-type="float" office:value="0.0400000018540495" calcext:value-type="float">
            <text:p>0.04000000185405</text:p>
          </table:table-cell>
          <table:table-cell/>
        </table:table-row>
        <table:table-row table:style-name="ro1">
          <table:table-cell office:value-type="float" office:value="39.2000000001778" calcext:value-type="float">
            <text:p>39.2000000001778</text:p>
          </table:table-cell>
          <table:table-cell office:value-type="float" office:value="181.294928413951" calcext:value-type="float">
            <text:p>181.294928413951</text:p>
          </table:table-cell>
          <table:table-cell office:value-type="float" office:value="0.0400000018583037" calcext:value-type="float">
            <text:p>0.040000001858304</text:p>
          </table:table-cell>
          <table:table-cell/>
        </table:table-row>
        <table:table-row table:style-name="ro1">
          <table:table-cell office:value-type="float" office:value="39.3000000001811" calcext:value-type="float">
            <text:p>39.3000000001811</text:p>
          </table:table-cell>
          <table:table-cell office:value-type="float" office:value="181.285717967997" calcext:value-type="float">
            <text:p>181.285717967997</text:p>
          </table:table-cell>
          <table:table-cell office:value-type="float" office:value="0.0400000018625545" calcext:value-type="float">
            <text:p>0.040000001862555</text:p>
          </table:table-cell>
          <table:table-cell/>
        </table:table-row>
        <table:table-row table:style-name="ro1">
          <table:table-cell office:value-type="float" office:value="39.4000000001844" calcext:value-type="float">
            <text:p>39.4000000001844</text:p>
          </table:table-cell>
          <table:table-cell office:value-type="float" office:value="181.276491600166" calcext:value-type="float">
            <text:p>181.276491600166</text:p>
          </table:table-cell>
          <table:table-cell office:value-type="float" office:value="0.0400000018668019" calcext:value-type="float">
            <text:p>0.040000001866802</text:p>
          </table:table-cell>
          <table:table-cell/>
        </table:table-row>
        <table:table-row table:style-name="ro1">
          <table:table-cell office:value-type="float" office:value="39.5000000001877" calcext:value-type="float">
            <text:p>39.5000000001877</text:p>
          </table:table-cell>
          <table:table-cell office:value-type="float" office:value="181.267249357664" calcext:value-type="float">
            <text:p>181.267249357664</text:p>
          </table:table-cell>
          <table:table-cell office:value-type="float" office:value="0.040000001871046" calcext:value-type="float">
            <text:p>0.040000001871046</text:p>
          </table:table-cell>
          <table:table-cell/>
        </table:table-row>
        <table:table-row table:style-name="ro1">
          <table:table-cell office:value-type="float" office:value="39.6000000001911" calcext:value-type="float">
            <text:p>39.6000000001911</text:p>
          </table:table-cell>
          <table:table-cell office:value-type="float" office:value="181.257991287705" calcext:value-type="float">
            <text:p>181.257991287705</text:p>
          </table:table-cell>
          <table:table-cell office:value-type="float" office:value="0.0400000018752868" calcext:value-type="float">
            <text:p>0.040000001875287</text:p>
          </table:table-cell>
          <table:table-cell/>
        </table:table-row>
        <table:table-row table:style-name="ro1">
          <table:table-cell office:value-type="float" office:value="39.7000000001944" calcext:value-type="float">
            <text:p>39.7000000001944</text:p>
          </table:table-cell>
          <table:table-cell office:value-type="float" office:value="181.248717437514" calcext:value-type="float">
            <text:p>181.248717437514</text:p>
          </table:table-cell>
          <table:table-cell office:value-type="float" office:value="0.0400000018795241" calcext:value-type="float">
            <text:p>0.040000001879524</text:p>
          </table:table-cell>
          <table:table-cell/>
        </table:table-row>
        <table:table-row table:style-name="ro1">
          <table:table-cell office:value-type="float" office:value="39.8000000001977" calcext:value-type="float">
            <text:p>39.8000000001977</text:p>
          </table:table-cell>
          <table:table-cell office:value-type="float" office:value="181.23942785432" calcext:value-type="float">
            <text:p>181.23942785432</text:p>
          </table:table-cell>
          <table:table-cell office:value-type="float" office:value="0.0400000018837582" calcext:value-type="float">
            <text:p>0.040000001883758</text:p>
          </table:table-cell>
          <table:table-cell/>
        </table:table-row>
        <table:table-row table:style-name="ro1">
          <table:table-cell office:value-type="float" office:value="39.900000000201" calcext:value-type="float">
            <text:p>39.900000000201</text:p>
          </table:table-cell>
          <table:table-cell office:value-type="float" office:value="181.230122585357" calcext:value-type="float">
            <text:p>181.230122585357</text:p>
          </table:table-cell>
          <table:table-cell office:value-type="float" office:value="0.040000001887989" calcext:value-type="float">
            <text:p>0.040000001887989</text:p>
          </table:table-cell>
          <table:table-cell/>
        </table:table-row>
        <table:table-row table:style-name="ro1">
          <table:table-cell office:value-type="float" office:value="40.0000000002043" calcext:value-type="float">
            <text:p>40.0000000002043</text:p>
          </table:table-cell>
          <table:table-cell office:value-type="float" office:value="181.220801677868" calcext:value-type="float">
            <text:p>181.220801677868</text:p>
          </table:table-cell>
          <table:table-cell office:value-type="float" office:value="0.0400000018922163" calcext:value-type="float">
            <text:p>0.040000001892216</text:p>
          </table:table-cell>
          <table:table-cell/>
        </table:table-row>
        <table:table-row table:style-name="ro1">
          <table:table-cell office:value-type="float" office:value="40.1000000002077" calcext:value-type="float">
            <text:p>40.1000000002077</text:p>
          </table:table-cell>
          <table:table-cell office:value-type="float" office:value="181.2114651791" calcext:value-type="float">
            <text:p>181.2114651791</text:p>
          </table:table-cell>
          <table:table-cell office:value-type="float" office:value="0.0400000018964403" calcext:value-type="float">
            <text:p>0.04000000189644</text:p>
          </table:table-cell>
          <table:table-cell/>
        </table:table-row>
        <table:table-row table:style-name="ro1">
          <table:table-cell office:value-type="float" office:value="40.200000000211" calcext:value-type="float">
            <text:p>40.200000000211</text:p>
          </table:table-cell>
          <table:table-cell office:value-type="float" office:value="181.202113136304" calcext:value-type="float">
            <text:p>181.202113136304</text:p>
          </table:table-cell>
          <table:table-cell office:value-type="float" office:value="0.0400000019006609" calcext:value-type="float">
            <text:p>0.040000001900661</text:p>
          </table:table-cell>
          <table:table-cell/>
        </table:table-row>
        <table:table-row table:style-name="ro1">
          <table:table-cell office:value-type="float" office:value="40.3000000002143" calcext:value-type="float">
            <text:p>40.3000000002143</text:p>
          </table:table-cell>
          <table:table-cell office:value-type="float" office:value="181.192745596738" calcext:value-type="float">
            <text:p>181.192745596738</text:p>
          </table:table-cell>
          <table:table-cell office:value-type="float" office:value="0.0400000019048781" calcext:value-type="float">
            <text:p>0.040000001904878</text:p>
          </table:table-cell>
          <table:table-cell/>
        </table:table-row>
        <table:table-row table:style-name="ro1">
          <table:table-cell office:value-type="float" office:value="40.4000000002176" calcext:value-type="float">
            <text:p>40.4000000002176</text:p>
          </table:table-cell>
          <table:table-cell office:value-type="float" office:value="181.18336260766" calcext:value-type="float">
            <text:p>181.18336260766</text:p>
          </table:table-cell>
          <table:table-cell office:value-type="float" office:value="0.0400000019090919" calcext:value-type="float">
            <text:p>0.040000001909092</text:p>
          </table:table-cell>
          <table:table-cell/>
        </table:table-row>
        <table:table-row table:style-name="ro1">
          <table:table-cell office:value-type="float" office:value="40.5000000002209" calcext:value-type="float">
            <text:p>40.5000000002209</text:p>
          </table:table-cell>
          <table:table-cell office:value-type="float" office:value="181.173964216337" calcext:value-type="float">
            <text:p>181.173964216337</text:p>
          </table:table-cell>
          <table:table-cell office:value-type="float" office:value="0.0400000019133023" calcext:value-type="float">
            <text:p>0.040000001913302</text:p>
          </table:table-cell>
          <table:table-cell/>
        </table:table-row>
        <table:table-row table:style-name="ro1">
          <table:table-cell office:value-type="float" office:value="40.6000000002242" calcext:value-type="float">
            <text:p>40.6000000002242</text:p>
          </table:table-cell>
          <table:table-cell office:value-type="float" office:value="181.164550470032" calcext:value-type="float">
            <text:p>181.164550470032</text:p>
          </table:table-cell>
          <table:table-cell office:value-type="float" office:value="0.0400000019175094" calcext:value-type="float">
            <text:p>0.040000001917509</text:p>
          </table:table-cell>
          <table:table-cell/>
        </table:table-row>
        <table:table-row table:style-name="ro1">
          <table:table-cell office:value-type="float" office:value="40.7000000002276" calcext:value-type="float">
            <text:p>40.7000000002276</text:p>
          </table:table-cell>
          <table:table-cell office:value-type="float" office:value="181.155121416015" calcext:value-type="float">
            <text:p>181.155121416015</text:p>
          </table:table-cell>
          <table:table-cell office:value-type="float" office:value="0.040000001921713" calcext:value-type="float">
            <text:p>0.040000001921713</text:p>
          </table:table-cell>
          <table:table-cell/>
        </table:table-row>
        <table:table-row table:style-name="ro1">
          <table:table-cell office:value-type="float" office:value="40.8000000002309" calcext:value-type="float">
            <text:p>40.8000000002309</text:p>
          </table:table-cell>
          <table:table-cell office:value-type="float" office:value="181.145677101558" calcext:value-type="float">
            <text:p>181.145677101558</text:p>
          </table:table-cell>
          <table:table-cell office:value-type="float" office:value="0.0400000019259133" calcext:value-type="float">
            <text:p>0.040000001925913</text:p>
          </table:table-cell>
          <table:table-cell/>
        </table:table-row>
        <table:table-row table:style-name="ro1">
          <table:table-cell office:value-type="float" office:value="40.9000000002342" calcext:value-type="float">
            <text:p>40.9000000002342</text:p>
          </table:table-cell>
          <table:table-cell office:value-type="float" office:value="181.13621757393" calcext:value-type="float">
            <text:p>181.13621757393</text:p>
          </table:table-cell>
          <table:table-cell office:value-type="float" office:value="0.0400000019301101" calcext:value-type="float">
            <text:p>0.04000000193011</text:p>
          </table:table-cell>
          <table:table-cell/>
        </table:table-row>
        <table:table-row table:style-name="ro1">
          <table:table-cell office:value-type="float" office:value="41.0000000002375" calcext:value-type="float">
            <text:p>41.0000000002375</text:p>
          </table:table-cell>
          <table:table-cell office:value-type="float" office:value="181.126742880404" calcext:value-type="float">
            <text:p>181.126742880404</text:p>
          </table:table-cell>
          <table:table-cell office:value-type="float" office:value="0.0400000019343036" calcext:value-type="float">
            <text:p>0.040000001934304</text:p>
          </table:table-cell>
          <table:table-cell/>
        </table:table-row>
        <table:table-row table:style-name="ro1">
          <table:table-cell office:value-type="float" office:value="41.1000000002408" calcext:value-type="float">
            <text:p>41.1000000002408</text:p>
          </table:table-cell>
          <table:table-cell office:value-type="float" office:value="181.11725306825" calcext:value-type="float">
            <text:p>181.11725306825</text:p>
          </table:table-cell>
          <table:table-cell office:value-type="float" office:value="0.0400000019384935" calcext:value-type="float">
            <text:p>0.040000001938494</text:p>
          </table:table-cell>
          <table:table-cell/>
        </table:table-row>
        <table:table-row table:style-name="ro1">
          <table:table-cell office:value-type="float" office:value="41.2000000002442" calcext:value-type="float">
            <text:p>41.2000000002442</text:p>
          </table:table-cell>
          <table:table-cell office:value-type="float" office:value="181.107748184743" calcext:value-type="float">
            <text:p>181.107748184743</text:p>
          </table:table-cell>
          <table:table-cell office:value-type="float" office:value="0.0400000019426801" calcext:value-type="float">
            <text:p>0.04000000194268</text:p>
          </table:table-cell>
          <table:table-cell/>
        </table:table-row>
        <table:table-row table:style-name="ro1">
          <table:table-cell office:value-type="float" office:value="41.3000000002475" calcext:value-type="float">
            <text:p>41.3000000002475</text:p>
          </table:table-cell>
          <table:table-cell office:value-type="float" office:value="181.098228277151" calcext:value-type="float">
            <text:p>181.098228277151</text:p>
          </table:table-cell>
          <table:table-cell office:value-type="float" office:value="0.0400000019468633" calcext:value-type="float">
            <text:p>0.040000001946863</text:p>
          </table:table-cell>
          <table:table-cell/>
        </table:table-row>
        <table:table-row table:style-name="ro1">
          <table:table-cell office:value-type="float" office:value="41.4000000002508" calcext:value-type="float">
            <text:p>41.4000000002508</text:p>
          </table:table-cell>
          <table:table-cell office:value-type="float" office:value="181.088693392746" calcext:value-type="float">
            <text:p>181.088693392746</text:p>
          </table:table-cell>
          <table:table-cell office:value-type="float" office:value="0.040000001951043" calcext:value-type="float">
            <text:p>0.040000001951043</text:p>
          </table:table-cell>
          <table:table-cell/>
        </table:table-row>
        <table:table-row table:style-name="ro1">
          <table:table-cell office:value-type="float" office:value="41.5000000002541" calcext:value-type="float">
            <text:p>41.5000000002541</text:p>
          </table:table-cell>
          <table:table-cell office:value-type="float" office:value="181.079143578793" calcext:value-type="float">
            <text:p>181.079143578793</text:p>
          </table:table-cell>
          <table:table-cell office:value-type="float" office:value="0.0400000019552194" calcext:value-type="float">
            <text:p>0.040000001955219</text:p>
          </table:table-cell>
          <table:table-cell/>
        </table:table-row>
        <table:table-row table:style-name="ro1">
          <table:table-cell office:value-type="float" office:value="41.6000000002574" calcext:value-type="float">
            <text:p>41.6000000002574</text:p>
          </table:table-cell>
          <table:table-cell office:value-type="float" office:value="181.069578882559" calcext:value-type="float">
            <text:p>181.069578882559</text:p>
          </table:table-cell>
          <table:table-cell office:value-type="float" office:value="0.0400000019593923" calcext:value-type="float">
            <text:p>0.040000001959392</text:p>
          </table:table-cell>
          <table:table-cell/>
        </table:table-row>
        <table:table-row table:style-name="ro1">
          <table:table-cell office:value-type="float" office:value="41.7000000002608" calcext:value-type="float">
            <text:p>41.7000000002608</text:p>
          </table:table-cell>
          <table:table-cell office:value-type="float" office:value="181.059999351305" calcext:value-type="float">
            <text:p>181.059999351305</text:p>
          </table:table-cell>
          <table:table-cell office:value-type="float" office:value="0.0400000019635617" calcext:value-type="float">
            <text:p>0.040000001963562</text:p>
          </table:table-cell>
          <table:table-cell/>
        </table:table-row>
        <table:table-row table:style-name="ro1">
          <table:table-cell office:value-type="float" office:value="41.8000000002641" calcext:value-type="float">
            <text:p>41.8000000002641</text:p>
          </table:table-cell>
          <table:table-cell office:value-type="float" office:value="181.05040503229" calcext:value-type="float">
            <text:p>181.05040503229</text:p>
          </table:table-cell>
          <table:table-cell office:value-type="float" office:value="0.0400000019677278" calcext:value-type="float">
            <text:p>0.040000001967728</text:p>
          </table:table-cell>
          <table:table-cell/>
        </table:table-row>
        <table:table-row table:style-name="ro1">
          <table:table-cell office:value-type="float" office:value="41.9000000002674" calcext:value-type="float">
            <text:p>41.9000000002674</text:p>
          </table:table-cell>
          <table:table-cell office:value-type="float" office:value="181.040795972768" calcext:value-type="float">
            <text:p>181.040795972768</text:p>
          </table:table-cell>
          <table:table-cell office:value-type="float" office:value="0.0400000019718903" calcext:value-type="float">
            <text:p>0.04000000197189</text:p>
          </table:table-cell>
          <table:table-cell/>
        </table:table-row>
        <table:table-row table:style-name="ro1">
          <table:table-cell office:value-type="float" office:value="42.0000000002707" calcext:value-type="float">
            <text:p>42.0000000002707</text:p>
          </table:table-cell>
          <table:table-cell office:value-type="float" office:value="181.031172219987" calcext:value-type="float">
            <text:p>181.031172219987</text:p>
          </table:table-cell>
          <table:table-cell office:value-type="float" office:value="0.0400000019760493" calcext:value-type="float">
            <text:p>0.040000001976049</text:p>
          </table:table-cell>
          <table:table-cell/>
        </table:table-row>
        <table:table-row table:style-name="ro1">
          <table:table-cell office:value-type="float" office:value="42.100000000274" calcext:value-type="float">
            <text:p>42.100000000274</text:p>
          </table:table-cell>
          <table:table-cell office:value-type="float" office:value="181.021533821195" calcext:value-type="float">
            <text:p>181.021533821195</text:p>
          </table:table-cell>
          <table:table-cell office:value-type="float" office:value="0.040000001980205" calcext:value-type="float">
            <text:p>0.040000001980205</text:p>
          </table:table-cell>
          <table:table-cell/>
        </table:table-row>
        <table:table-row table:style-name="ro1">
          <table:table-cell office:value-type="float" office:value="42.2000000002774" calcext:value-type="float">
            <text:p>42.2000000002774</text:p>
          </table:table-cell>
          <table:table-cell office:value-type="float" office:value="181.011880823631" calcext:value-type="float">
            <text:p>181.011880823631</text:p>
          </table:table-cell>
          <table:table-cell office:value-type="float" office:value="0.0400000019843573" calcext:value-type="float">
            <text:p>0.040000001984357</text:p>
          </table:table-cell>
          <table:table-cell/>
        </table:table-row>
        <table:table-row table:style-name="ro1">
          <table:table-cell office:value-type="float" office:value="42.3000000002807" calcext:value-type="float">
            <text:p>42.3000000002807</text:p>
          </table:table-cell>
          <table:table-cell office:value-type="float" office:value="181.002213274528" calcext:value-type="float">
            <text:p>181.002213274528</text:p>
          </table:table-cell>
          <table:table-cell office:value-type="float" office:value="0.040000001988506" calcext:value-type="float">
            <text:p>0.040000001988506</text:p>
          </table:table-cell>
          <table:table-cell/>
        </table:table-row>
        <table:table-row table:style-name="ro1">
          <table:table-cell office:value-type="float" office:value="42.400000000284" calcext:value-type="float">
            <text:p>42.400000000284</text:p>
          </table:table-cell>
          <table:table-cell office:value-type="float" office:value="180.992531221113" calcext:value-type="float">
            <text:p>180.992531221113</text:p>
          </table:table-cell>
          <table:table-cell office:value-type="float" office:value="0.0400000019926514" calcext:value-type="float">
            <text:p>0.040000001992651</text:p>
          </table:table-cell>
          <table:table-cell/>
        </table:table-row>
        <table:table-row table:style-name="ro1">
          <table:table-cell office:value-type="float" office:value="42.5000000002873" calcext:value-type="float">
            <text:p>42.5000000002873</text:p>
          </table:table-cell>
          <table:table-cell office:value-type="float" office:value="180.982834710606" calcext:value-type="float">
            <text:p>180.982834710606</text:p>
          </table:table-cell>
          <table:table-cell office:value-type="float" office:value="0.0400000019967932" calcext:value-type="float">
            <text:p>0.040000001996793</text:p>
          </table:table-cell>
          <table:table-cell/>
        </table:table-row>
        <table:table-row table:style-name="ro1">
          <table:table-cell office:value-type="float" office:value="42.6000000002906" calcext:value-type="float">
            <text:p>42.6000000002906</text:p>
          </table:table-cell>
          <table:table-cell office:value-type="float" office:value="180.973123790217" calcext:value-type="float">
            <text:p>180.973123790217</text:p>
          </table:table-cell>
          <table:table-cell office:value-type="float" office:value="0.0400000020009317" calcext:value-type="float">
            <text:p>0.040000002000932</text:p>
          </table:table-cell>
          <table:table-cell/>
        </table:table-row>
        <table:table-row table:style-name="ro1">
          <table:table-cell office:value-type="float" office:value="42.700000000294" calcext:value-type="float">
            <text:p>42.700000000294</text:p>
          </table:table-cell>
          <table:table-cell office:value-type="float" office:value="180.963398507153" calcext:value-type="float">
            <text:p>180.963398507153</text:p>
          </table:table-cell>
          <table:table-cell office:value-type="float" office:value="0.0400000020050666" calcext:value-type="float">
            <text:p>0.040000002005067</text:p>
          </table:table-cell>
          <table:table-cell/>
        </table:table-row>
        <table:table-row table:style-name="ro1">
          <table:table-cell office:value-type="float" office:value="42.8000000002973" calcext:value-type="float">
            <text:p>42.8000000002973</text:p>
          </table:table-cell>
          <table:table-cell office:value-type="float" office:value="180.953658908611" calcext:value-type="float">
            <text:p>180.953658908611</text:p>
          </table:table-cell>
          <table:table-cell office:value-type="float" office:value="0.0400000020091981" calcext:value-type="float">
            <text:p>0.040000002009198</text:p>
          </table:table-cell>
          <table:table-cell/>
        </table:table-row>
        <table:table-row table:style-name="ro1">
          <table:table-cell office:value-type="float" office:value="42.9000000003006" calcext:value-type="float">
            <text:p>42.9000000003006</text:p>
          </table:table-cell>
          <table:table-cell office:value-type="float" office:value="180.943905041774" calcext:value-type="float">
            <text:p>180.943905041774</text:p>
          </table:table-cell>
          <table:table-cell office:value-type="float" office:value="0.0400000020133262" calcext:value-type="float">
            <text:p>0.040000002013326</text:p>
          </table:table-cell>
          <table:table-cell/>
        </table:table-row>
        <table:table-row table:style-name="ro1">
          <table:table-cell office:value-type="float" office:value="43.0000000003039" calcext:value-type="float">
            <text:p>43.0000000003039</text:p>
          </table:table-cell>
          <table:table-cell office:value-type="float" office:value="180.934136953822" calcext:value-type="float">
            <text:p>180.934136953822</text:p>
          </table:table-cell>
          <table:table-cell office:value-type="float" office:value="0.0400000020174507" calcext:value-type="float">
            <text:p>0.040000002017451</text:p>
          </table:table-cell>
          <table:table-cell/>
        </table:table-row>
        <table:table-row table:style-name="ro1">
          <table:table-cell office:value-type="float" office:value="43.1000000003072" calcext:value-type="float">
            <text:p>43.1000000003072</text:p>
          </table:table-cell>
          <table:table-cell office:value-type="float" office:value="180.924354691921" calcext:value-type="float">
            <text:p>180.924354691921</text:p>
          </table:table-cell>
          <table:table-cell office:value-type="float" office:value="0.0400000020215718" calcext:value-type="float">
            <text:p>0.040000002021572</text:p>
          </table:table-cell>
          <table:table-cell/>
        </table:table-row>
        <table:table-row table:style-name="ro1">
          <table:table-cell office:value-type="float" office:value="43.2000000003106" calcext:value-type="float">
            <text:p>43.2000000003106</text:p>
          </table:table-cell>
          <table:table-cell office:value-type="float" office:value="180.914558303229" calcext:value-type="float">
            <text:p>180.914558303229</text:p>
          </table:table-cell>
          <table:table-cell office:value-type="float" office:value="0.0400000020256894" calcext:value-type="float">
            <text:p>0.040000002025689</text:p>
          </table:table-cell>
          <table:table-cell/>
        </table:table-row>
        <table:table-row table:style-name="ro1">
          <table:table-cell office:value-type="float" office:value="43.3000000003139" calcext:value-type="float">
            <text:p>43.3000000003139</text:p>
          </table:table-cell>
          <table:table-cell office:value-type="float" office:value="180.90474783489" calcext:value-type="float">
            <text:p>180.90474783489</text:p>
          </table:table-cell>
          <table:table-cell office:value-type="float" office:value="0.0400000020298034" calcext:value-type="float">
            <text:p>0.040000002029803</text:p>
          </table:table-cell>
          <table:table-cell/>
        </table:table-row>
        <table:table-row table:style-name="ro1">
          <table:table-cell office:value-type="float" office:value="43.4000000003172" calcext:value-type="float">
            <text:p>43.4000000003172</text:p>
          </table:table-cell>
          <table:table-cell office:value-type="float" office:value="180.894923334042" calcext:value-type="float">
            <text:p>180.894923334042</text:p>
          </table:table-cell>
          <table:table-cell office:value-type="float" office:value="0.0400000020339141" calcext:value-type="float">
            <text:p>0.040000002033914</text:p>
          </table:table-cell>
          <table:table-cell/>
        </table:table-row>
        <table:table-row table:style-name="ro1">
          <table:table-cell office:value-type="float" office:value="43.5000000003205" calcext:value-type="float">
            <text:p>43.5000000003205</text:p>
          </table:table-cell>
          <table:table-cell office:value-type="float" office:value="180.885084847804" calcext:value-type="float">
            <text:p>180.885084847804</text:p>
          </table:table-cell>
          <table:table-cell office:value-type="float" office:value="0.0400000020380212" calcext:value-type="float">
            <text:p>0.040000002038021</text:p>
          </table:table-cell>
          <table:table-cell/>
        </table:table-row>
        <table:table-row table:style-name="ro1">
          <table:table-cell office:value-type="float" office:value="43.6000000003238" calcext:value-type="float">
            <text:p>43.6000000003238</text:p>
          </table:table-cell>
          <table:table-cell office:value-type="float" office:value="180.875232423288" calcext:value-type="float">
            <text:p>180.875232423288</text:p>
          </table:table-cell>
          <table:table-cell office:value-type="float" office:value="0.0400000020421248" calcext:value-type="float">
            <text:p>0.040000002042125</text:p>
          </table:table-cell>
          <table:table-cell/>
        </table:table-row>
        <table:table-row table:style-name="ro1">
          <table:table-cell office:value-type="float" office:value="43.7000000003272" calcext:value-type="float">
            <text:p>43.7000000003272</text:p>
          </table:table-cell>
          <table:table-cell office:value-type="float" office:value="180.865366107591" calcext:value-type="float">
            <text:p>180.865366107591</text:p>
          </table:table-cell>
          <table:table-cell office:value-type="float" office:value="0.0400000020462249" calcext:value-type="float">
            <text:p>0.040000002046225</text:p>
          </table:table-cell>
          <table:table-cell/>
        </table:table-row>
        <table:table-row table:style-name="ro1">
          <table:table-cell office:value-type="float" office:value="43.8000000003305" calcext:value-type="float">
            <text:p>43.8000000003305</text:p>
          </table:table-cell>
          <table:table-cell office:value-type="float" office:value="180.855485947796" calcext:value-type="float">
            <text:p>180.855485947796</text:p>
          </table:table-cell>
          <table:table-cell office:value-type="float" office:value="0.0400000020503215" calcext:value-type="float">
            <text:p>0.040000002050322</text:p>
          </table:table-cell>
          <table:table-cell/>
        </table:table-row>
        <table:table-row table:style-name="ro1">
          <table:table-cell office:value-type="float" office:value="43.9000000003338" calcext:value-type="float">
            <text:p>43.9000000003338</text:p>
          </table:table-cell>
          <table:table-cell office:value-type="float" office:value="180.845591990973" calcext:value-type="float">
            <text:p>180.845591990973</text:p>
          </table:table-cell>
          <table:table-cell office:value-type="float" office:value="0.0400000020544146" calcext:value-type="float">
            <text:p>0.040000002054415</text:p>
          </table:table-cell>
          <table:table-cell/>
        </table:table-row>
        <table:table-row table:style-name="ro1">
          <table:table-cell office:value-type="float" office:value="44.0000000003371" calcext:value-type="float">
            <text:p>44.0000000003371</text:p>
          </table:table-cell>
          <table:table-cell office:value-type="float" office:value="180.83568428418" calcext:value-type="float">
            <text:p>180.83568428418</text:p>
          </table:table-cell>
          <table:table-cell office:value-type="float" office:value="0.0400000020585043" calcext:value-type="float">
            <text:p>0.040000002058504</text:p>
          </table:table-cell>
          <table:table-cell/>
        </table:table-row>
        <table:table-row table:style-name="ro1">
          <table:table-cell office:value-type="float" office:value="44.1000000003404" calcext:value-type="float">
            <text:p>44.1000000003404</text:p>
          </table:table-cell>
          <table:table-cell office:value-type="float" office:value="180.825762874455" calcext:value-type="float">
            <text:p>180.825762874455</text:p>
          </table:table-cell>
          <table:table-cell office:value-type="float" office:value="0.0400000020625903" calcext:value-type="float">
            <text:p>0.04000000206259</text:p>
          </table:table-cell>
          <table:table-cell/>
        </table:table-row>
        <table:table-row table:style-name="ro1">
          <table:table-cell office:value-type="float" office:value="44.2000000003438" calcext:value-type="float">
            <text:p>44.2000000003438</text:p>
          </table:table-cell>
          <table:table-cell office:value-type="float" office:value="180.815827808827" calcext:value-type="float">
            <text:p>180.815827808827</text:p>
          </table:table-cell>
          <table:table-cell office:value-type="float" office:value="0.040000002066673" calcext:value-type="float">
            <text:p>0.040000002066673</text:p>
          </table:table-cell>
          <table:table-cell/>
        </table:table-row>
        <table:table-row table:style-name="ro1">
          <table:table-cell office:value-type="float" office:value="44.3000000003471" calcext:value-type="float">
            <text:p>44.3000000003471</text:p>
          </table:table-cell>
          <table:table-cell office:value-type="float" office:value="180.805879134303" calcext:value-type="float">
            <text:p>180.805879134303</text:p>
          </table:table-cell>
          <table:table-cell office:value-type="float" office:value="0.0400000020707521" calcext:value-type="float">
            <text:p>0.040000002070752</text:p>
          </table:table-cell>
          <table:table-cell/>
        </table:table-row>
        <table:table-row table:style-name="ro1">
          <table:table-cell office:value-type="float" office:value="44.4000000003504" calcext:value-type="float">
            <text:p>44.4000000003504</text:p>
          </table:table-cell>
          <table:table-cell office:value-type="float" office:value="180.795916897878" calcext:value-type="float">
            <text:p>180.795916897878</text:p>
          </table:table-cell>
          <table:table-cell office:value-type="float" office:value="0.0400000020748277" calcext:value-type="float">
            <text:p>0.040000002074828</text:p>
          </table:table-cell>
          <table:table-cell/>
        </table:table-row>
        <table:table-row table:style-name="ro1">
          <table:table-cell office:value-type="float" office:value="44.5000000003537" calcext:value-type="float">
            <text:p>44.5000000003537</text:p>
          </table:table-cell>
          <table:table-cell office:value-type="float" office:value="180.785941146529" calcext:value-type="float">
            <text:p>180.785941146529</text:p>
          </table:table-cell>
          <table:table-cell office:value-type="float" office:value="0.0400000020788998" calcext:value-type="float">
            <text:p>0.0400000020789</text:p>
          </table:table-cell>
          <table:table-cell/>
        </table:table-row>
        <table:table-row table:style-name="ro1">
          <table:table-cell office:value-type="float" office:value="44.600000000357" calcext:value-type="float">
            <text:p>44.600000000357</text:p>
          </table:table-cell>
          <table:table-cell office:value-type="float" office:value="180.775951927218" calcext:value-type="float">
            <text:p>180.775951927218</text:p>
          </table:table-cell>
          <table:table-cell office:value-type="float" office:value="0.0400000020829683" calcext:value-type="float">
            <text:p>0.040000002082968</text:p>
          </table:table-cell>
          <table:table-cell/>
        </table:table-row>
        <table:table-row table:style-name="ro1">
          <table:table-cell office:value-type="float" office:value="44.7000000003604" calcext:value-type="float">
            <text:p>44.7000000003604</text:p>
          </table:table-cell>
          <table:table-cell office:value-type="float" office:value="180.765949286885" calcext:value-type="float">
            <text:p>180.765949286885</text:p>
          </table:table-cell>
          <table:table-cell office:value-type="float" office:value="0.0400000020870333" calcext:value-type="float">
            <text:p>0.040000002087033</text:p>
          </table:table-cell>
          <table:table-cell/>
        </table:table-row>
        <table:table-row table:style-name="ro1">
          <table:table-cell office:value-type="float" office:value="44.8000000003637" calcext:value-type="float">
            <text:p>44.8000000003637</text:p>
          </table:table-cell>
          <table:table-cell office:value-type="float" office:value="180.755933272456" calcext:value-type="float">
            <text:p>180.755933272456</text:p>
          </table:table-cell>
          <table:table-cell office:value-type="float" office:value="0.0400000020910947" calcext:value-type="float">
            <text:p>0.040000002091095</text:p>
          </table:table-cell>
          <table:table-cell/>
        </table:table-row>
        <table:table-row table:style-name="ro1">
          <table:table-cell office:value-type="float" office:value="44.900000000367" calcext:value-type="float">
            <text:p>44.900000000367</text:p>
          </table:table-cell>
          <table:table-cell office:value-type="float" office:value="180.745903930836" calcext:value-type="float">
            <text:p>180.745903930836</text:p>
          </table:table-cell>
          <table:table-cell office:value-type="float" office:value="0.0400000020951526" calcext:value-type="float">
            <text:p>0.040000002095153</text:p>
          </table:table-cell>
          <table:table-cell/>
        </table:table-row>
        <table:table-row table:style-name="ro1">
          <table:table-cell office:value-type="float" office:value="45.0000000003703" calcext:value-type="float">
            <text:p>45.0000000003703</text:p>
          </table:table-cell>
          <table:table-cell office:value-type="float" office:value="180.735861308912" calcext:value-type="float">
            <text:p>180.735861308912</text:p>
          </table:table-cell>
          <table:table-cell office:value-type="float" office:value="0.040000002099207" calcext:value-type="float">
            <text:p>0.040000002099207</text:p>
          </table:table-cell>
          <table:table-cell/>
        </table:table-row>
        <table:table-row table:style-name="ro1">
          <table:table-cell office:value-type="float" office:value="45.1000000003736" calcext:value-type="float">
            <text:p>45.1000000003736</text:p>
          </table:table-cell>
          <table:table-cell office:value-type="float" office:value="180.725805453554" calcext:value-type="float">
            <text:p>180.725805453554</text:p>
          </table:table-cell>
          <table:table-cell office:value-type="float" office:value="0.0400000021032579" calcext:value-type="float">
            <text:p>0.040000002103258</text:p>
          </table:table-cell>
          <table:table-cell/>
        </table:table-row>
        <table:table-row table:style-name="ro1">
          <table:table-cell office:value-type="float" office:value="45.200000000377" calcext:value-type="float">
            <text:p>45.200000000377</text:p>
          </table:table-cell>
          <table:table-cell office:value-type="float" office:value="180.715736411608" calcext:value-type="float">
            <text:p>180.715736411608</text:p>
          </table:table-cell>
          <table:table-cell office:value-type="float" office:value="0.0400000021073052" calcext:value-type="float">
            <text:p>0.040000002107305</text:p>
          </table:table-cell>
          <table:table-cell/>
        </table:table-row>
        <table:table-row table:style-name="ro1">
          <table:table-cell office:value-type="float" office:value="45.3000000003803" calcext:value-type="float">
            <text:p>45.3000000003803</text:p>
          </table:table-cell>
          <table:table-cell office:value-type="float" office:value="180.705654229901" calcext:value-type="float">
            <text:p>180.705654229901</text:p>
          </table:table-cell>
          <table:table-cell office:value-type="float" office:value="0.040000002111349" calcext:value-type="float">
            <text:p>0.040000002111349</text:p>
          </table:table-cell>
          <table:table-cell/>
        </table:table-row>
        <table:table-row table:style-name="ro1">
          <table:table-cell office:value-type="float" office:value="45.4000000003836" calcext:value-type="float">
            <text:p>45.4000000003836</text:p>
          </table:table-cell>
          <table:table-cell office:value-type="float" office:value="180.695558955241" calcext:value-type="float">
            <text:p>180.695558955241</text:p>
          </table:table-cell>
          <table:table-cell office:value-type="float" office:value="0.0400000021153892" calcext:value-type="float">
            <text:p>0.040000002115389</text:p>
          </table:table-cell>
          <table:table-cell/>
        </table:table-row>
        <table:table-row table:style-name="ro1">
          <table:table-cell office:value-type="float" office:value="45.5000000003869" calcext:value-type="float">
            <text:p>45.5000000003869</text:p>
          </table:table-cell>
          <table:table-cell office:value-type="float" office:value="180.685450634414" calcext:value-type="float">
            <text:p>180.685450634414</text:p>
          </table:table-cell>
          <table:table-cell office:value-type="float" office:value="0.040000002119426" calcext:value-type="float">
            <text:p>0.040000002119426</text:p>
          </table:table-cell>
          <table:table-cell/>
        </table:table-row>
        <table:table-row table:style-name="ro1">
          <table:table-cell office:value-type="float" office:value="45.6000000003902" calcext:value-type="float">
            <text:p>45.6000000003902</text:p>
          </table:table-cell>
          <table:table-cell office:value-type="float" office:value="180.675329314183" calcext:value-type="float">
            <text:p>180.675329314183</text:p>
          </table:table-cell>
          <table:table-cell office:value-type="float" office:value="0.0400000021234592" calcext:value-type="float">
            <text:p>0.040000002123459</text:p>
          </table:table-cell>
          <table:table-cell/>
        </table:table-row>
        <table:table-row table:style-name="ro1">
          <table:table-cell office:value-type="float" office:value="45.7000000003936" calcext:value-type="float">
            <text:p>45.7000000003936</text:p>
          </table:table-cell>
          <table:table-cell office:value-type="float" office:value="180.665195041291" calcext:value-type="float">
            <text:p>180.665195041291</text:p>
          </table:table-cell>
          <table:table-cell office:value-type="float" office:value="0.0400000021274888" calcext:value-type="float">
            <text:p>0.040000002127489</text:p>
          </table:table-cell>
          <table:table-cell/>
        </table:table-row>
        <table:table-row table:style-name="ro1">
          <table:table-cell office:value-type="float" office:value="45.8000000003969" calcext:value-type="float">
            <text:p>45.8000000003969</text:p>
          </table:table-cell>
          <table:table-cell office:value-type="float" office:value="180.655047862455" calcext:value-type="float">
            <text:p>180.655047862455</text:p>
          </table:table-cell>
          <table:table-cell office:value-type="float" office:value="0.0400000021315148" calcext:value-type="float">
            <text:p>0.040000002131515</text:p>
          </table:table-cell>
          <table:table-cell/>
        </table:table-row>
        <table:table-row table:style-name="ro1">
          <table:table-cell office:value-type="float" office:value="45.9000000004002" calcext:value-type="float">
            <text:p>45.9000000004002</text:p>
          </table:table-cell>
          <table:table-cell office:value-type="float" office:value="180.644887824374" calcext:value-type="float">
            <text:p>180.644887824374</text:p>
          </table:table-cell>
          <table:table-cell office:value-type="float" office:value="0.0400000021355373" calcext:value-type="float">
            <text:p>0.040000002135537</text:p>
          </table:table-cell>
          <table:table-cell/>
        </table:table-row>
        <table:table-row table:style-name="ro1">
          <table:table-cell office:value-type="float" office:value="46.0000000004035" calcext:value-type="float">
            <text:p>46.0000000004035</text:p>
          </table:table-cell>
          <table:table-cell office:value-type="float" office:value="180.634714973721" calcext:value-type="float">
            <text:p>180.634714973721</text:p>
          </table:table-cell>
          <table:table-cell office:value-type="float" office:value="0.0400000021395563" calcext:value-type="float">
            <text:p>0.040000002139556</text:p>
          </table:table-cell>
          <table:table-cell/>
        </table:table-row>
        <table:table-row table:style-name="ro1">
          <table:table-cell office:value-type="float" office:value="46.1000000004068" calcext:value-type="float">
            <text:p>46.1000000004068</text:p>
          </table:table-cell>
          <table:table-cell office:value-type="float" office:value="180.624529357144" calcext:value-type="float">
            <text:p>180.624529357144</text:p>
          </table:table-cell>
          <table:table-cell office:value-type="float" office:value="0.0400000021435717" calcext:value-type="float">
            <text:p>0.040000002143572</text:p>
          </table:table-cell>
          <table:table-cell/>
        </table:table-row>
        <table:table-row table:style-name="ro1">
          <table:table-cell office:value-type="float" office:value="46.2000000004101" calcext:value-type="float">
            <text:p>46.2000000004101</text:p>
          </table:table-cell>
          <table:table-cell office:value-type="float" office:value="180.614331021269" calcext:value-type="float">
            <text:p>180.614331021269</text:p>
          </table:table-cell>
          <table:table-cell office:value-type="float" office:value="0.0400000021475835" calcext:value-type="float">
            <text:p>0.040000002147584</text:p>
          </table:table-cell>
          <table:table-cell/>
        </table:table-row>
        <table:table-row table:style-name="ro1">
          <table:table-cell office:value-type="float" office:value="46.3000000004135" calcext:value-type="float">
            <text:p>46.3000000004135</text:p>
          </table:table-cell>
          <table:table-cell office:value-type="float" office:value="180.604120012697" calcext:value-type="float">
            <text:p>180.604120012697</text:p>
          </table:table-cell>
          <table:table-cell office:value-type="float" office:value="0.0400000021515919" calcext:value-type="float">
            <text:p>0.040000002151592</text:p>
          </table:table-cell>
          <table:table-cell/>
        </table:table-row>
        <table:table-row table:style-name="ro1">
          <table:table-cell office:value-type="float" office:value="46.4000000004168" calcext:value-type="float">
            <text:p>46.4000000004168</text:p>
          </table:table-cell>
          <table:table-cell office:value-type="float" office:value="180.593896378001" calcext:value-type="float">
            <text:p>180.593896378001</text:p>
          </table:table-cell>
          <table:table-cell office:value-type="float" office:value="0.0400000021555966" calcext:value-type="float">
            <text:p>0.040000002155597</text:p>
          </table:table-cell>
          <table:table-cell/>
        </table:table-row>
        <table:table-row table:style-name="ro1">
          <table:table-cell office:value-type="float" office:value="46.5000000004201" calcext:value-type="float">
            <text:p>46.5000000004201</text:p>
          </table:table-cell>
          <table:table-cell office:value-type="float" office:value="180.583660163732" calcext:value-type="float">
            <text:p>180.583660163732</text:p>
          </table:table-cell>
          <table:table-cell office:value-type="float" office:value="0.0400000021595978" calcext:value-type="float">
            <text:p>0.040000002159598</text:p>
          </table:table-cell>
          <table:table-cell/>
        </table:table-row>
        <table:table-row table:style-name="ro1">
          <table:table-cell office:value-type="float" office:value="46.6000000004234" calcext:value-type="float">
            <text:p>46.6000000004234</text:p>
          </table:table-cell>
          <table:table-cell office:value-type="float" office:value="180.573411416415" calcext:value-type="float">
            <text:p>180.573411416415</text:p>
          </table:table-cell>
          <table:table-cell office:value-type="float" office:value="0.0400000021635953" calcext:value-type="float">
            <text:p>0.040000002163595</text:p>
          </table:table-cell>
          <table:table-cell/>
        </table:table-row>
        <table:table-row table:style-name="ro1">
          <table:table-cell office:value-type="float" office:value="46.7000000004267" calcext:value-type="float">
            <text:p>46.7000000004267</text:p>
          </table:table-cell>
          <table:table-cell office:value-type="float" office:value="180.563150182546" calcext:value-type="float">
            <text:p>180.563150182546</text:p>
          </table:table-cell>
          <table:table-cell office:value-type="float" office:value="0.0400000021675893" calcext:value-type="float">
            <text:p>0.040000002167589</text:p>
          </table:table-cell>
          <table:table-cell/>
        </table:table-row>
        <table:table-row table:style-name="ro1">
          <table:table-cell office:value-type="float" office:value="46.8000000004301" calcext:value-type="float">
            <text:p>46.8000000004301</text:p>
          </table:table-cell>
          <table:table-cell office:value-type="float" office:value="180.552876508595" calcext:value-type="float">
            <text:p>180.552876508595</text:p>
          </table:table-cell>
          <table:table-cell office:value-type="float" office:value="0.0400000021715797" calcext:value-type="float">
            <text:p>0.04000000217158</text:p>
          </table:table-cell>
          <table:table-cell/>
        </table:table-row>
        <table:table-row table:style-name="ro1">
          <table:table-cell office:value-type="float" office:value="46.9000000004334" calcext:value-type="float">
            <text:p>46.9000000004334</text:p>
          </table:table-cell>
          <table:table-cell office:value-type="float" office:value="180.542590441008" calcext:value-type="float">
            <text:p>180.542590441008</text:p>
          </table:table-cell>
          <table:table-cell office:value-type="float" office:value="0.0400000021755665" calcext:value-type="float">
            <text:p>0.040000002175567</text:p>
          </table:table-cell>
          <table:table-cell/>
        </table:table-row>
        <table:table-row table:style-name="ro1">
          <table:table-cell office:value-type="float" office:value="47.0000000004367" calcext:value-type="float">
            <text:p>47.0000000004367</text:p>
          </table:table-cell>
          <table:table-cell office:value-type="float" office:value="180.5322920262" calcext:value-type="float">
            <text:p>180.5322920262</text:p>
          </table:table-cell>
          <table:table-cell office:value-type="float" office:value="0.0400000021795499" calcext:value-type="float">
            <text:p>0.04000000217955</text:p>
          </table:table-cell>
          <table:table-cell/>
        </table:table-row>
        <table:table-row table:style-name="ro1">
          <table:table-cell office:value-type="float" office:value="47.10000000044" calcext:value-type="float">
            <text:p>47.10000000044</text:p>
          </table:table-cell>
          <table:table-cell office:value-type="float" office:value="180.521981310555" calcext:value-type="float">
            <text:p>180.521981310555</text:p>
          </table:table-cell>
          <table:table-cell office:value-type="float" office:value="0.0400000021835296" calcext:value-type="float">
            <text:p>0.04000000218353</text:p>
          </table:table-cell>
          <table:table-cell/>
        </table:table-row>
        <table:table-row table:style-name="ro1">
          <table:table-cell office:value-type="float" office:value="47.2000000004433" calcext:value-type="float">
            <text:p>47.2000000004433</text:p>
          </table:table-cell>
          <table:table-cell office:value-type="float" office:value="180.511658340435" calcext:value-type="float">
            <text:p>180.511658340435</text:p>
          </table:table-cell>
          <table:table-cell office:value-type="float" office:value="0.0400000021875057" calcext:value-type="float">
            <text:p>0.040000002187506</text:p>
          </table:table-cell>
          <table:table-cell/>
        </table:table-row>
        <table:table-row table:style-name="ro1">
          <table:table-cell office:value-type="float" office:value="47.3000000004467" calcext:value-type="float">
            <text:p>47.3000000004467</text:p>
          </table:table-cell>
          <table:table-cell office:value-type="float" office:value="180.50132316217" calcext:value-type="float">
            <text:p>180.50132316217</text:p>
          </table:table-cell>
          <table:table-cell office:value-type="float" office:value="0.0400000021914782" calcext:value-type="float">
            <text:p>0.040000002191478</text:p>
          </table:table-cell>
          <table:table-cell/>
        </table:table-row>
        <table:table-row table:style-name="ro1">
          <table:table-cell office:value-type="float" office:value="47.40000000045" calcext:value-type="float">
            <text:p>47.40000000045</text:p>
          </table:table-cell>
          <table:table-cell office:value-type="float" office:value="180.490975822061" calcext:value-type="float">
            <text:p>180.490975822061</text:p>
          </table:table-cell>
          <table:table-cell office:value-type="float" office:value="0.0400000021954471" calcext:value-type="float">
            <text:p>0.040000002195447</text:p>
          </table:table-cell>
          <table:table-cell/>
        </table:table-row>
        <table:table-row table:style-name="ro1">
          <table:table-cell office:value-type="float" office:value="47.5000000004533" calcext:value-type="float">
            <text:p>47.5000000004533</text:p>
          </table:table-cell>
          <table:table-cell office:value-type="float" office:value="180.480616366378" calcext:value-type="float">
            <text:p>180.480616366378</text:p>
          </table:table-cell>
          <table:table-cell office:value-type="float" office:value="0.0400000021994123" calcext:value-type="float">
            <text:p>0.040000002199412</text:p>
          </table:table-cell>
          <table:table-cell/>
        </table:table-row>
        <table:table-row table:style-name="ro1">
          <table:table-cell office:value-type="float" office:value="47.6000000004566" calcext:value-type="float">
            <text:p>47.6000000004566</text:p>
          </table:table-cell>
          <table:table-cell office:value-type="float" office:value="180.470244841365" calcext:value-type="float">
            <text:p>180.470244841365</text:p>
          </table:table-cell>
          <table:table-cell office:value-type="float" office:value="0.0400000022033742" calcext:value-type="float">
            <text:p>0.040000002203374</text:p>
          </table:table-cell>
          <table:table-cell/>
        </table:table-row>
        <table:table-row table:style-name="ro1">
          <table:table-cell office:value-type="float" office:value="47.7000000004599" calcext:value-type="float">
            <text:p>47.7000000004599</text:p>
          </table:table-cell>
          <table:table-cell office:value-type="float" office:value="180.459861293231" calcext:value-type="float">
            <text:p>180.459861293231</text:p>
          </table:table-cell>
          <table:table-cell office:value-type="float" office:value="0.0400000022073323" calcext:value-type="float">
            <text:p>0.040000002207332</text:p>
          </table:table-cell>
          <table:table-cell/>
        </table:table-row>
        <table:table-row table:style-name="ro1">
          <table:table-cell office:value-type="float" office:value="47.8000000004633" calcext:value-type="float">
            <text:p>47.8000000004633</text:p>
          </table:table-cell>
          <table:table-cell office:value-type="float" office:value="180.449465768155" calcext:value-type="float">
            <text:p>180.449465768155</text:p>
          </table:table-cell>
          <table:table-cell office:value-type="float" office:value="0.0400000022112869" calcext:value-type="float">
            <text:p>0.040000002211287</text:p>
          </table:table-cell>
          <table:table-cell/>
        </table:table-row>
        <table:table-row table:style-name="ro1">
          <table:table-cell office:value-type="float" office:value="47.9000000004666" calcext:value-type="float">
            <text:p>47.9000000004666</text:p>
          </table:table-cell>
          <table:table-cell office:value-type="float" office:value="180.439058312284" calcext:value-type="float">
            <text:p>180.439058312284</text:p>
          </table:table-cell>
          <table:table-cell office:value-type="float" office:value="0.0400000022152378" calcext:value-type="float">
            <text:p>0.040000002215238</text:p>
          </table:table-cell>
          <table:table-cell/>
        </table:table-row>
        <table:table-row table:style-name="ro1">
          <table:table-cell office:value-type="float" office:value="48.0000000004699" calcext:value-type="float">
            <text:p>48.0000000004699</text:p>
          </table:table-cell>
          <table:table-cell office:value-type="float" office:value="180.428638971739" calcext:value-type="float">
            <text:p>180.428638971739</text:p>
          </table:table-cell>
          <table:table-cell office:value-type="float" office:value="0.0400000022191852" calcext:value-type="float">
            <text:p>0.040000002219185</text:p>
          </table:table-cell>
          <table:table-cell/>
        </table:table-row>
        <table:table-row table:style-name="ro1">
          <table:table-cell office:value-type="float" office:value="48.1000000004732" calcext:value-type="float">
            <text:p>48.1000000004732</text:p>
          </table:table-cell>
          <table:table-cell office:value-type="float" office:value="180.418207792602" calcext:value-type="float">
            <text:p>180.418207792602</text:p>
          </table:table-cell>
          <table:table-cell office:value-type="float" office:value="0.0400000022231289" calcext:value-type="float">
            <text:p>0.040000002223129</text:p>
          </table:table-cell>
          <table:table-cell/>
        </table:table-row>
        <table:table-row table:style-name="ro1">
          <table:table-cell office:value-type="float" office:value="48.2000000004765" calcext:value-type="float">
            <text:p>48.2000000004765</text:p>
          </table:table-cell>
          <table:table-cell office:value-type="float" office:value="180.407764820925" calcext:value-type="float">
            <text:p>180.407764820925</text:p>
          </table:table-cell>
          <table:table-cell office:value-type="float" office:value="0.040000002227069" calcext:value-type="float">
            <text:p>0.040000002227069</text:p>
          </table:table-cell>
          <table:table-cell/>
        </table:table-row>
        <table:table-row table:style-name="ro1">
          <table:table-cell office:value-type="float" office:value="48.3000000004799" calcext:value-type="float">
            <text:p>48.3000000004799</text:p>
          </table:table-cell>
          <table:table-cell office:value-type="float" office:value="180.397310102727" calcext:value-type="float">
            <text:p>180.397310102727</text:p>
          </table:table-cell>
          <table:table-cell office:value-type="float" office:value="0.0400000022310055" calcext:value-type="float">
            <text:p>0.040000002231006</text:p>
          </table:table-cell>
          <table:table-cell/>
        </table:table-row>
        <table:table-row table:style-name="ro1">
          <table:table-cell office:value-type="float" office:value="48.4000000004832" calcext:value-type="float">
            <text:p>48.4000000004832</text:p>
          </table:table-cell>
          <table:table-cell office:value-type="float" office:value="180.386843683995" calcext:value-type="float">
            <text:p>180.386843683995</text:p>
          </table:table-cell>
          <table:table-cell office:value-type="float" office:value="0.0400000022349385" calcext:value-type="float">
            <text:p>0.040000002234939</text:p>
          </table:table-cell>
          <table:table-cell/>
        </table:table-row>
        <table:table-row table:style-name="ro1">
          <table:table-cell office:value-type="float" office:value="48.5000000004865" calcext:value-type="float">
            <text:p>48.5000000004865</text:p>
          </table:table-cell>
          <table:table-cell office:value-type="float" office:value="180.376365610681" calcext:value-type="float">
            <text:p>180.376365610681</text:p>
          </table:table-cell>
          <table:table-cell office:value-type="float" office:value="0.0400000022388678" calcext:value-type="float">
            <text:p>0.040000002238868</text:p>
          </table:table-cell>
          <table:table-cell/>
        </table:table-row>
        <table:table-row table:style-name="ro1">
          <table:table-cell office:value-type="float" office:value="48.6000000004898" calcext:value-type="float">
            <text:p>48.6000000004898</text:p>
          </table:table-cell>
          <table:table-cell office:value-type="float" office:value="180.365875928702" calcext:value-type="float">
            <text:p>180.365875928702</text:p>
          </table:table-cell>
          <table:table-cell office:value-type="float" office:value="0.0400000022427934" calcext:value-type="float">
            <text:p>0.040000002242793</text:p>
          </table:table-cell>
          <table:table-cell/>
        </table:table-row>
        <table:table-row table:style-name="ro1">
          <table:table-cell office:value-type="float" office:value="48.7000000004931" calcext:value-type="float">
            <text:p>48.7000000004931</text:p>
          </table:table-cell>
          <table:table-cell office:value-type="float" office:value="180.355374683943" calcext:value-type="float">
            <text:p>180.355374683943</text:p>
          </table:table-cell>
          <table:table-cell office:value-type="float" office:value="0.0400000022467155" calcext:value-type="float">
            <text:p>0.040000002246716</text:p>
          </table:table-cell>
          <table:table-cell/>
        </table:table-row>
        <table:table-row table:style-name="ro1">
          <table:table-cell office:value-type="float" office:value="48.8000000004965" calcext:value-type="float">
            <text:p>48.8000000004965</text:p>
          </table:table-cell>
          <table:table-cell office:value-type="float" office:value="180.344861922253" calcext:value-type="float">
            <text:p>180.344861922253</text:p>
          </table:table-cell>
          <table:table-cell office:value-type="float" office:value="0.040000002250634" calcext:value-type="float">
            <text:p>0.040000002250634</text:p>
          </table:table-cell>
          <table:table-cell/>
        </table:table-row>
        <table:table-row table:style-name="ro1">
          <table:table-cell office:value-type="float" office:value="48.9000000004998" calcext:value-type="float">
            <text:p>48.9000000004998</text:p>
          </table:table-cell>
          <table:table-cell office:value-type="float" office:value="180.334337689444" calcext:value-type="float">
            <text:p>180.334337689444</text:p>
          </table:table-cell>
          <table:table-cell office:value-type="float" office:value="0.0400000022545489" calcext:value-type="float">
            <text:p>0.040000002254549</text:p>
          </table:table-cell>
          <table:table-cell/>
        </table:table-row>
        <table:table-row table:style-name="ro1">
          <table:table-cell office:value-type="float" office:value="49.0000000005031" calcext:value-type="float">
            <text:p>49.0000000005031</text:p>
          </table:table-cell>
          <table:table-cell office:value-type="float" office:value="180.323802031295" calcext:value-type="float">
            <text:p>180.323802031295</text:p>
          </table:table-cell>
          <table:table-cell office:value-type="float" office:value="0.0400000022584601" calcext:value-type="float">
            <text:p>0.04000000225846</text:p>
          </table:table-cell>
          <table:table-cell/>
        </table:table-row>
        <table:table-row table:style-name="ro1">
          <table:table-cell office:value-type="float" office:value="49.1000000005064" calcext:value-type="float">
            <text:p>49.1000000005064</text:p>
          </table:table-cell>
          <table:table-cell office:value-type="float" office:value="180.313254993548" calcext:value-type="float">
            <text:p>180.313254993548</text:p>
          </table:table-cell>
          <table:table-cell office:value-type="float" office:value="0.0400000022623677" calcext:value-type="float">
            <text:p>0.040000002262368</text:p>
          </table:table-cell>
          <table:table-cell/>
        </table:table-row>
        <table:table-row table:style-name="ro1">
          <table:table-cell office:value-type="float" office:value="49.2000000005097" calcext:value-type="float">
            <text:p>49.2000000005097</text:p>
          </table:table-cell>
          <table:table-cell office:value-type="float" office:value="180.302696621909" calcext:value-type="float">
            <text:p>180.302696621909</text:p>
          </table:table-cell>
          <table:table-cell office:value-type="float" office:value="0.0400000022662718" calcext:value-type="float">
            <text:p>0.040000002266272</text:p>
          </table:table-cell>
          <table:table-cell/>
        </table:table-row>
        <table:table-row table:style-name="ro1">
          <table:table-cell office:value-type="float" office:value="49.3000000005131" calcext:value-type="float">
            <text:p>49.3000000005131</text:p>
          </table:table-cell>
          <table:table-cell office:value-type="float" office:value="180.292126962044" calcext:value-type="float">
            <text:p>180.292126962044</text:p>
          </table:table-cell>
          <table:table-cell office:value-type="float" office:value="0.0400000022701721" calcext:value-type="float">
            <text:p>0.040000002270172</text:p>
          </table:table-cell>
          <table:table-cell/>
        </table:table-row>
        <table:table-row table:style-name="ro1">
          <table:table-cell office:value-type="float" office:value="49.4000000005164" calcext:value-type="float">
            <text:p>49.4000000005164</text:p>
          </table:table-cell>
          <table:table-cell office:value-type="float" office:value="180.28154605959" calcext:value-type="float">
            <text:p>180.28154605959</text:p>
          </table:table-cell>
          <table:table-cell office:value-type="float" office:value="0.0400000022740689" calcext:value-type="float">
            <text:p>0.040000002274069</text:p>
          </table:table-cell>
          <table:table-cell/>
        </table:table-row>
        <table:table-row table:style-name="ro1">
          <table:table-cell office:value-type="float" office:value="49.5000000005197" calcext:value-type="float">
            <text:p>49.5000000005197</text:p>
          </table:table-cell>
          <table:table-cell office:value-type="float" office:value="180.270953960138" calcext:value-type="float">
            <text:p>180.270953960138</text:p>
          </table:table-cell>
          <table:table-cell office:value-type="float" office:value="0.0400000022779619" calcext:value-type="float">
            <text:p>0.040000002277962</text:p>
          </table:table-cell>
          <table:table-cell/>
        </table:table-row>
        <table:table-row table:style-name="ro1">
          <table:table-cell office:value-type="float" office:value="49.600000000523" calcext:value-type="float">
            <text:p>49.600000000523</text:p>
          </table:table-cell>
          <table:table-cell office:value-type="float" office:value="180.260350709246" calcext:value-type="float">
            <text:p>180.260350709246</text:p>
          </table:table-cell>
          <table:table-cell office:value-type="float" office:value="0.0400000022818515" calcext:value-type="float">
            <text:p>0.040000002281852</text:p>
          </table:table-cell>
          <table:table-cell/>
        </table:table-row>
        <table:table-row table:style-name="ro1">
          <table:table-cell office:value-type="float" office:value="49.7000000005263" calcext:value-type="float">
            <text:p>49.7000000005263</text:p>
          </table:table-cell>
          <table:table-cell office:value-type="float" office:value="180.249736352433" calcext:value-type="float">
            <text:p>180.249736352433</text:p>
          </table:table-cell>
          <table:table-cell office:value-type="float" office:value="0.0400000022857373" calcext:value-type="float">
            <text:p>0.040000002285737</text:p>
          </table:table-cell>
          <table:table-cell/>
        </table:table-row>
        <table:table-row table:style-name="ro1">
          <table:table-cell office:value-type="float" office:value="49.8000000005297" calcext:value-type="float">
            <text:p>49.8000000005297</text:p>
          </table:table-cell>
          <table:table-cell office:value-type="float" office:value="180.239110935177" calcext:value-type="float">
            <text:p>180.239110935177</text:p>
          </table:table-cell>
          <table:table-cell office:value-type="float" office:value="0.0400000022896196" calcext:value-type="float">
            <text:p>0.04000000228962</text:p>
          </table:table-cell>
          <table:table-cell/>
        </table:table-row>
        <table:table-row table:style-name="ro1">
          <table:table-cell office:value-type="float" office:value="49.900000000533" calcext:value-type="float">
            <text:p>49.900000000533</text:p>
          </table:table-cell>
          <table:table-cell office:value-type="float" office:value="180.22847450292" calcext:value-type="float">
            <text:p>180.22847450292</text:p>
          </table:table-cell>
          <table:table-cell office:value-type="float" office:value="0.0400000022934982" calcext:value-type="float">
            <text:p>0.040000002293498</text:p>
          </table:table-cell>
          <table:table-cell/>
        </table:table-row>
        <table:table-row table:style-name="ro1">
          <table:table-cell office:value-type="float" office:value="50.0000000005363" calcext:value-type="float">
            <text:p>50.0000000005363</text:p>
          </table:table-cell>
          <table:table-cell office:value-type="float" office:value="180.217827101062" calcext:value-type="float">
            <text:p>180.217827101062</text:p>
          </table:table-cell>
          <table:table-cell office:value-type="float" office:value="0.0400000022973732" calcext:value-type="float">
            <text:p>0.040000002297373</text:p>
          </table:table-cell>
          <table:table-cell/>
        </table:table-row>
        <table:table-row table:style-name="ro1">
          <table:table-cell office:value-type="float" office:value="50.1000000005396" calcext:value-type="float">
            <text:p>50.1000000005396</text:p>
          </table:table-cell>
          <table:table-cell office:value-type="float" office:value="180.207168774967" calcext:value-type="float">
            <text:p>180.207168774967</text:p>
          </table:table-cell>
          <table:table-cell office:value-type="float" office:value="0.0400000023012446" calcext:value-type="float">
            <text:p>0.040000002301245</text:p>
          </table:table-cell>
          <table:table-cell/>
        </table:table-row>
        <table:table-row table:style-name="ro1">
          <table:table-cell office:value-type="float" office:value="50.2000000005429" calcext:value-type="float">
            <text:p>50.2000000005429</text:p>
          </table:table-cell>
          <table:table-cell office:value-type="float" office:value="180.196499569956" calcext:value-type="float">
            <text:p>180.196499569956</text:p>
          </table:table-cell>
          <table:table-cell office:value-type="float" office:value="0.0400000023051123" calcext:value-type="float">
            <text:p>0.040000002305112</text:p>
          </table:table-cell>
          <table:table-cell/>
        </table:table-row>
        <table:table-row table:style-name="ro1">
          <table:table-cell office:value-type="float" office:value="50.3000000005463" calcext:value-type="float">
            <text:p>50.3000000005463</text:p>
          </table:table-cell>
          <table:table-cell office:value-type="float" office:value="180.185819531311" calcext:value-type="float">
            <text:p>180.185819531311</text:p>
          </table:table-cell>
          <table:table-cell office:value-type="float" office:value="0.0400000023089764" calcext:value-type="float">
            <text:p>0.040000002308976</text:p>
          </table:table-cell>
          <table:table-cell/>
        </table:table-row>
        <table:table-row table:style-name="ro1">
          <table:table-cell office:value-type="float" office:value="50.4000000005496" calcext:value-type="float">
            <text:p>50.4000000005496</text:p>
          </table:table-cell>
          <table:table-cell office:value-type="float" office:value="180.175128704271" calcext:value-type="float">
            <text:p>180.175128704271</text:p>
          </table:table-cell>
          <table:table-cell office:value-type="float" office:value="0.0400000023128368" calcext:value-type="float">
            <text:p>0.040000002312837</text:p>
          </table:table-cell>
          <table:table-cell/>
        </table:table-row>
        <table:table-row table:style-name="ro1">
          <table:table-cell office:value-type="float" office:value="50.5000000005529" calcext:value-type="float">
            <text:p>50.5000000005529</text:p>
          </table:table-cell>
          <table:table-cell office:value-type="float" office:value="180.164427134038" calcext:value-type="float">
            <text:p>180.164427134038</text:p>
          </table:table-cell>
          <table:table-cell office:value-type="float" office:value="0.0400000023166936" calcext:value-type="float">
            <text:p>0.040000002316694</text:p>
          </table:table-cell>
          <table:table-cell/>
        </table:table-row>
        <table:table-row table:style-name="ro1">
          <table:table-cell office:value-type="float" office:value="50.6000000005562" calcext:value-type="float">
            <text:p>50.6000000005562</text:p>
          </table:table-cell>
          <table:table-cell office:value-type="float" office:value="180.15371486577" calcext:value-type="float">
            <text:p>180.15371486577</text:p>
          </table:table-cell>
          <table:table-cell office:value-type="float" office:value="0.0400000023205467" calcext:value-type="float">
            <text:p>0.040000002320547</text:p>
          </table:table-cell>
          <table:table-cell/>
        </table:table-row>
        <table:table-row table:style-name="ro1">
          <table:table-cell office:value-type="float" office:value="50.7000000005595" calcext:value-type="float">
            <text:p>50.7000000005595</text:p>
          </table:table-cell>
          <table:table-cell office:value-type="float" office:value="180.142991944585" calcext:value-type="float">
            <text:p>180.142991944585</text:p>
          </table:table-cell>
          <table:table-cell office:value-type="float" office:value="0.0400000023243962" calcext:value-type="float">
            <text:p>0.040000002324396</text:p>
          </table:table-cell>
          <table:table-cell/>
        </table:table-row>
        <table:table-row table:style-name="ro1">
          <table:table-cell office:value-type="float" office:value="50.8000000005629" calcext:value-type="float">
            <text:p>50.8000000005629</text:p>
          </table:table-cell>
          <table:table-cell office:value-type="float" office:value="180.132258415554" calcext:value-type="float">
            <text:p>180.132258415554</text:p>
          </table:table-cell>
          <table:table-cell office:value-type="float" office:value="0.040000002328242" calcext:value-type="float">
            <text:p>0.040000002328242</text:p>
          </table:table-cell>
          <table:table-cell/>
        </table:table-row>
        <table:table-row table:style-name="ro1">
          <table:table-cell office:value-type="float" office:value="50.9000000005662" calcext:value-type="float">
            <text:p>50.9000000005662</text:p>
          </table:table-cell>
          <table:table-cell office:value-type="float" office:value="180.121514323712" calcext:value-type="float">
            <text:p>180.121514323712</text:p>
          </table:table-cell>
          <table:table-cell office:value-type="float" office:value="0.0400000023320842" calcext:value-type="float">
            <text:p>0.040000002332084</text:p>
          </table:table-cell>
          <table:table-cell/>
        </table:table-row>
        <table:table-row table:style-name="ro1">
          <table:table-cell office:value-type="float" office:value="51.0000000005695" calcext:value-type="float">
            <text:p>51.0000000005695</text:p>
          </table:table-cell>
          <table:table-cell office:value-type="float" office:value="180.110759714048" calcext:value-type="float">
            <text:p>180.110759714048</text:p>
          </table:table-cell>
          <table:table-cell office:value-type="float" office:value="0.0400000023359228" calcext:value-type="float">
            <text:p>0.040000002335923</text:p>
          </table:table-cell>
          <table:table-cell/>
        </table:table-row>
        <table:table-row table:style-name="ro1">
          <table:table-cell office:value-type="float" office:value="51.1000000005728" calcext:value-type="float">
            <text:p>51.1000000005728</text:p>
          </table:table-cell>
          <table:table-cell office:value-type="float" office:value="180.099994631508" calcext:value-type="float">
            <text:p>180.099994631508</text:p>
          </table:table-cell>
          <table:table-cell office:value-type="float" office:value="0.0400000023397576" calcext:value-type="float">
            <text:p>0.040000002339758</text:p>
          </table:table-cell>
          <table:table-cell/>
        </table:table-row>
        <table:table-row table:style-name="ro1">
          <table:table-cell office:value-type="float" office:value="51.2000000005761" calcext:value-type="float">
            <text:p>51.2000000005761</text:p>
          </table:table-cell>
          <table:table-cell office:value-type="float" office:value="180.089219120995" calcext:value-type="float">
            <text:p>180.089219120995</text:p>
          </table:table-cell>
          <table:table-cell office:value-type="float" office:value="0.0400000023435889" calcext:value-type="float">
            <text:p>0.040000002343589</text:p>
          </table:table-cell>
          <table:table-cell/>
        </table:table-row>
        <table:table-row table:style-name="ro1">
          <table:table-cell office:value-type="float" office:value="51.3000000005795" calcext:value-type="float">
            <text:p>51.3000000005795</text:p>
          </table:table-cell>
          <table:table-cell office:value-type="float" office:value="180.078433227367" calcext:value-type="float">
            <text:p>180.078433227367</text:p>
          </table:table-cell>
          <table:table-cell office:value-type="float" office:value="0.0400000023474165" calcext:value-type="float">
            <text:p>0.040000002347417</text:p>
          </table:table-cell>
          <table:table-cell/>
        </table:table-row>
        <table:table-row table:style-name="ro1">
          <table:table-cell office:value-type="float" office:value="51.4000000005828" calcext:value-type="float">
            <text:p>51.4000000005828</text:p>
          </table:table-cell>
          <table:table-cell office:value-type="float" office:value="180.067636995441" calcext:value-type="float">
            <text:p>180.067636995441</text:p>
          </table:table-cell>
          <table:table-cell office:value-type="float" office:value="0.0400000023512404" calcext:value-type="float">
            <text:p>0.04000000235124</text:p>
          </table:table-cell>
          <table:table-cell/>
        </table:table-row>
        <table:table-row table:style-name="ro1">
          <table:table-cell office:value-type="float" office:value="51.5000000005861" calcext:value-type="float">
            <text:p>51.5000000005861</text:p>
          </table:table-cell>
          <table:table-cell office:value-type="float" office:value="180.056830469987" calcext:value-type="float">
            <text:p>180.056830469987</text:p>
          </table:table-cell>
          <table:table-cell office:value-type="float" office:value="0.0400000023550608" calcext:value-type="float">
            <text:p>0.040000002355061</text:p>
          </table:table-cell>
          <table:table-cell/>
        </table:table-row>
        <table:table-row table:style-name="ro1">
          <table:table-cell office:value-type="float" office:value="51.6000000005894" calcext:value-type="float">
            <text:p>51.6000000005894</text:p>
          </table:table-cell>
          <table:table-cell office:value-type="float" office:value="180.046013695729" calcext:value-type="float">
            <text:p>180.046013695729</text:p>
          </table:table-cell>
          <table:table-cell office:value-type="float" office:value="0.0400000023588775" calcext:value-type="float">
            <text:p>0.040000002358878</text:p>
          </table:table-cell>
          <table:table-cell/>
        </table:table-row>
        <table:table-row table:style-name="ro1">
          <table:table-cell office:value-type="float" office:value="51.7000000005927" calcext:value-type="float">
            <text:p>51.7000000005927</text:p>
          </table:table-cell>
          <table:table-cell office:value-type="float" office:value="180.035186717348" calcext:value-type="float">
            <text:p>180.035186717348</text:p>
          </table:table-cell>
          <table:table-cell office:value-type="float" office:value="0.0400000023626905" calcext:value-type="float">
            <text:p>0.040000002362691</text:p>
          </table:table-cell>
          <table:table-cell/>
        </table:table-row>
        <table:table-row table:style-name="ro1">
          <table:table-cell office:value-type="float" office:value="51.8000000005961" calcext:value-type="float">
            <text:p>51.8000000005961</text:p>
          </table:table-cell>
          <table:table-cell office:value-type="float" office:value="180.024349579478" calcext:value-type="float">
            <text:p>180.024349579478</text:p>
          </table:table-cell>
          <table:table-cell office:value-type="float" office:value="0.0400000023664997" calcext:value-type="float">
            <text:p>0.0400000023665</text:p>
          </table:table-cell>
          <table:table-cell/>
        </table:table-row>
        <table:table-row table:style-name="ro1">
          <table:table-cell office:value-type="float" office:value="51.9000000005994" calcext:value-type="float">
            <text:p>51.9000000005994</text:p>
          </table:table-cell>
          <table:table-cell office:value-type="float" office:value="180.013502326712" calcext:value-type="float">
            <text:p>180.013502326712</text:p>
          </table:table-cell>
          <table:table-cell office:value-type="float" office:value="0.0400000023703053" calcext:value-type="float">
            <text:p>0.040000002370305</text:p>
          </table:table-cell>
          <table:table-cell/>
        </table:table-row>
        <table:table-row table:style-name="ro1">
          <table:table-cell office:value-type="float" office:value="52.0000000006027" calcext:value-type="float">
            <text:p>52.0000000006027</text:p>
          </table:table-cell>
          <table:table-cell office:value-type="float" office:value="180.002645003591" calcext:value-type="float">
            <text:p>180.002645003591</text:p>
          </table:table-cell>
          <table:table-cell office:value-type="float" office:value="0.0400000023741074" calcext:value-type="float">
            <text:p>0.040000002374107</text:p>
          </table:table-cell>
          <table:table-cell/>
        </table:table-row>
        <table:table-row table:style-name="ro1">
          <table:table-cell office:value-type="float" office:value="52.100000000606" calcext:value-type="float">
            <text:p>52.100000000606</text:p>
          </table:table-cell>
          <table:table-cell office:value-type="float" office:value="179.991777654613" calcext:value-type="float">
            <text:p>179.991777654613</text:p>
          </table:table-cell>
          <table:table-cell office:value-type="float" office:value="0.0400000023779057" calcext:value-type="float">
            <text:p>0.040000002377906</text:p>
          </table:table-cell>
          <table:table-cell/>
        </table:table-row>
        <table:table-row table:style-name="ro1">
          <table:table-cell office:value-type="float" office:value="52.2000000006093" calcext:value-type="float">
            <text:p>52.2000000006093</text:p>
          </table:table-cell>
          <table:table-cell office:value-type="float" office:value="179.980900324225" calcext:value-type="float">
            <text:p>179.980900324225</text:p>
          </table:table-cell>
          <table:table-cell office:value-type="float" office:value="0.0400000023817004" calcext:value-type="float">
            <text:p>0.0400000023817</text:p>
          </table:table-cell>
          <table:table-cell/>
        </table:table-row>
        <table:table-row table:style-name="ro1">
          <table:table-cell office:value-type="float" office:value="52.3000000006126" calcext:value-type="float">
            <text:p>52.3000000006126</text:p>
          </table:table-cell>
          <table:table-cell office:value-type="float" office:value="179.970013056834" calcext:value-type="float">
            <text:p>179.970013056834</text:p>
          </table:table-cell>
          <table:table-cell office:value-type="float" office:value="0.0400000023854913" calcext:value-type="float">
            <text:p>0.040000002385491</text:p>
          </table:table-cell>
          <table:table-cell/>
        </table:table-row>
        <table:table-row table:style-name="ro1">
          <table:table-cell office:value-type="float" office:value="52.400000000616" calcext:value-type="float">
            <text:p>52.400000000616</text:p>
          </table:table-cell>
          <table:table-cell office:value-type="float" office:value="179.959115896793" calcext:value-type="float">
            <text:p>179.959115896793</text:p>
          </table:table-cell>
          <table:table-cell office:value-type="float" office:value="0.0400000023892787" calcext:value-type="float">
            <text:p>0.040000002389279</text:p>
          </table:table-cell>
          <table:table-cell/>
        </table:table-row>
        <table:table-row table:style-name="ro1">
          <table:table-cell office:value-type="float" office:value="52.5000000006193" calcext:value-type="float">
            <text:p>52.5000000006193</text:p>
          </table:table-cell>
          <table:table-cell office:value-type="float" office:value="179.948208888412" calcext:value-type="float">
            <text:p>179.948208888412</text:p>
          </table:table-cell>
          <table:table-cell office:value-type="float" office:value="0.0400000023930624" calcext:value-type="float">
            <text:p>0.040000002393062</text:p>
          </table:table-cell>
          <table:table-cell/>
        </table:table-row>
        <table:table-row table:style-name="ro1">
          <table:table-cell office:value-type="float" office:value="52.6000000006226" calcext:value-type="float">
            <text:p>52.6000000006226</text:p>
          </table:table-cell>
          <table:table-cell office:value-type="float" office:value="179.93729207595" calcext:value-type="float">
            <text:p>179.93729207595</text:p>
          </table:table-cell>
          <table:table-cell office:value-type="float" office:value="0.0400000023968424" calcext:value-type="float">
            <text:p>0.040000002396842</text:p>
          </table:table-cell>
          <table:table-cell/>
        </table:table-row>
        <table:table-row table:style-name="ro1">
          <table:table-cell office:value-type="float" office:value="52.7000000006259" calcext:value-type="float">
            <text:p>52.7000000006259</text:p>
          </table:table-cell>
          <table:table-cell office:value-type="float" office:value="179.92636550362" calcext:value-type="float">
            <text:p>179.92636550362</text:p>
          </table:table-cell>
          <table:table-cell office:value-type="float" office:value="0.0400000024006188" calcext:value-type="float">
            <text:p>0.040000002400619</text:p>
          </table:table-cell>
          <table:table-cell/>
        </table:table-row>
        <table:table-row table:style-name="ro1">
          <table:table-cell office:value-type="float" office:value="52.8000000006292" calcext:value-type="float">
            <text:p>52.8000000006292</text:p>
          </table:table-cell>
          <table:table-cell office:value-type="float" office:value="179.915429215584" calcext:value-type="float">
            <text:p>179.915429215584</text:p>
          </table:table-cell>
          <table:table-cell office:value-type="float" office:value="0.0400000024043915" calcext:value-type="float">
            <text:p>0.040000002404392</text:p>
          </table:table-cell>
          <table:table-cell/>
        </table:table-row>
        <table:table-row table:style-name="ro1">
          <table:table-cell office:value-type="float" office:value="52.9000000006326" calcext:value-type="float">
            <text:p>52.9000000006326</text:p>
          </table:table-cell>
          <table:table-cell office:value-type="float" office:value="179.904483255958" calcext:value-type="float">
            <text:p>179.904483255958</text:p>
          </table:table-cell>
          <table:table-cell office:value-type="float" office:value="0.0400000024081606" calcext:value-type="float">
            <text:p>0.040000002408161</text:p>
          </table:table-cell>
          <table:table-cell/>
        </table:table-row>
        <table:table-row table:style-name="ro1">
          <table:table-cell office:value-type="float" office:value="53.0000000006359" calcext:value-type="float">
            <text:p>53.0000000006359</text:p>
          </table:table-cell>
          <table:table-cell office:value-type="float" office:value="179.893527668806" calcext:value-type="float">
            <text:p>179.893527668806</text:p>
          </table:table-cell>
          <table:table-cell office:value-type="float" office:value="0.040000002411926" calcext:value-type="float">
            <text:p>0.040000002411926</text:p>
          </table:table-cell>
          <table:table-cell/>
        </table:table-row>
        <table:table-row table:style-name="ro1">
          <table:table-cell office:value-type="float" office:value="53.1000000006392" calcext:value-type="float">
            <text:p>53.1000000006392</text:p>
          </table:table-cell>
          <table:table-cell office:value-type="float" office:value="179.882562498143" calcext:value-type="float">
            <text:p>179.882562498143</text:p>
          </table:table-cell>
          <table:table-cell office:value-type="float" office:value="0.0400000024156877" calcext:value-type="float">
            <text:p>0.040000002415688</text:p>
          </table:table-cell>
          <table:table-cell/>
        </table:table-row>
        <table:table-row table:style-name="ro1">
          <table:table-cell office:value-type="float" office:value="53.2000000006425" calcext:value-type="float">
            <text:p>53.2000000006425</text:p>
          </table:table-cell>
          <table:table-cell office:value-type="float" office:value="179.871587787937" calcext:value-type="float">
            <text:p>179.871587787937</text:p>
          </table:table-cell>
          <table:table-cell office:value-type="float" office:value="0.0400000024194456" calcext:value-type="float">
            <text:p>0.040000002419446</text:p>
          </table:table-cell>
          <table:table-cell/>
        </table:table-row>
        <table:table-row table:style-name="ro1">
          <table:table-cell office:value-type="float" office:value="53.3000000006458" calcext:value-type="float">
            <text:p>53.3000000006458</text:p>
          </table:table-cell>
          <table:table-cell office:value-type="float" office:value="179.860603582102" calcext:value-type="float">
            <text:p>179.860603582102</text:p>
          </table:table-cell>
          <table:table-cell office:value-type="float" office:value="0.0400000024231999" calcext:value-type="float">
            <text:p>0.0400000024232</text:p>
          </table:table-cell>
          <table:table-cell/>
        </table:table-row>
        <table:table-row table:style-name="ro1">
          <table:table-cell office:value-type="float" office:value="53.4000000006492" calcext:value-type="float">
            <text:p>53.4000000006492</text:p>
          </table:table-cell>
          <table:table-cell office:value-type="float" office:value="179.849609924503" calcext:value-type="float">
            <text:p>179.849609924503</text:p>
          </table:table-cell>
          <table:table-cell office:value-type="float" office:value="0.0400000024269505" calcext:value-type="float">
            <text:p>0.040000002426951</text:p>
          </table:table-cell>
          <table:table-cell/>
        </table:table-row>
        <table:table-row table:style-name="ro1">
          <table:table-cell office:value-type="float" office:value="53.5000000006525" calcext:value-type="float">
            <text:p>53.5000000006525</text:p>
          </table:table-cell>
          <table:table-cell office:value-type="float" office:value="179.838606858959" calcext:value-type="float">
            <text:p>179.838606858959</text:p>
          </table:table-cell>
          <table:table-cell office:value-type="float" office:value="0.0400000024306976" calcext:value-type="float">
            <text:p>0.040000002430698</text:p>
          </table:table-cell>
          <table:table-cell/>
        </table:table-row>
        <table:table-row table:style-name="ro1">
          <table:table-cell office:value-type="float" office:value="53.6000000006558" calcext:value-type="float">
            <text:p>53.6000000006558</text:p>
          </table:table-cell>
          <table:table-cell office:value-type="float" office:value="179.82759442923" calcext:value-type="float">
            <text:p>179.82759442923</text:p>
          </table:table-cell>
          <table:table-cell office:value-type="float" office:value="0.040000002434441" calcext:value-type="float">
            <text:p>0.040000002434441</text:p>
          </table:table-cell>
          <table:table-cell/>
        </table:table-row>
        <table:table-row table:style-name="ro1">
          <table:table-cell office:value-type="float" office:value="53.7000000006591" calcext:value-type="float">
            <text:p>53.7000000006591</text:p>
          </table:table-cell>
          <table:table-cell office:value-type="float" office:value="179.816572679028" calcext:value-type="float">
            <text:p>179.816572679028</text:p>
          </table:table-cell>
          <table:table-cell office:value-type="float" office:value="0.0400000024381806" calcext:value-type="float">
            <text:p>0.040000002438181</text:p>
          </table:table-cell>
          <table:table-cell/>
        </table:table-row>
        <table:table-row table:style-name="ro1">
          <table:table-cell office:value-type="float" office:value="53.8000000006624" calcext:value-type="float">
            <text:p>53.8000000006624</text:p>
          </table:table-cell>
          <table:table-cell office:value-type="float" office:value="179.805541652016" calcext:value-type="float">
            <text:p>179.805541652016</text:p>
          </table:table-cell>
          <table:table-cell office:value-type="float" office:value="0.0400000024419166" calcext:value-type="float">
            <text:p>0.040000002441917</text:p>
          </table:table-cell>
          <table:table-cell/>
        </table:table-row>
        <table:table-row table:style-name="ro1">
          <table:table-cell office:value-type="float" office:value="53.9000000006658" calcext:value-type="float">
            <text:p>53.9000000006658</text:p>
          </table:table-cell>
          <table:table-cell office:value-type="float" office:value="179.794501391802" calcext:value-type="float">
            <text:p>179.794501391802</text:p>
          </table:table-cell>
          <table:table-cell office:value-type="float" office:value="0.0400000024456489" calcext:value-type="float">
            <text:p>0.040000002445649</text:p>
          </table:table-cell>
          <table:table-cell/>
        </table:table-row>
        <table:table-row table:style-name="ro1">
          <table:table-cell office:value-type="float" office:value="54.0000000006691" calcext:value-type="float">
            <text:p>54.0000000006691</text:p>
          </table:table-cell>
          <table:table-cell office:value-type="float" office:value="179.783451941946" calcext:value-type="float">
            <text:p>179.783451941946</text:p>
          </table:table-cell>
          <table:table-cell office:value-type="float" office:value="0.0400000024493775" calcext:value-type="float">
            <text:p>0.040000002449378</text:p>
          </table:table-cell>
          <table:table-cell/>
        </table:table-row>
        <table:table-row table:style-name="ro1">
          <table:table-cell office:value-type="float" office:value="54.1000000006724" calcext:value-type="float">
            <text:p>54.1000000006724</text:p>
          </table:table-cell>
          <table:table-cell office:value-type="float" office:value="179.772393345949" calcext:value-type="float">
            <text:p>179.772393345949</text:p>
          </table:table-cell>
          <table:table-cell office:value-type="float" office:value="0.0400000024531024" calcext:value-type="float">
            <text:p>0.040000002453102</text:p>
          </table:table-cell>
          <table:table-cell/>
        </table:table-row>
        <table:table-row table:style-name="ro1">
          <table:table-cell office:value-type="float" office:value="54.2000000006757" calcext:value-type="float">
            <text:p>54.2000000006757</text:p>
          </table:table-cell>
          <table:table-cell office:value-type="float" office:value="179.761325647264" calcext:value-type="float">
            <text:p>179.761325647264</text:p>
          </table:table-cell>
          <table:table-cell office:value-type="float" office:value="0.0400000024568237" calcext:value-type="float">
            <text:p>0.040000002456824</text:p>
          </table:table-cell>
          <table:table-cell/>
        </table:table-row>
        <table:table-row table:style-name="ro1">
          <table:table-cell office:value-type="float" office:value="54.300000000679" calcext:value-type="float">
            <text:p>54.300000000679</text:p>
          </table:table-cell>
          <table:table-cell office:value-type="float" office:value="179.750248889292" calcext:value-type="float">
            <text:p>179.750248889292</text:p>
          </table:table-cell>
          <table:table-cell office:value-type="float" office:value="0.0400000024605413" calcext:value-type="float">
            <text:p>0.040000002460541</text:p>
          </table:table-cell>
          <table:table-cell/>
        </table:table-row>
        <table:table-row table:style-name="ro1">
          <table:table-cell office:value-type="float" office:value="54.4000000006824" calcext:value-type="float">
            <text:p>54.4000000006824</text:p>
          </table:table-cell>
          <table:table-cell office:value-type="float" office:value="179.739163115377" calcext:value-type="float">
            <text:p>179.739163115377</text:p>
          </table:table-cell>
          <table:table-cell office:value-type="float" office:value="0.0400000024642552" calcext:value-type="float">
            <text:p>0.040000002464255</text:p>
          </table:table-cell>
          <table:table-cell/>
        </table:table-row>
        <table:table-row table:style-name="ro1">
          <table:table-cell office:value-type="float" office:value="54.5000000006857" calcext:value-type="float">
            <text:p>54.5000000006857</text:p>
          </table:table-cell>
          <table:table-cell office:value-type="float" office:value="179.728068368811" calcext:value-type="float">
            <text:p>179.728068368811</text:p>
          </table:table-cell>
          <table:table-cell office:value-type="float" office:value="0.0400000024679653" calcext:value-type="float">
            <text:p>0.040000002467965</text:p>
          </table:table-cell>
          <table:table-cell/>
        </table:table-row>
        <table:table-row table:style-name="ro1">
          <table:table-cell office:value-type="float" office:value="54.600000000689" calcext:value-type="float">
            <text:p>54.600000000689</text:p>
          </table:table-cell>
          <table:table-cell office:value-type="float" office:value="179.716964692835" calcext:value-type="float">
            <text:p>179.716964692835</text:p>
          </table:table-cell>
          <table:table-cell office:value-type="float" office:value="0.0400000024716719" calcext:value-type="float">
            <text:p>0.040000002471672</text:p>
          </table:table-cell>
          <table:table-cell/>
        </table:table-row>
        <table:table-row table:style-name="ro1">
          <table:table-cell office:value-type="float" office:value="54.7000000006923" calcext:value-type="float">
            <text:p>54.7000000006923</text:p>
          </table:table-cell>
          <table:table-cell office:value-type="float" office:value="179.705852130632" calcext:value-type="float">
            <text:p>179.705852130632</text:p>
          </table:table-cell>
          <table:table-cell office:value-type="float" office:value="0.0400000024753748" calcext:value-type="float">
            <text:p>0.040000002475375</text:p>
          </table:table-cell>
          <table:table-cell/>
        </table:table-row>
        <table:table-row table:style-name="ro1">
          <table:table-cell office:value-type="float" office:value="54.8000000006956" calcext:value-type="float">
            <text:p>54.8000000006956</text:p>
          </table:table-cell>
          <table:table-cell office:value-type="float" office:value="179.694730725332" calcext:value-type="float">
            <text:p>179.694730725332</text:p>
          </table:table-cell>
          <table:table-cell office:value-type="float" office:value="0.0400000024790739" calcext:value-type="float">
            <text:p>0.040000002479074</text:p>
          </table:table-cell>
          <table:table-cell/>
        </table:table-row>
        <table:table-row table:style-name="ro1">
          <table:table-cell office:value-type="float" office:value="54.900000000699" calcext:value-type="float">
            <text:p>54.900000000699</text:p>
          </table:table-cell>
          <table:table-cell office:value-type="float" office:value="179.683600520012" calcext:value-type="float">
            <text:p>179.683600520012</text:p>
          </table:table-cell>
          <table:table-cell office:value-type="float" office:value="0.0400000024827693" calcext:value-type="float">
            <text:p>0.040000002482769</text:p>
          </table:table-cell>
          <table:table-cell/>
        </table:table-row>
        <table:table-row table:style-name="ro1">
          <table:table-cell office:value-type="float" office:value="55.0000000007023" calcext:value-type="float">
            <text:p>55.0000000007023</text:p>
          </table:table-cell>
          <table:table-cell office:value-type="float" office:value="179.672461557693" calcext:value-type="float">
            <text:p>179.672461557693</text:p>
          </table:table-cell>
          <table:table-cell office:value-type="float" office:value="0.0400000024864611" calcext:value-type="float">
            <text:p>0.040000002486461</text:p>
          </table:table-cell>
          <table:table-cell/>
        </table:table-row>
        <table:table-row table:style-name="ro1">
          <table:table-cell office:value-type="float" office:value="55.1000000007056" calcext:value-type="float">
            <text:p>55.1000000007056</text:p>
          </table:table-cell>
          <table:table-cell office:value-type="float" office:value="179.661313881338" calcext:value-type="float">
            <text:p>179.661313881338</text:p>
          </table:table-cell>
          <table:table-cell office:value-type="float" office:value="0.0400000024901492" calcext:value-type="float">
            <text:p>0.040000002490149</text:p>
          </table:table-cell>
          <table:table-cell/>
        </table:table-row>
        <table:table-row table:style-name="ro1">
          <table:table-cell office:value-type="float" office:value="55.2000000007089" calcext:value-type="float">
            <text:p>55.2000000007089</text:p>
          </table:table-cell>
          <table:table-cell office:value-type="float" office:value="179.650157533861" calcext:value-type="float">
            <text:p>179.650157533861</text:p>
          </table:table-cell>
          <table:table-cell office:value-type="float" office:value="0.0400000024938338" calcext:value-type="float">
            <text:p>0.040000002493834</text:p>
          </table:table-cell>
          <table:table-cell/>
        </table:table-row>
        <table:table-row table:style-name="ro1">
          <table:table-cell office:value-type="float" office:value="55.3000000007122" calcext:value-type="float">
            <text:p>55.3000000007122</text:p>
          </table:table-cell>
          <table:table-cell office:value-type="float" office:value="179.638992558116" calcext:value-type="float">
            <text:p>179.638992558116</text:p>
          </table:table-cell>
          <table:table-cell office:value-type="float" office:value="0.0400000024975146" calcext:value-type="float">
            <text:p>0.040000002497515</text:p>
          </table:table-cell>
          <table:table-cell/>
        </table:table-row>
        <table:table-row table:style-name="ro1">
          <table:table-cell office:value-type="float" office:value="55.4000000007156" calcext:value-type="float">
            <text:p>55.4000000007156</text:p>
          </table:table-cell>
          <table:table-cell office:value-type="float" office:value="179.6278189969" calcext:value-type="float">
            <text:p>179.6278189969</text:p>
          </table:table-cell>
          <table:table-cell office:value-type="float" office:value="0.0400000025011916" calcext:value-type="float">
            <text:p>0.040000002501192</text:p>
          </table:table-cell>
          <table:table-cell/>
        </table:table-row>
        <table:table-row table:style-name="ro1">
          <table:table-cell office:value-type="float" office:value="55.5000000007189" calcext:value-type="float">
            <text:p>55.5000000007189</text:p>
          </table:table-cell>
          <table:table-cell office:value-type="float" office:value="179.616636892958" calcext:value-type="float">
            <text:p>179.616636892958</text:p>
          </table:table-cell>
          <table:table-cell office:value-type="float" office:value="0.0400000025048651" calcext:value-type="float">
            <text:p>0.040000002504865</text:p>
          </table:table-cell>
          <table:table-cell/>
        </table:table-row>
        <table:table-row table:style-name="ro1">
          <table:table-cell office:value-type="float" office:value="55.6000000007222" calcext:value-type="float">
            <text:p>55.6000000007222</text:p>
          </table:table-cell>
          <table:table-cell office:value-type="float" office:value="179.605446288975" calcext:value-type="float">
            <text:p>179.605446288975</text:p>
          </table:table-cell>
          <table:table-cell office:value-type="float" office:value="0.0400000025085347" calcext:value-type="float">
            <text:p>0.040000002508535</text:p>
          </table:table-cell>
          <table:table-cell/>
        </table:table-row>
        <table:table-row table:style-name="ro1">
          <table:table-cell office:value-type="float" office:value="55.7000000007255" calcext:value-type="float">
            <text:p>55.7000000007255</text:p>
          </table:table-cell>
          <table:table-cell office:value-type="float" office:value="179.594247227583" calcext:value-type="float">
            <text:p>179.594247227583</text:p>
          </table:table-cell>
          <table:table-cell office:value-type="float" office:value="0.0400000025122008" calcext:value-type="float">
            <text:p>0.040000002512201</text:p>
          </table:table-cell>
          <table:table-cell/>
        </table:table-row>
        <table:table-row table:style-name="ro1">
          <table:table-cell office:value-type="float" office:value="55.8000000007288" calcext:value-type="float">
            <text:p>55.8000000007288</text:p>
          </table:table-cell>
          <table:table-cell office:value-type="float" office:value="179.583039751351" calcext:value-type="float">
            <text:p>179.583039751351</text:p>
          </table:table-cell>
          <table:table-cell office:value-type="float" office:value="0.0400000025158631" calcext:value-type="float">
            <text:p>0.040000002515863</text:p>
          </table:table-cell>
          <table:table-cell/>
        </table:table-row>
        <table:table-row table:style-name="ro1">
          <table:table-cell office:value-type="float" office:value="55.9000000007322" calcext:value-type="float">
            <text:p>55.9000000007322</text:p>
          </table:table-cell>
          <table:table-cell office:value-type="float" office:value="179.571823902798" calcext:value-type="float">
            <text:p>179.571823902798</text:p>
          </table:table-cell>
          <table:table-cell office:value-type="float" office:value="0.0400000025195218" calcext:value-type="float">
            <text:p>0.040000002519522</text:p>
          </table:table-cell>
          <table:table-cell/>
        </table:table-row>
        <table:table-row table:style-name="ro1">
          <table:table-cell office:value-type="float" office:value="56.0000000007355" calcext:value-type="float">
            <text:p>56.0000000007355</text:p>
          </table:table-cell>
          <table:table-cell office:value-type="float" office:value="179.560599724381" calcext:value-type="float">
            <text:p>179.560599724381</text:p>
          </table:table-cell>
          <table:table-cell office:value-type="float" office:value="0.0400000025231768" calcext:value-type="float">
            <text:p>0.040000002523177</text:p>
          </table:table-cell>
          <table:table-cell/>
        </table:table-row>
        <table:table-row table:style-name="ro1">
          <table:table-cell office:value-type="float" office:value="56.1000000007388" calcext:value-type="float">
            <text:p>56.1000000007388</text:p>
          </table:table-cell>
          <table:table-cell office:value-type="float" office:value="179.549367258501" calcext:value-type="float">
            <text:p>179.549367258501</text:p>
          </table:table-cell>
          <table:table-cell office:value-type="float" office:value="0.0400000025268281" calcext:value-type="float">
            <text:p>0.040000002526828</text:p>
          </table:table-cell>
          <table:table-cell/>
        </table:table-row>
        <table:table-row table:style-name="ro1">
          <table:table-cell office:value-type="float" office:value="56.2000000007421" calcext:value-type="float">
            <text:p>56.2000000007421</text:p>
          </table:table-cell>
          <table:table-cell office:value-type="float" office:value="179.538126547503" calcext:value-type="float">
            <text:p>179.538126547503</text:p>
          </table:table-cell>
          <table:table-cell office:value-type="float" office:value="0.0400000025304757" calcext:value-type="float">
            <text:p>0.040000002530476</text:p>
          </table:table-cell>
          <table:table-cell/>
        </table:table-row>
        <table:table-row table:style-name="ro1">
          <table:table-cell office:value-type="float" office:value="56.3000000007454" calcext:value-type="float">
            <text:p>56.3000000007454</text:p>
          </table:table-cell>
          <table:table-cell office:value-type="float" office:value="179.52687763367" calcext:value-type="float">
            <text:p>179.52687763367</text:p>
          </table:table-cell>
          <table:table-cell office:value-type="float" office:value="0.0400000025341197" calcext:value-type="float">
            <text:p>0.04000000253412</text:p>
          </table:table-cell>
          <table:table-cell/>
        </table:table-row>
        <table:table-row table:style-name="ro1">
          <table:table-cell office:value-type="float" office:value="56.4000000007488" calcext:value-type="float">
            <text:p>56.4000000007488</text:p>
          </table:table-cell>
          <table:table-cell office:value-type="float" office:value="179.515620559228" calcext:value-type="float">
            <text:p>179.515620559228</text:p>
          </table:table-cell>
          <table:table-cell office:value-type="float" office:value="0.04000000253776" calcext:value-type="float">
            <text:p>0.04000000253776</text:p>
          </table:table-cell>
          <table:table-cell/>
        </table:table-row>
        <table:table-row table:style-name="ro1">
          <table:table-cell office:value-type="float" office:value="56.5000000007521" calcext:value-type="float">
            <text:p>56.5000000007521</text:p>
          </table:table-cell>
          <table:table-cell office:value-type="float" office:value="179.504355366346" calcext:value-type="float">
            <text:p>179.504355366346</text:p>
          </table:table-cell>
          <table:table-cell office:value-type="float" office:value="0.0400000025413966" calcext:value-type="float">
            <text:p>0.040000002541397</text:p>
          </table:table-cell>
          <table:table-cell/>
        </table:table-row>
        <table:table-row table:style-name="ro1">
          <table:table-cell office:value-type="float" office:value="56.6000000007554" calcext:value-type="float">
            <text:p>56.6000000007554</text:p>
          </table:table-cell>
          <table:table-cell office:value-type="float" office:value="179.493082097133" calcext:value-type="float">
            <text:p>179.493082097133</text:p>
          </table:table-cell>
          <table:table-cell office:value-type="float" office:value="0.0400000025450294" calcext:value-type="float">
            <text:p>0.040000002545029</text:p>
          </table:table-cell>
          <table:table-cell/>
        </table:table-row>
        <table:table-row table:style-name="ro1">
          <table:table-cell office:value-type="float" office:value="56.7000000007587" calcext:value-type="float">
            <text:p>56.7000000007587</text:p>
          </table:table-cell>
          <table:table-cell office:value-type="float" office:value="179.481800793639" calcext:value-type="float">
            <text:p>179.481800793639</text:p>
          </table:table-cell>
          <table:table-cell office:value-type="float" office:value="0.0400000025486586" calcext:value-type="float">
            <text:p>0.040000002548659</text:p>
          </table:table-cell>
          <table:table-cell/>
        </table:table-row>
        <table:table-row table:style-name="ro1">
          <table:table-cell office:value-type="float" office:value="56.800000000762" calcext:value-type="float">
            <text:p>56.800000000762</text:p>
          </table:table-cell>
          <table:table-cell office:value-type="float" office:value="179.470511497853" calcext:value-type="float">
            <text:p>179.470511497853</text:p>
          </table:table-cell>
          <table:table-cell office:value-type="float" office:value="0.0400000025522841" calcext:value-type="float">
            <text:p>0.040000002552284</text:p>
          </table:table-cell>
          <table:table-cell/>
        </table:table-row>
        <table:table-row table:style-name="ro1">
          <table:table-cell office:value-type="float" office:value="56.9000000007654" calcext:value-type="float">
            <text:p>56.9000000007654</text:p>
          </table:table-cell>
          <table:table-cell office:value-type="float" office:value="179.459214251708" calcext:value-type="float">
            <text:p>179.459214251708</text:p>
          </table:table-cell>
          <table:table-cell office:value-type="float" office:value="0.0400000025559059" calcext:value-type="float">
            <text:p>0.040000002555906</text:p>
          </table:table-cell>
          <table:table-cell/>
        </table:table-row>
        <table:table-row table:style-name="ro1">
          <table:table-cell office:value-type="float" office:value="57.0000000007687" calcext:value-type="float">
            <text:p>57.0000000007687</text:p>
          </table:table-cell>
          <table:table-cell office:value-type="float" office:value="179.447909097077" calcext:value-type="float">
            <text:p>179.447909097077</text:p>
          </table:table-cell>
          <table:table-cell office:value-type="float" office:value="0.040000002559524" calcext:value-type="float">
            <text:p>0.040000002559524</text:p>
          </table:table-cell>
          <table:table-cell/>
        </table:table-row>
        <table:table-row table:style-name="ro1">
          <table:table-cell office:value-type="float" office:value="57.100000000772" calcext:value-type="float">
            <text:p>57.100000000772</text:p>
          </table:table-cell>
          <table:table-cell office:value-type="float" office:value="179.43659607577" calcext:value-type="float">
            <text:p>179.43659607577</text:p>
          </table:table-cell>
          <table:table-cell office:value-type="float" office:value="0.0400000025631385" calcext:value-type="float">
            <text:p>0.040000002563139</text:p>
          </table:table-cell>
          <table:table-cell/>
        </table:table-row>
        <table:table-row table:style-name="ro1">
          <table:table-cell office:value-type="float" office:value="57.2000000007753" calcext:value-type="float">
            <text:p>57.2000000007753</text:p>
          </table:table-cell>
          <table:table-cell office:value-type="float" office:value="179.425275229539" calcext:value-type="float">
            <text:p>179.425275229539</text:p>
          </table:table-cell>
          <table:table-cell office:value-type="float" office:value="0.0400000025667492" calcext:value-type="float">
            <text:p>0.040000002566749</text:p>
          </table:table-cell>
          <table:table-cell/>
        </table:table-row>
        <table:table-row table:style-name="ro1">
          <table:table-cell office:value-type="float" office:value="57.3000000007786" calcext:value-type="float">
            <text:p>57.3000000007786</text:p>
          </table:table-cell>
          <table:table-cell office:value-type="float" office:value="179.413946600074" calcext:value-type="float">
            <text:p>179.413946600074</text:p>
          </table:table-cell>
          <table:table-cell office:value-type="float" office:value="0.0400000025703562" calcext:value-type="float">
            <text:p>0.040000002570356</text:p>
          </table:table-cell>
          <table:table-cell/>
        </table:table-row>
        <table:table-row table:style-name="ro1">
          <table:table-cell office:value-type="float" office:value="57.400000000782" calcext:value-type="float">
            <text:p>57.400000000782</text:p>
          </table:table-cell>
          <table:table-cell office:value-type="float" office:value="179.402610229005" calcext:value-type="float">
            <text:p>179.402610229005</text:p>
          </table:table-cell>
          <table:table-cell office:value-type="float" office:value="0.0400000025739596" calcext:value-type="float">
            <text:p>0.04000000257396</text:p>
          </table:table-cell>
          <table:table-cell/>
        </table:table-row>
        <table:table-row table:style-name="ro1">
          <table:table-cell office:value-type="float" office:value="57.5000000007853" calcext:value-type="float">
            <text:p>57.5000000007853</text:p>
          </table:table-cell>
          <table:table-cell office:value-type="float" office:value="179.391266157904" calcext:value-type="float">
            <text:p>179.391266157904</text:p>
          </table:table-cell>
          <table:table-cell office:value-type="float" office:value="0.0400000025775594" calcext:value-type="float">
            <text:p>0.040000002577559</text:p>
          </table:table-cell>
          <table:table-cell/>
        </table:table-row>
        <table:table-row table:style-name="ro1">
          <table:table-cell office:value-type="float" office:value="57.6000000007886" calcext:value-type="float">
            <text:p>57.6000000007886</text:p>
          </table:table-cell>
          <table:table-cell office:value-type="float" office:value="179.379914428276" calcext:value-type="float">
            <text:p>179.379914428276</text:p>
          </table:table-cell>
          <table:table-cell office:value-type="float" office:value="0.0400000025811553" calcext:value-type="float">
            <text:p>0.040000002581155</text:p>
          </table:table-cell>
          <table:table-cell/>
        </table:table-row>
        <table:table-row table:style-name="ro1">
          <table:table-cell office:value-type="float" office:value="57.7000000007919" calcext:value-type="float">
            <text:p>57.7000000007919</text:p>
          </table:table-cell>
          <table:table-cell office:value-type="float" office:value="179.368555081572" calcext:value-type="float">
            <text:p>179.368555081572</text:p>
          </table:table-cell>
          <table:table-cell office:value-type="float" office:value="0.0400000025847477" calcext:value-type="float">
            <text:p>0.040000002584748</text:p>
          </table:table-cell>
          <table:table-cell/>
        </table:table-row>
        <table:table-row table:style-name="ro1">
          <table:table-cell office:value-type="float" office:value="57.8000000007952" calcext:value-type="float">
            <text:p>57.8000000007952</text:p>
          </table:table-cell>
          <table:table-cell office:value-type="float" office:value="179.357188159176" calcext:value-type="float">
            <text:p>179.357188159176</text:p>
          </table:table-cell>
          <table:table-cell office:value-type="float" office:value="0.0400000025883364" calcext:value-type="float">
            <text:p>0.040000002588336</text:p>
          </table:table-cell>
          <table:table-cell/>
        </table:table-row>
        <table:table-row table:style-name="ro1">
          <table:table-cell office:value-type="float" office:value="57.9000000007985" calcext:value-type="float">
            <text:p>57.9000000007985</text:p>
          </table:table-cell>
          <table:table-cell office:value-type="float" office:value="179.345813702413" calcext:value-type="float">
            <text:p>179.345813702413</text:p>
          </table:table-cell>
          <table:table-cell office:value-type="float" office:value="0.0400000025919214" calcext:value-type="float">
            <text:p>0.040000002591921</text:p>
          </table:table-cell>
          <table:table-cell/>
        </table:table-row>
        <table:table-row table:style-name="ro1">
          <table:table-cell office:value-type="float" office:value="58.0000000008019" calcext:value-type="float">
            <text:p>58.0000000008019</text:p>
          </table:table-cell>
          <table:table-cell office:value-type="float" office:value="179.334431752543" calcext:value-type="float">
            <text:p>179.334431752543</text:p>
          </table:table-cell>
          <table:table-cell office:value-type="float" office:value="0.0400000025955027" calcext:value-type="float">
            <text:p>0.040000002595503</text:p>
          </table:table-cell>
          <table:table-cell/>
        </table:table-row>
        <table:table-row table:style-name="ro1">
          <table:table-cell office:value-type="float" office:value="58.1000000008052" calcext:value-type="float">
            <text:p>58.1000000008052</text:p>
          </table:table-cell>
          <table:table-cell office:value-type="float" office:value="179.323042350768" calcext:value-type="float">
            <text:p>179.323042350768</text:p>
          </table:table-cell>
          <table:table-cell office:value-type="float" office:value="0.0400000025990803" calcext:value-type="float">
            <text:p>0.04000000259908</text:p>
          </table:table-cell>
          <table:table-cell/>
        </table:table-row>
        <table:table-row table:style-name="ro1">
          <table:table-cell office:value-type="float" office:value="58.2000000008085" calcext:value-type="float">
            <text:p>58.2000000008085</text:p>
          </table:table-cell>
          <table:table-cell office:value-type="float" office:value="179.311645538223" calcext:value-type="float">
            <text:p>179.311645538223</text:p>
          </table:table-cell>
          <table:table-cell office:value-type="float" office:value="0.0400000026026541" calcext:value-type="float">
            <text:p>0.040000002602654</text:p>
          </table:table-cell>
          <table:table-cell/>
        </table:table-row>
        <table:table-row table:style-name="ro1">
          <table:table-cell office:value-type="float" office:value="58.3000000008118" calcext:value-type="float">
            <text:p>58.3000000008118</text:p>
          </table:table-cell>
          <table:table-cell office:value-type="float" office:value="179.300241355988" calcext:value-type="float">
            <text:p>179.300241355988</text:p>
          </table:table-cell>
          <table:table-cell office:value-type="float" office:value="0.0400000026062244" calcext:value-type="float">
            <text:p>0.040000002606224</text:p>
          </table:table-cell>
          <table:table-cell/>
        </table:table-row>
        <table:table-row table:style-name="ro1">
          <table:table-cell office:value-type="float" office:value="58.4000000008151" calcext:value-type="float">
            <text:p>58.4000000008151</text:p>
          </table:table-cell>
          <table:table-cell office:value-type="float" office:value="179.288829845071" calcext:value-type="float">
            <text:p>179.288829845071</text:p>
          </table:table-cell>
          <table:table-cell office:value-type="float" office:value="0.0400000026097909" calcext:value-type="float">
            <text:p>0.040000002609791</text:p>
          </table:table-cell>
          <table:table-cell/>
        </table:table-row>
        <table:table-row table:style-name="ro1">
          <table:table-cell office:value-type="float" office:value="58.5000000008185" calcext:value-type="float">
            <text:p>58.5000000008185</text:p>
          </table:table-cell>
          <table:table-cell office:value-type="float" office:value="179.277411046423" calcext:value-type="float">
            <text:p>179.277411046423</text:p>
          </table:table-cell>
          <table:table-cell office:value-type="float" office:value="0.0400000026133536" calcext:value-type="float">
            <text:p>0.040000002613354</text:p>
          </table:table-cell>
          <table:table-cell/>
        </table:table-row>
        <table:table-row table:style-name="ro1">
          <table:table-cell office:value-type="float" office:value="58.6000000008218" calcext:value-type="float">
            <text:p>58.6000000008218</text:p>
          </table:table-cell>
          <table:table-cell office:value-type="float" office:value="179.265985000931" calcext:value-type="float">
            <text:p>179.265985000931</text:p>
          </table:table-cell>
          <table:table-cell office:value-type="float" office:value="0.0400000026169128" calcext:value-type="float">
            <text:p>0.040000002616913</text:p>
          </table:table-cell>
          <table:table-cell/>
        </table:table-row>
        <table:table-row table:style-name="ro1">
          <table:table-cell office:value-type="float" office:value="58.7000000008251" calcext:value-type="float">
            <text:p>58.7000000008251</text:p>
          </table:table-cell>
          <table:table-cell office:value-type="float" office:value="179.254551749418" calcext:value-type="float">
            <text:p>179.254551749418</text:p>
          </table:table-cell>
          <table:table-cell office:value-type="float" office:value="0.0400000026204682" calcext:value-type="float">
            <text:p>0.040000002620468</text:p>
          </table:table-cell>
          <table:table-cell/>
        </table:table-row>
        <table:table-row table:style-name="ro1">
          <table:table-cell office:value-type="float" office:value="58.8000000008284" calcext:value-type="float">
            <text:p>58.8000000008284</text:p>
          </table:table-cell>
          <table:table-cell office:value-type="float" office:value="179.243111332644" calcext:value-type="float">
            <text:p>179.243111332644</text:p>
          </table:table-cell>
          <table:table-cell office:value-type="float" office:value="0.0400000026240199" calcext:value-type="float">
            <text:p>0.04000000262402</text:p>
          </table:table-cell>
          <table:table-cell/>
        </table:table-row>
        <table:table-row table:style-name="ro1">
          <table:table-cell office:value-type="float" office:value="58.9000000008317" calcext:value-type="float">
            <text:p>58.9000000008317</text:p>
          </table:table-cell>
          <table:table-cell office:value-type="float" office:value="179.231663791303" calcext:value-type="float">
            <text:p>179.231663791303</text:p>
          </table:table-cell>
          <table:table-cell office:value-type="float" office:value="0.040000002627568" calcext:value-type="float">
            <text:p>0.040000002627568</text:p>
          </table:table-cell>
          <table:table-cell/>
        </table:table-row>
        <table:table-row table:style-name="ro1">
          <table:table-cell office:value-type="float" office:value="59.0000000008351" calcext:value-type="float">
            <text:p>59.0000000008351</text:p>
          </table:table-cell>
          <table:table-cell office:value-type="float" office:value="179.22020916603" calcext:value-type="float">
            <text:p>179.22020916603</text:p>
          </table:table-cell>
          <table:table-cell office:value-type="float" office:value="0.0400000026311124" calcext:value-type="float">
            <text:p>0.040000002631112</text:p>
          </table:table-cell>
          <table:table-cell/>
        </table:table-row>
        <table:table-row table:style-name="ro1">
          <table:table-cell office:value-type="float" office:value="59.1000000008384" calcext:value-type="float">
            <text:p>59.1000000008384</text:p>
          </table:table-cell>
          <table:table-cell office:value-type="float" office:value="179.20874749739" calcext:value-type="float">
            <text:p>179.20874749739</text:p>
          </table:table-cell>
          <table:table-cell office:value-type="float" office:value="0.0400000026346531" calcext:value-type="float">
            <text:p>0.040000002634653</text:p>
          </table:table-cell>
          <table:table-cell/>
        </table:table-row>
        <table:table-row table:style-name="ro1">
          <table:table-cell office:value-type="float" office:value="59.2000000008417" calcext:value-type="float">
            <text:p>59.2000000008417</text:p>
          </table:table-cell>
          <table:table-cell office:value-type="float" office:value="179.197278825887" calcext:value-type="float">
            <text:p>179.197278825887</text:p>
          </table:table-cell>
          <table:table-cell office:value-type="float" office:value="0.0400000026381901" calcext:value-type="float">
            <text:p>0.04000000263819</text:p>
          </table:table-cell>
          <table:table-cell/>
        </table:table-row>
        <table:table-row table:style-name="ro1">
          <table:table-cell office:value-type="float" office:value="59.300000000845" calcext:value-type="float">
            <text:p>59.300000000845</text:p>
          </table:table-cell>
          <table:table-cell office:value-type="float" office:value="179.185803191962" calcext:value-type="float">
            <text:p>179.185803191962</text:p>
          </table:table-cell>
          <table:table-cell office:value-type="float" office:value="0.0400000026417234" calcext:value-type="float">
            <text:p>0.040000002641723</text:p>
          </table:table-cell>
          <table:table-cell/>
        </table:table-row>
        <table:table-row table:style-name="ro1">
          <table:table-cell office:value-type="float" office:value="59.4000000008483" calcext:value-type="float">
            <text:p>59.4000000008483</text:p>
          </table:table-cell>
          <table:table-cell office:value-type="float" office:value="179.174320635989" calcext:value-type="float">
            <text:p>179.174320635989</text:p>
          </table:table-cell>
          <table:table-cell office:value-type="float" office:value="0.0400000026452531" calcext:value-type="float">
            <text:p>0.040000002645253</text:p>
          </table:table-cell>
          <table:table-cell/>
        </table:table-row>
        <table:table-row table:style-name="ro1">
          <table:table-cell office:value-type="float" office:value="59.5000000008517" calcext:value-type="float">
            <text:p>59.5000000008517</text:p>
          </table:table-cell>
          <table:table-cell office:value-type="float" office:value="179.162831198277" calcext:value-type="float">
            <text:p>179.162831198277</text:p>
          </table:table-cell>
          <table:table-cell office:value-type="float" office:value="0.0400000026487791" calcext:value-type="float">
            <text:p>0.040000002648779</text:p>
          </table:table-cell>
          <table:table-cell/>
        </table:table-row>
        <table:table-row table:style-name="ro1">
          <table:table-cell office:value-type="float" office:value="59.600000000855" calcext:value-type="float">
            <text:p>59.600000000855</text:p>
          </table:table-cell>
          <table:table-cell office:value-type="float" office:value="179.15133491907" calcext:value-type="float">
            <text:p>179.15133491907</text:p>
          </table:table-cell>
          <table:table-cell office:value-type="float" office:value="0.0400000026523014" calcext:value-type="float">
            <text:p>0.040000002652301</text:p>
          </table:table-cell>
          <table:table-cell/>
        </table:table-row>
        <table:table-row table:style-name="ro1">
          <table:table-cell office:value-type="float" office:value="59.7000000008583" calcext:value-type="float">
            <text:p>59.7000000008583</text:p>
          </table:table-cell>
          <table:table-cell office:value-type="float" office:value="179.139831838547" calcext:value-type="float">
            <text:p>179.139831838547</text:p>
          </table:table-cell>
          <table:table-cell office:value-type="float" office:value="0.0400000026558199" calcext:value-type="float">
            <text:p>0.04000000265582</text:p>
          </table:table-cell>
          <table:table-cell/>
        </table:table-row>
        <table:table-row table:style-name="ro1">
          <table:table-cell office:value-type="float" office:value="59.8000000008616" calcext:value-type="float">
            <text:p>59.8000000008616</text:p>
          </table:table-cell>
          <table:table-cell office:value-type="float" office:value="179.128321996825" calcext:value-type="float">
            <text:p>179.128321996825</text:p>
          </table:table-cell>
          <table:table-cell office:value-type="float" office:value="0.0400000026593349" calcext:value-type="float">
            <text:p>0.040000002659335</text:p>
          </table:table-cell>
          <table:table-cell/>
        </table:table-row>
        <table:table-row table:style-name="ro1">
          <table:table-cell office:value-type="float" office:value="59.9000000008649" calcext:value-type="float">
            <text:p>59.9000000008649</text:p>
          </table:table-cell>
          <table:table-cell office:value-type="float" office:value="179.116805433951" calcext:value-type="float">
            <text:p>179.116805433951</text:p>
          </table:table-cell>
          <table:table-cell office:value-type="float" office:value="0.0400000026628462" calcext:value-type="float">
            <text:p>0.040000002662846</text:p>
          </table:table-cell>
          <table:table-cell/>
        </table:table-row>
        <table:table-row table:style-name="ro1">
          <table:table-cell office:value-type="float" office:value="60.0000000008683" calcext:value-type="float">
            <text:p>60.0000000008683</text:p>
          </table:table-cell>
          <table:table-cell office:value-type="float" office:value="179.105282189906" calcext:value-type="float">
            <text:p>179.105282189906</text:p>
          </table:table-cell>
          <table:table-cell office:value-type="float" office:value="0.0400000026663538" calcext:value-type="float">
            <text:p>0.040000002666354</text:p>
          </table:table-cell>
          <table:table-cell/>
        </table:table-row>
        <table:table-row table:style-name="ro1">
          <table:table-cell office:value-type="float" office:value="60.1000000008716" calcext:value-type="float">
            <text:p>60.1000000008716</text:p>
          </table:table-cell>
          <table:table-cell office:value-type="float" office:value="179.09375230461" calcext:value-type="float">
            <text:p>179.09375230461</text:p>
          </table:table-cell>
          <table:table-cell office:value-type="float" office:value="0.0400000026698576" calcext:value-type="float">
            <text:p>0.040000002669858</text:p>
          </table:table-cell>
          <table:table-cell/>
        </table:table-row>
        <table:table-row table:style-name="ro1">
          <table:table-cell office:value-type="float" office:value="60.2000000008749" calcext:value-type="float">
            <text:p>60.2000000008749</text:p>
          </table:table-cell>
          <table:table-cell office:value-type="float" office:value="179.082215817911" calcext:value-type="float">
            <text:p>179.082215817911</text:p>
          </table:table-cell>
          <table:table-cell office:value-type="float" office:value="0.0400000026733578" calcext:value-type="float">
            <text:p>0.040000002673358</text:p>
          </table:table-cell>
          <table:table-cell/>
        </table:table-row>
        <table:table-row table:style-name="ro1">
          <table:table-cell office:value-type="float" office:value="60.3000000008782" calcext:value-type="float">
            <text:p>60.3000000008782</text:p>
          </table:table-cell>
          <table:table-cell office:value-type="float" office:value="179.070672769595" calcext:value-type="float">
            <text:p>179.070672769595</text:p>
          </table:table-cell>
          <table:table-cell office:value-type="float" office:value="0.0400000026768542" calcext:value-type="float">
            <text:p>0.040000002676854</text:p>
          </table:table-cell>
          <table:table-cell/>
        </table:table-row>
        <table:table-row table:style-name="ro1">
          <table:table-cell office:value-type="float" office:value="60.4000000008815" calcext:value-type="float">
            <text:p>60.4000000008815</text:p>
          </table:table-cell>
          <table:table-cell office:value-type="float" office:value="179.05912319938" calcext:value-type="float">
            <text:p>179.05912319938</text:p>
          </table:table-cell>
          <table:table-cell office:value-type="float" office:value="0.040000002680347" calcext:value-type="float">
            <text:p>0.040000002680347</text:p>
          </table:table-cell>
          <table:table-cell/>
        </table:table-row>
        <table:table-row table:style-name="ro1">
          <table:table-cell office:value-type="float" office:value="60.5000000008849" calcext:value-type="float">
            <text:p>60.5000000008849</text:p>
          </table:table-cell>
          <table:table-cell office:value-type="float" office:value="179.047567146917" calcext:value-type="float">
            <text:p>179.047567146917</text:p>
          </table:table-cell>
          <table:table-cell office:value-type="float" office:value="0.0400000026838361" calcext:value-type="float">
            <text:p>0.040000002683836</text:p>
          </table:table-cell>
          <table:table-cell/>
        </table:table-row>
        <table:table-row table:style-name="ro1">
          <table:table-cell office:value-type="float" office:value="60.6000000008882" calcext:value-type="float">
            <text:p>60.6000000008882</text:p>
          </table:table-cell>
          <table:table-cell office:value-type="float" office:value="179.036004651793" calcext:value-type="float">
            <text:p>179.036004651793</text:p>
          </table:table-cell>
          <table:table-cell office:value-type="float" office:value="0.0400000026873216" calcext:value-type="float">
            <text:p>0.040000002687322</text:p>
          </table:table-cell>
          <table:table-cell/>
        </table:table-row>
        <table:table-row table:style-name="ro1">
          <table:table-cell office:value-type="float" office:value="60.7000000008915" calcext:value-type="float">
            <text:p>60.7000000008915</text:p>
          </table:table-cell>
          <table:table-cell office:value-type="float" office:value="179.024435753524" calcext:value-type="float">
            <text:p>179.024435753524</text:p>
          </table:table-cell>
          <table:table-cell office:value-type="float" office:value="0.0400000026908034" calcext:value-type="float">
            <text:p>0.040000002690803</text:p>
          </table:table-cell>
          <table:table-cell/>
        </table:table-row>
        <table:table-row table:style-name="ro1">
          <table:table-cell office:value-type="float" office:value="60.8000000008948" calcext:value-type="float">
            <text:p>60.8000000008948</text:p>
          </table:table-cell>
          <table:table-cell office:value-type="float" office:value="179.012860491562" calcext:value-type="float">
            <text:p>179.012860491562</text:p>
          </table:table-cell>
          <table:table-cell office:value-type="float" office:value="0.0400000026942815" calcext:value-type="float">
            <text:p>0.040000002694282</text:p>
          </table:table-cell>
          <table:table-cell/>
        </table:table-row>
        <table:table-row table:style-name="ro1">
          <table:table-cell office:value-type="float" office:value="60.9000000008981" calcext:value-type="float">
            <text:p>60.9000000008981</text:p>
          </table:table-cell>
          <table:table-cell office:value-type="float" office:value="179.00127890529" calcext:value-type="float">
            <text:p>179.00127890529</text:p>
          </table:table-cell>
          <table:table-cell office:value-type="float" office:value="0.040000002697756" calcext:value-type="float">
            <text:p>0.040000002697756</text:p>
          </table:table-cell>
          <table:table-cell/>
        </table:table-row>
        <table:table-row table:style-name="ro1">
          <table:table-cell office:value-type="float" office:value="61.0000000009015" calcext:value-type="float">
            <text:p>61.0000000009015</text:p>
          </table:table-cell>
          <table:table-cell office:value-type="float" office:value="178.989691034025" calcext:value-type="float">
            <text:p>178.989691034025</text:p>
          </table:table-cell>
          <table:table-cell office:value-type="float" office:value="0.0400000027012267" calcext:value-type="float">
            <text:p>0.040000002701227</text:p>
          </table:table-cell>
          <table:table-cell/>
        </table:table-row>
        <table:table-row table:style-name="ro1">
          <table:table-cell office:value-type="float" office:value="61.1000000009048" calcext:value-type="float">
            <text:p>61.1000000009048</text:p>
          </table:table-cell>
          <table:table-cell office:value-type="float" office:value="178.978096917015" calcext:value-type="float">
            <text:p>178.978096917015</text:p>
          </table:table-cell>
          <table:table-cell office:value-type="float" office:value="0.0400000027046937" calcext:value-type="float">
            <text:p>0.040000002704694</text:p>
          </table:table-cell>
          <table:table-cell/>
        </table:table-row>
        <table:table-row table:style-name="ro1">
          <table:table-cell office:value-type="float" office:value="61.2000000009081" calcext:value-type="float">
            <text:p>61.2000000009081</text:p>
          </table:table-cell>
          <table:table-cell office:value-type="float" office:value="178.966496593441" calcext:value-type="float">
            <text:p>178.966496593441</text:p>
          </table:table-cell>
          <table:table-cell office:value-type="float" office:value="0.0400000027081571" calcext:value-type="float">
            <text:p>0.040000002708157</text:p>
          </table:table-cell>
          <table:table-cell/>
        </table:table-row>
        <table:table-row table:style-name="ro1">
          <table:table-cell office:value-type="float" office:value="61.3000000009114" calcext:value-type="float">
            <text:p>61.3000000009114</text:p>
          </table:table-cell>
          <table:table-cell office:value-type="float" office:value="178.954890102418" calcext:value-type="float">
            <text:p>178.954890102418</text:p>
          </table:table-cell>
          <table:table-cell office:value-type="float" office:value="0.0400000027116169" calcext:value-type="float">
            <text:p>0.040000002711617</text:p>
          </table:table-cell>
          <table:table-cell/>
        </table:table-row>
        <table:table-row table:style-name="ro1">
          <table:table-cell office:value-type="float" office:value="61.4000000009147" calcext:value-type="float">
            <text:p>61.4000000009147</text:p>
          </table:table-cell>
          <table:table-cell office:value-type="float" office:value="178.943277482989" calcext:value-type="float">
            <text:p>178.943277482989</text:p>
          </table:table-cell>
          <table:table-cell office:value-type="float" office:value="0.040000002715073" calcext:value-type="float">
            <text:p>0.040000002715073</text:p>
          </table:table-cell>
          <table:table-cell/>
        </table:table-row>
        <table:table-row table:style-name="ro1">
          <table:table-cell office:value-type="float" office:value="61.5000000009181" calcext:value-type="float">
            <text:p>61.5000000009181</text:p>
          </table:table-cell>
          <table:table-cell office:value-type="float" office:value="178.931658774133" calcext:value-type="float">
            <text:p>178.931658774133</text:p>
          </table:table-cell>
          <table:table-cell office:value-type="float" office:value="0.0400000027185254" calcext:value-type="float">
            <text:p>0.040000002718525</text:p>
          </table:table-cell>
          <table:table-cell/>
        </table:table-row>
        <table:table-row table:style-name="ro1">
          <table:table-cell office:value-type="float" office:value="61.6000000009214" calcext:value-type="float">
            <text:p>61.6000000009214</text:p>
          </table:table-cell>
          <table:table-cell office:value-type="float" office:value="178.920034014757" calcext:value-type="float">
            <text:p>178.920034014757</text:p>
          </table:table-cell>
          <table:table-cell office:value-type="float" office:value="0.040000002721974" calcext:value-type="float">
            <text:p>0.040000002721974</text:p>
          </table:table-cell>
          <table:table-cell/>
        </table:table-row>
        <table:table-row table:style-name="ro1">
          <table:table-cell office:value-type="float" office:value="61.7000000009247" calcext:value-type="float">
            <text:p>61.7000000009247</text:p>
          </table:table-cell>
          <table:table-cell office:value-type="float" office:value="178.908403243703" calcext:value-type="float">
            <text:p>178.908403243703</text:p>
          </table:table-cell>
          <table:table-cell office:value-type="float" office:value="0.040000002725419" calcext:value-type="float">
            <text:p>0.040000002725419</text:p>
          </table:table-cell>
          <table:table-cell/>
        </table:table-row>
        <table:table-row table:style-name="ro1">
          <table:table-cell office:value-type="float" office:value="61.800000000928" calcext:value-type="float">
            <text:p>61.800000000928</text:p>
          </table:table-cell>
          <table:table-cell office:value-type="float" office:value="178.896766499743" calcext:value-type="float">
            <text:p>178.896766499743</text:p>
          </table:table-cell>
          <table:table-cell office:value-type="float" office:value="0.0400000027288605" calcext:value-type="float">
            <text:p>0.040000002728861</text:p>
          </table:table-cell>
          <table:table-cell/>
        </table:table-row>
        <table:table-row table:style-name="ro1">
          <table:table-cell office:value-type="float" office:value="61.9000000009313" calcext:value-type="float">
            <text:p>61.9000000009313</text:p>
          </table:table-cell>
          <table:table-cell office:value-type="float" office:value="178.88512382158" calcext:value-type="float">
            <text:p>178.88512382158</text:p>
          </table:table-cell>
          <table:table-cell office:value-type="float" office:value="0.0400000027322981" calcext:value-type="float">
            <text:p>0.040000002732298</text:p>
          </table:table-cell>
          <table:table-cell/>
        </table:table-row>
        <table:table-row table:style-name="ro1">
          <table:table-cell office:value-type="float" office:value="62.0000000009347" calcext:value-type="float">
            <text:p>62.0000000009347</text:p>
          </table:table-cell>
          <table:table-cell office:value-type="float" office:value="178.873475247847" calcext:value-type="float">
            <text:p>178.873475247847</text:p>
          </table:table-cell>
          <table:table-cell office:value-type="float" office:value="0.0400000027357321" calcext:value-type="float">
            <text:p>0.040000002735732</text:p>
          </table:table-cell>
          <table:table-cell/>
        </table:table-row>
        <table:table-row table:style-name="ro1">
          <table:table-cell office:value-type="float" office:value="62.100000000938" calcext:value-type="float">
            <text:p>62.100000000938</text:p>
          </table:table-cell>
          <table:table-cell office:value-type="float" office:value="178.861820817111" calcext:value-type="float">
            <text:p>178.861820817111</text:p>
          </table:table-cell>
          <table:table-cell office:value-type="float" office:value="0.0400000027391625" calcext:value-type="float">
            <text:p>0.040000002739163</text:p>
          </table:table-cell>
          <table:table-cell/>
        </table:table-row>
        <table:table-row table:style-name="ro1">
          <table:table-cell office:value-type="float" office:value="62.2000000009413" calcext:value-type="float">
            <text:p>62.2000000009413</text:p>
          </table:table-cell>
          <table:table-cell office:value-type="float" office:value="178.850160567866" calcext:value-type="float">
            <text:p>178.850160567866</text:p>
          </table:table-cell>
          <table:table-cell office:value-type="float" office:value="0.0400000027425891" calcext:value-type="float">
            <text:p>0.040000002742589</text:p>
          </table:table-cell>
          <table:table-cell/>
        </table:table-row>
        <table:table-row table:style-name="ro1">
          <table:table-cell office:value-type="float" office:value="62.3000000009446" calcext:value-type="float">
            <text:p>62.3000000009446</text:p>
          </table:table-cell>
          <table:table-cell office:value-type="float" office:value="178.838494538542" calcext:value-type="float">
            <text:p>178.838494538542</text:p>
          </table:table-cell>
          <table:table-cell office:value-type="float" office:value="0.0400000027460122" calcext:value-type="float">
            <text:p>0.040000002746012</text:p>
          </table:table-cell>
          <table:table-cell/>
        </table:table-row>
        <table:table-row table:style-name="ro1">
          <table:table-cell office:value-type="float" office:value="62.4000000009479" calcext:value-type="float">
            <text:p>62.4000000009479</text:p>
          </table:table-cell>
          <table:table-cell office:value-type="float" office:value="178.826822767494" calcext:value-type="float">
            <text:p>178.826822767494</text:p>
          </table:table-cell>
          <table:table-cell office:value-type="float" office:value="0.0400000027494316" calcext:value-type="float">
            <text:p>0.040000002749432</text:p>
          </table:table-cell>
          <table:table-cell/>
        </table:table-row>
        <table:table-row table:style-name="ro1">
          <table:table-cell office:value-type="float" office:value="62.5000000009513" calcext:value-type="float">
            <text:p>62.5000000009513</text:p>
          </table:table-cell>
          <table:table-cell office:value-type="float" office:value="178.815145293011" calcext:value-type="float">
            <text:p>178.815145293011</text:p>
          </table:table-cell>
          <table:table-cell office:value-type="float" office:value="0.0400000027528473" calcext:value-type="float">
            <text:p>0.040000002752847</text:p>
          </table:table-cell>
          <table:table-cell/>
        </table:table-row>
        <table:table-row table:style-name="ro1">
          <table:table-cell office:value-type="float" office:value="62.6000000009546" calcext:value-type="float">
            <text:p>62.6000000009546</text:p>
          </table:table-cell>
          <table:table-cell office:value-type="float" office:value="178.80346215331" calcext:value-type="float">
            <text:p>178.80346215331</text:p>
          </table:table-cell>
          <table:table-cell office:value-type="float" office:value="0.0400000027562593" calcext:value-type="float">
            <text:p>0.040000002756259</text:p>
          </table:table-cell>
          <table:table-cell/>
        </table:table-row>
        <table:table-row table:style-name="ro1">
          <table:table-cell office:value-type="float" office:value="62.7000000009579" calcext:value-type="float">
            <text:p>62.7000000009579</text:p>
          </table:table-cell>
          <table:table-cell office:value-type="float" office:value="178.791773386542" calcext:value-type="float">
            <text:p>178.791773386542</text:p>
          </table:table-cell>
          <table:table-cell office:value-type="float" office:value="0.0400000027596677" calcext:value-type="float">
            <text:p>0.040000002759668</text:p>
          </table:table-cell>
          <table:table-cell/>
        </table:table-row>
        <table:table-row table:style-name="ro1">
          <table:table-cell office:value-type="float" office:value="62.8000000009612" calcext:value-type="float">
            <text:p>62.8000000009612</text:p>
          </table:table-cell>
          <table:table-cell office:value-type="float" office:value="178.780079030782" calcext:value-type="float">
            <text:p>178.780079030782</text:p>
          </table:table-cell>
          <table:table-cell office:value-type="float" office:value="0.0400000027630724" calcext:value-type="float">
            <text:p>0.040000002763072</text:p>
          </table:table-cell>
          <table:table-cell/>
        </table:table-row>
        <table:table-row table:style-name="ro1">
          <table:table-cell office:value-type="float" office:value="62.9000000009645" calcext:value-type="float">
            <text:p>62.9000000009645</text:p>
          </table:table-cell>
          <table:table-cell office:value-type="float" office:value="178.768379124041" calcext:value-type="float">
            <text:p>178.768379124041</text:p>
          </table:table-cell>
          <table:table-cell office:value-type="float" office:value="0.0400000027664735" calcext:value-type="float">
            <text:p>0.040000002766474</text:p>
          </table:table-cell>
          <table:table-cell/>
        </table:table-row>
        <table:table-row table:style-name="ro1">
          <table:table-cell office:value-type="float" office:value="63.0000000009679" calcext:value-type="float">
            <text:p>63.0000000009679</text:p>
          </table:table-cell>
          <table:table-cell office:value-type="float" office:value="178.756673704256" calcext:value-type="float">
            <text:p>178.756673704256</text:p>
          </table:table-cell>
          <table:table-cell office:value-type="float" office:value="0.0400000027698709" calcext:value-type="float">
            <text:p>0.040000002769871</text:p>
          </table:table-cell>
          <table:table-cell/>
        </table:table-row>
        <table:table-row table:style-name="ro1">
          <table:table-cell office:value-type="float" office:value="63.1000000009712" calcext:value-type="float">
            <text:p>63.1000000009712</text:p>
          </table:table-cell>
          <table:table-cell office:value-type="float" office:value="178.744962809296" calcext:value-type="float">
            <text:p>178.744962809296</text:p>
          </table:table-cell>
          <table:table-cell office:value-type="float" office:value="0.0400000027732646" calcext:value-type="float">
            <text:p>0.040000002773265</text:p>
          </table:table-cell>
          <table:table-cell/>
        </table:table-row>
        <table:table-row table:style-name="ro1">
          <table:table-cell office:value-type="float" office:value="63.2000000009745" calcext:value-type="float">
            <text:p>63.2000000009745</text:p>
          </table:table-cell>
          <table:table-cell office:value-type="float" office:value="178.733246476958" calcext:value-type="float">
            <text:p>178.733246476958</text:p>
          </table:table-cell>
          <table:table-cell office:value-type="float" office:value="0.0400000027766547" calcext:value-type="float">
            <text:p>0.040000002776655</text:p>
          </table:table-cell>
          <table:table-cell/>
        </table:table-row>
        <table:table-row table:style-name="ro1">
          <table:table-cell office:value-type="float" office:value="63.3000000009778" calcext:value-type="float">
            <text:p>63.3000000009778</text:p>
          </table:table-cell>
          <table:table-cell office:value-type="float" office:value="178.721524744967" calcext:value-type="float">
            <text:p>178.721524744967</text:p>
          </table:table-cell>
          <table:table-cell office:value-type="float" office:value="0.040000002780041" calcext:value-type="float">
            <text:p>0.040000002780041</text:p>
          </table:table-cell>
          <table:table-cell/>
        </table:table-row>
        <table:table-row table:style-name="ro1">
          <table:table-cell office:value-type="float" office:value="63.4000000009811" calcext:value-type="float">
            <text:p>63.4000000009811</text:p>
          </table:table-cell>
          <table:table-cell office:value-type="float" office:value="178.709797650982" calcext:value-type="float">
            <text:p>178.709797650982</text:p>
          </table:table-cell>
          <table:table-cell office:value-type="float" office:value="0.0400000027834237" calcext:value-type="float">
            <text:p>0.040000002783424</text:p>
          </table:table-cell>
          <table:table-cell/>
        </table:table-row>
        <table:table-row table:style-name="ro1">
          <table:table-cell office:value-type="float" office:value="63.5000000009845" calcext:value-type="float">
            <text:p>63.5000000009845</text:p>
          </table:table-cell>
          <table:table-cell office:value-type="float" office:value="178.698065232588" calcext:value-type="float">
            <text:p>178.698065232588</text:p>
          </table:table-cell>
          <table:table-cell office:value-type="float" office:value="0.0400000027868028" calcext:value-type="float">
            <text:p>0.040000002786803</text:p>
          </table:table-cell>
          <table:table-cell/>
        </table:table-row>
        <table:table-row table:style-name="ro1">
          <table:table-cell office:value-type="float" office:value="63.6000000009878" calcext:value-type="float">
            <text:p>63.6000000009878</text:p>
          </table:table-cell>
          <table:table-cell office:value-type="float" office:value="178.6863275273" calcext:value-type="float">
            <text:p>178.6863275273</text:p>
          </table:table-cell>
          <table:table-cell office:value-type="float" office:value="0.0400000027901783" calcext:value-type="float">
            <text:p>0.040000002790178</text:p>
          </table:table-cell>
          <table:table-cell/>
        </table:table-row>
        <table:table-row table:style-name="ro1">
          <table:table-cell office:value-type="float" office:value="63.7000000009911" calcext:value-type="float">
            <text:p>63.7000000009911</text:p>
          </table:table-cell>
          <table:table-cell office:value-type="float" office:value="178.674584572559" calcext:value-type="float">
            <text:p>178.674584572559</text:p>
          </table:table-cell>
          <table:table-cell office:value-type="float" office:value="0.04000000279355" calcext:value-type="float">
            <text:p>0.04000000279355</text:p>
          </table:table-cell>
          <table:table-cell/>
        </table:table-row>
        <table:table-row table:style-name="ro1">
          <table:table-cell office:value-type="float" office:value="63.8000000009944" calcext:value-type="float">
            <text:p>63.8000000009944</text:p>
          </table:table-cell>
          <table:table-cell office:value-type="float" office:value="178.662836405739" calcext:value-type="float">
            <text:p>178.662836405739</text:p>
          </table:table-cell>
          <table:table-cell office:value-type="float" office:value="0.0400000027969181" calcext:value-type="float">
            <text:p>0.040000002796918</text:p>
          </table:table-cell>
          <table:table-cell/>
        </table:table-row>
        <table:table-row table:style-name="ro1">
          <table:table-cell office:value-type="float" office:value="63.9000000009977" calcext:value-type="float">
            <text:p>63.9000000009977</text:p>
          </table:table-cell>
          <table:table-cell office:value-type="float" office:value="178.651083064144" calcext:value-type="float">
            <text:p>178.651083064144</text:p>
          </table:table-cell>
          <table:table-cell office:value-type="float" office:value="0.0400000028002826" calcext:value-type="float">
            <text:p>0.040000002800283</text:p>
          </table:table-cell>
          <table:table-cell/>
        </table:table-row>
        <table:table-row table:style-name="ro1">
          <table:table-cell office:value-type="float" office:value="64.000000001001" calcext:value-type="float">
            <text:p>64.000000001001</text:p>
          </table:table-cell>
          <table:table-cell office:value-type="float" office:value="178.639324585" calcext:value-type="float">
            <text:p>178.639324585</text:p>
          </table:table-cell>
          <table:table-cell office:value-type="float" office:value="0.0400000028036435" calcext:value-type="float">
            <text:p>0.040000002803644</text:p>
          </table:table-cell>
          <table:table-cell/>
        </table:table-row>
        <table:table-row table:style-name="ro1">
          <table:table-cell office:value-type="float" office:value="64.1000000010044" calcext:value-type="float">
            <text:p>64.1000000010044</text:p>
          </table:table-cell>
          <table:table-cell office:value-type="float" office:value="178.627561005467" calcext:value-type="float">
            <text:p>178.627561005467</text:p>
          </table:table-cell>
          <table:table-cell office:value-type="float" office:value="0.0400000028070007" calcext:value-type="float">
            <text:p>0.040000002807001</text:p>
          </table:table-cell>
          <table:table-cell/>
        </table:table-row>
        <table:table-row table:style-name="ro1">
          <table:table-cell office:value-type="float" office:value="64.2000000010077" calcext:value-type="float">
            <text:p>64.2000000010077</text:p>
          </table:table-cell>
          <table:table-cell office:value-type="float" office:value="178.615792362631" calcext:value-type="float">
            <text:p>178.615792362631</text:p>
          </table:table-cell>
          <table:table-cell office:value-type="float" office:value="0.0400000028103542" calcext:value-type="float">
            <text:p>0.040000002810354</text:p>
          </table:table-cell>
          <table:table-cell/>
        </table:table-row>
        <table:table-row table:style-name="ro1">
          <table:table-cell office:value-type="float" office:value="64.300000001011" calcext:value-type="float">
            <text:p>64.300000001011</text:p>
          </table:table-cell>
          <table:table-cell office:value-type="float" office:value="178.604018693506" calcext:value-type="float">
            <text:p>178.604018693506</text:p>
          </table:table-cell>
          <table:table-cell office:value-type="float" office:value="0.0400000028137041" calcext:value-type="float">
            <text:p>0.040000002813704</text:p>
          </table:table-cell>
          <table:table-cell/>
        </table:table-row>
        <table:table-row table:style-name="ro1">
          <table:table-cell office:value-type="float" office:value="64.4000000010143" calcext:value-type="float">
            <text:p>64.4000000010143</text:p>
          </table:table-cell>
          <table:table-cell office:value-type="float" office:value="178.592240035038" calcext:value-type="float">
            <text:p>178.592240035038</text:p>
          </table:table-cell>
          <table:table-cell office:value-type="float" office:value="0.0400000028170503" calcext:value-type="float">
            <text:p>0.04000000281705</text:p>
          </table:table-cell>
          <table:table-cell/>
        </table:table-row>
        <table:table-row table:style-name="ro1">
          <table:table-cell office:value-type="float" office:value="64.5000000010176" calcext:value-type="float">
            <text:p>64.5000000010176</text:p>
          </table:table-cell>
          <table:table-cell office:value-type="float" office:value="178.580456424097" calcext:value-type="float">
            <text:p>178.580456424097</text:p>
          </table:table-cell>
          <table:table-cell office:value-type="float" office:value="0.0400000028203929" calcext:value-type="float">
            <text:p>0.040000002820393</text:p>
          </table:table-cell>
          <table:table-cell/>
        </table:table-row>
        <table:table-row table:style-name="ro1">
          <table:table-cell office:value-type="float" office:value="64.600000001021" calcext:value-type="float">
            <text:p>64.600000001021</text:p>
          </table:table-cell>
          <table:table-cell office:value-type="float" office:value="178.568667897484" calcext:value-type="float">
            <text:p>178.568667897484</text:p>
          </table:table-cell>
          <table:table-cell office:value-type="float" office:value="0.0400000028237319" calcext:value-type="float">
            <text:p>0.040000002823732</text:p>
          </table:table-cell>
          <table:table-cell/>
        </table:table-row>
        <table:table-row table:style-name="ro1">
          <table:table-cell office:value-type="float" office:value="64.7000000010243" calcext:value-type="float">
            <text:p>64.7000000010243</text:p>
          </table:table-cell>
          <table:table-cell office:value-type="float" office:value="178.556874491924" calcext:value-type="float">
            <text:p>178.556874491924</text:p>
          </table:table-cell>
          <table:table-cell office:value-type="float" office:value="0.0400000028270673" calcext:value-type="float">
            <text:p>0.040000002827067</text:p>
          </table:table-cell>
          <table:table-cell/>
        </table:table-row>
        <table:table-row table:style-name="ro1">
          <table:table-cell office:value-type="float" office:value="64.8000000010276" calcext:value-type="float">
            <text:p>64.8000000010276</text:p>
          </table:table-cell>
          <table:table-cell office:value-type="float" office:value="178.545076244074" calcext:value-type="float">
            <text:p>178.545076244074</text:p>
          </table:table-cell>
          <table:table-cell office:value-type="float" office:value="0.040000002830399" calcext:value-type="float">
            <text:p>0.040000002830399</text:p>
          </table:table-cell>
          <table:table-cell/>
        </table:table-row>
        <table:table-row table:style-name="ro1">
          <table:table-cell office:value-type="float" office:value="64.9000000010309" calcext:value-type="float">
            <text:p>64.9000000010309</text:p>
          </table:table-cell>
          <table:table-cell office:value-type="float" office:value="178.533273190514" calcext:value-type="float">
            <text:p>178.533273190514</text:p>
          </table:table-cell>
          <table:table-cell office:value-type="float" office:value="0.040000002833727" calcext:value-type="float">
            <text:p>0.040000002833727</text:p>
          </table:table-cell>
          <table:table-cell/>
        </table:table-row>
        <table:table-row table:style-name="ro1">
          <table:table-cell office:value-type="float" office:value="65.0000000010342" calcext:value-type="float">
            <text:p>65.0000000010342</text:p>
          </table:table-cell>
          <table:table-cell office:value-type="float" office:value="178.521465367758" calcext:value-type="float">
            <text:p>178.521465367758</text:p>
          </table:table-cell>
          <table:table-cell office:value-type="float" office:value="0.0400000028370514" calcext:value-type="float">
            <text:p>0.040000002837051</text:p>
          </table:table-cell>
          <table:table-cell/>
        </table:table-row>
        <table:table-row table:style-name="ro1">
          <table:table-cell office:value-type="float" office:value="65.1000000010376" calcext:value-type="float">
            <text:p>65.1000000010376</text:p>
          </table:table-cell>
          <table:table-cell office:value-type="float" office:value="178.509652812243" calcext:value-type="float">
            <text:p>178.509652812243</text:p>
          </table:table-cell>
          <table:table-cell office:value-type="float" office:value="0.0400000028403721" calcext:value-type="float">
            <text:p>0.040000002840372</text:p>
          </table:table-cell>
          <table:table-cell/>
        </table:table-row>
        <table:table-row table:style-name="ro1">
          <table:table-cell office:value-type="float" office:value="65.2000000010409" calcext:value-type="float">
            <text:p>65.2000000010409</text:p>
          </table:table-cell>
          <table:table-cell office:value-type="float" office:value="178.497835560335" calcext:value-type="float">
            <text:p>178.497835560335</text:p>
          </table:table-cell>
          <table:table-cell office:value-type="float" office:value="0.0400000028436892" calcext:value-type="float">
            <text:p>0.040000002843689</text:p>
          </table:table-cell>
          <table:table-cell/>
        </table:table-row>
        <table:table-row table:style-name="ro1">
          <table:table-cell office:value-type="float" office:value="65.3000000010442" calcext:value-type="float">
            <text:p>65.3000000010442</text:p>
          </table:table-cell>
          <table:table-cell office:value-type="float" office:value="178.486013648327" calcext:value-type="float">
            <text:p>178.486013648327</text:p>
          </table:table-cell>
          <table:table-cell office:value-type="float" office:value="0.0400000028470028" calcext:value-type="float">
            <text:p>0.040000002847003</text:p>
          </table:table-cell>
          <table:table-cell/>
        </table:table-row>
        <table:table-row table:style-name="ro1">
          <table:table-cell office:value-type="float" office:value="65.4000000010475" calcext:value-type="float">
            <text:p>65.4000000010475</text:p>
          </table:table-cell>
          <table:table-cell office:value-type="float" office:value="178.474187112436" calcext:value-type="float">
            <text:p>178.474187112436</text:p>
          </table:table-cell>
          <table:table-cell office:value-type="float" office:value="0.0400000028503126" calcext:value-type="float">
            <text:p>0.040000002850313</text:p>
          </table:table-cell>
          <table:table-cell/>
        </table:table-row>
        <table:table-row table:style-name="ro1">
          <table:table-cell office:value-type="float" office:value="65.5000000010508" calcext:value-type="float">
            <text:p>65.5000000010508</text:p>
          </table:table-cell>
          <table:table-cell office:value-type="float" office:value="178.462355988814" calcext:value-type="float">
            <text:p>178.462355988814</text:p>
          </table:table-cell>
          <table:table-cell office:value-type="float" office:value="0.0400000028536188" calcext:value-type="float">
            <text:p>0.040000002853619</text:p>
          </table:table-cell>
          <table:table-cell/>
        </table:table-row>
        <table:table-row table:style-name="ro1">
          <table:table-cell office:value-type="float" office:value="65.6000000010542" calcext:value-type="float">
            <text:p>65.6000000010542</text:p>
          </table:table-cell>
          <table:table-cell office:value-type="float" office:value="178.450520313532" calcext:value-type="float">
            <text:p>178.450520313532</text:p>
          </table:table-cell>
          <table:table-cell office:value-type="float" office:value="0.0400000028569215" calcext:value-type="float">
            <text:p>0.040000002856922</text:p>
          </table:table-cell>
          <table:table-cell/>
        </table:table-row>
        <table:table-row table:style-name="ro1">
          <table:table-cell office:value-type="float" office:value="65.7000000010575" calcext:value-type="float">
            <text:p>65.7000000010575</text:p>
          </table:table-cell>
          <table:table-cell office:value-type="float" office:value="178.438680122593" calcext:value-type="float">
            <text:p>178.438680122593</text:p>
          </table:table-cell>
          <table:table-cell office:value-type="float" office:value="0.0400000028602204" calcext:value-type="float">
            <text:p>0.04000000286022</text:p>
          </table:table-cell>
          <table:table-cell/>
        </table:table-row>
        <table:table-row table:style-name="ro1">
          <table:table-cell office:value-type="float" office:value="65.8000000010608" calcext:value-type="float">
            <text:p>65.8000000010608</text:p>
          </table:table-cell>
          <table:table-cell office:value-type="float" office:value="178.426835451925" calcext:value-type="float">
            <text:p>178.426835451925</text:p>
          </table:table-cell>
          <table:table-cell office:value-type="float" office:value="0.0400000028635157" calcext:value-type="float">
            <text:p>0.040000002863516</text:p>
          </table:table-cell>
          <table:table-cell/>
        </table:table-row>
        <table:table-row table:style-name="ro1">
          <table:table-cell office:value-type="float" office:value="65.9000000010641" calcext:value-type="float">
            <text:p>65.9000000010641</text:p>
          </table:table-cell>
          <table:table-cell office:value-type="float" office:value="178.414986337382" calcext:value-type="float">
            <text:p>178.414986337382</text:p>
          </table:table-cell>
          <table:table-cell office:value-type="float" office:value="0.0400000028668073" calcext:value-type="float">
            <text:p>0.040000002866807</text:p>
          </table:table-cell>
          <table:table-cell/>
        </table:table-row>
        <table:table-row table:style-name="ro1">
          <table:table-cell office:value-type="float" office:value="66.0000000010674" calcext:value-type="float">
            <text:p>66.0000000010674</text:p>
          </table:table-cell>
          <table:table-cell office:value-type="float" office:value="178.403132814747" calcext:value-type="float">
            <text:p>178.403132814747</text:p>
          </table:table-cell>
          <table:table-cell office:value-type="float" office:value="0.0400000028700954" calcext:value-type="float">
            <text:p>0.040000002870095</text:p>
          </table:table-cell>
          <table:table-cell/>
        </table:table-row>
        <table:table-row table:style-name="ro1">
          <table:table-cell office:value-type="float" office:value="66.1000000010708" calcext:value-type="float">
            <text:p>66.1000000010708</text:p>
          </table:table-cell>
          <table:table-cell office:value-type="float" office:value="178.39127491973" calcext:value-type="float">
            <text:p>178.39127491973</text:p>
          </table:table-cell>
          <table:table-cell office:value-type="float" office:value="0.0400000028733798" calcext:value-type="float">
            <text:p>0.04000000287338</text:p>
          </table:table-cell>
          <table:table-cell/>
        </table:table-row>
        <table:table-row table:style-name="ro1">
          <table:table-cell office:value-type="float" office:value="66.2000000010741" calcext:value-type="float">
            <text:p>66.2000000010741</text:p>
          </table:table-cell>
          <table:table-cell office:value-type="float" office:value="178.379412687963" calcext:value-type="float">
            <text:p>178.379412687963</text:p>
          </table:table-cell>
          <table:table-cell office:value-type="float" office:value="0.0400000028766605" calcext:value-type="float">
            <text:p>0.040000002876661</text:p>
          </table:table-cell>
          <table:table-cell/>
        </table:table-row>
        <table:table-row table:style-name="ro1">
          <table:table-cell office:value-type="float" office:value="66.3000000010774" calcext:value-type="float">
            <text:p>66.3000000010774</text:p>
          </table:table-cell>
          <table:table-cell office:value-type="float" office:value="178.36754615501" calcext:value-type="float">
            <text:p>178.36754615501</text:p>
          </table:table-cell>
          <table:table-cell office:value-type="float" office:value="0.0400000028799376" calcext:value-type="float">
            <text:p>0.040000002879938</text:p>
          </table:table-cell>
          <table:table-cell/>
        </table:table-row>
        <table:table-row table:style-name="ro1">
          <table:table-cell office:value-type="float" office:value="66.4000000010807" calcext:value-type="float">
            <text:p>66.4000000010807</text:p>
          </table:table-cell>
          <table:table-cell office:value-type="float" office:value="178.355675356359" calcext:value-type="float">
            <text:p>178.355675356359</text:p>
          </table:table-cell>
          <table:table-cell office:value-type="float" office:value="0.0400000028832112" calcext:value-type="float">
            <text:p>0.040000002883211</text:p>
          </table:table-cell>
          <table:table-cell/>
        </table:table-row>
        <table:table-row table:style-name="ro1">
          <table:table-cell office:value-type="float" office:value="66.500000001084" calcext:value-type="float">
            <text:p>66.500000001084</text:p>
          </table:table-cell>
          <table:table-cell office:value-type="float" office:value="178.343800327424" calcext:value-type="float">
            <text:p>178.343800327424</text:p>
          </table:table-cell>
          <table:table-cell office:value-type="float" office:value="0.0400000028864811" calcext:value-type="float">
            <text:p>0.040000002886481</text:p>
          </table:table-cell>
          <table:table-cell/>
        </table:table-row>
        <table:table-row table:style-name="ro1">
          <table:table-cell office:value-type="float" office:value="66.6000000010874" calcext:value-type="float">
            <text:p>66.6000000010874</text:p>
          </table:table-cell>
          <table:table-cell office:value-type="float" office:value="178.331921103545" calcext:value-type="float">
            <text:p>178.331921103545</text:p>
          </table:table-cell>
          <table:table-cell office:value-type="float" office:value="0.0400000028897474" calcext:value-type="float">
            <text:p>0.040000002889747</text:p>
          </table:table-cell>
          <table:table-cell/>
        </table:table-row>
        <table:table-row table:style-name="ro1">
          <table:table-cell office:value-type="float" office:value="66.7000000010907" calcext:value-type="float">
            <text:p>66.7000000010907</text:p>
          </table:table-cell>
          <table:table-cell office:value-type="float" office:value="178.32003771999" calcext:value-type="float">
            <text:p>178.32003771999</text:p>
          </table:table-cell>
          <table:table-cell office:value-type="float" office:value="0.04000000289301" calcext:value-type="float">
            <text:p>0.04000000289301</text:p>
          </table:table-cell>
          <table:table-cell/>
        </table:table-row>
        <table:table-row table:style-name="ro1">
          <table:table-cell office:value-type="float" office:value="66.800000001094" calcext:value-type="float">
            <text:p>66.800000001094</text:p>
          </table:table-cell>
          <table:table-cell office:value-type="float" office:value="178.308150211955" calcext:value-type="float">
            <text:p>178.308150211955</text:p>
          </table:table-cell>
          <table:table-cell office:value-type="float" office:value="0.0400000028962691" calcext:value-type="float">
            <text:p>0.040000002896269</text:p>
          </table:table-cell>
          <table:table-cell/>
        </table:table-row>
        <table:table-row table:style-name="ro1">
          <table:table-cell office:value-type="float" office:value="66.9000000010973" calcext:value-type="float">
            <text:p>66.9000000010973</text:p>
          </table:table-cell>
          <table:table-cell office:value-type="float" office:value="178.296258614554" calcext:value-type="float">
            <text:p>178.296258614554</text:p>
          </table:table-cell>
          <table:table-cell office:value-type="float" office:value="0.0400000028995246" calcext:value-type="float">
            <text:p>0.040000002899525</text:p>
          </table:table-cell>
          <table:table-cell/>
        </table:table-row>
        <table:table-row table:style-name="ro1">
          <table:table-cell office:value-type="float" office:value="67.0000000011006" calcext:value-type="float">
            <text:p>67.0000000011006</text:p>
          </table:table-cell>
          <table:table-cell office:value-type="float" office:value="178.284362962836" calcext:value-type="float">
            <text:p>178.284362962836</text:p>
          </table:table-cell>
          <table:table-cell office:value-type="float" office:value="0.0400000029027765" calcext:value-type="float">
            <text:p>0.040000002902777</text:p>
          </table:table-cell>
          <table:table-cell/>
        </table:table-row>
        <table:table-row table:style-name="ro1">
          <table:table-cell office:value-type="float" office:value="67.100000001104" calcext:value-type="float">
            <text:p>67.100000001104</text:p>
          </table:table-cell>
          <table:table-cell office:value-type="float" office:value="178.27246329177" calcext:value-type="float">
            <text:p>178.27246329177</text:p>
          </table:table-cell>
          <table:table-cell office:value-type="float" office:value="0.0400000029060248" calcext:value-type="float">
            <text:p>0.040000002906025</text:p>
          </table:table-cell>
          <table:table-cell/>
        </table:table-row>
        <table:table-row table:style-name="ro1">
          <table:table-cell office:value-type="float" office:value="67.2000000011073" calcext:value-type="float">
            <text:p>67.2000000011073</text:p>
          </table:table-cell>
          <table:table-cell office:value-type="float" office:value="178.260559636255" calcext:value-type="float">
            <text:p>178.260559636255</text:p>
          </table:table-cell>
          <table:table-cell office:value-type="float" office:value="0.0400000029092694" calcext:value-type="float">
            <text:p>0.040000002909269</text:p>
          </table:table-cell>
          <table:table-cell/>
        </table:table-row>
        <table:table-row table:style-name="ro1">
          <table:table-cell office:value-type="float" office:value="67.3000000011106" calcext:value-type="float">
            <text:p>67.3000000011106</text:p>
          </table:table-cell>
          <table:table-cell office:value-type="float" office:value="178.248652031112" calcext:value-type="float">
            <text:p>178.248652031112</text:p>
          </table:table-cell>
          <table:table-cell office:value-type="float" office:value="0.0400000029125104" calcext:value-type="float">
            <text:p>0.04000000291251</text:p>
          </table:table-cell>
          <table:table-cell/>
        </table:table-row>
        <table:table-row table:style-name="ro1">
          <table:table-cell office:value-type="float" office:value="67.4000000011139" calcext:value-type="float">
            <text:p>67.4000000011139</text:p>
          </table:table-cell>
          <table:table-cell office:value-type="float" office:value="178.236740511091" calcext:value-type="float">
            <text:p>178.236740511091</text:p>
          </table:table-cell>
          <table:table-cell office:value-type="float" office:value="0.0400000029157479" calcext:value-type="float">
            <text:p>0.040000002915748</text:p>
          </table:table-cell>
          <table:table-cell/>
        </table:table-row>
        <table:table-row table:style-name="ro1">
          <table:table-cell office:value-type="float" office:value="67.5000000011172" calcext:value-type="float">
            <text:p>67.5000000011172</text:p>
          </table:table-cell>
          <table:table-cell office:value-type="float" office:value="178.224825110868" calcext:value-type="float">
            <text:p>178.224825110868</text:p>
          </table:table-cell>
          <table:table-cell office:value-type="float" office:value="0.0400000029189817" calcext:value-type="float">
            <text:p>0.040000002918982</text:p>
          </table:table-cell>
          <table:table-cell/>
        </table:table-row>
        <table:table-row table:style-name="ro1">
          <table:table-cell office:value-type="float" office:value="67.6000000011205" calcext:value-type="float">
            <text:p>67.6000000011205</text:p>
          </table:table-cell>
          <table:table-cell office:value-type="float" office:value="178.212905865041" calcext:value-type="float">
            <text:p>178.212905865041</text:p>
          </table:table-cell>
          <table:table-cell office:value-type="float" office:value="0.0400000029222119" calcext:value-type="float">
            <text:p>0.040000002922212</text:p>
          </table:table-cell>
          <table:table-cell/>
        </table:table-row>
        <table:table-row table:style-name="ro1">
          <table:table-cell office:value-type="float" office:value="67.7000000011239" calcext:value-type="float">
            <text:p>67.7000000011239</text:p>
          </table:table-cell>
          <table:table-cell office:value-type="float" office:value="178.200982808136" calcext:value-type="float">
            <text:p>178.200982808136</text:p>
          </table:table-cell>
          <table:table-cell office:value-type="float" office:value="0.0400000029254384" calcext:value-type="float">
            <text:p>0.040000002925438</text:p>
          </table:table-cell>
          <table:table-cell/>
        </table:table-row>
        <table:table-row table:style-name="ro1">
          <table:table-cell office:value-type="float" office:value="67.8000000011272" calcext:value-type="float">
            <text:p>67.8000000011272</text:p>
          </table:table-cell>
          <table:table-cell office:value-type="float" office:value="178.189055974605" calcext:value-type="float">
            <text:p>178.189055974605</text:p>
          </table:table-cell>
          <table:table-cell office:value-type="float" office:value="0.0400000029286614" calcext:value-type="float">
            <text:p>0.040000002928661</text:p>
          </table:table-cell>
          <table:table-cell/>
        </table:table-row>
        <table:table-row table:style-name="ro1">
          <table:table-cell office:value-type="float" office:value="67.9000000011305" calcext:value-type="float">
            <text:p>67.9000000011305</text:p>
          </table:table-cell>
          <table:table-cell office:value-type="float" office:value="178.177125398824" calcext:value-type="float">
            <text:p>178.177125398824</text:p>
          </table:table-cell>
          <table:table-cell office:value-type="float" office:value="0.0400000029318808" calcext:value-type="float">
            <text:p>0.040000002931881</text:p>
          </table:table-cell>
          <table:table-cell/>
        </table:table-row>
        <table:table-row table:style-name="ro1">
          <table:table-cell office:value-type="float" office:value="68.0000000011338" calcext:value-type="float">
            <text:p>68.0000000011338</text:p>
          </table:table-cell>
          <table:table-cell office:value-type="float" office:value="178.165191115097" calcext:value-type="float">
            <text:p>178.165191115097</text:p>
          </table:table-cell>
          <table:table-cell office:value-type="float" office:value="0.0400000029350966" calcext:value-type="float">
            <text:p>0.040000002935097</text:p>
          </table:table-cell>
          <table:table-cell/>
        </table:table-row>
        <table:table-row table:style-name="ro1">
          <table:table-cell office:value-type="float" office:value="68.1000000011371" calcext:value-type="float">
            <text:p>68.1000000011371</text:p>
          </table:table-cell>
          <table:table-cell office:value-type="float" office:value="178.153253157649" calcext:value-type="float">
            <text:p>178.153253157649</text:p>
          </table:table-cell>
          <table:table-cell office:value-type="float" office:value="0.0400000029383088" calcext:value-type="float">
            <text:p>0.040000002938309</text:p>
          </table:table-cell>
          <table:table-cell/>
        </table:table-row>
        <table:table-row table:style-name="ro1">
          <table:table-cell office:value-type="float" office:value="68.2000000011405" calcext:value-type="float">
            <text:p>68.2000000011405</text:p>
          </table:table-cell>
          <table:table-cell office:value-type="float" office:value="178.141311560635" calcext:value-type="float">
            <text:p>178.141311560635</text:p>
          </table:table-cell>
          <table:table-cell office:value-type="float" office:value="0.0400000029415173" calcext:value-type="float">
            <text:p>0.040000002941517</text:p>
          </table:table-cell>
          <table:table-cell/>
        </table:table-row>
        <table:table-row table:style-name="ro1">
          <table:table-cell office:value-type="float" office:value="68.3000000011438" calcext:value-type="float">
            <text:p>68.3000000011438</text:p>
          </table:table-cell>
          <table:table-cell office:value-type="float" office:value="178.129366358131" calcext:value-type="float">
            <text:p>178.129366358131</text:p>
          </table:table-cell>
          <table:table-cell office:value-type="float" office:value="0.0400000029447222" calcext:value-type="float">
            <text:p>0.040000002944722</text:p>
          </table:table-cell>
          <table:table-cell/>
        </table:table-row>
        <table:table-row table:style-name="ro1">
          <table:table-cell office:value-type="float" office:value="68.4000000011471" calcext:value-type="float">
            <text:p>68.4000000011471</text:p>
          </table:table-cell>
          <table:table-cell office:value-type="float" office:value="178.117417584143" calcext:value-type="float">
            <text:p>178.117417584143</text:p>
          </table:table-cell>
          <table:table-cell office:value-type="float" office:value="0.0400000029479237" calcext:value-type="float">
            <text:p>0.040000002947924</text:p>
          </table:table-cell>
          <table:table-cell/>
        </table:table-row>
        <table:table-row table:style-name="ro1">
          <table:table-cell office:value-type="float" office:value="68.5000000011504" calcext:value-type="float">
            <text:p>68.5000000011504</text:p>
          </table:table-cell>
          <table:table-cell office:value-type="float" office:value="178.105465272598" calcext:value-type="float">
            <text:p>178.105465272598</text:p>
          </table:table-cell>
          <table:table-cell office:value-type="float" office:value="0.0400000029511216" calcext:value-type="float">
            <text:p>0.040000002951122</text:p>
          </table:table-cell>
          <table:table-cell/>
        </table:table-row>
        <table:table-row table:style-name="ro1">
          <table:table-cell office:value-type="float" office:value="68.6000000011537" calcext:value-type="float">
            <text:p>68.6000000011537</text:p>
          </table:table-cell>
          <table:table-cell office:value-type="float" office:value="178.093509457349" calcext:value-type="float">
            <text:p>178.093509457349</text:p>
          </table:table-cell>
          <table:table-cell office:value-type="float" office:value="0.0400000029543158" calcext:value-type="float">
            <text:p>0.040000002954316</text:p>
          </table:table-cell>
          <table:table-cell/>
        </table:table-row>
        <table:table-row table:style-name="ro1">
          <table:table-cell office:value-type="float" office:value="68.7000000011571" calcext:value-type="float">
            <text:p>68.7000000011571</text:p>
          </table:table-cell>
          <table:table-cell office:value-type="float" office:value="178.081550172175" calcext:value-type="float">
            <text:p>178.081550172175</text:p>
          </table:table-cell>
          <table:table-cell office:value-type="float" office:value="0.0400000029575064" calcext:value-type="float">
            <text:p>0.040000002957506</text:p>
          </table:table-cell>
          <table:table-cell/>
        </table:table-row>
        <table:table-row table:style-name="ro1">
          <table:table-cell office:value-type="float" office:value="68.8000000011604" calcext:value-type="float">
            <text:p>68.8000000011604</text:p>
          </table:table-cell>
          <table:table-cell office:value-type="float" office:value="178.069587450782" calcext:value-type="float">
            <text:p>178.069587450782</text:p>
          </table:table-cell>
          <table:table-cell office:value-type="float" office:value="0.0400000029606935" calcext:value-type="float">
            <text:p>0.040000002960694</text:p>
          </table:table-cell>
          <table:table-cell/>
        </table:table-row>
        <table:table-row table:style-name="ro1">
          <table:table-cell office:value-type="float" office:value="68.9000000011637" calcext:value-type="float">
            <text:p>68.9000000011637</text:p>
          </table:table-cell>
          <table:table-cell office:value-type="float" office:value="178.057621326796" calcext:value-type="float">
            <text:p>178.057621326796</text:p>
          </table:table-cell>
          <table:table-cell office:value-type="float" office:value="0.0400000029638769" calcext:value-type="float">
            <text:p>0.040000002963877</text:p>
          </table:table-cell>
          <table:table-cell/>
        </table:table-row>
        <table:table-row table:style-name="ro1">
          <table:table-cell office:value-type="float" office:value="69.000000001167" calcext:value-type="float">
            <text:p>69.000000001167</text:p>
          </table:table-cell>
          <table:table-cell office:value-type="float" office:value="178.045651833774" calcext:value-type="float">
            <text:p>178.045651833774</text:p>
          </table:table-cell>
          <table:table-cell office:value-type="float" office:value="0.0400000029670567" calcext:value-type="float">
            <text:p>0.040000002967057</text:p>
          </table:table-cell>
          <table:table-cell/>
        </table:table-row>
        <table:table-row table:style-name="ro1">
          <table:table-cell office:value-type="float" office:value="69.1000000011703" calcext:value-type="float">
            <text:p>69.1000000011703</text:p>
          </table:table-cell>
          <table:table-cell office:value-type="float" office:value="178.033679005193" calcext:value-type="float">
            <text:p>178.033679005193</text:p>
          </table:table-cell>
          <table:table-cell office:value-type="float" office:value="0.0400000029702332" calcext:value-type="float">
            <text:p>0.040000002970233</text:p>
          </table:table-cell>
          <table:table-cell/>
        </table:table-row>
        <table:table-row table:style-name="ro1">
          <table:table-cell office:value-type="float" office:value="69.2000000011737" calcext:value-type="float">
            <text:p>69.2000000011737</text:p>
          </table:table-cell>
          <table:table-cell office:value-type="float" office:value="178.021702874457" calcext:value-type="float">
            <text:p>178.021702874457</text:p>
          </table:table-cell>
          <table:table-cell office:value-type="float" office:value="0.040000002973406" calcext:value-type="float">
            <text:p>0.040000002973406</text:p>
          </table:table-cell>
          <table:table-cell/>
        </table:table-row>
        <table:table-row table:style-name="ro1">
          <table:table-cell office:value-type="float" office:value="69.300000001177" calcext:value-type="float">
            <text:p>69.300000001177</text:p>
          </table:table-cell>
          <table:table-cell office:value-type="float" office:value="178.009723474892" calcext:value-type="float">
            <text:p>178.009723474892</text:p>
          </table:table-cell>
          <table:table-cell office:value-type="float" office:value="0.0400000029765751" calcext:value-type="float">
            <text:p>0.040000002976575</text:p>
          </table:table-cell>
          <table:table-cell/>
        </table:table-row>
        <table:table-row table:style-name="ro1">
          <table:table-cell office:value-type="float" office:value="69.4000000011803" calcext:value-type="float">
            <text:p>69.4000000011803</text:p>
          </table:table-cell>
          <table:table-cell office:value-type="float" office:value="177.997740839755" calcext:value-type="float">
            <text:p>177.997740839755</text:p>
          </table:table-cell>
          <table:table-cell office:value-type="float" office:value="0.0400000029797407" calcext:value-type="float">
            <text:p>0.040000002979741</text:p>
          </table:table-cell>
          <table:table-cell/>
        </table:table-row>
        <table:table-row table:style-name="ro1">
          <table:table-cell office:value-type="float" office:value="69.5000000011836" calcext:value-type="float">
            <text:p>69.5000000011836</text:p>
          </table:table-cell>
          <table:table-cell office:value-type="float" office:value="177.985755002222" calcext:value-type="float">
            <text:p>177.985755002222</text:p>
          </table:table-cell>
          <table:table-cell office:value-type="float" office:value="0.0400000029829027" calcext:value-type="float">
            <text:p>0.040000002982903</text:p>
          </table:table-cell>
          <table:table-cell/>
        </table:table-row>
        <table:table-row table:style-name="ro1">
          <table:table-cell office:value-type="float" office:value="69.6000000011869" calcext:value-type="float">
            <text:p>69.6000000011869</text:p>
          </table:table-cell>
          <table:table-cell office:value-type="float" office:value="177.973765995395" calcext:value-type="float">
            <text:p>177.973765995395</text:p>
          </table:table-cell>
          <table:table-cell office:value-type="float" office:value="0.0400000029860612" calcext:value-type="float">
            <text:p>0.040000002986061</text:p>
          </table:table-cell>
          <table:table-cell/>
        </table:table-row>
        <table:table-row table:style-name="ro1">
          <table:table-cell office:value-type="float" office:value="69.7000000011903" calcext:value-type="float">
            <text:p>69.7000000011903</text:p>
          </table:table-cell>
          <table:table-cell office:value-type="float" office:value="177.961773852302" calcext:value-type="float">
            <text:p>177.961773852302</text:p>
          </table:table-cell>
          <table:table-cell office:value-type="float" office:value="0.0400000029892161" calcext:value-type="float">
            <text:p>0.040000002989216</text:p>
          </table:table-cell>
          <table:table-cell/>
        </table:table-row>
        <table:table-row table:style-name="ro1">
          <table:table-cell office:value-type="float" office:value="69.8000000011936" calcext:value-type="float">
            <text:p>69.8000000011936</text:p>
          </table:table-cell>
          <table:table-cell office:value-type="float" office:value="177.949778605896" calcext:value-type="float">
            <text:p>177.949778605896</text:p>
          </table:table-cell>
          <table:table-cell office:value-type="float" office:value="0.0400000029923673" calcext:value-type="float">
            <text:p>0.040000002992367</text:p>
          </table:table-cell>
          <table:table-cell/>
        </table:table-row>
        <table:table-row table:style-name="ro1">
          <table:table-cell office:value-type="float" office:value="69.9000000011969" calcext:value-type="float">
            <text:p>69.9000000011969</text:p>
          </table:table-cell>
          <table:table-cell office:value-type="float" office:value="177.937780289054" calcext:value-type="float">
            <text:p>177.937780289054</text:p>
          </table:table-cell>
          <table:table-cell office:value-type="float" office:value="0.040000002995515" calcext:value-type="float">
            <text:p>0.040000002995515</text:p>
          </table:table-cell>
          <table:table-cell/>
        </table:table-row>
        <table:table-row table:style-name="ro1">
          <table:table-cell office:value-type="float" office:value="70.0000000012002" calcext:value-type="float">
            <text:p>70.0000000012002</text:p>
          </table:table-cell>
          <table:table-cell office:value-type="float" office:value="177.925778934577" calcext:value-type="float">
            <text:p>177.925778934577</text:p>
          </table:table-cell>
          <table:table-cell office:value-type="float" office:value="0.0400000029986592" calcext:value-type="float">
            <text:p>0.040000002998659</text:p>
          </table:table-cell>
          <table:table-cell/>
        </table:table-row>
        <table:table-row table:style-name="ro1">
          <table:table-cell office:value-type="float" office:value="70.1000000012035" calcext:value-type="float">
            <text:p>70.1000000012035</text:p>
          </table:table-cell>
          <table:table-cell office:value-type="float" office:value="177.91377457519" calcext:value-type="float">
            <text:p>177.91377457519</text:p>
          </table:table-cell>
          <table:table-cell office:value-type="float" office:value="0.0400000030017998" calcext:value-type="float">
            <text:p>0.0400000030018</text:p>
          </table:table-cell>
          <table:table-cell/>
        </table:table-row>
        <table:table-row table:style-name="ro1">
          <table:table-cell office:value-type="float" office:value="70.2000000012069" calcext:value-type="float">
            <text:p>70.2000000012069</text:p>
          </table:table-cell>
          <table:table-cell office:value-type="float" office:value="177.901767243546" calcext:value-type="float">
            <text:p>177.901767243546</text:p>
          </table:table-cell>
          <table:table-cell office:value-type="float" office:value="0.0400000030049369" calcext:value-type="float">
            <text:p>0.040000003004937</text:p>
          </table:table-cell>
          <table:table-cell/>
        </table:table-row>
        <table:table-row table:style-name="ro1">
          <table:table-cell office:value-type="float" office:value="70.3000000012102" calcext:value-type="float">
            <text:p>70.3000000012102</text:p>
          </table:table-cell>
          <table:table-cell office:value-type="float" office:value="177.889756972218" calcext:value-type="float">
            <text:p>177.889756972218</text:p>
          </table:table-cell>
          <table:table-cell office:value-type="float" office:value="0.0400000030080703" calcext:value-type="float">
            <text:p>0.04000000300807</text:p>
          </table:table-cell>
          <table:table-cell/>
        </table:table-row>
        <table:table-row table:style-name="ro1">
          <table:table-cell office:value-type="float" office:value="70.4000000012135" calcext:value-type="float">
            <text:p>70.4000000012135</text:p>
          </table:table-cell>
          <table:table-cell office:value-type="float" office:value="177.877743793706" calcext:value-type="float">
            <text:p>177.877743793706</text:p>
          </table:table-cell>
          <table:table-cell office:value-type="float" office:value="0.0400000030112003" calcext:value-type="float">
            <text:p>0.0400000030112</text:p>
          </table:table-cell>
          <table:table-cell/>
        </table:table-row>
        <table:table-row table:style-name="ro1">
          <table:table-cell office:value-type="float" office:value="70.5000000012168" calcext:value-type="float">
            <text:p>70.5000000012168</text:p>
          </table:table-cell>
          <table:table-cell office:value-type="float" office:value="177.865727740435" calcext:value-type="float">
            <text:p>177.865727740435</text:p>
          </table:table-cell>
          <table:table-cell office:value-type="float" office:value="0.0400000030143267" calcext:value-type="float">
            <text:p>0.040000003014327</text:p>
          </table:table-cell>
          <table:table-cell/>
        </table:table-row>
        <table:table-row table:style-name="ro1">
          <table:table-cell office:value-type="float" office:value="70.6000000012201" calcext:value-type="float">
            <text:p>70.6000000012201</text:p>
          </table:table-cell>
          <table:table-cell office:value-type="float" office:value="177.853708844753" calcext:value-type="float">
            <text:p>177.853708844753</text:p>
          </table:table-cell>
          <table:table-cell office:value-type="float" office:value="0.0400000030174495" calcext:value-type="float">
            <text:p>0.04000000301745</text:p>
          </table:table-cell>
          <table:table-cell/>
        </table:table-row>
        <table:table-row table:style-name="ro1">
          <table:table-cell office:value-type="float" office:value="70.7000000012235" calcext:value-type="float">
            <text:p>70.7000000012235</text:p>
          </table:table-cell>
          <table:table-cell office:value-type="float" office:value="177.841687138934" calcext:value-type="float">
            <text:p>177.841687138934</text:p>
          </table:table-cell>
          <table:table-cell office:value-type="float" office:value="0.0400000030205688" calcext:value-type="float">
            <text:p>0.040000003020569</text:p>
          </table:table-cell>
          <table:table-cell/>
        </table:table-row>
        <table:table-row table:style-name="ro1">
          <table:table-cell office:value-type="float" office:value="70.8000000012268" calcext:value-type="float">
            <text:p>70.8000000012268</text:p>
          </table:table-cell>
          <table:table-cell office:value-type="float" office:value="177.829662655174" calcext:value-type="float">
            <text:p>177.829662655174</text:p>
          </table:table-cell>
          <table:table-cell office:value-type="float" office:value="0.0400000030236845" calcext:value-type="float">
            <text:p>0.040000003023685</text:p>
          </table:table-cell>
          <table:table-cell/>
        </table:table-row>
        <table:table-row table:style-name="ro1">
          <table:table-cell office:value-type="float" office:value="70.9000000012301" calcext:value-type="float">
            <text:p>70.9000000012301</text:p>
          </table:table-cell>
          <table:table-cell office:value-type="float" office:value="177.817635425595" calcext:value-type="float">
            <text:p>177.817635425595</text:p>
          </table:table-cell>
          <table:table-cell office:value-type="float" office:value="0.0400000030267967" calcext:value-type="float">
            <text:p>0.040000003026797</text:p>
          </table:table-cell>
          <table:table-cell/>
        </table:table-row>
        <table:table-row table:style-name="ro1">
          <table:table-cell office:value-type="float" office:value="71.0000000012334" calcext:value-type="float">
            <text:p>71.0000000012334</text:p>
          </table:table-cell>
          <table:table-cell office:value-type="float" office:value="177.805605482245" calcext:value-type="float">
            <text:p>177.805605482245</text:p>
          </table:table-cell>
          <table:table-cell office:value-type="float" office:value="0.0400000030299053" calcext:value-type="float">
            <text:p>0.040000003029905</text:p>
          </table:table-cell>
          <table:table-cell/>
        </table:table-row>
        <table:table-row table:style-name="ro1">
          <table:table-cell office:value-type="float" office:value="71.1000000012367" calcext:value-type="float">
            <text:p>71.1000000012367</text:p>
          </table:table-cell>
          <table:table-cell office:value-type="float" office:value="177.793572857094" calcext:value-type="float">
            <text:p>177.793572857094</text:p>
          </table:table-cell>
          <table:table-cell office:value-type="float" office:value="0.0400000030330104" calcext:value-type="float">
            <text:p>0.04000000303301</text:p>
          </table:table-cell>
          <table:table-cell/>
        </table:table-row>
        <table:table-row table:style-name="ro1">
          <table:table-cell office:value-type="float" office:value="71.2000000012401" calcext:value-type="float">
            <text:p>71.2000000012401</text:p>
          </table:table-cell>
          <table:table-cell office:value-type="float" office:value="177.781537582037" calcext:value-type="float">
            <text:p>177.781537582037</text:p>
          </table:table-cell>
          <table:table-cell office:value-type="float" office:value="0.0400000030361119" calcext:value-type="float">
            <text:p>0.040000003036112</text:p>
          </table:table-cell>
          <table:table-cell/>
        </table:table-row>
        <table:table-row table:style-name="ro1">
          <table:table-cell office:value-type="float" office:value="71.3000000012434" calcext:value-type="float">
            <text:p>71.3000000012434</text:p>
          </table:table-cell>
          <table:table-cell office:value-type="float" office:value="177.769499688893" calcext:value-type="float">
            <text:p>177.769499688893</text:p>
          </table:table-cell>
          <table:table-cell office:value-type="float" office:value="0.0400000030392099" calcext:value-type="float">
            <text:p>0.04000000303921</text:p>
          </table:table-cell>
          <table:table-cell/>
        </table:table-row>
        <table:table-row table:style-name="ro1">
          <table:table-cell office:value-type="float" office:value="71.4000000012467" calcext:value-type="float">
            <text:p>71.4000000012467</text:p>
          </table:table-cell>
          <table:table-cell office:value-type="float" office:value="177.757459209406" calcext:value-type="float">
            <text:p>177.757459209406</text:p>
          </table:table-cell>
          <table:table-cell office:value-type="float" office:value="0.0400000030423044" calcext:value-type="float">
            <text:p>0.040000003042304</text:p>
          </table:table-cell>
          <table:table-cell/>
        </table:table-row>
        <table:table-row table:style-name="ro1">
          <table:table-cell office:value-type="float" office:value="71.50000000125" calcext:value-type="float">
            <text:p>71.50000000125</text:p>
          </table:table-cell>
          <table:table-cell office:value-type="float" office:value="177.745416175245" calcext:value-type="float">
            <text:p>177.745416175245</text:p>
          </table:table-cell>
          <table:table-cell office:value-type="float" office:value="0.0400000030453953" calcext:value-type="float">
            <text:p>0.040000003045395</text:p>
          </table:table-cell>
          <table:table-cell/>
        </table:table-row>
        <table:table-row table:style-name="ro1">
          <table:table-cell office:value-type="float" office:value="71.6000000012533" calcext:value-type="float">
            <text:p>71.6000000012533</text:p>
          </table:table-cell>
          <table:table-cell office:value-type="float" office:value="177.733370618" calcext:value-type="float">
            <text:p>177.733370618</text:p>
          </table:table-cell>
          <table:table-cell office:value-type="float" office:value="0.0400000030484826" calcext:value-type="float">
            <text:p>0.040000003048483</text:p>
          </table:table-cell>
          <table:table-cell/>
        </table:table-row>
        <table:table-row table:style-name="ro1">
          <table:table-cell office:value-type="float" office:value="71.7000000012567" calcext:value-type="float">
            <text:p>71.7000000012567</text:p>
          </table:table-cell>
          <table:table-cell office:value-type="float" office:value="177.721322569191" calcext:value-type="float">
            <text:p>177.721322569191</text:p>
          </table:table-cell>
          <table:table-cell office:value-type="float" office:value="0.0400000030515665" calcext:value-type="float">
            <text:p>0.040000003051567</text:p>
          </table:table-cell>
          <table:table-cell/>
        </table:table-row>
        <table:table-row table:style-name="ro1">
          <table:table-cell office:value-type="float" office:value="71.80000000126" calcext:value-type="float">
            <text:p>71.80000000126</text:p>
          </table:table-cell>
          <table:table-cell office:value-type="float" office:value="177.709272060257" calcext:value-type="float">
            <text:p>177.709272060257</text:p>
          </table:table-cell>
          <table:table-cell office:value-type="float" office:value="0.0400000030546469" calcext:value-type="float">
            <text:p>0.040000003054647</text:p>
          </table:table-cell>
          <table:table-cell/>
        </table:table-row>
        <table:table-row table:style-name="ro1">
          <table:table-cell office:value-type="float" office:value="71.9000000012633" calcext:value-type="float">
            <text:p>71.9000000012633</text:p>
          </table:table-cell>
          <table:table-cell office:value-type="float" office:value="177.697219122562" calcext:value-type="float">
            <text:p>177.697219122562</text:p>
          </table:table-cell>
          <table:table-cell office:value-type="float" office:value="0.0400000030577236" calcext:value-type="float">
            <text:p>0.040000003057724</text:p>
          </table:table-cell>
          <table:table-cell/>
        </table:table-row>
        <table:table-row table:style-name="ro1">
          <table:table-cell office:value-type="float" office:value="72.0000000012666" calcext:value-type="float">
            <text:p>72.0000000012666</text:p>
          </table:table-cell>
          <table:table-cell office:value-type="float" office:value="177.685163787399" calcext:value-type="float">
            <text:p>177.685163787399</text:p>
          </table:table-cell>
          <table:table-cell office:value-type="float" office:value="0.0400000030607969" calcext:value-type="float">
            <text:p>0.040000003060797</text:p>
          </table:table-cell>
          <table:table-cell/>
        </table:table-row>
        <table:table-row table:style-name="ro1">
          <table:table-cell office:value-type="float" office:value="72.1000000012699" calcext:value-type="float">
            <text:p>72.1000000012699</text:p>
          </table:table-cell>
          <table:table-cell office:value-type="float" office:value="177.67310608598" calcext:value-type="float">
            <text:p>177.67310608598</text:p>
          </table:table-cell>
          <table:table-cell office:value-type="float" office:value="0.0400000030638666" calcext:value-type="float">
            <text:p>0.040000003063867</text:p>
          </table:table-cell>
          <table:table-cell/>
        </table:table-row>
        <table:table-row table:style-name="ro1">
          <table:table-cell office:value-type="float" office:value="72.2000000012733" calcext:value-type="float">
            <text:p>72.2000000012733</text:p>
          </table:table-cell>
          <table:table-cell office:value-type="float" office:value="177.661046049443" calcext:value-type="float">
            <text:p>177.661046049443</text:p>
          </table:table-cell>
          <table:table-cell office:value-type="float" office:value="0.0400000030669328" calcext:value-type="float">
            <text:p>0.040000003066933</text:p>
          </table:table-cell>
          <table:table-cell/>
        </table:table-row>
        <table:table-row table:style-name="ro1">
          <table:table-cell office:value-type="float" office:value="72.3000000012766" calcext:value-type="float">
            <text:p>72.3000000012766</text:p>
          </table:table-cell>
          <table:table-cell office:value-type="float" office:value="177.64898370885" calcext:value-type="float">
            <text:p>177.64898370885</text:p>
          </table:table-cell>
          <table:table-cell office:value-type="float" office:value="0.0400000030699954" calcext:value-type="float">
            <text:p>0.040000003069995</text:p>
          </table:table-cell>
          <table:table-cell/>
        </table:table-row>
        <table:table-row table:style-name="ro1">
          <table:table-cell office:value-type="float" office:value="72.4000000012799" calcext:value-type="float">
            <text:p>72.4000000012799</text:p>
          </table:table-cell>
          <table:table-cell office:value-type="float" office:value="177.636919095189" calcext:value-type="float">
            <text:p>177.636919095189</text:p>
          </table:table-cell>
          <table:table-cell office:value-type="float" office:value="0.0400000030730546" calcext:value-type="float">
            <text:p>0.040000003073055</text:p>
          </table:table-cell>
          <table:table-cell/>
        </table:table-row>
        <table:table-row table:style-name="ro1">
          <table:table-cell office:value-type="float" office:value="72.5000000012832" calcext:value-type="float">
            <text:p>72.5000000012832</text:p>
          </table:table-cell>
          <table:table-cell office:value-type="float" office:value="177.624852239371" calcext:value-type="float">
            <text:p>177.624852239371</text:p>
          </table:table-cell>
          <table:table-cell office:value-type="float" office:value="0.0400000030761102" calcext:value-type="float">
            <text:p>0.04000000307611</text:p>
          </table:table-cell>
          <table:table-cell/>
        </table:table-row>
        <table:table-row table:style-name="ro1">
          <table:table-cell office:value-type="float" office:value="72.6000000012865" calcext:value-type="float">
            <text:p>72.6000000012865</text:p>
          </table:table-cell>
          <table:table-cell office:value-type="float" office:value="177.612783172231" calcext:value-type="float">
            <text:p>177.612783172231</text:p>
          </table:table-cell>
          <table:table-cell office:value-type="float" office:value="0.0400000030791622" calcext:value-type="float">
            <text:p>0.040000003079162</text:p>
          </table:table-cell>
          <table:table-cell/>
        </table:table-row>
        <table:table-row table:style-name="ro1">
          <table:table-cell office:value-type="float" office:value="72.7000000012899" calcext:value-type="float">
            <text:p>72.7000000012899</text:p>
          </table:table-cell>
          <table:table-cell office:value-type="float" office:value="177.600711924529" calcext:value-type="float">
            <text:p>177.600711924529</text:p>
          </table:table-cell>
          <table:table-cell office:value-type="float" office:value="0.0400000030822109" calcext:value-type="float">
            <text:p>0.040000003082211</text:p>
          </table:table-cell>
          <table:table-cell/>
        </table:table-row>
        <table:table-row table:style-name="ro1">
          <table:table-cell office:value-type="float" office:value="72.8000000012932" calcext:value-type="float">
            <text:p>72.8000000012932</text:p>
          </table:table-cell>
          <table:table-cell office:value-type="float" office:value="177.588638526947" calcext:value-type="float">
            <text:p>177.588638526947</text:p>
          </table:table-cell>
          <table:table-cell office:value-type="float" office:value="0.040000003085256" calcext:value-type="float">
            <text:p>0.040000003085256</text:p>
          </table:table-cell>
          <table:table-cell/>
        </table:table-row>
        <table:table-row table:style-name="ro1">
          <table:table-cell office:value-type="float" office:value="72.9000000012965" calcext:value-type="float">
            <text:p>72.9000000012965</text:p>
          </table:table-cell>
          <table:table-cell office:value-type="float" office:value="177.576563010097" calcext:value-type="float">
            <text:p>177.576563010097</text:p>
          </table:table-cell>
          <table:table-cell office:value-type="float" office:value="0.0400000030882977" calcext:value-type="float">
            <text:p>0.040000003088298</text:p>
          </table:table-cell>
          <table:table-cell/>
        </table:table-row>
        <table:table-row table:style-name="ro1">
          <table:table-cell office:value-type="float" office:value="73.0000000012998" calcext:value-type="float">
            <text:p>73.0000000012998</text:p>
          </table:table-cell>
          <table:table-cell office:value-type="float" office:value="177.564485404507" calcext:value-type="float">
            <text:p>177.564485404507</text:p>
          </table:table-cell>
          <table:table-cell office:value-type="float" office:value="0.0400000030913358" calcext:value-type="float">
            <text:p>0.040000003091336</text:p>
          </table:table-cell>
          <table:table-cell/>
        </table:table-row>
        <table:table-row table:style-name="ro1">
          <table:table-cell office:value-type="float" office:value="73.1000000013031" calcext:value-type="float">
            <text:p>73.1000000013031</text:p>
          </table:table-cell>
          <table:table-cell office:value-type="float" office:value="177.552405740635" calcext:value-type="float">
            <text:p>177.552405740635</text:p>
          </table:table-cell>
          <table:table-cell office:value-type="float" office:value="0.0400000030943704" calcext:value-type="float">
            <text:p>0.04000000309437</text:p>
          </table:table-cell>
          <table:table-cell/>
        </table:table-row>
        <table:table-row table:style-name="ro1">
          <table:table-cell office:value-type="float" office:value="73.2000000013064" calcext:value-type="float">
            <text:p>73.2000000013064</text:p>
          </table:table-cell>
          <table:table-cell office:value-type="float" office:value="177.540324048864" calcext:value-type="float">
            <text:p>177.540324048864</text:p>
          </table:table-cell>
          <table:table-cell office:value-type="float" office:value="0.0400000030974015" calcext:value-type="float">
            <text:p>0.040000003097402</text:p>
          </table:table-cell>
          <table:table-cell/>
        </table:table-row>
        <table:table-row table:style-name="ro1">
          <table:table-cell office:value-type="float" office:value="73.3000000013098" calcext:value-type="float">
            <text:p>73.3000000013098</text:p>
          </table:table-cell>
          <table:table-cell office:value-type="float" office:value="177.528240359497" calcext:value-type="float">
            <text:p>177.528240359497</text:p>
          </table:table-cell>
          <table:table-cell office:value-type="float" office:value="0.0400000031004291" calcext:value-type="float">
            <text:p>0.040000003100429</text:p>
          </table:table-cell>
          <table:table-cell/>
        </table:table-row>
        <table:table-row table:style-name="ro1">
          <table:table-cell office:value-type="float" office:value="73.4000000013131" calcext:value-type="float">
            <text:p>73.4000000013131</text:p>
          </table:table-cell>
          <table:table-cell office:value-type="float" office:value="177.516154702766" calcext:value-type="float">
            <text:p>177.516154702766</text:p>
          </table:table-cell>
          <table:table-cell office:value-type="float" office:value="0.0400000031034531" calcext:value-type="float">
            <text:p>0.040000003103453</text:p>
          </table:table-cell>
          <table:table-cell/>
        </table:table-row>
        <table:table-row table:style-name="ro1">
          <table:table-cell office:value-type="float" office:value="73.5000000013164" calcext:value-type="float">
            <text:p>73.5000000013164</text:p>
          </table:table-cell>
          <table:table-cell office:value-type="float" office:value="177.504067108821" calcext:value-type="float">
            <text:p>177.504067108821</text:p>
          </table:table-cell>
          <table:table-cell office:value-type="float" office:value="0.0400000031064737" calcext:value-type="float">
            <text:p>0.040000003106474</text:p>
          </table:table-cell>
          <table:table-cell/>
        </table:table-row>
        <table:table-row table:style-name="ro1">
          <table:table-cell office:value-type="float" office:value="73.6000000013197" calcext:value-type="float">
            <text:p>73.6000000013197</text:p>
          </table:table-cell>
          <table:table-cell office:value-type="float" office:value="177.491977607743" calcext:value-type="float">
            <text:p>177.491977607743</text:p>
          </table:table-cell>
          <table:table-cell office:value-type="float" office:value="0.0400000031094907" calcext:value-type="float">
            <text:p>0.040000003109491</text:p>
          </table:table-cell>
          <table:table-cell/>
        </table:table-row>
        <table:table-row table:style-name="ro1">
          <table:table-cell office:value-type="float" office:value="73.700000001323" calcext:value-type="float">
            <text:p>73.700000001323</text:p>
          </table:table-cell>
          <table:table-cell office:value-type="float" office:value="177.479886229535" calcext:value-type="float">
            <text:p>177.479886229535</text:p>
          </table:table-cell>
          <table:table-cell office:value-type="float" office:value="0.0400000031125042" calcext:value-type="float">
            <text:p>0.040000003112504</text:p>
          </table:table-cell>
          <table:table-cell/>
        </table:table-row>
        <table:table-row table:style-name="ro1">
          <table:table-cell office:value-type="float" office:value="73.8000000013264" calcext:value-type="float">
            <text:p>73.8000000013264</text:p>
          </table:table-cell>
          <table:table-cell office:value-type="float" office:value="177.467793004122" calcext:value-type="float">
            <text:p>177.467793004122</text:p>
          </table:table-cell>
          <table:table-cell office:value-type="float" office:value="0.0400000031155143" calcext:value-type="float">
            <text:p>0.040000003115514</text:p>
          </table:table-cell>
          <table:table-cell/>
        </table:table-row>
        <table:table-row table:style-name="ro1">
          <table:table-cell office:value-type="float" office:value="73.9000000013297" calcext:value-type="float">
            <text:p>73.9000000013297</text:p>
          </table:table-cell>
          <table:table-cell office:value-type="float" office:value="177.455697961358" calcext:value-type="float">
            <text:p>177.455697961358</text:p>
          </table:table-cell>
          <table:table-cell office:value-type="float" office:value="0.0400000031185209" calcext:value-type="float">
            <text:p>0.040000003118521</text:p>
          </table:table-cell>
          <table:table-cell/>
        </table:table-row>
        <table:table-row table:style-name="ro1">
          <table:table-cell office:value-type="float" office:value="74.000000001333" calcext:value-type="float">
            <text:p>74.000000001333</text:p>
          </table:table-cell>
          <table:table-cell office:value-type="float" office:value="177.443601131017" calcext:value-type="float">
            <text:p>177.443601131017</text:p>
          </table:table-cell>
          <table:table-cell office:value-type="float" office:value="0.040000003121524" calcext:value-type="float">
            <text:p>0.040000003121524</text:p>
          </table:table-cell>
          <table:table-cell/>
        </table:table-row>
        <table:table-row table:style-name="ro1">
          <table:table-cell office:value-type="float" office:value="74.1000000013363" calcext:value-type="float">
            <text:p>74.1000000013363</text:p>
          </table:table-cell>
          <table:table-cell office:value-type="float" office:value="177.4315025428" calcext:value-type="float">
            <text:p>177.4315025428</text:p>
          </table:table-cell>
          <table:table-cell office:value-type="float" office:value="0.0400000031245237" calcext:value-type="float">
            <text:p>0.040000003124524</text:p>
          </table:table-cell>
          <table:table-cell/>
        </table:table-row>
        <table:table-row table:style-name="ro1">
          <table:table-cell office:value-type="float" office:value="74.2000000013396" calcext:value-type="float">
            <text:p>74.2000000013396</text:p>
          </table:table-cell>
          <table:table-cell office:value-type="float" office:value="177.41940222633" calcext:value-type="float">
            <text:p>177.41940222633</text:p>
          </table:table-cell>
          <table:table-cell office:value-type="float" office:value="0.0400000031275198" calcext:value-type="float">
            <text:p>0.04000000312752</text:p>
          </table:table-cell>
          <table:table-cell/>
        </table:table-row>
        <table:table-row table:style-name="ro1">
          <table:table-cell office:value-type="float" office:value="74.300000001343" calcext:value-type="float">
            <text:p>74.300000001343</text:p>
          </table:table-cell>
          <table:table-cell office:value-type="float" office:value="177.407300211158" calcext:value-type="float">
            <text:p>177.407300211158</text:p>
          </table:table-cell>
          <table:table-cell office:value-type="float" office:value="0.0400000031305125" calcext:value-type="float">
            <text:p>0.040000003130513</text:p>
          </table:table-cell>
          <table:table-cell/>
        </table:table-row>
        <table:table-row table:style-name="ro1">
          <table:table-cell office:value-type="float" office:value="74.4000000013463" calcext:value-type="float">
            <text:p>74.4000000013463</text:p>
          </table:table-cell>
          <table:table-cell office:value-type="float" office:value="177.395196526755" calcext:value-type="float">
            <text:p>177.395196526755</text:p>
          </table:table-cell>
          <table:table-cell office:value-type="float" office:value="0.0400000031335017" calcext:value-type="float">
            <text:p>0.040000003133502</text:p>
          </table:table-cell>
          <table:table-cell/>
        </table:table-row>
        <table:table-row table:style-name="ro1">
          <table:table-cell office:value-type="float" office:value="74.5000000013496" calcext:value-type="float">
            <text:p>74.5000000013496</text:p>
          </table:table-cell>
          <table:table-cell office:value-type="float" office:value="177.383091202523" calcext:value-type="float">
            <text:p>177.383091202523</text:p>
          </table:table-cell>
          <table:table-cell office:value-type="float" office:value="0.0400000031364875" calcext:value-type="float">
            <text:p>0.040000003136488</text:p>
          </table:table-cell>
          <table:table-cell/>
        </table:table-row>
        <table:table-row table:style-name="ro1">
          <table:table-cell office:value-type="float" office:value="74.6000000013529" calcext:value-type="float">
            <text:p>74.6000000013529</text:p>
          </table:table-cell>
          <table:table-cell office:value-type="float" office:value="177.370984267781" calcext:value-type="float">
            <text:p>177.370984267781</text:p>
          </table:table-cell>
          <table:table-cell office:value-type="float" office:value="0.0400000031394698" calcext:value-type="float">
            <text:p>0.04000000313947</text:p>
          </table:table-cell>
          <table:table-cell/>
        </table:table-row>
        <table:table-row table:style-name="ro1">
          <table:table-cell office:value-type="float" office:value="74.7000000013562" calcext:value-type="float">
            <text:p>74.7000000013562</text:p>
          </table:table-cell>
          <table:table-cell office:value-type="float" office:value="177.358875751777" calcext:value-type="float">
            <text:p>177.358875751777</text:p>
          </table:table-cell>
          <table:table-cell office:value-type="float" office:value="0.0400000031424486" calcext:value-type="float">
            <text:p>0.040000003142449</text:p>
          </table:table-cell>
          <table:table-cell/>
        </table:table-row>
        <table:table-row table:style-name="ro1">
          <table:table-cell office:value-type="float" office:value="74.8000000013596" calcext:value-type="float">
            <text:p>74.8000000013596</text:p>
          </table:table-cell>
          <table:table-cell office:value-type="float" office:value="177.346765683682" calcext:value-type="float">
            <text:p>177.346765683682</text:p>
          </table:table-cell>
          <table:table-cell office:value-type="float" office:value="0.0400000031454239" calcext:value-type="float">
            <text:p>0.040000003145424</text:p>
          </table:table-cell>
          <table:table-cell/>
        </table:table-row>
        <table:table-row table:style-name="ro1">
          <table:table-cell office:value-type="float" office:value="74.9000000013629" calcext:value-type="float">
            <text:p>74.9000000013629</text:p>
          </table:table-cell>
          <table:table-cell office:value-type="float" office:value="177.334654092592" calcext:value-type="float">
            <text:p>177.334654092592</text:p>
          </table:table-cell>
          <table:table-cell office:value-type="float" office:value="0.0400000031483957" calcext:value-type="float">
            <text:p>0.040000003148396</text:p>
          </table:table-cell>
          <table:table-cell/>
        </table:table-row>
        <table:table-row table:style-name="ro1">
          <table:table-cell office:value-type="float" office:value="75.0000000013662" calcext:value-type="float">
            <text:p>75.0000000013662</text:p>
          </table:table-cell>
          <table:table-cell office:value-type="float" office:value="177.322541007528" calcext:value-type="float">
            <text:p>177.322541007528</text:p>
          </table:table-cell>
          <table:table-cell office:value-type="float" office:value="0.0400000031513641" calcext:value-type="float">
            <text:p>0.040000003151364</text:p>
          </table:table-cell>
          <table:table-cell/>
        </table:table-row>
        <table:table-row table:style-name="ro1">
          <table:table-cell office:value-type="float" office:value="75.1000000013695" calcext:value-type="float">
            <text:p>75.1000000013695</text:p>
          </table:table-cell>
          <table:table-cell office:value-type="float" office:value="177.310426457435" calcext:value-type="float">
            <text:p>177.310426457435</text:p>
          </table:table-cell>
          <table:table-cell office:value-type="float" office:value="0.040000003154329" calcext:value-type="float">
            <text:p>0.040000003154329</text:p>
          </table:table-cell>
          <table:table-cell/>
        </table:table-row>
        <table:table-row table:style-name="ro1">
          <table:table-cell office:value-type="float" office:value="75.2000000013728" calcext:value-type="float">
            <text:p>75.2000000013728</text:p>
          </table:table-cell>
          <table:table-cell office:value-type="float" office:value="177.298310471183" calcext:value-type="float">
            <text:p>177.298310471183</text:p>
          </table:table-cell>
          <table:table-cell office:value-type="float" office:value="0.0400000031572906" calcext:value-type="float">
            <text:p>0.040000003157291</text:p>
          </table:table-cell>
          <table:table-cell/>
        </table:table-row>
        <table:table-row table:style-name="ro1">
          <table:table-cell office:value-type="float" office:value="75.3000000013762" calcext:value-type="float">
            <text:p>75.3000000013762</text:p>
          </table:table-cell>
          <table:table-cell office:value-type="float" office:value="177.286193077567" calcext:value-type="float">
            <text:p>177.286193077567</text:p>
          </table:table-cell>
          <table:table-cell office:value-type="float" office:value="0.0400000031602486" calcext:value-type="float">
            <text:p>0.040000003160249</text:p>
          </table:table-cell>
          <table:table-cell/>
        </table:table-row>
        <table:table-row table:style-name="ro1">
          <table:table-cell office:value-type="float" office:value="75.4000000013795" calcext:value-type="float">
            <text:p>75.4000000013795</text:p>
          </table:table-cell>
          <table:table-cell office:value-type="float" office:value="177.274074305305" calcext:value-type="float">
            <text:p>177.274074305305</text:p>
          </table:table-cell>
          <table:table-cell office:value-type="float" office:value="0.0400000031632031" calcext:value-type="float">
            <text:p>0.040000003163203</text:p>
          </table:table-cell>
          <table:table-cell/>
        </table:table-row>
        <table:table-row table:style-name="ro1">
          <table:table-cell office:value-type="float" office:value="75.5000000013828" calcext:value-type="float">
            <text:p>75.5000000013828</text:p>
          </table:table-cell>
          <table:table-cell office:value-type="float" office:value="177.261954183042" calcext:value-type="float">
            <text:p>177.261954183042</text:p>
          </table:table-cell>
          <table:table-cell office:value-type="float" office:value="0.0400000031661543" calcext:value-type="float">
            <text:p>0.040000003166154</text:p>
          </table:table-cell>
          <table:table-cell/>
        </table:table-row>
        <table:table-row table:style-name="ro1">
          <table:table-cell office:value-type="float" office:value="75.6000000013861" calcext:value-type="float">
            <text:p>75.6000000013861</text:p>
          </table:table-cell>
          <table:table-cell office:value-type="float" office:value="177.249832739347" calcext:value-type="float">
            <text:p>177.249832739347</text:p>
          </table:table-cell>
          <table:table-cell office:value-type="float" office:value="0.0400000031691019" calcext:value-type="float">
            <text:p>0.040000003169102</text:p>
          </table:table-cell>
          <table:table-cell/>
        </table:table-row>
        <table:table-row table:style-name="ro1">
          <table:table-cell office:value-type="float" office:value="75.7000000013894" calcext:value-type="float">
            <text:p>75.7000000013894</text:p>
          </table:table-cell>
          <table:table-cell office:value-type="float" office:value="177.237710002712" calcext:value-type="float">
            <text:p>177.237710002712</text:p>
          </table:table-cell>
          <table:table-cell office:value-type="float" office:value="0.0400000031720461" calcext:value-type="float">
            <text:p>0.040000003172046</text:p>
          </table:table-cell>
          <table:table-cell/>
        </table:table-row>
        <table:table-row table:style-name="ro1">
          <table:table-cell office:value-type="float" office:value="75.8000000013928" calcext:value-type="float">
            <text:p>75.8000000013928</text:p>
          </table:table-cell>
          <table:table-cell office:value-type="float" office:value="177.225586001557" calcext:value-type="float">
            <text:p>177.225586001557</text:p>
          </table:table-cell>
          <table:table-cell office:value-type="float" office:value="0.0400000031749869" calcext:value-type="float">
            <text:p>0.040000003174987</text:p>
          </table:table-cell>
          <table:table-cell/>
        </table:table-row>
        <table:table-row table:style-name="ro1">
          <table:table-cell office:value-type="float" office:value="75.9000000013961" calcext:value-type="float">
            <text:p>75.9000000013961</text:p>
          </table:table-cell>
          <table:table-cell office:value-type="float" office:value="177.213460764223" calcext:value-type="float">
            <text:p>177.213460764223</text:p>
          </table:table-cell>
          <table:table-cell office:value-type="float" office:value="0.0400000031779242" calcext:value-type="float">
            <text:p>0.040000003177924</text:p>
          </table:table-cell>
          <table:table-cell/>
        </table:table-row>
        <table:table-row table:style-name="ro1">
          <table:table-cell office:value-type="float" office:value="76.0000000013994" calcext:value-type="float">
            <text:p>76.0000000013994</text:p>
          </table:table-cell>
          <table:table-cell office:value-type="float" office:value="177.20133431898" calcext:value-type="float">
            <text:p>177.20133431898</text:p>
          </table:table-cell>
          <table:table-cell office:value-type="float" office:value="0.040000003180858" calcext:value-type="float">
            <text:p>0.040000003180858</text:p>
          </table:table-cell>
          <table:table-cell/>
        </table:table-row>
        <table:table-row table:style-name="ro1">
          <table:table-cell office:value-type="float" office:value="76.1000000014027" calcext:value-type="float">
            <text:p>76.1000000014027</text:p>
          </table:table-cell>
          <table:table-cell office:value-type="float" office:value="177.189206694019" calcext:value-type="float">
            <text:p>177.189206694019</text:p>
          </table:table-cell>
          <table:table-cell office:value-type="float" office:value="0.0400000031837885" calcext:value-type="float">
            <text:p>0.040000003183789</text:p>
          </table:table-cell>
          <table:table-cell/>
        </table:table-row>
        <table:table-row table:style-name="ro1">
          <table:table-cell office:value-type="float" office:value="76.200000001406" calcext:value-type="float">
            <text:p>76.200000001406</text:p>
          </table:table-cell>
          <table:table-cell office:value-type="float" office:value="177.177077917461" calcext:value-type="float">
            <text:p>177.177077917461</text:p>
          </table:table-cell>
          <table:table-cell office:value-type="float" office:value="0.0400000031867155" calcext:value-type="float">
            <text:p>0.040000003186716</text:p>
          </table:table-cell>
          <table:table-cell/>
        </table:table-row>
        <table:table-row table:style-name="ro1">
          <table:table-cell office:value-type="float" office:value="76.3000000014094" calcext:value-type="float">
            <text:p>76.3000000014094</text:p>
          </table:table-cell>
          <table:table-cell office:value-type="float" office:value="177.164948017345" calcext:value-type="float">
            <text:p>177.164948017345</text:p>
          </table:table-cell>
          <table:table-cell office:value-type="float" office:value="0.040000003189639" calcext:value-type="float">
            <text:p>0.040000003189639</text:p>
          </table:table-cell>
          <table:table-cell/>
        </table:table-row>
        <table:table-row table:style-name="ro1">
          <table:table-cell office:value-type="float" office:value="76.4000000014127" calcext:value-type="float">
            <text:p>76.4000000014127</text:p>
          </table:table-cell>
          <table:table-cell office:value-type="float" office:value="177.15281702164" calcext:value-type="float">
            <text:p>177.15281702164</text:p>
          </table:table-cell>
          <table:table-cell office:value-type="float" office:value="0.0400000031925591" calcext:value-type="float">
            <text:p>0.040000003192559</text:p>
          </table:table-cell>
          <table:table-cell/>
        </table:table-row>
        <table:table-row table:style-name="ro1">
          <table:table-cell office:value-type="float" office:value="76.500000001416" calcext:value-type="float">
            <text:p>76.500000001416</text:p>
          </table:table-cell>
          <table:table-cell office:value-type="float" office:value="177.140684958241" calcext:value-type="float">
            <text:p>177.140684958241</text:p>
          </table:table-cell>
          <table:table-cell office:value-type="float" office:value="0.0400000031954758" calcext:value-type="float">
            <text:p>0.040000003195476</text:p>
          </table:table-cell>
          <table:table-cell/>
        </table:table-row>
        <table:table-row table:style-name="ro1">
          <table:table-cell office:value-type="float" office:value="76.6000000014193" calcext:value-type="float">
            <text:p>76.6000000014193</text:p>
          </table:table-cell>
          <table:table-cell office:value-type="float" office:value="177.128551854964" calcext:value-type="float">
            <text:p>177.128551854964</text:p>
          </table:table-cell>
          <table:table-cell office:value-type="float" office:value="0.0400000031983891" calcext:value-type="float">
            <text:p>0.040000003198389</text:p>
          </table:table-cell>
          <table:table-cell/>
        </table:table-row>
        <table:table-row table:style-name="ro1">
          <table:table-cell office:value-type="float" office:value="76.7000000014226" calcext:value-type="float">
            <text:p>76.7000000014226</text:p>
          </table:table-cell>
          <table:table-cell office:value-type="float" office:value="177.116417739552" calcext:value-type="float">
            <text:p>177.116417739552</text:p>
          </table:table-cell>
          <table:table-cell office:value-type="float" office:value="0.040000003201299" calcext:value-type="float">
            <text:p>0.040000003201299</text:p>
          </table:table-cell>
          <table:table-cell/>
        </table:table-row>
        <table:table-row table:style-name="ro1">
          <table:table-cell office:value-type="float" office:value="76.800000001426" calcext:value-type="float">
            <text:p>76.800000001426</text:p>
          </table:table-cell>
          <table:table-cell office:value-type="float" office:value="177.104282639675" calcext:value-type="float">
            <text:p>177.104282639675</text:p>
          </table:table-cell>
          <table:table-cell office:value-type="float" office:value="0.0400000032042055" calcext:value-type="float">
            <text:p>0.040000003204206</text:p>
          </table:table-cell>
          <table:table-cell/>
        </table:table-row>
        <table:table-row table:style-name="ro1">
          <table:table-cell office:value-type="float" office:value="76.9000000014293" calcext:value-type="float">
            <text:p>76.9000000014293</text:p>
          </table:table-cell>
          <table:table-cell office:value-type="float" office:value="177.092146582924" calcext:value-type="float">
            <text:p>177.092146582924</text:p>
          </table:table-cell>
          <table:table-cell office:value-type="float" office:value="0.0400000032071086" calcext:value-type="float">
            <text:p>0.040000003207109</text:p>
          </table:table-cell>
          <table:table-cell/>
        </table:table-row>
        <table:table-row table:style-name="ro1">
          <table:table-cell office:value-type="float" office:value="77.0000000014326" calcext:value-type="float">
            <text:p>77.0000000014326</text:p>
          </table:table-cell>
          <table:table-cell office:value-type="float" office:value="177.080009596818" calcext:value-type="float">
            <text:p>177.080009596818</text:p>
          </table:table-cell>
          <table:table-cell office:value-type="float" office:value="0.0400000032100082" calcext:value-type="float">
            <text:p>0.040000003210008</text:p>
          </table:table-cell>
          <table:table-cell/>
        </table:table-row>
        <table:table-row table:style-name="ro1">
          <table:table-cell office:value-type="float" office:value="77.1000000014359" calcext:value-type="float">
            <text:p>77.1000000014359</text:p>
          </table:table-cell>
          <table:table-cell office:value-type="float" office:value="177.067871708802" calcext:value-type="float">
            <text:p>177.067871708802</text:p>
          </table:table-cell>
          <table:table-cell office:value-type="float" office:value="0.0400000032129045" calcext:value-type="float">
            <text:p>0.040000003212905</text:p>
          </table:table-cell>
          <table:table-cell/>
        </table:table-row>
        <table:table-row table:style-name="ro1">
          <table:table-cell office:value-type="float" office:value="77.2000000014392" calcext:value-type="float">
            <text:p>77.2000000014392</text:p>
          </table:table-cell>
          <table:table-cell office:value-type="float" office:value="177.055732946246" calcext:value-type="float">
            <text:p>177.055732946246</text:p>
          </table:table-cell>
          <table:table-cell office:value-type="float" office:value="0.0400000032157972" calcext:value-type="float">
            <text:p>0.040000003215797</text:p>
          </table:table-cell>
          <table:table-cell/>
        </table:table-row>
        <table:table-row table:style-name="ro1">
          <table:table-cell office:value-type="float" office:value="77.3000000014426" calcext:value-type="float">
            <text:p>77.3000000014426</text:p>
          </table:table-cell>
          <table:table-cell office:value-type="float" office:value="177.043593336444" calcext:value-type="float">
            <text:p>177.043593336444</text:p>
          </table:table-cell>
          <table:table-cell office:value-type="float" office:value="0.0400000032186867" calcext:value-type="float">
            <text:p>0.040000003218687</text:p>
          </table:table-cell>
          <table:table-cell/>
        </table:table-row>
        <table:table-row table:style-name="ro1">
          <table:table-cell office:value-type="float" office:value="77.4000000014459" calcext:value-type="float">
            <text:p>77.4000000014459</text:p>
          </table:table-cell>
          <table:table-cell office:value-type="float" office:value="177.031452906616" calcext:value-type="float">
            <text:p>177.031452906616</text:p>
          </table:table-cell>
          <table:table-cell office:value-type="float" office:value="0.0400000032215726" calcext:value-type="float">
            <text:p>0.040000003221573</text:p>
          </table:table-cell>
          <table:table-cell/>
        </table:table-row>
        <table:table-row table:style-name="ro1">
          <table:table-cell office:value-type="float" office:value="77.5000000014492" calcext:value-type="float">
            <text:p>77.5000000014492</text:p>
          </table:table-cell>
          <table:table-cell office:value-type="float" office:value="177.019311683907" calcext:value-type="float">
            <text:p>177.019311683907</text:p>
          </table:table-cell>
          <table:table-cell office:value-type="float" office:value="0.0400000032244553" calcext:value-type="float">
            <text:p>0.040000003224455</text:p>
          </table:table-cell>
          <table:table-cell/>
        </table:table-row>
        <table:table-row table:style-name="ro1">
          <table:table-cell office:value-type="float" office:value="77.6000000014525" calcext:value-type="float">
            <text:p>77.6000000014525</text:p>
          </table:table-cell>
          <table:table-cell office:value-type="float" office:value="177.007169695389" calcext:value-type="float">
            <text:p>177.007169695389</text:p>
          </table:table-cell>
          <table:table-cell office:value-type="float" office:value="0.0400000032273345" calcext:value-type="float">
            <text:p>0.040000003227335</text:p>
          </table:table-cell>
          <table:table-cell/>
        </table:table-row>
        <table:table-row table:style-name="ro1">
          <table:table-cell office:value-type="float" office:value="77.7000000014558" calcext:value-type="float">
            <text:p>77.7000000014558</text:p>
          </table:table-cell>
          <table:table-cell office:value-type="float" office:value="176.995026968058" calcext:value-type="float">
            <text:p>176.995026968058</text:p>
          </table:table-cell>
          <table:table-cell office:value-type="float" office:value="0.0400000032302103" calcext:value-type="float">
            <text:p>0.04000000323021</text:p>
          </table:table-cell>
          <table:table-cell/>
        </table:table-row>
        <table:table-row table:style-name="ro1">
          <table:table-cell office:value-type="float" office:value="77.8000000014592" calcext:value-type="float">
            <text:p>77.8000000014592</text:p>
          </table:table-cell>
          <table:table-cell office:value-type="float" office:value="176.982883528835" calcext:value-type="float">
            <text:p>176.982883528835</text:p>
          </table:table-cell>
          <table:table-cell office:value-type="float" office:value="0.0400000032330827" calcext:value-type="float">
            <text:p>0.040000003233083</text:p>
          </table:table-cell>
          <table:table-cell/>
        </table:table-row>
        <table:table-row table:style-name="ro1">
          <table:table-cell office:value-type="float" office:value="77.9000000014625" calcext:value-type="float">
            <text:p>77.9000000014625</text:p>
          </table:table-cell>
          <table:table-cell office:value-type="float" office:value="176.970739404571" calcext:value-type="float">
            <text:p>176.970739404571</text:p>
          </table:table-cell>
          <table:table-cell office:value-type="float" office:value="0.0400000032359517" calcext:value-type="float">
            <text:p>0.040000003235952</text:p>
          </table:table-cell>
          <table:table-cell/>
        </table:table-row>
        <table:table-row table:style-name="ro1">
          <table:table-cell office:value-type="float" office:value="78.0000000014658" calcext:value-type="float">
            <text:p>78.0000000014658</text:p>
          </table:table-cell>
          <table:table-cell office:value-type="float" office:value="176.958594622037" calcext:value-type="float">
            <text:p>176.958594622037</text:p>
          </table:table-cell>
          <table:table-cell office:value-type="float" office:value="0.0400000032388172" calcext:value-type="float">
            <text:p>0.040000003238817</text:p>
          </table:table-cell>
          <table:table-cell/>
        </table:table-row>
        <table:table-row table:style-name="ro1">
          <table:table-cell office:value-type="float" office:value="78.1000000014691" calcext:value-type="float">
            <text:p>78.1000000014691</text:p>
          </table:table-cell>
          <table:table-cell office:value-type="float" office:value="176.946449207934" calcext:value-type="float">
            <text:p>176.946449207934</text:p>
          </table:table-cell>
          <table:table-cell office:value-type="float" office:value="0.0400000032416795" calcext:value-type="float">
            <text:p>0.04000000324168</text:p>
          </table:table-cell>
          <table:table-cell/>
        </table:table-row>
        <table:table-row table:style-name="ro1">
          <table:table-cell office:value-type="float" office:value="78.2000000014724" calcext:value-type="float">
            <text:p>78.2000000014724</text:p>
          </table:table-cell>
          <table:table-cell office:value-type="float" office:value="176.934303188887" calcext:value-type="float">
            <text:p>176.934303188887</text:p>
          </table:table-cell>
          <table:table-cell office:value-type="float" office:value="0.0400000032445383" calcext:value-type="float">
            <text:p>0.040000003244538</text:p>
          </table:table-cell>
          <table:table-cell/>
        </table:table-row>
        <table:table-row table:style-name="ro1">
          <table:table-cell office:value-type="float" office:value="78.3000000014758" calcext:value-type="float">
            <text:p>78.3000000014758</text:p>
          </table:table-cell>
          <table:table-cell office:value-type="float" office:value="176.922156591447" calcext:value-type="float">
            <text:p>176.922156591447</text:p>
          </table:table-cell>
          <table:table-cell office:value-type="float" office:value="0.0400000032473938" calcext:value-type="float">
            <text:p>0.040000003247394</text:p>
          </table:table-cell>
          <table:table-cell/>
        </table:table-row>
        <table:table-row table:style-name="ro1">
          <table:table-cell office:value-type="float" office:value="78.4000000014791" calcext:value-type="float">
            <text:p>78.4000000014791</text:p>
          </table:table-cell>
          <table:table-cell office:value-type="float" office:value="176.91000944209" calcext:value-type="float">
            <text:p>176.91000944209</text:p>
          </table:table-cell>
          <table:table-cell office:value-type="float" office:value="0.0400000032502459" calcext:value-type="float">
            <text:p>0.040000003250246</text:p>
          </table:table-cell>
          <table:table-cell/>
        </table:table-row>
        <table:table-row table:style-name="ro1">
          <table:table-cell office:value-type="float" office:value="78.5000000014824" calcext:value-type="float">
            <text:p>78.5000000014824</text:p>
          </table:table-cell>
          <table:table-cell office:value-type="float" office:value="176.89786176722" calcext:value-type="float">
            <text:p>176.89786176722</text:p>
          </table:table-cell>
          <table:table-cell office:value-type="float" office:value="0.0400000032530945" calcext:value-type="float">
            <text:p>0.040000003253095</text:p>
          </table:table-cell>
          <table:table-cell/>
        </table:table-row>
        <table:table-row table:style-name="ro1">
          <table:table-cell office:value-type="float" office:value="78.6000000014857" calcext:value-type="float">
            <text:p>78.6000000014857</text:p>
          </table:table-cell>
          <table:table-cell office:value-type="float" office:value="176.885713593165" calcext:value-type="float">
            <text:p>176.885713593165</text:p>
          </table:table-cell>
          <table:table-cell office:value-type="float" office:value="0.0400000032559398" calcext:value-type="float">
            <text:p>0.04000000325594</text:p>
          </table:table-cell>
          <table:table-cell/>
        </table:table-row>
        <table:table-row table:style-name="ro1">
          <table:table-cell office:value-type="float" office:value="78.700000001489" calcext:value-type="float">
            <text:p>78.700000001489</text:p>
          </table:table-cell>
          <table:table-cell office:value-type="float" office:value="176.873564946179" calcext:value-type="float">
            <text:p>176.873564946179</text:p>
          </table:table-cell>
          <table:table-cell office:value-type="float" office:value="0.0400000032587817" calcext:value-type="float">
            <text:p>0.040000003258782</text:p>
          </table:table-cell>
          <table:table-cell/>
        </table:table-row>
        <table:table-row table:style-name="ro1">
          <table:table-cell office:value-type="float" office:value="78.8000000014924" calcext:value-type="float">
            <text:p>78.8000000014924</text:p>
          </table:table-cell>
          <table:table-cell office:value-type="float" office:value="176.861415852446" calcext:value-type="float">
            <text:p>176.861415852446</text:p>
          </table:table-cell>
          <table:table-cell office:value-type="float" office:value="0.0400000032616202" calcext:value-type="float">
            <text:p>0.04000000326162</text:p>
          </table:table-cell>
          <table:table-cell/>
        </table:table-row>
        <table:table-row table:style-name="ro1">
          <table:table-cell office:value-type="float" office:value="78.9000000014957" calcext:value-type="float">
            <text:p>78.9000000014957</text:p>
          </table:table-cell>
          <table:table-cell office:value-type="float" office:value="176.849266338072" calcext:value-type="float">
            <text:p>176.849266338072</text:p>
          </table:table-cell>
          <table:table-cell office:value-type="float" office:value="0.0400000032644554" calcext:value-type="float">
            <text:p>0.040000003264455</text:p>
          </table:table-cell>
          <table:table-cell/>
        </table:table-row>
        <table:table-row table:style-name="ro1">
          <table:table-cell office:value-type="float" office:value="79.000000001499" calcext:value-type="float">
            <text:p>79.000000001499</text:p>
          </table:table-cell>
          <table:table-cell office:value-type="float" office:value="176.837116429091" calcext:value-type="float">
            <text:p>176.837116429091</text:p>
          </table:table-cell>
          <table:table-cell office:value-type="float" office:value="0.0400000032672873" calcext:value-type="float">
            <text:p>0.040000003267287</text:p>
          </table:table-cell>
          <table:table-cell/>
        </table:table-row>
        <table:table-row table:style-name="ro1">
          <table:table-cell office:value-type="float" office:value="79.1000000015023" calcext:value-type="float">
            <text:p>79.1000000015023</text:p>
          </table:table-cell>
          <table:table-cell office:value-type="float" office:value="176.824966151462" calcext:value-type="float">
            <text:p>176.824966151462</text:p>
          </table:table-cell>
          <table:table-cell office:value-type="float" office:value="0.0400000032701158" calcext:value-type="float">
            <text:p>0.040000003270116</text:p>
          </table:table-cell>
          <table:table-cell/>
        </table:table-row>
        <table:table-row table:style-name="ro1">
          <table:table-cell office:value-type="float" office:value="79.2000000015056" calcext:value-type="float">
            <text:p>79.2000000015056</text:p>
          </table:table-cell>
          <table:table-cell office:value-type="float" office:value="176.81281553107" calcext:value-type="float">
            <text:p>176.81281553107</text:p>
          </table:table-cell>
          <table:table-cell office:value-type="float" office:value="0.0400000032729409" calcext:value-type="float">
            <text:p>0.040000003272941</text:p>
          </table:table-cell>
          <table:table-cell/>
        </table:table-row>
        <table:table-row table:style-name="ro1">
          <table:table-cell office:value-type="float" office:value="79.3000000015089" calcext:value-type="float">
            <text:p>79.3000000015089</text:p>
          </table:table-cell>
          <table:table-cell office:value-type="float" office:value="176.800664593729" calcext:value-type="float">
            <text:p>176.800664593729</text:p>
          </table:table-cell>
          <table:table-cell office:value-type="float" office:value="0.0400000032757626" calcext:value-type="float">
            <text:p>0.040000003275763</text:p>
          </table:table-cell>
          <table:table-cell/>
        </table:table-row>
        <table:table-row table:style-name="ro1">
          <table:table-cell office:value-type="float" office:value="79.4000000015123" calcext:value-type="float">
            <text:p>79.4000000015123</text:p>
          </table:table-cell>
          <table:table-cell office:value-type="float" office:value="176.788513365179" calcext:value-type="float">
            <text:p>176.788513365179</text:p>
          </table:table-cell>
          <table:table-cell office:value-type="float" office:value="0.040000003278581" calcext:value-type="float">
            <text:p>0.040000003278581</text:p>
          </table:table-cell>
          <table:table-cell/>
        </table:table-row>
        <table:table-row table:style-name="ro1">
          <table:table-cell office:value-type="float" office:value="79.5000000015156" calcext:value-type="float">
            <text:p>79.5000000015156</text:p>
          </table:table-cell>
          <table:table-cell office:value-type="float" office:value="176.776361871083" calcext:value-type="float">
            <text:p>176.776361871083</text:p>
          </table:table-cell>
          <table:table-cell office:value-type="float" office:value="0.040000003281396" calcext:value-type="float">
            <text:p>0.040000003281396</text:p>
          </table:table-cell>
          <table:table-cell/>
        </table:table-row>
        <table:table-row table:style-name="ro1">
          <table:table-cell office:value-type="float" office:value="79.6000000015189" calcext:value-type="float">
            <text:p>79.6000000015189</text:p>
          </table:table-cell>
          <table:table-cell office:value-type="float" office:value="176.764210137037" calcext:value-type="float">
            <text:p>176.764210137037</text:p>
          </table:table-cell>
          <table:table-cell office:value-type="float" office:value="0.0400000032842077" calcext:value-type="float">
            <text:p>0.040000003284208</text:p>
          </table:table-cell>
          <table:table-cell/>
        </table:table-row>
        <table:table-row table:style-name="ro1">
          <table:table-cell office:value-type="float" office:value="79.7000000015222" calcext:value-type="float">
            <text:p>79.7000000015222</text:p>
          </table:table-cell>
          <table:table-cell office:value-type="float" office:value="176.752058188556" calcext:value-type="float">
            <text:p>176.752058188556</text:p>
          </table:table-cell>
          <table:table-cell office:value-type="float" office:value="0.0400000032870159" calcext:value-type="float">
            <text:p>0.040000003287016</text:p>
          </table:table-cell>
          <table:table-cell/>
        </table:table-row>
        <table:table-row table:style-name="ro1">
          <table:table-cell office:value-type="float" office:value="79.8000000015255" calcext:value-type="float">
            <text:p>79.8000000015255</text:p>
          </table:table-cell>
          <table:table-cell office:value-type="float" office:value="176.739906051087" calcext:value-type="float">
            <text:p>176.739906051087</text:p>
          </table:table-cell>
          <table:table-cell office:value-type="float" office:value="0.0400000032898209" calcext:value-type="float">
            <text:p>0.040000003289821</text:p>
          </table:table-cell>
          <table:table-cell/>
        </table:table-row>
        <table:table-row table:style-name="ro1">
          <table:table-cell office:value-type="float" office:value="79.9000000015289" calcext:value-type="float">
            <text:p>79.9000000015289</text:p>
          </table:table-cell>
          <table:table-cell office:value-type="float" office:value="176.727753750002" calcext:value-type="float">
            <text:p>176.727753750002</text:p>
          </table:table-cell>
          <table:table-cell office:value-type="float" office:value="0.0400000032926225" calcext:value-type="float">
            <text:p>0.040000003292623</text:p>
          </table:table-cell>
          <table:table-cell/>
        </table:table-row>
        <table:table-row table:style-name="ro1">
          <table:table-cell office:value-type="float" office:value="80.0000000015322" calcext:value-type="float">
            <text:p>80.0000000015322</text:p>
          </table:table-cell>
          <table:table-cell office:value-type="float" office:value="176.7156013106" calcext:value-type="float">
            <text:p>176.7156013106</text:p>
          </table:table-cell>
          <table:table-cell office:value-type="float" office:value="0.0400000032954208" calcext:value-type="float">
            <text:p>0.040000003295421</text:p>
          </table:table-cell>
          <table:table-cell/>
        </table:table-row>
        <table:table-row table:style-name="ro1">
          <table:table-cell office:value-type="float" office:value="80.1000000015355" calcext:value-type="float">
            <text:p>80.1000000015355</text:p>
          </table:table-cell>
          <table:table-cell office:value-type="float" office:value="176.703448758109" calcext:value-type="float">
            <text:p>176.703448758109</text:p>
          </table:table-cell>
          <table:table-cell office:value-type="float" office:value="0.0400000032982158" calcext:value-type="float">
            <text:p>0.040000003298216</text:p>
          </table:table-cell>
          <table:table-cell/>
        </table:table-row>
        <table:table-row table:style-name="ro1">
          <table:table-cell office:value-type="float" office:value="80.2000000015388" calcext:value-type="float">
            <text:p>80.2000000015388</text:p>
          </table:table-cell>
          <table:table-cell office:value-type="float" office:value="176.69129611768" calcext:value-type="float">
            <text:p>176.69129611768</text:p>
          </table:table-cell>
          <table:table-cell office:value-type="float" office:value="0.0400000033010074" calcext:value-type="float">
            <text:p>0.040000003301007</text:p>
          </table:table-cell>
          <table:table-cell/>
        </table:table-row>
        <table:table-row table:style-name="ro1">
          <table:table-cell office:value-type="float" office:value="80.3000000015421" calcext:value-type="float">
            <text:p>80.3000000015421</text:p>
          </table:table-cell>
          <table:table-cell office:value-type="float" office:value="176.679143414394" calcext:value-type="float">
            <text:p>176.679143414394</text:p>
          </table:table-cell>
          <table:table-cell office:value-type="float" office:value="0.0400000033037957" calcext:value-type="float">
            <text:p>0.040000003303796</text:p>
          </table:table-cell>
          <table:table-cell/>
        </table:table-row>
        <table:table-row table:style-name="ro1">
          <table:table-cell office:value-type="float" office:value="80.4000000015455" calcext:value-type="float">
            <text:p>80.4000000015455</text:p>
          </table:table-cell>
          <table:table-cell office:value-type="float" office:value="176.666990673257" calcext:value-type="float">
            <text:p>176.666990673257</text:p>
          </table:table-cell>
          <table:table-cell office:value-type="float" office:value="0.0400000033065807" calcext:value-type="float">
            <text:p>0.040000003306581</text:p>
          </table:table-cell>
          <table:table-cell/>
        </table:table-row>
        <table:table-row table:style-name="ro1">
          <table:table-cell office:value-type="float" office:value="80.5000000015488" calcext:value-type="float">
            <text:p>80.5000000015488</text:p>
          </table:table-cell>
          <table:table-cell office:value-type="float" office:value="176.654837919205" calcext:value-type="float">
            <text:p>176.654837919205</text:p>
          </table:table-cell>
          <table:table-cell office:value-type="float" office:value="0.0400000033093624" calcext:value-type="float">
            <text:p>0.040000003309362</text:p>
          </table:table-cell>
          <table:table-cell/>
        </table:table-row>
        <table:table-row table:style-name="ro1">
          <table:table-cell office:value-type="float" office:value="80.6000000015521" calcext:value-type="float">
            <text:p>80.6000000015521</text:p>
          </table:table-cell>
          <table:table-cell office:value-type="float" office:value="176.642685177097" calcext:value-type="float">
            <text:p>176.642685177097</text:p>
          </table:table-cell>
          <table:table-cell office:value-type="float" office:value="0.0400000033121407" calcext:value-type="float">
            <text:p>0.040000003312141</text:p>
          </table:table-cell>
          <table:table-cell/>
        </table:table-row>
        <table:table-row table:style-name="ro1">
          <table:table-cell office:value-type="float" office:value="80.7000000015554" calcext:value-type="float">
            <text:p>80.7000000015554</text:p>
          </table:table-cell>
          <table:table-cell office:value-type="float" office:value="176.630532471725" calcext:value-type="float">
            <text:p>176.630532471725</text:p>
          </table:table-cell>
          <table:table-cell office:value-type="float" office:value="0.0400000033149157" calcext:value-type="float">
            <text:p>0.040000003314916</text:p>
          </table:table-cell>
          <table:table-cell/>
        </table:table-row>
        <table:table-row table:style-name="ro1">
          <table:table-cell office:value-type="float" office:value="80.8000000015587" calcext:value-type="float">
            <text:p>80.8000000015587</text:p>
          </table:table-cell>
          <table:table-cell office:value-type="float" office:value="176.618379827803" calcext:value-type="float">
            <text:p>176.618379827803</text:p>
          </table:table-cell>
          <table:table-cell office:value-type="float" office:value="0.0400000033176874" calcext:value-type="float">
            <text:p>0.040000003317687</text:p>
          </table:table-cell>
          <table:table-cell/>
        </table:table-row>
        <table:table-row table:style-name="ro1">
          <table:table-cell office:value-type="float" office:value="80.9000000015621" calcext:value-type="float">
            <text:p>80.9000000015621</text:p>
          </table:table-cell>
          <table:table-cell office:value-type="float" office:value="176.606227269974" calcext:value-type="float">
            <text:p>176.606227269974</text:p>
          </table:table-cell>
          <table:table-cell office:value-type="float" office:value="0.0400000033204557" calcext:value-type="float">
            <text:p>0.040000003320456</text:p>
          </table:table-cell>
          <table:table-cell/>
        </table:table-row>
        <table:table-row table:style-name="ro1">
          <table:table-cell office:value-type="float" office:value="81.0000000015654" calcext:value-type="float">
            <text:p>81.0000000015654</text:p>
          </table:table-cell>
          <table:table-cell office:value-type="float" office:value="176.594074822812" calcext:value-type="float">
            <text:p>176.594074822812</text:p>
          </table:table-cell>
          <table:table-cell office:value-type="float" office:value="0.0400000033232207" calcext:value-type="float">
            <text:p>0.040000003323221</text:p>
          </table:table-cell>
          <table:table-cell/>
        </table:table-row>
        <table:table-row table:style-name="ro1">
          <table:table-cell office:value-type="float" office:value="81.1000000015687" calcext:value-type="float">
            <text:p>81.1000000015687</text:p>
          </table:table-cell>
          <table:table-cell office:value-type="float" office:value="176.581922510812" calcext:value-type="float">
            <text:p>176.581922510812</text:p>
          </table:table-cell>
          <table:table-cell office:value-type="float" office:value="0.0400000033259825" calcext:value-type="float">
            <text:p>0.040000003325983</text:p>
          </table:table-cell>
          <table:table-cell/>
        </table:table-row>
        <table:table-row table:style-name="ro1">
          <table:table-cell office:value-type="float" office:value="81.200000001572" calcext:value-type="float">
            <text:p>81.200000001572</text:p>
          </table:table-cell>
          <table:table-cell office:value-type="float" office:value="176.569770358403" calcext:value-type="float">
            <text:p>176.569770358403</text:p>
          </table:table-cell>
          <table:table-cell office:value-type="float" office:value="0.0400000033287409" calcext:value-type="float">
            <text:p>0.040000003328741</text:p>
          </table:table-cell>
          <table:table-cell/>
        </table:table-row>
        <table:table-row table:style-name="ro1">
          <table:table-cell office:value-type="float" office:value="81.3000000015753" calcext:value-type="float">
            <text:p>81.3000000015753</text:p>
          </table:table-cell>
          <table:table-cell office:value-type="float" office:value="176.557618389939" calcext:value-type="float">
            <text:p>176.557618389939</text:p>
          </table:table-cell>
          <table:table-cell office:value-type="float" office:value="0.0400000033314959" calcext:value-type="float">
            <text:p>0.040000003331496</text:p>
          </table:table-cell>
          <table:table-cell/>
        </table:table-row>
        <table:table-row table:style-name="ro1">
          <table:table-cell office:value-type="float" office:value="81.4000000015787" calcext:value-type="float">
            <text:p>81.4000000015787</text:p>
          </table:table-cell>
          <table:table-cell office:value-type="float" office:value="176.545466629701" calcext:value-type="float">
            <text:p>176.545466629701</text:p>
          </table:table-cell>
          <table:table-cell office:value-type="float" office:value="0.0400000033342478" calcext:value-type="float">
            <text:p>0.040000003334248</text:p>
          </table:table-cell>
          <table:table-cell/>
        </table:table-row>
        <table:table-row table:style-name="ro1">
          <table:table-cell office:value-type="float" office:value="81.500000001582" calcext:value-type="float">
            <text:p>81.500000001582</text:p>
          </table:table-cell>
          <table:table-cell office:value-type="float" office:value="176.533315101899" calcext:value-type="float">
            <text:p>176.533315101899</text:p>
          </table:table-cell>
          <table:table-cell office:value-type="float" office:value="0.0400000033369963" calcext:value-type="float">
            <text:p>0.040000003336996</text:p>
          </table:table-cell>
          <table:table-cell/>
        </table:table-row>
        <table:table-row table:style-name="ro1">
          <table:table-cell office:value-type="float" office:value="81.6000000015853" calcext:value-type="float">
            <text:p>81.6000000015853</text:p>
          </table:table-cell>
          <table:table-cell office:value-type="float" office:value="176.52116383067" calcext:value-type="float">
            <text:p>176.52116383067</text:p>
          </table:table-cell>
          <table:table-cell office:value-type="float" office:value="0.0400000033397415" calcext:value-type="float">
            <text:p>0.040000003339742</text:p>
          </table:table-cell>
          <table:table-cell/>
        </table:table-row>
        <table:table-row table:style-name="ro1">
          <table:table-cell office:value-type="float" office:value="81.7000000015886" calcext:value-type="float">
            <text:p>81.7000000015886</text:p>
          </table:table-cell>
          <table:table-cell office:value-type="float" office:value="176.509012840082" calcext:value-type="float">
            <text:p>176.509012840082</text:p>
          </table:table-cell>
          <table:table-cell office:value-type="float" office:value="0.0400000033424834" calcext:value-type="float">
            <text:p>0.040000003342483</text:p>
          </table:table-cell>
          <table:table-cell/>
        </table:table-row>
        <table:table-row table:style-name="ro1">
          <table:table-cell office:value-type="float" office:value="81.8000000015919" calcext:value-type="float">
            <text:p>81.8000000015919</text:p>
          </table:table-cell>
          <table:table-cell office:value-type="float" office:value="176.496862154126" calcext:value-type="float">
            <text:p>176.496862154126</text:p>
          </table:table-cell>
          <table:table-cell office:value-type="float" office:value="0.0400000033452219" calcext:value-type="float">
            <text:p>0.040000003345222</text:p>
          </table:table-cell>
          <table:table-cell/>
        </table:table-row>
        <table:table-row table:style-name="ro1">
          <table:table-cell office:value-type="float" office:value="81.9000000015953" calcext:value-type="float">
            <text:p>81.9000000015953</text:p>
          </table:table-cell>
          <table:table-cell office:value-type="float" office:value="176.484711796725" calcext:value-type="float">
            <text:p>176.484711796725</text:p>
          </table:table-cell>
          <table:table-cell office:value-type="float" office:value="0.0400000033479572" calcext:value-type="float">
            <text:p>0.040000003347957</text:p>
          </table:table-cell>
          <table:table-cell/>
        </table:table-row>
        <table:table-row table:style-name="ro1">
          <table:table-cell office:value-type="float" office:value="82.0000000015986" calcext:value-type="float">
            <text:p>82.0000000015986</text:p>
          </table:table-cell>
          <table:table-cell office:value-type="float" office:value="176.472561791732" calcext:value-type="float">
            <text:p>176.472561791732</text:p>
          </table:table-cell>
          <table:table-cell office:value-type="float" office:value="0.0400000033506893" calcext:value-type="float">
            <text:p>0.040000003350689</text:p>
          </table:table-cell>
          <table:table-cell/>
        </table:table-row>
        <table:table-row table:style-name="ro1">
          <table:table-cell office:value-type="float" office:value="82.1000000016019" calcext:value-type="float">
            <text:p>82.1000000016019</text:p>
          </table:table-cell>
          <table:table-cell office:value-type="float" office:value="176.460412162921" calcext:value-type="float">
            <text:p>176.460412162921</text:p>
          </table:table-cell>
          <table:table-cell office:value-type="float" office:value="0.040000003353418" calcext:value-type="float">
            <text:p>0.040000003353418</text:p>
          </table:table-cell>
          <table:table-cell/>
        </table:table-row>
        <table:table-row table:style-name="ro1">
          <table:table-cell office:value-type="float" office:value="82.2000000016052" calcext:value-type="float">
            <text:p>82.2000000016052</text:p>
          </table:table-cell>
          <table:table-cell office:value-type="float" office:value="176.448262934002" calcext:value-type="float">
            <text:p>176.448262934002</text:p>
          </table:table-cell>
          <table:table-cell office:value-type="float" office:value="0.0400000033561434" calcext:value-type="float">
            <text:p>0.040000003356143</text:p>
          </table:table-cell>
          <table:table-cell/>
        </table:table-row>
        <table:table-row table:style-name="ro1">
          <table:table-cell office:value-type="float" office:value="82.3000000016085" calcext:value-type="float">
            <text:p>82.3000000016085</text:p>
          </table:table-cell>
          <table:table-cell office:value-type="float" office:value="176.43611412861" calcext:value-type="float">
            <text:p>176.43611412861</text:p>
          </table:table-cell>
          <table:table-cell office:value-type="float" office:value="0.0400000033588657" calcext:value-type="float">
            <text:p>0.040000003358866</text:p>
          </table:table-cell>
          <table:table-cell/>
        </table:table-row>
        <table:table-row table:style-name="ro1">
          <table:table-cell office:value-type="float" office:value="82.4000000016119" calcext:value-type="float">
            <text:p>82.4000000016119</text:p>
          </table:table-cell>
          <table:table-cell office:value-type="float" office:value="176.423965770307" calcext:value-type="float">
            <text:p>176.423965770307</text:p>
          </table:table-cell>
          <table:table-cell office:value-type="float" office:value="0.0400000033615846" calcext:value-type="float">
            <text:p>0.040000003361585</text:p>
          </table:table-cell>
          <table:table-cell/>
        </table:table-row>
        <table:table-row table:style-name="ro1">
          <table:table-cell office:value-type="float" office:value="82.5000000016152" calcext:value-type="float">
            <text:p>82.5000000016152</text:p>
          </table:table-cell>
          <table:table-cell office:value-type="float" office:value="176.411817882586" calcext:value-type="float">
            <text:p>176.411817882586</text:p>
          </table:table-cell>
          <table:table-cell office:value-type="float" office:value="0.0400000033643001" calcext:value-type="float">
            <text:p>0.0400000033643</text:p>
          </table:table-cell>
          <table:table-cell/>
        </table:table-row>
        <table:table-row table:style-name="ro1">
          <table:table-cell office:value-type="float" office:value="82.6000000016185" calcext:value-type="float">
            <text:p>82.6000000016185</text:p>
          </table:table-cell>
          <table:table-cell office:value-type="float" office:value="176.399670488869" calcext:value-type="float">
            <text:p>176.399670488869</text:p>
          </table:table-cell>
          <table:table-cell office:value-type="float" office:value="0.0400000033670125" calcext:value-type="float">
            <text:p>0.040000003367013</text:p>
          </table:table-cell>
          <table:table-cell/>
        </table:table-row>
        <table:table-row table:style-name="ro1">
          <table:table-cell office:value-type="float" office:value="82.7000000016218" calcext:value-type="float">
            <text:p>82.7000000016218</text:p>
          </table:table-cell>
          <table:table-cell office:value-type="float" office:value="176.387523612506" calcext:value-type="float">
            <text:p>176.387523612506</text:p>
          </table:table-cell>
          <table:table-cell office:value-type="float" office:value="0.0400000033697215" calcext:value-type="float">
            <text:p>0.040000003369722</text:p>
          </table:table-cell>
          <table:table-cell/>
        </table:table-row>
        <table:table-row table:style-name="ro1">
          <table:table-cell office:value-type="float" office:value="82.8000000016251" calcext:value-type="float">
            <text:p>82.8000000016251</text:p>
          </table:table-cell>
          <table:table-cell office:value-type="float" office:value="176.375377276777" calcext:value-type="float">
            <text:p>176.375377276777</text:p>
          </table:table-cell>
          <table:table-cell office:value-type="float" office:value="0.0400000033724274" calcext:value-type="float">
            <text:p>0.040000003372427</text:p>
          </table:table-cell>
          <table:table-cell/>
        </table:table-row>
        <table:table-row table:style-name="ro1">
          <table:table-cell office:value-type="float" office:value="82.9000000016285" calcext:value-type="float">
            <text:p>82.9000000016285</text:p>
          </table:table-cell>
          <table:table-cell office:value-type="float" office:value="176.363231504889" calcext:value-type="float">
            <text:p>176.363231504889</text:p>
          </table:table-cell>
          <table:table-cell office:value-type="float" office:value="0.04000000337513" calcext:value-type="float">
            <text:p>0.04000000337513</text:p>
          </table:table-cell>
          <table:table-cell/>
        </table:table-row>
        <table:table-row table:style-name="ro1">
          <table:table-cell office:value-type="float" office:value="83.0000000016318" calcext:value-type="float">
            <text:p>83.0000000016318</text:p>
          </table:table-cell>
          <table:table-cell office:value-type="float" office:value="176.351086319978" calcext:value-type="float">
            <text:p>176.351086319978</text:p>
          </table:table-cell>
          <table:table-cell office:value-type="float" office:value="0.0400000033778294" calcext:value-type="float">
            <text:p>0.040000003377829</text:p>
          </table:table-cell>
          <table:table-cell/>
        </table:table-row>
        <table:table-row table:style-name="ro1">
          <table:table-cell office:value-type="float" office:value="83.1000000016351" calcext:value-type="float">
            <text:p>83.1000000016351</text:p>
          </table:table-cell>
          <table:table-cell office:value-type="float" office:value="176.338941745109" calcext:value-type="float">
            <text:p>176.338941745109</text:p>
          </table:table-cell>
          <table:table-cell office:value-type="float" office:value="0.0400000033805254" calcext:value-type="float">
            <text:p>0.040000003380525</text:p>
          </table:table-cell>
          <table:table-cell/>
        </table:table-row>
        <table:table-row table:style-name="ro1">
          <table:table-cell office:value-type="float" office:value="83.2000000016384" calcext:value-type="float">
            <text:p>83.2000000016384</text:p>
          </table:table-cell>
          <table:table-cell office:value-type="float" office:value="176.326797803279" calcext:value-type="float">
            <text:p>176.326797803279</text:p>
          </table:table-cell>
          <table:table-cell office:value-type="float" office:value="0.0400000033832182" calcext:value-type="float">
            <text:p>0.040000003383218</text:p>
          </table:table-cell>
          <table:table-cell/>
        </table:table-row>
        <table:table-row table:style-name="ro1">
          <table:table-cell office:value-type="float" office:value="83.3000000016417" calcext:value-type="float">
            <text:p>83.3000000016417</text:p>
          </table:table-cell>
          <table:table-cell office:value-type="float" office:value="176.314654517412" calcext:value-type="float">
            <text:p>176.314654517412</text:p>
          </table:table-cell>
          <table:table-cell office:value-type="float" office:value="0.0400000033859077" calcext:value-type="float">
            <text:p>0.040000003385908</text:p>
          </table:table-cell>
          <table:table-cell/>
        </table:table-row>
        <table:table-row table:style-name="ro1">
          <table:table-cell office:value-type="float" office:value="83.4000000016451" calcext:value-type="float">
            <text:p>83.4000000016451</text:p>
          </table:table-cell>
          <table:table-cell office:value-type="float" office:value="176.302511910362" calcext:value-type="float">
            <text:p>176.302511910362</text:p>
          </table:table-cell>
          <table:table-cell office:value-type="float" office:value="0.0400000033885941" calcext:value-type="float">
            <text:p>0.040000003388594</text:p>
          </table:table-cell>
          <table:table-cell/>
        </table:table-row>
        <table:table-row table:style-name="ro1">
          <table:table-cell office:value-type="float" office:value="83.5000000016484" calcext:value-type="float">
            <text:p>83.5000000016484</text:p>
          </table:table-cell>
          <table:table-cell office:value-type="float" office:value="176.290370004912" calcext:value-type="float">
            <text:p>176.290370004912</text:p>
          </table:table-cell>
          <table:table-cell office:value-type="float" office:value="0.0400000033912772" calcext:value-type="float">
            <text:p>0.040000003391277</text:p>
          </table:table-cell>
          <table:table-cell/>
        </table:table-row>
        <table:table-row table:style-name="ro1">
          <table:table-cell office:value-type="float" office:value="83.6000000016517" calcext:value-type="float">
            <text:p>83.6000000016517</text:p>
          </table:table-cell>
          <table:table-cell office:value-type="float" office:value="176.278228823775" calcext:value-type="float">
            <text:p>176.278228823775</text:p>
          </table:table-cell>
          <table:table-cell office:value-type="float" office:value="0.040000003393957" calcext:value-type="float">
            <text:p>0.040000003393957</text:p>
          </table:table-cell>
          <table:table-cell/>
        </table:table-row>
        <table:table-row table:style-name="ro1">
          <table:table-cell office:value-type="float" office:value="83.700000001655" calcext:value-type="float">
            <text:p>83.700000001655</text:p>
          </table:table-cell>
          <table:table-cell office:value-type="float" office:value="176.266088389593" calcext:value-type="float">
            <text:p>176.266088389593</text:p>
          </table:table-cell>
          <table:table-cell office:value-type="float" office:value="0.0400000033966336" calcext:value-type="float">
            <text:p>0.040000003396634</text:p>
          </table:table-cell>
          <table:table-cell/>
        </table:table-row>
        <table:table-row table:style-name="ro1">
          <table:table-cell office:value-type="float" office:value="83.8000000016583" calcext:value-type="float">
            <text:p>83.8000000016583</text:p>
          </table:table-cell>
          <table:table-cell office:value-type="float" office:value="176.253948724936" calcext:value-type="float">
            <text:p>176.253948724936</text:p>
          </table:table-cell>
          <table:table-cell office:value-type="float" office:value="0.0400000033993068" calcext:value-type="float">
            <text:p>0.040000003399307</text:p>
          </table:table-cell>
          <table:table-cell/>
        </table:table-row>
        <table:table-row table:style-name="ro1">
          <table:table-cell office:value-type="float" office:value="83.9000000016617" calcext:value-type="float">
            <text:p>83.9000000016617</text:p>
          </table:table-cell>
          <table:table-cell office:value-type="float" office:value="176.241809852309" calcext:value-type="float">
            <text:p>176.241809852309</text:p>
          </table:table-cell>
          <table:table-cell office:value-type="float" office:value="0.0400000034019769" calcext:value-type="float">
            <text:p>0.040000003401977</text:p>
          </table:table-cell>
          <table:table-cell/>
        </table:table-row>
        <table:table-row table:style-name="ro1">
          <table:table-cell office:value-type="float" office:value="84.000000001665" calcext:value-type="float">
            <text:p>84.000000001665</text:p>
          </table:table-cell>
          <table:table-cell office:value-type="float" office:value="176.229671794142" calcext:value-type="float">
            <text:p>176.229671794142</text:p>
          </table:table-cell>
          <table:table-cell office:value-type="float" office:value="0.0400000034046438" calcext:value-type="float">
            <text:p>0.040000003404644</text:p>
          </table:table-cell>
          <table:table-cell/>
        </table:table-row>
        <table:table-row table:style-name="ro1">
          <table:table-cell office:value-type="float" office:value="84.1000000016683" calcext:value-type="float">
            <text:p>84.1000000016683</text:p>
          </table:table-cell>
          <table:table-cell office:value-type="float" office:value="176.217534572798" calcext:value-type="float">
            <text:p>176.217534572798</text:p>
          </table:table-cell>
          <table:table-cell office:value-type="float" office:value="0.0400000034073075" calcext:value-type="float">
            <text:p>0.040000003407308</text:p>
          </table:table-cell>
          <table:table-cell/>
        </table:table-row>
        <table:table-row table:style-name="ro1">
          <table:table-cell office:value-type="float" office:value="84.2000000016716" calcext:value-type="float">
            <text:p>84.2000000016716</text:p>
          </table:table-cell>
          <table:table-cell office:value-type="float" office:value="176.205398210567" calcext:value-type="float">
            <text:p>176.205398210567</text:p>
          </table:table-cell>
          <table:table-cell office:value-type="float" office:value="0.0400000034099679" calcext:value-type="float">
            <text:p>0.040000003409968</text:p>
          </table:table-cell>
          <table:table-cell/>
        </table:table-row>
        <table:table-row table:style-name="ro1">
          <table:table-cell office:value-type="float" office:value="84.3000000016749" calcext:value-type="float">
            <text:p>84.3000000016749</text:p>
          </table:table-cell>
          <table:table-cell office:value-type="float" office:value="176.193262729672" calcext:value-type="float">
            <text:p>176.193262729672</text:p>
          </table:table-cell>
          <table:table-cell office:value-type="float" office:value="0.0400000034126251" calcext:value-type="float">
            <text:p>0.040000003412625</text:p>
          </table:table-cell>
          <table:table-cell/>
        </table:table-row>
        <table:table-row table:style-name="ro1">
          <table:table-cell office:value-type="float" office:value="84.4000000016783" calcext:value-type="float">
            <text:p>84.4000000016783</text:p>
          </table:table-cell>
          <table:table-cell office:value-type="float" office:value="176.181128152265" calcext:value-type="float">
            <text:p>176.181128152265</text:p>
          </table:table-cell>
          <table:table-cell office:value-type="float" office:value="0.0400000034152791" calcext:value-type="float">
            <text:p>0.040000003415279</text:p>
          </table:table-cell>
          <table:table-cell/>
        </table:table-row>
        <table:table-row table:style-name="ro1">
          <table:table-cell office:value-type="float" office:value="84.5000000016816" calcext:value-type="float">
            <text:p>84.5000000016816</text:p>
          </table:table-cell>
          <table:table-cell office:value-type="float" office:value="176.168994500427" calcext:value-type="float">
            <text:p>176.168994500427</text:p>
          </table:table-cell>
          <table:table-cell office:value-type="float" office:value="0.0400000034179298" calcext:value-type="float">
            <text:p>0.04000000341793</text:p>
          </table:table-cell>
          <table:table-cell/>
        </table:table-row>
        <table:table-row table:style-name="ro1">
          <table:table-cell office:value-type="float" office:value="84.6000000016849" calcext:value-type="float">
            <text:p>84.6000000016849</text:p>
          </table:table-cell>
          <table:table-cell office:value-type="float" office:value="176.156861796171" calcext:value-type="float">
            <text:p>176.156861796171</text:p>
          </table:table-cell>
          <table:table-cell office:value-type="float" office:value="0.0400000034205773" calcext:value-type="float">
            <text:p>0.040000003420577</text:p>
          </table:table-cell>
          <table:table-cell/>
        </table:table-row>
        <table:table-row table:style-name="ro1">
          <table:table-cell office:value-type="float" office:value="84.7000000016882" calcext:value-type="float">
            <text:p>84.7000000016882</text:p>
          </table:table-cell>
          <table:table-cell office:value-type="float" office:value="176.144730061443" calcext:value-type="float">
            <text:p>176.144730061443</text:p>
          </table:table-cell>
          <table:table-cell office:value-type="float" office:value="0.0400000034232217" calcext:value-type="float">
            <text:p>0.040000003423222</text:p>
          </table:table-cell>
          <table:table-cell/>
        </table:table-row>
        <table:table-row table:style-name="ro1">
          <table:table-cell office:value-type="float" office:value="84.8000000016915" calcext:value-type="float">
            <text:p>84.8000000016915</text:p>
          </table:table-cell>
          <table:table-cell office:value-type="float" office:value="176.132599318114" calcext:value-type="float">
            <text:p>176.132599318114</text:p>
          </table:table-cell>
          <table:table-cell office:value-type="float" office:value="0.0400000034258629" calcext:value-type="float">
            <text:p>0.040000003425863</text:p>
          </table:table-cell>
          <table:table-cell/>
        </table:table-row>
        <table:table-row table:style-name="ro1">
          <table:table-cell office:value-type="float" office:value="84.9000000016948" calcext:value-type="float">
            <text:p>84.9000000016948</text:p>
          </table:table-cell>
          <table:table-cell office:value-type="float" office:value="176.120469587988" calcext:value-type="float">
            <text:p>176.120469587988</text:p>
          </table:table-cell>
          <table:table-cell office:value-type="float" office:value="0.0400000034285008" calcext:value-type="float">
            <text:p>0.040000003428501</text:p>
          </table:table-cell>
          <table:table-cell/>
        </table:table-row>
        <table:table-row table:style-name="ro1">
          <table:table-cell office:value-type="float" office:value="85.0000000016982" calcext:value-type="float">
            <text:p>85.0000000016982</text:p>
          </table:table-cell>
          <table:table-cell office:value-type="float" office:value="176.108340892802" calcext:value-type="float">
            <text:p>176.108340892802</text:p>
          </table:table-cell>
          <table:table-cell office:value-type="float" office:value="0.0400000034311355" calcext:value-type="float">
            <text:p>0.040000003431136</text:p>
          </table:table-cell>
          <table:table-cell/>
        </table:table-row>
        <table:table-row table:style-name="ro1">
          <table:table-cell office:value-type="float" office:value="85.1000000017015" calcext:value-type="float">
            <text:p>85.1000000017015</text:p>
          </table:table-cell>
          <table:table-cell office:value-type="float" office:value="176.09621325422" calcext:value-type="float">
            <text:p>176.09621325422</text:p>
          </table:table-cell>
          <table:table-cell office:value-type="float" office:value="0.040000003433767" calcext:value-type="float">
            <text:p>0.040000003433767</text:p>
          </table:table-cell>
          <table:table-cell/>
        </table:table-row>
        <table:table-row table:style-name="ro1">
          <table:table-cell office:value-type="float" office:value="85.2000000017048" calcext:value-type="float">
            <text:p>85.2000000017048</text:p>
          </table:table-cell>
          <table:table-cell office:value-type="float" office:value="176.08408669384" calcext:value-type="float">
            <text:p>176.08408669384</text:p>
          </table:table-cell>
          <table:table-cell office:value-type="float" office:value="0.0400000034363953" calcext:value-type="float">
            <text:p>0.040000003436395</text:p>
          </table:table-cell>
          <table:table-cell/>
        </table:table-row>
        <table:table-row table:style-name="ro1">
          <table:table-cell office:value-type="float" office:value="85.3000000017081" calcext:value-type="float">
            <text:p>85.3000000017081</text:p>
          </table:table-cell>
          <table:table-cell office:value-type="float" office:value="176.07196123319" calcext:value-type="float">
            <text:p>176.07196123319</text:p>
          </table:table-cell>
          <table:table-cell office:value-type="float" office:value="0.0400000034390203" calcext:value-type="float">
            <text:p>0.04000000343902</text:p>
          </table:table-cell>
          <table:table-cell/>
        </table:table-row>
        <table:table-row table:style-name="ro1">
          <table:table-cell office:value-type="float" office:value="85.4000000017114" calcext:value-type="float">
            <text:p>85.4000000017114</text:p>
          </table:table-cell>
          <table:table-cell office:value-type="float" office:value="176.05983689373" calcext:value-type="float">
            <text:p>176.05983689373</text:p>
          </table:table-cell>
          <table:table-cell office:value-type="float" office:value="0.0400000034416423" calcext:value-type="float">
            <text:p>0.040000003441642</text:p>
          </table:table-cell>
          <table:table-cell/>
        </table:table-row>
        <table:table-row table:style-name="ro1">
          <table:table-cell office:value-type="float" office:value="85.5000000017148" calcext:value-type="float">
            <text:p>85.5000000017148</text:p>
          </table:table-cell>
          <table:table-cell office:value-type="float" office:value="176.047713696849" calcext:value-type="float">
            <text:p>176.047713696849</text:p>
          </table:table-cell>
          <table:table-cell office:value-type="float" office:value="0.0400000034442611" calcext:value-type="float">
            <text:p>0.040000003444261</text:p>
          </table:table-cell>
          <table:table-cell/>
        </table:table-row>
        <table:table-row table:style-name="ro1">
          <table:table-cell office:value-type="float" office:value="85.6000000017181" calcext:value-type="float">
            <text:p>85.6000000017181</text:p>
          </table:table-cell>
          <table:table-cell office:value-type="float" office:value="176.035591663868" calcext:value-type="float">
            <text:p>176.035591663868</text:p>
          </table:table-cell>
          <table:table-cell office:value-type="float" office:value="0.0400000034468766" calcext:value-type="float">
            <text:p>0.040000003446877</text:p>
          </table:table-cell>
          <table:table-cell/>
        </table:table-row>
        <table:table-row table:style-name="ro1">
          <table:table-cell office:value-type="float" office:value="85.7000000017214" calcext:value-type="float">
            <text:p>85.7000000017214</text:p>
          </table:table-cell>
          <table:table-cell office:value-type="float" office:value="176.023470816041" calcext:value-type="float">
            <text:p>176.023470816041</text:p>
          </table:table-cell>
          <table:table-cell office:value-type="float" office:value="0.040000003449489" calcext:value-type="float">
            <text:p>0.040000003449489</text:p>
          </table:table-cell>
          <table:table-cell/>
        </table:table-row>
        <table:table-row table:style-name="ro1">
          <table:table-cell office:value-type="float" office:value="85.8000000017247" calcext:value-type="float">
            <text:p>85.8000000017247</text:p>
          </table:table-cell>
          <table:table-cell office:value-type="float" office:value="176.011351174553" calcext:value-type="float">
            <text:p>176.011351174553</text:p>
          </table:table-cell>
          <table:table-cell office:value-type="float" office:value="0.0400000034520982" calcext:value-type="float">
            <text:p>0.040000003452098</text:p>
          </table:table-cell>
          <table:table-cell/>
        </table:table-row>
        <table:table-row table:style-name="ro1">
          <table:table-cell office:value-type="float" office:value="85.900000001728" calcext:value-type="float">
            <text:p>85.900000001728</text:p>
          </table:table-cell>
          <table:table-cell office:value-type="float" office:value="175.99923276052" calcext:value-type="float">
            <text:p>175.99923276052</text:p>
          </table:table-cell>
          <table:table-cell office:value-type="float" office:value="0.0400000034547042" calcext:value-type="float">
            <text:p>0.040000003454704</text:p>
          </table:table-cell>
          <table:table-cell/>
        </table:table-row>
        <table:table-row table:style-name="ro1">
          <table:table-cell office:value-type="float" office:value="86.0000000017314" calcext:value-type="float">
            <text:p>86.0000000017314</text:p>
          </table:table-cell>
          <table:table-cell office:value-type="float" office:value="175.987115594988" calcext:value-type="float">
            <text:p>175.987115594988</text:p>
          </table:table-cell>
          <table:table-cell office:value-type="float" office:value="0.040000003457307" calcext:value-type="float">
            <text:p>0.040000003457307</text:p>
          </table:table-cell>
          <table:table-cell/>
        </table:table-row>
        <table:table-row table:style-name="ro1">
          <table:table-cell office:value-type="float" office:value="86.1000000017347" calcext:value-type="float">
            <text:p>86.1000000017347</text:p>
          </table:table-cell>
          <table:table-cell office:value-type="float" office:value="175.974999698938" calcext:value-type="float">
            <text:p>175.974999698938</text:p>
          </table:table-cell>
          <table:table-cell office:value-type="float" office:value="0.0400000034599067" calcext:value-type="float">
            <text:p>0.040000003459907</text:p>
          </table:table-cell>
          <table:table-cell/>
        </table:table-row>
        <table:table-row table:style-name="ro1">
          <table:table-cell office:value-type="float" office:value="86.200000001738" calcext:value-type="float">
            <text:p>86.200000001738</text:p>
          </table:table-cell>
          <table:table-cell office:value-type="float" office:value="175.962885093282" calcext:value-type="float">
            <text:p>175.962885093282</text:p>
          </table:table-cell>
          <table:table-cell office:value-type="float" office:value="0.0400000034625033" calcext:value-type="float">
            <text:p>0.040000003462503</text:p>
          </table:table-cell>
          <table:table-cell/>
        </table:table-row>
        <table:table-row table:style-name="ro1">
          <table:table-cell office:value-type="float" office:value="86.3000000017413" calcext:value-type="float">
            <text:p>86.3000000017413</text:p>
          </table:table-cell>
          <table:table-cell office:value-type="float" office:value="175.950771798861" calcext:value-type="float">
            <text:p>175.950771798861</text:p>
          </table:table-cell>
          <table:table-cell office:value-type="float" office:value="0.0400000034650965" calcext:value-type="float">
            <text:p>0.040000003465097</text:p>
          </table:table-cell>
          <table:table-cell/>
        </table:table-row>
        <table:table-row table:style-name="ro1">
          <table:table-cell office:value-type="float" office:value="86.4000000017446" calcext:value-type="float">
            <text:p>86.4000000017446</text:p>
          </table:table-cell>
          <table:table-cell office:value-type="float" office:value="175.938659836454" calcext:value-type="float">
            <text:p>175.938659836454</text:p>
          </table:table-cell>
          <table:table-cell office:value-type="float" office:value="0.0400000034676867" calcext:value-type="float">
            <text:p>0.040000003467687</text:p>
          </table:table-cell>
          <table:table-cell/>
        </table:table-row>
        <table:table-row table:style-name="ro1">
          <table:table-cell office:value-type="float" office:value="86.500000001748" calcext:value-type="float">
            <text:p>86.500000001748</text:p>
          </table:table-cell>
          <table:table-cell office:value-type="float" office:value="175.926549226764" calcext:value-type="float">
            <text:p>175.926549226764</text:p>
          </table:table-cell>
          <table:table-cell office:value-type="float" office:value="0.0400000034702737" calcext:value-type="float">
            <text:p>0.040000003470274</text:p>
          </table:table-cell>
          <table:table-cell/>
        </table:table-row>
        <table:table-row table:style-name="ro1">
          <table:table-cell office:value-type="float" office:value="86.6000000017513" calcext:value-type="float">
            <text:p>86.6000000017513</text:p>
          </table:table-cell>
          <table:table-cell office:value-type="float" office:value="175.914439990435" calcext:value-type="float">
            <text:p>175.914439990435</text:p>
          </table:table-cell>
          <table:table-cell office:value-type="float" office:value="0.0400000034728575" calcext:value-type="float">
            <text:p>0.040000003472858</text:p>
          </table:table-cell>
          <table:table-cell/>
        </table:table-row>
        <table:table-row table:style-name="ro1">
          <table:table-cell office:value-type="float" office:value="86.7000000017546" calcext:value-type="float">
            <text:p>86.7000000017546</text:p>
          </table:table-cell>
          <table:table-cell office:value-type="float" office:value="175.902332148038" calcext:value-type="float">
            <text:p>175.902332148038</text:p>
          </table:table-cell>
          <table:table-cell office:value-type="float" office:value="0.0400000034754381" calcext:value-type="float">
            <text:p>0.040000003475438</text:p>
          </table:table-cell>
          <table:table-cell/>
        </table:table-row>
        <table:table-row table:style-name="ro1">
          <table:table-cell office:value-type="float" office:value="86.8000000017579" calcext:value-type="float">
            <text:p>86.8000000017579</text:p>
          </table:table-cell>
          <table:table-cell office:value-type="float" office:value="175.890225720077" calcext:value-type="float">
            <text:p>175.890225720077</text:p>
          </table:table-cell>
          <table:table-cell office:value-type="float" office:value="0.0400000034780156" calcext:value-type="float">
            <text:p>0.040000003478016</text:p>
          </table:table-cell>
          <table:table-cell/>
        </table:table-row>
        <table:table-row table:style-name="ro1">
          <table:table-cell office:value-type="float" office:value="86.9000000017612" calcext:value-type="float">
            <text:p>86.9000000017612</text:p>
          </table:table-cell>
          <table:table-cell office:value-type="float" office:value="175.87812072699" calcext:value-type="float">
            <text:p>175.87812072699</text:p>
          </table:table-cell>
          <table:table-cell office:value-type="float" office:value="0.04000000348059" calcext:value-type="float">
            <text:p>0.04000000348059</text:p>
          </table:table-cell>
          <table:table-cell/>
        </table:table-row>
        <table:table-row table:style-name="ro1">
          <table:table-cell office:value-type="float" office:value="87.0000000017646" calcext:value-type="float">
            <text:p>87.0000000017646</text:p>
          </table:table-cell>
          <table:table-cell office:value-type="float" office:value="175.866017189148" calcext:value-type="float">
            <text:p>175.866017189148</text:p>
          </table:table-cell>
          <table:table-cell office:value-type="float" office:value="0.0400000034831613" calcext:value-type="float">
            <text:p>0.040000003483161</text:p>
          </table:table-cell>
          <table:table-cell/>
        </table:table-row>
        <table:table-row table:style-name="ro1">
          <table:table-cell office:value-type="float" office:value="87.1000000017679" calcext:value-type="float">
            <text:p>87.1000000017679</text:p>
          </table:table-cell>
          <table:table-cell office:value-type="float" office:value="175.853915126851" calcext:value-type="float">
            <text:p>175.853915126851</text:p>
          </table:table-cell>
          <table:table-cell office:value-type="float" office:value="0.0400000034857294" calcext:value-type="float">
            <text:p>0.040000003485729</text:p>
          </table:table-cell>
          <table:table-cell/>
        </table:table-row>
        <table:table-row table:style-name="ro1">
          <table:table-cell office:value-type="float" office:value="87.2000000017712" calcext:value-type="float">
            <text:p>87.2000000017712</text:p>
          </table:table-cell>
          <table:table-cell office:value-type="float" office:value="175.841814560336" calcext:value-type="float">
            <text:p>175.841814560336</text:p>
          </table:table-cell>
          <table:table-cell office:value-type="float" office:value="0.0400000034882944" calcext:value-type="float">
            <text:p>0.040000003488294</text:p>
          </table:table-cell>
          <table:table-cell/>
        </table:table-row>
        <table:table-row table:style-name="ro1">
          <table:table-cell office:value-type="float" office:value="87.3000000017745" calcext:value-type="float">
            <text:p>87.3000000017745</text:p>
          </table:table-cell>
          <table:table-cell office:value-type="float" office:value="175.82971550977" calcext:value-type="float">
            <text:p>175.82971550977</text:p>
          </table:table-cell>
          <table:table-cell office:value-type="float" office:value="0.0400000034908563" calcext:value-type="float">
            <text:p>0.040000003490856</text:p>
          </table:table-cell>
          <table:table-cell/>
        </table:table-row>
        <table:table-row table:style-name="ro1">
          <table:table-cell office:value-type="float" office:value="87.4000000017778" calcext:value-type="float">
            <text:p>87.4000000017778</text:p>
          </table:table-cell>
          <table:table-cell office:value-type="float" office:value="175.817617995257" calcext:value-type="float">
            <text:p>175.817617995257</text:p>
          </table:table-cell>
          <table:table-cell office:value-type="float" office:value="0.0400000034934149" calcext:value-type="float">
            <text:p>0.040000003493415</text:p>
          </table:table-cell>
          <table:table-cell/>
        </table:table-row>
        <table:table-row table:style-name="ro1">
          <table:table-cell office:value-type="float" office:value="87.5000000017812" calcext:value-type="float">
            <text:p>87.5000000017812</text:p>
          </table:table-cell>
          <table:table-cell office:value-type="float" office:value="175.80552203683" calcext:value-type="float">
            <text:p>175.80552203683</text:p>
          </table:table-cell>
          <table:table-cell office:value-type="float" office:value="0.0400000034959705" calcext:value-type="float">
            <text:p>0.040000003495971</text:p>
          </table:table-cell>
          <table:table-cell/>
        </table:table-row>
        <table:table-row table:style-name="ro1">
          <table:table-cell office:value-type="float" office:value="87.6000000017845" calcext:value-type="float">
            <text:p>87.6000000017845</text:p>
          </table:table-cell>
          <table:table-cell office:value-type="float" office:value="175.793427654458" calcext:value-type="float">
            <text:p>175.793427654458</text:p>
          </table:table-cell>
          <table:table-cell office:value-type="float" office:value="0.0400000034985229" calcext:value-type="float">
            <text:p>0.040000003498523</text:p>
          </table:table-cell>
          <table:table-cell/>
        </table:table-row>
        <table:table-row table:style-name="ro1">
          <table:table-cell office:value-type="float" office:value="87.7000000017878" calcext:value-type="float">
            <text:p>87.7000000017878</text:p>
          </table:table-cell>
          <table:table-cell office:value-type="float" office:value="175.781334868042" calcext:value-type="float">
            <text:p>175.781334868042</text:p>
          </table:table-cell>
          <table:table-cell office:value-type="float" office:value="0.0400000035010723" calcext:value-type="float">
            <text:p>0.040000003501072</text:p>
          </table:table-cell>
          <table:table-cell/>
        </table:table-row>
        <table:table-row table:style-name="ro1">
          <table:table-cell office:value-type="float" office:value="87.8000000017911" calcext:value-type="float">
            <text:p>87.8000000017911</text:p>
          </table:table-cell>
          <table:table-cell office:value-type="float" office:value="175.769243697416" calcext:value-type="float">
            <text:p>175.769243697416</text:p>
          </table:table-cell>
          <table:table-cell office:value-type="float" office:value="0.0400000035036185" calcext:value-type="float">
            <text:p>0.040000003503619</text:p>
          </table:table-cell>
          <table:table-cell/>
        </table:table-row>
        <table:table-row table:style-name="ro1">
          <table:table-cell office:value-type="float" office:value="87.9000000017944" calcext:value-type="float">
            <text:p>87.9000000017944</text:p>
          </table:table-cell>
          <table:table-cell office:value-type="float" office:value="175.75715416235" calcext:value-type="float">
            <text:p>175.75715416235</text:p>
          </table:table-cell>
          <table:table-cell office:value-type="float" office:value="0.0400000035061616" calcext:value-type="float">
            <text:p>0.040000003506162</text:p>
          </table:table-cell>
          <table:table-cell/>
        </table:table-row>
        <table:table-row table:style-name="ro1">
          <table:table-cell office:value-type="float" office:value="88.0000000017978" calcext:value-type="float">
            <text:p>88.0000000017978</text:p>
          </table:table-cell>
          <table:table-cell office:value-type="float" office:value="175.745066282545" calcext:value-type="float">
            <text:p>175.745066282545</text:p>
          </table:table-cell>
          <table:table-cell office:value-type="float" office:value="0.0400000035087016" calcext:value-type="float">
            <text:p>0.040000003508702</text:p>
          </table:table-cell>
          <table:table-cell/>
        </table:table-row>
        <table:table-row table:style-name="ro1">
          <table:table-cell office:value-type="float" office:value="88.1000000018011" calcext:value-type="float">
            <text:p>88.1000000018011</text:p>
          </table:table-cell>
          <table:table-cell office:value-type="float" office:value="175.732980077635" calcext:value-type="float">
            <text:p>175.732980077635</text:p>
          </table:table-cell>
          <table:table-cell office:value-type="float" office:value="0.0400000035112384" calcext:value-type="float">
            <text:p>0.040000003511238</text:p>
          </table:table-cell>
          <table:table-cell/>
        </table:table-row>
        <table:table-row table:style-name="ro1">
          <table:table-cell office:value-type="float" office:value="88.2000000018044" calcext:value-type="float">
            <text:p>88.2000000018044</text:p>
          </table:table-cell>
          <table:table-cell office:value-type="float" office:value="175.720895567191" calcext:value-type="float">
            <text:p>175.720895567191</text:p>
          </table:table-cell>
          <table:table-cell office:value-type="float" office:value="0.0400000035137722" calcext:value-type="float">
            <text:p>0.040000003513772</text:p>
          </table:table-cell>
          <table:table-cell/>
        </table:table-row>
        <table:table-row table:style-name="ro1">
          <table:table-cell office:value-type="float" office:value="88.3000000018077" calcext:value-type="float">
            <text:p>88.3000000018077</text:p>
          </table:table-cell>
          <table:table-cell office:value-type="float" office:value="175.708812770717" calcext:value-type="float">
            <text:p>175.708812770717</text:p>
          </table:table-cell>
          <table:table-cell office:value-type="float" office:value="0.0400000035163028" calcext:value-type="float">
            <text:p>0.040000003516303</text:p>
          </table:table-cell>
          <table:table-cell/>
        </table:table-row>
        <table:table-row table:style-name="ro1">
          <table:table-cell office:value-type="float" office:value="88.400000001811" calcext:value-type="float">
            <text:p>88.400000001811</text:p>
          </table:table-cell>
          <table:table-cell office:value-type="float" office:value="175.696731707651" calcext:value-type="float">
            <text:p>175.696731707651</text:p>
          </table:table-cell>
          <table:table-cell office:value-type="float" office:value="0.0400000035188303" calcext:value-type="float">
            <text:p>0.04000000351883</text:p>
          </table:table-cell>
          <table:table-cell/>
        </table:table-row>
        <table:table-row table:style-name="ro1">
          <table:table-cell office:value-type="float" office:value="88.5000000018144" calcext:value-type="float">
            <text:p>88.5000000018144</text:p>
          </table:table-cell>
          <table:table-cell office:value-type="float" office:value="175.684652397364" calcext:value-type="float">
            <text:p>175.684652397364</text:p>
          </table:table-cell>
          <table:table-cell office:value-type="float" office:value="0.0400000035213547" calcext:value-type="float">
            <text:p>0.040000003521355</text:p>
          </table:table-cell>
          <table:table-cell/>
        </table:table-row>
        <table:table-row table:style-name="ro1">
          <table:table-cell office:value-type="float" office:value="88.6000000018177" calcext:value-type="float">
            <text:p>88.6000000018177</text:p>
          </table:table-cell>
          <table:table-cell office:value-type="float" office:value="175.672574859162" calcext:value-type="float">
            <text:p>175.672574859162</text:p>
          </table:table-cell>
          <table:table-cell office:value-type="float" office:value="0.040000003523876" calcext:value-type="float">
            <text:p>0.040000003523876</text:p>
          </table:table-cell>
          <table:table-cell/>
        </table:table-row>
        <table:table-row table:style-name="ro1">
          <table:table-cell office:value-type="float" office:value="88.700000001821" calcext:value-type="float">
            <text:p>88.700000001821</text:p>
          </table:table-cell>
          <table:table-cell office:value-type="float" office:value="175.660499112286" calcext:value-type="float">
            <text:p>175.660499112286</text:p>
          </table:table-cell>
          <table:table-cell office:value-type="float" office:value="0.0400000035263942" calcext:value-type="float">
            <text:p>0.040000003526394</text:p>
          </table:table-cell>
          <table:table-cell/>
        </table:table-row>
        <table:table-row table:style-name="ro1">
          <table:table-cell office:value-type="float" office:value="88.8000000018243" calcext:value-type="float">
            <text:p>88.8000000018243</text:p>
          </table:table-cell>
          <table:table-cell office:value-type="float" office:value="175.64842517591" calcext:value-type="float">
            <text:p>175.64842517591</text:p>
          </table:table-cell>
          <table:table-cell office:value-type="float" office:value="0.0400000035289093" calcext:value-type="float">
            <text:p>0.040000003528909</text:p>
          </table:table-cell>
          <table:table-cell/>
        </table:table-row>
        <table:table-row table:style-name="ro1">
          <table:table-cell office:value-type="float" office:value="88.9000000018276" calcext:value-type="float">
            <text:p>88.9000000018276</text:p>
          </table:table-cell>
          <table:table-cell office:value-type="float" office:value="175.636353069146" calcext:value-type="float">
            <text:p>175.636353069146</text:p>
          </table:table-cell>
          <table:table-cell office:value-type="float" office:value="0.0400000035314213" calcext:value-type="float">
            <text:p>0.040000003531421</text:p>
          </table:table-cell>
          <table:table-cell/>
        </table:table-row>
        <table:table-row table:style-name="ro1">
          <table:table-cell office:value-type="float" office:value="89.000000001831" calcext:value-type="float">
            <text:p>89.000000001831</text:p>
          </table:table-cell>
          <table:table-cell office:value-type="float" office:value="175.624282811036" calcext:value-type="float">
            <text:p>175.624282811036</text:p>
          </table:table-cell>
          <table:table-cell office:value-type="float" office:value="0.0400000035339302" calcext:value-type="float">
            <text:p>0.04000000353393</text:p>
          </table:table-cell>
          <table:table-cell/>
        </table:table-row>
        <table:table-row table:style-name="ro1">
          <table:table-cell office:value-type="float" office:value="89.1000000018343" calcext:value-type="float">
            <text:p>89.1000000018343</text:p>
          </table:table-cell>
          <table:table-cell office:value-type="float" office:value="175.61221442056" calcext:value-type="float">
            <text:p>175.61221442056</text:p>
          </table:table-cell>
          <table:table-cell office:value-type="float" office:value="0.0400000035364361" calcext:value-type="float">
            <text:p>0.040000003536436</text:p>
          </table:table-cell>
          <table:table-cell/>
        </table:table-row>
        <table:table-row table:style-name="ro1">
          <table:table-cell office:value-type="float" office:value="89.2000000018376" calcext:value-type="float">
            <text:p>89.2000000018376</text:p>
          </table:table-cell>
          <table:table-cell office:value-type="float" office:value="175.600147916632" calcext:value-type="float">
            <text:p>175.600147916632</text:p>
          </table:table-cell>
          <table:table-cell office:value-type="float" office:value="0.040000003538939" calcext:value-type="float">
            <text:p>0.040000003538939</text:p>
          </table:table-cell>
          <table:table-cell/>
        </table:table-row>
        <table:table-row table:style-name="ro1">
          <table:table-cell office:value-type="float" office:value="89.3000000018409" calcext:value-type="float">
            <text:p>89.3000000018409</text:p>
          </table:table-cell>
          <table:table-cell office:value-type="float" office:value="175.588083318101" calcext:value-type="float">
            <text:p>175.588083318101</text:p>
          </table:table-cell>
          <table:table-cell office:value-type="float" office:value="0.0400000035414387" calcext:value-type="float">
            <text:p>0.040000003541439</text:p>
          </table:table-cell>
          <table:table-cell/>
        </table:table-row>
        <table:table-row table:style-name="ro1">
          <table:table-cell office:value-type="float" office:value="89.4000000018442" calcext:value-type="float">
            <text:p>89.4000000018442</text:p>
          </table:table-cell>
          <table:table-cell office:value-type="float" office:value="175.576020643751" calcext:value-type="float">
            <text:p>175.576020643751</text:p>
          </table:table-cell>
          <table:table-cell office:value-type="float" office:value="0.0400000035439353" calcext:value-type="float">
            <text:p>0.040000003543935</text:p>
          </table:table-cell>
          <table:table-cell/>
        </table:table-row>
        <table:table-row table:style-name="ro1">
          <table:table-cell office:value-type="float" office:value="89.5000000018476" calcext:value-type="float">
            <text:p>89.5000000018476</text:p>
          </table:table-cell>
          <table:table-cell office:value-type="float" office:value="175.563959912301" calcext:value-type="float">
            <text:p>175.563959912301</text:p>
          </table:table-cell>
          <table:table-cell office:value-type="float" office:value="0.040000003546429" calcext:value-type="float">
            <text:p>0.040000003546429</text:p>
          </table:table-cell>
          <table:table-cell/>
        </table:table-row>
        <table:table-row table:style-name="ro1">
          <table:table-cell office:value-type="float" office:value="89.6000000018509" calcext:value-type="float">
            <text:p>89.6000000018509</text:p>
          </table:table-cell>
          <table:table-cell office:value-type="float" office:value="175.551901142408" calcext:value-type="float">
            <text:p>175.551901142408</text:p>
          </table:table-cell>
          <table:table-cell office:value-type="float" office:value="0.0400000035489195" calcext:value-type="float">
            <text:p>0.04000000354892</text:p>
          </table:table-cell>
          <table:table-cell/>
        </table:table-row>
        <table:table-row table:style-name="ro1">
          <table:table-cell office:value-type="float" office:value="89.7000000018542" calcext:value-type="float">
            <text:p>89.7000000018542</text:p>
          </table:table-cell>
          <table:table-cell office:value-type="float" office:value="175.53984435266" calcext:value-type="float">
            <text:p>175.53984435266</text:p>
          </table:table-cell>
          <table:table-cell office:value-type="float" office:value="0.040000003551407" calcext:value-type="float">
            <text:p>0.040000003551407</text:p>
          </table:table-cell>
          <table:table-cell/>
        </table:table-row>
        <table:table-row table:style-name="ro1">
          <table:table-cell office:value-type="float" office:value="89.8000000018575" calcext:value-type="float">
            <text:p>89.8000000018575</text:p>
          </table:table-cell>
          <table:table-cell office:value-type="float" office:value="175.527789561582" calcext:value-type="float">
            <text:p>175.527789561582</text:p>
          </table:table-cell>
          <table:table-cell office:value-type="float" office:value="0.0400000035538914" calcext:value-type="float">
            <text:p>0.040000003553891</text:p>
          </table:table-cell>
          <table:table-cell/>
        </table:table-row>
        <table:table-row table:style-name="ro1">
          <table:table-cell office:value-type="float" office:value="89.9000000018608" calcext:value-type="float">
            <text:p>89.9000000018608</text:p>
          </table:table-cell>
          <table:table-cell office:value-type="float" office:value="175.515736787637" calcext:value-type="float">
            <text:p>175.515736787637</text:p>
          </table:table-cell>
          <table:table-cell office:value-type="float" office:value="0.0400000035563727" calcext:value-type="float">
            <text:p>0.040000003556373</text:p>
          </table:table-cell>
          <table:table-cell/>
        </table:table-row>
        <table:table-row table:style-name="ro1">
          <table:table-cell office:value-type="float" office:value="90.0000000018642" calcext:value-type="float">
            <text:p>90.0000000018642</text:p>
          </table:table-cell>
          <table:table-cell office:value-type="float" office:value="175.503686049222" calcext:value-type="float">
            <text:p>175.503686049222</text:p>
          </table:table-cell>
          <table:table-cell office:value-type="float" office:value="0.040000003558851" calcext:value-type="float">
            <text:p>0.040000003558851</text:p>
          </table:table-cell>
          <table:table-cell/>
        </table:table-row>
        <table:table-row table:style-name="ro1">
          <table:table-cell office:value-type="float" office:value="90.1000000018675" calcext:value-type="float">
            <text:p>90.1000000018675</text:p>
          </table:table-cell>
          <table:table-cell office:value-type="float" office:value="175.491637364669" calcext:value-type="float">
            <text:p>175.491637364669</text:p>
          </table:table-cell>
          <table:table-cell office:value-type="float" office:value="0.0400000035613262" calcext:value-type="float">
            <text:p>0.040000003561326</text:p>
          </table:table-cell>
          <table:table-cell/>
        </table:table-row>
        <table:table-row table:style-name="ro1">
          <table:table-cell office:value-type="float" office:value="90.2000000018708" calcext:value-type="float">
            <text:p>90.2000000018708</text:p>
          </table:table-cell>
          <table:table-cell office:value-type="float" office:value="175.479590752248" calcext:value-type="float">
            <text:p>175.479590752248</text:p>
          </table:table-cell>
          <table:table-cell office:value-type="float" office:value="0.0400000035637984" calcext:value-type="float">
            <text:p>0.040000003563798</text:p>
          </table:table-cell>
          <table:table-cell/>
        </table:table-row>
        <table:table-row table:style-name="ro1">
          <table:table-cell office:value-type="float" office:value="90.3000000018741" calcext:value-type="float">
            <text:p>90.3000000018741</text:p>
          </table:table-cell>
          <table:table-cell office:value-type="float" office:value="175.467546230164" calcext:value-type="float">
            <text:p>175.467546230164</text:p>
          </table:table-cell>
          <table:table-cell office:value-type="float" office:value="0.0400000035662675" calcext:value-type="float">
            <text:p>0.040000003566268</text:p>
          </table:table-cell>
          <table:table-cell/>
        </table:table-row>
        <table:table-row table:style-name="ro1">
          <table:table-cell office:value-type="float" office:value="90.4000000018774" calcext:value-type="float">
            <text:p>90.4000000018774</text:p>
          </table:table-cell>
          <table:table-cell office:value-type="float" office:value="175.455503816561" calcext:value-type="float">
            <text:p>175.455503816561</text:p>
          </table:table-cell>
          <table:table-cell office:value-type="float" office:value="0.0400000035687336" calcext:value-type="float">
            <text:p>0.040000003568734</text:p>
          </table:table-cell>
          <table:table-cell/>
        </table:table-row>
        <table:table-row table:style-name="ro1">
          <table:table-cell office:value-type="float" office:value="90.5000000018808" calcext:value-type="float">
            <text:p>90.5000000018808</text:p>
          </table:table-cell>
          <table:table-cell office:value-type="float" office:value="175.443463529511" calcext:value-type="float">
            <text:p>175.443463529511</text:p>
          </table:table-cell>
          <table:table-cell office:value-type="float" office:value="0.0400000035711966" calcext:value-type="float">
            <text:p>0.040000003571197</text:p>
          </table:table-cell>
          <table:table-cell/>
        </table:table-row>
        <table:table-row table:style-name="ro1">
          <table:table-cell office:value-type="float" office:value="90.6000000018841" calcext:value-type="float">
            <text:p>90.6000000018841</text:p>
          </table:table-cell>
          <table:table-cell office:value-type="float" office:value="175.431425387032" calcext:value-type="float">
            <text:p>175.431425387032</text:p>
          </table:table-cell>
          <table:table-cell office:value-type="float" office:value="0.0400000035736567" calcext:value-type="float">
            <text:p>0.040000003573657</text:p>
          </table:table-cell>
          <table:table-cell/>
        </table:table-row>
        <table:table-row table:style-name="ro1">
          <table:table-cell office:value-type="float" office:value="90.7000000018874" calcext:value-type="float">
            <text:p>90.7000000018874</text:p>
          </table:table-cell>
          <table:table-cell office:value-type="float" office:value="175.419389407075" calcext:value-type="float">
            <text:p>175.419389407075</text:p>
          </table:table-cell>
          <table:table-cell office:value-type="float" office:value="0.0400000035761136" calcext:value-type="float">
            <text:p>0.040000003576114</text:p>
          </table:table-cell>
          <table:table-cell/>
        </table:table-row>
        <table:table-row table:style-name="ro1">
          <table:table-cell office:value-type="float" office:value="90.8000000018907" calcext:value-type="float">
            <text:p>90.8000000018907</text:p>
          </table:table-cell>
          <table:table-cell office:value-type="float" office:value="175.407355607525" calcext:value-type="float">
            <text:p>175.407355607525</text:p>
          </table:table-cell>
          <table:table-cell office:value-type="float" office:value="0.0400000035785676" calcext:value-type="float">
            <text:p>0.040000003578568</text:p>
          </table:table-cell>
          <table:table-cell/>
        </table:table-row>
        <table:table-row table:style-name="ro1">
          <table:table-cell office:value-type="float" office:value="90.900000001894" calcext:value-type="float">
            <text:p>90.900000001894</text:p>
          </table:table-cell>
          <table:table-cell office:value-type="float" office:value="175.395324006207" calcext:value-type="float">
            <text:p>175.395324006207</text:p>
          </table:table-cell>
          <table:table-cell office:value-type="float" office:value="0.0400000035810185" calcext:value-type="float">
            <text:p>0.040000003581019</text:p>
          </table:table-cell>
          <table:table-cell/>
        </table:table-row>
        <table:table-row table:style-name="ro1">
          <table:table-cell office:value-type="float" office:value="91.0000000018973" calcext:value-type="float">
            <text:p>91.0000000018973</text:p>
          </table:table-cell>
          <table:table-cell office:value-type="float" office:value="175.383294620882" calcext:value-type="float">
            <text:p>175.383294620882</text:p>
          </table:table-cell>
          <table:table-cell office:value-type="float" office:value="0.0400000035834664" calcext:value-type="float">
            <text:p>0.040000003583466</text:p>
          </table:table-cell>
          <table:table-cell/>
        </table:table-row>
        <table:table-row table:style-name="ro1">
          <table:table-cell office:value-type="float" office:value="91.1000000019007" calcext:value-type="float">
            <text:p>91.1000000019007</text:p>
          </table:table-cell>
          <table:table-cell office:value-type="float" office:value="175.371267469248" calcext:value-type="float">
            <text:p>175.371267469248</text:p>
          </table:table-cell>
          <table:table-cell office:value-type="float" office:value="0.0400000035859112" calcext:value-type="float">
            <text:p>0.040000003585911</text:p>
          </table:table-cell>
          <table:table-cell/>
        </table:table-row>
        <table:table-row table:style-name="ro1">
          <table:table-cell office:value-type="float" office:value="91.200000001904" calcext:value-type="float">
            <text:p>91.200000001904</text:p>
          </table:table-cell>
          <table:table-cell office:value-type="float" office:value="175.35924256894" calcext:value-type="float">
            <text:p>175.35924256894</text:p>
          </table:table-cell>
          <table:table-cell office:value-type="float" office:value="0.0400000035883531" calcext:value-type="float">
            <text:p>0.040000003588353</text:p>
          </table:table-cell>
          <table:table-cell/>
        </table:table-row>
        <table:table-row table:style-name="ro1">
          <table:table-cell office:value-type="float" office:value="91.3000000019073" calcext:value-type="float">
            <text:p>91.3000000019073</text:p>
          </table:table-cell>
          <table:table-cell office:value-type="float" office:value="175.34721993753" calcext:value-type="float">
            <text:p>175.34721993753</text:p>
          </table:table-cell>
          <table:table-cell office:value-type="float" office:value="0.040000003590792" calcext:value-type="float">
            <text:p>0.040000003590792</text:p>
          </table:table-cell>
          <table:table-cell/>
        </table:table-row>
        <table:table-row table:style-name="ro1">
          <table:table-cell office:value-type="float" office:value="91.4000000019106" calcext:value-type="float">
            <text:p>91.4000000019106</text:p>
          </table:table-cell>
          <table:table-cell office:value-type="float" office:value="175.335199592528" calcext:value-type="float">
            <text:p>175.335199592528</text:p>
          </table:table-cell>
          <table:table-cell office:value-type="float" office:value="0.0400000035932278" calcext:value-type="float">
            <text:p>0.040000003593228</text:p>
          </table:table-cell>
          <table:table-cell/>
        </table:table-row>
        <table:table-row table:style-name="ro1">
          <table:table-cell office:value-type="float" office:value="91.5000000019139" calcext:value-type="float">
            <text:p>91.5000000019139</text:p>
          </table:table-cell>
          <table:table-cell office:value-type="float" office:value="175.323181551379" calcext:value-type="float">
            <text:p>175.323181551379</text:p>
          </table:table-cell>
          <table:table-cell office:value-type="float" office:value="0.0400000035956606" calcext:value-type="float">
            <text:p>0.040000003595661</text:p>
          </table:table-cell>
          <table:table-cell/>
        </table:table-row>
        <table:table-row table:style-name="ro1">
          <table:table-cell office:value-type="float" office:value="91.6000000019173" calcext:value-type="float">
            <text:p>91.6000000019173</text:p>
          </table:table-cell>
          <table:table-cell office:value-type="float" office:value="175.31116583147" calcext:value-type="float">
            <text:p>175.31116583147</text:p>
          </table:table-cell>
          <table:table-cell office:value-type="float" office:value="0.0400000035980904" calcext:value-type="float">
            <text:p>0.04000000359809</text:p>
          </table:table-cell>
          <table:table-cell/>
        </table:table-row>
        <table:table-row table:style-name="ro1">
          <table:table-cell office:value-type="float" office:value="91.7000000019206" calcext:value-type="float">
            <text:p>91.7000000019206</text:p>
          </table:table-cell>
          <table:table-cell office:value-type="float" office:value="175.299152450122" calcext:value-type="float">
            <text:p>175.299152450122</text:p>
          </table:table-cell>
          <table:table-cell office:value-type="float" office:value="0.0400000036005172" calcext:value-type="float">
            <text:p>0.040000003600517</text:p>
          </table:table-cell>
          <table:table-cell/>
        </table:table-row>
        <table:table-row table:style-name="ro1">
          <table:table-cell office:value-type="float" office:value="91.8000000019239" calcext:value-type="float">
            <text:p>91.8000000019239</text:p>
          </table:table-cell>
          <table:table-cell office:value-type="float" office:value="175.287141424594" calcext:value-type="float">
            <text:p>175.287141424594</text:p>
          </table:table-cell>
          <table:table-cell office:value-type="float" office:value="0.0400000036029411" calcext:value-type="float">
            <text:p>0.040000003602941</text:p>
          </table:table-cell>
          <table:table-cell/>
        </table:table-row>
        <table:table-row table:style-name="ro1">
          <table:table-cell office:value-type="float" office:value="91.9000000019272" calcext:value-type="float">
            <text:p>91.9000000019272</text:p>
          </table:table-cell>
          <table:table-cell office:value-type="float" office:value="175.275132772086" calcext:value-type="float">
            <text:p>175.275132772086</text:p>
          </table:table-cell>
          <table:table-cell office:value-type="float" office:value="0.0400000036053619" calcext:value-type="float">
            <text:p>0.040000003605362</text:p>
          </table:table-cell>
          <table:table-cell/>
        </table:table-row>
        <table:table-row table:style-name="ro1">
          <table:table-cell office:value-type="float" office:value="92.0000000019305" calcext:value-type="float">
            <text:p>92.0000000019305</text:p>
          </table:table-cell>
          <table:table-cell office:value-type="float" office:value="175.263126509732" calcext:value-type="float">
            <text:p>175.263126509732</text:p>
          </table:table-cell>
          <table:table-cell office:value-type="float" office:value="0.0400000036077798" calcext:value-type="float">
            <text:p>0.04000000360778</text:p>
          </table:table-cell>
          <table:table-cell/>
        </table:table-row>
        <table:table-row table:style-name="ro1">
          <table:table-cell office:value-type="float" office:value="92.1000000019339" calcext:value-type="float">
            <text:p>92.1000000019339</text:p>
          </table:table-cell>
          <table:table-cell office:value-type="float" office:value="175.251122654605" calcext:value-type="float">
            <text:p>175.251122654605</text:p>
          </table:table-cell>
          <table:table-cell office:value-type="float" office:value="0.0400000036101946" calcext:value-type="float">
            <text:p>0.040000003610195</text:p>
          </table:table-cell>
          <table:table-cell/>
        </table:table-row>
        <table:table-row table:style-name="ro1">
          <table:table-cell office:value-type="float" office:value="92.2000000019372" calcext:value-type="float">
            <text:p>92.2000000019372</text:p>
          </table:table-cell>
          <table:table-cell office:value-type="float" office:value="175.239121223718" calcext:value-type="float">
            <text:p>175.239121223718</text:p>
          </table:table-cell>
          <table:table-cell office:value-type="float" office:value="0.0400000036126063" calcext:value-type="float">
            <text:p>0.040000003612606</text:p>
          </table:table-cell>
          <table:table-cell/>
        </table:table-row>
        <table:table-row table:style-name="ro1">
          <table:table-cell office:value-type="float" office:value="92.3000000019405" calcext:value-type="float">
            <text:p>92.3000000019405</text:p>
          </table:table-cell>
          <table:table-cell office:value-type="float" office:value="175.227122234023" calcext:value-type="float">
            <text:p>175.227122234023</text:p>
          </table:table-cell>
          <table:table-cell office:value-type="float" office:value="0.0400000036150152" calcext:value-type="float">
            <text:p>0.040000003615015</text:p>
          </table:table-cell>
          <table:table-cell/>
        </table:table-row>
        <table:table-row table:style-name="ro1">
          <table:table-cell office:value-type="float" office:value="92.4000000019438" calcext:value-type="float">
            <text:p>92.4000000019438</text:p>
          </table:table-cell>
          <table:table-cell office:value-type="float" office:value="175.215125702405" calcext:value-type="float">
            <text:p>175.215125702405</text:p>
          </table:table-cell>
          <table:table-cell office:value-type="float" office:value="0.040000003617421" calcext:value-type="float">
            <text:p>0.040000003617421</text:p>
          </table:table-cell>
          <table:table-cell/>
        </table:table-row>
        <table:table-row table:style-name="ro1">
          <table:table-cell office:value-type="float" office:value="92.5000000019471" calcext:value-type="float">
            <text:p>92.5000000019471</text:p>
          </table:table-cell>
          <table:table-cell office:value-type="float" office:value="175.203131645694" calcext:value-type="float">
            <text:p>175.203131645694</text:p>
          </table:table-cell>
          <table:table-cell office:value-type="float" office:value="0.0400000036198239" calcext:value-type="float">
            <text:p>0.040000003619824</text:p>
          </table:table-cell>
          <table:table-cell/>
        </table:table-row>
        <table:table-row table:style-name="ro1">
          <table:table-cell office:value-type="float" office:value="92.6000000019505" calcext:value-type="float">
            <text:p>92.6000000019505</text:p>
          </table:table-cell>
          <table:table-cell office:value-type="float" office:value="175.191140080655" calcext:value-type="float">
            <text:p>175.191140080655</text:p>
          </table:table-cell>
          <table:table-cell office:value-type="float" office:value="0.0400000036222238" calcext:value-type="float">
            <text:p>0.040000003622224</text:p>
          </table:table-cell>
          <table:table-cell/>
        </table:table-row>
        <table:table-row table:style-name="ro1">
          <table:table-cell office:value-type="float" office:value="92.7000000019538" calcext:value-type="float">
            <text:p>92.7000000019538</text:p>
          </table:table-cell>
          <table:table-cell office:value-type="float" office:value="175.179151023995" calcext:value-type="float">
            <text:p>175.179151023995</text:p>
          </table:table-cell>
          <table:table-cell office:value-type="float" office:value="0.0400000036246207" calcext:value-type="float">
            <text:p>0.040000003624621</text:p>
          </table:table-cell>
          <table:table-cell/>
        </table:table-row>
        <table:table-row table:style-name="ro1">
          <table:table-cell office:value-type="float" office:value="92.8000000019571" calcext:value-type="float">
            <text:p>92.8000000019571</text:p>
          </table:table-cell>
          <table:table-cell office:value-type="float" office:value="175.167164492356" calcext:value-type="float">
            <text:p>175.167164492356</text:p>
          </table:table-cell>
          <table:table-cell office:value-type="float" office:value="0.0400000036270147" calcext:value-type="float">
            <text:p>0.040000003627015</text:p>
          </table:table-cell>
          <table:table-cell/>
        </table:table-row>
        <table:table-row table:style-name="ro1">
          <table:table-cell office:value-type="float" office:value="92.9000000019604" calcext:value-type="float">
            <text:p>92.9000000019604</text:p>
          </table:table-cell>
          <table:table-cell office:value-type="float" office:value="175.155180502317" calcext:value-type="float">
            <text:p>175.155180502317</text:p>
          </table:table-cell>
          <table:table-cell office:value-type="float" office:value="0.0400000036294057" calcext:value-type="float">
            <text:p>0.040000003629406</text:p>
          </table:table-cell>
          <table:table-cell/>
        </table:table-row>
        <table:table-row table:style-name="ro1">
          <table:table-cell office:value-type="float" office:value="93.0000000019637" calcext:value-type="float">
            <text:p>93.0000000019637</text:p>
          </table:table-cell>
          <table:table-cell office:value-type="float" office:value="175.143199070405" calcext:value-type="float">
            <text:p>175.143199070405</text:p>
          </table:table-cell>
          <table:table-cell office:value-type="float" office:value="0.0400000036317937" calcext:value-type="float">
            <text:p>0.040000003631794</text:p>
          </table:table-cell>
          <table:table-cell/>
        </table:table-row>
        <table:table-row table:style-name="ro1">
          <table:table-cell office:value-type="float" office:value="93.1000000019671" calcext:value-type="float">
            <text:p>93.1000000019671</text:p>
          </table:table-cell>
          <table:table-cell office:value-type="float" office:value="175.131220213079" calcext:value-type="float">
            <text:p>175.131220213079</text:p>
          </table:table-cell>
          <table:table-cell office:value-type="float" office:value="0.0400000036341788" calcext:value-type="float">
            <text:p>0.040000003634179</text:p>
          </table:table-cell>
          <table:table-cell/>
        </table:table-row>
        <table:table-row table:style-name="ro1">
          <table:table-cell office:value-type="float" office:value="93.2000000019704" calcext:value-type="float">
            <text:p>93.2000000019704</text:p>
          </table:table-cell>
          <table:table-cell office:value-type="float" office:value="175.119243946739" calcext:value-type="float">
            <text:p>175.119243946739</text:p>
          </table:table-cell>
          <table:table-cell office:value-type="float" office:value="0.0400000036365609" calcext:value-type="float">
            <text:p>0.040000003636561</text:p>
          </table:table-cell>
          <table:table-cell/>
        </table:table-row>
        <table:table-row table:style-name="ro1">
          <table:table-cell office:value-type="float" office:value="93.3000000019737" calcext:value-type="float">
            <text:p>93.3000000019737</text:p>
          </table:table-cell>
          <table:table-cell office:value-type="float" office:value="175.107270287726" calcext:value-type="float">
            <text:p>175.107270287726</text:p>
          </table:table-cell>
          <table:table-cell office:value-type="float" office:value="0.04000000363894" calcext:value-type="float">
            <text:p>0.04000000363894</text:p>
          </table:table-cell>
          <table:table-cell/>
        </table:table-row>
        <table:table-row table:style-name="ro1">
          <table:table-cell office:value-type="float" office:value="93.400000001977" calcext:value-type="float">
            <text:p>93.400000001977</text:p>
          </table:table-cell>
          <table:table-cell office:value-type="float" office:value="175.095299252318" calcext:value-type="float">
            <text:p>175.095299252318</text:p>
          </table:table-cell>
          <table:table-cell office:value-type="float" office:value="0.0400000036413161" calcext:value-type="float">
            <text:p>0.040000003641316</text:p>
          </table:table-cell>
          <table:table-cell/>
        </table:table-row>
        <table:table-row table:style-name="ro1">
          <table:table-cell office:value-type="float" office:value="93.5000000019803" calcext:value-type="float">
            <text:p>93.5000000019803</text:p>
          </table:table-cell>
          <table:table-cell office:value-type="float" office:value="175.083330856736" calcext:value-type="float">
            <text:p>175.083330856736</text:p>
          </table:table-cell>
          <table:table-cell office:value-type="float" office:value="0.0400000036436894" calcext:value-type="float">
            <text:p>0.040000003643689</text:p>
          </table:table-cell>
          <table:table-cell/>
        </table:table-row>
        <table:table-row table:style-name="ro1">
          <table:table-cell office:value-type="float" office:value="93.6000000019837" calcext:value-type="float">
            <text:p>93.6000000019837</text:p>
          </table:table-cell>
          <table:table-cell office:value-type="float" office:value="175.071365117137" calcext:value-type="float">
            <text:p>175.071365117137</text:p>
          </table:table-cell>
          <table:table-cell office:value-type="float" office:value="0.0400000036460597" calcext:value-type="float">
            <text:p>0.04000000364606</text:p>
          </table:table-cell>
          <table:table-cell/>
        </table:table-row>
        <table:table-row table:style-name="ro1">
          <table:table-cell office:value-type="float" office:value="93.700000001987" calcext:value-type="float">
            <text:p>93.700000001987</text:p>
          </table:table-cell>
          <table:table-cell office:value-type="float" office:value="175.059402049621" calcext:value-type="float">
            <text:p>175.059402049621</text:p>
          </table:table-cell>
          <table:table-cell office:value-type="float" office:value="0.040000003648427" calcext:value-type="float">
            <text:p>0.040000003648427</text:p>
          </table:table-cell>
          <table:table-cell/>
        </table:table-row>
        <table:table-row table:style-name="ro1">
          <table:table-cell office:value-type="float" office:value="93.8000000019903" calcext:value-type="float">
            <text:p>93.8000000019903</text:p>
          </table:table-cell>
          <table:table-cell office:value-type="float" office:value="175.047441670225" calcext:value-type="float">
            <text:p>175.047441670225</text:p>
          </table:table-cell>
          <table:table-cell office:value-type="float" office:value="0.0400000036507915" calcext:value-type="float">
            <text:p>0.040000003650792</text:p>
          </table:table-cell>
          <table:table-cell/>
        </table:table-row>
        <table:table-row table:style-name="ro1">
          <table:table-cell office:value-type="float" office:value="93.9000000019936" calcext:value-type="float">
            <text:p>93.9000000019936</text:p>
          </table:table-cell>
          <table:table-cell office:value-type="float" office:value="175.035483994931" calcext:value-type="float">
            <text:p>175.035483994931</text:p>
          </table:table-cell>
          <table:table-cell office:value-type="float" office:value="0.040000003653153" calcext:value-type="float">
            <text:p>0.040000003653153</text:p>
          </table:table-cell>
          <table:table-cell/>
        </table:table-row>
        <table:table-row table:style-name="ro1">
          <table:table-cell office:value-type="float" office:value="94.0000000019969" calcext:value-type="float">
            <text:p>94.0000000019969</text:p>
          </table:table-cell>
          <table:table-cell office:value-type="float" office:value="175.023529039657" calcext:value-type="float">
            <text:p>175.023529039657</text:p>
          </table:table-cell>
          <table:table-cell office:value-type="float" office:value="0.0400000036555116" calcext:value-type="float">
            <text:p>0.040000003655512</text:p>
          </table:table-cell>
          <table:table-cell/>
        </table:table-row>
        <table:table-row table:style-name="ro1">
          <table:table-cell office:value-type="float" office:value="94.1000000020003" calcext:value-type="float">
            <text:p>94.1000000020003</text:p>
          </table:table-cell>
          <table:table-cell office:value-type="float" office:value="175.011576820261" calcext:value-type="float">
            <text:p>175.011576820261</text:p>
          </table:table-cell>
          <table:table-cell office:value-type="float" office:value="0.0400000036578672" calcext:value-type="float">
            <text:p>0.040000003657867</text:p>
          </table:table-cell>
          <table:table-cell/>
        </table:table-row>
        <table:table-row table:style-name="ro1">
          <table:table-cell office:value-type="float" office:value="94.2000000020036" calcext:value-type="float">
            <text:p>94.2000000020036</text:p>
          </table:table-cell>
          <table:table-cell office:value-type="float" office:value="174.999627352545" calcext:value-type="float">
            <text:p>174.999627352545</text:p>
          </table:table-cell>
          <table:table-cell office:value-type="float" office:value="0.0400000036602199" calcext:value-type="float">
            <text:p>0.04000000366022</text:p>
          </table:table-cell>
          <table:table-cell/>
        </table:table-row>
        <table:table-row table:style-name="ro1">
          <table:table-cell office:value-type="float" office:value="94.3000000020069" calcext:value-type="float">
            <text:p>94.3000000020069</text:p>
          </table:table-cell>
          <table:table-cell office:value-type="float" office:value="174.98768065225" calcext:value-type="float">
            <text:p>174.98768065225</text:p>
          </table:table-cell>
          <table:table-cell office:value-type="float" office:value="0.0400000036625697" calcext:value-type="float">
            <text:p>0.04000000366257</text:p>
          </table:table-cell>
          <table:table-cell/>
        </table:table-row>
        <table:table-row table:style-name="ro1">
          <table:table-cell office:value-type="float" office:value="94.4000000020102" calcext:value-type="float">
            <text:p>94.4000000020102</text:p>
          </table:table-cell>
          <table:table-cell office:value-type="float" office:value="174.975736735056" calcext:value-type="float">
            <text:p>174.975736735056</text:p>
          </table:table-cell>
          <table:table-cell office:value-type="float" office:value="0.0400000036649165" calcext:value-type="float">
            <text:p>0.040000003664917</text:p>
          </table:table-cell>
          <table:table-cell/>
        </table:table-row>
        <table:table-row table:style-name="ro1">
          <table:table-cell office:value-type="float" office:value="94.5000000020135" calcext:value-type="float">
            <text:p>94.5000000020135</text:p>
          </table:table-cell>
          <table:table-cell office:value-type="float" office:value="174.963795616586" calcext:value-type="float">
            <text:p>174.963795616586</text:p>
          </table:table-cell>
          <table:table-cell office:value-type="float" office:value="0.0400000036672605" calcext:value-type="float">
            <text:p>0.040000003667261</text:p>
          </table:table-cell>
          <table:table-cell/>
        </table:table-row>
        <table:table-row table:style-name="ro1">
          <table:table-cell office:value-type="float" office:value="94.6000000020169" calcext:value-type="float">
            <text:p>94.6000000020169</text:p>
          </table:table-cell>
          <table:table-cell office:value-type="float" office:value="174.951857312405" calcext:value-type="float">
            <text:p>174.951857312405</text:p>
          </table:table-cell>
          <table:table-cell office:value-type="float" office:value="0.0400000036696016" calcext:value-type="float">
            <text:p>0.040000003669602</text:p>
          </table:table-cell>
          <table:table-cell/>
        </table:table-row>
        <table:table-row table:style-name="ro1">
          <table:table-cell office:value-type="float" office:value="94.7000000020202" calcext:value-type="float">
            <text:p>94.7000000020202</text:p>
          </table:table-cell>
          <table:table-cell office:value-type="float" office:value="174.939921838016" calcext:value-type="float">
            <text:p>174.939921838016</text:p>
          </table:table-cell>
          <table:table-cell office:value-type="float" office:value="0.0400000036719399" calcext:value-type="float">
            <text:p>0.04000000367194</text:p>
          </table:table-cell>
          <table:table-cell/>
        </table:table-row>
        <table:table-row table:style-name="ro1">
          <table:table-cell office:value-type="float" office:value="94.8000000020235" calcext:value-type="float">
            <text:p>94.8000000020235</text:p>
          </table:table-cell>
          <table:table-cell office:value-type="float" office:value="174.927989208864" calcext:value-type="float">
            <text:p>174.927989208864</text:p>
          </table:table-cell>
          <table:table-cell office:value-type="float" office:value="0.0400000036742751" calcext:value-type="float">
            <text:p>0.040000003674275</text:p>
          </table:table-cell>
          <table:table-cell/>
        </table:table-row>
        <table:table-row table:style-name="ro1">
          <table:table-cell office:value-type="float" office:value="94.9000000020268" calcext:value-type="float">
            <text:p>94.9000000020268</text:p>
          </table:table-cell>
          <table:table-cell office:value-type="float" office:value="174.916059440337" calcext:value-type="float">
            <text:p>174.916059440337</text:p>
          </table:table-cell>
          <table:table-cell office:value-type="float" office:value="0.0400000036766074" calcext:value-type="float">
            <text:p>0.040000003676607</text:p>
          </table:table-cell>
          <table:table-cell/>
        </table:table-row>
        <table:table-row table:style-name="ro1">
          <table:table-cell office:value-type="float" office:value="95.0000000020301" calcext:value-type="float">
            <text:p>95.0000000020301</text:p>
          </table:table-cell>
          <table:table-cell office:value-type="float" office:value="174.904132547764" calcext:value-type="float">
            <text:p>174.904132547764</text:p>
          </table:table-cell>
          <table:table-cell office:value-type="float" office:value="0.0400000036789368" calcext:value-type="float">
            <text:p>0.040000003678937</text:p>
          </table:table-cell>
          <table:table-cell/>
        </table:table-row>
        <table:table-row table:style-name="ro1">
          <table:table-cell office:value-type="float" office:value="95.1000000020335" calcext:value-type="float">
            <text:p>95.1000000020335</text:p>
          </table:table-cell>
          <table:table-cell office:value-type="float" office:value="174.892208546413" calcext:value-type="float">
            <text:p>174.892208546413</text:p>
          </table:table-cell>
          <table:table-cell office:value-type="float" office:value="0.0400000036812633" calcext:value-type="float">
            <text:p>0.040000003681263</text:p>
          </table:table-cell>
          <table:table-cell/>
        </table:table-row>
        <table:table-row table:style-name="ro1">
          <table:table-cell office:value-type="float" office:value="95.2000000020368" calcext:value-type="float">
            <text:p>95.2000000020368</text:p>
          </table:table-cell>
          <table:table-cell office:value-type="float" office:value="174.880287451497" calcext:value-type="float">
            <text:p>174.880287451497</text:p>
          </table:table-cell>
          <table:table-cell office:value-type="float" office:value="0.040000003683587" calcext:value-type="float">
            <text:p>0.040000003683587</text:p>
          </table:table-cell>
          <table:table-cell/>
        </table:table-row>
        <table:table-row table:style-name="ro1">
          <table:table-cell office:value-type="float" office:value="95.3000000020401" calcext:value-type="float">
            <text:p>95.3000000020401</text:p>
          </table:table-cell>
          <table:table-cell office:value-type="float" office:value="174.86836927817" calcext:value-type="float">
            <text:p>174.86836927817</text:p>
          </table:table-cell>
          <table:table-cell office:value-type="float" office:value="0.0400000036859077" calcext:value-type="float">
            <text:p>0.040000003685908</text:p>
          </table:table-cell>
          <table:table-cell/>
        </table:table-row>
        <table:table-row table:style-name="ro1">
          <table:table-cell office:value-type="float" office:value="95.4000000020434" calcext:value-type="float">
            <text:p>95.4000000020434</text:p>
          </table:table-cell>
          <table:table-cell office:value-type="float" office:value="174.856454041525" calcext:value-type="float">
            <text:p>174.856454041525</text:p>
          </table:table-cell>
          <table:table-cell office:value-type="float" office:value="0.0400000036882254" calcext:value-type="float">
            <text:p>0.040000003688225</text:p>
          </table:table-cell>
          <table:table-cell/>
        </table:table-row>
        <table:table-row table:style-name="ro1">
          <table:table-cell office:value-type="float" office:value="95.5000000020467" calcext:value-type="float">
            <text:p>95.5000000020467</text:p>
          </table:table-cell>
          <table:table-cell office:value-type="float" office:value="174.844541756601" calcext:value-type="float">
            <text:p>174.844541756601</text:p>
          </table:table-cell>
          <table:table-cell office:value-type="float" office:value="0.0400000036905404" calcext:value-type="float">
            <text:p>0.04000000369054</text:p>
          </table:table-cell>
          <table:table-cell/>
        </table:table-row>
        <table:table-row table:style-name="ro1">
          <table:table-cell office:value-type="float" office:value="95.6000000020501" calcext:value-type="float">
            <text:p>95.6000000020501</text:p>
          </table:table-cell>
          <table:table-cell office:value-type="float" office:value="174.832632438379" calcext:value-type="float">
            <text:p>174.832632438379</text:p>
          </table:table-cell>
          <table:table-cell office:value-type="float" office:value="0.0400000036928525" calcext:value-type="float">
            <text:p>0.040000003692853</text:p>
          </table:table-cell>
          <table:table-cell/>
        </table:table-row>
        <table:table-row table:style-name="ro1">
          <table:table-cell office:value-type="float" office:value="95.7000000020534" calcext:value-type="float">
            <text:p>95.7000000020534</text:p>
          </table:table-cell>
          <table:table-cell office:value-type="float" office:value="174.820726101778" calcext:value-type="float">
            <text:p>174.820726101778</text:p>
          </table:table-cell>
          <table:table-cell office:value-type="float" office:value="0.0400000036951616" calcext:value-type="float">
            <text:p>0.040000003695162</text:p>
          </table:table-cell>
          <table:table-cell/>
        </table:table-row>
        <table:table-row table:style-name="ro1">
          <table:table-cell office:value-type="float" office:value="95.8000000020567" calcext:value-type="float">
            <text:p>95.8000000020567</text:p>
          </table:table-cell>
          <table:table-cell office:value-type="float" office:value="174.808822761663" calcext:value-type="float">
            <text:p>174.808822761663</text:p>
          </table:table-cell>
          <table:table-cell office:value-type="float" office:value="0.0400000036974679" calcext:value-type="float">
            <text:p>0.040000003697468</text:p>
          </table:table-cell>
          <table:table-cell/>
        </table:table-row>
        <table:table-row table:style-name="ro1">
          <table:table-cell office:value-type="float" office:value="95.90000000206" calcext:value-type="float">
            <text:p>95.90000000206</text:p>
          </table:table-cell>
          <table:table-cell office:value-type="float" office:value="174.796922432841" calcext:value-type="float">
            <text:p>174.796922432841</text:p>
          </table:table-cell>
          <table:table-cell office:value-type="float" office:value="0.0400000036997713" calcext:value-type="float">
            <text:p>0.040000003699771</text:p>
          </table:table-cell>
          <table:table-cell/>
        </table:table-row>
        <table:table-row table:style-name="ro1">
          <table:table-cell office:value-type="float" office:value="96.0000000020633" calcext:value-type="float">
            <text:p>96.0000000020633</text:p>
          </table:table-cell>
          <table:table-cell office:value-type="float" office:value="174.785025130062" calcext:value-type="float">
            <text:p>174.785025130062</text:p>
          </table:table-cell>
          <table:table-cell office:value-type="float" office:value="0.0400000037020719" calcext:value-type="float">
            <text:p>0.040000003702072</text:p>
          </table:table-cell>
          <table:table-cell/>
        </table:table-row>
        <table:table-row table:style-name="ro1">
          <table:table-cell office:value-type="float" office:value="96.1000000020667" calcext:value-type="float">
            <text:p>96.1000000020667</text:p>
          </table:table-cell>
          <table:table-cell office:value-type="float" office:value="174.773130868016" calcext:value-type="float">
            <text:p>174.773130868016</text:p>
          </table:table-cell>
          <table:table-cell office:value-type="float" office:value="0.0400000037043696" calcext:value-type="float">
            <text:p>0.04000000370437</text:p>
          </table:table-cell>
          <table:table-cell/>
        </table:table-row>
        <table:table-row table:style-name="ro1">
          <table:table-cell office:value-type="float" office:value="96.20000000207" calcext:value-type="float">
            <text:p>96.20000000207</text:p>
          </table:table-cell>
          <table:table-cell office:value-type="float" office:value="174.761239661339" calcext:value-type="float">
            <text:p>174.761239661339</text:p>
          </table:table-cell>
          <table:table-cell office:value-type="float" office:value="0.0400000037066643" calcext:value-type="float">
            <text:p>0.040000003706664</text:p>
          </table:table-cell>
          <table:table-cell/>
        </table:table-row>
        <table:table-row table:style-name="ro1">
          <table:table-cell office:value-type="float" office:value="96.3000000020733" calcext:value-type="float">
            <text:p>96.3000000020733</text:p>
          </table:table-cell>
          <table:table-cell office:value-type="float" office:value="174.749351524609" calcext:value-type="float">
            <text:p>174.749351524609</text:p>
          </table:table-cell>
          <table:table-cell office:value-type="float" office:value="0.0400000037089562" calcext:value-type="float">
            <text:p>0.040000003708956</text:p>
          </table:table-cell>
          <table:table-cell/>
        </table:table-row>
        <table:table-row table:style-name="ro1">
          <table:table-cell office:value-type="float" office:value="96.4000000020766" calcext:value-type="float">
            <text:p>96.4000000020766</text:p>
          </table:table-cell>
          <table:table-cell office:value-type="float" office:value="174.737466472347" calcext:value-type="float">
            <text:p>174.737466472347</text:p>
          </table:table-cell>
          <table:table-cell office:value-type="float" office:value="0.0400000037112452" calcext:value-type="float">
            <text:p>0.040000003711245</text:p>
          </table:table-cell>
          <table:table-cell/>
        </table:table-row>
        <table:table-row table:style-name="ro1">
          <table:table-cell office:value-type="float" office:value="96.5000000020799" calcext:value-type="float">
            <text:p>96.5000000020799</text:p>
          </table:table-cell>
          <table:table-cell office:value-type="float" office:value="174.725584519018" calcext:value-type="float">
            <text:p>174.725584519018</text:p>
          </table:table-cell>
          <table:table-cell office:value-type="float" office:value="0.0400000037135315" calcext:value-type="float">
            <text:p>0.040000003713532</text:p>
          </table:table-cell>
          <table:table-cell/>
        </table:table-row>
        <table:table-row table:style-name="ro1">
          <table:table-cell office:value-type="float" office:value="96.6000000020832" calcext:value-type="float">
            <text:p>96.6000000020832</text:p>
          </table:table-cell>
          <table:table-cell office:value-type="float" office:value="174.713705679028" calcext:value-type="float">
            <text:p>174.713705679028</text:p>
          </table:table-cell>
          <table:table-cell office:value-type="float" office:value="0.0400000037158149" calcext:value-type="float">
            <text:p>0.040000003715815</text:p>
          </table:table-cell>
          <table:table-cell/>
        </table:table-row>
        <table:table-row table:style-name="ro1">
          <table:table-cell office:value-type="float" office:value="96.7000000020866" calcext:value-type="float">
            <text:p>96.7000000020866</text:p>
          </table:table-cell>
          <table:table-cell office:value-type="float" office:value="174.701829966728" calcext:value-type="float">
            <text:p>174.701829966728</text:p>
          </table:table-cell>
          <table:table-cell office:value-type="float" office:value="0.0400000037180955" calcext:value-type="float">
            <text:p>0.040000003718096</text:p>
          </table:table-cell>
          <table:table-cell/>
        </table:table-row>
        <table:table-row table:style-name="ro1">
          <table:table-cell office:value-type="float" office:value="96.8000000020899" calcext:value-type="float">
            <text:p>96.8000000020899</text:p>
          </table:table-cell>
          <table:table-cell office:value-type="float" office:value="174.689957396413" calcext:value-type="float">
            <text:p>174.689957396413</text:p>
          </table:table-cell>
          <table:table-cell office:value-type="float" office:value="0.0400000037203732" calcext:value-type="float">
            <text:p>0.040000003720373</text:p>
          </table:table-cell>
          <table:table-cell/>
        </table:table-row>
        <table:table-row table:style-name="ro1">
          <table:table-cell office:value-type="float" office:value="96.9000000020932" calcext:value-type="float">
            <text:p>96.9000000020932</text:p>
          </table:table-cell>
          <table:table-cell office:value-type="float" office:value="174.678087982321" calcext:value-type="float">
            <text:p>174.678087982321</text:p>
          </table:table-cell>
          <table:table-cell office:value-type="float" office:value="0.0400000037226482" calcext:value-type="float">
            <text:p>0.040000003722648</text:p>
          </table:table-cell>
          <table:table-cell/>
        </table:table-row>
        <table:table-row table:style-name="ro1">
          <table:table-cell office:value-type="float" office:value="97.0000000020965" calcext:value-type="float">
            <text:p>97.0000000020965</text:p>
          </table:table-cell>
          <table:table-cell office:value-type="float" office:value="174.666221738635" calcext:value-type="float">
            <text:p>174.666221738635</text:p>
          </table:table-cell>
          <table:table-cell office:value-type="float" office:value="0.0400000037249202" calcext:value-type="float">
            <text:p>0.04000000372492</text:p>
          </table:table-cell>
          <table:table-cell/>
        </table:table-row>
        <table:table-row table:style-name="ro1">
          <table:table-cell office:value-type="float" office:value="97.1000000020998" calcext:value-type="float">
            <text:p>97.1000000020998</text:p>
          </table:table-cell>
          <table:table-cell office:value-type="float" office:value="174.654358679477" calcext:value-type="float">
            <text:p>174.654358679477</text:p>
          </table:table-cell>
          <table:table-cell office:value-type="float" office:value="0.0400000037271894" calcext:value-type="float">
            <text:p>0.040000003727189</text:p>
          </table:table-cell>
          <table:table-cell/>
        </table:table-row>
        <table:table-row table:style-name="ro1">
          <table:table-cell office:value-type="float" office:value="97.2000000021032" calcext:value-type="float">
            <text:p>97.2000000021032</text:p>
          </table:table-cell>
          <table:table-cell office:value-type="float" office:value="174.642498818922" calcext:value-type="float">
            <text:p>174.642498818922</text:p>
          </table:table-cell>
          <table:table-cell office:value-type="float" office:value="0.0400000037294558" calcext:value-type="float">
            <text:p>0.040000003729456</text:p>
          </table:table-cell>
          <table:table-cell/>
        </table:table-row>
        <table:table-row table:style-name="ro1">
          <table:table-cell office:value-type="float" office:value="97.3000000021065" calcext:value-type="float">
            <text:p>97.3000000021065</text:p>
          </table:table-cell>
          <table:table-cell office:value-type="float" office:value="174.630642170979" calcext:value-type="float">
            <text:p>174.630642170979</text:p>
          </table:table-cell>
          <table:table-cell office:value-type="float" office:value="0.0400000037317194" calcext:value-type="float">
            <text:p>0.040000003731719</text:p>
          </table:table-cell>
          <table:table-cell/>
        </table:table-row>
        <table:table-row table:style-name="ro1">
          <table:table-cell office:value-type="float" office:value="97.4000000021098" calcext:value-type="float">
            <text:p>97.4000000021098</text:p>
          </table:table-cell>
          <table:table-cell office:value-type="float" office:value="174.618788749611" calcext:value-type="float">
            <text:p>174.618788749611</text:p>
          </table:table-cell>
          <table:table-cell office:value-type="float" office:value="0.0400000037339802" calcext:value-type="float">
            <text:p>0.04000000373398</text:p>
          </table:table-cell>
          <table:table-cell/>
        </table:table-row>
        <table:table-row table:style-name="ro1">
          <table:table-cell office:value-type="float" office:value="97.5000000021131" calcext:value-type="float">
            <text:p>97.5000000021131</text:p>
          </table:table-cell>
          <table:table-cell office:value-type="float" office:value="174.606938568717" calcext:value-type="float">
            <text:p>174.606938568717</text:p>
          </table:table-cell>
          <table:table-cell office:value-type="float" office:value="0.040000003736238" calcext:value-type="float">
            <text:p>0.040000003736238</text:p>
          </table:table-cell>
          <table:table-cell/>
        </table:table-row>
        <table:table-row table:style-name="ro1">
          <table:table-cell office:value-type="float" office:value="97.6000000021164" calcext:value-type="float">
            <text:p>97.6000000021164</text:p>
          </table:table-cell>
          <table:table-cell office:value-type="float" office:value="174.595091642146" calcext:value-type="float">
            <text:p>174.595091642146</text:p>
          </table:table-cell>
          <table:table-cell office:value-type="float" office:value="0.0400000037384931" calcext:value-type="float">
            <text:p>0.040000003738493</text:p>
          </table:table-cell>
          <table:table-cell/>
        </table:table-row>
        <table:table-row table:style-name="ro1">
          <table:table-cell office:value-type="float" office:value="97.7000000021198" calcext:value-type="float">
            <text:p>97.7000000021198</text:p>
          </table:table-cell>
          <table:table-cell office:value-type="float" office:value="174.583247983691" calcext:value-type="float">
            <text:p>174.583247983691</text:p>
          </table:table-cell>
          <table:table-cell office:value-type="float" office:value="0.0400000037407454" calcext:value-type="float">
            <text:p>0.040000003740745</text:p>
          </table:table-cell>
          <table:table-cell/>
        </table:table-row>
        <table:table-row table:style-name="ro1">
          <table:table-cell office:value-type="float" office:value="97.8000000021231" calcext:value-type="float">
            <text:p>97.8000000021231</text:p>
          </table:table-cell>
          <table:table-cell office:value-type="float" office:value="174.571407607087" calcext:value-type="float">
            <text:p>174.571407607087</text:p>
          </table:table-cell>
          <table:table-cell office:value-type="float" office:value="0.0400000037429949" calcext:value-type="float">
            <text:p>0.040000003742995</text:p>
          </table:table-cell>
          <table:table-cell/>
        </table:table-row>
        <table:table-row table:style-name="ro1">
          <table:table-cell office:value-type="float" office:value="97.9000000021264" calcext:value-type="float">
            <text:p>97.9000000021264</text:p>
          </table:table-cell>
          <table:table-cell office:value-type="float" office:value="174.559570526014" calcext:value-type="float">
            <text:p>174.559570526014</text:p>
          </table:table-cell>
          <table:table-cell office:value-type="float" office:value="0.0400000037452415" calcext:value-type="float">
            <text:p>0.040000003745242</text:p>
          </table:table-cell>
          <table:table-cell/>
        </table:table-row>
        <table:table-row table:style-name="ro1">
          <table:table-cell office:value-type="float" office:value="98.0000000021297" calcext:value-type="float">
            <text:p>98.0000000021297</text:p>
          </table:table-cell>
          <table:table-cell office:value-type="float" office:value="174.547736754102" calcext:value-type="float">
            <text:p>174.547736754102</text:p>
          </table:table-cell>
          <table:table-cell office:value-type="float" office:value="0.0400000037474853" calcext:value-type="float">
            <text:p>0.040000003747485</text:p>
          </table:table-cell>
          <table:table-cell/>
        </table:table-row>
        <table:table-row table:style-name="ro1">
          <table:table-cell office:value-type="float" office:value="98.100000002133" calcext:value-type="float">
            <text:p>98.100000002133</text:p>
          </table:table-cell>
          <table:table-cell office:value-type="float" office:value="174.535906304922" calcext:value-type="float">
            <text:p>174.535906304922</text:p>
          </table:table-cell>
          <table:table-cell office:value-type="float" office:value="0.0400000037497264" calcext:value-type="float">
            <text:p>0.040000003749726</text:p>
          </table:table-cell>
          <table:table-cell/>
        </table:table-row>
        <table:table-row table:style-name="ro1">
          <table:table-cell office:value-type="float" office:value="98.2000000021364" calcext:value-type="float">
            <text:p>98.2000000021364</text:p>
          </table:table-cell>
          <table:table-cell office:value-type="float" office:value="174.524079191987" calcext:value-type="float">
            <text:p>174.524079191987</text:p>
          </table:table-cell>
          <table:table-cell office:value-type="float" office:value="0.0400000037519646" calcext:value-type="float">
            <text:p>0.040000003751965</text:p>
          </table:table-cell>
          <table:table-cell/>
        </table:table-row>
        <table:table-row table:style-name="ro1">
          <table:table-cell office:value-type="float" office:value="98.3000000021397" calcext:value-type="float">
            <text:p>98.3000000021397</text:p>
          </table:table-cell>
          <table:table-cell office:value-type="float" office:value="174.512255428762" calcext:value-type="float">
            <text:p>174.512255428762</text:p>
          </table:table-cell>
          <table:table-cell office:value-type="float" office:value="0.0400000037541999" calcext:value-type="float">
            <text:p>0.0400000037542</text:p>
          </table:table-cell>
          <table:table-cell/>
        </table:table-row>
        <table:table-row table:style-name="ro1">
          <table:table-cell office:value-type="float" office:value="98.400000002143" calcext:value-type="float">
            <text:p>98.400000002143</text:p>
          </table:table-cell>
          <table:table-cell office:value-type="float" office:value="174.500435028656" calcext:value-type="float">
            <text:p>174.500435028656</text:p>
          </table:table-cell>
          <table:table-cell office:value-type="float" office:value="0.0400000037564325" calcext:value-type="float">
            <text:p>0.040000003756433</text:p>
          </table:table-cell>
          <table:table-cell/>
        </table:table-row>
        <table:table-row table:style-name="ro1">
          <table:table-cell office:value-type="float" office:value="98.5000000021463" calcext:value-type="float">
            <text:p>98.5000000021463</text:p>
          </table:table-cell>
          <table:table-cell office:value-type="float" office:value="174.48861800502" calcext:value-type="float">
            <text:p>174.48861800502</text:p>
          </table:table-cell>
          <table:table-cell office:value-type="float" office:value="0.0400000037586623" calcext:value-type="float">
            <text:p>0.040000003758662</text:p>
          </table:table-cell>
          <table:table-cell/>
        </table:table-row>
        <table:table-row table:style-name="ro1">
          <table:table-cell office:value-type="float" office:value="98.6000000021496" calcext:value-type="float">
            <text:p>98.6000000021496</text:p>
          </table:table-cell>
          <table:table-cell office:value-type="float" office:value="174.476804371153" calcext:value-type="float">
            <text:p>174.476804371153</text:p>
          </table:table-cell>
          <table:table-cell office:value-type="float" office:value="0.0400000037608893" calcext:value-type="float">
            <text:p>0.040000003760889</text:p>
          </table:table-cell>
          <table:table-cell/>
        </table:table-row>
        <table:table-row table:style-name="ro1">
          <table:table-cell office:value-type="float" office:value="98.700000002153" calcext:value-type="float">
            <text:p>98.700000002153</text:p>
          </table:table-cell>
          <table:table-cell office:value-type="float" office:value="174.464994140301" calcext:value-type="float">
            <text:p>174.464994140301</text:p>
          </table:table-cell>
          <table:table-cell office:value-type="float" office:value="0.0400000037631135" calcext:value-type="float">
            <text:p>0.040000003763114</text:p>
          </table:table-cell>
          <table:table-cell/>
        </table:table-row>
        <table:table-row table:style-name="ro1">
          <table:table-cell office:value-type="float" office:value="98.8000000021563" calcext:value-type="float">
            <text:p>98.8000000021563</text:p>
          </table:table-cell>
          <table:table-cell office:value-type="float" office:value="174.453187325655" calcext:value-type="float">
            <text:p>174.453187325655</text:p>
          </table:table-cell>
          <table:table-cell office:value-type="float" office:value="0.040000003765335" calcext:value-type="float">
            <text:p>0.040000003765335</text:p>
          </table:table-cell>
          <table:table-cell/>
        </table:table-row>
        <table:table-row table:style-name="ro1">
          <table:table-cell office:value-type="float" office:value="98.9000000021596" calcext:value-type="float">
            <text:p>98.9000000021596</text:p>
          </table:table-cell>
          <table:table-cell office:value-type="float" office:value="174.44138394035" calcext:value-type="float">
            <text:p>174.44138394035</text:p>
          </table:table-cell>
          <table:table-cell office:value-type="float" office:value="0.0400000037675536" calcext:value-type="float">
            <text:p>0.040000003767554</text:p>
          </table:table-cell>
          <table:table-cell/>
        </table:table-row>
        <table:table-row table:style-name="ro1">
          <table:table-cell office:value-type="float" office:value="99.0000000021629" calcext:value-type="float">
            <text:p>99.0000000021629</text:p>
          </table:table-cell>
          <table:table-cell office:value-type="float" office:value="174.429583997471" calcext:value-type="float">
            <text:p>174.429583997471</text:p>
          </table:table-cell>
          <table:table-cell office:value-type="float" office:value="0.0400000037697695" calcext:value-type="float">
            <text:p>0.04000000376977</text:p>
          </table:table-cell>
          <table:table-cell/>
        </table:table-row>
        <table:table-row table:style-name="ro1">
          <table:table-cell office:value-type="float" office:value="99.1000000021662" calcext:value-type="float">
            <text:p>99.1000000021662</text:p>
          </table:table-cell>
          <table:table-cell office:value-type="float" office:value="174.417787510045" calcext:value-type="float">
            <text:p>174.417787510045</text:p>
          </table:table-cell>
          <table:table-cell office:value-type="float" office:value="0.0400000037719827" calcext:value-type="float">
            <text:p>0.040000003771983</text:p>
          </table:table-cell>
          <table:table-cell/>
        </table:table-row>
        <table:table-row table:style-name="ro1">
          <table:table-cell office:value-type="float" office:value="99.2000000021696" calcext:value-type="float">
            <text:p>99.2000000021696</text:p>
          </table:table-cell>
          <table:table-cell office:value-type="float" office:value="174.40599449105" calcext:value-type="float">
            <text:p>174.40599449105</text:p>
          </table:table-cell>
          <table:table-cell office:value-type="float" office:value="0.040000003774193" calcext:value-type="float">
            <text:p>0.040000003774193</text:p>
          </table:table-cell>
          <table:table-cell/>
        </table:table-row>
        <table:table-row table:style-name="ro1">
          <table:table-cell office:value-type="float" office:value="99.3000000021729" calcext:value-type="float">
            <text:p>99.3000000021729</text:p>
          </table:table-cell>
          <table:table-cell office:value-type="float" office:value="174.394204953408" calcext:value-type="float">
            <text:p>174.394204953408</text:p>
          </table:table-cell>
          <table:table-cell office:value-type="float" office:value="0.0400000037764005" calcext:value-type="float">
            <text:p>0.040000003776401</text:p>
          </table:table-cell>
          <table:table-cell/>
        </table:table-row>
        <table:table-row table:style-name="ro1">
          <table:table-cell office:value-type="float" office:value="99.4000000021762" calcext:value-type="float">
            <text:p>99.4000000021762</text:p>
          </table:table-cell>
          <table:table-cell office:value-type="float" office:value="174.382418909987" calcext:value-type="float">
            <text:p>174.382418909987</text:p>
          </table:table-cell>
          <table:table-cell office:value-type="float" office:value="0.0400000037786053" calcext:value-type="float">
            <text:p>0.040000003778605</text:p>
          </table:table-cell>
          <table:table-cell/>
        </table:table-row>
        <table:table-row table:style-name="ro1">
          <table:table-cell office:value-type="float" office:value="99.5000000021795" calcext:value-type="float">
            <text:p>99.5000000021795</text:p>
          </table:table-cell>
          <table:table-cell office:value-type="float" office:value="174.370636373604" calcext:value-type="float">
            <text:p>174.370636373604</text:p>
          </table:table-cell>
          <table:table-cell office:value-type="float" office:value="0.0400000037808074" calcext:value-type="float">
            <text:p>0.040000003780807</text:p>
          </table:table-cell>
          <table:table-cell/>
        </table:table-row>
        <table:table-row table:style-name="ro1">
          <table:table-cell office:value-type="float" office:value="99.6000000021828" calcext:value-type="float">
            <text:p>99.6000000021828</text:p>
          </table:table-cell>
          <table:table-cell office:value-type="float" office:value="174.35885735702" calcext:value-type="float">
            <text:p>174.35885735702</text:p>
          </table:table-cell>
          <table:table-cell office:value-type="float" office:value="0.0400000037830067" calcext:value-type="float">
            <text:p>0.040000003783007</text:p>
          </table:table-cell>
          <table:table-cell/>
        </table:table-row>
        <table:table-row table:style-name="ro1">
          <table:table-cell office:value-type="float" office:value="99.7000000021862" calcext:value-type="float">
            <text:p>99.7000000021862</text:p>
          </table:table-cell>
          <table:table-cell office:value-type="float" office:value="174.347081872945" calcext:value-type="float">
            <text:p>174.347081872945</text:p>
          </table:table-cell>
          <table:table-cell office:value-type="float" office:value="0.0400000037852033" calcext:value-type="float">
            <text:p>0.040000003785203</text:p>
          </table:table-cell>
          <table:table-cell/>
        </table:table-row>
        <table:table-row table:style-name="ro1">
          <table:table-cell office:value-type="float" office:value="99.8000000021895" calcext:value-type="float">
            <text:p>99.8000000021895</text:p>
          </table:table-cell>
          <table:table-cell office:value-type="float" office:value="174.335309934035" calcext:value-type="float">
            <text:p>174.335309934035</text:p>
          </table:table-cell>
          <table:table-cell office:value-type="float" office:value="0.0400000037873971" calcext:value-type="float">
            <text:p>0.040000003787397</text:p>
          </table:table-cell>
          <table:table-cell/>
        </table:table-row>
        <table:table-row table:style-name="ro1">
          <table:table-cell office:value-type="float" office:value="99.9000000021928" calcext:value-type="float">
            <text:p>99.9000000021928</text:p>
          </table:table-cell>
          <table:table-cell office:value-type="float" office:value="174.323541552895" calcext:value-type="float">
            <text:p>174.323541552895</text:p>
          </table:table-cell>
          <table:table-cell office:value-type="float" office:value="0.0400000037895882" calcext:value-type="float">
            <text:p>0.040000003789588</text:p>
          </table:table-cell>
          <table:table-cell/>
        </table:table-row>
        <table:table-row table:style-name="ro1">
          <table:table-cell office:value-type="float" office:value="100.000000002196" calcext:value-type="float">
            <text:p>100.000000002196</text:p>
          </table:table-cell>
          <table:table-cell office:value-type="float" office:value="174.311776742078" calcext:value-type="float">
            <text:p>174.311776742078</text:p>
          </table:table-cell>
          <table:table-cell office:value-type="float" office:value="0.0400000037917765" calcext:value-type="float">
            <text:p>0.040000003791777</text:p>
          </table:table-cell>
          <table:table-cell/>
        </table:table-row>
        <table:table-row table:style-name="ro1">
          <table:table-cell office:value-type="float" office:value="100.100000002199" calcext:value-type="float">
            <text:p>100.100000002199</text:p>
          </table:table-cell>
          <table:table-cell office:value-type="float" office:value="174.30001551408" calcext:value-type="float">
            <text:p>174.30001551408</text:p>
          </table:table-cell>
          <table:table-cell office:value-type="float" office:value="0.040000003793962" calcext:value-type="float">
            <text:p>0.040000003793962</text:p>
          </table:table-cell>
          <table:table-cell/>
        </table:table-row>
        <table:table-row table:style-name="ro1">
          <table:table-cell office:value-type="float" office:value="100.200000002203" calcext:value-type="float">
            <text:p>100.200000002203</text:p>
          </table:table-cell>
          <table:table-cell office:value-type="float" office:value="174.28825788135" calcext:value-type="float">
            <text:p>174.28825788135</text:p>
          </table:table-cell>
          <table:table-cell office:value-type="float" office:value="0.0400000037961448" calcext:value-type="float">
            <text:p>0.040000003796145</text:p>
          </table:table-cell>
          <table:table-cell/>
        </table:table-row>
        <table:table-row table:style-name="ro1">
          <table:table-cell office:value-type="float" office:value="100.300000002206" calcext:value-type="float">
            <text:p>100.300000002206</text:p>
          </table:table-cell>
          <table:table-cell office:value-type="float" office:value="174.276503856281" calcext:value-type="float">
            <text:p>174.276503856281</text:p>
          </table:table-cell>
          <table:table-cell office:value-type="float" office:value="0.0400000037983248" calcext:value-type="float">
            <text:p>0.040000003798325</text:p>
          </table:table-cell>
          <table:table-cell/>
        </table:table-row>
        <table:table-row table:style-name="ro1">
          <table:table-cell office:value-type="float" office:value="100.400000002209" calcext:value-type="float">
            <text:p>100.400000002209</text:p>
          </table:table-cell>
          <table:table-cell office:value-type="float" office:value="174.264753451216" calcext:value-type="float">
            <text:p>174.264753451216</text:p>
          </table:table-cell>
          <table:table-cell office:value-type="float" office:value="0.0400000038005022" calcext:value-type="float">
            <text:p>0.040000003800502</text:p>
          </table:table-cell>
          <table:table-cell/>
        </table:table-row>
        <table:table-row table:style-name="ro1">
          <table:table-cell office:value-type="float" office:value="100.500000002213" calcext:value-type="float">
            <text:p>100.500000002213</text:p>
          </table:table-cell>
          <table:table-cell office:value-type="float" office:value="174.253006678443" calcext:value-type="float">
            <text:p>174.253006678443</text:p>
          </table:table-cell>
          <table:table-cell office:value-type="float" office:value="0.0400000038026768" calcext:value-type="float">
            <text:p>0.040000003802677</text:p>
          </table:table-cell>
          <table:table-cell/>
        </table:table-row>
        <table:table-row table:style-name="ro1">
          <table:table-cell office:value-type="float" office:value="100.600000002216" calcext:value-type="float">
            <text:p>100.600000002216</text:p>
          </table:table-cell>
          <table:table-cell office:value-type="float" office:value="174.241263550204" calcext:value-type="float">
            <text:p>174.241263550204</text:p>
          </table:table-cell>
          <table:table-cell office:value-type="float" office:value="0.0400000038048487" calcext:value-type="float">
            <text:p>0.040000003804849</text:p>
          </table:table-cell>
          <table:table-cell/>
        </table:table-row>
        <table:table-row table:style-name="ro1">
          <table:table-cell office:value-type="float" office:value="100.700000002219" calcext:value-type="float">
            <text:p>100.700000002219</text:p>
          </table:table-cell>
          <table:table-cell office:value-type="float" office:value="174.229524078683" calcext:value-type="float">
            <text:p>174.229524078683</text:p>
          </table:table-cell>
          <table:table-cell office:value-type="float" office:value="0.0400000038070178" calcext:value-type="float">
            <text:p>0.040000003807018</text:p>
          </table:table-cell>
          <table:table-cell/>
        </table:table-row>
        <table:table-row table:style-name="ro1">
          <table:table-cell office:value-type="float" office:value="100.800000002223" calcext:value-type="float">
            <text:p>100.800000002223</text:p>
          </table:table-cell>
          <table:table-cell office:value-type="float" office:value="174.217788276014" calcext:value-type="float">
            <text:p>174.217788276014</text:p>
          </table:table-cell>
          <table:table-cell office:value-type="float" office:value="0.0400000038091843" calcext:value-type="float">
            <text:p>0.040000003809184</text:p>
          </table:table-cell>
          <table:table-cell/>
        </table:table-row>
        <table:table-row table:style-name="ro1">
          <table:table-cell office:value-type="float" office:value="100.900000002226" calcext:value-type="float">
            <text:p>100.900000002226</text:p>
          </table:table-cell>
          <table:table-cell office:value-type="float" office:value="174.206056154284" calcext:value-type="float">
            <text:p>174.206056154284</text:p>
          </table:table-cell>
          <table:table-cell office:value-type="float" office:value="0.040000003811348" calcext:value-type="float">
            <text:p>0.040000003811348</text:p>
          </table:table-cell>
          <table:table-cell/>
        </table:table-row>
        <table:table-row table:style-name="ro1">
          <table:table-cell office:value-type="float" office:value="101.000000002229" calcext:value-type="float">
            <text:p>101.000000002229</text:p>
          </table:table-cell>
          <table:table-cell office:value-type="float" office:value="174.194327725521" calcext:value-type="float">
            <text:p>174.194327725521</text:p>
          </table:table-cell>
          <table:table-cell office:value-type="float" office:value="0.040000003813509" calcext:value-type="float">
            <text:p>0.040000003813509</text:p>
          </table:table-cell>
          <table:table-cell/>
        </table:table-row>
        <table:table-row table:style-name="ro1">
          <table:table-cell office:value-type="float" office:value="101.100000002233" calcext:value-type="float">
            <text:p>101.100000002233</text:p>
          </table:table-cell>
          <table:table-cell office:value-type="float" office:value="174.182603001708" calcext:value-type="float">
            <text:p>174.182603001708</text:p>
          </table:table-cell>
          <table:table-cell office:value-type="float" office:value="0.0400000038156672" calcext:value-type="float">
            <text:p>0.040000003815667</text:p>
          </table:table-cell>
          <table:table-cell/>
        </table:table-row>
        <table:table-row table:style-name="ro1">
          <table:table-cell office:value-type="float" office:value="101.200000002236" calcext:value-type="float">
            <text:p>101.200000002236</text:p>
          </table:table-cell>
          <table:table-cell office:value-type="float" office:value="174.170881994773" calcext:value-type="float">
            <text:p>174.170881994773</text:p>
          </table:table-cell>
          <table:table-cell office:value-type="float" office:value="0.0400000038178228" calcext:value-type="float">
            <text:p>0.040000003817823</text:p>
          </table:table-cell>
          <table:table-cell/>
        </table:table-row>
        <table:table-row table:style-name="ro1">
          <table:table-cell office:value-type="float" office:value="101.300000002239" calcext:value-type="float">
            <text:p>101.300000002239</text:p>
          </table:table-cell>
          <table:table-cell office:value-type="float" office:value="174.159164716595" calcext:value-type="float">
            <text:p>174.159164716595</text:p>
          </table:table-cell>
          <table:table-cell office:value-type="float" office:value="0.0400000038199757" calcext:value-type="float">
            <text:p>0.040000003819976</text:p>
          </table:table-cell>
          <table:table-cell/>
        </table:table-row>
        <table:table-row table:style-name="ro1">
          <table:table-cell office:value-type="float" office:value="101.400000002243" calcext:value-type="float">
            <text:p>101.400000002243</text:p>
          </table:table-cell>
          <table:table-cell office:value-type="float" office:value="174.147451179002" calcext:value-type="float">
            <text:p>174.147451179002</text:p>
          </table:table-cell>
          <table:table-cell office:value-type="float" office:value="0.0400000038221259" calcext:value-type="float">
            <text:p>0.040000003822126</text:p>
          </table:table-cell>
          <table:table-cell/>
        </table:table-row>
        <table:table-row table:style-name="ro1">
          <table:table-cell office:value-type="float" office:value="101.500000002246" calcext:value-type="float">
            <text:p>101.500000002246</text:p>
          </table:table-cell>
          <table:table-cell office:value-type="float" office:value="174.13574139377" calcext:value-type="float">
            <text:p>174.13574139377</text:p>
          </table:table-cell>
          <table:table-cell office:value-type="float" office:value="0.0400000038242734" calcext:value-type="float">
            <text:p>0.040000003824273</text:p>
          </table:table-cell>
          <table:table-cell/>
        </table:table-row>
        <table:table-row table:style-name="ro1">
          <table:table-cell office:value-type="float" office:value="101.600000002249" calcext:value-type="float">
            <text:p>101.600000002249</text:p>
          </table:table-cell>
          <table:table-cell office:value-type="float" office:value="174.124035372625" calcext:value-type="float">
            <text:p>174.124035372625</text:p>
          </table:table-cell>
          <table:table-cell office:value-type="float" office:value="0.0400000038264183" calcext:value-type="float">
            <text:p>0.040000003826418</text:p>
          </table:table-cell>
          <table:table-cell/>
        </table:table-row>
        <table:table-row table:style-name="ro1">
          <table:table-cell office:value-type="float" office:value="101.700000002253" calcext:value-type="float">
            <text:p>101.700000002253</text:p>
          </table:table-cell>
          <table:table-cell office:value-type="float" office:value="174.112333127241" calcext:value-type="float">
            <text:p>174.112333127241</text:p>
          </table:table-cell>
          <table:table-cell office:value-type="float" office:value="0.0400000038285603" calcext:value-type="float">
            <text:p>0.04000000382856</text:p>
          </table:table-cell>
          <table:table-cell/>
        </table:table-row>
        <table:table-row table:style-name="ro1">
          <table:table-cell office:value-type="float" office:value="101.800000002256" calcext:value-type="float">
            <text:p>101.800000002256</text:p>
          </table:table-cell>
          <table:table-cell office:value-type="float" office:value="174.100634669244" calcext:value-type="float">
            <text:p>174.100634669244</text:p>
          </table:table-cell>
          <table:table-cell office:value-type="float" office:value="0.0400000038306997" calcext:value-type="float">
            <text:p>0.0400000038307</text:p>
          </table:table-cell>
          <table:table-cell/>
        </table:table-row>
        <table:table-row table:style-name="ro1">
          <table:table-cell office:value-type="float" office:value="101.900000002259" calcext:value-type="float">
            <text:p>101.900000002259</text:p>
          </table:table-cell>
          <table:table-cell office:value-type="float" office:value="174.088940010209" calcext:value-type="float">
            <text:p>174.088940010209</text:p>
          </table:table-cell>
          <table:table-cell office:value-type="float" office:value="0.0400000038328365" calcext:value-type="float">
            <text:p>0.040000003832837</text:p>
          </table:table-cell>
          <table:table-cell/>
        </table:table-row>
        <table:table-row table:style-name="ro1">
          <table:table-cell office:value-type="float" office:value="102.000000002263" calcext:value-type="float">
            <text:p>102.000000002263</text:p>
          </table:table-cell>
          <table:table-cell office:value-type="float" office:value="174.077249161659" calcext:value-type="float">
            <text:p>174.077249161659</text:p>
          </table:table-cell>
          <table:table-cell office:value-type="float" office:value="0.0400000038349705" calcext:value-type="float">
            <text:p>0.040000003834971</text:p>
          </table:table-cell>
          <table:table-cell/>
        </table:table-row>
        <table:table-row table:style-name="ro1">
          <table:table-cell office:value-type="float" office:value="102.100000002266" calcext:value-type="float">
            <text:p>102.100000002266</text:p>
          </table:table-cell>
          <table:table-cell office:value-type="float" office:value="174.06556213507" calcext:value-type="float">
            <text:p>174.06556213507</text:p>
          </table:table-cell>
          <table:table-cell office:value-type="float" office:value="0.0400000038371019" calcext:value-type="float">
            <text:p>0.040000003837102</text:p>
          </table:table-cell>
          <table:table-cell/>
        </table:table-row>
        <table:table-row table:style-name="ro1">
          <table:table-cell office:value-type="float" office:value="102.200000002269" calcext:value-type="float">
            <text:p>102.200000002269</text:p>
          </table:table-cell>
          <table:table-cell office:value-type="float" office:value="174.053878941866" calcext:value-type="float">
            <text:p>174.053878941866</text:p>
          </table:table-cell>
          <table:table-cell office:value-type="float" office:value="0.0400000038392306" calcext:value-type="float">
            <text:p>0.040000003839231</text:p>
          </table:table-cell>
          <table:table-cell/>
        </table:table-row>
        <table:table-row table:style-name="ro1">
          <table:table-cell office:value-type="float" office:value="102.300000002272" calcext:value-type="float">
            <text:p>102.300000002272</text:p>
          </table:table-cell>
          <table:table-cell office:value-type="float" office:value="174.04219959342" calcext:value-type="float">
            <text:p>174.04219959342</text:p>
          </table:table-cell>
          <table:table-cell office:value-type="float" office:value="0.0400000038413567" calcext:value-type="float">
            <text:p>0.040000003841357</text:p>
          </table:table-cell>
          <table:table-cell/>
        </table:table-row>
        <table:table-row table:style-name="ro1">
          <table:table-cell office:value-type="float" office:value="102.400000002276" calcext:value-type="float">
            <text:p>102.400000002276</text:p>
          </table:table-cell>
          <table:table-cell office:value-type="float" office:value="174.030524101056" calcext:value-type="float">
            <text:p>174.030524101056</text:p>
          </table:table-cell>
          <table:table-cell office:value-type="float" office:value="0.04000000384348" calcext:value-type="float">
            <text:p>0.04000000384348</text:p>
          </table:table-cell>
          <table:table-cell/>
        </table:table-row>
        <table:table-row table:style-name="ro1">
          <table:table-cell office:value-type="float" office:value="102.500000002279" calcext:value-type="float">
            <text:p>102.500000002279</text:p>
          </table:table-cell>
          <table:table-cell office:value-type="float" office:value="174.01885247605" calcext:value-type="float">
            <text:p>174.01885247605</text:p>
          </table:table-cell>
          <table:table-cell office:value-type="float" office:value="0.0400000038456006" calcext:value-type="float">
            <text:p>0.040000003845601</text:p>
          </table:table-cell>
          <table:table-cell/>
        </table:table-row>
        <table:table-row table:style-name="ro1">
          <table:table-cell office:value-type="float" office:value="102.600000002282" calcext:value-type="float">
            <text:p>102.600000002282</text:p>
          </table:table-cell>
          <table:table-cell office:value-type="float" office:value="174.007184729628" calcext:value-type="float">
            <text:p>174.007184729628</text:p>
          </table:table-cell>
          <table:table-cell office:value-type="float" office:value="0.0400000038477187" calcext:value-type="float">
            <text:p>0.040000003847719</text:p>
          </table:table-cell>
          <table:table-cell/>
        </table:table-row>
        <table:table-row table:style-name="ro1">
          <table:table-cell office:value-type="float" office:value="102.700000002286" calcext:value-type="float">
            <text:p>102.700000002286</text:p>
          </table:table-cell>
          <table:table-cell office:value-type="float" office:value="173.995520872966" calcext:value-type="float">
            <text:p>173.995520872966</text:p>
          </table:table-cell>
          <table:table-cell office:value-type="float" office:value="0.040000003849834" calcext:value-type="float">
            <text:p>0.040000003849834</text:p>
          </table:table-cell>
          <table:table-cell/>
        </table:table-row>
        <table:table-row table:style-name="ro1">
          <table:table-cell office:value-type="float" office:value="102.800000002289" calcext:value-type="float">
            <text:p>102.800000002289</text:p>
          </table:table-cell>
          <table:table-cell office:value-type="float" office:value="173.98386091719" calcext:value-type="float">
            <text:p>173.98386091719</text:p>
          </table:table-cell>
          <table:table-cell office:value-type="float" office:value="0.0400000038519467" calcext:value-type="float">
            <text:p>0.040000003851947</text:p>
          </table:table-cell>
          <table:table-cell/>
        </table:table-row>
        <table:table-row table:style-name="ro1">
          <table:table-cell office:value-type="float" office:value="102.900000002292" calcext:value-type="float">
            <text:p>102.900000002292</text:p>
          </table:table-cell>
          <table:table-cell office:value-type="float" office:value="173.972204873378" calcext:value-type="float">
            <text:p>173.972204873378</text:p>
          </table:table-cell>
          <table:table-cell office:value-type="float" office:value="0.0400000038540568" calcext:value-type="float">
            <text:p>0.040000003854057</text:p>
          </table:table-cell>
          <table:table-cell/>
        </table:table-row>
        <table:table-row table:style-name="ro1">
          <table:table-cell office:value-type="float" office:value="103.000000002296" calcext:value-type="float">
            <text:p>103.000000002296</text:p>
          </table:table-cell>
          <table:table-cell office:value-type="float" office:value="173.960552752558" calcext:value-type="float">
            <text:p>173.960552752558</text:p>
          </table:table-cell>
          <table:table-cell office:value-type="float" office:value="0.0400000038561641" calcext:value-type="float">
            <text:p>0.040000003856164</text:p>
          </table:table-cell>
          <table:table-cell/>
        </table:table-row>
        <table:table-row table:style-name="ro1">
          <table:table-cell office:value-type="float" office:value="103.100000002299" calcext:value-type="float">
            <text:p>103.100000002299</text:p>
          </table:table-cell>
          <table:table-cell office:value-type="float" office:value="173.94890456571" calcext:value-type="float">
            <text:p>173.94890456571</text:p>
          </table:table-cell>
          <table:table-cell office:value-type="float" office:value="0.0400000038582688" calcext:value-type="float">
            <text:p>0.040000003858269</text:p>
          </table:table-cell>
          <table:table-cell/>
        </table:table-row>
        <table:table-row table:style-name="ro1">
          <table:table-cell office:value-type="float" office:value="103.200000002302" calcext:value-type="float">
            <text:p>103.200000002302</text:p>
          </table:table-cell>
          <table:table-cell office:value-type="float" office:value="173.937260323766" calcext:value-type="float">
            <text:p>173.937260323766</text:p>
          </table:table-cell>
          <table:table-cell office:value-type="float" office:value="0.0400000038603709" calcext:value-type="float">
            <text:p>0.040000003860371</text:p>
          </table:table-cell>
          <table:table-cell/>
        </table:table-row>
        <table:table-row table:style-name="ro1">
          <table:table-cell office:value-type="float" office:value="103.300000002306" calcext:value-type="float">
            <text:p>103.300000002306</text:p>
          </table:table-cell>
          <table:table-cell office:value-type="float" office:value="173.925620037607" calcext:value-type="float">
            <text:p>173.925620037607</text:p>
          </table:table-cell>
          <table:table-cell office:value-type="float" office:value="0.0400000038624704" calcext:value-type="float">
            <text:p>0.04000000386247</text:p>
          </table:table-cell>
          <table:table-cell/>
        </table:table-row>
        <table:table-row table:style-name="ro1">
          <table:table-cell office:value-type="float" office:value="103.400000002309" calcext:value-type="float">
            <text:p>103.400000002309</text:p>
          </table:table-cell>
          <table:table-cell office:value-type="float" office:value="173.913983718068" calcext:value-type="float">
            <text:p>173.913983718068</text:p>
          </table:table-cell>
          <table:table-cell office:value-type="float" office:value="0.0400000038645672" calcext:value-type="float">
            <text:p>0.040000003864567</text:p>
          </table:table-cell>
          <table:table-cell/>
        </table:table-row>
        <table:table-row table:style-name="ro1">
          <table:table-cell office:value-type="float" office:value="103.500000002312" calcext:value-type="float">
            <text:p>103.500000002312</text:p>
          </table:table-cell>
          <table:table-cell office:value-type="float" office:value="173.902351375933" calcext:value-type="float">
            <text:p>173.902351375933</text:p>
          </table:table-cell>
          <table:table-cell office:value-type="float" office:value="0.0400000038666614" calcext:value-type="float">
            <text:p>0.040000003866661</text:p>
          </table:table-cell>
          <table:table-cell/>
        </table:table-row>
        <table:table-row table:style-name="ro1">
          <table:table-cell office:value-type="float" office:value="103.600000002316" calcext:value-type="float">
            <text:p>103.600000002316</text:p>
          </table:table-cell>
          <table:table-cell office:value-type="float" office:value="173.890723021939" calcext:value-type="float">
            <text:p>173.890723021939</text:p>
          </table:table-cell>
          <table:table-cell office:value-type="float" office:value="0.0400000038687529" calcext:value-type="float">
            <text:p>0.040000003868753</text:p>
          </table:table-cell>
          <table:table-cell/>
        </table:table-row>
        <table:table-row table:style-name="ro1">
          <table:table-cell office:value-type="float" office:value="103.700000002319" calcext:value-type="float">
            <text:p>103.700000002319</text:p>
          </table:table-cell>
          <table:table-cell office:value-type="float" office:value="173.879098666776" calcext:value-type="float">
            <text:p>173.879098666776</text:p>
          </table:table-cell>
          <table:table-cell office:value-type="float" office:value="0.0400000038708418" calcext:value-type="float">
            <text:p>0.040000003870842</text:p>
          </table:table-cell>
          <table:table-cell/>
        </table:table-row>
        <table:table-row table:style-name="ro1">
          <table:table-cell office:value-type="float" office:value="103.800000002322" calcext:value-type="float">
            <text:p>103.800000002322</text:p>
          </table:table-cell>
          <table:table-cell office:value-type="float" office:value="173.867478321085" calcext:value-type="float">
            <text:p>173.867478321085</text:p>
          </table:table-cell>
          <table:table-cell office:value-type="float" office:value="0.0400000038729281" calcext:value-type="float">
            <text:p>0.040000003872928</text:p>
          </table:table-cell>
          <table:table-cell/>
        </table:table-row>
        <table:table-row table:style-name="ro1">
          <table:table-cell office:value-type="float" office:value="103.900000002326" calcext:value-type="float">
            <text:p>103.900000002326</text:p>
          </table:table-cell>
          <table:table-cell office:value-type="float" office:value="173.855861995456" calcext:value-type="float">
            <text:p>173.855861995456</text:p>
          </table:table-cell>
          <table:table-cell office:value-type="float" office:value="0.0400000038750118" calcext:value-type="float">
            <text:p>0.040000003875012</text:p>
          </table:table-cell>
          <table:table-cell/>
        </table:table-row>
        <table:table-row table:style-name="ro1">
          <table:table-cell office:value-type="float" office:value="104.000000002329" calcext:value-type="float">
            <text:p>104.000000002329</text:p>
          </table:table-cell>
          <table:table-cell office:value-type="float" office:value="173.844249700434" calcext:value-type="float">
            <text:p>173.844249700434</text:p>
          </table:table-cell>
          <table:table-cell office:value-type="float" office:value="0.0400000038770928" calcext:value-type="float">
            <text:p>0.040000003877093</text:p>
          </table:table-cell>
          <table:table-cell/>
        </table:table-row>
        <table:table-row table:style-name="ro1">
          <table:table-cell office:value-type="float" office:value="104.100000002332" calcext:value-type="float">
            <text:p>104.100000002332</text:p>
          </table:table-cell>
          <table:table-cell office:value-type="float" office:value="173.832641446519" calcext:value-type="float">
            <text:p>173.832641446519</text:p>
          </table:table-cell>
          <table:table-cell office:value-type="float" office:value="0.0400000038791713" calcext:value-type="float">
            <text:p>0.040000003879171</text:p>
          </table:table-cell>
          <table:table-cell/>
        </table:table-row>
        <table:table-row table:style-name="ro1">
          <table:table-cell office:value-type="float" office:value="104.200000002336" calcext:value-type="float">
            <text:p>104.200000002336</text:p>
          </table:table-cell>
          <table:table-cell office:value-type="float" office:value="173.821037244158" calcext:value-type="float">
            <text:p>173.821037244158</text:p>
          </table:table-cell>
          <table:table-cell office:value-type="float" office:value="0.040000003881247" calcext:value-type="float">
            <text:p>0.040000003881247</text:p>
          </table:table-cell>
          <table:table-cell/>
        </table:table-row>
        <table:table-row table:style-name="ro1">
          <table:table-cell office:value-type="float" office:value="104.300000002339" calcext:value-type="float">
            <text:p>104.300000002339</text:p>
          </table:table-cell>
          <table:table-cell office:value-type="float" office:value="173.809437103754" calcext:value-type="float">
            <text:p>173.809437103754</text:p>
          </table:table-cell>
          <table:table-cell office:value-type="float" office:value="0.0400000038833202" calcext:value-type="float">
            <text:p>0.04000000388332</text:p>
          </table:table-cell>
          <table:table-cell/>
        </table:table-row>
        <table:table-row table:style-name="ro1">
          <table:table-cell office:value-type="float" office:value="104.400000002342" calcext:value-type="float">
            <text:p>104.400000002342</text:p>
          </table:table-cell>
          <table:table-cell office:value-type="float" office:value="173.797841035661" calcext:value-type="float">
            <text:p>173.797841035661</text:p>
          </table:table-cell>
          <table:table-cell office:value-type="float" office:value="0.0400000038853908" calcext:value-type="float">
            <text:p>0.040000003885391</text:p>
          </table:table-cell>
          <table:table-cell/>
        </table:table-row>
        <table:table-row table:style-name="ro1">
          <table:table-cell office:value-type="float" office:value="104.500000002346" calcext:value-type="float">
            <text:p>104.500000002346</text:p>
          </table:table-cell>
          <table:table-cell office:value-type="float" office:value="173.786249050187" calcext:value-type="float">
            <text:p>173.786249050187</text:p>
          </table:table-cell>
          <table:table-cell office:value-type="float" office:value="0.0400000038874588" calcext:value-type="float">
            <text:p>0.040000003887459</text:p>
          </table:table-cell>
          <table:table-cell/>
        </table:table-row>
        <table:table-row table:style-name="ro1">
          <table:table-cell office:value-type="float" office:value="104.600000002349" calcext:value-type="float">
            <text:p>104.600000002349</text:p>
          </table:table-cell>
          <table:table-cell office:value-type="float" office:value="173.774661157592" calcext:value-type="float">
            <text:p>173.774661157592</text:p>
          </table:table-cell>
          <table:table-cell office:value-type="float" office:value="0.0400000038895242" calcext:value-type="float">
            <text:p>0.040000003889524</text:p>
          </table:table-cell>
          <table:table-cell/>
        </table:table-row>
        <table:table-row table:style-name="ro1">
          <table:table-cell office:value-type="float" office:value="104.700000002352" calcext:value-type="float">
            <text:p>104.700000002352</text:p>
          </table:table-cell>
          <table:table-cell office:value-type="float" office:value="173.763077368093" calcext:value-type="float">
            <text:p>173.763077368093</text:p>
          </table:table-cell>
          <table:table-cell office:value-type="float" office:value="0.0400000038915871" calcext:value-type="float">
            <text:p>0.040000003891587</text:p>
          </table:table-cell>
          <table:table-cell/>
        </table:table-row>
        <table:table-row table:style-name="ro1">
          <table:table-cell office:value-type="float" office:value="104.800000002355" calcext:value-type="float">
            <text:p>104.800000002355</text:p>
          </table:table-cell>
          <table:table-cell office:value-type="float" office:value="173.75149769185" calcext:value-type="float">
            <text:p>173.75149769185</text:p>
          </table:table-cell>
          <table:table-cell office:value-type="float" office:value="0.0400000038936473" calcext:value-type="float">
            <text:p>0.040000003893647</text:p>
          </table:table-cell>
          <table:table-cell/>
        </table:table-row>
        <table:table-row table:style-name="ro1">
          <table:table-cell office:value-type="float" office:value="104.900000002359" calcext:value-type="float">
            <text:p>104.900000002359</text:p>
          </table:table-cell>
          <table:table-cell office:value-type="float" office:value="173.739922138985" calcext:value-type="float">
            <text:p>173.739922138985</text:p>
          </table:table-cell>
          <table:table-cell office:value-type="float" office:value="0.0400000038957048" calcext:value-type="float">
            <text:p>0.040000003895705</text:p>
          </table:table-cell>
          <table:table-cell/>
        </table:table-row>
        <table:table-row table:style-name="ro1">
          <table:table-cell office:value-type="float" office:value="105.000000002362" calcext:value-type="float">
            <text:p>105.000000002362</text:p>
          </table:table-cell>
          <table:table-cell office:value-type="float" office:value="173.72835071957" calcext:value-type="float">
            <text:p>173.72835071957</text:p>
          </table:table-cell>
          <table:table-cell office:value-type="float" office:value="0.0400000038977598" calcext:value-type="float">
            <text:p>0.04000000389776</text:p>
          </table:table-cell>
          <table:table-cell/>
        </table:table-row>
        <table:table-row table:style-name="ro1">
          <table:table-cell office:value-type="float" office:value="105.100000002365" calcext:value-type="float">
            <text:p>105.100000002365</text:p>
          </table:table-cell>
          <table:table-cell office:value-type="float" office:value="173.716783443634" calcext:value-type="float">
            <text:p>173.716783443634</text:p>
          </table:table-cell>
          <table:table-cell office:value-type="float" office:value="0.0400000038998121" calcext:value-type="float">
            <text:p>0.040000003899812</text:p>
          </table:table-cell>
          <table:table-cell/>
        </table:table-row>
        <table:table-row table:style-name="ro1">
          <table:table-cell office:value-type="float" office:value="105.200000002369" calcext:value-type="float">
            <text:p>105.200000002369</text:p>
          </table:table-cell>
          <table:table-cell office:value-type="float" office:value="173.705220321155" calcext:value-type="float">
            <text:p>173.705220321155</text:p>
          </table:table-cell>
          <table:table-cell office:value-type="float" office:value="0.040000003901862" calcext:value-type="float">
            <text:p>0.040000003901862</text:p>
          </table:table-cell>
          <table:table-cell/>
        </table:table-row>
        <table:table-row table:style-name="ro1">
          <table:table-cell office:value-type="float" office:value="105.300000002372" calcext:value-type="float">
            <text:p>105.300000002372</text:p>
          </table:table-cell>
          <table:table-cell office:value-type="float" office:value="173.693661362068" calcext:value-type="float">
            <text:p>173.693661362068</text:p>
          </table:table-cell>
          <table:table-cell office:value-type="float" office:value="0.0400000039039092" calcext:value-type="float">
            <text:p>0.040000003903909</text:p>
          </table:table-cell>
          <table:table-cell/>
        </table:table-row>
        <table:table-row table:style-name="ro1">
          <table:table-cell office:value-type="float" office:value="105.400000002375" calcext:value-type="float">
            <text:p>105.400000002375</text:p>
          </table:table-cell>
          <table:table-cell office:value-type="float" office:value="173.68210657626" calcext:value-type="float">
            <text:p>173.68210657626</text:p>
          </table:table-cell>
          <table:table-cell office:value-type="float" office:value="0.0400000039059539" calcext:value-type="float">
            <text:p>0.040000003905954</text:p>
          </table:table-cell>
          <table:table-cell/>
        </table:table-row>
        <table:table-row table:style-name="ro1">
          <table:table-cell office:value-type="float" office:value="105.500000002379" calcext:value-type="float">
            <text:p>105.500000002379</text:p>
          </table:table-cell>
          <table:table-cell office:value-type="float" office:value="173.67055597357" calcext:value-type="float">
            <text:p>173.67055597357</text:p>
          </table:table-cell>
          <table:table-cell office:value-type="float" office:value="0.0400000039079959" calcext:value-type="float">
            <text:p>0.040000003907996</text:p>
          </table:table-cell>
          <table:table-cell/>
        </table:table-row>
        <table:table-row table:style-name="ro1">
          <table:table-cell office:value-type="float" office:value="105.600000002382" calcext:value-type="float">
            <text:p>105.600000002382</text:p>
          </table:table-cell>
          <table:table-cell office:value-type="float" office:value="173.659009563796" calcext:value-type="float">
            <text:p>173.659009563796</text:p>
          </table:table-cell>
          <table:table-cell office:value-type="float" office:value="0.0400000039100355" calcext:value-type="float">
            <text:p>0.040000003910036</text:p>
          </table:table-cell>
          <table:table-cell/>
        </table:table-row>
        <table:table-row table:style-name="ro1">
          <table:table-cell office:value-type="float" office:value="105.700000002385" calcext:value-type="float">
            <text:p>105.700000002385</text:p>
          </table:table-cell>
          <table:table-cell office:value-type="float" office:value="173.647467356686" calcext:value-type="float">
            <text:p>173.647467356686</text:p>
          </table:table-cell>
          <table:table-cell office:value-type="float" office:value="0.0400000039120724" calcext:value-type="float">
            <text:p>0.040000003912072</text:p>
          </table:table-cell>
          <table:table-cell/>
        </table:table-row>
        <table:table-row table:style-name="ro1">
          <table:table-cell office:value-type="float" office:value="105.800000002389" calcext:value-type="float">
            <text:p>105.800000002389</text:p>
          </table:table-cell>
          <table:table-cell office:value-type="float" office:value="173.635929361945" calcext:value-type="float">
            <text:p>173.635929361945</text:p>
          </table:table-cell>
          <table:table-cell office:value-type="float" office:value="0.0400000039141068" calcext:value-type="float">
            <text:p>0.040000003914107</text:p>
          </table:table-cell>
          <table:table-cell/>
        </table:table-row>
        <table:table-row table:style-name="ro1">
          <table:table-cell office:value-type="float" office:value="105.900000002392" calcext:value-type="float">
            <text:p>105.900000002392</text:p>
          </table:table-cell>
          <table:table-cell office:value-type="float" office:value="173.624395589231" calcext:value-type="float">
            <text:p>173.624395589231</text:p>
          </table:table-cell>
          <table:table-cell office:value-type="float" office:value="0.0400000039161386" calcext:value-type="float">
            <text:p>0.040000003916139</text:p>
          </table:table-cell>
          <table:table-cell/>
        </table:table-row>
        <table:table-row table:style-name="ro1">
          <table:table-cell office:value-type="float" office:value="106.000000002395" calcext:value-type="float">
            <text:p>106.000000002395</text:p>
          </table:table-cell>
          <table:table-cell office:value-type="float" office:value="173.612866048155" calcext:value-type="float">
            <text:p>173.612866048155</text:p>
          </table:table-cell>
          <table:table-cell office:value-type="float" office:value="0.0400000039181679" calcext:value-type="float">
            <text:p>0.040000003918168</text:p>
          </table:table-cell>
          <table:table-cell/>
        </table:table-row>
        <table:table-row table:style-name="ro1">
          <table:table-cell office:value-type="float" office:value="106.100000002399" calcext:value-type="float">
            <text:p>106.100000002399</text:p>
          </table:table-cell>
          <table:table-cell office:value-type="float" office:value="173.601340748287" calcext:value-type="float">
            <text:p>173.601340748287</text:p>
          </table:table-cell>
          <table:table-cell office:value-type="float" office:value="0.0400000039201945" calcext:value-type="float">
            <text:p>0.040000003920195</text:p>
          </table:table-cell>
          <table:table-cell/>
        </table:table-row>
        <table:table-row table:style-name="ro1">
          <table:table-cell office:value-type="float" office:value="106.200000002402" calcext:value-type="float">
            <text:p>106.200000002402</text:p>
          </table:table-cell>
          <table:table-cell office:value-type="float" office:value="173.589819699147" calcext:value-type="float">
            <text:p>173.589819699147</text:p>
          </table:table-cell>
          <table:table-cell office:value-type="float" office:value="0.0400000039222187" calcext:value-type="float">
            <text:p>0.040000003922219</text:p>
          </table:table-cell>
          <table:table-cell/>
        </table:table-row>
        <table:table-row table:style-name="ro1">
          <table:table-cell office:value-type="float" office:value="106.300000002405" calcext:value-type="float">
            <text:p>106.300000002405</text:p>
          </table:table-cell>
          <table:table-cell office:value-type="float" office:value="173.578302910213" calcext:value-type="float">
            <text:p>173.578302910213</text:p>
          </table:table-cell>
          <table:table-cell office:value-type="float" office:value="0.0400000039242403" calcext:value-type="float">
            <text:p>0.04000000392424</text:p>
          </table:table-cell>
          <table:table-cell/>
        </table:table-row>
        <table:table-row table:style-name="ro1">
          <table:table-cell office:value-type="float" office:value="106.400000002409" calcext:value-type="float">
            <text:p>106.400000002409</text:p>
          </table:table-cell>
          <table:table-cell office:value-type="float" office:value="173.566790390916" calcext:value-type="float">
            <text:p>173.566790390916</text:p>
          </table:table-cell>
          <table:table-cell office:value-type="float" office:value="0.0400000039262593" calcext:value-type="float">
            <text:p>0.040000003926259</text:p>
          </table:table-cell>
          <table:table-cell/>
        </table:table-row>
        <table:table-row table:style-name="ro1">
          <table:table-cell office:value-type="float" office:value="106.500000002412" calcext:value-type="float">
            <text:p>106.500000002412</text:p>
          </table:table-cell>
          <table:table-cell office:value-type="float" office:value="173.555282150644" calcext:value-type="float">
            <text:p>173.555282150644</text:p>
          </table:table-cell>
          <table:table-cell office:value-type="float" office:value="0.0400000039282758" calcext:value-type="float">
            <text:p>0.040000003928276</text:p>
          </table:table-cell>
          <table:table-cell/>
        </table:table-row>
        <table:table-row table:style-name="ro1">
          <table:table-cell office:value-type="float" office:value="106.600000002415" calcext:value-type="float">
            <text:p>106.600000002415</text:p>
          </table:table-cell>
          <table:table-cell office:value-type="float" office:value="173.543778198739" calcext:value-type="float">
            <text:p>173.543778198739</text:p>
          </table:table-cell>
          <table:table-cell office:value-type="float" office:value="0.0400000039302898" calcext:value-type="float">
            <text:p>0.04000000393029</text:p>
          </table:table-cell>
          <table:table-cell/>
        </table:table-row>
        <table:table-row table:style-name="ro1">
          <table:table-cell office:value-type="float" office:value="106.700000002419" calcext:value-type="float">
            <text:p>106.700000002419</text:p>
          </table:table-cell>
          <table:table-cell office:value-type="float" office:value="173.532278544498" calcext:value-type="float">
            <text:p>173.532278544498</text:p>
          </table:table-cell>
          <table:table-cell office:value-type="float" office:value="0.0400000039323013" calcext:value-type="float">
            <text:p>0.040000003932301</text:p>
          </table:table-cell>
          <table:table-cell/>
        </table:table-row>
        <table:table-row table:style-name="ro1">
          <table:table-cell office:value-type="float" office:value="106.800000002422" calcext:value-type="float">
            <text:p>106.800000002422</text:p>
          </table:table-cell>
          <table:table-cell office:value-type="float" office:value="173.520783197174" calcext:value-type="float">
            <text:p>173.520783197174</text:p>
          </table:table-cell>
          <table:table-cell office:value-type="float" office:value="0.0400000039343102" calcext:value-type="float">
            <text:p>0.04000000393431</text:p>
          </table:table-cell>
          <table:table-cell/>
        </table:table-row>
        <table:table-row table:style-name="ro1">
          <table:table-cell office:value-type="float" office:value="106.900000002425" calcext:value-type="float">
            <text:p>106.900000002425</text:p>
          </table:table-cell>
          <table:table-cell office:value-type="float" office:value="173.509292165976" calcext:value-type="float">
            <text:p>173.509292165976</text:p>
          </table:table-cell>
          <table:table-cell office:value-type="float" office:value="0.0400000039363166" calcext:value-type="float">
            <text:p>0.040000003936317</text:p>
          </table:table-cell>
          <table:table-cell/>
        </table:table-row>
        <table:table-row table:style-name="ro1">
          <table:table-cell office:value-type="float" office:value="107.000000002428" calcext:value-type="float">
            <text:p>107.000000002428</text:p>
          </table:table-cell>
          <table:table-cell office:value-type="float" office:value="173.497805460067" calcext:value-type="float">
            <text:p>173.497805460067</text:p>
          </table:table-cell>
          <table:table-cell office:value-type="float" office:value="0.0400000039383205" calcext:value-type="float">
            <text:p>0.040000003938321</text:p>
          </table:table-cell>
          <table:table-cell/>
        </table:table-row>
        <table:table-row table:style-name="ro1">
          <table:table-cell office:value-type="float" office:value="107.100000002432" calcext:value-type="float">
            <text:p>107.100000002432</text:p>
          </table:table-cell>
          <table:table-cell office:value-type="float" office:value="173.486323088569" calcext:value-type="float">
            <text:p>173.486323088569</text:p>
          </table:table-cell>
          <table:table-cell office:value-type="float" office:value="0.0400000039403218" calcext:value-type="float">
            <text:p>0.040000003940322</text:p>
          </table:table-cell>
          <table:table-cell/>
        </table:table-row>
        <table:table-row table:style-name="ro1">
          <table:table-cell office:value-type="float" office:value="107.200000002435" calcext:value-type="float">
            <text:p>107.200000002435</text:p>
          </table:table-cell>
          <table:table-cell office:value-type="float" office:value="173.474845060555" calcext:value-type="float">
            <text:p>173.474845060555</text:p>
          </table:table-cell>
          <table:table-cell office:value-type="float" office:value="0.0400000039423207" calcext:value-type="float">
            <text:p>0.040000003942321</text:p>
          </table:table-cell>
          <table:table-cell/>
        </table:table-row>
        <table:table-row table:style-name="ro1">
          <table:table-cell office:value-type="float" office:value="107.300000002438" calcext:value-type="float">
            <text:p>107.300000002438</text:p>
          </table:table-cell>
          <table:table-cell office:value-type="float" office:value="173.46337138506" calcext:value-type="float">
            <text:p>173.46337138506</text:p>
          </table:table-cell>
          <table:table-cell office:value-type="float" office:value="0.0400000039443171" calcext:value-type="float">
            <text:p>0.040000003944317</text:p>
          </table:table-cell>
          <table:table-cell/>
        </table:table-row>
        <table:table-row table:style-name="ro1">
          <table:table-cell office:value-type="float" office:value="107.400000002442" calcext:value-type="float">
            <text:p>107.400000002442</text:p>
          </table:table-cell>
          <table:table-cell office:value-type="float" office:value="173.45190207107" calcext:value-type="float">
            <text:p>173.45190207107</text:p>
          </table:table-cell>
          <table:table-cell office:value-type="float" office:value="0.0400000039463109" calcext:value-type="float">
            <text:p>0.040000003946311</text:p>
          </table:table-cell>
          <table:table-cell/>
        </table:table-row>
        <table:table-row table:style-name="ro1">
          <table:table-cell office:value-type="float" office:value="107.500000002445" calcext:value-type="float">
            <text:p>107.500000002445</text:p>
          </table:table-cell>
          <table:table-cell office:value-type="float" office:value="173.44043712753" calcext:value-type="float">
            <text:p>173.44043712753</text:p>
          </table:table-cell>
          <table:table-cell office:value-type="float" office:value="0.0400000039483021" calcext:value-type="float">
            <text:p>0.040000003948302</text:p>
          </table:table-cell>
          <table:table-cell/>
        </table:table-row>
        <table:table-row table:style-name="ro1">
          <table:table-cell office:value-type="float" office:value="107.600000002448" calcext:value-type="float">
            <text:p>107.600000002448</text:p>
          </table:table-cell>
          <table:table-cell office:value-type="float" office:value="173.428976563339" calcext:value-type="float">
            <text:p>173.428976563339</text:p>
          </table:table-cell>
          <table:table-cell office:value-type="float" office:value="0.0400000039502909" calcext:value-type="float">
            <text:p>0.040000003950291</text:p>
          </table:table-cell>
          <table:table-cell/>
        </table:table-row>
        <table:table-row table:style-name="ro1">
          <table:table-cell office:value-type="float" office:value="107.700000002452" calcext:value-type="float">
            <text:p>107.700000002452</text:p>
          </table:table-cell>
          <table:table-cell office:value-type="float" office:value="173.417520387356" calcext:value-type="float">
            <text:p>173.417520387356</text:p>
          </table:table-cell>
          <table:table-cell office:value-type="float" office:value="0.0400000039522771" calcext:value-type="float">
            <text:p>0.040000003952277</text:p>
          </table:table-cell>
          <table:table-cell/>
        </table:table-row>
        <table:table-row table:style-name="ro1">
          <table:table-cell office:value-type="float" office:value="107.800000002455" calcext:value-type="float">
            <text:p>107.800000002455</text:p>
          </table:table-cell>
          <table:table-cell office:value-type="float" office:value="173.406068608393" calcext:value-type="float">
            <text:p>173.406068608393</text:p>
          </table:table-cell>
          <table:table-cell office:value-type="float" office:value="0.0400000039542608" calcext:value-type="float">
            <text:p>0.040000003954261</text:p>
          </table:table-cell>
          <table:table-cell/>
        </table:table-row>
        <table:table-row table:style-name="ro1">
          <table:table-cell office:value-type="float" office:value="107.900000002458" calcext:value-type="float">
            <text:p>107.900000002458</text:p>
          </table:table-cell>
          <table:table-cell office:value-type="float" office:value="173.394621235222" calcext:value-type="float">
            <text:p>173.394621235222</text:p>
          </table:table-cell>
          <table:table-cell office:value-type="float" office:value="0.040000003956242" calcext:value-type="float">
            <text:p>0.040000003956242</text:p>
          </table:table-cell>
          <table:table-cell/>
        </table:table-row>
        <table:table-row table:style-name="ro1">
          <table:table-cell office:value-type="float" office:value="108.000000002462" calcext:value-type="float">
            <text:p>108.000000002462</text:p>
          </table:table-cell>
          <table:table-cell office:value-type="float" office:value="173.38317827657" calcext:value-type="float">
            <text:p>173.38317827657</text:p>
          </table:table-cell>
          <table:table-cell office:value-type="float" office:value="0.0400000039582207" calcext:value-type="float">
            <text:p>0.040000003958221</text:p>
          </table:table-cell>
          <table:table-cell/>
        </table:table-row>
        <table:table-row table:style-name="ro1">
          <table:table-cell office:value-type="float" office:value="108.100000002465" calcext:value-type="float">
            <text:p>108.100000002465</text:p>
          </table:table-cell>
          <table:table-cell office:value-type="float" office:value="173.37173974112" calcext:value-type="float">
            <text:p>173.37173974112</text:p>
          </table:table-cell>
          <table:table-cell office:value-type="float" office:value="0.040000003960197" calcext:value-type="float">
            <text:p>0.040000003960197</text:p>
          </table:table-cell>
          <table:table-cell/>
        </table:table-row>
        <table:table-row table:style-name="ro1">
          <table:table-cell office:value-type="float" office:value="108.200000002468" calcext:value-type="float">
            <text:p>108.200000002468</text:p>
          </table:table-cell>
          <table:table-cell office:value-type="float" office:value="173.360305637514" calcext:value-type="float">
            <text:p>173.360305637514</text:p>
          </table:table-cell>
          <table:table-cell office:value-type="float" office:value="0.0400000039621708" calcext:value-type="float">
            <text:p>0.040000003962171</text:p>
          </table:table-cell>
          <table:table-cell/>
        </table:table-row>
        <table:table-row table:style-name="ro1">
          <table:table-cell office:value-type="float" office:value="108.300000002472" calcext:value-type="float">
            <text:p>108.300000002472</text:p>
          </table:table-cell>
          <table:table-cell office:value-type="float" office:value="173.34887597435" calcext:value-type="float">
            <text:p>173.34887597435</text:p>
          </table:table-cell>
          <table:table-cell office:value-type="float" office:value="0.0400000039641421" calcext:value-type="float">
            <text:p>0.040000003964142</text:p>
          </table:table-cell>
          <table:table-cell/>
        </table:table-row>
        <table:table-row table:style-name="ro1">
          <table:table-cell office:value-type="float" office:value="108.400000002475" calcext:value-type="float">
            <text:p>108.400000002475</text:p>
          </table:table-cell>
          <table:table-cell office:value-type="float" office:value="173.337450760183" calcext:value-type="float">
            <text:p>173.337450760183</text:p>
          </table:table-cell>
          <table:table-cell office:value-type="float" office:value="0.0400000039661108" calcext:value-type="float">
            <text:p>0.040000003966111</text:p>
          </table:table-cell>
          <table:table-cell/>
        </table:table-row>
        <table:table-row table:style-name="ro1">
          <table:table-cell office:value-type="float" office:value="108.500000002478" calcext:value-type="float">
            <text:p>108.500000002478</text:p>
          </table:table-cell>
          <table:table-cell office:value-type="float" office:value="173.326030003528" calcext:value-type="float">
            <text:p>173.326030003528</text:p>
          </table:table-cell>
          <table:table-cell office:value-type="float" office:value="0.0400000039680771" calcext:value-type="float">
            <text:p>0.040000003968077</text:p>
          </table:table-cell>
          <table:table-cell/>
        </table:table-row>
        <table:table-row table:style-name="ro1">
          <table:table-cell office:value-type="float" office:value="108.600000002482" calcext:value-type="float">
            <text:p>108.600000002482</text:p>
          </table:table-cell>
          <table:table-cell office:value-type="float" office:value="173.314613712854" calcext:value-type="float">
            <text:p>173.314613712854</text:p>
          </table:table-cell>
          <table:table-cell office:value-type="float" office:value="0.040000003970041" calcext:value-type="float">
            <text:p>0.040000003970041</text:p>
          </table:table-cell>
          <table:table-cell/>
        </table:table-row>
        <table:table-row table:style-name="ro1">
          <table:table-cell office:value-type="float" office:value="108.700000002485" calcext:value-type="float">
            <text:p>108.700000002485</text:p>
          </table:table-cell>
          <table:table-cell office:value-type="float" office:value="173.303201896589" calcext:value-type="float">
            <text:p>173.303201896589</text:p>
          </table:table-cell>
          <table:table-cell office:value-type="float" office:value="0.0400000039720022" calcext:value-type="float">
            <text:p>0.040000003972002</text:p>
          </table:table-cell>
          <table:table-cell/>
        </table:table-row>
        <table:table-row table:style-name="ro1">
          <table:table-cell office:value-type="float" office:value="108.800000002488" calcext:value-type="float">
            <text:p>108.800000002488</text:p>
          </table:table-cell>
          <table:table-cell office:value-type="float" office:value="173.29179456312" calcext:value-type="float">
            <text:p>173.29179456312</text:p>
          </table:table-cell>
          <table:table-cell office:value-type="float" office:value="0.0400000039739611" calcext:value-type="float">
            <text:p>0.040000003973961</text:p>
          </table:table-cell>
          <table:table-cell/>
        </table:table-row>
        <table:table-row table:style-name="ro1">
          <table:table-cell office:value-type="float" office:value="108.900000002492" calcext:value-type="float">
            <text:p>108.900000002492</text:p>
          </table:table-cell>
          <table:table-cell office:value-type="float" office:value="173.28039172079" calcext:value-type="float">
            <text:p>173.28039172079</text:p>
          </table:table-cell>
          <table:table-cell office:value-type="float" office:value="0.0400000039759174" calcext:value-type="float">
            <text:p>0.040000003975917</text:p>
          </table:table-cell>
          <table:table-cell/>
        </table:table-row>
        <table:table-row table:style-name="ro1">
          <table:table-cell office:value-type="float" office:value="109.000000002495" calcext:value-type="float">
            <text:p>109.000000002495</text:p>
          </table:table-cell>
          <table:table-cell office:value-type="float" office:value="173.268993377901" calcext:value-type="float">
            <text:p>173.268993377901</text:p>
          </table:table-cell>
          <table:table-cell office:value-type="float" office:value="0.0400000039778714" calcext:value-type="float">
            <text:p>0.040000003977871</text:p>
          </table:table-cell>
          <table:table-cell/>
        </table:table-row>
        <table:table-row table:style-name="ro1">
          <table:table-cell office:value-type="float" office:value="109.100000002498" calcext:value-type="float">
            <text:p>109.100000002498</text:p>
          </table:table-cell>
          <table:table-cell office:value-type="float" office:value="173.257599542711" calcext:value-type="float">
            <text:p>173.257599542711</text:p>
          </table:table-cell>
          <table:table-cell office:value-type="float" office:value="0.0400000039798228" calcext:value-type="float">
            <text:p>0.040000003979823</text:p>
          </table:table-cell>
          <table:table-cell/>
        </table:table-row>
        <table:table-row table:style-name="ro1">
          <table:table-cell office:value-type="float" office:value="109.200000002502" calcext:value-type="float">
            <text:p>109.200000002502</text:p>
          </table:table-cell>
          <table:table-cell office:value-type="float" office:value="173.246210223441" calcext:value-type="float">
            <text:p>173.246210223441</text:p>
          </table:table-cell>
          <table:table-cell office:value-type="float" office:value="0.0400000039817718" calcext:value-type="float">
            <text:p>0.040000003981772</text:p>
          </table:table-cell>
          <table:table-cell/>
        </table:table-row>
        <table:table-row table:style-name="ro1">
          <table:table-cell office:value-type="float" office:value="109.300000002505" calcext:value-type="float">
            <text:p>109.300000002505</text:p>
          </table:table-cell>
          <table:table-cell office:value-type="float" office:value="173.234825428265" calcext:value-type="float">
            <text:p>173.234825428265</text:p>
          </table:table-cell>
          <table:table-cell office:value-type="float" office:value="0.0400000039837184" calcext:value-type="float">
            <text:p>0.040000003983718</text:p>
          </table:table-cell>
          <table:table-cell/>
        </table:table-row>
        <table:table-row table:style-name="ro1">
          <table:table-cell office:value-type="float" office:value="109.400000002508" calcext:value-type="float">
            <text:p>109.400000002508</text:p>
          </table:table-cell>
          <table:table-cell office:value-type="float" office:value="173.223445165317" calcext:value-type="float">
            <text:p>173.223445165317</text:p>
          </table:table-cell>
          <table:table-cell office:value-type="float" office:value="0.0400000039856625" calcext:value-type="float">
            <text:p>0.040000003985663</text:p>
          </table:table-cell>
          <table:table-cell/>
        </table:table-row>
        <table:table-row table:style-name="ro1">
          <table:table-cell office:value-type="float" office:value="109.500000002511" calcext:value-type="float">
            <text:p>109.500000002511</text:p>
          </table:table-cell>
          <table:table-cell office:value-type="float" office:value="173.212069442694" calcext:value-type="float">
            <text:p>173.212069442694</text:p>
          </table:table-cell>
          <table:table-cell office:value-type="float" office:value="0.0400000039876041" calcext:value-type="float">
            <text:p>0.040000003987604</text:p>
          </table:table-cell>
          <table:table-cell/>
        </table:table-row>
        <table:table-row table:style-name="ro1">
          <table:table-cell office:value-type="float" office:value="109.600000002515" calcext:value-type="float">
            <text:p>109.600000002515</text:p>
          </table:table-cell>
          <table:table-cell office:value-type="float" office:value="173.200698268444" calcext:value-type="float">
            <text:p>173.200698268444</text:p>
          </table:table-cell>
          <table:table-cell office:value-type="float" office:value="0.0400000039895433" calcext:value-type="float">
            <text:p>0.040000003989543</text:p>
          </table:table-cell>
          <table:table-cell/>
        </table:table-row>
        <table:table-row table:style-name="ro1">
          <table:table-cell office:value-type="float" office:value="109.700000002518" calcext:value-type="float">
            <text:p>109.700000002518</text:p>
          </table:table-cell>
          <table:table-cell office:value-type="float" office:value="173.189331650579" calcext:value-type="float">
            <text:p>173.189331650579</text:p>
          </table:table-cell>
          <table:table-cell office:value-type="float" office:value="0.0400000039914801" calcext:value-type="float">
            <text:p>0.04000000399148</text:p>
          </table:table-cell>
          <table:table-cell/>
        </table:table-row>
        <table:table-row table:style-name="ro1">
          <table:table-cell office:value-type="float" office:value="109.800000002521" calcext:value-type="float">
            <text:p>109.800000002521</text:p>
          </table:table-cell>
          <table:table-cell office:value-type="float" office:value="173.177969597068" calcext:value-type="float">
            <text:p>173.177969597068</text:p>
          </table:table-cell>
          <table:table-cell office:value-type="float" office:value="0.0400000039934144" calcext:value-type="float">
            <text:p>0.040000003993414</text:p>
          </table:table-cell>
          <table:table-cell/>
        </table:table-row>
        <table:table-row table:style-name="ro1">
          <table:table-cell office:value-type="float" office:value="109.900000002525" calcext:value-type="float">
            <text:p>109.900000002525</text:p>
          </table:table-cell>
          <table:table-cell office:value-type="float" office:value="173.166612115841" calcext:value-type="float">
            <text:p>173.166612115841</text:p>
          </table:table-cell>
          <table:table-cell office:value-type="float" office:value="0.0400000039953462" calcext:value-type="float">
            <text:p>0.040000003995346</text:p>
          </table:table-cell>
          <table:table-cell/>
        </table:table-row>
        <table:table-row table:style-name="ro1">
          <table:table-cell office:value-type="float" office:value="110.000000002528" calcext:value-type="float">
            <text:p>110.000000002528</text:p>
          </table:table-cell>
          <table:table-cell office:value-type="float" office:value="173.155259214783" calcext:value-type="float">
            <text:p>173.155259214783</text:p>
          </table:table-cell>
          <table:table-cell office:value-type="float" office:value="0.0400000039972757" calcext:value-type="float">
            <text:p>0.040000003997276</text:p>
          </table:table-cell>
          <table:table-cell/>
        </table:table-row>
        <table:table-row table:style-name="ro1">
          <table:table-cell office:value-type="float" office:value="110.100000002531" calcext:value-type="float">
            <text:p>110.100000002531</text:p>
          </table:table-cell>
          <table:table-cell office:value-type="float" office:value="173.143910901742" calcext:value-type="float">
            <text:p>173.143910901742</text:p>
          </table:table-cell>
          <table:table-cell office:value-type="float" office:value="0.0400000039992027" calcext:value-type="float">
            <text:p>0.040000003999203</text:p>
          </table:table-cell>
          <table:table-cell/>
        </table:table-row>
        <table:table-row table:style-name="ro1">
          <table:table-cell office:value-type="float" office:value="110.200000002535" calcext:value-type="float">
            <text:p>110.200000002535</text:p>
          </table:table-cell>
          <table:table-cell office:value-type="float" office:value="173.132567184524" calcext:value-type="float">
            <text:p>173.132567184524</text:p>
          </table:table-cell>
          <table:table-cell office:value-type="float" office:value="0.0400000040011272" calcext:value-type="float">
            <text:p>0.040000004001127</text:p>
          </table:table-cell>
          <table:table-cell/>
        </table:table-row>
        <table:table-row table:style-name="ro1">
          <table:table-cell office:value-type="float" office:value="110.300000002538" calcext:value-type="float">
            <text:p>110.300000002538</text:p>
          </table:table-cell>
          <table:table-cell office:value-type="float" office:value="173.121228070895" calcext:value-type="float">
            <text:p>173.121228070895</text:p>
          </table:table-cell>
          <table:table-cell office:value-type="float" office:value="0.0400000040030494" calcext:value-type="float">
            <text:p>0.040000004003049</text:p>
          </table:table-cell>
          <table:table-cell/>
        </table:table-row>
        <table:table-row table:style-name="ro1">
          <table:table-cell office:value-type="float" office:value="110.400000002541" calcext:value-type="float">
            <text:p>110.400000002541</text:p>
          </table:table-cell>
          <table:table-cell office:value-type="float" office:value="173.109893568579" calcext:value-type="float">
            <text:p>173.109893568579</text:p>
          </table:table-cell>
          <table:table-cell office:value-type="float" office:value="0.0400000040049691" calcext:value-type="float">
            <text:p>0.040000004004969</text:p>
          </table:table-cell>
          <table:table-cell/>
        </table:table-row>
        <table:table-row table:style-name="ro1">
          <table:table-cell office:value-type="float" office:value="110.500000002545" calcext:value-type="float">
            <text:p>110.500000002545</text:p>
          </table:table-cell>
          <table:table-cell office:value-type="float" office:value="173.09856368526" calcext:value-type="float">
            <text:p>173.09856368526</text:p>
          </table:table-cell>
          <table:table-cell office:value-type="float" office:value="0.0400000040068863" calcext:value-type="float">
            <text:p>0.040000004006886</text:p>
          </table:table-cell>
          <table:table-cell/>
        </table:table-row>
        <table:table-row table:style-name="ro1">
          <table:table-cell office:value-type="float" office:value="110.600000002548" calcext:value-type="float">
            <text:p>110.600000002548</text:p>
          </table:table-cell>
          <table:table-cell office:value-type="float" office:value="173.087238428583" calcext:value-type="float">
            <text:p>173.087238428583</text:p>
          </table:table-cell>
          <table:table-cell office:value-type="float" office:value="0.0400000040088011" calcext:value-type="float">
            <text:p>0.040000004008801</text:p>
          </table:table-cell>
          <table:table-cell/>
        </table:table-row>
        <table:table-row table:style-name="ro1">
          <table:table-cell office:value-type="float" office:value="110.700000002551" calcext:value-type="float">
            <text:p>110.700000002551</text:p>
          </table:table-cell>
          <table:table-cell office:value-type="float" office:value="173.075917806155" calcext:value-type="float">
            <text:p>173.075917806155</text:p>
          </table:table-cell>
          <table:table-cell office:value-type="float" office:value="0.0400000040107136" calcext:value-type="float">
            <text:p>0.040000004010714</text:p>
          </table:table-cell>
          <table:table-cell/>
        </table:table-row>
        <table:table-row table:style-name="ro1">
          <table:table-cell office:value-type="float" office:value="110.800000002555" calcext:value-type="float">
            <text:p>110.800000002555</text:p>
          </table:table-cell>
          <table:table-cell office:value-type="float" office:value="173.064601825536" calcext:value-type="float">
            <text:p>173.064601825536</text:p>
          </table:table-cell>
          <table:table-cell office:value-type="float" office:value="0.0400000040126236" calcext:value-type="float">
            <text:p>0.040000004012624</text:p>
          </table:table-cell>
          <table:table-cell/>
        </table:table-row>
        <table:table-row table:style-name="ro1">
          <table:table-cell office:value-type="float" office:value="110.900000002558" calcext:value-type="float">
            <text:p>110.900000002558</text:p>
          </table:table-cell>
          <table:table-cell office:value-type="float" office:value="173.053290494253" calcext:value-type="float">
            <text:p>173.053290494253</text:p>
          </table:table-cell>
          <table:table-cell office:value-type="float" office:value="0.0400000040145314" calcext:value-type="float">
            <text:p>0.040000004014531</text:p>
          </table:table-cell>
          <table:table-cell/>
        </table:table-row>
        <table:table-row table:style-name="ro1">
          <table:table-cell office:value-type="float" office:value="111.000000002561" calcext:value-type="float">
            <text:p>111.000000002561</text:p>
          </table:table-cell>
          <table:table-cell office:value-type="float" office:value="173.041983819788" calcext:value-type="float">
            <text:p>173.041983819788</text:p>
          </table:table-cell>
          <table:table-cell office:value-type="float" office:value="0.0400000040164365" calcext:value-type="float">
            <text:p>0.040000004016437</text:p>
          </table:table-cell>
          <table:table-cell/>
        </table:table-row>
        <table:table-row table:style-name="ro1">
          <table:table-cell office:value-type="float" office:value="111.100000002565" calcext:value-type="float">
            <text:p>111.100000002565</text:p>
          </table:table-cell>
          <table:table-cell office:value-type="float" office:value="173.030681809589" calcext:value-type="float">
            <text:p>173.030681809589</text:p>
          </table:table-cell>
          <table:table-cell office:value-type="float" office:value="0.0400000040183393" calcext:value-type="float">
            <text:p>0.040000004018339</text:p>
          </table:table-cell>
          <table:table-cell/>
        </table:table-row>
        <table:table-row table:style-name="ro1">
          <table:table-cell office:value-type="float" office:value="111.200000002568" calcext:value-type="float">
            <text:p>111.200000002568</text:p>
          </table:table-cell>
          <table:table-cell office:value-type="float" office:value="173.019384471059" calcext:value-type="float">
            <text:p>173.019384471059</text:p>
          </table:table-cell>
          <table:table-cell office:value-type="float" office:value="0.0400000040202397" calcext:value-type="float">
            <text:p>0.04000000402024</text:p>
          </table:table-cell>
          <table:table-cell/>
        </table:table-row>
        <table:table-row table:style-name="ro1">
          <table:table-cell office:value-type="float" office:value="111.300000002571" calcext:value-type="float">
            <text:p>111.300000002571</text:p>
          </table:table-cell>
          <table:table-cell office:value-type="float" office:value="173.008091811565" calcext:value-type="float">
            <text:p>173.008091811565</text:p>
          </table:table-cell>
          <table:table-cell office:value-type="float" office:value="0.0400000040221378" calcext:value-type="float">
            <text:p>0.040000004022138</text:p>
          </table:table-cell>
          <table:table-cell/>
        </table:table-row>
        <table:table-row table:style-name="ro1">
          <table:table-cell office:value-type="float" office:value="111.400000002575" calcext:value-type="float">
            <text:p>111.400000002575</text:p>
          </table:table-cell>
          <table:table-cell office:value-type="float" office:value="172.996803838433" calcext:value-type="float">
            <text:p>172.996803838433</text:p>
          </table:table-cell>
          <table:table-cell office:value-type="float" office:value="0.0400000040240335" calcext:value-type="float">
            <text:p>0.040000004024034</text:p>
          </table:table-cell>
          <table:table-cell/>
        </table:table-row>
        <table:table-row table:style-name="ro1">
          <table:table-cell office:value-type="float" office:value="111.500000002578" calcext:value-type="float">
            <text:p>111.500000002578</text:p>
          </table:table-cell>
          <table:table-cell office:value-type="float" office:value="172.98552055895" calcext:value-type="float">
            <text:p>172.98552055895</text:p>
          </table:table-cell>
          <table:table-cell office:value-type="float" office:value="0.0400000040259269" calcext:value-type="float">
            <text:p>0.040000004025927</text:p>
          </table:table-cell>
          <table:table-cell/>
        </table:table-row>
        <table:table-row table:style-name="ro1">
          <table:table-cell office:value-type="float" office:value="111.600000002581" calcext:value-type="float">
            <text:p>111.600000002581</text:p>
          </table:table-cell>
          <table:table-cell office:value-type="float" office:value="172.974241980364" calcext:value-type="float">
            <text:p>172.974241980364</text:p>
          </table:table-cell>
          <table:table-cell office:value-type="float" office:value="0.0400000040278178" calcext:value-type="float">
            <text:p>0.040000004027818</text:p>
          </table:table-cell>
          <table:table-cell/>
        </table:table-row>
        <table:table-row table:style-name="ro1">
          <table:table-cell office:value-type="float" office:value="111.700000002585" calcext:value-type="float">
            <text:p>111.700000002585</text:p>
          </table:table-cell>
          <table:table-cell office:value-type="float" office:value="172.962968109883" calcext:value-type="float">
            <text:p>172.962968109883</text:p>
          </table:table-cell>
          <table:table-cell office:value-type="float" office:value="0.0400000040297062" calcext:value-type="float">
            <text:p>0.040000004029706</text:p>
          </table:table-cell>
          <table:table-cell/>
        </table:table-row>
        <table:table-row table:style-name="ro1">
          <table:table-cell office:value-type="float" office:value="111.800000002588" calcext:value-type="float">
            <text:p>111.800000002588</text:p>
          </table:table-cell>
          <table:table-cell office:value-type="float" office:value="172.951698954679" calcext:value-type="float">
            <text:p>172.951698954679</text:p>
          </table:table-cell>
          <table:table-cell office:value-type="float" office:value="0.0400000040315923" calcext:value-type="float">
            <text:p>0.040000004031592</text:p>
          </table:table-cell>
          <table:table-cell/>
        </table:table-row>
        <table:table-row table:style-name="ro1">
          <table:table-cell office:value-type="float" office:value="111.900000002591" calcext:value-type="float">
            <text:p>111.900000002591</text:p>
          </table:table-cell>
          <table:table-cell office:value-type="float" office:value="172.940434521883" calcext:value-type="float">
            <text:p>172.940434521883</text:p>
          </table:table-cell>
          <table:table-cell office:value-type="float" office:value="0.0400000040334761" calcext:value-type="float">
            <text:p>0.040000004033476</text:p>
          </table:table-cell>
          <table:table-cell/>
        </table:table-row>
        <table:table-row table:style-name="ro1">
          <table:table-cell office:value-type="float" office:value="112.000000002594" calcext:value-type="float">
            <text:p>112.000000002594</text:p>
          </table:table-cell>
          <table:table-cell office:value-type="float" office:value="172.929174818587" calcext:value-type="float">
            <text:p>172.929174818587</text:p>
          </table:table-cell>
          <table:table-cell office:value-type="float" office:value="0.0400000040353574" calcext:value-type="float">
            <text:p>0.040000004035357</text:p>
          </table:table-cell>
          <table:table-cell/>
        </table:table-row>
        <table:table-row table:style-name="ro1">
          <table:table-cell office:value-type="float" office:value="112.100000002598" calcext:value-type="float">
            <text:p>112.100000002598</text:p>
          </table:table-cell>
          <table:table-cell office:value-type="float" office:value="172.917919851846" calcext:value-type="float">
            <text:p>172.917919851846</text:p>
          </table:table-cell>
          <table:table-cell office:value-type="float" office:value="0.0400000040372364" calcext:value-type="float">
            <text:p>0.040000004037236</text:p>
          </table:table-cell>
          <table:table-cell/>
        </table:table-row>
        <table:table-row table:style-name="ro1">
          <table:table-cell office:value-type="float" office:value="112.200000002601" calcext:value-type="float">
            <text:p>112.200000002601</text:p>
          </table:table-cell>
          <table:table-cell office:value-type="float" office:value="172.906669628674" calcext:value-type="float">
            <text:p>172.906669628674</text:p>
          </table:table-cell>
          <table:table-cell office:value-type="float" office:value="0.0400000040391131" calcext:value-type="float">
            <text:p>0.040000004039113</text:p>
          </table:table-cell>
          <table:table-cell/>
        </table:table-row>
        <table:table-row table:style-name="ro1">
          <table:table-cell office:value-type="float" office:value="112.300000002604" calcext:value-type="float">
            <text:p>112.300000002604</text:p>
          </table:table-cell>
          <table:table-cell office:value-type="float" office:value="172.895424156049" calcext:value-type="float">
            <text:p>172.895424156049</text:p>
          </table:table-cell>
          <table:table-cell office:value-type="float" office:value="0.0400000040409874" calcext:value-type="float">
            <text:p>0.040000004040987</text:p>
          </table:table-cell>
          <table:table-cell/>
        </table:table-row>
        <table:table-row table:style-name="ro1">
          <table:table-cell office:value-type="float" office:value="112.400000002608" calcext:value-type="float">
            <text:p>112.400000002608</text:p>
          </table:table-cell>
          <table:table-cell office:value-type="float" office:value="172.88418344091" calcext:value-type="float">
            <text:p>172.88418344091</text:p>
          </table:table-cell>
          <table:table-cell office:value-type="float" office:value="0.0400000040428593" calcext:value-type="float">
            <text:p>0.040000004042859</text:p>
          </table:table-cell>
          <table:table-cell/>
        </table:table-row>
        <table:table-row table:style-name="ro1">
          <table:table-cell office:value-type="float" office:value="112.500000002611" calcext:value-type="float">
            <text:p>112.500000002611</text:p>
          </table:table-cell>
          <table:table-cell office:value-type="float" office:value="172.872947490156" calcext:value-type="float">
            <text:p>172.872947490156</text:p>
          </table:table-cell>
          <table:table-cell office:value-type="float" office:value="0.0400000040447288" calcext:value-type="float">
            <text:p>0.040000004044729</text:p>
          </table:table-cell>
          <table:table-cell/>
        </table:table-row>
        <table:table-row table:style-name="ro1">
          <table:table-cell office:value-type="float" office:value="112.600000002614" calcext:value-type="float">
            <text:p>112.600000002614</text:p>
          </table:table-cell>
          <table:table-cell office:value-type="float" office:value="172.861716310652" calcext:value-type="float">
            <text:p>172.861716310652</text:p>
          </table:table-cell>
          <table:table-cell office:value-type="float" office:value="0.0400000040465959" calcext:value-type="float">
            <text:p>0.040000004046596</text:p>
          </table:table-cell>
          <table:table-cell/>
        </table:table-row>
        <table:table-row table:style-name="ro1">
          <table:table-cell office:value-type="float" office:value="112.700000002618" calcext:value-type="float">
            <text:p>112.700000002618</text:p>
          </table:table-cell>
          <table:table-cell office:value-type="float" office:value="172.850489909222" calcext:value-type="float">
            <text:p>172.850489909222</text:p>
          </table:table-cell>
          <table:table-cell office:value-type="float" office:value="0.0400000040484606" calcext:value-type="float">
            <text:p>0.040000004048461</text:p>
          </table:table-cell>
          <table:table-cell/>
        </table:table-row>
        <table:table-row table:style-name="ro1">
          <table:table-cell office:value-type="float" office:value="112.800000002621" calcext:value-type="float">
            <text:p>112.800000002621</text:p>
          </table:table-cell>
          <table:table-cell office:value-type="float" office:value="172.839268292652" calcext:value-type="float">
            <text:p>172.839268292652</text:p>
          </table:table-cell>
          <table:table-cell office:value-type="float" office:value="0.0400000040503231" calcext:value-type="float">
            <text:p>0.040000004050323</text:p>
          </table:table-cell>
          <table:table-cell/>
        </table:table-row>
        <table:table-row table:style-name="ro1">
          <table:table-cell office:value-type="float" office:value="112.900000002624" calcext:value-type="float">
            <text:p>112.900000002624</text:p>
          </table:table-cell>
          <table:table-cell office:value-type="float" office:value="172.828051467693" calcext:value-type="float">
            <text:p>172.828051467693</text:p>
          </table:table-cell>
          <table:table-cell office:value-type="float" office:value="0.0400000040521831" calcext:value-type="float">
            <text:p>0.040000004052183</text:p>
          </table:table-cell>
          <table:table-cell/>
        </table:table-row>
        <table:table-row table:style-name="ro1">
          <table:table-cell office:value-type="float" office:value="113.000000002628" calcext:value-type="float">
            <text:p>113.000000002628</text:p>
          </table:table-cell>
          <table:table-cell office:value-type="float" office:value="172.816839441055" calcext:value-type="float">
            <text:p>172.816839441055</text:p>
          </table:table-cell>
          <table:table-cell office:value-type="float" office:value="0.0400000040540408" calcext:value-type="float">
            <text:p>0.040000004054041</text:p>
          </table:table-cell>
          <table:table-cell/>
        </table:table-row>
        <table:table-row table:style-name="ro1">
          <table:table-cell office:value-type="float" office:value="113.100000002631" calcext:value-type="float">
            <text:p>113.100000002631</text:p>
          </table:table-cell>
          <table:table-cell office:value-type="float" office:value="172.805632219413" calcext:value-type="float">
            <text:p>172.805632219413</text:p>
          </table:table-cell>
          <table:table-cell office:value-type="float" office:value="0.0400000040558962" calcext:value-type="float">
            <text:p>0.040000004055896</text:p>
          </table:table-cell>
          <table:table-cell/>
        </table:table-row>
        <table:table-row table:style-name="ro1">
          <table:table-cell office:value-type="float" office:value="113.200000002634" calcext:value-type="float">
            <text:p>113.200000002634</text:p>
          </table:table-cell>
          <table:table-cell office:value-type="float" office:value="172.794429809404" calcext:value-type="float">
            <text:p>172.794429809404</text:p>
          </table:table-cell>
          <table:table-cell office:value-type="float" office:value="0.0400000040577493" calcext:value-type="float">
            <text:p>0.040000004057749</text:p>
          </table:table-cell>
          <table:table-cell/>
        </table:table-row>
        <table:table-row table:style-name="ro1">
          <table:table-cell office:value-type="float" office:value="113.300000002638" calcext:value-type="float">
            <text:p>113.300000002638</text:p>
          </table:table-cell>
          <table:table-cell office:value-type="float" office:value="172.783232217627" calcext:value-type="float">
            <text:p>172.783232217627</text:p>
          </table:table-cell>
          <table:table-cell office:value-type="float" office:value="0.0400000040596001" calcext:value-type="float">
            <text:p>0.0400000040596</text:p>
          </table:table-cell>
          <table:table-cell/>
        </table:table-row>
        <table:table-row table:style-name="ro1">
          <table:table-cell office:value-type="float" office:value="113.400000002641" calcext:value-type="float">
            <text:p>113.400000002641</text:p>
          </table:table-cell>
          <table:table-cell office:value-type="float" office:value="172.772039450645" calcext:value-type="float">
            <text:p>172.772039450645</text:p>
          </table:table-cell>
          <table:table-cell office:value-type="float" office:value="0.0400000040614485" calcext:value-type="float">
            <text:p>0.040000004061449</text:p>
          </table:table-cell>
          <table:table-cell/>
        </table:table-row>
        <table:table-row table:style-name="ro1">
          <table:table-cell office:value-type="float" office:value="113.500000002644" calcext:value-type="float">
            <text:p>113.500000002644</text:p>
          </table:table-cell>
          <table:table-cell office:value-type="float" office:value="172.76085151498" calcext:value-type="float">
            <text:p>172.76085151498</text:p>
          </table:table-cell>
          <table:table-cell office:value-type="float" office:value="0.0400000040632945" calcext:value-type="float">
            <text:p>0.040000004063295</text:p>
          </table:table-cell>
          <table:table-cell/>
        </table:table-row>
        <table:table-row table:style-name="ro1">
          <table:table-cell office:value-type="float" office:value="113.600000002648" calcext:value-type="float">
            <text:p>113.600000002648</text:p>
          </table:table-cell>
          <table:table-cell office:value-type="float" office:value="172.749668417124" calcext:value-type="float">
            <text:p>172.749668417124</text:p>
          </table:table-cell>
          <table:table-cell office:value-type="float" office:value="0.0400000040651383" calcext:value-type="float">
            <text:p>0.040000004065138</text:p>
          </table:table-cell>
          <table:table-cell/>
        </table:table-row>
        <table:table-row table:style-name="ro1">
          <table:table-cell office:value-type="float" office:value="113.700000002651" calcext:value-type="float">
            <text:p>113.700000002651</text:p>
          </table:table-cell>
          <table:table-cell office:value-type="float" office:value="172.738490163527" calcext:value-type="float">
            <text:p>172.738490163527</text:p>
          </table:table-cell>
          <table:table-cell office:value-type="float" office:value="0.0400000040669796" calcext:value-type="float">
            <text:p>0.04000000406698</text:p>
          </table:table-cell>
          <table:table-cell/>
        </table:table-row>
        <table:table-row table:style-name="ro1">
          <table:table-cell office:value-type="float" office:value="113.800000002654" calcext:value-type="float">
            <text:p>113.800000002654</text:p>
          </table:table-cell>
          <table:table-cell office:value-type="float" office:value="172.727316760603" calcext:value-type="float">
            <text:p>172.727316760603</text:p>
          </table:table-cell>
          <table:table-cell office:value-type="float" office:value="0.0400000040688188" calcext:value-type="float">
            <text:p>0.040000004068819</text:p>
          </table:table-cell>
          <table:table-cell/>
        </table:table-row>
        <table:table-row table:style-name="ro1">
          <table:table-cell office:value-type="float" office:value="113.900000002658" calcext:value-type="float">
            <text:p>113.900000002658</text:p>
          </table:table-cell>
          <table:table-cell office:value-type="float" office:value="172.716148214731" calcext:value-type="float">
            <text:p>172.716148214731</text:p>
          </table:table-cell>
          <table:table-cell office:value-type="float" office:value="0.0400000040706556" calcext:value-type="float">
            <text:p>0.040000004070656</text:p>
          </table:table-cell>
          <table:table-cell/>
        </table:table-row>
        <table:table-row table:style-name="ro1">
          <table:table-cell office:value-type="float" office:value="114.000000002661" calcext:value-type="float">
            <text:p>114.000000002661</text:p>
          </table:table-cell>
          <table:table-cell office:value-type="float" office:value="172.70498453225" calcext:value-type="float">
            <text:p>172.70498453225</text:p>
          </table:table-cell>
          <table:table-cell office:value-type="float" office:value="0.04000000407249" calcext:value-type="float">
            <text:p>0.04000000407249</text:p>
          </table:table-cell>
          <table:table-cell/>
        </table:table-row>
        <table:table-row table:style-name="ro1">
          <table:table-cell office:value-type="float" office:value="114.100000002664" calcext:value-type="float">
            <text:p>114.100000002664</text:p>
          </table:table-cell>
          <table:table-cell office:value-type="float" office:value="172.693825719467" calcext:value-type="float">
            <text:p>172.693825719467</text:p>
          </table:table-cell>
          <table:table-cell office:value-type="float" office:value="0.0400000040743222" calcext:value-type="float">
            <text:p>0.040000004074322</text:p>
          </table:table-cell>
          <table:table-cell/>
        </table:table-row>
        <table:table-row table:style-name="ro1">
          <table:table-cell office:value-type="float" office:value="114.200000002668" calcext:value-type="float">
            <text:p>114.200000002668</text:p>
          </table:table-cell>
          <table:table-cell office:value-type="float" office:value="172.68267178265" calcext:value-type="float">
            <text:p>172.68267178265</text:p>
          </table:table-cell>
          <table:table-cell office:value-type="float" office:value="0.0400000040761519" calcext:value-type="float">
            <text:p>0.040000004076152</text:p>
          </table:table-cell>
          <table:table-cell/>
        </table:table-row>
        <table:table-row table:style-name="ro1">
          <table:table-cell office:value-type="float" office:value="114.300000002671" calcext:value-type="float">
            <text:p>114.300000002671</text:p>
          </table:table-cell>
          <table:table-cell office:value-type="float" office:value="172.67152272803" calcext:value-type="float">
            <text:p>172.67152272803</text:p>
          </table:table-cell>
          <table:table-cell office:value-type="float" office:value="0.0400000040779794" calcext:value-type="float">
            <text:p>0.040000004077979</text:p>
          </table:table-cell>
          <table:table-cell/>
        </table:table-row>
        <table:table-row table:style-name="ro1">
          <table:table-cell office:value-type="float" office:value="114.400000002674" calcext:value-type="float">
            <text:p>114.400000002674</text:p>
          </table:table-cell>
          <table:table-cell office:value-type="float" office:value="172.660378561806" calcext:value-type="float">
            <text:p>172.660378561806</text:p>
          </table:table-cell>
          <table:table-cell office:value-type="float" office:value="0.0400000040798045" calcext:value-type="float">
            <text:p>0.040000004079805</text:p>
          </table:table-cell>
          <table:table-cell/>
        </table:table-row>
        <table:table-row table:style-name="ro1">
          <table:table-cell office:value-type="float" office:value="114.500000002677" calcext:value-type="float">
            <text:p>114.500000002677</text:p>
          </table:table-cell>
          <table:table-cell office:value-type="float" office:value="172.649239290138" calcext:value-type="float">
            <text:p>172.649239290138</text:p>
          </table:table-cell>
          <table:table-cell office:value-type="float" office:value="0.0400000040816274" calcext:value-type="float">
            <text:p>0.040000004081627</text:p>
          </table:table-cell>
          <table:table-cell/>
        </table:table-row>
        <table:table-row table:style-name="ro1">
          <table:table-cell office:value-type="float" office:value="114.600000002681" calcext:value-type="float">
            <text:p>114.600000002681</text:p>
          </table:table-cell>
          <table:table-cell office:value-type="float" office:value="172.63810491915" calcext:value-type="float">
            <text:p>172.63810491915</text:p>
          </table:table-cell>
          <table:table-cell office:value-type="float" office:value="0.0400000040834481" calcext:value-type="float">
            <text:p>0.040000004083448</text:p>
          </table:table-cell>
          <table:table-cell/>
        </table:table-row>
        <table:table-row table:style-name="ro1">
          <table:table-cell office:value-type="float" office:value="114.700000002684" calcext:value-type="float">
            <text:p>114.700000002684</text:p>
          </table:table-cell>
          <table:table-cell office:value-type="float" office:value="172.626975454928" calcext:value-type="float">
            <text:p>172.626975454928</text:p>
          </table:table-cell>
          <table:table-cell office:value-type="float" office:value="0.0400000040852663" calcext:value-type="float">
            <text:p>0.040000004085266</text:p>
          </table:table-cell>
          <table:table-cell/>
        </table:table-row>
        <table:table-row table:style-name="ro1">
          <table:table-cell office:value-type="float" office:value="114.800000002687" calcext:value-type="float">
            <text:p>114.800000002687</text:p>
          </table:table-cell>
          <table:table-cell office:value-type="float" office:value="172.615850903526" calcext:value-type="float">
            <text:p>172.615850903526</text:p>
          </table:table-cell>
          <table:table-cell office:value-type="float" office:value="0.0400000040870823" calcext:value-type="float">
            <text:p>0.040000004087082</text:p>
          </table:table-cell>
          <table:table-cell/>
        </table:table-row>
        <table:table-row table:style-name="ro1">
          <table:table-cell office:value-type="float" office:value="114.900000002691" calcext:value-type="float">
            <text:p>114.900000002691</text:p>
          </table:table-cell>
          <table:table-cell office:value-type="float" office:value="172.604731270963" calcext:value-type="float">
            <text:p>172.604731270963</text:p>
          </table:table-cell>
          <table:table-cell office:value-type="float" office:value="0.040000004088896" calcext:value-type="float">
            <text:p>0.040000004088896</text:p>
          </table:table-cell>
          <table:table-cell/>
        </table:table-row>
        <table:table-row table:style-name="ro1">
          <table:table-cell office:value-type="float" office:value="115.000000002694" calcext:value-type="float">
            <text:p>115.000000002694</text:p>
          </table:table-cell>
          <table:table-cell office:value-type="float" office:value="172.593616563219" calcext:value-type="float">
            <text:p>172.593616563219</text:p>
          </table:table-cell>
          <table:table-cell office:value-type="float" office:value="0.0400000040907074" calcext:value-type="float">
            <text:p>0.040000004090707</text:p>
          </table:table-cell>
          <table:table-cell/>
        </table:table-row>
        <table:table-row table:style-name="ro1">
          <table:table-cell office:value-type="float" office:value="115.100000002697" calcext:value-type="float">
            <text:p>115.100000002697</text:p>
          </table:table-cell>
          <table:table-cell office:value-type="float" office:value="172.582506786241" calcext:value-type="float">
            <text:p>172.582506786241</text:p>
          </table:table-cell>
          <table:table-cell office:value-type="float" office:value="0.0400000040925165" calcext:value-type="float">
            <text:p>0.040000004092517</text:p>
          </table:table-cell>
          <table:table-cell/>
        </table:table-row>
        <table:table-row table:style-name="ro1">
          <table:table-cell office:value-type="float" office:value="115.200000002701" calcext:value-type="float">
            <text:p>115.200000002701</text:p>
          </table:table-cell>
          <table:table-cell office:value-type="float" office:value="172.571401945942" calcext:value-type="float">
            <text:p>172.571401945942</text:p>
          </table:table-cell>
          <table:table-cell office:value-type="float" office:value="0.0400000040943234" calcext:value-type="float">
            <text:p>0.040000004094323</text:p>
          </table:table-cell>
          <table:table-cell/>
        </table:table-row>
        <table:table-row table:style-name="ro1">
          <table:table-cell office:value-type="float" office:value="115.300000002704" calcext:value-type="float">
            <text:p>115.300000002704</text:p>
          </table:table-cell>
          <table:table-cell office:value-type="float" office:value="172.560302048193" calcext:value-type="float">
            <text:p>172.560302048193</text:p>
          </table:table-cell>
          <table:table-cell office:value-type="float" office:value="0.0400000040961281" calcext:value-type="float">
            <text:p>0.040000004096128</text:p>
          </table:table-cell>
          <table:table-cell/>
        </table:table-row>
        <table:table-row table:style-name="ro1">
          <table:table-cell office:value-type="float" office:value="115.400000002707" calcext:value-type="float">
            <text:p>115.400000002707</text:p>
          </table:table-cell>
          <table:table-cell office:value-type="float" office:value="172.549207098839" calcext:value-type="float">
            <text:p>172.549207098839</text:p>
          </table:table-cell>
          <table:table-cell office:value-type="float" office:value="0.0400000040979304" calcext:value-type="float">
            <text:p>0.04000000409793</text:p>
          </table:table-cell>
          <table:table-cell/>
        </table:table-row>
        <table:table-row table:style-name="ro1">
          <table:table-cell office:value-type="float" office:value="115.500000002711" calcext:value-type="float">
            <text:p>115.500000002711</text:p>
          </table:table-cell>
          <table:table-cell office:value-type="float" office:value="172.538117103685" calcext:value-type="float">
            <text:p>172.538117103685</text:p>
          </table:table-cell>
          <table:table-cell office:value-type="float" office:value="0.0400000040997305" calcext:value-type="float">
            <text:p>0.040000004099731</text:p>
          </table:table-cell>
          <table:table-cell/>
        </table:table-row>
        <table:table-row table:style-name="ro1">
          <table:table-cell office:value-type="float" office:value="115.600000002714" calcext:value-type="float">
            <text:p>115.600000002714</text:p>
          </table:table-cell>
          <table:table-cell office:value-type="float" office:value="172.527032068501" calcext:value-type="float">
            <text:p>172.527032068501</text:p>
          </table:table-cell>
          <table:table-cell office:value-type="float" office:value="0.0400000041015283" calcext:value-type="float">
            <text:p>0.040000004101528</text:p>
          </table:table-cell>
          <table:table-cell/>
        </table:table-row>
        <table:table-row table:style-name="ro1">
          <table:table-cell office:value-type="float" office:value="115.700000002717" calcext:value-type="float">
            <text:p>115.700000002717</text:p>
          </table:table-cell>
          <table:table-cell office:value-type="float" office:value="172.515951999024" calcext:value-type="float">
            <text:p>172.515951999024</text:p>
          </table:table-cell>
          <table:table-cell office:value-type="float" office:value="0.0400000041033238" calcext:value-type="float">
            <text:p>0.040000004103324</text:p>
          </table:table-cell>
          <table:table-cell/>
        </table:table-row>
        <table:table-row table:style-name="ro1">
          <table:table-cell office:value-type="float" office:value="115.800000002721" calcext:value-type="float">
            <text:p>115.800000002721</text:p>
          </table:table-cell>
          <table:table-cell office:value-type="float" office:value="172.504876900954" calcext:value-type="float">
            <text:p>172.504876900954</text:p>
          </table:table-cell>
          <table:table-cell office:value-type="float" office:value="0.0400000041051171" calcext:value-type="float">
            <text:p>0.040000004105117</text:p>
          </table:table-cell>
          <table:table-cell/>
        </table:table-row>
        <table:table-row table:style-name="ro1">
          <table:table-cell office:value-type="float" office:value="115.900000002724" calcext:value-type="float">
            <text:p>115.900000002724</text:p>
          </table:table-cell>
          <table:table-cell office:value-type="float" office:value="172.493806779959" calcext:value-type="float">
            <text:p>172.493806779959</text:p>
          </table:table-cell>
          <table:table-cell office:value-type="float" office:value="0.040000004106908" calcext:value-type="float">
            <text:p>0.040000004106908</text:p>
          </table:table-cell>
          <table:table-cell/>
        </table:table-row>
        <table:table-row table:style-name="ro1">
          <table:table-cell office:value-type="float" office:value="116.000000002727" calcext:value-type="float">
            <text:p>116.000000002727</text:p>
          </table:table-cell>
          <table:table-cell office:value-type="float" office:value="172.482741641673" calcext:value-type="float">
            <text:p>172.482741641673</text:p>
          </table:table-cell>
          <table:table-cell office:value-type="float" office:value="0.0400000041086968" calcext:value-type="float">
            <text:p>0.040000004108697</text:p>
          </table:table-cell>
          <table:table-cell/>
        </table:table-row>
        <table:table-row table:style-name="ro1">
          <table:table-cell office:value-type="float" office:value="116.100000002731" calcext:value-type="float">
            <text:p>116.100000002731</text:p>
          </table:table-cell>
          <table:table-cell office:value-type="float" office:value="172.471681491693" calcext:value-type="float">
            <text:p>172.471681491693</text:p>
          </table:table-cell>
          <table:table-cell office:value-type="float" office:value="0.0400000041104832" calcext:value-type="float">
            <text:p>0.040000004110483</text:p>
          </table:table-cell>
          <table:table-cell/>
        </table:table-row>
        <table:table-row table:style-name="ro1">
          <table:table-cell office:value-type="float" office:value="116.200000002734" calcext:value-type="float">
            <text:p>116.200000002734</text:p>
          </table:table-cell>
          <table:table-cell office:value-type="float" office:value="172.460626335582" calcext:value-type="float">
            <text:p>172.460626335582</text:p>
          </table:table-cell>
          <table:table-cell office:value-type="float" office:value="0.0400000041122675" calcext:value-type="float">
            <text:p>0.040000004112268</text:p>
          </table:table-cell>
          <table:table-cell/>
        </table:table-row>
        <table:table-row table:style-name="ro1">
          <table:table-cell office:value-type="float" office:value="116.300000002737" calcext:value-type="float">
            <text:p>116.300000002737</text:p>
          </table:table-cell>
          <table:table-cell office:value-type="float" office:value="172.44957617887" calcext:value-type="float">
            <text:p>172.44957617887</text:p>
          </table:table-cell>
          <table:table-cell office:value-type="float" office:value="0.0400000041140495" calcext:value-type="float">
            <text:p>0.04000000411405</text:p>
          </table:table-cell>
          <table:table-cell/>
        </table:table-row>
        <table:table-row table:style-name="ro1">
          <table:table-cell office:value-type="float" office:value="116.400000002741" calcext:value-type="float">
            <text:p>116.400000002741</text:p>
          </table:table-cell>
          <table:table-cell office:value-type="float" office:value="172.438531027054" calcext:value-type="float">
            <text:p>172.438531027054</text:p>
          </table:table-cell>
          <table:table-cell office:value-type="float" office:value="0.0400000041158292" calcext:value-type="float">
            <text:p>0.040000004115829</text:p>
          </table:table-cell>
          <table:table-cell/>
        </table:table-row>
        <table:table-row table:style-name="ro1">
          <table:table-cell office:value-type="float" office:value="116.500000002744" calcext:value-type="float">
            <text:p>116.500000002744</text:p>
          </table:table-cell>
          <table:table-cell office:value-type="float" office:value="172.427490885596" calcext:value-type="float">
            <text:p>172.427490885596</text:p>
          </table:table-cell>
          <table:table-cell office:value-type="float" office:value="0.0400000041176067" calcext:value-type="float">
            <text:p>0.040000004117607</text:p>
          </table:table-cell>
          <table:table-cell/>
        </table:table-row>
        <table:table-row table:style-name="ro1">
          <table:table-cell office:value-type="float" office:value="116.600000002747" calcext:value-type="float">
            <text:p>116.600000002747</text:p>
          </table:table-cell>
          <table:table-cell office:value-type="float" office:value="172.416455759923" calcext:value-type="float">
            <text:p>172.416455759923</text:p>
          </table:table-cell>
          <table:table-cell office:value-type="float" office:value="0.0400000041193819" calcext:value-type="float">
            <text:p>0.040000004119382</text:p>
          </table:table-cell>
          <table:table-cell/>
        </table:table-row>
        <table:table-row table:style-name="ro1">
          <table:table-cell office:value-type="float" office:value="116.700000002751" calcext:value-type="float">
            <text:p>116.700000002751</text:p>
          </table:table-cell>
          <table:table-cell office:value-type="float" office:value="172.405425655429" calcext:value-type="float">
            <text:p>172.405425655429</text:p>
          </table:table-cell>
          <table:table-cell office:value-type="float" office:value="0.0400000041211549" calcext:value-type="float">
            <text:p>0.040000004121155</text:p>
          </table:table-cell>
          <table:table-cell/>
        </table:table-row>
        <table:table-row table:style-name="ro1">
          <table:table-cell office:value-type="float" office:value="116.800000002754" calcext:value-type="float">
            <text:p>116.800000002754</text:p>
          </table:table-cell>
          <table:table-cell office:value-type="float" office:value="172.394400577478" calcext:value-type="float">
            <text:p>172.394400577478</text:p>
          </table:table-cell>
          <table:table-cell office:value-type="float" office:value="0.0400000041229257" calcext:value-type="float">
            <text:p>0.040000004122926</text:p>
          </table:table-cell>
          <table:table-cell/>
        </table:table-row>
        <table:table-row table:style-name="ro1">
          <table:table-cell office:value-type="float" office:value="116.900000002757" calcext:value-type="float">
            <text:p>116.900000002757</text:p>
          </table:table-cell>
          <table:table-cell office:value-type="float" office:value="172.383380531391" calcext:value-type="float">
            <text:p>172.383380531391</text:p>
          </table:table-cell>
          <table:table-cell office:value-type="float" office:value="0.0400000041246943" calcext:value-type="float">
            <text:p>0.040000004124694</text:p>
          </table:table-cell>
          <table:table-cell/>
        </table:table-row>
        <table:table-row table:style-name="ro1">
          <table:table-cell office:value-type="float" office:value="117.00000000276" calcext:value-type="float">
            <text:p>117.00000000276</text:p>
          </table:table-cell>
          <table:table-cell office:value-type="float" office:value="172.372365522464" calcext:value-type="float">
            <text:p>172.372365522464</text:p>
          </table:table-cell>
          <table:table-cell office:value-type="float" office:value="0.0400000041264606" calcext:value-type="float">
            <text:p>0.040000004126461</text:p>
          </table:table-cell>
          <table:table-cell/>
        </table:table-row>
        <table:table-row table:style-name="ro1">
          <table:table-cell office:value-type="float" office:value="117.100000002764" calcext:value-type="float">
            <text:p>117.100000002764</text:p>
          </table:table-cell>
          <table:table-cell office:value-type="float" office:value="172.361355555958" calcext:value-type="float">
            <text:p>172.361355555958</text:p>
          </table:table-cell>
          <table:table-cell office:value-type="float" office:value="0.0400000041282247" calcext:value-type="float">
            <text:p>0.040000004128225</text:p>
          </table:table-cell>
          <table:table-cell/>
        </table:table-row>
        <table:table-row table:style-name="ro1">
          <table:table-cell office:value-type="float" office:value="117.200000002767" calcext:value-type="float">
            <text:p>117.200000002767</text:p>
          </table:table-cell>
          <table:table-cell office:value-type="float" office:value="172.350350637101" calcext:value-type="float">
            <text:p>172.350350637101</text:p>
          </table:table-cell>
          <table:table-cell office:value-type="float" office:value="0.0400000041299866" calcext:value-type="float">
            <text:p>0.040000004129987</text:p>
          </table:table-cell>
          <table:table-cell/>
        </table:table-row>
        <table:table-row table:style-name="ro1">
          <table:table-cell office:value-type="float" office:value="117.30000000277" calcext:value-type="float">
            <text:p>117.30000000277</text:p>
          </table:table-cell>
          <table:table-cell office:value-type="float" office:value="172.339350771085" calcext:value-type="float">
            <text:p>172.339350771085</text:p>
          </table:table-cell>
          <table:table-cell office:value-type="float" office:value="0.0400000041317462" calcext:value-type="float">
            <text:p>0.040000004131746</text:p>
          </table:table-cell>
          <table:table-cell/>
        </table:table-row>
        <table:table-row table:style-name="ro1">
          <table:table-cell office:value-type="float" office:value="117.400000002774" calcext:value-type="float">
            <text:p>117.400000002774</text:p>
          </table:table-cell>
          <table:table-cell office:value-type="float" office:value="172.32835596307" calcext:value-type="float">
            <text:p>172.32835596307</text:p>
          </table:table-cell>
          <table:table-cell office:value-type="float" office:value="0.0400000041335036" calcext:value-type="float">
            <text:p>0.040000004133504</text:p>
          </table:table-cell>
          <table:table-cell/>
        </table:table-row>
        <table:table-row table:style-name="ro1">
          <table:table-cell office:value-type="float" office:value="117.500000002777" calcext:value-type="float">
            <text:p>117.500000002777</text:p>
          </table:table-cell>
          <table:table-cell office:value-type="float" office:value="172.317366218188" calcext:value-type="float">
            <text:p>172.317366218188</text:p>
          </table:table-cell>
          <table:table-cell office:value-type="float" office:value="0.0400000041352589" calcext:value-type="float">
            <text:p>0.040000004135259</text:p>
          </table:table-cell>
          <table:table-cell/>
        </table:table-row>
        <table:table-row table:style-name="ro1">
          <table:table-cell office:value-type="float" office:value="117.60000000278" calcext:value-type="float">
            <text:p>117.60000000278</text:p>
          </table:table-cell>
          <table:table-cell office:value-type="float" office:value="172.30638154153" calcext:value-type="float">
            <text:p>172.30638154153</text:p>
          </table:table-cell>
          <table:table-cell office:value-type="float" office:value="0.0400000041370119" calcext:value-type="float">
            <text:p>0.040000004137012</text:p>
          </table:table-cell>
          <table:table-cell/>
        </table:table-row>
        <table:table-row table:style-name="ro1">
          <table:table-cell office:value-type="float" office:value="117.700000002784" calcext:value-type="float">
            <text:p>117.700000002784</text:p>
          </table:table-cell>
          <table:table-cell office:value-type="float" office:value="172.295401938161" calcext:value-type="float">
            <text:p>172.295401938161</text:p>
          </table:table-cell>
          <table:table-cell office:value-type="float" office:value="0.0400000041387627" calcext:value-type="float">
            <text:p>0.040000004138763</text:p>
          </table:table-cell>
          <table:table-cell/>
        </table:table-row>
        <table:table-row table:style-name="ro1">
          <table:table-cell office:value-type="float" office:value="117.800000002787" calcext:value-type="float">
            <text:p>117.800000002787</text:p>
          </table:table-cell>
          <table:table-cell office:value-type="float" office:value="172.28442741311" calcext:value-type="float">
            <text:p>172.28442741311</text:p>
          </table:table-cell>
          <table:table-cell office:value-type="float" office:value="0.0400000041405113" calcext:value-type="float">
            <text:p>0.040000004140511</text:p>
          </table:table-cell>
          <table:table-cell/>
        </table:table-row>
        <table:table-row table:style-name="ro1">
          <table:table-cell office:value-type="float" office:value="117.90000000279" calcext:value-type="float">
            <text:p>117.90000000279</text:p>
          </table:table-cell>
          <table:table-cell office:value-type="float" office:value="172.273457971373" calcext:value-type="float">
            <text:p>172.273457971373</text:p>
          </table:table-cell>
          <table:table-cell office:value-type="float" office:value="0.0400000041422576" calcext:value-type="float">
            <text:p>0.040000004142258</text:p>
          </table:table-cell>
          <table:table-cell/>
        </table:table-row>
        <table:table-row table:style-name="ro1">
          <table:table-cell office:value-type="float" office:value="118.000000002794" calcext:value-type="float">
            <text:p>118.000000002794</text:p>
          </table:table-cell>
          <table:table-cell office:value-type="float" office:value="172.262493617917" calcext:value-type="float">
            <text:p>172.262493617917</text:p>
          </table:table-cell>
          <table:table-cell office:value-type="float" office:value="0.0400000041440018" calcext:value-type="float">
            <text:p>0.040000004144002</text:p>
          </table:table-cell>
          <table:table-cell/>
        </table:table-row>
        <table:table-row table:style-name="ro1">
          <table:table-cell office:value-type="float" office:value="118.100000002797" calcext:value-type="float">
            <text:p>118.100000002797</text:p>
          </table:table-cell>
          <table:table-cell office:value-type="float" office:value="172.251534357672" calcext:value-type="float">
            <text:p>172.251534357672</text:p>
          </table:table-cell>
          <table:table-cell office:value-type="float" office:value="0.0400000041457438" calcext:value-type="float">
            <text:p>0.040000004145744</text:p>
          </table:table-cell>
          <table:table-cell/>
        </table:table-row>
        <table:table-row table:style-name="ro1">
          <table:table-cell office:value-type="float" office:value="118.2000000028" calcext:value-type="float">
            <text:p>118.2000000028</text:p>
          </table:table-cell>
          <table:table-cell office:value-type="float" office:value="172.24058019554" calcext:value-type="float">
            <text:p>172.24058019554</text:p>
          </table:table-cell>
          <table:table-cell office:value-type="float" office:value="0.0400000041474835" calcext:value-type="float">
            <text:p>0.040000004147484</text:p>
          </table:table-cell>
          <table:table-cell/>
        </table:table-row>
        <table:table-row table:style-name="ro1">
          <table:table-cell office:value-type="float" office:value="118.300000002804" calcext:value-type="float">
            <text:p>118.300000002804</text:p>
          </table:table-cell>
          <table:table-cell office:value-type="float" office:value="172.229631136389" calcext:value-type="float">
            <text:p>172.229631136389</text:p>
          </table:table-cell>
          <table:table-cell office:value-type="float" office:value="0.0400000041492211" calcext:value-type="float">
            <text:p>0.040000004149221</text:p>
          </table:table-cell>
          <table:table-cell/>
        </table:table-row>
        <table:table-row table:style-name="ro1">
          <table:table-cell office:value-type="float" office:value="118.400000002807" calcext:value-type="float">
            <text:p>118.400000002807</text:p>
          </table:table-cell>
          <table:table-cell office:value-type="float" office:value="172.218687185054" calcext:value-type="float">
            <text:p>172.218687185054</text:p>
          </table:table-cell>
          <table:table-cell office:value-type="float" office:value="0.0400000041509565" calcext:value-type="float">
            <text:p>0.040000004150957</text:p>
          </table:table-cell>
          <table:table-cell/>
        </table:table-row>
        <table:table-row table:style-name="ro1">
          <table:table-cell office:value-type="float" office:value="118.50000000281" calcext:value-type="float">
            <text:p>118.50000000281</text:p>
          </table:table-cell>
          <table:table-cell office:value-type="float" office:value="172.207748346342" calcext:value-type="float">
            <text:p>172.207748346342</text:p>
          </table:table-cell>
          <table:table-cell office:value-type="float" office:value="0.0400000041526898" calcext:value-type="float">
            <text:p>0.04000000415269</text:p>
          </table:table-cell>
          <table:table-cell/>
        </table:table-row>
        <table:table-row table:style-name="ro1">
          <table:table-cell office:value-type="float" office:value="118.600000002814" calcext:value-type="float">
            <text:p>118.600000002814</text:p>
          </table:table-cell>
          <table:table-cell office:value-type="float" office:value="172.196814625021" calcext:value-type="float">
            <text:p>172.196814625021</text:p>
          </table:table-cell>
          <table:table-cell office:value-type="float" office:value="0.0400000041544209" calcext:value-type="float">
            <text:p>0.040000004154421</text:p>
          </table:table-cell>
          <table:table-cell/>
        </table:table-row>
        <table:table-row table:style-name="ro1">
          <table:table-cell office:value-type="float" office:value="118.700000002817" calcext:value-type="float">
            <text:p>118.700000002817</text:p>
          </table:table-cell>
          <table:table-cell office:value-type="float" office:value="172.185886025833" calcext:value-type="float">
            <text:p>172.185886025833</text:p>
          </table:table-cell>
          <table:table-cell office:value-type="float" office:value="0.0400000041561497" calcext:value-type="float">
            <text:p>0.04000000415615</text:p>
          </table:table-cell>
          <table:table-cell/>
        </table:table-row>
        <table:table-row table:style-name="ro1">
          <table:table-cell office:value-type="float" office:value="118.80000000282" calcext:value-type="float">
            <text:p>118.80000000282</text:p>
          </table:table-cell>
          <table:table-cell office:value-type="float" office:value="172.174962553487" calcext:value-type="float">
            <text:p>172.174962553487</text:p>
          </table:table-cell>
          <table:table-cell office:value-type="float" office:value="0.0400000041578764" calcext:value-type="float">
            <text:p>0.040000004157876</text:p>
          </table:table-cell>
          <table:table-cell/>
        </table:table-row>
        <table:table-row table:style-name="ro1">
          <table:table-cell office:value-type="float" office:value="118.900000002824" calcext:value-type="float">
            <text:p>118.900000002824</text:p>
          </table:table-cell>
          <table:table-cell office:value-type="float" office:value="172.164044212661" calcext:value-type="float">
            <text:p>172.164044212661</text:p>
          </table:table-cell>
          <table:table-cell office:value-type="float" office:value="0.0400000041596009" calcext:value-type="float">
            <text:p>0.040000004159601</text:p>
          </table:table-cell>
          <table:table-cell/>
        </table:table-row>
        <table:table-row table:style-name="ro1">
          <table:table-cell office:value-type="float" office:value="119.000000002827" calcext:value-type="float">
            <text:p>119.000000002827</text:p>
          </table:table-cell>
          <table:table-cell office:value-type="float" office:value="172.153131008" calcext:value-type="float">
            <text:p>172.153131008</text:p>
          </table:table-cell>
          <table:table-cell office:value-type="float" office:value="0.0400000041613232" calcext:value-type="float">
            <text:p>0.040000004161323</text:p>
          </table:table-cell>
          <table:table-cell/>
        </table:table-row>
        <table:table-row table:style-name="ro1">
          <table:table-cell office:value-type="float" office:value="119.10000000283" calcext:value-type="float">
            <text:p>119.10000000283</text:p>
          </table:table-cell>
          <table:table-cell office:value-type="float" office:value="172.142222944118" calcext:value-type="float">
            <text:p>172.142222944118</text:p>
          </table:table-cell>
          <table:table-cell office:value-type="float" office:value="0.0400000041630433" calcext:value-type="float">
            <text:p>0.040000004163043</text:p>
          </table:table-cell>
          <table:table-cell/>
        </table:table-row>
        <table:table-row table:style-name="ro1">
          <table:table-cell office:value-type="float" office:value="119.200000002833" calcext:value-type="float">
            <text:p>119.200000002833</text:p>
          </table:table-cell>
          <table:table-cell office:value-type="float" office:value="172.1313200256" calcext:value-type="float">
            <text:p>172.1313200256</text:p>
          </table:table-cell>
          <table:table-cell office:value-type="float" office:value="0.0400000041647613" calcext:value-type="float">
            <text:p>0.040000004164761</text:p>
          </table:table-cell>
          <table:table-cell/>
        </table:table-row>
        <table:table-row table:style-name="ro1">
          <table:table-cell office:value-type="float" office:value="119.300000002837" calcext:value-type="float">
            <text:p>119.300000002837</text:p>
          </table:table-cell>
          <table:table-cell office:value-type="float" office:value="172.120422256997" calcext:value-type="float">
            <text:p>172.120422256997</text:p>
          </table:table-cell>
          <table:table-cell office:value-type="float" office:value="0.0400000041664771" calcext:value-type="float">
            <text:p>0.040000004166477</text:p>
          </table:table-cell>
          <table:table-cell/>
        </table:table-row>
        <table:table-row table:style-name="ro1">
          <table:table-cell office:value-type="float" office:value="119.40000000284" calcext:value-type="float">
            <text:p>119.40000000284</text:p>
          </table:table-cell>
          <table:table-cell office:value-type="float" office:value="172.109529642831" calcext:value-type="float">
            <text:p>172.109529642831</text:p>
          </table:table-cell>
          <table:table-cell office:value-type="float" office:value="0.0400000041681908" calcext:value-type="float">
            <text:p>0.040000004168191</text:p>
          </table:table-cell>
          <table:table-cell/>
        </table:table-row>
        <table:table-row table:style-name="ro1">
          <table:table-cell office:value-type="float" office:value="119.500000002843" calcext:value-type="float">
            <text:p>119.500000002843</text:p>
          </table:table-cell>
          <table:table-cell office:value-type="float" office:value="172.098642187591" calcext:value-type="float">
            <text:p>172.098642187591</text:p>
          </table:table-cell>
          <table:table-cell office:value-type="float" office:value="0.0400000041699024" calcext:value-type="float">
            <text:p>0.040000004169902</text:p>
          </table:table-cell>
          <table:table-cell/>
        </table:table-row>
        <table:table-row table:style-name="ro1">
          <table:table-cell office:value-type="float" office:value="119.600000002847" calcext:value-type="float">
            <text:p>119.600000002847</text:p>
          </table:table-cell>
          <table:table-cell office:value-type="float" office:value="172.087759895737" calcext:value-type="float">
            <text:p>172.087759895737</text:p>
          </table:table-cell>
          <table:table-cell office:value-type="float" office:value="0.0400000041716118" calcext:value-type="float">
            <text:p>0.040000004171612</text:p>
          </table:table-cell>
          <table:table-cell/>
        </table:table-row>
        <table:table-row table:style-name="ro1">
          <table:table-cell office:value-type="float" office:value="119.70000000285" calcext:value-type="float">
            <text:p>119.70000000285</text:p>
          </table:table-cell>
          <table:table-cell office:value-type="float" office:value="172.076882771696" calcext:value-type="float">
            <text:p>172.076882771696</text:p>
          </table:table-cell>
          <table:table-cell office:value-type="float" office:value="0.040000004173319" calcext:value-type="float">
            <text:p>0.040000004173319</text:p>
          </table:table-cell>
          <table:table-cell/>
        </table:table-row>
        <table:table-row table:style-name="ro1">
          <table:table-cell office:value-type="float" office:value="119.800000002853" calcext:value-type="float">
            <text:p>119.800000002853</text:p>
          </table:table-cell>
          <table:table-cell office:value-type="float" office:value="172.066010819867" calcext:value-type="float">
            <text:p>172.066010819867</text:p>
          </table:table-cell>
          <table:table-cell office:value-type="float" office:value="0.0400000041750241" calcext:value-type="float">
            <text:p>0.040000004175024</text:p>
          </table:table-cell>
          <table:table-cell/>
        </table:table-row>
        <table:table-row table:style-name="ro1">
          <table:table-cell office:value-type="float" office:value="119.900000002857" calcext:value-type="float">
            <text:p>119.900000002857</text:p>
          </table:table-cell>
          <table:table-cell office:value-type="float" office:value="172.055144044616" calcext:value-type="float">
            <text:p>172.055144044616</text:p>
          </table:table-cell>
          <table:table-cell office:value-type="float" office:value="0.0400000041767271" calcext:value-type="float">
            <text:p>0.040000004176727</text:p>
          </table:table-cell>
          <table:table-cell/>
        </table:table-row>
        <table:table-row table:style-name="ro1">
          <table:table-cell office:value-type="float" office:value="120.00000000286" calcext:value-type="float">
            <text:p>120.00000000286</text:p>
          </table:table-cell>
          <table:table-cell office:value-type="float" office:value="172.044282450282" calcext:value-type="float">
            <text:p>172.044282450282</text:p>
          </table:table-cell>
          <table:table-cell office:value-type="float" office:value="0.0400000041784279" calcext:value-type="float">
            <text:p>0.040000004178428</text:p>
          </table:table-cell>
          <table:table-cell/>
        </table:table-row>
        <table:table-row table:style-name="ro1">
          <table:table-cell office:value-type="float" office:value="120.100000002863" calcext:value-type="float">
            <text:p>120.100000002863</text:p>
          </table:table-cell>
          <table:table-cell office:value-type="float" office:value="172.033426041168" calcext:value-type="float">
            <text:p>172.033426041168</text:p>
          </table:table-cell>
          <table:table-cell office:value-type="float" office:value="0.0400000041801266" calcext:value-type="float">
            <text:p>0.040000004180127</text:p>
          </table:table-cell>
          <table:table-cell/>
        </table:table-row>
        <table:table-row table:style-name="ro1">
          <table:table-cell office:value-type="float" office:value="120.200000002867" calcext:value-type="float">
            <text:p>120.200000002867</text:p>
          </table:table-cell>
          <table:table-cell office:value-type="float" office:value="172.022574821553" calcext:value-type="float">
            <text:p>172.022574821553</text:p>
          </table:table-cell>
          <table:table-cell office:value-type="float" office:value="0.0400000041818231" calcext:value-type="float">
            <text:p>0.040000004181823</text:p>
          </table:table-cell>
          <table:table-cell/>
        </table:table-row>
        <table:table-row table:style-name="ro1">
          <table:table-cell office:value-type="float" office:value="120.30000000287" calcext:value-type="float">
            <text:p>120.30000000287</text:p>
          </table:table-cell>
          <table:table-cell office:value-type="float" office:value="172.011728795682" calcext:value-type="float">
            <text:p>172.011728795682</text:p>
          </table:table-cell>
          <table:table-cell office:value-type="float" office:value="0.0400000041835176" calcext:value-type="float">
            <text:p>0.040000004183518</text:p>
          </table:table-cell>
          <table:table-cell/>
        </table:table-row>
        <table:table-row table:style-name="ro1">
          <table:table-cell office:value-type="float" office:value="120.400000002873" calcext:value-type="float">
            <text:p>120.400000002873</text:p>
          </table:table-cell>
          <table:table-cell office:value-type="float" office:value="172.000887967769" calcext:value-type="float">
            <text:p>172.000887967769</text:p>
          </table:table-cell>
          <table:table-cell office:value-type="float" office:value="0.0400000041852099" calcext:value-type="float">
            <text:p>0.04000000418521</text:p>
          </table:table-cell>
          <table:table-cell/>
        </table:table-row>
        <table:table-row table:style-name="ro1">
          <table:table-cell office:value-type="float" office:value="120.500000002877" calcext:value-type="float">
            <text:p>120.500000002877</text:p>
          </table:table-cell>
          <table:table-cell office:value-type="float" office:value="171.990052342" calcext:value-type="float">
            <text:p>171.990052342</text:p>
          </table:table-cell>
          <table:table-cell office:value-type="float" office:value="0.0400000041869" calcext:value-type="float">
            <text:p>0.0400000041869</text:p>
          </table:table-cell>
          <table:table-cell/>
        </table:table-row>
        <table:table-row table:style-name="ro1">
          <table:table-cell office:value-type="float" office:value="120.60000000288" calcext:value-type="float">
            <text:p>120.60000000288</text:p>
          </table:table-cell>
          <table:table-cell office:value-type="float" office:value="171.979221922533" calcext:value-type="float">
            <text:p>171.979221922533</text:p>
          </table:table-cell>
          <table:table-cell office:value-type="float" office:value="0.040000004188588" calcext:value-type="float">
            <text:p>0.040000004188588</text:p>
          </table:table-cell>
          <table:table-cell/>
        </table:table-row>
        <table:table-row table:style-name="ro1">
          <table:table-cell office:value-type="float" office:value="120.700000002883" calcext:value-type="float">
            <text:p>120.700000002883</text:p>
          </table:table-cell>
          <table:table-cell office:value-type="float" office:value="171.968396713493" calcext:value-type="float">
            <text:p>171.968396713493</text:p>
          </table:table-cell>
          <table:table-cell office:value-type="float" office:value="0.0400000041902739" calcext:value-type="float">
            <text:p>0.040000004190274</text:p>
          </table:table-cell>
          <table:table-cell/>
        </table:table-row>
        <table:table-row table:style-name="ro1">
          <table:table-cell office:value-type="float" office:value="120.800000002887" calcext:value-type="float">
            <text:p>120.800000002887</text:p>
          </table:table-cell>
          <table:table-cell office:value-type="float" office:value="171.957576718975" calcext:value-type="float">
            <text:p>171.957576718975</text:p>
          </table:table-cell>
          <table:table-cell office:value-type="float" office:value="0.0400000041919576" calcext:value-type="float">
            <text:p>0.040000004191958</text:p>
          </table:table-cell>
          <table:table-cell/>
        </table:table-row>
        <table:table-row table:style-name="ro1">
          <table:table-cell office:value-type="float" office:value="120.90000000289" calcext:value-type="float">
            <text:p>120.90000000289</text:p>
          </table:table-cell>
          <table:table-cell office:value-type="float" office:value="171.946761943047" calcext:value-type="float">
            <text:p>171.946761943047</text:p>
          </table:table-cell>
          <table:table-cell office:value-type="float" office:value="0.0400000041936393" calcext:value-type="float">
            <text:p>0.040000004193639</text:p>
          </table:table-cell>
          <table:table-cell/>
        </table:table-row>
        <table:table-row table:style-name="ro1">
          <table:table-cell office:value-type="float" office:value="121.000000002893" calcext:value-type="float">
            <text:p>121.000000002893</text:p>
          </table:table-cell>
          <table:table-cell office:value-type="float" office:value="171.935952389745" calcext:value-type="float">
            <text:p>171.935952389745</text:p>
          </table:table-cell>
          <table:table-cell office:value-type="float" office:value="0.0400000041953188" calcext:value-type="float">
            <text:p>0.040000004195319</text:p>
          </table:table-cell>
          <table:table-cell/>
        </table:table-row>
        <table:table-row table:style-name="ro1">
          <table:table-cell office:value-type="float" office:value="121.100000002897" calcext:value-type="float">
            <text:p>121.100000002897</text:p>
          </table:table-cell>
          <table:table-cell office:value-type="float" office:value="171.925148063077" calcext:value-type="float">
            <text:p>171.925148063077</text:p>
          </table:table-cell>
          <table:table-cell office:value-type="float" office:value="0.0400000041969963" calcext:value-type="float">
            <text:p>0.040000004196996</text:p>
          </table:table-cell>
          <table:table-cell/>
        </table:table-row>
        <table:table-row table:style-name="ro1">
          <table:table-cell office:value-type="float" office:value="121.2000000029" calcext:value-type="float">
            <text:p>121.2000000029</text:p>
          </table:table-cell>
          <table:table-cell office:value-type="float" office:value="171.914348967023" calcext:value-type="float">
            <text:p>171.914348967023</text:p>
          </table:table-cell>
          <table:table-cell office:value-type="float" office:value="0.0400000041986716" calcext:value-type="float">
            <text:p>0.040000004198672</text:p>
          </table:table-cell>
          <table:table-cell/>
        </table:table-row>
        <table:table-row table:style-name="ro1">
          <table:table-cell office:value-type="float" office:value="121.300000002903" calcext:value-type="float">
            <text:p>121.300000002903</text:p>
          </table:table-cell>
          <table:table-cell office:value-type="float" office:value="171.903555105528" calcext:value-type="float">
            <text:p>171.903555105528</text:p>
          </table:table-cell>
          <table:table-cell office:value-type="float" office:value="0.0400000042003447" calcext:value-type="float">
            <text:p>0.040000004200345</text:p>
          </table:table-cell>
          <table:table-cell/>
        </table:table-row>
        <table:table-row table:style-name="ro1">
          <table:table-cell office:value-type="float" office:value="121.400000002907" calcext:value-type="float">
            <text:p>121.400000002907</text:p>
          </table:table-cell>
          <table:table-cell office:value-type="float" office:value="171.892766482515" calcext:value-type="float">
            <text:p>171.892766482515</text:p>
          </table:table-cell>
          <table:table-cell office:value-type="float" office:value="0.0400000042020158" calcext:value-type="float">
            <text:p>0.040000004202016</text:p>
          </table:table-cell>
          <table:table-cell/>
        </table:table-row>
        <table:table-row table:style-name="ro1">
          <table:table-cell office:value-type="float" office:value="121.50000000291" calcext:value-type="float">
            <text:p>121.50000000291</text:p>
          </table:table-cell>
          <table:table-cell office:value-type="float" office:value="171.881983101874" calcext:value-type="float">
            <text:p>171.881983101874</text:p>
          </table:table-cell>
          <table:table-cell office:value-type="float" office:value="0.0400000042036848" calcext:value-type="float">
            <text:p>0.040000004203685</text:p>
          </table:table-cell>
          <table:table-cell/>
        </table:table-row>
        <table:table-row table:style-name="ro1">
          <table:table-cell office:value-type="float" office:value="121.600000002913" calcext:value-type="float">
            <text:p>121.600000002913</text:p>
          </table:table-cell>
          <table:table-cell office:value-type="float" office:value="171.871204967466" calcext:value-type="float">
            <text:p>171.871204967466</text:p>
          </table:table-cell>
          <table:table-cell office:value-type="float" office:value="0.0400000042053518" calcext:value-type="float">
            <text:p>0.040000004205352</text:p>
          </table:table-cell>
          <table:table-cell/>
        </table:table-row>
        <table:table-row table:style-name="ro1">
          <table:table-cell office:value-type="float" office:value="121.700000002916" calcext:value-type="float">
            <text:p>121.700000002916</text:p>
          </table:table-cell>
          <table:table-cell office:value-type="float" office:value="171.860432083124" calcext:value-type="float">
            <text:p>171.860432083124</text:p>
          </table:table-cell>
          <table:table-cell office:value-type="float" office:value="0.0400000042070165" calcext:value-type="float">
            <text:p>0.040000004207017</text:p>
          </table:table-cell>
          <table:table-cell/>
        </table:table-row>
        <table:table-row table:style-name="ro1">
          <table:table-cell office:value-type="float" office:value="121.80000000292" calcext:value-type="float">
            <text:p>121.80000000292</text:p>
          </table:table-cell>
          <table:table-cell office:value-type="float" office:value="171.849664452653" calcext:value-type="float">
            <text:p>171.849664452653</text:p>
          </table:table-cell>
          <table:table-cell office:value-type="float" office:value="0.0400000042086792" calcext:value-type="float">
            <text:p>0.040000004208679</text:p>
          </table:table-cell>
          <table:table-cell/>
        </table:table-row>
        <table:table-row table:style-name="ro1">
          <table:table-cell office:value-type="float" office:value="121.900000002923" calcext:value-type="float">
            <text:p>121.900000002923</text:p>
          </table:table-cell>
          <table:table-cell office:value-type="float" office:value="171.838902079826" calcext:value-type="float">
            <text:p>171.838902079826</text:p>
          </table:table-cell>
          <table:table-cell office:value-type="float" office:value="0.0400000042103396" calcext:value-type="float">
            <text:p>0.04000000421034</text:p>
          </table:table-cell>
          <table:table-cell/>
        </table:table-row>
        <table:table-row table:style-name="ro1">
          <table:table-cell office:value-type="float" office:value="122.000000002926" calcext:value-type="float">
            <text:p>122.000000002926</text:p>
          </table:table-cell>
          <table:table-cell office:value-type="float" office:value="171.828144968394" calcext:value-type="float">
            <text:p>171.828144968394</text:p>
          </table:table-cell>
          <table:table-cell office:value-type="float" office:value="0.0400000042119981" calcext:value-type="float">
            <text:p>0.040000004211998</text:p>
          </table:table-cell>
          <table:table-cell/>
        </table:table-row>
        <table:table-row table:style-name="ro1">
          <table:table-cell office:value-type="float" office:value="122.10000000293" calcext:value-type="float">
            <text:p>122.10000000293</text:p>
          </table:table-cell>
          <table:table-cell office:value-type="float" office:value="171.817393122073" calcext:value-type="float">
            <text:p>171.817393122073</text:p>
          </table:table-cell>
          <table:table-cell office:value-type="float" office:value="0.0400000042136545" calcext:value-type="float">
            <text:p>0.040000004213655</text:p>
          </table:table-cell>
          <table:table-cell/>
        </table:table-row>
        <table:table-row table:style-name="ro1">
          <table:table-cell office:value-type="float" office:value="122.200000002933" calcext:value-type="float">
            <text:p>122.200000002933</text:p>
          </table:table-cell>
          <table:table-cell office:value-type="float" office:value="171.806646544553" calcext:value-type="float">
            <text:p>171.806646544553</text:p>
          </table:table-cell>
          <table:table-cell office:value-type="float" office:value="0.0400000042153089" calcext:value-type="float">
            <text:p>0.040000004215309</text:p>
          </table:table-cell>
          <table:table-cell/>
        </table:table-row>
        <table:table-row table:style-name="ro1">
          <table:table-cell office:value-type="float" office:value="122.300000002936" calcext:value-type="float">
            <text:p>122.300000002936</text:p>
          </table:table-cell>
          <table:table-cell office:value-type="float" office:value="171.795905239495" calcext:value-type="float">
            <text:p>171.795905239495</text:p>
          </table:table-cell>
          <table:table-cell office:value-type="float" office:value="0.0400000042169612" calcext:value-type="float">
            <text:p>0.040000004216961</text:p>
          </table:table-cell>
          <table:table-cell/>
        </table:table-row>
        <table:table-row table:style-name="ro1">
          <table:table-cell office:value-type="float" office:value="122.40000000294" calcext:value-type="float">
            <text:p>122.40000000294</text:p>
          </table:table-cell>
          <table:table-cell office:value-type="float" office:value="171.785169210533" calcext:value-type="float">
            <text:p>171.785169210533</text:p>
          </table:table-cell>
          <table:table-cell office:value-type="float" office:value="0.0400000042186114" calcext:value-type="float">
            <text:p>0.040000004218611</text:p>
          </table:table-cell>
          <table:table-cell/>
        </table:table-row>
        <table:table-row table:style-name="ro1">
          <table:table-cell office:value-type="float" office:value="122.500000002943" calcext:value-type="float">
            <text:p>122.500000002943</text:p>
          </table:table-cell>
          <table:table-cell office:value-type="float" office:value="171.774438461272" calcext:value-type="float">
            <text:p>171.774438461272</text:p>
          </table:table-cell>
          <table:table-cell office:value-type="float" office:value="0.0400000042202595" calcext:value-type="float">
            <text:p>0.04000000422026</text:p>
          </table:table-cell>
          <table:table-cell/>
        </table:table-row>
        <table:table-row table:style-name="ro1">
          <table:table-cell office:value-type="float" office:value="122.600000002946" calcext:value-type="float">
            <text:p>122.600000002946</text:p>
          </table:table-cell>
          <table:table-cell office:value-type="float" office:value="171.763712995287" calcext:value-type="float">
            <text:p>171.763712995287</text:p>
          </table:table-cell>
          <table:table-cell office:value-type="float" office:value="0.0400000042219055" calcext:value-type="float">
            <text:p>0.040000004221906</text:p>
          </table:table-cell>
          <table:table-cell/>
        </table:table-row>
        <table:table-row table:style-name="ro1">
          <table:table-cell office:value-type="float" office:value="122.70000000295" calcext:value-type="float">
            <text:p>122.70000000295</text:p>
          </table:table-cell>
          <table:table-cell office:value-type="float" office:value="171.752992816129" calcext:value-type="float">
            <text:p>171.752992816129</text:p>
          </table:table-cell>
          <table:table-cell office:value-type="float" office:value="0.0400000042235495" calcext:value-type="float">
            <text:p>0.04000000422355</text:p>
          </table:table-cell>
          <table:table-cell/>
        </table:table-row>
        <table:table-row table:style-name="ro1">
          <table:table-cell office:value-type="float" office:value="122.800000002953" calcext:value-type="float">
            <text:p>122.800000002953</text:p>
          </table:table-cell>
          <table:table-cell office:value-type="float" office:value="171.74227792732" calcext:value-type="float">
            <text:p>171.74227792732</text:p>
          </table:table-cell>
          <table:table-cell office:value-type="float" office:value="0.0400000042251914" calcext:value-type="float">
            <text:p>0.040000004225191</text:p>
          </table:table-cell>
          <table:table-cell/>
        </table:table-row>
        <table:table-row table:style-name="ro1">
          <table:table-cell office:value-type="float" office:value="122.900000002956" calcext:value-type="float">
            <text:p>122.900000002956</text:p>
          </table:table-cell>
          <table:table-cell office:value-type="float" office:value="171.731568332352" calcext:value-type="float">
            <text:p>171.731568332352</text:p>
          </table:table-cell>
          <table:table-cell office:value-type="float" office:value="0.0400000042268313" calcext:value-type="float">
            <text:p>0.040000004226831</text:p>
          </table:table-cell>
          <table:table-cell/>
        </table:table-row>
        <table:table-row table:style-name="ro1">
          <table:table-cell office:value-type="float" office:value="123.00000000296" calcext:value-type="float">
            <text:p>123.00000000296</text:p>
          </table:table-cell>
          <table:table-cell office:value-type="float" office:value="171.720864034691" calcext:value-type="float">
            <text:p>171.720864034691</text:p>
          </table:table-cell>
          <table:table-cell office:value-type="float" office:value="0.0400000042284691" calcext:value-type="float">
            <text:p>0.040000004228469</text:p>
          </table:table-cell>
          <table:table-cell/>
        </table:table-row>
        <table:table-row table:style-name="ro1">
          <table:table-cell office:value-type="float" office:value="123.100000002963" calcext:value-type="float">
            <text:p>123.100000002963</text:p>
          </table:table-cell>
          <table:table-cell office:value-type="float" office:value="171.710165037775" calcext:value-type="float">
            <text:p>171.710165037775</text:p>
          </table:table-cell>
          <table:table-cell office:value-type="float" office:value="0.0400000042301048" calcext:value-type="float">
            <text:p>0.040000004230105</text:p>
          </table:table-cell>
          <table:table-cell/>
        </table:table-row>
        <table:table-row table:style-name="ro1">
          <table:table-cell office:value-type="float" office:value="123.200000002966" calcext:value-type="float">
            <text:p>123.200000002966</text:p>
          </table:table-cell>
          <table:table-cell office:value-type="float" office:value="171.699471345015" calcext:value-type="float">
            <text:p>171.699471345015</text:p>
          </table:table-cell>
          <table:table-cell office:value-type="float" office:value="0.0400000042317385" calcext:value-type="float">
            <text:p>0.040000004231739</text:p>
          </table:table-cell>
          <table:table-cell/>
        </table:table-row>
        <table:table-row table:style-name="ro1">
          <table:table-cell office:value-type="float" office:value="123.30000000297" calcext:value-type="float">
            <text:p>123.30000000297</text:p>
          </table:table-cell>
          <table:table-cell office:value-type="float" office:value="171.688782959794" calcext:value-type="float">
            <text:p>171.688782959794</text:p>
          </table:table-cell>
          <table:table-cell office:value-type="float" office:value="0.0400000042333702" calcext:value-type="float">
            <text:p>0.04000000423337</text:p>
          </table:table-cell>
          <table:table-cell/>
        </table:table-row>
        <table:table-row table:style-name="ro1">
          <table:table-cell office:value-type="float" office:value="123.400000002973" calcext:value-type="float">
            <text:p>123.400000002973</text:p>
          </table:table-cell>
          <table:table-cell office:value-type="float" office:value="171.678099885467" calcext:value-type="float">
            <text:p>171.678099885467</text:p>
          </table:table-cell>
          <table:table-cell office:value-type="float" office:value="0.0400000042349997" calcext:value-type="float">
            <text:p>0.040000004235</text:p>
          </table:table-cell>
          <table:table-cell/>
        </table:table-row>
        <table:table-row table:style-name="ro1">
          <table:table-cell office:value-type="float" office:value="123.500000002976" calcext:value-type="float">
            <text:p>123.500000002976</text:p>
          </table:table-cell>
          <table:table-cell office:value-type="float" office:value="171.667422125364" calcext:value-type="float">
            <text:p>171.667422125364</text:p>
          </table:table-cell>
          <table:table-cell office:value-type="float" office:value="0.0400000042366273" calcext:value-type="float">
            <text:p>0.040000004236627</text:p>
          </table:table-cell>
          <table:table-cell/>
        </table:table-row>
        <table:table-row table:style-name="ro1">
          <table:table-cell office:value-type="float" office:value="123.60000000298" calcext:value-type="float">
            <text:p>123.60000000298</text:p>
          </table:table-cell>
          <table:table-cell office:value-type="float" office:value="171.656749682787" calcext:value-type="float">
            <text:p>171.656749682787</text:p>
          </table:table-cell>
          <table:table-cell office:value-type="float" office:value="0.0400000042382528" calcext:value-type="float">
            <text:p>0.040000004238253</text:p>
          </table:table-cell>
          <table:table-cell/>
        </table:table-row>
        <table:table-row table:style-name="ro1">
          <table:table-cell office:value-type="float" office:value="123.700000002983" calcext:value-type="float">
            <text:p>123.700000002983</text:p>
          </table:table-cell>
          <table:table-cell office:value-type="float" office:value="171.646082561007" calcext:value-type="float">
            <text:p>171.646082561007</text:p>
          </table:table-cell>
          <table:table-cell office:value-type="float" office:value="0.0400000042398763" calcext:value-type="float">
            <text:p>0.040000004239876</text:p>
          </table:table-cell>
          <table:table-cell/>
        </table:table-row>
        <table:table-row table:style-name="ro1">
          <table:table-cell office:value-type="float" office:value="123.800000002986" calcext:value-type="float">
            <text:p>123.800000002986</text:p>
          </table:table-cell>
          <table:table-cell office:value-type="float" office:value="171.635420763272" calcext:value-type="float">
            <text:p>171.635420763272</text:p>
          </table:table-cell>
          <table:table-cell office:value-type="float" office:value="0.0400000042414976" calcext:value-type="float">
            <text:p>0.040000004241498</text:p>
          </table:table-cell>
          <table:table-cell/>
        </table:table-row>
        <table:table-row table:style-name="ro1">
          <table:table-cell office:value-type="float" office:value="123.90000000299" calcext:value-type="float">
            <text:p>123.90000000299</text:p>
          </table:table-cell>
          <table:table-cell office:value-type="float" office:value="171.624764292806" calcext:value-type="float">
            <text:p>171.624764292806</text:p>
          </table:table-cell>
          <table:table-cell office:value-type="float" office:value="0.040000004243117" calcext:value-type="float">
            <text:p>0.040000004243117</text:p>
          </table:table-cell>
          <table:table-cell/>
        </table:table-row>
        <table:table-row table:style-name="ro1">
          <table:table-cell office:value-type="float" office:value="124.000000002993" calcext:value-type="float">
            <text:p>124.000000002993</text:p>
          </table:table-cell>
          <table:table-cell office:value-type="float" office:value="171.614113152798" calcext:value-type="float">
            <text:p>171.614113152798</text:p>
          </table:table-cell>
          <table:table-cell office:value-type="float" office:value="0.0400000042447343" calcext:value-type="float">
            <text:p>0.040000004244734</text:p>
          </table:table-cell>
          <table:table-cell/>
        </table:table-row>
        <table:table-row table:style-name="ro1">
          <table:table-cell office:value-type="float" office:value="124.100000002996" calcext:value-type="float">
            <text:p>124.100000002996</text:p>
          </table:table-cell>
          <table:table-cell office:value-type="float" office:value="171.603467346418" calcext:value-type="float">
            <text:p>171.603467346418</text:p>
          </table:table-cell>
          <table:table-cell office:value-type="float" office:value="0.0400000042463496" calcext:value-type="float">
            <text:p>0.04000000424635</text:p>
          </table:table-cell>
          <table:table-cell/>
        </table:table-row>
        <table:table-row table:style-name="ro1">
          <table:table-cell office:value-type="float" office:value="124.200000002999" calcext:value-type="float">
            <text:p>124.200000002999</text:p>
          </table:table-cell>
          <table:table-cell office:value-type="float" office:value="171.592826876806" calcext:value-type="float">
            <text:p>171.592826876806</text:p>
          </table:table-cell>
          <table:table-cell office:value-type="float" office:value="0.040000004247963" calcext:value-type="float">
            <text:p>0.040000004247963</text:p>
          </table:table-cell>
          <table:table-cell/>
        </table:table-row>
        <table:table-row table:style-name="ro1">
          <table:table-cell office:value-type="float" office:value="124.300000003003" calcext:value-type="float">
            <text:p>124.300000003003</text:p>
          </table:table-cell>
          <table:table-cell office:value-type="float" office:value="171.582191747074" calcext:value-type="float">
            <text:p>171.582191747074</text:p>
          </table:table-cell>
          <table:table-cell office:value-type="float" office:value="0.0400000042495742" calcext:value-type="float">
            <text:p>0.040000004249574</text:p>
          </table:table-cell>
          <table:table-cell/>
        </table:table-row>
        <table:table-row table:style-name="ro1">
          <table:table-cell office:value-type="float" office:value="124.400000003006" calcext:value-type="float">
            <text:p>124.400000003006</text:p>
          </table:table-cell>
          <table:table-cell office:value-type="float" office:value="171.571561960311" calcext:value-type="float">
            <text:p>171.571561960311</text:p>
          </table:table-cell>
          <table:table-cell office:value-type="float" office:value="0.0400000042511834" calcext:value-type="float">
            <text:p>0.040000004251183</text:p>
          </table:table-cell>
          <table:table-cell/>
        </table:table-row>
        <table:table-row table:style-name="ro1">
          <table:table-cell office:value-type="float" office:value="124.500000003009" calcext:value-type="float">
            <text:p>124.500000003009</text:p>
          </table:table-cell>
          <table:table-cell office:value-type="float" office:value="171.56093751958" calcext:value-type="float">
            <text:p>171.56093751958</text:p>
          </table:table-cell>
          <table:table-cell office:value-type="float" office:value="0.0400000042527907" calcext:value-type="float">
            <text:p>0.040000004252791</text:p>
          </table:table-cell>
          <table:table-cell/>
        </table:table-row>
        <table:table-row table:style-name="ro1">
          <table:table-cell office:value-type="float" office:value="124.600000003013" calcext:value-type="float">
            <text:p>124.600000003013</text:p>
          </table:table-cell>
          <table:table-cell office:value-type="float" office:value="171.550318427909" calcext:value-type="float">
            <text:p>171.550318427909</text:p>
          </table:table-cell>
          <table:table-cell office:value-type="float" office:value="0.040000004254396" calcext:value-type="float">
            <text:p>0.040000004254396</text:p>
          </table:table-cell>
          <table:table-cell/>
        </table:table-row>
        <table:table-row table:style-name="ro1">
          <table:table-cell office:value-type="float" office:value="124.700000003016" calcext:value-type="float">
            <text:p>124.700000003016</text:p>
          </table:table-cell>
          <table:table-cell office:value-type="float" office:value="171.539704688311" calcext:value-type="float">
            <text:p>171.539704688311</text:p>
          </table:table-cell>
          <table:table-cell office:value-type="float" office:value="0.0400000042559993" calcext:value-type="float">
            <text:p>0.040000004255999</text:p>
          </table:table-cell>
          <table:table-cell/>
        </table:table-row>
        <table:table-row table:style-name="ro1">
          <table:table-cell office:value-type="float" office:value="124.800000003019" calcext:value-type="float">
            <text:p>124.800000003019</text:p>
          </table:table-cell>
          <table:table-cell office:value-type="float" office:value="171.529096303767" calcext:value-type="float">
            <text:p>171.529096303767</text:p>
          </table:table-cell>
          <table:table-cell office:value-type="float" office:value="0.0400000042576005" calcext:value-type="float">
            <text:p>0.040000004257601</text:p>
          </table:table-cell>
          <table:table-cell/>
        </table:table-row>
        <table:table-row table:style-name="ro1">
          <table:table-cell office:value-type="float" office:value="124.900000003023" calcext:value-type="float">
            <text:p>124.900000003023</text:p>
          </table:table-cell>
          <table:table-cell office:value-type="float" office:value="171.518493277233" calcext:value-type="float">
            <text:p>171.518493277233</text:p>
          </table:table-cell>
          <table:table-cell office:value-type="float" office:value="0.0400000042591996" calcext:value-type="float">
            <text:p>0.0400000042592</text:p>
          </table:table-cell>
          <table:table-cell/>
        </table:table-row>
        <table:table-row table:style-name="ro1">
          <table:table-cell office:value-type="float" office:value="125.000000003026" calcext:value-type="float">
            <text:p>125.000000003026</text:p>
          </table:table-cell>
          <table:table-cell office:value-type="float" office:value="171.50789561164" calcext:value-type="float">
            <text:p>171.50789561164</text:p>
          </table:table-cell>
          <table:table-cell office:value-type="float" office:value="0.0400000042607968" calcext:value-type="float">
            <text:p>0.040000004260797</text:p>
          </table:table-cell>
          <table:table-cell/>
        </table:table-row>
        <table:table-row table:style-name="ro1">
          <table:table-cell office:value-type="float" office:value="125.100000003029" calcext:value-type="float">
            <text:p>125.100000003029</text:p>
          </table:table-cell>
          <table:table-cell office:value-type="float" office:value="171.497303309893" calcext:value-type="float">
            <text:p>171.497303309893</text:p>
          </table:table-cell>
          <table:table-cell office:value-type="float" office:value="0.040000004262392" calcext:value-type="float">
            <text:p>0.040000004262392</text:p>
          </table:table-cell>
          <table:table-cell/>
        </table:table-row>
        <table:table-row table:style-name="ro1">
          <table:table-cell office:value-type="float" office:value="125.200000003033" calcext:value-type="float">
            <text:p>125.200000003033</text:p>
          </table:table-cell>
          <table:table-cell office:value-type="float" office:value="171.48671637487" calcext:value-type="float">
            <text:p>171.48671637487</text:p>
          </table:table-cell>
          <table:table-cell office:value-type="float" office:value="0.0400000042639852" calcext:value-type="float">
            <text:p>0.040000004263985</text:p>
          </table:table-cell>
          <table:table-cell/>
        </table:table-row>
        <table:table-row table:style-name="ro1">
          <table:table-cell office:value-type="float" office:value="125.300000003036" calcext:value-type="float">
            <text:p>125.300000003036</text:p>
          </table:table-cell>
          <table:table-cell office:value-type="float" office:value="171.476134809424" calcext:value-type="float">
            <text:p>171.476134809424</text:p>
          </table:table-cell>
          <table:table-cell office:value-type="float" office:value="0.0400000042655764" calcext:value-type="float">
            <text:p>0.040000004265576</text:p>
          </table:table-cell>
          <table:table-cell/>
        </table:table-row>
        <table:table-row table:style-name="ro1">
          <table:table-cell office:value-type="float" office:value="125.400000003039" calcext:value-type="float">
            <text:p>125.400000003039</text:p>
          </table:table-cell>
          <table:table-cell office:value-type="float" office:value="171.465558616383" calcext:value-type="float">
            <text:p>171.465558616383</text:p>
          </table:table-cell>
          <table:table-cell office:value-type="float" office:value="0.0400000042671656" calcext:value-type="float">
            <text:p>0.040000004267166</text:p>
          </table:table-cell>
          <table:table-cell/>
        </table:table-row>
        <table:table-row table:style-name="ro1">
          <table:table-cell office:value-type="float" office:value="125.500000003043" calcext:value-type="float">
            <text:p>125.500000003043</text:p>
          </table:table-cell>
          <table:table-cell office:value-type="float" office:value="171.454987798546" calcext:value-type="float">
            <text:p>171.454987798546</text:p>
          </table:table-cell>
          <table:table-cell office:value-type="float" office:value="0.0400000042687527" calcext:value-type="float">
            <text:p>0.040000004268753</text:p>
          </table:table-cell>
          <table:table-cell/>
        </table:table-row>
        <table:table-row table:style-name="ro1">
          <table:table-cell office:value-type="float" office:value="125.600000003046" calcext:value-type="float">
            <text:p>125.600000003046</text:p>
          </table:table-cell>
          <table:table-cell office:value-type="float" office:value="171.444422358694" calcext:value-type="float">
            <text:p>171.444422358694</text:p>
          </table:table-cell>
          <table:table-cell office:value-type="float" office:value="0.0400000042703379" calcext:value-type="float">
            <text:p>0.040000004270338</text:p>
          </table:table-cell>
          <table:table-cell/>
        </table:table-row>
        <table:table-row table:style-name="ro1">
          <table:table-cell office:value-type="float" office:value="125.700000003049" calcext:value-type="float">
            <text:p>125.700000003049</text:p>
          </table:table-cell>
          <table:table-cell office:value-type="float" office:value="171.433862299576" calcext:value-type="float">
            <text:p>171.433862299576</text:p>
          </table:table-cell>
          <table:table-cell office:value-type="float" office:value="0.0400000042719211" calcext:value-type="float">
            <text:p>0.040000004271921</text:p>
          </table:table-cell>
          <table:table-cell/>
        </table:table-row>
        <table:table-row table:style-name="ro1">
          <table:table-cell office:value-type="float" office:value="125.800000003053" calcext:value-type="float">
            <text:p>125.800000003053</text:p>
          </table:table-cell>
          <table:table-cell office:value-type="float" office:value="171.423307623919" calcext:value-type="float">
            <text:p>171.423307623919</text:p>
          </table:table-cell>
          <table:table-cell office:value-type="float" office:value="0.0400000042735024" calcext:value-type="float">
            <text:p>0.040000004273502</text:p>
          </table:table-cell>
          <table:table-cell/>
        </table:table-row>
        <table:table-row table:style-name="ro1">
          <table:table-cell office:value-type="float" office:value="125.900000003056" calcext:value-type="float">
            <text:p>125.900000003056</text:p>
          </table:table-cell>
          <table:table-cell office:value-type="float" office:value="171.412758334422" calcext:value-type="float">
            <text:p>171.412758334422</text:p>
          </table:table-cell>
          <table:table-cell office:value-type="float" office:value="0.0400000042750817" calcext:value-type="float">
            <text:p>0.040000004275082</text:p>
          </table:table-cell>
          <table:table-cell/>
        </table:table-row>
        <table:table-row table:style-name="ro1">
          <table:table-cell office:value-type="float" office:value="126.000000003059" calcext:value-type="float">
            <text:p>126.000000003059</text:p>
          </table:table-cell>
          <table:table-cell office:value-type="float" office:value="171.402214433761" calcext:value-type="float">
            <text:p>171.402214433761</text:p>
          </table:table-cell>
          <table:table-cell office:value-type="float" office:value="0.0400000042766591" calcext:value-type="float">
            <text:p>0.040000004276659</text:p>
          </table:table-cell>
          <table:table-cell/>
        </table:table-row>
        <table:table-row table:style-name="ro1">
          <table:table-cell office:value-type="float" office:value="126.100000003063" calcext:value-type="float">
            <text:p>126.100000003063</text:p>
          </table:table-cell>
          <table:table-cell office:value-type="float" office:value="171.391675924586" calcext:value-type="float">
            <text:p>171.391675924586</text:p>
          </table:table-cell>
          <table:table-cell office:value-type="float" office:value="0.0400000042782343" calcext:value-type="float">
            <text:p>0.040000004278234</text:p>
          </table:table-cell>
          <table:table-cell/>
        </table:table-row>
        <table:table-row table:style-name="ro1">
          <table:table-cell office:value-type="float" office:value="126.200000003066" calcext:value-type="float">
            <text:p>126.200000003066</text:p>
          </table:table-cell>
          <table:table-cell office:value-type="float" office:value="171.381142809525" calcext:value-type="float">
            <text:p>171.381142809525</text:p>
          </table:table-cell>
          <table:table-cell office:value-type="float" office:value="0.0400000042798076" calcext:value-type="float">
            <text:p>0.040000004279808</text:p>
          </table:table-cell>
          <table:table-cell/>
        </table:table-row>
        <table:table-row table:style-name="ro1">
          <table:table-cell office:value-type="float" office:value="126.300000003069" calcext:value-type="float">
            <text:p>126.300000003069</text:p>
          </table:table-cell>
          <table:table-cell office:value-type="float" office:value="171.370615091177" calcext:value-type="float">
            <text:p>171.370615091177</text:p>
          </table:table-cell>
          <table:table-cell office:value-type="float" office:value="0.0400000042813791" calcext:value-type="float">
            <text:p>0.040000004281379</text:p>
          </table:table-cell>
          <table:table-cell/>
        </table:table-row>
        <table:table-row table:style-name="ro1">
          <table:table-cell office:value-type="float" office:value="126.400000003073" calcext:value-type="float">
            <text:p>126.400000003073</text:p>
          </table:table-cell>
          <table:table-cell office:value-type="float" office:value="171.36009277212" calcext:value-type="float">
            <text:p>171.36009277212</text:p>
          </table:table-cell>
          <table:table-cell office:value-type="float" office:value="0.0400000042829485" calcext:value-type="float">
            <text:p>0.040000004282949</text:p>
          </table:table-cell>
          <table:table-cell/>
        </table:table-row>
        <table:table-row table:style-name="ro1">
          <table:table-cell office:value-type="float" office:value="126.500000003076" calcext:value-type="float">
            <text:p>126.500000003076</text:p>
          </table:table-cell>
          <table:table-cell office:value-type="float" office:value="171.349575854902" calcext:value-type="float">
            <text:p>171.349575854902</text:p>
          </table:table-cell>
          <table:table-cell office:value-type="float" office:value="0.040000004284516" calcext:value-type="float">
            <text:p>0.040000004284516</text:p>
          </table:table-cell>
          <table:table-cell/>
        </table:table-row>
        <table:table-row table:style-name="ro1">
          <table:table-cell office:value-type="float" office:value="126.600000003079" calcext:value-type="float">
            <text:p>126.600000003079</text:p>
          </table:table-cell>
          <table:table-cell office:value-type="float" office:value="171.339064342055" calcext:value-type="float">
            <text:p>171.339064342055</text:p>
          </table:table-cell>
          <table:table-cell office:value-type="float" office:value="0.0400000042860815" calcext:value-type="float">
            <text:p>0.040000004286082</text:p>
          </table:table-cell>
          <table:table-cell/>
        </table:table-row>
        <table:table-row table:style-name="ro1">
          <table:table-cell office:value-type="float" office:value="126.700000003082" calcext:value-type="float">
            <text:p>126.700000003082</text:p>
          </table:table-cell>
          <table:table-cell office:value-type="float" office:value="171.328558236076" calcext:value-type="float">
            <text:p>171.328558236076</text:p>
          </table:table-cell>
          <table:table-cell office:value-type="float" office:value="0.040000004287645" calcext:value-type="float">
            <text:p>0.040000004287645</text:p>
          </table:table-cell>
          <table:table-cell/>
        </table:table-row>
        <table:table-row table:style-name="ro1">
          <table:table-cell office:value-type="float" office:value="126.800000003086" calcext:value-type="float">
            <text:p>126.800000003086</text:p>
          </table:table-cell>
          <table:table-cell office:value-type="float" office:value="171.318057539446" calcext:value-type="float">
            <text:p>171.318057539446</text:p>
          </table:table-cell>
          <table:table-cell office:value-type="float" office:value="0.0400000042892065" calcext:value-type="float">
            <text:p>0.040000004289207</text:p>
          </table:table-cell>
          <table:table-cell/>
        </table:table-row>
        <table:table-row table:style-name="ro1">
          <table:table-cell office:value-type="float" office:value="126.900000003089" calcext:value-type="float">
            <text:p>126.900000003089</text:p>
          </table:table-cell>
          <table:table-cell office:value-type="float" office:value="171.307562254617" calcext:value-type="float">
            <text:p>171.307562254617</text:p>
          </table:table-cell>
          <table:table-cell office:value-type="float" office:value="0.0400000042907661" calcext:value-type="float">
            <text:p>0.040000004290766</text:p>
          </table:table-cell>
          <table:table-cell/>
        </table:table-row>
        <table:table-row table:style-name="ro1">
          <table:table-cell office:value-type="float" office:value="127.000000003092" calcext:value-type="float">
            <text:p>127.000000003092</text:p>
          </table:table-cell>
          <table:table-cell office:value-type="float" office:value="171.29707238402" calcext:value-type="float">
            <text:p>171.29707238402</text:p>
          </table:table-cell>
          <table:table-cell office:value-type="float" office:value="0.0400000042923237" calcext:value-type="float">
            <text:p>0.040000004292324</text:p>
          </table:table-cell>
          <table:table-cell/>
        </table:table-row>
        <table:table-row table:style-name="ro1">
          <table:table-cell office:value-type="float" office:value="127.100000003096" calcext:value-type="float">
            <text:p>127.100000003096</text:p>
          </table:table-cell>
          <table:table-cell office:value-type="float" office:value="171.28658793006" calcext:value-type="float">
            <text:p>171.28658793006</text:p>
          </table:table-cell>
          <table:table-cell office:value-type="float" office:value="0.0400000042938794" calcext:value-type="float">
            <text:p>0.040000004293879</text:p>
          </table:table-cell>
          <table:table-cell/>
        </table:table-row>
        <table:table-row table:style-name="ro1">
          <table:table-cell office:value-type="float" office:value="127.200000003099" calcext:value-type="float">
            <text:p>127.200000003099</text:p>
          </table:table-cell>
          <table:table-cell office:value-type="float" office:value="171.276108895117" calcext:value-type="float">
            <text:p>171.276108895117</text:p>
          </table:table-cell>
          <table:table-cell office:value-type="float" office:value="0.0400000042954332" calcext:value-type="float">
            <text:p>0.040000004295433</text:p>
          </table:table-cell>
          <table:table-cell/>
        </table:table-row>
        <table:table-row table:style-name="ro1">
          <table:table-cell office:value-type="float" office:value="127.300000003102" calcext:value-type="float">
            <text:p>127.300000003102</text:p>
          </table:table-cell>
          <table:table-cell office:value-type="float" office:value="171.26563528155" calcext:value-type="float">
            <text:p>171.26563528155</text:p>
          </table:table-cell>
          <table:table-cell office:value-type="float" office:value="0.040000004296985" calcext:value-type="float">
            <text:p>0.040000004296985</text:p>
          </table:table-cell>
          <table:table-cell/>
        </table:table-row>
        <table:table-row table:style-name="ro1">
          <table:table-cell office:value-type="float" office:value="127.400000003106" calcext:value-type="float">
            <text:p>127.400000003106</text:p>
          </table:table-cell>
          <table:table-cell office:value-type="float" office:value="171.255167091691" calcext:value-type="float">
            <text:p>171.255167091691</text:p>
          </table:table-cell>
          <table:table-cell office:value-type="float" office:value="0.0400000042985349" calcext:value-type="float">
            <text:p>0.040000004298535</text:p>
          </table:table-cell>
          <table:table-cell/>
        </table:table-row>
        <table:table-row table:style-name="ro1">
          <table:table-cell office:value-type="float" office:value="127.500000003109" calcext:value-type="float">
            <text:p>127.500000003109</text:p>
          </table:table-cell>
          <table:table-cell office:value-type="float" office:value="171.244704327849" calcext:value-type="float">
            <text:p>171.244704327849</text:p>
          </table:table-cell>
          <table:table-cell office:value-type="float" office:value="0.0400000043000829" calcext:value-type="float">
            <text:p>0.040000004300083</text:p>
          </table:table-cell>
          <table:table-cell/>
        </table:table-row>
        <table:table-row table:style-name="ro1">
          <table:table-cell office:value-type="float" office:value="127.600000003112" calcext:value-type="float">
            <text:p>127.600000003112</text:p>
          </table:table-cell>
          <table:table-cell office:value-type="float" office:value="171.23424699231" calcext:value-type="float">
            <text:p>171.23424699231</text:p>
          </table:table-cell>
          <table:table-cell office:value-type="float" office:value="0.0400000043016289" calcext:value-type="float">
            <text:p>0.040000004301629</text:p>
          </table:table-cell>
          <table:table-cell/>
        </table:table-row>
        <table:table-row table:style-name="ro1">
          <table:table-cell office:value-type="float" office:value="127.700000003116" calcext:value-type="float">
            <text:p>127.700000003116</text:p>
          </table:table-cell>
          <table:table-cell office:value-type="float" office:value="171.223795087336" calcext:value-type="float">
            <text:p>171.223795087336</text:p>
          </table:table-cell>
          <table:table-cell office:value-type="float" office:value="0.0400000043031729" calcext:value-type="float">
            <text:p>0.040000004303173</text:p>
          </table:table-cell>
          <table:table-cell/>
        </table:table-row>
        <table:table-row table:style-name="ro1">
          <table:table-cell office:value-type="float" office:value="127.800000003119" calcext:value-type="float">
            <text:p>127.800000003119</text:p>
          </table:table-cell>
          <table:table-cell office:value-type="float" office:value="171.213348615164" calcext:value-type="float">
            <text:p>171.213348615164</text:p>
          </table:table-cell>
          <table:table-cell office:value-type="float" office:value="0.040000004304715" calcext:value-type="float">
            <text:p>0.040000004304715</text:p>
          </table:table-cell>
          <table:table-cell/>
        </table:table-row>
        <table:table-row table:style-name="ro1">
          <table:table-cell office:value-type="float" office:value="127.900000003122" calcext:value-type="float">
            <text:p>127.900000003122</text:p>
          </table:table-cell>
          <table:table-cell office:value-type="float" office:value="171.202907578011" calcext:value-type="float">
            <text:p>171.202907578011</text:p>
          </table:table-cell>
          <table:table-cell office:value-type="float" office:value="0.0400000043062552" calcext:value-type="float">
            <text:p>0.040000004306255</text:p>
          </table:table-cell>
          <table:table-cell/>
        </table:table-row>
        <table:table-row table:style-name="ro1">
          <table:table-cell office:value-type="float" office:value="128.000000003126" calcext:value-type="float">
            <text:p>128.000000003126</text:p>
          </table:table-cell>
          <table:table-cell office:value-type="float" office:value="171.192471978068" calcext:value-type="float">
            <text:p>171.192471978068</text:p>
          </table:table-cell>
          <table:table-cell office:value-type="float" office:value="0.0400000043077934" calcext:value-type="float">
            <text:p>0.040000004307793</text:p>
          </table:table-cell>
          <table:table-cell/>
        </table:table-row>
        <table:table-row table:style-name="ro1">
          <table:table-cell office:value-type="float" office:value="128.100000003129" calcext:value-type="float">
            <text:p>128.100000003129</text:p>
          </table:table-cell>
          <table:table-cell office:value-type="float" office:value="171.182041817501" calcext:value-type="float">
            <text:p>171.182041817501</text:p>
          </table:table-cell>
          <table:table-cell office:value-type="float" office:value="0.0400000043093297" calcext:value-type="float">
            <text:p>0.04000000430933</text:p>
          </table:table-cell>
          <table:table-cell/>
        </table:table-row>
        <table:table-row table:style-name="ro1">
          <table:table-cell office:value-type="float" office:value="128.200000003132" calcext:value-type="float">
            <text:p>128.200000003132</text:p>
          </table:table-cell>
          <table:table-cell office:value-type="float" office:value="171.171617098458" calcext:value-type="float">
            <text:p>171.171617098458</text:p>
          </table:table-cell>
          <table:table-cell office:value-type="float" office:value="0.0400000043108641" calcext:value-type="float">
            <text:p>0.040000004310864</text:p>
          </table:table-cell>
          <table:table-cell/>
        </table:table-row>
        <table:table-row table:style-name="ro1">
          <table:table-cell office:value-type="float" office:value="128.300000003136" calcext:value-type="float">
            <text:p>128.300000003136</text:p>
          </table:table-cell>
          <table:table-cell office:value-type="float" office:value="171.161197823058" calcext:value-type="float">
            <text:p>171.161197823058</text:p>
          </table:table-cell>
          <table:table-cell office:value-type="float" office:value="0.0400000043123966" calcext:value-type="float">
            <text:p>0.040000004312397</text:p>
          </table:table-cell>
          <table:table-cell/>
        </table:table-row>
        <table:table-row table:style-name="ro1">
          <table:table-cell office:value-type="float" office:value="128.400000003139" calcext:value-type="float">
            <text:p>128.400000003139</text:p>
          </table:table-cell>
          <table:table-cell office:value-type="float" office:value="171.150783993401" calcext:value-type="float">
            <text:p>171.150783993401</text:p>
          </table:table-cell>
          <table:table-cell office:value-type="float" office:value="0.0400000043139272" calcext:value-type="float">
            <text:p>0.040000004313927</text:p>
          </table:table-cell>
          <table:table-cell/>
        </table:table-row>
        <table:table-row table:style-name="ro1">
          <table:table-cell office:value-type="float" office:value="128.500000003142" calcext:value-type="float">
            <text:p>128.500000003142</text:p>
          </table:table-cell>
          <table:table-cell office:value-type="float" office:value="171.14037561156" calcext:value-type="float">
            <text:p>171.14037561156</text:p>
          </table:table-cell>
          <table:table-cell office:value-type="float" office:value="0.0400000043154559" calcext:value-type="float">
            <text:p>0.040000004315456</text:p>
          </table:table-cell>
          <table:table-cell/>
        </table:table-row>
        <table:table-row table:style-name="ro1">
          <table:table-cell office:value-type="float" office:value="128.600000003146" calcext:value-type="float">
            <text:p>128.600000003146</text:p>
          </table:table-cell>
          <table:table-cell office:value-type="float" office:value="171.12997267959" calcext:value-type="float">
            <text:p>171.12997267959</text:p>
          </table:table-cell>
          <table:table-cell office:value-type="float" office:value="0.0400000043169827" calcext:value-type="float">
            <text:p>0.040000004316983</text:p>
          </table:table-cell>
          <table:table-cell/>
        </table:table-row>
        <table:table-row table:style-name="ro1">
          <table:table-cell office:value-type="float" office:value="128.700000003149" calcext:value-type="float">
            <text:p>128.700000003149</text:p>
          </table:table-cell>
          <table:table-cell office:value-type="float" office:value="171.119575199519" calcext:value-type="float">
            <text:p>171.119575199519</text:p>
          </table:table-cell>
          <table:table-cell office:value-type="float" office:value="0.0400000043185076" calcext:value-type="float">
            <text:p>0.040000004318508</text:p>
          </table:table-cell>
          <table:table-cell/>
        </table:table-row>
        <table:table-row table:style-name="ro1">
          <table:table-cell office:value-type="float" office:value="128.800000003152" calcext:value-type="float">
            <text:p>128.800000003152</text:p>
          </table:table-cell>
          <table:table-cell office:value-type="float" office:value="171.109183173354" calcext:value-type="float">
            <text:p>171.109183173354</text:p>
          </table:table-cell>
          <table:table-cell office:value-type="float" office:value="0.0400000043200305" calcext:value-type="float">
            <text:p>0.040000004320031</text:p>
          </table:table-cell>
          <table:table-cell/>
        </table:table-row>
        <table:table-row table:style-name="ro1">
          <table:table-cell office:value-type="float" office:value="128.900000003156" calcext:value-type="float">
            <text:p>128.900000003156</text:p>
          </table:table-cell>
          <table:table-cell office:value-type="float" office:value="171.098796603079" calcext:value-type="float">
            <text:p>171.098796603079</text:p>
          </table:table-cell>
          <table:table-cell office:value-type="float" office:value="0.0400000043215515" calcext:value-type="float">
            <text:p>0.040000004321552</text:p>
          </table:table-cell>
          <table:table-cell/>
        </table:table-row>
        <table:table-row table:style-name="ro1">
          <table:table-cell office:value-type="float" office:value="129.000000003159" calcext:value-type="float">
            <text:p>129.000000003159</text:p>
          </table:table-cell>
          <table:table-cell office:value-type="float" office:value="171.088415490656" calcext:value-type="float">
            <text:p>171.088415490656</text:p>
          </table:table-cell>
          <table:table-cell office:value-type="float" office:value="0.0400000043230707" calcext:value-type="float">
            <text:p>0.040000004323071</text:p>
          </table:table-cell>
          <table:table-cell/>
        </table:table-row>
        <table:table-row table:style-name="ro1">
          <table:table-cell office:value-type="float" office:value="129.100000003162" calcext:value-type="float">
            <text:p>129.100000003162</text:p>
          </table:table-cell>
          <table:table-cell office:value-type="float" office:value="171.078039838023" calcext:value-type="float">
            <text:p>171.078039838023</text:p>
          </table:table-cell>
          <table:table-cell office:value-type="float" office:value="0.0400000043245878" calcext:value-type="float">
            <text:p>0.040000004324588</text:p>
          </table:table-cell>
          <table:table-cell/>
        </table:table-row>
        <table:table-row table:style-name="ro1">
          <table:table-cell office:value-type="float" office:value="129.200000003165" calcext:value-type="float">
            <text:p>129.200000003165</text:p>
          </table:table-cell>
          <table:table-cell office:value-type="float" office:value="171.067669647099" calcext:value-type="float">
            <text:p>171.067669647099</text:p>
          </table:table-cell>
          <table:table-cell office:value-type="float" office:value="0.0400000043261033" calcext:value-type="float">
            <text:p>0.040000004326103</text:p>
          </table:table-cell>
          <table:table-cell/>
        </table:table-row>
        <table:table-row table:style-name="ro1">
          <table:table-cell office:value-type="float" office:value="129.300000003169" calcext:value-type="float">
            <text:p>129.300000003169</text:p>
          </table:table-cell>
          <table:table-cell office:value-type="float" office:value="171.057304919774" calcext:value-type="float">
            <text:p>171.057304919774</text:p>
          </table:table-cell>
          <table:table-cell office:value-type="float" office:value="0.0400000043276168" calcext:value-type="float">
            <text:p>0.040000004327617</text:p>
          </table:table-cell>
          <table:table-cell/>
        </table:table-row>
        <table:table-row table:style-name="ro1">
          <table:table-cell office:value-type="float" office:value="129.400000003172" calcext:value-type="float">
            <text:p>129.400000003172</text:p>
          </table:table-cell>
          <table:table-cell office:value-type="float" office:value="171.046945657922" calcext:value-type="float">
            <text:p>171.046945657922</text:p>
          </table:table-cell>
          <table:table-cell office:value-type="float" office:value="0.0400000043291283" calcext:value-type="float">
            <text:p>0.040000004329128</text:p>
          </table:table-cell>
          <table:table-cell/>
        </table:table-row>
        <table:table-row table:style-name="ro1">
          <table:table-cell office:value-type="float" office:value="129.500000003175" calcext:value-type="float">
            <text:p>129.500000003175</text:p>
          </table:table-cell>
          <table:table-cell office:value-type="float" office:value="171.036591863391" calcext:value-type="float">
            <text:p>171.036591863391</text:p>
          </table:table-cell>
          <table:table-cell office:value-type="float" office:value="0.0400000043306381" calcext:value-type="float">
            <text:p>0.040000004330638</text:p>
          </table:table-cell>
          <table:table-cell/>
        </table:table-row>
        <table:table-row table:style-name="ro1">
          <table:table-cell office:value-type="float" office:value="129.600000003179" calcext:value-type="float">
            <text:p>129.600000003179</text:p>
          </table:table-cell>
          <table:table-cell office:value-type="float" office:value="171.02624353801" calcext:value-type="float">
            <text:p>171.02624353801</text:p>
          </table:table-cell>
          <table:table-cell office:value-type="float" office:value="0.0400000043321459" calcext:value-type="float">
            <text:p>0.040000004332146</text:p>
          </table:table-cell>
          <table:table-cell/>
        </table:table-row>
        <table:table-row table:style-name="ro1">
          <table:table-cell office:value-type="float" office:value="129.700000003182" calcext:value-type="float">
            <text:p>129.700000003182</text:p>
          </table:table-cell>
          <table:table-cell office:value-type="float" office:value="171.015900683582" calcext:value-type="float">
            <text:p>171.015900683582</text:p>
          </table:table-cell>
          <table:table-cell office:value-type="float" office:value="0.0400000043336518" calcext:value-type="float">
            <text:p>0.040000004333652</text:p>
          </table:table-cell>
          <table:table-cell/>
        </table:table-row>
        <table:table-row table:style-name="ro1">
          <table:table-cell office:value-type="float" office:value="129.800000003185" calcext:value-type="float">
            <text:p>129.800000003185</text:p>
          </table:table-cell>
          <table:table-cell office:value-type="float" office:value="171.005563301891" calcext:value-type="float">
            <text:p>171.005563301891</text:p>
          </table:table-cell>
          <table:table-cell office:value-type="float" office:value="0.0400000043351559" calcext:value-type="float">
            <text:p>0.040000004335156</text:p>
          </table:table-cell>
          <table:table-cell/>
        </table:table-row>
        <table:table-row table:style-name="ro1">
          <table:table-cell office:value-type="float" office:value="129.900000003189" calcext:value-type="float">
            <text:p>129.900000003189</text:p>
          </table:table-cell>
          <table:table-cell office:value-type="float" office:value="170.995231394699" calcext:value-type="float">
            <text:p>170.995231394699</text:p>
          </table:table-cell>
          <table:table-cell office:value-type="float" office:value="0.040000004336658" calcext:value-type="float">
            <text:p>0.040000004336658</text:p>
          </table:table-cell>
          <table:table-cell/>
        </table:table-row>
        <table:table-row table:style-name="ro1">
          <table:table-cell office:value-type="float" office:value="130.000000003192" calcext:value-type="float">
            <text:p>130.000000003192</text:p>
          </table:table-cell>
          <table:table-cell office:value-type="float" office:value="170.984904963746" calcext:value-type="float">
            <text:p>170.984904963746</text:p>
          </table:table-cell>
          <table:table-cell office:value-type="float" office:value="0.0400000043381583" calcext:value-type="float">
            <text:p>0.040000004338158</text:p>
          </table:table-cell>
          <table:table-cell/>
        </table:table-row>
        <table:table-row table:style-name="ro1">
          <table:table-cell office:value-type="float" office:value="130.100000003195" calcext:value-type="float">
            <text:p>130.100000003195</text:p>
          </table:table-cell>
          <table:table-cell office:value-type="float" office:value="170.974584010746" calcext:value-type="float">
            <text:p>170.974584010746</text:p>
          </table:table-cell>
          <table:table-cell office:value-type="float" office:value="0.0400000043396567" calcext:value-type="float">
            <text:p>0.040000004339657</text:p>
          </table:table-cell>
          <table:table-cell/>
        </table:table-row>
        <table:table-row table:style-name="ro1">
          <table:table-cell office:value-type="float" office:value="130.200000003199" calcext:value-type="float">
            <text:p>130.200000003199</text:p>
          </table:table-cell>
          <table:table-cell office:value-type="float" office:value="170.964268537397" calcext:value-type="float">
            <text:p>170.964268537397</text:p>
          </table:table-cell>
          <table:table-cell office:value-type="float" office:value="0.0400000043411533" calcext:value-type="float">
            <text:p>0.040000004341153</text:p>
          </table:table-cell>
          <table:table-cell/>
        </table:table-row>
        <table:table-row table:style-name="ro1">
          <table:table-cell office:value-type="float" office:value="130.300000003202" calcext:value-type="float">
            <text:p>130.300000003202</text:p>
          </table:table-cell>
          <table:table-cell office:value-type="float" office:value="170.953958545373" calcext:value-type="float">
            <text:p>170.953958545373</text:p>
          </table:table-cell>
          <table:table-cell office:value-type="float" office:value="0.040000004342648" calcext:value-type="float">
            <text:p>0.040000004342648</text:p>
          </table:table-cell>
          <table:table-cell/>
        </table:table-row>
        <table:table-row table:style-name="ro1">
          <table:table-cell office:value-type="float" office:value="130.400000003205" calcext:value-type="float">
            <text:p>130.400000003205</text:p>
          </table:table-cell>
          <table:table-cell office:value-type="float" office:value="170.943654036326" calcext:value-type="float">
            <text:p>170.943654036326</text:p>
          </table:table-cell>
          <table:table-cell office:value-type="float" office:value="0.0400000043441408" calcext:value-type="float">
            <text:p>0.040000004344141</text:p>
          </table:table-cell>
          <table:table-cell/>
        </table:table-row>
        <table:table-row table:style-name="ro1">
          <table:table-cell office:value-type="float" office:value="130.500000003209" calcext:value-type="float">
            <text:p>130.500000003209</text:p>
          </table:table-cell>
          <table:table-cell office:value-type="float" office:value="170.933355011888" calcext:value-type="float">
            <text:p>170.933355011888</text:p>
          </table:table-cell>
          <table:table-cell office:value-type="float" office:value="0.0400000043456317" calcext:value-type="float">
            <text:p>0.040000004345632</text:p>
          </table:table-cell>
          <table:table-cell/>
        </table:table-row>
        <table:table-row table:style-name="ro1">
          <table:table-cell office:value-type="float" office:value="130.600000003212" calcext:value-type="float">
            <text:p>130.600000003212</text:p>
          </table:table-cell>
          <table:table-cell office:value-type="float" office:value="170.923061473668" calcext:value-type="float">
            <text:p>170.923061473668</text:p>
          </table:table-cell>
          <table:table-cell office:value-type="float" office:value="0.0400000043471208" calcext:value-type="float">
            <text:p>0.040000004347121</text:p>
          </table:table-cell>
          <table:table-cell/>
        </table:table-row>
        <table:table-row table:style-name="ro1">
          <table:table-cell office:value-type="float" office:value="130.700000003215" calcext:value-type="float">
            <text:p>130.700000003215</text:p>
          </table:table-cell>
          <table:table-cell office:value-type="float" office:value="170.912773423255" calcext:value-type="float">
            <text:p>170.912773423255</text:p>
          </table:table-cell>
          <table:table-cell office:value-type="float" office:value="0.040000004348608" calcext:value-type="float">
            <text:p>0.040000004348608</text:p>
          </table:table-cell>
          <table:table-cell/>
        </table:table-row>
        <table:table-row table:style-name="ro1">
          <table:table-cell office:value-type="float" office:value="130.800000003219" calcext:value-type="float">
            <text:p>130.800000003219</text:p>
          </table:table-cell>
          <table:table-cell office:value-type="float" office:value="170.902490862216" calcext:value-type="float">
            <text:p>170.902490862216</text:p>
          </table:table-cell>
          <table:table-cell office:value-type="float" office:value="0.0400000043500933" calcext:value-type="float">
            <text:p>0.040000004350093</text:p>
          </table:table-cell>
          <table:table-cell/>
        </table:table-row>
        <table:table-row table:style-name="ro1">
          <table:table-cell office:value-type="float" office:value="130.900000003222" calcext:value-type="float">
            <text:p>130.900000003222</text:p>
          </table:table-cell>
          <table:table-cell office:value-type="float" office:value="170.892213792099" calcext:value-type="float">
            <text:p>170.892213792099</text:p>
          </table:table-cell>
          <table:table-cell office:value-type="float" office:value="0.0400000043515771" calcext:value-type="float">
            <text:p>0.040000004351577</text:p>
          </table:table-cell>
          <table:table-cell/>
        </table:table-row>
        <table:table-row table:style-name="ro1">
          <table:table-cell office:value-type="float" office:value="131.000000003225" calcext:value-type="float">
            <text:p>131.000000003225</text:p>
          </table:table-cell>
          <table:table-cell office:value-type="float" office:value="170.881942214424" calcext:value-type="float">
            <text:p>170.881942214424</text:p>
          </table:table-cell>
          <table:table-cell office:value-type="float" office:value="0.0400000043530588" calcext:value-type="float">
            <text:p>0.040000004353059</text:p>
          </table:table-cell>
          <table:table-cell/>
        </table:table-row>
        <table:table-row table:style-name="ro1">
          <table:table-cell office:value-type="float" office:value="131.100000003229" calcext:value-type="float">
            <text:p>131.100000003229</text:p>
          </table:table-cell>
          <table:table-cell office:value-type="float" office:value="170.871676130698" calcext:value-type="float">
            <text:p>170.871676130698</text:p>
          </table:table-cell>
          <table:table-cell office:value-type="float" office:value="0.0400000043545388" calcext:value-type="float">
            <text:p>0.040000004354539</text:p>
          </table:table-cell>
          <table:table-cell/>
        </table:table-row>
        <table:table-row table:style-name="ro1">
          <table:table-cell office:value-type="float" office:value="131.200000003232" calcext:value-type="float">
            <text:p>131.200000003232</text:p>
          </table:table-cell>
          <table:table-cell office:value-type="float" office:value="170.861415542403" calcext:value-type="float">
            <text:p>170.861415542403</text:p>
          </table:table-cell>
          <table:table-cell office:value-type="float" office:value="0.0400000043560167" calcext:value-type="float">
            <text:p>0.040000004356017</text:p>
          </table:table-cell>
          <table:table-cell/>
        </table:table-row>
        <table:table-row table:style-name="ro1">
          <table:table-cell office:value-type="float" office:value="131.300000003235" calcext:value-type="float">
            <text:p>131.300000003235</text:p>
          </table:table-cell>
          <table:table-cell office:value-type="float" office:value="170.851160451001" calcext:value-type="float">
            <text:p>170.851160451001</text:p>
          </table:table-cell>
          <table:table-cell office:value-type="float" office:value="0.0400000043574929" calcext:value-type="float">
            <text:p>0.040000004357493</text:p>
          </table:table-cell>
          <table:table-cell/>
        </table:table-row>
        <table:table-row table:style-name="ro1">
          <table:table-cell office:value-type="float" office:value="131.400000003238" calcext:value-type="float">
            <text:p>131.400000003238</text:p>
          </table:table-cell>
          <table:table-cell office:value-type="float" office:value="170.840910857933" calcext:value-type="float">
            <text:p>170.840910857933</text:p>
          </table:table-cell>
          <table:table-cell office:value-type="float" office:value="0.0400000043589672" calcext:value-type="float">
            <text:p>0.040000004358967</text:p>
          </table:table-cell>
          <table:table-cell/>
        </table:table-row>
        <table:table-row table:style-name="ro1">
          <table:table-cell office:value-type="float" office:value="131.500000003242" calcext:value-type="float">
            <text:p>131.500000003242</text:p>
          </table:table-cell>
          <table:table-cell office:value-type="float" office:value="170.830666764621" calcext:value-type="float">
            <text:p>170.830666764621</text:p>
          </table:table-cell>
          <table:table-cell office:value-type="float" office:value="0.0400000043604397" calcext:value-type="float">
            <text:p>0.04000000436044</text:p>
          </table:table-cell>
          <table:table-cell/>
        </table:table-row>
        <table:table-row table:style-name="ro1">
          <table:table-cell office:value-type="float" office:value="131.600000003245" calcext:value-type="float">
            <text:p>131.600000003245</text:p>
          </table:table-cell>
          <table:table-cell office:value-type="float" office:value="170.820428172464" calcext:value-type="float">
            <text:p>170.820428172464</text:p>
          </table:table-cell>
          <table:table-cell office:value-type="float" office:value="0.0400000043619104" calcext:value-type="float">
            <text:p>0.04000000436191</text:p>
          </table:table-cell>
          <table:table-cell/>
        </table:table-row>
        <table:table-row table:style-name="ro1">
          <table:table-cell office:value-type="float" office:value="131.700000003248" calcext:value-type="float">
            <text:p>131.700000003248</text:p>
          </table:table-cell>
          <table:table-cell office:value-type="float" office:value="170.81019508284" calcext:value-type="float">
            <text:p>170.81019508284</text:p>
          </table:table-cell>
          <table:table-cell office:value-type="float" office:value="0.0400000043633792" calcext:value-type="float">
            <text:p>0.040000004363379</text:p>
          </table:table-cell>
          <table:table-cell/>
        </table:table-row>
        <table:table-row table:style-name="ro1">
          <table:table-cell office:value-type="float" office:value="131.800000003252" calcext:value-type="float">
            <text:p>131.800000003252</text:p>
          </table:table-cell>
          <table:table-cell office:value-type="float" office:value="170.799967497108" calcext:value-type="float">
            <text:p>170.799967497108</text:p>
          </table:table-cell>
          <table:table-cell office:value-type="float" office:value="0.0400000043648462" calcext:value-type="float">
            <text:p>0.040000004364846</text:p>
          </table:table-cell>
          <table:table-cell/>
        </table:table-row>
        <table:table-row table:style-name="ro1">
          <table:table-cell office:value-type="float" office:value="131.900000003255" calcext:value-type="float">
            <text:p>131.900000003255</text:p>
          </table:table-cell>
          <table:table-cell office:value-type="float" office:value="170.789745416606" calcext:value-type="float">
            <text:p>170.789745416606</text:p>
          </table:table-cell>
          <table:table-cell office:value-type="float" office:value="0.0400000043663113" calcext:value-type="float">
            <text:p>0.040000004366311</text:p>
          </table:table-cell>
          <table:table-cell/>
        </table:table-row>
        <table:table-row table:style-name="ro1">
          <table:table-cell office:value-type="float" office:value="132.000000003258" calcext:value-type="float">
            <text:p>132.000000003258</text:p>
          </table:table-cell>
          <table:table-cell office:value-type="float" office:value="170.779528842653" calcext:value-type="float">
            <text:p>170.779528842653</text:p>
          </table:table-cell>
          <table:table-cell office:value-type="float" office:value="0.0400000043677746" calcext:value-type="float">
            <text:p>0.040000004367775</text:p>
          </table:table-cell>
          <table:table-cell/>
        </table:table-row>
        <table:table-row table:style-name="ro1">
          <table:table-cell office:value-type="float" office:value="132.100000003262" calcext:value-type="float">
            <text:p>132.100000003262</text:p>
          </table:table-cell>
          <table:table-cell office:value-type="float" office:value="170.769317776547" calcext:value-type="float">
            <text:p>170.769317776547</text:p>
          </table:table-cell>
          <table:table-cell office:value-type="float" office:value="0.0400000043692361" calcext:value-type="float">
            <text:p>0.040000004369236</text:p>
          </table:table-cell>
          <table:table-cell/>
        </table:table-row>
        <table:table-row table:style-name="ro1">
          <table:table-cell office:value-type="float" office:value="132.200000003265" calcext:value-type="float">
            <text:p>132.200000003265</text:p>
          </table:table-cell>
          <table:table-cell office:value-type="float" office:value="170.759112219564" calcext:value-type="float">
            <text:p>170.759112219564</text:p>
          </table:table-cell>
          <table:table-cell office:value-type="float" office:value="0.0400000043706958" calcext:value-type="float">
            <text:p>0.040000004370696</text:p>
          </table:table-cell>
          <table:table-cell/>
        </table:table-row>
        <table:table-row table:style-name="ro1">
          <table:table-cell office:value-type="float" office:value="132.300000003268" calcext:value-type="float">
            <text:p>132.300000003268</text:p>
          </table:table-cell>
          <table:table-cell office:value-type="float" office:value="170.748912172962" calcext:value-type="float">
            <text:p>170.748912172962</text:p>
          </table:table-cell>
          <table:table-cell office:value-type="float" office:value="0.0400000043721537" calcext:value-type="float">
            <text:p>0.040000004372154</text:p>
          </table:table-cell>
          <table:table-cell/>
        </table:table-row>
        <table:table-row table:style-name="ro1">
          <table:table-cell office:value-type="float" office:value="132.400000003272" calcext:value-type="float">
            <text:p>132.400000003272</text:p>
          </table:table-cell>
          <table:table-cell office:value-type="float" office:value="170.738717637977" calcext:value-type="float">
            <text:p>170.738717637977</text:p>
          </table:table-cell>
          <table:table-cell office:value-type="float" office:value="0.0400000043736098" calcext:value-type="float">
            <text:p>0.04000000437361</text:p>
          </table:table-cell>
          <table:table-cell/>
        </table:table-row>
        <table:table-row table:style-name="ro1">
          <table:table-cell office:value-type="float" office:value="132.500000003275" calcext:value-type="float">
            <text:p>132.500000003275</text:p>
          </table:table-cell>
          <table:table-cell office:value-type="float" office:value="170.728528615828" calcext:value-type="float">
            <text:p>170.728528615828</text:p>
          </table:table-cell>
          <table:table-cell office:value-type="float" office:value="0.040000004375064" calcext:value-type="float">
            <text:p>0.040000004375064</text:p>
          </table:table-cell>
          <table:table-cell/>
        </table:table-row>
        <table:table-row table:style-name="ro1">
          <table:table-cell office:value-type="float" office:value="132.600000003278" calcext:value-type="float">
            <text:p>132.600000003278</text:p>
          </table:table-cell>
          <table:table-cell office:value-type="float" office:value="170.718345107711" calcext:value-type="float">
            <text:p>170.718345107711</text:p>
          </table:table-cell>
          <table:table-cell office:value-type="float" office:value="0.0400000043765165" calcext:value-type="float">
            <text:p>0.040000004376517</text:p>
          </table:table-cell>
          <table:table-cell/>
        </table:table-row>
        <table:table-row table:style-name="ro1">
          <table:table-cell office:value-type="float" office:value="132.700000003282" calcext:value-type="float">
            <text:p>132.700000003282</text:p>
          </table:table-cell>
          <table:table-cell office:value-type="float" office:value="170.708167114804" calcext:value-type="float">
            <text:p>170.708167114804</text:p>
          </table:table-cell>
          <table:table-cell office:value-type="float" office:value="0.0400000043779672" calcext:value-type="float">
            <text:p>0.040000004377967</text:p>
          </table:table-cell>
          <table:table-cell/>
        </table:table-row>
        <table:table-row table:style-name="ro1">
          <table:table-cell office:value-type="float" office:value="132.800000003285" calcext:value-type="float">
            <text:p>132.800000003285</text:p>
          </table:table-cell>
          <table:table-cell office:value-type="float" office:value="170.697994638263" calcext:value-type="float">
            <text:p>170.697994638263</text:p>
          </table:table-cell>
          <table:table-cell office:value-type="float" office:value="0.040000004379416" calcext:value-type="float">
            <text:p>0.040000004379416</text:p>
          </table:table-cell>
          <table:table-cell/>
        </table:table-row>
        <table:table-row table:style-name="ro1">
          <table:table-cell office:value-type="float" office:value="132.900000003288" calcext:value-type="float">
            <text:p>132.900000003288</text:p>
          </table:table-cell>
          <table:table-cell office:value-type="float" office:value="170.687827679228" calcext:value-type="float">
            <text:p>170.687827679228</text:p>
          </table:table-cell>
          <table:table-cell office:value-type="float" office:value="0.040000004380863" calcext:value-type="float">
            <text:p>0.040000004380863</text:p>
          </table:table-cell>
          <table:table-cell/>
        </table:table-row>
        <table:table-row table:style-name="ro1">
          <table:table-cell office:value-type="float" office:value="133.000000003292" calcext:value-type="float">
            <text:p>133.000000003292</text:p>
          </table:table-cell>
          <table:table-cell office:value-type="float" office:value="170.677666238815" calcext:value-type="float">
            <text:p>170.677666238815</text:p>
          </table:table-cell>
          <table:table-cell office:value-type="float" office:value="0.0400000043823083" calcext:value-type="float">
            <text:p>0.040000004382308</text:p>
          </table:table-cell>
          <table:table-cell/>
        </table:table-row>
        <table:table-row table:style-name="ro1">
          <table:table-cell office:value-type="float" office:value="133.100000003295" calcext:value-type="float">
            <text:p>133.100000003295</text:p>
          </table:table-cell>
          <table:table-cell office:value-type="float" office:value="170.667510318125" calcext:value-type="float">
            <text:p>170.667510318125</text:p>
          </table:table-cell>
          <table:table-cell office:value-type="float" office:value="0.0400000043837517" calcext:value-type="float">
            <text:p>0.040000004383752</text:p>
          </table:table-cell>
          <table:table-cell/>
        </table:table-row>
        <table:table-row table:style-name="ro1">
          <table:table-cell office:value-type="float" office:value="133.200000003298" calcext:value-type="float">
            <text:p>133.200000003298</text:p>
          </table:table-cell>
          <table:table-cell office:value-type="float" office:value="170.657359918234" calcext:value-type="float">
            <text:p>170.657359918234</text:p>
          </table:table-cell>
          <table:table-cell office:value-type="float" office:value="0.0400000043851933" calcext:value-type="float">
            <text:p>0.040000004385193</text:p>
          </table:table-cell>
          <table:table-cell/>
        </table:table-row>
        <table:table-row table:style-name="ro1">
          <table:table-cell office:value-type="float" office:value="133.300000003302" calcext:value-type="float">
            <text:p>133.300000003302</text:p>
          </table:table-cell>
          <table:table-cell office:value-type="float" office:value="170.647215040205" calcext:value-type="float">
            <text:p>170.647215040205</text:p>
          </table:table-cell>
          <table:table-cell office:value-type="float" office:value="0.040000004386633" calcext:value-type="float">
            <text:p>0.040000004386633</text:p>
          </table:table-cell>
          <table:table-cell/>
        </table:table-row>
        <table:table-row table:style-name="ro1">
          <table:table-cell office:value-type="float" office:value="133.400000003305" calcext:value-type="float">
            <text:p>133.400000003305</text:p>
          </table:table-cell>
          <table:table-cell office:value-type="float" office:value="170.637075685078" calcext:value-type="float">
            <text:p>170.637075685078</text:p>
          </table:table-cell>
          <table:table-cell office:value-type="float" office:value="0.0400000043880711" calcext:value-type="float">
            <text:p>0.040000004388071</text:p>
          </table:table-cell>
          <table:table-cell/>
        </table:table-row>
        <table:table-row table:style-name="ro1">
          <table:table-cell office:value-type="float" office:value="133.500000003308" calcext:value-type="float">
            <text:p>133.500000003308</text:p>
          </table:table-cell>
          <table:table-cell office:value-type="float" office:value="170.626941853873" calcext:value-type="float">
            <text:p>170.626941853873</text:p>
          </table:table-cell>
          <table:table-cell office:value-type="float" office:value="0.0400000043895075" calcext:value-type="float">
            <text:p>0.040000004389508</text:p>
          </table:table-cell>
          <table:table-cell/>
        </table:table-row>
        <table:table-row table:style-name="ro1">
          <table:table-cell office:value-type="float" office:value="133.600000003312" calcext:value-type="float">
            <text:p>133.600000003312</text:p>
          </table:table-cell>
          <table:table-cell office:value-type="float" office:value="170.616813547592" calcext:value-type="float">
            <text:p>170.616813547592</text:p>
          </table:table-cell>
          <table:table-cell office:value-type="float" office:value="0.0400000043909419" calcext:value-type="float">
            <text:p>0.040000004390942</text:p>
          </table:table-cell>
          <table:table-cell/>
        </table:table-row>
        <table:table-row table:style-name="ro1">
          <table:table-cell office:value-type="float" office:value="133.700000003315" calcext:value-type="float">
            <text:p>133.700000003315</text:p>
          </table:table-cell>
          <table:table-cell office:value-type="float" office:value="170.606690767217" calcext:value-type="float">
            <text:p>170.606690767217</text:p>
          </table:table-cell>
          <table:table-cell office:value-type="float" office:value="0.0400000043923747" calcext:value-type="float">
            <text:p>0.040000004392375</text:p>
          </table:table-cell>
          <table:table-cell/>
        </table:table-row>
        <table:table-row table:style-name="ro1">
          <table:table-cell office:value-type="float" office:value="133.800000003318" calcext:value-type="float">
            <text:p>133.800000003318</text:p>
          </table:table-cell>
          <table:table-cell office:value-type="float" office:value="170.596573513713" calcext:value-type="float">
            <text:p>170.596573513713</text:p>
          </table:table-cell>
          <table:table-cell office:value-type="float" office:value="0.0400000043938056" calcext:value-type="float">
            <text:p>0.040000004393806</text:p>
          </table:table-cell>
          <table:table-cell/>
        </table:table-row>
        <table:table-row table:style-name="ro1">
          <table:table-cell office:value-type="float" office:value="133.900000003321" calcext:value-type="float">
            <text:p>133.900000003321</text:p>
          </table:table-cell>
          <table:table-cell office:value-type="float" office:value="170.586461788023" calcext:value-type="float">
            <text:p>170.586461788023</text:p>
          </table:table-cell>
          <table:table-cell office:value-type="float" office:value="0.0400000043952347" calcext:value-type="float">
            <text:p>0.040000004395235</text:p>
          </table:table-cell>
          <table:table-cell/>
        </table:table-row>
        <table:table-row table:style-name="ro1">
          <table:table-cell office:value-type="float" office:value="134.000000003325" calcext:value-type="float">
            <text:p>134.000000003325</text:p>
          </table:table-cell>
          <table:table-cell office:value-type="float" office:value="170.576355591075" calcext:value-type="float">
            <text:p>170.576355591075</text:p>
          </table:table-cell>
          <table:table-cell office:value-type="float" office:value="0.0400000043966621" calcext:value-type="float">
            <text:p>0.040000004396662</text:p>
          </table:table-cell>
          <table:table-cell/>
        </table:table-row>
        <table:table-row table:style-name="ro1">
          <table:table-cell office:value-type="float" office:value="134.100000003328" calcext:value-type="float">
            <text:p>134.100000003328</text:p>
          </table:table-cell>
          <table:table-cell office:value-type="float" office:value="170.566254923774" calcext:value-type="float">
            <text:p>170.566254923774</text:p>
          </table:table-cell>
          <table:table-cell office:value-type="float" office:value="0.0400000043980876" calcext:value-type="float">
            <text:p>0.040000004398088</text:p>
          </table:table-cell>
          <table:table-cell/>
        </table:table-row>
        <table:table-row table:style-name="ro1">
          <table:table-cell office:value-type="float" office:value="134.200000003331" calcext:value-type="float">
            <text:p>134.200000003331</text:p>
          </table:table-cell>
          <table:table-cell office:value-type="float" office:value="170.556159787008" calcext:value-type="float">
            <text:p>170.556159787008</text:p>
          </table:table-cell>
          <table:table-cell office:value-type="float" office:value="0.0400000043995115" calcext:value-type="float">
            <text:p>0.040000004399512</text:p>
          </table:table-cell>
          <table:table-cell/>
        </table:table-row>
        <table:table-row table:style-name="ro1">
          <table:table-cell office:value-type="float" office:value="134.300000003335" calcext:value-type="float">
            <text:p>134.300000003335</text:p>
          </table:table-cell>
          <table:table-cell office:value-type="float" office:value="170.546070181648" calcext:value-type="float">
            <text:p>170.546070181648</text:p>
          </table:table-cell>
          <table:table-cell office:value-type="float" office:value="0.0400000044009336" calcext:value-type="float">
            <text:p>0.040000004400934</text:p>
          </table:table-cell>
          <table:table-cell/>
        </table:table-row>
        <table:table-row table:style-name="ro1">
          <table:table-cell office:value-type="float" office:value="134.400000003338" calcext:value-type="float">
            <text:p>134.400000003338</text:p>
          </table:table-cell>
          <table:table-cell office:value-type="float" office:value="170.535986108542" calcext:value-type="float">
            <text:p>170.535986108542</text:p>
          </table:table-cell>
          <table:table-cell office:value-type="float" office:value="0.0400000044023539" calcext:value-type="float">
            <text:p>0.040000004402354</text:p>
          </table:table-cell>
          <table:table-cell/>
        </table:table-row>
        <table:table-row table:style-name="ro1">
          <table:table-cell office:value-type="float" office:value="134.500000003341" calcext:value-type="float">
            <text:p>134.500000003341</text:p>
          </table:table-cell>
          <table:table-cell office:value-type="float" office:value="170.525907568524" calcext:value-type="float">
            <text:p>170.525907568524</text:p>
          </table:table-cell>
          <table:table-cell office:value-type="float" office:value="0.0400000044037725" calcext:value-type="float">
            <text:p>0.040000004403773</text:p>
          </table:table-cell>
          <table:table-cell/>
        </table:table-row>
        <table:table-row table:style-name="ro1">
          <table:table-cell office:value-type="float" office:value="134.600000003345" calcext:value-type="float">
            <text:p>134.600000003345</text:p>
          </table:table-cell>
          <table:table-cell office:value-type="float" office:value="170.515834562407" calcext:value-type="float">
            <text:p>170.515834562407</text:p>
          </table:table-cell>
          <table:table-cell office:value-type="float" office:value="0.0400000044051893" calcext:value-type="float">
            <text:p>0.040000004405189</text:p>
          </table:table-cell>
          <table:table-cell/>
        </table:table-row>
        <table:table-row table:style-name="ro1">
          <table:table-cell office:value-type="float" office:value="134.700000003348" calcext:value-type="float">
            <text:p>134.700000003348</text:p>
          </table:table-cell>
          <table:table-cell office:value-type="float" office:value="170.505767090986" calcext:value-type="float">
            <text:p>170.505767090986</text:p>
          </table:table-cell>
          <table:table-cell office:value-type="float" office:value="0.0400000044066044" calcext:value-type="float">
            <text:p>0.040000004406604</text:p>
          </table:table-cell>
          <table:table-cell/>
        </table:table-row>
        <table:table-row table:style-name="ro1">
          <table:table-cell office:value-type="float" office:value="134.800000003351" calcext:value-type="float">
            <text:p>134.800000003351</text:p>
          </table:table-cell>
          <table:table-cell office:value-type="float" office:value="170.495705155037" calcext:value-type="float">
            <text:p>170.495705155037</text:p>
          </table:table-cell>
          <table:table-cell office:value-type="float" office:value="0.0400000044080176" calcext:value-type="float">
            <text:p>0.040000004408018</text:p>
          </table:table-cell>
          <table:table-cell/>
        </table:table-row>
        <table:table-row table:style-name="ro1">
          <table:table-cell office:value-type="float" office:value="134.900000003355" calcext:value-type="float">
            <text:p>134.900000003355</text:p>
          </table:table-cell>
          <table:table-cell office:value-type="float" office:value="170.48564875532" calcext:value-type="float">
            <text:p>170.48564875532</text:p>
          </table:table-cell>
          <table:table-cell office:value-type="float" office:value="0.0400000044094292" calcext:value-type="float">
            <text:p>0.040000004409429</text:p>
          </table:table-cell>
          <table:table-cell/>
        </table:table-row>
        <table:table-row table:style-name="ro1">
          <table:table-cell office:value-type="float" office:value="135.000000003358" calcext:value-type="float">
            <text:p>135.000000003358</text:p>
          </table:table-cell>
          <table:table-cell office:value-type="float" office:value="170.475597892572" calcext:value-type="float">
            <text:p>170.475597892572</text:p>
          </table:table-cell>
          <table:table-cell office:value-type="float" office:value="0.0400000044108389" calcext:value-type="float">
            <text:p>0.040000004410839</text:p>
          </table:table-cell>
          <table:table-cell/>
        </table:table-row>
        <table:table-row table:style-name="ro1">
          <table:table-cell office:value-type="float" office:value="135.100000003361" calcext:value-type="float">
            <text:p>135.100000003361</text:p>
          </table:table-cell>
          <table:table-cell office:value-type="float" office:value="170.465552567519" calcext:value-type="float">
            <text:p>170.465552567519</text:p>
          </table:table-cell>
          <table:table-cell office:value-type="float" office:value="0.040000004412247" calcext:value-type="float">
            <text:p>0.040000004412247</text:p>
          </table:table-cell>
          <table:table-cell/>
        </table:table-row>
        <table:table-row table:style-name="ro1">
          <table:table-cell office:value-type="float" office:value="135.200000003365" calcext:value-type="float">
            <text:p>135.200000003365</text:p>
          </table:table-cell>
          <table:table-cell office:value-type="float" office:value="170.455512780861" calcext:value-type="float">
            <text:p>170.455512780861</text:p>
          </table:table-cell>
          <table:table-cell office:value-type="float" office:value="0.0400000044136533" calcext:value-type="float">
            <text:p>0.040000004413653</text:p>
          </table:table-cell>
          <table:table-cell/>
        </table:table-row>
        <table:table-row table:style-name="ro1">
          <table:table-cell office:value-type="float" office:value="135.300000003368" calcext:value-type="float">
            <text:p>135.300000003368</text:p>
          </table:table-cell>
          <table:table-cell office:value-type="float" office:value="170.445478533287" calcext:value-type="float">
            <text:p>170.445478533287</text:p>
          </table:table-cell>
          <table:table-cell office:value-type="float" office:value="0.0400000044150578" calcext:value-type="float">
            <text:p>0.040000004415058</text:p>
          </table:table-cell>
          <table:table-cell/>
        </table:table-row>
        <table:table-row table:style-name="ro1">
          <table:table-cell office:value-type="float" office:value="135.400000003371" calcext:value-type="float">
            <text:p>135.400000003371</text:p>
          </table:table-cell>
          <table:table-cell office:value-type="float" office:value="170.435449825462" calcext:value-type="float">
            <text:p>170.435449825462</text:p>
          </table:table-cell>
          <table:table-cell office:value-type="float" office:value="0.0400000044164606" calcext:value-type="float">
            <text:p>0.040000004416461</text:p>
          </table:table-cell>
          <table:table-cell/>
        </table:table-row>
        <table:table-row table:style-name="ro1">
          <table:table-cell office:value-type="float" office:value="135.500000003375" calcext:value-type="float">
            <text:p>135.500000003375</text:p>
          </table:table-cell>
          <table:table-cell office:value-type="float" office:value="170.425426658037" calcext:value-type="float">
            <text:p>170.425426658037</text:p>
          </table:table-cell>
          <table:table-cell office:value-type="float" office:value="0.0400000044178616" calcext:value-type="float">
            <text:p>0.040000004417862</text:p>
          </table:table-cell>
          <table:table-cell/>
        </table:table-row>
        <table:table-row table:style-name="ro1">
          <table:table-cell office:value-type="float" office:value="135.600000003378" calcext:value-type="float">
            <text:p>135.600000003378</text:p>
          </table:table-cell>
          <table:table-cell office:value-type="float" office:value="170.415409031644" calcext:value-type="float">
            <text:p>170.415409031644</text:p>
          </table:table-cell>
          <table:table-cell office:value-type="float" office:value="0.0400000044192609" calcext:value-type="float">
            <text:p>0.040000004419261</text:p>
          </table:table-cell>
          <table:table-cell/>
        </table:table-row>
        <table:table-row table:style-name="ro1">
          <table:table-cell office:value-type="float" office:value="135.700000003381" calcext:value-type="float">
            <text:p>135.700000003381</text:p>
          </table:table-cell>
          <table:table-cell office:value-type="float" office:value="170.405396946898" calcext:value-type="float">
            <text:p>170.405396946898</text:p>
          </table:table-cell>
          <table:table-cell office:value-type="float" office:value="0.0400000044206586" calcext:value-type="float">
            <text:p>0.040000004420659</text:p>
          </table:table-cell>
          <table:table-cell/>
        </table:table-row>
        <table:table-row table:style-name="ro1">
          <table:table-cell office:value-type="float" office:value="135.800000003385" calcext:value-type="float">
            <text:p>135.800000003385</text:p>
          </table:table-cell>
          <table:table-cell office:value-type="float" office:value="170.395390404394" calcext:value-type="float">
            <text:p>170.395390404394</text:p>
          </table:table-cell>
          <table:table-cell office:value-type="float" office:value="0.0400000044220545" calcext:value-type="float">
            <text:p>0.040000004422055</text:p>
          </table:table-cell>
          <table:table-cell/>
        </table:table-row>
        <table:table-row table:style-name="ro1">
          <table:table-cell office:value-type="float" office:value="135.900000003388" calcext:value-type="float">
            <text:p>135.900000003388</text:p>
          </table:table-cell>
          <table:table-cell office:value-type="float" office:value="170.385389404712" calcext:value-type="float">
            <text:p>170.385389404712</text:p>
          </table:table-cell>
          <table:table-cell office:value-type="float" office:value="0.0400000044234487" calcext:value-type="float">
            <text:p>0.040000004423449</text:p>
          </table:table-cell>
          <table:table-cell/>
        </table:table-row>
        <table:table-row table:style-name="ro1">
          <table:table-cell office:value-type="float" office:value="136.000000003391" calcext:value-type="float">
            <text:p>136.000000003391</text:p>
          </table:table-cell>
          <table:table-cell office:value-type="float" office:value="170.375393948412" calcext:value-type="float">
            <text:p>170.375393948412</text:p>
          </table:table-cell>
          <table:table-cell office:value-type="float" office:value="0.0400000044248411" calcext:value-type="float">
            <text:p>0.040000004424841</text:p>
          </table:table-cell>
          <table:table-cell/>
        </table:table-row>
        <table:table-row table:style-name="ro1">
          <table:table-cell office:value-type="float" office:value="136.100000003395" calcext:value-type="float">
            <text:p>136.100000003395</text:p>
          </table:table-cell>
          <table:table-cell office:value-type="float" office:value="170.365404036039" calcext:value-type="float">
            <text:p>170.365404036039</text:p>
          </table:table-cell>
          <table:table-cell office:value-type="float" office:value="0.0400000044262318" calcext:value-type="float">
            <text:p>0.040000004426232</text:p>
          </table:table-cell>
          <table:table-cell/>
        </table:table-row>
        <table:table-row table:style-name="ro1">
          <table:table-cell office:value-type="float" office:value="136.200000003398" calcext:value-type="float">
            <text:p>136.200000003398</text:p>
          </table:table-cell>
          <table:table-cell office:value-type="float" office:value="170.355419668119" calcext:value-type="float">
            <text:p>170.355419668119</text:p>
          </table:table-cell>
          <table:table-cell office:value-type="float" office:value="0.0400000044276208" calcext:value-type="float">
            <text:p>0.040000004427621</text:p>
          </table:table-cell>
          <table:table-cell/>
        </table:table-row>
        <table:table-row table:style-name="ro1">
          <table:table-cell office:value-type="float" office:value="136.300000003401" calcext:value-type="float">
            <text:p>136.300000003401</text:p>
          </table:table-cell>
          <table:table-cell office:value-type="float" office:value="170.34544084516" calcext:value-type="float">
            <text:p>170.34544084516</text:p>
          </table:table-cell>
          <table:table-cell office:value-type="float" office:value="0.0400000044290081" calcext:value-type="float">
            <text:p>0.040000004429008</text:p>
          </table:table-cell>
          <table:table-cell/>
        </table:table-row>
        <table:table-row table:style-name="ro1">
          <table:table-cell office:value-type="float" office:value="136.400000003404" calcext:value-type="float">
            <text:p>136.400000003404</text:p>
          </table:table-cell>
          <table:table-cell office:value-type="float" office:value="170.335467567654" calcext:value-type="float">
            <text:p>170.335467567654</text:p>
          </table:table-cell>
          <table:table-cell office:value-type="float" office:value="0.0400000044303936" calcext:value-type="float">
            <text:p>0.040000004430394</text:p>
          </table:table-cell>
          <table:table-cell/>
        </table:table-row>
        <table:table-row table:style-name="ro1">
          <table:table-cell office:value-type="float" office:value="136.500000003408" calcext:value-type="float">
            <text:p>136.500000003408</text:p>
          </table:table-cell>
          <table:table-cell office:value-type="float" office:value="170.325499836075" calcext:value-type="float">
            <text:p>170.325499836075</text:p>
          </table:table-cell>
          <table:table-cell office:value-type="float" office:value="0.0400000044317774" calcext:value-type="float">
            <text:p>0.040000004431777</text:p>
          </table:table-cell>
          <table:table-cell/>
        </table:table-row>
        <table:table-row table:style-name="ro1">
          <table:table-cell office:value-type="float" office:value="136.600000003411" calcext:value-type="float">
            <text:p>136.600000003411</text:p>
          </table:table-cell>
          <table:table-cell office:value-type="float" office:value="170.315537650882" calcext:value-type="float">
            <text:p>170.315537650882</text:p>
          </table:table-cell>
          <table:table-cell office:value-type="float" office:value="0.0400000044331595" calcext:value-type="float">
            <text:p>0.04000000443316</text:p>
          </table:table-cell>
          <table:table-cell/>
        </table:table-row>
        <table:table-row table:style-name="ro1">
          <table:table-cell office:value-type="float" office:value="136.700000003414" calcext:value-type="float">
            <text:p>136.700000003414</text:p>
          </table:table-cell>
          <table:table-cell office:value-type="float" office:value="170.305581012513" calcext:value-type="float">
            <text:p>170.305581012513</text:p>
          </table:table-cell>
          <table:table-cell office:value-type="float" office:value="0.0400000044345399" calcext:value-type="float">
            <text:p>0.04000000443454</text:p>
          </table:table-cell>
          <table:table-cell/>
        </table:table-row>
        <table:table-row table:style-name="ro1">
          <table:table-cell office:value-type="float" office:value="136.800000003418" calcext:value-type="float">
            <text:p>136.800000003418</text:p>
          </table:table-cell>
          <table:table-cell office:value-type="float" office:value="170.295629921391" calcext:value-type="float">
            <text:p>170.295629921391</text:p>
          </table:table-cell>
          <table:table-cell office:value-type="float" office:value="0.0400000044359187" calcext:value-type="float">
            <text:p>0.040000004435919</text:p>
          </table:table-cell>
          <table:table-cell/>
        </table:table-row>
        <table:table-row table:style-name="ro1">
          <table:table-cell office:value-type="float" office:value="136.900000003421" calcext:value-type="float">
            <text:p>136.900000003421</text:p>
          </table:table-cell>
          <table:table-cell office:value-type="float" office:value="170.285684377923" calcext:value-type="float">
            <text:p>170.285684377923</text:p>
          </table:table-cell>
          <table:table-cell office:value-type="float" office:value="0.0400000044372956" calcext:value-type="float">
            <text:p>0.040000004437296</text:p>
          </table:table-cell>
          <table:table-cell/>
        </table:table-row>
        <table:table-row table:style-name="ro1">
          <table:table-cell office:value-type="float" office:value="137.000000003424" calcext:value-type="float">
            <text:p>137.000000003424</text:p>
          </table:table-cell>
          <table:table-cell office:value-type="float" office:value="170.275744382498" calcext:value-type="float">
            <text:p>170.275744382498</text:p>
          </table:table-cell>
          <table:table-cell office:value-type="float" office:value="0.0400000044386709" calcext:value-type="float">
            <text:p>0.040000004438671</text:p>
          </table:table-cell>
          <table:table-cell/>
        </table:table-row>
        <table:table-row table:style-name="ro1">
          <table:table-cell office:value-type="float" office:value="137.100000003428" calcext:value-type="float">
            <text:p>137.100000003428</text:p>
          </table:table-cell>
          <table:table-cell office:value-type="float" office:value="170.265809935487" calcext:value-type="float">
            <text:p>170.265809935487</text:p>
          </table:table-cell>
          <table:table-cell office:value-type="float" office:value="0.0400000044400445" calcext:value-type="float">
            <text:p>0.040000004440045</text:p>
          </table:table-cell>
          <table:table-cell/>
        </table:table-row>
        <table:table-row table:style-name="ro1">
          <table:table-cell office:value-type="float" office:value="137.200000003431" calcext:value-type="float">
            <text:p>137.200000003431</text:p>
          </table:table-cell>
          <table:table-cell office:value-type="float" office:value="170.255881037245" calcext:value-type="float">
            <text:p>170.255881037245</text:p>
          </table:table-cell>
          <table:table-cell office:value-type="float" office:value="0.0400000044414164" calcext:value-type="float">
            <text:p>0.040000004441416</text:p>
          </table:table-cell>
          <table:table-cell/>
        </table:table-row>
        <table:table-row table:style-name="ro1">
          <table:table-cell office:value-type="float" office:value="137.300000003434" calcext:value-type="float">
            <text:p>137.300000003434</text:p>
          </table:table-cell>
          <table:table-cell office:value-type="float" office:value="170.245957688112" calcext:value-type="float">
            <text:p>170.245957688112</text:p>
          </table:table-cell>
          <table:table-cell office:value-type="float" office:value="0.0400000044427866" calcext:value-type="float">
            <text:p>0.040000004442787</text:p>
          </table:table-cell>
          <table:table-cell/>
        </table:table-row>
        <table:table-row table:style-name="ro1">
          <table:table-cell office:value-type="float" office:value="137.400000003438" calcext:value-type="float">
            <text:p>137.400000003438</text:p>
          </table:table-cell>
          <table:table-cell office:value-type="float" office:value="170.236039888411" calcext:value-type="float">
            <text:p>170.236039888411</text:p>
          </table:table-cell>
          <table:table-cell office:value-type="float" office:value="0.0400000044441551" calcext:value-type="float">
            <text:p>0.040000004444155</text:p>
          </table:table-cell>
          <table:table-cell/>
        </table:table-row>
        <table:table-row table:style-name="ro1">
          <table:table-cell office:value-type="float" office:value="137.500000003441" calcext:value-type="float">
            <text:p>137.500000003441</text:p>
          </table:table-cell>
          <table:table-cell office:value-type="float" office:value="170.226127638442" calcext:value-type="float">
            <text:p>170.226127638442</text:p>
          </table:table-cell>
          <table:table-cell office:value-type="float" office:value="0.0400000044455219" calcext:value-type="float">
            <text:p>0.040000004445522</text:p>
          </table:table-cell>
          <table:table-cell/>
        </table:table-row>
        <table:table-row table:style-name="ro1">
          <table:table-cell office:value-type="float" office:value="137.600000003444" calcext:value-type="float">
            <text:p>137.600000003444</text:p>
          </table:table-cell>
          <table:table-cell office:value-type="float" office:value="170.216220938499" calcext:value-type="float">
            <text:p>170.216220938499</text:p>
          </table:table-cell>
          <table:table-cell office:value-type="float" office:value="0.040000004446887" calcext:value-type="float">
            <text:p>0.040000004446887</text:p>
          </table:table-cell>
          <table:table-cell/>
        </table:table-row>
        <table:table-row table:style-name="ro1">
          <table:table-cell office:value-type="float" office:value="137.700000003448" calcext:value-type="float">
            <text:p>137.700000003448</text:p>
          </table:table-cell>
          <table:table-cell office:value-type="float" office:value="170.206319788853" calcext:value-type="float">
            <text:p>170.206319788853</text:p>
          </table:table-cell>
          <table:table-cell office:value-type="float" office:value="0.0400000044482504" calcext:value-type="float">
            <text:p>0.04000000444825</text:p>
          </table:table-cell>
          <table:table-cell/>
        </table:table-row>
        <table:table-row table:style-name="ro1">
          <table:table-cell office:value-type="float" office:value="137.800000003451" calcext:value-type="float">
            <text:p>137.800000003451</text:p>
          </table:table-cell>
          <table:table-cell office:value-type="float" office:value="170.196424189759" calcext:value-type="float">
            <text:p>170.196424189759</text:p>
          </table:table-cell>
          <table:table-cell office:value-type="float" office:value="0.0400000044496122" calcext:value-type="float">
            <text:p>0.040000004449612</text:p>
          </table:table-cell>
          <table:table-cell/>
        </table:table-row>
        <table:table-row table:style-name="ro1">
          <table:table-cell office:value-type="float" office:value="137.900000003454" calcext:value-type="float">
            <text:p>137.900000003454</text:p>
          </table:table-cell>
          <table:table-cell office:value-type="float" office:value="170.186534141457" calcext:value-type="float">
            <text:p>170.186534141457</text:p>
          </table:table-cell>
          <table:table-cell office:value-type="float" office:value="0.0400000044509723" calcext:value-type="float">
            <text:p>0.040000004450972</text:p>
          </table:table-cell>
          <table:table-cell/>
        </table:table-row>
        <table:table-row table:style-name="ro1">
          <table:table-cell office:value-type="float" office:value="138.000000003458" calcext:value-type="float">
            <text:p>138.000000003458</text:p>
          </table:table-cell>
          <table:table-cell office:value-type="float" office:value="170.17664964417" calcext:value-type="float">
            <text:p>170.17664964417</text:p>
          </table:table-cell>
          <table:table-cell office:value-type="float" office:value="0.0400000044523307" calcext:value-type="float">
            <text:p>0.040000004452331</text:p>
          </table:table-cell>
          <table:table-cell/>
        </table:table-row>
        <table:table-row table:style-name="ro1">
          <table:table-cell office:value-type="float" office:value="138.100000003461" calcext:value-type="float">
            <text:p>138.100000003461</text:p>
          </table:table-cell>
          <table:table-cell office:value-type="float" office:value="170.166770698106" calcext:value-type="float">
            <text:p>170.166770698106</text:p>
          </table:table-cell>
          <table:table-cell office:value-type="float" office:value="0.0400000044536873" calcext:value-type="float">
            <text:p>0.040000004453687</text:p>
          </table:table-cell>
          <table:table-cell/>
        </table:table-row>
        <table:table-row table:style-name="ro1">
          <table:table-cell office:value-type="float" office:value="138.200000003464" calcext:value-type="float">
            <text:p>138.200000003464</text:p>
          </table:table-cell>
          <table:table-cell office:value-type="float" office:value="170.156897303453" calcext:value-type="float">
            <text:p>170.156897303453</text:p>
          </table:table-cell>
          <table:table-cell office:value-type="float" office:value="0.0400000044550424" calcext:value-type="float">
            <text:p>0.040000004455042</text:p>
          </table:table-cell>
          <table:table-cell/>
        </table:table-row>
        <table:table-row table:style-name="ro1">
          <table:table-cell office:value-type="float" office:value="138.300000003468" calcext:value-type="float">
            <text:p>138.300000003468</text:p>
          </table:table-cell>
          <table:table-cell office:value-type="float" office:value="170.147029460388" calcext:value-type="float">
            <text:p>170.147029460388</text:p>
          </table:table-cell>
          <table:table-cell office:value-type="float" office:value="0.0400000044563958" calcext:value-type="float">
            <text:p>0.040000004456396</text:p>
          </table:table-cell>
          <table:table-cell/>
        </table:table-row>
        <table:table-row table:style-name="ro1">
          <table:table-cell office:value-type="float" office:value="138.400000003471" calcext:value-type="float">
            <text:p>138.400000003471</text:p>
          </table:table-cell>
          <table:table-cell office:value-type="float" office:value="170.137167169069" calcext:value-type="float">
            <text:p>170.137167169069</text:p>
          </table:table-cell>
          <table:table-cell office:value-type="float" office:value="0.0400000044577475" calcext:value-type="float">
            <text:p>0.040000004457748</text:p>
          </table:table-cell>
          <table:table-cell/>
        </table:table-row>
        <table:table-row table:style-name="ro1">
          <table:table-cell office:value-type="float" office:value="138.500000003474" calcext:value-type="float">
            <text:p>138.500000003474</text:p>
          </table:table-cell>
          <table:table-cell office:value-type="float" office:value="170.127310429638" calcext:value-type="float">
            <text:p>170.127310429638</text:p>
          </table:table-cell>
          <table:table-cell office:value-type="float" office:value="0.0400000044590976" calcext:value-type="float">
            <text:p>0.040000004459098</text:p>
          </table:table-cell>
          <table:table-cell/>
        </table:table-row>
        <table:table-row table:style-name="ro1">
          <table:table-cell office:value-type="float" office:value="138.600000003478" calcext:value-type="float">
            <text:p>138.600000003478</text:p>
          </table:table-cell>
          <table:table-cell office:value-type="float" office:value="170.117459242222" calcext:value-type="float">
            <text:p>170.117459242222</text:p>
          </table:table-cell>
          <table:table-cell office:value-type="float" office:value="0.040000004460446" calcext:value-type="float">
            <text:p>0.040000004460446</text:p>
          </table:table-cell>
          <table:table-cell/>
        </table:table-row>
        <table:table-row table:style-name="ro1">
          <table:table-cell office:value-type="float" office:value="138.700000003481" calcext:value-type="float">
            <text:p>138.700000003481</text:p>
          </table:table-cell>
          <table:table-cell office:value-type="float" office:value="170.107613606932" calcext:value-type="float">
            <text:p>170.107613606932</text:p>
          </table:table-cell>
          <table:table-cell office:value-type="float" office:value="0.0400000044617927" calcext:value-type="float">
            <text:p>0.040000004461793</text:p>
          </table:table-cell>
          <table:table-cell/>
        </table:table-row>
        <table:table-row table:style-name="ro1">
          <table:table-cell office:value-type="float" office:value="138.800000003484" calcext:value-type="float">
            <text:p>138.800000003484</text:p>
          </table:table-cell>
          <table:table-cell office:value-type="float" office:value="170.097773523864" calcext:value-type="float">
            <text:p>170.097773523864</text:p>
          </table:table-cell>
          <table:table-cell office:value-type="float" office:value="0.0400000044631378" calcext:value-type="float">
            <text:p>0.040000004463138</text:p>
          </table:table-cell>
          <table:table-cell/>
        </table:table-row>
        <table:table-row table:style-name="ro1">
          <table:table-cell office:value-type="float" office:value="138.900000003487" calcext:value-type="float">
            <text:p>138.900000003487</text:p>
          </table:table-cell>
          <table:table-cell office:value-type="float" office:value="170.087938993095" calcext:value-type="float">
            <text:p>170.087938993095</text:p>
          </table:table-cell>
          <table:table-cell office:value-type="float" office:value="0.0400000044644812" calcext:value-type="float">
            <text:p>0.040000004464481</text:p>
          </table:table-cell>
          <table:table-cell/>
        </table:table-row>
        <table:table-row table:style-name="ro1">
          <table:table-cell office:value-type="float" office:value="139.000000003491" calcext:value-type="float">
            <text:p>139.000000003491</text:p>
          </table:table-cell>
          <table:table-cell office:value-type="float" office:value="170.078110014689" calcext:value-type="float">
            <text:p>170.078110014689</text:p>
          </table:table-cell>
          <table:table-cell office:value-type="float" office:value="0.040000004465823" calcext:value-type="float">
            <text:p>0.040000004465823</text:p>
          </table:table-cell>
          <table:table-cell/>
        </table:table-row>
        <table:table-row table:style-name="ro1">
          <table:table-cell office:value-type="float" office:value="139.100000003494" calcext:value-type="float">
            <text:p>139.100000003494</text:p>
          </table:table-cell>
          <table:table-cell office:value-type="float" office:value="170.068286588696" calcext:value-type="float">
            <text:p>170.068286588696</text:p>
          </table:table-cell>
          <table:table-cell office:value-type="float" office:value="0.0400000044671631" calcext:value-type="float">
            <text:p>0.040000004467163</text:p>
          </table:table-cell>
          <table:table-cell/>
        </table:table-row>
        <table:table-row table:style-name="ro1">
          <table:table-cell office:value-type="float" office:value="139.200000003497" calcext:value-type="float">
            <text:p>139.200000003497</text:p>
          </table:table-cell>
          <table:table-cell office:value-type="float" office:value="170.058468715145" calcext:value-type="float">
            <text:p>170.058468715145</text:p>
          </table:table-cell>
          <table:table-cell office:value-type="float" office:value="0.0400000044685015" calcext:value-type="float">
            <text:p>0.040000004468502</text:p>
          </table:table-cell>
          <table:table-cell/>
        </table:table-row>
        <table:table-row table:style-name="ro1">
          <table:table-cell office:value-type="float" office:value="139.300000003501" calcext:value-type="float">
            <text:p>139.300000003501</text:p>
          </table:table-cell>
          <table:table-cell office:value-type="float" office:value="170.048656394056" calcext:value-type="float">
            <text:p>170.048656394056</text:p>
          </table:table-cell>
          <table:table-cell office:value-type="float" office:value="0.0400000044698383" calcext:value-type="float">
            <text:p>0.040000004469838</text:p>
          </table:table-cell>
          <table:table-cell/>
        </table:table-row>
        <table:table-row table:style-name="ro1">
          <table:table-cell office:value-type="float" office:value="139.400000003504" calcext:value-type="float">
            <text:p>139.400000003504</text:p>
          </table:table-cell>
          <table:table-cell office:value-type="float" office:value="170.038849625429" calcext:value-type="float">
            <text:p>170.038849625429</text:p>
          </table:table-cell>
          <table:table-cell office:value-type="float" office:value="0.0400000044711734" calcext:value-type="float">
            <text:p>0.040000004471173</text:p>
          </table:table-cell>
          <table:table-cell/>
        </table:table-row>
        <table:table-row table:style-name="ro1">
          <table:table-cell office:value-type="float" office:value="139.500000003507" calcext:value-type="float">
            <text:p>139.500000003507</text:p>
          </table:table-cell>
          <table:table-cell office:value-type="float" office:value="170.02904840925" calcext:value-type="float">
            <text:p>170.02904840925</text:p>
          </table:table-cell>
          <table:table-cell office:value-type="float" office:value="0.0400000044725069" calcext:value-type="float">
            <text:p>0.040000004472507</text:p>
          </table:table-cell>
          <table:table-cell/>
        </table:table-row>
        <table:table-row table:style-name="ro1">
          <table:table-cell office:value-type="float" office:value="139.600000003511" calcext:value-type="float">
            <text:p>139.600000003511</text:p>
          </table:table-cell>
          <table:table-cell office:value-type="float" office:value="170.01925274549" calcext:value-type="float">
            <text:p>170.01925274549</text:p>
          </table:table-cell>
          <table:table-cell office:value-type="float" office:value="0.0400000044738388" calcext:value-type="float">
            <text:p>0.040000004473839</text:p>
          </table:table-cell>
          <table:table-cell/>
        </table:table-row>
        <table:table-row table:style-name="ro1">
          <table:table-cell office:value-type="float" office:value="139.700000003514" calcext:value-type="float">
            <text:p>139.700000003514</text:p>
          </table:table-cell>
          <table:table-cell office:value-type="float" office:value="170.009462634105" calcext:value-type="float">
            <text:p>170.009462634105</text:p>
          </table:table-cell>
          <table:table-cell office:value-type="float" office:value="0.040000004475169" calcext:value-type="float">
            <text:p>0.040000004475169</text:p>
          </table:table-cell>
          <table:table-cell/>
        </table:table-row>
        <table:table-row table:style-name="ro1">
          <table:table-cell office:value-type="float" office:value="139.800000003517" calcext:value-type="float">
            <text:p>139.800000003517</text:p>
          </table:table-cell>
          <table:table-cell office:value-type="float" office:value="169.999678075033" calcext:value-type="float">
            <text:p>169.999678075033</text:p>
          </table:table-cell>
          <table:table-cell office:value-type="float" office:value="0.0400000044764976" calcext:value-type="float">
            <text:p>0.040000004476498</text:p>
          </table:table-cell>
          <table:table-cell/>
        </table:table-row>
        <table:table-row table:style-name="ro1">
          <table:table-cell office:value-type="float" office:value="139.900000003521" calcext:value-type="float">
            <text:p>139.900000003521</text:p>
          </table:table-cell>
          <table:table-cell office:value-type="float" office:value="169.989899068202" calcext:value-type="float">
            <text:p>169.989899068202</text:p>
          </table:table-cell>
          <table:table-cell office:value-type="float" office:value="0.0400000044778245" calcext:value-type="float">
            <text:p>0.040000004477825</text:p>
          </table:table-cell>
          <table:table-cell/>
        </table:table-row>
        <table:table-row table:style-name="ro1">
          <table:table-cell office:value-type="float" office:value="140.000000003524" calcext:value-type="float">
            <text:p>140.000000003524</text:p>
          </table:table-cell>
          <table:table-cell office:value-type="float" office:value="169.98012561352" calcext:value-type="float">
            <text:p>169.98012561352</text:p>
          </table:table-cell>
          <table:table-cell office:value-type="float" office:value="0.0400000044791498" calcext:value-type="float">
            <text:p>0.04000000447915</text:p>
          </table:table-cell>
          <table:table-cell/>
        </table:table-row>
        <table:table-row table:style-name="ro1">
          <table:table-cell office:value-type="float" office:value="140.100000003527" calcext:value-type="float">
            <text:p>140.100000003527</text:p>
          </table:table-cell>
          <table:table-cell office:value-type="float" office:value="169.970357710883" calcext:value-type="float">
            <text:p>169.970357710883</text:p>
          </table:table-cell>
          <table:table-cell office:value-type="float" office:value="0.0400000044804735" calcext:value-type="float">
            <text:p>0.040000004480474</text:p>
          </table:table-cell>
          <table:table-cell/>
        </table:table-row>
        <table:table-row table:style-name="ro1">
          <table:table-cell office:value-type="float" office:value="140.200000003531" calcext:value-type="float">
            <text:p>140.200000003531</text:p>
          </table:table-cell>
          <table:table-cell office:value-type="float" office:value="169.960595360171" calcext:value-type="float">
            <text:p>169.960595360171</text:p>
          </table:table-cell>
          <table:table-cell office:value-type="float" office:value="0.0400000044817956" calcext:value-type="float">
            <text:p>0.040000004481796</text:p>
          </table:table-cell>
          <table:table-cell/>
        </table:table-row>
        <table:table-row table:style-name="ro1">
          <table:table-cell office:value-type="float" office:value="140.300000003534" calcext:value-type="float">
            <text:p>140.300000003534</text:p>
          </table:table-cell>
          <table:table-cell office:value-type="float" office:value="169.950838561249" calcext:value-type="float">
            <text:p>169.950838561249</text:p>
          </table:table-cell>
          <table:table-cell office:value-type="float" office:value="0.040000004483116" calcext:value-type="float">
            <text:p>0.040000004483116</text:p>
          </table:table-cell>
          <table:table-cell/>
        </table:table-row>
        <table:table-row table:style-name="ro1">
          <table:table-cell office:value-type="float" office:value="140.400000003537" calcext:value-type="float">
            <text:p>140.400000003537</text:p>
          </table:table-cell>
          <table:table-cell office:value-type="float" office:value="169.941087313966" calcext:value-type="float">
            <text:p>169.941087313966</text:p>
          </table:table-cell>
          <table:table-cell office:value-type="float" office:value="0.0400000044844349" calcext:value-type="float">
            <text:p>0.040000004484435</text:p>
          </table:table-cell>
          <table:table-cell/>
        </table:table-row>
        <table:table-row table:style-name="ro1">
          <table:table-cell office:value-type="float" office:value="140.500000003541" calcext:value-type="float">
            <text:p>140.500000003541</text:p>
          </table:table-cell>
          <table:table-cell office:value-type="float" office:value="169.931341618159" calcext:value-type="float">
            <text:p>169.931341618159</text:p>
          </table:table-cell>
          <table:table-cell office:value-type="float" office:value="0.040000004485752" calcext:value-type="float">
            <text:p>0.040000004485752</text:p>
          </table:table-cell>
          <table:table-cell/>
        </table:table-row>
        <table:table-row table:style-name="ro1">
          <table:table-cell office:value-type="float" office:value="140.600000003544" calcext:value-type="float">
            <text:p>140.600000003544</text:p>
          </table:table-cell>
          <table:table-cell office:value-type="float" office:value="169.921601473649" calcext:value-type="float">
            <text:p>169.921601473649</text:p>
          </table:table-cell>
          <table:table-cell office:value-type="float" office:value="0.0400000044870676" calcext:value-type="float">
            <text:p>0.040000004487068</text:p>
          </table:table-cell>
          <table:table-cell/>
        </table:table-row>
        <table:table-row table:style-name="ro1">
          <table:table-cell office:value-type="float" office:value="140.700000003547" calcext:value-type="float">
            <text:p>140.700000003547</text:p>
          </table:table-cell>
          <table:table-cell office:value-type="float" office:value="169.911866880241" calcext:value-type="float">
            <text:p>169.911866880241</text:p>
          </table:table-cell>
          <table:table-cell office:value-type="float" office:value="0.0400000044883815" calcext:value-type="float">
            <text:p>0.040000004488382</text:p>
          </table:table-cell>
          <table:table-cell/>
        </table:table-row>
        <table:table-row table:style-name="ro1">
          <table:table-cell office:value-type="float" office:value="140.800000003551" calcext:value-type="float">
            <text:p>140.800000003551</text:p>
          </table:table-cell>
          <table:table-cell office:value-type="float" office:value="169.902137837727" calcext:value-type="float">
            <text:p>169.902137837727</text:p>
          </table:table-cell>
          <table:table-cell office:value-type="float" office:value="0.0400000044896938" calcext:value-type="float">
            <text:p>0.040000004489694</text:p>
          </table:table-cell>
          <table:table-cell/>
        </table:table-row>
        <table:table-row table:style-name="ro1">
          <table:table-cell office:value-type="float" office:value="140.900000003554" calcext:value-type="float">
            <text:p>140.900000003554</text:p>
          </table:table-cell>
          <table:table-cell office:value-type="float" office:value="169.892414345884" calcext:value-type="float">
            <text:p>169.892414345884</text:p>
          </table:table-cell>
          <table:table-cell office:value-type="float" office:value="0.0400000044910046" calcext:value-type="float">
            <text:p>0.040000004491005</text:p>
          </table:table-cell>
          <table:table-cell/>
        </table:table-row>
        <table:table-row table:style-name="ro1">
          <table:table-cell office:value-type="float" office:value="141.000000003557" calcext:value-type="float">
            <text:p>141.000000003557</text:p>
          </table:table-cell>
          <table:table-cell office:value-type="float" office:value="169.882696404473" calcext:value-type="float">
            <text:p>169.882696404473</text:p>
          </table:table-cell>
          <table:table-cell office:value-type="float" office:value="0.0400000044923137" calcext:value-type="float">
            <text:p>0.040000004492314</text:p>
          </table:table-cell>
          <table:table-cell/>
        </table:table-row>
        <table:table-row table:style-name="ro1">
          <table:table-cell office:value-type="float" office:value="141.100000003561" calcext:value-type="float">
            <text:p>141.100000003561</text:p>
          </table:table-cell>
          <table:table-cell office:value-type="float" office:value="169.872984013245" calcext:value-type="float">
            <text:p>169.872984013245</text:p>
          </table:table-cell>
          <table:table-cell office:value-type="float" office:value="0.0400000044936211" calcext:value-type="float">
            <text:p>0.040000004493621</text:p>
          </table:table-cell>
          <table:table-cell/>
        </table:table-row>
        <table:table-row table:style-name="ro1">
          <table:table-cell office:value-type="float" office:value="141.200000003564" calcext:value-type="float">
            <text:p>141.200000003564</text:p>
          </table:table-cell>
          <table:table-cell office:value-type="float" office:value="169.86327717193" calcext:value-type="float">
            <text:p>169.86327717193</text:p>
          </table:table-cell>
          <table:table-cell office:value-type="float" office:value="0.0400000044949269" calcext:value-type="float">
            <text:p>0.040000004494927</text:p>
          </table:table-cell>
          <table:table-cell/>
        </table:table-row>
        <table:table-row table:style-name="ro1">
          <table:table-cell office:value-type="float" office:value="141.300000003567" calcext:value-type="float">
            <text:p>141.300000003567</text:p>
          </table:table-cell>
          <table:table-cell office:value-type="float" office:value="169.853575880249" calcext:value-type="float">
            <text:p>169.853575880249</text:p>
          </table:table-cell>
          <table:table-cell office:value-type="float" office:value="0.0400000044962311" calcext:value-type="float">
            <text:p>0.040000004496231</text:p>
          </table:table-cell>
          <table:table-cell/>
        </table:table-row>
        <table:table-row table:style-name="ro1">
          <table:table-cell office:value-type="float" office:value="141.40000000357" calcext:value-type="float">
            <text:p>141.40000000357</text:p>
          </table:table-cell>
          <table:table-cell office:value-type="float" office:value="169.843880137907" calcext:value-type="float">
            <text:p>169.843880137907</text:p>
          </table:table-cell>
          <table:table-cell office:value-type="float" office:value="0.0400000044975338" calcext:value-type="float">
            <text:p>0.040000004497534</text:p>
          </table:table-cell>
          <table:table-cell/>
        </table:table-row>
        <table:table-row table:style-name="ro1">
          <table:table-cell office:value-type="float" office:value="141.500000003574" calcext:value-type="float">
            <text:p>141.500000003574</text:p>
          </table:table-cell>
          <table:table-cell office:value-type="float" office:value="169.834189944594" calcext:value-type="float">
            <text:p>169.834189944594</text:p>
          </table:table-cell>
          <table:table-cell office:value-type="float" office:value="0.0400000044988349" calcext:value-type="float">
            <text:p>0.040000004498835</text:p>
          </table:table-cell>
          <table:table-cell/>
        </table:table-row>
        <table:table-row table:style-name="ro1">
          <table:table-cell office:value-type="float" office:value="141.600000003577" calcext:value-type="float">
            <text:p>141.600000003577</text:p>
          </table:table-cell>
          <table:table-cell office:value-type="float" office:value="169.824505299988" calcext:value-type="float">
            <text:p>169.824505299988</text:p>
          </table:table-cell>
          <table:table-cell office:value-type="float" office:value="0.0400000045001344" calcext:value-type="float">
            <text:p>0.040000004500134</text:p>
          </table:table-cell>
          <table:table-cell/>
        </table:table-row>
        <table:table-row table:style-name="ro1">
          <table:table-cell office:value-type="float" office:value="141.70000000358" calcext:value-type="float">
            <text:p>141.70000000358</text:p>
          </table:table-cell>
          <table:table-cell office:value-type="float" office:value="169.81482620375" calcext:value-type="float">
            <text:p>169.81482620375</text:p>
          </table:table-cell>
          <table:table-cell office:value-type="float" office:value="0.0400000045014323" calcext:value-type="float">
            <text:p>0.040000004501432</text:p>
          </table:table-cell>
          <table:table-cell/>
        </table:table-row>
        <table:table-row table:style-name="ro1">
          <table:table-cell office:value-type="float" office:value="141.800000003584" calcext:value-type="float">
            <text:p>141.800000003584</text:p>
          </table:table-cell>
          <table:table-cell office:value-type="float" office:value="169.80515265553" calcext:value-type="float">
            <text:p>169.80515265553</text:p>
          </table:table-cell>
          <table:table-cell office:value-type="float" office:value="0.0400000045027286" calcext:value-type="float">
            <text:p>0.040000004502729</text:p>
          </table:table-cell>
          <table:table-cell/>
        </table:table-row>
        <table:table-row table:style-name="ro1">
          <table:table-cell office:value-type="float" office:value="141.900000003587" calcext:value-type="float">
            <text:p>141.900000003587</text:p>
          </table:table-cell>
          <table:table-cell office:value-type="float" office:value="169.795484654961" calcext:value-type="float">
            <text:p>169.795484654961</text:p>
          </table:table-cell>
          <table:table-cell office:value-type="float" office:value="0.0400000045040233" calcext:value-type="float">
            <text:p>0.040000004504023</text:p>
          </table:table-cell>
          <table:table-cell/>
        </table:table-row>
        <table:table-row table:style-name="ro1">
          <table:table-cell office:value-type="float" office:value="142.00000000359" calcext:value-type="float">
            <text:p>142.00000000359</text:p>
          </table:table-cell>
          <table:table-cell office:value-type="float" office:value="169.785822201664" calcext:value-type="float">
            <text:p>169.785822201664</text:p>
          </table:table-cell>
          <table:table-cell office:value-type="float" office:value="0.0400000045053164" calcext:value-type="float">
            <text:p>0.040000004505316</text:p>
          </table:table-cell>
          <table:table-cell/>
        </table:table-row>
        <table:table-row table:style-name="ro1">
          <table:table-cell office:value-type="float" office:value="142.100000003594" calcext:value-type="float">
            <text:p>142.100000003594</text:p>
          </table:table-cell>
          <table:table-cell office:value-type="float" office:value="169.776165295245" calcext:value-type="float">
            <text:p>169.776165295245</text:p>
          </table:table-cell>
          <table:table-cell office:value-type="float" office:value="0.0400000045066079" calcext:value-type="float">
            <text:p>0.040000004506608</text:p>
          </table:table-cell>
          <table:table-cell/>
        </table:table-row>
        <table:table-row table:style-name="ro1">
          <table:table-cell office:value-type="float" office:value="142.200000003597" calcext:value-type="float">
            <text:p>142.200000003597</text:p>
          </table:table-cell>
          <table:table-cell office:value-type="float" office:value="169.766513935298" calcext:value-type="float">
            <text:p>169.766513935298</text:p>
          </table:table-cell>
          <table:table-cell office:value-type="float" office:value="0.0400000045078979" calcext:value-type="float">
            <text:p>0.040000004507898</text:p>
          </table:table-cell>
          <table:table-cell/>
        </table:table-row>
        <table:table-row table:style-name="ro1">
          <table:table-cell office:value-type="float" office:value="142.3000000036" calcext:value-type="float">
            <text:p>142.3000000036</text:p>
          </table:table-cell>
          <table:table-cell office:value-type="float" office:value="169.756868121402" calcext:value-type="float">
            <text:p>169.756868121402</text:p>
          </table:table-cell>
          <table:table-cell office:value-type="float" office:value="0.0400000045091863" calcext:value-type="float">
            <text:p>0.040000004509186</text:p>
          </table:table-cell>
          <table:table-cell/>
        </table:table-row>
        <table:table-row table:style-name="ro1">
          <table:table-cell office:value-type="float" office:value="142.400000003604" calcext:value-type="float">
            <text:p>142.400000003604</text:p>
          </table:table-cell>
          <table:table-cell office:value-type="float" office:value="169.747227853121" calcext:value-type="float">
            <text:p>169.747227853121</text:p>
          </table:table-cell>
          <table:table-cell office:value-type="float" office:value="0.040000004510473" calcext:value-type="float">
            <text:p>0.040000004510473</text:p>
          </table:table-cell>
          <table:table-cell/>
        </table:table-row>
        <table:table-row table:style-name="ro1">
          <table:table-cell office:value-type="float" office:value="142.500000003607" calcext:value-type="float">
            <text:p>142.500000003607</text:p>
          </table:table-cell>
          <table:table-cell office:value-type="float" office:value="169.737593130007" calcext:value-type="float">
            <text:p>169.737593130007</text:p>
          </table:table-cell>
          <table:table-cell office:value-type="float" office:value="0.0400000045117583" calcext:value-type="float">
            <text:p>0.040000004511758</text:p>
          </table:table-cell>
          <table:table-cell/>
        </table:table-row>
        <table:table-row table:style-name="ro1">
          <table:table-cell office:value-type="float" office:value="142.60000000361" calcext:value-type="float">
            <text:p>142.60000000361</text:p>
          </table:table-cell>
          <table:table-cell office:value-type="float" office:value="169.727963951599" calcext:value-type="float">
            <text:p>169.727963951599</text:p>
          </table:table-cell>
          <table:table-cell office:value-type="float" office:value="0.0400000045130419" calcext:value-type="float">
            <text:p>0.040000004513042</text:p>
          </table:table-cell>
          <table:table-cell/>
        </table:table-row>
        <table:table-row table:style-name="ro1">
          <table:table-cell office:value-type="float" office:value="142.700000003614" calcext:value-type="float">
            <text:p>142.700000003614</text:p>
          </table:table-cell>
          <table:table-cell office:value-type="float" office:value="169.718340317421" calcext:value-type="float">
            <text:p>169.718340317421</text:p>
          </table:table-cell>
          <table:table-cell office:value-type="float" office:value="0.040000004514324" calcext:value-type="float">
            <text:p>0.040000004514324</text:p>
          </table:table-cell>
          <table:table-cell/>
        </table:table-row>
        <table:table-row table:style-name="ro1">
          <table:table-cell office:value-type="float" office:value="142.800000003617" calcext:value-type="float">
            <text:p>142.800000003617</text:p>
          </table:table-cell>
          <table:table-cell office:value-type="float" office:value="169.708722226984" calcext:value-type="float">
            <text:p>169.708722226984</text:p>
          </table:table-cell>
          <table:table-cell office:value-type="float" office:value="0.0400000045156045" calcext:value-type="float">
            <text:p>0.040000004515605</text:p>
          </table:table-cell>
          <table:table-cell/>
        </table:table-row>
        <table:table-row table:style-name="ro1">
          <table:table-cell office:value-type="float" office:value="142.90000000362" calcext:value-type="float">
            <text:p>142.90000000362</text:p>
          </table:table-cell>
          <table:table-cell office:value-type="float" office:value="169.699109679786" calcext:value-type="float">
            <text:p>169.699109679786</text:p>
          </table:table-cell>
          <table:table-cell office:value-type="float" office:value="0.0400000045168834" calcext:value-type="float">
            <text:p>0.040000004516883</text:p>
          </table:table-cell>
          <table:table-cell/>
        </table:table-row>
        <table:table-row table:style-name="ro1">
          <table:table-cell office:value-type="float" office:value="143.000000003624" calcext:value-type="float">
            <text:p>143.000000003624</text:p>
          </table:table-cell>
          <table:table-cell office:value-type="float" office:value="169.689502675309" calcext:value-type="float">
            <text:p>169.689502675309</text:p>
          </table:table-cell>
          <table:table-cell office:value-type="float" office:value="0.0400000045181607" calcext:value-type="float">
            <text:p>0.040000004518161</text:p>
          </table:table-cell>
          <table:table-cell/>
        </table:table-row>
        <table:table-row table:style-name="ro1">
          <table:table-cell office:value-type="float" office:value="143.100000003627" calcext:value-type="float">
            <text:p>143.100000003627</text:p>
          </table:table-cell>
          <table:table-cell office:value-type="float" office:value="169.679901213027" calcext:value-type="float">
            <text:p>169.679901213027</text:p>
          </table:table-cell>
          <table:table-cell office:value-type="float" office:value="0.0400000045194366" calcext:value-type="float">
            <text:p>0.040000004519437</text:p>
          </table:table-cell>
          <table:table-cell/>
        </table:table-row>
        <table:table-row table:style-name="ro1">
          <table:table-cell office:value-type="float" office:value="143.20000000363" calcext:value-type="float">
            <text:p>143.20000000363</text:p>
          </table:table-cell>
          <table:table-cell office:value-type="float" office:value="169.670305292396" calcext:value-type="float">
            <text:p>169.670305292396</text:p>
          </table:table-cell>
          <table:table-cell office:value-type="float" office:value="0.0400000045207108" calcext:value-type="float">
            <text:p>0.040000004520711</text:p>
          </table:table-cell>
          <table:table-cell/>
        </table:table-row>
        <table:table-row table:style-name="ro1">
          <table:table-cell office:value-type="float" office:value="143.300000003634" calcext:value-type="float">
            <text:p>143.300000003634</text:p>
          </table:table-cell>
          <table:table-cell office:value-type="float" office:value="169.660714912861" calcext:value-type="float">
            <text:p>169.660714912861</text:p>
          </table:table-cell>
          <table:table-cell office:value-type="float" office:value="0.0400000045219835" calcext:value-type="float">
            <text:p>0.040000004521984</text:p>
          </table:table-cell>
          <table:table-cell/>
        </table:table-row>
        <table:table-row table:style-name="ro1">
          <table:table-cell office:value-type="float" office:value="143.400000003637" calcext:value-type="float">
            <text:p>143.400000003637</text:p>
          </table:table-cell>
          <table:table-cell office:value-type="float" office:value="169.651130073853" calcext:value-type="float">
            <text:p>169.651130073853</text:p>
          </table:table-cell>
          <table:table-cell office:value-type="float" office:value="0.0400000045232547" calcext:value-type="float">
            <text:p>0.040000004523255</text:p>
          </table:table-cell>
          <table:table-cell/>
        </table:table-row>
        <table:table-row table:style-name="ro1">
          <table:table-cell office:value-type="float" office:value="143.50000000364" calcext:value-type="float">
            <text:p>143.50000000364</text:p>
          </table:table-cell>
          <table:table-cell office:value-type="float" office:value="169.64155077479" calcext:value-type="float">
            <text:p>169.64155077479</text:p>
          </table:table-cell>
          <table:table-cell office:value-type="float" office:value="0.0400000045245243" calcext:value-type="float">
            <text:p>0.040000004524524</text:p>
          </table:table-cell>
          <table:table-cell/>
        </table:table-row>
        <table:table-row table:style-name="ro1">
          <table:table-cell office:value-type="float" office:value="143.600000003643" calcext:value-type="float">
            <text:p>143.600000003643</text:p>
          </table:table-cell>
          <table:table-cell office:value-type="float" office:value="169.631977015076" calcext:value-type="float">
            <text:p>169.631977015076</text:p>
          </table:table-cell>
          <table:table-cell office:value-type="float" office:value="0.0400000045257923" calcext:value-type="float">
            <text:p>0.040000004525792</text:p>
          </table:table-cell>
          <table:table-cell/>
        </table:table-row>
        <table:table-row table:style-name="ro1">
          <table:table-cell office:value-type="float" office:value="143.700000003647" calcext:value-type="float">
            <text:p>143.700000003647</text:p>
          </table:table-cell>
          <table:table-cell office:value-type="float" office:value="169.622408794105" calcext:value-type="float">
            <text:p>169.622408794105</text:p>
          </table:table-cell>
          <table:table-cell office:value-type="float" office:value="0.0400000045270588" calcext:value-type="float">
            <text:p>0.040000004527059</text:p>
          </table:table-cell>
          <table:table-cell/>
        </table:table-row>
        <table:table-row table:style-name="ro1">
          <table:table-cell office:value-type="float" office:value="143.80000000365" calcext:value-type="float">
            <text:p>143.80000000365</text:p>
          </table:table-cell>
          <table:table-cell office:value-type="float" office:value="169.612846111254" calcext:value-type="float">
            <text:p>169.612846111254</text:p>
          </table:table-cell>
          <table:table-cell office:value-type="float" office:value="0.0400000045283237" calcext:value-type="float">
            <text:p>0.040000004528324</text:p>
          </table:table-cell>
          <table:table-cell/>
        </table:table-row>
        <table:table-row table:style-name="ro1">
          <table:table-cell office:value-type="float" office:value="143.900000003653" calcext:value-type="float">
            <text:p>143.900000003653</text:p>
          </table:table-cell>
          <table:table-cell office:value-type="float" office:value="169.603288965891" calcext:value-type="float">
            <text:p>169.603288965891</text:p>
          </table:table-cell>
          <table:table-cell office:value-type="float" office:value="0.0400000045295871" calcext:value-type="float">
            <text:p>0.040000004529587</text:p>
          </table:table-cell>
          <table:table-cell/>
        </table:table-row>
        <table:table-row table:style-name="ro1">
          <table:table-cell office:value-type="float" office:value="144.000000003657" calcext:value-type="float">
            <text:p>144.000000003657</text:p>
          </table:table-cell>
          <table:table-cell office:value-type="float" office:value="169.593737357368" calcext:value-type="float">
            <text:p>169.593737357368</text:p>
          </table:table-cell>
          <table:table-cell office:value-type="float" office:value="0.040000004530849" calcext:value-type="float">
            <text:p>0.040000004530849</text:p>
          </table:table-cell>
          <table:table-cell/>
        </table:table-row>
        <table:table-row table:style-name="ro1">
          <table:table-cell office:value-type="float" office:value="144.10000000366" calcext:value-type="float">
            <text:p>144.10000000366</text:p>
          </table:table-cell>
          <table:table-cell office:value-type="float" office:value="169.584191285026" calcext:value-type="float">
            <text:p>169.584191285026</text:p>
          </table:table-cell>
          <table:table-cell office:value-type="float" office:value="0.0400000045321092" calcext:value-type="float">
            <text:p>0.040000004532109</text:p>
          </table:table-cell>
          <table:table-cell/>
        </table:table-row>
        <table:table-row table:style-name="ro1">
          <table:table-cell office:value-type="float" office:value="144.200000003663" calcext:value-type="float">
            <text:p>144.200000003663</text:p>
          </table:table-cell>
          <table:table-cell office:value-type="float" office:value="169.574650748193" calcext:value-type="float">
            <text:p>169.574650748193</text:p>
          </table:table-cell>
          <table:table-cell office:value-type="float" office:value="0.040000004533368" calcext:value-type="float">
            <text:p>0.040000004533368</text:p>
          </table:table-cell>
          <table:table-cell/>
        </table:table-row>
        <table:table-row table:style-name="ro1">
          <table:table-cell office:value-type="float" office:value="144.300000003667" calcext:value-type="float">
            <text:p>144.300000003667</text:p>
          </table:table-cell>
          <table:table-cell office:value-type="float" office:value="169.565115746184" calcext:value-type="float">
            <text:p>169.565115746184</text:p>
          </table:table-cell>
          <table:table-cell office:value-type="float" office:value="0.0400000045346252" calcext:value-type="float">
            <text:p>0.040000004534625</text:p>
          </table:table-cell>
          <table:table-cell/>
        </table:table-row>
        <table:table-row table:style-name="ro1">
          <table:table-cell office:value-type="float" office:value="144.40000000367" calcext:value-type="float">
            <text:p>144.40000000367</text:p>
          </table:table-cell>
          <table:table-cell office:value-type="float" office:value="169.555586278301" calcext:value-type="float">
            <text:p>169.555586278301</text:p>
          </table:table-cell>
          <table:table-cell office:value-type="float" office:value="0.0400000045358809" calcext:value-type="float">
            <text:p>0.040000004535881</text:p>
          </table:table-cell>
          <table:table-cell/>
        </table:table-row>
        <table:table-row table:style-name="ro1">
          <table:table-cell office:value-type="float" office:value="144.500000003673" calcext:value-type="float">
            <text:p>144.500000003673</text:p>
          </table:table-cell>
          <table:table-cell office:value-type="float" office:value="169.546062343834" calcext:value-type="float">
            <text:p>169.546062343834</text:p>
          </table:table-cell>
          <table:table-cell office:value-type="float" office:value="0.040000004537135" calcext:value-type="float">
            <text:p>0.040000004537135</text:p>
          </table:table-cell>
          <table:table-cell/>
        </table:table-row>
        <table:table-row table:style-name="ro1">
          <table:table-cell office:value-type="float" office:value="144.600000003677" calcext:value-type="float">
            <text:p>144.600000003677</text:p>
          </table:table-cell>
          <table:table-cell office:value-type="float" office:value="169.53654394206" calcext:value-type="float">
            <text:p>169.53654394206</text:p>
          </table:table-cell>
          <table:table-cell office:value-type="float" office:value="0.0400000045383876" calcext:value-type="float">
            <text:p>0.040000004538388</text:p>
          </table:table-cell>
          <table:table-cell/>
        </table:table-row>
        <table:table-row table:style-name="ro1">
          <table:table-cell office:value-type="float" office:value="144.70000000368" calcext:value-type="float">
            <text:p>144.70000000368</text:p>
          </table:table-cell>
          <table:table-cell office:value-type="float" office:value="169.527031072245" calcext:value-type="float">
            <text:p>169.527031072245</text:p>
          </table:table-cell>
          <table:table-cell office:value-type="float" office:value="0.0400000045396387" calcext:value-type="float">
            <text:p>0.040000004539639</text:p>
          </table:table-cell>
          <table:table-cell/>
        </table:table-row>
        <table:table-row table:style-name="ro1">
          <table:table-cell office:value-type="float" office:value="144.800000003683" calcext:value-type="float">
            <text:p>144.800000003683</text:p>
          </table:table-cell>
          <table:table-cell office:value-type="float" office:value="169.51752373364" calcext:value-type="float">
            <text:p>169.51752373364</text:p>
          </table:table-cell>
          <table:table-cell office:value-type="float" office:value="0.0400000045408881" calcext:value-type="float">
            <text:p>0.040000004540888</text:p>
          </table:table-cell>
          <table:table-cell/>
        </table:table-row>
        <table:table-row table:style-name="ro1">
          <table:table-cell office:value-type="float" office:value="144.900000003687" calcext:value-type="float">
            <text:p>144.900000003687</text:p>
          </table:table-cell>
          <table:table-cell office:value-type="float" office:value="169.508021925486" calcext:value-type="float">
            <text:p>169.508021925486</text:p>
          </table:table-cell>
          <table:table-cell office:value-type="float" office:value="0.0400000045421361" calcext:value-type="float">
            <text:p>0.040000004542136</text:p>
          </table:table-cell>
          <table:table-cell/>
        </table:table-row>
        <table:table-row table:style-name="ro1">
          <table:table-cell office:value-type="float" office:value="145.00000000369" calcext:value-type="float">
            <text:p>145.00000000369</text:p>
          </table:table-cell>
          <table:table-cell office:value-type="float" office:value="169.49852564701" calcext:value-type="float">
            <text:p>169.49852564701</text:p>
          </table:table-cell>
          <table:table-cell office:value-type="float" office:value="0.0400000045433826" calcext:value-type="float">
            <text:p>0.040000004543383</text:p>
          </table:table-cell>
          <table:table-cell/>
        </table:table-row>
        <table:table-row table:style-name="ro1">
          <table:table-cell office:value-type="float" office:value="145.100000003693" calcext:value-type="float">
            <text:p>145.100000003693</text:p>
          </table:table-cell>
          <table:table-cell office:value-type="float" office:value="169.489034897429" calcext:value-type="float">
            <text:p>169.489034897429</text:p>
          </table:table-cell>
          <table:table-cell office:value-type="float" office:value="0.0400000045446277" calcext:value-type="float">
            <text:p>0.040000004544628</text:p>
          </table:table-cell>
          <table:table-cell/>
        </table:table-row>
        <table:table-row table:style-name="ro1">
          <table:table-cell office:value-type="float" office:value="145.200000003697" calcext:value-type="float">
            <text:p>145.200000003697</text:p>
          </table:table-cell>
          <table:table-cell office:value-type="float" office:value="169.479549675945" calcext:value-type="float">
            <text:p>169.479549675945</text:p>
          </table:table-cell>
          <table:table-cell office:value-type="float" office:value="0.0400000045458711" calcext:value-type="float">
            <text:p>0.040000004545871</text:p>
          </table:table-cell>
          <table:table-cell/>
        </table:table-row>
        <table:table-row table:style-name="ro1">
          <table:table-cell office:value-type="float" office:value="145.3000000037" calcext:value-type="float">
            <text:p>145.3000000037</text:p>
          </table:table-cell>
          <table:table-cell office:value-type="float" office:value="169.470069981748" calcext:value-type="float">
            <text:p>169.470069981748</text:p>
          </table:table-cell>
          <table:table-cell office:value-type="float" office:value="0.040000004547113" calcext:value-type="float">
            <text:p>0.040000004547113</text:p>
          </table:table-cell>
          <table:table-cell/>
        </table:table-row>
        <table:table-row table:style-name="ro1">
          <table:table-cell office:value-type="float" office:value="145.400000003703" calcext:value-type="float">
            <text:p>145.400000003703</text:p>
          </table:table-cell>
          <table:table-cell office:value-type="float" office:value="169.460595814019" calcext:value-type="float">
            <text:p>169.460595814019</text:p>
          </table:table-cell>
          <table:table-cell office:value-type="float" office:value="0.0400000045483535" calcext:value-type="float">
            <text:p>0.040000004548354</text:p>
          </table:table-cell>
          <table:table-cell/>
        </table:table-row>
        <table:table-row table:style-name="ro1">
          <table:table-cell office:value-type="float" office:value="145.500000003707" calcext:value-type="float">
            <text:p>145.500000003707</text:p>
          </table:table-cell>
          <table:table-cell office:value-type="float" office:value="169.451127171923" calcext:value-type="float">
            <text:p>169.451127171923</text:p>
          </table:table-cell>
          <table:table-cell office:value-type="float" office:value="0.0400000045495924" calcext:value-type="float">
            <text:p>0.040000004549592</text:p>
          </table:table-cell>
          <table:table-cell/>
        </table:table-row>
        <table:table-row table:style-name="ro1">
          <table:table-cell office:value-type="float" office:value="145.60000000371" calcext:value-type="float">
            <text:p>145.60000000371</text:p>
          </table:table-cell>
          <table:table-cell office:value-type="float" office:value="169.441664054616" calcext:value-type="float">
            <text:p>169.441664054616</text:p>
          </table:table-cell>
          <table:table-cell office:value-type="float" office:value="0.0400000045508299" calcext:value-type="float">
            <text:p>0.04000000455083</text:p>
          </table:table-cell>
          <table:table-cell/>
        </table:table-row>
        <table:table-row table:style-name="ro1">
          <table:table-cell office:value-type="float" office:value="145.700000003713" calcext:value-type="float">
            <text:p>145.700000003713</text:p>
          </table:table-cell>
          <table:table-cell office:value-type="float" office:value="169.432206461241" calcext:value-type="float">
            <text:p>169.432206461241</text:p>
          </table:table-cell>
          <table:table-cell office:value-type="float" office:value="0.0400000045520657" calcext:value-type="float">
            <text:p>0.040000004552066</text:p>
          </table:table-cell>
          <table:table-cell/>
        </table:table-row>
        <table:table-row table:style-name="ro1">
          <table:table-cell office:value-type="float" office:value="145.800000003717" calcext:value-type="float">
            <text:p>145.800000003717</text:p>
          </table:table-cell>
          <table:table-cell office:value-type="float" office:value="169.422754390928" calcext:value-type="float">
            <text:p>169.422754390928</text:p>
          </table:table-cell>
          <table:table-cell office:value-type="float" office:value="0.0400000045533002" calcext:value-type="float">
            <text:p>0.0400000045533</text:p>
          </table:table-cell>
          <table:table-cell/>
        </table:table-row>
        <table:table-row table:style-name="ro1">
          <table:table-cell office:value-type="float" office:value="145.90000000372" calcext:value-type="float">
            <text:p>145.90000000372</text:p>
          </table:table-cell>
          <table:table-cell office:value-type="float" office:value="169.413307842796" calcext:value-type="float">
            <text:p>169.413307842796</text:p>
          </table:table-cell>
          <table:table-cell office:value-type="float" office:value="0.0400000045545331" calcext:value-type="float">
            <text:p>0.040000004554533</text:p>
          </table:table-cell>
          <table:table-cell/>
        </table:table-row>
        <table:table-row table:style-name="ro1">
          <table:table-cell office:value-type="float" office:value="146.000000003723" calcext:value-type="float">
            <text:p>146.000000003723</text:p>
          </table:table-cell>
          <table:table-cell office:value-type="float" office:value="169.403866815954" calcext:value-type="float">
            <text:p>169.403866815954</text:p>
          </table:table-cell>
          <table:table-cell office:value-type="float" office:value="0.0400000045557646" calcext:value-type="float">
            <text:p>0.040000004555765</text:p>
          </table:table-cell>
          <table:table-cell/>
        </table:table-row>
        <table:table-row table:style-name="ro1">
          <table:table-cell office:value-type="float" office:value="146.100000003726" calcext:value-type="float">
            <text:p>146.100000003726</text:p>
          </table:table-cell>
          <table:table-cell office:value-type="float" office:value="169.394431309494" calcext:value-type="float">
            <text:p>169.394431309494</text:p>
          </table:table-cell>
          <table:table-cell office:value-type="float" office:value="0.0400000045569944" calcext:value-type="float">
            <text:p>0.040000004556994</text:p>
          </table:table-cell>
          <table:table-cell/>
        </table:table-row>
        <table:table-row table:style-name="ro1">
          <table:table-cell office:value-type="float" office:value="146.20000000373" calcext:value-type="float">
            <text:p>146.20000000373</text:p>
          </table:table-cell>
          <table:table-cell office:value-type="float" office:value="169.385001322502" calcext:value-type="float">
            <text:p>169.385001322502</text:p>
          </table:table-cell>
          <table:table-cell office:value-type="float" office:value="0.0400000045582229" calcext:value-type="float">
            <text:p>0.040000004558223</text:p>
          </table:table-cell>
          <table:table-cell/>
        </table:table-row>
        <table:table-row table:style-name="ro1">
          <table:table-cell office:value-type="float" office:value="146.300000003733" calcext:value-type="float">
            <text:p>146.300000003733</text:p>
          </table:table-cell>
          <table:table-cell office:value-type="float" office:value="169.375576854049" calcext:value-type="float">
            <text:p>169.375576854049</text:p>
          </table:table-cell>
          <table:table-cell office:value-type="float" office:value="0.0400000045594497" calcext:value-type="float">
            <text:p>0.04000000455945</text:p>
          </table:table-cell>
          <table:table-cell/>
        </table:table-row>
        <table:table-row table:style-name="ro1">
          <table:table-cell office:value-type="float" office:value="146.400000003736" calcext:value-type="float">
            <text:p>146.400000003736</text:p>
          </table:table-cell>
          <table:table-cell office:value-type="float" office:value="169.366157903197" calcext:value-type="float">
            <text:p>169.366157903197</text:p>
          </table:table-cell>
          <table:table-cell office:value-type="float" office:value="0.0400000045606751" calcext:value-type="float">
            <text:p>0.040000004560675</text:p>
          </table:table-cell>
          <table:table-cell/>
        </table:table-row>
        <table:table-row table:style-name="ro1">
          <table:table-cell office:value-type="float" office:value="146.50000000374" calcext:value-type="float">
            <text:p>146.50000000374</text:p>
          </table:table-cell>
          <table:table-cell office:value-type="float" office:value="169.356744468993" calcext:value-type="float">
            <text:p>169.356744468993</text:p>
          </table:table-cell>
          <table:table-cell office:value-type="float" office:value="0.040000004561899" calcext:value-type="float">
            <text:p>0.040000004561899</text:p>
          </table:table-cell>
          <table:table-cell/>
        </table:table-row>
        <table:table-row table:style-name="ro1">
          <table:table-cell office:value-type="float" office:value="146.600000003743" calcext:value-type="float">
            <text:p>146.600000003743</text:p>
          </table:table-cell>
          <table:table-cell office:value-type="float" office:value="169.347336550475" calcext:value-type="float">
            <text:p>169.347336550475</text:p>
          </table:table-cell>
          <table:table-cell office:value-type="float" office:value="0.0400000045631214" calcext:value-type="float">
            <text:p>0.040000004563121</text:p>
          </table:table-cell>
          <table:table-cell/>
        </table:table-row>
        <table:table-row table:style-name="ro1">
          <table:table-cell office:value-type="float" office:value="146.700000003746" calcext:value-type="float">
            <text:p>146.700000003746</text:p>
          </table:table-cell>
          <table:table-cell office:value-type="float" office:value="169.33793414667" calcext:value-type="float">
            <text:p>169.33793414667</text:p>
          </table:table-cell>
          <table:table-cell office:value-type="float" office:value="0.0400000045643423" calcext:value-type="float">
            <text:p>0.040000004564342</text:p>
          </table:table-cell>
          <table:table-cell/>
        </table:table-row>
        <table:table-row table:style-name="ro1">
          <table:table-cell office:value-type="float" office:value="146.80000000375" calcext:value-type="float">
            <text:p>146.80000000375</text:p>
          </table:table-cell>
          <table:table-cell office:value-type="float" office:value="169.328537256591" calcext:value-type="float">
            <text:p>169.328537256591</text:p>
          </table:table-cell>
          <table:table-cell office:value-type="float" office:value="0.0400000045655618" calcext:value-type="float">
            <text:p>0.040000004565562</text:p>
          </table:table-cell>
          <table:table-cell/>
        </table:table-row>
        <table:table-row table:style-name="ro1">
          <table:table-cell office:value-type="float" office:value="146.900000003753" calcext:value-type="float">
            <text:p>146.900000003753</text:p>
          </table:table-cell>
          <table:table-cell office:value-type="float" office:value="169.319145879241" calcext:value-type="float">
            <text:p>169.319145879241</text:p>
          </table:table-cell>
          <table:table-cell office:value-type="float" office:value="0.0400000045667797" calcext:value-type="float">
            <text:p>0.04000000456678</text:p>
          </table:table-cell>
          <table:table-cell/>
        </table:table-row>
        <table:table-row table:style-name="ro1">
          <table:table-cell office:value-type="float" office:value="147.000000003756" calcext:value-type="float">
            <text:p>147.000000003756</text:p>
          </table:table-cell>
          <table:table-cell office:value-type="float" office:value="169.309760013613" calcext:value-type="float">
            <text:p>169.309760013613</text:p>
          </table:table-cell>
          <table:table-cell office:value-type="float" office:value="0.0400000045679962" calcext:value-type="float">
            <text:p>0.040000004567996</text:p>
          </table:table-cell>
          <table:table-cell/>
        </table:table-row>
        <table:table-row table:style-name="ro1">
          <table:table-cell office:value-type="float" office:value="147.10000000376" calcext:value-type="float">
            <text:p>147.10000000376</text:p>
          </table:table-cell>
          <table:table-cell office:value-type="float" office:value="169.300379658685" calcext:value-type="float">
            <text:p>169.300379658685</text:p>
          </table:table-cell>
          <table:table-cell office:value-type="float" office:value="0.0400000045692112" calcext:value-type="float">
            <text:p>0.040000004569211</text:p>
          </table:table-cell>
          <table:table-cell/>
        </table:table-row>
        <table:table-row table:style-name="ro1">
          <table:table-cell office:value-type="float" office:value="147.200000003763" calcext:value-type="float">
            <text:p>147.200000003763</text:p>
          </table:table-cell>
          <table:table-cell office:value-type="float" office:value="169.291004813428" calcext:value-type="float">
            <text:p>169.291004813428</text:p>
          </table:table-cell>
          <table:table-cell office:value-type="float" office:value="0.0400000045704248" calcext:value-type="float">
            <text:p>0.040000004570425</text:p>
          </table:table-cell>
          <table:table-cell/>
        </table:table-row>
        <table:table-row table:style-name="ro1">
          <table:table-cell office:value-type="float" office:value="147.300000003766" calcext:value-type="float">
            <text:p>147.300000003766</text:p>
          </table:table-cell>
          <table:table-cell office:value-type="float" office:value="169.281635476799" calcext:value-type="float">
            <text:p>169.281635476799</text:p>
          </table:table-cell>
          <table:table-cell office:value-type="float" office:value="0.0400000045716368" calcext:value-type="float">
            <text:p>0.040000004571637</text:p>
          </table:table-cell>
          <table:table-cell/>
        </table:table-row>
        <table:table-row table:style-name="ro1">
          <table:table-cell office:value-type="float" office:value="147.40000000377" calcext:value-type="float">
            <text:p>147.40000000377</text:p>
          </table:table-cell>
          <table:table-cell office:value-type="float" office:value="169.272271647746" calcext:value-type="float">
            <text:p>169.272271647746</text:p>
          </table:table-cell>
          <table:table-cell office:value-type="float" office:value="0.0400000045728474" calcext:value-type="float">
            <text:p>0.040000004572847</text:p>
          </table:table-cell>
          <table:table-cell/>
        </table:table-row>
        <table:table-row table:style-name="ro1">
          <table:table-cell office:value-type="float" office:value="147.500000003773" calcext:value-type="float">
            <text:p>147.500000003773</text:p>
          </table:table-cell>
          <table:table-cell office:value-type="float" office:value="169.262913325204" calcext:value-type="float">
            <text:p>169.262913325204</text:p>
          </table:table-cell>
          <table:table-cell office:value-type="float" office:value="0.0400000045740564" calcext:value-type="float">
            <text:p>0.040000004574056</text:p>
          </table:table-cell>
          <table:table-cell/>
        </table:table-row>
        <table:table-row table:style-name="ro1">
          <table:table-cell office:value-type="float" office:value="147.600000003776" calcext:value-type="float">
            <text:p>147.600000003776</text:p>
          </table:table-cell>
          <table:table-cell office:value-type="float" office:value="169.253560508097" calcext:value-type="float">
            <text:p>169.253560508097</text:p>
          </table:table-cell>
          <table:table-cell office:value-type="float" office:value="0.040000004575264" calcext:value-type="float">
            <text:p>0.040000004575264</text:p>
          </table:table-cell>
          <table:table-cell/>
        </table:table-row>
        <table:table-row table:style-name="ro1">
          <table:table-cell office:value-type="float" office:value="147.70000000378" calcext:value-type="float">
            <text:p>147.70000000378</text:p>
          </table:table-cell>
          <table:table-cell office:value-type="float" office:value="169.244213195339" calcext:value-type="float">
            <text:p>169.244213195339</text:p>
          </table:table-cell>
          <table:table-cell office:value-type="float" office:value="0.0400000045764702" calcext:value-type="float">
            <text:p>0.04000000457647</text:p>
          </table:table-cell>
          <table:table-cell/>
        </table:table-row>
        <table:table-row table:style-name="ro1">
          <table:table-cell office:value-type="float" office:value="147.800000003783" calcext:value-type="float">
            <text:p>147.800000003783</text:p>
          </table:table-cell>
          <table:table-cell office:value-type="float" office:value="169.234871385834" calcext:value-type="float">
            <text:p>169.234871385834</text:p>
          </table:table-cell>
          <table:table-cell office:value-type="float" office:value="0.0400000045776748" calcext:value-type="float">
            <text:p>0.040000004577675</text:p>
          </table:table-cell>
          <table:table-cell/>
        </table:table-row>
        <table:table-row table:style-name="ro1">
          <table:table-cell office:value-type="float" office:value="147.900000003786" calcext:value-type="float">
            <text:p>147.900000003786</text:p>
          </table:table-cell>
          <table:table-cell office:value-type="float" office:value="169.225535078471" calcext:value-type="float">
            <text:p>169.225535078471</text:p>
          </table:table-cell>
          <table:table-cell office:value-type="float" office:value="0.0400000045788781" calcext:value-type="float">
            <text:p>0.040000004578878</text:p>
          </table:table-cell>
          <table:table-cell/>
        </table:table-row>
        <table:table-row table:style-name="ro1">
          <table:table-cell office:value-type="float" office:value="148.00000000379" calcext:value-type="float">
            <text:p>148.00000000379</text:p>
          </table:table-cell>
          <table:table-cell office:value-type="float" office:value="169.216204272134" calcext:value-type="float">
            <text:p>169.216204272134</text:p>
          </table:table-cell>
          <table:table-cell office:value-type="float" office:value="0.0400000045800798" calcext:value-type="float">
            <text:p>0.04000000458008</text:p>
          </table:table-cell>
          <table:table-cell/>
        </table:table-row>
        <table:table-row table:style-name="ro1">
          <table:table-cell office:value-type="float" office:value="148.100000003793" calcext:value-type="float">
            <text:p>148.100000003793</text:p>
          </table:table-cell>
          <table:table-cell office:value-type="float" office:value="169.206878965692" calcext:value-type="float">
            <text:p>169.206878965692</text:p>
          </table:table-cell>
          <table:table-cell office:value-type="float" office:value="0.0400000045812801" calcext:value-type="float">
            <text:p>0.04000000458128</text:p>
          </table:table-cell>
          <table:table-cell/>
        </table:table-row>
        <table:table-row table:style-name="ro1">
          <table:table-cell office:value-type="float" office:value="148.200000003796" calcext:value-type="float">
            <text:p>148.200000003796</text:p>
          </table:table-cell>
          <table:table-cell office:value-type="float" office:value="169.197559158005" calcext:value-type="float">
            <text:p>169.197559158005</text:p>
          </table:table-cell>
          <table:table-cell office:value-type="float" office:value="0.040000004582479" calcext:value-type="float">
            <text:p>0.040000004582479</text:p>
          </table:table-cell>
          <table:table-cell/>
        </table:table-row>
        <table:table-row table:style-name="ro1">
          <table:table-cell office:value-type="float" office:value="148.3000000038" calcext:value-type="float">
            <text:p>148.3000000038</text:p>
          </table:table-cell>
          <table:table-cell office:value-type="float" office:value="169.18824484792" calcext:value-type="float">
            <text:p>169.18824484792</text:p>
          </table:table-cell>
          <table:table-cell office:value-type="float" office:value="0.0400000045836764" calcext:value-type="float">
            <text:p>0.040000004583676</text:p>
          </table:table-cell>
          <table:table-cell/>
        </table:table-row>
        <table:table-row table:style-name="ro1">
          <table:table-cell office:value-type="float" office:value="148.400000003803" calcext:value-type="float">
            <text:p>148.400000003803</text:p>
          </table:table-cell>
          <table:table-cell office:value-type="float" office:value="169.178936034275" calcext:value-type="float">
            <text:p>169.178936034275</text:p>
          </table:table-cell>
          <table:table-cell office:value-type="float" office:value="0.0400000045848724" calcext:value-type="float">
            <text:p>0.040000004584872</text:p>
          </table:table-cell>
          <table:table-cell/>
        </table:table-row>
        <table:table-row table:style-name="ro1">
          <table:table-cell office:value-type="float" office:value="148.500000003806" calcext:value-type="float">
            <text:p>148.500000003806</text:p>
          </table:table-cell>
          <table:table-cell office:value-type="float" office:value="169.169632715899" calcext:value-type="float">
            <text:p>169.169632715899</text:p>
          </table:table-cell>
          <table:table-cell office:value-type="float" office:value="0.0400000045860669" calcext:value-type="float">
            <text:p>0.040000004586067</text:p>
          </table:table-cell>
          <table:table-cell/>
        </table:table-row>
        <table:table-row table:style-name="ro1">
          <table:table-cell office:value-type="float" office:value="148.600000003809" calcext:value-type="float">
            <text:p>148.600000003809</text:p>
          </table:table-cell>
          <table:table-cell office:value-type="float" office:value="169.160334891609" calcext:value-type="float">
            <text:p>169.160334891609</text:p>
          </table:table-cell>
          <table:table-cell office:value-type="float" office:value="0.0400000045872599" calcext:value-type="float">
            <text:p>0.04000000458726</text:p>
          </table:table-cell>
          <table:table-cell/>
        </table:table-row>
        <table:table-row table:style-name="ro1">
          <table:table-cell office:value-type="float" office:value="148.700000003813" calcext:value-type="float">
            <text:p>148.700000003813</text:p>
          </table:table-cell>
          <table:table-cell office:value-type="float" office:value="169.151042560212" calcext:value-type="float">
            <text:p>169.151042560212</text:p>
          </table:table-cell>
          <table:table-cell office:value-type="float" office:value="0.0400000045884516" calcext:value-type="float">
            <text:p>0.040000004588452</text:p>
          </table:table-cell>
          <table:table-cell/>
        </table:table-row>
        <table:table-row table:style-name="ro1">
          <table:table-cell office:value-type="float" office:value="148.800000003816" calcext:value-type="float">
            <text:p>148.800000003816</text:p>
          </table:table-cell>
          <table:table-cell office:value-type="float" office:value="169.141755720499" calcext:value-type="float">
            <text:p>169.141755720499</text:p>
          </table:table-cell>
          <table:table-cell office:value-type="float" office:value="0.0400000045896419" calcext:value-type="float">
            <text:p>0.040000004589642</text:p>
          </table:table-cell>
          <table:table-cell/>
        </table:table-row>
        <table:table-row table:style-name="ro1">
          <table:table-cell office:value-type="float" office:value="148.900000003819" calcext:value-type="float">
            <text:p>148.900000003819</text:p>
          </table:table-cell>
          <table:table-cell office:value-type="float" office:value="169.132474371259" calcext:value-type="float">
            <text:p>169.132474371259</text:p>
          </table:table-cell>
          <table:table-cell office:value-type="float" office:value="0.0400000045908307" calcext:value-type="float">
            <text:p>0.040000004590831</text:p>
          </table:table-cell>
          <table:table-cell/>
        </table:table-row>
        <table:table-row table:style-name="ro1">
          <table:table-cell office:value-type="float" office:value="149.000000003823" calcext:value-type="float">
            <text:p>149.000000003823</text:p>
          </table:table-cell>
          <table:table-cell office:value-type="float" office:value="169.123198511266" calcext:value-type="float">
            <text:p>169.123198511266</text:p>
          </table:table-cell>
          <table:table-cell office:value-type="float" office:value="0.0400000045920179" calcext:value-type="float">
            <text:p>0.040000004592018</text:p>
          </table:table-cell>
          <table:table-cell/>
        </table:table-row>
        <table:table-row table:style-name="ro1">
          <table:table-cell office:value-type="float" office:value="149.100000003826" calcext:value-type="float">
            <text:p>149.100000003826</text:p>
          </table:table-cell>
          <table:table-cell office:value-type="float" office:value="169.113928139284" calcext:value-type="float">
            <text:p>169.113928139284</text:p>
          </table:table-cell>
          <table:table-cell office:value-type="float" office:value="0.0400000045932038" calcext:value-type="float">
            <text:p>0.040000004593204</text:p>
          </table:table-cell>
          <table:table-cell/>
        </table:table-row>
        <table:table-row table:style-name="ro1">
          <table:table-cell office:value-type="float" office:value="149.200000003829" calcext:value-type="float">
            <text:p>149.200000003829</text:p>
          </table:table-cell>
          <table:table-cell office:value-type="float" office:value="169.104663254068" calcext:value-type="float">
            <text:p>169.104663254068</text:p>
          </table:table-cell>
          <table:table-cell office:value-type="float" office:value="0.0400000045943882" calcext:value-type="float">
            <text:p>0.040000004594388</text:p>
          </table:table-cell>
          <table:table-cell/>
        </table:table-row>
        <table:table-row table:style-name="ro1">
          <table:table-cell office:value-type="float" office:value="149.300000003833" calcext:value-type="float">
            <text:p>149.300000003833</text:p>
          </table:table-cell>
          <table:table-cell office:value-type="float" office:value="169.095403854363" calcext:value-type="float">
            <text:p>169.095403854363</text:p>
          </table:table-cell>
          <table:table-cell office:value-type="float" office:value="0.0400000045955712" calcext:value-type="float">
            <text:p>0.040000004595571</text:p>
          </table:table-cell>
          <table:table-cell/>
        </table:table-row>
        <table:table-row table:style-name="ro1">
          <table:table-cell office:value-type="float" office:value="149.400000003836" calcext:value-type="float">
            <text:p>149.400000003836</text:p>
          </table:table-cell>
          <table:table-cell office:value-type="float" office:value="169.086149938902" calcext:value-type="float">
            <text:p>169.086149938902</text:p>
          </table:table-cell>
          <table:table-cell office:value-type="float" office:value="0.0400000045967528" calcext:value-type="float">
            <text:p>0.040000004596753</text:p>
          </table:table-cell>
          <table:table-cell/>
        </table:table-row>
        <table:table-row table:style-name="ro1">
          <table:table-cell office:value-type="float" office:value="149.500000003839" calcext:value-type="float">
            <text:p>149.500000003839</text:p>
          </table:table-cell>
          <table:table-cell office:value-type="float" office:value="169.076901506407" calcext:value-type="float">
            <text:p>169.076901506407</text:p>
          </table:table-cell>
          <table:table-cell office:value-type="float" office:value="0.0400000045979329" calcext:value-type="float">
            <text:p>0.040000004597933</text:p>
          </table:table-cell>
          <table:table-cell/>
        </table:table-row>
        <table:table-row table:style-name="ro1">
          <table:table-cell office:value-type="float" office:value="149.600000003843" calcext:value-type="float">
            <text:p>149.600000003843</text:p>
          </table:table-cell>
          <table:table-cell office:value-type="float" office:value="169.067658555593" calcext:value-type="float">
            <text:p>169.067658555593</text:p>
          </table:table-cell>
          <table:table-cell office:value-type="float" office:value="0.0400000045991117" calcext:value-type="float">
            <text:p>0.040000004599112</text:p>
          </table:table-cell>
          <table:table-cell/>
        </table:table-row>
        <table:table-row table:style-name="ro1">
          <table:table-cell office:value-type="float" office:value="149.700000003846" calcext:value-type="float">
            <text:p>149.700000003846</text:p>
          </table:table-cell>
          <table:table-cell office:value-type="float" office:value="169.058421085164" calcext:value-type="float">
            <text:p>169.058421085164</text:p>
          </table:table-cell>
          <table:table-cell office:value-type="float" office:value="0.0400000046002889" calcext:value-type="float">
            <text:p>0.040000004600289</text:p>
          </table:table-cell>
          <table:table-cell/>
        </table:table-row>
        <table:table-row table:style-name="ro1">
          <table:table-cell office:value-type="float" office:value="149.800000003849" calcext:value-type="float">
            <text:p>149.800000003849</text:p>
          </table:table-cell>
          <table:table-cell office:value-type="float" office:value="169.049189093812" calcext:value-type="float">
            <text:p>169.049189093812</text:p>
          </table:table-cell>
          <table:table-cell office:value-type="float" office:value="0.0400000046014648" calcext:value-type="float">
            <text:p>0.040000004601465</text:p>
          </table:table-cell>
          <table:table-cell/>
        </table:table-row>
        <table:table-row table:style-name="ro1">
          <table:table-cell office:value-type="float" office:value="149.900000003853" calcext:value-type="float">
            <text:p>149.900000003853</text:p>
          </table:table-cell>
          <table:table-cell office:value-type="float" office:value="169.039962580221" calcext:value-type="float">
            <text:p>169.039962580221</text:p>
          </table:table-cell>
          <table:table-cell office:value-type="float" office:value="0.0400000046026392" calcext:value-type="float">
            <text:p>0.040000004602639</text:p>
          </table:table-cell>
          <table:table-cell/>
        </table:table-row>
        <table:table-row table:style-name="ro1">
          <table:table-cell office:value-type="float" office:value="150.000000003856" calcext:value-type="float">
            <text:p>150.000000003856</text:p>
          </table:table-cell>
          <table:table-cell office:value-type="float" office:value="169.030741543064" calcext:value-type="float">
            <text:p>169.030741543064</text:p>
          </table:table-cell>
          <table:table-cell office:value-type="float" office:value="0.0400000046038121" calcext:value-type="float">
            <text:p>0.040000004603812</text:p>
          </table:table-cell>
          <table:table-cell/>
        </table:table-row>
        <table:table-row table:style-name="ro1">
          <table:table-cell office:value-type="float" office:value="150.100000003859" calcext:value-type="float">
            <text:p>150.100000003859</text:p>
          </table:table-cell>
          <table:table-cell office:value-type="float" office:value="169.021525981005" calcext:value-type="float">
            <text:p>169.021525981005</text:p>
          </table:table-cell>
          <table:table-cell office:value-type="float" office:value="0.0400000046049837" calcext:value-type="float">
            <text:p>0.040000004604984</text:p>
          </table:table-cell>
          <table:table-cell/>
        </table:table-row>
        <table:table-row table:style-name="ro1">
          <table:table-cell office:value-type="float" office:value="150.200000003863" calcext:value-type="float">
            <text:p>150.200000003863</text:p>
          </table:table-cell>
          <table:table-cell office:value-type="float" office:value="169.012315892698" calcext:value-type="float">
            <text:p>169.012315892698</text:p>
          </table:table-cell>
          <table:table-cell office:value-type="float" office:value="0.0400000046061538" calcext:value-type="float">
            <text:p>0.040000004606154</text:p>
          </table:table-cell>
          <table:table-cell/>
        </table:table-row>
        <table:table-row table:style-name="ro1">
          <table:table-cell office:value-type="float" office:value="150.300000003866" calcext:value-type="float">
            <text:p>150.300000003866</text:p>
          </table:table-cell>
          <table:table-cell office:value-type="float" office:value="169.003111276787" calcext:value-type="float">
            <text:p>169.003111276787</text:p>
          </table:table-cell>
          <table:table-cell office:value-type="float" office:value="0.0400000046073226" calcext:value-type="float">
            <text:p>0.040000004607323</text:p>
          </table:table-cell>
          <table:table-cell/>
        </table:table-row>
        <table:table-row table:style-name="ro1">
          <table:table-cell office:value-type="float" office:value="150.400000003869" calcext:value-type="float">
            <text:p>150.400000003869</text:p>
          </table:table-cell>
          <table:table-cell office:value-type="float" office:value="168.993912131904" calcext:value-type="float">
            <text:p>168.993912131904</text:p>
          </table:table-cell>
          <table:table-cell office:value-type="float" office:value="0.04000000460849" calcext:value-type="float">
            <text:p>0.04000000460849</text:p>
          </table:table-cell>
          <table:table-cell/>
        </table:table-row>
        <table:table-row table:style-name="ro1">
          <table:table-cell office:value-type="float" office:value="150.500000003873" calcext:value-type="float">
            <text:p>150.500000003873</text:p>
          </table:table-cell>
          <table:table-cell office:value-type="float" office:value="168.984718456675" calcext:value-type="float">
            <text:p>168.984718456675</text:p>
          </table:table-cell>
          <table:table-cell office:value-type="float" office:value="0.0400000046096559" calcext:value-type="float">
            <text:p>0.040000004609656</text:p>
          </table:table-cell>
          <table:table-cell/>
        </table:table-row>
        <table:table-row table:style-name="ro1">
          <table:table-cell office:value-type="float" office:value="150.600000003876" calcext:value-type="float">
            <text:p>150.600000003876</text:p>
          </table:table-cell>
          <table:table-cell office:value-type="float" office:value="168.975530249715" calcext:value-type="float">
            <text:p>168.975530249715</text:p>
          </table:table-cell>
          <table:table-cell office:value-type="float" office:value="0.0400000046108204" calcext:value-type="float">
            <text:p>0.04000000461082</text:p>
          </table:table-cell>
          <table:table-cell/>
        </table:table-row>
        <table:table-row table:style-name="ro1">
          <table:table-cell office:value-type="float" office:value="150.700000003879" calcext:value-type="float">
            <text:p>150.700000003879</text:p>
          </table:table-cell>
          <table:table-cell office:value-type="float" office:value="168.966347509628" calcext:value-type="float">
            <text:p>168.966347509628</text:p>
          </table:table-cell>
          <table:table-cell office:value-type="float" office:value="0.0400000046119835" calcext:value-type="float">
            <text:p>0.040000004611984</text:p>
          </table:table-cell>
          <table:table-cell/>
        </table:table-row>
        <table:table-row table:style-name="ro1">
          <table:table-cell office:value-type="float" office:value="150.800000003883" calcext:value-type="float">
            <text:p>150.800000003883</text:p>
          </table:table-cell>
          <table:table-cell office:value-type="float" office:value="168.957170235009" calcext:value-type="float">
            <text:p>168.957170235009</text:p>
          </table:table-cell>
          <table:table-cell office:value-type="float" office:value="0.0400000046131452" calcext:value-type="float">
            <text:p>0.040000004613145</text:p>
          </table:table-cell>
          <table:table-cell/>
        </table:table-row>
        <table:table-row table:style-name="ro1">
          <table:table-cell office:value-type="float" office:value="150.900000003886" calcext:value-type="float">
            <text:p>150.900000003886</text:p>
          </table:table-cell>
          <table:table-cell office:value-type="float" office:value="168.947998424445" calcext:value-type="float">
            <text:p>168.947998424445</text:p>
          </table:table-cell>
          <table:table-cell office:value-type="float" office:value="0.0400000046143055" calcext:value-type="float">
            <text:p>0.040000004614306</text:p>
          </table:table-cell>
          <table:table-cell/>
        </table:table-row>
        <table:table-row table:style-name="ro1">
          <table:table-cell office:value-type="float" office:value="151.000000003889" calcext:value-type="float">
            <text:p>151.000000003889</text:p>
          </table:table-cell>
          <table:table-cell office:value-type="float" office:value="168.938832076512" calcext:value-type="float">
            <text:p>168.938832076512</text:p>
          </table:table-cell>
          <table:table-cell office:value-type="float" office:value="0.0400000046154644" calcext:value-type="float">
            <text:p>0.040000004615464</text:p>
          </table:table-cell>
          <table:table-cell/>
        </table:table-row>
        <table:table-row table:style-name="ro1">
          <table:table-cell office:value-type="float" office:value="151.100000003892" calcext:value-type="float">
            <text:p>151.100000003892</text:p>
          </table:table-cell>
          <table:table-cell office:value-type="float" office:value="168.929671189777" calcext:value-type="float">
            <text:p>168.929671189777</text:p>
          </table:table-cell>
          <table:table-cell office:value-type="float" office:value="0.0400000046166219" calcext:value-type="float">
            <text:p>0.040000004616622</text:p>
          </table:table-cell>
          <table:table-cell/>
        </table:table-row>
        <table:table-row table:style-name="ro1">
          <table:table-cell office:value-type="float" office:value="151.200000003896" calcext:value-type="float">
            <text:p>151.200000003896</text:p>
          </table:table-cell>
          <table:table-cell office:value-type="float" office:value="168.920515762796" calcext:value-type="float">
            <text:p>168.920515762796</text:p>
          </table:table-cell>
          <table:table-cell office:value-type="float" office:value="0.040000004617778" calcext:value-type="float">
            <text:p>0.040000004617778</text:p>
          </table:table-cell>
          <table:table-cell/>
        </table:table-row>
        <table:table-row table:style-name="ro1">
          <table:table-cell office:value-type="float" office:value="151.300000003899" calcext:value-type="float">
            <text:p>151.300000003899</text:p>
          </table:table-cell>
          <table:table-cell office:value-type="float" office:value="168.911365794118" calcext:value-type="float">
            <text:p>168.911365794118</text:p>
          </table:table-cell>
          <table:table-cell office:value-type="float" office:value="0.0400000046189327" calcext:value-type="float">
            <text:p>0.040000004618933</text:p>
          </table:table-cell>
          <table:table-cell/>
        </table:table-row>
        <table:table-row table:style-name="ro1">
          <table:table-cell office:value-type="float" office:value="151.400000003902" calcext:value-type="float">
            <text:p>151.400000003902</text:p>
          </table:table-cell>
          <table:table-cell office:value-type="float" office:value="168.902221282281" calcext:value-type="float">
            <text:p>168.902221282281</text:p>
          </table:table-cell>
          <table:table-cell office:value-type="float" office:value="0.040000004620086" calcext:value-type="float">
            <text:p>0.040000004620086</text:p>
          </table:table-cell>
          <table:table-cell/>
        </table:table-row>
        <table:table-row table:style-name="ro1">
          <table:table-cell office:value-type="float" office:value="151.500000003906" calcext:value-type="float">
            <text:p>151.500000003906</text:p>
          </table:table-cell>
          <table:table-cell office:value-type="float" office:value="168.893082225817" calcext:value-type="float">
            <text:p>168.893082225817</text:p>
          </table:table-cell>
          <table:table-cell office:value-type="float" office:value="0.0400000046212381" calcext:value-type="float">
            <text:p>0.040000004621238</text:p>
          </table:table-cell>
          <table:table-cell/>
        </table:table-row>
        <table:table-row table:style-name="ro1">
          <table:table-cell office:value-type="float" office:value="151.600000003909" calcext:value-type="float">
            <text:p>151.600000003909</text:p>
          </table:table-cell>
          <table:table-cell office:value-type="float" office:value="168.883948623243" calcext:value-type="float">
            <text:p>168.883948623243</text:p>
          </table:table-cell>
          <table:table-cell office:value-type="float" office:value="0.0400000046223886" calcext:value-type="float">
            <text:p>0.040000004622389</text:p>
          </table:table-cell>
          <table:table-cell/>
        </table:table-row>
        <table:table-row table:style-name="ro1">
          <table:table-cell office:value-type="float" office:value="151.700000003912" calcext:value-type="float">
            <text:p>151.700000003912</text:p>
          </table:table-cell>
          <table:table-cell office:value-type="float" office:value="168.874820473071" calcext:value-type="float">
            <text:p>168.874820473071</text:p>
          </table:table-cell>
          <table:table-cell office:value-type="float" office:value="0.0400000046235377" calcext:value-type="float">
            <text:p>0.040000004623538</text:p>
          </table:table-cell>
          <table:table-cell/>
        </table:table-row>
        <table:table-row table:style-name="ro1">
          <table:table-cell office:value-type="float" office:value="151.800000003916" calcext:value-type="float">
            <text:p>151.800000003916</text:p>
          </table:table-cell>
          <table:table-cell office:value-type="float" office:value="168.865697773803" calcext:value-type="float">
            <text:p>168.865697773803</text:p>
          </table:table-cell>
          <table:table-cell office:value-type="float" office:value="0.0400000046246855" calcext:value-type="float">
            <text:p>0.040000004624686</text:p>
          </table:table-cell>
          <table:table-cell/>
        </table:table-row>
        <table:table-row table:style-name="ro1">
          <table:table-cell office:value-type="float" office:value="151.900000003919" calcext:value-type="float">
            <text:p>151.900000003919</text:p>
          </table:table-cell>
          <table:table-cell office:value-type="float" office:value="168.856580523931" calcext:value-type="float">
            <text:p>168.856580523931</text:p>
          </table:table-cell>
          <table:table-cell office:value-type="float" office:value="0.0400000046258319" calcext:value-type="float">
            <text:p>0.040000004625832</text:p>
          </table:table-cell>
          <table:table-cell/>
        </table:table-row>
        <table:table-row table:style-name="ro1">
          <table:table-cell office:value-type="float" office:value="152.000000003922" calcext:value-type="float">
            <text:p>152.000000003922</text:p>
          </table:table-cell>
          <table:table-cell office:value-type="float" office:value="168.847468721939" calcext:value-type="float">
            <text:p>168.847468721939</text:p>
          </table:table-cell>
          <table:table-cell office:value-type="float" office:value="0.0400000046269769" calcext:value-type="float">
            <text:p>0.040000004626977</text:p>
          </table:table-cell>
          <table:table-cell/>
        </table:table-row>
        <table:table-row table:style-name="ro1">
          <table:table-cell office:value-type="float" office:value="152.100000003926" calcext:value-type="float">
            <text:p>152.100000003926</text:p>
          </table:table-cell>
          <table:table-cell office:value-type="float" office:value="168.838362366301" calcext:value-type="float">
            <text:p>168.838362366301</text:p>
          </table:table-cell>
          <table:table-cell office:value-type="float" office:value="0.0400000046281205" calcext:value-type="float">
            <text:p>0.040000004628121</text:p>
          </table:table-cell>
          <table:table-cell/>
        </table:table-row>
        <table:table-row table:style-name="ro1">
          <table:table-cell office:value-type="float" office:value="152.200000003929" calcext:value-type="float">
            <text:p>152.200000003929</text:p>
          </table:table-cell>
          <table:table-cell office:value-type="float" office:value="168.829261455483" calcext:value-type="float">
            <text:p>168.829261455483</text:p>
          </table:table-cell>
          <table:table-cell office:value-type="float" office:value="0.0400000046292628" calcext:value-type="float">
            <text:p>0.040000004629263</text:p>
          </table:table-cell>
          <table:table-cell/>
        </table:table-row>
        <table:table-row table:style-name="ro1">
          <table:table-cell office:value-type="float" office:value="152.300000003932" calcext:value-type="float">
            <text:p>152.300000003932</text:p>
          </table:table-cell>
          <table:table-cell office:value-type="float" office:value="168.820165987941" calcext:value-type="float">
            <text:p>168.820165987941</text:p>
          </table:table-cell>
          <table:table-cell office:value-type="float" office:value="0.0400000046304036" calcext:value-type="float">
            <text:p>0.040000004630404</text:p>
          </table:table-cell>
          <table:table-cell/>
        </table:table-row>
        <table:table-row table:style-name="ro1">
          <table:table-cell office:value-type="float" office:value="152.400000003936" calcext:value-type="float">
            <text:p>152.400000003936</text:p>
          </table:table-cell>
          <table:table-cell office:value-type="float" office:value="168.811075962122" calcext:value-type="float">
            <text:p>168.811075962122</text:p>
          </table:table-cell>
          <table:table-cell office:value-type="float" office:value="0.0400000046315431" calcext:value-type="float">
            <text:p>0.040000004631543</text:p>
          </table:table-cell>
          <table:table-cell/>
        </table:table-row>
        <table:table-row table:style-name="ro1">
          <table:table-cell office:value-type="float" office:value="152.500000003939" calcext:value-type="float">
            <text:p>152.500000003939</text:p>
          </table:table-cell>
          <table:table-cell office:value-type="float" office:value="168.801991376466" calcext:value-type="float">
            <text:p>168.801991376466</text:p>
          </table:table-cell>
          <table:table-cell office:value-type="float" office:value="0.0400000046326812" calcext:value-type="float">
            <text:p>0.040000004632681</text:p>
          </table:table-cell>
          <table:table-cell/>
        </table:table-row>
        <table:table-row table:style-name="ro1">
          <table:table-cell office:value-type="float" office:value="152.600000003942" calcext:value-type="float">
            <text:p>152.600000003942</text:p>
          </table:table-cell>
          <table:table-cell office:value-type="float" office:value="168.792912229401" calcext:value-type="float">
            <text:p>168.792912229401</text:p>
          </table:table-cell>
          <table:table-cell office:value-type="float" office:value="0.0400000046338179" calcext:value-type="float">
            <text:p>0.040000004633818</text:p>
          </table:table-cell>
          <table:table-cell/>
        </table:table-row>
        <table:table-row table:style-name="ro1">
          <table:table-cell office:value-type="float" office:value="152.700000003946" calcext:value-type="float">
            <text:p>152.700000003946</text:p>
          </table:table-cell>
          <table:table-cell office:value-type="float" office:value="168.78383851935" calcext:value-type="float">
            <text:p>168.78383851935</text:p>
          </table:table-cell>
          <table:table-cell office:value-type="float" office:value="0.0400000046349533" calcext:value-type="float">
            <text:p>0.040000004634953</text:p>
          </table:table-cell>
          <table:table-cell/>
        </table:table-row>
        <table:table-row table:style-name="ro1">
          <table:table-cell office:value-type="float" office:value="152.800000003949" calcext:value-type="float">
            <text:p>152.800000003949</text:p>
          </table:table-cell>
          <table:table-cell office:value-type="float" office:value="168.774770244721" calcext:value-type="float">
            <text:p>168.774770244721</text:p>
          </table:table-cell>
          <table:table-cell office:value-type="float" office:value="0.0400000046360873" calcext:value-type="float">
            <text:p>0.040000004636087</text:p>
          </table:table-cell>
          <table:table-cell/>
        </table:table-row>
        <table:table-row table:style-name="ro1">
          <table:table-cell office:value-type="float" office:value="152.900000003952" calcext:value-type="float">
            <text:p>152.900000003952</text:p>
          </table:table-cell>
          <table:table-cell office:value-type="float" office:value="168.765707403923" calcext:value-type="float">
            <text:p>168.765707403923</text:p>
          </table:table-cell>
          <table:table-cell office:value-type="float" office:value="0.04000000463722" calcext:value-type="float">
            <text:p>0.04000000463722</text:p>
          </table:table-cell>
          <table:table-cell/>
        </table:table-row>
        <table:table-row table:style-name="ro1">
          <table:table-cell office:value-type="float" office:value="153.000000003956" calcext:value-type="float">
            <text:p>153.000000003956</text:p>
          </table:table-cell>
          <table:table-cell office:value-type="float" office:value="168.756649995348" calcext:value-type="float">
            <text:p>168.756649995348</text:p>
          </table:table-cell>
          <table:table-cell office:value-type="float" office:value="0.0400000046383512" calcext:value-type="float">
            <text:p>0.040000004638351</text:p>
          </table:table-cell>
          <table:table-cell/>
        </table:table-row>
        <table:table-row table:style-name="ro1">
          <table:table-cell office:value-type="float" office:value="153.100000003959" calcext:value-type="float">
            <text:p>153.100000003959</text:p>
          </table:table-cell>
          <table:table-cell office:value-type="float" office:value="168.747598017383" calcext:value-type="float">
            <text:p>168.747598017383</text:p>
          </table:table-cell>
          <table:table-cell office:value-type="float" office:value="0.0400000046394811" calcext:value-type="float">
            <text:p>0.040000004639481</text:p>
          </table:table-cell>
          <table:table-cell/>
        </table:table-row>
        <table:table-row table:style-name="ro1">
          <table:table-cell office:value-type="float" office:value="153.200000003962" calcext:value-type="float">
            <text:p>153.200000003962</text:p>
          </table:table-cell>
          <table:table-cell office:value-type="float" office:value="168.738551468404" calcext:value-type="float">
            <text:p>168.738551468404</text:p>
          </table:table-cell>
          <table:table-cell office:value-type="float" office:value="0.0400000046406097" calcext:value-type="float">
            <text:p>0.04000000464061</text:p>
          </table:table-cell>
          <table:table-cell/>
        </table:table-row>
        <table:table-row table:style-name="ro1">
          <table:table-cell office:value-type="float" office:value="153.300000003965" calcext:value-type="float">
            <text:p>153.300000003965</text:p>
          </table:table-cell>
          <table:table-cell office:value-type="float" office:value="168.729510346781" calcext:value-type="float">
            <text:p>168.729510346781</text:p>
          </table:table-cell>
          <table:table-cell office:value-type="float" office:value="0.0400000046417368" calcext:value-type="float">
            <text:p>0.040000004641737</text:p>
          </table:table-cell>
          <table:table-cell/>
        </table:table-row>
        <table:table-row table:style-name="ro1">
          <table:table-cell office:value-type="float" office:value="153.400000003969" calcext:value-type="float">
            <text:p>153.400000003969</text:p>
          </table:table-cell>
          <table:table-cell office:value-type="float" office:value="168.720474650875" calcext:value-type="float">
            <text:p>168.720474650875</text:p>
          </table:table-cell>
          <table:table-cell office:value-type="float" office:value="0.0400000046428627" calcext:value-type="float">
            <text:p>0.040000004642863</text:p>
          </table:table-cell>
          <table:table-cell/>
        </table:table-row>
        <table:table-row table:style-name="ro1">
          <table:table-cell office:value-type="float" office:value="153.500000003972" calcext:value-type="float">
            <text:p>153.500000003972</text:p>
          </table:table-cell>
          <table:table-cell office:value-type="float" office:value="168.711444379036" calcext:value-type="float">
            <text:p>168.711444379036</text:p>
          </table:table-cell>
          <table:table-cell office:value-type="float" office:value="0.0400000046439872" calcext:value-type="float">
            <text:p>0.040000004643987</text:p>
          </table:table-cell>
          <table:table-cell/>
        </table:table-row>
        <table:table-row table:style-name="ro1">
          <table:table-cell office:value-type="float" office:value="153.600000003975" calcext:value-type="float">
            <text:p>153.600000003975</text:p>
          </table:table-cell>
          <table:table-cell office:value-type="float" office:value="168.702419529609" calcext:value-type="float">
            <text:p>168.702419529609</text:p>
          </table:table-cell>
          <table:table-cell office:value-type="float" office:value="0.0400000046451103" calcext:value-type="float">
            <text:p>0.04000000464511</text:p>
          </table:table-cell>
          <table:table-cell/>
        </table:table-row>
        <table:table-row table:style-name="ro1">
          <table:table-cell office:value-type="float" office:value="153.700000003979" calcext:value-type="float">
            <text:p>153.700000003979</text:p>
          </table:table-cell>
          <table:table-cell office:value-type="float" office:value="168.693400100929" calcext:value-type="float">
            <text:p>168.693400100929</text:p>
          </table:table-cell>
          <table:table-cell office:value-type="float" office:value="0.0400000046462321" calcext:value-type="float">
            <text:p>0.040000004646232</text:p>
          </table:table-cell>
          <table:table-cell/>
        </table:table-row>
        <table:table-row table:style-name="ro1">
          <table:table-cell office:value-type="float" office:value="153.800000003982" calcext:value-type="float">
            <text:p>153.800000003982</text:p>
          </table:table-cell>
          <table:table-cell office:value-type="float" office:value="168.684386091323" calcext:value-type="float">
            <text:p>168.684386091323</text:p>
          </table:table-cell>
          <table:table-cell office:value-type="float" office:value="0.0400000046473525" calcext:value-type="float">
            <text:p>0.040000004647353</text:p>
          </table:table-cell>
          <table:table-cell/>
        </table:table-row>
        <table:table-row table:style-name="ro1">
          <table:table-cell office:value-type="float" office:value="153.900000003985" calcext:value-type="float">
            <text:p>153.900000003985</text:p>
          </table:table-cell>
          <table:table-cell office:value-type="float" office:value="168.675377499108" calcext:value-type="float">
            <text:p>168.675377499108</text:p>
          </table:table-cell>
          <table:table-cell office:value-type="float" office:value="0.0400000046484716" calcext:value-type="float">
            <text:p>0.040000004648472</text:p>
          </table:table-cell>
          <table:table-cell/>
        </table:table-row>
        <table:table-row table:style-name="ro1">
          <table:table-cell office:value-type="float" office:value="154.000000003989" calcext:value-type="float">
            <text:p>154.000000003989</text:p>
          </table:table-cell>
          <table:table-cell office:value-type="float" office:value="168.666374322595" calcext:value-type="float">
            <text:p>168.666374322595</text:p>
          </table:table-cell>
          <table:table-cell office:value-type="float" office:value="0.0400000046495894" calcext:value-type="float">
            <text:p>0.040000004649589</text:p>
          </table:table-cell>
          <table:table-cell/>
        </table:table-row>
        <table:table-row table:style-name="ro1">
          <table:table-cell office:value-type="float" office:value="154.100000003992" calcext:value-type="float">
            <text:p>154.100000003992</text:p>
          </table:table-cell>
          <table:table-cell office:value-type="float" office:value="168.657376560087" calcext:value-type="float">
            <text:p>168.657376560087</text:p>
          </table:table-cell>
          <table:table-cell office:value-type="float" office:value="0.0400000046507059" calcext:value-type="float">
            <text:p>0.040000004650706</text:p>
          </table:table-cell>
          <table:table-cell/>
        </table:table-row>
        <table:table-row table:style-name="ro1">
          <table:table-cell office:value-type="float" office:value="154.200000003995" calcext:value-type="float">
            <text:p>154.200000003995</text:p>
          </table:table-cell>
          <table:table-cell office:value-type="float" office:value="168.648384209875" calcext:value-type="float">
            <text:p>168.648384209875</text:p>
          </table:table-cell>
          <table:table-cell office:value-type="float" office:value="0.040000004651821" calcext:value-type="float">
            <text:p>0.040000004651821</text:p>
          </table:table-cell>
          <table:table-cell/>
        </table:table-row>
        <table:table-row table:style-name="ro1">
          <table:table-cell office:value-type="float" office:value="154.300000003999" calcext:value-type="float">
            <text:p>154.300000003999</text:p>
          </table:table-cell>
          <table:table-cell office:value-type="float" office:value="168.639397270247" calcext:value-type="float">
            <text:p>168.639397270247</text:p>
          </table:table-cell>
          <table:table-cell office:value-type="float" office:value="0.0400000046529348" calcext:value-type="float">
            <text:p>0.040000004652935</text:p>
          </table:table-cell>
          <table:table-cell/>
        </table:table-row>
        <table:table-row table:style-name="ro1">
          <table:table-cell office:value-type="float" office:value="154.400000004002" calcext:value-type="float">
            <text:p>154.400000004002</text:p>
          </table:table-cell>
          <table:table-cell office:value-type="float" office:value="168.630415739478" calcext:value-type="float">
            <text:p>168.630415739478</text:p>
          </table:table-cell>
          <table:table-cell office:value-type="float" office:value="0.0400000046540473" calcext:value-type="float">
            <text:p>0.040000004654047</text:p>
          </table:table-cell>
          <table:table-cell/>
        </table:table-row>
        <table:table-row table:style-name="ro1">
          <table:table-cell office:value-type="float" office:value="154.500000004005" calcext:value-type="float">
            <text:p>154.500000004005</text:p>
          </table:table-cell>
          <table:table-cell office:value-type="float" office:value="168.621439615837" calcext:value-type="float">
            <text:p>168.621439615837</text:p>
          </table:table-cell>
          <table:table-cell office:value-type="float" office:value="0.0400000046551584" calcext:value-type="float">
            <text:p>0.040000004655158</text:p>
          </table:table-cell>
          <table:table-cell/>
        </table:table-row>
        <table:table-row table:style-name="ro1">
          <table:table-cell office:value-type="float" office:value="154.600000004009" calcext:value-type="float">
            <text:p>154.600000004009</text:p>
          </table:table-cell>
          <table:table-cell office:value-type="float" office:value="168.612468897585" calcext:value-type="float">
            <text:p>168.612468897585</text:p>
          </table:table-cell>
          <table:table-cell office:value-type="float" office:value="0.0400000046562681" calcext:value-type="float">
            <text:p>0.040000004656268</text:p>
          </table:table-cell>
          <table:table-cell/>
        </table:table-row>
        <table:table-row table:style-name="ro1">
          <table:table-cell office:value-type="float" office:value="154.700000004012" calcext:value-type="float">
            <text:p>154.700000004012</text:p>
          </table:table-cell>
          <table:table-cell office:value-type="float" office:value="168.603503582979" calcext:value-type="float">
            <text:p>168.603503582979</text:p>
          </table:table-cell>
          <table:table-cell office:value-type="float" office:value="0.0400000046573765" calcext:value-type="float">
            <text:p>0.040000004657377</text:p>
          </table:table-cell>
          <table:table-cell/>
        </table:table-row>
        <table:table-row table:style-name="ro1">
          <table:table-cell office:value-type="float" office:value="154.800000004015" calcext:value-type="float">
            <text:p>154.800000004015</text:p>
          </table:table-cell>
          <table:table-cell office:value-type="float" office:value="168.594543670262" calcext:value-type="float">
            <text:p>168.594543670262</text:p>
          </table:table-cell>
          <table:table-cell office:value-type="float" office:value="0.0400000046584836" calcext:value-type="float">
            <text:p>0.040000004658484</text:p>
          </table:table-cell>
          <table:table-cell/>
        </table:table-row>
        <table:table-row table:style-name="ro1">
          <table:table-cell office:value-type="float" office:value="154.900000004019" calcext:value-type="float">
            <text:p>154.900000004019</text:p>
          </table:table-cell>
          <table:table-cell office:value-type="float" office:value="168.585589157671" calcext:value-type="float">
            <text:p>168.585589157671</text:p>
          </table:table-cell>
          <table:table-cell office:value-type="float" office:value="0.0400000046595894" calcext:value-type="float">
            <text:p>0.040000004659589</text:p>
          </table:table-cell>
          <table:table-cell/>
        </table:table-row>
        <table:table-row table:style-name="ro1">
          <table:table-cell office:value-type="float" office:value="155.000000004022" calcext:value-type="float">
            <text:p>155.000000004022</text:p>
          </table:table-cell>
          <table:table-cell office:value-type="float" office:value="168.576640043435" calcext:value-type="float">
            <text:p>168.576640043435</text:p>
          </table:table-cell>
          <table:table-cell office:value-type="float" office:value="0.0400000046606938" calcext:value-type="float">
            <text:p>0.040000004660694</text:p>
          </table:table-cell>
          <table:table-cell/>
        </table:table-row>
        <table:table-row table:style-name="ro1">
          <table:table-cell office:value-type="float" office:value="155.100000004025" calcext:value-type="float">
            <text:p>155.100000004025</text:p>
          </table:table-cell>
          <table:table-cell office:value-type="float" office:value="168.567696325775" calcext:value-type="float">
            <text:p>168.567696325775</text:p>
          </table:table-cell>
          <table:table-cell office:value-type="float" office:value="0.040000004661797" calcext:value-type="float">
            <text:p>0.040000004661797</text:p>
          </table:table-cell>
          <table:table-cell/>
        </table:table-row>
        <table:table-row table:style-name="ro1">
          <table:table-cell office:value-type="float" office:value="155.200000004029" calcext:value-type="float">
            <text:p>155.200000004029</text:p>
          </table:table-cell>
          <table:table-cell office:value-type="float" office:value="168.558758002904" calcext:value-type="float">
            <text:p>168.558758002904</text:p>
          </table:table-cell>
          <table:table-cell office:value-type="float" office:value="0.0400000046628988" calcext:value-type="float">
            <text:p>0.040000004662899</text:p>
          </table:table-cell>
          <table:table-cell/>
        </table:table-row>
        <table:table-row table:style-name="ro1">
          <table:table-cell office:value-type="float" office:value="155.300000004032" calcext:value-type="float">
            <text:p>155.300000004032</text:p>
          </table:table-cell>
          <table:table-cell office:value-type="float" office:value="168.54982507303" calcext:value-type="float">
            <text:p>168.54982507303</text:p>
          </table:table-cell>
          <table:table-cell office:value-type="float" office:value="0.0400000046639992" calcext:value-type="float">
            <text:p>0.040000004663999</text:p>
          </table:table-cell>
          <table:table-cell/>
        </table:table-row>
        <table:table-row table:style-name="ro1">
          <table:table-cell office:value-type="float" office:value="155.400000004035" calcext:value-type="float">
            <text:p>155.400000004035</text:p>
          </table:table-cell>
          <table:table-cell office:value-type="float" office:value="168.540897534349" calcext:value-type="float">
            <text:p>168.540897534349</text:p>
          </table:table-cell>
          <table:table-cell office:value-type="float" office:value="0.0400000046650984" calcext:value-type="float">
            <text:p>0.040000004665098</text:p>
          </table:table-cell>
          <table:table-cell/>
        </table:table-row>
        <table:table-row table:style-name="ro1">
          <table:table-cell office:value-type="float" office:value="155.500000004039" calcext:value-type="float">
            <text:p>155.500000004039</text:p>
          </table:table-cell>
          <table:table-cell office:value-type="float" office:value="168.531975385052" calcext:value-type="float">
            <text:p>168.531975385052</text:p>
          </table:table-cell>
          <table:table-cell office:value-type="float" office:value="0.0400000046661963" calcext:value-type="float">
            <text:p>0.040000004666196</text:p>
          </table:table-cell>
          <table:table-cell/>
        </table:table-row>
        <table:table-row table:style-name="ro1">
          <table:table-cell office:value-type="float" office:value="155.600000004042" calcext:value-type="float">
            <text:p>155.600000004042</text:p>
          </table:table-cell>
          <table:table-cell office:value-type="float" office:value="168.523058623321" calcext:value-type="float">
            <text:p>168.523058623321</text:p>
          </table:table-cell>
          <table:table-cell office:value-type="float" office:value="0.0400000046672929" calcext:value-type="float">
            <text:p>0.040000004667293</text:p>
          </table:table-cell>
          <table:table-cell/>
        </table:table-row>
        <table:table-row table:style-name="ro1">
          <table:table-cell office:value-type="float" office:value="155.700000004045" calcext:value-type="float">
            <text:p>155.700000004045</text:p>
          </table:table-cell>
          <table:table-cell office:value-type="float" office:value="168.514147247332" calcext:value-type="float">
            <text:p>168.514147247332</text:p>
          </table:table-cell>
          <table:table-cell office:value-type="float" office:value="0.0400000046683881" calcext:value-type="float">
            <text:p>0.040000004668388</text:p>
          </table:table-cell>
          <table:table-cell/>
        </table:table-row>
        <table:table-row table:style-name="ro1">
          <table:table-cell office:value-type="float" office:value="155.800000004048" calcext:value-type="float">
            <text:p>155.800000004048</text:p>
          </table:table-cell>
          <table:table-cell office:value-type="float" office:value="168.505241255252" calcext:value-type="float">
            <text:p>168.505241255252</text:p>
          </table:table-cell>
          <table:table-cell office:value-type="float" office:value="0.040000004669482" calcext:value-type="float">
            <text:p>0.040000004669482</text:p>
          </table:table-cell>
          <table:table-cell/>
        </table:table-row>
        <table:table-row table:style-name="ro1">
          <table:table-cell office:value-type="float" office:value="155.900000004052" calcext:value-type="float">
            <text:p>155.900000004052</text:p>
          </table:table-cell>
          <table:table-cell office:value-type="float" office:value="168.496340645241" calcext:value-type="float">
            <text:p>168.496340645241</text:p>
          </table:table-cell>
          <table:table-cell office:value-type="float" office:value="0.0400000046705746" calcext:value-type="float">
            <text:p>0.040000004670575</text:p>
          </table:table-cell>
          <table:table-cell/>
        </table:table-row>
        <table:table-row table:style-name="ro1">
          <table:table-cell office:value-type="float" office:value="156.000000004055" calcext:value-type="float">
            <text:p>156.000000004055</text:p>
          </table:table-cell>
          <table:table-cell office:value-type="float" office:value="168.48744541545" calcext:value-type="float">
            <text:p>168.48744541545</text:p>
          </table:table-cell>
          <table:table-cell office:value-type="float" office:value="0.0400000046716659" calcext:value-type="float">
            <text:p>0.040000004671666</text:p>
          </table:table-cell>
          <table:table-cell/>
        </table:table-row>
        <table:table-row table:style-name="ro1">
          <table:table-cell office:value-type="float" office:value="156.100000004058" calcext:value-type="float">
            <text:p>156.100000004058</text:p>
          </table:table-cell>
          <table:table-cell office:value-type="float" office:value="168.478555564024" calcext:value-type="float">
            <text:p>168.478555564024</text:p>
          </table:table-cell>
          <table:table-cell office:value-type="float" office:value="0.0400000046727559" calcext:value-type="float">
            <text:p>0.040000004672756</text:p>
          </table:table-cell>
          <table:table-cell/>
        </table:table-row>
        <table:table-row table:style-name="ro1">
          <table:table-cell office:value-type="float" office:value="156.200000004062" calcext:value-type="float">
            <text:p>156.200000004062</text:p>
          </table:table-cell>
          <table:table-cell office:value-type="float" office:value="168.469671089104" calcext:value-type="float">
            <text:p>168.469671089104</text:p>
          </table:table-cell>
          <table:table-cell office:value-type="float" office:value="0.0400000046738447" calcext:value-type="float">
            <text:p>0.040000004673845</text:p>
          </table:table-cell>
          <table:table-cell/>
        </table:table-row>
        <table:table-row table:style-name="ro1">
          <table:table-cell office:value-type="float" office:value="156.300000004065" calcext:value-type="float">
            <text:p>156.300000004065</text:p>
          </table:table-cell>
          <table:table-cell office:value-type="float" office:value="168.460791988813" calcext:value-type="float">
            <text:p>168.460791988813</text:p>
          </table:table-cell>
          <table:table-cell office:value-type="float" office:value="0.040000004674932" calcext:value-type="float">
            <text:p>0.040000004674932</text:p>
          </table:table-cell>
          <table:table-cell/>
        </table:table-row>
        <table:table-row table:style-name="ro1">
          <table:table-cell office:value-type="float" office:value="156.400000004068" calcext:value-type="float">
            <text:p>156.400000004068</text:p>
          </table:table-cell>
          <table:table-cell office:value-type="float" office:value="168.451918261278" calcext:value-type="float">
            <text:p>168.451918261278</text:p>
          </table:table-cell>
          <table:table-cell office:value-type="float" office:value="0.0400000046760182" calcext:value-type="float">
            <text:p>0.040000004676018</text:p>
          </table:table-cell>
          <table:table-cell/>
        </table:table-row>
        <table:table-row table:style-name="ro1">
          <table:table-cell office:value-type="float" office:value="156.500000004072" calcext:value-type="float">
            <text:p>156.500000004072</text:p>
          </table:table-cell>
          <table:table-cell office:value-type="float" office:value="168.443049904613" calcext:value-type="float">
            <text:p>168.443049904613</text:p>
          </table:table-cell>
          <table:table-cell office:value-type="float" office:value="0.040000004677103" calcext:value-type="float">
            <text:p>0.040000004677103</text:p>
          </table:table-cell>
          <table:table-cell/>
        </table:table-row>
        <table:table-row table:style-name="ro1">
          <table:table-cell office:value-type="float" office:value="156.600000004075" calcext:value-type="float">
            <text:p>156.600000004075</text:p>
          </table:table-cell>
          <table:table-cell office:value-type="float" office:value="168.434186916926" calcext:value-type="float">
            <text:p>168.434186916926</text:p>
          </table:table-cell>
          <table:table-cell office:value-type="float" office:value="0.0400000046781865" calcext:value-type="float">
            <text:p>0.040000004678187</text:p>
          </table:table-cell>
          <table:table-cell/>
        </table:table-row>
        <table:table-row table:style-name="ro1">
          <table:table-cell office:value-type="float" office:value="156.700000004078" calcext:value-type="float">
            <text:p>156.700000004078</text:p>
          </table:table-cell>
          <table:table-cell office:value-type="float" office:value="168.425329296315" calcext:value-type="float">
            <text:p>168.425329296315</text:p>
          </table:table-cell>
          <table:table-cell office:value-type="float" office:value="0.0400000046792686" calcext:value-type="float">
            <text:p>0.040000004679269</text:p>
          </table:table-cell>
          <table:table-cell/>
        </table:table-row>
        <table:table-row table:style-name="ro1">
          <table:table-cell office:value-type="float" office:value="156.800000004082" calcext:value-type="float">
            <text:p>156.800000004082</text:p>
          </table:table-cell>
          <table:table-cell office:value-type="float" office:value="168.416477040877" calcext:value-type="float">
            <text:p>168.416477040877</text:p>
          </table:table-cell>
          <table:table-cell office:value-type="float" office:value="0.0400000046803495" calcext:value-type="float">
            <text:p>0.04000000468035</text:p>
          </table:table-cell>
          <table:table-cell/>
        </table:table-row>
        <table:table-row table:style-name="ro1">
          <table:table-cell office:value-type="float" office:value="156.900000004085" calcext:value-type="float">
            <text:p>156.900000004085</text:p>
          </table:table-cell>
          <table:table-cell office:value-type="float" office:value="168.407630148695" calcext:value-type="float">
            <text:p>168.407630148695</text:p>
          </table:table-cell>
          <table:table-cell office:value-type="float" office:value="0.0400000046814292" calcext:value-type="float">
            <text:p>0.040000004681429</text:p>
          </table:table-cell>
          <table:table-cell/>
        </table:table-row>
        <table:table-row table:style-name="ro1">
          <table:table-cell office:value-type="float" office:value="157.000000004088" calcext:value-type="float">
            <text:p>157.000000004088</text:p>
          </table:table-cell>
          <table:table-cell office:value-type="float" office:value="168.39878861785" calcext:value-type="float">
            <text:p>168.39878861785</text:p>
          </table:table-cell>
          <table:table-cell office:value-type="float" office:value="0.0400000046825075" calcext:value-type="float">
            <text:p>0.040000004682508</text:p>
          </table:table-cell>
          <table:table-cell/>
        </table:table-row>
        <table:table-row table:style-name="ro1">
          <table:table-cell office:value-type="float" office:value="157.100000004092" calcext:value-type="float">
            <text:p>157.100000004092</text:p>
          </table:table-cell>
          <table:table-cell office:value-type="float" office:value="168.389952446413" calcext:value-type="float">
            <text:p>168.389952446413</text:p>
          </table:table-cell>
          <table:table-cell office:value-type="float" office:value="0.0400000046835846" calcext:value-type="float">
            <text:p>0.040000004683585</text:p>
          </table:table-cell>
          <table:table-cell/>
        </table:table-row>
        <table:table-row table:style-name="ro1">
          <table:table-cell office:value-type="float" office:value="157.200000004095" calcext:value-type="float">
            <text:p>157.200000004095</text:p>
          </table:table-cell>
          <table:table-cell office:value-type="float" office:value="168.381121632448" calcext:value-type="float">
            <text:p>168.381121632448</text:p>
          </table:table-cell>
          <table:table-cell office:value-type="float" office:value="0.0400000046846603" calcext:value-type="float">
            <text:p>0.04000000468466</text:p>
          </table:table-cell>
          <table:table-cell/>
        </table:table-row>
        <table:table-row table:style-name="ro1">
          <table:table-cell office:value-type="float" office:value="157.300000004098" calcext:value-type="float">
            <text:p>157.300000004098</text:p>
          </table:table-cell>
          <table:table-cell office:value-type="float" office:value="168.372296174013" calcext:value-type="float">
            <text:p>168.372296174013</text:p>
          </table:table-cell>
          <table:table-cell office:value-type="float" office:value="0.0400000046857349" calcext:value-type="float">
            <text:p>0.040000004685735</text:p>
          </table:table-cell>
          <table:table-cell/>
        </table:table-row>
        <table:table-row table:style-name="ro1">
          <table:table-cell office:value-type="float" office:value="157.400000004102" calcext:value-type="float">
            <text:p>157.400000004102</text:p>
          </table:table-cell>
          <table:table-cell office:value-type="float" office:value="168.363476069158" calcext:value-type="float">
            <text:p>168.363476069158</text:p>
          </table:table-cell>
          <table:table-cell office:value-type="float" office:value="0.0400000046868081" calcext:value-type="float">
            <text:p>0.040000004686808</text:p>
          </table:table-cell>
          <table:table-cell/>
        </table:table-row>
        <table:table-row table:style-name="ro1">
          <table:table-cell office:value-type="float" office:value="157.500000004105" calcext:value-type="float">
            <text:p>157.500000004105</text:p>
          </table:table-cell>
          <table:table-cell office:value-type="float" office:value="168.354661315927" calcext:value-type="float">
            <text:p>168.354661315927</text:p>
          </table:table-cell>
          <table:table-cell office:value-type="float" office:value="0.0400000046878801" calcext:value-type="float">
            <text:p>0.04000000468788</text:p>
          </table:table-cell>
          <table:table-cell/>
        </table:table-row>
        <table:table-row table:style-name="ro1">
          <table:table-cell office:value-type="float" office:value="157.600000004108" calcext:value-type="float">
            <text:p>157.600000004108</text:p>
          </table:table-cell>
          <table:table-cell office:value-type="float" office:value="168.345851912355" calcext:value-type="float">
            <text:p>168.345851912355</text:p>
          </table:table-cell>
          <table:table-cell office:value-type="float" office:value="0.0400000046889507" calcext:value-type="float">
            <text:p>0.040000004688951</text:p>
          </table:table-cell>
          <table:table-cell/>
        </table:table-row>
        <table:table-row table:style-name="ro1">
          <table:table-cell office:value-type="float" office:value="157.700000004112" calcext:value-type="float">
            <text:p>157.700000004112</text:p>
          </table:table-cell>
          <table:table-cell office:value-type="float" office:value="168.337047856473" calcext:value-type="float">
            <text:p>168.337047856473</text:p>
          </table:table-cell>
          <table:table-cell office:value-type="float" office:value="0.0400000046900201" calcext:value-type="float">
            <text:p>0.04000000469002</text:p>
          </table:table-cell>
          <table:table-cell/>
        </table:table-row>
        <table:table-row table:style-name="ro1">
          <table:table-cell office:value-type="float" office:value="157.800000004115" calcext:value-type="float">
            <text:p>157.800000004115</text:p>
          </table:table-cell>
          <table:table-cell office:value-type="float" office:value="168.328249146304" calcext:value-type="float">
            <text:p>168.328249146304</text:p>
          </table:table-cell>
          <table:table-cell office:value-type="float" office:value="0.0400000046910882" calcext:value-type="float">
            <text:p>0.040000004691088</text:p>
          </table:table-cell>
          <table:table-cell/>
        </table:table-row>
        <table:table-row table:style-name="ro1">
          <table:table-cell office:value-type="float" office:value="157.900000004118" calcext:value-type="float">
            <text:p>157.900000004118</text:p>
          </table:table-cell>
          <table:table-cell office:value-type="float" office:value="168.319455779861" calcext:value-type="float">
            <text:p>168.319455779861</text:p>
          </table:table-cell>
          <table:table-cell office:value-type="float" office:value="0.040000004692155" calcext:value-type="float">
            <text:p>0.040000004692155</text:p>
          </table:table-cell>
          <table:table-cell/>
        </table:table-row>
        <table:table-row table:style-name="ro1">
          <table:table-cell office:value-type="float" office:value="158.000000004122" calcext:value-type="float">
            <text:p>158.000000004122</text:p>
          </table:table-cell>
          <table:table-cell office:value-type="float" office:value="168.310667755156" calcext:value-type="float">
            <text:p>168.310667755156</text:p>
          </table:table-cell>
          <table:table-cell office:value-type="float" office:value="0.0400000046932205" calcext:value-type="float">
            <text:p>0.040000004693221</text:p>
          </table:table-cell>
          <table:table-cell/>
        </table:table-row>
        <table:table-row table:style-name="ro1">
          <table:table-cell office:value-type="float" office:value="158.100000004125" calcext:value-type="float">
            <text:p>158.100000004125</text:p>
          </table:table-cell>
          <table:table-cell office:value-type="float" office:value="168.301885070189" calcext:value-type="float">
            <text:p>168.301885070189</text:p>
          </table:table-cell>
          <table:table-cell office:value-type="float" office:value="0.0400000046942848" calcext:value-type="float">
            <text:p>0.040000004694285</text:p>
          </table:table-cell>
          <table:table-cell/>
        </table:table-row>
        <table:table-row table:style-name="ro1">
          <table:table-cell office:value-type="float" office:value="158.200000004128" calcext:value-type="float">
            <text:p>158.200000004128</text:p>
          </table:table-cell>
          <table:table-cell office:value-type="float" office:value="168.293107722957" calcext:value-type="float">
            <text:p>168.293107722957</text:p>
          </table:table-cell>
          <table:table-cell office:value-type="float" office:value="0.0400000046953478" calcext:value-type="float">
            <text:p>0.040000004695348</text:p>
          </table:table-cell>
          <table:table-cell/>
        </table:table-row>
        <table:table-row table:style-name="ro1">
          <table:table-cell office:value-type="float" office:value="158.300000004131" calcext:value-type="float">
            <text:p>158.300000004131</text:p>
          </table:table-cell>
          <table:table-cell office:value-type="float" office:value="168.284335711447" calcext:value-type="float">
            <text:p>168.284335711447</text:p>
          </table:table-cell>
          <table:table-cell office:value-type="float" office:value="0.0400000046964096" calcext:value-type="float">
            <text:p>0.04000000469641</text:p>
          </table:table-cell>
          <table:table-cell/>
        </table:table-row>
        <table:table-row table:style-name="ro1">
          <table:table-cell office:value-type="float" office:value="158.400000004135" calcext:value-type="float">
            <text:p>158.400000004135</text:p>
          </table:table-cell>
          <table:table-cell office:value-type="float" office:value="168.275569033642" calcext:value-type="float">
            <text:p>168.275569033642</text:p>
          </table:table-cell>
          <table:table-cell office:value-type="float" office:value="0.0400000046974701" calcext:value-type="float">
            <text:p>0.04000000469747</text:p>
          </table:table-cell>
          <table:table-cell/>
        </table:table-row>
        <table:table-row table:style-name="ro1">
          <table:table-cell office:value-type="float" office:value="158.500000004138" calcext:value-type="float">
            <text:p>158.500000004138</text:p>
          </table:table-cell>
          <table:table-cell office:value-type="float" office:value="168.266807687517" calcext:value-type="float">
            <text:p>168.266807687517</text:p>
          </table:table-cell>
          <table:table-cell office:value-type="float" office:value="0.0400000046985293" calcext:value-type="float">
            <text:p>0.040000004698529</text:p>
          </table:table-cell>
          <table:table-cell/>
        </table:table-row>
        <table:table-row table:style-name="ro1">
          <table:table-cell office:value-type="float" office:value="158.600000004141" calcext:value-type="float">
            <text:p>158.600000004141</text:p>
          </table:table-cell>
          <table:table-cell office:value-type="float" office:value="168.258051671041" calcext:value-type="float">
            <text:p>168.258051671041</text:p>
          </table:table-cell>
          <table:table-cell office:value-type="float" office:value="0.0400000046995873" calcext:value-type="float">
            <text:p>0.040000004699587</text:p>
          </table:table-cell>
          <table:table-cell/>
        </table:table-row>
        <table:table-row table:style-name="ro1">
          <table:table-cell office:value-type="float" office:value="158.700000004145" calcext:value-type="float">
            <text:p>158.700000004145</text:p>
          </table:table-cell>
          <table:table-cell office:value-type="float" office:value="168.249300982174" calcext:value-type="float">
            <text:p>168.249300982174</text:p>
          </table:table-cell>
          <table:table-cell office:value-type="float" office:value="0.040000004700644" calcext:value-type="float">
            <text:p>0.040000004700644</text:p>
          </table:table-cell>
          <table:table-cell/>
        </table:table-row>
        <table:table-row table:style-name="ro1">
          <table:table-cell office:value-type="float" office:value="158.800000004148" calcext:value-type="float">
            <text:p>158.800000004148</text:p>
          </table:table-cell>
          <table:table-cell office:value-type="float" office:value="168.240555618874" calcext:value-type="float">
            <text:p>168.240555618874</text:p>
          </table:table-cell>
          <table:table-cell office:value-type="float" office:value="0.0400000047016995" calcext:value-type="float">
            <text:p>0.0400000047017</text:p>
          </table:table-cell>
          <table:table-cell/>
        </table:table-row>
        <table:table-row table:style-name="ro1">
          <table:table-cell office:value-type="float" office:value="158.900000004151" calcext:value-type="float">
            <text:p>158.900000004151</text:p>
          </table:table-cell>
          <table:table-cell office:value-type="float" office:value="168.231815579089" calcext:value-type="float">
            <text:p>168.231815579089</text:p>
          </table:table-cell>
          <table:table-cell office:value-type="float" office:value="0.0400000047027538" calcext:value-type="float">
            <text:p>0.040000004702754</text:p>
          </table:table-cell>
          <table:table-cell/>
        </table:table-row>
        <table:table-row table:style-name="ro1">
          <table:table-cell office:value-type="float" office:value="159.000000004155" calcext:value-type="float">
            <text:p>159.000000004155</text:p>
          </table:table-cell>
          <table:table-cell office:value-type="float" office:value="168.223080860761" calcext:value-type="float">
            <text:p>168.223080860761</text:p>
          </table:table-cell>
          <table:table-cell office:value-type="float" office:value="0.0400000047038068" calcext:value-type="float">
            <text:p>0.040000004703807</text:p>
          </table:table-cell>
          <table:table-cell/>
        </table:table-row>
        <table:table-row table:style-name="ro1">
          <table:table-cell office:value-type="float" office:value="159.100000004158" calcext:value-type="float">
            <text:p>159.100000004158</text:p>
          </table:table-cell>
          <table:table-cell office:value-type="float" office:value="168.214351461825" calcext:value-type="float">
            <text:p>168.214351461825</text:p>
          </table:table-cell>
          <table:table-cell office:value-type="float" office:value="0.0400000047048584" calcext:value-type="float">
            <text:p>0.040000004704858</text:p>
          </table:table-cell>
          <table:table-cell/>
        </table:table-row>
        <table:table-row table:style-name="ro1">
          <table:table-cell office:value-type="float" office:value="159.200000004161" calcext:value-type="float">
            <text:p>159.200000004161</text:p>
          </table:table-cell>
          <table:table-cell office:value-type="float" office:value="168.205627380213" calcext:value-type="float">
            <text:p>168.205627380213</text:p>
          </table:table-cell>
          <table:table-cell office:value-type="float" office:value="0.0400000047059089" calcext:value-type="float">
            <text:p>0.040000004705909</text:p>
          </table:table-cell>
          <table:table-cell/>
        </table:table-row>
        <table:table-row table:style-name="ro1">
          <table:table-cell office:value-type="float" office:value="159.300000004165" calcext:value-type="float">
            <text:p>159.300000004165</text:p>
          </table:table-cell>
          <table:table-cell office:value-type="float" office:value="168.196908613847" calcext:value-type="float">
            <text:p>168.196908613847</text:p>
          </table:table-cell>
          <table:table-cell office:value-type="float" office:value="0.0400000047069581" calcext:value-type="float">
            <text:p>0.040000004706958</text:p>
          </table:table-cell>
          <table:table-cell/>
        </table:table-row>
        <table:table-row table:style-name="ro1">
          <table:table-cell office:value-type="float" office:value="159.400000004168" calcext:value-type="float">
            <text:p>159.400000004168</text:p>
          </table:table-cell>
          <table:table-cell office:value-type="float" office:value="168.188195160643" calcext:value-type="float">
            <text:p>168.188195160643</text:p>
          </table:table-cell>
          <table:table-cell office:value-type="float" office:value="0.0400000047080061" calcext:value-type="float">
            <text:p>0.040000004708006</text:p>
          </table:table-cell>
          <table:table-cell/>
        </table:table-row>
        <table:table-row table:style-name="ro1">
          <table:table-cell office:value-type="float" office:value="159.500000004171" calcext:value-type="float">
            <text:p>159.500000004171</text:p>
          </table:table-cell>
          <table:table-cell office:value-type="float" office:value="168.179487018513" calcext:value-type="float">
            <text:p>168.179487018513</text:p>
          </table:table-cell>
          <table:table-cell office:value-type="float" office:value="0.0400000047090529" calcext:value-type="float">
            <text:p>0.040000004709053</text:p>
          </table:table-cell>
          <table:table-cell/>
        </table:table-row>
        <table:table-row table:style-name="ro1">
          <table:table-cell office:value-type="float" office:value="159.600000004175" calcext:value-type="float">
            <text:p>159.600000004175</text:p>
          </table:table-cell>
          <table:table-cell office:value-type="float" office:value="168.17078418536" calcext:value-type="float">
            <text:p>168.17078418536</text:p>
          </table:table-cell>
          <table:table-cell office:value-type="float" office:value="0.0400000047100984" calcext:value-type="float">
            <text:p>0.040000004710098</text:p>
          </table:table-cell>
          <table:table-cell/>
        </table:table-row>
        <table:table-row table:style-name="ro1">
          <table:table-cell office:value-type="float" office:value="159.700000004178" calcext:value-type="float">
            <text:p>159.700000004178</text:p>
          </table:table-cell>
          <table:table-cell office:value-type="float" office:value="168.162086659082" calcext:value-type="float">
            <text:p>168.162086659082</text:p>
          </table:table-cell>
          <table:table-cell office:value-type="float" office:value="0.0400000047111426" calcext:value-type="float">
            <text:p>0.040000004711143</text:p>
          </table:table-cell>
          <table:table-cell/>
        </table:table-row>
        <table:table-row table:style-name="ro1">
          <table:table-cell office:value-type="float" office:value="159.800000004181" calcext:value-type="float">
            <text:p>159.800000004181</text:p>
          </table:table-cell>
          <table:table-cell office:value-type="float" office:value="168.153394437571" calcext:value-type="float">
            <text:p>168.153394437571</text:p>
          </table:table-cell>
          <table:table-cell office:value-type="float" office:value="0.0400000047121858" calcext:value-type="float">
            <text:p>0.040000004712186</text:p>
          </table:table-cell>
          <table:table-cell/>
        </table:table-row>
        <table:table-row table:style-name="ro1">
          <table:table-cell office:value-type="float" office:value="159.900000004185" calcext:value-type="float">
            <text:p>159.900000004185</text:p>
          </table:table-cell>
          <table:table-cell office:value-type="float" office:value="168.144707518712" calcext:value-type="float">
            <text:p>168.144707518712</text:p>
          </table:table-cell>
          <table:table-cell office:value-type="float" office:value="0.0400000047132276" calcext:value-type="float">
            <text:p>0.040000004713228</text:p>
          </table:table-cell>
          <table:table-cell/>
        </table:table-row>
        <table:table-row table:style-name="ro1">
          <table:table-cell office:value-type="float" office:value="160.000000004188" calcext:value-type="float">
            <text:p>160.000000004188</text:p>
          </table:table-cell>
          <table:table-cell office:value-type="float" office:value="168.136025900384" calcext:value-type="float">
            <text:p>168.136025900384</text:p>
          </table:table-cell>
          <table:table-cell office:value-type="float" office:value="0.0400000047142681" calcext:value-type="float">
            <text:p>0.040000004714268</text:p>
          </table:table-cell>
          <table:table-cell/>
        </table:table-row>
        <table:table-row table:style-name="ro1">
          <table:table-cell office:value-type="float" office:value="160.100000004191" calcext:value-type="float">
            <text:p>160.100000004191</text:p>
          </table:table-cell>
          <table:table-cell office:value-type="float" office:value="168.127349580461" calcext:value-type="float">
            <text:p>168.127349580461</text:p>
          </table:table-cell>
          <table:table-cell office:value-type="float" office:value="0.0400000047153075" calcext:value-type="float">
            <text:p>0.040000004715308</text:p>
          </table:table-cell>
          <table:table-cell/>
        </table:table-row>
        <table:table-row table:style-name="ro1">
          <table:table-cell office:value-type="float" office:value="160.200000004195" calcext:value-type="float">
            <text:p>160.200000004195</text:p>
          </table:table-cell>
          <table:table-cell office:value-type="float" office:value="168.118678556809" calcext:value-type="float">
            <text:p>168.118678556809</text:p>
          </table:table-cell>
          <table:table-cell office:value-type="float" office:value="0.0400000047163455" calcext:value-type="float">
            <text:p>0.040000004716346</text:p>
          </table:table-cell>
          <table:table-cell/>
        </table:table-row>
        <table:table-row table:style-name="ro1">
          <table:table-cell office:value-type="float" office:value="160.300000004198" calcext:value-type="float">
            <text:p>160.300000004198</text:p>
          </table:table-cell>
          <table:table-cell office:value-type="float" office:value="168.11001282729" calcext:value-type="float">
            <text:p>168.11001282729</text:p>
          </table:table-cell>
          <table:table-cell office:value-type="float" office:value="0.0400000047173824" calcext:value-type="float">
            <text:p>0.040000004717382</text:p>
          </table:table-cell>
          <table:table-cell/>
        </table:table-row>
        <table:table-row table:style-name="ro1">
          <table:table-cell office:value-type="float" office:value="160.400000004201" calcext:value-type="float">
            <text:p>160.400000004201</text:p>
          </table:table-cell>
          <table:table-cell office:value-type="float" office:value="168.101352389757" calcext:value-type="float">
            <text:p>168.101352389757</text:p>
          </table:table-cell>
          <table:table-cell office:value-type="float" office:value="0.040000004718418" calcext:value-type="float">
            <text:p>0.040000004718418</text:p>
          </table:table-cell>
          <table:table-cell/>
        </table:table-row>
        <table:table-row table:style-name="ro1">
          <table:table-cell office:value-type="float" office:value="160.500000004205" calcext:value-type="float">
            <text:p>160.500000004205</text:p>
          </table:table-cell>
          <table:table-cell office:value-type="float" office:value="168.092697242059" calcext:value-type="float">
            <text:p>168.092697242059</text:p>
          </table:table-cell>
          <table:table-cell office:value-type="float" office:value="0.0400000047194524" calcext:value-type="float">
            <text:p>0.040000004719452</text:p>
          </table:table-cell>
          <table:table-cell/>
        </table:table-row>
        <table:table-row table:style-name="ro1">
          <table:table-cell office:value-type="float" office:value="160.600000004208" calcext:value-type="float">
            <text:p>160.600000004208</text:p>
          </table:table-cell>
          <table:table-cell office:value-type="float" office:value="168.084047382041" calcext:value-type="float">
            <text:p>168.084047382041</text:p>
          </table:table-cell>
          <table:table-cell office:value-type="float" office:value="0.0400000047204857" calcext:value-type="float">
            <text:p>0.040000004720486</text:p>
          </table:table-cell>
          <table:table-cell/>
        </table:table-row>
        <table:table-row table:style-name="ro1">
          <table:table-cell office:value-type="float" office:value="160.700000004211" calcext:value-type="float">
            <text:p>160.700000004211</text:p>
          </table:table-cell>
          <table:table-cell office:value-type="float" office:value="168.075402807539" calcext:value-type="float">
            <text:p>168.075402807539</text:p>
          </table:table-cell>
          <table:table-cell office:value-type="float" office:value="0.0400000047215177" calcext:value-type="float">
            <text:p>0.040000004721518</text:p>
          </table:table-cell>
          <table:table-cell/>
        </table:table-row>
        <table:table-row table:style-name="ro1">
          <table:table-cell office:value-type="float" office:value="160.800000004214" calcext:value-type="float">
            <text:p>160.800000004214</text:p>
          </table:table-cell>
          <table:table-cell office:value-type="float" office:value="168.066763516385" calcext:value-type="float">
            <text:p>168.066763516385</text:p>
          </table:table-cell>
          <table:table-cell office:value-type="float" office:value="0.0400000047225485" calcext:value-type="float">
            <text:p>0.040000004722549</text:p>
          </table:table-cell>
          <table:table-cell/>
        </table:table-row>
        <table:table-row table:style-name="ro1">
          <table:table-cell office:value-type="float" office:value="160.900000004218" calcext:value-type="float">
            <text:p>160.900000004218</text:p>
          </table:table-cell>
          <table:table-cell office:value-type="float" office:value="168.058129506402" calcext:value-type="float">
            <text:p>168.058129506402</text:p>
          </table:table-cell>
          <table:table-cell office:value-type="float" office:value="0.040000004723578" calcext:value-type="float">
            <text:p>0.040000004723578</text:p>
          </table:table-cell>
          <table:table-cell/>
        </table:table-row>
        <table:table-row table:style-name="ro1">
          <table:table-cell office:value-type="float" office:value="161.000000004221" calcext:value-type="float">
            <text:p>161.000000004221</text:p>
          </table:table-cell>
          <table:table-cell office:value-type="float" office:value="168.04950077541" calcext:value-type="float">
            <text:p>168.04950077541</text:p>
          </table:table-cell>
          <table:table-cell office:value-type="float" office:value="0.0400000047246063" calcext:value-type="float">
            <text:p>0.040000004724606</text:p>
          </table:table-cell>
          <table:table-cell/>
        </table:table-row>
        <table:table-row table:style-name="ro1">
          <table:table-cell office:value-type="float" office:value="161.100000004224" calcext:value-type="float">
            <text:p>161.100000004224</text:p>
          </table:table-cell>
          <table:table-cell office:value-type="float" office:value="168.040877321222" calcext:value-type="float">
            <text:p>168.040877321222</text:p>
          </table:table-cell>
          <table:table-cell office:value-type="float" office:value="0.0400000047256334" calcext:value-type="float">
            <text:p>0.040000004725633</text:p>
          </table:table-cell>
          <table:table-cell/>
        </table:table-row>
        <table:table-row table:style-name="ro1">
          <table:table-cell office:value-type="float" office:value="161.200000004228" calcext:value-type="float">
            <text:p>161.200000004228</text:p>
          </table:table-cell>
          <table:table-cell office:value-type="float" office:value="168.032259141647" calcext:value-type="float">
            <text:p>168.032259141647</text:p>
          </table:table-cell>
          <table:table-cell office:value-type="float" office:value="0.0400000047266593" calcext:value-type="float">
            <text:p>0.040000004726659</text:p>
          </table:table-cell>
          <table:table-cell/>
        </table:table-row>
        <table:table-row table:style-name="ro1">
          <table:table-cell office:value-type="float" office:value="161.300000004231" calcext:value-type="float">
            <text:p>161.300000004231</text:p>
          </table:table-cell>
          <table:table-cell office:value-type="float" office:value="168.023646234487" calcext:value-type="float">
            <text:p>168.023646234487</text:p>
          </table:table-cell>
          <table:table-cell office:value-type="float" office:value="0.040000004727684" calcext:value-type="float">
            <text:p>0.040000004727684</text:p>
          </table:table-cell>
          <table:table-cell/>
        </table:table-row>
        <table:table-row table:style-name="ro1">
          <table:table-cell office:value-type="float" office:value="161.400000004234" calcext:value-type="float">
            <text:p>161.400000004234</text:p>
          </table:table-cell>
          <table:table-cell office:value-type="float" office:value="168.015038597536" calcext:value-type="float">
            <text:p>168.015038597536</text:p>
          </table:table-cell>
          <table:table-cell office:value-type="float" office:value="0.0400000047287075" calcext:value-type="float">
            <text:p>0.040000004728708</text:p>
          </table:table-cell>
          <table:table-cell/>
        </table:table-row>
        <table:table-row table:style-name="ro1">
          <table:table-cell office:value-type="float" office:value="161.500000004238" calcext:value-type="float">
            <text:p>161.500000004238</text:p>
          </table:table-cell>
          <table:table-cell office:value-type="float" office:value="168.006436228586" calcext:value-type="float">
            <text:p>168.006436228586</text:p>
          </table:table-cell>
          <table:table-cell office:value-type="float" office:value="0.0400000047297298" calcext:value-type="float">
            <text:p>0.04000000472973</text:p>
          </table:table-cell>
          <table:table-cell/>
        </table:table-row>
        <table:table-row table:style-name="ro1">
          <table:table-cell office:value-type="float" office:value="161.600000004241" calcext:value-type="float">
            <text:p>161.600000004241</text:p>
          </table:table-cell>
          <table:table-cell office:value-type="float" office:value="167.997839125421" calcext:value-type="float">
            <text:p>167.997839125421</text:p>
          </table:table-cell>
          <table:table-cell office:value-type="float" office:value="0.0400000047307509" calcext:value-type="float">
            <text:p>0.040000004730751</text:p>
          </table:table-cell>
          <table:table-cell/>
        </table:table-row>
        <table:table-row table:style-name="ro1">
          <table:table-cell office:value-type="float" office:value="161.700000004244" calcext:value-type="float">
            <text:p>161.700000004244</text:p>
          </table:table-cell>
          <table:table-cell office:value-type="float" office:value="167.989247285821" calcext:value-type="float">
            <text:p>167.989247285821</text:p>
          </table:table-cell>
          <table:table-cell office:value-type="float" office:value="0.0400000047317707" calcext:value-type="float">
            <text:p>0.040000004731771</text:p>
          </table:table-cell>
          <table:table-cell/>
        </table:table-row>
        <table:table-row table:style-name="ro1">
          <table:table-cell office:value-type="float" office:value="161.800000004248" calcext:value-type="float">
            <text:p>161.800000004248</text:p>
          </table:table-cell>
          <table:table-cell office:value-type="float" office:value="167.98066070756" calcext:value-type="float">
            <text:p>167.98066070756</text:p>
          </table:table-cell>
          <table:table-cell office:value-type="float" office:value="0.0400000047327895" calcext:value-type="float">
            <text:p>0.04000000473279</text:p>
          </table:table-cell>
          <table:table-cell/>
        </table:table-row>
        <table:table-row table:style-name="ro1">
          <table:table-cell office:value-type="float" office:value="161.900000004251" calcext:value-type="float">
            <text:p>161.900000004251</text:p>
          </table:table-cell>
          <table:table-cell office:value-type="float" office:value="167.972079388403" calcext:value-type="float">
            <text:p>167.972079388403</text:p>
          </table:table-cell>
          <table:table-cell office:value-type="float" office:value="0.0400000047338069" calcext:value-type="float">
            <text:p>0.040000004733807</text:p>
          </table:table-cell>
          <table:table-cell/>
        </table:table-row>
        <table:table-row table:style-name="ro1">
          <table:table-cell office:value-type="float" office:value="162.000000004254" calcext:value-type="float">
            <text:p>162.000000004254</text:p>
          </table:table-cell>
          <table:table-cell office:value-type="float" office:value="167.963503326114" calcext:value-type="float">
            <text:p>167.963503326114</text:p>
          </table:table-cell>
          <table:table-cell office:value-type="float" office:value="0.0400000047348231" calcext:value-type="float">
            <text:p>0.040000004734823</text:p>
          </table:table-cell>
          <table:table-cell/>
        </table:table-row>
        <table:table-row table:style-name="ro1">
          <table:table-cell office:value-type="float" office:value="162.100000004258" calcext:value-type="float">
            <text:p>162.100000004258</text:p>
          </table:table-cell>
          <table:table-cell office:value-type="float" office:value="167.954932518451" calcext:value-type="float">
            <text:p>167.954932518451</text:p>
          </table:table-cell>
          <table:table-cell office:value-type="float" office:value="0.0400000047358381" calcext:value-type="float">
            <text:p>0.040000004735838</text:p>
          </table:table-cell>
          <table:table-cell/>
        </table:table-row>
        <table:table-row table:style-name="ro1">
          <table:table-cell office:value-type="float" office:value="162.200000004261" calcext:value-type="float">
            <text:p>162.200000004261</text:p>
          </table:table-cell>
          <table:table-cell office:value-type="float" office:value="167.946366963163" calcext:value-type="float">
            <text:p>167.946366963163</text:p>
          </table:table-cell>
          <table:table-cell office:value-type="float" office:value="0.0400000047368519" calcext:value-type="float">
            <text:p>0.040000004736852</text:p>
          </table:table-cell>
          <table:table-cell/>
        </table:table-row>
        <table:table-row table:style-name="ro1">
          <table:table-cell office:value-type="float" office:value="162.300000004264" calcext:value-type="float">
            <text:p>162.300000004264</text:p>
          </table:table-cell>
          <table:table-cell office:value-type="float" office:value="167.937806657998" calcext:value-type="float">
            <text:p>167.937806657998</text:p>
          </table:table-cell>
          <table:table-cell office:value-type="float" office:value="0.0400000047378645" calcext:value-type="float">
            <text:p>0.040000004737865</text:p>
          </table:table-cell>
          <table:table-cell/>
        </table:table-row>
        <table:table-row table:style-name="ro1">
          <table:table-cell office:value-type="float" office:value="162.400000004268" calcext:value-type="float">
            <text:p>162.400000004268</text:p>
          </table:table-cell>
          <table:table-cell office:value-type="float" office:value="167.929251600695" calcext:value-type="float">
            <text:p>167.929251600695</text:p>
          </table:table-cell>
          <table:table-cell office:value-type="float" office:value="0.0400000047388759" calcext:value-type="float">
            <text:p>0.040000004738876</text:p>
          </table:table-cell>
          <table:table-cell/>
        </table:table-row>
        <table:table-row table:style-name="ro1">
          <table:table-cell office:value-type="float" office:value="162.500000004271" calcext:value-type="float">
            <text:p>162.500000004271</text:p>
          </table:table-cell>
          <table:table-cell office:value-type="float" office:value="167.92070178899" calcext:value-type="float">
            <text:p>167.92070178899</text:p>
          </table:table-cell>
          <table:table-cell office:value-type="float" office:value="0.0400000047398861" calcext:value-type="float">
            <text:p>0.040000004739886</text:p>
          </table:table-cell>
          <table:table-cell/>
        </table:table-row>
        <table:table-row table:style-name="ro1">
          <table:table-cell office:value-type="float" office:value="162.600000004274" calcext:value-type="float">
            <text:p>162.600000004274</text:p>
          </table:table-cell>
          <table:table-cell office:value-type="float" office:value="167.912157220612" calcext:value-type="float">
            <text:p>167.912157220612</text:p>
          </table:table-cell>
          <table:table-cell office:value-type="float" office:value="0.0400000047408951" calcext:value-type="float">
            <text:p>0.040000004740895</text:p>
          </table:table-cell>
          <table:table-cell/>
        </table:table-row>
        <table:table-row table:style-name="ro1">
          <table:table-cell office:value-type="float" office:value="162.700000004278" calcext:value-type="float">
            <text:p>162.700000004278</text:p>
          </table:table-cell>
          <table:table-cell office:value-type="float" office:value="167.903617893286" calcext:value-type="float">
            <text:p>167.903617893286</text:p>
          </table:table-cell>
          <table:table-cell office:value-type="float" office:value="0.040000004741903" calcext:value-type="float">
            <text:p>0.040000004741903</text:p>
          </table:table-cell>
          <table:table-cell/>
        </table:table-row>
        <table:table-row table:style-name="ro1">
          <table:table-cell office:value-type="float" office:value="162.800000004281" calcext:value-type="float">
            <text:p>162.800000004281</text:p>
          </table:table-cell>
          <table:table-cell office:value-type="float" office:value="167.89508380473" calcext:value-type="float">
            <text:p>167.89508380473</text:p>
          </table:table-cell>
          <table:table-cell office:value-type="float" office:value="0.0400000047429097" calcext:value-type="float">
            <text:p>0.04000000474291</text:p>
          </table:table-cell>
          <table:table-cell/>
        </table:table-row>
        <table:table-row table:style-name="ro1">
          <table:table-cell office:value-type="float" office:value="162.900000004284" calcext:value-type="float">
            <text:p>162.900000004284</text:p>
          </table:table-cell>
          <table:table-cell office:value-type="float" office:value="167.886554952658" calcext:value-type="float">
            <text:p>167.886554952658</text:p>
          </table:table-cell>
          <table:table-cell office:value-type="float" office:value="0.0400000047439152" calcext:value-type="float">
            <text:p>0.040000004743915</text:p>
          </table:table-cell>
          <table:table-cell/>
        </table:table-row>
        <table:table-row table:style-name="ro1">
          <table:table-cell office:value-type="float" office:value="163.000000004288" calcext:value-type="float">
            <text:p>163.000000004288</text:p>
          </table:table-cell>
          <table:table-cell office:value-type="float" office:value="167.878031334778" calcext:value-type="float">
            <text:p>167.878031334778</text:p>
          </table:table-cell>
          <table:table-cell office:value-type="float" office:value="0.0400000047449194" calcext:value-type="float">
            <text:p>0.040000004744919</text:p>
          </table:table-cell>
          <table:table-cell/>
        </table:table-row>
        <table:table-row table:style-name="ro1">
          <table:table-cell office:value-type="float" office:value="163.100000004291" calcext:value-type="float">
            <text:p>163.100000004291</text:p>
          </table:table-cell>
          <table:table-cell office:value-type="float" office:value="167.869512948794" calcext:value-type="float">
            <text:p>167.869512948794</text:p>
          </table:table-cell>
          <table:table-cell office:value-type="float" office:value="0.0400000047459225" calcext:value-type="float">
            <text:p>0.040000004745923</text:p>
          </table:table-cell>
          <table:table-cell/>
        </table:table-row>
        <table:table-row table:style-name="ro1">
          <table:table-cell office:value-type="float" office:value="163.200000004294" calcext:value-type="float">
            <text:p>163.200000004294</text:p>
          </table:table-cell>
          <table:table-cell office:value-type="float" office:value="167.860999792405" calcext:value-type="float">
            <text:p>167.860999792405</text:p>
          </table:table-cell>
          <table:table-cell office:value-type="float" office:value="0.0400000047469245" calcext:value-type="float">
            <text:p>0.040000004746925</text:p>
          </table:table-cell>
          <table:table-cell/>
        </table:table-row>
        <table:table-row table:style-name="ro1">
          <table:table-cell office:value-type="float" office:value="163.300000004297" calcext:value-type="float">
            <text:p>163.300000004297</text:p>
          </table:table-cell>
          <table:table-cell office:value-type="float" office:value="167.852491863302" calcext:value-type="float">
            <text:p>167.852491863302</text:p>
          </table:table-cell>
          <table:table-cell office:value-type="float" office:value="0.0400000047479252" calcext:value-type="float">
            <text:p>0.040000004747925</text:p>
          </table:table-cell>
          <table:table-cell/>
        </table:table-row>
        <table:table-row table:style-name="ro1">
          <table:table-cell office:value-type="float" office:value="163.400000004301" calcext:value-type="float">
            <text:p>163.400000004301</text:p>
          </table:table-cell>
          <table:table-cell office:value-type="float" office:value="167.843989159174" calcext:value-type="float">
            <text:p>167.843989159174</text:p>
          </table:table-cell>
          <table:table-cell office:value-type="float" office:value="0.0400000047489248" calcext:value-type="float">
            <text:p>0.040000004748925</text:p>
          </table:table-cell>
          <table:table-cell/>
        </table:table-row>
        <table:table-row table:style-name="ro1">
          <table:table-cell office:value-type="float" office:value="163.500000004304" calcext:value-type="float">
            <text:p>163.500000004304</text:p>
          </table:table-cell>
          <table:table-cell office:value-type="float" office:value="167.835491677703" calcext:value-type="float">
            <text:p>167.835491677703</text:p>
          </table:table-cell>
          <table:table-cell office:value-type="float" office:value="0.0400000047499233" calcext:value-type="float">
            <text:p>0.040000004749923</text:p>
          </table:table-cell>
          <table:table-cell/>
        </table:table-row>
        <table:table-row table:style-name="ro1">
          <table:table-cell office:value-type="float" office:value="163.600000004307" calcext:value-type="float">
            <text:p>163.600000004307</text:p>
          </table:table-cell>
          <table:table-cell office:value-type="float" office:value="167.826999416566" calcext:value-type="float">
            <text:p>167.826999416566</text:p>
          </table:table-cell>
          <table:table-cell office:value-type="float" office:value="0.0400000047509206" calcext:value-type="float">
            <text:p>0.040000004750921</text:p>
          </table:table-cell>
          <table:table-cell/>
        </table:table-row>
        <table:table-row table:style-name="ro1">
          <table:table-cell office:value-type="float" office:value="163.700000004311" calcext:value-type="float">
            <text:p>163.700000004311</text:p>
          </table:table-cell>
          <table:table-cell office:value-type="float" office:value="167.818512373435" calcext:value-type="float">
            <text:p>167.818512373435</text:p>
          </table:table-cell>
          <table:table-cell office:value-type="float" office:value="0.0400000047519166" calcext:value-type="float">
            <text:p>0.040000004751917</text:p>
          </table:table-cell>
          <table:table-cell/>
        </table:table-row>
        <table:table-row table:style-name="ro1">
          <table:table-cell office:value-type="float" office:value="163.800000004314" calcext:value-type="float">
            <text:p>163.800000004314</text:p>
          </table:table-cell>
          <table:table-cell office:value-type="float" office:value="167.810030545978" calcext:value-type="float">
            <text:p>167.810030545978</text:p>
          </table:table-cell>
          <table:table-cell office:value-type="float" office:value="0.0400000047529115" calcext:value-type="float">
            <text:p>0.040000004752912</text:p>
          </table:table-cell>
          <table:table-cell/>
        </table:table-row>
        <table:table-row table:style-name="ro1">
          <table:table-cell office:value-type="float" office:value="163.900000004317" calcext:value-type="float">
            <text:p>163.900000004317</text:p>
          </table:table-cell>
          <table:table-cell office:value-type="float" office:value="167.801553931859" calcext:value-type="float">
            <text:p>167.801553931859</text:p>
          </table:table-cell>
          <table:table-cell office:value-type="float" office:value="0.0400000047539052" calcext:value-type="float">
            <text:p>0.040000004753905</text:p>
          </table:table-cell>
          <table:table-cell/>
        </table:table-row>
        <table:table-row table:style-name="ro1">
          <table:table-cell office:value-type="float" office:value="164.000000004321" calcext:value-type="float">
            <text:p>164.000000004321</text:p>
          </table:table-cell>
          <table:table-cell office:value-type="float" office:value="167.793082528733" calcext:value-type="float">
            <text:p>167.793082528733</text:p>
          </table:table-cell>
          <table:table-cell office:value-type="float" office:value="0.0400000047548978" calcext:value-type="float">
            <text:p>0.040000004754898</text:p>
          </table:table-cell>
          <table:table-cell/>
        </table:table-row>
        <table:table-row table:style-name="ro1">
          <table:table-cell office:value-type="float" office:value="164.100000004324" calcext:value-type="float">
            <text:p>164.100000004324</text:p>
          </table:table-cell>
          <table:table-cell office:value-type="float" office:value="167.784616334253" calcext:value-type="float">
            <text:p>167.784616334253</text:p>
          </table:table-cell>
          <table:table-cell office:value-type="float" office:value="0.0400000047558892" calcext:value-type="float">
            <text:p>0.040000004755889</text:p>
          </table:table-cell>
          <table:table-cell/>
        </table:table-row>
        <table:table-row table:style-name="ro1">
          <table:table-cell office:value-type="float" office:value="164.200000004327" calcext:value-type="float">
            <text:p>164.200000004327</text:p>
          </table:table-cell>
          <table:table-cell office:value-type="float" office:value="167.776155346067" calcext:value-type="float">
            <text:p>167.776155346067</text:p>
          </table:table-cell>
          <table:table-cell office:value-type="float" office:value="0.0400000047568794" calcext:value-type="float">
            <text:p>0.040000004756879</text:p>
          </table:table-cell>
          <table:table-cell/>
        </table:table-row>
        <table:table-row table:style-name="ro1">
          <table:table-cell office:value-type="float" office:value="164.300000004331" calcext:value-type="float">
            <text:p>164.300000004331</text:p>
          </table:table-cell>
          <table:table-cell office:value-type="float" office:value="167.767699561817" calcext:value-type="float">
            <text:p>167.767699561817</text:p>
          </table:table-cell>
          <table:table-cell office:value-type="float" office:value="0.0400000047578683" calcext:value-type="float">
            <text:p>0.040000004757868</text:p>
          </table:table-cell>
          <table:table-cell/>
        </table:table-row>
        <table:table-row table:style-name="ro1">
          <table:table-cell office:value-type="float" office:value="164.400000004334" calcext:value-type="float">
            <text:p>164.400000004334</text:p>
          </table:table-cell>
          <table:table-cell office:value-type="float" office:value="167.759248979142" calcext:value-type="float">
            <text:p>167.759248979142</text:p>
          </table:table-cell>
          <table:table-cell office:value-type="float" office:value="0.0400000047588563" calcext:value-type="float">
            <text:p>0.040000004758856</text:p>
          </table:table-cell>
          <table:table-cell/>
        </table:table-row>
        <table:table-row table:style-name="ro1">
          <table:table-cell office:value-type="float" office:value="164.500000004337" calcext:value-type="float">
            <text:p>164.500000004337</text:p>
          </table:table-cell>
          <table:table-cell office:value-type="float" office:value="167.750803595674" calcext:value-type="float">
            <text:p>167.750803595674</text:p>
          </table:table-cell>
          <table:table-cell office:value-type="float" office:value="0.0400000047598431" calcext:value-type="float">
            <text:p>0.040000004759843</text:p>
          </table:table-cell>
          <table:table-cell/>
        </table:table-row>
        <table:table-row table:style-name="ro1">
          <table:table-cell office:value-type="float" office:value="164.600000004341" calcext:value-type="float">
            <text:p>164.600000004341</text:p>
          </table:table-cell>
          <table:table-cell office:value-type="float" office:value="167.742363409041" calcext:value-type="float">
            <text:p>167.742363409041</text:p>
          </table:table-cell>
          <table:table-cell office:value-type="float" office:value="0.0400000047608286" calcext:value-type="float">
            <text:p>0.040000004760829</text:p>
          </table:table-cell>
          <table:table-cell/>
        </table:table-row>
        <table:table-row table:style-name="ro1">
          <table:table-cell office:value-type="float" office:value="164.700000004344" calcext:value-type="float">
            <text:p>164.700000004344</text:p>
          </table:table-cell>
          <table:table-cell office:value-type="float" office:value="167.733928416866" calcext:value-type="float">
            <text:p>167.733928416866</text:p>
          </table:table-cell>
          <table:table-cell office:value-type="float" office:value="0.0400000047618131" calcext:value-type="float">
            <text:p>0.040000004761813</text:p>
          </table:table-cell>
          <table:table-cell/>
        </table:table-row>
        <table:table-row table:style-name="ro1">
          <table:table-cell office:value-type="float" office:value="164.800000004347" calcext:value-type="float">
            <text:p>164.800000004347</text:p>
          </table:table-cell>
          <table:table-cell office:value-type="float" office:value="167.725498616769" calcext:value-type="float">
            <text:p>167.725498616769</text:p>
          </table:table-cell>
          <table:table-cell office:value-type="float" office:value="0.0400000047627964" calcext:value-type="float">
            <text:p>0.040000004762796</text:p>
          </table:table-cell>
          <table:table-cell/>
        </table:table-row>
        <table:table-row table:style-name="ro1">
          <table:table-cell office:value-type="float" office:value="164.900000004351" calcext:value-type="float">
            <text:p>164.900000004351</text:p>
          </table:table-cell>
          <table:table-cell office:value-type="float" office:value="167.717074006363" calcext:value-type="float">
            <text:p>167.717074006363</text:p>
          </table:table-cell>
          <table:table-cell office:value-type="float" office:value="0.0400000047637786" calcext:value-type="float">
            <text:p>0.040000004763779</text:p>
          </table:table-cell>
          <table:table-cell/>
        </table:table-row>
        <table:table-row table:style-name="ro1">
          <table:table-cell office:value-type="float" office:value="165.000000004354" calcext:value-type="float">
            <text:p>165.000000004354</text:p>
          </table:table-cell>
          <table:table-cell office:value-type="float" office:value="167.708654583257" calcext:value-type="float">
            <text:p>167.708654583257</text:p>
          </table:table-cell>
          <table:table-cell office:value-type="float" office:value="0.0400000047647596" calcext:value-type="float">
            <text:p>0.04000000476476</text:p>
          </table:table-cell>
          <table:table-cell/>
        </table:table-row>
        <table:table-row table:style-name="ro1">
          <table:table-cell office:value-type="float" office:value="165.100000004357" calcext:value-type="float">
            <text:p>165.100000004357</text:p>
          </table:table-cell>
          <table:table-cell office:value-type="float" office:value="167.700240345056" calcext:value-type="float">
            <text:p>167.700240345056</text:p>
          </table:table-cell>
          <table:table-cell office:value-type="float" office:value="0.0400000047657394" calcext:value-type="float">
            <text:p>0.040000004765739</text:p>
          </table:table-cell>
          <table:table-cell/>
        </table:table-row>
        <table:table-row table:style-name="ro1">
          <table:table-cell office:value-type="float" office:value="165.200000004361" calcext:value-type="float">
            <text:p>165.200000004361</text:p>
          </table:table-cell>
          <table:table-cell office:value-type="float" office:value="167.69183128936" calcext:value-type="float">
            <text:p>167.69183128936</text:p>
          </table:table-cell>
          <table:table-cell office:value-type="float" office:value="0.0400000047667182" calcext:value-type="float">
            <text:p>0.040000004766718</text:p>
          </table:table-cell>
          <table:table-cell/>
        </table:table-row>
        <table:table-row table:style-name="ro1">
          <table:table-cell office:value-type="float" office:value="165.300000004364" calcext:value-type="float">
            <text:p>165.300000004364</text:p>
          </table:table-cell>
          <table:table-cell office:value-type="float" office:value="167.683427413762" calcext:value-type="float">
            <text:p>167.683427413762</text:p>
          </table:table-cell>
          <table:table-cell office:value-type="float" office:value="0.0400000047676957" calcext:value-type="float">
            <text:p>0.040000004767696</text:p>
          </table:table-cell>
          <table:table-cell/>
        </table:table-row>
        <table:table-row table:style-name="ro1">
          <table:table-cell office:value-type="float" office:value="165.400000004367" calcext:value-type="float">
            <text:p>165.400000004367</text:p>
          </table:table-cell>
          <table:table-cell office:value-type="float" office:value="167.675028715856" calcext:value-type="float">
            <text:p>167.675028715856</text:p>
          </table:table-cell>
          <table:table-cell office:value-type="float" office:value="0.0400000047686721" calcext:value-type="float">
            <text:p>0.040000004768672</text:p>
          </table:table-cell>
          <table:table-cell/>
        </table:table-row>
        <table:table-row table:style-name="ro1">
          <table:table-cell office:value-type="float" office:value="165.50000000437" calcext:value-type="float">
            <text:p>165.50000000437</text:p>
          </table:table-cell>
          <table:table-cell office:value-type="float" office:value="167.666635193222" calcext:value-type="float">
            <text:p>167.666635193222</text:p>
          </table:table-cell>
          <table:table-cell office:value-type="float" office:value="0.0400000047696472" calcext:value-type="float">
            <text:p>0.040000004769647</text:p>
          </table:table-cell>
          <table:table-cell/>
        </table:table-row>
        <table:table-row table:style-name="ro1">
          <table:table-cell office:value-type="float" office:value="165.600000004374" calcext:value-type="float">
            <text:p>165.600000004374</text:p>
          </table:table-cell>
          <table:table-cell office:value-type="float" office:value="167.658246843449" calcext:value-type="float">
            <text:p>167.658246843449</text:p>
          </table:table-cell>
          <table:table-cell office:value-type="float" office:value="0.0400000047706213" calcext:value-type="float">
            <text:p>0.040000004770621</text:p>
          </table:table-cell>
          <table:table-cell/>
        </table:table-row>
        <table:table-row table:style-name="ro1">
          <table:table-cell office:value-type="float" office:value="165.700000004377" calcext:value-type="float">
            <text:p>165.700000004377</text:p>
          </table:table-cell>
          <table:table-cell office:value-type="float" office:value="167.649863664111" calcext:value-type="float">
            <text:p>167.649863664111</text:p>
          </table:table-cell>
          <table:table-cell office:value-type="float" office:value="0.0400000047715943" calcext:value-type="float">
            <text:p>0.040000004771594</text:p>
          </table:table-cell>
          <table:table-cell/>
        </table:table-row>
        <table:table-row table:style-name="ro1">
          <table:table-cell office:value-type="float" office:value="165.80000000438" calcext:value-type="float">
            <text:p>165.80000000438</text:p>
          </table:table-cell>
          <table:table-cell office:value-type="float" office:value="167.641485652781" calcext:value-type="float">
            <text:p>167.641485652781</text:p>
          </table:table-cell>
          <table:table-cell office:value-type="float" office:value="0.0400000047725661" calcext:value-type="float">
            <text:p>0.040000004772566</text:p>
          </table:table-cell>
          <table:table-cell/>
        </table:table-row>
        <table:table-row table:style-name="ro1">
          <table:table-cell office:value-type="float" office:value="165.900000004384" calcext:value-type="float">
            <text:p>165.900000004384</text:p>
          </table:table-cell>
          <table:table-cell office:value-type="float" office:value="167.633112807026" calcext:value-type="float">
            <text:p>167.633112807026</text:p>
          </table:table-cell>
          <table:table-cell office:value-type="float" office:value="0.0400000047735368" calcext:value-type="float">
            <text:p>0.040000004773537</text:p>
          </table:table-cell>
          <table:table-cell/>
        </table:table-row>
        <table:table-row table:style-name="ro1">
          <table:table-cell office:value-type="float" office:value="166.000000004387" calcext:value-type="float">
            <text:p>166.000000004387</text:p>
          </table:table-cell>
          <table:table-cell office:value-type="float" office:value="167.624745124409" calcext:value-type="float">
            <text:p>167.624745124409</text:p>
          </table:table-cell>
          <table:table-cell office:value-type="float" office:value="0.0400000047745064" calcext:value-type="float">
            <text:p>0.040000004774506</text:p>
          </table:table-cell>
          <table:table-cell/>
        </table:table-row>
        <table:table-row table:style-name="ro1">
          <table:table-cell office:value-type="float" office:value="166.10000000439" calcext:value-type="float">
            <text:p>166.10000000439</text:p>
          </table:table-cell>
          <table:table-cell office:value-type="float" office:value="167.616382602491" calcext:value-type="float">
            <text:p>167.616382602491</text:p>
          </table:table-cell>
          <table:table-cell office:value-type="float" office:value="0.0400000047754749" calcext:value-type="float">
            <text:p>0.040000004775475</text:p>
          </table:table-cell>
          <table:table-cell/>
        </table:table-row>
        <table:table-row table:style-name="ro1">
          <table:table-cell office:value-type="float" office:value="166.200000004394" calcext:value-type="float">
            <text:p>166.200000004394</text:p>
          </table:table-cell>
          <table:table-cell office:value-type="float" office:value="167.608025238825" calcext:value-type="float">
            <text:p>167.608025238825</text:p>
          </table:table-cell>
          <table:table-cell office:value-type="float" office:value="0.0400000047764422" calcext:value-type="float">
            <text:p>0.040000004776442</text:p>
          </table:table-cell>
          <table:table-cell/>
        </table:table-row>
        <table:table-row table:style-name="ro1">
          <table:table-cell office:value-type="float" office:value="166.300000004397" calcext:value-type="float">
            <text:p>166.300000004397</text:p>
          </table:table-cell>
          <table:table-cell office:value-type="float" office:value="167.599673030963" calcext:value-type="float">
            <text:p>167.599673030963</text:p>
          </table:table-cell>
          <table:table-cell office:value-type="float" office:value="0.0400000047774084" calcext:value-type="float">
            <text:p>0.040000004777408</text:p>
          </table:table-cell>
          <table:table-cell/>
        </table:table-row>
        <table:table-row table:style-name="ro1">
          <table:table-cell office:value-type="float" office:value="166.4000000044" calcext:value-type="float">
            <text:p>166.4000000044</text:p>
          </table:table-cell>
          <table:table-cell office:value-type="float" office:value="167.591325976451" calcext:value-type="float">
            <text:p>167.591325976451</text:p>
          </table:table-cell>
          <table:table-cell office:value-type="float" office:value="0.0400000047783734" calcext:value-type="float">
            <text:p>0.040000004778373</text:p>
          </table:table-cell>
          <table:table-cell/>
        </table:table-row>
        <table:table-row table:style-name="ro1">
          <table:table-cell office:value-type="float" office:value="166.500000004404" calcext:value-type="float">
            <text:p>166.500000004404</text:p>
          </table:table-cell>
          <table:table-cell office:value-type="float" office:value="167.582984072829" calcext:value-type="float">
            <text:p>167.582984072829</text:p>
          </table:table-cell>
          <table:table-cell office:value-type="float" office:value="0.0400000047793372" calcext:value-type="float">
            <text:p>0.040000004779337</text:p>
          </table:table-cell>
          <table:table-cell/>
        </table:table-row>
        <table:table-row table:style-name="ro1">
          <table:table-cell office:value-type="float" office:value="166.600000004407" calcext:value-type="float">
            <text:p>166.600000004407</text:p>
          </table:table-cell>
          <table:table-cell office:value-type="float" office:value="167.574647317637" calcext:value-type="float">
            <text:p>167.574647317637</text:p>
          </table:table-cell>
          <table:table-cell office:value-type="float" office:value="0.0400000047803" calcext:value-type="float">
            <text:p>0.0400000047803</text:p>
          </table:table-cell>
          <table:table-cell/>
        </table:table-row>
        <table:table-row table:style-name="ro1">
          <table:table-cell office:value-type="float" office:value="166.70000000441" calcext:value-type="float">
            <text:p>166.70000000441</text:p>
          </table:table-cell>
          <table:table-cell office:value-type="float" office:value="167.566315708404" calcext:value-type="float">
            <text:p>167.566315708404</text:p>
          </table:table-cell>
          <table:table-cell office:value-type="float" office:value="0.0400000047812616" calcext:value-type="float">
            <text:p>0.040000004781262</text:p>
          </table:table-cell>
          <table:table-cell/>
        </table:table-row>
        <table:table-row table:style-name="ro1">
          <table:table-cell office:value-type="float" office:value="166.800000004414" calcext:value-type="float">
            <text:p>166.800000004414</text:p>
          </table:table-cell>
          <table:table-cell office:value-type="float" office:value="167.557989242664" calcext:value-type="float">
            <text:p>167.557989242664</text:p>
          </table:table-cell>
          <table:table-cell office:value-type="float" office:value="0.0400000047822221" calcext:value-type="float">
            <text:p>0.040000004782222</text:p>
          </table:table-cell>
          <table:table-cell/>
        </table:table-row>
        <table:table-row table:style-name="ro1">
          <table:table-cell office:value-type="float" office:value="166.900000004417" calcext:value-type="float">
            <text:p>166.900000004417</text:p>
          </table:table-cell>
          <table:table-cell office:value-type="float" office:value="167.54966791794" calcext:value-type="float">
            <text:p>167.54966791794</text:p>
          </table:table-cell>
          <table:table-cell office:value-type="float" office:value="0.0400000047831815" calcext:value-type="float">
            <text:p>0.040000004783182</text:p>
          </table:table-cell>
          <table:table-cell/>
        </table:table-row>
        <table:table-row table:style-name="ro1">
          <table:table-cell office:value-type="float" office:value="167.00000000442" calcext:value-type="float">
            <text:p>167.00000000442</text:p>
          </table:table-cell>
          <table:table-cell office:value-type="float" office:value="167.541351731753" calcext:value-type="float">
            <text:p>167.541351731753</text:p>
          </table:table-cell>
          <table:table-cell office:value-type="float" office:value="0.0400000047841399" calcext:value-type="float">
            <text:p>0.04000000478414</text:p>
          </table:table-cell>
          <table:table-cell/>
        </table:table-row>
        <table:table-row table:style-name="ro1">
          <table:table-cell office:value-type="float" office:value="167.100000004424" calcext:value-type="float">
            <text:p>167.100000004424</text:p>
          </table:table-cell>
          <table:table-cell office:value-type="float" office:value="167.533040681619" calcext:value-type="float">
            <text:p>167.533040681619</text:p>
          </table:table-cell>
          <table:table-cell office:value-type="float" office:value="0.0400000047850971" calcext:value-type="float">
            <text:p>0.040000004785097</text:p>
          </table:table-cell>
          <table:table-cell/>
        </table:table-row>
        <table:table-row table:style-name="ro1">
          <table:table-cell office:value-type="float" office:value="167.200000004427" calcext:value-type="float">
            <text:p>167.200000004427</text:p>
          </table:table-cell>
          <table:table-cell office:value-type="float" office:value="167.52473476505" calcext:value-type="float">
            <text:p>167.52473476505</text:p>
          </table:table-cell>
          <table:table-cell office:value-type="float" office:value="0.0400000047860531" calcext:value-type="float">
            <text:p>0.040000004786053</text:p>
          </table:table-cell>
          <table:table-cell/>
        </table:table-row>
        <table:table-row table:style-name="ro1">
          <table:table-cell office:value-type="float" office:value="167.30000000443" calcext:value-type="float">
            <text:p>167.30000000443</text:p>
          </table:table-cell>
          <table:table-cell office:value-type="float" office:value="167.516433979554" calcext:value-type="float">
            <text:p>167.516433979554</text:p>
          </table:table-cell>
          <table:table-cell office:value-type="float" office:value="0.0400000047870081" calcext:value-type="float">
            <text:p>0.040000004787008</text:p>
          </table:table-cell>
          <table:table-cell/>
        </table:table-row>
        <table:table-row table:style-name="ro1">
          <table:table-cell office:value-type="float" office:value="167.400000004434" calcext:value-type="float">
            <text:p>167.400000004434</text:p>
          </table:table-cell>
          <table:table-cell office:value-type="float" office:value="167.508138322636" calcext:value-type="float">
            <text:p>167.508138322636</text:p>
          </table:table-cell>
          <table:table-cell office:value-type="float" office:value="0.0400000047879619" calcext:value-type="float">
            <text:p>0.040000004787962</text:p>
          </table:table-cell>
          <table:table-cell/>
        </table:table-row>
        <table:table-row table:style-name="ro1">
          <table:table-cell office:value-type="float" office:value="167.500000004437" calcext:value-type="float">
            <text:p>167.500000004437</text:p>
          </table:table-cell>
          <table:table-cell office:value-type="float" office:value="167.499847791797" calcext:value-type="float">
            <text:p>167.499847791797</text:p>
          </table:table-cell>
          <table:table-cell office:value-type="float" office:value="0.0400000047889147" calcext:value-type="float">
            <text:p>0.040000004788915</text:p>
          </table:table-cell>
          <table:table-cell/>
        </table:table-row>
        <table:table-row table:style-name="ro1">
          <table:table-cell office:value-type="float" office:value="167.60000000444" calcext:value-type="float">
            <text:p>167.60000000444</text:p>
          </table:table-cell>
          <table:table-cell office:value-type="float" office:value="167.491562384532" calcext:value-type="float">
            <text:p>167.491562384532</text:p>
          </table:table-cell>
          <table:table-cell office:value-type="float" office:value="0.0400000047898663" calcext:value-type="float">
            <text:p>0.040000004789866</text:p>
          </table:table-cell>
          <table:table-cell/>
        </table:table-row>
        <table:table-row table:style-name="ro1">
          <table:table-cell office:value-type="float" office:value="167.700000004444" calcext:value-type="float">
            <text:p>167.700000004444</text:p>
          </table:table-cell>
          <table:table-cell office:value-type="float" office:value="167.483282098332" calcext:value-type="float">
            <text:p>167.483282098332</text:p>
          </table:table-cell>
          <table:table-cell office:value-type="float" office:value="0.0400000047908168" calcext:value-type="float">
            <text:p>0.040000004790817</text:p>
          </table:table-cell>
          <table:table-cell/>
        </table:table-row>
        <table:table-row table:style-name="ro1">
          <table:table-cell office:value-type="float" office:value="167.800000004447" calcext:value-type="float">
            <text:p>167.800000004447</text:p>
          </table:table-cell>
          <table:table-cell office:value-type="float" office:value="167.475006930688" calcext:value-type="float">
            <text:p>167.475006930688</text:p>
          </table:table-cell>
          <table:table-cell office:value-type="float" office:value="0.0400000047917663" calcext:value-type="float">
            <text:p>0.040000004791766</text:p>
          </table:table-cell>
          <table:table-cell/>
        </table:table-row>
        <table:table-row table:style-name="ro1">
          <table:table-cell office:value-type="float" office:value="167.90000000445" calcext:value-type="float">
            <text:p>167.90000000445</text:p>
          </table:table-cell>
          <table:table-cell office:value-type="float" office:value="167.466736879081" calcext:value-type="float">
            <text:p>167.466736879081</text:p>
          </table:table-cell>
          <table:table-cell office:value-type="float" office:value="0.0400000047927146" calcext:value-type="float">
            <text:p>0.040000004792715</text:p>
          </table:table-cell>
          <table:table-cell/>
        </table:table-row>
        <table:table-row table:style-name="ro1">
          <table:table-cell office:value-type="float" office:value="168.000000004453" calcext:value-type="float">
            <text:p>168.000000004453</text:p>
          </table:table-cell>
          <table:table-cell office:value-type="float" office:value="167.458471940992" calcext:value-type="float">
            <text:p>167.458471940992</text:p>
          </table:table-cell>
          <table:table-cell office:value-type="float" office:value="0.0400000047936618" calcext:value-type="float">
            <text:p>0.040000004793662</text:p>
          </table:table-cell>
          <table:table-cell/>
        </table:table-row>
        <table:table-row table:style-name="ro1">
          <table:table-cell office:value-type="float" office:value="168.100000004457" calcext:value-type="float">
            <text:p>168.100000004457</text:p>
          </table:table-cell>
          <table:table-cell office:value-type="float" office:value="167.450212113899" calcext:value-type="float">
            <text:p>167.450212113899</text:p>
          </table:table-cell>
          <table:table-cell office:value-type="float" office:value="0.0400000047946079" calcext:value-type="float">
            <text:p>0.040000004794608</text:p>
          </table:table-cell>
          <table:table-cell/>
        </table:table-row>
        <table:table-row table:style-name="ro1">
          <table:table-cell office:value-type="float" office:value="168.20000000446" calcext:value-type="float">
            <text:p>168.20000000446</text:p>
          </table:table-cell>
          <table:table-cell office:value-type="float" office:value="167.441957395272" calcext:value-type="float">
            <text:p>167.441957395272</text:p>
          </table:table-cell>
          <table:table-cell office:value-type="float" office:value="0.0400000047955529" calcext:value-type="float">
            <text:p>0.040000004795553</text:p>
          </table:table-cell>
          <table:table-cell/>
        </table:table-row>
        <table:table-row table:style-name="ro1">
          <table:table-cell office:value-type="float" office:value="168.300000004463" calcext:value-type="float">
            <text:p>168.300000004463</text:p>
          </table:table-cell>
          <table:table-cell office:value-type="float" office:value="167.433707782581" calcext:value-type="float">
            <text:p>167.433707782581</text:p>
          </table:table-cell>
          <table:table-cell office:value-type="float" office:value="0.0400000047964967" calcext:value-type="float">
            <text:p>0.040000004796497</text:p>
          </table:table-cell>
          <table:table-cell/>
        </table:table-row>
        <table:table-row table:style-name="ro1">
          <table:table-cell office:value-type="float" office:value="168.400000004467" calcext:value-type="float">
            <text:p>168.400000004467</text:p>
          </table:table-cell>
          <table:table-cell office:value-type="float" office:value="167.42546327329" calcext:value-type="float">
            <text:p>167.42546327329</text:p>
          </table:table-cell>
          <table:table-cell office:value-type="float" office:value="0.0400000047974395" calcext:value-type="float">
            <text:p>0.04000000479744</text:p>
          </table:table-cell>
          <table:table-cell/>
        </table:table-row>
        <table:table-row table:style-name="ro1">
          <table:table-cell office:value-type="float" office:value="168.50000000447" calcext:value-type="float">
            <text:p>168.50000000447</text:p>
          </table:table-cell>
          <table:table-cell office:value-type="float" office:value="167.417223864862" calcext:value-type="float">
            <text:p>167.417223864862</text:p>
          </table:table-cell>
          <table:table-cell office:value-type="float" office:value="0.0400000047983812" calcext:value-type="float">
            <text:p>0.040000004798381</text:p>
          </table:table-cell>
          <table:table-cell/>
        </table:table-row>
        <table:table-row table:style-name="ro1">
          <table:table-cell office:value-type="float" office:value="168.600000004473" calcext:value-type="float">
            <text:p>168.600000004473</text:p>
          </table:table-cell>
          <table:table-cell office:value-type="float" office:value="167.408989554751" calcext:value-type="float">
            <text:p>167.408989554751</text:p>
          </table:table-cell>
          <table:table-cell office:value-type="float" office:value="0.0400000047993219" calcext:value-type="float">
            <text:p>0.040000004799322</text:p>
          </table:table-cell>
          <table:table-cell/>
        </table:table-row>
        <table:table-row table:style-name="ro1">
          <table:table-cell office:value-type="float" office:value="168.700000004477" calcext:value-type="float">
            <text:p>168.700000004477</text:p>
          </table:table-cell>
          <table:table-cell office:value-type="float" office:value="167.400760340413" calcext:value-type="float">
            <text:p>167.400760340413</text:p>
          </table:table-cell>
          <table:table-cell office:value-type="float" office:value="0.0400000048002613" calcext:value-type="float">
            <text:p>0.040000004800261</text:p>
          </table:table-cell>
          <table:table-cell/>
        </table:table-row>
        <table:table-row table:style-name="ro1">
          <table:table-cell office:value-type="float" office:value="168.80000000448" calcext:value-type="float">
            <text:p>168.80000000448</text:p>
          </table:table-cell>
          <table:table-cell office:value-type="float" office:value="167.392536219295" calcext:value-type="float">
            <text:p>167.392536219295</text:p>
          </table:table-cell>
          <table:table-cell office:value-type="float" office:value="0.0400000048011998" calcext:value-type="float">
            <text:p>0.0400000048012</text:p>
          </table:table-cell>
          <table:table-cell/>
        </table:table-row>
        <table:table-row table:style-name="ro1">
          <table:table-cell office:value-type="float" office:value="168.900000004483" calcext:value-type="float">
            <text:p>168.900000004483</text:p>
          </table:table-cell>
          <table:table-cell office:value-type="float" office:value="167.384317188846" calcext:value-type="float">
            <text:p>167.384317188846</text:p>
          </table:table-cell>
          <table:table-cell office:value-type="float" office:value="0.0400000048021371" calcext:value-type="float">
            <text:p>0.040000004802137</text:p>
          </table:table-cell>
          <table:table-cell/>
        </table:table-row>
        <table:table-row table:style-name="ro1">
          <table:table-cell office:value-type="float" office:value="169.000000004487" calcext:value-type="float">
            <text:p>169.000000004487</text:p>
          </table:table-cell>
          <table:table-cell office:value-type="float" office:value="167.376103246507" calcext:value-type="float">
            <text:p>167.376103246507</text:p>
          </table:table-cell>
          <table:table-cell office:value-type="float" office:value="0.0400000048030734" calcext:value-type="float">
            <text:p>0.040000004803073</text:p>
          </table:table-cell>
          <table:table-cell/>
        </table:table-row>
        <table:table-row table:style-name="ro1">
          <table:table-cell office:value-type="float" office:value="169.10000000449" calcext:value-type="float">
            <text:p>169.10000000449</text:p>
          </table:table-cell>
          <table:table-cell office:value-type="float" office:value="167.367894389715" calcext:value-type="float">
            <text:p>167.367894389715</text:p>
          </table:table-cell>
          <table:table-cell office:value-type="float" office:value="0.0400000048040085" calcext:value-type="float">
            <text:p>0.040000004804009</text:p>
          </table:table-cell>
          <table:table-cell/>
        </table:table-row>
        <table:table-row table:style-name="ro1">
          <table:table-cell office:value-type="float" office:value="169.200000004493" calcext:value-type="float">
            <text:p>169.200000004493</text:p>
          </table:table-cell>
          <table:table-cell office:value-type="float" office:value="167.359690615906" calcext:value-type="float">
            <text:p>167.359690615906</text:p>
          </table:table-cell>
          <table:table-cell office:value-type="float" office:value="0.0400000048049426" calcext:value-type="float">
            <text:p>0.040000004804943</text:p>
          </table:table-cell>
          <table:table-cell/>
        </table:table-row>
        <table:table-row table:style-name="ro1">
          <table:table-cell office:value-type="float" office:value="169.300000004497" calcext:value-type="float">
            <text:p>169.300000004497</text:p>
          </table:table-cell>
          <table:table-cell office:value-type="float" office:value="167.351491922511" calcext:value-type="float">
            <text:p>167.351491922511</text:p>
          </table:table-cell>
          <table:table-cell office:value-type="float" office:value="0.0400000048058756" calcext:value-type="float">
            <text:p>0.040000004805876</text:p>
          </table:table-cell>
          <table:table-cell/>
        </table:table-row>
        <table:table-row table:style-name="ro1">
          <table:table-cell office:value-type="float" office:value="169.4000000045" calcext:value-type="float">
            <text:p>169.4000000045</text:p>
          </table:table-cell>
          <table:table-cell office:value-type="float" office:value="167.343298306959" calcext:value-type="float">
            <text:p>167.343298306959</text:p>
          </table:table-cell>
          <table:table-cell office:value-type="float" office:value="0.0400000048068076" calcext:value-type="float">
            <text:p>0.040000004806808</text:p>
          </table:table-cell>
          <table:table-cell/>
        </table:table-row>
        <table:table-row table:style-name="ro1">
          <table:table-cell office:value-type="float" office:value="169.500000004503" calcext:value-type="float">
            <text:p>169.500000004503</text:p>
          </table:table-cell>
          <table:table-cell office:value-type="float" office:value="167.335109766671" calcext:value-type="float">
            <text:p>167.335109766671</text:p>
          </table:table-cell>
          <table:table-cell office:value-type="float" office:value="0.0400000048077383" calcext:value-type="float">
            <text:p>0.040000004807738</text:p>
          </table:table-cell>
          <table:table-cell/>
        </table:table-row>
        <table:table-row table:style-name="ro1">
          <table:table-cell office:value-type="float" office:value="169.600000004507" calcext:value-type="float">
            <text:p>169.600000004507</text:p>
          </table:table-cell>
          <table:table-cell office:value-type="float" office:value="167.326926299071" calcext:value-type="float">
            <text:p>167.326926299071</text:p>
          </table:table-cell>
          <table:table-cell office:value-type="float" office:value="0.0400000048086681" calcext:value-type="float">
            <text:p>0.040000004808668</text:p>
          </table:table-cell>
          <table:table-cell/>
        </table:table-row>
        <table:table-row table:style-name="ro1">
          <table:table-cell office:value-type="float" office:value="169.70000000451" calcext:value-type="float">
            <text:p>169.70000000451</text:p>
          </table:table-cell>
          <table:table-cell office:value-type="float" office:value="167.318747901574" calcext:value-type="float">
            <text:p>167.318747901574</text:p>
          </table:table-cell>
          <table:table-cell office:value-type="float" office:value="0.0400000048095968" calcext:value-type="float">
            <text:p>0.040000004809597</text:p>
          </table:table-cell>
          <table:table-cell/>
        </table:table-row>
        <table:table-row table:style-name="ro1">
          <table:table-cell office:value-type="float" office:value="169.800000004513" calcext:value-type="float">
            <text:p>169.800000004513</text:p>
          </table:table-cell>
          <table:table-cell office:value-type="float" office:value="167.310574571594" calcext:value-type="float">
            <text:p>167.310574571594</text:p>
          </table:table-cell>
          <table:table-cell office:value-type="float" office:value="0.0400000048105244" calcext:value-type="float">
            <text:p>0.040000004810524</text:p>
          </table:table-cell>
          <table:table-cell/>
        </table:table-row>
        <table:table-row table:style-name="ro1">
          <table:table-cell office:value-type="float" office:value="169.900000004517" calcext:value-type="float">
            <text:p>169.900000004517</text:p>
          </table:table-cell>
          <table:table-cell office:value-type="float" office:value="167.302406306541" calcext:value-type="float">
            <text:p>167.302406306541</text:p>
          </table:table-cell>
          <table:table-cell office:value-type="float" office:value="0.0400000048114508" calcext:value-type="float">
            <text:p>0.040000004811451</text:p>
          </table:table-cell>
          <table:table-cell/>
        </table:table-row>
        <table:table-row table:style-name="ro1">
          <table:table-cell office:value-type="float" office:value="170.00000000452" calcext:value-type="float">
            <text:p>170.00000000452</text:p>
          </table:table-cell>
          <table:table-cell office:value-type="float" office:value="167.29424310382" calcext:value-type="float">
            <text:p>167.29424310382</text:p>
          </table:table-cell>
          <table:table-cell office:value-type="float" office:value="0.0400000048123762" calcext:value-type="float">
            <text:p>0.040000004812376</text:p>
          </table:table-cell>
          <table:table-cell/>
        </table:table-row>
        <table:table-row table:style-name="ro1">
          <table:table-cell office:value-type="float" office:value="170.100000004523" calcext:value-type="float">
            <text:p>170.100000004523</text:p>
          </table:table-cell>
          <table:table-cell office:value-type="float" office:value="167.286084960838" calcext:value-type="float">
            <text:p>167.286084960838</text:p>
          </table:table-cell>
          <table:table-cell office:value-type="float" office:value="0.0400000048133006" calcext:value-type="float">
            <text:p>0.040000004813301</text:p>
          </table:table-cell>
          <table:table-cell/>
        </table:table-row>
        <table:table-row table:style-name="ro1">
          <table:table-cell office:value-type="float" office:value="170.200000004527" calcext:value-type="float">
            <text:p>170.200000004527</text:p>
          </table:table-cell>
          <table:table-cell office:value-type="float" office:value="167.27793187499" calcext:value-type="float">
            <text:p>167.27793187499</text:p>
          </table:table-cell>
          <table:table-cell office:value-type="float" office:value="0.0400000048142239" calcext:value-type="float">
            <text:p>0.040000004814224</text:p>
          </table:table-cell>
          <table:table-cell/>
        </table:table-row>
        <table:table-row table:style-name="ro1">
          <table:table-cell office:value-type="float" office:value="170.30000000453" calcext:value-type="float">
            <text:p>170.30000000453</text:p>
          </table:table-cell>
          <table:table-cell office:value-type="float" office:value="167.269783843676" calcext:value-type="float">
            <text:p>167.269783843676</text:p>
          </table:table-cell>
          <table:table-cell office:value-type="float" office:value="0.0400000048151462" calcext:value-type="float">
            <text:p>0.040000004815146</text:p>
          </table:table-cell>
          <table:table-cell/>
        </table:table-row>
        <table:table-row table:style-name="ro1">
          <table:table-cell office:value-type="float" office:value="170.400000004533" calcext:value-type="float">
            <text:p>170.400000004533</text:p>
          </table:table-cell>
          <table:table-cell office:value-type="float" office:value="167.261640864286" calcext:value-type="float">
            <text:p>167.261640864286</text:p>
          </table:table-cell>
          <table:table-cell office:value-type="float" office:value="0.0400000048160674" calcext:value-type="float">
            <text:p>0.040000004816067</text:p>
          </table:table-cell>
          <table:table-cell/>
        </table:table-row>
        <table:table-row table:style-name="ro1">
          <table:table-cell office:value-type="float" office:value="170.500000004536" calcext:value-type="float">
            <text:p>170.500000004536</text:p>
          </table:table-cell>
          <table:table-cell office:value-type="float" office:value="167.253502934212" calcext:value-type="float">
            <text:p>167.253502934212</text:p>
          </table:table-cell>
          <table:table-cell office:value-type="float" office:value="0.0400000048169875" calcext:value-type="float">
            <text:p>0.040000004816988</text:p>
          </table:table-cell>
          <table:table-cell/>
        </table:table-row>
        <table:table-row table:style-name="ro1">
          <table:table-cell office:value-type="float" office:value="170.60000000454" calcext:value-type="float">
            <text:p>170.60000000454</text:p>
          </table:table-cell>
          <table:table-cell office:value-type="float" office:value="167.245370050838" calcext:value-type="float">
            <text:p>167.245370050838</text:p>
          </table:table-cell>
          <table:table-cell office:value-type="float" office:value="0.0400000048179065" calcext:value-type="float">
            <text:p>0.040000004817907</text:p>
          </table:table-cell>
          <table:table-cell/>
        </table:table-row>
        <table:table-row table:style-name="ro1">
          <table:table-cell office:value-type="float" office:value="170.700000004543" calcext:value-type="float">
            <text:p>170.700000004543</text:p>
          </table:table-cell>
          <table:table-cell office:value-type="float" office:value="167.237242211549" calcext:value-type="float">
            <text:p>167.237242211549</text:p>
          </table:table-cell>
          <table:table-cell office:value-type="float" office:value="0.0400000048188244" calcext:value-type="float">
            <text:p>0.040000004818824</text:p>
          </table:table-cell>
          <table:table-cell/>
        </table:table-row>
        <table:table-row table:style-name="ro1">
          <table:table-cell office:value-type="float" office:value="170.800000004546" calcext:value-type="float">
            <text:p>170.800000004546</text:p>
          </table:table-cell>
          <table:table-cell office:value-type="float" office:value="167.229119413723" calcext:value-type="float">
            <text:p>167.229119413723</text:p>
          </table:table-cell>
          <table:table-cell office:value-type="float" office:value="0.0400000048197414" calcext:value-type="float">
            <text:p>0.040000004819741</text:p>
          </table:table-cell>
          <table:table-cell/>
        </table:table-row>
        <table:table-row table:style-name="ro1">
          <table:table-cell office:value-type="float" office:value="170.90000000455" calcext:value-type="float">
            <text:p>170.90000000455</text:p>
          </table:table-cell>
          <table:table-cell office:value-type="float" office:value="167.221001654737" calcext:value-type="float">
            <text:p>167.221001654737</text:p>
          </table:table-cell>
          <table:table-cell office:value-type="float" office:value="0.0400000048206572" calcext:value-type="float">
            <text:p>0.040000004820657</text:p>
          </table:table-cell>
          <table:table-cell/>
        </table:table-row>
        <table:table-row table:style-name="ro1">
          <table:table-cell office:value-type="float" office:value="171.000000004553" calcext:value-type="float">
            <text:p>171.000000004553</text:p>
          </table:table-cell>
          <table:table-cell office:value-type="float" office:value="167.212888931964" calcext:value-type="float">
            <text:p>167.212888931964</text:p>
          </table:table-cell>
          <table:table-cell office:value-type="float" office:value="0.040000004821572" calcext:value-type="float">
            <text:p>0.040000004821572</text:p>
          </table:table-cell>
          <table:table-cell/>
        </table:table-row>
        <table:table-row table:style-name="ro1">
          <table:table-cell office:value-type="float" office:value="171.100000004556" calcext:value-type="float">
            <text:p>171.100000004556</text:p>
          </table:table-cell>
          <table:table-cell office:value-type="float" office:value="167.204781242774" calcext:value-type="float">
            <text:p>167.204781242774</text:p>
          </table:table-cell>
          <table:table-cell office:value-type="float" office:value="0.0400000048224857" calcext:value-type="float">
            <text:p>0.040000004822486</text:p>
          </table:table-cell>
          <table:table-cell/>
        </table:table-row>
        <table:table-row table:style-name="ro1">
          <table:table-cell office:value-type="float" office:value="171.20000000456" calcext:value-type="float">
            <text:p>171.20000000456</text:p>
          </table:table-cell>
          <table:table-cell office:value-type="float" office:value="167.196678584533" calcext:value-type="float">
            <text:p>167.196678584533</text:p>
          </table:table-cell>
          <table:table-cell office:value-type="float" office:value="0.0400000048233984" calcext:value-type="float">
            <text:p>0.040000004823398</text:p>
          </table:table-cell>
          <table:table-cell/>
        </table:table-row>
        <table:table-row table:style-name="ro1">
          <table:table-cell office:value-type="float" office:value="171.300000004563" calcext:value-type="float">
            <text:p>171.300000004563</text:p>
          </table:table-cell>
          <table:table-cell office:value-type="float" office:value="167.188580954606" calcext:value-type="float">
            <text:p>167.188580954606</text:p>
          </table:table-cell>
          <table:table-cell office:value-type="float" office:value="0.04000000482431" calcext:value-type="float">
            <text:p>0.04000000482431</text:p>
          </table:table-cell>
          <table:table-cell/>
        </table:table-row>
        <table:table-row table:style-name="ro1">
          <table:table-cell office:value-type="float" office:value="171.400000004566" calcext:value-type="float">
            <text:p>171.400000004566</text:p>
          </table:table-cell>
          <table:table-cell office:value-type="float" office:value="167.180488350353" calcext:value-type="float">
            <text:p>167.180488350353</text:p>
          </table:table-cell>
          <table:table-cell office:value-type="float" office:value="0.0400000048252206" calcext:value-type="float">
            <text:p>0.040000004825221</text:p>
          </table:table-cell>
          <table:table-cell/>
        </table:table-row>
        <table:table-row table:style-name="ro1">
          <table:table-cell office:value-type="float" office:value="171.50000000457" calcext:value-type="float">
            <text:p>171.50000000457</text:p>
          </table:table-cell>
          <table:table-cell office:value-type="float" office:value="167.17240076913" calcext:value-type="float">
            <text:p>167.17240076913</text:p>
          </table:table-cell>
          <table:table-cell office:value-type="float" office:value="0.0400000048261301" calcext:value-type="float">
            <text:p>0.04000000482613</text:p>
          </table:table-cell>
          <table:table-cell/>
        </table:table-row>
        <table:table-row table:style-name="ro1">
          <table:table-cell office:value-type="float" office:value="171.600000004573" calcext:value-type="float">
            <text:p>171.600000004573</text:p>
          </table:table-cell>
          <table:table-cell office:value-type="float" office:value="167.164318208291" calcext:value-type="float">
            <text:p>167.164318208291</text:p>
          </table:table-cell>
          <table:table-cell office:value-type="float" office:value="0.0400000048270384" calcext:value-type="float">
            <text:p>0.040000004827038</text:p>
          </table:table-cell>
          <table:table-cell/>
        </table:table-row>
        <table:table-row table:style-name="ro1">
          <table:table-cell office:value-type="float" office:value="171.700000004576" calcext:value-type="float">
            <text:p>171.700000004576</text:p>
          </table:table-cell>
          <table:table-cell office:value-type="float" office:value="167.15624066519" calcext:value-type="float">
            <text:p>167.15624066519</text:p>
          </table:table-cell>
          <table:table-cell office:value-type="float" office:value="0.0400000048279458" calcext:value-type="float">
            <text:p>0.040000004827946</text:p>
          </table:table-cell>
          <table:table-cell/>
        </table:table-row>
        <table:table-row table:style-name="ro1">
          <table:table-cell office:value-type="float" office:value="171.80000000458" calcext:value-type="float">
            <text:p>171.80000000458</text:p>
          </table:table-cell>
          <table:table-cell office:value-type="float" office:value="167.148168137172" calcext:value-type="float">
            <text:p>167.148168137172</text:p>
          </table:table-cell>
          <table:table-cell office:value-type="float" office:value="0.0400000048288522" calcext:value-type="float">
            <text:p>0.040000004828852</text:p>
          </table:table-cell>
          <table:table-cell/>
        </table:table-row>
        <table:table-row table:style-name="ro1">
          <table:table-cell office:value-type="float" office:value="171.900000004583" calcext:value-type="float">
            <text:p>171.900000004583</text:p>
          </table:table-cell>
          <table:table-cell office:value-type="float" office:value="167.140100621583" calcext:value-type="float">
            <text:p>167.140100621583</text:p>
          </table:table-cell>
          <table:table-cell office:value-type="float" office:value="0.0400000048297575" calcext:value-type="float">
            <text:p>0.040000004829758</text:p>
          </table:table-cell>
          <table:table-cell/>
        </table:table-row>
        <table:table-row table:style-name="ro1">
          <table:table-cell office:value-type="float" office:value="172.000000004586" calcext:value-type="float">
            <text:p>172.000000004586</text:p>
          </table:table-cell>
          <table:table-cell office:value-type="float" office:value="167.132038115765" calcext:value-type="float">
            <text:p>167.132038115765</text:p>
          </table:table-cell>
          <table:table-cell office:value-type="float" office:value="0.0400000048306617" calcext:value-type="float">
            <text:p>0.040000004830662</text:p>
          </table:table-cell>
          <table:table-cell/>
        </table:table-row>
        <table:table-row table:style-name="ro1">
          <table:table-cell office:value-type="float" office:value="172.10000000459" calcext:value-type="float">
            <text:p>172.10000000459</text:p>
          </table:table-cell>
          <table:table-cell office:value-type="float" office:value="167.123980617056" calcext:value-type="float">
            <text:p>167.123980617056</text:p>
          </table:table-cell>
          <table:table-cell office:value-type="float" office:value="0.040000004831565" calcext:value-type="float">
            <text:p>0.040000004831565</text:p>
          </table:table-cell>
          <table:table-cell/>
        </table:table-row>
        <table:table-row table:style-name="ro1">
          <table:table-cell office:value-type="float" office:value="172.200000004593" calcext:value-type="float">
            <text:p>172.200000004593</text:p>
          </table:table-cell>
          <table:table-cell office:value-type="float" office:value="167.115928122793" calcext:value-type="float">
            <text:p>167.115928122793</text:p>
          </table:table-cell>
          <table:table-cell office:value-type="float" office:value="0.0400000048324671" calcext:value-type="float">
            <text:p>0.040000004832467</text:p>
          </table:table-cell>
          <table:table-cell/>
        </table:table-row>
        <table:table-row table:style-name="ro1">
          <table:table-cell office:value-type="float" office:value="172.300000004596" calcext:value-type="float">
            <text:p>172.300000004596</text:p>
          </table:table-cell>
          <table:table-cell office:value-type="float" office:value="167.107880630305" calcext:value-type="float">
            <text:p>167.107880630305</text:p>
          </table:table-cell>
          <table:table-cell office:value-type="float" office:value="0.0400000048333682" calcext:value-type="float">
            <text:p>0.040000004833368</text:p>
          </table:table-cell>
          <table:table-cell/>
        </table:table-row>
        <table:table-row table:style-name="ro1">
          <table:table-cell office:value-type="float" office:value="172.4000000046" calcext:value-type="float">
            <text:p>172.4000000046</text:p>
          </table:table-cell>
          <table:table-cell office:value-type="float" office:value="167.099838136929" calcext:value-type="float">
            <text:p>167.099838136929</text:p>
          </table:table-cell>
          <table:table-cell office:value-type="float" office:value="0.0400000048342683" calcext:value-type="float">
            <text:p>0.040000004834268</text:p>
          </table:table-cell>
          <table:table-cell/>
        </table:table-row>
        <table:table-row table:style-name="ro1">
          <table:table-cell office:value-type="float" office:value="172.500000004603" calcext:value-type="float">
            <text:p>172.500000004603</text:p>
          </table:table-cell>
          <table:table-cell office:value-type="float" office:value="167.091800639988" calcext:value-type="float">
            <text:p>167.091800639988</text:p>
          </table:table-cell>
          <table:table-cell office:value-type="float" office:value="0.0400000048351674" calcext:value-type="float">
            <text:p>0.040000004835167</text:p>
          </table:table-cell>
          <table:table-cell/>
        </table:table-row>
        <table:table-row table:style-name="ro1">
          <table:table-cell office:value-type="float" office:value="172.600000004606" calcext:value-type="float">
            <text:p>172.600000004606</text:p>
          </table:table-cell>
          <table:table-cell office:value-type="float" office:value="167.083768136807" calcext:value-type="float">
            <text:p>167.083768136807</text:p>
          </table:table-cell>
          <table:table-cell office:value-type="float" office:value="0.0400000048360655" calcext:value-type="float">
            <text:p>0.040000004836066</text:p>
          </table:table-cell>
          <table:table-cell/>
        </table:table-row>
        <table:table-row table:style-name="ro1">
          <table:table-cell office:value-type="float" office:value="172.70000000461" calcext:value-type="float">
            <text:p>172.70000000461</text:p>
          </table:table-cell>
          <table:table-cell office:value-type="float" office:value="167.075740624707" calcext:value-type="float">
            <text:p>167.075740624707</text:p>
          </table:table-cell>
          <table:table-cell office:value-type="float" office:value="0.0400000048369625" calcext:value-type="float">
            <text:p>0.040000004836963</text:p>
          </table:table-cell>
          <table:table-cell/>
        </table:table-row>
        <table:table-row table:style-name="ro1">
          <table:table-cell office:value-type="float" office:value="172.800000004613" calcext:value-type="float">
            <text:p>172.800000004613</text:p>
          </table:table-cell>
          <table:table-cell office:value-type="float" office:value="167.067718101005" calcext:value-type="float">
            <text:p>167.067718101005</text:p>
          </table:table-cell>
          <table:table-cell office:value-type="float" office:value="0.0400000048378584" calcext:value-type="float">
            <text:p>0.040000004837858</text:p>
          </table:table-cell>
          <table:table-cell/>
        </table:table-row>
        <table:table-row table:style-name="ro1">
          <table:table-cell office:value-type="float" office:value="172.900000004616" calcext:value-type="float">
            <text:p>172.900000004616</text:p>
          </table:table-cell>
          <table:table-cell office:value-type="float" office:value="167.059700563019" calcext:value-type="float">
            <text:p>167.059700563019</text:p>
          </table:table-cell>
          <table:table-cell office:value-type="float" office:value="0.0400000048387533" calcext:value-type="float">
            <text:p>0.040000004838753</text:p>
          </table:table-cell>
          <table:table-cell/>
        </table:table-row>
        <table:table-row table:style-name="ro1">
          <table:table-cell office:value-type="float" office:value="173.000000004619" calcext:value-type="float">
            <text:p>173.000000004619</text:p>
          </table:table-cell>
          <table:table-cell office:value-type="float" office:value="167.051688008062" calcext:value-type="float">
            <text:p>167.051688008062</text:p>
          </table:table-cell>
          <table:table-cell office:value-type="float" office:value="0.0400000048396474" calcext:value-type="float">
            <text:p>0.040000004839647</text:p>
          </table:table-cell>
          <table:table-cell/>
        </table:table-row>
        <table:table-row table:style-name="ro1">
          <table:table-cell office:value-type="float" office:value="173.100000004623" calcext:value-type="float">
            <text:p>173.100000004623</text:p>
          </table:table-cell>
          <table:table-cell office:value-type="float" office:value="167.043680433441" calcext:value-type="float">
            <text:p>167.043680433441</text:p>
          </table:table-cell>
          <table:table-cell office:value-type="float" office:value="0.0400000048405403" calcext:value-type="float">
            <text:p>0.04000000484054</text:p>
          </table:table-cell>
          <table:table-cell/>
        </table:table-row>
        <table:table-row table:style-name="ro1">
          <table:table-cell office:value-type="float" office:value="173.200000004626" calcext:value-type="float">
            <text:p>173.200000004626</text:p>
          </table:table-cell>
          <table:table-cell office:value-type="float" office:value="167.035677836466" calcext:value-type="float">
            <text:p>167.035677836466</text:p>
          </table:table-cell>
          <table:table-cell office:value-type="float" office:value="0.0400000048414321" calcext:value-type="float">
            <text:p>0.040000004841432</text:p>
          </table:table-cell>
          <table:table-cell/>
        </table:table-row>
        <table:table-row table:style-name="ro1">
          <table:table-cell office:value-type="float" office:value="173.300000004629" calcext:value-type="float">
            <text:p>173.300000004629</text:p>
          </table:table-cell>
          <table:table-cell office:value-type="float" office:value="167.027680214439" calcext:value-type="float">
            <text:p>167.027680214439</text:p>
          </table:table-cell>
          <table:table-cell office:value-type="float" office:value="0.0400000048423229" calcext:value-type="float">
            <text:p>0.040000004842323</text:p>
          </table:table-cell>
          <table:table-cell/>
        </table:table-row>
        <table:table-row table:style-name="ro1">
          <table:table-cell office:value-type="float" office:value="173.400000004633" calcext:value-type="float">
            <text:p>173.400000004633</text:p>
          </table:table-cell>
          <table:table-cell office:value-type="float" office:value="167.019687564665" calcext:value-type="float">
            <text:p>167.019687564665</text:p>
          </table:table-cell>
          <table:table-cell office:value-type="float" office:value="0.0400000048432127" calcext:value-type="float">
            <text:p>0.040000004843213</text:p>
          </table:table-cell>
          <table:table-cell/>
        </table:table-row>
        <table:table-row table:style-name="ro1">
          <table:table-cell office:value-type="float" office:value="173.500000004636" calcext:value-type="float">
            <text:p>173.500000004636</text:p>
          </table:table-cell>
          <table:table-cell office:value-type="float" office:value="167.011699884439" calcext:value-type="float">
            <text:p>167.011699884439</text:p>
          </table:table-cell>
          <table:table-cell office:value-type="float" office:value="0.0400000048441016" calcext:value-type="float">
            <text:p>0.040000004844102</text:p>
          </table:table-cell>
          <table:table-cell/>
        </table:table-row>
        <table:table-row table:style-name="ro1">
          <table:table-cell office:value-type="float" office:value="173.600000004639" calcext:value-type="float">
            <text:p>173.600000004639</text:p>
          </table:table-cell>
          <table:table-cell office:value-type="float" office:value="167.00371717106" calcext:value-type="float">
            <text:p>167.00371717106</text:p>
          </table:table-cell>
          <table:table-cell office:value-type="float" office:value="0.0400000048449893" calcext:value-type="float">
            <text:p>0.040000004844989</text:p>
          </table:table-cell>
          <table:table-cell/>
        </table:table-row>
        <table:table-row table:style-name="ro1">
          <table:table-cell office:value-type="float" office:value="173.700000004643" calcext:value-type="float">
            <text:p>173.700000004643</text:p>
          </table:table-cell>
          <table:table-cell office:value-type="float" office:value="166.99573942182" calcext:value-type="float">
            <text:p>166.99573942182</text:p>
          </table:table-cell>
          <table:table-cell office:value-type="float" office:value="0.040000004845876" calcext:value-type="float">
            <text:p>0.040000004845876</text:p>
          </table:table-cell>
          <table:table-cell/>
        </table:table-row>
        <table:table-row table:style-name="ro1">
          <table:table-cell office:value-type="float" office:value="173.800000004646" calcext:value-type="float">
            <text:p>173.800000004646</text:p>
          </table:table-cell>
          <table:table-cell office:value-type="float" office:value="166.987766634011" calcext:value-type="float">
            <text:p>166.987766634011</text:p>
          </table:table-cell>
          <table:table-cell office:value-type="float" office:value="0.0400000048467618" calcext:value-type="float">
            <text:p>0.040000004846762</text:p>
          </table:table-cell>
          <table:table-cell/>
        </table:table-row>
        <table:table-row table:style-name="ro1">
          <table:table-cell office:value-type="float" office:value="173.900000004649" calcext:value-type="float">
            <text:p>173.900000004649</text:p>
          </table:table-cell>
          <table:table-cell office:value-type="float" office:value="166.979798804921" calcext:value-type="float">
            <text:p>166.979798804921</text:p>
          </table:table-cell>
          <table:table-cell office:value-type="float" office:value="0.0400000048476465" calcext:value-type="float">
            <text:p>0.040000004847647</text:p>
          </table:table-cell>
          <table:table-cell/>
        </table:table-row>
        <table:table-row table:style-name="ro1">
          <table:table-cell office:value-type="float" office:value="174.000000004653" calcext:value-type="float">
            <text:p>174.000000004653</text:p>
          </table:table-cell>
          <table:table-cell office:value-type="float" office:value="166.971835931836" calcext:value-type="float">
            <text:p>166.971835931836</text:p>
          </table:table-cell>
          <table:table-cell office:value-type="float" office:value="0.0400000048485302" calcext:value-type="float">
            <text:p>0.04000000484853</text:p>
          </table:table-cell>
          <table:table-cell/>
        </table:table-row>
        <table:table-row table:style-name="ro1">
          <table:table-cell office:value-type="float" office:value="174.100000004656" calcext:value-type="float">
            <text:p>174.100000004656</text:p>
          </table:table-cell>
          <table:table-cell office:value-type="float" office:value="166.963878012037" calcext:value-type="float">
            <text:p>166.963878012037</text:p>
          </table:table-cell>
          <table:table-cell office:value-type="float" office:value="0.0400000048494128" calcext:value-type="float">
            <text:p>0.040000004849413</text:p>
          </table:table-cell>
          <table:table-cell/>
        </table:table-row>
        <table:table-row table:style-name="ro1">
          <table:table-cell office:value-type="float" office:value="174.200000004659" calcext:value-type="float">
            <text:p>174.200000004659</text:p>
          </table:table-cell>
          <table:table-cell office:value-type="float" office:value="166.955925042807" calcext:value-type="float">
            <text:p>166.955925042807</text:p>
          </table:table-cell>
          <table:table-cell office:value-type="float" office:value="0.0400000048502944" calcext:value-type="float">
            <text:p>0.040000004850294</text:p>
          </table:table-cell>
          <table:table-cell/>
        </table:table-row>
        <table:table-row table:style-name="ro1">
          <table:table-cell office:value-type="float" office:value="174.300000004663" calcext:value-type="float">
            <text:p>174.300000004663</text:p>
          </table:table-cell>
          <table:table-cell office:value-type="float" office:value="166.947977021424" calcext:value-type="float">
            <text:p>166.947977021424</text:p>
          </table:table-cell>
          <table:table-cell office:value-type="float" office:value="0.040000004851175" calcext:value-type="float">
            <text:p>0.040000004851175</text:p>
          </table:table-cell>
          <table:table-cell/>
        </table:table-row>
        <table:table-row table:style-name="ro1">
          <table:table-cell office:value-type="float" office:value="174.400000004666" calcext:value-type="float">
            <text:p>174.400000004666</text:p>
          </table:table-cell>
          <table:table-cell office:value-type="float" office:value="166.940033945163" calcext:value-type="float">
            <text:p>166.940033945163</text:p>
          </table:table-cell>
          <table:table-cell office:value-type="float" office:value="0.0400000048520548" calcext:value-type="float">
            <text:p>0.040000004852055</text:p>
          </table:table-cell>
          <table:table-cell/>
        </table:table-row>
        <table:table-row table:style-name="ro1">
          <table:table-cell office:value-type="float" office:value="174.500000004669" calcext:value-type="float">
            <text:p>174.500000004669</text:p>
          </table:table-cell>
          <table:table-cell office:value-type="float" office:value="166.932095811295" calcext:value-type="float">
            <text:p>166.932095811295</text:p>
          </table:table-cell>
          <table:table-cell office:value-type="float" office:value="0.0400000048529335" calcext:value-type="float">
            <text:p>0.040000004852934</text:p>
          </table:table-cell>
          <table:table-cell/>
        </table:table-row>
        <table:table-row table:style-name="ro1">
          <table:table-cell office:value-type="float" office:value="174.600000004673" calcext:value-type="float">
            <text:p>174.600000004673</text:p>
          </table:table-cell>
          <table:table-cell office:value-type="float" office:value="166.924162617092" calcext:value-type="float">
            <text:p>166.924162617092</text:p>
          </table:table-cell>
          <table:table-cell office:value-type="float" office:value="0.040000004853811" calcext:value-type="float">
            <text:p>0.040000004853811</text:p>
          </table:table-cell>
          <table:table-cell/>
        </table:table-row>
        <table:table-row table:style-name="ro1">
          <table:table-cell office:value-type="float" office:value="174.700000004676" calcext:value-type="float">
            <text:p>174.700000004676</text:p>
          </table:table-cell>
          <table:table-cell office:value-type="float" office:value="166.916234359821" calcext:value-type="float">
            <text:p>166.916234359821</text:p>
          </table:table-cell>
          <table:table-cell office:value-type="float" office:value="0.0400000048546877" calcext:value-type="float">
            <text:p>0.040000004854688</text:p>
          </table:table-cell>
          <table:table-cell/>
        </table:table-row>
        <table:table-row table:style-name="ro1">
          <table:table-cell office:value-type="float" office:value="174.800000004679" calcext:value-type="float">
            <text:p>174.800000004679</text:p>
          </table:table-cell>
          <table:table-cell office:value-type="float" office:value="166.908311036749" calcext:value-type="float">
            <text:p>166.908311036749</text:p>
          </table:table-cell>
          <table:table-cell office:value-type="float" office:value="0.0400000048555633" calcext:value-type="float">
            <text:p>0.040000004855563</text:p>
          </table:table-cell>
          <table:table-cell/>
        </table:table-row>
        <table:table-row table:style-name="ro1">
          <table:table-cell office:value-type="float" office:value="174.900000004683" calcext:value-type="float">
            <text:p>174.900000004683</text:p>
          </table:table-cell>
          <table:table-cell office:value-type="float" office:value="166.900392645137" calcext:value-type="float">
            <text:p>166.900392645137</text:p>
          </table:table-cell>
          <table:table-cell office:value-type="float" office:value="0.0400000048564379" calcext:value-type="float">
            <text:p>0.040000004856438</text:p>
          </table:table-cell>
          <table:table-cell/>
        </table:table-row>
        <table:table-row table:style-name="ro1">
          <table:table-cell office:value-type="float" office:value="175.000000004686" calcext:value-type="float">
            <text:p>175.000000004686</text:p>
          </table:table-cell>
          <table:table-cell office:value-type="float" office:value="166.892479182245" calcext:value-type="float">
            <text:p>166.892479182245</text:p>
          </table:table-cell>
          <table:table-cell office:value-type="float" office:value="0.0400000048573116" calcext:value-type="float">
            <text:p>0.040000004857312</text:p>
          </table:table-cell>
          <table:table-cell/>
        </table:table-row>
        <table:table-row table:style-name="ro1">
          <table:table-cell office:value-type="float" office:value="175.100000004689" calcext:value-type="float">
            <text:p>175.100000004689</text:p>
          </table:table-cell>
          <table:table-cell office:value-type="float" office:value="166.884570645334" calcext:value-type="float">
            <text:p>166.884570645334</text:p>
          </table:table-cell>
          <table:table-cell office:value-type="float" office:value="0.0400000048581842" calcext:value-type="float">
            <text:p>0.040000004858184</text:p>
          </table:table-cell>
          <table:table-cell/>
        </table:table-row>
        <table:table-row table:style-name="ro1">
          <table:table-cell office:value-type="float" office:value="175.200000004693" calcext:value-type="float">
            <text:p>175.200000004693</text:p>
          </table:table-cell>
          <table:table-cell office:value-type="float" office:value="166.876667031658" calcext:value-type="float">
            <text:p>166.876667031658</text:p>
          </table:table-cell>
          <table:table-cell office:value-type="float" office:value="0.0400000048590558" calcext:value-type="float">
            <text:p>0.040000004859056</text:p>
          </table:table-cell>
          <table:table-cell/>
        </table:table-row>
        <table:table-row table:style-name="ro1">
          <table:table-cell office:value-type="float" office:value="175.300000004696" calcext:value-type="float">
            <text:p>175.300000004696</text:p>
          </table:table-cell>
          <table:table-cell office:value-type="float" office:value="166.868768338471" calcext:value-type="float">
            <text:p>166.868768338471</text:p>
          </table:table-cell>
          <table:table-cell office:value-type="float" office:value="0.0400000048599264" calcext:value-type="float">
            <text:p>0.040000004859926</text:p>
          </table:table-cell>
          <table:table-cell/>
        </table:table-row>
        <table:table-row table:style-name="ro1">
          <table:table-cell office:value-type="float" office:value="175.400000004699" calcext:value-type="float">
            <text:p>175.400000004699</text:p>
          </table:table-cell>
          <table:table-cell office:value-type="float" office:value="166.860874563022" calcext:value-type="float">
            <text:p>166.860874563022</text:p>
          </table:table-cell>
          <table:table-cell office:value-type="float" office:value="0.040000004860796" calcext:value-type="float">
            <text:p>0.040000004860796</text:p>
          </table:table-cell>
          <table:table-cell/>
        </table:table-row>
        <table:table-row table:style-name="ro1">
          <table:table-cell office:value-type="float" office:value="175.500000004702" calcext:value-type="float">
            <text:p>175.500000004702</text:p>
          </table:table-cell>
          <table:table-cell office:value-type="float" office:value="166.852985702564" calcext:value-type="float">
            <text:p>166.852985702564</text:p>
          </table:table-cell>
          <table:table-cell office:value-type="float" office:value="0.0400000048616647" calcext:value-type="float">
            <text:p>0.040000004861665</text:p>
          </table:table-cell>
          <table:table-cell/>
        </table:table-row>
        <table:table-row table:style-name="ro1">
          <table:table-cell office:value-type="float" office:value="175.600000004706" calcext:value-type="float">
            <text:p>175.600000004706</text:p>
          </table:table-cell>
          <table:table-cell office:value-type="float" office:value="166.845101754339" calcext:value-type="float">
            <text:p>166.845101754339</text:p>
          </table:table-cell>
          <table:table-cell office:value-type="float" office:value="0.0400000048625323" calcext:value-type="float">
            <text:p>0.040000004862532</text:p>
          </table:table-cell>
          <table:table-cell/>
        </table:table-row>
        <table:table-row table:style-name="ro1">
          <table:table-cell office:value-type="float" office:value="175.700000004709" calcext:value-type="float">
            <text:p>175.700000004709</text:p>
          </table:table-cell>
          <table:table-cell office:value-type="float" office:value="166.837222715592" calcext:value-type="float">
            <text:p>166.837222715592</text:p>
          </table:table-cell>
          <table:table-cell office:value-type="float" office:value="0.040000004863399" calcext:value-type="float">
            <text:p>0.040000004863399</text:p>
          </table:table-cell>
          <table:table-cell/>
        </table:table-row>
        <table:table-row table:style-name="ro1">
          <table:table-cell office:value-type="float" office:value="175.800000004712" calcext:value-type="float">
            <text:p>175.800000004712</text:p>
          </table:table-cell>
          <table:table-cell office:value-type="float" office:value="166.829348583566" calcext:value-type="float">
            <text:p>166.829348583566</text:p>
          </table:table-cell>
          <table:table-cell office:value-type="float" office:value="0.0400000048642647" calcext:value-type="float">
            <text:p>0.040000004864265</text:p>
          </table:table-cell>
          <table:table-cell/>
        </table:table-row>
        <table:table-row table:style-name="ro1">
          <table:table-cell office:value-type="float" office:value="175.900000004716" calcext:value-type="float">
            <text:p>175.900000004716</text:p>
          </table:table-cell>
          <table:table-cell office:value-type="float" office:value="166.8214793555" calcext:value-type="float">
            <text:p>166.8214793555</text:p>
          </table:table-cell>
          <table:table-cell office:value-type="float" office:value="0.0400000048651294" calcext:value-type="float">
            <text:p>0.040000004865129</text:p>
          </table:table-cell>
          <table:table-cell/>
        </table:table-row>
        <table:table-row table:style-name="ro1">
          <table:table-cell office:value-type="float" office:value="176.000000004719" calcext:value-type="float">
            <text:p>176.000000004719</text:p>
          </table:table-cell>
          <table:table-cell office:value-type="float" office:value="166.81361502863" calcext:value-type="float">
            <text:p>166.81361502863</text:p>
          </table:table-cell>
          <table:table-cell office:value-type="float" office:value="0.0400000048659931" calcext:value-type="float">
            <text:p>0.040000004865993</text:p>
          </table:table-cell>
          <table:table-cell/>
        </table:table-row>
        <table:table-row table:style-name="ro1">
          <table:table-cell office:value-type="float" office:value="176.100000004722" calcext:value-type="float">
            <text:p>176.100000004722</text:p>
          </table:table-cell>
          <table:table-cell office:value-type="float" office:value="166.805755600192" calcext:value-type="float">
            <text:p>166.805755600192</text:p>
          </table:table-cell>
          <table:table-cell office:value-type="float" office:value="0.0400000048668557" calcext:value-type="float">
            <text:p>0.040000004866856</text:p>
          </table:table-cell>
          <table:table-cell/>
        </table:table-row>
        <table:table-row table:style-name="ro1">
          <table:table-cell office:value-type="float" office:value="176.200000004726" calcext:value-type="float">
            <text:p>176.200000004726</text:p>
          </table:table-cell>
          <table:table-cell office:value-type="float" office:value="166.79790106742" calcext:value-type="float">
            <text:p>166.79790106742</text:p>
          </table:table-cell>
          <table:table-cell office:value-type="float" office:value="0.0400000048677175" calcext:value-type="float">
            <text:p>0.040000004867718</text:p>
          </table:table-cell>
          <table:table-cell/>
        </table:table-row>
        <table:table-row table:style-name="ro1">
          <table:table-cell office:value-type="float" office:value="176.300000004729" calcext:value-type="float">
            <text:p>176.300000004729</text:p>
          </table:table-cell>
          <table:table-cell office:value-type="float" office:value="166.790051427543" calcext:value-type="float">
            <text:p>166.790051427543</text:p>
          </table:table-cell>
          <table:table-cell office:value-type="float" office:value="0.0400000048685782" calcext:value-type="float">
            <text:p>0.040000004868578</text:p>
          </table:table-cell>
          <table:table-cell/>
        </table:table-row>
        <table:table-row table:style-name="ro1">
          <table:table-cell office:value-type="float" office:value="176.400000004732" calcext:value-type="float">
            <text:p>176.400000004732</text:p>
          </table:table-cell>
          <table:table-cell office:value-type="float" office:value="166.78220667779" calcext:value-type="float">
            <text:p>166.78220667779</text:p>
          </table:table-cell>
          <table:table-cell office:value-type="float" office:value="0.040000004869438" calcext:value-type="float">
            <text:p>0.040000004869438</text:p>
          </table:table-cell>
          <table:table-cell/>
        </table:table-row>
        <table:table-row table:style-name="ro1">
          <table:table-cell office:value-type="float" office:value="176.500000004736" calcext:value-type="float">
            <text:p>176.500000004736</text:p>
          </table:table-cell>
          <table:table-cell office:value-type="float" office:value="166.774366815385" calcext:value-type="float">
            <text:p>166.774366815385</text:p>
          </table:table-cell>
          <table:table-cell office:value-type="float" office:value="0.0400000048702967" calcext:value-type="float">
            <text:p>0.040000004870297</text:p>
          </table:table-cell>
          <table:table-cell/>
        </table:table-row>
        <table:table-row table:style-name="ro1">
          <table:table-cell office:value-type="float" office:value="176.600000004739" calcext:value-type="float">
            <text:p>176.600000004739</text:p>
          </table:table-cell>
          <table:table-cell office:value-type="float" office:value="166.766531837557" calcext:value-type="float">
            <text:p>166.766531837557</text:p>
          </table:table-cell>
          <table:table-cell office:value-type="float" office:value="0.0400000048711545" calcext:value-type="float">
            <text:p>0.040000004871155</text:p>
          </table:table-cell>
          <table:table-cell/>
        </table:table-row>
        <table:table-row table:style-name="ro1">
          <table:table-cell office:value-type="float" office:value="176.700000004742" calcext:value-type="float">
            <text:p>176.700000004742</text:p>
          </table:table-cell>
          <table:table-cell office:value-type="float" office:value="166.758701741526" calcext:value-type="float">
            <text:p>166.758701741526</text:p>
          </table:table-cell>
          <table:table-cell office:value-type="float" office:value="0.0400000048720113" calcext:value-type="float">
            <text:p>0.040000004872011</text:p>
          </table:table-cell>
          <table:table-cell/>
        </table:table-row>
        <table:table-row table:style-name="ro1">
          <table:table-cell office:value-type="float" office:value="176.800000004746" calcext:value-type="float">
            <text:p>176.800000004746</text:p>
          </table:table-cell>
          <table:table-cell office:value-type="float" office:value="166.750876524511" calcext:value-type="float">
            <text:p>166.750876524511</text:p>
          </table:table-cell>
          <table:table-cell office:value-type="float" office:value="0.0400000048728672" calcext:value-type="float">
            <text:p>0.040000004872867</text:p>
          </table:table-cell>
          <table:table-cell/>
        </table:table-row>
        <table:table-row table:style-name="ro1">
          <table:table-cell office:value-type="float" office:value="176.900000004749" calcext:value-type="float">
            <text:p>176.900000004749</text:p>
          </table:table-cell>
          <table:table-cell office:value-type="float" office:value="166.74305618373" calcext:value-type="float">
            <text:p>166.74305618373</text:p>
          </table:table-cell>
          <table:table-cell office:value-type="float" office:value="0.040000004873722" calcext:value-type="float">
            <text:p>0.040000004873722</text:p>
          </table:table-cell>
          <table:table-cell/>
        </table:table-row>
        <table:table-row table:style-name="ro1">
          <table:table-cell office:value-type="float" office:value="177.000000004752" calcext:value-type="float">
            <text:p>177.000000004752</text:p>
          </table:table-cell>
          <table:table-cell office:value-type="float" office:value="166.7352407164" calcext:value-type="float">
            <text:p>166.7352407164</text:p>
          </table:table-cell>
          <table:table-cell office:value-type="float" office:value="0.0400000048745759" calcext:value-type="float">
            <text:p>0.040000004874576</text:p>
          </table:table-cell>
          <table:table-cell/>
        </table:table-row>
        <table:table-row table:style-name="ro1">
          <table:table-cell office:value-type="float" office:value="177.100000004756" calcext:value-type="float">
            <text:p>177.100000004756</text:p>
          </table:table-cell>
          <table:table-cell office:value-type="float" office:value="166.727430119734" calcext:value-type="float">
            <text:p>166.727430119734</text:p>
          </table:table-cell>
          <table:table-cell office:value-type="float" office:value="0.0400000048754288" calcext:value-type="float">
            <text:p>0.040000004875429</text:p>
          </table:table-cell>
          <table:table-cell/>
        </table:table-row>
        <table:table-row table:style-name="ro1">
          <table:table-cell office:value-type="float" office:value="177.200000004759" calcext:value-type="float">
            <text:p>177.200000004759</text:p>
          </table:table-cell>
          <table:table-cell office:value-type="float" office:value="166.719624390944" calcext:value-type="float">
            <text:p>166.719624390944</text:p>
          </table:table-cell>
          <table:table-cell office:value-type="float" office:value="0.0400000048762807" calcext:value-type="float">
            <text:p>0.040000004876281</text:p>
          </table:table-cell>
          <table:table-cell/>
        </table:table-row>
        <table:table-row table:style-name="ro1">
          <table:table-cell office:value-type="float" office:value="177.300000004762" calcext:value-type="float">
            <text:p>177.300000004762</text:p>
          </table:table-cell>
          <table:table-cell office:value-type="float" office:value="166.711823527239" calcext:value-type="float">
            <text:p>166.711823527239</text:p>
          </table:table-cell>
          <table:table-cell office:value-type="float" office:value="0.0400000048771317" calcext:value-type="float">
            <text:p>0.040000004877132</text:p>
          </table:table-cell>
          <table:table-cell/>
        </table:table-row>
        <table:table-row table:style-name="ro1">
          <table:table-cell office:value-type="float" office:value="177.400000004766" calcext:value-type="float">
            <text:p>177.400000004766</text:p>
          </table:table-cell>
          <table:table-cell office:value-type="float" office:value="166.704027525827" calcext:value-type="float">
            <text:p>166.704027525827</text:p>
          </table:table-cell>
          <table:table-cell office:value-type="float" office:value="0.0400000048779816" calcext:value-type="float">
            <text:p>0.040000004877982</text:p>
          </table:table-cell>
          <table:table-cell/>
        </table:table-row>
        <table:table-row table:style-name="ro1">
          <table:table-cell office:value-type="float" office:value="177.500000004769" calcext:value-type="float">
            <text:p>177.500000004769</text:p>
          </table:table-cell>
          <table:table-cell office:value-type="float" office:value="166.696236383914" calcext:value-type="float">
            <text:p>166.696236383914</text:p>
          </table:table-cell>
          <table:table-cell office:value-type="float" office:value="0.0400000048788307" calcext:value-type="float">
            <text:p>0.040000004878831</text:p>
          </table:table-cell>
          <table:table-cell/>
        </table:table-row>
        <table:table-row table:style-name="ro1">
          <table:table-cell office:value-type="float" office:value="177.600000004772" calcext:value-type="float">
            <text:p>177.600000004772</text:p>
          </table:table-cell>
          <table:table-cell office:value-type="float" office:value="166.6884500987" calcext:value-type="float">
            <text:p>166.6884500987</text:p>
          </table:table-cell>
          <table:table-cell office:value-type="float" office:value="0.0400000048796786" calcext:value-type="float">
            <text:p>0.040000004879679</text:p>
          </table:table-cell>
          <table:table-cell/>
        </table:table-row>
        <table:table-row table:style-name="ro1">
          <table:table-cell office:value-type="float" office:value="177.700000004775" calcext:value-type="float">
            <text:p>177.700000004775</text:p>
          </table:table-cell>
          <table:table-cell office:value-type="float" office:value="166.680668667394" calcext:value-type="float">
            <text:p>166.680668667394</text:p>
          </table:table-cell>
          <table:table-cell office:value-type="float" office:value="0.0400000048805256" calcext:value-type="float">
            <text:p>0.040000004880526</text:p>
          </table:table-cell>
          <table:table-cell/>
        </table:table-row>
        <table:table-row table:style-name="ro1">
          <table:table-cell office:value-type="float" office:value="177.800000004779" calcext:value-type="float">
            <text:p>177.800000004779</text:p>
          </table:table-cell>
          <table:table-cell office:value-type="float" office:value="166.672892087193" calcext:value-type="float">
            <text:p>166.672892087193</text:p>
          </table:table-cell>
          <table:table-cell office:value-type="float" office:value="0.0400000048813718" calcext:value-type="float">
            <text:p>0.040000004881372</text:p>
          </table:table-cell>
          <table:table-cell/>
        </table:table-row>
        <table:table-row table:style-name="ro1">
          <table:table-cell office:value-type="float" office:value="177.900000004782" calcext:value-type="float">
            <text:p>177.900000004782</text:p>
          </table:table-cell>
          <table:table-cell office:value-type="float" office:value="166.665120355295" calcext:value-type="float">
            <text:p>166.665120355295</text:p>
          </table:table-cell>
          <table:table-cell office:value-type="float" office:value="0.040000004882217" calcext:value-type="float">
            <text:p>0.040000004882217</text:p>
          </table:table-cell>
          <table:table-cell/>
        </table:table-row>
        <table:table-row table:style-name="ro1">
          <table:table-cell office:value-type="float" office:value="178.000000004785" calcext:value-type="float">
            <text:p>178.000000004785</text:p>
          </table:table-cell>
          <table:table-cell office:value-type="float" office:value="166.657353468895" calcext:value-type="float">
            <text:p>166.657353468895</text:p>
          </table:table-cell>
          <table:table-cell office:value-type="float" office:value="0.0400000048830613" calcext:value-type="float">
            <text:p>0.040000004883061</text:p>
          </table:table-cell>
          <table:table-cell/>
        </table:table-row>
        <table:table-row table:style-name="ro1">
          <table:table-cell office:value-type="float" office:value="178.100000004789" calcext:value-type="float">
            <text:p>178.100000004789</text:p>
          </table:table-cell>
          <table:table-cell office:value-type="float" office:value="166.649591425187" calcext:value-type="float">
            <text:p>166.649591425187</text:p>
          </table:table-cell>
          <table:table-cell office:value-type="float" office:value="0.0400000048839045" calcext:value-type="float">
            <text:p>0.040000004883905</text:p>
          </table:table-cell>
          <table:table-cell/>
        </table:table-row>
        <table:table-row table:style-name="ro1">
          <table:table-cell office:value-type="float" office:value="178.200000004792" calcext:value-type="float">
            <text:p>178.200000004792</text:p>
          </table:table-cell>
          <table:table-cell office:value-type="float" office:value="166.641834221364" calcext:value-type="float">
            <text:p>166.641834221364</text:p>
          </table:table-cell>
          <table:table-cell office:value-type="float" office:value="0.0400000048847468" calcext:value-type="float">
            <text:p>0.040000004884747</text:p>
          </table:table-cell>
          <table:table-cell/>
        </table:table-row>
        <table:table-row table:style-name="ro1">
          <table:table-cell office:value-type="float" office:value="178.300000004795" calcext:value-type="float">
            <text:p>178.300000004795</text:p>
          </table:table-cell>
          <table:table-cell office:value-type="float" office:value="166.634081854618" calcext:value-type="float">
            <text:p>166.634081854618</text:p>
          </table:table-cell>
          <table:table-cell office:value-type="float" office:value="0.0400000048855881" calcext:value-type="float">
            <text:p>0.040000004885588</text:p>
          </table:table-cell>
          <table:table-cell/>
        </table:table-row>
        <table:table-row table:style-name="ro1">
          <table:table-cell office:value-type="float" office:value="178.400000004799" calcext:value-type="float">
            <text:p>178.400000004799</text:p>
          </table:table-cell>
          <table:table-cell office:value-type="float" office:value="166.626334322137" calcext:value-type="float">
            <text:p>166.626334322137</text:p>
          </table:table-cell>
          <table:table-cell office:value-type="float" office:value="0.0400000048864285" calcext:value-type="float">
            <text:p>0.040000004886429</text:p>
          </table:table-cell>
          <table:table-cell/>
        </table:table-row>
        <table:table-row table:style-name="ro1">
          <table:table-cell office:value-type="float" office:value="178.500000004802" calcext:value-type="float">
            <text:p>178.500000004802</text:p>
          </table:table-cell>
          <table:table-cell office:value-type="float" office:value="166.618591621106" calcext:value-type="float">
            <text:p>166.618591621106</text:p>
          </table:table-cell>
          <table:table-cell office:value-type="float" office:value="0.040000004887268" calcext:value-type="float">
            <text:p>0.040000004887268</text:p>
          </table:table-cell>
          <table:table-cell/>
        </table:table-row>
        <table:table-row table:style-name="ro1">
          <table:table-cell office:value-type="float" office:value="178.600000004805" calcext:value-type="float">
            <text:p>178.600000004805</text:p>
          </table:table-cell>
          <table:table-cell office:value-type="float" office:value="166.610853748712" calcext:value-type="float">
            <text:p>166.610853748712</text:p>
          </table:table-cell>
          <table:table-cell office:value-type="float" office:value="0.0400000048881064" calcext:value-type="float">
            <text:p>0.040000004888106</text:p>
          </table:table-cell>
          <table:table-cell/>
        </table:table-row>
        <table:table-row table:style-name="ro1">
          <table:table-cell office:value-type="float" office:value="178.700000004809" calcext:value-type="float">
            <text:p>178.700000004809</text:p>
          </table:table-cell>
          <table:table-cell office:value-type="float" office:value="166.603120702138" calcext:value-type="float">
            <text:p>166.603120702138</text:p>
          </table:table-cell>
          <table:table-cell office:value-type="float" office:value="0.0400000048889439" calcext:value-type="float">
            <text:p>0.040000004888944</text:p>
          </table:table-cell>
          <table:table-cell/>
        </table:table-row>
        <table:table-row table:style-name="ro1">
          <table:table-cell office:value-type="float" office:value="178.800000004812" calcext:value-type="float">
            <text:p>178.800000004812</text:p>
          </table:table-cell>
          <table:table-cell office:value-type="float" office:value="166.595392478566" calcext:value-type="float">
            <text:p>166.595392478566</text:p>
          </table:table-cell>
          <table:table-cell office:value-type="float" office:value="0.0400000048897804" calcext:value-type="float">
            <text:p>0.04000000488978</text:p>
          </table:table-cell>
          <table:table-cell/>
        </table:table-row>
        <table:table-row table:style-name="ro1">
          <table:table-cell office:value-type="float" office:value="178.900000004815" calcext:value-type="float">
            <text:p>178.900000004815</text:p>
          </table:table-cell>
          <table:table-cell office:value-type="float" office:value="166.587669075174" calcext:value-type="float">
            <text:p>166.587669075174</text:p>
          </table:table-cell>
          <table:table-cell office:value-type="float" office:value="0.0400000048906161" calcext:value-type="float">
            <text:p>0.040000004890616</text:p>
          </table:table-cell>
          <table:table-cell/>
        </table:table-row>
        <table:table-row table:style-name="ro1">
          <table:table-cell office:value-type="float" office:value="179.000000004819" calcext:value-type="float">
            <text:p>179.000000004819</text:p>
          </table:table-cell>
          <table:table-cell office:value-type="float" office:value="166.579950489143" calcext:value-type="float">
            <text:p>166.579950489143</text:p>
          </table:table-cell>
          <table:table-cell office:value-type="float" office:value="0.0400000048914507" calcext:value-type="float">
            <text:p>0.040000004891451</text:p>
          </table:table-cell>
          <table:table-cell/>
        </table:table-row>
        <table:table-row table:style-name="ro1">
          <table:table-cell office:value-type="float" office:value="179.100000004822" calcext:value-type="float">
            <text:p>179.100000004822</text:p>
          </table:table-cell>
          <table:table-cell office:value-type="float" office:value="166.572236717647" calcext:value-type="float">
            <text:p>166.572236717647</text:p>
          </table:table-cell>
          <table:table-cell office:value-type="float" office:value="0.0400000048922844" calcext:value-type="float">
            <text:p>0.040000004892284</text:p>
          </table:table-cell>
          <table:table-cell/>
        </table:table-row>
        <table:table-row table:style-name="ro1">
          <table:table-cell office:value-type="float" office:value="179.200000004825" calcext:value-type="float">
            <text:p>179.200000004825</text:p>
          </table:table-cell>
          <table:table-cell office:value-type="float" office:value="166.564527757861" calcext:value-type="float">
            <text:p>166.564527757861</text:p>
          </table:table-cell>
          <table:table-cell office:value-type="float" office:value="0.0400000048931172" calcext:value-type="float">
            <text:p>0.040000004893117</text:p>
          </table:table-cell>
          <table:table-cell/>
        </table:table-row>
        <table:table-row table:style-name="ro1">
          <table:table-cell office:value-type="float" office:value="179.300000004829" calcext:value-type="float">
            <text:p>179.300000004829</text:p>
          </table:table-cell>
          <table:table-cell office:value-type="float" office:value="166.556823606959" calcext:value-type="float">
            <text:p>166.556823606959</text:p>
          </table:table-cell>
          <table:table-cell office:value-type="float" office:value="0.040000004893949" calcext:value-type="float">
            <text:p>0.040000004893949</text:p>
          </table:table-cell>
          <table:table-cell/>
        </table:table-row>
        <table:table-row table:style-name="ro1">
          <table:table-cell office:value-type="float" office:value="179.400000004832" calcext:value-type="float">
            <text:p>179.400000004832</text:p>
          </table:table-cell>
          <table:table-cell office:value-type="float" office:value="166.549124262112" calcext:value-type="float">
            <text:p>166.549124262112</text:p>
          </table:table-cell>
          <table:table-cell office:value-type="float" office:value="0.0400000048947799" calcext:value-type="float">
            <text:p>0.04000000489478</text:p>
          </table:table-cell>
          <table:table-cell/>
        </table:table-row>
        <table:table-row table:style-name="ro1">
          <table:table-cell office:value-type="float" office:value="179.500000004835" calcext:value-type="float">
            <text:p>179.500000004835</text:p>
          </table:table-cell>
          <table:table-cell office:value-type="float" office:value="166.54142972049" calcext:value-type="float">
            <text:p>166.54142972049</text:p>
          </table:table-cell>
          <table:table-cell office:value-type="float" office:value="0.0400000048956099" calcext:value-type="float">
            <text:p>0.04000000489561</text:p>
          </table:table-cell>
          <table:table-cell/>
        </table:table-row>
        <table:table-row table:style-name="ro1">
          <table:table-cell office:value-type="float" office:value="179.600000004839" calcext:value-type="float">
            <text:p>179.600000004839</text:p>
          </table:table-cell>
          <table:table-cell office:value-type="float" office:value="166.533739979257" calcext:value-type="float">
            <text:p>166.533739979257</text:p>
          </table:table-cell>
          <table:table-cell office:value-type="float" office:value="0.0400000048964388" calcext:value-type="float">
            <text:p>0.040000004896439</text:p>
          </table:table-cell>
          <table:table-cell/>
        </table:table-row>
        <table:table-row table:style-name="ro1">
          <table:table-cell office:value-type="float" office:value="179.700000004842" calcext:value-type="float">
            <text:p>179.700000004842</text:p>
          </table:table-cell>
          <table:table-cell office:value-type="float" office:value="166.526055035586" calcext:value-type="float">
            <text:p>166.526055035586</text:p>
          </table:table-cell>
          <table:table-cell office:value-type="float" office:value="0.0400000048972669" calcext:value-type="float">
            <text:p>0.040000004897267</text:p>
          </table:table-cell>
          <table:table-cell/>
        </table:table-row>
        <table:table-row table:style-name="ro1">
          <table:table-cell office:value-type="float" office:value="179.800000004845" calcext:value-type="float">
            <text:p>179.800000004845</text:p>
          </table:table-cell>
          <table:table-cell office:value-type="float" office:value="166.51837488664" calcext:value-type="float">
            <text:p>166.51837488664</text:p>
          </table:table-cell>
          <table:table-cell office:value-type="float" office:value="0.040000004898094" calcext:value-type="float">
            <text:p>0.040000004898094</text:p>
          </table:table-cell>
          <table:table-cell/>
        </table:table-row>
        <table:table-row table:style-name="ro1">
          <table:table-cell office:value-type="float" office:value="179.900000004849" calcext:value-type="float">
            <text:p>179.900000004849</text:p>
          </table:table-cell>
          <table:table-cell office:value-type="float" office:value="166.510699529579" calcext:value-type="float">
            <text:p>166.510699529579</text:p>
          </table:table-cell>
          <table:table-cell office:value-type="float" office:value="0.0400000048989202" calcext:value-type="float">
            <text:p>0.04000000489892</text:p>
          </table:table-cell>
          <table:table-cell/>
        </table:table-row>
        <table:table-row table:style-name="ro1">
          <table:table-cell office:value-type="float" office:value="180.000000004852" calcext:value-type="float">
            <text:p>180.000000004852</text:p>
          </table:table-cell>
          <table:table-cell office:value-type="float" office:value="166.503028961569" calcext:value-type="float">
            <text:p>166.503028961569</text:p>
          </table:table-cell>
          <table:table-cell office:value-type="float" office:value="0.0400000048997454" calcext:value-type="float">
            <text:p>0.040000004899745</text:p>
          </table:table-cell>
          <table:table-cell/>
        </table:table-row>
        <table:table-row table:style-name="ro1">
          <table:table-cell office:value-type="float" office:value="180.100000004855" calcext:value-type="float">
            <text:p>180.100000004855</text:p>
          </table:table-cell>
          <table:table-cell office:value-type="float" office:value="166.495363179768" calcext:value-type="float">
            <text:p>166.495363179768</text:p>
          </table:table-cell>
          <table:table-cell office:value-type="float" office:value="0.0400000049005698" calcext:value-type="float">
            <text:p>0.04000000490057</text:p>
          </table:table-cell>
          <table:table-cell/>
        </table:table-row>
        <table:table-row table:style-name="ro1">
          <table:table-cell office:value-type="float" office:value="180.200000004858" calcext:value-type="float">
            <text:p>180.200000004858</text:p>
          </table:table-cell>
          <table:table-cell office:value-type="float" office:value="166.487702181335" calcext:value-type="float">
            <text:p>166.487702181335</text:p>
          </table:table-cell>
          <table:table-cell office:value-type="float" office:value="0.0400000049013932" calcext:value-type="float">
            <text:p>0.040000004901393</text:p>
          </table:table-cell>
          <table:table-cell/>
        </table:table-row>
        <table:table-row table:style-name="ro1">
          <table:table-cell office:value-type="float" office:value="180.300000004862" calcext:value-type="float">
            <text:p>180.300000004862</text:p>
          </table:table-cell>
          <table:table-cell office:value-type="float" office:value="166.480045963426" calcext:value-type="float">
            <text:p>166.480045963426</text:p>
          </table:table-cell>
          <table:table-cell office:value-type="float" office:value="0.0400000049022157" calcext:value-type="float">
            <text:p>0.040000004902216</text:p>
          </table:table-cell>
          <table:table-cell/>
        </table:table-row>
        <table:table-row table:style-name="ro1">
          <table:table-cell office:value-type="float" office:value="180.400000004865" calcext:value-type="float">
            <text:p>180.400000004865</text:p>
          </table:table-cell>
          <table:table-cell office:value-type="float" office:value="166.472394523197" calcext:value-type="float">
            <text:p>166.472394523197</text:p>
          </table:table-cell>
          <table:table-cell office:value-type="float" office:value="0.0400000049030371" calcext:value-type="float">
            <text:p>0.040000004903037</text:p>
          </table:table-cell>
          <table:table-cell/>
        </table:table-row>
        <table:table-row table:style-name="ro1">
          <table:table-cell office:value-type="float" office:value="180.500000004868" calcext:value-type="float">
            <text:p>180.500000004868</text:p>
          </table:table-cell>
          <table:table-cell office:value-type="float" office:value="166.464747857804" calcext:value-type="float">
            <text:p>166.464747857804</text:p>
          </table:table-cell>
          <table:table-cell office:value-type="float" office:value="0.0400000049038578" calcext:value-type="float">
            <text:p>0.040000004903858</text:p>
          </table:table-cell>
          <table:table-cell/>
        </table:table-row>
        <table:table-row table:style-name="ro1">
          <table:table-cell office:value-type="float" office:value="180.600000004872" calcext:value-type="float">
            <text:p>180.600000004872</text:p>
          </table:table-cell>
          <table:table-cell office:value-type="float" office:value="166.457105964399" calcext:value-type="float">
            <text:p>166.457105964399</text:p>
          </table:table-cell>
          <table:table-cell office:value-type="float" office:value="0.0400000049046774" calcext:value-type="float">
            <text:p>0.040000004904677</text:p>
          </table:table-cell>
          <table:table-cell/>
        </table:table-row>
        <table:table-row table:style-name="ro1">
          <table:table-cell office:value-type="float" office:value="180.700000004875" calcext:value-type="float">
            <text:p>180.700000004875</text:p>
          </table:table-cell>
          <table:table-cell office:value-type="float" office:value="166.449468840131" calcext:value-type="float">
            <text:p>166.449468840131</text:p>
          </table:table-cell>
          <table:table-cell office:value-type="float" office:value="0.0400000049054961" calcext:value-type="float">
            <text:p>0.040000004905496</text:p>
          </table:table-cell>
          <table:table-cell/>
        </table:table-row>
        <table:table-row table:style-name="ro1">
          <table:table-cell office:value-type="float" office:value="180.800000004878" calcext:value-type="float">
            <text:p>180.800000004878</text:p>
          </table:table-cell>
          <table:table-cell office:value-type="float" office:value="166.441836482151" calcext:value-type="float">
            <text:p>166.441836482151</text:p>
          </table:table-cell>
          <table:table-cell office:value-type="float" office:value="0.040000004906314" calcext:value-type="float">
            <text:p>0.040000004906314</text:p>
          </table:table-cell>
          <table:table-cell/>
        </table:table-row>
        <table:table-row table:style-name="ro1">
          <table:table-cell office:value-type="float" office:value="180.900000004882" calcext:value-type="float">
            <text:p>180.900000004882</text:p>
          </table:table-cell>
          <table:table-cell office:value-type="float" office:value="166.434208887608" calcext:value-type="float">
            <text:p>166.434208887608</text:p>
          </table:table-cell>
          <table:table-cell office:value-type="float" office:value="0.0400000049071309" calcext:value-type="float">
            <text:p>0.040000004907131</text:p>
          </table:table-cell>
          <table:table-cell/>
        </table:table-row>
        <table:table-row table:style-name="ro1">
          <table:table-cell office:value-type="float" office:value="181.000000004885" calcext:value-type="float">
            <text:p>181.000000004885</text:p>
          </table:table-cell>
          <table:table-cell office:value-type="float" office:value="166.426586053648" calcext:value-type="float">
            <text:p>166.426586053648</text:p>
          </table:table-cell>
          <table:table-cell office:value-type="float" office:value="0.040000004907947" calcext:value-type="float">
            <text:p>0.040000004907947</text:p>
          </table:table-cell>
          <table:table-cell/>
        </table:table-row>
        <table:table-row table:style-name="ro1">
          <table:table-cell office:value-type="float" office:value="181.100000004888" calcext:value-type="float">
            <text:p>181.100000004888</text:p>
          </table:table-cell>
          <table:table-cell office:value-type="float" office:value="166.418967977417" calcext:value-type="float">
            <text:p>166.418967977417</text:p>
          </table:table-cell>
          <table:table-cell office:value-type="float" office:value="0.040000004908762" calcext:value-type="float">
            <text:p>0.040000004908762</text:p>
          </table:table-cell>
          <table:table-cell/>
        </table:table-row>
        <table:table-row table:style-name="ro1">
          <table:table-cell office:value-type="float" office:value="181.200000004892" calcext:value-type="float">
            <text:p>181.200000004892</text:p>
          </table:table-cell>
          <table:table-cell office:value-type="float" office:value="166.411354656059" calcext:value-type="float">
            <text:p>166.411354656059</text:p>
          </table:table-cell>
          <table:table-cell office:value-type="float" office:value="0.0400000049095761" calcext:value-type="float">
            <text:p>0.040000004909576</text:p>
          </table:table-cell>
          <table:table-cell/>
        </table:table-row>
        <table:table-row table:style-name="ro1">
          <table:table-cell office:value-type="float" office:value="181.300000004895" calcext:value-type="float">
            <text:p>181.300000004895</text:p>
          </table:table-cell>
          <table:table-cell office:value-type="float" office:value="166.403746086716" calcext:value-type="float">
            <text:p>166.403746086716</text:p>
          </table:table-cell>
          <table:table-cell office:value-type="float" office:value="0.0400000049103894" calcext:value-type="float">
            <text:p>0.040000004910389</text:p>
          </table:table-cell>
          <table:table-cell/>
        </table:table-row>
        <table:table-row table:style-name="ro1">
          <table:table-cell office:value-type="float" office:value="181.400000004898" calcext:value-type="float">
            <text:p>181.400000004898</text:p>
          </table:table-cell>
          <table:table-cell office:value-type="float" office:value="166.39614226653" calcext:value-type="float">
            <text:p>166.39614226653</text:p>
          </table:table-cell>
          <table:table-cell office:value-type="float" office:value="0.0400000049112017" calcext:value-type="float">
            <text:p>0.040000004911202</text:p>
          </table:table-cell>
          <table:table-cell/>
        </table:table-row>
        <table:table-row table:style-name="ro1">
          <table:table-cell office:value-type="float" office:value="181.500000004902" calcext:value-type="float">
            <text:p>181.500000004902</text:p>
          </table:table-cell>
          <table:table-cell office:value-type="float" office:value="166.388543192642" calcext:value-type="float">
            <text:p>166.388543192642</text:p>
          </table:table-cell>
          <table:table-cell office:value-type="float" office:value="0.040000004912013" calcext:value-type="float">
            <text:p>0.040000004912013</text:p>
          </table:table-cell>
          <table:table-cell/>
        </table:table-row>
        <table:table-row table:style-name="ro1">
          <table:table-cell office:value-type="float" office:value="181.600000004905" calcext:value-type="float">
            <text:p>181.600000004905</text:p>
          </table:table-cell>
          <table:table-cell office:value-type="float" office:value="166.38094886219" calcext:value-type="float">
            <text:p>166.38094886219</text:p>
          </table:table-cell>
          <table:table-cell office:value-type="float" office:value="0.0400000049128235" calcext:value-type="float">
            <text:p>0.040000004912824</text:p>
          </table:table-cell>
          <table:table-cell/>
        </table:table-row>
        <table:table-row table:style-name="ro1">
          <table:table-cell office:value-type="float" office:value="181.700000004908" calcext:value-type="float">
            <text:p>181.700000004908</text:p>
          </table:table-cell>
          <table:table-cell office:value-type="float" office:value="166.373359272313" calcext:value-type="float">
            <text:p>166.373359272313</text:p>
          </table:table-cell>
          <table:table-cell office:value-type="float" office:value="0.0400000049136332" calcext:value-type="float">
            <text:p>0.040000004913633</text:p>
          </table:table-cell>
          <table:table-cell/>
        </table:table-row>
        <table:table-row table:style-name="ro1">
          <table:table-cell office:value-type="float" office:value="181.800000004912" calcext:value-type="float">
            <text:p>181.800000004912</text:p>
          </table:table-cell>
          <table:table-cell office:value-type="float" office:value="166.365774420143" calcext:value-type="float">
            <text:p>166.365774420143</text:p>
          </table:table-cell>
          <table:table-cell office:value-type="float" office:value="0.0400000049144419" calcext:value-type="float">
            <text:p>0.040000004914442</text:p>
          </table:table-cell>
          <table:table-cell/>
        </table:table-row>
        <table:table-row table:style-name="ro1">
          <table:table-cell office:value-type="float" office:value="181.900000004915" calcext:value-type="float">
            <text:p>181.900000004915</text:p>
          </table:table-cell>
          <table:table-cell office:value-type="float" office:value="166.358194302818" calcext:value-type="float">
            <text:p>166.358194302818</text:p>
          </table:table-cell>
          <table:table-cell office:value-type="float" office:value="0.0400000049152497" calcext:value-type="float">
            <text:p>0.04000000491525</text:p>
          </table:table-cell>
          <table:table-cell/>
        </table:table-row>
        <table:table-row table:style-name="ro1">
          <table:table-cell office:value-type="float" office:value="182.000000004918" calcext:value-type="float">
            <text:p>182.000000004918</text:p>
          </table:table-cell>
          <table:table-cell office:value-type="float" office:value="166.350618917471" calcext:value-type="float">
            <text:p>166.350618917471</text:p>
          </table:table-cell>
          <table:table-cell office:value-type="float" office:value="0.0400000049160565" calcext:value-type="float">
            <text:p>0.040000004916057</text:p>
          </table:table-cell>
          <table:table-cell/>
        </table:table-row>
        <table:table-row table:style-name="ro1">
          <table:table-cell office:value-type="float" office:value="182.100000004922" calcext:value-type="float">
            <text:p>182.100000004922</text:p>
          </table:table-cell>
          <table:table-cell office:value-type="float" office:value="166.343048261233" calcext:value-type="float">
            <text:p>166.343048261233</text:p>
          </table:table-cell>
          <table:table-cell office:value-type="float" office:value="0.0400000049168624" calcext:value-type="float">
            <text:p>0.040000004916862</text:p>
          </table:table-cell>
          <table:table-cell/>
        </table:table-row>
        <table:table-row table:style-name="ro1">
          <table:table-cell office:value-type="float" office:value="182.200000004925" calcext:value-type="float">
            <text:p>182.200000004925</text:p>
          </table:table-cell>
          <table:table-cell office:value-type="float" office:value="166.335482331238" calcext:value-type="float">
            <text:p>166.335482331238</text:p>
          </table:table-cell>
          <table:table-cell office:value-type="float" office:value="0.0400000049176675" calcext:value-type="float">
            <text:p>0.040000004917668</text:p>
          </table:table-cell>
          <table:table-cell/>
        </table:table-row>
        <table:table-row table:style-name="ro1">
          <table:table-cell office:value-type="float" office:value="182.300000004928" calcext:value-type="float">
            <text:p>182.300000004928</text:p>
          </table:table-cell>
          <table:table-cell office:value-type="float" office:value="166.327921124612" calcext:value-type="float">
            <text:p>166.327921124612</text:p>
          </table:table-cell>
          <table:table-cell office:value-type="float" office:value="0.0400000049184716" calcext:value-type="float">
            <text:p>0.040000004918472</text:p>
          </table:table-cell>
          <table:table-cell/>
        </table:table-row>
        <table:table-row table:style-name="ro1">
          <table:table-cell office:value-type="float" office:value="182.400000004932" calcext:value-type="float">
            <text:p>182.400000004932</text:p>
          </table:table-cell>
          <table:table-cell office:value-type="float" office:value="166.320364638486" calcext:value-type="float">
            <text:p>166.320364638486</text:p>
          </table:table-cell>
          <table:table-cell office:value-type="float" office:value="0.0400000049192748" calcext:value-type="float">
            <text:p>0.040000004919275</text:p>
          </table:table-cell>
          <table:table-cell/>
        </table:table-row>
        <table:table-row table:style-name="ro1">
          <table:table-cell office:value-type="float" office:value="182.500000004935" calcext:value-type="float">
            <text:p>182.500000004935</text:p>
          </table:table-cell>
          <table:table-cell office:value-type="float" office:value="166.312812869987" calcext:value-type="float">
            <text:p>166.312812869987</text:p>
          </table:table-cell>
          <table:table-cell office:value-type="float" office:value="0.0400000049200771" calcext:value-type="float">
            <text:p>0.040000004920077</text:p>
          </table:table-cell>
          <table:table-cell/>
        </table:table-row>
        <table:table-row table:style-name="ro1">
          <table:table-cell office:value-type="float" office:value="182.600000004938" calcext:value-type="float">
            <text:p>182.600000004938</text:p>
          </table:table-cell>
          <table:table-cell office:value-type="float" office:value="166.305265816242" calcext:value-type="float">
            <text:p>166.305265816242</text:p>
          </table:table-cell>
          <table:table-cell office:value-type="float" office:value="0.0400000049208786" calcext:value-type="float">
            <text:p>0.040000004920879</text:p>
          </table:table-cell>
          <table:table-cell/>
        </table:table-row>
        <table:table-row table:style-name="ro1">
          <table:table-cell office:value-type="float" office:value="182.700000004941" calcext:value-type="float">
            <text:p>182.700000004941</text:p>
          </table:table-cell>
          <table:table-cell office:value-type="float" office:value="166.297723474376" calcext:value-type="float">
            <text:p>166.297723474376</text:p>
          </table:table-cell>
          <table:table-cell office:value-type="float" office:value="0.0400000049216791" calcext:value-type="float">
            <text:p>0.040000004921679</text:p>
          </table:table-cell>
          <table:table-cell/>
        </table:table-row>
        <table:table-row table:style-name="ro1">
          <table:table-cell office:value-type="float" office:value="182.800000004945" calcext:value-type="float">
            <text:p>182.800000004945</text:p>
          </table:table-cell>
          <table:table-cell office:value-type="float" office:value="166.290185841511" calcext:value-type="float">
            <text:p>166.290185841511</text:p>
          </table:table-cell>
          <table:table-cell office:value-type="float" office:value="0.0400000049224787" calcext:value-type="float">
            <text:p>0.040000004922479</text:p>
          </table:table-cell>
          <table:table-cell/>
        </table:table-row>
        <table:table-row table:style-name="ro1">
          <table:table-cell office:value-type="float" office:value="182.900000004948" calcext:value-type="float">
            <text:p>182.900000004948</text:p>
          </table:table-cell>
          <table:table-cell office:value-type="float" office:value="166.282652914773" calcext:value-type="float">
            <text:p>166.282652914773</text:p>
          </table:table-cell>
          <table:table-cell office:value-type="float" office:value="0.0400000049232775" calcext:value-type="float">
            <text:p>0.040000004923278</text:p>
          </table:table-cell>
          <table:table-cell/>
        </table:table-row>
        <table:table-row table:style-name="ro1">
          <table:table-cell office:value-type="float" office:value="183.000000004951" calcext:value-type="float">
            <text:p>183.000000004951</text:p>
          </table:table-cell>
          <table:table-cell office:value-type="float" office:value="166.27512469128" calcext:value-type="float">
            <text:p>166.27512469128</text:p>
          </table:table-cell>
          <table:table-cell office:value-type="float" office:value="0.0400000049240752" calcext:value-type="float">
            <text:p>0.040000004924075</text:p>
          </table:table-cell>
          <table:table-cell/>
        </table:table-row>
        <table:table-row table:style-name="ro1">
          <table:table-cell office:value-type="float" office:value="183.100000004955" calcext:value-type="float">
            <text:p>183.100000004955</text:p>
          </table:table-cell>
          <table:table-cell office:value-type="float" office:value="166.267601168155" calcext:value-type="float">
            <text:p>166.267601168155</text:p>
          </table:table-cell>
          <table:table-cell office:value-type="float" office:value="0.0400000049248722" calcext:value-type="float">
            <text:p>0.040000004924872</text:p>
          </table:table-cell>
          <table:table-cell/>
        </table:table-row>
        <table:table-row table:style-name="ro1">
          <table:table-cell office:value-type="float" office:value="183.200000004958" calcext:value-type="float">
            <text:p>183.200000004958</text:p>
          </table:table-cell>
          <table:table-cell office:value-type="float" office:value="166.260082342517" calcext:value-type="float">
            <text:p>166.260082342517</text:p>
          </table:table-cell>
          <table:table-cell office:value-type="float" office:value="0.0400000049256682" calcext:value-type="float">
            <text:p>0.040000004925668</text:p>
          </table:table-cell>
          <table:table-cell/>
        </table:table-row>
        <table:table-row table:style-name="ro1">
          <table:table-cell office:value-type="float" office:value="183.300000004961" calcext:value-type="float">
            <text:p>183.300000004961</text:p>
          </table:table-cell>
          <table:table-cell office:value-type="float" office:value="166.252568211485" calcext:value-type="float">
            <text:p>166.252568211485</text:p>
          </table:table-cell>
          <table:table-cell office:value-type="float" office:value="0.0400000049264634" calcext:value-type="float">
            <text:p>0.040000004926463</text:p>
          </table:table-cell>
          <table:table-cell/>
        </table:table-row>
        <table:table-row table:style-name="ro1">
          <table:table-cell office:value-type="float" office:value="183.400000004965" calcext:value-type="float">
            <text:p>183.400000004965</text:p>
          </table:table-cell>
          <table:table-cell office:value-type="float" office:value="166.245058772175" calcext:value-type="float">
            <text:p>166.245058772175</text:p>
          </table:table-cell>
          <table:table-cell office:value-type="float" office:value="0.0400000049272577" calcext:value-type="float">
            <text:p>0.040000004927258</text:p>
          </table:table-cell>
          <table:table-cell/>
        </table:table-row>
        <table:table-row table:style-name="ro1">
          <table:table-cell office:value-type="float" office:value="183.500000004968" calcext:value-type="float">
            <text:p>183.500000004968</text:p>
          </table:table-cell>
          <table:table-cell office:value-type="float" office:value="166.237554021704" calcext:value-type="float">
            <text:p>166.237554021704</text:p>
          </table:table-cell>
          <table:table-cell office:value-type="float" office:value="0.040000004928051" calcext:value-type="float">
            <text:p>0.040000004928051</text:p>
          </table:table-cell>
          <table:table-cell/>
        </table:table-row>
        <table:table-row table:style-name="ro1">
          <table:table-cell office:value-type="float" office:value="183.600000004971" calcext:value-type="float">
            <text:p>183.600000004971</text:p>
          </table:table-cell>
          <table:table-cell office:value-type="float" office:value="166.230053957187" calcext:value-type="float">
            <text:p>166.230053957187</text:p>
          </table:table-cell>
          <table:table-cell office:value-type="float" office:value="0.0400000049288435" calcext:value-type="float">
            <text:p>0.040000004928844</text:p>
          </table:table-cell>
          <table:table-cell/>
        </table:table-row>
        <table:table-row table:style-name="ro1">
          <table:table-cell office:value-type="float" office:value="183.700000004975" calcext:value-type="float">
            <text:p>183.700000004975</text:p>
          </table:table-cell>
          <table:table-cell office:value-type="float" office:value="166.22255857574" calcext:value-type="float">
            <text:p>166.22255857574</text:p>
          </table:table-cell>
          <table:table-cell office:value-type="float" office:value="0.0400000049296352" calcext:value-type="float">
            <text:p>0.040000004929635</text:p>
          </table:table-cell>
          <table:table-cell/>
        </table:table-row>
        <table:table-row table:style-name="ro1">
          <table:table-cell office:value-type="float" office:value="183.800000004978" calcext:value-type="float">
            <text:p>183.800000004978</text:p>
          </table:table-cell>
          <table:table-cell office:value-type="float" office:value="166.215067874473" calcext:value-type="float">
            <text:p>166.215067874473</text:p>
          </table:table-cell>
          <table:table-cell office:value-type="float" office:value="0.0400000049304258" calcext:value-type="float">
            <text:p>0.040000004930426</text:p>
          </table:table-cell>
          <table:table-cell/>
        </table:table-row>
        <table:table-row table:style-name="ro1">
          <table:table-cell office:value-type="float" office:value="183.900000004981" calcext:value-type="float">
            <text:p>183.900000004981</text:p>
          </table:table-cell>
          <table:table-cell office:value-type="float" office:value="166.2075818505" calcext:value-type="float">
            <text:p>166.2075818505</text:p>
          </table:table-cell>
          <table:table-cell office:value-type="float" office:value="0.0400000049312157" calcext:value-type="float">
            <text:p>0.040000004931216</text:p>
          </table:table-cell>
          <table:table-cell/>
        </table:table-row>
        <table:table-row table:style-name="ro1">
          <table:table-cell office:value-type="float" office:value="184.000000004985" calcext:value-type="float">
            <text:p>184.000000004985</text:p>
          </table:table-cell>
          <table:table-cell office:value-type="float" office:value="166.20010050093" calcext:value-type="float">
            <text:p>166.20010050093</text:p>
          </table:table-cell>
          <table:table-cell office:value-type="float" office:value="0.0400000049320046" calcext:value-type="float">
            <text:p>0.040000004932005</text:p>
          </table:table-cell>
          <table:table-cell/>
        </table:table-row>
        <table:table-row table:style-name="ro1">
          <table:table-cell office:value-type="float" office:value="184.100000004988" calcext:value-type="float">
            <text:p>184.100000004988</text:p>
          </table:table-cell>
          <table:table-cell office:value-type="float" office:value="166.192623822877" calcext:value-type="float">
            <text:p>166.192623822877</text:p>
          </table:table-cell>
          <table:table-cell office:value-type="float" office:value="0.0400000049327927" calcext:value-type="float">
            <text:p>0.040000004932793</text:p>
          </table:table-cell>
          <table:table-cell/>
        </table:table-row>
        <table:table-row table:style-name="ro1">
          <table:table-cell office:value-type="float" office:value="184.200000004991" calcext:value-type="float">
            <text:p>184.200000004991</text:p>
          </table:table-cell>
          <table:table-cell office:value-type="float" office:value="166.185151813448" calcext:value-type="float">
            <text:p>166.185151813448</text:p>
          </table:table-cell>
          <table:table-cell office:value-type="float" office:value="0.0400000049335799" calcext:value-type="float">
            <text:p>0.04000000493358</text:p>
          </table:table-cell>
          <table:table-cell/>
        </table:table-row>
        <table:table-row table:style-name="ro1">
          <table:table-cell office:value-type="float" office:value="184.300000004995" calcext:value-type="float">
            <text:p>184.300000004995</text:p>
          </table:table-cell>
          <table:table-cell office:value-type="float" office:value="166.177684469751" calcext:value-type="float">
            <text:p>166.177684469751</text:p>
          </table:table-cell>
          <table:table-cell office:value-type="float" office:value="0.0400000049343662" calcext:value-type="float">
            <text:p>0.040000004934366</text:p>
          </table:table-cell>
          <table:table-cell/>
        </table:table-row>
        <table:table-row table:style-name="ro1">
          <table:table-cell office:value-type="float" office:value="184.400000004998" calcext:value-type="float">
            <text:p>184.400000004998</text:p>
          </table:table-cell>
          <table:table-cell office:value-type="float" office:value="166.170221788894" calcext:value-type="float">
            <text:p>166.170221788894</text:p>
          </table:table-cell>
          <table:table-cell office:value-type="float" office:value="0.0400000049351515" calcext:value-type="float">
            <text:p>0.040000004935152</text:p>
          </table:table-cell>
          <table:table-cell/>
        </table:table-row>
        <table:table-row table:style-name="ro1">
          <table:table-cell office:value-type="float" office:value="184.500000005001" calcext:value-type="float">
            <text:p>184.500000005001</text:p>
          </table:table-cell>
          <table:table-cell office:value-type="float" office:value="166.162763767984" calcext:value-type="float">
            <text:p>166.162763767984</text:p>
          </table:table-cell>
          <table:table-cell office:value-type="float" office:value="0.0400000049359361" calcext:value-type="float">
            <text:p>0.040000004935936</text:p>
          </table:table-cell>
          <table:table-cell/>
        </table:table-row>
        <table:table-row table:style-name="ro1">
          <table:table-cell office:value-type="float" office:value="184.600000005005" calcext:value-type="float">
            <text:p>184.600000005005</text:p>
          </table:table-cell>
          <table:table-cell office:value-type="float" office:value="166.155310404126" calcext:value-type="float">
            <text:p>166.155310404126</text:p>
          </table:table-cell>
          <table:table-cell office:value-type="float" office:value="0.0400000049367197" calcext:value-type="float">
            <text:p>0.04000000493672</text:p>
          </table:table-cell>
          <table:table-cell/>
        </table:table-row>
        <table:table-row table:style-name="ro1">
          <table:table-cell office:value-type="float" office:value="184.700000005008" calcext:value-type="float">
            <text:p>184.700000005008</text:p>
          </table:table-cell>
          <table:table-cell office:value-type="float" office:value="166.147861694426" calcext:value-type="float">
            <text:p>166.147861694426</text:p>
          </table:table-cell>
          <table:table-cell office:value-type="float" office:value="0.0400000049375024" calcext:value-type="float">
            <text:p>0.040000004937502</text:p>
          </table:table-cell>
          <table:table-cell/>
        </table:table-row>
        <table:table-row table:style-name="ro1">
          <table:table-cell office:value-type="float" office:value="184.800000005011" calcext:value-type="float">
            <text:p>184.800000005011</text:p>
          </table:table-cell>
          <table:table-cell office:value-type="float" office:value="166.140417635985" calcext:value-type="float">
            <text:p>166.140417635985</text:p>
          </table:table-cell>
          <table:table-cell office:value-type="float" office:value="0.0400000049382844" calcext:value-type="float">
            <text:p>0.040000004938284</text:p>
          </table:table-cell>
          <table:table-cell/>
        </table:table-row>
        <table:table-row table:style-name="ro1">
          <table:table-cell office:value-type="float" office:value="184.900000005015" calcext:value-type="float">
            <text:p>184.900000005015</text:p>
          </table:table-cell>
          <table:table-cell office:value-type="float" office:value="166.132978225907" calcext:value-type="float">
            <text:p>166.132978225907</text:p>
          </table:table-cell>
          <table:table-cell office:value-type="float" office:value="0.0400000049390653" calcext:value-type="float">
            <text:p>0.040000004939065</text:p>
          </table:table-cell>
          <table:table-cell/>
        </table:table-row>
        <table:table-row table:style-name="ro1">
          <table:table-cell office:value-type="float" office:value="185.000000005018" calcext:value-type="float">
            <text:p>185.000000005018</text:p>
          </table:table-cell>
          <table:table-cell office:value-type="float" office:value="166.125543461295" calcext:value-type="float">
            <text:p>166.125543461295</text:p>
          </table:table-cell>
          <table:table-cell office:value-type="float" office:value="0.0400000049398455" calcext:value-type="float">
            <text:p>0.040000004939846</text:p>
          </table:table-cell>
          <table:table-cell/>
        </table:table-row>
        <table:table-row table:style-name="ro1">
          <table:table-cell office:value-type="float" office:value="185.100000005021" calcext:value-type="float">
            <text:p>185.100000005021</text:p>
          </table:table-cell>
          <table:table-cell office:value-type="float" office:value="166.118113339249" calcext:value-type="float">
            <text:p>166.118113339249</text:p>
          </table:table-cell>
          <table:table-cell office:value-type="float" office:value="0.0400000049406247" calcext:value-type="float">
            <text:p>0.040000004940625</text:p>
          </table:table-cell>
          <table:table-cell/>
        </table:table-row>
        <table:table-row table:style-name="ro1">
          <table:table-cell office:value-type="float" office:value="185.200000005024" calcext:value-type="float">
            <text:p>185.200000005024</text:p>
          </table:table-cell>
          <table:table-cell office:value-type="float" office:value="166.110687856871" calcext:value-type="float">
            <text:p>166.110687856871</text:p>
          </table:table-cell>
          <table:table-cell office:value-type="float" office:value="0.0400000049414031" calcext:value-type="float">
            <text:p>0.040000004941403</text:p>
          </table:table-cell>
          <table:table-cell/>
        </table:table-row>
        <table:table-row table:style-name="ro1">
          <table:table-cell office:value-type="float" office:value="185.300000005028" calcext:value-type="float">
            <text:p>185.300000005028</text:p>
          </table:table-cell>
          <table:table-cell office:value-type="float" office:value="166.103267011259" calcext:value-type="float">
            <text:p>166.103267011259</text:p>
          </table:table-cell>
          <table:table-cell office:value-type="float" office:value="0.0400000049421806" calcext:value-type="float">
            <text:p>0.040000004942181</text:p>
          </table:table-cell>
          <table:table-cell/>
        </table:table-row>
        <table:table-row table:style-name="ro1">
          <table:table-cell office:value-type="float" office:value="185.400000005031" calcext:value-type="float">
            <text:p>185.400000005031</text:p>
          </table:table-cell>
          <table:table-cell office:value-type="float" office:value="166.095850799512" calcext:value-type="float">
            <text:p>166.095850799512</text:p>
          </table:table-cell>
          <table:table-cell office:value-type="float" office:value="0.0400000049429572" calcext:value-type="float">
            <text:p>0.040000004942957</text:p>
          </table:table-cell>
          <table:table-cell/>
        </table:table-row>
        <table:table-row table:style-name="ro1">
          <table:table-cell office:value-type="float" office:value="185.500000005034" calcext:value-type="float">
            <text:p>185.500000005034</text:p>
          </table:table-cell>
          <table:table-cell office:value-type="float" office:value="166.088439218727" calcext:value-type="float">
            <text:p>166.088439218727</text:p>
          </table:table-cell>
          <table:table-cell office:value-type="float" office:value="0.0400000049437331" calcext:value-type="float">
            <text:p>0.040000004943733</text:p>
          </table:table-cell>
          <table:table-cell/>
        </table:table-row>
        <table:table-row table:style-name="ro1">
          <table:table-cell office:value-type="float" office:value="185.600000005038" calcext:value-type="float">
            <text:p>185.600000005038</text:p>
          </table:table-cell>
          <table:table-cell office:value-type="float" office:value="166.081032266004" calcext:value-type="float">
            <text:p>166.081032266004</text:p>
          </table:table-cell>
          <table:table-cell office:value-type="float" office:value="0.040000004944508" calcext:value-type="float">
            <text:p>0.040000004944508</text:p>
          </table:table-cell>
          <table:table-cell/>
        </table:table-row>
        <table:table-row table:style-name="ro1">
          <table:table-cell office:value-type="float" office:value="185.700000005041" calcext:value-type="float">
            <text:p>185.700000005041</text:p>
          </table:table-cell>
          <table:table-cell office:value-type="float" office:value="166.073629938435" calcext:value-type="float">
            <text:p>166.073629938435</text:p>
          </table:table-cell>
          <table:table-cell office:value-type="float" office:value="0.0400000049452821" calcext:value-type="float">
            <text:p>0.040000004945282</text:p>
          </table:table-cell>
          <table:table-cell/>
        </table:table-row>
        <table:table-row table:style-name="ro1">
          <table:table-cell office:value-type="float" office:value="185.800000005044" calcext:value-type="float">
            <text:p>185.800000005044</text:p>
          </table:table-cell>
          <table:table-cell office:value-type="float" office:value="166.06623223312" calcext:value-type="float">
            <text:p>166.06623223312</text:p>
          </table:table-cell>
          <table:table-cell office:value-type="float" office:value="0.0400000049460552" calcext:value-type="float">
            <text:p>0.040000004946055</text:p>
          </table:table-cell>
          <table:table-cell/>
        </table:table-row>
        <table:table-row table:style-name="ro1">
          <table:table-cell office:value-type="float" office:value="185.900000005048" calcext:value-type="float">
            <text:p>185.900000005048</text:p>
          </table:table-cell>
          <table:table-cell office:value-type="float" office:value="166.058839147153" calcext:value-type="float">
            <text:p>166.058839147153</text:p>
          </table:table-cell>
          <table:table-cell office:value-type="float" office:value="0.0400000049468276" calcext:value-type="float">
            <text:p>0.040000004946828</text:p>
          </table:table-cell>
          <table:table-cell/>
        </table:table-row>
        <table:table-row table:style-name="ro1">
          <table:table-cell office:value-type="float" office:value="186.000000005051" calcext:value-type="float">
            <text:p>186.000000005051</text:p>
          </table:table-cell>
          <table:table-cell office:value-type="float" office:value="166.051450677626" calcext:value-type="float">
            <text:p>166.051450677626</text:p>
          </table:table-cell>
          <table:table-cell office:value-type="float" office:value="0.0400000049475991" calcext:value-type="float">
            <text:p>0.040000004947599</text:p>
          </table:table-cell>
          <table:table-cell/>
        </table:table-row>
        <table:table-row table:style-name="ro1">
          <table:table-cell office:value-type="float" office:value="186.100000005054" calcext:value-type="float">
            <text:p>186.100000005054</text:p>
          </table:table-cell>
          <table:table-cell office:value-type="float" office:value="166.044066821635" calcext:value-type="float">
            <text:p>166.044066821635</text:p>
          </table:table-cell>
          <table:table-cell office:value-type="float" office:value="0.0400000049483697" calcext:value-type="float">
            <text:p>0.04000000494837</text:p>
          </table:table-cell>
          <table:table-cell/>
        </table:table-row>
        <table:table-row table:style-name="ro1">
          <table:table-cell office:value-type="float" office:value="186.200000005058" calcext:value-type="float">
            <text:p>186.200000005058</text:p>
          </table:table-cell>
          <table:table-cell office:value-type="float" office:value="166.03668757627" calcext:value-type="float">
            <text:p>166.03668757627</text:p>
          </table:table-cell>
          <table:table-cell office:value-type="float" office:value="0.0400000049491395" calcext:value-type="float">
            <text:p>0.04000000494914</text:p>
          </table:table-cell>
          <table:table-cell/>
        </table:table-row>
        <table:table-row table:style-name="ro1">
          <table:table-cell office:value-type="float" office:value="186.300000005061" calcext:value-type="float">
            <text:p>186.300000005061</text:p>
          </table:table-cell>
          <table:table-cell office:value-type="float" office:value="166.029312938627" calcext:value-type="float">
            <text:p>166.029312938627</text:p>
          </table:table-cell>
          <table:table-cell office:value-type="float" office:value="0.0400000049499083" calcext:value-type="float">
            <text:p>0.040000004949908</text:p>
          </table:table-cell>
          <table:table-cell/>
        </table:table-row>
        <table:table-row table:style-name="ro1">
          <table:table-cell office:value-type="float" office:value="186.400000005064" calcext:value-type="float">
            <text:p>186.400000005064</text:p>
          </table:table-cell>
          <table:table-cell office:value-type="float" office:value="166.021942905794" calcext:value-type="float">
            <text:p>166.021942905794</text:p>
          </table:table-cell>
          <table:table-cell office:value-type="float" office:value="0.0400000049506764" calcext:value-type="float">
            <text:p>0.040000004950676</text:p>
          </table:table-cell>
          <table:table-cell/>
        </table:table-row>
        <table:table-row table:style-name="ro1">
          <table:table-cell office:value-type="float" office:value="186.500000005068" calcext:value-type="float">
            <text:p>186.500000005068</text:p>
          </table:table-cell>
          <table:table-cell office:value-type="float" office:value="166.014577474862" calcext:value-type="float">
            <text:p>166.014577474862</text:p>
          </table:table-cell>
          <table:table-cell office:value-type="float" office:value="0.0400000049514436" calcext:value-type="float">
            <text:p>0.040000004951444</text:p>
          </table:table-cell>
          <table:table-cell/>
        </table:table-row>
        <table:table-row table:style-name="ro1">
          <table:table-cell office:value-type="float" office:value="186.600000005071" calcext:value-type="float">
            <text:p>186.600000005071</text:p>
          </table:table-cell>
          <table:table-cell office:value-type="float" office:value="166.007216642922" calcext:value-type="float">
            <text:p>166.007216642922</text:p>
          </table:table-cell>
          <table:table-cell office:value-type="float" office:value="0.0400000049522099" calcext:value-type="float">
            <text:p>0.04000000495221</text:p>
          </table:table-cell>
          <table:table-cell/>
        </table:table-row>
        <table:table-row table:style-name="ro1">
          <table:table-cell office:value-type="float" office:value="186.700000005074" calcext:value-type="float">
            <text:p>186.700000005074</text:p>
          </table:table-cell>
          <table:table-cell office:value-type="float" office:value="165.999860407065" calcext:value-type="float">
            <text:p>165.999860407065</text:p>
          </table:table-cell>
          <table:table-cell office:value-type="float" office:value="0.0400000049529754" calcext:value-type="float">
            <text:p>0.040000004952975</text:p>
          </table:table-cell>
          <table:table-cell/>
        </table:table-row>
        <table:table-row table:style-name="ro1">
          <table:table-cell office:value-type="float" office:value="186.800000005078" calcext:value-type="float">
            <text:p>186.800000005078</text:p>
          </table:table-cell>
          <table:table-cell office:value-type="float" office:value="165.992508764377" calcext:value-type="float">
            <text:p>165.992508764377</text:p>
          </table:table-cell>
          <table:table-cell office:value-type="float" office:value="0.0400000049537401" calcext:value-type="float">
            <text:p>0.04000000495374</text:p>
          </table:table-cell>
          <table:table-cell/>
        </table:table-row>
        <table:table-row table:style-name="ro1">
          <table:table-cell office:value-type="float" office:value="186.900000005081" calcext:value-type="float">
            <text:p>186.900000005081</text:p>
          </table:table-cell>
          <table:table-cell office:value-type="float" office:value="165.985161711946" calcext:value-type="float">
            <text:p>165.985161711946</text:p>
          </table:table-cell>
          <table:table-cell office:value-type="float" office:value="0.0400000049545039" calcext:value-type="float">
            <text:p>0.040000004954504</text:p>
          </table:table-cell>
          <table:table-cell/>
        </table:table-row>
        <table:table-row table:style-name="ro1">
          <table:table-cell office:value-type="float" office:value="187.000000005084" calcext:value-type="float">
            <text:p>187.000000005084</text:p>
          </table:table-cell>
          <table:table-cell office:value-type="float" office:value="165.977819246861" calcext:value-type="float">
            <text:p>165.977819246861</text:p>
          </table:table-cell>
          <table:table-cell office:value-type="float" office:value="0.0400000049552667" calcext:value-type="float">
            <text:p>0.040000004955267</text:p>
          </table:table-cell>
          <table:table-cell/>
        </table:table-row>
        <table:table-row table:style-name="ro1">
          <table:table-cell office:value-type="float" office:value="187.100000005088" calcext:value-type="float">
            <text:p>187.100000005088</text:p>
          </table:table-cell>
          <table:table-cell office:value-type="float" office:value="165.970481366208" calcext:value-type="float">
            <text:p>165.970481366208</text:p>
          </table:table-cell>
          <table:table-cell office:value-type="float" office:value="0.0400000049560289" calcext:value-type="float">
            <text:p>0.040000004956029</text:p>
          </table:table-cell>
          <table:table-cell/>
        </table:table-row>
        <table:table-row table:style-name="ro1">
          <table:table-cell office:value-type="float" office:value="187.200000005091" calcext:value-type="float">
            <text:p>187.200000005091</text:p>
          </table:table-cell>
          <table:table-cell office:value-type="float" office:value="165.963148067074" calcext:value-type="float">
            <text:p>165.963148067074</text:p>
          </table:table-cell>
          <table:table-cell office:value-type="float" office:value="0.0400000049567901" calcext:value-type="float">
            <text:p>0.04000000495679</text:p>
          </table:table-cell>
          <table:table-cell/>
        </table:table-row>
        <table:table-row table:style-name="ro1">
          <table:table-cell office:value-type="float" office:value="187.300000005094" calcext:value-type="float">
            <text:p>187.300000005094</text:p>
          </table:table-cell>
          <table:table-cell office:value-type="float" office:value="165.955819346545" calcext:value-type="float">
            <text:p>165.955819346545</text:p>
          </table:table-cell>
          <table:table-cell office:value-type="float" office:value="0.0400000049575505" calcext:value-type="float">
            <text:p>0.040000004957551</text:p>
          </table:table-cell>
          <table:table-cell/>
        </table:table-row>
        <table:table-row table:style-name="ro1">
          <table:table-cell office:value-type="float" office:value="187.400000005098" calcext:value-type="float">
            <text:p>187.400000005098</text:p>
          </table:table-cell>
          <table:table-cell office:value-type="float" office:value="165.948495201705" calcext:value-type="float">
            <text:p>165.948495201705</text:p>
          </table:table-cell>
          <table:table-cell office:value-type="float" office:value="0.04000000495831" calcext:value-type="float">
            <text:p>0.04000000495831</text:p>
          </table:table-cell>
          <table:table-cell/>
        </table:table-row>
        <table:table-row table:style-name="ro1">
          <table:table-cell office:value-type="float" office:value="187.500000005101" calcext:value-type="float">
            <text:p>187.500000005101</text:p>
          </table:table-cell>
          <table:table-cell office:value-type="float" office:value="165.94117562964" calcext:value-type="float">
            <text:p>165.94117562964</text:p>
          </table:table-cell>
          <table:table-cell office:value-type="float" office:value="0.0400000049590687" calcext:value-type="float">
            <text:p>0.040000004959069</text:p>
          </table:table-cell>
          <table:table-cell/>
        </table:table-row>
        <table:table-row table:style-name="ro1">
          <table:table-cell office:value-type="float" office:value="187.600000005104" calcext:value-type="float">
            <text:p>187.600000005104</text:p>
          </table:table-cell>
          <table:table-cell office:value-type="float" office:value="165.933860627433" calcext:value-type="float">
            <text:p>165.933860627433</text:p>
          </table:table-cell>
          <table:table-cell office:value-type="float" office:value="0.0400000049598267" calcext:value-type="float">
            <text:p>0.040000004959827</text:p>
          </table:table-cell>
          <table:table-cell/>
        </table:table-row>
        <table:table-row table:style-name="ro1">
          <table:table-cell office:value-type="float" office:value="187.700000005107" calcext:value-type="float">
            <text:p>187.700000005107</text:p>
          </table:table-cell>
          <table:table-cell office:value-type="float" office:value="165.926550192168" calcext:value-type="float">
            <text:p>165.926550192168</text:p>
          </table:table-cell>
          <table:table-cell office:value-type="float" office:value="0.0400000049605837" calcext:value-type="float">
            <text:p>0.040000004960584</text:p>
          </table:table-cell>
          <table:table-cell/>
        </table:table-row>
        <table:table-row table:style-name="ro1">
          <table:table-cell office:value-type="float" office:value="187.800000005111" calcext:value-type="float">
            <text:p>187.800000005111</text:p>
          </table:table-cell>
          <table:table-cell office:value-type="float" office:value="165.919244320928" calcext:value-type="float">
            <text:p>165.919244320928</text:p>
          </table:table-cell>
          <table:table-cell office:value-type="float" office:value="0.0400000049613399" calcext:value-type="float">
            <text:p>0.04000000496134</text:p>
          </table:table-cell>
          <table:table-cell/>
        </table:table-row>
        <table:table-row table:style-name="ro1">
          <table:table-cell office:value-type="float" office:value="187.900000005114" calcext:value-type="float">
            <text:p>187.900000005114</text:p>
          </table:table-cell>
          <table:table-cell office:value-type="float" office:value="165.911943010797" calcext:value-type="float">
            <text:p>165.911943010797</text:p>
          </table:table-cell>
          <table:table-cell office:value-type="float" office:value="0.0400000049620952" calcext:value-type="float">
            <text:p>0.040000004962095</text:p>
          </table:table-cell>
          <table:table-cell/>
        </table:table-row>
        <table:table-row table:style-name="ro1">
          <table:table-cell office:value-type="float" office:value="188.000000005117" calcext:value-type="float">
            <text:p>188.000000005117</text:p>
          </table:table-cell>
          <table:table-cell office:value-type="float" office:value="165.904646258855" calcext:value-type="float">
            <text:p>165.904646258855</text:p>
          </table:table-cell>
          <table:table-cell office:value-type="float" office:value="0.0400000049628497" calcext:value-type="float">
            <text:p>0.04000000496285</text:p>
          </table:table-cell>
          <table:table-cell/>
        </table:table-row>
        <table:table-row table:style-name="ro1">
          <table:table-cell office:value-type="float" office:value="188.100000005121" calcext:value-type="float">
            <text:p>188.100000005121</text:p>
          </table:table-cell>
          <table:table-cell office:value-type="float" office:value="165.897354062184" calcext:value-type="float">
            <text:p>165.897354062184</text:p>
          </table:table-cell>
          <table:table-cell office:value-type="float" office:value="0.0400000049636034" calcext:value-type="float">
            <text:p>0.040000004963603</text:p>
          </table:table-cell>
          <table:table-cell/>
        </table:table-row>
        <table:table-row table:style-name="ro1">
          <table:table-cell office:value-type="float" office:value="188.200000005124" calcext:value-type="float">
            <text:p>188.200000005124</text:p>
          </table:table-cell>
          <table:table-cell office:value-type="float" office:value="165.890066417866" calcext:value-type="float">
            <text:p>165.890066417866</text:p>
          </table:table-cell>
          <table:table-cell office:value-type="float" office:value="0.0400000049643563" calcext:value-type="float">
            <text:p>0.040000004964356</text:p>
          </table:table-cell>
          <table:table-cell/>
        </table:table-row>
        <table:table-row table:style-name="ro1">
          <table:table-cell office:value-type="float" office:value="188.300000005127" calcext:value-type="float">
            <text:p>188.300000005127</text:p>
          </table:table-cell>
          <table:table-cell office:value-type="float" office:value="165.882783322982" calcext:value-type="float">
            <text:p>165.882783322982</text:p>
          </table:table-cell>
          <table:table-cell office:value-type="float" office:value="0.0400000049651082" calcext:value-type="float">
            <text:p>0.040000004965108</text:p>
          </table:table-cell>
          <table:table-cell/>
        </table:table-row>
        <table:table-row table:style-name="ro1">
          <table:table-cell office:value-type="float" office:value="188.400000005131" calcext:value-type="float">
            <text:p>188.400000005131</text:p>
          </table:table-cell>
          <table:table-cell office:value-type="float" office:value="165.87550477461" calcext:value-type="float">
            <text:p>165.87550477461</text:p>
          </table:table-cell>
          <table:table-cell office:value-type="float" office:value="0.0400000049658595" calcext:value-type="float">
            <text:p>0.04000000496586</text:p>
          </table:table-cell>
          <table:table-cell/>
        </table:table-row>
        <table:table-row table:style-name="ro1">
          <table:table-cell office:value-type="float" office:value="188.500000005134" calcext:value-type="float">
            <text:p>188.500000005134</text:p>
          </table:table-cell>
          <table:table-cell office:value-type="float" office:value="165.868230769833" calcext:value-type="float">
            <text:p>165.868230769833</text:p>
          </table:table-cell>
          <table:table-cell office:value-type="float" office:value="0.0400000049666099" calcext:value-type="float">
            <text:p>0.04000000496661</text:p>
          </table:table-cell>
          <table:table-cell/>
        </table:table-row>
        <table:table-row table:style-name="ro1">
          <table:table-cell office:value-type="float" office:value="188.600000005137" calcext:value-type="float">
            <text:p>188.600000005137</text:p>
          </table:table-cell>
          <table:table-cell office:value-type="float" office:value="165.860961305728" calcext:value-type="float">
            <text:p>165.860961305728</text:p>
          </table:table-cell>
          <table:table-cell office:value-type="float" office:value="0.0400000049673595" calcext:value-type="float">
            <text:p>0.04000000496736</text:p>
          </table:table-cell>
          <table:table-cell/>
        </table:table-row>
        <table:table-row table:style-name="ro1">
          <table:table-cell office:value-type="float" office:value="188.700000005141" calcext:value-type="float">
            <text:p>188.700000005141</text:p>
          </table:table-cell>
          <table:table-cell office:value-type="float" office:value="165.853696379375" calcext:value-type="float">
            <text:p>165.853696379375</text:p>
          </table:table-cell>
          <table:table-cell office:value-type="float" office:value="0.0400000049681082" calcext:value-type="float">
            <text:p>0.040000004968108</text:p>
          </table:table-cell>
          <table:table-cell/>
        </table:table-row>
        <table:table-row table:style-name="ro1">
          <table:table-cell office:value-type="float" office:value="188.800000005144" calcext:value-type="float">
            <text:p>188.800000005144</text:p>
          </table:table-cell>
          <table:table-cell office:value-type="float" office:value="165.846435987851" calcext:value-type="float">
            <text:p>165.846435987851</text:p>
          </table:table-cell>
          <table:table-cell office:value-type="float" office:value="0.040000004968856" calcext:value-type="float">
            <text:p>0.040000004968856</text:p>
          </table:table-cell>
          <table:table-cell/>
        </table:table-row>
        <table:table-row table:style-name="ro1">
          <table:table-cell office:value-type="float" office:value="188.900000005147" calcext:value-type="float">
            <text:p>188.900000005147</text:p>
          </table:table-cell>
          <table:table-cell office:value-type="float" office:value="165.839180128236" calcext:value-type="float">
            <text:p>165.839180128236</text:p>
          </table:table-cell>
          <table:table-cell office:value-type="float" office:value="0.0400000049696031" calcext:value-type="float">
            <text:p>0.040000004969603</text:p>
          </table:table-cell>
          <table:table-cell/>
        </table:table-row>
        <table:table-row table:style-name="ro1">
          <table:table-cell office:value-type="float" office:value="189.000000005151" calcext:value-type="float">
            <text:p>189.000000005151</text:p>
          </table:table-cell>
          <table:table-cell office:value-type="float" office:value="165.831928797606" calcext:value-type="float">
            <text:p>165.831928797606</text:p>
          </table:table-cell>
          <table:table-cell office:value-type="float" office:value="0.0400000049703493" calcext:value-type="float">
            <text:p>0.040000004970349</text:p>
          </table:table-cell>
          <table:table-cell/>
        </table:table-row>
        <table:table-row table:style-name="ro1">
          <table:table-cell office:value-type="float" office:value="189.100000005154" calcext:value-type="float">
            <text:p>189.100000005154</text:p>
          </table:table-cell>
          <table:table-cell office:value-type="float" office:value="165.82468199304" calcext:value-type="float">
            <text:p>165.82468199304</text:p>
          </table:table-cell>
          <table:table-cell office:value-type="float" office:value="0.0400000049710947" calcext:value-type="float">
            <text:p>0.040000004971095</text:p>
          </table:table-cell>
          <table:table-cell/>
        </table:table-row>
        <table:table-row table:style-name="ro1">
          <table:table-cell office:value-type="float" office:value="189.200000005157" calcext:value-type="float">
            <text:p>189.200000005157</text:p>
          </table:table-cell>
          <table:table-cell office:value-type="float" office:value="165.817439711614" calcext:value-type="float">
            <text:p>165.817439711614</text:p>
          </table:table-cell>
          <table:table-cell office:value-type="float" office:value="0.0400000049718393" calcext:value-type="float">
            <text:p>0.040000004971839</text:p>
          </table:table-cell>
          <table:table-cell/>
        </table:table-row>
        <table:table-row table:style-name="ro1">
          <table:table-cell office:value-type="float" office:value="189.300000005161" calcext:value-type="float">
            <text:p>189.300000005161</text:p>
          </table:table-cell>
          <table:table-cell office:value-type="float" office:value="165.810201950405" calcext:value-type="float">
            <text:p>165.810201950405</text:p>
          </table:table-cell>
          <table:table-cell office:value-type="float" office:value="0.040000004972583" calcext:value-type="float">
            <text:p>0.040000004972583</text:p>
          </table:table-cell>
          <table:table-cell/>
        </table:table-row>
        <table:table-row table:style-name="ro1">
          <table:table-cell office:value-type="float" office:value="189.400000005164" calcext:value-type="float">
            <text:p>189.400000005164</text:p>
          </table:table-cell>
          <table:table-cell office:value-type="float" office:value="165.802968706489" calcext:value-type="float">
            <text:p>165.802968706489</text:p>
          </table:table-cell>
          <table:table-cell office:value-type="float" office:value="0.040000004973326" calcext:value-type="float">
            <text:p>0.040000004973326</text:p>
          </table:table-cell>
          <table:table-cell/>
        </table:table-row>
        <table:table-row table:style-name="ro1">
          <table:table-cell office:value-type="float" office:value="189.500000005167" calcext:value-type="float">
            <text:p>189.500000005167</text:p>
          </table:table-cell>
          <table:table-cell office:value-type="float" office:value="165.795739976943" calcext:value-type="float">
            <text:p>165.795739976943</text:p>
          </table:table-cell>
          <table:table-cell office:value-type="float" office:value="0.040000004974068" calcext:value-type="float">
            <text:p>0.040000004974068</text:p>
          </table:table-cell>
          <table:table-cell/>
        </table:table-row>
        <table:table-row table:style-name="ro1">
          <table:table-cell office:value-type="float" office:value="189.600000005171" calcext:value-type="float">
            <text:p>189.600000005171</text:p>
          </table:table-cell>
          <table:table-cell office:value-type="float" office:value="165.788515758844" calcext:value-type="float">
            <text:p>165.788515758844</text:p>
          </table:table-cell>
          <table:table-cell office:value-type="float" office:value="0.0400000049748094" calcext:value-type="float">
            <text:p>0.040000004974809</text:p>
          </table:table-cell>
          <table:table-cell/>
        </table:table-row>
        <table:table-row table:style-name="ro1">
          <table:table-cell office:value-type="float" office:value="189.700000005174" calcext:value-type="float">
            <text:p>189.700000005174</text:p>
          </table:table-cell>
          <table:table-cell office:value-type="float" office:value="165.781296049264" calcext:value-type="float">
            <text:p>165.781296049264</text:p>
          </table:table-cell>
          <table:table-cell office:value-type="float" office:value="0.0400000049755499" calcext:value-type="float">
            <text:p>0.04000000497555</text:p>
          </table:table-cell>
          <table:table-cell/>
        </table:table-row>
        <table:table-row table:style-name="ro1">
          <table:table-cell office:value-type="float" office:value="189.800000005177" calcext:value-type="float">
            <text:p>189.800000005177</text:p>
          </table:table-cell>
          <table:table-cell office:value-type="float" office:value="165.774080845278" calcext:value-type="float">
            <text:p>165.774080845278</text:p>
          </table:table-cell>
          <table:table-cell office:value-type="float" office:value="0.0400000049762895" calcext:value-type="float">
            <text:p>0.04000000497629</text:p>
          </table:table-cell>
          <table:table-cell/>
        </table:table-row>
        <table:table-row table:style-name="ro1">
          <table:table-cell office:value-type="float" office:value="189.90000000518" calcext:value-type="float">
            <text:p>189.90000000518</text:p>
          </table:table-cell>
          <table:table-cell office:value-type="float" office:value="165.766870143964" calcext:value-type="float">
            <text:p>165.766870143964</text:p>
          </table:table-cell>
          <table:table-cell office:value-type="float" office:value="0.0400000049770283" calcext:value-type="float">
            <text:p>0.040000004977028</text:p>
          </table:table-cell>
          <table:table-cell/>
        </table:table-row>
        <table:table-row table:style-name="ro1">
          <table:table-cell office:value-type="float" office:value="190.000000005184" calcext:value-type="float">
            <text:p>190.000000005184</text:p>
          </table:table-cell>
          <table:table-cell office:value-type="float" office:value="165.759663942395" calcext:value-type="float">
            <text:p>165.759663942395</text:p>
          </table:table-cell>
          <table:table-cell office:value-type="float" office:value="0.0400000049777664" calcext:value-type="float">
            <text:p>0.040000004977766</text:p>
          </table:table-cell>
          <table:table-cell/>
        </table:table-row>
        <table:table-row table:style-name="ro1">
          <table:table-cell office:value-type="float" office:value="190.100000005187" calcext:value-type="float">
            <text:p>190.100000005187</text:p>
          </table:table-cell>
          <table:table-cell office:value-type="float" office:value="165.752462237644" calcext:value-type="float">
            <text:p>165.752462237644</text:p>
          </table:table-cell>
          <table:table-cell office:value-type="float" office:value="0.0400000049785036" calcext:value-type="float">
            <text:p>0.040000004978504</text:p>
          </table:table-cell>
          <table:table-cell/>
        </table:table-row>
        <table:table-row table:style-name="ro1">
          <table:table-cell office:value-type="float" office:value="190.20000000519" calcext:value-type="float">
            <text:p>190.20000000519</text:p>
          </table:table-cell>
          <table:table-cell office:value-type="float" office:value="165.745265026787" calcext:value-type="float">
            <text:p>165.745265026787</text:p>
          </table:table-cell>
          <table:table-cell office:value-type="float" office:value="0.0400000049792399" calcext:value-type="float">
            <text:p>0.04000000497924</text:p>
          </table:table-cell>
          <table:table-cell/>
        </table:table-row>
        <table:table-row table:style-name="ro1">
          <table:table-cell office:value-type="float" office:value="190.300000005194" calcext:value-type="float">
            <text:p>190.300000005194</text:p>
          </table:table-cell>
          <table:table-cell office:value-type="float" office:value="165.738072306897" calcext:value-type="float">
            <text:p>165.738072306897</text:p>
          </table:table-cell>
          <table:table-cell office:value-type="float" office:value="0.0400000049799755" calcext:value-type="float">
            <text:p>0.040000004979976</text:p>
          </table:table-cell>
          <table:table-cell/>
        </table:table-row>
        <table:table-row table:style-name="ro1">
          <table:table-cell office:value-type="float" office:value="190.400000005197" calcext:value-type="float">
            <text:p>190.400000005197</text:p>
          </table:table-cell>
          <table:table-cell office:value-type="float" office:value="165.730884075048" calcext:value-type="float">
            <text:p>165.730884075048</text:p>
          </table:table-cell>
          <table:table-cell office:value-type="float" office:value="0.0400000049807103" calcext:value-type="float">
            <text:p>0.04000000498071</text:p>
          </table:table-cell>
          <table:table-cell/>
        </table:table-row>
        <table:table-row table:style-name="ro1">
          <table:table-cell office:value-type="float" office:value="190.5000000052" calcext:value-type="float">
            <text:p>190.5000000052</text:p>
          </table:table-cell>
          <table:table-cell office:value-type="float" office:value="165.723700328313" calcext:value-type="float">
            <text:p>165.723700328313</text:p>
          </table:table-cell>
          <table:table-cell office:value-type="float" office:value="0.0400000049814442" calcext:value-type="float">
            <text:p>0.040000004981444</text:p>
          </table:table-cell>
          <table:table-cell/>
        </table:table-row>
        <table:table-row table:style-name="ro1">
          <table:table-cell office:value-type="float" office:value="190.600000005204" calcext:value-type="float">
            <text:p>190.600000005204</text:p>
          </table:table-cell>
          <table:table-cell office:value-type="float" office:value="165.716521063763" calcext:value-type="float">
            <text:p>165.716521063763</text:p>
          </table:table-cell>
          <table:table-cell office:value-type="float" office:value="0.0400000049821773" calcext:value-type="float">
            <text:p>0.040000004982177</text:p>
          </table:table-cell>
          <table:table-cell/>
        </table:table-row>
        <table:table-row table:style-name="ro1">
          <table:table-cell office:value-type="float" office:value="190.700000005207" calcext:value-type="float">
            <text:p>190.700000005207</text:p>
          </table:table-cell>
          <table:table-cell office:value-type="float" office:value="165.709346278474" calcext:value-type="float">
            <text:p>165.709346278474</text:p>
          </table:table-cell>
          <table:table-cell office:value-type="float" office:value="0.0400000049829096" calcext:value-type="float">
            <text:p>0.04000000498291</text:p>
          </table:table-cell>
          <table:table-cell/>
        </table:table-row>
        <table:table-row table:style-name="ro1">
          <table:table-cell office:value-type="float" office:value="190.80000000521" calcext:value-type="float">
            <text:p>190.80000000521</text:p>
          </table:table-cell>
          <table:table-cell office:value-type="float" office:value="165.702175969518" calcext:value-type="float">
            <text:p>165.702175969518</text:p>
          </table:table-cell>
          <table:table-cell office:value-type="float" office:value="0.0400000049836411" calcext:value-type="float">
            <text:p>0.040000004983641</text:p>
          </table:table-cell>
          <table:table-cell/>
        </table:table-row>
        <table:table-row table:style-name="ro1">
          <table:table-cell office:value-type="float" office:value="190.900000005214" calcext:value-type="float">
            <text:p>190.900000005214</text:p>
          </table:table-cell>
          <table:table-cell office:value-type="float" office:value="165.695010133967" calcext:value-type="float">
            <text:p>165.695010133967</text:p>
          </table:table-cell>
          <table:table-cell office:value-type="float" office:value="0.0400000049843718" calcext:value-type="float">
            <text:p>0.040000004984372</text:p>
          </table:table-cell>
          <table:table-cell/>
        </table:table-row>
        <table:table-row table:style-name="ro1">
          <table:table-cell office:value-type="float" office:value="191.000000005217" calcext:value-type="float">
            <text:p>191.000000005217</text:p>
          </table:table-cell>
          <table:table-cell office:value-type="float" office:value="165.687848768894" calcext:value-type="float">
            <text:p>165.687848768894</text:p>
          </table:table-cell>
          <table:table-cell office:value-type="float" office:value="0.0400000049851017" calcext:value-type="float">
            <text:p>0.040000004985102</text:p>
          </table:table-cell>
          <table:table-cell/>
        </table:table-row>
        <table:table-row table:style-name="ro1">
          <table:table-cell office:value-type="float" office:value="191.10000000522" calcext:value-type="float">
            <text:p>191.10000000522</text:p>
          </table:table-cell>
          <table:table-cell office:value-type="float" office:value="165.68069187137" calcext:value-type="float">
            <text:p>165.68069187137</text:p>
          </table:table-cell>
          <table:table-cell office:value-type="float" office:value="0.0400000049858308" calcext:value-type="float">
            <text:p>0.040000004985831</text:p>
          </table:table-cell>
          <table:table-cell/>
        </table:table-row>
        <table:table-row table:style-name="ro1">
          <table:table-cell office:value-type="float" office:value="191.200000005224" calcext:value-type="float">
            <text:p>191.200000005224</text:p>
          </table:table-cell>
          <table:table-cell office:value-type="float" office:value="165.673539438468" calcext:value-type="float">
            <text:p>165.673539438468</text:p>
          </table:table-cell>
          <table:table-cell office:value-type="float" office:value="0.0400000049865592" calcext:value-type="float">
            <text:p>0.040000004986559</text:p>
          </table:table-cell>
          <table:table-cell/>
        </table:table-row>
        <table:table-row table:style-name="ro1">
          <table:table-cell office:value-type="float" office:value="191.300000005227" calcext:value-type="float">
            <text:p>191.300000005227</text:p>
          </table:table-cell>
          <table:table-cell office:value-type="float" office:value="165.666391467259" calcext:value-type="float">
            <text:p>165.666391467259</text:p>
          </table:table-cell>
          <table:table-cell office:value-type="float" office:value="0.0400000049872867" calcext:value-type="float">
            <text:p>0.040000004987287</text:p>
          </table:table-cell>
          <table:table-cell/>
        </table:table-row>
        <table:table-row table:style-name="ro1">
          <table:table-cell office:value-type="float" office:value="191.40000000523" calcext:value-type="float">
            <text:p>191.40000000523</text:p>
          </table:table-cell>
          <table:table-cell office:value-type="float" office:value="165.659247954817" calcext:value-type="float">
            <text:p>165.659247954817</text:p>
          </table:table-cell>
          <table:table-cell office:value-type="float" office:value="0.0400000049880135" calcext:value-type="float">
            <text:p>0.040000004988014</text:p>
          </table:table-cell>
          <table:table-cell/>
        </table:table-row>
        <table:table-row table:style-name="ro1">
          <table:table-cell office:value-type="float" office:value="191.500000005234" calcext:value-type="float">
            <text:p>191.500000005234</text:p>
          </table:table-cell>
          <table:table-cell office:value-type="float" office:value="165.652108898211" calcext:value-type="float">
            <text:p>165.652108898211</text:p>
          </table:table-cell>
          <table:table-cell office:value-type="float" office:value="0.0400000049887394" calcext:value-type="float">
            <text:p>0.040000004988739</text:p>
          </table:table-cell>
          <table:table-cell/>
        </table:table-row>
        <table:table-row table:style-name="ro1">
          <table:table-cell office:value-type="float" office:value="191.600000005237" calcext:value-type="float">
            <text:p>191.600000005237</text:p>
          </table:table-cell>
          <table:table-cell office:value-type="float" office:value="165.644974294515" calcext:value-type="float">
            <text:p>165.644974294515</text:p>
          </table:table-cell>
          <table:table-cell office:value-type="float" office:value="0.0400000049894645" calcext:value-type="float">
            <text:p>0.040000004989465</text:p>
          </table:table-cell>
          <table:table-cell/>
        </table:table-row>
        <table:table-row table:style-name="ro1">
          <table:table-cell office:value-type="float" office:value="191.70000000524" calcext:value-type="float">
            <text:p>191.70000000524</text:p>
          </table:table-cell>
          <table:table-cell office:value-type="float" office:value="165.637844140798" calcext:value-type="float">
            <text:p>165.637844140798</text:p>
          </table:table-cell>
          <table:table-cell office:value-type="float" office:value="0.0400000049901888" calcext:value-type="float">
            <text:p>0.040000004990189</text:p>
          </table:table-cell>
          <table:table-cell/>
        </table:table-row>
        <table:table-row table:style-name="ro1">
          <table:table-cell office:value-type="float" office:value="191.800000005244" calcext:value-type="float">
            <text:p>191.800000005244</text:p>
          </table:table-cell>
          <table:table-cell office:value-type="float" office:value="165.630718434132" calcext:value-type="float">
            <text:p>165.630718434132</text:p>
          </table:table-cell>
          <table:table-cell office:value-type="float" office:value="0.0400000049909124" calcext:value-type="float">
            <text:p>0.040000004990912</text:p>
          </table:table-cell>
          <table:table-cell/>
        </table:table-row>
        <table:table-row table:style-name="ro1">
          <table:table-cell office:value-type="float" office:value="191.900000005247" calcext:value-type="float">
            <text:p>191.900000005247</text:p>
          </table:table-cell>
          <table:table-cell office:value-type="float" office:value="165.623597171589" calcext:value-type="float">
            <text:p>165.623597171589</text:p>
          </table:table-cell>
          <table:table-cell office:value-type="float" office:value="0.0400000049916351" calcext:value-type="float">
            <text:p>0.040000004991635</text:p>
          </table:table-cell>
          <table:table-cell/>
        </table:table-row>
        <table:table-row table:style-name="ro1">
          <table:table-cell office:value-type="float" office:value="192.00000000525" calcext:value-type="float">
            <text:p>192.00000000525</text:p>
          </table:table-cell>
          <table:table-cell office:value-type="float" office:value="165.61648035024" calcext:value-type="float">
            <text:p>165.61648035024</text:p>
          </table:table-cell>
          <table:table-cell office:value-type="float" office:value="0.0400000049923571" calcext:value-type="float">
            <text:p>0.040000004992357</text:p>
          </table:table-cell>
          <table:table-cell/>
        </table:table-row>
        <table:table-row table:style-name="ro1">
          <table:table-cell office:value-type="float" office:value="192.100000005254" calcext:value-type="float">
            <text:p>192.100000005254</text:p>
          </table:table-cell>
          <table:table-cell office:value-type="float" office:value="165.609367967156" calcext:value-type="float">
            <text:p>165.609367967156</text:p>
          </table:table-cell>
          <table:table-cell office:value-type="float" office:value="0.0400000049930783" calcext:value-type="float">
            <text:p>0.040000004993078</text:p>
          </table:table-cell>
          <table:table-cell/>
        </table:table-row>
        <table:table-row table:style-name="ro1">
          <table:table-cell office:value-type="float" office:value="192.200000005257" calcext:value-type="float">
            <text:p>192.200000005257</text:p>
          </table:table-cell>
          <table:table-cell office:value-type="float" office:value="165.602260019408" calcext:value-type="float">
            <text:p>165.602260019408</text:p>
          </table:table-cell>
          <table:table-cell office:value-type="float" office:value="0.0400000049937986" calcext:value-type="float">
            <text:p>0.040000004993799</text:p>
          </table:table-cell>
          <table:table-cell/>
        </table:table-row>
        <table:table-row table:style-name="ro1">
          <table:table-cell office:value-type="float" office:value="192.30000000526" calcext:value-type="float">
            <text:p>192.30000000526</text:p>
          </table:table-cell>
          <table:table-cell office:value-type="float" office:value="165.595156504068" calcext:value-type="float">
            <text:p>165.595156504068</text:p>
          </table:table-cell>
          <table:table-cell office:value-type="float" office:value="0.0400000049945182" calcext:value-type="float">
            <text:p>0.040000004994518</text:p>
          </table:table-cell>
          <table:table-cell/>
        </table:table-row>
        <table:table-row table:style-name="ro1">
          <table:table-cell office:value-type="float" office:value="192.400000005263" calcext:value-type="float">
            <text:p>192.400000005263</text:p>
          </table:table-cell>
          <table:table-cell office:value-type="float" office:value="165.588057418205" calcext:value-type="float">
            <text:p>165.588057418205</text:p>
          </table:table-cell>
          <table:table-cell office:value-type="float" office:value="0.040000004995237" calcext:value-type="float">
            <text:p>0.040000004995237</text:p>
          </table:table-cell>
          <table:table-cell/>
        </table:table-row>
        <table:table-row table:style-name="ro1">
          <table:table-cell office:value-type="float" office:value="192.500000005267" calcext:value-type="float">
            <text:p>192.500000005267</text:p>
          </table:table-cell>
          <table:table-cell office:value-type="float" office:value="165.580962758892" calcext:value-type="float">
            <text:p>165.580962758892</text:p>
          </table:table-cell>
          <table:table-cell office:value-type="float" office:value="0.0400000049959549" calcext:value-type="float">
            <text:p>0.040000004995955</text:p>
          </table:table-cell>
          <table:table-cell/>
        </table:table-row>
        <table:table-row table:style-name="ro1">
          <table:table-cell office:value-type="float" office:value="192.60000000527" calcext:value-type="float">
            <text:p>192.60000000527</text:p>
          </table:table-cell>
          <table:table-cell office:value-type="float" office:value="165.573872523199" calcext:value-type="float">
            <text:p>165.573872523199</text:p>
          </table:table-cell>
          <table:table-cell office:value-type="float" office:value="0.0400000049966722" calcext:value-type="float">
            <text:p>0.040000004996672</text:p>
          </table:table-cell>
          <table:table-cell/>
        </table:table-row>
        <table:table-row table:style-name="ro1">
          <table:table-cell office:value-type="float" office:value="192.700000005273" calcext:value-type="float">
            <text:p>192.700000005273</text:p>
          </table:table-cell>
          <table:table-cell office:value-type="float" office:value="165.566786708197" calcext:value-type="float">
            <text:p>165.566786708197</text:p>
          </table:table-cell>
          <table:table-cell office:value-type="float" office:value="0.0400000049973886" calcext:value-type="float">
            <text:p>0.040000004997389</text:p>
          </table:table-cell>
          <table:table-cell/>
        </table:table-row>
        <table:table-row table:style-name="ro1">
          <table:table-cell office:value-type="float" office:value="192.800000005277" calcext:value-type="float">
            <text:p>192.800000005277</text:p>
          </table:table-cell>
          <table:table-cell office:value-type="float" office:value="165.559705310958" calcext:value-type="float">
            <text:p>165.559705310958</text:p>
          </table:table-cell>
          <table:table-cell office:value-type="float" office:value="0.0400000049981044" calcext:value-type="float">
            <text:p>0.040000004998104</text:p>
          </table:table-cell>
          <table:table-cell/>
        </table:table-row>
        <table:table-row table:style-name="ro1">
          <table:table-cell office:value-type="float" office:value="192.90000000528" calcext:value-type="float">
            <text:p>192.90000000528</text:p>
          </table:table-cell>
          <table:table-cell office:value-type="float" office:value="165.552628328551" calcext:value-type="float">
            <text:p>165.552628328551</text:p>
          </table:table-cell>
          <table:table-cell office:value-type="float" office:value="0.0400000049988192" calcext:value-type="float">
            <text:p>0.040000004998819</text:p>
          </table:table-cell>
          <table:table-cell/>
        </table:table-row>
        <table:table-row table:style-name="ro1">
          <table:table-cell office:value-type="float" office:value="193.000000005283" calcext:value-type="float">
            <text:p>193.000000005283</text:p>
          </table:table-cell>
          <table:table-cell office:value-type="float" office:value="165.545555758048" calcext:value-type="float">
            <text:p>165.545555758048</text:p>
          </table:table-cell>
          <table:table-cell office:value-type="float" office:value="0.0400000049995332" calcext:value-type="float">
            <text:p>0.040000004999533</text:p>
          </table:table-cell>
          <table:table-cell/>
        </table:table-row>
        <table:table-row table:style-name="ro1">
          <table:table-cell office:value-type="float" office:value="193.100000005287" calcext:value-type="float">
            <text:p>193.100000005287</text:p>
          </table:table-cell>
          <table:table-cell office:value-type="float" office:value="165.538487596519" calcext:value-type="float">
            <text:p>165.538487596519</text:p>
          </table:table-cell>
          <table:table-cell office:value-type="float" office:value="0.0400000050002466" calcext:value-type="float">
            <text:p>0.040000005000247</text:p>
          </table:table-cell>
          <table:table-cell/>
        </table:table-row>
        <table:table-row table:style-name="ro1">
          <table:table-cell office:value-type="float" office:value="193.20000000529" calcext:value-type="float">
            <text:p>193.20000000529</text:p>
          </table:table-cell>
          <table:table-cell office:value-type="float" office:value="165.531423841037" calcext:value-type="float">
            <text:p>165.531423841037</text:p>
          </table:table-cell>
          <table:table-cell office:value-type="float" office:value="0.0400000050009591" calcext:value-type="float">
            <text:p>0.040000005000959</text:p>
          </table:table-cell>
          <table:table-cell/>
        </table:table-row>
        <table:table-row table:style-name="ro1">
          <table:table-cell office:value-type="float" office:value="193.300000005293" calcext:value-type="float">
            <text:p>193.300000005293</text:p>
          </table:table-cell>
          <table:table-cell office:value-type="float" office:value="165.524364488672" calcext:value-type="float">
            <text:p>165.524364488672</text:p>
          </table:table-cell>
          <table:table-cell office:value-type="float" office:value="0.0400000050016708" calcext:value-type="float">
            <text:p>0.040000005001671</text:p>
          </table:table-cell>
          <table:table-cell/>
        </table:table-row>
        <table:table-row table:style-name="ro1">
          <table:table-cell office:value-type="float" office:value="193.400000005297" calcext:value-type="float">
            <text:p>193.400000005297</text:p>
          </table:table-cell>
          <table:table-cell office:value-type="float" office:value="165.517309536496" calcext:value-type="float">
            <text:p>165.517309536496</text:p>
          </table:table-cell>
          <table:table-cell office:value-type="float" office:value="0.0400000050023818" calcext:value-type="float">
            <text:p>0.040000005002382</text:p>
          </table:table-cell>
          <table:table-cell/>
        </table:table-row>
        <table:table-row table:style-name="ro1">
          <table:table-cell office:value-type="float" office:value="193.5000000053" calcext:value-type="float">
            <text:p>193.5000000053</text:p>
          </table:table-cell>
          <table:table-cell office:value-type="float" office:value="165.510258981579" calcext:value-type="float">
            <text:p>165.510258981579</text:p>
          </table:table-cell>
          <table:table-cell office:value-type="float" office:value="0.0400000050030919" calcext:value-type="float">
            <text:p>0.040000005003092</text:p>
          </table:table-cell>
          <table:table-cell/>
        </table:table-row>
        <table:table-row table:style-name="ro1">
          <table:table-cell office:value-type="float" office:value="193.600000005303" calcext:value-type="float">
            <text:p>193.600000005303</text:p>
          </table:table-cell>
          <table:table-cell office:value-type="float" office:value="165.503212820994" calcext:value-type="float">
            <text:p>165.503212820994</text:p>
          </table:table-cell>
          <table:table-cell office:value-type="float" office:value="0.0400000050038012" calcext:value-type="float">
            <text:p>0.040000005003801</text:p>
          </table:table-cell>
          <table:table-cell/>
        </table:table-row>
        <table:table-row table:style-name="ro1">
          <table:table-cell office:value-type="float" office:value="193.700000005307" calcext:value-type="float">
            <text:p>193.700000005307</text:p>
          </table:table-cell>
          <table:table-cell office:value-type="float" office:value="165.49617105181" calcext:value-type="float">
            <text:p>165.49617105181</text:p>
          </table:table-cell>
          <table:table-cell office:value-type="float" office:value="0.0400000050045098" calcext:value-type="float">
            <text:p>0.04000000500451</text:p>
          </table:table-cell>
          <table:table-cell/>
        </table:table-row>
        <table:table-row table:style-name="ro1">
          <table:table-cell office:value-type="float" office:value="193.80000000531" calcext:value-type="float">
            <text:p>193.80000000531</text:p>
          </table:table-cell>
          <table:table-cell office:value-type="float" office:value="165.489133671101" calcext:value-type="float">
            <text:p>165.489133671101</text:p>
          </table:table-cell>
          <table:table-cell office:value-type="float" office:value="0.0400000050052177" calcext:value-type="float">
            <text:p>0.040000005005218</text:p>
          </table:table-cell>
          <table:table-cell/>
        </table:table-row>
        <table:table-row table:style-name="ro1">
          <table:table-cell office:value-type="float" office:value="193.900000005313" calcext:value-type="float">
            <text:p>193.900000005313</text:p>
          </table:table-cell>
          <table:table-cell office:value-type="float" office:value="165.482100675936" calcext:value-type="float">
            <text:p>165.482100675936</text:p>
          </table:table-cell>
          <table:table-cell office:value-type="float" office:value="0.0400000050059248" calcext:value-type="float">
            <text:p>0.040000005005925</text:p>
          </table:table-cell>
          <table:table-cell/>
        </table:table-row>
        <table:table-row table:style-name="ro1">
          <table:table-cell office:value-type="float" office:value="194.000000005317" calcext:value-type="float">
            <text:p>194.000000005317</text:p>
          </table:table-cell>
          <table:table-cell office:value-type="float" office:value="165.475072063389" calcext:value-type="float">
            <text:p>165.475072063389</text:p>
          </table:table-cell>
          <table:table-cell office:value-type="float" office:value="0.0400000050066311" calcext:value-type="float">
            <text:p>0.040000005006631</text:p>
          </table:table-cell>
          <table:table-cell/>
        </table:table-row>
        <table:table-row table:style-name="ro1">
          <table:table-cell office:value-type="float" office:value="194.10000000532" calcext:value-type="float">
            <text:p>194.10000000532</text:p>
          </table:table-cell>
          <table:table-cell office:value-type="float" office:value="165.468047830531" calcext:value-type="float">
            <text:p>165.468047830531</text:p>
          </table:table-cell>
          <table:table-cell office:value-type="float" office:value="0.0400000050073367" calcext:value-type="float">
            <text:p>0.040000005007337</text:p>
          </table:table-cell>
          <table:table-cell/>
        </table:table-row>
        <table:table-row table:style-name="ro1">
          <table:table-cell office:value-type="float" office:value="194.200000005323" calcext:value-type="float">
            <text:p>194.200000005323</text:p>
          </table:table-cell>
          <table:table-cell office:value-type="float" office:value="165.461027974433" calcext:value-type="float">
            <text:p>165.461027974433</text:p>
          </table:table-cell>
          <table:table-cell office:value-type="float" office:value="0.0400000050080415" calcext:value-type="float">
            <text:p>0.040000005008042</text:p>
          </table:table-cell>
          <table:table-cell/>
        </table:table-row>
        <table:table-row table:style-name="ro1">
          <table:table-cell office:value-type="float" office:value="194.300000005327" calcext:value-type="float">
            <text:p>194.300000005327</text:p>
          </table:table-cell>
          <table:table-cell office:value-type="float" office:value="165.454012492168" calcext:value-type="float">
            <text:p>165.454012492168</text:p>
          </table:table-cell>
          <table:table-cell office:value-type="float" office:value="0.0400000050087455" calcext:value-type="float">
            <text:p>0.040000005008746</text:p>
          </table:table-cell>
          <table:table-cell/>
        </table:table-row>
        <table:table-row table:style-name="ro1">
          <table:table-cell office:value-type="float" office:value="194.40000000533" calcext:value-type="float">
            <text:p>194.40000000533</text:p>
          </table:table-cell>
          <table:table-cell office:value-type="float" office:value="165.447001380809" calcext:value-type="float">
            <text:p>165.447001380809</text:p>
          </table:table-cell>
          <table:table-cell office:value-type="float" office:value="0.0400000050094487" calcext:value-type="float">
            <text:p>0.040000005009449</text:p>
          </table:table-cell>
          <table:table-cell/>
        </table:table-row>
        <table:table-row table:style-name="ro1">
          <table:table-cell office:value-type="float" office:value="194.500000005333" calcext:value-type="float">
            <text:p>194.500000005333</text:p>
          </table:table-cell>
          <table:table-cell office:value-type="float" office:value="165.439994637428" calcext:value-type="float">
            <text:p>165.439994637428</text:p>
          </table:table-cell>
          <table:table-cell office:value-type="float" office:value="0.0400000050101512" calcext:value-type="float">
            <text:p>0.040000005010151</text:p>
          </table:table-cell>
          <table:table-cell/>
        </table:table-row>
        <table:table-row table:style-name="ro1">
          <table:table-cell office:value-type="float" office:value="194.600000005337" calcext:value-type="float">
            <text:p>194.600000005337</text:p>
          </table:table-cell>
          <table:table-cell office:value-type="float" office:value="165.432992259096" calcext:value-type="float">
            <text:p>165.432992259096</text:p>
          </table:table-cell>
          <table:table-cell office:value-type="float" office:value="0.0400000050108528" calcext:value-type="float">
            <text:p>0.040000005010853</text:p>
          </table:table-cell>
          <table:table-cell/>
        </table:table-row>
        <table:table-row table:style-name="ro1">
          <table:table-cell office:value-type="float" office:value="194.70000000534" calcext:value-type="float">
            <text:p>194.70000000534</text:p>
          </table:table-cell>
          <table:table-cell office:value-type="float" office:value="165.425994242888" calcext:value-type="float">
            <text:p>165.425994242888</text:p>
          </table:table-cell>
          <table:table-cell office:value-type="float" office:value="0.0400000050115537" calcext:value-type="float">
            <text:p>0.040000005011554</text:p>
          </table:table-cell>
          <table:table-cell/>
        </table:table-row>
        <table:table-row table:style-name="ro1">
          <table:table-cell office:value-type="float" office:value="194.800000005343" calcext:value-type="float">
            <text:p>194.800000005343</text:p>
          </table:table-cell>
          <table:table-cell office:value-type="float" office:value="165.419000585875" calcext:value-type="float">
            <text:p>165.419000585875</text:p>
          </table:table-cell>
          <table:table-cell office:value-type="float" office:value="0.0400000050122539" calcext:value-type="float">
            <text:p>0.040000005012254</text:p>
          </table:table-cell>
          <table:table-cell/>
        </table:table-row>
        <table:table-row table:style-name="ro1">
          <table:table-cell office:value-type="float" office:value="194.900000005346" calcext:value-type="float">
            <text:p>194.900000005346</text:p>
          </table:table-cell>
          <table:table-cell office:value-type="float" office:value="165.412011285132" calcext:value-type="float">
            <text:p>165.412011285132</text:p>
          </table:table-cell>
          <table:table-cell office:value-type="float" office:value="0.0400000050129533" calcext:value-type="float">
            <text:p>0.040000005012953</text:p>
          </table:table-cell>
          <table:table-cell/>
        </table:table-row>
        <table:table-row table:style-name="ro1">
          <table:table-cell office:value-type="float" office:value="195.00000000535" calcext:value-type="float">
            <text:p>195.00000000535</text:p>
          </table:table-cell>
          <table:table-cell office:value-type="float" office:value="165.405026337731" calcext:value-type="float">
            <text:p>165.405026337731</text:p>
          </table:table-cell>
          <table:table-cell office:value-type="float" office:value="0.0400000050136519" calcext:value-type="float">
            <text:p>0.040000005013652</text:p>
          </table:table-cell>
          <table:table-cell/>
        </table:table-row>
        <table:table-row table:style-name="ro1">
          <table:table-cell office:value-type="float" office:value="195.100000005353" calcext:value-type="float">
            <text:p>195.100000005353</text:p>
          </table:table-cell>
          <table:table-cell office:value-type="float" office:value="165.398045740745" calcext:value-type="float">
            <text:p>165.398045740745</text:p>
          </table:table-cell>
          <table:table-cell office:value-type="float" office:value="0.0400000050143498" calcext:value-type="float">
            <text:p>0.04000000501435</text:p>
          </table:table-cell>
          <table:table-cell/>
        </table:table-row>
        <table:table-row table:style-name="ro1">
          <table:table-cell office:value-type="float" office:value="195.200000005356" calcext:value-type="float">
            <text:p>195.200000005356</text:p>
          </table:table-cell>
          <table:table-cell office:value-type="float" office:value="165.391069491249" calcext:value-type="float">
            <text:p>165.391069491249</text:p>
          </table:table-cell>
          <table:table-cell office:value-type="float" office:value="0.0400000050150469" calcext:value-type="float">
            <text:p>0.040000005015047</text:p>
          </table:table-cell>
          <table:table-cell/>
        </table:table-row>
        <table:table-row table:style-name="ro1">
          <table:table-cell office:value-type="float" office:value="195.30000000536" calcext:value-type="float">
            <text:p>195.30000000536</text:p>
          </table:table-cell>
          <table:table-cell office:value-type="float" office:value="165.384097586316" calcext:value-type="float">
            <text:p>165.384097586316</text:p>
          </table:table-cell>
          <table:table-cell office:value-type="float" office:value="0.0400000050157433" calcext:value-type="float">
            <text:p>0.040000005015743</text:p>
          </table:table-cell>
          <table:table-cell/>
        </table:table-row>
        <table:table-row table:style-name="ro1">
          <table:table-cell office:value-type="float" office:value="195.400000005363" calcext:value-type="float">
            <text:p>195.400000005363</text:p>
          </table:table-cell>
          <table:table-cell office:value-type="float" office:value="165.377130023022" calcext:value-type="float">
            <text:p>165.377130023022</text:p>
          </table:table-cell>
          <table:table-cell office:value-type="float" office:value="0.0400000050164389" calcext:value-type="float">
            <text:p>0.040000005016439</text:p>
          </table:table-cell>
          <table:table-cell/>
        </table:table-row>
        <table:table-row table:style-name="ro1">
          <table:table-cell office:value-type="float" office:value="195.500000005366" calcext:value-type="float">
            <text:p>195.500000005366</text:p>
          </table:table-cell>
          <table:table-cell office:value-type="float" office:value="165.37016679844" calcext:value-type="float">
            <text:p>165.37016679844</text:p>
          </table:table-cell>
          <table:table-cell office:value-type="float" office:value="0.0400000050171338" calcext:value-type="float">
            <text:p>0.040000005017134</text:p>
          </table:table-cell>
          <table:table-cell/>
        </table:table-row>
        <table:table-row table:style-name="ro1">
          <table:table-cell office:value-type="float" office:value="195.60000000537" calcext:value-type="float">
            <text:p>195.60000000537</text:p>
          </table:table-cell>
          <table:table-cell office:value-type="float" office:value="165.363207909645" calcext:value-type="float">
            <text:p>165.363207909645</text:p>
          </table:table-cell>
          <table:table-cell office:value-type="float" office:value="0.040000005017828" calcext:value-type="float">
            <text:p>0.040000005017828</text:p>
          </table:table-cell>
          <table:table-cell/>
        </table:table-row>
        <table:table-row table:style-name="ro1">
          <table:table-cell office:value-type="float" office:value="195.700000005373" calcext:value-type="float">
            <text:p>195.700000005373</text:p>
          </table:table-cell>
          <table:table-cell office:value-type="float" office:value="165.356253353712" calcext:value-type="float">
            <text:p>165.356253353712</text:p>
          </table:table-cell>
          <table:table-cell office:value-type="float" office:value="0.0400000050185213" calcext:value-type="float">
            <text:p>0.040000005018521</text:p>
          </table:table-cell>
          <table:table-cell/>
        </table:table-row>
        <table:table-row table:style-name="ro1">
          <table:table-cell office:value-type="float" office:value="195.800000005376" calcext:value-type="float">
            <text:p>195.800000005376</text:p>
          </table:table-cell>
          <table:table-cell office:value-type="float" office:value="165.349303127716" calcext:value-type="float">
            <text:p>165.349303127716</text:p>
          </table:table-cell>
          <table:table-cell office:value-type="float" office:value="0.0400000050192138" calcext:value-type="float">
            <text:p>0.040000005019214</text:p>
          </table:table-cell>
          <table:table-cell/>
        </table:table-row>
        <table:table-row table:style-name="ro1">
          <table:table-cell office:value-type="float" office:value="195.90000000538" calcext:value-type="float">
            <text:p>195.90000000538</text:p>
          </table:table-cell>
          <table:table-cell office:value-type="float" office:value="165.342357228731" calcext:value-type="float">
            <text:p>165.342357228731</text:p>
          </table:table-cell>
          <table:table-cell office:value-type="float" office:value="0.0400000050199056" calcext:value-type="float">
            <text:p>0.040000005019906</text:p>
          </table:table-cell>
          <table:table-cell/>
        </table:table-row>
        <table:table-row table:style-name="ro1">
          <table:table-cell office:value-type="float" office:value="196.000000005383" calcext:value-type="float">
            <text:p>196.000000005383</text:p>
          </table:table-cell>
          <table:table-cell office:value-type="float" office:value="165.335415653835" calcext:value-type="float">
            <text:p>165.335415653835</text:p>
          </table:table-cell>
          <table:table-cell office:value-type="float" office:value="0.0400000050205967" calcext:value-type="float">
            <text:p>0.040000005020597</text:p>
          </table:table-cell>
          <table:table-cell/>
        </table:table-row>
        <table:table-row table:style-name="ro1">
          <table:table-cell office:value-type="float" office:value="196.100000005386" calcext:value-type="float">
            <text:p>196.100000005386</text:p>
          </table:table-cell>
          <table:table-cell office:value-type="float" office:value="165.328478400103" calcext:value-type="float">
            <text:p>165.328478400103</text:p>
          </table:table-cell>
          <table:table-cell office:value-type="float" office:value="0.040000005021287" calcext:value-type="float">
            <text:p>0.040000005021287</text:p>
          </table:table-cell>
          <table:table-cell/>
        </table:table-row>
        <table:table-row table:style-name="ro1">
          <table:table-cell office:value-type="float" office:value="196.20000000539" calcext:value-type="float">
            <text:p>196.20000000539</text:p>
          </table:table-cell>
          <table:table-cell office:value-type="float" office:value="165.321545464613" calcext:value-type="float">
            <text:p>165.321545464613</text:p>
          </table:table-cell>
          <table:table-cell office:value-type="float" office:value="0.0400000050219765" calcext:value-type="float">
            <text:p>0.040000005021977</text:p>
          </table:table-cell>
          <table:table-cell/>
        </table:table-row>
        <table:table-row table:style-name="ro1">
          <table:table-cell office:value-type="float" office:value="196.300000005393" calcext:value-type="float">
            <text:p>196.300000005393</text:p>
          </table:table-cell>
          <table:table-cell office:value-type="float" office:value="165.314616844439" calcext:value-type="float">
            <text:p>165.314616844439</text:p>
          </table:table-cell>
          <table:table-cell office:value-type="float" office:value="0.0400000050226653" calcext:value-type="float">
            <text:p>0.040000005022665</text:p>
          </table:table-cell>
          <table:table-cell/>
        </table:table-row>
        <table:table-row table:style-name="ro1">
          <table:table-cell office:value-type="float" office:value="196.400000005396" calcext:value-type="float">
            <text:p>196.400000005396</text:p>
          </table:table-cell>
          <table:table-cell office:value-type="float" office:value="165.30769253666" calcext:value-type="float">
            <text:p>165.30769253666</text:p>
          </table:table-cell>
          <table:table-cell office:value-type="float" office:value="0.0400000050233533" calcext:value-type="float">
            <text:p>0.040000005023353</text:p>
          </table:table-cell>
          <table:table-cell/>
        </table:table-row>
        <table:table-row table:style-name="ro1">
          <table:table-cell office:value-type="float" office:value="196.5000000054" calcext:value-type="float">
            <text:p>196.5000000054</text:p>
          </table:table-cell>
          <table:table-cell office:value-type="float" office:value="165.30077253835" calcext:value-type="float">
            <text:p>165.30077253835</text:p>
          </table:table-cell>
          <table:table-cell office:value-type="float" office:value="0.0400000050240405" calcext:value-type="float">
            <text:p>0.040000005024041</text:p>
          </table:table-cell>
          <table:table-cell/>
        </table:table-row>
        <table:table-row table:style-name="ro1">
          <table:table-cell office:value-type="float" office:value="196.600000005403" calcext:value-type="float">
            <text:p>196.600000005403</text:p>
          </table:table-cell>
          <table:table-cell office:value-type="float" office:value="165.293856846592" calcext:value-type="float">
            <text:p>165.293856846592</text:p>
          </table:table-cell>
          <table:table-cell office:value-type="float" office:value="0.0400000050247272" calcext:value-type="float">
            <text:p>0.040000005024727</text:p>
          </table:table-cell>
          <table:table-cell/>
        </table:table-row>
        <table:table-row table:style-name="ro1">
          <table:table-cell office:value-type="float" office:value="196.700000005406" calcext:value-type="float">
            <text:p>196.700000005406</text:p>
          </table:table-cell>
          <table:table-cell office:value-type="float" office:value="165.286945458462" calcext:value-type="float">
            <text:p>165.286945458462</text:p>
          </table:table-cell>
          <table:table-cell office:value-type="float" office:value="0.040000005025413" calcext:value-type="float">
            <text:p>0.040000005025413</text:p>
          </table:table-cell>
          <table:table-cell/>
        </table:table-row>
        <table:table-row table:style-name="ro1">
          <table:table-cell office:value-type="float" office:value="196.80000000541" calcext:value-type="float">
            <text:p>196.80000000541</text:p>
          </table:table-cell>
          <table:table-cell office:value-type="float" office:value="165.280038371036" calcext:value-type="float">
            <text:p>165.280038371036</text:p>
          </table:table-cell>
          <table:table-cell office:value-type="float" office:value="0.0400000050260981" calcext:value-type="float">
            <text:p>0.040000005026098</text:p>
          </table:table-cell>
          <table:table-cell/>
        </table:table-row>
        <table:table-row table:style-name="ro1">
          <table:table-cell office:value-type="float" office:value="196.900000005413" calcext:value-type="float">
            <text:p>196.900000005413</text:p>
          </table:table-cell>
          <table:table-cell office:value-type="float" office:value="165.273135581396" calcext:value-type="float">
            <text:p>165.273135581396</text:p>
          </table:table-cell>
          <table:table-cell office:value-type="float" office:value="0.0400000050267824" calcext:value-type="float">
            <text:p>0.040000005026782</text:p>
          </table:table-cell>
          <table:table-cell/>
        </table:table-row>
        <table:table-row table:style-name="ro1">
          <table:table-cell office:value-type="float" office:value="197.000000005416" calcext:value-type="float">
            <text:p>197.000000005416</text:p>
          </table:table-cell>
          <table:table-cell office:value-type="float" office:value="165.266237086618" calcext:value-type="float">
            <text:p>165.266237086618</text:p>
          </table:table-cell>
          <table:table-cell office:value-type="float" office:value="0.0400000050274661" calcext:value-type="float">
            <text:p>0.040000005027466</text:p>
          </table:table-cell>
          <table:table-cell/>
        </table:table-row>
        <table:table-row table:style-name="ro1">
          <table:table-cell office:value-type="float" office:value="197.10000000542" calcext:value-type="float">
            <text:p>197.10000000542</text:p>
          </table:table-cell>
          <table:table-cell office:value-type="float" office:value="165.259342883783" calcext:value-type="float">
            <text:p>165.259342883783</text:p>
          </table:table-cell>
          <table:table-cell office:value-type="float" office:value="0.0400000050281489" calcext:value-type="float">
            <text:p>0.040000005028149</text:p>
          </table:table-cell>
          <table:table-cell/>
        </table:table-row>
        <table:table-row table:style-name="ro1">
          <table:table-cell office:value-type="float" office:value="197.200000005423" calcext:value-type="float">
            <text:p>197.200000005423</text:p>
          </table:table-cell>
          <table:table-cell office:value-type="float" office:value="165.25245296997" calcext:value-type="float">
            <text:p>165.25245296997</text:p>
          </table:table-cell>
          <table:table-cell office:value-type="float" office:value="0.040000005028831" calcext:value-type="float">
            <text:p>0.040000005028831</text:p>
          </table:table-cell>
          <table:table-cell/>
        </table:table-row>
        <table:table-row table:style-name="ro1">
          <table:table-cell office:value-type="float" office:value="197.300000005426" calcext:value-type="float">
            <text:p>197.300000005426</text:p>
          </table:table-cell>
          <table:table-cell office:value-type="float" office:value="165.24556734226" calcext:value-type="float">
            <text:p>165.24556734226</text:p>
          </table:table-cell>
          <table:table-cell office:value-type="float" office:value="0.0400000050295124" calcext:value-type="float">
            <text:p>0.040000005029512</text:p>
          </table:table-cell>
          <table:table-cell/>
        </table:table-row>
        <table:table-row table:style-name="ro1">
          <table:table-cell office:value-type="float" office:value="197.400000005429" calcext:value-type="float">
            <text:p>197.400000005429</text:p>
          </table:table-cell>
          <table:table-cell office:value-type="float" office:value="165.238685997733" calcext:value-type="float">
            <text:p>165.238685997733</text:p>
          </table:table-cell>
          <table:table-cell office:value-type="float" office:value="0.0400000050301931" calcext:value-type="float">
            <text:p>0.040000005030193</text:p>
          </table:table-cell>
          <table:table-cell/>
        </table:table-row>
        <table:table-row table:style-name="ro1">
          <table:table-cell office:value-type="float" office:value="197.500000005433" calcext:value-type="float">
            <text:p>197.500000005433</text:p>
          </table:table-cell>
          <table:table-cell office:value-type="float" office:value="165.231808933471" calcext:value-type="float">
            <text:p>165.231808933471</text:p>
          </table:table-cell>
          <table:table-cell office:value-type="float" office:value="0.040000005030873" calcext:value-type="float">
            <text:p>0.040000005030873</text:p>
          </table:table-cell>
          <table:table-cell/>
        </table:table-row>
        <table:table-row table:style-name="ro1">
          <table:table-cell office:value-type="float" office:value="197.600000005436" calcext:value-type="float">
            <text:p>197.600000005436</text:p>
          </table:table-cell>
          <table:table-cell office:value-type="float" office:value="165.224936146555" calcext:value-type="float">
            <text:p>165.224936146555</text:p>
          </table:table-cell>
          <table:table-cell office:value-type="float" office:value="0.0400000050315522" calcext:value-type="float">
            <text:p>0.040000005031552</text:p>
          </table:table-cell>
          <table:table-cell/>
        </table:table-row>
        <table:table-row table:style-name="ro1">
          <table:table-cell office:value-type="float" office:value="197.700000005439" calcext:value-type="float">
            <text:p>197.700000005439</text:p>
          </table:table-cell>
          <table:table-cell office:value-type="float" office:value="165.218067634065" calcext:value-type="float">
            <text:p>165.218067634065</text:p>
          </table:table-cell>
          <table:table-cell office:value-type="float" office:value="0.0400000050322307" calcext:value-type="float">
            <text:p>0.040000005032231</text:p>
          </table:table-cell>
          <table:table-cell/>
        </table:table-row>
        <table:table-row table:style-name="ro1">
          <table:table-cell office:value-type="float" office:value="197.800000005443" calcext:value-type="float">
            <text:p>197.800000005443</text:p>
          </table:table-cell>
          <table:table-cell office:value-type="float" office:value="165.211203393085" calcext:value-type="float">
            <text:p>165.211203393085</text:p>
          </table:table-cell>
          <table:table-cell office:value-type="float" office:value="0.0400000050329084" calcext:value-type="float">
            <text:p>0.040000005032908</text:p>
          </table:table-cell>
          <table:table-cell/>
        </table:table-row>
        <table:table-row table:style-name="ro1">
          <table:table-cell office:value-type="float" office:value="197.900000005446" calcext:value-type="float">
            <text:p>197.900000005446</text:p>
          </table:table-cell>
          <table:table-cell office:value-type="float" office:value="165.204343420697" calcext:value-type="float">
            <text:p>165.204343420697</text:p>
          </table:table-cell>
          <table:table-cell office:value-type="float" office:value="0.0400000050335854" calcext:value-type="float">
            <text:p>0.040000005033585</text:p>
          </table:table-cell>
          <table:table-cell/>
        </table:table-row>
        <table:table-row table:style-name="ro1">
          <table:table-cell office:value-type="float" office:value="198.000000005449" calcext:value-type="float">
            <text:p>198.000000005449</text:p>
          </table:table-cell>
          <table:table-cell office:value-type="float" office:value="165.197487713985" calcext:value-type="float">
            <text:p>165.197487713985</text:p>
          </table:table-cell>
          <table:table-cell office:value-type="float" office:value="0.0400000050342617" calcext:value-type="float">
            <text:p>0.040000005034262</text:p>
          </table:table-cell>
          <table:table-cell/>
        </table:table-row>
        <table:table-row table:style-name="ro1">
          <table:table-cell office:value-type="float" office:value="198.100000005453" calcext:value-type="float">
            <text:p>198.100000005453</text:p>
          </table:table-cell>
          <table:table-cell office:value-type="float" office:value="165.190636270031" calcext:value-type="float">
            <text:p>165.190636270031</text:p>
          </table:table-cell>
          <table:table-cell office:value-type="float" office:value="0.0400000050349372" calcext:value-type="float">
            <text:p>0.040000005034937</text:p>
          </table:table-cell>
          <table:table-cell/>
        </table:table-row>
        <table:table-row table:style-name="ro1">
          <table:table-cell office:value-type="float" office:value="198.200000005456" calcext:value-type="float">
            <text:p>198.200000005456</text:p>
          </table:table-cell>
          <table:table-cell office:value-type="float" office:value="165.183789085919" calcext:value-type="float">
            <text:p>165.183789085919</text:p>
          </table:table-cell>
          <table:table-cell office:value-type="float" office:value="0.040000005035612" calcext:value-type="float">
            <text:p>0.040000005035612</text:p>
          </table:table-cell>
          <table:table-cell/>
        </table:table-row>
        <table:table-row table:style-name="ro1">
          <table:table-cell office:value-type="float" office:value="198.300000005459" calcext:value-type="float">
            <text:p>198.300000005459</text:p>
          </table:table-cell>
          <table:table-cell office:value-type="float" office:value="165.176946158736" calcext:value-type="float">
            <text:p>165.176946158736</text:p>
          </table:table-cell>
          <table:table-cell office:value-type="float" office:value="0.0400000050362862" calcext:value-type="float">
            <text:p>0.040000005036286</text:p>
          </table:table-cell>
          <table:table-cell/>
        </table:table-row>
        <table:table-row table:style-name="ro1">
          <table:table-cell office:value-type="float" office:value="198.400000005463" calcext:value-type="float">
            <text:p>198.400000005463</text:p>
          </table:table-cell>
          <table:table-cell office:value-type="float" office:value="165.170107485564" calcext:value-type="float">
            <text:p>165.170107485564</text:p>
          </table:table-cell>
          <table:table-cell office:value-type="float" office:value="0.0400000050369596" calcext:value-type="float">
            <text:p>0.04000000503696</text:p>
          </table:table-cell>
          <table:table-cell/>
        </table:table-row>
        <table:table-row table:style-name="ro1">
          <table:table-cell office:value-type="float" office:value="198.500000005466" calcext:value-type="float">
            <text:p>198.500000005466</text:p>
          </table:table-cell>
          <table:table-cell office:value-type="float" office:value="165.163273063487" calcext:value-type="float">
            <text:p>165.163273063487</text:p>
          </table:table-cell>
          <table:table-cell office:value-type="float" office:value="0.0400000050376322" calcext:value-type="float">
            <text:p>0.040000005037632</text:p>
          </table:table-cell>
          <table:table-cell/>
        </table:table-row>
        <table:table-row table:style-name="ro1">
          <table:table-cell office:value-type="float" office:value="198.600000005469" calcext:value-type="float">
            <text:p>198.600000005469</text:p>
          </table:table-cell>
          <table:table-cell office:value-type="float" office:value="165.156442889596" calcext:value-type="float">
            <text:p>165.156442889596</text:p>
          </table:table-cell>
          <table:table-cell office:value-type="float" office:value="0.040000005038304" calcext:value-type="float">
            <text:p>0.040000005038304</text:p>
          </table:table-cell>
          <table:table-cell/>
        </table:table-row>
        <table:table-row table:style-name="ro1">
          <table:table-cell office:value-type="float" office:value="198.700000005473" calcext:value-type="float">
            <text:p>198.700000005473</text:p>
          </table:table-cell>
          <table:table-cell office:value-type="float" office:value="165.149616960974" calcext:value-type="float">
            <text:p>165.149616960974</text:p>
          </table:table-cell>
          <table:table-cell office:value-type="float" office:value="0.0400000050389752" calcext:value-type="float">
            <text:p>0.040000005038975</text:p>
          </table:table-cell>
          <table:table-cell/>
        </table:table-row>
        <table:table-row table:style-name="ro1">
          <table:table-cell office:value-type="float" office:value="198.800000005476" calcext:value-type="float">
            <text:p>198.800000005476</text:p>
          </table:table-cell>
          <table:table-cell office:value-type="float" office:value="165.142795274709" calcext:value-type="float">
            <text:p>165.142795274709</text:p>
          </table:table-cell>
          <table:table-cell office:value-type="float" office:value="0.0400000050396456" calcext:value-type="float">
            <text:p>0.040000005039646</text:p>
          </table:table-cell>
          <table:table-cell/>
        </table:table-row>
        <table:table-row table:style-name="ro1">
          <table:table-cell office:value-type="float" office:value="198.900000005479" calcext:value-type="float">
            <text:p>198.900000005479</text:p>
          </table:table-cell>
          <table:table-cell office:value-type="float" office:value="165.135977827887" calcext:value-type="float">
            <text:p>165.135977827887</text:p>
          </table:table-cell>
          <table:table-cell office:value-type="float" office:value="0.0400000050403154" calcext:value-type="float">
            <text:p>0.040000005040315</text:p>
          </table:table-cell>
          <table:table-cell/>
        </table:table-row>
        <table:table-row table:style-name="ro1">
          <table:table-cell office:value-type="float" office:value="199.000000005483" calcext:value-type="float">
            <text:p>199.000000005483</text:p>
          </table:table-cell>
          <table:table-cell office:value-type="float" office:value="165.129164617597" calcext:value-type="float">
            <text:p>165.129164617597</text:p>
          </table:table-cell>
          <table:table-cell office:value-type="float" office:value="0.0400000050409844" calcext:value-type="float">
            <text:p>0.040000005040984</text:p>
          </table:table-cell>
          <table:table-cell/>
        </table:table-row>
        <table:table-row table:style-name="ro1">
          <table:table-cell office:value-type="float" office:value="199.100000005486" calcext:value-type="float">
            <text:p>199.100000005486</text:p>
          </table:table-cell>
          <table:table-cell office:value-type="float" office:value="165.122355640928" calcext:value-type="float">
            <text:p>165.122355640928</text:p>
          </table:table-cell>
          <table:table-cell office:value-type="float" office:value="0.0400000050416527" calcext:value-type="float">
            <text:p>0.040000005041653</text:p>
          </table:table-cell>
          <table:table-cell/>
        </table:table-row>
        <table:table-row table:style-name="ro1">
          <table:table-cell office:value-type="float" office:value="199.200000005489" calcext:value-type="float">
            <text:p>199.200000005489</text:p>
          </table:table-cell>
          <table:table-cell office:value-type="float" office:value="165.115550894967" calcext:value-type="float">
            <text:p>165.115550894967</text:p>
          </table:table-cell>
          <table:table-cell office:value-type="float" office:value="0.0400000050423203" calcext:value-type="float">
            <text:p>0.04000000504232</text:p>
          </table:table-cell>
          <table:table-cell/>
        </table:table-row>
        <table:table-row table:style-name="ro1">
          <table:table-cell office:value-type="float" office:value="199.300000005493" calcext:value-type="float">
            <text:p>199.300000005493</text:p>
          </table:table-cell>
          <table:table-cell office:value-type="float" office:value="165.108750376805" calcext:value-type="float">
            <text:p>165.108750376805</text:p>
          </table:table-cell>
          <table:table-cell office:value-type="float" office:value="0.0400000050429871" calcext:value-type="float">
            <text:p>0.040000005042987</text:p>
          </table:table-cell>
          <table:table-cell/>
        </table:table-row>
        <table:table-row table:style-name="ro1">
          <table:table-cell office:value-type="float" office:value="199.400000005496" calcext:value-type="float">
            <text:p>199.400000005496</text:p>
          </table:table-cell>
          <table:table-cell office:value-type="float" office:value="165.101954083532" calcext:value-type="float">
            <text:p>165.101954083532</text:p>
          </table:table-cell>
          <table:table-cell office:value-type="float" office:value="0.0400000050436533" calcext:value-type="float">
            <text:p>0.040000005043653</text:p>
          </table:table-cell>
          <table:table-cell/>
        </table:table-row>
        <table:table-row table:style-name="ro1">
          <table:table-cell office:value-type="float" office:value="199.500000005499" calcext:value-type="float">
            <text:p>199.500000005499</text:p>
          </table:table-cell>
          <table:table-cell office:value-type="float" office:value="165.095162012235" calcext:value-type="float">
            <text:p>165.095162012235</text:p>
          </table:table-cell>
          <table:table-cell office:value-type="float" office:value="0.0400000050443187" calcext:value-type="float">
            <text:p>0.040000005044319</text:p>
          </table:table-cell>
          <table:table-cell/>
        </table:table-row>
        <table:table-row table:style-name="ro1">
          <table:table-cell office:value-type="float" office:value="199.600000005502" calcext:value-type="float">
            <text:p>199.600000005502</text:p>
          </table:table-cell>
          <table:table-cell office:value-type="float" office:value="165.08837416001" calcext:value-type="float">
            <text:p>165.08837416001</text:p>
          </table:table-cell>
          <table:table-cell office:value-type="float" office:value="0.0400000050449834" calcext:value-type="float">
            <text:p>0.040000005044983</text:p>
          </table:table-cell>
          <table:table-cell/>
        </table:table-row>
        <table:table-row table:style-name="ro1">
          <table:table-cell office:value-type="float" office:value="199.700000005506" calcext:value-type="float">
            <text:p>199.700000005506</text:p>
          </table:table-cell>
          <table:table-cell office:value-type="float" office:value="165.081590523947" calcext:value-type="float">
            <text:p>165.081590523947</text:p>
          </table:table-cell>
          <table:table-cell office:value-type="float" office:value="0.0400000050456474" calcext:value-type="float">
            <text:p>0.040000005045647</text:p>
          </table:table-cell>
          <table:table-cell/>
        </table:table-row>
        <table:table-row table:style-name="ro1">
          <table:table-cell office:value-type="float" office:value="199.800000005509" calcext:value-type="float">
            <text:p>199.800000005509</text:p>
          </table:table-cell>
          <table:table-cell office:value-type="float" office:value="165.074811101137" calcext:value-type="float">
            <text:p>165.074811101137</text:p>
          </table:table-cell>
          <table:table-cell office:value-type="float" office:value="0.0400000050463106" calcext:value-type="float">
            <text:p>0.040000005046311</text:p>
          </table:table-cell>
          <table:table-cell/>
        </table:table-row>
        <table:table-row table:style-name="ro1">
          <table:table-cell office:value-type="float" office:value="199.900000005512" calcext:value-type="float">
            <text:p>199.900000005512</text:p>
          </table:table-cell>
          <table:table-cell office:value-type="float" office:value="165.068035888674" calcext:value-type="float">
            <text:p>165.068035888674</text:p>
          </table:table-cell>
          <table:table-cell office:value-type="float" office:value="0.0400000050469731" calcext:value-type="float">
            <text:p>0.040000005046973</text:p>
          </table:table-cell>
          <table:table-cell/>
        </table:table-row>
        <table:table-row table:style-name="ro1">
          <table:table-cell office:value-type="float" office:value="200.000000005516" calcext:value-type="float">
            <text:p>200.000000005516</text:p>
          </table:table-cell>
          <table:table-cell office:value-type="float" office:value="165.061264883651" calcext:value-type="float">
            <text:p>165.061264883651</text:p>
          </table:table-cell>
          <table:table-cell office:value-type="float" office:value="0.040000005047635" calcext:value-type="float">
            <text:p>0.040000005047635</text:p>
          </table:table-cell>
          <table:table-cell/>
        </table:table-row>
        <table:table-row table:style-name="ro1">
          <table:table-cell office:value-type="float" office:value="200.100000005519" calcext:value-type="float">
            <text:p>200.100000005519</text:p>
          </table:table-cell>
          <table:table-cell office:value-type="float" office:value="165.054498083161" calcext:value-type="float">
            <text:p>165.054498083161</text:p>
          </table:table-cell>
          <table:table-cell office:value-type="float" office:value="0.0400000050482961" calcext:value-type="float">
            <text:p>0.040000005048296</text:p>
          </table:table-cell>
          <table:table-cell/>
        </table:table-row>
        <table:table-row table:style-name="ro1">
          <table:table-cell office:value-type="float" office:value="200.200000005522" calcext:value-type="float">
            <text:p>200.200000005522</text:p>
          </table:table-cell>
          <table:table-cell office:value-type="float" office:value="165.047735484301" calcext:value-type="float">
            <text:p>165.047735484301</text:p>
          </table:table-cell>
          <table:table-cell office:value-type="float" office:value="0.0400000050489566" calcext:value-type="float">
            <text:p>0.040000005048957</text:p>
          </table:table-cell>
          <table:table-cell/>
        </table:table-row>
        <table:table-row table:style-name="ro1">
          <table:table-cell office:value-type="float" office:value="200.300000005526" calcext:value-type="float">
            <text:p>200.300000005526</text:p>
          </table:table-cell>
          <table:table-cell office:value-type="float" office:value="165.040977084163" calcext:value-type="float">
            <text:p>165.040977084163</text:p>
          </table:table-cell>
          <table:table-cell office:value-type="float" office:value="0.0400000050496162" calcext:value-type="float">
            <text:p>0.040000005049616</text:p>
          </table:table-cell>
          <table:table-cell/>
        </table:table-row>
        <table:table-row table:style-name="ro1">
          <table:table-cell office:value-type="float" office:value="200.400000005529" calcext:value-type="float">
            <text:p>200.400000005529</text:p>
          </table:table-cell>
          <table:table-cell office:value-type="float" office:value="165.034222879845" calcext:value-type="float">
            <text:p>165.034222879845</text:p>
          </table:table-cell>
          <table:table-cell office:value-type="float" office:value="0.0400000050502753" calcext:value-type="float">
            <text:p>0.040000005050275</text:p>
          </table:table-cell>
          <table:table-cell/>
        </table:table-row>
        <table:table-row table:style-name="ro1">
          <table:table-cell office:value-type="float" office:value="200.500000005532" calcext:value-type="float">
            <text:p>200.500000005532</text:p>
          </table:table-cell>
          <table:table-cell office:value-type="float" office:value="165.027472868444" calcext:value-type="float">
            <text:p>165.027472868444</text:p>
          </table:table-cell>
          <table:table-cell office:value-type="float" office:value="0.0400000050509337" calcext:value-type="float">
            <text:p>0.040000005050934</text:p>
          </table:table-cell>
          <table:table-cell/>
        </table:table-row>
        <table:table-row table:style-name="ro1">
          <table:table-cell office:value-type="float" office:value="200.600000005536" calcext:value-type="float">
            <text:p>200.600000005536</text:p>
          </table:table-cell>
          <table:table-cell office:value-type="float" office:value="165.020727047055" calcext:value-type="float">
            <text:p>165.020727047055</text:p>
          </table:table-cell>
          <table:table-cell office:value-type="float" office:value="0.0400000050515913" calcext:value-type="float">
            <text:p>0.040000005051591</text:p>
          </table:table-cell>
          <table:table-cell/>
        </table:table-row>
        <table:table-row table:style-name="ro1">
          <table:table-cell office:value-type="float" office:value="200.700000005539" calcext:value-type="float">
            <text:p>200.700000005539</text:p>
          </table:table-cell>
          <table:table-cell office:value-type="float" office:value="165.013985412775" calcext:value-type="float">
            <text:p>165.013985412775</text:p>
          </table:table-cell>
          <table:table-cell office:value-type="float" office:value="0.0400000050522481" calcext:value-type="float">
            <text:p>0.040000005052248</text:p>
          </table:table-cell>
          <table:table-cell/>
        </table:table-row>
        <table:table-row table:style-name="ro1">
          <table:table-cell office:value-type="float" office:value="200.800000005542" calcext:value-type="float">
            <text:p>200.800000005542</text:p>
          </table:table-cell>
          <table:table-cell office:value-type="float" office:value="165.007247962704" calcext:value-type="float">
            <text:p>165.007247962704</text:p>
          </table:table-cell>
          <table:table-cell office:value-type="float" office:value="0.0400000050529043" calcext:value-type="float">
            <text:p>0.040000005052904</text:p>
          </table:table-cell>
          <table:table-cell/>
        </table:table-row>
        <table:table-row table:style-name="ro1">
          <table:table-cell office:value-type="float" office:value="200.900000005546" calcext:value-type="float">
            <text:p>200.900000005546</text:p>
          </table:table-cell>
          <table:table-cell office:value-type="float" office:value="165.00051469394" calcext:value-type="float">
            <text:p>165.00051469394</text:p>
          </table:table-cell>
          <table:table-cell office:value-type="float" office:value="0.0400000050535598" calcext:value-type="float">
            <text:p>0.04000000505356</text:p>
          </table:table-cell>
          <table:table-cell/>
        </table:table-row>
        <table:table-row table:style-name="ro1">
          <table:table-cell office:value-type="float" office:value="201.000000005549" calcext:value-type="float">
            <text:p>201.000000005549</text:p>
          </table:table-cell>
          <table:table-cell office:value-type="float" office:value="164.993785603584" calcext:value-type="float">
            <text:p>164.993785603584</text:p>
          </table:table-cell>
          <table:table-cell office:value-type="float" office:value="0.0400000050542145" calcext:value-type="float">
            <text:p>0.040000005054215</text:p>
          </table:table-cell>
          <table:table-cell/>
        </table:table-row>
        <table:table-row table:style-name="ro1">
          <table:table-cell office:value-type="float" office:value="201.100000005552" calcext:value-type="float">
            <text:p>201.100000005552</text:p>
          </table:table-cell>
          <table:table-cell office:value-type="float" office:value="164.987060688734" calcext:value-type="float">
            <text:p>164.987060688734</text:p>
          </table:table-cell>
          <table:table-cell office:value-type="float" office:value="0.0400000050548686" calcext:value-type="float">
            <text:p>0.040000005054869</text:p>
          </table:table-cell>
          <table:table-cell/>
        </table:table-row>
        <table:table-row table:style-name="ro1">
          <table:table-cell office:value-type="float" office:value="201.200000005556" calcext:value-type="float">
            <text:p>201.200000005556</text:p>
          </table:table-cell>
          <table:table-cell office:value-type="float" office:value="164.980339946493" calcext:value-type="float">
            <text:p>164.980339946493</text:p>
          </table:table-cell>
          <table:table-cell office:value-type="float" office:value="0.040000005055522" calcext:value-type="float">
            <text:p>0.040000005055522</text:p>
          </table:table-cell>
          <table:table-cell/>
        </table:table-row>
        <table:table-row table:style-name="ro1">
          <table:table-cell office:value-type="float" office:value="201.300000005559" calcext:value-type="float">
            <text:p>201.300000005559</text:p>
          </table:table-cell>
          <table:table-cell office:value-type="float" office:value="164.97362337396" calcext:value-type="float">
            <text:p>164.97362337396</text:p>
          </table:table-cell>
          <table:table-cell office:value-type="float" office:value="0.0400000050561747" calcext:value-type="float">
            <text:p>0.040000005056175</text:p>
          </table:table-cell>
          <table:table-cell/>
        </table:table-row>
        <table:table-row table:style-name="ro1">
          <table:table-cell office:value-type="float" office:value="201.400000005562" calcext:value-type="float">
            <text:p>201.400000005562</text:p>
          </table:table-cell>
          <table:table-cell office:value-type="float" office:value="164.96691096824" calcext:value-type="float">
            <text:p>164.96691096824</text:p>
          </table:table-cell>
          <table:table-cell office:value-type="float" office:value="0.0400000050568267" calcext:value-type="float">
            <text:p>0.040000005056827</text:p>
          </table:table-cell>
          <table:table-cell/>
        </table:table-row>
        <table:table-row table:style-name="ro1">
          <table:table-cell office:value-type="float" office:value="201.500000005566" calcext:value-type="float">
            <text:p>201.500000005566</text:p>
          </table:table-cell>
          <table:table-cell office:value-type="float" office:value="164.960202726434" calcext:value-type="float">
            <text:p>164.960202726434</text:p>
          </table:table-cell>
          <table:table-cell office:value-type="float" office:value="0.040000005057478" calcext:value-type="float">
            <text:p>0.040000005057478</text:p>
          </table:table-cell>
          <table:table-cell/>
        </table:table-row>
        <table:table-row table:style-name="ro1">
          <table:table-cell office:value-type="float" office:value="201.600000005569" calcext:value-type="float">
            <text:p>201.600000005569</text:p>
          </table:table-cell>
          <table:table-cell office:value-type="float" office:value="164.953498645645" calcext:value-type="float">
            <text:p>164.953498645645</text:p>
          </table:table-cell>
          <table:table-cell office:value-type="float" office:value="0.0400000050581285" calcext:value-type="float">
            <text:p>0.040000005058129</text:p>
          </table:table-cell>
          <table:table-cell/>
        </table:table-row>
        <table:table-row table:style-name="ro1">
          <table:table-cell office:value-type="float" office:value="201.700000005572" calcext:value-type="float">
            <text:p>201.700000005572</text:p>
          </table:table-cell>
          <table:table-cell office:value-type="float" office:value="164.946798722979" calcext:value-type="float">
            <text:p>164.946798722979</text:p>
          </table:table-cell>
          <table:table-cell office:value-type="float" office:value="0.0400000050587784" calcext:value-type="float">
            <text:p>0.040000005058778</text:p>
          </table:table-cell>
          <table:table-cell/>
        </table:table-row>
        <table:table-row table:style-name="ro1">
          <table:table-cell office:value-type="float" office:value="201.800000005576" calcext:value-type="float">
            <text:p>201.800000005576</text:p>
          </table:table-cell>
          <table:table-cell office:value-type="float" office:value="164.94010295554" calcext:value-type="float">
            <text:p>164.94010295554</text:p>
          </table:table-cell>
          <table:table-cell office:value-type="float" office:value="0.0400000050594276" calcext:value-type="float">
            <text:p>0.040000005059428</text:p>
          </table:table-cell>
          <table:table-cell/>
        </table:table-row>
        <table:table-row table:style-name="ro1">
          <table:table-cell office:value-type="float" office:value="201.900000005579" calcext:value-type="float">
            <text:p>201.900000005579</text:p>
          </table:table-cell>
          <table:table-cell office:value-type="float" office:value="164.933411340433" calcext:value-type="float">
            <text:p>164.933411340433</text:p>
          </table:table-cell>
          <table:table-cell office:value-type="float" office:value="0.040000005060076" calcext:value-type="float">
            <text:p>0.040000005060076</text:p>
          </table:table-cell>
          <table:table-cell/>
        </table:table-row>
        <table:table-row table:style-name="ro1">
          <table:table-cell office:value-type="float" office:value="202.000000005582" calcext:value-type="float">
            <text:p>202.000000005582</text:p>
          </table:table-cell>
          <table:table-cell office:value-type="float" office:value="164.926723874766" calcext:value-type="float">
            <text:p>164.926723874766</text:p>
          </table:table-cell>
          <table:table-cell office:value-type="float" office:value="0.0400000050607238" calcext:value-type="float">
            <text:p>0.040000005060724</text:p>
          </table:table-cell>
          <table:table-cell/>
        </table:table-row>
        <table:table-row table:style-name="ro1">
          <table:table-cell office:value-type="float" office:value="202.100000005585" calcext:value-type="float">
            <text:p>202.100000005585</text:p>
          </table:table-cell>
          <table:table-cell office:value-type="float" office:value="164.920040555645" calcext:value-type="float">
            <text:p>164.920040555645</text:p>
          </table:table-cell>
          <table:table-cell office:value-type="float" office:value="0.0400000050613709" calcext:value-type="float">
            <text:p>0.040000005061371</text:p>
          </table:table-cell>
          <table:table-cell/>
        </table:table-row>
        <table:table-row table:style-name="ro1">
          <table:table-cell office:value-type="float" office:value="202.200000005589" calcext:value-type="float">
            <text:p>202.200000005589</text:p>
          </table:table-cell>
          <table:table-cell office:value-type="float" office:value="164.913361380178" calcext:value-type="float">
            <text:p>164.913361380178</text:p>
          </table:table-cell>
          <table:table-cell office:value-type="float" office:value="0.0400000050620174" calcext:value-type="float">
            <text:p>0.040000005062017</text:p>
          </table:table-cell>
          <table:table-cell/>
        </table:table-row>
        <table:table-row table:style-name="ro1">
          <table:table-cell office:value-type="float" office:value="202.300000005592" calcext:value-type="float">
            <text:p>202.300000005592</text:p>
          </table:table-cell>
          <table:table-cell office:value-type="float" office:value="164.906686345474" calcext:value-type="float">
            <text:p>164.906686345474</text:p>
          </table:table-cell>
          <table:table-cell office:value-type="float" office:value="0.0400000050626631" calcext:value-type="float">
            <text:p>0.040000005062663</text:p>
          </table:table-cell>
          <table:table-cell/>
        </table:table-row>
        <table:table-row table:style-name="ro1">
          <table:table-cell office:value-type="float" office:value="202.400000005595" calcext:value-type="float">
            <text:p>202.400000005595</text:p>
          </table:table-cell>
          <table:table-cell office:value-type="float" office:value="164.900015448641" calcext:value-type="float">
            <text:p>164.900015448641</text:p>
          </table:table-cell>
          <table:table-cell office:value-type="float" office:value="0.0400000050633082" calcext:value-type="float">
            <text:p>0.040000005063308</text:p>
          </table:table-cell>
          <table:table-cell/>
        </table:table-row>
        <table:table-row table:style-name="ro1">
          <table:table-cell office:value-type="float" office:value="202.500000005599" calcext:value-type="float">
            <text:p>202.500000005599</text:p>
          </table:table-cell>
          <table:table-cell office:value-type="float" office:value="164.89334868679" calcext:value-type="float">
            <text:p>164.89334868679</text:p>
          </table:table-cell>
          <table:table-cell office:value-type="float" office:value="0.0400000050639525" calcext:value-type="float">
            <text:p>0.040000005063953</text:p>
          </table:table-cell>
          <table:table-cell/>
        </table:table-row>
        <table:table-row table:style-name="ro1">
          <table:table-cell office:value-type="float" office:value="202.600000005602" calcext:value-type="float">
            <text:p>202.600000005602</text:p>
          </table:table-cell>
          <table:table-cell office:value-type="float" office:value="164.886686057032" calcext:value-type="float">
            <text:p>164.886686057032</text:p>
          </table:table-cell>
          <table:table-cell office:value-type="float" office:value="0.0400000050645962" calcext:value-type="float">
            <text:p>0.040000005064596</text:p>
          </table:table-cell>
          <table:table-cell/>
        </table:table-row>
        <table:table-row table:style-name="ro1">
          <table:table-cell office:value-type="float" office:value="202.700000005605" calcext:value-type="float">
            <text:p>202.700000005605</text:p>
          </table:table-cell>
          <table:table-cell office:value-type="float" office:value="164.880027556478" calcext:value-type="float">
            <text:p>164.880027556478</text:p>
          </table:table-cell>
          <table:table-cell office:value-type="float" office:value="0.0400000050652393" calcext:value-type="float">
            <text:p>0.040000005065239</text:p>
          </table:table-cell>
          <table:table-cell/>
        </table:table-row>
        <table:table-row table:style-name="ro1">
          <table:table-cell office:value-type="float" office:value="202.800000005609" calcext:value-type="float">
            <text:p>202.800000005609</text:p>
          </table:table-cell>
          <table:table-cell office:value-type="float" office:value="164.87337318224" calcext:value-type="float">
            <text:p>164.87337318224</text:p>
          </table:table-cell>
          <table:table-cell office:value-type="float" office:value="0.0400000050658816" calcext:value-type="float">
            <text:p>0.040000005065882</text:p>
          </table:table-cell>
          <table:table-cell/>
        </table:table-row>
        <table:table-row table:style-name="ro1">
          <table:table-cell office:value-type="float" office:value="202.900000005612" calcext:value-type="float">
            <text:p>202.900000005612</text:p>
          </table:table-cell>
          <table:table-cell office:value-type="float" office:value="164.866722931431" calcext:value-type="float">
            <text:p>164.866722931431</text:p>
          </table:table-cell>
          <table:table-cell office:value-type="float" office:value="0.0400000050665232" calcext:value-type="float">
            <text:p>0.040000005066523</text:p>
          </table:table-cell>
          <table:table-cell/>
        </table:table-row>
        <table:table-row table:style-name="ro1">
          <table:table-cell office:value-type="float" office:value="203.000000005615" calcext:value-type="float">
            <text:p>203.000000005615</text:p>
          </table:table-cell>
          <table:table-cell office:value-type="float" office:value="164.860076801164" calcext:value-type="float">
            <text:p>164.860076801164</text:p>
          </table:table-cell>
          <table:table-cell office:value-type="float" office:value="0.040000005067164" calcext:value-type="float">
            <text:p>0.040000005067164</text:p>
          </table:table-cell>
          <table:table-cell/>
        </table:table-row>
        <table:table-row table:style-name="ro1">
          <table:table-cell office:value-type="float" office:value="203.100000005619" calcext:value-type="float">
            <text:p>203.100000005619</text:p>
          </table:table-cell>
          <table:table-cell office:value-type="float" office:value="164.853434788556" calcext:value-type="float">
            <text:p>164.853434788556</text:p>
          </table:table-cell>
          <table:table-cell office:value-type="float" office:value="0.0400000050678042" calcext:value-type="float">
            <text:p>0.040000005067804</text:p>
          </table:table-cell>
          <table:table-cell/>
        </table:table-row>
        <table:table-row table:style-name="ro1">
          <table:table-cell office:value-type="float" office:value="203.200000005622" calcext:value-type="float">
            <text:p>203.200000005622</text:p>
          </table:table-cell>
          <table:table-cell office:value-type="float" office:value="164.846796890721" calcext:value-type="float">
            <text:p>164.846796890721</text:p>
          </table:table-cell>
          <table:table-cell office:value-type="float" office:value="0.0400000050684438" calcext:value-type="float">
            <text:p>0.040000005068444</text:p>
          </table:table-cell>
          <table:table-cell/>
        </table:table-row>
        <table:table-row table:style-name="ro1">
          <table:table-cell office:value-type="float" office:value="203.300000005625" calcext:value-type="float">
            <text:p>203.300000005625</text:p>
          </table:table-cell>
          <table:table-cell office:value-type="float" office:value="164.840163104775" calcext:value-type="float">
            <text:p>164.840163104775</text:p>
          </table:table-cell>
          <table:table-cell office:value-type="float" office:value="0.0400000050690827" calcext:value-type="float">
            <text:p>0.040000005069083</text:p>
          </table:table-cell>
          <table:table-cell/>
        </table:table-row>
        <table:table-row table:style-name="ro1">
          <table:table-cell office:value-type="float" office:value="203.400000005629" calcext:value-type="float">
            <text:p>203.400000005629</text:p>
          </table:table-cell>
          <table:table-cell office:value-type="float" office:value="164.833533427835" calcext:value-type="float">
            <text:p>164.833533427835</text:p>
          </table:table-cell>
          <table:table-cell office:value-type="float" office:value="0.0400000050697209" calcext:value-type="float">
            <text:p>0.040000005069721</text:p>
          </table:table-cell>
          <table:table-cell/>
        </table:table-row>
        <table:table-row table:style-name="ro1">
          <table:table-cell office:value-type="float" office:value="203.500000005632" calcext:value-type="float">
            <text:p>203.500000005632</text:p>
          </table:table-cell>
          <table:table-cell office:value-type="float" office:value="164.826907857016" calcext:value-type="float">
            <text:p>164.826907857016</text:p>
          </table:table-cell>
          <table:table-cell office:value-type="float" office:value="0.0400000050703583" calcext:value-type="float">
            <text:p>0.040000005070358</text:p>
          </table:table-cell>
          <table:table-cell/>
        </table:table-row>
        <table:table-row table:style-name="ro1">
          <table:table-cell office:value-type="float" office:value="203.600000005635" calcext:value-type="float">
            <text:p>203.600000005635</text:p>
          </table:table-cell>
          <table:table-cell office:value-type="float" office:value="164.820286389442" calcext:value-type="float">
            <text:p>164.820286389442</text:p>
          </table:table-cell>
          <table:table-cell office:value-type="float" office:value="0.0400000050709952" calcext:value-type="float">
            <text:p>0.040000005070995</text:p>
          </table:table-cell>
          <table:table-cell/>
        </table:table-row>
        <table:table-row table:style-name="ro1">
          <table:table-cell office:value-type="float" office:value="203.700000005639" calcext:value-type="float">
            <text:p>203.700000005639</text:p>
          </table:table-cell>
          <table:table-cell office:value-type="float" office:value="164.81366902223" calcext:value-type="float">
            <text:p>164.81366902223</text:p>
          </table:table-cell>
          <table:table-cell office:value-type="float" office:value="0.0400000050716314" calcext:value-type="float">
            <text:p>0.040000005071631</text:p>
          </table:table-cell>
          <table:table-cell/>
        </table:table-row>
        <table:table-row table:style-name="ro1">
          <table:table-cell office:value-type="float" office:value="203.800000005642" calcext:value-type="float">
            <text:p>203.800000005642</text:p>
          </table:table-cell>
          <table:table-cell office:value-type="float" office:value="164.807055752499" calcext:value-type="float">
            <text:p>164.807055752499</text:p>
          </table:table-cell>
          <table:table-cell office:value-type="float" office:value="0.0400000050722669" calcext:value-type="float">
            <text:p>0.040000005072267</text:p>
          </table:table-cell>
          <table:table-cell/>
        </table:table-row>
        <table:table-row table:style-name="ro1">
          <table:table-cell office:value-type="float" office:value="203.900000005645" calcext:value-type="float">
            <text:p>203.900000005645</text:p>
          </table:table-cell>
          <table:table-cell office:value-type="float" office:value="164.800446577371" calcext:value-type="float">
            <text:p>164.800446577371</text:p>
          </table:table-cell>
          <table:table-cell office:value-type="float" office:value="0.0400000050729016" calcext:value-type="float">
            <text:p>0.040000005072902</text:p>
          </table:table-cell>
          <table:table-cell/>
        </table:table-row>
        <table:table-row table:style-name="ro1">
          <table:table-cell office:value-type="float" office:value="204.000000005649" calcext:value-type="float">
            <text:p>204.000000005649</text:p>
          </table:table-cell>
          <table:table-cell office:value-type="float" office:value="164.793841493968" calcext:value-type="float">
            <text:p>164.793841493968</text:p>
          </table:table-cell>
          <table:table-cell office:value-type="float" office:value="0.0400000050735358" calcext:value-type="float">
            <text:p>0.040000005073536</text:p>
          </table:table-cell>
          <table:table-cell/>
        </table:table-row>
        <table:table-row table:style-name="ro1">
          <table:table-cell office:value-type="float" office:value="204.100000005652" calcext:value-type="float">
            <text:p>204.100000005652</text:p>
          </table:table-cell>
          <table:table-cell office:value-type="float" office:value="164.787240499412" calcext:value-type="float">
            <text:p>164.787240499412</text:p>
          </table:table-cell>
          <table:table-cell office:value-type="float" office:value="0.0400000050741692" calcext:value-type="float">
            <text:p>0.040000005074169</text:p>
          </table:table-cell>
          <table:table-cell/>
        </table:table-row>
        <table:table-row table:style-name="ro1">
          <table:table-cell office:value-type="float" office:value="204.200000005655" calcext:value-type="float">
            <text:p>204.200000005655</text:p>
          </table:table-cell>
          <table:table-cell office:value-type="float" office:value="164.780643590826" calcext:value-type="float">
            <text:p>164.780643590826</text:p>
          </table:table-cell>
          <table:table-cell office:value-type="float" office:value="0.0400000050748021" calcext:value-type="float">
            <text:p>0.040000005074802</text:p>
          </table:table-cell>
          <table:table-cell/>
        </table:table-row>
        <table:table-row table:style-name="ro1">
          <table:table-cell office:value-type="float" office:value="204.300000005659" calcext:value-type="float">
            <text:p>204.300000005659</text:p>
          </table:table-cell>
          <table:table-cell office:value-type="float" office:value="164.774050765336" calcext:value-type="float">
            <text:p>164.774050765336</text:p>
          </table:table-cell>
          <table:table-cell office:value-type="float" office:value="0.0400000050754342" calcext:value-type="float">
            <text:p>0.040000005075434</text:p>
          </table:table-cell>
          <table:table-cell/>
        </table:table-row>
        <table:table-row table:style-name="ro1">
          <table:table-cell office:value-type="float" office:value="204.400000005662" calcext:value-type="float">
            <text:p>204.400000005662</text:p>
          </table:table-cell>
          <table:table-cell office:value-type="float" office:value="164.767462020066" calcext:value-type="float">
            <text:p>164.767462020066</text:p>
          </table:table-cell>
          <table:table-cell office:value-type="float" office:value="0.0400000050760656" calcext:value-type="float">
            <text:p>0.040000005076066</text:p>
          </table:table-cell>
          <table:table-cell/>
        </table:table-row>
        <table:table-row table:style-name="ro1">
          <table:table-cell office:value-type="float" office:value="204.500000005665" calcext:value-type="float">
            <text:p>204.500000005665</text:p>
          </table:table-cell>
          <table:table-cell office:value-type="float" office:value="164.76087735214" calcext:value-type="float">
            <text:p>164.76087735214</text:p>
          </table:table-cell>
          <table:table-cell office:value-type="float" office:value="0.0400000050766963" calcext:value-type="float">
            <text:p>0.040000005076696</text:p>
          </table:table-cell>
          <table:table-cell/>
        </table:table-row>
        <table:table-row table:style-name="ro1">
          <table:table-cell office:value-type="float" office:value="204.600000005668" calcext:value-type="float">
            <text:p>204.600000005668</text:p>
          </table:table-cell>
          <table:table-cell office:value-type="float" office:value="164.754296758689" calcext:value-type="float">
            <text:p>164.754296758689</text:p>
          </table:table-cell>
          <table:table-cell office:value-type="float" office:value="0.0400000050773263" calcext:value-type="float">
            <text:p>0.040000005077326</text:p>
          </table:table-cell>
          <table:table-cell/>
        </table:table-row>
        <table:table-row table:style-name="ro1">
          <table:table-cell office:value-type="float" office:value="204.700000005672" calcext:value-type="float">
            <text:p>204.700000005672</text:p>
          </table:table-cell>
          <table:table-cell office:value-type="float" office:value="164.74772023684" calcext:value-type="float">
            <text:p>164.74772023684</text:p>
          </table:table-cell>
          <table:table-cell office:value-type="float" office:value="0.0400000050779558" calcext:value-type="float">
            <text:p>0.040000005077956</text:p>
          </table:table-cell>
          <table:table-cell/>
        </table:table-row>
        <table:table-row table:style-name="ro1">
          <table:table-cell office:value-type="float" office:value="204.800000005675" calcext:value-type="float">
            <text:p>204.800000005675</text:p>
          </table:table-cell>
          <table:table-cell office:value-type="float" office:value="164.741147783721" calcext:value-type="float">
            <text:p>164.741147783721</text:p>
          </table:table-cell>
          <table:table-cell office:value-type="float" office:value="0.0400000050785845" calcext:value-type="float">
            <text:p>0.040000005078585</text:p>
          </table:table-cell>
          <table:table-cell/>
        </table:table-row>
        <table:table-row table:style-name="ro1">
          <table:table-cell office:value-type="float" office:value="204.900000005678" calcext:value-type="float">
            <text:p>204.900000005678</text:p>
          </table:table-cell>
          <table:table-cell office:value-type="float" office:value="164.73457939646" calcext:value-type="float">
            <text:p>164.73457939646</text:p>
          </table:table-cell>
          <table:table-cell office:value-type="float" office:value="0.0400000050792127" calcext:value-type="float">
            <text:p>0.040000005079213</text:p>
          </table:table-cell>
          <table:table-cell/>
        </table:table-row>
        <table:table-row table:style-name="ro1">
          <table:table-cell office:value-type="float" office:value="205.000000005682" calcext:value-type="float">
            <text:p>205.000000005682</text:p>
          </table:table-cell>
          <table:table-cell office:value-type="float" office:value="164.728015072188" calcext:value-type="float">
            <text:p>164.728015072188</text:p>
          </table:table-cell>
          <table:table-cell office:value-type="float" office:value="0.0400000050798401" calcext:value-type="float">
            <text:p>0.04000000507984</text:p>
          </table:table-cell>
          <table:table-cell/>
        </table:table-row>
        <table:table-row table:style-name="ro1">
          <table:table-cell office:value-type="float" office:value="205.100000005685" calcext:value-type="float">
            <text:p>205.100000005685</text:p>
          </table:table-cell>
          <table:table-cell office:value-type="float" office:value="164.721454808038" calcext:value-type="float">
            <text:p>164.721454808038</text:p>
          </table:table-cell>
          <table:table-cell office:value-type="float" office:value="0.0400000050804668" calcext:value-type="float">
            <text:p>0.040000005080467</text:p>
          </table:table-cell>
          <table:table-cell/>
        </table:table-row>
        <table:table-row table:style-name="ro1">
          <table:table-cell office:value-type="float" office:value="205.200000005688" calcext:value-type="float">
            <text:p>205.200000005688</text:p>
          </table:table-cell>
          <table:table-cell office:value-type="float" office:value="164.714898601141" calcext:value-type="float">
            <text:p>164.714898601141</text:p>
          </table:table-cell>
          <table:table-cell office:value-type="float" office:value="0.0400000050810929" calcext:value-type="float">
            <text:p>0.040000005081093</text:p>
          </table:table-cell>
          <table:table-cell/>
        </table:table-row>
        <table:table-row table:style-name="ro1">
          <table:table-cell office:value-type="float" office:value="205.300000005692" calcext:value-type="float">
            <text:p>205.300000005692</text:p>
          </table:table-cell>
          <table:table-cell office:value-type="float" office:value="164.708346448631" calcext:value-type="float">
            <text:p>164.708346448631</text:p>
          </table:table-cell>
          <table:table-cell office:value-type="float" office:value="0.0400000050817184" calcext:value-type="float">
            <text:p>0.040000005081718</text:p>
          </table:table-cell>
          <table:table-cell/>
        </table:table-row>
        <table:table-row table:style-name="ro1">
          <table:table-cell office:value-type="float" office:value="205.400000005695" calcext:value-type="float">
            <text:p>205.400000005695</text:p>
          </table:table-cell>
          <table:table-cell office:value-type="float" office:value="164.70179834764" calcext:value-type="float">
            <text:p>164.70179834764</text:p>
          </table:table-cell>
          <table:table-cell office:value-type="float" office:value="0.0400000050823431" calcext:value-type="float">
            <text:p>0.040000005082343</text:p>
          </table:table-cell>
          <table:table-cell/>
        </table:table-row>
        <table:table-row table:style-name="ro1">
          <table:table-cell office:value-type="float" office:value="205.500000005698" calcext:value-type="float">
            <text:p>205.500000005698</text:p>
          </table:table-cell>
          <table:table-cell office:value-type="float" office:value="164.695254295304" calcext:value-type="float">
            <text:p>164.695254295304</text:p>
          </table:table-cell>
          <table:table-cell office:value-type="float" office:value="0.0400000050829672" calcext:value-type="float">
            <text:p>0.040000005082967</text:p>
          </table:table-cell>
          <table:table-cell/>
        </table:table-row>
        <table:table-row table:style-name="ro1">
          <table:table-cell office:value-type="float" office:value="205.600000005702" calcext:value-type="float">
            <text:p>205.600000005702</text:p>
          </table:table-cell>
          <table:table-cell office:value-type="float" office:value="164.688714288759" calcext:value-type="float">
            <text:p>164.688714288759</text:p>
          </table:table-cell>
          <table:table-cell office:value-type="float" office:value="0.0400000050835906" calcext:value-type="float">
            <text:p>0.040000005083591</text:p>
          </table:table-cell>
          <table:table-cell/>
        </table:table-row>
        <table:table-row table:style-name="ro1">
          <table:table-cell office:value-type="float" office:value="205.700000005705" calcext:value-type="float">
            <text:p>205.700000005705</text:p>
          </table:table-cell>
          <table:table-cell office:value-type="float" office:value="164.682178325141" calcext:value-type="float">
            <text:p>164.682178325141</text:p>
          </table:table-cell>
          <table:table-cell office:value-type="float" office:value="0.0400000050842134" calcext:value-type="float">
            <text:p>0.040000005084213</text:p>
          </table:table-cell>
          <table:table-cell/>
        </table:table-row>
        <table:table-row table:style-name="ro1">
          <table:table-cell office:value-type="float" office:value="205.800000005708" calcext:value-type="float">
            <text:p>205.800000005708</text:p>
          </table:table-cell>
          <table:table-cell office:value-type="float" office:value="164.67564640159" calcext:value-type="float">
            <text:p>164.67564640159</text:p>
          </table:table-cell>
          <table:table-cell office:value-type="float" office:value="0.0400000050848355" calcext:value-type="float">
            <text:p>0.040000005084836</text:p>
          </table:table-cell>
          <table:table-cell/>
        </table:table-row>
        <table:table-row table:style-name="ro1">
          <table:table-cell office:value-type="float" office:value="205.900000005712" calcext:value-type="float">
            <text:p>205.900000005712</text:p>
          </table:table-cell>
          <table:table-cell office:value-type="float" office:value="164.669118515242" calcext:value-type="float">
            <text:p>164.669118515242</text:p>
          </table:table-cell>
          <table:table-cell office:value-type="float" office:value="0.040000005085457" calcext:value-type="float">
            <text:p>0.040000005085457</text:p>
          </table:table-cell>
          <table:table-cell/>
        </table:table-row>
        <table:table-row table:style-name="ro1">
          <table:table-cell office:value-type="float" office:value="206.000000005715" calcext:value-type="float">
            <text:p>206.000000005715</text:p>
          </table:table-cell>
          <table:table-cell office:value-type="float" office:value="164.662594663237" calcext:value-type="float">
            <text:p>164.662594663237</text:p>
          </table:table-cell>
          <table:table-cell office:value-type="float" office:value="0.0400000050860778" calcext:value-type="float">
            <text:p>0.040000005086078</text:p>
          </table:table-cell>
          <table:table-cell/>
        </table:table-row>
        <table:table-row table:style-name="ro1">
          <table:table-cell office:value-type="float" office:value="206.100000005718" calcext:value-type="float">
            <text:p>206.100000005718</text:p>
          </table:table-cell>
          <table:table-cell office:value-type="float" office:value="164.656074842716" calcext:value-type="float">
            <text:p>164.656074842716</text:p>
          </table:table-cell>
          <table:table-cell office:value-type="float" office:value="0.0400000050866979" calcext:value-type="float">
            <text:p>0.040000005086698</text:p>
          </table:table-cell>
          <table:table-cell/>
        </table:table-row>
        <table:table-row table:style-name="ro1">
          <table:table-cell office:value-type="float" office:value="206.200000005722" calcext:value-type="float">
            <text:p>206.200000005722</text:p>
          </table:table-cell>
          <table:table-cell office:value-type="float" office:value="164.64955905082" calcext:value-type="float">
            <text:p>164.64955905082</text:p>
          </table:table-cell>
          <table:table-cell office:value-type="float" office:value="0.0400000050873174" calcext:value-type="float">
            <text:p>0.040000005087317</text:p>
          </table:table-cell>
          <table:table-cell/>
        </table:table-row>
        <table:table-row table:style-name="ro1">
          <table:table-cell office:value-type="float" office:value="206.300000005725" calcext:value-type="float">
            <text:p>206.300000005725</text:p>
          </table:table-cell>
          <table:table-cell office:value-type="float" office:value="164.643047284693" calcext:value-type="float">
            <text:p>164.643047284693</text:p>
          </table:table-cell>
          <table:table-cell office:value-type="float" office:value="0.0400000050879363" calcext:value-type="float">
            <text:p>0.040000005087936</text:p>
          </table:table-cell>
          <table:table-cell/>
        </table:table-row>
        <table:table-row table:style-name="ro1">
          <table:table-cell office:value-type="float" office:value="206.400000005728" calcext:value-type="float">
            <text:p>206.400000005728</text:p>
          </table:table-cell>
          <table:table-cell office:value-type="float" office:value="164.636539541477" calcext:value-type="float">
            <text:p>164.636539541477</text:p>
          </table:table-cell>
          <table:table-cell office:value-type="float" office:value="0.0400000050885545" calcext:value-type="float">
            <text:p>0.040000005088555</text:p>
          </table:table-cell>
          <table:table-cell/>
        </table:table-row>
        <table:table-row table:style-name="ro1">
          <table:table-cell office:value-type="float" office:value="206.500000005732" calcext:value-type="float">
            <text:p>206.500000005732</text:p>
          </table:table-cell>
          <table:table-cell office:value-type="float" office:value="164.630035818314" calcext:value-type="float">
            <text:p>164.630035818314</text:p>
          </table:table-cell>
          <table:table-cell office:value-type="float" office:value="0.040000005089172" calcext:value-type="float">
            <text:p>0.040000005089172</text:p>
          </table:table-cell>
          <table:table-cell/>
        </table:table-row>
        <table:table-row table:style-name="ro1">
          <table:table-cell office:value-type="float" office:value="206.600000005735" calcext:value-type="float">
            <text:p>206.600000005735</text:p>
          </table:table-cell>
          <table:table-cell office:value-type="float" office:value="164.623536112354" calcext:value-type="float">
            <text:p>164.623536112354</text:p>
          </table:table-cell>
          <table:table-cell office:value-type="float" office:value="0.0400000050897888" calcext:value-type="float">
            <text:p>0.040000005089789</text:p>
          </table:table-cell>
          <table:table-cell/>
        </table:table-row>
        <table:table-row table:style-name="ro1">
          <table:table-cell office:value-type="float" office:value="206.700000005738" calcext:value-type="float">
            <text:p>206.700000005738</text:p>
          </table:table-cell>
          <table:table-cell office:value-type="float" office:value="164.61704042074" calcext:value-type="float">
            <text:p>164.61704042074</text:p>
          </table:table-cell>
          <table:table-cell office:value-type="float" office:value="0.0400000050904051" calcext:value-type="float">
            <text:p>0.040000005090405</text:p>
          </table:table-cell>
          <table:table-cell/>
        </table:table-row>
        <table:table-row table:style-name="ro1">
          <table:table-cell office:value-type="float" office:value="206.800000005742" calcext:value-type="float">
            <text:p>206.800000005742</text:p>
          </table:table-cell>
          <table:table-cell office:value-type="float" office:value="164.610548740621" calcext:value-type="float">
            <text:p>164.610548740621</text:p>
          </table:table-cell>
          <table:table-cell office:value-type="float" office:value="0.0400000050910207" calcext:value-type="float">
            <text:p>0.040000005091021</text:p>
          </table:table-cell>
          <table:table-cell/>
        </table:table-row>
        <table:table-row table:style-name="ro1">
          <table:table-cell office:value-type="float" office:value="206.900000005745" calcext:value-type="float">
            <text:p>206.900000005745</text:p>
          </table:table-cell>
          <table:table-cell office:value-type="float" office:value="164.604061069143" calcext:value-type="float">
            <text:p>164.604061069143</text:p>
          </table:table-cell>
          <table:table-cell office:value-type="float" office:value="0.0400000050916356" calcext:value-type="float">
            <text:p>0.040000005091636</text:p>
          </table:table-cell>
          <table:table-cell/>
        </table:table-row>
        <table:table-row table:style-name="ro1">
          <table:table-cell office:value-type="float" office:value="207.000000005748" calcext:value-type="float">
            <text:p>207.000000005748</text:p>
          </table:table-cell>
          <table:table-cell office:value-type="float" office:value="164.597577403458" calcext:value-type="float">
            <text:p>164.597577403458</text:p>
          </table:table-cell>
          <table:table-cell office:value-type="float" office:value="0.0400000050922499" calcext:value-type="float">
            <text:p>0.04000000509225</text:p>
          </table:table-cell>
          <table:table-cell/>
        </table:table-row>
        <table:table-row table:style-name="ro1">
          <table:table-cell office:value-type="float" office:value="207.100000005751" calcext:value-type="float">
            <text:p>207.100000005751</text:p>
          </table:table-cell>
          <table:table-cell office:value-type="float" office:value="164.591097740714" calcext:value-type="float">
            <text:p>164.591097740714</text:p>
          </table:table-cell>
          <table:table-cell office:value-type="float" office:value="0.0400000050928636" calcext:value-type="float">
            <text:p>0.040000005092864</text:p>
          </table:table-cell>
          <table:table-cell/>
        </table:table-row>
        <table:table-row table:style-name="ro1">
          <table:table-cell office:value-type="float" office:value="207.200000005755" calcext:value-type="float">
            <text:p>207.200000005755</text:p>
          </table:table-cell>
          <table:table-cell office:value-type="float" office:value="164.584622078062" calcext:value-type="float">
            <text:p>164.584622078062</text:p>
          </table:table-cell>
          <table:table-cell office:value-type="float" office:value="0.0400000050934765" calcext:value-type="float">
            <text:p>0.040000005093477</text:p>
          </table:table-cell>
          <table:table-cell/>
        </table:table-row>
        <table:table-row table:style-name="ro1">
          <table:table-cell office:value-type="float" office:value="207.300000005758" calcext:value-type="float">
            <text:p>207.300000005758</text:p>
          </table:table-cell>
          <table:table-cell office:value-type="float" office:value="164.578150412655" calcext:value-type="float">
            <text:p>164.578150412655</text:p>
          </table:table-cell>
          <table:table-cell office:value-type="float" office:value="0.0400000050940888" calcext:value-type="float">
            <text:p>0.040000005094089</text:p>
          </table:table-cell>
          <table:table-cell/>
        </table:table-row>
        <table:table-row table:style-name="ro1">
          <table:table-cell office:value-type="float" office:value="207.400000005761" calcext:value-type="float">
            <text:p>207.400000005761</text:p>
          </table:table-cell>
          <table:table-cell office:value-type="float" office:value="164.571682741647" calcext:value-type="float">
            <text:p>164.571682741647</text:p>
          </table:table-cell>
          <table:table-cell office:value-type="float" office:value="0.0400000050947005" calcext:value-type="float">
            <text:p>0.040000005094701</text:p>
          </table:table-cell>
          <table:table-cell/>
        </table:table-row>
        <table:table-row table:style-name="ro1">
          <table:table-cell office:value-type="float" office:value="207.500000005765" calcext:value-type="float">
            <text:p>207.500000005765</text:p>
          </table:table-cell>
          <table:table-cell office:value-type="float" office:value="164.565219062192" calcext:value-type="float">
            <text:p>164.565219062192</text:p>
          </table:table-cell>
          <table:table-cell office:value-type="float" office:value="0.0400000050953116" calcext:value-type="float">
            <text:p>0.040000005095312</text:p>
          </table:table-cell>
          <table:table-cell/>
        </table:table-row>
        <table:table-row table:style-name="ro1">
          <table:table-cell office:value-type="float" office:value="207.600000005768" calcext:value-type="float">
            <text:p>207.600000005768</text:p>
          </table:table-cell>
          <table:table-cell office:value-type="float" office:value="164.558759371443" calcext:value-type="float">
            <text:p>164.558759371443</text:p>
          </table:table-cell>
          <table:table-cell office:value-type="float" office:value="0.040000005095922" calcext:value-type="float">
            <text:p>0.040000005095922</text:p>
          </table:table-cell>
          <table:table-cell/>
        </table:table-row>
        <table:table-row table:style-name="ro1">
          <table:table-cell office:value-type="float" office:value="207.700000005771" calcext:value-type="float">
            <text:p>207.700000005771</text:p>
          </table:table-cell>
          <table:table-cell office:value-type="float" office:value="164.552303666558" calcext:value-type="float">
            <text:p>164.552303666558</text:p>
          </table:table-cell>
          <table:table-cell office:value-type="float" office:value="0.0400000050965318" calcext:value-type="float">
            <text:p>0.040000005096532</text:p>
          </table:table-cell>
          <table:table-cell/>
        </table:table-row>
        <table:table-row table:style-name="ro1">
          <table:table-cell office:value-type="float" office:value="207.800000005775" calcext:value-type="float">
            <text:p>207.800000005775</text:p>
          </table:table-cell>
          <table:table-cell office:value-type="float" office:value="164.545851944694" calcext:value-type="float">
            <text:p>164.545851944694</text:p>
          </table:table-cell>
          <table:table-cell office:value-type="float" office:value="0.0400000050971409" calcext:value-type="float">
            <text:p>0.040000005097141</text:p>
          </table:table-cell>
          <table:table-cell/>
        </table:table-row>
        <table:table-row table:style-name="ro1">
          <table:table-cell office:value-type="float" office:value="207.900000005778" calcext:value-type="float">
            <text:p>207.900000005778</text:p>
          </table:table-cell>
          <table:table-cell office:value-type="float" office:value="164.53940420301" calcext:value-type="float">
            <text:p>164.53940420301</text:p>
          </table:table-cell>
          <table:table-cell office:value-type="float" office:value="0.0400000050977494" calcext:value-type="float">
            <text:p>0.040000005097749</text:p>
          </table:table-cell>
          <table:table-cell/>
        </table:table-row>
        <table:table-row table:style-name="ro1">
          <table:table-cell office:value-type="float" office:value="208.000000005781" calcext:value-type="float">
            <text:p>208.000000005781</text:p>
          </table:table-cell>
          <table:table-cell office:value-type="float" office:value="164.532960438664" calcext:value-type="float">
            <text:p>164.532960438664</text:p>
          </table:table-cell>
          <table:table-cell office:value-type="float" office:value="0.0400000050983573" calcext:value-type="float">
            <text:p>0.040000005098357</text:p>
          </table:table-cell>
          <table:table-cell/>
        </table:table-row>
        <table:table-row table:style-name="ro1">
          <table:table-cell office:value-type="float" office:value="208.100000005785" calcext:value-type="float">
            <text:p>208.100000005785</text:p>
          </table:table-cell>
          <table:table-cell office:value-type="float" office:value="164.526520648816" calcext:value-type="float">
            <text:p>164.526520648816</text:p>
          </table:table-cell>
          <table:table-cell office:value-type="float" office:value="0.0400000050989644" calcext:value-type="float">
            <text:p>0.040000005098964</text:p>
          </table:table-cell>
          <table:table-cell/>
        </table:table-row>
        <table:table-row table:style-name="ro1">
          <table:table-cell office:value-type="float" office:value="208.200000005788" calcext:value-type="float">
            <text:p>208.200000005788</text:p>
          </table:table-cell>
          <table:table-cell office:value-type="float" office:value="164.520084830628" calcext:value-type="float">
            <text:p>164.520084830628</text:p>
          </table:table-cell>
          <table:table-cell office:value-type="float" office:value="0.040000005099571" calcext:value-type="float">
            <text:p>0.040000005099571</text:p>
          </table:table-cell>
          <table:table-cell/>
        </table:table-row>
        <table:table-row table:style-name="ro1">
          <table:table-cell office:value-type="float" office:value="208.300000005791" calcext:value-type="float">
            <text:p>208.300000005791</text:p>
          </table:table-cell>
          <table:table-cell office:value-type="float" office:value="164.513652981263" calcext:value-type="float">
            <text:p>164.513652981263</text:p>
          </table:table-cell>
          <table:table-cell office:value-type="float" office:value="0.0400000051001769" calcext:value-type="float">
            <text:p>0.040000005100177</text:p>
          </table:table-cell>
          <table:table-cell/>
        </table:table-row>
        <table:table-row table:style-name="ro1">
          <table:table-cell office:value-type="float" office:value="208.400000005795" calcext:value-type="float">
            <text:p>208.400000005795</text:p>
          </table:table-cell>
          <table:table-cell office:value-type="float" office:value="164.507225097885" calcext:value-type="float">
            <text:p>164.507225097885</text:p>
          </table:table-cell>
          <table:table-cell office:value-type="float" office:value="0.0400000051007822" calcext:value-type="float">
            <text:p>0.040000005100782</text:p>
          </table:table-cell>
          <table:table-cell/>
        </table:table-row>
        <table:table-row table:style-name="ro1">
          <table:table-cell office:value-type="float" office:value="208.500000005798" calcext:value-type="float">
            <text:p>208.500000005798</text:p>
          </table:table-cell>
          <table:table-cell office:value-type="float" office:value="164.500801177657" calcext:value-type="float">
            <text:p>164.500801177657</text:p>
          </table:table-cell>
          <table:table-cell office:value-type="float" office:value="0.0400000051013869" calcext:value-type="float">
            <text:p>0.040000005101387</text:p>
          </table:table-cell>
          <table:table-cell/>
        </table:table-row>
        <table:table-row table:style-name="ro1">
          <table:table-cell office:value-type="float" office:value="208.600000005801" calcext:value-type="float">
            <text:p>208.600000005801</text:p>
          </table:table-cell>
          <table:table-cell office:value-type="float" office:value="164.494381217747" calcext:value-type="float">
            <text:p>164.494381217747</text:p>
          </table:table-cell>
          <table:table-cell office:value-type="float" office:value="0.040000005101991" calcext:value-type="float">
            <text:p>0.040000005101991</text:p>
          </table:table-cell>
          <table:table-cell/>
        </table:table-row>
        <table:table-row table:style-name="ro1">
          <table:table-cell office:value-type="float" office:value="208.700000005805" calcext:value-type="float">
            <text:p>208.700000005805</text:p>
          </table:table-cell>
          <table:table-cell office:value-type="float" office:value="164.487965215319" calcext:value-type="float">
            <text:p>164.487965215319</text:p>
          </table:table-cell>
          <table:table-cell office:value-type="float" office:value="0.0400000051025944" calcext:value-type="float">
            <text:p>0.040000005102594</text:p>
          </table:table-cell>
          <table:table-cell/>
        </table:table-row>
        <table:table-row table:style-name="ro1">
          <table:table-cell office:value-type="float" office:value="208.800000005808" calcext:value-type="float">
            <text:p>208.800000005808</text:p>
          </table:table-cell>
          <table:table-cell office:value-type="float" office:value="164.481553167541" calcext:value-type="float">
            <text:p>164.481553167541</text:p>
          </table:table-cell>
          <table:table-cell office:value-type="float" office:value="0.0400000051031972" calcext:value-type="float">
            <text:p>0.040000005103197</text:p>
          </table:table-cell>
          <table:table-cell/>
        </table:table-row>
        <table:table-row table:style-name="ro1">
          <table:table-cell office:value-type="float" office:value="208.900000005811" calcext:value-type="float">
            <text:p>208.900000005811</text:p>
          </table:table-cell>
          <table:table-cell office:value-type="float" office:value="164.475145071582" calcext:value-type="float">
            <text:p>164.475145071582</text:p>
          </table:table-cell>
          <table:table-cell office:value-type="float" office:value="0.0400000051037993" calcext:value-type="float">
            <text:p>0.040000005103799</text:p>
          </table:table-cell>
          <table:table-cell/>
        </table:table-row>
        <table:table-row table:style-name="ro1">
          <table:table-cell office:value-type="float" office:value="209.000000005815" calcext:value-type="float">
            <text:p>209.000000005815</text:p>
          </table:table-cell>
          <table:table-cell office:value-type="float" office:value="164.468740924613" calcext:value-type="float">
            <text:p>164.468740924613</text:p>
          </table:table-cell>
          <table:table-cell office:value-type="float" office:value="0.0400000051044008" calcext:value-type="float">
            <text:p>0.040000005104401</text:p>
          </table:table-cell>
          <table:table-cell/>
        </table:table-row>
        <table:table-row table:style-name="ro1">
          <table:table-cell office:value-type="float" office:value="209.100000005818" calcext:value-type="float">
            <text:p>209.100000005818</text:p>
          </table:table-cell>
          <table:table-cell office:value-type="float" office:value="164.462340723805" calcext:value-type="float">
            <text:p>164.462340723805</text:p>
          </table:table-cell>
          <table:table-cell office:value-type="float" office:value="0.0400000051050017" calcext:value-type="float">
            <text:p>0.040000005105002</text:p>
          </table:table-cell>
          <table:table-cell/>
        </table:table-row>
        <table:table-row table:style-name="ro1">
          <table:table-cell office:value-type="float" office:value="209.200000005821" calcext:value-type="float">
            <text:p>209.200000005821</text:p>
          </table:table-cell>
          <table:table-cell office:value-type="float" office:value="164.455944466328" calcext:value-type="float">
            <text:p>164.455944466328</text:p>
          </table:table-cell>
          <table:table-cell office:value-type="float" office:value="0.0400000051056019" calcext:value-type="float">
            <text:p>0.040000005105602</text:p>
          </table:table-cell>
          <table:table-cell/>
        </table:table-row>
        <table:table-row table:style-name="ro1">
          <table:table-cell office:value-type="float" office:value="209.300000005825" calcext:value-type="float">
            <text:p>209.300000005825</text:p>
          </table:table-cell>
          <table:table-cell office:value-type="float" office:value="164.449552149358" calcext:value-type="float">
            <text:p>164.449552149358</text:p>
          </table:table-cell>
          <table:table-cell office:value-type="float" office:value="0.0400000051062015" calcext:value-type="float">
            <text:p>0.040000005106202</text:p>
          </table:table-cell>
          <table:table-cell/>
        </table:table-row>
        <table:table-row table:style-name="ro1">
          <table:table-cell office:value-type="float" office:value="209.400000005828" calcext:value-type="float">
            <text:p>209.400000005828</text:p>
          </table:table-cell>
          <table:table-cell office:value-type="float" office:value="164.443163770067" calcext:value-type="float">
            <text:p>164.443163770067</text:p>
          </table:table-cell>
          <table:table-cell office:value-type="float" office:value="0.0400000051068004" calcext:value-type="float">
            <text:p>0.0400000051068</text:p>
          </table:table-cell>
          <table:table-cell/>
        </table:table-row>
        <table:table-row table:style-name="ro1">
          <table:table-cell office:value-type="float" office:value="209.500000005831" calcext:value-type="float">
            <text:p>209.500000005831</text:p>
          </table:table-cell>
          <table:table-cell office:value-type="float" office:value="164.436779325631" calcext:value-type="float">
            <text:p>164.436779325631</text:p>
          </table:table-cell>
          <table:table-cell office:value-type="float" office:value="0.0400000051073987" calcext:value-type="float">
            <text:p>0.040000005107399</text:p>
          </table:table-cell>
          <table:table-cell/>
        </table:table-row>
        <table:table-row table:style-name="ro1">
          <table:table-cell office:value-type="float" office:value="209.600000005834" calcext:value-type="float">
            <text:p>209.600000005834</text:p>
          </table:table-cell>
          <table:table-cell office:value-type="float" office:value="164.430398813224" calcext:value-type="float">
            <text:p>164.430398813224</text:p>
          </table:table-cell>
          <table:table-cell office:value-type="float" office:value="0.0400000051079963" calcext:value-type="float">
            <text:p>0.040000005107996</text:p>
          </table:table-cell>
          <table:table-cell/>
        </table:table-row>
        <table:table-row table:style-name="ro1">
          <table:table-cell office:value-type="float" office:value="209.700000005838" calcext:value-type="float">
            <text:p>209.700000005838</text:p>
          </table:table-cell>
          <table:table-cell office:value-type="float" office:value="164.42402223003" calcext:value-type="float">
            <text:p>164.42402223003</text:p>
          </table:table-cell>
          <table:table-cell office:value-type="float" office:value="0.0400000051085934" calcext:value-type="float">
            <text:p>0.040000005108593</text:p>
          </table:table-cell>
          <table:table-cell/>
        </table:table-row>
        <table:table-row table:style-name="ro1">
          <table:table-cell office:value-type="float" office:value="209.800000005841" calcext:value-type="float">
            <text:p>209.800000005841</text:p>
          </table:table-cell>
          <table:table-cell office:value-type="float" office:value="164.417649573222" calcext:value-type="float">
            <text:p>164.417649573222</text:p>
          </table:table-cell>
          <table:table-cell office:value-type="float" office:value="0.0400000051091899" calcext:value-type="float">
            <text:p>0.04000000510919</text:p>
          </table:table-cell>
          <table:table-cell/>
        </table:table-row>
        <table:table-row table:style-name="ro1">
          <table:table-cell office:value-type="float" office:value="209.900000005844" calcext:value-type="float">
            <text:p>209.900000005844</text:p>
          </table:table-cell>
          <table:table-cell office:value-type="float" office:value="164.411280839983" calcext:value-type="float">
            <text:p>164.411280839983</text:p>
          </table:table-cell>
          <table:table-cell office:value-type="float" office:value="0.0400000051097857" calcext:value-type="float">
            <text:p>0.040000005109786</text:p>
          </table:table-cell>
          <table:table-cell/>
        </table:table-row>
        <table:table-row table:style-name="ro1">
          <table:table-cell office:value-type="float" office:value="210.000000005848" calcext:value-type="float">
            <text:p>210.000000005848</text:p>
          </table:table-cell>
          <table:table-cell office:value-type="float" office:value="164.404916027492" calcext:value-type="float">
            <text:p>164.404916027492</text:p>
          </table:table-cell>
          <table:table-cell office:value-type="float" office:value="0.0400000051103808" calcext:value-type="float">
            <text:p>0.040000005110381</text:p>
          </table:table-cell>
          <table:table-cell/>
        </table:table-row>
        <table:table-row table:style-name="ro1">
          <table:table-cell office:value-type="float" office:value="210.100000005851" calcext:value-type="float">
            <text:p>210.100000005851</text:p>
          </table:table-cell>
          <table:table-cell office:value-type="float" office:value="164.398555132931" calcext:value-type="float">
            <text:p>164.398555132931</text:p>
          </table:table-cell>
          <table:table-cell office:value-type="float" office:value="0.0400000051109753" calcext:value-type="float">
            <text:p>0.040000005110975</text:p>
          </table:table-cell>
          <table:table-cell/>
        </table:table-row>
        <table:table-row table:style-name="ro1">
          <table:table-cell office:value-type="float" office:value="210.200000005854" calcext:value-type="float">
            <text:p>210.200000005854</text:p>
          </table:table-cell>
          <table:table-cell office:value-type="float" office:value="164.392198153485" calcext:value-type="float">
            <text:p>164.392198153485</text:p>
          </table:table-cell>
          <table:table-cell office:value-type="float" office:value="0.0400000051115693" calcext:value-type="float">
            <text:p>0.040000005111569</text:p>
          </table:table-cell>
          <table:table-cell/>
        </table:table-row>
        <table:table-row table:style-name="ro1">
          <table:table-cell office:value-type="float" office:value="210.300000005858" calcext:value-type="float">
            <text:p>210.300000005858</text:p>
          </table:table-cell>
          <table:table-cell office:value-type="float" office:value="164.385845086335" calcext:value-type="float">
            <text:p>164.385845086335</text:p>
          </table:table-cell>
          <table:table-cell office:value-type="float" office:value="0.0400000051121626" calcext:value-type="float">
            <text:p>0.040000005112163</text:p>
          </table:table-cell>
          <table:table-cell/>
        </table:table-row>
        <table:table-row table:style-name="ro1">
          <table:table-cell office:value-type="float" office:value="210.400000005861" calcext:value-type="float">
            <text:p>210.400000005861</text:p>
          </table:table-cell>
          <table:table-cell office:value-type="float" office:value="164.37949592867" calcext:value-type="float">
            <text:p>164.37949592867</text:p>
          </table:table-cell>
          <table:table-cell office:value-type="float" office:value="0.0400000051127553" calcext:value-type="float">
            <text:p>0.040000005112755</text:p>
          </table:table-cell>
          <table:table-cell/>
        </table:table-row>
        <table:table-row table:style-name="ro1">
          <table:table-cell office:value-type="float" office:value="210.500000005864" calcext:value-type="float">
            <text:p>210.500000005864</text:p>
          </table:table-cell>
          <table:table-cell office:value-type="float" office:value="164.373150677675" calcext:value-type="float">
            <text:p>164.373150677675</text:p>
          </table:table-cell>
          <table:table-cell office:value-type="float" office:value="0.0400000051133474" calcext:value-type="float">
            <text:p>0.040000005113347</text:p>
          </table:table-cell>
          <table:table-cell/>
        </table:table-row>
        <table:table-row table:style-name="ro1">
          <table:table-cell office:value-type="float" office:value="210.600000005868" calcext:value-type="float">
            <text:p>210.600000005868</text:p>
          </table:table-cell>
          <table:table-cell office:value-type="float" office:value="164.366809330538" calcext:value-type="float">
            <text:p>164.366809330538</text:p>
          </table:table-cell>
          <table:table-cell office:value-type="float" office:value="0.0400000051139389" calcext:value-type="float">
            <text:p>0.040000005113939</text:p>
          </table:table-cell>
          <table:table-cell/>
        </table:table-row>
        <table:table-row table:style-name="ro1">
          <table:table-cell office:value-type="float" office:value="210.700000005871" calcext:value-type="float">
            <text:p>210.700000005871</text:p>
          </table:table-cell>
          <table:table-cell office:value-type="float" office:value="164.360471884447" calcext:value-type="float">
            <text:p>164.360471884447</text:p>
          </table:table-cell>
          <table:table-cell office:value-type="float" office:value="0.0400000051145297" calcext:value-type="float">
            <text:p>0.04000000511453</text:p>
          </table:table-cell>
          <table:table-cell/>
        </table:table-row>
        <table:table-row table:style-name="ro1">
          <table:table-cell office:value-type="float" office:value="210.800000005874" calcext:value-type="float">
            <text:p>210.800000005874</text:p>
          </table:table-cell>
          <table:table-cell office:value-type="float" office:value="164.354138336593" calcext:value-type="float">
            <text:p>164.354138336593</text:p>
          </table:table-cell>
          <table:table-cell office:value-type="float" office:value="0.04000000511512" calcext:value-type="float">
            <text:p>0.04000000511512</text:p>
          </table:table-cell>
          <table:table-cell/>
        </table:table-row>
        <table:table-row table:style-name="ro1">
          <table:table-cell office:value-type="float" office:value="210.900000005878" calcext:value-type="float">
            <text:p>210.900000005878</text:p>
          </table:table-cell>
          <table:table-cell office:value-type="float" office:value="164.347808684167" calcext:value-type="float">
            <text:p>164.347808684167</text:p>
          </table:table-cell>
          <table:table-cell office:value-type="float" office:value="0.0400000051157096" calcext:value-type="float">
            <text:p>0.04000000511571</text:p>
          </table:table-cell>
          <table:table-cell/>
        </table:table-row>
        <table:table-row table:style-name="ro1">
          <table:table-cell office:value-type="float" office:value="211.000000005881" calcext:value-type="float">
            <text:p>211.000000005881</text:p>
          </table:table-cell>
          <table:table-cell office:value-type="float" office:value="164.341482924362" calcext:value-type="float">
            <text:p>164.341482924362</text:p>
          </table:table-cell>
          <table:table-cell office:value-type="float" office:value="0.0400000051162986" calcext:value-type="float">
            <text:p>0.040000005116299</text:p>
          </table:table-cell>
          <table:table-cell/>
        </table:table-row>
        <table:table-row table:style-name="ro1">
          <table:table-cell office:value-type="float" office:value="211.100000005884" calcext:value-type="float">
            <text:p>211.100000005884</text:p>
          </table:table-cell>
          <table:table-cell office:value-type="float" office:value="164.33516105437" calcext:value-type="float">
            <text:p>164.33516105437</text:p>
          </table:table-cell>
          <table:table-cell office:value-type="float" office:value="0.0400000051168869" calcext:value-type="float">
            <text:p>0.040000005116887</text:p>
          </table:table-cell>
          <table:table-cell/>
        </table:table-row>
        <table:table-row table:style-name="ro1">
          <table:table-cell office:value-type="float" office:value="211.200000005888" calcext:value-type="float">
            <text:p>211.200000005888</text:p>
          </table:table-cell>
          <table:table-cell office:value-type="float" office:value="164.328843071386" calcext:value-type="float">
            <text:p>164.328843071386</text:p>
          </table:table-cell>
          <table:table-cell office:value-type="float" office:value="0.0400000051174747" calcext:value-type="float">
            <text:p>0.040000005117475</text:p>
          </table:table-cell>
          <table:table-cell/>
        </table:table-row>
        <table:table-row table:style-name="ro1">
          <table:table-cell office:value-type="float" office:value="211.300000005891" calcext:value-type="float">
            <text:p>211.300000005891</text:p>
          </table:table-cell>
          <table:table-cell office:value-type="float" office:value="164.322528972606" calcext:value-type="float">
            <text:p>164.322528972606</text:p>
          </table:table-cell>
          <table:table-cell office:value-type="float" office:value="0.0400000051180618" calcext:value-type="float">
            <text:p>0.040000005118062</text:p>
          </table:table-cell>
          <table:table-cell/>
        </table:table-row>
        <table:table-row table:style-name="ro1">
          <table:table-cell office:value-type="float" office:value="211.400000005894" calcext:value-type="float">
            <text:p>211.400000005894</text:p>
          </table:table-cell>
          <table:table-cell office:value-type="float" office:value="164.316218755229" calcext:value-type="float">
            <text:p>164.316218755229</text:p>
          </table:table-cell>
          <table:table-cell office:value-type="float" office:value="0.0400000051186484" calcext:value-type="float">
            <text:p>0.040000005118648</text:p>
          </table:table-cell>
          <table:table-cell/>
        </table:table-row>
        <table:table-row table:style-name="ro1">
          <table:table-cell office:value-type="float" office:value="211.500000005898" calcext:value-type="float">
            <text:p>211.500000005898</text:p>
          </table:table-cell>
          <table:table-cell office:value-type="float" office:value="164.30991241645" calcext:value-type="float">
            <text:p>164.30991241645</text:p>
          </table:table-cell>
          <table:table-cell office:value-type="float" office:value="0.0400000051192343" calcext:value-type="float">
            <text:p>0.040000005119234</text:p>
          </table:table-cell>
          <table:table-cell/>
        </table:table-row>
        <table:table-row table:style-name="ro1">
          <table:table-cell office:value-type="float" office:value="211.600000005901" calcext:value-type="float">
            <text:p>211.600000005901</text:p>
          </table:table-cell>
          <table:table-cell office:value-type="float" office:value="164.303609953473" calcext:value-type="float">
            <text:p>164.303609953473</text:p>
          </table:table-cell>
          <table:table-cell office:value-type="float" office:value="0.0400000051198197" calcext:value-type="float">
            <text:p>0.04000000511982</text:p>
          </table:table-cell>
          <table:table-cell/>
        </table:table-row>
        <table:table-row table:style-name="ro1">
          <table:table-cell office:value-type="float" office:value="211.700000005904" calcext:value-type="float">
            <text:p>211.700000005904</text:p>
          </table:table-cell>
          <table:table-cell office:value-type="float" office:value="164.297311363493" calcext:value-type="float">
            <text:p>164.297311363493</text:p>
          </table:table-cell>
          <table:table-cell office:value-type="float" office:value="0.0400000051204044" calcext:value-type="float">
            <text:p>0.040000005120404</text:p>
          </table:table-cell>
          <table:table-cell/>
        </table:table-row>
        <table:table-row table:style-name="ro1">
          <table:table-cell office:value-type="float" office:value="211.800000005907" calcext:value-type="float">
            <text:p>211.800000005907</text:p>
          </table:table-cell>
          <table:table-cell office:value-type="float" office:value="164.291016643715" calcext:value-type="float">
            <text:p>164.291016643715</text:p>
          </table:table-cell>
          <table:table-cell office:value-type="float" office:value="0.0400000051209886" calcext:value-type="float">
            <text:p>0.040000005120989</text:p>
          </table:table-cell>
          <table:table-cell/>
        </table:table-row>
        <table:table-row table:style-name="ro1">
          <table:table-cell office:value-type="float" office:value="211.900000005911" calcext:value-type="float">
            <text:p>211.900000005911</text:p>
          </table:table-cell>
          <table:table-cell office:value-type="float" office:value="164.28472579134" calcext:value-type="float">
            <text:p>164.28472579134</text:p>
          </table:table-cell>
          <table:table-cell office:value-type="float" office:value="0.040000005121572" calcext:value-type="float">
            <text:p>0.040000005121572</text:p>
          </table:table-cell>
          <table:table-cell/>
        </table:table-row>
        <table:table-row table:style-name="ro1">
          <table:table-cell office:value-type="float" office:value="212.000000005914" calcext:value-type="float">
            <text:p>212.000000005914</text:p>
          </table:table-cell>
          <table:table-cell office:value-type="float" office:value="164.278438803575" calcext:value-type="float">
            <text:p>164.278438803575</text:p>
          </table:table-cell>
          <table:table-cell office:value-type="float" office:value="0.0400000051221549" calcext:value-type="float">
            <text:p>0.040000005122155</text:p>
          </table:table-cell>
          <table:table-cell/>
        </table:table-row>
        <table:table-row table:style-name="ro1">
          <table:table-cell office:value-type="float" office:value="212.100000005917" calcext:value-type="float">
            <text:p>212.100000005917</text:p>
          </table:table-cell>
          <table:table-cell office:value-type="float" office:value="164.272155677624" calcext:value-type="float">
            <text:p>164.272155677624</text:p>
          </table:table-cell>
          <table:table-cell office:value-type="float" office:value="0.0400000051227372" calcext:value-type="float">
            <text:p>0.040000005122737</text:p>
          </table:table-cell>
          <table:table-cell/>
        </table:table-row>
        <table:table-row table:style-name="ro1">
          <table:table-cell office:value-type="float" office:value="212.200000005921" calcext:value-type="float">
            <text:p>212.200000005921</text:p>
          </table:table-cell>
          <table:table-cell office:value-type="float" office:value="164.265876410693" calcext:value-type="float">
            <text:p>164.265876410693</text:p>
          </table:table-cell>
          <table:table-cell office:value-type="float" office:value="0.0400000051233189" calcext:value-type="float">
            <text:p>0.040000005123319</text:p>
          </table:table-cell>
          <table:table-cell/>
        </table:table-row>
        <table:table-row table:style-name="ro1">
          <table:table-cell office:value-type="float" office:value="212.300000005924" calcext:value-type="float">
            <text:p>212.300000005924</text:p>
          </table:table-cell>
          <table:table-cell office:value-type="float" office:value="164.259600999991" calcext:value-type="float">
            <text:p>164.259600999991</text:p>
          </table:table-cell>
          <table:table-cell office:value-type="float" office:value="0.0400000051238999" calcext:value-type="float">
            <text:p>0.0400000051239</text:p>
          </table:table-cell>
          <table:table-cell/>
        </table:table-row>
        <table:table-row table:style-name="ro1">
          <table:table-cell office:value-type="float" office:value="212.400000005927" calcext:value-type="float">
            <text:p>212.400000005927</text:p>
          </table:table-cell>
          <table:table-cell office:value-type="float" office:value="164.253329442726" calcext:value-type="float">
            <text:p>164.253329442726</text:p>
          </table:table-cell>
          <table:table-cell office:value-type="float" office:value="0.0400000051244804" calcext:value-type="float">
            <text:p>0.04000000512448</text:p>
          </table:table-cell>
          <table:table-cell/>
        </table:table-row>
        <table:table-row table:style-name="ro1">
          <table:table-cell office:value-type="float" office:value="212.500000005931" calcext:value-type="float">
            <text:p>212.500000005931</text:p>
          </table:table-cell>
          <table:table-cell office:value-type="float" office:value="164.247061736109" calcext:value-type="float">
            <text:p>164.247061736109</text:p>
          </table:table-cell>
          <table:table-cell office:value-type="float" office:value="0.0400000051250603" calcext:value-type="float">
            <text:p>0.04000000512506</text:p>
          </table:table-cell>
          <table:table-cell/>
        </table:table-row>
        <table:table-row table:style-name="ro1">
          <table:table-cell office:value-type="float" office:value="212.600000005934" calcext:value-type="float">
            <text:p>212.600000005934</text:p>
          </table:table-cell>
          <table:table-cell office:value-type="float" office:value="164.240797877351" calcext:value-type="float">
            <text:p>164.240797877351</text:p>
          </table:table-cell>
          <table:table-cell office:value-type="float" office:value="0.0400000051256396" calcext:value-type="float">
            <text:p>0.04000000512564</text:p>
          </table:table-cell>
          <table:table-cell/>
        </table:table-row>
        <table:table-row table:style-name="ro1">
          <table:table-cell office:value-type="float" office:value="212.700000005937" calcext:value-type="float">
            <text:p>212.700000005937</text:p>
          </table:table-cell>
          <table:table-cell office:value-type="float" office:value="164.234537863662" calcext:value-type="float">
            <text:p>164.234537863662</text:p>
          </table:table-cell>
          <table:table-cell office:value-type="float" office:value="0.0400000051262182" calcext:value-type="float">
            <text:p>0.040000005126218</text:p>
          </table:table-cell>
          <table:table-cell/>
        </table:table-row>
        <table:table-row table:style-name="ro1">
          <table:table-cell office:value-type="float" office:value="212.800000005941" calcext:value-type="float">
            <text:p>212.800000005941</text:p>
          </table:table-cell>
          <table:table-cell office:value-type="float" office:value="164.228281692261" calcext:value-type="float">
            <text:p>164.228281692261</text:p>
          </table:table-cell>
          <table:table-cell office:value-type="float" office:value="0.0400000051267962" calcext:value-type="float">
            <text:p>0.040000005126796</text:p>
          </table:table-cell>
          <table:table-cell/>
        </table:table-row>
        <table:table-row table:style-name="ro1">
          <table:table-cell office:value-type="float" office:value="212.900000005944" calcext:value-type="float">
            <text:p>212.900000005944</text:p>
          </table:table-cell>
          <table:table-cell office:value-type="float" office:value="164.222029360362" calcext:value-type="float">
            <text:p>164.222029360362</text:p>
          </table:table-cell>
          <table:table-cell office:value-type="float" office:value="0.0400000051273737" calcext:value-type="float">
            <text:p>0.040000005127374</text:p>
          </table:table-cell>
          <table:table-cell/>
        </table:table-row>
        <table:table-row table:style-name="ro1">
          <table:table-cell office:value-type="float" office:value="213.000000005947" calcext:value-type="float">
            <text:p>213.000000005947</text:p>
          </table:table-cell>
          <table:table-cell office:value-type="float" office:value="164.21578086518" calcext:value-type="float">
            <text:p>164.21578086518</text:p>
          </table:table-cell>
          <table:table-cell office:value-type="float" office:value="0.0400000051279506" calcext:value-type="float">
            <text:p>0.040000005127951</text:p>
          </table:table-cell>
          <table:table-cell/>
        </table:table-row>
        <table:table-row table:style-name="ro1">
          <table:table-cell office:value-type="float" office:value="213.100000005951" calcext:value-type="float">
            <text:p>213.100000005951</text:p>
          </table:table-cell>
          <table:table-cell office:value-type="float" office:value="164.209536203933" calcext:value-type="float">
            <text:p>164.209536203933</text:p>
          </table:table-cell>
          <table:table-cell office:value-type="float" office:value="0.0400000051285268" calcext:value-type="float">
            <text:p>0.040000005128527</text:p>
          </table:table-cell>
          <table:table-cell/>
        </table:table-row>
        <table:table-row table:style-name="ro1">
          <table:table-cell office:value-type="float" office:value="213.200000005954" calcext:value-type="float">
            <text:p>213.200000005954</text:p>
          </table:table-cell>
          <table:table-cell office:value-type="float" office:value="164.20329537384" calcext:value-type="float">
            <text:p>164.20329537384</text:p>
          </table:table-cell>
          <table:table-cell office:value-type="float" office:value="0.0400000051291026" calcext:value-type="float">
            <text:p>0.040000005129103</text:p>
          </table:table-cell>
          <table:table-cell/>
        </table:table-row>
        <table:table-row table:style-name="ro1">
          <table:table-cell office:value-type="float" office:value="213.300000005957" calcext:value-type="float">
            <text:p>213.300000005957</text:p>
          </table:table-cell>
          <table:table-cell office:value-type="float" office:value="164.197058372121" calcext:value-type="float">
            <text:p>164.197058372121</text:p>
          </table:table-cell>
          <table:table-cell office:value-type="float" office:value="0.0400000051296776" calcext:value-type="float">
            <text:p>0.040000005129678</text:p>
          </table:table-cell>
          <table:table-cell/>
        </table:table-row>
        <table:table-row table:style-name="ro1">
          <table:table-cell office:value-type="float" office:value="213.400000005961" calcext:value-type="float">
            <text:p>213.400000005961</text:p>
          </table:table-cell>
          <table:table-cell office:value-type="float" office:value="164.190825195997" calcext:value-type="float">
            <text:p>164.190825195997</text:p>
          </table:table-cell>
          <table:table-cell office:value-type="float" office:value="0.0400000051302521" calcext:value-type="float">
            <text:p>0.040000005130252</text:p>
          </table:table-cell>
          <table:table-cell/>
        </table:table-row>
        <table:table-row table:style-name="ro1">
          <table:table-cell office:value-type="float" office:value="213.500000005964" calcext:value-type="float">
            <text:p>213.500000005964</text:p>
          </table:table-cell>
          <table:table-cell office:value-type="float" office:value="164.184595842691" calcext:value-type="float">
            <text:p>164.184595842691</text:p>
          </table:table-cell>
          <table:table-cell office:value-type="float" office:value="0.040000005130826" calcext:value-type="float">
            <text:p>0.040000005130826</text:p>
          </table:table-cell>
          <table:table-cell/>
        </table:table-row>
        <table:table-row table:style-name="ro1">
          <table:table-cell office:value-type="float" office:value="213.600000005967" calcext:value-type="float">
            <text:p>213.600000005967</text:p>
          </table:table-cell>
          <table:table-cell office:value-type="float" office:value="164.178370309428" calcext:value-type="float">
            <text:p>164.178370309428</text:p>
          </table:table-cell>
          <table:table-cell office:value-type="float" office:value="0.0400000051313993" calcext:value-type="float">
            <text:p>0.040000005131399</text:p>
          </table:table-cell>
          <table:table-cell/>
        </table:table-row>
        <table:table-row table:style-name="ro1">
          <table:table-cell office:value-type="float" office:value="213.700000005971" calcext:value-type="float">
            <text:p>213.700000005971</text:p>
          </table:table-cell>
          <table:table-cell office:value-type="float" office:value="164.172148593432" calcext:value-type="float">
            <text:p>164.172148593432</text:p>
          </table:table-cell>
          <table:table-cell office:value-type="float" office:value="0.040000005131972" calcext:value-type="float">
            <text:p>0.040000005131972</text:p>
          </table:table-cell>
          <table:table-cell/>
        </table:table-row>
        <table:table-row table:style-name="ro1">
          <table:table-cell office:value-type="float" office:value="213.800000005974" calcext:value-type="float">
            <text:p>213.800000005974</text:p>
          </table:table-cell>
          <table:table-cell office:value-type="float" office:value="164.165930691928" calcext:value-type="float">
            <text:p>164.165930691928</text:p>
          </table:table-cell>
          <table:table-cell office:value-type="float" office:value="0.0400000051325441" calcext:value-type="float">
            <text:p>0.040000005132544</text:p>
          </table:table-cell>
          <table:table-cell/>
        </table:table-row>
        <table:table-row table:style-name="ro1">
          <table:table-cell office:value-type="float" office:value="213.900000005977" calcext:value-type="float">
            <text:p>213.900000005977</text:p>
          </table:table-cell>
          <table:table-cell office:value-type="float" office:value="164.159716602146" calcext:value-type="float">
            <text:p>164.159716602146</text:p>
          </table:table-cell>
          <table:table-cell office:value-type="float" office:value="0.0400000051331155" calcext:value-type="float">
            <text:p>0.040000005133116</text:p>
          </table:table-cell>
          <table:table-cell/>
        </table:table-row>
        <table:table-row table:style-name="ro1">
          <table:table-cell office:value-type="float" office:value="214.000000005981" calcext:value-type="float">
            <text:p>214.000000005981</text:p>
          </table:table-cell>
          <table:table-cell office:value-type="float" office:value="164.153506321315" calcext:value-type="float">
            <text:p>164.153506321315</text:p>
          </table:table-cell>
          <table:table-cell office:value-type="float" office:value="0.0400000051336864" calcext:value-type="float">
            <text:p>0.040000005133686</text:p>
          </table:table-cell>
          <table:table-cell/>
        </table:table-row>
        <table:table-row table:style-name="ro1">
          <table:table-cell office:value-type="float" office:value="214.100000005984" calcext:value-type="float">
            <text:p>214.100000005984</text:p>
          </table:table-cell>
          <table:table-cell office:value-type="float" office:value="164.147299846664" calcext:value-type="float">
            <text:p>164.147299846664</text:p>
          </table:table-cell>
          <table:table-cell office:value-type="float" office:value="0.0400000051342568" calcext:value-type="float">
            <text:p>0.040000005134257</text:p>
          </table:table-cell>
          <table:table-cell/>
        </table:table-row>
        <table:table-row table:style-name="ro1">
          <table:table-cell office:value-type="float" office:value="214.200000005987" calcext:value-type="float">
            <text:p>214.200000005987</text:p>
          </table:table-cell>
          <table:table-cell office:value-type="float" office:value="164.141097175425" calcext:value-type="float">
            <text:p>164.141097175425</text:p>
          </table:table-cell>
          <table:table-cell office:value-type="float" office:value="0.0400000051348266" calcext:value-type="float">
            <text:p>0.040000005134827</text:p>
          </table:table-cell>
          <table:table-cell/>
        </table:table-row>
        <table:table-row table:style-name="ro1">
          <table:table-cell office:value-type="float" office:value="214.30000000599" calcext:value-type="float">
            <text:p>214.30000000599</text:p>
          </table:table-cell>
          <table:table-cell office:value-type="float" office:value="164.134898304831" calcext:value-type="float">
            <text:p>164.134898304831</text:p>
          </table:table-cell>
          <table:table-cell office:value-type="float" office:value="0.0400000051353958" calcext:value-type="float">
            <text:p>0.040000005135396</text:p>
          </table:table-cell>
          <table:table-cell/>
        </table:table-row>
        <table:table-row table:style-name="ro1">
          <table:table-cell office:value-type="float" office:value="214.400000005994" calcext:value-type="float">
            <text:p>214.400000005994</text:p>
          </table:table-cell>
          <table:table-cell office:value-type="float" office:value="164.128703232115" calcext:value-type="float">
            <text:p>164.128703232115</text:p>
          </table:table-cell>
          <table:table-cell office:value-type="float" office:value="0.0400000051359643" calcext:value-type="float">
            <text:p>0.040000005135964</text:p>
          </table:table-cell>
          <table:table-cell/>
        </table:table-row>
        <table:table-row table:style-name="ro1">
          <table:table-cell office:value-type="float" office:value="214.500000005997" calcext:value-type="float">
            <text:p>214.500000005997</text:p>
          </table:table-cell>
          <table:table-cell office:value-type="float" office:value="164.122511954514" calcext:value-type="float">
            <text:p>164.122511954514</text:p>
          </table:table-cell>
          <table:table-cell office:value-type="float" office:value="0.0400000051365323" calcext:value-type="float">
            <text:p>0.040000005136532</text:p>
          </table:table-cell>
          <table:table-cell/>
        </table:table-row>
        <table:table-row table:style-name="ro1">
          <table:table-cell office:value-type="float" office:value="214.600000006" calcext:value-type="float">
            <text:p>214.600000006</text:p>
          </table:table-cell>
          <table:table-cell office:value-type="float" office:value="164.116324469264" calcext:value-type="float">
            <text:p>164.116324469264</text:p>
          </table:table-cell>
          <table:table-cell office:value-type="float" office:value="0.0400000051370997" calcext:value-type="float">
            <text:p>0.0400000051371</text:p>
          </table:table-cell>
          <table:table-cell/>
        </table:table-row>
        <table:table-row table:style-name="ro1">
          <table:table-cell office:value-type="float" office:value="214.700000006004" calcext:value-type="float">
            <text:p>214.700000006004</text:p>
          </table:table-cell>
          <table:table-cell office:value-type="float" office:value="164.110140773602" calcext:value-type="float">
            <text:p>164.110140773602</text:p>
          </table:table-cell>
          <table:table-cell office:value-type="float" office:value="0.0400000051376664" calcext:value-type="float">
            <text:p>0.040000005137666</text:p>
          </table:table-cell>
          <table:table-cell/>
        </table:table-row>
        <table:table-row table:style-name="ro1">
          <table:table-cell office:value-type="float" office:value="214.800000006007" calcext:value-type="float">
            <text:p>214.800000006007</text:p>
          </table:table-cell>
          <table:table-cell office:value-type="float" office:value="164.103960864768" calcext:value-type="float">
            <text:p>164.103960864768</text:p>
          </table:table-cell>
          <table:table-cell office:value-type="float" office:value="0.0400000051382326" calcext:value-type="float">
            <text:p>0.040000005138233</text:p>
          </table:table-cell>
          <table:table-cell/>
        </table:table-row>
        <table:table-row table:style-name="ro1">
          <table:table-cell office:value-type="float" office:value="214.90000000601" calcext:value-type="float">
            <text:p>214.90000000601</text:p>
          </table:table-cell>
          <table:table-cell office:value-type="float" office:value="164.097784740002" calcext:value-type="float">
            <text:p>164.097784740002</text:p>
          </table:table-cell>
          <table:table-cell office:value-type="float" office:value="0.0400000051387982" calcext:value-type="float">
            <text:p>0.040000005138798</text:p>
          </table:table-cell>
          <table:table-cell/>
        </table:table-row>
        <table:table-row table:style-name="ro1">
          <table:table-cell office:value-type="float" office:value="215.000000006014" calcext:value-type="float">
            <text:p>215.000000006014</text:p>
          </table:table-cell>
          <table:table-cell office:value-type="float" office:value="164.091612396548" calcext:value-type="float">
            <text:p>164.091612396548</text:p>
          </table:table-cell>
          <table:table-cell office:value-type="float" office:value="0.0400000051393633" calcext:value-type="float">
            <text:p>0.040000005139363</text:p>
          </table:table-cell>
          <table:table-cell/>
        </table:table-row>
        <table:table-row table:style-name="ro1">
          <table:table-cell office:value-type="float" office:value="215.100000006017" calcext:value-type="float">
            <text:p>215.100000006017</text:p>
          </table:table-cell>
          <table:table-cell office:value-type="float" office:value="164.085443831647" calcext:value-type="float">
            <text:p>164.085443831647</text:p>
          </table:table-cell>
          <table:table-cell office:value-type="float" office:value="0.0400000051399278" calcext:value-type="float">
            <text:p>0.040000005139928</text:p>
          </table:table-cell>
          <table:table-cell/>
        </table:table-row>
        <table:table-row table:style-name="ro1">
          <table:table-cell office:value-type="float" office:value="215.20000000602" calcext:value-type="float">
            <text:p>215.20000000602</text:p>
          </table:table-cell>
          <table:table-cell office:value-type="float" office:value="164.079279042545" calcext:value-type="float">
            <text:p>164.079279042545</text:p>
          </table:table-cell>
          <table:table-cell office:value-type="float" office:value="0.0400000051404918" calcext:value-type="float">
            <text:p>0.040000005140492</text:p>
          </table:table-cell>
          <table:table-cell/>
        </table:table-row>
        <table:table-row table:style-name="ro1">
          <table:table-cell office:value-type="float" office:value="215.300000006024" calcext:value-type="float">
            <text:p>215.300000006024</text:p>
          </table:table-cell>
          <table:table-cell office:value-type="float" office:value="164.073118026485" calcext:value-type="float">
            <text:p>164.073118026485</text:p>
          </table:table-cell>
          <table:table-cell office:value-type="float" office:value="0.0400000051410551" calcext:value-type="float">
            <text:p>0.040000005141055</text:p>
          </table:table-cell>
          <table:table-cell/>
        </table:table-row>
        <table:table-row table:style-name="ro1">
          <table:table-cell office:value-type="float" office:value="215.400000006027" calcext:value-type="float">
            <text:p>215.400000006027</text:p>
          </table:table-cell>
          <table:table-cell office:value-type="float" office:value="164.066960780718" calcext:value-type="float">
            <text:p>164.066960780718</text:p>
          </table:table-cell>
          <table:table-cell office:value-type="float" office:value="0.0400000051416178" calcext:value-type="float">
            <text:p>0.040000005141618</text:p>
          </table:table-cell>
          <table:table-cell/>
        </table:table-row>
        <table:table-row table:style-name="ro1">
          <table:table-cell office:value-type="float" office:value="215.50000000603" calcext:value-type="float">
            <text:p>215.50000000603</text:p>
          </table:table-cell>
          <table:table-cell office:value-type="float" office:value="164.060807302489" calcext:value-type="float">
            <text:p>164.060807302489</text:p>
          </table:table-cell>
          <table:table-cell office:value-type="float" office:value="0.0400000051421799" calcext:value-type="float">
            <text:p>0.04000000514218</text:p>
          </table:table-cell>
          <table:table-cell/>
        </table:table-row>
        <table:table-row table:style-name="ro1">
          <table:table-cell office:value-type="float" office:value="215.600000006034" calcext:value-type="float">
            <text:p>215.600000006034</text:p>
          </table:table-cell>
          <table:table-cell office:value-type="float" office:value="164.054657589051" calcext:value-type="float">
            <text:p>164.054657589051</text:p>
          </table:table-cell>
          <table:table-cell office:value-type="float" office:value="0.0400000051427414" calcext:value-type="float">
            <text:p>0.040000005142741</text:p>
          </table:table-cell>
          <table:table-cell/>
        </table:table-row>
        <table:table-row table:style-name="ro1">
          <table:table-cell office:value-type="float" office:value="215.700000006037" calcext:value-type="float">
            <text:p>215.700000006037</text:p>
          </table:table-cell>
          <table:table-cell office:value-type="float" office:value="164.048511637652" calcext:value-type="float">
            <text:p>164.048511637652</text:p>
          </table:table-cell>
          <table:table-cell office:value-type="float" office:value="0.0400000051433025" calcext:value-type="float">
            <text:p>0.040000005143303</text:p>
          </table:table-cell>
          <table:table-cell/>
        </table:table-row>
        <table:table-row table:style-name="ro1">
          <table:table-cell office:value-type="float" office:value="215.80000000604" calcext:value-type="float">
            <text:p>215.80000000604</text:p>
          </table:table-cell>
          <table:table-cell office:value-type="float" office:value="164.042369445543" calcext:value-type="float">
            <text:p>164.042369445543</text:p>
          </table:table-cell>
          <table:table-cell office:value-type="float" office:value="0.0400000051438628" calcext:value-type="float">
            <text:p>0.040000005143863</text:p>
          </table:table-cell>
          <table:table-cell/>
        </table:table-row>
        <table:table-row table:style-name="ro1">
          <table:table-cell office:value-type="float" office:value="215.900000006044" calcext:value-type="float">
            <text:p>215.900000006044</text:p>
          </table:table-cell>
          <table:table-cell office:value-type="float" office:value="164.036231009984" calcext:value-type="float">
            <text:p>164.036231009984</text:p>
          </table:table-cell>
          <table:table-cell office:value-type="float" office:value="0.0400000051444226" calcext:value-type="float">
            <text:p>0.040000005144423</text:p>
          </table:table-cell>
          <table:table-cell/>
        </table:table-row>
        <table:table-row table:style-name="ro1">
          <table:table-cell office:value-type="float" office:value="216.000000006047" calcext:value-type="float">
            <text:p>216.000000006047</text:p>
          </table:table-cell>
          <table:table-cell office:value-type="float" office:value="164.030096328227" calcext:value-type="float">
            <text:p>164.030096328227</text:p>
          </table:table-cell>
          <table:table-cell office:value-type="float" office:value="0.0400000051449819" calcext:value-type="float">
            <text:p>0.040000005144982</text:p>
          </table:table-cell>
          <table:table-cell/>
        </table:table-row>
        <table:table-row table:style-name="ro1">
          <table:table-cell office:value-type="float" office:value="216.10000000605" calcext:value-type="float">
            <text:p>216.10000000605</text:p>
          </table:table-cell>
          <table:table-cell office:value-type="float" office:value="164.023965397527" calcext:value-type="float">
            <text:p>164.023965397527</text:p>
          </table:table-cell>
          <table:table-cell office:value-type="float" office:value="0.0400000051455406" calcext:value-type="float">
            <text:p>0.040000005145541</text:p>
          </table:table-cell>
          <table:table-cell/>
        </table:table-row>
        <table:table-row table:style-name="ro1">
          <table:table-cell office:value-type="float" office:value="216.200000006054" calcext:value-type="float">
            <text:p>216.200000006054</text:p>
          </table:table-cell>
          <table:table-cell office:value-type="float" office:value="164.017838215144" calcext:value-type="float">
            <text:p>164.017838215144</text:p>
          </table:table-cell>
          <table:table-cell office:value-type="float" office:value="0.0400000051460986" calcext:value-type="float">
            <text:p>0.040000005146099</text:p>
          </table:table-cell>
          <table:table-cell/>
        </table:table-row>
        <table:table-row table:style-name="ro1">
          <table:table-cell office:value-type="float" office:value="216.300000006057" calcext:value-type="float">
            <text:p>216.300000006057</text:p>
          </table:table-cell>
          <table:table-cell office:value-type="float" office:value="164.011714778334" calcext:value-type="float">
            <text:p>164.011714778334</text:p>
          </table:table-cell>
          <table:table-cell office:value-type="float" office:value="0.0400000051466562" calcext:value-type="float">
            <text:p>0.040000005146656</text:p>
          </table:table-cell>
          <table:table-cell/>
        </table:table-row>
        <table:table-row table:style-name="ro1">
          <table:table-cell office:value-type="float" office:value="216.40000000606" calcext:value-type="float">
            <text:p>216.40000000606</text:p>
          </table:table-cell>
          <table:table-cell office:value-type="float" office:value="164.005595084361" calcext:value-type="float">
            <text:p>164.005595084361</text:p>
          </table:table-cell>
          <table:table-cell office:value-type="float" office:value="0.0400000051472131" calcext:value-type="float">
            <text:p>0.040000005147213</text:p>
          </table:table-cell>
          <table:table-cell/>
        </table:table-row>
        <table:table-row table:style-name="ro1">
          <table:table-cell office:value-type="float" office:value="216.500000006064" calcext:value-type="float">
            <text:p>216.500000006064</text:p>
          </table:table-cell>
          <table:table-cell office:value-type="float" office:value="163.999479130485" calcext:value-type="float">
            <text:p>163.999479130485</text:p>
          </table:table-cell>
          <table:table-cell office:value-type="float" office:value="0.0400000051477695" calcext:value-type="float">
            <text:p>0.04000000514777</text:p>
          </table:table-cell>
          <table:table-cell/>
        </table:table-row>
        <table:table-row table:style-name="ro1">
          <table:table-cell office:value-type="float" office:value="216.600000006067" calcext:value-type="float">
            <text:p>216.600000006067</text:p>
          </table:table-cell>
          <table:table-cell office:value-type="float" office:value="163.99336691397" calcext:value-type="float">
            <text:p>163.99336691397</text:p>
          </table:table-cell>
          <table:table-cell office:value-type="float" office:value="0.0400000051483253" calcext:value-type="float">
            <text:p>0.040000005148325</text:p>
          </table:table-cell>
          <table:table-cell/>
        </table:table-row>
        <table:table-row table:style-name="ro1">
          <table:table-cell office:value-type="float" office:value="216.70000000607" calcext:value-type="float">
            <text:p>216.70000000607</text:p>
          </table:table-cell>
          <table:table-cell office:value-type="float" office:value="163.987258432079" calcext:value-type="float">
            <text:p>163.987258432079</text:p>
          </table:table-cell>
          <table:table-cell office:value-type="float" office:value="0.0400000051488805" calcext:value-type="float">
            <text:p>0.040000005148881</text:p>
          </table:table-cell>
          <table:table-cell/>
        </table:table-row>
        <table:table-row table:style-name="ro1">
          <table:table-cell office:value-type="float" office:value="216.800000006073" calcext:value-type="float">
            <text:p>216.800000006073</text:p>
          </table:table-cell>
          <table:table-cell office:value-type="float" office:value="163.981153682079" calcext:value-type="float">
            <text:p>163.981153682079</text:p>
          </table:table-cell>
          <table:table-cell office:value-type="float" office:value="0.0400000051494352" calcext:value-type="float">
            <text:p>0.040000005149435</text:p>
          </table:table-cell>
          <table:table-cell/>
        </table:table-row>
        <table:table-row table:style-name="ro1">
          <table:table-cell office:value-type="float" office:value="216.900000006077" calcext:value-type="float">
            <text:p>216.900000006077</text:p>
          </table:table-cell>
          <table:table-cell office:value-type="float" office:value="163.975052661238" calcext:value-type="float">
            <text:p>163.975052661238</text:p>
          </table:table-cell>
          <table:table-cell office:value-type="float" office:value="0.0400000051499893" calcext:value-type="float">
            <text:p>0.040000005149989</text:p>
          </table:table-cell>
          <table:table-cell/>
        </table:table-row>
        <table:table-row table:style-name="ro1">
          <table:table-cell office:value-type="float" office:value="217.00000000608" calcext:value-type="float">
            <text:p>217.00000000608</text:p>
          </table:table-cell>
          <table:table-cell office:value-type="float" office:value="163.968955366822" calcext:value-type="float">
            <text:p>163.968955366822</text:p>
          </table:table-cell>
          <table:table-cell office:value-type="float" office:value="0.0400000051505428" calcext:value-type="float">
            <text:p>0.040000005150543</text:p>
          </table:table-cell>
          <table:table-cell/>
        </table:table-row>
        <table:table-row table:style-name="ro1">
          <table:table-cell office:value-type="float" office:value="217.100000006083" calcext:value-type="float">
            <text:p>217.100000006083</text:p>
          </table:table-cell>
          <table:table-cell office:value-type="float" office:value="163.962861796103" calcext:value-type="float">
            <text:p>163.962861796103</text:p>
          </table:table-cell>
          <table:table-cell office:value-type="float" office:value="0.0400000051510957" calcext:value-type="float">
            <text:p>0.040000005151096</text:p>
          </table:table-cell>
          <table:table-cell/>
        </table:table-row>
        <table:table-row table:style-name="ro1">
          <table:table-cell office:value-type="float" office:value="217.200000006087" calcext:value-type="float">
            <text:p>217.200000006087</text:p>
          </table:table-cell>
          <table:table-cell office:value-type="float" office:value="163.956771946352" calcext:value-type="float">
            <text:p>163.956771946352</text:p>
          </table:table-cell>
          <table:table-cell office:value-type="float" office:value="0.0400000051516481" calcext:value-type="float">
            <text:p>0.040000005151648</text:p>
          </table:table-cell>
          <table:table-cell/>
        </table:table-row>
        <table:table-row table:style-name="ro1">
          <table:table-cell office:value-type="float" office:value="217.30000000609" calcext:value-type="float">
            <text:p>217.30000000609</text:p>
          </table:table-cell>
          <table:table-cell office:value-type="float" office:value="163.950685814842" calcext:value-type="float">
            <text:p>163.950685814842</text:p>
          </table:table-cell>
          <table:table-cell office:value-type="float" office:value="0.0400000051522" calcext:value-type="float">
            <text:p>0.0400000051522</text:p>
          </table:table-cell>
          <table:table-cell/>
        </table:table-row>
        <table:table-row table:style-name="ro1">
          <table:table-cell office:value-type="float" office:value="217.400000006093" calcext:value-type="float">
            <text:p>217.400000006093</text:p>
          </table:table-cell>
          <table:table-cell office:value-type="float" office:value="163.944603398847" calcext:value-type="float">
            <text:p>163.944603398847</text:p>
          </table:table-cell>
          <table:table-cell office:value-type="float" office:value="0.0400000051527514" calcext:value-type="float">
            <text:p>0.040000005152751</text:p>
          </table:table-cell>
          <table:table-cell/>
        </table:table-row>
        <table:table-row table:style-name="ro1">
          <table:table-cell office:value-type="float" office:value="217.500000006097" calcext:value-type="float">
            <text:p>217.500000006097</text:p>
          </table:table-cell>
          <table:table-cell office:value-type="float" office:value="163.938524695641" calcext:value-type="float">
            <text:p>163.938524695641</text:p>
          </table:table-cell>
          <table:table-cell office:value-type="float" office:value="0.0400000051533021" calcext:value-type="float">
            <text:p>0.040000005153302</text:p>
          </table:table-cell>
          <table:table-cell/>
        </table:table-row>
        <table:table-row table:style-name="ro1">
          <table:table-cell office:value-type="float" office:value="217.6000000061" calcext:value-type="float">
            <text:p>217.6000000061</text:p>
          </table:table-cell>
          <table:table-cell office:value-type="float" office:value="163.932449702502" calcext:value-type="float">
            <text:p>163.932449702502</text:p>
          </table:table-cell>
          <table:table-cell office:value-type="float" office:value="0.0400000051538522" calcext:value-type="float">
            <text:p>0.040000005153852</text:p>
          </table:table-cell>
          <table:table-cell/>
        </table:table-row>
        <table:table-row table:style-name="ro1">
          <table:table-cell office:value-type="float" office:value="217.700000006103" calcext:value-type="float">
            <text:p>217.700000006103</text:p>
          </table:table-cell>
          <table:table-cell office:value-type="float" office:value="163.926378416708" calcext:value-type="float">
            <text:p>163.926378416708</text:p>
          </table:table-cell>
          <table:table-cell office:value-type="float" office:value="0.0400000051544016" calcext:value-type="float">
            <text:p>0.040000005154402</text:p>
          </table:table-cell>
          <table:table-cell/>
        </table:table-row>
        <table:table-row table:style-name="ro1">
          <table:table-cell office:value-type="float" office:value="217.800000006107" calcext:value-type="float">
            <text:p>217.800000006107</text:p>
          </table:table-cell>
          <table:table-cell office:value-type="float" office:value="163.920310835539" calcext:value-type="float">
            <text:p>163.920310835539</text:p>
          </table:table-cell>
          <table:table-cell office:value-type="float" office:value="0.0400000051549506" calcext:value-type="float">
            <text:p>0.040000005154951</text:p>
          </table:table-cell>
          <table:table-cell/>
        </table:table-row>
        <table:table-row table:style-name="ro1">
          <table:table-cell office:value-type="float" office:value="217.90000000611" calcext:value-type="float">
            <text:p>217.90000000611</text:p>
          </table:table-cell>
          <table:table-cell office:value-type="float" office:value="163.914246956277" calcext:value-type="float">
            <text:p>163.914246956277</text:p>
          </table:table-cell>
          <table:table-cell office:value-type="float" office:value="0.0400000051554991" calcext:value-type="float">
            <text:p>0.040000005155499</text:p>
          </table:table-cell>
          <table:table-cell/>
        </table:table-row>
        <table:table-row table:style-name="ro1">
          <table:table-cell office:value-type="float" office:value="218.000000006113" calcext:value-type="float">
            <text:p>218.000000006113</text:p>
          </table:table-cell>
          <table:table-cell office:value-type="float" office:value="163.908186776202" calcext:value-type="float">
            <text:p>163.908186776202</text:p>
          </table:table-cell>
          <table:table-cell office:value-type="float" office:value="0.040000005156047" calcext:value-type="float">
            <text:p>0.040000005156047</text:p>
          </table:table-cell>
          <table:table-cell/>
        </table:table-row>
        <table:table-row table:style-name="ro1">
          <table:table-cell office:value-type="float" office:value="218.100000006117" calcext:value-type="float">
            <text:p>218.100000006117</text:p>
          </table:table-cell>
          <table:table-cell office:value-type="float" office:value="163.9021302926" calcext:value-type="float">
            <text:p>163.9021302926</text:p>
          </table:table-cell>
          <table:table-cell office:value-type="float" office:value="0.0400000051565944" calcext:value-type="float">
            <text:p>0.040000005156594</text:p>
          </table:table-cell>
          <table:table-cell/>
        </table:table-row>
        <table:table-row table:style-name="ro1">
          <table:table-cell office:value-type="float" office:value="218.20000000612" calcext:value-type="float">
            <text:p>218.20000000612</text:p>
          </table:table-cell>
          <table:table-cell office:value-type="float" office:value="163.896077502754" calcext:value-type="float">
            <text:p>163.896077502754</text:p>
          </table:table-cell>
          <table:table-cell office:value-type="float" office:value="0.0400000051571412" calcext:value-type="float">
            <text:p>0.040000005157141</text:p>
          </table:table-cell>
          <table:table-cell/>
        </table:table-row>
        <table:table-row table:style-name="ro1">
          <table:table-cell office:value-type="float" office:value="218.300000006123" calcext:value-type="float">
            <text:p>218.300000006123</text:p>
          </table:table-cell>
          <table:table-cell office:value-type="float" office:value="163.890028403952" calcext:value-type="float">
            <text:p>163.890028403952</text:p>
          </table:table-cell>
          <table:table-cell office:value-type="float" office:value="0.0400000051576873" calcext:value-type="float">
            <text:p>0.040000005157687</text:p>
          </table:table-cell>
          <table:table-cell/>
        </table:table-row>
        <table:table-row table:style-name="ro1">
          <table:table-cell office:value-type="float" office:value="218.400000006127" calcext:value-type="float">
            <text:p>218.400000006127</text:p>
          </table:table-cell>
          <table:table-cell office:value-type="float" office:value="163.883982993482" calcext:value-type="float">
            <text:p>163.883982993482</text:p>
          </table:table-cell>
          <table:table-cell office:value-type="float" office:value="0.040000005158233" calcext:value-type="float">
            <text:p>0.040000005158233</text:p>
          </table:table-cell>
          <table:table-cell/>
        </table:table-row>
        <table:table-row table:style-name="ro1">
          <table:table-cell office:value-type="float" office:value="218.50000000613" calcext:value-type="float">
            <text:p>218.50000000613</text:p>
          </table:table-cell>
          <table:table-cell office:value-type="float" office:value="163.877941268632" calcext:value-type="float">
            <text:p>163.877941268632</text:p>
          </table:table-cell>
          <table:table-cell office:value-type="float" office:value="0.040000005158778" calcext:value-type="float">
            <text:p>0.040000005158778</text:p>
          </table:table-cell>
          <table:table-cell/>
        </table:table-row>
        <table:table-row table:style-name="ro1">
          <table:table-cell office:value-type="float" office:value="218.600000006133" calcext:value-type="float">
            <text:p>218.600000006133</text:p>
          </table:table-cell>
          <table:table-cell office:value-type="float" office:value="163.871903226696" calcext:value-type="float">
            <text:p>163.871903226696</text:p>
          </table:table-cell>
          <table:table-cell office:value-type="float" office:value="0.0400000051593226" calcext:value-type="float">
            <text:p>0.040000005159323</text:p>
          </table:table-cell>
          <table:table-cell/>
        </table:table-row>
        <table:table-row table:style-name="ro1">
          <table:table-cell office:value-type="float" office:value="218.700000006137" calcext:value-type="float">
            <text:p>218.700000006137</text:p>
          </table:table-cell>
          <table:table-cell office:value-type="float" office:value="163.865868864963" calcext:value-type="float">
            <text:p>163.865868864963</text:p>
          </table:table-cell>
          <table:table-cell office:value-type="float" office:value="0.0400000051598665" calcext:value-type="float">
            <text:p>0.040000005159867</text:p>
          </table:table-cell>
          <table:table-cell/>
        </table:table-row>
        <table:table-row table:style-name="ro1">
          <table:table-cell office:value-type="float" office:value="218.80000000614" calcext:value-type="float">
            <text:p>218.80000000614</text:p>
          </table:table-cell>
          <table:table-cell office:value-type="float" office:value="163.859838180728" calcext:value-type="float">
            <text:p>163.859838180728</text:p>
          </table:table-cell>
          <table:table-cell office:value-type="float" office:value="0.0400000051604099" calcext:value-type="float">
            <text:p>0.04000000516041</text:p>
          </table:table-cell>
          <table:table-cell/>
        </table:table-row>
        <table:table-row table:style-name="ro1">
          <table:table-cell office:value-type="float" office:value="218.900000006143" calcext:value-type="float">
            <text:p>218.900000006143</text:p>
          </table:table-cell>
          <table:table-cell office:value-type="float" office:value="163.853811171286" calcext:value-type="float">
            <text:p>163.853811171286</text:p>
          </table:table-cell>
          <table:table-cell office:value-type="float" office:value="0.0400000051609527" calcext:value-type="float">
            <text:p>0.040000005160953</text:p>
          </table:table-cell>
          <table:table-cell/>
        </table:table-row>
        <table:table-row table:style-name="ro1">
          <table:table-cell office:value-type="float" office:value="219.000000006147" calcext:value-type="float">
            <text:p>219.000000006147</text:p>
          </table:table-cell>
          <table:table-cell office:value-type="float" office:value="163.847787833934" calcext:value-type="float">
            <text:p>163.847787833934</text:p>
          </table:table-cell>
          <table:table-cell office:value-type="float" office:value="0.0400000051614951" calcext:value-type="float">
            <text:p>0.040000005161495</text:p>
          </table:table-cell>
          <table:table-cell/>
        </table:table-row>
        <table:table-row table:style-name="ro1">
          <table:table-cell office:value-type="float" office:value="219.10000000615" calcext:value-type="float">
            <text:p>219.10000000615</text:p>
          </table:table-cell>
          <table:table-cell office:value-type="float" office:value="163.841768165968" calcext:value-type="float">
            <text:p>163.841768165968</text:p>
          </table:table-cell>
          <table:table-cell office:value-type="float" office:value="0.0400000051620367" calcext:value-type="float">
            <text:p>0.040000005162037</text:p>
          </table:table-cell>
          <table:table-cell/>
        </table:table-row>
        <table:table-row table:style-name="ro1">
          <table:table-cell office:value-type="float" office:value="219.200000006153" calcext:value-type="float">
            <text:p>219.200000006153</text:p>
          </table:table-cell>
          <table:table-cell office:value-type="float" office:value="163.835752164689" calcext:value-type="float">
            <text:p>163.835752164689</text:p>
          </table:table-cell>
          <table:table-cell office:value-type="float" office:value="0.0400000051625779" calcext:value-type="float">
            <text:p>0.040000005162578</text:p>
          </table:table-cell>
          <table:table-cell/>
        </table:table-row>
        <table:table-row table:style-name="ro1">
          <table:table-cell office:value-type="float" office:value="219.300000006156" calcext:value-type="float">
            <text:p>219.300000006156</text:p>
          </table:table-cell>
          <table:table-cell office:value-type="float" office:value="163.829739827397" calcext:value-type="float">
            <text:p>163.829739827397</text:p>
          </table:table-cell>
          <table:table-cell office:value-type="float" office:value="0.0400000051631185" calcext:value-type="float">
            <text:p>0.040000005163119</text:p>
          </table:table-cell>
          <table:table-cell/>
        </table:table-row>
        <table:table-row table:style-name="ro1">
          <table:table-cell office:value-type="float" office:value="219.40000000616" calcext:value-type="float">
            <text:p>219.40000000616</text:p>
          </table:table-cell>
          <table:table-cell office:value-type="float" office:value="163.823731151395" calcext:value-type="float">
            <text:p>163.823731151395</text:p>
          </table:table-cell>
          <table:table-cell office:value-type="float" office:value="0.0400000051636586" calcext:value-type="float">
            <text:p>0.040000005163659</text:p>
          </table:table-cell>
          <table:table-cell/>
        </table:table-row>
        <table:table-row table:style-name="ro1">
          <table:table-cell office:value-type="float" office:value="219.500000006163" calcext:value-type="float">
            <text:p>219.500000006163</text:p>
          </table:table-cell>
          <table:table-cell office:value-type="float" office:value="163.817726133984" calcext:value-type="float">
            <text:p>163.817726133984</text:p>
          </table:table-cell>
          <table:table-cell office:value-type="float" office:value="0.0400000051641982" calcext:value-type="float">
            <text:p>0.040000005164198</text:p>
          </table:table-cell>
          <table:table-cell/>
        </table:table-row>
        <table:table-row table:style-name="ro1">
          <table:table-cell office:value-type="float" office:value="219.600000006166" calcext:value-type="float">
            <text:p>219.600000006166</text:p>
          </table:table-cell>
          <table:table-cell office:value-type="float" office:value="163.811724772473" calcext:value-type="float">
            <text:p>163.811724772473</text:p>
          </table:table-cell>
          <table:table-cell office:value-type="float" office:value="0.0400000051647371" calcext:value-type="float">
            <text:p>0.040000005164737</text:p>
          </table:table-cell>
          <table:table-cell/>
        </table:table-row>
        <table:table-row table:style-name="ro1">
          <table:table-cell office:value-type="float" office:value="219.70000000617" calcext:value-type="float">
            <text:p>219.70000000617</text:p>
          </table:table-cell>
          <table:table-cell office:value-type="float" office:value="163.805727064165" calcext:value-type="float">
            <text:p>163.805727064165</text:p>
          </table:table-cell>
          <table:table-cell office:value-type="float" office:value="0.0400000051652755" calcext:value-type="float">
            <text:p>0.040000005165276</text:p>
          </table:table-cell>
          <table:table-cell/>
        </table:table-row>
        <table:table-row table:style-name="ro1">
          <table:table-cell office:value-type="float" office:value="219.800000006173" calcext:value-type="float">
            <text:p>219.800000006173</text:p>
          </table:table-cell>
          <table:table-cell office:value-type="float" office:value="163.79973300637" calcext:value-type="float">
            <text:p>163.79973300637</text:p>
          </table:table-cell>
          <table:table-cell office:value-type="float" office:value="0.0400000051658135" calcext:value-type="float">
            <text:p>0.040000005165814</text:p>
          </table:table-cell>
          <table:table-cell/>
        </table:table-row>
        <table:table-row table:style-name="ro1">
          <table:table-cell office:value-type="float" office:value="219.900000006176" calcext:value-type="float">
            <text:p>219.900000006176</text:p>
          </table:table-cell>
          <table:table-cell office:value-type="float" office:value="163.793742596397" calcext:value-type="float">
            <text:p>163.793742596397</text:p>
          </table:table-cell>
          <table:table-cell office:value-type="float" office:value="0.0400000051663508" calcext:value-type="float">
            <text:p>0.040000005166351</text:p>
          </table:table-cell>
          <table:table-cell/>
        </table:table-row>
        <table:table-row table:style-name="ro1">
          <table:table-cell office:value-type="float" office:value="220.00000000618" calcext:value-type="float">
            <text:p>220.00000000618</text:p>
          </table:table-cell>
          <table:table-cell office:value-type="float" office:value="163.787755831556" calcext:value-type="float">
            <text:p>163.787755831556</text:p>
          </table:table-cell>
          <table:table-cell office:value-type="float" office:value="0.0400000051668876" calcext:value-type="float">
            <text:p>0.040000005166888</text:p>
          </table:table-cell>
          <table:table-cell/>
        </table:table-row>
        <table:table-row table:style-name="ro1">
          <table:table-cell office:value-type="float" office:value="220.100000006183" calcext:value-type="float">
            <text:p>220.100000006183</text:p>
          </table:table-cell>
          <table:table-cell office:value-type="float" office:value="163.781772709161" calcext:value-type="float">
            <text:p>163.781772709161</text:p>
          </table:table-cell>
          <table:table-cell office:value-type="float" office:value="0.0400000051674239" calcext:value-type="float">
            <text:p>0.040000005167424</text:p>
          </table:table-cell>
          <table:table-cell/>
        </table:table-row>
        <table:table-row table:style-name="ro1">
          <table:table-cell office:value-type="float" office:value="220.200000006186" calcext:value-type="float">
            <text:p>220.200000006186</text:p>
          </table:table-cell>
          <table:table-cell office:value-type="float" office:value="163.775793226523" calcext:value-type="float">
            <text:p>163.775793226523</text:p>
          </table:table-cell>
          <table:table-cell office:value-type="float" office:value="0.0400000051679596" calcext:value-type="float">
            <text:p>0.04000000516796</text:p>
          </table:table-cell>
          <table:table-cell/>
        </table:table-row>
        <table:table-row table:style-name="ro1">
          <table:table-cell office:value-type="float" office:value="220.30000000619" calcext:value-type="float">
            <text:p>220.30000000619</text:p>
          </table:table-cell>
          <table:table-cell office:value-type="float" office:value="163.769817380958" calcext:value-type="float">
            <text:p>163.769817380958</text:p>
          </table:table-cell>
          <table:table-cell office:value-type="float" office:value="0.0400000051684948" calcext:value-type="float">
            <text:p>0.040000005168495</text:p>
          </table:table-cell>
          <table:table-cell/>
        </table:table-row>
        <table:table-row table:style-name="ro1">
          <table:table-cell office:value-type="float" office:value="220.400000006193" calcext:value-type="float">
            <text:p>220.400000006193</text:p>
          </table:table-cell>
          <table:table-cell office:value-type="float" office:value="163.763845169783" calcext:value-type="float">
            <text:p>163.763845169783</text:p>
          </table:table-cell>
          <table:table-cell office:value-type="float" office:value="0.0400000051690294" calcext:value-type="float">
            <text:p>0.040000005169029</text:p>
          </table:table-cell>
          <table:table-cell/>
        </table:table-row>
        <table:table-row table:style-name="ro1">
          <table:table-cell office:value-type="float" office:value="220.500000006196" calcext:value-type="float">
            <text:p>220.500000006196</text:p>
          </table:table-cell>
          <table:table-cell office:value-type="float" office:value="163.757876590316" calcext:value-type="float">
            <text:p>163.757876590316</text:p>
          </table:table-cell>
          <table:table-cell office:value-type="float" office:value="0.0400000051695634" calcext:value-type="float">
            <text:p>0.040000005169563</text:p>
          </table:table-cell>
          <table:table-cell/>
        </table:table-row>
        <table:table-row table:style-name="ro1">
          <table:table-cell office:value-type="float" office:value="220.6000000062" calcext:value-type="float">
            <text:p>220.6000000062</text:p>
          </table:table-cell>
          <table:table-cell office:value-type="float" office:value="163.751911639876" calcext:value-type="float">
            <text:p>163.751911639876</text:p>
          </table:table-cell>
          <table:table-cell office:value-type="float" office:value="0.0400000051700969" calcext:value-type="float">
            <text:p>0.040000005170097</text:p>
          </table:table-cell>
          <table:table-cell/>
        </table:table-row>
        <table:table-row table:style-name="ro1">
          <table:table-cell office:value-type="float" office:value="220.700000006203" calcext:value-type="float">
            <text:p>220.700000006203</text:p>
          </table:table-cell>
          <table:table-cell office:value-type="float" office:value="163.745950315785" calcext:value-type="float">
            <text:p>163.745950315785</text:p>
          </table:table-cell>
          <table:table-cell office:value-type="float" office:value="0.0400000051706299" calcext:value-type="float">
            <text:p>0.04000000517063</text:p>
          </table:table-cell>
          <table:table-cell/>
        </table:table-row>
        <table:table-row table:style-name="ro1">
          <table:table-cell office:value-type="float" office:value="220.800000006206" calcext:value-type="float">
            <text:p>220.800000006206</text:p>
          </table:table-cell>
          <table:table-cell office:value-type="float" office:value="163.739992615364" calcext:value-type="float">
            <text:p>163.739992615364</text:p>
          </table:table-cell>
          <table:table-cell office:value-type="float" office:value="0.0400000051711624" calcext:value-type="float">
            <text:p>0.040000005171162</text:p>
          </table:table-cell>
          <table:table-cell/>
        </table:table-row>
        <table:table-row table:style-name="ro1">
          <table:table-cell office:value-type="float" office:value="220.90000000621" calcext:value-type="float">
            <text:p>220.90000000621</text:p>
          </table:table-cell>
          <table:table-cell office:value-type="float" office:value="163.734038535938" calcext:value-type="float">
            <text:p>163.734038535938</text:p>
          </table:table-cell>
          <table:table-cell office:value-type="float" office:value="0.0400000051716943" calcext:value-type="float">
            <text:p>0.040000005171694</text:p>
          </table:table-cell>
          <table:table-cell/>
        </table:table-row>
        <table:table-row table:style-name="ro1">
          <table:table-cell office:value-type="float" office:value="221.000000006213" calcext:value-type="float">
            <text:p>221.000000006213</text:p>
          </table:table-cell>
          <table:table-cell office:value-type="float" office:value="163.728088074832" calcext:value-type="float">
            <text:p>163.728088074832</text:p>
          </table:table-cell>
          <table:table-cell office:value-type="float" office:value="0.0400000051722257" calcext:value-type="float">
            <text:p>0.040000005172226</text:p>
          </table:table-cell>
          <table:table-cell/>
        </table:table-row>
        <table:table-row table:style-name="ro1">
          <table:table-cell office:value-type="float" office:value="221.100000006216" calcext:value-type="float">
            <text:p>221.100000006216</text:p>
          </table:table-cell>
          <table:table-cell office:value-type="float" office:value="163.722141229373" calcext:value-type="float">
            <text:p>163.722141229373</text:p>
          </table:table-cell>
          <table:table-cell office:value-type="float" office:value="0.0400000051727566" calcext:value-type="float">
            <text:p>0.040000005172757</text:p>
          </table:table-cell>
          <table:table-cell/>
        </table:table-row>
        <table:table-row table:style-name="ro1">
          <table:table-cell office:value-type="float" office:value="221.20000000622" calcext:value-type="float">
            <text:p>221.20000000622</text:p>
          </table:table-cell>
          <table:table-cell office:value-type="float" office:value="163.716197996888" calcext:value-type="float">
            <text:p>163.716197996888</text:p>
          </table:table-cell>
          <table:table-cell office:value-type="float" office:value="0.0400000051732869" calcext:value-type="float">
            <text:p>0.040000005173287</text:p>
          </table:table-cell>
          <table:table-cell/>
        </table:table-row>
        <table:table-row table:style-name="ro1">
          <table:table-cell office:value-type="float" office:value="221.300000006223" calcext:value-type="float">
            <text:p>221.300000006223</text:p>
          </table:table-cell>
          <table:table-cell office:value-type="float" office:value="163.710258374708" calcext:value-type="float">
            <text:p>163.710258374708</text:p>
          </table:table-cell>
          <table:table-cell office:value-type="float" office:value="0.0400000051738167" calcext:value-type="float">
            <text:p>0.040000005173817</text:p>
          </table:table-cell>
          <table:table-cell/>
        </table:table-row>
        <table:table-row table:style-name="ro1">
          <table:table-cell office:value-type="float" office:value="221.400000006226" calcext:value-type="float">
            <text:p>221.400000006226</text:p>
          </table:table-cell>
          <table:table-cell office:value-type="float" office:value="163.704322360164" calcext:value-type="float">
            <text:p>163.704322360164</text:p>
          </table:table-cell>
          <table:table-cell office:value-type="float" office:value="0.0400000051743459" calcext:value-type="float">
            <text:p>0.040000005174346</text:p>
          </table:table-cell>
          <table:table-cell/>
        </table:table-row>
        <table:table-row table:style-name="ro1">
          <table:table-cell office:value-type="float" office:value="221.50000000623" calcext:value-type="float">
            <text:p>221.50000000623</text:p>
          </table:table-cell>
          <table:table-cell office:value-type="float" office:value="163.698389950588" calcext:value-type="float">
            <text:p>163.698389950588</text:p>
          </table:table-cell>
          <table:table-cell office:value-type="float" office:value="0.0400000051748746" calcext:value-type="float">
            <text:p>0.040000005174875</text:p>
          </table:table-cell>
          <table:table-cell/>
        </table:table-row>
        <table:table-row table:style-name="ro1">
          <table:table-cell office:value-type="float" office:value="221.600000006233" calcext:value-type="float">
            <text:p>221.600000006233</text:p>
          </table:table-cell>
          <table:table-cell office:value-type="float" office:value="163.692461143315" calcext:value-type="float">
            <text:p>163.692461143315</text:p>
          </table:table-cell>
          <table:table-cell office:value-type="float" office:value="0.0400000051754027" calcext:value-type="float">
            <text:p>0.040000005175403</text:p>
          </table:table-cell>
          <table:table-cell/>
        </table:table-row>
        <table:table-row table:style-name="ro1">
          <table:table-cell office:value-type="float" office:value="221.700000006236" calcext:value-type="float">
            <text:p>221.700000006236</text:p>
          </table:table-cell>
          <table:table-cell office:value-type="float" office:value="163.686535935679" calcext:value-type="float">
            <text:p>163.686535935679</text:p>
          </table:table-cell>
          <table:table-cell office:value-type="float" office:value="0.0400000051759302" calcext:value-type="float">
            <text:p>0.04000000517593</text:p>
          </table:table-cell>
          <table:table-cell/>
        </table:table-row>
        <table:table-row table:style-name="ro1">
          <table:table-cell office:value-type="float" office:value="221.800000006239" calcext:value-type="float">
            <text:p>221.800000006239</text:p>
          </table:table-cell>
          <table:table-cell office:value-type="float" office:value="163.68061432502" calcext:value-type="float">
            <text:p>163.68061432502</text:p>
          </table:table-cell>
          <table:table-cell office:value-type="float" office:value="0.0400000051764573" calcext:value-type="float">
            <text:p>0.040000005176457</text:p>
          </table:table-cell>
          <table:table-cell/>
        </table:table-row>
        <table:table-row table:style-name="ro1">
          <table:table-cell office:value-type="float" office:value="221.900000006243" calcext:value-type="float">
            <text:p>221.900000006243</text:p>
          </table:table-cell>
          <table:table-cell office:value-type="float" office:value="163.674696308674" calcext:value-type="float">
            <text:p>163.674696308674</text:p>
          </table:table-cell>
          <table:table-cell office:value-type="float" office:value="0.0400000051769839" calcext:value-type="float">
            <text:p>0.040000005176984</text:p>
          </table:table-cell>
          <table:table-cell/>
        </table:table-row>
        <table:table-row table:style-name="ro1">
          <table:table-cell office:value-type="float" office:value="222.000000006246" calcext:value-type="float">
            <text:p>222.000000006246</text:p>
          </table:table-cell>
          <table:table-cell office:value-type="float" office:value="163.668781883982" calcext:value-type="float">
            <text:p>163.668781883982</text:p>
          </table:table-cell>
          <table:table-cell office:value-type="float" office:value="0.0400000051775098" calcext:value-type="float">
            <text:p>0.04000000517751</text:p>
          </table:table-cell>
          <table:table-cell/>
        </table:table-row>
        <table:table-row table:style-name="ro1">
          <table:table-cell office:value-type="float" office:value="222.100000006249" calcext:value-type="float">
            <text:p>222.100000006249</text:p>
          </table:table-cell>
          <table:table-cell office:value-type="float" office:value="163.662871048286" calcext:value-type="float">
            <text:p>163.662871048286</text:p>
          </table:table-cell>
          <table:table-cell office:value-type="float" office:value="0.0400000051780353" calcext:value-type="float">
            <text:p>0.040000005178035</text:p>
          </table:table-cell>
          <table:table-cell/>
        </table:table-row>
        <table:table-row table:style-name="ro1">
          <table:table-cell office:value-type="float" office:value="222.200000006253" calcext:value-type="float">
            <text:p>222.200000006253</text:p>
          </table:table-cell>
          <table:table-cell office:value-type="float" office:value="163.656963798929" calcext:value-type="float">
            <text:p>163.656963798929</text:p>
          </table:table-cell>
          <table:table-cell office:value-type="float" office:value="0.0400000051785602" calcext:value-type="float">
            <text:p>0.04000000517856</text:p>
          </table:table-cell>
          <table:table-cell/>
        </table:table-row>
        <table:table-row table:style-name="ro1">
          <table:table-cell office:value-type="float" office:value="222.300000006256" calcext:value-type="float">
            <text:p>222.300000006256</text:p>
          </table:table-cell>
          <table:table-cell office:value-type="float" office:value="163.651060133255" calcext:value-type="float">
            <text:p>163.651060133255</text:p>
          </table:table-cell>
          <table:table-cell office:value-type="float" office:value="0.0400000051790846" calcext:value-type="float">
            <text:p>0.040000005179085</text:p>
          </table:table-cell>
          <table:table-cell/>
        </table:table-row>
        <table:table-row table:style-name="ro1">
          <table:table-cell office:value-type="float" office:value="222.400000006259" calcext:value-type="float">
            <text:p>222.400000006259</text:p>
          </table:table-cell>
          <table:table-cell office:value-type="float" office:value="163.64516004861" calcext:value-type="float">
            <text:p>163.64516004861</text:p>
          </table:table-cell>
          <table:table-cell office:value-type="float" office:value="0.0400000051796085" calcext:value-type="float">
            <text:p>0.040000005179609</text:p>
          </table:table-cell>
          <table:table-cell/>
        </table:table-row>
        <table:table-row table:style-name="ro1">
          <table:table-cell office:value-type="float" office:value="222.500000006263" calcext:value-type="float">
            <text:p>222.500000006263</text:p>
          </table:table-cell>
          <table:table-cell office:value-type="float" office:value="163.639263542341" calcext:value-type="float">
            <text:p>163.639263542341</text:p>
          </table:table-cell>
          <table:table-cell office:value-type="float" office:value="0.0400000051801318" calcext:value-type="float">
            <text:p>0.040000005180132</text:p>
          </table:table-cell>
          <table:table-cell/>
        </table:table-row>
        <table:table-row table:style-name="ro1">
          <table:table-cell office:value-type="float" office:value="222.600000006266" calcext:value-type="float">
            <text:p>222.600000006266</text:p>
          </table:table-cell>
          <table:table-cell office:value-type="float" office:value="163.633370611798" calcext:value-type="float">
            <text:p>163.633370611798</text:p>
          </table:table-cell>
          <table:table-cell office:value-type="float" office:value="0.0400000051806546" calcext:value-type="float">
            <text:p>0.040000005180655</text:p>
          </table:table-cell>
          <table:table-cell/>
        </table:table-row>
        <table:table-row table:style-name="ro1">
          <table:table-cell office:value-type="float" office:value="222.700000006269" calcext:value-type="float">
            <text:p>222.700000006269</text:p>
          </table:table-cell>
          <table:table-cell office:value-type="float" office:value="163.627481254331" calcext:value-type="float">
            <text:p>163.627481254331</text:p>
          </table:table-cell>
          <table:table-cell office:value-type="float" office:value="0.0400000051811768" calcext:value-type="float">
            <text:p>0.040000005181177</text:p>
          </table:table-cell>
          <table:table-cell/>
        </table:table-row>
        <table:table-row table:style-name="ro1">
          <table:table-cell office:value-type="float" office:value="222.800000006273" calcext:value-type="float">
            <text:p>222.800000006273</text:p>
          </table:table-cell>
          <table:table-cell office:value-type="float" office:value="163.621595467293" calcext:value-type="float">
            <text:p>163.621595467293</text:p>
          </table:table-cell>
          <table:table-cell office:value-type="float" office:value="0.0400000051816986" calcext:value-type="float">
            <text:p>0.040000005181699</text:p>
          </table:table-cell>
          <table:table-cell/>
        </table:table-row>
        <table:table-row table:style-name="ro1">
          <table:table-cell office:value-type="float" office:value="222.900000006276" calcext:value-type="float">
            <text:p>222.900000006276</text:p>
          </table:table-cell>
          <table:table-cell office:value-type="float" office:value="163.615713248037" calcext:value-type="float">
            <text:p>163.615713248037</text:p>
          </table:table-cell>
          <table:table-cell office:value-type="float" office:value="0.0400000051822198" calcext:value-type="float">
            <text:p>0.04000000518222</text:p>
          </table:table-cell>
          <table:table-cell/>
        </table:table-row>
        <table:table-row table:style-name="ro1">
          <table:table-cell office:value-type="float" office:value="223.000000006279" calcext:value-type="float">
            <text:p>223.000000006279</text:p>
          </table:table-cell>
          <table:table-cell office:value-type="float" office:value="163.609834593916" calcext:value-type="float">
            <text:p>163.609834593916</text:p>
          </table:table-cell>
          <table:table-cell office:value-type="float" office:value="0.0400000051827405" calcext:value-type="float">
            <text:p>0.040000005182741</text:p>
          </table:table-cell>
          <table:table-cell/>
        </table:table-row>
        <table:table-row table:style-name="ro1">
          <table:table-cell office:value-type="float" office:value="223.100000006283" calcext:value-type="float">
            <text:p>223.100000006283</text:p>
          </table:table-cell>
          <table:table-cell office:value-type="float" office:value="163.603959502291" calcext:value-type="float">
            <text:p>163.603959502291</text:p>
          </table:table-cell>
          <table:table-cell office:value-type="float" office:value="0.0400000051832606" calcext:value-type="float">
            <text:p>0.040000005183261</text:p>
          </table:table-cell>
          <table:table-cell/>
        </table:table-row>
        <table:table-row table:style-name="ro1">
          <table:table-cell office:value-type="float" office:value="223.200000006286" calcext:value-type="float">
            <text:p>223.200000006286</text:p>
          </table:table-cell>
          <table:table-cell office:value-type="float" office:value="163.598087970516" calcext:value-type="float">
            <text:p>163.598087970516</text:p>
          </table:table-cell>
          <table:table-cell office:value-type="float" office:value="0.0400000051837802" calcext:value-type="float">
            <text:p>0.04000000518378</text:p>
          </table:table-cell>
          <table:table-cell/>
        </table:table-row>
        <table:table-row table:style-name="ro1">
          <table:table-cell office:value-type="float" office:value="223.300000006289" calcext:value-type="float">
            <text:p>223.300000006289</text:p>
          </table:table-cell>
          <table:table-cell office:value-type="float" office:value="163.592219995953" calcext:value-type="float">
            <text:p>163.592219995953</text:p>
          </table:table-cell>
          <table:table-cell office:value-type="float" office:value="0.0400000051842993" calcext:value-type="float">
            <text:p>0.040000005184299</text:p>
          </table:table-cell>
          <table:table-cell/>
        </table:table-row>
        <table:table-row table:style-name="ro1">
          <table:table-cell office:value-type="float" office:value="223.400000006293" calcext:value-type="float">
            <text:p>223.400000006293</text:p>
          </table:table-cell>
          <table:table-cell office:value-type="float" office:value="163.586355575961" calcext:value-type="float">
            <text:p>163.586355575961</text:p>
          </table:table-cell>
          <table:table-cell office:value-type="float" office:value="0.0400000051848178" calcext:value-type="float">
            <text:p>0.040000005184818</text:p>
          </table:table-cell>
          <table:table-cell/>
        </table:table-row>
        <table:table-row table:style-name="ro1">
          <table:table-cell office:value-type="float" office:value="223.500000006296" calcext:value-type="float">
            <text:p>223.500000006296</text:p>
          </table:table-cell>
          <table:table-cell office:value-type="float" office:value="163.580494707905" calcext:value-type="float">
            <text:p>163.580494707905</text:p>
          </table:table-cell>
          <table:table-cell office:value-type="float" office:value="0.0400000051853359" calcext:value-type="float">
            <text:p>0.040000005185336</text:p>
          </table:table-cell>
          <table:table-cell/>
        </table:table-row>
        <table:table-row table:style-name="ro1">
          <table:table-cell office:value-type="float" office:value="223.600000006299" calcext:value-type="float">
            <text:p>223.600000006299</text:p>
          </table:table-cell>
          <table:table-cell office:value-type="float" office:value="163.574637389147" calcext:value-type="float">
            <text:p>163.574637389147</text:p>
          </table:table-cell>
          <table:table-cell office:value-type="float" office:value="0.0400000051858534" calcext:value-type="float">
            <text:p>0.040000005185853</text:p>
          </table:table-cell>
          <table:table-cell/>
        </table:table-row>
        <table:table-row table:style-name="ro1">
          <table:table-cell office:value-type="float" office:value="223.700000006303" calcext:value-type="float">
            <text:p>223.700000006303</text:p>
          </table:table-cell>
          <table:table-cell office:value-type="float" office:value="163.568783617054" calcext:value-type="float">
            <text:p>163.568783617054</text:p>
          </table:table-cell>
          <table:table-cell office:value-type="float" office:value="0.0400000051863705" calcext:value-type="float">
            <text:p>0.040000005186371</text:p>
          </table:table-cell>
          <table:table-cell/>
        </table:table-row>
        <table:table-row table:style-name="ro1">
          <table:table-cell office:value-type="float" office:value="223.800000006306" calcext:value-type="float">
            <text:p>223.800000006306</text:p>
          </table:table-cell>
          <table:table-cell office:value-type="float" office:value="163.562933388992" calcext:value-type="float">
            <text:p>163.562933388992</text:p>
          </table:table-cell>
          <table:table-cell office:value-type="float" office:value="0.0400000051868869" calcext:value-type="float">
            <text:p>0.040000005186887</text:p>
          </table:table-cell>
          <table:table-cell/>
        </table:table-row>
        <table:table-row table:style-name="ro1">
          <table:table-cell office:value-type="float" office:value="223.900000006309" calcext:value-type="float">
            <text:p>223.900000006309</text:p>
          </table:table-cell>
          <table:table-cell office:value-type="float" office:value="163.55708670233" calcext:value-type="float">
            <text:p>163.55708670233</text:p>
          </table:table-cell>
          <table:table-cell office:value-type="float" office:value="0.0400000051874028" calcext:value-type="float">
            <text:p>0.040000005187403</text:p>
          </table:table-cell>
          <table:table-cell/>
        </table:table-row>
        <table:table-row table:style-name="ro1">
          <table:table-cell office:value-type="float" office:value="224.000000006312" calcext:value-type="float">
            <text:p>224.000000006312</text:p>
          </table:table-cell>
          <table:table-cell office:value-type="float" office:value="163.551243554439" calcext:value-type="float">
            <text:p>163.551243554439</text:p>
          </table:table-cell>
          <table:table-cell office:value-type="float" office:value="0.0400000051879182" calcext:value-type="float">
            <text:p>0.040000005187918</text:p>
          </table:table-cell>
          <table:table-cell/>
        </table:table-row>
        <table:table-row table:style-name="ro1">
          <table:table-cell office:value-type="float" office:value="224.100000006316" calcext:value-type="float">
            <text:p>224.100000006316</text:p>
          </table:table-cell>
          <table:table-cell office:value-type="float" office:value="163.545403942691" calcext:value-type="float">
            <text:p>163.545403942691</text:p>
          </table:table-cell>
          <table:table-cell office:value-type="float" office:value="0.0400000051884331" calcext:value-type="float">
            <text:p>0.040000005188433</text:p>
          </table:table-cell>
          <table:table-cell/>
        </table:table-row>
        <table:table-row table:style-name="ro1">
          <table:table-cell office:value-type="float" office:value="224.200000006319" calcext:value-type="float">
            <text:p>224.200000006319</text:p>
          </table:table-cell>
          <table:table-cell office:value-type="float" office:value="163.539567864458" calcext:value-type="float">
            <text:p>163.539567864458</text:p>
          </table:table-cell>
          <table:table-cell office:value-type="float" office:value="0.0400000051889475" calcext:value-type="float">
            <text:p>0.040000005188948</text:p>
          </table:table-cell>
          <table:table-cell/>
        </table:table-row>
        <table:table-row table:style-name="ro1">
          <table:table-cell office:value-type="float" office:value="224.300000006322" calcext:value-type="float">
            <text:p>224.300000006322</text:p>
          </table:table-cell>
          <table:table-cell office:value-type="float" office:value="163.533735317116" calcext:value-type="float">
            <text:p>163.533735317116</text:p>
          </table:table-cell>
          <table:table-cell office:value-type="float" office:value="0.0400000051894615" calcext:value-type="float">
            <text:p>0.040000005189462</text:p>
          </table:table-cell>
          <table:table-cell/>
        </table:table-row>
        <table:table-row table:style-name="ro1">
          <table:table-cell office:value-type="float" office:value="224.400000006326" calcext:value-type="float">
            <text:p>224.400000006326</text:p>
          </table:table-cell>
          <table:table-cell office:value-type="float" office:value="163.527906298036" calcext:value-type="float">
            <text:p>163.527906298036</text:p>
          </table:table-cell>
          <table:table-cell office:value-type="float" office:value="0.0400000051899748" calcext:value-type="float">
            <text:p>0.040000005189975</text:p>
          </table:table-cell>
          <table:table-cell/>
        </table:table-row>
        <table:table-row table:style-name="ro1">
          <table:table-cell office:value-type="float" office:value="224.500000006329" calcext:value-type="float">
            <text:p>224.500000006329</text:p>
          </table:table-cell>
          <table:table-cell office:value-type="float" office:value="163.522080804605" calcext:value-type="float">
            <text:p>163.522080804605</text:p>
          </table:table-cell>
          <table:table-cell office:value-type="float" office:value="0.0400000051904876" calcext:value-type="float">
            <text:p>0.040000005190488</text:p>
          </table:table-cell>
          <table:table-cell/>
        </table:table-row>
        <table:table-row table:style-name="ro1">
          <table:table-cell office:value-type="float" office:value="224.600000006332" calcext:value-type="float">
            <text:p>224.600000006332</text:p>
          </table:table-cell>
          <table:table-cell office:value-type="float" office:value="163.516258834197" calcext:value-type="float">
            <text:p>163.516258834197</text:p>
          </table:table-cell>
          <table:table-cell office:value-type="float" office:value="0.0400000051909999" calcext:value-type="float">
            <text:p>0.040000005191</text:p>
          </table:table-cell>
          <table:table-cell/>
        </table:table-row>
        <table:table-row table:style-name="ro1">
          <table:table-cell office:value-type="float" office:value="224.700000006336" calcext:value-type="float">
            <text:p>224.700000006336</text:p>
          </table:table-cell>
          <table:table-cell office:value-type="float" office:value="163.510440384194" calcext:value-type="float">
            <text:p>163.510440384194</text:p>
          </table:table-cell>
          <table:table-cell office:value-type="float" office:value="0.0400000051915118" calcext:value-type="float">
            <text:p>0.040000005191512</text:p>
          </table:table-cell>
          <table:table-cell/>
        </table:table-row>
        <table:table-row table:style-name="ro1">
          <table:table-cell office:value-type="float" office:value="224.800000006339" calcext:value-type="float">
            <text:p>224.800000006339</text:p>
          </table:table-cell>
          <table:table-cell office:value-type="float" office:value="163.504625451978" calcext:value-type="float">
            <text:p>163.504625451978</text:p>
          </table:table-cell>
          <table:table-cell office:value-type="float" office:value="0.0400000051920231" calcext:value-type="float">
            <text:p>0.040000005192023</text:p>
          </table:table-cell>
          <table:table-cell/>
        </table:table-row>
        <table:table-row table:style-name="ro1">
          <table:table-cell office:value-type="float" office:value="224.900000006342" calcext:value-type="float">
            <text:p>224.900000006342</text:p>
          </table:table-cell>
          <table:table-cell office:value-type="float" office:value="163.498814034934" calcext:value-type="float">
            <text:p>163.498814034934</text:p>
          </table:table-cell>
          <table:table-cell office:value-type="float" office:value="0.0400000051925339" calcext:value-type="float">
            <text:p>0.040000005192534</text:p>
          </table:table-cell>
          <table:table-cell/>
        </table:table-row>
        <table:table-row table:style-name="ro1">
          <table:table-cell office:value-type="float" office:value="225.000000006346" calcext:value-type="float">
            <text:p>225.000000006346</text:p>
          </table:table-cell>
          <table:table-cell office:value-type="float" office:value="163.493006130446" calcext:value-type="float">
            <text:p>163.493006130446</text:p>
          </table:table-cell>
          <table:table-cell office:value-type="float" office:value="0.0400000051930443" calcext:value-type="float">
            <text:p>0.040000005193044</text:p>
          </table:table-cell>
          <table:table-cell/>
        </table:table-row>
        <table:table-row table:style-name="ro1">
          <table:table-cell office:value-type="float" office:value="225.100000006349" calcext:value-type="float">
            <text:p>225.100000006349</text:p>
          </table:table-cell>
          <table:table-cell office:value-type="float" office:value="163.487201735902" calcext:value-type="float">
            <text:p>163.487201735902</text:p>
          </table:table-cell>
          <table:table-cell office:value-type="float" office:value="0.0400000051935541" calcext:value-type="float">
            <text:p>0.040000005193554</text:p>
          </table:table-cell>
          <table:table-cell/>
        </table:table-row>
        <table:table-row table:style-name="ro1">
          <table:table-cell office:value-type="float" office:value="225.200000006352" calcext:value-type="float">
            <text:p>225.200000006352</text:p>
          </table:table-cell>
          <table:table-cell office:value-type="float" office:value="163.48140084869" calcext:value-type="float">
            <text:p>163.48140084869</text:p>
          </table:table-cell>
          <table:table-cell office:value-type="float" office:value="0.0400000051940634" calcext:value-type="float">
            <text:p>0.040000005194063</text:p>
          </table:table-cell>
          <table:table-cell/>
        </table:table-row>
        <table:table-row table:style-name="ro1">
          <table:table-cell office:value-type="float" office:value="225.300000006356" calcext:value-type="float">
            <text:p>225.300000006356</text:p>
          </table:table-cell>
          <table:table-cell office:value-type="float" office:value="163.4756034662" calcext:value-type="float">
            <text:p>163.4756034662</text:p>
          </table:table-cell>
          <table:table-cell office:value-type="float" office:value="0.0400000051945721" calcext:value-type="float">
            <text:p>0.040000005194572</text:p>
          </table:table-cell>
          <table:table-cell/>
        </table:table-row>
        <table:table-row table:style-name="ro1">
          <table:table-cell office:value-type="float" office:value="225.400000006359" calcext:value-type="float">
            <text:p>225.400000006359</text:p>
          </table:table-cell>
          <table:table-cell office:value-type="float" office:value="163.469809585826" calcext:value-type="float">
            <text:p>163.469809585826</text:p>
          </table:table-cell>
          <table:table-cell office:value-type="float" office:value="0.0400000051950803" calcext:value-type="float">
            <text:p>0.04000000519508</text:p>
          </table:table-cell>
          <table:table-cell/>
        </table:table-row>
        <table:table-row table:style-name="ro1">
          <table:table-cell office:value-type="float" office:value="225.500000006362" calcext:value-type="float">
            <text:p>225.500000006362</text:p>
          </table:table-cell>
          <table:table-cell office:value-type="float" office:value="163.464019204957" calcext:value-type="float">
            <text:p>163.464019204957</text:p>
          </table:table-cell>
          <table:table-cell office:value-type="float" office:value="0.040000005195588" calcext:value-type="float">
            <text:p>0.040000005195588</text:p>
          </table:table-cell>
          <table:table-cell/>
        </table:table-row>
        <table:table-row table:style-name="ro1">
          <table:table-cell office:value-type="float" office:value="225.600000006366" calcext:value-type="float">
            <text:p>225.600000006366</text:p>
          </table:table-cell>
          <table:table-cell office:value-type="float" office:value="163.458232320992" calcext:value-type="float">
            <text:p>163.458232320992</text:p>
          </table:table-cell>
          <table:table-cell office:value-type="float" office:value="0.0400000051960952" calcext:value-type="float">
            <text:p>0.040000005196095</text:p>
          </table:table-cell>
          <table:table-cell/>
        </table:table-row>
        <table:table-row table:style-name="ro1">
          <table:table-cell office:value-type="float" office:value="225.700000006369" calcext:value-type="float">
            <text:p>225.700000006369</text:p>
          </table:table-cell>
          <table:table-cell office:value-type="float" office:value="163.452448931325" calcext:value-type="float">
            <text:p>163.452448931325</text:p>
          </table:table-cell>
          <table:table-cell office:value-type="float" office:value="0.0400000051966019" calcext:value-type="float">
            <text:p>0.04000000519660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.999cm" svg:height="8.999cm" svg:x="2.358cm" svg:y="0.1cm">
            <draw:object draw:notify-on-update-of-ranges="graph.A1:graph.A1 graph.A2:graph.A2258 graph.B1:graph.B1 graph.B2:graph.B2258 graph.C1:graph.C1 graph.C2:graph.C2258 graph.D1:graph.D1 graph.D2:graph.D2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00:13:57.415000000</dc:date>
    <meta:editing-duration>PT12M51S</meta:editing-duration>
    <meta:editing-cycles>1</meta:editing-cycles>
    <meta:document-statistic meta:table-count="2" meta:cell-count="6775" meta:object-count="1"/>
    <meta:generator>LibreOffice/7.1.8.1$Windows_X86_64 LibreOffice_project/e1f30c802c3269a1d052614453f260e49458c82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3cm" svg:y="3.707cm" style:legend-expansion="high" chart:style-name="ch2"/>
        <chart:plot-area chart:style-name="ch3" table:cell-range-address="graph.A1:graph.D2258" chart:data-source-has-labels="both" svg:x="0.32cm" svg:y="0.18cm" svg:width="9.963cm" svg:height="8.64cm">
          <chart:coordinate-region svg:x="0.964cm" svg:y="0.379cm" svg:width="8.826cm" svg:height="7.797cm"/>
          <chart:axis chart:dimension="x" chart:name="primary-x" chart:style-name="ch4" chartooo:axis-type="auto">
            <chart:categories table:cell-range-address="graph.A2:graph.A2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B2:graph.B2258" chart:label-cell-address="graph.B1:graph.B1" chart:class="chart:scatter">
            <chart:domain table:cell-range-address="graph.A2:graph.A2258"/>
            <chart:data-point chart:repeated="2257"/>
          </chart:series>
          <chart:series chart:style-name="ch8" chart:values-cell-range-address="graph.C2:graph.C2258" chart:label-cell-address="graph.C1:graph.C1" chart:class="chart:scatter">
            <chart:data-point chart:repeated="2257"/>
          </chart:series>
          <chart:series chart:style-name="ch9" chart:values-cell-range-address="graph.D2:graph.D2258" chart:label-cell-address="graph.D1:graph.D1" chart:class="chart:scatter">
            <chart:data-point chart:repeated="22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nergi</text:p>
                <draw:g>
                  <svg:desc>graph.B1:graph.B1</svg:desc>
                </draw:g>
              </table:table-cell>
              <table:table-cell office:value-type="string">
                <text:p>Vridmoment</text:p>
                <draw:g>
                  <svg:desc>graph.C1:graph.C1</svg:desc>
                </draw:g>
              </table:table-cell>
              <table:table-cell office:value-type="string">
                <text:p>Avstånd från analytisk lösning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0.100000000000002">
                <text:p>0.100000000000002</text:p>
                <draw:g>
                  <svg:desc>graph.A2:graph.A2258</svg:desc>
                </draw:g>
              </table:table-cell>
              <table:table-cell office:value-type="float" office:value="183.256986132824">
                <text:p>183.256986132824</text:p>
                <draw:g>
                  <svg:desc>graph.B2:graph.B2258</svg:desc>
                </draw:g>
              </table:table-cell>
              <table:table-cell office:value-type="float" office:value="0.0400000000050058">
                <text:p>0.0400000000050058</text:p>
                <draw:g>
                  <svg:desc>graph.C2:graph.C2258</svg:desc>
                </draw:g>
              </table:table-cell>
              <table:table-cell office:value-type="float" office:value="NaN">
                <text:p>NaN</text:p>
                <draw:g>
                  <svg:desc>graph.D2:graph.D2258</svg:desc>
                </draw:g>
              </table:table-cell>
            </table:table-row>
            <table:table-row>
              <table:table-cell office:value-type="float" office:value="0.199999999999994">
                <text:p>0.199999999999994</text:p>
              </table:table-cell>
              <table:table-cell office:value-type="float" office:value="183.25694447818">
                <text:p>183.25694447818</text:p>
              </table:table-cell>
              <table:table-cell office:value-type="float" office:value="0.0400000000100114">
                <text:p>0.040000000010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99999999999983">
                <text:p>0.299999999999983</text:p>
              </table:table-cell>
              <table:table-cell office:value-type="float" office:value="183.256875020725">
                <text:p>183.256875020725</text:p>
              </table:table-cell>
              <table:table-cell office:value-type="float" office:value="0.0400000000150171">
                <text:p>0.0400000000150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99999999999972">
                <text:p>0.399999999999972</text:p>
              </table:table-cell>
              <table:table-cell office:value-type="float" office:value="183.256777760947">
                <text:p>183.256777760947</text:p>
              </table:table-cell>
              <table:table-cell office:value-type="float" office:value="0.0400000000200228">
                <text:p>0.0400000000200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9999999999961">
                <text:p>0.499999999999961</text:p>
              </table:table-cell>
              <table:table-cell office:value-type="float" office:value="183.256652699525">
                <text:p>183.256652699525</text:p>
              </table:table-cell>
              <table:table-cell office:value-type="float" office:value="0.0400000000250284">
                <text:p>0.040000000025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9999999999995">
                <text:p>0.59999999999995</text:p>
              </table:table-cell>
              <table:table-cell office:value-type="float" office:value="183.256499837334">
                <text:p>183.256499837334</text:p>
              </table:table-cell>
              <table:table-cell office:value-type="float" office:value="0.0400000000300339">
                <text:p>0.040000000030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99999999999939">
                <text:p>0.699999999999939</text:p>
              </table:table-cell>
              <table:table-cell office:value-type="float" office:value="183.256319175445">
                <text:p>183.256319175445</text:p>
              </table:table-cell>
              <table:table-cell office:value-type="float" office:value="0.0400000000350393">
                <text:p>0.040000000035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9999999999928">
                <text:p>0.799999999999928</text:p>
              </table:table-cell>
              <table:table-cell office:value-type="float" office:value="183.256110715121">
                <text:p>183.256110715121</text:p>
              </table:table-cell>
              <table:table-cell office:value-type="float" office:value="0.0400000000400447">
                <text:p>0.0400000000400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99999999999917">
                <text:p>0.899999999999917</text:p>
              </table:table-cell>
              <table:table-cell office:value-type="float" office:value="183.255874457822">
                <text:p>183.255874457822</text:p>
              </table:table-cell>
              <table:table-cell office:value-type="float" office:value="0.0400000000450501">
                <text:p>0.0400000000450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99999999999906">
                <text:p>0.999999999999906</text:p>
              </table:table-cell>
              <table:table-cell office:value-type="float" office:value="183.255610405199">
                <text:p>183.255610405199</text:p>
              </table:table-cell>
              <table:table-cell office:value-type="float" office:value="0.0400000000500552">
                <text:p>0.040000000050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99999999999">
                <text:p>1.0999999999999</text:p>
              </table:table-cell>
              <table:table-cell office:value-type="float" office:value="183.255318559101">
                <text:p>183.255318559101</text:p>
              </table:table-cell>
              <table:table-cell office:value-type="float" office:value="0.0400000000550603">
                <text:p>0.040000000055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9999999999988">
                <text:p>1.19999999999988</text:p>
              </table:table-cell>
              <table:table-cell office:value-type="float" office:value="183.254998921569">
                <text:p>183.254998921569</text:p>
              </table:table-cell>
              <table:table-cell office:value-type="float" office:value="0.0400000000600653">
                <text:p>0.040000000060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9999999999987">
                <text:p>1.29999999999987</text:p>
              </table:table-cell>
              <table:table-cell office:value-type="float" office:value="183.254651494841">
                <text:p>183.254651494841</text:p>
              </table:table-cell>
              <table:table-cell office:value-type="float" office:value="0.0400000000650702">
                <text:p>0.0400000000650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9999999999986">
                <text:p>1.39999999999986</text:p>
              </table:table-cell>
              <table:table-cell office:value-type="float" office:value="183.254276281344">
                <text:p>183.254276281344</text:p>
              </table:table-cell>
              <table:table-cell office:value-type="float" office:value="0.0400000000700748">
                <text:p>0.0400000000700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9999999999985">
                <text:p>1.49999999999985</text:p>
              </table:table-cell>
              <table:table-cell office:value-type="float" office:value="183.253873283706">
                <text:p>183.253873283706</text:p>
              </table:table-cell>
              <table:table-cell office:value-type="float" office:value="0.0400000000750794">
                <text:p>0.0400000000750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9999999999984">
                <text:p>1.59999999999984</text:p>
              </table:table-cell>
              <table:table-cell office:value-type="float" office:value="183.253442504743">
                <text:p>183.253442504743</text:p>
              </table:table-cell>
              <table:table-cell office:value-type="float" office:value="0.0400000000800838">
                <text:p>0.0400000000800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9999999999983">
                <text:p>1.69999999999983</text:p>
              </table:table-cell>
              <table:table-cell office:value-type="float" office:value="183.252983947474">
                <text:p>183.252983947474</text:p>
              </table:table-cell>
              <table:table-cell office:value-type="float" office:value="0.0400000000850881">
                <text:p>0.040000000085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9999999999982">
                <text:p>1.79999999999982</text:p>
              </table:table-cell>
              <table:table-cell office:value-type="float" office:value="183.252497615097">
                <text:p>183.252497615097</text:p>
              </table:table-cell>
              <table:table-cell office:value-type="float" office:value="0.040000000090092">
                <text:p>0.040000000090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9999999999981">
                <text:p>1.89999999999981</text:p>
              </table:table-cell>
              <table:table-cell office:value-type="float" office:value="183.251983511019">
                <text:p>183.251983511019</text:p>
              </table:table-cell>
              <table:table-cell office:value-type="float" office:value="0.0400000000950959">
                <text:p>0.0400000000950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999999999998">
                <text:p>1.9999999999998</text:p>
              </table:table-cell>
              <table:table-cell office:value-type="float" office:value="183.251441638833">
                <text:p>183.251441638833</text:p>
              </table:table-cell>
              <table:table-cell office:value-type="float" office:value="0.0400000001000995">
                <text:p>0.0400000001000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0000000000001">
                <text:p>2.10000000000001</text:p>
              </table:table-cell>
              <table:table-cell office:value-type="float" office:value="183.250872002329">
                <text:p>183.250872002329</text:p>
              </table:table-cell>
              <table:table-cell office:value-type="float" office:value="0.0400000001051029">
                <text:p>0.040000000105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0000000000022">
                <text:p>2.20000000000022</text:p>
              </table:table-cell>
              <table:table-cell office:value-type="float" office:value="183.25027460549">
                <text:p>183.25027460549</text:p>
              </table:table-cell>
              <table:table-cell office:value-type="float" office:value="0.040000000110106">
                <text:p>0.040000000110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0000000000043">
                <text:p>2.30000000000043</text:p>
              </table:table-cell>
              <table:table-cell office:value-type="float" office:value="183.24964945249">
                <text:p>183.24964945249</text:p>
              </table:table-cell>
              <table:table-cell office:value-type="float" office:value="0.0400000001151088">
                <text:p>0.040000000115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0000000000064">
                <text:p>2.40000000000064</text:p>
              </table:table-cell>
              <table:table-cell office:value-type="float" office:value="183.248996547701">
                <text:p>183.248996547701</text:p>
              </table:table-cell>
              <table:table-cell office:value-type="float" office:value="0.0400000001201115">
                <text:p>0.040000000120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0000000000085">
                <text:p>2.50000000000085</text:p>
              </table:table-cell>
              <table:table-cell office:value-type="float" office:value="183.248315895687">
                <text:p>183.248315895687</text:p>
              </table:table-cell>
              <table:table-cell office:value-type="float" office:value="0.0400000001251139">
                <text:p>0.040000000125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0000000000106">
                <text:p>2.60000000000106</text:p>
              </table:table-cell>
              <table:table-cell office:value-type="float" office:value="183.247607501204">
                <text:p>183.247607501204</text:p>
              </table:table-cell>
              <table:table-cell office:value-type="float" office:value="0.040000000130116">
                <text:p>0.04000000013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0000000000127">
                <text:p>2.70000000000127</text:p>
              </table:table-cell>
              <table:table-cell office:value-type="float" office:value="183.246871369203">
                <text:p>183.246871369203</text:p>
              </table:table-cell>
              <table:table-cell office:value-type="float" office:value="0.0400000001351178">
                <text:p>0.040000000135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0000000000148">
                <text:p>2.80000000000148</text:p>
              </table:table-cell>
              <table:table-cell office:value-type="float" office:value="183.246107504827">
                <text:p>183.246107504827</text:p>
              </table:table-cell>
              <table:table-cell office:value-type="float" office:value="0.0400000001401193">
                <text:p>0.040000000140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000000000017">
                <text:p>2.9000000000017</text:p>
              </table:table-cell>
              <table:table-cell office:value-type="float" office:value="183.245315913413">
                <text:p>183.245315913413</text:p>
              </table:table-cell>
              <table:table-cell office:value-type="float" office:value="0.0400000001451204">
                <text:p>0.040000000145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0000000000191">
                <text:p>3.00000000000191</text:p>
              </table:table-cell>
              <table:table-cell office:value-type="float" office:value="183.244496600491">
                <text:p>183.244496600491</text:p>
              </table:table-cell>
              <table:table-cell office:value-type="float" office:value="0.0400000001501212">
                <text:p>0.040000000150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000000000212">
                <text:p>3.10000000000212</text:p>
              </table:table-cell>
              <table:table-cell office:value-type="float" office:value="183.243649571784">
                <text:p>183.243649571784</text:p>
              </table:table-cell>
              <table:table-cell office:value-type="float" office:value="0.0400000001551217">
                <text:p>0.040000000155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0000000000233">
                <text:p>3.20000000000233</text:p>
              </table:table-cell>
              <table:table-cell office:value-type="float" office:value="183.242774833209">
                <text:p>183.242774833209</text:p>
              </table:table-cell>
              <table:table-cell office:value-type="float" office:value="0.0400000001601217">
                <text:p>0.040000000160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0000000000254">
                <text:p>3.30000000000254</text:p>
              </table:table-cell>
              <table:table-cell office:value-type="float" office:value="183.241872390874">
                <text:p>183.241872390874</text:p>
              </table:table-cell>
              <table:table-cell office:value-type="float" office:value="0.0400000001651215">
                <text:p>0.040000000165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0000000000275">
                <text:p>3.40000000000275</text:p>
              </table:table-cell>
              <table:table-cell office:value-type="float" office:value="183.240942251079">
                <text:p>183.240942251079</text:p>
              </table:table-cell>
              <table:table-cell office:value-type="float" office:value="0.0400000001701208">
                <text:p>0.040000000170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0000000000296">
                <text:p>3.50000000000296</text:p>
              </table:table-cell>
              <table:table-cell office:value-type="float" office:value="183.239984420318">
                <text:p>183.239984420318</text:p>
              </table:table-cell>
              <table:table-cell office:value-type="float" office:value="0.0400000001751199">
                <text:p>0.040000000175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0000000000317">
                <text:p>3.60000000000317</text:p>
              </table:table-cell>
              <table:table-cell office:value-type="float" office:value="183.238998905278">
                <text:p>183.238998905278</text:p>
              </table:table-cell>
              <table:table-cell office:value-type="float" office:value="0.0400000001801185">
                <text:p>0.040000000180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0000000000338">
                <text:p>3.70000000000338</text:p>
              </table:table-cell>
              <table:table-cell office:value-type="float" office:value="183.237985712837">
                <text:p>183.237985712837</text:p>
              </table:table-cell>
              <table:table-cell office:value-type="float" office:value="0.0400000001851167">
                <text:p>0.040000000185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0000000000359">
                <text:p>3.80000000000359</text:p>
              </table:table-cell>
              <table:table-cell office:value-type="float" office:value="183.236944850065">
                <text:p>183.236944850065</text:p>
              </table:table-cell>
              <table:table-cell office:value-type="float" office:value="0.0400000001901146">
                <text:p>0.040000000190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000000000381">
                <text:p>3.90000000000381</text:p>
              </table:table-cell>
              <table:table-cell office:value-type="float" office:value="183.235876324227">
                <text:p>183.235876324227</text:p>
              </table:table-cell>
              <table:table-cell office:value-type="float" office:value="0.0400000001951121">
                <text:p>0.040000000195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0000000000402">
                <text:p>4.00000000000402</text:p>
              </table:table-cell>
              <table:table-cell office:value-type="float" office:value="183.234780142771">
                <text:p>183.234780142771</text:p>
              </table:table-cell>
              <table:table-cell office:value-type="float" office:value="0.040000000200109">
                <text:p>0.04000000020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0000000000378">
                <text:p>4.10000000000378</text:p>
              </table:table-cell>
              <table:table-cell office:value-type="float" office:value="183.233656313346">
                <text:p>183.233656313346</text:p>
              </table:table-cell>
              <table:table-cell office:value-type="float" office:value="0.0400000002051056">
                <text:p>0.040000000205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0000000000355">
                <text:p>4.20000000000355</text:p>
              </table:table-cell>
              <table:table-cell office:value-type="float" office:value="183.23250484379">
                <text:p>183.23250484379</text:p>
              </table:table-cell>
              <table:table-cell office:value-type="float" office:value="0.0400000002101015">
                <text:p>0.040000000210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0000000000332">
                <text:p>4.30000000000332</text:p>
              </table:table-cell>
              <table:table-cell office:value-type="float" office:value="183.231325742132">
                <text:p>183.231325742132</text:p>
              </table:table-cell>
              <table:table-cell office:value-type="float" office:value="0.0400000002150971">
                <text:p>0.040000000215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000000000308">
                <text:p>4.40000000000308</text:p>
              </table:table-cell>
              <table:table-cell office:value-type="float" office:value="183.230119016592">
                <text:p>183.230119016592</text:p>
              </table:table-cell>
              <table:table-cell office:value-type="float" office:value="0.0400000002200922">
                <text:p>0.0400000002200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0000000000285">
                <text:p>4.50000000000285</text:p>
              </table:table-cell>
              <table:table-cell office:value-type="float" office:value="183.22888467558">
                <text:p>183.22888467558</text:p>
              </table:table-cell>
              <table:table-cell office:value-type="float" office:value="0.0400000002250867">
                <text:p>0.040000000225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0000000000262">
                <text:p>4.60000000000262</text:p>
              </table:table-cell>
              <table:table-cell office:value-type="float" office:value="183.227622727698">
                <text:p>183.227622727698</text:p>
              </table:table-cell>
              <table:table-cell office:value-type="float" office:value="0.0400000002300808">
                <text:p>0.040000000230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0000000000238">
                <text:p>4.70000000000238</text:p>
              </table:table-cell>
              <table:table-cell office:value-type="float" office:value="183.22633318174">
                <text:p>183.22633318174</text:p>
              </table:table-cell>
              <table:table-cell office:value-type="float" office:value="0.0400000002350744">
                <text:p>0.0400000002350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0000000000215">
                <text:p>4.80000000000215</text:p>
              </table:table-cell>
              <table:table-cell office:value-type="float" office:value="183.225016046688">
                <text:p>183.225016046688</text:p>
              </table:table-cell>
              <table:table-cell office:value-type="float" office:value="0.0400000002400674">
                <text:p>0.040000000240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0000000000192">
                <text:p>4.90000000000192</text:p>
              </table:table-cell>
              <table:table-cell office:value-type="float" office:value="183.223671331715">
                <text:p>183.223671331715</text:p>
              </table:table-cell>
              <table:table-cell office:value-type="float" office:value="0.0400000002450599">
                <text:p>0.040000000245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0000000000169">
                <text:p>5.00000000000169</text:p>
              </table:table-cell>
              <table:table-cell office:value-type="float" office:value="183.222299046187">
                <text:p>183.222299046187</text:p>
              </table:table-cell>
              <table:table-cell office:value-type="float" office:value="0.0400000002500518">
                <text:p>0.0400000002500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0000000000145">
                <text:p>5.10000000000145</text:p>
              </table:table-cell>
              <table:table-cell office:value-type="float" office:value="183.220899199657">
                <text:p>183.220899199657</text:p>
              </table:table-cell>
              <table:table-cell office:value-type="float" office:value="0.0400000002550433">
                <text:p>0.0400000002550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0000000000122">
                <text:p>5.20000000000122</text:p>
              </table:table-cell>
              <table:table-cell office:value-type="float" office:value="183.219471801869">
                <text:p>183.219471801869</text:p>
              </table:table-cell>
              <table:table-cell office:value-type="float" office:value="0.0400000002600341">
                <text:p>0.040000000260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0000000000099">
                <text:p>5.30000000000099</text:p>
              </table:table-cell>
              <table:table-cell office:value-type="float" office:value="183.218016862755">
                <text:p>183.218016862755</text:p>
              </table:table-cell>
              <table:table-cell office:value-type="float" office:value="0.0400000002650243">
                <text:p>0.0400000002650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0000000000075">
                <text:p>5.40000000000075</text:p>
              </table:table-cell>
              <table:table-cell office:value-type="float" office:value="183.216534392439">
                <text:p>183.216534392439</text:p>
              </table:table-cell>
              <table:table-cell office:value-type="float" office:value="0.0400000002700139">
                <text:p>0.040000000270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0000000000052">
                <text:p>5.50000000000052</text:p>
              </table:table-cell>
              <table:table-cell office:value-type="float" office:value="183.215024401231">
                <text:p>183.215024401231</text:p>
              </table:table-cell>
              <table:table-cell office:value-type="float" office:value="0.0400000002750029">
                <text:p>0.040000000275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0000000000029">
                <text:p>5.60000000000029</text:p>
              </table:table-cell>
              <table:table-cell office:value-type="float" office:value="183.213486899636">
                <text:p>183.213486899636</text:p>
              </table:table-cell>
              <table:table-cell office:value-type="float" office:value="0.0400000002799913">
                <text:p>0.0400000002799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0000000000005">
                <text:p>5.70000000000005</text:p>
              </table:table-cell>
              <table:table-cell office:value-type="float" office:value="183.211921898341">
                <text:p>183.211921898341</text:p>
              </table:table-cell>
              <table:table-cell office:value-type="float" office:value="0.040000000284979">
                <text:p>0.040000000284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82">
                <text:p>5.79999999999982</text:p>
              </table:table-cell>
              <table:table-cell office:value-type="float" office:value="183.210329408227">
                <text:p>183.210329408227</text:p>
              </table:table-cell>
              <table:table-cell office:value-type="float" office:value="0.0400000002899662">
                <text:p>0.040000000289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59">
                <text:p>5.89999999999959</text:p>
              </table:table-cell>
              <table:table-cell office:value-type="float" office:value="183.20870944036">
                <text:p>183.20870944036</text:p>
              </table:table-cell>
              <table:table-cell office:value-type="float" office:value="0.0400000002949527">
                <text:p>0.040000000294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36">
                <text:p>5.99999999999936</text:p>
              </table:table-cell>
              <table:table-cell office:value-type="float" office:value="183.207062005995">
                <text:p>183.207062005995</text:p>
              </table:table-cell>
              <table:table-cell office:value-type="float" office:value="0.0400000002999386">
                <text:p>0.040000000299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12">
                <text:p>6.09999999999912</text:p>
              </table:table-cell>
              <table:table-cell office:value-type="float" office:value="183.205387116577">
                <text:p>183.205387116577</text:p>
              </table:table-cell>
              <table:table-cell office:value-type="float" office:value="0.0400000003049237">
                <text:p>0.040000000304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889">
                <text:p>6.19999999999889</text:p>
              </table:table-cell>
              <table:table-cell office:value-type="float" office:value="183.203684783735">
                <text:p>183.203684783735</text:p>
              </table:table-cell>
              <table:table-cell office:value-type="float" office:value="0.0400000003099082">
                <text:p>0.040000000309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866">
                <text:p>6.29999999999866</text:p>
              </table:table-cell>
              <table:table-cell office:value-type="float" office:value="183.201955019289">
                <text:p>183.201955019289</text:p>
              </table:table-cell>
              <table:table-cell office:value-type="float" office:value="0.0400000003148921">
                <text:p>0.040000000314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842">
                <text:p>6.39999999999842</text:p>
              </table:table-cell>
              <table:table-cell office:value-type="float" office:value="183.200197835246">
                <text:p>183.200197835246</text:p>
              </table:table-cell>
              <table:table-cell office:value-type="float" office:value="0.0400000003198752">
                <text:p>0.040000000319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819">
                <text:p>6.49999999999819</text:p>
              </table:table-cell>
              <table:table-cell office:value-type="float" office:value="183.1984132438">
                <text:p>183.1984132438</text:p>
              </table:table-cell>
              <table:table-cell office:value-type="float" office:value="0.0400000003248577">
                <text:p>0.0400000003248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796">
                <text:p>6.59999999999796</text:p>
              </table:table-cell>
              <table:table-cell office:value-type="float" office:value="183.196601257328">
                <text:p>183.196601257328</text:p>
              </table:table-cell>
              <table:table-cell office:value-type="float" office:value="0.0400000003298395">
                <text:p>0.040000000329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772">
                <text:p>6.69999999999772</text:p>
              </table:table-cell>
              <table:table-cell office:value-type="float" office:value="183.194761888398">
                <text:p>183.194761888398</text:p>
              </table:table-cell>
              <table:table-cell office:value-type="float" office:value="0.0400000003348204">
                <text:p>0.040000000334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749">
                <text:p>6.79999999999749</text:p>
              </table:table-cell>
              <table:table-cell office:value-type="float" office:value="183.192895149763">
                <text:p>183.192895149763</text:p>
              </table:table-cell>
              <table:table-cell office:value-type="float" office:value="0.0400000003398006">
                <text:p>0.0400000003398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726">
                <text:p>6.89999999999726</text:p>
              </table:table-cell>
              <table:table-cell office:value-type="float" office:value="183.191001054361">
                <text:p>183.191001054361</text:p>
              </table:table-cell>
              <table:table-cell office:value-type="float" office:value="0.0400000003447799">
                <text:p>0.040000000344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702">
                <text:p>6.99999999999702</text:p>
              </table:table-cell>
              <table:table-cell office:value-type="float" office:value="183.189079615321">
                <text:p>183.189079615321</text:p>
              </table:table-cell>
              <table:table-cell office:value-type="float" office:value="0.0400000003497586">
                <text:p>0.0400000003497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679">
                <text:p>7.09999999999679</text:p>
              </table:table-cell>
              <table:table-cell office:value-type="float" office:value="183.187130845951">
                <text:p>183.187130845951</text:p>
              </table:table-cell>
              <table:table-cell office:value-type="float" office:value="0.0400000003547365">
                <text:p>0.0400000003547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656">
                <text:p>7.19999999999656</text:p>
              </table:table-cell>
              <table:table-cell office:value-type="float" office:value="183.18515475975">
                <text:p>183.18515475975</text:p>
              </table:table-cell>
              <table:table-cell office:value-type="float" office:value="0.0400000003597136">
                <text:p>0.040000000359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633">
                <text:p>7.29999999999633</text:p>
              </table:table-cell>
              <table:table-cell office:value-type="float" office:value="183.183151370396">
                <text:p>183.183151370396</text:p>
              </table:table-cell>
              <table:table-cell office:value-type="float" office:value="0.0400000003646899">
                <text:p>0.040000000364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609">
                <text:p>7.39999999999609</text:p>
              </table:table-cell>
              <table:table-cell office:value-type="float" office:value="183.181120691758">
                <text:p>183.181120691758</text:p>
              </table:table-cell>
              <table:table-cell office:value-type="float" office:value="0.0400000003696654">
                <text:p>0.0400000003696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586">
                <text:p>7.49999999999586</text:p>
              </table:table-cell>
              <table:table-cell office:value-type="float" office:value="183.179062737884">
                <text:p>183.179062737884</text:p>
              </table:table-cell>
              <table:table-cell office:value-type="float" office:value="0.04000000037464">
                <text:p>0.04000000037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563">
                <text:p>7.59999999999563</text:p>
              </table:table-cell>
              <table:table-cell office:value-type="float" office:value="183.176977523011">
                <text:p>183.176977523011</text:p>
              </table:table-cell>
              <table:table-cell office:value-type="float" office:value="0.0400000003796138">
                <text:p>0.0400000003796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539">
                <text:p>7.69999999999539</text:p>
              </table:table-cell>
              <table:table-cell office:value-type="float" office:value="183.174865061559">
                <text:p>183.174865061559</text:p>
              </table:table-cell>
              <table:table-cell office:value-type="float" office:value="0.0400000003845867">
                <text:p>0.0400000003845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516">
                <text:p>7.79999999999516</text:p>
              </table:table-cell>
              <table:table-cell office:value-type="float" office:value="183.17272536813">
                <text:p>183.17272536813</text:p>
              </table:table-cell>
              <table:table-cell office:value-type="float" office:value="0.0400000003895588">
                <text:p>0.040000000389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493">
                <text:p>7.89999999999493</text:p>
              </table:table-cell>
              <table:table-cell office:value-type="float" office:value="183.17055845751">
                <text:p>183.17055845751</text:p>
              </table:table-cell>
              <table:table-cell office:value-type="float" office:value="0.04000000039453">
                <text:p>0.0400000003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9999999999469">
                <text:p>7.99999999999469</text:p>
              </table:table-cell>
              <table:table-cell office:value-type="float" office:value="183.168364344671">
                <text:p>183.168364344671</text:p>
              </table:table-cell>
              <table:table-cell office:value-type="float" office:value="0.0400000003995003">
                <text:p>0.040000000399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9999999999446">
                <text:p>8.09999999999446</text:p>
              </table:table-cell>
              <table:table-cell office:value-type="float" office:value="183.166143044764">
                <text:p>183.166143044764</text:p>
              </table:table-cell>
              <table:table-cell office:value-type="float" office:value="0.0400000004044699">
                <text:p>0.040000000404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9999999999423">
                <text:p>8.19999999999423</text:p>
              </table:table-cell>
              <table:table-cell office:value-type="float" office:value="183.163894573124">
                <text:p>183.163894573124</text:p>
              </table:table-cell>
              <table:table-cell office:value-type="float" office:value="0.0400000004094384">
                <text:p>0.040000000409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9999999999399">
                <text:p>8.29999999999399</text:p>
              </table:table-cell>
              <table:table-cell office:value-type="float" office:value="183.161618945269">
                <text:p>183.161618945269</text:p>
              </table:table-cell>
              <table:table-cell office:value-type="float" office:value="0.040000000414406">
                <text:p>0.040000000414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9999999999376">
                <text:p>8.39999999999376</text:p>
              </table:table-cell>
              <table:table-cell office:value-type="float" office:value="183.1593161769">
                <text:p>183.1593161769</text:p>
              </table:table-cell>
              <table:table-cell office:value-type="float" office:value="0.0400000004193728">
                <text:p>0.040000000419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9999999999353">
                <text:p>8.49999999999353</text:p>
              </table:table-cell>
              <table:table-cell office:value-type="float" office:value="183.156986283898">
                <text:p>183.156986283898</text:p>
              </table:table-cell>
              <table:table-cell office:value-type="float" office:value="0.0400000004243387">
                <text:p>0.0400000004243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999999999933">
                <text:p>8.5999999999933</text:p>
              </table:table-cell>
              <table:table-cell office:value-type="float" office:value="183.154629282326">
                <text:p>183.154629282326</text:p>
              </table:table-cell>
              <table:table-cell office:value-type="float" office:value="0.0400000004293036">
                <text:p>0.040000000429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9999999999306">
                <text:p>8.69999999999306</text:p>
              </table:table-cell>
              <table:table-cell office:value-type="float" office:value="183.152245188426">
                <text:p>183.152245188426</text:p>
              </table:table-cell>
              <table:table-cell office:value-type="float" office:value="0.0400000004342674">
                <text:p>0.0400000004342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9999999999283">
                <text:p>8.79999999999283</text:p>
              </table:table-cell>
              <table:table-cell office:value-type="float" office:value="183.149834018626">
                <text:p>183.149834018626</text:p>
              </table:table-cell>
              <table:table-cell office:value-type="float" office:value="0.0400000004392303">
                <text:p>0.040000000439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999999999926">
                <text:p>8.8999999999926</text:p>
              </table:table-cell>
              <table:table-cell office:value-type="float" office:value="183.14739578953">
                <text:p>183.14739578953</text:p>
              </table:table-cell>
              <table:table-cell office:value-type="float" office:value="0.0400000004441923">
                <text:p>0.040000000444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9999999999236">
                <text:p>8.99999999999236</text:p>
              </table:table-cell>
              <table:table-cell office:value-type="float" office:value="183.144930517925">
                <text:p>183.144930517925</text:p>
              </table:table-cell>
              <table:table-cell office:value-type="float" office:value="0.0400000004491532">
                <text:p>0.040000000449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9999999999213">
                <text:p>9.09999999999213</text:p>
              </table:table-cell>
              <table:table-cell office:value-type="float" office:value="183.142438220775">
                <text:p>183.142438220775</text:p>
              </table:table-cell>
              <table:table-cell office:value-type="float" office:value="0.0400000004541132">
                <text:p>0.040000000454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999999999919">
                <text:p>9.1999999999919</text:p>
              </table:table-cell>
              <table:table-cell office:value-type="float" office:value="183.139918915225">
                <text:p>183.139918915225</text:p>
              </table:table-cell>
              <table:table-cell office:value-type="float" office:value="0.0400000004590721">
                <text:p>0.040000000459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9999999999166">
                <text:p>9.29999999999166</text:p>
              </table:table-cell>
              <table:table-cell office:value-type="float" office:value="183.1373726186">
                <text:p>183.1373726186</text:p>
              </table:table-cell>
              <table:table-cell office:value-type="float" office:value="0.0400000004640301">
                <text:p>0.040000000464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9999999999143">
                <text:p>9.39999999999143</text:p>
              </table:table-cell>
              <table:table-cell office:value-type="float" office:value="183.134799348406">
                <text:p>183.134799348406</text:p>
              </table:table-cell>
              <table:table-cell office:value-type="float" office:value="0.0400000004689871">
                <text:p>0.0400000004689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999999999912">
                <text:p>9.4999999999912</text:p>
              </table:table-cell>
              <table:table-cell office:value-type="float" office:value="183.132199122319">
                <text:p>183.132199122319</text:p>
              </table:table-cell>
              <table:table-cell office:value-type="float" office:value="0.0400000004739429">
                <text:p>0.040000000473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9999999999097">
                <text:p>9.59999999999097</text:p>
              </table:table-cell>
              <table:table-cell office:value-type="float" office:value="183.129571958203">
                <text:p>183.129571958203</text:p>
              </table:table-cell>
              <table:table-cell office:value-type="float" office:value="0.0400000004788977">
                <text:p>0.040000000478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9999999999073">
                <text:p>9.69999999999073</text:p>
              </table:table-cell>
              <table:table-cell office:value-type="float" office:value="183.126917874096">
                <text:p>183.126917874096</text:p>
              </table:table-cell>
              <table:table-cell office:value-type="float" office:value="0.0400000004838514">
                <text:p>0.0400000004838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999999999905">
                <text:p>9.7999999999905</text:p>
              </table:table-cell>
              <table:table-cell office:value-type="float" office:value="183.124236888213">
                <text:p>183.124236888213</text:p>
              </table:table-cell>
              <table:table-cell office:value-type="float" office:value="0.0400000004888042">
                <text:p>0.040000000488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9999999999027">
                <text:p>9.89999999999027</text:p>
              </table:table-cell>
              <table:table-cell office:value-type="float" office:value="183.121529018946">
                <text:p>183.121529018946</text:p>
              </table:table-cell>
              <table:table-cell office:value-type="float" office:value="0.0400000004937558">
                <text:p>0.0400000004937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9999999999003">
                <text:p>9.99999999999003</text:p>
              </table:table-cell>
              <table:table-cell office:value-type="float" office:value="183.118794284864">
                <text:p>183.118794284864</text:p>
              </table:table-cell>
              <table:table-cell office:value-type="float" office:value="0.0400000004987063">
                <text:p>0.040000000498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999999999898">
                <text:p>10.0999999999898</text:p>
              </table:table-cell>
              <table:table-cell office:value-type="float" office:value="183.116032704715">
                <text:p>183.116032704715</text:p>
              </table:table-cell>
              <table:table-cell office:value-type="float" office:value="0.0400000005036557">
                <text:p>0.0400000005036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999999999896">
                <text:p>10.1999999999896</text:p>
              </table:table-cell>
              <table:table-cell office:value-type="float" office:value="183.113244297421">
                <text:p>183.113244297421</text:p>
              </table:table-cell>
              <table:table-cell office:value-type="float" office:value="0.040000000508604">
                <text:p>0.040000000508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999999999893">
                <text:p>10.2999999999893</text:p>
              </table:table-cell>
              <table:table-cell office:value-type="float" office:value="183.110429082078">
                <text:p>183.110429082078</text:p>
              </table:table-cell>
              <table:table-cell office:value-type="float" office:value="0.0400000005135511">
                <text:p>0.0400000005135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999999999891">
                <text:p>10.3999999999891</text:p>
              </table:table-cell>
              <table:table-cell office:value-type="float" office:value="183.107587077963">
                <text:p>183.107587077963</text:p>
              </table:table-cell>
              <table:table-cell office:value-type="float" office:value="0.0400000005184971">
                <text:p>0.040000000518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999999999889">
                <text:p>10.4999999999889</text:p>
              </table:table-cell>
              <table:table-cell office:value-type="float" office:value="183.104718304521">
                <text:p>183.104718304521</text:p>
              </table:table-cell>
              <table:table-cell office:value-type="float" office:value="0.040000000523442">
                <text:p>0.04000000052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999999999886">
                <text:p>10.5999999999886</text:p>
              </table:table-cell>
              <table:table-cell office:value-type="float" office:value="183.101822781379">
                <text:p>183.101822781379</text:p>
              </table:table-cell>
              <table:table-cell office:value-type="float" office:value="0.0400000005283857">
                <text:p>0.040000000528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99999999884">
                <text:p>10.6999999999884</text:p>
              </table:table-cell>
              <table:table-cell office:value-type="float" office:value="183.098900528332">
                <text:p>183.098900528332</text:p>
              </table:table-cell>
              <table:table-cell office:value-type="float" office:value="0.0400000005333283">
                <text:p>0.0400000005333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999999999882">
                <text:p>10.7999999999882</text:p>
              </table:table-cell>
              <table:table-cell office:value-type="float" office:value="183.095951565352">
                <text:p>183.095951565352</text:p>
              </table:table-cell>
              <table:table-cell office:value-type="float" office:value="0.0400000005382697">
                <text:p>0.0400000005382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999999999879">
                <text:p>10.8999999999879</text:p>
              </table:table-cell>
              <table:table-cell office:value-type="float" office:value="183.092975912585">
                <text:p>183.092975912585</text:p>
              </table:table-cell>
              <table:table-cell office:value-type="float" office:value="0.0400000005432099">
                <text:p>0.040000000543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999999999877">
                <text:p>10.9999999999877</text:p>
              </table:table-cell>
              <table:table-cell office:value-type="float" office:value="183.089973590348">
                <text:p>183.089973590348</text:p>
              </table:table-cell>
              <table:table-cell office:value-type="float" office:value="0.0400000005481489">
                <text:p>0.040000000548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999999999875">
                <text:p>11.0999999999875</text:p>
              </table:table-cell>
              <table:table-cell office:value-type="float" office:value="183.086944619134">
                <text:p>183.086944619134</text:p>
              </table:table-cell>
              <table:table-cell office:value-type="float" office:value="0.0400000005530867">
                <text:p>0.040000000553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999999999872">
                <text:p>11.1999999999872</text:p>
              </table:table-cell>
              <table:table-cell office:value-type="float" office:value="183.083889019604">
                <text:p>183.083889019604</text:p>
              </table:table-cell>
              <table:table-cell office:value-type="float" office:value="0.0400000005580233">
                <text:p>0.040000000558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99999999987">
                <text:p>11.299999999987</text:p>
              </table:table-cell>
              <table:table-cell office:value-type="float" office:value="183.080806812596">
                <text:p>183.080806812596</text:p>
              </table:table-cell>
              <table:table-cell office:value-type="float" office:value="0.0400000005629587">
                <text:p>0.040000000562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999999999868">
                <text:p>11.3999999999868</text:p>
              </table:table-cell>
              <table:table-cell office:value-type="float" office:value="183.077698019117">
                <text:p>183.077698019117</text:p>
              </table:table-cell>
              <table:table-cell office:value-type="float" office:value="0.0400000005678928">
                <text:p>0.040000000567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999999999865">
                <text:p>11.4999999999865</text:p>
              </table:table-cell>
              <table:table-cell office:value-type="float" office:value="183.074562660345">
                <text:p>183.074562660345</text:p>
              </table:table-cell>
              <table:table-cell office:value-type="float" office:value="0.0400000005728257">
                <text:p>0.040000000572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999999999863">
                <text:p>11.5999999999863</text:p>
              </table:table-cell>
              <table:table-cell office:value-type="float" office:value="183.071400757628">
                <text:p>183.071400757628</text:p>
              </table:table-cell>
              <table:table-cell office:value-type="float" office:value="0.0400000005777572">
                <text:p>0.0400000005777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999999999861">
                <text:p>11.6999999999861</text:p>
              </table:table-cell>
              <table:table-cell office:value-type="float" office:value="183.06821233249">
                <text:p>183.06821233249</text:p>
              </table:table-cell>
              <table:table-cell office:value-type="float" office:value="0.0400000005826875">
                <text:p>0.040000000582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999999999858">
                <text:p>11.7999999999858</text:p>
              </table:table-cell>
              <table:table-cell office:value-type="float" office:value="183.064997406618">
                <text:p>183.064997406618</text:p>
              </table:table-cell>
              <table:table-cell office:value-type="float" office:value="0.0400000005876166">
                <text:p>0.040000000587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999999999856">
                <text:p>11.8999999999856</text:p>
              </table:table-cell>
              <table:table-cell office:value-type="float" office:value="183.061756001872">
                <text:p>183.061756001872</text:p>
              </table:table-cell>
              <table:table-cell office:value-type="float" office:value="0.0400000005925443">
                <text:p>0.040000000592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999999999854">
                <text:p>11.9999999999854</text:p>
              </table:table-cell>
              <table:table-cell office:value-type="float" office:value="183.058488140282">
                <text:p>183.058488140282</text:p>
              </table:table-cell>
              <table:table-cell office:value-type="float" office:value="0.0400000005974708">
                <text:p>0.0400000005974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999999999851">
                <text:p>12.0999999999851</text:p>
              </table:table-cell>
              <table:table-cell office:value-type="float" office:value="183.055193844043">
                <text:p>183.055193844043</text:p>
              </table:table-cell>
              <table:table-cell office:value-type="float" office:value="0.0400000006023959">
                <text:p>0.040000000602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999999999849">
                <text:p>12.1999999999849</text:p>
              </table:table-cell>
              <table:table-cell office:value-type="float" office:value="183.051873135523">
                <text:p>183.051873135523</text:p>
              </table:table-cell>
              <table:table-cell office:value-type="float" office:value="0.0400000006073196">
                <text:p>0.0400000006073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999999999847">
                <text:p>12.2999999999847</text:p>
              </table:table-cell>
              <table:table-cell office:value-type="float" office:value="183.048526037258">
                <text:p>183.048526037258</text:p>
              </table:table-cell>
              <table:table-cell office:value-type="float" office:value="0.0400000006122421">
                <text:p>0.040000000612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999999999844">
                <text:p>12.3999999999844</text:p>
              </table:table-cell>
              <table:table-cell office:value-type="float" office:value="183.045152571947">
                <text:p>183.045152571947</text:p>
              </table:table-cell>
              <table:table-cell office:value-type="float" office:value="0.0400000006171632">
                <text:p>0.040000000617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999999999842">
                <text:p>12.4999999999842</text:p>
              </table:table-cell>
              <table:table-cell office:value-type="float" office:value="183.041752762459">
                <text:p>183.041752762459</text:p>
              </table:table-cell>
              <table:table-cell office:value-type="float" office:value="0.0400000006220829">
                <text:p>0.040000000622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99999999984">
                <text:p>12.599999999984</text:p>
              </table:table-cell>
              <table:table-cell office:value-type="float" office:value="183.038326631831">
                <text:p>183.038326631831</text:p>
              </table:table-cell>
              <table:table-cell office:value-type="float" office:value="0.0400000006270012">
                <text:p>0.040000000627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999999999837">
                <text:p>12.6999999999837</text:p>
              </table:table-cell>
              <table:table-cell office:value-type="float" office:value="183.034874203266">
                <text:p>183.034874203266</text:p>
              </table:table-cell>
              <table:table-cell office:value-type="float" office:value="0.0400000006319182">
                <text:p>0.0400000006319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999999999835">
                <text:p>12.7999999999835</text:p>
              </table:table-cell>
              <table:table-cell office:value-type="float" office:value="183.03139550013">
                <text:p>183.03139550013</text:p>
              </table:table-cell>
              <table:table-cell office:value-type="float" office:value="0.0400000006368339">
                <text:p>0.0400000006368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999999999833">
                <text:p>12.8999999999833</text:p>
              </table:table-cell>
              <table:table-cell office:value-type="float" office:value="183.027890545956">
                <text:p>183.027890545956</text:p>
              </table:table-cell>
              <table:table-cell office:value-type="float" office:value="0.0400000006417481">
                <text:p>0.0400000006417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99999999983">
                <text:p>12.999999999983</text:p>
              </table:table-cell>
              <table:table-cell office:value-type="float" office:value="183.024359364442">
                <text:p>183.024359364442</text:p>
              </table:table-cell>
              <table:table-cell office:value-type="float" office:value="0.0400000006466609">
                <text:p>0.040000000646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999999999828">
                <text:p>13.0999999999828</text:p>
              </table:table-cell>
              <table:table-cell office:value-type="float" office:value="183.020801979453">
                <text:p>183.020801979453</text:p>
              </table:table-cell>
              <table:table-cell office:value-type="float" office:value="0.0400000006515722">
                <text:p>0.040000000651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999999999826">
                <text:p>13.1999999999826</text:p>
              </table:table-cell>
              <table:table-cell office:value-type="float" office:value="183.017218415016">
                <text:p>183.017218415016</text:p>
              </table:table-cell>
              <table:table-cell office:value-type="float" office:value="0.0400000006564823">
                <text:p>0.040000000656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999999999823">
                <text:p>13.2999999999823</text:p>
              </table:table-cell>
              <table:table-cell office:value-type="float" office:value="183.013608695319">
                <text:p>183.013608695319</text:p>
              </table:table-cell>
              <table:table-cell office:value-type="float" office:value="0.0400000006613908">
                <text:p>0.0400000006613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999999999821">
                <text:p>13.3999999999821</text:p>
              </table:table-cell>
              <table:table-cell office:value-type="float" office:value="183.009972844718">
                <text:p>183.009972844718</text:p>
              </table:table-cell>
              <table:table-cell office:value-type="float" office:value="0.040000000666298">
                <text:p>0.040000000666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999999999819">
                <text:p>13.4999999999819</text:p>
              </table:table-cell>
              <table:table-cell office:value-type="float" office:value="183.006310887728">
                <text:p>183.006310887728</text:p>
              </table:table-cell>
              <table:table-cell office:value-type="float" office:value="0.0400000006712035">
                <text:p>0.040000000671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999999999816">
                <text:p>13.5999999999816</text:p>
              </table:table-cell>
              <table:table-cell office:value-type="float" office:value="183.00262284903">
                <text:p>183.00262284903</text:p>
              </table:table-cell>
              <table:table-cell office:value-type="float" office:value="0.0400000006761077">
                <text:p>0.040000000676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6999999999814">
                <text:p>13.6999999999814</text:p>
              </table:table-cell>
              <table:table-cell office:value-type="float" office:value="182.998908753465">
                <text:p>182.998908753465</text:p>
              </table:table-cell>
              <table:table-cell office:value-type="float" office:value="0.0400000006810105">
                <text:p>0.0400000006810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7999999999812">
                <text:p>13.7999999999812</text:p>
              </table:table-cell>
              <table:table-cell office:value-type="float" office:value="182.995168626033">
                <text:p>182.995168626033</text:p>
              </table:table-cell>
              <table:table-cell office:value-type="float" office:value="0.0400000006859117">
                <text:p>0.0400000006859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8999999999809">
                <text:p>13.8999999999809</text:p>
              </table:table-cell>
              <table:table-cell office:value-type="float" office:value="182.991402491898">
                <text:p>182.991402491898</text:p>
              </table:table-cell>
              <table:table-cell office:value-type="float" office:value="0.0400000006908113">
                <text:p>0.0400000006908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9999999999807">
                <text:p>13.9999999999807</text:p>
              </table:table-cell>
              <table:table-cell office:value-type="float" office:value="182.987610376384">
                <text:p>182.987610376384</text:p>
              </table:table-cell>
              <table:table-cell office:value-type="float" office:value="0.0400000006957095">
                <text:p>0.0400000006957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0999999999805">
                <text:p>14.0999999999805</text:p>
              </table:table-cell>
              <table:table-cell office:value-type="float" office:value="182.983792304975">
                <text:p>182.983792304975</text:p>
              </table:table-cell>
              <table:table-cell office:value-type="float" office:value="0.0400000007006062">
                <text:p>0.0400000007006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1999999999802">
                <text:p>14.1999999999802</text:p>
              </table:table-cell>
              <table:table-cell office:value-type="float" office:value="182.979948303315">
                <text:p>182.979948303315</text:p>
              </table:table-cell>
              <table:table-cell office:value-type="float" office:value="0.0400000007055013">
                <text:p>0.0400000007055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29999999998">
                <text:p>14.29999999998</text:p>
              </table:table-cell>
              <table:table-cell office:value-type="float" office:value="182.976078397206">
                <text:p>182.976078397206</text:p>
              </table:table-cell>
              <table:table-cell office:value-type="float" office:value="0.0400000007103949">
                <text:p>0.0400000007103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3999999999798">
                <text:p>14.3999999999798</text:p>
              </table:table-cell>
              <table:table-cell office:value-type="float" office:value="182.97218261261">
                <text:p>182.97218261261</text:p>
              </table:table-cell>
              <table:table-cell office:value-type="float" office:value="0.040000000715287">
                <text:p>0.040000000715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4999999999795">
                <text:p>14.4999999999795</text:p>
              </table:table-cell>
              <table:table-cell office:value-type="float" office:value="182.968260975643">
                <text:p>182.968260975643</text:p>
              </table:table-cell>
              <table:table-cell office:value-type="float" office:value="0.0400000007201774">
                <text:p>0.040000000720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999999999793">
                <text:p>14.5999999999793</text:p>
              </table:table-cell>
              <table:table-cell office:value-type="float" office:value="182.964313512584">
                <text:p>182.964313512584</text:p>
              </table:table-cell>
              <table:table-cell office:value-type="float" office:value="0.0400000007250663">
                <text:p>0.0400000007250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6999999999791">
                <text:p>14.6999999999791</text:p>
              </table:table-cell>
              <table:table-cell office:value-type="float" office:value="182.960340249867">
                <text:p>182.960340249867</text:p>
              </table:table-cell>
              <table:table-cell office:value-type="float" office:value="0.0400000007299537">
                <text:p>0.0400000007299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999999999788">
                <text:p>14.7999999999788</text:p>
              </table:table-cell>
              <table:table-cell office:value-type="float" office:value="182.956341214083">
                <text:p>182.956341214083</text:p>
              </table:table-cell>
              <table:table-cell office:value-type="float" office:value="0.0400000007348395">
                <text:p>0.040000000734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999999999786">
                <text:p>14.8999999999786</text:p>
              </table:table-cell>
              <table:table-cell office:value-type="float" office:value="182.952316431978">
                <text:p>182.952316431978</text:p>
              </table:table-cell>
              <table:table-cell office:value-type="float" office:value="0.0400000007397236">
                <text:p>0.040000000739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9999999999784">
                <text:p>14.9999999999784</text:p>
              </table:table-cell>
              <table:table-cell office:value-type="float" office:value="182.948265930455">
                <text:p>182.948265930455</text:p>
              </table:table-cell>
              <table:table-cell office:value-type="float" office:value="0.0400000007446061">
                <text:p>0.0400000007446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999999999781">
                <text:p>15.0999999999781</text:p>
              </table:table-cell>
              <table:table-cell office:value-type="float" office:value="182.944189736574">
                <text:p>182.944189736574</text:p>
              </table:table-cell>
              <table:table-cell office:value-type="float" office:value="0.0400000007494871">
                <text:p>0.0400000007494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1999999999779">
                <text:p>15.1999999999779</text:p>
              </table:table-cell>
              <table:table-cell office:value-type="float" office:value="182.940087877545">
                <text:p>182.940087877545</text:p>
              </table:table-cell>
              <table:table-cell office:value-type="float" office:value="0.0400000007543664">
                <text:p>0.040000000754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2999999999777">
                <text:p>15.2999999999777</text:p>
              </table:table-cell>
              <table:table-cell office:value-type="float" office:value="182.935960380737">
                <text:p>182.935960380737</text:p>
              </table:table-cell>
              <table:table-cell office:value-type="float" office:value="0.0400000007592441">
                <text:p>0.0400000007592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999999999774">
                <text:p>15.3999999999774</text:p>
              </table:table-cell>
              <table:table-cell office:value-type="float" office:value="182.931807273668">
                <text:p>182.931807273668</text:p>
              </table:table-cell>
              <table:table-cell office:value-type="float" office:value="0.0400000007641201">
                <text:p>0.040000000764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999999999772">
                <text:p>15.4999999999772</text:p>
              </table:table-cell>
              <table:table-cell office:value-type="float" office:value="182.927628584014">
                <text:p>182.927628584014</text:p>
              </table:table-cell>
              <table:table-cell office:value-type="float" office:value="0.0400000007689946">
                <text:p>0.040000000768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99999999977">
                <text:p>15.599999999977</text:p>
              </table:table-cell>
              <table:table-cell office:value-type="float" office:value="182.9234243396">
                <text:p>182.9234243396</text:p>
              </table:table-cell>
              <table:table-cell office:value-type="float" office:value="0.0400000007738672">
                <text:p>0.040000000773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6999999999767">
                <text:p>15.6999999999767</text:p>
              </table:table-cell>
              <table:table-cell office:value-type="float" office:value="182.919194568407">
                <text:p>182.919194568407</text:p>
              </table:table-cell>
              <table:table-cell office:value-type="float" office:value="0.0400000007787382">
                <text:p>0.0400000007787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999999999765">
                <text:p>15.7999999999765</text:p>
              </table:table-cell>
              <table:table-cell office:value-type="float" office:value="182.914939298565">
                <text:p>182.914939298565</text:p>
              </table:table-cell>
              <table:table-cell office:value-type="float" office:value="0.0400000007836076">
                <text:p>0.0400000007836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999999999763">
                <text:p>15.8999999999763</text:p>
              </table:table-cell>
              <table:table-cell office:value-type="float" office:value="182.910658558354">
                <text:p>182.910658558354</text:p>
              </table:table-cell>
              <table:table-cell office:value-type="float" office:value="0.0400000007884751">
                <text:p>0.040000000788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99999999976">
                <text:p>15.999999999976</text:p>
              </table:table-cell>
              <table:table-cell office:value-type="float" office:value="182.906352376208">
                <text:p>182.906352376208</text:p>
              </table:table-cell>
              <table:table-cell office:value-type="float" office:value="0.0400000007933409">
                <text:p>0.0400000007933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0999999999758">
                <text:p>16.0999999999758</text:p>
              </table:table-cell>
              <table:table-cell office:value-type="float" office:value="182.90202078071">
                <text:p>182.90202078071</text:p>
              </table:table-cell>
              <table:table-cell office:value-type="float" office:value="0.0400000007982051">
                <text:p>0.040000000798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1999999999756">
                <text:p>16.1999999999756</text:p>
              </table:table-cell>
              <table:table-cell office:value-type="float" office:value="182.897663800594">
                <text:p>182.897663800594</text:p>
              </table:table-cell>
              <table:table-cell office:value-type="float" office:value="0.0400000008030676">
                <text:p>0.040000000803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2999999999754">
                <text:p>16.2999999999754</text:p>
              </table:table-cell>
              <table:table-cell office:value-type="float" office:value="182.89328146474">
                <text:p>182.89328146474</text:p>
              </table:table-cell>
              <table:table-cell office:value-type="float" office:value="0.0400000008079283">
                <text:p>0.040000000807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3999999999751">
                <text:p>16.3999999999751</text:p>
              </table:table-cell>
              <table:table-cell office:value-type="float" office:value="182.888873802179">
                <text:p>182.888873802179</text:p>
              </table:table-cell>
              <table:table-cell office:value-type="float" office:value="0.0400000008127872">
                <text:p>0.040000000812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4999999999749">
                <text:p>16.4999999999749</text:p>
              </table:table-cell>
              <table:table-cell office:value-type="float" office:value="182.884440842089">
                <text:p>182.884440842089</text:p>
              </table:table-cell>
              <table:table-cell office:value-type="float" office:value="0.0400000008176445">
                <text:p>0.040000000817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5999999999747">
                <text:p>16.5999999999747</text:p>
              </table:table-cell>
              <table:table-cell office:value-type="float" office:value="182.879982613797">
                <text:p>182.879982613797</text:p>
              </table:table-cell>
              <table:table-cell office:value-type="float" office:value="0.0400000008225001">
                <text:p>0.0400000008225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6999999999744">
                <text:p>16.6999999999744</text:p>
              </table:table-cell>
              <table:table-cell office:value-type="float" office:value="182.875499146775">
                <text:p>182.875499146775</text:p>
              </table:table-cell>
              <table:table-cell office:value-type="float" office:value="0.0400000008273537">
                <text:p>0.0400000008273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7999999999742">
                <text:p>16.7999999999742</text:p>
              </table:table-cell>
              <table:table-cell office:value-type="float" office:value="182.870990470643">
                <text:p>182.870990470643</text:p>
              </table:table-cell>
              <table:table-cell office:value-type="float" office:value="0.0400000008322057">
                <text:p>0.0400000008322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899999999974">
                <text:p>16.899999999974</text:p>
              </table:table-cell>
              <table:table-cell office:value-type="float" office:value="182.866456615167">
                <text:p>182.866456615167</text:p>
              </table:table-cell>
              <table:table-cell office:value-type="float" office:value="0.0400000008370558">
                <text:p>0.0400000008370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9999999999737">
                <text:p>16.9999999999737</text:p>
              </table:table-cell>
              <table:table-cell office:value-type="float" office:value="182.861897610258">
                <text:p>182.861897610258</text:p>
              </table:table-cell>
              <table:table-cell office:value-type="float" office:value="0.0400000008419041">
                <text:p>0.0400000008419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0999999999735">
                <text:p>17.0999999999735</text:p>
              </table:table-cell>
              <table:table-cell office:value-type="float" office:value="182.857313485972">
                <text:p>182.857313485972</text:p>
              </table:table-cell>
              <table:table-cell office:value-type="float" office:value="0.0400000008467506">
                <text:p>0.0400000008467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1999999999733">
                <text:p>17.1999999999733</text:p>
              </table:table-cell>
              <table:table-cell office:value-type="float" office:value="182.852704272512">
                <text:p>182.852704272512</text:p>
              </table:table-cell>
              <table:table-cell office:value-type="float" office:value="0.0400000008515954">
                <text:p>0.0400000008515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299999999973">
                <text:p>17.299999999973</text:p>
              </table:table-cell>
              <table:table-cell office:value-type="float" office:value="182.848070000219">
                <text:p>182.848070000219</text:p>
              </table:table-cell>
              <table:table-cell office:value-type="float" office:value="0.0400000008564382">
                <text:p>0.040000000856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3999999999728">
                <text:p>17.3999999999728</text:p>
              </table:table-cell>
              <table:table-cell office:value-type="float" office:value="182.843410699584">
                <text:p>182.843410699584</text:p>
              </table:table-cell>
              <table:table-cell office:value-type="float" office:value="0.0400000008612792">
                <text:p>0.040000000861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4999999999726">
                <text:p>17.4999999999726</text:p>
              </table:table-cell>
              <table:table-cell office:value-type="float" office:value="182.838726401235">
                <text:p>182.838726401235</text:p>
              </table:table-cell>
              <table:table-cell office:value-type="float" office:value="0.0400000008661184">
                <text:p>0.040000000866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5999999999723">
                <text:p>17.5999999999723</text:p>
              </table:table-cell>
              <table:table-cell office:value-type="float" office:value="182.834017135948">
                <text:p>182.834017135948</text:p>
              </table:table-cell>
              <table:table-cell office:value-type="float" office:value="0.0400000008709558">
                <text:p>0.0400000008709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6999999999721">
                <text:p>17.6999999999721</text:p>
              </table:table-cell>
              <table:table-cell office:value-type="float" office:value="182.829282934635">
                <text:p>182.829282934635</text:p>
              </table:table-cell>
              <table:table-cell office:value-type="float" office:value="0.0400000008757912">
                <text:p>0.0400000008757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7999999999719">
                <text:p>17.7999999999719</text:p>
              </table:table-cell>
              <table:table-cell office:value-type="float" office:value="182.824523828352">
                <text:p>182.824523828352</text:p>
              </table:table-cell>
              <table:table-cell office:value-type="float" office:value="0.0400000008806247">
                <text:p>0.040000000880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8999999999716">
                <text:p>17.8999999999716</text:p>
              </table:table-cell>
              <table:table-cell office:value-type="float" office:value="182.819739848297">
                <text:p>182.819739848297</text:p>
              </table:table-cell>
              <table:table-cell office:value-type="float" office:value="0.0400000008854564">
                <text:p>0.0400000008854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9999999999714">
                <text:p>17.9999999999714</text:p>
              </table:table-cell>
              <table:table-cell office:value-type="float" office:value="182.814931025807">
                <text:p>182.814931025807</text:p>
              </table:table-cell>
              <table:table-cell office:value-type="float" office:value="0.0400000008902862">
                <text:p>0.040000000890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0999999999712">
                <text:p>18.0999999999712</text:p>
              </table:table-cell>
              <table:table-cell office:value-type="float" office:value="182.810097392357">
                <text:p>182.810097392357</text:p>
              </table:table-cell>
              <table:table-cell office:value-type="float" office:value="0.0400000008951141">
                <text:p>0.040000000895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1999999999709">
                <text:p>18.1999999999709</text:p>
              </table:table-cell>
              <table:table-cell office:value-type="float" office:value="182.805238979562">
                <text:p>182.805238979562</text:p>
              </table:table-cell>
              <table:table-cell office:value-type="float" office:value="0.04000000089994">
                <text:p>0.0400000008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2999999999707">
                <text:p>18.2999999999707</text:p>
              </table:table-cell>
              <table:table-cell office:value-type="float" office:value="182.800355819175">
                <text:p>182.800355819175</text:p>
              </table:table-cell>
              <table:table-cell office:value-type="float" office:value="0.040000000904764">
                <text:p>0.04000000090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3999999999705">
                <text:p>18.3999999999705</text:p>
              </table:table-cell>
              <table:table-cell office:value-type="float" office:value="182.795447943089">
                <text:p>182.795447943089</text:p>
              </table:table-cell>
              <table:table-cell office:value-type="float" office:value="0.0400000009095862">
                <text:p>0.0400000009095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4999999999702">
                <text:p>18.4999999999702</text:p>
              </table:table-cell>
              <table:table-cell office:value-type="float" office:value="182.790515383331">
                <text:p>182.790515383331</text:p>
              </table:table-cell>
              <table:table-cell office:value-type="float" office:value="0.0400000009144063">
                <text:p>0.04000000091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59999999997">
                <text:p>18.59999999997</text:p>
              </table:table-cell>
              <table:table-cell office:value-type="float" office:value="182.785558172067">
                <text:p>182.785558172067</text:p>
              </table:table-cell>
              <table:table-cell office:value-type="float" office:value="0.0400000009192245">
                <text:p>0.040000000919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6999999999698">
                <text:p>18.6999999999698</text:p>
              </table:table-cell>
              <table:table-cell office:value-type="float" office:value="182.780576341601">
                <text:p>182.780576341601</text:p>
              </table:table-cell>
              <table:table-cell office:value-type="float" office:value="0.0400000009240408">
                <text:p>0.04000000092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7999999999695">
                <text:p>18.7999999999695</text:p>
              </table:table-cell>
              <table:table-cell office:value-type="float" office:value="182.775569924364">
                <text:p>182.775569924364</text:p>
              </table:table-cell>
              <table:table-cell office:value-type="float" office:value="0.0400000009288551">
                <text:p>0.040000000928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8999999999693">
                <text:p>18.8999999999693</text:p>
              </table:table-cell>
              <table:table-cell office:value-type="float" office:value="182.770538952932">
                <text:p>182.770538952932</text:p>
              </table:table-cell>
              <table:table-cell office:value-type="float" office:value="0.0400000009336674">
                <text:p>0.0400000009336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.9999999999691">
                <text:p>18.9999999999691</text:p>
              </table:table-cell>
              <table:table-cell office:value-type="float" office:value="182.765483460012">
                <text:p>182.765483460012</text:p>
              </table:table-cell>
              <table:table-cell office:value-type="float" office:value="0.0400000009384776">
                <text:p>0.0400000009384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0999999999688">
                <text:p>19.0999999999688</text:p>
              </table:table-cell>
              <table:table-cell office:value-type="float" office:value="182.760403478445">
                <text:p>182.760403478445</text:p>
              </table:table-cell>
              <table:table-cell office:value-type="float" office:value="0.040000000943286">
                <text:p>0.040000000943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1999999999686">
                <text:p>19.1999999999686</text:p>
              </table:table-cell>
              <table:table-cell office:value-type="float" office:value="182.755299041202">
                <text:p>182.755299041202</text:p>
              </table:table-cell>
              <table:table-cell office:value-type="float" office:value="0.0400000009480924">
                <text:p>0.0400000009480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2999999999684">
                <text:p>19.2999999999684</text:p>
              </table:table-cell>
              <table:table-cell office:value-type="float" office:value="182.750170181392">
                <text:p>182.750170181392</text:p>
              </table:table-cell>
              <table:table-cell office:value-type="float" office:value="0.0400000009528968">
                <text:p>0.0400000009528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3999999999681">
                <text:p>19.3999999999681</text:p>
              </table:table-cell>
              <table:table-cell office:value-type="float" office:value="182.745016932251">
                <text:p>182.745016932251</text:p>
              </table:table-cell>
              <table:table-cell office:value-type="float" office:value="0.040000000957699">
                <text:p>0.04000000095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4999999999679">
                <text:p>19.4999999999679</text:p>
              </table:table-cell>
              <table:table-cell office:value-type="float" office:value="182.73983932715">
                <text:p>182.73983932715</text:p>
              </table:table-cell>
              <table:table-cell office:value-type="float" office:value="0.0400000009624992">
                <text:p>0.040000000962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5999999999677">
                <text:p>19.5999999999677</text:p>
              </table:table-cell>
              <table:table-cell office:value-type="float" office:value="182.734637399592">
                <text:p>182.734637399592</text:p>
              </table:table-cell>
              <table:table-cell office:value-type="float" office:value="0.0400000009672973">
                <text:p>0.040000000967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6999999999674">
                <text:p>19.6999999999674</text:p>
              </table:table-cell>
              <table:table-cell office:value-type="float" office:value="182.729411183209">
                <text:p>182.729411183209</text:p>
              </table:table-cell>
              <table:table-cell office:value-type="float" office:value="0.0400000009720934">
                <text:p>0.040000000972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7999999999672">
                <text:p>19.7999999999672</text:p>
              </table:table-cell>
              <table:table-cell office:value-type="float" office:value="182.724160711761">
                <text:p>182.724160711761</text:p>
              </table:table-cell>
              <table:table-cell office:value-type="float" office:value="0.0400000009768875">
                <text:p>0.040000000976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899999999967">
                <text:p>19.899999999967</text:p>
              </table:table-cell>
              <table:table-cell office:value-type="float" office:value="182.71888601914">
                <text:p>182.71888601914</text:p>
              </table:table-cell>
              <table:table-cell office:value-type="float" office:value="0.0400000009816795">
                <text:p>0.040000000981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9999999999667">
                <text:p>19.9999999999667</text:p>
              </table:table-cell>
              <table:table-cell office:value-type="float" office:value="182.713587139363">
                <text:p>182.713587139363</text:p>
              </table:table-cell>
              <table:table-cell office:value-type="float" office:value="0.0400000009864694">
                <text:p>0.0400000009864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0999999999665">
                <text:p>20.0999999999665</text:p>
              </table:table-cell>
              <table:table-cell office:value-type="float" office:value="182.70826410658">
                <text:p>182.70826410658</text:p>
              </table:table-cell>
              <table:table-cell office:value-type="float" office:value="0.0400000009912572">
                <text:p>0.040000000991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1999999999663">
                <text:p>20.1999999999663</text:p>
              </table:table-cell>
              <table:table-cell office:value-type="float" office:value="182.702916955066">
                <text:p>182.702916955066</text:p>
              </table:table-cell>
              <table:table-cell office:value-type="float" office:value="0.040000000996043">
                <text:p>0.04000000099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299999999966">
                <text:p>20.299999999966</text:p>
              </table:table-cell>
              <table:table-cell office:value-type="float" office:value="182.697545719223">
                <text:p>182.697545719223</text:p>
              </table:table-cell>
              <table:table-cell office:value-type="float" office:value="0.0400000010008266">
                <text:p>0.0400000010008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3999999999658">
                <text:p>20.3999999999658</text:p>
              </table:table-cell>
              <table:table-cell office:value-type="float" office:value="182.692150433578">
                <text:p>182.692150433578</text:p>
              </table:table-cell>
              <table:table-cell office:value-type="float" office:value="0.0400000010056081">
                <text:p>0.040000001005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4999999999656">
                <text:p>20.4999999999656</text:p>
              </table:table-cell>
              <table:table-cell office:value-type="float" office:value="182.686731132786">
                <text:p>182.686731132786</text:p>
              </table:table-cell>
              <table:table-cell office:value-type="float" office:value="0.0400000010103875">
                <text:p>0.04000000101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5999999999653">
                <text:p>20.5999999999653</text:p>
              </table:table-cell>
              <table:table-cell office:value-type="float" office:value="182.681287851627">
                <text:p>182.681287851627</text:p>
              </table:table-cell>
              <table:table-cell office:value-type="float" office:value="0.0400000010151648">
                <text:p>0.040000001015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6999999999651">
                <text:p>20.6999999999651</text:p>
              </table:table-cell>
              <table:table-cell office:value-type="float" office:value="182.675820625003">
                <text:p>182.675820625003</text:p>
              </table:table-cell>
              <table:table-cell office:value-type="float" office:value="0.0400000010199399">
                <text:p>0.040000001019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7999999999649">
                <text:p>20.7999999999649</text:p>
              </table:table-cell>
              <table:table-cell office:value-type="float" office:value="182.670329487943">
                <text:p>182.670329487943</text:p>
              </table:table-cell>
              <table:table-cell office:value-type="float" office:value="0.0400000010247129">
                <text:p>0.0400000010247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8999999999646">
                <text:p>20.8999999999646</text:p>
              </table:table-cell>
              <table:table-cell office:value-type="float" office:value="182.664814475599">
                <text:p>182.664814475599</text:p>
              </table:table-cell>
              <table:table-cell office:value-type="float" office:value="0.0400000010294838">
                <text:p>0.0400000010294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9999999999644">
                <text:p>20.9999999999644</text:p>
              </table:table-cell>
              <table:table-cell office:value-type="float" office:value="182.659275623243">
                <text:p>182.659275623243</text:p>
              </table:table-cell>
              <table:table-cell office:value-type="float" office:value="0.0400000010342524">
                <text:p>0.040000001034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0999999999642">
                <text:p>21.0999999999642</text:p>
              </table:table-cell>
              <table:table-cell office:value-type="float" office:value="182.653712966273">
                <text:p>182.653712966273</text:p>
              </table:table-cell>
              <table:table-cell office:value-type="float" office:value="0.0400000010390189">
                <text:p>0.0400000010390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1999999999639">
                <text:p>21.1999999999639</text:p>
              </table:table-cell>
              <table:table-cell office:value-type="float" office:value="182.648126540203">
                <text:p>182.648126540203</text:p>
              </table:table-cell>
              <table:table-cell office:value-type="float" office:value="0.0400000010437831">
                <text:p>0.0400000010437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2999999999637">
                <text:p>21.2999999999637</text:p>
              </table:table-cell>
              <table:table-cell office:value-type="float" office:value="182.642516380674">
                <text:p>182.642516380674</text:p>
              </table:table-cell>
              <table:table-cell office:value-type="float" office:value="0.0400000010485452">
                <text:p>0.040000001048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3999999999635">
                <text:p>21.3999999999635</text:p>
              </table:table-cell>
              <table:table-cell office:value-type="float" office:value="182.636882523446">
                <text:p>182.636882523446</text:p>
              </table:table-cell>
              <table:table-cell office:value-type="float" office:value="0.040000001053305">
                <text:p>0.04000000105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4999999999632">
                <text:p>21.4999999999632</text:p>
              </table:table-cell>
              <table:table-cell office:value-type="float" office:value="182.631225004397">
                <text:p>182.631225004397</text:p>
              </table:table-cell>
              <table:table-cell office:value-type="float" office:value="0.0400000010580627">
                <text:p>0.040000001058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99999999963">
                <text:p>21.599999999963</text:p>
              </table:table-cell>
              <table:table-cell office:value-type="float" office:value="182.625543859524">
                <text:p>182.625543859524</text:p>
              </table:table-cell>
              <table:table-cell office:value-type="float" office:value="0.0400000010628182">
                <text:p>0.040000001062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999999999628">
                <text:p>21.6999999999628</text:p>
              </table:table-cell>
              <table:table-cell office:value-type="float" office:value="182.619839124943">
                <text:p>182.619839124943</text:p>
              </table:table-cell>
              <table:table-cell office:value-type="float" office:value="0.0400000010675714">
                <text:p>0.040000001067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999999999625">
                <text:p>21.7999999999625</text:p>
              </table:table-cell>
              <table:table-cell office:value-type="float" office:value="182.614110836889">
                <text:p>182.614110836889</text:p>
              </table:table-cell>
              <table:table-cell office:value-type="float" office:value="0.0400000010723225">
                <text:p>0.0400000010723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999999999623">
                <text:p>21.8999999999623</text:p>
              </table:table-cell>
              <table:table-cell office:value-type="float" office:value="182.608359031713">
                <text:p>182.608359031713</text:p>
              </table:table-cell>
              <table:table-cell office:value-type="float" office:value="0.0400000010770713">
                <text:p>0.0400000010770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999999999621">
                <text:p>21.9999999999621</text:p>
              </table:table-cell>
              <table:table-cell office:value-type="float" office:value="182.602583745884">
                <text:p>182.602583745884</text:p>
              </table:table-cell>
              <table:table-cell office:value-type="float" office:value="0.0400000010818178">
                <text:p>0.040000001081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999999999618">
                <text:p>22.0999999999618</text:p>
              </table:table-cell>
              <table:table-cell office:value-type="float" office:value="182.596785015986">
                <text:p>182.596785015986</text:p>
              </table:table-cell>
              <table:table-cell office:value-type="float" office:value="0.040000001086562">
                <text:p>0.04000000108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999999999616">
                <text:p>22.1999999999616</text:p>
              </table:table-cell>
              <table:table-cell office:value-type="float" office:value="182.590962878718">
                <text:p>182.590962878718</text:p>
              </table:table-cell>
              <table:table-cell office:value-type="float" office:value="0.040000001091304">
                <text:p>0.04000000109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2999999999614">
                <text:p>22.2999999999614</text:p>
              </table:table-cell>
              <table:table-cell office:value-type="float" office:value="182.585117370896">
                <text:p>182.585117370896</text:p>
              </table:table-cell>
              <table:table-cell office:value-type="float" office:value="0.0400000010960437">
                <text:p>0.0400000010960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3999999999611">
                <text:p>22.3999999999611</text:p>
              </table:table-cell>
              <table:table-cell office:value-type="float" office:value="182.579248529448">
                <text:p>182.579248529448</text:p>
              </table:table-cell>
              <table:table-cell office:value-type="float" office:value="0.0400000011007811">
                <text:p>0.040000001100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999999999609">
                <text:p>22.4999999999609</text:p>
              </table:table-cell>
              <table:table-cell office:value-type="float" office:value="182.573356391416">
                <text:p>182.573356391416</text:p>
              </table:table-cell>
              <table:table-cell office:value-type="float" office:value="0.0400000011055162">
                <text:p>0.0400000011055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999999999607">
                <text:p>22.5999999999607</text:p>
              </table:table-cell>
              <table:table-cell office:value-type="float" office:value="182.567440993957">
                <text:p>182.567440993957</text:p>
              </table:table-cell>
              <table:table-cell office:value-type="float" office:value="0.040000001110249">
                <text:p>0.040000001110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6999999999604">
                <text:p>22.6999999999604</text:p>
              </table:table-cell>
              <table:table-cell office:value-type="float" office:value="182.56150237434">
                <text:p>182.56150237434</text:p>
              </table:table-cell>
              <table:table-cell office:value-type="float" office:value="0.0400000011149795">
                <text:p>0.040000001114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7999999999602">
                <text:p>22.7999999999602</text:p>
              </table:table-cell>
              <table:table-cell office:value-type="float" office:value="182.555540569942">
                <text:p>182.555540569942</text:p>
              </table:table-cell>
              <table:table-cell office:value-type="float" office:value="0.0400000011197076">
                <text:p>0.040000001119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89999999996">
                <text:p>22.89999999996</text:p>
              </table:table-cell>
              <table:table-cell office:value-type="float" office:value="182.549555618255">
                <text:p>182.549555618255</text:p>
              </table:table-cell>
              <table:table-cell office:value-type="float" office:value="0.0400000011244335">
                <text:p>0.040000001124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999999999597">
                <text:p>22.9999999999597</text:p>
              </table:table-cell>
              <table:table-cell office:value-type="float" office:value="182.543547556882">
                <text:p>182.543547556882</text:p>
              </table:table-cell>
              <table:table-cell office:value-type="float" office:value="0.040000001129157">
                <text:p>0.04000000112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0999999999595">
                <text:p>23.0999999999595</text:p>
              </table:table-cell>
              <table:table-cell office:value-type="float" office:value="182.537516423534">
                <text:p>182.537516423534</text:p>
              </table:table-cell>
              <table:table-cell office:value-type="float" office:value="0.0400000011338782">
                <text:p>0.0400000011338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99999999593">
                <text:p>23.1999999999593</text:p>
              </table:table-cell>
              <table:table-cell office:value-type="float" office:value="182.531462256031">
                <text:p>182.531462256031</text:p>
              </table:table-cell>
              <table:table-cell office:value-type="float" office:value="0.0400000011385971">
                <text:p>0.0400000011385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299999999959">
                <text:p>23.299999999959</text:p>
              </table:table-cell>
              <table:table-cell office:value-type="float" office:value="182.525385092302">
                <text:p>182.525385092302</text:p>
              </table:table-cell>
              <table:table-cell office:value-type="float" office:value="0.0400000011433135">
                <text:p>0.0400000011433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999999999588">
                <text:p>23.3999999999588</text:p>
              </table:table-cell>
              <table:table-cell office:value-type="float" office:value="182.519284970385">
                <text:p>182.519284970385</text:p>
              </table:table-cell>
              <table:table-cell office:value-type="float" office:value="0.0400000011480276">
                <text:p>0.0400000011480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4999999999586">
                <text:p>23.4999999999586</text:p>
              </table:table-cell>
              <table:table-cell office:value-type="float" office:value="182.513161928424">
                <text:p>182.513161928424</text:p>
              </table:table-cell>
              <table:table-cell office:value-type="float" office:value="0.0400000011527393">
                <text:p>0.040000001152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999999999583">
                <text:p>23.5999999999583</text:p>
              </table:table-cell>
              <table:table-cell office:value-type="float" office:value="182.507016004671">
                <text:p>182.507016004671</text:p>
              </table:table-cell>
              <table:table-cell office:value-type="float" office:value="0.0400000011574486">
                <text:p>0.040000001157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6999999999581">
                <text:p>23.6999999999581</text:p>
              </table:table-cell>
              <table:table-cell office:value-type="float" office:value="182.500847237484">
                <text:p>182.500847237484</text:p>
              </table:table-cell>
              <table:table-cell office:value-type="float" office:value="0.0400000011621555">
                <text:p>0.040000001162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7999999999579">
                <text:p>23.7999999999579</text:p>
              </table:table-cell>
              <table:table-cell office:value-type="float" office:value="182.494655665327">
                <text:p>182.494655665327</text:p>
              </table:table-cell>
              <table:table-cell office:value-type="float" office:value="0.04000000116686">
                <text:p>0.0400000011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8999999999576">
                <text:p>23.8999999999576</text:p>
              </table:table-cell>
              <table:table-cell office:value-type="float" office:value="182.488441326768">
                <text:p>182.488441326768</text:p>
              </table:table-cell>
              <table:table-cell office:value-type="float" office:value="0.0400000011715621">
                <text:p>0.040000001171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9999999999574">
                <text:p>23.9999999999574</text:p>
              </table:table-cell>
              <table:table-cell office:value-type="float" office:value="182.482204260482">
                <text:p>182.482204260482</text:p>
              </table:table-cell>
              <table:table-cell office:value-type="float" office:value="0.0400000011762618">
                <text:p>0.040000001176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0999999999572">
                <text:p>24.0999999999572</text:p>
              </table:table-cell>
              <table:table-cell office:value-type="float" office:value="182.475944505242">
                <text:p>182.475944505242</text:p>
              </table:table-cell>
              <table:table-cell office:value-type="float" office:value="0.0400000011809592">
                <text:p>0.0400000011809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1999999999569">
                <text:p>24.1999999999569</text:p>
              </table:table-cell>
              <table:table-cell office:value-type="float" office:value="182.469662099928">
                <text:p>182.469662099928</text:p>
              </table:table-cell>
              <table:table-cell office:value-type="float" office:value="0.040000001185654">
                <text:p>0.04000000118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2999999999567">
                <text:p>24.2999999999567</text:p>
              </table:table-cell>
              <table:table-cell office:value-type="float" office:value="182.463357083521">
                <text:p>182.463357083521</text:p>
              </table:table-cell>
              <table:table-cell office:value-type="float" office:value="0.0400000011903464">
                <text:p>0.040000001190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3999999999565">
                <text:p>24.3999999999565</text:p>
              </table:table-cell>
              <table:table-cell office:value-type="float" office:value="182.457029495108">
                <text:p>182.457029495108</text:p>
              </table:table-cell>
              <table:table-cell office:value-type="float" office:value="0.0400000011950364">
                <text:p>0.0400000011950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4999999999562">
                <text:p>24.4999999999562</text:p>
              </table:table-cell>
              <table:table-cell office:value-type="float" office:value="182.45067937387">
                <text:p>182.45067937387</text:p>
              </table:table-cell>
              <table:table-cell office:value-type="float" office:value="0.0400000011997238">
                <text:p>0.040000001199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99999999956">
                <text:p>24.599999999956</text:p>
              </table:table-cell>
              <table:table-cell office:value-type="float" office:value="182.444306759093">
                <text:p>182.444306759093</text:p>
              </table:table-cell>
              <table:table-cell office:value-type="float" office:value="0.0400000012044089">
                <text:p>0.040000001204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6999999999558">
                <text:p>24.6999999999558</text:p>
              </table:table-cell>
              <table:table-cell office:value-type="float" office:value="182.437911690162">
                <text:p>182.437911690162</text:p>
              </table:table-cell>
              <table:table-cell office:value-type="float" office:value="0.0400000012090914">
                <text:p>0.0400000012090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7999999999555">
                <text:p>24.7999999999555</text:p>
              </table:table-cell>
              <table:table-cell office:value-type="float" office:value="182.431494206563">
                <text:p>182.431494206563</text:p>
              </table:table-cell>
              <table:table-cell office:value-type="float" office:value="0.0400000012137715">
                <text:p>0.040000001213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8999999999553">
                <text:p>24.8999999999553</text:p>
              </table:table-cell>
              <table:table-cell office:value-type="float" office:value="182.425054347876">
                <text:p>182.425054347876</text:p>
              </table:table-cell>
              <table:table-cell office:value-type="float" office:value="0.0400000012184491">
                <text:p>0.040000001218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9999999999551">
                <text:p>24.9999999999551</text:p>
              </table:table-cell>
              <table:table-cell office:value-type="float" office:value="182.418592153784">
                <text:p>182.418592153784</text:p>
              </table:table-cell>
              <table:table-cell office:value-type="float" office:value="0.0400000012231241">
                <text:p>0.040000001223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0999999999548">
                <text:p>25.0999999999548</text:p>
              </table:table-cell>
              <table:table-cell office:value-type="float" office:value="182.412107664064">
                <text:p>182.412107664064</text:p>
              </table:table-cell>
              <table:table-cell office:value-type="float" office:value="0.0400000012277966">
                <text:p>0.040000001227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1999999999546">
                <text:p>25.1999999999546</text:p>
              </table:table-cell>
              <table:table-cell office:value-type="float" office:value="182.405600918593">
                <text:p>182.405600918593</text:p>
              </table:table-cell>
              <table:table-cell office:value-type="float" office:value="0.0400000012324667">
                <text:p>0.040000001232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2999999999544">
                <text:p>25.2999999999544</text:p>
              </table:table-cell>
              <table:table-cell office:value-type="float" office:value="182.399071957339">
                <text:p>182.399071957339</text:p>
              </table:table-cell>
              <table:table-cell office:value-type="float" office:value="0.0400000012371342">
                <text:p>0.040000001237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3999999999541">
                <text:p>25.3999999999541</text:p>
              </table:table-cell>
              <table:table-cell office:value-type="float" office:value="182.39252082037">
                <text:p>182.39252082037</text:p>
              </table:table-cell>
              <table:table-cell office:value-type="float" office:value="0.0400000012417993">
                <text:p>0.0400000012417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4999999999539">
                <text:p>25.4999999999539</text:p>
              </table:table-cell>
              <table:table-cell office:value-type="float" office:value="182.385947547847">
                <text:p>182.385947547847</text:p>
              </table:table-cell>
              <table:table-cell office:value-type="float" office:value="0.0400000012464617">
                <text:p>0.040000001246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5999999999537">
                <text:p>25.5999999999537</text:p>
              </table:table-cell>
              <table:table-cell office:value-type="float" office:value="182.379352180026">
                <text:p>182.379352180026</text:p>
              </table:table-cell>
              <table:table-cell office:value-type="float" office:value="0.0400000012511217">
                <text:p>0.040000001251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6999999999534">
                <text:p>25.6999999999534</text:p>
              </table:table-cell>
              <table:table-cell office:value-type="float" office:value="182.372734757255">
                <text:p>182.372734757255</text:p>
              </table:table-cell>
              <table:table-cell office:value-type="float" office:value="0.0400000012557791">
                <text:p>0.040000001255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7999999999532">
                <text:p>25.7999999999532</text:p>
              </table:table-cell>
              <table:table-cell office:value-type="float" office:value="182.366095319975">
                <text:p>182.366095319975</text:p>
              </table:table-cell>
              <table:table-cell office:value-type="float" office:value="0.0400000012604339">
                <text:p>0.0400000012604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899999999953">
                <text:p>25.899999999953</text:p>
              </table:table-cell>
              <table:table-cell office:value-type="float" office:value="182.359433908721">
                <text:p>182.359433908721</text:p>
              </table:table-cell>
              <table:table-cell office:value-type="float" office:value="0.0400000012650863">
                <text:p>0.040000001265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9999999999527">
                <text:p>25.9999999999527</text:p>
              </table:table-cell>
              <table:table-cell office:value-type="float" office:value="182.352750564119">
                <text:p>182.352750564119</text:p>
              </table:table-cell>
              <table:table-cell office:value-type="float" office:value="0.040000001269736">
                <text:p>0.040000001269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0999999999525">
                <text:p>26.0999999999525</text:p>
              </table:table-cell>
              <table:table-cell office:value-type="float" office:value="182.346045326884">
                <text:p>182.346045326884</text:p>
              </table:table-cell>
              <table:table-cell office:value-type="float" office:value="0.0400000012743831">
                <text:p>0.04000000127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1999999999523">
                <text:p>26.1999999999523</text:p>
              </table:table-cell>
              <table:table-cell office:value-type="float" office:value="182.339318237823">
                <text:p>182.339318237823</text:p>
              </table:table-cell>
              <table:table-cell office:value-type="float" office:value="0.0400000012790276">
                <text:p>0.0400000012790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299999999952">
                <text:p>26.299999999952</text:p>
              </table:table-cell>
              <table:table-cell office:value-type="float" office:value="182.332569337833">
                <text:p>182.332569337833</text:p>
              </table:table-cell>
              <table:table-cell office:value-type="float" office:value="0.0400000012836696">
                <text:p>0.040000001283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3999999999518">
                <text:p>26.3999999999518</text:p>
              </table:table-cell>
              <table:table-cell office:value-type="float" office:value="182.325798667898">
                <text:p>182.325798667898</text:p>
              </table:table-cell>
              <table:table-cell office:value-type="float" office:value="0.0400000012883089">
                <text:p>0.040000001288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4999999999516">
                <text:p>26.4999999999516</text:p>
              </table:table-cell>
              <table:table-cell office:value-type="float" office:value="182.319006269095">
                <text:p>182.319006269095</text:p>
              </table:table-cell>
              <table:table-cell office:value-type="float" office:value="0.0400000012929456">
                <text:p>0.040000001292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5999999999513">
                <text:p>26.5999999999513</text:p>
              </table:table-cell>
              <table:table-cell office:value-type="float" office:value="182.312192182583">
                <text:p>182.312192182583</text:p>
              </table:table-cell>
              <table:table-cell office:value-type="float" office:value="0.0400000012975797">
                <text:p>0.040000001297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6999999999511">
                <text:p>26.6999999999511</text:p>
              </table:table-cell>
              <table:table-cell office:value-type="float" office:value="182.305356449612">
                <text:p>182.305356449612</text:p>
              </table:table-cell>
              <table:table-cell office:value-type="float" office:value="0.0400000013022112">
                <text:p>0.040000001302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7999999999509">
                <text:p>26.7999999999509</text:p>
              </table:table-cell>
              <table:table-cell office:value-type="float" office:value="182.298499111517">
                <text:p>182.298499111517</text:p>
              </table:table-cell>
              <table:table-cell office:value-type="float" office:value="0.0400000013068401">
                <text:p>0.040000001306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8999999999506">
                <text:p>26.8999999999506</text:p>
              </table:table-cell>
              <table:table-cell office:value-type="float" office:value="182.29162020972">
                <text:p>182.29162020972</text:p>
              </table:table-cell>
              <table:table-cell office:value-type="float" office:value="0.0400000013114664">
                <text:p>0.040000001311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9999999999504">
                <text:p>26.9999999999504</text:p>
              </table:table-cell>
              <table:table-cell office:value-type="float" office:value="182.284719785726">
                <text:p>182.284719785726</text:p>
              </table:table-cell>
              <table:table-cell office:value-type="float" office:value="0.04000000131609">
                <text:p>0.0400000013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0999999999502">
                <text:p>27.0999999999502</text:p>
              </table:table-cell>
              <table:table-cell office:value-type="float" office:value="182.277797881124">
                <text:p>182.277797881124</text:p>
              </table:table-cell>
              <table:table-cell office:value-type="float" office:value="0.040000001320711">
                <text:p>0.040000001320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1999999999499">
                <text:p>27.1999999999499</text:p>
              </table:table-cell>
              <table:table-cell office:value-type="float" office:value="182.270854537591">
                <text:p>182.270854537591</text:p>
              </table:table-cell>
              <table:table-cell office:value-type="float" office:value="0.0400000013253292">
                <text:p>0.040000001325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2999999999497">
                <text:p>27.2999999999497</text:p>
              </table:table-cell>
              <table:table-cell office:value-type="float" office:value="182.263889796884">
                <text:p>182.263889796884</text:p>
              </table:table-cell>
              <table:table-cell office:value-type="float" office:value="0.0400000013299448">
                <text:p>0.0400000013299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3999999999495">
                <text:p>27.3999999999495</text:p>
              </table:table-cell>
              <table:table-cell office:value-type="float" office:value="182.256903700844">
                <text:p>182.256903700844</text:p>
              </table:table-cell>
              <table:table-cell office:value-type="float" office:value="0.0400000013345577">
                <text:p>0.0400000013345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4999999999492">
                <text:p>27.4999999999492</text:p>
              </table:table-cell>
              <table:table-cell office:value-type="float" office:value="182.249896291393">
                <text:p>182.249896291393</text:p>
              </table:table-cell>
              <table:table-cell office:value-type="float" office:value="0.0400000013391678">
                <text:p>0.040000001339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599999999949">
                <text:p>27.599999999949</text:p>
              </table:table-cell>
              <table:table-cell office:value-type="float" office:value="182.242867610536">
                <text:p>182.242867610536</text:p>
              </table:table-cell>
              <table:table-cell office:value-type="float" office:value="0.0400000013437754">
                <text:p>0.0400000013437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6999999999488">
                <text:p>27.6999999999488</text:p>
              </table:table-cell>
              <table:table-cell office:value-type="float" office:value="182.235817700356">
                <text:p>182.235817700356</text:p>
              </table:table-cell>
              <table:table-cell office:value-type="float" office:value="0.0400000013483802">
                <text:p>0.040000001348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7999999999486">
                <text:p>27.7999999999486</text:p>
              </table:table-cell>
              <table:table-cell office:value-type="float" office:value="182.228746603018">
                <text:p>182.228746603018</text:p>
              </table:table-cell>
              <table:table-cell office:value-type="float" office:value="0.0400000013529823">
                <text:p>0.040000001352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8999999999483">
                <text:p>27.8999999999483</text:p>
              </table:table-cell>
              <table:table-cell office:value-type="float" office:value="182.221654360767">
                <text:p>182.221654360767</text:p>
              </table:table-cell>
              <table:table-cell office:value-type="float" office:value="0.0400000013575818">
                <text:p>0.0400000013575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9999999999481">
                <text:p>27.9999999999481</text:p>
              </table:table-cell>
              <table:table-cell office:value-type="float" office:value="182.214541015924">
                <text:p>182.214541015924</text:p>
              </table:table-cell>
              <table:table-cell office:value-type="float" office:value="0.0400000013621785">
                <text:p>0.040000001362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0999999999479">
                <text:p>28.0999999999479</text:p>
              </table:table-cell>
              <table:table-cell office:value-type="float" office:value="182.207406610891">
                <text:p>182.207406610891</text:p>
              </table:table-cell>
              <table:table-cell office:value-type="float" office:value="0.0400000013667725">
                <text:p>0.040000001366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1999999999476">
                <text:p>28.1999999999476</text:p>
              </table:table-cell>
              <table:table-cell office:value-type="float" office:value="182.200251188146">
                <text:p>182.200251188146</text:p>
              </table:table-cell>
              <table:table-cell office:value-type="float" office:value="0.0400000013713637">
                <text:p>0.0400000013713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2999999999474">
                <text:p>28.2999999999474</text:p>
              </table:table-cell>
              <table:table-cell office:value-type="float" office:value="182.193074790244">
                <text:p>182.193074790244</text:p>
              </table:table-cell>
              <table:table-cell office:value-type="float" office:value="0.0400000013759522">
                <text:p>0.0400000013759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3999999999472">
                <text:p>28.3999999999472</text:p>
              </table:table-cell>
              <table:table-cell office:value-type="float" office:value="182.185877459816">
                <text:p>182.185877459816</text:p>
              </table:table-cell>
              <table:table-cell office:value-type="float" office:value="0.0400000013805379">
                <text:p>0.040000001380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4999999999469">
                <text:p>28.4999999999469</text:p>
              </table:table-cell>
              <table:table-cell office:value-type="float" office:value="182.17865923957">
                <text:p>182.17865923957</text:p>
              </table:table-cell>
              <table:table-cell office:value-type="float" office:value="0.0400000013851209">
                <text:p>0.040000001385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5999999999467">
                <text:p>28.5999999999467</text:p>
              </table:table-cell>
              <table:table-cell office:value-type="float" office:value="182.171420172289">
                <text:p>182.171420172289</text:p>
              </table:table-cell>
              <table:table-cell office:value-type="float" office:value="0.0400000013897012">
                <text:p>0.040000001389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999999999465">
                <text:p>28.6999999999465</text:p>
              </table:table-cell>
              <table:table-cell office:value-type="float" office:value="182.164160300825">
                <text:p>182.164160300825</text:p>
              </table:table-cell>
              <table:table-cell office:value-type="float" office:value="0.0400000013942788">
                <text:p>0.040000001394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7999999999462">
                <text:p>28.7999999999462</text:p>
              </table:table-cell>
              <table:table-cell office:value-type="float" office:value="182.156879668109">
                <text:p>182.156879668109</text:p>
              </table:table-cell>
              <table:table-cell office:value-type="float" office:value="0.0400000013988535">
                <text:p>0.0400000013988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899999999946">
                <text:p>28.899999999946</text:p>
              </table:table-cell>
              <table:table-cell office:value-type="float" office:value="182.149578317144">
                <text:p>182.149578317144</text:p>
              </table:table-cell>
              <table:table-cell office:value-type="float" office:value="0.0400000014034254">
                <text:p>0.0400000014034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9999999999458">
                <text:p>28.9999999999458</text:p>
              </table:table-cell>
              <table:table-cell office:value-type="float" office:value="182.142256291005">
                <text:p>182.142256291005</text:p>
              </table:table-cell>
              <table:table-cell office:value-type="float" office:value="0.0400000014079946">
                <text:p>0.040000001407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0999999999455">
                <text:p>29.0999999999455</text:p>
              </table:table-cell>
              <table:table-cell office:value-type="float" office:value="182.134913632839">
                <text:p>182.134913632839</text:p>
              </table:table-cell>
              <table:table-cell office:value-type="float" office:value="0.0400000014125609">
                <text:p>0.040000001412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1999999999453">
                <text:p>29.1999999999453</text:p>
              </table:table-cell>
              <table:table-cell office:value-type="float" office:value="182.127550385863">
                <text:p>182.127550385863</text:p>
              </table:table-cell>
              <table:table-cell office:value-type="float" office:value="0.0400000014171245">
                <text:p>0.040000001417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2999999999451">
                <text:p>29.2999999999451</text:p>
              </table:table-cell>
              <table:table-cell office:value-type="float" office:value="182.120166593365">
                <text:p>182.120166593365</text:p>
              </table:table-cell>
              <table:table-cell office:value-type="float" office:value="0.0400000014216852">
                <text:p>0.0400000014216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3999999999448">
                <text:p>29.3999999999448</text:p>
              </table:table-cell>
              <table:table-cell office:value-type="float" office:value="182.112762298704">
                <text:p>182.112762298704</text:p>
              </table:table-cell>
              <table:table-cell office:value-type="float" office:value="0.0400000014262432">
                <text:p>0.040000001426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4999999999446">
                <text:p>29.4999999999446</text:p>
              </table:table-cell>
              <table:table-cell office:value-type="float" office:value="182.105337545305">
                <text:p>182.105337545305</text:p>
              </table:table-cell>
              <table:table-cell office:value-type="float" office:value="0.0400000014307983">
                <text:p>0.0400000014307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5999999999444">
                <text:p>29.5999999999444</text:p>
              </table:table-cell>
              <table:table-cell office:value-type="float" office:value="182.097892376665">
                <text:p>182.097892376665</text:p>
              </table:table-cell>
              <table:table-cell office:value-type="float" office:value="0.0400000014353506">
                <text:p>0.0400000014353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6999999999441">
                <text:p>29.6999999999441</text:p>
              </table:table-cell>
              <table:table-cell office:value-type="float" office:value="182.090426836345">
                <text:p>182.090426836345</text:p>
              </table:table-cell>
              <table:table-cell office:value-type="float" office:value="0.0400000014399">
                <text:p>0.04000000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7999999999439">
                <text:p>29.7999999999439</text:p>
              </table:table-cell>
              <table:table-cell office:value-type="float" office:value="182.082940967978">
                <text:p>182.082940967978</text:p>
              </table:table-cell>
              <table:table-cell office:value-type="float" office:value="0.0400000014444467">
                <text:p>0.0400000014444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8999999999437">
                <text:p>29.8999999999437</text:p>
              </table:table-cell>
              <table:table-cell office:value-type="float" office:value="182.07543481526">
                <text:p>182.07543481526</text:p>
              </table:table-cell>
              <table:table-cell office:value-type="float" office:value="0.0400000014489904">
                <text:p>0.040000001448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9999999999434">
                <text:p>29.9999999999434</text:p>
              </table:table-cell>
              <table:table-cell office:value-type="float" office:value="182.067908421953">
                <text:p>182.067908421953</text:p>
              </table:table-cell>
              <table:table-cell office:value-type="float" office:value="0.0400000014535314">
                <text:p>0.0400000014535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0999999999432">
                <text:p>30.0999999999432</text:p>
              </table:table-cell>
              <table:table-cell office:value-type="float" office:value="182.060361831887">
                <text:p>182.060361831887</text:p>
              </table:table-cell>
              <table:table-cell office:value-type="float" office:value="0.0400000014580694">
                <text:p>0.0400000014580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199999999943">
                <text:p>30.199999999943</text:p>
              </table:table-cell>
              <table:table-cell office:value-type="float" office:value="182.052795088952">
                <text:p>182.052795088952</text:p>
              </table:table-cell>
              <table:table-cell office:value-type="float" office:value="0.0400000014626046">
                <text:p>0.040000001462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2999999999427">
                <text:p>30.2999999999427</text:p>
              </table:table-cell>
              <table:table-cell office:value-type="float" office:value="182.045208237108">
                <text:p>182.045208237108</text:p>
              </table:table-cell>
              <table:table-cell office:value-type="float" office:value="0.040000001467137">
                <text:p>0.040000001467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3999999999425">
                <text:p>30.3999999999425</text:p>
              </table:table-cell>
              <table:table-cell office:value-type="float" office:value="182.037601320373">
                <text:p>182.037601320373</text:p>
              </table:table-cell>
              <table:table-cell office:value-type="float" office:value="0.0400000014716664">
                <text:p>0.040000001471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4999999999423">
                <text:p>30.4999999999423</text:p>
              </table:table-cell>
              <table:table-cell office:value-type="float" office:value="182.029974382831">
                <text:p>182.029974382831</text:p>
              </table:table-cell>
              <table:table-cell office:value-type="float" office:value="0.0400000014761929">
                <text:p>0.040000001476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599999999942">
                <text:p>30.599999999942</text:p>
              </table:table-cell>
              <table:table-cell office:value-type="float" office:value="182.022327468626">
                <text:p>182.022327468626</text:p>
              </table:table-cell>
              <table:table-cell office:value-type="float" office:value="0.0400000014807166">
                <text:p>0.040000001480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6999999999418">
                <text:p>30.6999999999418</text:p>
              </table:table-cell>
              <table:table-cell office:value-type="float" office:value="182.014660621966">
                <text:p>182.014660621966</text:p>
              </table:table-cell>
              <table:table-cell office:value-type="float" office:value="0.0400000014852374">
                <text:p>0.04000000148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7999999999416">
                <text:p>30.7999999999416</text:p>
              </table:table-cell>
              <table:table-cell office:value-type="float" office:value="182.006973887116">
                <text:p>182.006973887116</text:p>
              </table:table-cell>
              <table:table-cell office:value-type="float" office:value="0.0400000014897552">
                <text:p>0.040000001489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8999999999413">
                <text:p>30.8999999999413</text:p>
              </table:table-cell>
              <table:table-cell office:value-type="float" office:value="181.999267308404">
                <text:p>181.999267308404</text:p>
              </table:table-cell>
              <table:table-cell office:value-type="float" office:value="0.0400000014942701">
                <text:p>0.040000001494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9999999999411">
                <text:p>30.9999999999411</text:p>
              </table:table-cell>
              <table:table-cell office:value-type="float" office:value="181.991540930218">
                <text:p>181.991540930218</text:p>
              </table:table-cell>
              <table:table-cell office:value-type="float" office:value="0.0400000014987822">
                <text:p>0.040000001498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0999999999409">
                <text:p>31.0999999999409</text:p>
              </table:table-cell>
              <table:table-cell office:value-type="float" office:value="181.983794797004">
                <text:p>181.983794797004</text:p>
              </table:table-cell>
              <table:table-cell office:value-type="float" office:value="0.0400000015032913">
                <text:p>0.040000001503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1999999999406">
                <text:p>31.1999999999406</text:p>
              </table:table-cell>
              <table:table-cell office:value-type="float" office:value="181.976028953265">
                <text:p>181.976028953265</text:p>
              </table:table-cell>
              <table:table-cell office:value-type="float" office:value="0.0400000015077974">
                <text:p>0.040000001507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2999999999404">
                <text:p>31.2999999999404</text:p>
              </table:table-cell>
              <table:table-cell office:value-type="float" office:value="181.968243443564">
                <text:p>181.968243443564</text:p>
              </table:table-cell>
              <table:table-cell office:value-type="float" office:value="0.0400000015123007">
                <text:p>0.0400000015123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3999999999402">
                <text:p>31.3999999999402</text:p>
              </table:table-cell>
              <table:table-cell office:value-type="float" office:value="181.960438312519">
                <text:p>181.960438312519</text:p>
              </table:table-cell>
              <table:table-cell office:value-type="float" office:value="0.040000001516801">
                <text:p>0.0400000015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4999999999399">
                <text:p>31.4999999999399</text:p>
              </table:table-cell>
              <table:table-cell office:value-type="float" office:value="181.952613604805">
                <text:p>181.952613604805</text:p>
              </table:table-cell>
              <table:table-cell office:value-type="float" office:value="0.0400000015212984">
                <text:p>0.040000001521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5999999999397">
                <text:p>31.5999999999397</text:p>
              </table:table-cell>
              <table:table-cell office:value-type="float" office:value="181.944769365153">
                <text:p>181.944769365153</text:p>
              </table:table-cell>
              <table:table-cell office:value-type="float" office:value="0.0400000015257928">
                <text:p>0.0400000015257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6999999999395">
                <text:p>31.6999999999395</text:p>
              </table:table-cell>
              <table:table-cell office:value-type="float" office:value="181.936905638348">
                <text:p>181.936905638348</text:p>
              </table:table-cell>
              <table:table-cell office:value-type="float" office:value="0.0400000015302843">
                <text:p>0.040000001530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7999999999392">
                <text:p>31.7999999999392</text:p>
              </table:table-cell>
              <table:table-cell office:value-type="float" office:value="181.929022469231">
                <text:p>181.929022469231</text:p>
              </table:table-cell>
              <table:table-cell office:value-type="float" office:value="0.0400000015347727">
                <text:p>0.040000001534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99999999939">
                <text:p>31.899999999939</text:p>
              </table:table-cell>
              <table:table-cell office:value-type="float" office:value="181.921119902698">
                <text:p>181.921119902698</text:p>
              </table:table-cell>
              <table:table-cell office:value-type="float" office:value="0.0400000015392582">
                <text:p>0.040000001539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9999999999388">
                <text:p>31.9999999999388</text:p>
              </table:table-cell>
              <table:table-cell office:value-type="float" office:value="181.913197983693">
                <text:p>181.913197983693</text:p>
              </table:table-cell>
              <table:table-cell office:value-type="float" office:value="0.0400000015437407">
                <text:p>0.040000001543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0999999999421">
                <text:p>32.0999999999421</text:p>
              </table:table-cell>
              <table:table-cell office:value-type="float" office:value="181.905256757221">
                <text:p>181.905256757221</text:p>
              </table:table-cell>
              <table:table-cell office:value-type="float" office:value="0.0400000015482202">
                <text:p>0.040000001548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1999999999454">
                <text:p>32.1999999999454</text:p>
              </table:table-cell>
              <table:table-cell office:value-type="float" office:value="181.897296268329">
                <text:p>181.897296268329</text:p>
              </table:table-cell>
              <table:table-cell office:value-type="float" office:value="0.0400000015526968">
                <text:p>0.040000001552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2999999999487">
                <text:p>32.2999999999487</text:p>
              </table:table-cell>
              <table:table-cell office:value-type="float" office:value="181.889316562123">
                <text:p>181.889316562123</text:p>
              </table:table-cell>
              <table:table-cell office:value-type="float" office:value="0.0400000015571703">
                <text:p>0.0400000015571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399999999952">
                <text:p>32.399999999952</text:p>
              </table:table-cell>
              <table:table-cell office:value-type="float" office:value="181.881317683758">
                <text:p>181.881317683758</text:p>
              </table:table-cell>
              <table:table-cell office:value-type="float" office:value="0.0400000015616409">
                <text:p>0.040000001561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4999999999554">
                <text:p>32.4999999999554</text:p>
              </table:table-cell>
              <table:table-cell office:value-type="float" office:value="181.873299678435">
                <text:p>181.873299678435</text:p>
              </table:table-cell>
              <table:table-cell office:value-type="float" office:value="0.0400000015661084">
                <text:p>0.040000001566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5999999999587">
                <text:p>32.5999999999587</text:p>
              </table:table-cell>
              <table:table-cell office:value-type="float" office:value="181.865262591409">
                <text:p>181.865262591409</text:p>
              </table:table-cell>
              <table:table-cell office:value-type="float" office:value="0.0400000015705728">
                <text:p>0.040000001570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699999999962">
                <text:p>32.699999999962</text:p>
              </table:table-cell>
              <table:table-cell office:value-type="float" office:value="181.857206467983">
                <text:p>181.857206467983</text:p>
              </table:table-cell>
              <table:table-cell office:value-type="float" office:value="0.0400000015750343">
                <text:p>0.040000001575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7999999999653">
                <text:p>32.7999999999653</text:p>
              </table:table-cell>
              <table:table-cell office:value-type="float" office:value="181.849131353506">
                <text:p>181.849131353506</text:p>
              </table:table-cell>
              <table:table-cell office:value-type="float" office:value="0.0400000015794928">
                <text:p>0.040000001579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8999999999686">
                <text:p>32.8999999999686</text:p>
              </table:table-cell>
              <table:table-cell office:value-type="float" office:value="181.841037293378">
                <text:p>181.841037293378</text:p>
              </table:table-cell>
              <table:table-cell office:value-type="float" office:value="0.0400000015839482">
                <text:p>0.040000001583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999999999972">
                <text:p>32.999999999972</text:p>
              </table:table-cell>
              <table:table-cell office:value-type="float" office:value="181.832924333044">
                <text:p>181.832924333044</text:p>
              </table:table-cell>
              <table:table-cell office:value-type="float" office:value="0.0400000015884007">
                <text:p>0.040000001588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0999999999753">
                <text:p>33.0999999999753</text:p>
              </table:table-cell>
              <table:table-cell office:value-type="float" office:value="181.824792517994">
                <text:p>181.824792517994</text:p>
              </table:table-cell>
              <table:table-cell office:value-type="float" office:value="0.0400000015928501">
                <text:p>0.040000001592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1999999999786">
                <text:p>33.1999999999786</text:p>
              </table:table-cell>
              <table:table-cell office:value-type="float" office:value="181.816641893766">
                <text:p>181.816641893766</text:p>
              </table:table-cell>
              <table:table-cell office:value-type="float" office:value="0.0400000015972965">
                <text:p>0.0400000015972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2999999999819">
                <text:p>33.2999999999819</text:p>
              </table:table-cell>
              <table:table-cell office:value-type="float" office:value="181.808472505941">
                <text:p>181.808472505941</text:p>
              </table:table-cell>
              <table:table-cell office:value-type="float" office:value="0.0400000016017399">
                <text:p>0.0400000016017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3999999999852">
                <text:p>33.3999999999852</text:p>
              </table:table-cell>
              <table:table-cell office:value-type="float" office:value="181.800284400148">
                <text:p>181.800284400148</text:p>
              </table:table-cell>
              <table:table-cell office:value-type="float" office:value="0.0400000016061803">
                <text:p>0.040000001606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4999999999886">
                <text:p>33.4999999999886</text:p>
              </table:table-cell>
              <table:table-cell office:value-type="float" office:value="181.792077622055">
                <text:p>181.792077622055</text:p>
              </table:table-cell>
              <table:table-cell office:value-type="float" office:value="0.0400000016106174">
                <text:p>0.040000001610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5999999999919">
                <text:p>33.5999999999919</text:p>
              </table:table-cell>
              <table:table-cell office:value-type="float" office:value="181.783852217377">
                <text:p>181.783852217377</text:p>
              </table:table-cell>
              <table:table-cell office:value-type="float" office:value="0.0400000016150515">
                <text:p>0.0400000016150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6999999999952">
                <text:p>33.6999999999952</text:p>
              </table:table-cell>
              <table:table-cell office:value-type="float" office:value="181.775608231868">
                <text:p>181.775608231868</text:p>
              </table:table-cell>
              <table:table-cell office:value-type="float" office:value="0.0400000016194825">
                <text:p>0.040000001619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7999999999985">
                <text:p>33.7999999999985</text:p>
              </table:table-cell>
              <table:table-cell office:value-type="float" office:value="181.767345711329">
                <text:p>181.767345711329</text:p>
              </table:table-cell>
              <table:table-cell office:value-type="float" office:value="0.0400000016239104">
                <text:p>0.040000001623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9000000000018">
                <text:p>33.9000000000018</text:p>
              </table:table-cell>
              <table:table-cell office:value-type="float" office:value="181.7590647016">
                <text:p>181.7590647016</text:p>
              </table:table-cell>
              <table:table-cell office:value-type="float" office:value="0.0400000016283353">
                <text:p>0.040000001628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0000000000052">
                <text:p>34.0000000000052</text:p>
              </table:table-cell>
              <table:table-cell office:value-type="float" office:value="181.75076524856">
                <text:p>181.75076524856</text:p>
              </table:table-cell>
              <table:table-cell office:value-type="float" office:value="0.0400000016327571">
                <text:p>0.0400000016327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1000000000085">
                <text:p>34.1000000000085</text:p>
              </table:table-cell>
              <table:table-cell office:value-type="float" office:value="181.742447398129">
                <text:p>181.742447398129</text:p>
              </table:table-cell>
              <table:table-cell office:value-type="float" office:value="0.0400000016371757">
                <text:p>0.040000001637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2000000000118">
                <text:p>34.2000000000118</text:p>
              </table:table-cell>
              <table:table-cell office:value-type="float" office:value="181.734111196268">
                <text:p>181.734111196268</text:p>
              </table:table-cell>
              <table:table-cell office:value-type="float" office:value="0.0400000016415912">
                <text:p>0.0400000016415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3000000000151">
                <text:p>34.3000000000151</text:p>
              </table:table-cell>
              <table:table-cell office:value-type="float" office:value="181.725756688977">
                <text:p>181.725756688977</text:p>
              </table:table-cell>
              <table:table-cell office:value-type="float" office:value="0.0400000016460037">
                <text:p>0.040000001646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4000000000184">
                <text:p>34.4000000000184</text:p>
              </table:table-cell>
              <table:table-cell office:value-type="float" office:value="181.71738392229">
                <text:p>181.71738392229</text:p>
              </table:table-cell>
              <table:table-cell office:value-type="float" office:value="0.040000001650413">
                <text:p>0.040000001650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5000000000218">
                <text:p>34.5000000000218</text:p>
              </table:table-cell>
              <table:table-cell office:value-type="float" office:value="181.708992942287">
                <text:p>181.708992942287</text:p>
              </table:table-cell>
              <table:table-cell office:value-type="float" office:value="0.0400000016548193">
                <text:p>0.040000001654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6000000000251">
                <text:p>34.6000000000251</text:p>
              </table:table-cell>
              <table:table-cell office:value-type="float" office:value="181.700583795076">
                <text:p>181.700583795076</text:p>
              </table:table-cell>
              <table:table-cell office:value-type="float" office:value="0.0400000016592224">
                <text:p>0.040000001659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7000000000284">
                <text:p>34.7000000000284</text:p>
              </table:table-cell>
              <table:table-cell office:value-type="float" office:value="181.692156526806">
                <text:p>181.692156526806</text:p>
              </table:table-cell>
              <table:table-cell office:value-type="float" office:value="0.0400000016636223">
                <text:p>0.0400000016636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8000000000317">
                <text:p>34.8000000000317</text:p>
              </table:table-cell>
              <table:table-cell office:value-type="float" office:value="181.683711183664">
                <text:p>181.683711183664</text:p>
              </table:table-cell>
              <table:table-cell office:value-type="float" office:value="0.0400000016680192">
                <text:p>0.040000001668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900000000035">
                <text:p>34.900000000035</text:p>
              </table:table-cell>
              <table:table-cell office:value-type="float" office:value="181.675247811866">
                <text:p>181.675247811866</text:p>
              </table:table-cell>
              <table:table-cell office:value-type="float" office:value="0.0400000016724129">
                <text:p>0.040000001672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000000000383">
                <text:p>35.0000000000383</text:p>
              </table:table-cell>
              <table:table-cell office:value-type="float" office:value="181.66676645767">
                <text:p>181.66676645767</text:p>
              </table:table-cell>
              <table:table-cell office:value-type="float" office:value="0.0400000016768035">
                <text:p>0.040000001676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1000000000417">
                <text:p>35.1000000000417</text:p>
              </table:table-cell>
              <table:table-cell office:value-type="float" office:value="181.658267167362">
                <text:p>181.658267167362</text:p>
              </table:table-cell>
              <table:table-cell office:value-type="float" office:value="0.0400000016811909">
                <text:p>0.040000001681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200000000045">
                <text:p>35.200000000045</text:p>
              </table:table-cell>
              <table:table-cell office:value-type="float" office:value="181.649749987264">
                <text:p>181.649749987264</text:p>
              </table:table-cell>
              <table:table-cell office:value-type="float" office:value="0.0400000016855752">
                <text:p>0.040000001685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3000000000483">
                <text:p>35.3000000000483</text:p>
              </table:table-cell>
              <table:table-cell office:value-type="float" office:value="181.641214963732">
                <text:p>181.641214963732</text:p>
              </table:table-cell>
              <table:table-cell office:value-type="float" office:value="0.0400000016899563">
                <text:p>0.0400000016899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4000000000516">
                <text:p>35.4000000000516</text:p>
              </table:table-cell>
              <table:table-cell office:value-type="float" office:value="181.632662143152">
                <text:p>181.632662143152</text:p>
              </table:table-cell>
              <table:table-cell office:value-type="float" office:value="0.0400000016943342">
                <text:p>0.0400000016943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000000000549">
                <text:p>35.5000000000549</text:p>
              </table:table-cell>
              <table:table-cell office:value-type="float" office:value="181.624091571944">
                <text:p>181.624091571944</text:p>
              </table:table-cell>
              <table:table-cell office:value-type="float" office:value="0.040000001698709">
                <text:p>0.040000001698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6000000000583">
                <text:p>35.6000000000583</text:p>
              </table:table-cell>
              <table:table-cell office:value-type="float" office:value="181.615503296556">
                <text:p>181.615503296556</text:p>
              </table:table-cell>
              <table:table-cell office:value-type="float" office:value="0.0400000017030806">
                <text:p>0.0400000017030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7000000000616">
                <text:p>35.7000000000616</text:p>
              </table:table-cell>
              <table:table-cell office:value-type="float" office:value="181.606897363469">
                <text:p>181.606897363469</text:p>
              </table:table-cell>
              <table:table-cell office:value-type="float" office:value="0.040000001707449">
                <text:p>0.040000001707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8000000000649">
                <text:p>35.8000000000649</text:p>
              </table:table-cell>
              <table:table-cell office:value-type="float" office:value="181.598273819193">
                <text:p>181.598273819193</text:p>
              </table:table-cell>
              <table:table-cell office:value-type="float" office:value="0.0400000017118143">
                <text:p>0.0400000017118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9000000000682">
                <text:p>35.9000000000682</text:p>
              </table:table-cell>
              <table:table-cell office:value-type="float" office:value="181.589632710267">
                <text:p>181.589632710267</text:p>
              </table:table-cell>
              <table:table-cell office:value-type="float" office:value="0.0400000017161763">
                <text:p>0.040000001716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0000000000715">
                <text:p>36.0000000000715</text:p>
              </table:table-cell>
              <table:table-cell office:value-type="float" office:value="181.580974083258">
                <text:p>181.580974083258</text:p>
              </table:table-cell>
              <table:table-cell office:value-type="float" office:value="0.0400000017205352">
                <text:p>0.0400000017205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1000000000749">
                <text:p>36.1000000000749</text:p>
              </table:table-cell>
              <table:table-cell office:value-type="float" office:value="181.572297984763">
                <text:p>181.572297984763</text:p>
              </table:table-cell>
              <table:table-cell office:value-type="float" office:value="0.0400000017248908">
                <text:p>0.0400000017248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2000000000782">
                <text:p>36.2000000000782</text:p>
              </table:table-cell>
              <table:table-cell office:value-type="float" office:value="181.563604461406">
                <text:p>181.563604461406</text:p>
              </table:table-cell>
              <table:table-cell office:value-type="float" office:value="0.0400000017292433">
                <text:p>0.04000000172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3000000000815">
                <text:p>36.3000000000815</text:p>
              </table:table-cell>
              <table:table-cell office:value-type="float" office:value="181.554893559838">
                <text:p>181.554893559838</text:p>
              </table:table-cell>
              <table:table-cell office:value-type="float" office:value="0.0400000017335926">
                <text:p>0.040000001733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4000000000848">
                <text:p>36.4000000000848</text:p>
              </table:table-cell>
              <table:table-cell office:value-type="float" office:value="181.546165326732">
                <text:p>181.546165326732</text:p>
              </table:table-cell>
              <table:table-cell office:value-type="float" office:value="0.0400000017379386">
                <text:p>0.040000001737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5000000000881">
                <text:p>36.5000000000881</text:p>
              </table:table-cell>
              <table:table-cell office:value-type="float" office:value="181.537419808795">
                <text:p>181.537419808795</text:p>
              </table:table-cell>
              <table:table-cell office:value-type="float" office:value="0.0400000017422815">
                <text:p>0.040000001742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6000000000915">
                <text:p>36.6000000000915</text:p>
              </table:table-cell>
              <table:table-cell office:value-type="float" office:value="181.528657052752">
                <text:p>181.528657052752</text:p>
              </table:table-cell>
              <table:table-cell office:value-type="float" office:value="0.0400000017466211">
                <text:p>0.040000001746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7000000000948">
                <text:p>36.7000000000948</text:p>
              </table:table-cell>
              <table:table-cell office:value-type="float" office:value="181.519877105355">
                <text:p>181.519877105355</text:p>
              </table:table-cell>
              <table:table-cell office:value-type="float" office:value="0.0400000017509574">
                <text:p>0.040000001750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8000000000981">
                <text:p>36.8000000000981</text:p>
              </table:table-cell>
              <table:table-cell office:value-type="float" office:value="181.511080013381">
                <text:p>181.511080013381</text:p>
              </table:table-cell>
              <table:table-cell office:value-type="float" office:value="0.0400000017552906">
                <text:p>0.040000001755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9000000001014">
                <text:p>36.9000000001014</text:p>
              </table:table-cell>
              <table:table-cell office:value-type="float" office:value="181.502265823628">
                <text:p>181.502265823628</text:p>
              </table:table-cell>
              <table:table-cell office:value-type="float" office:value="0.0400000017596205">
                <text:p>0.0400000017596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0000000001047">
                <text:p>37.0000000001047</text:p>
              </table:table-cell>
              <table:table-cell office:value-type="float" office:value="181.49343458292">
                <text:p>181.49343458292</text:p>
              </table:table-cell>
              <table:table-cell office:value-type="float" office:value="0.0400000017639471">
                <text:p>0.0400000017639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1000000001081">
                <text:p>37.1000000001081</text:p>
              </table:table-cell>
              <table:table-cell office:value-type="float" office:value="181.4845863381">
                <text:p>181.4845863381</text:p>
              </table:table-cell>
              <table:table-cell office:value-type="float" office:value="0.0400000017682706">
                <text:p>0.040000001768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2000000001114">
                <text:p>37.2000000001114</text:p>
              </table:table-cell>
              <table:table-cell office:value-type="float" office:value="181.475721136033">
                <text:p>181.475721136033</text:p>
              </table:table-cell>
              <table:table-cell office:value-type="float" office:value="0.0400000017725908">
                <text:p>0.0400000017725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3000000001147">
                <text:p>37.3000000001147</text:p>
              </table:table-cell>
              <table:table-cell office:value-type="float" office:value="181.466839023609">
                <text:p>181.466839023609</text:p>
              </table:table-cell>
              <table:table-cell office:value-type="float" office:value="0.0400000017769076">
                <text:p>0.040000001776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400000000118">
                <text:p>37.400000000118</text:p>
              </table:table-cell>
              <table:table-cell office:value-type="float" office:value="181.457940047733">
                <text:p>181.457940047733</text:p>
              </table:table-cell>
              <table:table-cell office:value-type="float" office:value="0.0400000017812212">
                <text:p>0.040000001781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000000001213">
                <text:p>37.5000000001213</text:p>
              </table:table-cell>
              <table:table-cell office:value-type="float" office:value="181.449024255334">
                <text:p>181.449024255334</text:p>
              </table:table-cell>
              <table:table-cell office:value-type="float" office:value="0.0400000017855316">
                <text:p>0.040000001785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6000000001247">
                <text:p>37.6000000001247</text:p>
              </table:table-cell>
              <table:table-cell office:value-type="float" office:value="181.440091693359">
                <text:p>181.440091693359</text:p>
              </table:table-cell>
              <table:table-cell office:value-type="float" office:value="0.0400000017898386">
                <text:p>0.040000001789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700000000128">
                <text:p>37.700000000128</text:p>
              </table:table-cell>
              <table:table-cell office:value-type="float" office:value="181.431142408773">
                <text:p>181.431142408773</text:p>
              </table:table-cell>
              <table:table-cell office:value-type="float" office:value="0.0400000017941424">
                <text:p>0.040000001794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8000000001313">
                <text:p>37.8000000001313</text:p>
              </table:table-cell>
              <table:table-cell office:value-type="float" office:value="181.42217644856">
                <text:p>181.42217644856</text:p>
              </table:table-cell>
              <table:table-cell office:value-type="float" office:value="0.040000001798443">
                <text:p>0.040000001798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9000000001346">
                <text:p>37.9000000001346</text:p>
              </table:table-cell>
              <table:table-cell office:value-type="float" office:value="181.413193859719">
                <text:p>181.413193859719</text:p>
              </table:table-cell>
              <table:table-cell office:value-type="float" office:value="0.0400000018027402">
                <text:p>0.0400000018027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0000000001379">
                <text:p>38.0000000001379</text:p>
              </table:table-cell>
              <table:table-cell office:value-type="float" office:value="181.404194689271">
                <text:p>181.404194689271</text:p>
              </table:table-cell>
              <table:table-cell office:value-type="float" office:value="0.0400000018070342">
                <text:p>0.040000001807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1000000001413">
                <text:p>38.1000000001413</text:p>
              </table:table-cell>
              <table:table-cell office:value-type="float" office:value="181.39517898425">
                <text:p>181.39517898425</text:p>
              </table:table-cell>
              <table:table-cell office:value-type="float" office:value="0.0400000018113249">
                <text:p>0.0400000018113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2000000001446">
                <text:p>38.2000000001446</text:p>
              </table:table-cell>
              <table:table-cell office:value-type="float" office:value="181.386146791707">
                <text:p>181.386146791707</text:p>
              </table:table-cell>
              <table:table-cell office:value-type="float" office:value="0.0400000018156123">
                <text:p>0.040000001815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3000000001479">
                <text:p>38.3000000001479</text:p>
              </table:table-cell>
              <table:table-cell office:value-type="float" office:value="181.377098158707">
                <text:p>181.377098158707</text:p>
              </table:table-cell>
              <table:table-cell office:value-type="float" office:value="0.0400000018198963">
                <text:p>0.0400000018198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4000000001512">
                <text:p>38.4000000001512</text:p>
              </table:table-cell>
              <table:table-cell office:value-type="float" office:value="181.368033132333">
                <text:p>181.368033132333</text:p>
              </table:table-cell>
              <table:table-cell office:value-type="float" office:value="0.0400000018241771">
                <text:p>0.040000001824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5000000001545">
                <text:p>38.5000000001545</text:p>
              </table:table-cell>
              <table:table-cell office:value-type="float" office:value="181.358951759677">
                <text:p>181.358951759677</text:p>
              </table:table-cell>
              <table:table-cell office:value-type="float" office:value="0.0400000018284545">
                <text:p>0.040000001828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6000000001579">
                <text:p>38.6000000001579</text:p>
              </table:table-cell>
              <table:table-cell office:value-type="float" office:value="181.349854087851">
                <text:p>181.349854087851</text:p>
              </table:table-cell>
              <table:table-cell office:value-type="float" office:value="0.0400000018327287">
                <text:p>0.040000001832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7000000001612">
                <text:p>38.7000000001612</text:p>
              </table:table-cell>
              <table:table-cell office:value-type="float" office:value="181.340740163974">
                <text:p>181.340740163974</text:p>
              </table:table-cell>
              <table:table-cell office:value-type="float" office:value="0.0400000018369995">
                <text:p>0.0400000018369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8000000001645">
                <text:p>38.8000000001645</text:p>
              </table:table-cell>
              <table:table-cell office:value-type="float" office:value="181.331610035181">
                <text:p>181.331610035181</text:p>
              </table:table-cell>
              <table:table-cell office:value-type="float" office:value="0.0400000018412671">
                <text:p>0.040000001841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9000000001678">
                <text:p>38.9000000001678</text:p>
              </table:table-cell>
              <table:table-cell office:value-type="float" office:value="181.322463748619">
                <text:p>181.322463748619</text:p>
              </table:table-cell>
              <table:table-cell office:value-type="float" office:value="0.0400000018455312">
                <text:p>0.040000001845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0000000001711">
                <text:p>39.0000000001711</text:p>
              </table:table-cell>
              <table:table-cell office:value-type="float" office:value="181.313301351445">
                <text:p>181.313301351445</text:p>
              </table:table-cell>
              <table:table-cell office:value-type="float" office:value="0.0400000018497919">
                <text:p>0.040000001849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1000000001745">
                <text:p>39.1000000001745</text:p>
              </table:table-cell>
              <table:table-cell office:value-type="float" office:value="181.30412289083">
                <text:p>181.30412289083</text:p>
              </table:table-cell>
              <table:table-cell office:value-type="float" office:value="0.0400000018540495">
                <text:p>0.0400000018540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2000000001778">
                <text:p>39.2000000001778</text:p>
              </table:table-cell>
              <table:table-cell office:value-type="float" office:value="181.294928413951">
                <text:p>181.294928413951</text:p>
              </table:table-cell>
              <table:table-cell office:value-type="float" office:value="0.0400000018583037">
                <text:p>0.040000001858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3000000001811">
                <text:p>39.3000000001811</text:p>
              </table:table-cell>
              <table:table-cell office:value-type="float" office:value="181.285717967997">
                <text:p>181.285717967997</text:p>
              </table:table-cell>
              <table:table-cell office:value-type="float" office:value="0.0400000018625545">
                <text:p>0.040000001862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4000000001844">
                <text:p>39.4000000001844</text:p>
              </table:table-cell>
              <table:table-cell office:value-type="float" office:value="181.276491600166">
                <text:p>181.276491600166</text:p>
              </table:table-cell>
              <table:table-cell office:value-type="float" office:value="0.0400000018668019">
                <text:p>0.0400000018668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5000000001877">
                <text:p>39.5000000001877</text:p>
              </table:table-cell>
              <table:table-cell office:value-type="float" office:value="181.267249357664">
                <text:p>181.267249357664</text:p>
              </table:table-cell>
              <table:table-cell office:value-type="float" office:value="0.040000001871046">
                <text:p>0.04000000187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6000000001911">
                <text:p>39.6000000001911</text:p>
              </table:table-cell>
              <table:table-cell office:value-type="float" office:value="181.257991287705">
                <text:p>181.257991287705</text:p>
              </table:table-cell>
              <table:table-cell office:value-type="float" office:value="0.0400000018752868">
                <text:p>0.040000001875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7000000001944">
                <text:p>39.7000000001944</text:p>
              </table:table-cell>
              <table:table-cell office:value-type="float" office:value="181.248717437514">
                <text:p>181.248717437514</text:p>
              </table:table-cell>
              <table:table-cell office:value-type="float" office:value="0.0400000018795241">
                <text:p>0.0400000018795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8000000001977">
                <text:p>39.8000000001977</text:p>
              </table:table-cell>
              <table:table-cell office:value-type="float" office:value="181.23942785432">
                <text:p>181.23942785432</text:p>
              </table:table-cell>
              <table:table-cell office:value-type="float" office:value="0.0400000018837582">
                <text:p>0.0400000018837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.900000000201">
                <text:p>39.900000000201</text:p>
              </table:table-cell>
              <table:table-cell office:value-type="float" office:value="181.230122585357">
                <text:p>181.230122585357</text:p>
              </table:table-cell>
              <table:table-cell office:value-type="float" office:value="0.040000001887989">
                <text:p>0.0400000018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0000000002043">
                <text:p>40.0000000002043</text:p>
              </table:table-cell>
              <table:table-cell office:value-type="float" office:value="181.220801677868">
                <text:p>181.220801677868</text:p>
              </table:table-cell>
              <table:table-cell office:value-type="float" office:value="0.0400000018922163">
                <text:p>0.040000001892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1000000002077">
                <text:p>40.1000000002077</text:p>
              </table:table-cell>
              <table:table-cell office:value-type="float" office:value="181.2114651791">
                <text:p>181.2114651791</text:p>
              </table:table-cell>
              <table:table-cell office:value-type="float" office:value="0.0400000018964403">
                <text:p>0.040000001896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200000000211">
                <text:p>40.200000000211</text:p>
              </table:table-cell>
              <table:table-cell office:value-type="float" office:value="181.202113136304">
                <text:p>181.202113136304</text:p>
              </table:table-cell>
              <table:table-cell office:value-type="float" office:value="0.0400000019006609">
                <text:p>0.0400000019006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3000000002143">
                <text:p>40.3000000002143</text:p>
              </table:table-cell>
              <table:table-cell office:value-type="float" office:value="181.192745596738">
                <text:p>181.192745596738</text:p>
              </table:table-cell>
              <table:table-cell office:value-type="float" office:value="0.0400000019048781">
                <text:p>0.04000000190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4000000002176">
                <text:p>40.4000000002176</text:p>
              </table:table-cell>
              <table:table-cell office:value-type="float" office:value="181.18336260766">
                <text:p>181.18336260766</text:p>
              </table:table-cell>
              <table:table-cell office:value-type="float" office:value="0.0400000019090919">
                <text:p>0.040000001909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5000000002209">
                <text:p>40.5000000002209</text:p>
              </table:table-cell>
              <table:table-cell office:value-type="float" office:value="181.173964216337">
                <text:p>181.173964216337</text:p>
              </table:table-cell>
              <table:table-cell office:value-type="float" office:value="0.0400000019133023">
                <text:p>0.040000001913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6000000002242">
                <text:p>40.6000000002242</text:p>
              </table:table-cell>
              <table:table-cell office:value-type="float" office:value="181.164550470032">
                <text:p>181.164550470032</text:p>
              </table:table-cell>
              <table:table-cell office:value-type="float" office:value="0.0400000019175094">
                <text:p>0.0400000019175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7000000002276">
                <text:p>40.7000000002276</text:p>
              </table:table-cell>
              <table:table-cell office:value-type="float" office:value="181.155121416015">
                <text:p>181.155121416015</text:p>
              </table:table-cell>
              <table:table-cell office:value-type="float" office:value="0.040000001921713">
                <text:p>0.04000000192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8000000002309">
                <text:p>40.8000000002309</text:p>
              </table:table-cell>
              <table:table-cell office:value-type="float" office:value="181.145677101558">
                <text:p>181.145677101558</text:p>
              </table:table-cell>
              <table:table-cell office:value-type="float" office:value="0.0400000019259133">
                <text:p>0.0400000019259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9000000002342">
                <text:p>40.9000000002342</text:p>
              </table:table-cell>
              <table:table-cell office:value-type="float" office:value="181.13621757393">
                <text:p>181.13621757393</text:p>
              </table:table-cell>
              <table:table-cell office:value-type="float" office:value="0.0400000019301101">
                <text:p>0.040000001930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0000000002375">
                <text:p>41.0000000002375</text:p>
              </table:table-cell>
              <table:table-cell office:value-type="float" office:value="181.126742880404">
                <text:p>181.126742880404</text:p>
              </table:table-cell>
              <table:table-cell office:value-type="float" office:value="0.0400000019343036">
                <text:p>0.040000001934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1000000002408">
                <text:p>41.1000000002408</text:p>
              </table:table-cell>
              <table:table-cell office:value-type="float" office:value="181.11725306825">
                <text:p>181.11725306825</text:p>
              </table:table-cell>
              <table:table-cell office:value-type="float" office:value="0.0400000019384935">
                <text:p>0.0400000019384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2000000002442">
                <text:p>41.2000000002442</text:p>
              </table:table-cell>
              <table:table-cell office:value-type="float" office:value="181.107748184743">
                <text:p>181.107748184743</text:p>
              </table:table-cell>
              <table:table-cell office:value-type="float" office:value="0.0400000019426801">
                <text:p>0.040000001942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3000000002475">
                <text:p>41.3000000002475</text:p>
              </table:table-cell>
              <table:table-cell office:value-type="float" office:value="181.098228277151">
                <text:p>181.098228277151</text:p>
              </table:table-cell>
              <table:table-cell office:value-type="float" office:value="0.0400000019468633">
                <text:p>0.040000001946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000000002508">
                <text:p>41.4000000002508</text:p>
              </table:table-cell>
              <table:table-cell office:value-type="float" office:value="181.088693392746">
                <text:p>181.088693392746</text:p>
              </table:table-cell>
              <table:table-cell office:value-type="float" office:value="0.040000001951043">
                <text:p>0.04000000195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5000000002541">
                <text:p>41.5000000002541</text:p>
              </table:table-cell>
              <table:table-cell office:value-type="float" office:value="181.079143578793">
                <text:p>181.079143578793</text:p>
              </table:table-cell>
              <table:table-cell office:value-type="float" office:value="0.0400000019552194">
                <text:p>0.040000001955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6000000002574">
                <text:p>41.6000000002574</text:p>
              </table:table-cell>
              <table:table-cell office:value-type="float" office:value="181.069578882559">
                <text:p>181.069578882559</text:p>
              </table:table-cell>
              <table:table-cell office:value-type="float" office:value="0.0400000019593923">
                <text:p>0.0400000019593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7000000002608">
                <text:p>41.7000000002608</text:p>
              </table:table-cell>
              <table:table-cell office:value-type="float" office:value="181.059999351305">
                <text:p>181.059999351305</text:p>
              </table:table-cell>
              <table:table-cell office:value-type="float" office:value="0.0400000019635617">
                <text:p>0.0400000019635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8000000002641">
                <text:p>41.8000000002641</text:p>
              </table:table-cell>
              <table:table-cell office:value-type="float" office:value="181.05040503229">
                <text:p>181.05040503229</text:p>
              </table:table-cell>
              <table:table-cell office:value-type="float" office:value="0.0400000019677278">
                <text:p>0.0400000019677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9000000002674">
                <text:p>41.9000000002674</text:p>
              </table:table-cell>
              <table:table-cell office:value-type="float" office:value="181.040795972768">
                <text:p>181.040795972768</text:p>
              </table:table-cell>
              <table:table-cell office:value-type="float" office:value="0.0400000019718903">
                <text:p>0.0400000019718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0000000002707">
                <text:p>42.0000000002707</text:p>
              </table:table-cell>
              <table:table-cell office:value-type="float" office:value="181.031172219987">
                <text:p>181.031172219987</text:p>
              </table:table-cell>
              <table:table-cell office:value-type="float" office:value="0.0400000019760493">
                <text:p>0.040000001976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100000000274">
                <text:p>42.100000000274</text:p>
              </table:table-cell>
              <table:table-cell office:value-type="float" office:value="181.021533821195">
                <text:p>181.021533821195</text:p>
              </table:table-cell>
              <table:table-cell office:value-type="float" office:value="0.040000001980205">
                <text:p>0.040000001980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2000000002774">
                <text:p>42.2000000002774</text:p>
              </table:table-cell>
              <table:table-cell office:value-type="float" office:value="181.011880823631">
                <text:p>181.011880823631</text:p>
              </table:table-cell>
              <table:table-cell office:value-type="float" office:value="0.0400000019843573">
                <text:p>0.040000001984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3000000002807">
                <text:p>42.3000000002807</text:p>
              </table:table-cell>
              <table:table-cell office:value-type="float" office:value="181.002213274528">
                <text:p>181.002213274528</text:p>
              </table:table-cell>
              <table:table-cell office:value-type="float" office:value="0.040000001988506">
                <text:p>0.04000000198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400000000284">
                <text:p>42.400000000284</text:p>
              </table:table-cell>
              <table:table-cell office:value-type="float" office:value="180.992531221113">
                <text:p>180.992531221113</text:p>
              </table:table-cell>
              <table:table-cell office:value-type="float" office:value="0.0400000019926514">
                <text:p>0.0400000019926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000000002873">
                <text:p>42.5000000002873</text:p>
              </table:table-cell>
              <table:table-cell office:value-type="float" office:value="180.982834710606">
                <text:p>180.982834710606</text:p>
              </table:table-cell>
              <table:table-cell office:value-type="float" office:value="0.0400000019967932">
                <text:p>0.0400000019967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6000000002906">
                <text:p>42.6000000002906</text:p>
              </table:table-cell>
              <table:table-cell office:value-type="float" office:value="180.973123790217">
                <text:p>180.973123790217</text:p>
              </table:table-cell>
              <table:table-cell office:value-type="float" office:value="0.0400000020009317">
                <text:p>0.0400000020009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700000000294">
                <text:p>42.700000000294</text:p>
              </table:table-cell>
              <table:table-cell office:value-type="float" office:value="180.963398507153">
                <text:p>180.963398507153</text:p>
              </table:table-cell>
              <table:table-cell office:value-type="float" office:value="0.0400000020050666">
                <text:p>0.0400000020050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8000000002973">
                <text:p>42.8000000002973</text:p>
              </table:table-cell>
              <table:table-cell office:value-type="float" office:value="180.953658908611">
                <text:p>180.953658908611</text:p>
              </table:table-cell>
              <table:table-cell office:value-type="float" office:value="0.0400000020091981">
                <text:p>0.0400000020091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9000000003006">
                <text:p>42.9000000003006</text:p>
              </table:table-cell>
              <table:table-cell office:value-type="float" office:value="180.943905041774">
                <text:p>180.943905041774</text:p>
              </table:table-cell>
              <table:table-cell office:value-type="float" office:value="0.0400000020133262">
                <text:p>0.040000002013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0000000003039">
                <text:p>43.0000000003039</text:p>
              </table:table-cell>
              <table:table-cell office:value-type="float" office:value="180.934136953822">
                <text:p>180.934136953822</text:p>
              </table:table-cell>
              <table:table-cell office:value-type="float" office:value="0.0400000020174507">
                <text:p>0.0400000020174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1000000003072">
                <text:p>43.1000000003072</text:p>
              </table:table-cell>
              <table:table-cell office:value-type="float" office:value="180.924354691921">
                <text:p>180.924354691921</text:p>
              </table:table-cell>
              <table:table-cell office:value-type="float" office:value="0.0400000020215718">
                <text:p>0.040000002021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2000000003106">
                <text:p>43.2000000003106</text:p>
              </table:table-cell>
              <table:table-cell office:value-type="float" office:value="180.914558303229">
                <text:p>180.914558303229</text:p>
              </table:table-cell>
              <table:table-cell office:value-type="float" office:value="0.0400000020256894">
                <text:p>0.040000002025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3000000003139">
                <text:p>43.3000000003139</text:p>
              </table:table-cell>
              <table:table-cell office:value-type="float" office:value="180.90474783489">
                <text:p>180.90474783489</text:p>
              </table:table-cell>
              <table:table-cell office:value-type="float" office:value="0.0400000020298034">
                <text:p>0.040000002029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4000000003172">
                <text:p>43.4000000003172</text:p>
              </table:table-cell>
              <table:table-cell office:value-type="float" office:value="180.894923334042">
                <text:p>180.894923334042</text:p>
              </table:table-cell>
              <table:table-cell office:value-type="float" office:value="0.0400000020339141">
                <text:p>0.0400000020339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5000000003205">
                <text:p>43.5000000003205</text:p>
              </table:table-cell>
              <table:table-cell office:value-type="float" office:value="180.885084847804">
                <text:p>180.885084847804</text:p>
              </table:table-cell>
              <table:table-cell office:value-type="float" office:value="0.0400000020380212">
                <text:p>0.040000002038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6000000003238">
                <text:p>43.6000000003238</text:p>
              </table:table-cell>
              <table:table-cell office:value-type="float" office:value="180.875232423288">
                <text:p>180.875232423288</text:p>
              </table:table-cell>
              <table:table-cell office:value-type="float" office:value="0.0400000020421248">
                <text:p>0.040000002042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7000000003272">
                <text:p>43.7000000003272</text:p>
              </table:table-cell>
              <table:table-cell office:value-type="float" office:value="180.865366107591">
                <text:p>180.865366107591</text:p>
              </table:table-cell>
              <table:table-cell office:value-type="float" office:value="0.0400000020462249">
                <text:p>0.040000002046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8000000003305">
                <text:p>43.8000000003305</text:p>
              </table:table-cell>
              <table:table-cell office:value-type="float" office:value="180.855485947796">
                <text:p>180.855485947796</text:p>
              </table:table-cell>
              <table:table-cell office:value-type="float" office:value="0.0400000020503215">
                <text:p>0.040000002050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9000000003338">
                <text:p>43.9000000003338</text:p>
              </table:table-cell>
              <table:table-cell office:value-type="float" office:value="180.845591990973">
                <text:p>180.845591990973</text:p>
              </table:table-cell>
              <table:table-cell office:value-type="float" office:value="0.0400000020544146">
                <text:p>0.0400000020544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0000000003371">
                <text:p>44.0000000003371</text:p>
              </table:table-cell>
              <table:table-cell office:value-type="float" office:value="180.83568428418">
                <text:p>180.83568428418</text:p>
              </table:table-cell>
              <table:table-cell office:value-type="float" office:value="0.0400000020585043">
                <text:p>0.040000002058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1000000003404">
                <text:p>44.1000000003404</text:p>
              </table:table-cell>
              <table:table-cell office:value-type="float" office:value="180.825762874455">
                <text:p>180.825762874455</text:p>
              </table:table-cell>
              <table:table-cell office:value-type="float" office:value="0.0400000020625903">
                <text:p>0.040000002062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2000000003438">
                <text:p>44.2000000003438</text:p>
              </table:table-cell>
              <table:table-cell office:value-type="float" office:value="180.815827808827">
                <text:p>180.815827808827</text:p>
              </table:table-cell>
              <table:table-cell office:value-type="float" office:value="0.040000002066673">
                <text:p>0.040000002066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3000000003471">
                <text:p>44.3000000003471</text:p>
              </table:table-cell>
              <table:table-cell office:value-type="float" office:value="180.805879134303">
                <text:p>180.805879134303</text:p>
              </table:table-cell>
              <table:table-cell office:value-type="float" office:value="0.0400000020707521">
                <text:p>0.0400000020707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4000000003504">
                <text:p>44.4000000003504</text:p>
              </table:table-cell>
              <table:table-cell office:value-type="float" office:value="180.795916897878">
                <text:p>180.795916897878</text:p>
              </table:table-cell>
              <table:table-cell office:value-type="float" office:value="0.0400000020748277">
                <text:p>0.0400000020748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5000000003537">
                <text:p>44.5000000003537</text:p>
              </table:table-cell>
              <table:table-cell office:value-type="float" office:value="180.785941146529">
                <text:p>180.785941146529</text:p>
              </table:table-cell>
              <table:table-cell office:value-type="float" office:value="0.0400000020788998">
                <text:p>0.040000002078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600000000357">
                <text:p>44.600000000357</text:p>
              </table:table-cell>
              <table:table-cell office:value-type="float" office:value="180.775951927218">
                <text:p>180.775951927218</text:p>
              </table:table-cell>
              <table:table-cell office:value-type="float" office:value="0.0400000020829683">
                <text:p>0.040000002082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7000000003604">
                <text:p>44.7000000003604</text:p>
              </table:table-cell>
              <table:table-cell office:value-type="float" office:value="180.765949286885">
                <text:p>180.765949286885</text:p>
              </table:table-cell>
              <table:table-cell office:value-type="float" office:value="0.0400000020870333">
                <text:p>0.0400000020870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8000000003637">
                <text:p>44.8000000003637</text:p>
              </table:table-cell>
              <table:table-cell office:value-type="float" office:value="180.755933272456">
                <text:p>180.755933272456</text:p>
              </table:table-cell>
              <table:table-cell office:value-type="float" office:value="0.0400000020910947">
                <text:p>0.040000002091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.900000000367">
                <text:p>44.900000000367</text:p>
              </table:table-cell>
              <table:table-cell office:value-type="float" office:value="180.745903930836">
                <text:p>180.745903930836</text:p>
              </table:table-cell>
              <table:table-cell office:value-type="float" office:value="0.0400000020951526">
                <text:p>0.040000002095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0000000003703">
                <text:p>45.0000000003703</text:p>
              </table:table-cell>
              <table:table-cell office:value-type="float" office:value="180.735861308912">
                <text:p>180.735861308912</text:p>
              </table:table-cell>
              <table:table-cell office:value-type="float" office:value="0.040000002099207">
                <text:p>0.040000002099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1000000003736">
                <text:p>45.1000000003736</text:p>
              </table:table-cell>
              <table:table-cell office:value-type="float" office:value="180.725805453554">
                <text:p>180.725805453554</text:p>
              </table:table-cell>
              <table:table-cell office:value-type="float" office:value="0.0400000021032579">
                <text:p>0.040000002103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200000000377">
                <text:p>45.200000000377</text:p>
              </table:table-cell>
              <table:table-cell office:value-type="float" office:value="180.715736411608">
                <text:p>180.715736411608</text:p>
              </table:table-cell>
              <table:table-cell office:value-type="float" office:value="0.0400000021073052">
                <text:p>0.0400000021073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3000000003803">
                <text:p>45.3000000003803</text:p>
              </table:table-cell>
              <table:table-cell office:value-type="float" office:value="180.705654229901">
                <text:p>180.705654229901</text:p>
              </table:table-cell>
              <table:table-cell office:value-type="float" office:value="0.040000002111349">
                <text:p>0.04000000211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4000000003836">
                <text:p>45.4000000003836</text:p>
              </table:table-cell>
              <table:table-cell office:value-type="float" office:value="180.695558955241">
                <text:p>180.695558955241</text:p>
              </table:table-cell>
              <table:table-cell office:value-type="float" office:value="0.0400000021153892">
                <text:p>0.040000002115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5000000003869">
                <text:p>45.5000000003869</text:p>
              </table:table-cell>
              <table:table-cell office:value-type="float" office:value="180.685450634414">
                <text:p>180.685450634414</text:p>
              </table:table-cell>
              <table:table-cell office:value-type="float" office:value="0.040000002119426">
                <text:p>0.04000000211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6000000003902">
                <text:p>45.6000000003902</text:p>
              </table:table-cell>
              <table:table-cell office:value-type="float" office:value="180.675329314183">
                <text:p>180.675329314183</text:p>
              </table:table-cell>
              <table:table-cell office:value-type="float" office:value="0.0400000021234592">
                <text:p>0.04000000212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7000000003936">
                <text:p>45.7000000003936</text:p>
              </table:table-cell>
              <table:table-cell office:value-type="float" office:value="180.665195041291">
                <text:p>180.665195041291</text:p>
              </table:table-cell>
              <table:table-cell office:value-type="float" office:value="0.0400000021274888">
                <text:p>0.0400000021274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8000000003969">
                <text:p>45.8000000003969</text:p>
              </table:table-cell>
              <table:table-cell office:value-type="float" office:value="180.655047862455">
                <text:p>180.655047862455</text:p>
              </table:table-cell>
              <table:table-cell office:value-type="float" office:value="0.0400000021315148">
                <text:p>0.0400000021315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.9000000004002">
                <text:p>45.9000000004002</text:p>
              </table:table-cell>
              <table:table-cell office:value-type="float" office:value="180.644887824374">
                <text:p>180.644887824374</text:p>
              </table:table-cell>
              <table:table-cell office:value-type="float" office:value="0.0400000021355373">
                <text:p>0.0400000021355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0000000004035">
                <text:p>46.0000000004035</text:p>
              </table:table-cell>
              <table:table-cell office:value-type="float" office:value="180.634714973721">
                <text:p>180.634714973721</text:p>
              </table:table-cell>
              <table:table-cell office:value-type="float" office:value="0.0400000021395563">
                <text:p>0.0400000021395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1000000004068">
                <text:p>46.1000000004068</text:p>
              </table:table-cell>
              <table:table-cell office:value-type="float" office:value="180.624529357144">
                <text:p>180.624529357144</text:p>
              </table:table-cell>
              <table:table-cell office:value-type="float" office:value="0.0400000021435717">
                <text:p>0.040000002143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2000000004101">
                <text:p>46.2000000004101</text:p>
              </table:table-cell>
              <table:table-cell office:value-type="float" office:value="180.614331021269">
                <text:p>180.614331021269</text:p>
              </table:table-cell>
              <table:table-cell office:value-type="float" office:value="0.0400000021475835">
                <text:p>0.0400000021475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3000000004135">
                <text:p>46.3000000004135</text:p>
              </table:table-cell>
              <table:table-cell office:value-type="float" office:value="180.604120012697">
                <text:p>180.604120012697</text:p>
              </table:table-cell>
              <table:table-cell office:value-type="float" office:value="0.0400000021515919">
                <text:p>0.0400000021515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4000000004168">
                <text:p>46.4000000004168</text:p>
              </table:table-cell>
              <table:table-cell office:value-type="float" office:value="180.593896378001">
                <text:p>180.593896378001</text:p>
              </table:table-cell>
              <table:table-cell office:value-type="float" office:value="0.0400000021555966">
                <text:p>0.040000002155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5000000004201">
                <text:p>46.5000000004201</text:p>
              </table:table-cell>
              <table:table-cell office:value-type="float" office:value="180.583660163732">
                <text:p>180.583660163732</text:p>
              </table:table-cell>
              <table:table-cell office:value-type="float" office:value="0.0400000021595978">
                <text:p>0.0400000021595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6000000004234">
                <text:p>46.6000000004234</text:p>
              </table:table-cell>
              <table:table-cell office:value-type="float" office:value="180.573411416415">
                <text:p>180.573411416415</text:p>
              </table:table-cell>
              <table:table-cell office:value-type="float" office:value="0.0400000021635953">
                <text:p>0.040000002163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7000000004267">
                <text:p>46.7000000004267</text:p>
              </table:table-cell>
              <table:table-cell office:value-type="float" office:value="180.563150182546">
                <text:p>180.563150182546</text:p>
              </table:table-cell>
              <table:table-cell office:value-type="float" office:value="0.0400000021675893">
                <text:p>0.040000002167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8000000004301">
                <text:p>46.8000000004301</text:p>
              </table:table-cell>
              <table:table-cell office:value-type="float" office:value="180.552876508595">
                <text:p>180.552876508595</text:p>
              </table:table-cell>
              <table:table-cell office:value-type="float" office:value="0.0400000021715797">
                <text:p>0.040000002171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.9000000004334">
                <text:p>46.9000000004334</text:p>
              </table:table-cell>
              <table:table-cell office:value-type="float" office:value="180.542590441008">
                <text:p>180.542590441008</text:p>
              </table:table-cell>
              <table:table-cell office:value-type="float" office:value="0.0400000021755665">
                <text:p>0.040000002175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0000000004367">
                <text:p>47.0000000004367</text:p>
              </table:table-cell>
              <table:table-cell office:value-type="float" office:value="180.5322920262">
                <text:p>180.5322920262</text:p>
              </table:table-cell>
              <table:table-cell office:value-type="float" office:value="0.0400000021795499">
                <text:p>0.0400000021795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10000000044">
                <text:p>47.10000000044</text:p>
              </table:table-cell>
              <table:table-cell office:value-type="float" office:value="180.521981310555">
                <text:p>180.521981310555</text:p>
              </table:table-cell>
              <table:table-cell office:value-type="float" office:value="0.0400000021835296">
                <text:p>0.040000002183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2000000004433">
                <text:p>47.2000000004433</text:p>
              </table:table-cell>
              <table:table-cell office:value-type="float" office:value="180.511658340435">
                <text:p>180.511658340435</text:p>
              </table:table-cell>
              <table:table-cell office:value-type="float" office:value="0.0400000021875057">
                <text:p>0.0400000021875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3000000004467">
                <text:p>47.3000000004467</text:p>
              </table:table-cell>
              <table:table-cell office:value-type="float" office:value="180.50132316217">
                <text:p>180.50132316217</text:p>
              </table:table-cell>
              <table:table-cell office:value-type="float" office:value="0.0400000021914782">
                <text:p>0.040000002191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40000000045">
                <text:p>47.40000000045</text:p>
              </table:table-cell>
              <table:table-cell office:value-type="float" office:value="180.490975822061">
                <text:p>180.490975822061</text:p>
              </table:table-cell>
              <table:table-cell office:value-type="float" office:value="0.0400000021954471">
                <text:p>0.0400000021954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5000000004533">
                <text:p>47.5000000004533</text:p>
              </table:table-cell>
              <table:table-cell office:value-type="float" office:value="180.480616366378">
                <text:p>180.480616366378</text:p>
              </table:table-cell>
              <table:table-cell office:value-type="float" office:value="0.0400000021994123">
                <text:p>0.0400000021994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6000000004566">
                <text:p>47.6000000004566</text:p>
              </table:table-cell>
              <table:table-cell office:value-type="float" office:value="180.470244841365">
                <text:p>180.470244841365</text:p>
              </table:table-cell>
              <table:table-cell office:value-type="float" office:value="0.0400000022033742">
                <text:p>0.040000002203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7000000004599">
                <text:p>47.7000000004599</text:p>
              </table:table-cell>
              <table:table-cell office:value-type="float" office:value="180.459861293231">
                <text:p>180.459861293231</text:p>
              </table:table-cell>
              <table:table-cell office:value-type="float" office:value="0.0400000022073323">
                <text:p>0.040000002207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8000000004633">
                <text:p>47.8000000004633</text:p>
              </table:table-cell>
              <table:table-cell office:value-type="float" office:value="180.449465768155">
                <text:p>180.449465768155</text:p>
              </table:table-cell>
              <table:table-cell office:value-type="float" office:value="0.0400000022112869">
                <text:p>0.040000002211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9000000004666">
                <text:p>47.9000000004666</text:p>
              </table:table-cell>
              <table:table-cell office:value-type="float" office:value="180.439058312284">
                <text:p>180.439058312284</text:p>
              </table:table-cell>
              <table:table-cell office:value-type="float" office:value="0.0400000022152378">
                <text:p>0.040000002215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0000000004699">
                <text:p>48.0000000004699</text:p>
              </table:table-cell>
              <table:table-cell office:value-type="float" office:value="180.428638971739">
                <text:p>180.428638971739</text:p>
              </table:table-cell>
              <table:table-cell office:value-type="float" office:value="0.0400000022191852">
                <text:p>0.040000002219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1000000004732">
                <text:p>48.1000000004732</text:p>
              </table:table-cell>
              <table:table-cell office:value-type="float" office:value="180.418207792602">
                <text:p>180.418207792602</text:p>
              </table:table-cell>
              <table:table-cell office:value-type="float" office:value="0.0400000022231289">
                <text:p>0.040000002223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2000000004765">
                <text:p>48.2000000004765</text:p>
              </table:table-cell>
              <table:table-cell office:value-type="float" office:value="180.407764820925">
                <text:p>180.407764820925</text:p>
              </table:table-cell>
              <table:table-cell office:value-type="float" office:value="0.040000002227069">
                <text:p>0.04000000222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3000000004799">
                <text:p>48.3000000004799</text:p>
              </table:table-cell>
              <table:table-cell office:value-type="float" office:value="180.397310102727">
                <text:p>180.397310102727</text:p>
              </table:table-cell>
              <table:table-cell office:value-type="float" office:value="0.0400000022310055">
                <text:p>0.04000000223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4000000004832">
                <text:p>48.4000000004832</text:p>
              </table:table-cell>
              <table:table-cell office:value-type="float" office:value="180.386843683995">
                <text:p>180.386843683995</text:p>
              </table:table-cell>
              <table:table-cell office:value-type="float" office:value="0.0400000022349385">
                <text:p>0.040000002234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5000000004865">
                <text:p>48.5000000004865</text:p>
              </table:table-cell>
              <table:table-cell office:value-type="float" office:value="180.376365610681">
                <text:p>180.376365610681</text:p>
              </table:table-cell>
              <table:table-cell office:value-type="float" office:value="0.0400000022388678">
                <text:p>0.0400000022388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6000000004898">
                <text:p>48.6000000004898</text:p>
              </table:table-cell>
              <table:table-cell office:value-type="float" office:value="180.365875928702">
                <text:p>180.365875928702</text:p>
              </table:table-cell>
              <table:table-cell office:value-type="float" office:value="0.0400000022427934">
                <text:p>0.0400000022427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7000000004931">
                <text:p>48.7000000004931</text:p>
              </table:table-cell>
              <table:table-cell office:value-type="float" office:value="180.355374683943">
                <text:p>180.355374683943</text:p>
              </table:table-cell>
              <table:table-cell office:value-type="float" office:value="0.0400000022467155">
                <text:p>0.040000002246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8000000004965">
                <text:p>48.8000000004965</text:p>
              </table:table-cell>
              <table:table-cell office:value-type="float" office:value="180.344861922253">
                <text:p>180.344861922253</text:p>
              </table:table-cell>
              <table:table-cell office:value-type="float" office:value="0.040000002250634">
                <text:p>0.04000000225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.9000000004998">
                <text:p>48.9000000004998</text:p>
              </table:table-cell>
              <table:table-cell office:value-type="float" office:value="180.334337689444">
                <text:p>180.334337689444</text:p>
              </table:table-cell>
              <table:table-cell office:value-type="float" office:value="0.0400000022545489">
                <text:p>0.0400000022545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0000000005031">
                <text:p>49.0000000005031</text:p>
              </table:table-cell>
              <table:table-cell office:value-type="float" office:value="180.323802031295">
                <text:p>180.323802031295</text:p>
              </table:table-cell>
              <table:table-cell office:value-type="float" office:value="0.0400000022584601">
                <text:p>0.040000002258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1000000005064">
                <text:p>49.1000000005064</text:p>
              </table:table-cell>
              <table:table-cell office:value-type="float" office:value="180.313254993548">
                <text:p>180.313254993548</text:p>
              </table:table-cell>
              <table:table-cell office:value-type="float" office:value="0.0400000022623677">
                <text:p>0.0400000022623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2000000005097">
                <text:p>49.2000000005097</text:p>
              </table:table-cell>
              <table:table-cell office:value-type="float" office:value="180.302696621909">
                <text:p>180.302696621909</text:p>
              </table:table-cell>
              <table:table-cell office:value-type="float" office:value="0.0400000022662718">
                <text:p>0.040000002266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3000000005131">
                <text:p>49.3000000005131</text:p>
              </table:table-cell>
              <table:table-cell office:value-type="float" office:value="180.292126962044">
                <text:p>180.292126962044</text:p>
              </table:table-cell>
              <table:table-cell office:value-type="float" office:value="0.0400000022701721">
                <text:p>0.040000002270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4000000005164">
                <text:p>49.4000000005164</text:p>
              </table:table-cell>
              <table:table-cell office:value-type="float" office:value="180.28154605959">
                <text:p>180.28154605959</text:p>
              </table:table-cell>
              <table:table-cell office:value-type="float" office:value="0.0400000022740689">
                <text:p>0.040000002274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5000000005197">
                <text:p>49.5000000005197</text:p>
              </table:table-cell>
              <table:table-cell office:value-type="float" office:value="180.270953960138">
                <text:p>180.270953960138</text:p>
              </table:table-cell>
              <table:table-cell office:value-type="float" office:value="0.0400000022779619">
                <text:p>0.0400000022779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600000000523">
                <text:p>49.600000000523</text:p>
              </table:table-cell>
              <table:table-cell office:value-type="float" office:value="180.260350709246">
                <text:p>180.260350709246</text:p>
              </table:table-cell>
              <table:table-cell office:value-type="float" office:value="0.0400000022818515">
                <text:p>0.0400000022818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7000000005263">
                <text:p>49.7000000005263</text:p>
              </table:table-cell>
              <table:table-cell office:value-type="float" office:value="180.249736352433">
                <text:p>180.249736352433</text:p>
              </table:table-cell>
              <table:table-cell office:value-type="float" office:value="0.0400000022857373">
                <text:p>0.0400000022857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8000000005297">
                <text:p>49.8000000005297</text:p>
              </table:table-cell>
              <table:table-cell office:value-type="float" office:value="180.239110935177">
                <text:p>180.239110935177</text:p>
              </table:table-cell>
              <table:table-cell office:value-type="float" office:value="0.0400000022896196">
                <text:p>0.0400000022896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.900000000533">
                <text:p>49.900000000533</text:p>
              </table:table-cell>
              <table:table-cell office:value-type="float" office:value="180.22847450292">
                <text:p>180.22847450292</text:p>
              </table:table-cell>
              <table:table-cell office:value-type="float" office:value="0.0400000022934982">
                <text:p>0.040000002293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0000000005363">
                <text:p>50.0000000005363</text:p>
              </table:table-cell>
              <table:table-cell office:value-type="float" office:value="180.217827101062">
                <text:p>180.217827101062</text:p>
              </table:table-cell>
              <table:table-cell office:value-type="float" office:value="0.0400000022973732">
                <text:p>0.040000002297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1000000005396">
                <text:p>50.1000000005396</text:p>
              </table:table-cell>
              <table:table-cell office:value-type="float" office:value="180.207168774967">
                <text:p>180.207168774967</text:p>
              </table:table-cell>
              <table:table-cell office:value-type="float" office:value="0.0400000023012446">
                <text:p>0.0400000023012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2000000005429">
                <text:p>50.2000000005429</text:p>
              </table:table-cell>
              <table:table-cell office:value-type="float" office:value="180.196499569956">
                <text:p>180.196499569956</text:p>
              </table:table-cell>
              <table:table-cell office:value-type="float" office:value="0.0400000023051123">
                <text:p>0.040000002305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3000000005463">
                <text:p>50.3000000005463</text:p>
              </table:table-cell>
              <table:table-cell office:value-type="float" office:value="180.185819531311">
                <text:p>180.185819531311</text:p>
              </table:table-cell>
              <table:table-cell office:value-type="float" office:value="0.0400000023089764">
                <text:p>0.040000002308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4000000005496">
                <text:p>50.4000000005496</text:p>
              </table:table-cell>
              <table:table-cell office:value-type="float" office:value="180.175128704271">
                <text:p>180.175128704271</text:p>
              </table:table-cell>
              <table:table-cell office:value-type="float" office:value="0.0400000023128368">
                <text:p>0.040000002312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5000000005529">
                <text:p>50.5000000005529</text:p>
              </table:table-cell>
              <table:table-cell office:value-type="float" office:value="180.164427134038">
                <text:p>180.164427134038</text:p>
              </table:table-cell>
              <table:table-cell office:value-type="float" office:value="0.0400000023166936">
                <text:p>0.040000002316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6000000005562">
                <text:p>50.6000000005562</text:p>
              </table:table-cell>
              <table:table-cell office:value-type="float" office:value="180.15371486577">
                <text:p>180.15371486577</text:p>
              </table:table-cell>
              <table:table-cell office:value-type="float" office:value="0.0400000023205467">
                <text:p>0.040000002320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7000000005595">
                <text:p>50.7000000005595</text:p>
              </table:table-cell>
              <table:table-cell office:value-type="float" office:value="180.142991944585">
                <text:p>180.142991944585</text:p>
              </table:table-cell>
              <table:table-cell office:value-type="float" office:value="0.0400000023243962">
                <text:p>0.040000002324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8000000005629">
                <text:p>50.8000000005629</text:p>
              </table:table-cell>
              <table:table-cell office:value-type="float" office:value="180.132258415554">
                <text:p>180.132258415554</text:p>
              </table:table-cell>
              <table:table-cell office:value-type="float" office:value="0.040000002328242">
                <text:p>0.04000000232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9000000005662">
                <text:p>50.9000000005662</text:p>
              </table:table-cell>
              <table:table-cell office:value-type="float" office:value="180.121514323712">
                <text:p>180.121514323712</text:p>
              </table:table-cell>
              <table:table-cell office:value-type="float" office:value="0.0400000023320842">
                <text:p>0.0400000023320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0000000005695">
                <text:p>51.0000000005695</text:p>
              </table:table-cell>
              <table:table-cell office:value-type="float" office:value="180.110759714048">
                <text:p>180.110759714048</text:p>
              </table:table-cell>
              <table:table-cell office:value-type="float" office:value="0.0400000023359228">
                <text:p>0.040000002335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1000000005728">
                <text:p>51.1000000005728</text:p>
              </table:table-cell>
              <table:table-cell office:value-type="float" office:value="180.099994631508">
                <text:p>180.099994631508</text:p>
              </table:table-cell>
              <table:table-cell office:value-type="float" office:value="0.0400000023397576">
                <text:p>0.0400000023397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2000000005761">
                <text:p>51.2000000005761</text:p>
              </table:table-cell>
              <table:table-cell office:value-type="float" office:value="180.089219120995">
                <text:p>180.089219120995</text:p>
              </table:table-cell>
              <table:table-cell office:value-type="float" office:value="0.0400000023435889">
                <text:p>0.0400000023435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3000000005795">
                <text:p>51.3000000005795</text:p>
              </table:table-cell>
              <table:table-cell office:value-type="float" office:value="180.078433227367">
                <text:p>180.078433227367</text:p>
              </table:table-cell>
              <table:table-cell office:value-type="float" office:value="0.0400000023474165">
                <text:p>0.0400000023474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4000000005828">
                <text:p>51.4000000005828</text:p>
              </table:table-cell>
              <table:table-cell office:value-type="float" office:value="180.067636995441">
                <text:p>180.067636995441</text:p>
              </table:table-cell>
              <table:table-cell office:value-type="float" office:value="0.0400000023512404">
                <text:p>0.040000002351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5000000005861">
                <text:p>51.5000000005861</text:p>
              </table:table-cell>
              <table:table-cell office:value-type="float" office:value="180.056830469987">
                <text:p>180.056830469987</text:p>
              </table:table-cell>
              <table:table-cell office:value-type="float" office:value="0.0400000023550608">
                <text:p>0.040000002355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6000000005894">
                <text:p>51.6000000005894</text:p>
              </table:table-cell>
              <table:table-cell office:value-type="float" office:value="180.046013695729">
                <text:p>180.046013695729</text:p>
              </table:table-cell>
              <table:table-cell office:value-type="float" office:value="0.0400000023588775">
                <text:p>0.040000002358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7000000005927">
                <text:p>51.7000000005927</text:p>
              </table:table-cell>
              <table:table-cell office:value-type="float" office:value="180.035186717348">
                <text:p>180.035186717348</text:p>
              </table:table-cell>
              <table:table-cell office:value-type="float" office:value="0.0400000023626905">
                <text:p>0.040000002362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8000000005961">
                <text:p>51.8000000005961</text:p>
              </table:table-cell>
              <table:table-cell office:value-type="float" office:value="180.024349579478">
                <text:p>180.024349579478</text:p>
              </table:table-cell>
              <table:table-cell office:value-type="float" office:value="0.0400000023664997">
                <text:p>0.0400000023664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.9000000005994">
                <text:p>51.9000000005994</text:p>
              </table:table-cell>
              <table:table-cell office:value-type="float" office:value="180.013502326712">
                <text:p>180.013502326712</text:p>
              </table:table-cell>
              <table:table-cell office:value-type="float" office:value="0.0400000023703053">
                <text:p>0.0400000023703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0000000006027">
                <text:p>52.0000000006027</text:p>
              </table:table-cell>
              <table:table-cell office:value-type="float" office:value="180.002645003591">
                <text:p>180.002645003591</text:p>
              </table:table-cell>
              <table:table-cell office:value-type="float" office:value="0.0400000023741074">
                <text:p>0.040000002374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100000000606">
                <text:p>52.100000000606</text:p>
              </table:table-cell>
              <table:table-cell office:value-type="float" office:value="179.991777654613">
                <text:p>179.991777654613</text:p>
              </table:table-cell>
              <table:table-cell office:value-type="float" office:value="0.0400000023779057">
                <text:p>0.040000002377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2000000006093">
                <text:p>52.2000000006093</text:p>
              </table:table-cell>
              <table:table-cell office:value-type="float" office:value="179.980900324225">
                <text:p>179.980900324225</text:p>
              </table:table-cell>
              <table:table-cell office:value-type="float" office:value="0.0400000023817004">
                <text:p>0.0400000023817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3000000006126">
                <text:p>52.3000000006126</text:p>
              </table:table-cell>
              <table:table-cell office:value-type="float" office:value="179.970013056834">
                <text:p>179.970013056834</text:p>
              </table:table-cell>
              <table:table-cell office:value-type="float" office:value="0.0400000023854913">
                <text:p>0.040000002385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400000000616">
                <text:p>52.400000000616</text:p>
              </table:table-cell>
              <table:table-cell office:value-type="float" office:value="179.959115896793">
                <text:p>179.959115896793</text:p>
              </table:table-cell>
              <table:table-cell office:value-type="float" office:value="0.0400000023892787">
                <text:p>0.0400000023892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5000000006193">
                <text:p>52.5000000006193</text:p>
              </table:table-cell>
              <table:table-cell office:value-type="float" office:value="179.948208888412">
                <text:p>179.948208888412</text:p>
              </table:table-cell>
              <table:table-cell office:value-type="float" office:value="0.0400000023930624">
                <text:p>0.04000000239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6000000006226">
                <text:p>52.6000000006226</text:p>
              </table:table-cell>
              <table:table-cell office:value-type="float" office:value="179.93729207595">
                <text:p>179.93729207595</text:p>
              </table:table-cell>
              <table:table-cell office:value-type="float" office:value="0.0400000023968424">
                <text:p>0.0400000023968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7000000006259">
                <text:p>52.7000000006259</text:p>
              </table:table-cell>
              <table:table-cell office:value-type="float" office:value="179.92636550362">
                <text:p>179.92636550362</text:p>
              </table:table-cell>
              <table:table-cell office:value-type="float" office:value="0.0400000024006188">
                <text:p>0.040000002400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8000000006292">
                <text:p>52.8000000006292</text:p>
              </table:table-cell>
              <table:table-cell office:value-type="float" office:value="179.915429215584">
                <text:p>179.915429215584</text:p>
              </table:table-cell>
              <table:table-cell office:value-type="float" office:value="0.0400000024043915">
                <text:p>0.040000002404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.9000000006326">
                <text:p>52.9000000006326</text:p>
              </table:table-cell>
              <table:table-cell office:value-type="float" office:value="179.904483255958">
                <text:p>179.904483255958</text:p>
              </table:table-cell>
              <table:table-cell office:value-type="float" office:value="0.0400000024081606">
                <text:p>0.040000002408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0000000006359">
                <text:p>53.0000000006359</text:p>
              </table:table-cell>
              <table:table-cell office:value-type="float" office:value="179.893527668806">
                <text:p>179.893527668806</text:p>
              </table:table-cell>
              <table:table-cell office:value-type="float" office:value="0.040000002411926">
                <text:p>0.040000002411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1000000006392">
                <text:p>53.1000000006392</text:p>
              </table:table-cell>
              <table:table-cell office:value-type="float" office:value="179.882562498143">
                <text:p>179.882562498143</text:p>
              </table:table-cell>
              <table:table-cell office:value-type="float" office:value="0.0400000024156877">
                <text:p>0.0400000024156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2000000006425">
                <text:p>53.2000000006425</text:p>
              </table:table-cell>
              <table:table-cell office:value-type="float" office:value="179.871587787937">
                <text:p>179.871587787937</text:p>
              </table:table-cell>
              <table:table-cell office:value-type="float" office:value="0.0400000024194456">
                <text:p>0.040000002419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3000000006458">
                <text:p>53.3000000006458</text:p>
              </table:table-cell>
              <table:table-cell office:value-type="float" office:value="179.860603582102">
                <text:p>179.860603582102</text:p>
              </table:table-cell>
              <table:table-cell office:value-type="float" office:value="0.0400000024231999">
                <text:p>0.040000002423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4000000006492">
                <text:p>53.4000000006492</text:p>
              </table:table-cell>
              <table:table-cell office:value-type="float" office:value="179.849609924503">
                <text:p>179.849609924503</text:p>
              </table:table-cell>
              <table:table-cell office:value-type="float" office:value="0.0400000024269505">
                <text:p>0.0400000024269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5000000006525">
                <text:p>53.5000000006525</text:p>
              </table:table-cell>
              <table:table-cell office:value-type="float" office:value="179.838606858959">
                <text:p>179.838606858959</text:p>
              </table:table-cell>
              <table:table-cell office:value-type="float" office:value="0.0400000024306976">
                <text:p>0.040000002430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6000000006558">
                <text:p>53.6000000006558</text:p>
              </table:table-cell>
              <table:table-cell office:value-type="float" office:value="179.82759442923">
                <text:p>179.82759442923</text:p>
              </table:table-cell>
              <table:table-cell office:value-type="float" office:value="0.040000002434441">
                <text:p>0.04000000243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7000000006591">
                <text:p>53.7000000006591</text:p>
              </table:table-cell>
              <table:table-cell office:value-type="float" office:value="179.816572679028">
                <text:p>179.816572679028</text:p>
              </table:table-cell>
              <table:table-cell office:value-type="float" office:value="0.0400000024381806">
                <text:p>0.040000002438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8000000006624">
                <text:p>53.8000000006624</text:p>
              </table:table-cell>
              <table:table-cell office:value-type="float" office:value="179.805541652016">
                <text:p>179.805541652016</text:p>
              </table:table-cell>
              <table:table-cell office:value-type="float" office:value="0.0400000024419166">
                <text:p>0.040000002441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.9000000006658">
                <text:p>53.9000000006658</text:p>
              </table:table-cell>
              <table:table-cell office:value-type="float" office:value="179.794501391802">
                <text:p>179.794501391802</text:p>
              </table:table-cell>
              <table:table-cell office:value-type="float" office:value="0.0400000024456489">
                <text:p>0.040000002445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0000000006691">
                <text:p>54.0000000006691</text:p>
              </table:table-cell>
              <table:table-cell office:value-type="float" office:value="179.783451941946">
                <text:p>179.783451941946</text:p>
              </table:table-cell>
              <table:table-cell office:value-type="float" office:value="0.0400000024493775">
                <text:p>0.040000002449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1000000006724">
                <text:p>54.1000000006724</text:p>
              </table:table-cell>
              <table:table-cell office:value-type="float" office:value="179.772393345949">
                <text:p>179.772393345949</text:p>
              </table:table-cell>
              <table:table-cell office:value-type="float" office:value="0.0400000024531024">
                <text:p>0.040000002453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2000000006757">
                <text:p>54.2000000006757</text:p>
              </table:table-cell>
              <table:table-cell office:value-type="float" office:value="179.761325647264">
                <text:p>179.761325647264</text:p>
              </table:table-cell>
              <table:table-cell office:value-type="float" office:value="0.0400000024568237">
                <text:p>0.040000002456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300000000679">
                <text:p>54.300000000679</text:p>
              </table:table-cell>
              <table:table-cell office:value-type="float" office:value="179.750248889292">
                <text:p>179.750248889292</text:p>
              </table:table-cell>
              <table:table-cell office:value-type="float" office:value="0.0400000024605413">
                <text:p>0.040000002460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4000000006824">
                <text:p>54.4000000006824</text:p>
              </table:table-cell>
              <table:table-cell office:value-type="float" office:value="179.739163115377">
                <text:p>179.739163115377</text:p>
              </table:table-cell>
              <table:table-cell office:value-type="float" office:value="0.0400000024642552">
                <text:p>0.040000002464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5000000006857">
                <text:p>54.5000000006857</text:p>
              </table:table-cell>
              <table:table-cell office:value-type="float" office:value="179.728068368811">
                <text:p>179.728068368811</text:p>
              </table:table-cell>
              <table:table-cell office:value-type="float" office:value="0.0400000024679653">
                <text:p>0.0400000024679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600000000689">
                <text:p>54.600000000689</text:p>
              </table:table-cell>
              <table:table-cell office:value-type="float" office:value="179.716964692835">
                <text:p>179.716964692835</text:p>
              </table:table-cell>
              <table:table-cell office:value-type="float" office:value="0.0400000024716719">
                <text:p>0.040000002471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7000000006923">
                <text:p>54.7000000006923</text:p>
              </table:table-cell>
              <table:table-cell office:value-type="float" office:value="179.705852130632">
                <text:p>179.705852130632</text:p>
              </table:table-cell>
              <table:table-cell office:value-type="float" office:value="0.0400000024753748">
                <text:p>0.040000002475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8000000006956">
                <text:p>54.8000000006956</text:p>
              </table:table-cell>
              <table:table-cell office:value-type="float" office:value="179.694730725332">
                <text:p>179.694730725332</text:p>
              </table:table-cell>
              <table:table-cell office:value-type="float" office:value="0.0400000024790739">
                <text:p>0.040000002479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.900000000699">
                <text:p>54.900000000699</text:p>
              </table:table-cell>
              <table:table-cell office:value-type="float" office:value="179.683600520012">
                <text:p>179.683600520012</text:p>
              </table:table-cell>
              <table:table-cell office:value-type="float" office:value="0.0400000024827693">
                <text:p>0.040000002482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0000000007023">
                <text:p>55.0000000007023</text:p>
              </table:table-cell>
              <table:table-cell office:value-type="float" office:value="179.672461557693">
                <text:p>179.672461557693</text:p>
              </table:table-cell>
              <table:table-cell office:value-type="float" office:value="0.0400000024864611">
                <text:p>0.040000002486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1000000007056">
                <text:p>55.1000000007056</text:p>
              </table:table-cell>
              <table:table-cell office:value-type="float" office:value="179.661313881338">
                <text:p>179.661313881338</text:p>
              </table:table-cell>
              <table:table-cell office:value-type="float" office:value="0.0400000024901492">
                <text:p>0.040000002490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2000000007089">
                <text:p>55.2000000007089</text:p>
              </table:table-cell>
              <table:table-cell office:value-type="float" office:value="179.650157533861">
                <text:p>179.650157533861</text:p>
              </table:table-cell>
              <table:table-cell office:value-type="float" office:value="0.0400000024938338">
                <text:p>0.0400000024938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3000000007122">
                <text:p>55.3000000007122</text:p>
              </table:table-cell>
              <table:table-cell office:value-type="float" office:value="179.638992558116">
                <text:p>179.638992558116</text:p>
              </table:table-cell>
              <table:table-cell office:value-type="float" office:value="0.0400000024975146">
                <text:p>0.040000002497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4000000007156">
                <text:p>55.4000000007156</text:p>
              </table:table-cell>
              <table:table-cell office:value-type="float" office:value="179.6278189969">
                <text:p>179.6278189969</text:p>
              </table:table-cell>
              <table:table-cell office:value-type="float" office:value="0.0400000025011916">
                <text:p>0.040000002501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5000000007189">
                <text:p>55.5000000007189</text:p>
              </table:table-cell>
              <table:table-cell office:value-type="float" office:value="179.616636892958">
                <text:p>179.616636892958</text:p>
              </table:table-cell>
              <table:table-cell office:value-type="float" office:value="0.0400000025048651">
                <text:p>0.040000002504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6000000007222">
                <text:p>55.6000000007222</text:p>
              </table:table-cell>
              <table:table-cell office:value-type="float" office:value="179.605446288975">
                <text:p>179.605446288975</text:p>
              </table:table-cell>
              <table:table-cell office:value-type="float" office:value="0.0400000025085347">
                <text:p>0.040000002508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7000000007255">
                <text:p>55.7000000007255</text:p>
              </table:table-cell>
              <table:table-cell office:value-type="float" office:value="179.594247227583">
                <text:p>179.594247227583</text:p>
              </table:table-cell>
              <table:table-cell office:value-type="float" office:value="0.0400000025122008">
                <text:p>0.040000002512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8000000007288">
                <text:p>55.8000000007288</text:p>
              </table:table-cell>
              <table:table-cell office:value-type="float" office:value="179.583039751351">
                <text:p>179.583039751351</text:p>
              </table:table-cell>
              <table:table-cell office:value-type="float" office:value="0.0400000025158631">
                <text:p>0.0400000025158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.9000000007322">
                <text:p>55.9000000007322</text:p>
              </table:table-cell>
              <table:table-cell office:value-type="float" office:value="179.571823902798">
                <text:p>179.571823902798</text:p>
              </table:table-cell>
              <table:table-cell office:value-type="float" office:value="0.0400000025195218">
                <text:p>0.0400000025195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0000000007355">
                <text:p>56.0000000007355</text:p>
              </table:table-cell>
              <table:table-cell office:value-type="float" office:value="179.560599724381">
                <text:p>179.560599724381</text:p>
              </table:table-cell>
              <table:table-cell office:value-type="float" office:value="0.0400000025231768">
                <text:p>0.040000002523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1000000007388">
                <text:p>56.1000000007388</text:p>
              </table:table-cell>
              <table:table-cell office:value-type="float" office:value="179.549367258501">
                <text:p>179.549367258501</text:p>
              </table:table-cell>
              <table:table-cell office:value-type="float" office:value="0.0400000025268281">
                <text:p>0.0400000025268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2000000007421">
                <text:p>56.2000000007421</text:p>
              </table:table-cell>
              <table:table-cell office:value-type="float" office:value="179.538126547503">
                <text:p>179.538126547503</text:p>
              </table:table-cell>
              <table:table-cell office:value-type="float" office:value="0.0400000025304757">
                <text:p>0.0400000025304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3000000007454">
                <text:p>56.3000000007454</text:p>
              </table:table-cell>
              <table:table-cell office:value-type="float" office:value="179.52687763367">
                <text:p>179.52687763367</text:p>
              </table:table-cell>
              <table:table-cell office:value-type="float" office:value="0.0400000025341197">
                <text:p>0.040000002534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4000000007488">
                <text:p>56.4000000007488</text:p>
              </table:table-cell>
              <table:table-cell office:value-type="float" office:value="179.515620559228">
                <text:p>179.515620559228</text:p>
              </table:table-cell>
              <table:table-cell office:value-type="float" office:value="0.04000000253776">
                <text:p>0.0400000025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5000000007521">
                <text:p>56.5000000007521</text:p>
              </table:table-cell>
              <table:table-cell office:value-type="float" office:value="179.504355366346">
                <text:p>179.504355366346</text:p>
              </table:table-cell>
              <table:table-cell office:value-type="float" office:value="0.0400000025413966">
                <text:p>0.040000002541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6000000007554">
                <text:p>56.6000000007554</text:p>
              </table:table-cell>
              <table:table-cell office:value-type="float" office:value="179.493082097133">
                <text:p>179.493082097133</text:p>
              </table:table-cell>
              <table:table-cell office:value-type="float" office:value="0.0400000025450294">
                <text:p>0.040000002545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7000000007587">
                <text:p>56.7000000007587</text:p>
              </table:table-cell>
              <table:table-cell office:value-type="float" office:value="179.481800793639">
                <text:p>179.481800793639</text:p>
              </table:table-cell>
              <table:table-cell office:value-type="float" office:value="0.0400000025486586">
                <text:p>0.040000002548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800000000762">
                <text:p>56.800000000762</text:p>
              </table:table-cell>
              <table:table-cell office:value-type="float" office:value="179.470511497853">
                <text:p>179.470511497853</text:p>
              </table:table-cell>
              <table:table-cell office:value-type="float" office:value="0.0400000025522841">
                <text:p>0.0400000025522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9000000007654">
                <text:p>56.9000000007654</text:p>
              </table:table-cell>
              <table:table-cell office:value-type="float" office:value="179.459214251708">
                <text:p>179.459214251708</text:p>
              </table:table-cell>
              <table:table-cell office:value-type="float" office:value="0.0400000025559059">
                <text:p>0.040000002555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0000000007687">
                <text:p>57.0000000007687</text:p>
              </table:table-cell>
              <table:table-cell office:value-type="float" office:value="179.447909097077">
                <text:p>179.447909097077</text:p>
              </table:table-cell>
              <table:table-cell office:value-type="float" office:value="0.040000002559524">
                <text:p>0.04000000255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100000000772">
                <text:p>57.100000000772</text:p>
              </table:table-cell>
              <table:table-cell office:value-type="float" office:value="179.43659607577">
                <text:p>179.43659607577</text:p>
              </table:table-cell>
              <table:table-cell office:value-type="float" office:value="0.0400000025631385">
                <text:p>0.040000002563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2000000007753">
                <text:p>57.2000000007753</text:p>
              </table:table-cell>
              <table:table-cell office:value-type="float" office:value="179.425275229539">
                <text:p>179.425275229539</text:p>
              </table:table-cell>
              <table:table-cell office:value-type="float" office:value="0.0400000025667492">
                <text:p>0.0400000025667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3000000007786">
                <text:p>57.3000000007786</text:p>
              </table:table-cell>
              <table:table-cell office:value-type="float" office:value="179.413946600074">
                <text:p>179.413946600074</text:p>
              </table:table-cell>
              <table:table-cell office:value-type="float" office:value="0.0400000025703562">
                <text:p>0.040000002570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400000000782">
                <text:p>57.400000000782</text:p>
              </table:table-cell>
              <table:table-cell office:value-type="float" office:value="179.402610229005">
                <text:p>179.402610229005</text:p>
              </table:table-cell>
              <table:table-cell office:value-type="float" office:value="0.0400000025739596">
                <text:p>0.040000002573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5000000007853">
                <text:p>57.5000000007853</text:p>
              </table:table-cell>
              <table:table-cell office:value-type="float" office:value="179.391266157904">
                <text:p>179.391266157904</text:p>
              </table:table-cell>
              <table:table-cell office:value-type="float" office:value="0.0400000025775594">
                <text:p>0.040000002577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6000000007886">
                <text:p>57.6000000007886</text:p>
              </table:table-cell>
              <table:table-cell office:value-type="float" office:value="179.379914428276">
                <text:p>179.379914428276</text:p>
              </table:table-cell>
              <table:table-cell office:value-type="float" office:value="0.0400000025811553">
                <text:p>0.040000002581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7000000007919">
                <text:p>57.7000000007919</text:p>
              </table:table-cell>
              <table:table-cell office:value-type="float" office:value="179.368555081572">
                <text:p>179.368555081572</text:p>
              </table:table-cell>
              <table:table-cell office:value-type="float" office:value="0.0400000025847477">
                <text:p>0.040000002584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8000000007952">
                <text:p>57.8000000007952</text:p>
              </table:table-cell>
              <table:table-cell office:value-type="float" office:value="179.357188159176">
                <text:p>179.357188159176</text:p>
              </table:table-cell>
              <table:table-cell office:value-type="float" office:value="0.0400000025883364">
                <text:p>0.0400000025883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.9000000007985">
                <text:p>57.9000000007985</text:p>
              </table:table-cell>
              <table:table-cell office:value-type="float" office:value="179.345813702413">
                <text:p>179.345813702413</text:p>
              </table:table-cell>
              <table:table-cell office:value-type="float" office:value="0.0400000025919214">
                <text:p>0.0400000025919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0000000008019">
                <text:p>58.0000000008019</text:p>
              </table:table-cell>
              <table:table-cell office:value-type="float" office:value="179.334431752543">
                <text:p>179.334431752543</text:p>
              </table:table-cell>
              <table:table-cell office:value-type="float" office:value="0.0400000025955027">
                <text:p>0.0400000025955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1000000008052">
                <text:p>58.1000000008052</text:p>
              </table:table-cell>
              <table:table-cell office:value-type="float" office:value="179.323042350768">
                <text:p>179.323042350768</text:p>
              </table:table-cell>
              <table:table-cell office:value-type="float" office:value="0.0400000025990803">
                <text:p>0.0400000025990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2000000008085">
                <text:p>58.2000000008085</text:p>
              </table:table-cell>
              <table:table-cell office:value-type="float" office:value="179.311645538223">
                <text:p>179.311645538223</text:p>
              </table:table-cell>
              <table:table-cell office:value-type="float" office:value="0.0400000026026541">
                <text:p>0.0400000026026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3000000008118">
                <text:p>58.3000000008118</text:p>
              </table:table-cell>
              <table:table-cell office:value-type="float" office:value="179.300241355988">
                <text:p>179.300241355988</text:p>
              </table:table-cell>
              <table:table-cell office:value-type="float" office:value="0.0400000026062244">
                <text:p>0.040000002606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4000000008151">
                <text:p>58.4000000008151</text:p>
              </table:table-cell>
              <table:table-cell office:value-type="float" office:value="179.288829845071">
                <text:p>179.288829845071</text:p>
              </table:table-cell>
              <table:table-cell office:value-type="float" office:value="0.0400000026097909">
                <text:p>0.0400000026097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5000000008185">
                <text:p>58.5000000008185</text:p>
              </table:table-cell>
              <table:table-cell office:value-type="float" office:value="179.277411046423">
                <text:p>179.277411046423</text:p>
              </table:table-cell>
              <table:table-cell office:value-type="float" office:value="0.0400000026133536">
                <text:p>0.040000002613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6000000008218">
                <text:p>58.6000000008218</text:p>
              </table:table-cell>
              <table:table-cell office:value-type="float" office:value="179.265985000931">
                <text:p>179.265985000931</text:p>
              </table:table-cell>
              <table:table-cell office:value-type="float" office:value="0.0400000026169128">
                <text:p>0.040000002616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7000000008251">
                <text:p>58.7000000008251</text:p>
              </table:table-cell>
              <table:table-cell office:value-type="float" office:value="179.254551749418">
                <text:p>179.254551749418</text:p>
              </table:table-cell>
              <table:table-cell office:value-type="float" office:value="0.0400000026204682">
                <text:p>0.040000002620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8000000008284">
                <text:p>58.8000000008284</text:p>
              </table:table-cell>
              <table:table-cell office:value-type="float" office:value="179.243111332644">
                <text:p>179.243111332644</text:p>
              </table:table-cell>
              <table:table-cell office:value-type="float" office:value="0.0400000026240199">
                <text:p>0.040000002624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.9000000008317">
                <text:p>58.9000000008317</text:p>
              </table:table-cell>
              <table:table-cell office:value-type="float" office:value="179.231663791303">
                <text:p>179.231663791303</text:p>
              </table:table-cell>
              <table:table-cell office:value-type="float" office:value="0.040000002627568">
                <text:p>0.04000000262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0000000008351">
                <text:p>59.0000000008351</text:p>
              </table:table-cell>
              <table:table-cell office:value-type="float" office:value="179.22020916603">
                <text:p>179.22020916603</text:p>
              </table:table-cell>
              <table:table-cell office:value-type="float" office:value="0.0400000026311124">
                <text:p>0.040000002631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1000000008384">
                <text:p>59.1000000008384</text:p>
              </table:table-cell>
              <table:table-cell office:value-type="float" office:value="179.20874749739">
                <text:p>179.20874749739</text:p>
              </table:table-cell>
              <table:table-cell office:value-type="float" office:value="0.0400000026346531">
                <text:p>0.0400000026346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2000000008417">
                <text:p>59.2000000008417</text:p>
              </table:table-cell>
              <table:table-cell office:value-type="float" office:value="179.197278825887">
                <text:p>179.197278825887</text:p>
              </table:table-cell>
              <table:table-cell office:value-type="float" office:value="0.0400000026381901">
                <text:p>0.040000002638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00000000845">
                <text:p>59.300000000845</text:p>
              </table:table-cell>
              <table:table-cell office:value-type="float" office:value="179.185803191962">
                <text:p>179.185803191962</text:p>
              </table:table-cell>
              <table:table-cell office:value-type="float" office:value="0.0400000026417234">
                <text:p>0.040000002641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4000000008483">
                <text:p>59.4000000008483</text:p>
              </table:table-cell>
              <table:table-cell office:value-type="float" office:value="179.174320635989">
                <text:p>179.174320635989</text:p>
              </table:table-cell>
              <table:table-cell office:value-type="float" office:value="0.0400000026452531">
                <text:p>0.040000002645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5000000008517">
                <text:p>59.5000000008517</text:p>
              </table:table-cell>
              <table:table-cell office:value-type="float" office:value="179.162831198277">
                <text:p>179.162831198277</text:p>
              </table:table-cell>
              <table:table-cell office:value-type="float" office:value="0.0400000026487791">
                <text:p>0.040000002648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600000000855">
                <text:p>59.600000000855</text:p>
              </table:table-cell>
              <table:table-cell office:value-type="float" office:value="179.15133491907">
                <text:p>179.15133491907</text:p>
              </table:table-cell>
              <table:table-cell office:value-type="float" office:value="0.0400000026523014">
                <text:p>0.040000002652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7000000008583">
                <text:p>59.7000000008583</text:p>
              </table:table-cell>
              <table:table-cell office:value-type="float" office:value="179.139831838547">
                <text:p>179.139831838547</text:p>
              </table:table-cell>
              <table:table-cell office:value-type="float" office:value="0.0400000026558199">
                <text:p>0.0400000026558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8000000008616">
                <text:p>59.8000000008616</text:p>
              </table:table-cell>
              <table:table-cell office:value-type="float" office:value="179.128321996825">
                <text:p>179.128321996825</text:p>
              </table:table-cell>
              <table:table-cell office:value-type="float" office:value="0.0400000026593349">
                <text:p>0.040000002659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9000000008649">
                <text:p>59.9000000008649</text:p>
              </table:table-cell>
              <table:table-cell office:value-type="float" office:value="179.116805433951">
                <text:p>179.116805433951</text:p>
              </table:table-cell>
              <table:table-cell office:value-type="float" office:value="0.0400000026628462">
                <text:p>0.040000002662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0000000008683">
                <text:p>60.0000000008683</text:p>
              </table:table-cell>
              <table:table-cell office:value-type="float" office:value="179.105282189906">
                <text:p>179.105282189906</text:p>
              </table:table-cell>
              <table:table-cell office:value-type="float" office:value="0.0400000026663538">
                <text:p>0.0400000026663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1000000008716">
                <text:p>60.1000000008716</text:p>
              </table:table-cell>
              <table:table-cell office:value-type="float" office:value="179.09375230461">
                <text:p>179.09375230461</text:p>
              </table:table-cell>
              <table:table-cell office:value-type="float" office:value="0.0400000026698576">
                <text:p>0.040000002669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2000000008749">
                <text:p>60.2000000008749</text:p>
              </table:table-cell>
              <table:table-cell office:value-type="float" office:value="179.082215817911">
                <text:p>179.082215817911</text:p>
              </table:table-cell>
              <table:table-cell office:value-type="float" office:value="0.0400000026733578">
                <text:p>0.040000002673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3000000008782">
                <text:p>60.3000000008782</text:p>
              </table:table-cell>
              <table:table-cell office:value-type="float" office:value="179.070672769595">
                <text:p>179.070672769595</text:p>
              </table:table-cell>
              <table:table-cell office:value-type="float" office:value="0.0400000026768542">
                <text:p>0.0400000026768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4000000008815">
                <text:p>60.4000000008815</text:p>
              </table:table-cell>
              <table:table-cell office:value-type="float" office:value="179.05912319938">
                <text:p>179.05912319938</text:p>
              </table:table-cell>
              <table:table-cell office:value-type="float" office:value="0.040000002680347">
                <text:p>0.040000002680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5000000008849">
                <text:p>60.5000000008849</text:p>
              </table:table-cell>
              <table:table-cell office:value-type="float" office:value="179.047567146917">
                <text:p>179.047567146917</text:p>
              </table:table-cell>
              <table:table-cell office:value-type="float" office:value="0.0400000026838361">
                <text:p>0.0400000026838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6000000008882">
                <text:p>60.6000000008882</text:p>
              </table:table-cell>
              <table:table-cell office:value-type="float" office:value="179.036004651793">
                <text:p>179.036004651793</text:p>
              </table:table-cell>
              <table:table-cell office:value-type="float" office:value="0.0400000026873216">
                <text:p>0.040000002687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7000000008915">
                <text:p>60.7000000008915</text:p>
              </table:table-cell>
              <table:table-cell office:value-type="float" office:value="179.024435753524">
                <text:p>179.024435753524</text:p>
              </table:table-cell>
              <table:table-cell office:value-type="float" office:value="0.0400000026908034">
                <text:p>0.040000002690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8000000008948">
                <text:p>60.8000000008948</text:p>
              </table:table-cell>
              <table:table-cell office:value-type="float" office:value="179.012860491562">
                <text:p>179.012860491562</text:p>
              </table:table-cell>
              <table:table-cell office:value-type="float" office:value="0.0400000026942815">
                <text:p>0.040000002694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.9000000008981">
                <text:p>60.9000000008981</text:p>
              </table:table-cell>
              <table:table-cell office:value-type="float" office:value="179.00127890529">
                <text:p>179.00127890529</text:p>
              </table:table-cell>
              <table:table-cell office:value-type="float" office:value="0.040000002697756">
                <text:p>0.040000002697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0000000009015">
                <text:p>61.0000000009015</text:p>
              </table:table-cell>
              <table:table-cell office:value-type="float" office:value="178.989691034025">
                <text:p>178.989691034025</text:p>
              </table:table-cell>
              <table:table-cell office:value-type="float" office:value="0.0400000027012267">
                <text:p>0.040000002701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1000000009048">
                <text:p>61.1000000009048</text:p>
              </table:table-cell>
              <table:table-cell office:value-type="float" office:value="178.978096917015">
                <text:p>178.978096917015</text:p>
              </table:table-cell>
              <table:table-cell office:value-type="float" office:value="0.0400000027046937">
                <text:p>0.040000002704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2000000009081">
                <text:p>61.2000000009081</text:p>
              </table:table-cell>
              <table:table-cell office:value-type="float" office:value="178.966496593441">
                <text:p>178.966496593441</text:p>
              </table:table-cell>
              <table:table-cell office:value-type="float" office:value="0.0400000027081571">
                <text:p>0.040000002708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3000000009114">
                <text:p>61.3000000009114</text:p>
              </table:table-cell>
              <table:table-cell office:value-type="float" office:value="178.954890102418">
                <text:p>178.954890102418</text:p>
              </table:table-cell>
              <table:table-cell office:value-type="float" office:value="0.0400000027116169">
                <text:p>0.0400000027116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4000000009147">
                <text:p>61.4000000009147</text:p>
              </table:table-cell>
              <table:table-cell office:value-type="float" office:value="178.943277482989">
                <text:p>178.943277482989</text:p>
              </table:table-cell>
              <table:table-cell office:value-type="float" office:value="0.040000002715073">
                <text:p>0.040000002715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5000000009181">
                <text:p>61.5000000009181</text:p>
              </table:table-cell>
              <table:table-cell office:value-type="float" office:value="178.931658774133">
                <text:p>178.931658774133</text:p>
              </table:table-cell>
              <table:table-cell office:value-type="float" office:value="0.0400000027185254">
                <text:p>0.0400000027185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6000000009214">
                <text:p>61.6000000009214</text:p>
              </table:table-cell>
              <table:table-cell office:value-type="float" office:value="178.920034014757">
                <text:p>178.920034014757</text:p>
              </table:table-cell>
              <table:table-cell office:value-type="float" office:value="0.040000002721974">
                <text:p>0.04000000272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7000000009247">
                <text:p>61.7000000009247</text:p>
              </table:table-cell>
              <table:table-cell office:value-type="float" office:value="178.908403243703">
                <text:p>178.908403243703</text:p>
              </table:table-cell>
              <table:table-cell office:value-type="float" office:value="0.040000002725419">
                <text:p>0.040000002725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800000000928">
                <text:p>61.800000000928</text:p>
              </table:table-cell>
              <table:table-cell office:value-type="float" office:value="178.896766499743">
                <text:p>178.896766499743</text:p>
              </table:table-cell>
              <table:table-cell office:value-type="float" office:value="0.0400000027288605">
                <text:p>0.0400000027288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.9000000009313">
                <text:p>61.9000000009313</text:p>
              </table:table-cell>
              <table:table-cell office:value-type="float" office:value="178.88512382158">
                <text:p>178.88512382158</text:p>
              </table:table-cell>
              <table:table-cell office:value-type="float" office:value="0.0400000027322981">
                <text:p>0.040000002732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0000000009347">
                <text:p>62.0000000009347</text:p>
              </table:table-cell>
              <table:table-cell office:value-type="float" office:value="178.873475247847">
                <text:p>178.873475247847</text:p>
              </table:table-cell>
              <table:table-cell office:value-type="float" office:value="0.0400000027357321">
                <text:p>0.0400000027357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100000000938">
                <text:p>62.100000000938</text:p>
              </table:table-cell>
              <table:table-cell office:value-type="float" office:value="178.861820817111">
                <text:p>178.861820817111</text:p>
              </table:table-cell>
              <table:table-cell office:value-type="float" office:value="0.0400000027391625">
                <text:p>0.040000002739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2000000009413">
                <text:p>62.2000000009413</text:p>
              </table:table-cell>
              <table:table-cell office:value-type="float" office:value="178.850160567866">
                <text:p>178.850160567866</text:p>
              </table:table-cell>
              <table:table-cell office:value-type="float" office:value="0.0400000027425891">
                <text:p>0.040000002742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3000000009446">
                <text:p>62.3000000009446</text:p>
              </table:table-cell>
              <table:table-cell office:value-type="float" office:value="178.838494538542">
                <text:p>178.838494538542</text:p>
              </table:table-cell>
              <table:table-cell office:value-type="float" office:value="0.0400000027460122">
                <text:p>0.0400000027460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4000000009479">
                <text:p>62.4000000009479</text:p>
              </table:table-cell>
              <table:table-cell office:value-type="float" office:value="178.826822767494">
                <text:p>178.826822767494</text:p>
              </table:table-cell>
              <table:table-cell office:value-type="float" office:value="0.0400000027494316">
                <text:p>0.040000002749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5000000009513">
                <text:p>62.5000000009513</text:p>
              </table:table-cell>
              <table:table-cell office:value-type="float" office:value="178.815145293011">
                <text:p>178.815145293011</text:p>
              </table:table-cell>
              <table:table-cell office:value-type="float" office:value="0.0400000027528473">
                <text:p>0.0400000027528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6000000009546">
                <text:p>62.6000000009546</text:p>
              </table:table-cell>
              <table:table-cell office:value-type="float" office:value="178.80346215331">
                <text:p>178.80346215331</text:p>
              </table:table-cell>
              <table:table-cell office:value-type="float" office:value="0.0400000027562593">
                <text:p>0.040000002756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7000000009579">
                <text:p>62.7000000009579</text:p>
              </table:table-cell>
              <table:table-cell office:value-type="float" office:value="178.791773386542">
                <text:p>178.791773386542</text:p>
              </table:table-cell>
              <table:table-cell office:value-type="float" office:value="0.0400000027596677">
                <text:p>0.0400000027596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8000000009612">
                <text:p>62.8000000009612</text:p>
              </table:table-cell>
              <table:table-cell office:value-type="float" office:value="178.780079030782">
                <text:p>178.780079030782</text:p>
              </table:table-cell>
              <table:table-cell office:value-type="float" office:value="0.0400000027630724">
                <text:p>0.0400000027630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.9000000009645">
                <text:p>62.9000000009645</text:p>
              </table:table-cell>
              <table:table-cell office:value-type="float" office:value="178.768379124041">
                <text:p>178.768379124041</text:p>
              </table:table-cell>
              <table:table-cell office:value-type="float" office:value="0.0400000027664735">
                <text:p>0.0400000027664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0000000009679">
                <text:p>63.0000000009679</text:p>
              </table:table-cell>
              <table:table-cell office:value-type="float" office:value="178.756673704256">
                <text:p>178.756673704256</text:p>
              </table:table-cell>
              <table:table-cell office:value-type="float" office:value="0.0400000027698709">
                <text:p>0.0400000027698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1000000009712">
                <text:p>63.1000000009712</text:p>
              </table:table-cell>
              <table:table-cell office:value-type="float" office:value="178.744962809296">
                <text:p>178.744962809296</text:p>
              </table:table-cell>
              <table:table-cell office:value-type="float" office:value="0.0400000027732646">
                <text:p>0.040000002773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2000000009745">
                <text:p>63.2000000009745</text:p>
              </table:table-cell>
              <table:table-cell office:value-type="float" office:value="178.733246476958">
                <text:p>178.733246476958</text:p>
              </table:table-cell>
              <table:table-cell office:value-type="float" office:value="0.0400000027766547">
                <text:p>0.040000002776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3000000009778">
                <text:p>63.3000000009778</text:p>
              </table:table-cell>
              <table:table-cell office:value-type="float" office:value="178.721524744967">
                <text:p>178.721524744967</text:p>
              </table:table-cell>
              <table:table-cell office:value-type="float" office:value="0.040000002780041">
                <text:p>0.04000000278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4000000009811">
                <text:p>63.4000000009811</text:p>
              </table:table-cell>
              <table:table-cell office:value-type="float" office:value="178.709797650982">
                <text:p>178.709797650982</text:p>
              </table:table-cell>
              <table:table-cell office:value-type="float" office:value="0.0400000027834237">
                <text:p>0.040000002783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5000000009845">
                <text:p>63.5000000009845</text:p>
              </table:table-cell>
              <table:table-cell office:value-type="float" office:value="178.698065232588">
                <text:p>178.698065232588</text:p>
              </table:table-cell>
              <table:table-cell office:value-type="float" office:value="0.0400000027868028">
                <text:p>0.040000002786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6000000009878">
                <text:p>63.6000000009878</text:p>
              </table:table-cell>
              <table:table-cell office:value-type="float" office:value="178.6863275273">
                <text:p>178.6863275273</text:p>
              </table:table-cell>
              <table:table-cell office:value-type="float" office:value="0.0400000027901783">
                <text:p>0.040000002790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7000000009911">
                <text:p>63.7000000009911</text:p>
              </table:table-cell>
              <table:table-cell office:value-type="float" office:value="178.674584572559">
                <text:p>178.674584572559</text:p>
              </table:table-cell>
              <table:table-cell office:value-type="float" office:value="0.04000000279355">
                <text:p>0.0400000027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8000000009944">
                <text:p>63.8000000009944</text:p>
              </table:table-cell>
              <table:table-cell office:value-type="float" office:value="178.662836405739">
                <text:p>178.662836405739</text:p>
              </table:table-cell>
              <table:table-cell office:value-type="float" office:value="0.0400000027969181">
                <text:p>0.0400000027969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.9000000009977">
                <text:p>63.9000000009977</text:p>
              </table:table-cell>
              <table:table-cell office:value-type="float" office:value="178.651083064144">
                <text:p>178.651083064144</text:p>
              </table:table-cell>
              <table:table-cell office:value-type="float" office:value="0.0400000028002826">
                <text:p>0.040000002800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000000001001">
                <text:p>64.000000001001</text:p>
              </table:table-cell>
              <table:table-cell office:value-type="float" office:value="178.639324585">
                <text:p>178.639324585</text:p>
              </table:table-cell>
              <table:table-cell office:value-type="float" office:value="0.0400000028036435">
                <text:p>0.040000002803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1000000010044">
                <text:p>64.1000000010044</text:p>
              </table:table-cell>
              <table:table-cell office:value-type="float" office:value="178.627561005467">
                <text:p>178.627561005467</text:p>
              </table:table-cell>
              <table:table-cell office:value-type="float" office:value="0.0400000028070007">
                <text:p>0.0400000028070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2000000010077">
                <text:p>64.2000000010077</text:p>
              </table:table-cell>
              <table:table-cell office:value-type="float" office:value="178.615792362631">
                <text:p>178.615792362631</text:p>
              </table:table-cell>
              <table:table-cell office:value-type="float" office:value="0.0400000028103542">
                <text:p>0.040000002810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300000001011">
                <text:p>64.300000001011</text:p>
              </table:table-cell>
              <table:table-cell office:value-type="float" office:value="178.604018693506">
                <text:p>178.604018693506</text:p>
              </table:table-cell>
              <table:table-cell office:value-type="float" office:value="0.0400000028137041">
                <text:p>0.040000002813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4000000010143">
                <text:p>64.4000000010143</text:p>
              </table:table-cell>
              <table:table-cell office:value-type="float" office:value="178.592240035038">
                <text:p>178.592240035038</text:p>
              </table:table-cell>
              <table:table-cell office:value-type="float" office:value="0.0400000028170503">
                <text:p>0.040000002817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5000000010176">
                <text:p>64.5000000010176</text:p>
              </table:table-cell>
              <table:table-cell office:value-type="float" office:value="178.580456424097">
                <text:p>178.580456424097</text:p>
              </table:table-cell>
              <table:table-cell office:value-type="float" office:value="0.0400000028203929">
                <text:p>0.0400000028203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600000001021">
                <text:p>64.600000001021</text:p>
              </table:table-cell>
              <table:table-cell office:value-type="float" office:value="178.568667897484">
                <text:p>178.568667897484</text:p>
              </table:table-cell>
              <table:table-cell office:value-type="float" office:value="0.0400000028237319">
                <text:p>0.040000002823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7000000010243">
                <text:p>64.7000000010243</text:p>
              </table:table-cell>
              <table:table-cell office:value-type="float" office:value="178.556874491924">
                <text:p>178.556874491924</text:p>
              </table:table-cell>
              <table:table-cell office:value-type="float" office:value="0.0400000028270673">
                <text:p>0.040000002827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8000000010276">
                <text:p>64.8000000010276</text:p>
              </table:table-cell>
              <table:table-cell office:value-type="float" office:value="178.545076244074">
                <text:p>178.545076244074</text:p>
              </table:table-cell>
              <table:table-cell office:value-type="float" office:value="0.040000002830399">
                <text:p>0.04000000283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.9000000010309">
                <text:p>64.9000000010309</text:p>
              </table:table-cell>
              <table:table-cell office:value-type="float" office:value="178.533273190514">
                <text:p>178.533273190514</text:p>
              </table:table-cell>
              <table:table-cell office:value-type="float" office:value="0.040000002833727">
                <text:p>0.04000000283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0000000010342">
                <text:p>65.0000000010342</text:p>
              </table:table-cell>
              <table:table-cell office:value-type="float" office:value="178.521465367758">
                <text:p>178.521465367758</text:p>
              </table:table-cell>
              <table:table-cell office:value-type="float" office:value="0.0400000028370514">
                <text:p>0.0400000028370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1000000010376">
                <text:p>65.1000000010376</text:p>
              </table:table-cell>
              <table:table-cell office:value-type="float" office:value="178.509652812243">
                <text:p>178.509652812243</text:p>
              </table:table-cell>
              <table:table-cell office:value-type="float" office:value="0.0400000028403721">
                <text:p>0.0400000028403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2000000010409">
                <text:p>65.2000000010409</text:p>
              </table:table-cell>
              <table:table-cell office:value-type="float" office:value="178.497835560335">
                <text:p>178.497835560335</text:p>
              </table:table-cell>
              <table:table-cell office:value-type="float" office:value="0.0400000028436892">
                <text:p>0.0400000028436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3000000010442">
                <text:p>65.3000000010442</text:p>
              </table:table-cell>
              <table:table-cell office:value-type="float" office:value="178.486013648327">
                <text:p>178.486013648327</text:p>
              </table:table-cell>
              <table:table-cell office:value-type="float" office:value="0.0400000028470028">
                <text:p>0.040000002847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4000000010475">
                <text:p>65.4000000010475</text:p>
              </table:table-cell>
              <table:table-cell office:value-type="float" office:value="178.474187112436">
                <text:p>178.474187112436</text:p>
              </table:table-cell>
              <table:table-cell office:value-type="float" office:value="0.0400000028503126">
                <text:p>0.0400000028503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5000000010508">
                <text:p>65.5000000010508</text:p>
              </table:table-cell>
              <table:table-cell office:value-type="float" office:value="178.462355988814">
                <text:p>178.462355988814</text:p>
              </table:table-cell>
              <table:table-cell office:value-type="float" office:value="0.0400000028536188">
                <text:p>0.040000002853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6000000010542">
                <text:p>65.6000000010542</text:p>
              </table:table-cell>
              <table:table-cell office:value-type="float" office:value="178.450520313532">
                <text:p>178.450520313532</text:p>
              </table:table-cell>
              <table:table-cell office:value-type="float" office:value="0.0400000028569215">
                <text:p>0.040000002856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7000000010575">
                <text:p>65.7000000010575</text:p>
              </table:table-cell>
              <table:table-cell office:value-type="float" office:value="178.438680122593">
                <text:p>178.438680122593</text:p>
              </table:table-cell>
              <table:table-cell office:value-type="float" office:value="0.0400000028602204">
                <text:p>0.0400000028602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8000000010608">
                <text:p>65.8000000010608</text:p>
              </table:table-cell>
              <table:table-cell office:value-type="float" office:value="178.426835451925">
                <text:p>178.426835451925</text:p>
              </table:table-cell>
              <table:table-cell office:value-type="float" office:value="0.0400000028635157">
                <text:p>0.040000002863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.9000000010641">
                <text:p>65.9000000010641</text:p>
              </table:table-cell>
              <table:table-cell office:value-type="float" office:value="178.414986337382">
                <text:p>178.414986337382</text:p>
              </table:table-cell>
              <table:table-cell office:value-type="float" office:value="0.0400000028668073">
                <text:p>0.0400000028668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0000000010674">
                <text:p>66.0000000010674</text:p>
              </table:table-cell>
              <table:table-cell office:value-type="float" office:value="178.403132814747">
                <text:p>178.403132814747</text:p>
              </table:table-cell>
              <table:table-cell office:value-type="float" office:value="0.0400000028700954">
                <text:p>0.0400000028700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1000000010708">
                <text:p>66.1000000010708</text:p>
              </table:table-cell>
              <table:table-cell office:value-type="float" office:value="178.39127491973">
                <text:p>178.39127491973</text:p>
              </table:table-cell>
              <table:table-cell office:value-type="float" office:value="0.0400000028733798">
                <text:p>0.0400000028733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2000000010741">
                <text:p>66.2000000010741</text:p>
              </table:table-cell>
              <table:table-cell office:value-type="float" office:value="178.379412687963">
                <text:p>178.379412687963</text:p>
              </table:table-cell>
              <table:table-cell office:value-type="float" office:value="0.0400000028766605">
                <text:p>0.0400000028766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3000000010774">
                <text:p>66.3000000010774</text:p>
              </table:table-cell>
              <table:table-cell office:value-type="float" office:value="178.36754615501">
                <text:p>178.36754615501</text:p>
              </table:table-cell>
              <table:table-cell office:value-type="float" office:value="0.0400000028799376">
                <text:p>0.040000002879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4000000010807">
                <text:p>66.4000000010807</text:p>
              </table:table-cell>
              <table:table-cell office:value-type="float" office:value="178.355675356359">
                <text:p>178.355675356359</text:p>
              </table:table-cell>
              <table:table-cell office:value-type="float" office:value="0.0400000028832112">
                <text:p>0.040000002883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500000001084">
                <text:p>66.500000001084</text:p>
              </table:table-cell>
              <table:table-cell office:value-type="float" office:value="178.343800327424">
                <text:p>178.343800327424</text:p>
              </table:table-cell>
              <table:table-cell office:value-type="float" office:value="0.0400000028864811">
                <text:p>0.0400000028864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6000000010874">
                <text:p>66.6000000010874</text:p>
              </table:table-cell>
              <table:table-cell office:value-type="float" office:value="178.331921103545">
                <text:p>178.331921103545</text:p>
              </table:table-cell>
              <table:table-cell office:value-type="float" office:value="0.0400000028897474">
                <text:p>0.040000002889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7000000010907">
                <text:p>66.7000000010907</text:p>
              </table:table-cell>
              <table:table-cell office:value-type="float" office:value="178.32003771999">
                <text:p>178.32003771999</text:p>
              </table:table-cell>
              <table:table-cell office:value-type="float" office:value="0.04000000289301">
                <text:p>0.04000000289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800000001094">
                <text:p>66.800000001094</text:p>
              </table:table-cell>
              <table:table-cell office:value-type="float" office:value="178.308150211955">
                <text:p>178.308150211955</text:p>
              </table:table-cell>
              <table:table-cell office:value-type="float" office:value="0.0400000028962691">
                <text:p>0.040000002896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.9000000010973">
                <text:p>66.9000000010973</text:p>
              </table:table-cell>
              <table:table-cell office:value-type="float" office:value="178.296258614554">
                <text:p>178.296258614554</text:p>
              </table:table-cell>
              <table:table-cell office:value-type="float" office:value="0.0400000028995246">
                <text:p>0.0400000028995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0000000011006">
                <text:p>67.0000000011006</text:p>
              </table:table-cell>
              <table:table-cell office:value-type="float" office:value="178.284362962836">
                <text:p>178.284362962836</text:p>
              </table:table-cell>
              <table:table-cell office:value-type="float" office:value="0.0400000029027765">
                <text:p>0.0400000029027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100000001104">
                <text:p>67.100000001104</text:p>
              </table:table-cell>
              <table:table-cell office:value-type="float" office:value="178.27246329177">
                <text:p>178.27246329177</text:p>
              </table:table-cell>
              <table:table-cell office:value-type="float" office:value="0.0400000029060248">
                <text:p>0.040000002906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2000000011073">
                <text:p>67.2000000011073</text:p>
              </table:table-cell>
              <table:table-cell office:value-type="float" office:value="178.260559636255">
                <text:p>178.260559636255</text:p>
              </table:table-cell>
              <table:table-cell office:value-type="float" office:value="0.0400000029092694">
                <text:p>0.040000002909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3000000011106">
                <text:p>67.3000000011106</text:p>
              </table:table-cell>
              <table:table-cell office:value-type="float" office:value="178.248652031112">
                <text:p>178.248652031112</text:p>
              </table:table-cell>
              <table:table-cell office:value-type="float" office:value="0.0400000029125104">
                <text:p>0.040000002912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4000000011139">
                <text:p>67.4000000011139</text:p>
              </table:table-cell>
              <table:table-cell office:value-type="float" office:value="178.236740511091">
                <text:p>178.236740511091</text:p>
              </table:table-cell>
              <table:table-cell office:value-type="float" office:value="0.0400000029157479">
                <text:p>0.040000002915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5000000011172">
                <text:p>67.5000000011172</text:p>
              </table:table-cell>
              <table:table-cell office:value-type="float" office:value="178.224825110868">
                <text:p>178.224825110868</text:p>
              </table:table-cell>
              <table:table-cell office:value-type="float" office:value="0.0400000029189817">
                <text:p>0.0400000029189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6000000011205">
                <text:p>67.6000000011205</text:p>
              </table:table-cell>
              <table:table-cell office:value-type="float" office:value="178.212905865041">
                <text:p>178.212905865041</text:p>
              </table:table-cell>
              <table:table-cell office:value-type="float" office:value="0.0400000029222119">
                <text:p>0.040000002922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7000000011239">
                <text:p>67.7000000011239</text:p>
              </table:table-cell>
              <table:table-cell office:value-type="float" office:value="178.200982808136">
                <text:p>178.200982808136</text:p>
              </table:table-cell>
              <table:table-cell office:value-type="float" office:value="0.0400000029254384">
                <text:p>0.040000002925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8000000011272">
                <text:p>67.8000000011272</text:p>
              </table:table-cell>
              <table:table-cell office:value-type="float" office:value="178.189055974605">
                <text:p>178.189055974605</text:p>
              </table:table-cell>
              <table:table-cell office:value-type="float" office:value="0.0400000029286614">
                <text:p>0.040000002928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9000000011305">
                <text:p>67.9000000011305</text:p>
              </table:table-cell>
              <table:table-cell office:value-type="float" office:value="178.177125398824">
                <text:p>178.177125398824</text:p>
              </table:table-cell>
              <table:table-cell office:value-type="float" office:value="0.0400000029318808">
                <text:p>0.0400000029318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0000000011338">
                <text:p>68.0000000011338</text:p>
              </table:table-cell>
              <table:table-cell office:value-type="float" office:value="178.165191115097">
                <text:p>178.165191115097</text:p>
              </table:table-cell>
              <table:table-cell office:value-type="float" office:value="0.0400000029350966">
                <text:p>0.0400000029350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1000000011371">
                <text:p>68.1000000011371</text:p>
              </table:table-cell>
              <table:table-cell office:value-type="float" office:value="178.153253157649">
                <text:p>178.153253157649</text:p>
              </table:table-cell>
              <table:table-cell office:value-type="float" office:value="0.0400000029383088">
                <text:p>0.040000002938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2000000011405">
                <text:p>68.2000000011405</text:p>
              </table:table-cell>
              <table:table-cell office:value-type="float" office:value="178.141311560635">
                <text:p>178.141311560635</text:p>
              </table:table-cell>
              <table:table-cell office:value-type="float" office:value="0.0400000029415173">
                <text:p>0.0400000029415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3000000011438">
                <text:p>68.3000000011438</text:p>
              </table:table-cell>
              <table:table-cell office:value-type="float" office:value="178.129366358131">
                <text:p>178.129366358131</text:p>
              </table:table-cell>
              <table:table-cell office:value-type="float" office:value="0.0400000029447222">
                <text:p>0.040000002944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4000000011471">
                <text:p>68.4000000011471</text:p>
              </table:table-cell>
              <table:table-cell office:value-type="float" office:value="178.117417584143">
                <text:p>178.117417584143</text:p>
              </table:table-cell>
              <table:table-cell office:value-type="float" office:value="0.0400000029479237">
                <text:p>0.040000002947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5000000011504">
                <text:p>68.5000000011504</text:p>
              </table:table-cell>
              <table:table-cell office:value-type="float" office:value="178.105465272598">
                <text:p>178.105465272598</text:p>
              </table:table-cell>
              <table:table-cell office:value-type="float" office:value="0.0400000029511216">
                <text:p>0.040000002951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6000000011537">
                <text:p>68.6000000011537</text:p>
              </table:table-cell>
              <table:table-cell office:value-type="float" office:value="178.093509457349">
                <text:p>178.093509457349</text:p>
              </table:table-cell>
              <table:table-cell office:value-type="float" office:value="0.0400000029543158">
                <text:p>0.040000002954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7000000011571">
                <text:p>68.7000000011571</text:p>
              </table:table-cell>
              <table:table-cell office:value-type="float" office:value="178.081550172175">
                <text:p>178.081550172175</text:p>
              </table:table-cell>
              <table:table-cell office:value-type="float" office:value="0.0400000029575064">
                <text:p>0.0400000029575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8000000011604">
                <text:p>68.8000000011604</text:p>
              </table:table-cell>
              <table:table-cell office:value-type="float" office:value="178.069587450782">
                <text:p>178.069587450782</text:p>
              </table:table-cell>
              <table:table-cell office:value-type="float" office:value="0.0400000029606935">
                <text:p>0.040000002960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9000000011637">
                <text:p>68.9000000011637</text:p>
              </table:table-cell>
              <table:table-cell office:value-type="float" office:value="178.057621326796">
                <text:p>178.057621326796</text:p>
              </table:table-cell>
              <table:table-cell office:value-type="float" office:value="0.0400000029638769">
                <text:p>0.040000002963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000000001167">
                <text:p>69.000000001167</text:p>
              </table:table-cell>
              <table:table-cell office:value-type="float" office:value="178.045651833774">
                <text:p>178.045651833774</text:p>
              </table:table-cell>
              <table:table-cell office:value-type="float" office:value="0.0400000029670567">
                <text:p>0.040000002967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1000000011703">
                <text:p>69.1000000011703</text:p>
              </table:table-cell>
              <table:table-cell office:value-type="float" office:value="178.033679005193">
                <text:p>178.033679005193</text:p>
              </table:table-cell>
              <table:table-cell office:value-type="float" office:value="0.0400000029702332">
                <text:p>0.040000002970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2000000011737">
                <text:p>69.2000000011737</text:p>
              </table:table-cell>
              <table:table-cell office:value-type="float" office:value="178.021702874457">
                <text:p>178.021702874457</text:p>
              </table:table-cell>
              <table:table-cell office:value-type="float" office:value="0.040000002973406">
                <text:p>0.040000002973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300000001177">
                <text:p>69.300000001177</text:p>
              </table:table-cell>
              <table:table-cell office:value-type="float" office:value="178.009723474892">
                <text:p>178.009723474892</text:p>
              </table:table-cell>
              <table:table-cell office:value-type="float" office:value="0.0400000029765751">
                <text:p>0.0400000029765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4000000011803">
                <text:p>69.4000000011803</text:p>
              </table:table-cell>
              <table:table-cell office:value-type="float" office:value="177.997740839755">
                <text:p>177.997740839755</text:p>
              </table:table-cell>
              <table:table-cell office:value-type="float" office:value="0.0400000029797407">
                <text:p>0.040000002979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5000000011836">
                <text:p>69.5000000011836</text:p>
              </table:table-cell>
              <table:table-cell office:value-type="float" office:value="177.985755002222">
                <text:p>177.985755002222</text:p>
              </table:table-cell>
              <table:table-cell office:value-type="float" office:value="0.0400000029829027">
                <text:p>0.0400000029829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6000000011869">
                <text:p>69.6000000011869</text:p>
              </table:table-cell>
              <table:table-cell office:value-type="float" office:value="177.973765995395">
                <text:p>177.973765995395</text:p>
              </table:table-cell>
              <table:table-cell office:value-type="float" office:value="0.0400000029860612">
                <text:p>0.0400000029860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7000000011903">
                <text:p>69.7000000011903</text:p>
              </table:table-cell>
              <table:table-cell office:value-type="float" office:value="177.961773852302">
                <text:p>177.961773852302</text:p>
              </table:table-cell>
              <table:table-cell office:value-type="float" office:value="0.0400000029892161">
                <text:p>0.040000002989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8000000011936">
                <text:p>69.8000000011936</text:p>
              </table:table-cell>
              <table:table-cell office:value-type="float" office:value="177.949778605896">
                <text:p>177.949778605896</text:p>
              </table:table-cell>
              <table:table-cell office:value-type="float" office:value="0.0400000029923673">
                <text:p>0.040000002992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.9000000011969">
                <text:p>69.9000000011969</text:p>
              </table:table-cell>
              <table:table-cell office:value-type="float" office:value="177.937780289054">
                <text:p>177.937780289054</text:p>
              </table:table-cell>
              <table:table-cell office:value-type="float" office:value="0.040000002995515">
                <text:p>0.040000002995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0000000012002">
                <text:p>70.0000000012002</text:p>
              </table:table-cell>
              <table:table-cell office:value-type="float" office:value="177.925778934577">
                <text:p>177.925778934577</text:p>
              </table:table-cell>
              <table:table-cell office:value-type="float" office:value="0.0400000029986592">
                <text:p>0.040000002998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1000000012035">
                <text:p>70.1000000012035</text:p>
              </table:table-cell>
              <table:table-cell office:value-type="float" office:value="177.91377457519">
                <text:p>177.91377457519</text:p>
              </table:table-cell>
              <table:table-cell office:value-type="float" office:value="0.0400000030017998">
                <text:p>0.0400000030017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2000000012069">
                <text:p>70.2000000012069</text:p>
              </table:table-cell>
              <table:table-cell office:value-type="float" office:value="177.901767243546">
                <text:p>177.901767243546</text:p>
              </table:table-cell>
              <table:table-cell office:value-type="float" office:value="0.0400000030049369">
                <text:p>0.0400000030049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3000000012102">
                <text:p>70.3000000012102</text:p>
              </table:table-cell>
              <table:table-cell office:value-type="float" office:value="177.889756972218">
                <text:p>177.889756972218</text:p>
              </table:table-cell>
              <table:table-cell office:value-type="float" office:value="0.0400000030080703">
                <text:p>0.0400000030080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4000000012135">
                <text:p>70.4000000012135</text:p>
              </table:table-cell>
              <table:table-cell office:value-type="float" office:value="177.877743793706">
                <text:p>177.877743793706</text:p>
              </table:table-cell>
              <table:table-cell office:value-type="float" office:value="0.0400000030112003">
                <text:p>0.040000003011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5000000012168">
                <text:p>70.5000000012168</text:p>
              </table:table-cell>
              <table:table-cell office:value-type="float" office:value="177.865727740435">
                <text:p>177.865727740435</text:p>
              </table:table-cell>
              <table:table-cell office:value-type="float" office:value="0.0400000030143267">
                <text:p>0.040000003014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6000000012201">
                <text:p>70.6000000012201</text:p>
              </table:table-cell>
              <table:table-cell office:value-type="float" office:value="177.853708844753">
                <text:p>177.853708844753</text:p>
              </table:table-cell>
              <table:table-cell office:value-type="float" office:value="0.0400000030174495">
                <text:p>0.0400000030174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7000000012235">
                <text:p>70.7000000012235</text:p>
              </table:table-cell>
              <table:table-cell office:value-type="float" office:value="177.841687138934">
                <text:p>177.841687138934</text:p>
              </table:table-cell>
              <table:table-cell office:value-type="float" office:value="0.0400000030205688">
                <text:p>0.0400000030205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8000000012268">
                <text:p>70.8000000012268</text:p>
              </table:table-cell>
              <table:table-cell office:value-type="float" office:value="177.829662655174">
                <text:p>177.829662655174</text:p>
              </table:table-cell>
              <table:table-cell office:value-type="float" office:value="0.0400000030236845">
                <text:p>0.0400000030236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.9000000012301">
                <text:p>70.9000000012301</text:p>
              </table:table-cell>
              <table:table-cell office:value-type="float" office:value="177.817635425595">
                <text:p>177.817635425595</text:p>
              </table:table-cell>
              <table:table-cell office:value-type="float" office:value="0.0400000030267967">
                <text:p>0.0400000030267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0000000012334">
                <text:p>71.0000000012334</text:p>
              </table:table-cell>
              <table:table-cell office:value-type="float" office:value="177.805605482245">
                <text:p>177.805605482245</text:p>
              </table:table-cell>
              <table:table-cell office:value-type="float" office:value="0.0400000030299053">
                <text:p>0.0400000030299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1000000012367">
                <text:p>71.1000000012367</text:p>
              </table:table-cell>
              <table:table-cell office:value-type="float" office:value="177.793572857094">
                <text:p>177.793572857094</text:p>
              </table:table-cell>
              <table:table-cell office:value-type="float" office:value="0.0400000030330104">
                <text:p>0.0400000030330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2000000012401">
                <text:p>71.2000000012401</text:p>
              </table:table-cell>
              <table:table-cell office:value-type="float" office:value="177.781537582037">
                <text:p>177.781537582037</text:p>
              </table:table-cell>
              <table:table-cell office:value-type="float" office:value="0.0400000030361119">
                <text:p>0.040000003036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3000000012434">
                <text:p>71.3000000012434</text:p>
              </table:table-cell>
              <table:table-cell office:value-type="float" office:value="177.769499688893">
                <text:p>177.769499688893</text:p>
              </table:table-cell>
              <table:table-cell office:value-type="float" office:value="0.0400000030392099">
                <text:p>0.040000003039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4000000012467">
                <text:p>71.4000000012467</text:p>
              </table:table-cell>
              <table:table-cell office:value-type="float" office:value="177.757459209406">
                <text:p>177.757459209406</text:p>
              </table:table-cell>
              <table:table-cell office:value-type="float" office:value="0.0400000030423044">
                <text:p>0.040000003042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50000000125">
                <text:p>71.50000000125</text:p>
              </table:table-cell>
              <table:table-cell office:value-type="float" office:value="177.745416175245">
                <text:p>177.745416175245</text:p>
              </table:table-cell>
              <table:table-cell office:value-type="float" office:value="0.0400000030453953">
                <text:p>0.0400000030453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6000000012533">
                <text:p>71.6000000012533</text:p>
              </table:table-cell>
              <table:table-cell office:value-type="float" office:value="177.733370618">
                <text:p>177.733370618</text:p>
              </table:table-cell>
              <table:table-cell office:value-type="float" office:value="0.0400000030484826">
                <text:p>0.0400000030484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7000000012567">
                <text:p>71.7000000012567</text:p>
              </table:table-cell>
              <table:table-cell office:value-type="float" office:value="177.721322569191">
                <text:p>177.721322569191</text:p>
              </table:table-cell>
              <table:table-cell office:value-type="float" office:value="0.0400000030515665">
                <text:p>0.040000003051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80000000126">
                <text:p>71.80000000126</text:p>
              </table:table-cell>
              <table:table-cell office:value-type="float" office:value="177.709272060257">
                <text:p>177.709272060257</text:p>
              </table:table-cell>
              <table:table-cell office:value-type="float" office:value="0.0400000030546469">
                <text:p>0.0400000030546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.9000000012633">
                <text:p>71.9000000012633</text:p>
              </table:table-cell>
              <table:table-cell office:value-type="float" office:value="177.697219122562">
                <text:p>177.697219122562</text:p>
              </table:table-cell>
              <table:table-cell office:value-type="float" office:value="0.0400000030577236">
                <text:p>0.040000003057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0000000012666">
                <text:p>72.0000000012666</text:p>
              </table:table-cell>
              <table:table-cell office:value-type="float" office:value="177.685163787399">
                <text:p>177.685163787399</text:p>
              </table:table-cell>
              <table:table-cell office:value-type="float" office:value="0.0400000030607969">
                <text:p>0.0400000030607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1000000012699">
                <text:p>72.1000000012699</text:p>
              </table:table-cell>
              <table:table-cell office:value-type="float" office:value="177.67310608598">
                <text:p>177.67310608598</text:p>
              </table:table-cell>
              <table:table-cell office:value-type="float" office:value="0.0400000030638666">
                <text:p>0.0400000030638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2000000012733">
                <text:p>72.2000000012733</text:p>
              </table:table-cell>
              <table:table-cell office:value-type="float" office:value="177.661046049443">
                <text:p>177.661046049443</text:p>
              </table:table-cell>
              <table:table-cell office:value-type="float" office:value="0.0400000030669328">
                <text:p>0.040000003066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3000000012766">
                <text:p>72.3000000012766</text:p>
              </table:table-cell>
              <table:table-cell office:value-type="float" office:value="177.64898370885">
                <text:p>177.64898370885</text:p>
              </table:table-cell>
              <table:table-cell office:value-type="float" office:value="0.0400000030699954">
                <text:p>0.040000003069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4000000012799">
                <text:p>72.4000000012799</text:p>
              </table:table-cell>
              <table:table-cell office:value-type="float" office:value="177.636919095189">
                <text:p>177.636919095189</text:p>
              </table:table-cell>
              <table:table-cell office:value-type="float" office:value="0.0400000030730546">
                <text:p>0.040000003073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5000000012832">
                <text:p>72.5000000012832</text:p>
              </table:table-cell>
              <table:table-cell office:value-type="float" office:value="177.624852239371">
                <text:p>177.624852239371</text:p>
              </table:table-cell>
              <table:table-cell office:value-type="float" office:value="0.0400000030761102">
                <text:p>0.040000003076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6000000012865">
                <text:p>72.6000000012865</text:p>
              </table:table-cell>
              <table:table-cell office:value-type="float" office:value="177.612783172231">
                <text:p>177.612783172231</text:p>
              </table:table-cell>
              <table:table-cell office:value-type="float" office:value="0.0400000030791622">
                <text:p>0.040000003079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7000000012899">
                <text:p>72.7000000012899</text:p>
              </table:table-cell>
              <table:table-cell office:value-type="float" office:value="177.600711924529">
                <text:p>177.600711924529</text:p>
              </table:table-cell>
              <table:table-cell office:value-type="float" office:value="0.0400000030822109">
                <text:p>0.040000003082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8000000012932">
                <text:p>72.8000000012932</text:p>
              </table:table-cell>
              <table:table-cell office:value-type="float" office:value="177.588638526947">
                <text:p>177.588638526947</text:p>
              </table:table-cell>
              <table:table-cell office:value-type="float" office:value="0.040000003085256">
                <text:p>0.04000000308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.9000000012965">
                <text:p>72.9000000012965</text:p>
              </table:table-cell>
              <table:table-cell office:value-type="float" office:value="177.576563010097">
                <text:p>177.576563010097</text:p>
              </table:table-cell>
              <table:table-cell office:value-type="float" office:value="0.0400000030882977">
                <text:p>0.0400000030882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0000000012998">
                <text:p>73.0000000012998</text:p>
              </table:table-cell>
              <table:table-cell office:value-type="float" office:value="177.564485404507">
                <text:p>177.564485404507</text:p>
              </table:table-cell>
              <table:table-cell office:value-type="float" office:value="0.0400000030913358">
                <text:p>0.040000003091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1000000013031">
                <text:p>73.1000000013031</text:p>
              </table:table-cell>
              <table:table-cell office:value-type="float" office:value="177.552405740635">
                <text:p>177.552405740635</text:p>
              </table:table-cell>
              <table:table-cell office:value-type="float" office:value="0.0400000030943704">
                <text:p>0.040000003094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2000000013064">
                <text:p>73.2000000013064</text:p>
              </table:table-cell>
              <table:table-cell office:value-type="float" office:value="177.540324048864">
                <text:p>177.540324048864</text:p>
              </table:table-cell>
              <table:table-cell office:value-type="float" office:value="0.0400000030974015">
                <text:p>0.0400000030974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3000000013098">
                <text:p>73.3000000013098</text:p>
              </table:table-cell>
              <table:table-cell office:value-type="float" office:value="177.528240359497">
                <text:p>177.528240359497</text:p>
              </table:table-cell>
              <table:table-cell office:value-type="float" office:value="0.0400000031004291">
                <text:p>0.0400000031004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4000000013131">
                <text:p>73.4000000013131</text:p>
              </table:table-cell>
              <table:table-cell office:value-type="float" office:value="177.516154702766">
                <text:p>177.516154702766</text:p>
              </table:table-cell>
              <table:table-cell office:value-type="float" office:value="0.0400000031034531">
                <text:p>0.040000003103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5000000013164">
                <text:p>73.5000000013164</text:p>
              </table:table-cell>
              <table:table-cell office:value-type="float" office:value="177.504067108821">
                <text:p>177.504067108821</text:p>
              </table:table-cell>
              <table:table-cell office:value-type="float" office:value="0.0400000031064737">
                <text:p>0.040000003106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6000000013197">
                <text:p>73.6000000013197</text:p>
              </table:table-cell>
              <table:table-cell office:value-type="float" office:value="177.491977607743">
                <text:p>177.491977607743</text:p>
              </table:table-cell>
              <table:table-cell office:value-type="float" office:value="0.0400000031094907">
                <text:p>0.040000003109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700000001323">
                <text:p>73.700000001323</text:p>
              </table:table-cell>
              <table:table-cell office:value-type="float" office:value="177.479886229535">
                <text:p>177.479886229535</text:p>
              </table:table-cell>
              <table:table-cell office:value-type="float" office:value="0.0400000031125042">
                <text:p>0.040000003112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8000000013264">
                <text:p>73.8000000013264</text:p>
              </table:table-cell>
              <table:table-cell office:value-type="float" office:value="177.467793004122">
                <text:p>177.467793004122</text:p>
              </table:table-cell>
              <table:table-cell office:value-type="float" office:value="0.0400000031155143">
                <text:p>0.040000003115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.9000000013297">
                <text:p>73.9000000013297</text:p>
              </table:table-cell>
              <table:table-cell office:value-type="float" office:value="177.455697961358">
                <text:p>177.455697961358</text:p>
              </table:table-cell>
              <table:table-cell office:value-type="float" office:value="0.0400000031185209">
                <text:p>0.040000003118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000000001333">
                <text:p>74.000000001333</text:p>
              </table:table-cell>
              <table:table-cell office:value-type="float" office:value="177.443601131017">
                <text:p>177.443601131017</text:p>
              </table:table-cell>
              <table:table-cell office:value-type="float" office:value="0.040000003121524">
                <text:p>0.04000000312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1000000013363">
                <text:p>74.1000000013363</text:p>
              </table:table-cell>
              <table:table-cell office:value-type="float" office:value="177.4315025428">
                <text:p>177.4315025428</text:p>
              </table:table-cell>
              <table:table-cell office:value-type="float" office:value="0.0400000031245237">
                <text:p>0.040000003124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2000000013396">
                <text:p>74.2000000013396</text:p>
              </table:table-cell>
              <table:table-cell office:value-type="float" office:value="177.41940222633">
                <text:p>177.41940222633</text:p>
              </table:table-cell>
              <table:table-cell office:value-type="float" office:value="0.0400000031275198">
                <text:p>0.0400000031275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300000001343">
                <text:p>74.300000001343</text:p>
              </table:table-cell>
              <table:table-cell office:value-type="float" office:value="177.407300211158">
                <text:p>177.407300211158</text:p>
              </table:table-cell>
              <table:table-cell office:value-type="float" office:value="0.0400000031305125">
                <text:p>0.040000003130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4000000013463">
                <text:p>74.4000000013463</text:p>
              </table:table-cell>
              <table:table-cell office:value-type="float" office:value="177.395196526755">
                <text:p>177.395196526755</text:p>
              </table:table-cell>
              <table:table-cell office:value-type="float" office:value="0.0400000031335017">
                <text:p>0.040000003133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5000000013496">
                <text:p>74.5000000013496</text:p>
              </table:table-cell>
              <table:table-cell office:value-type="float" office:value="177.383091202523">
                <text:p>177.383091202523</text:p>
              </table:table-cell>
              <table:table-cell office:value-type="float" office:value="0.0400000031364875">
                <text:p>0.040000003136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6000000013529">
                <text:p>74.6000000013529</text:p>
              </table:table-cell>
              <table:table-cell office:value-type="float" office:value="177.370984267781">
                <text:p>177.370984267781</text:p>
              </table:table-cell>
              <table:table-cell office:value-type="float" office:value="0.0400000031394698">
                <text:p>0.0400000031394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7000000013562">
                <text:p>74.7000000013562</text:p>
              </table:table-cell>
              <table:table-cell office:value-type="float" office:value="177.358875751777">
                <text:p>177.358875751777</text:p>
              </table:table-cell>
              <table:table-cell office:value-type="float" office:value="0.0400000031424486">
                <text:p>0.040000003142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8000000013596">
                <text:p>74.8000000013596</text:p>
              </table:table-cell>
              <table:table-cell office:value-type="float" office:value="177.346765683682">
                <text:p>177.346765683682</text:p>
              </table:table-cell>
              <table:table-cell office:value-type="float" office:value="0.0400000031454239">
                <text:p>0.040000003145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.9000000013629">
                <text:p>74.9000000013629</text:p>
              </table:table-cell>
              <table:table-cell office:value-type="float" office:value="177.334654092592">
                <text:p>177.334654092592</text:p>
              </table:table-cell>
              <table:table-cell office:value-type="float" office:value="0.0400000031483957">
                <text:p>0.0400000031483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0000000013662">
                <text:p>75.0000000013662</text:p>
              </table:table-cell>
              <table:table-cell office:value-type="float" office:value="177.322541007528">
                <text:p>177.322541007528</text:p>
              </table:table-cell>
              <table:table-cell office:value-type="float" office:value="0.0400000031513641">
                <text:p>0.040000003151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1000000013695">
                <text:p>75.1000000013695</text:p>
              </table:table-cell>
              <table:table-cell office:value-type="float" office:value="177.310426457435">
                <text:p>177.310426457435</text:p>
              </table:table-cell>
              <table:table-cell office:value-type="float" office:value="0.040000003154329">
                <text:p>0.040000003154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2000000013728">
                <text:p>75.2000000013728</text:p>
              </table:table-cell>
              <table:table-cell office:value-type="float" office:value="177.298310471183">
                <text:p>177.298310471183</text:p>
              </table:table-cell>
              <table:table-cell office:value-type="float" office:value="0.0400000031572906">
                <text:p>0.040000003157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3000000013762">
                <text:p>75.3000000013762</text:p>
              </table:table-cell>
              <table:table-cell office:value-type="float" office:value="177.286193077567">
                <text:p>177.286193077567</text:p>
              </table:table-cell>
              <table:table-cell office:value-type="float" office:value="0.0400000031602486">
                <text:p>0.040000003160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4000000013795">
                <text:p>75.4000000013795</text:p>
              </table:table-cell>
              <table:table-cell office:value-type="float" office:value="177.274074305305">
                <text:p>177.274074305305</text:p>
              </table:table-cell>
              <table:table-cell office:value-type="float" office:value="0.0400000031632031">
                <text:p>0.040000003163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5000000013828">
                <text:p>75.5000000013828</text:p>
              </table:table-cell>
              <table:table-cell office:value-type="float" office:value="177.261954183042">
                <text:p>177.261954183042</text:p>
              </table:table-cell>
              <table:table-cell office:value-type="float" office:value="0.0400000031661543">
                <text:p>0.040000003166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6000000013861">
                <text:p>75.6000000013861</text:p>
              </table:table-cell>
              <table:table-cell office:value-type="float" office:value="177.249832739347">
                <text:p>177.249832739347</text:p>
              </table:table-cell>
              <table:table-cell office:value-type="float" office:value="0.0400000031691019">
                <text:p>0.040000003169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7000000013894">
                <text:p>75.7000000013894</text:p>
              </table:table-cell>
              <table:table-cell office:value-type="float" office:value="177.237710002712">
                <text:p>177.237710002712</text:p>
              </table:table-cell>
              <table:table-cell office:value-type="float" office:value="0.0400000031720461">
                <text:p>0.040000003172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8000000013928">
                <text:p>75.8000000013928</text:p>
              </table:table-cell>
              <table:table-cell office:value-type="float" office:value="177.225586001557">
                <text:p>177.225586001557</text:p>
              </table:table-cell>
              <table:table-cell office:value-type="float" office:value="0.0400000031749869">
                <text:p>0.0400000031749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9000000013961">
                <text:p>75.9000000013961</text:p>
              </table:table-cell>
              <table:table-cell office:value-type="float" office:value="177.213460764223">
                <text:p>177.213460764223</text:p>
              </table:table-cell>
              <table:table-cell office:value-type="float" office:value="0.0400000031779242">
                <text:p>0.040000003177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0000000013994">
                <text:p>76.0000000013994</text:p>
              </table:table-cell>
              <table:table-cell office:value-type="float" office:value="177.20133431898">
                <text:p>177.20133431898</text:p>
              </table:table-cell>
              <table:table-cell office:value-type="float" office:value="0.040000003180858">
                <text:p>0.04000000318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1000000014027">
                <text:p>76.1000000014027</text:p>
              </table:table-cell>
              <table:table-cell office:value-type="float" office:value="177.189206694019">
                <text:p>177.189206694019</text:p>
              </table:table-cell>
              <table:table-cell office:value-type="float" office:value="0.0400000031837885">
                <text:p>0.0400000031837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200000001406">
                <text:p>76.200000001406</text:p>
              </table:table-cell>
              <table:table-cell office:value-type="float" office:value="177.177077917461">
                <text:p>177.177077917461</text:p>
              </table:table-cell>
              <table:table-cell office:value-type="float" office:value="0.0400000031867155">
                <text:p>0.040000003186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3000000014094">
                <text:p>76.3000000014094</text:p>
              </table:table-cell>
              <table:table-cell office:value-type="float" office:value="177.164948017345">
                <text:p>177.164948017345</text:p>
              </table:table-cell>
              <table:table-cell office:value-type="float" office:value="0.040000003189639">
                <text:p>0.04000000318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4000000014127">
                <text:p>76.4000000014127</text:p>
              </table:table-cell>
              <table:table-cell office:value-type="float" office:value="177.15281702164">
                <text:p>177.15281702164</text:p>
              </table:table-cell>
              <table:table-cell office:value-type="float" office:value="0.0400000031925591">
                <text:p>0.040000003192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500000001416">
                <text:p>76.500000001416</text:p>
              </table:table-cell>
              <table:table-cell office:value-type="float" office:value="177.140684958241">
                <text:p>177.140684958241</text:p>
              </table:table-cell>
              <table:table-cell office:value-type="float" office:value="0.0400000031954758">
                <text:p>0.0400000031954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6000000014193">
                <text:p>76.6000000014193</text:p>
              </table:table-cell>
              <table:table-cell office:value-type="float" office:value="177.128551854964">
                <text:p>177.128551854964</text:p>
              </table:table-cell>
              <table:table-cell office:value-type="float" office:value="0.0400000031983891">
                <text:p>0.040000003198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7000000014226">
                <text:p>76.7000000014226</text:p>
              </table:table-cell>
              <table:table-cell office:value-type="float" office:value="177.116417739552">
                <text:p>177.116417739552</text:p>
              </table:table-cell>
              <table:table-cell office:value-type="float" office:value="0.040000003201299">
                <text:p>0.04000000320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800000001426">
                <text:p>76.800000001426</text:p>
              </table:table-cell>
              <table:table-cell office:value-type="float" office:value="177.104282639675">
                <text:p>177.104282639675</text:p>
              </table:table-cell>
              <table:table-cell office:value-type="float" office:value="0.0400000032042055">
                <text:p>0.040000003204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.9000000014293">
                <text:p>76.9000000014293</text:p>
              </table:table-cell>
              <table:table-cell office:value-type="float" office:value="177.092146582924">
                <text:p>177.092146582924</text:p>
              </table:table-cell>
              <table:table-cell office:value-type="float" office:value="0.0400000032071086">
                <text:p>0.040000003207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0000000014326">
                <text:p>77.0000000014326</text:p>
              </table:table-cell>
              <table:table-cell office:value-type="float" office:value="177.080009596818">
                <text:p>177.080009596818</text:p>
              </table:table-cell>
              <table:table-cell office:value-type="float" office:value="0.0400000032100082">
                <text:p>0.040000003210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1000000014359">
                <text:p>77.1000000014359</text:p>
              </table:table-cell>
              <table:table-cell office:value-type="float" office:value="177.067871708802">
                <text:p>177.067871708802</text:p>
              </table:table-cell>
              <table:table-cell office:value-type="float" office:value="0.0400000032129045">
                <text:p>0.0400000032129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2000000014392">
                <text:p>77.2000000014392</text:p>
              </table:table-cell>
              <table:table-cell office:value-type="float" office:value="177.055732946246">
                <text:p>177.055732946246</text:p>
              </table:table-cell>
              <table:table-cell office:value-type="float" office:value="0.0400000032157972">
                <text:p>0.040000003215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3000000014426">
                <text:p>77.3000000014426</text:p>
              </table:table-cell>
              <table:table-cell office:value-type="float" office:value="177.043593336444">
                <text:p>177.043593336444</text:p>
              </table:table-cell>
              <table:table-cell office:value-type="float" office:value="0.0400000032186867">
                <text:p>0.040000003218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4000000014459">
                <text:p>77.4000000014459</text:p>
              </table:table-cell>
              <table:table-cell office:value-type="float" office:value="177.031452906616">
                <text:p>177.031452906616</text:p>
              </table:table-cell>
              <table:table-cell office:value-type="float" office:value="0.0400000032215726">
                <text:p>0.0400000032215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5000000014492">
                <text:p>77.5000000014492</text:p>
              </table:table-cell>
              <table:table-cell office:value-type="float" office:value="177.019311683907">
                <text:p>177.019311683907</text:p>
              </table:table-cell>
              <table:table-cell office:value-type="float" office:value="0.0400000032244553">
                <text:p>0.040000003224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6000000014525">
                <text:p>77.6000000014525</text:p>
              </table:table-cell>
              <table:table-cell office:value-type="float" office:value="177.007169695389">
                <text:p>177.007169695389</text:p>
              </table:table-cell>
              <table:table-cell office:value-type="float" office:value="0.0400000032273345">
                <text:p>0.040000003227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7000000014558">
                <text:p>77.7000000014558</text:p>
              </table:table-cell>
              <table:table-cell office:value-type="float" office:value="176.995026968058">
                <text:p>176.995026968058</text:p>
              </table:table-cell>
              <table:table-cell office:value-type="float" office:value="0.0400000032302103">
                <text:p>0.040000003230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8000000014592">
                <text:p>77.8000000014592</text:p>
              </table:table-cell>
              <table:table-cell office:value-type="float" office:value="176.982883528835">
                <text:p>176.982883528835</text:p>
              </table:table-cell>
              <table:table-cell office:value-type="float" office:value="0.0400000032330827">
                <text:p>0.0400000032330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.9000000014625">
                <text:p>77.9000000014625</text:p>
              </table:table-cell>
              <table:table-cell office:value-type="float" office:value="176.970739404571">
                <text:p>176.970739404571</text:p>
              </table:table-cell>
              <table:table-cell office:value-type="float" office:value="0.0400000032359517">
                <text:p>0.040000003235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0000000014658">
                <text:p>78.0000000014658</text:p>
              </table:table-cell>
              <table:table-cell office:value-type="float" office:value="176.958594622037">
                <text:p>176.958594622037</text:p>
              </table:table-cell>
              <table:table-cell office:value-type="float" office:value="0.0400000032388172">
                <text:p>0.04000000323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1000000014691">
                <text:p>78.1000000014691</text:p>
              </table:table-cell>
              <table:table-cell office:value-type="float" office:value="176.946449207934">
                <text:p>176.946449207934</text:p>
              </table:table-cell>
              <table:table-cell office:value-type="float" office:value="0.0400000032416795">
                <text:p>0.040000003241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2000000014724">
                <text:p>78.2000000014724</text:p>
              </table:table-cell>
              <table:table-cell office:value-type="float" office:value="176.934303188887">
                <text:p>176.934303188887</text:p>
              </table:table-cell>
              <table:table-cell office:value-type="float" office:value="0.0400000032445383">
                <text:p>0.040000003244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3000000014758">
                <text:p>78.3000000014758</text:p>
              </table:table-cell>
              <table:table-cell office:value-type="float" office:value="176.922156591447">
                <text:p>176.922156591447</text:p>
              </table:table-cell>
              <table:table-cell office:value-type="float" office:value="0.0400000032473938">
                <text:p>0.0400000032473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4000000014791">
                <text:p>78.4000000014791</text:p>
              </table:table-cell>
              <table:table-cell office:value-type="float" office:value="176.91000944209">
                <text:p>176.91000944209</text:p>
              </table:table-cell>
              <table:table-cell office:value-type="float" office:value="0.0400000032502459">
                <text:p>0.040000003250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5000000014824">
                <text:p>78.5000000014824</text:p>
              </table:table-cell>
              <table:table-cell office:value-type="float" office:value="176.89786176722">
                <text:p>176.89786176722</text:p>
              </table:table-cell>
              <table:table-cell office:value-type="float" office:value="0.0400000032530945">
                <text:p>0.0400000032530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6000000014857">
                <text:p>78.6000000014857</text:p>
              </table:table-cell>
              <table:table-cell office:value-type="float" office:value="176.885713593165">
                <text:p>176.885713593165</text:p>
              </table:table-cell>
              <table:table-cell office:value-type="float" office:value="0.0400000032559398">
                <text:p>0.0400000032559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700000001489">
                <text:p>78.700000001489</text:p>
              </table:table-cell>
              <table:table-cell office:value-type="float" office:value="176.873564946179">
                <text:p>176.873564946179</text:p>
              </table:table-cell>
              <table:table-cell office:value-type="float" office:value="0.0400000032587817">
                <text:p>0.0400000032587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8000000014924">
                <text:p>78.8000000014924</text:p>
              </table:table-cell>
              <table:table-cell office:value-type="float" office:value="176.861415852446">
                <text:p>176.861415852446</text:p>
              </table:table-cell>
              <table:table-cell office:value-type="float" office:value="0.0400000032616202">
                <text:p>0.0400000032616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9000000014957">
                <text:p>78.9000000014957</text:p>
              </table:table-cell>
              <table:table-cell office:value-type="float" office:value="176.849266338072">
                <text:p>176.849266338072</text:p>
              </table:table-cell>
              <table:table-cell office:value-type="float" office:value="0.0400000032644554">
                <text:p>0.040000003264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000000001499">
                <text:p>79.000000001499</text:p>
              </table:table-cell>
              <table:table-cell office:value-type="float" office:value="176.837116429091">
                <text:p>176.837116429091</text:p>
              </table:table-cell>
              <table:table-cell office:value-type="float" office:value="0.0400000032672873">
                <text:p>0.0400000032672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1000000015023">
                <text:p>79.1000000015023</text:p>
              </table:table-cell>
              <table:table-cell office:value-type="float" office:value="176.824966151462">
                <text:p>176.824966151462</text:p>
              </table:table-cell>
              <table:table-cell office:value-type="float" office:value="0.0400000032701158">
                <text:p>0.040000003270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2000000015056">
                <text:p>79.2000000015056</text:p>
              </table:table-cell>
              <table:table-cell office:value-type="float" office:value="176.81281553107">
                <text:p>176.81281553107</text:p>
              </table:table-cell>
              <table:table-cell office:value-type="float" office:value="0.0400000032729409">
                <text:p>0.040000003272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3000000015089">
                <text:p>79.3000000015089</text:p>
              </table:table-cell>
              <table:table-cell office:value-type="float" office:value="176.800664593729">
                <text:p>176.800664593729</text:p>
              </table:table-cell>
              <table:table-cell office:value-type="float" office:value="0.0400000032757626">
                <text:p>0.0400000032757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4000000015123">
                <text:p>79.4000000015123</text:p>
              </table:table-cell>
              <table:table-cell office:value-type="float" office:value="176.788513365179">
                <text:p>176.788513365179</text:p>
              </table:table-cell>
              <table:table-cell office:value-type="float" office:value="0.040000003278581">
                <text:p>0.040000003278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5000000015156">
                <text:p>79.5000000015156</text:p>
              </table:table-cell>
              <table:table-cell office:value-type="float" office:value="176.776361871083">
                <text:p>176.776361871083</text:p>
              </table:table-cell>
              <table:table-cell office:value-type="float" office:value="0.040000003281396">
                <text:p>0.04000000328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6000000015189">
                <text:p>79.6000000015189</text:p>
              </table:table-cell>
              <table:table-cell office:value-type="float" office:value="176.764210137037">
                <text:p>176.764210137037</text:p>
              </table:table-cell>
              <table:table-cell office:value-type="float" office:value="0.0400000032842077">
                <text:p>0.040000003284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7000000015222">
                <text:p>79.7000000015222</text:p>
              </table:table-cell>
              <table:table-cell office:value-type="float" office:value="176.752058188556">
                <text:p>176.752058188556</text:p>
              </table:table-cell>
              <table:table-cell office:value-type="float" office:value="0.0400000032870159">
                <text:p>0.0400000032870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8000000015255">
                <text:p>79.8000000015255</text:p>
              </table:table-cell>
              <table:table-cell office:value-type="float" office:value="176.739906051087">
                <text:p>176.739906051087</text:p>
              </table:table-cell>
              <table:table-cell office:value-type="float" office:value="0.0400000032898209">
                <text:p>0.0400000032898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.9000000015289">
                <text:p>79.9000000015289</text:p>
              </table:table-cell>
              <table:table-cell office:value-type="float" office:value="176.727753750002">
                <text:p>176.727753750002</text:p>
              </table:table-cell>
              <table:table-cell office:value-type="float" office:value="0.0400000032926225">
                <text:p>0.040000003292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0000000015322">
                <text:p>80.0000000015322</text:p>
              </table:table-cell>
              <table:table-cell office:value-type="float" office:value="176.7156013106">
                <text:p>176.7156013106</text:p>
              </table:table-cell>
              <table:table-cell office:value-type="float" office:value="0.0400000032954208">
                <text:p>0.040000003295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1000000015355">
                <text:p>80.1000000015355</text:p>
              </table:table-cell>
              <table:table-cell office:value-type="float" office:value="176.703448758109">
                <text:p>176.703448758109</text:p>
              </table:table-cell>
              <table:table-cell office:value-type="float" office:value="0.0400000032982158">
                <text:p>0.040000003298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2000000015388">
                <text:p>80.2000000015388</text:p>
              </table:table-cell>
              <table:table-cell office:value-type="float" office:value="176.69129611768">
                <text:p>176.69129611768</text:p>
              </table:table-cell>
              <table:table-cell office:value-type="float" office:value="0.0400000033010074">
                <text:p>0.040000003301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3000000015421">
                <text:p>80.3000000015421</text:p>
              </table:table-cell>
              <table:table-cell office:value-type="float" office:value="176.679143414394">
                <text:p>176.679143414394</text:p>
              </table:table-cell>
              <table:table-cell office:value-type="float" office:value="0.0400000033037957">
                <text:p>0.040000003303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4000000015455">
                <text:p>80.4000000015455</text:p>
              </table:table-cell>
              <table:table-cell office:value-type="float" office:value="176.666990673257">
                <text:p>176.666990673257</text:p>
              </table:table-cell>
              <table:table-cell office:value-type="float" office:value="0.0400000033065807">
                <text:p>0.0400000033065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5000000015488">
                <text:p>80.5000000015488</text:p>
              </table:table-cell>
              <table:table-cell office:value-type="float" office:value="176.654837919205">
                <text:p>176.654837919205</text:p>
              </table:table-cell>
              <table:table-cell office:value-type="float" office:value="0.0400000033093624">
                <text:p>0.0400000033093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6000000015521">
                <text:p>80.6000000015521</text:p>
              </table:table-cell>
              <table:table-cell office:value-type="float" office:value="176.642685177097">
                <text:p>176.642685177097</text:p>
              </table:table-cell>
              <table:table-cell office:value-type="float" office:value="0.0400000033121407">
                <text:p>0.040000003312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7000000015554">
                <text:p>80.7000000015554</text:p>
              </table:table-cell>
              <table:table-cell office:value-type="float" office:value="176.630532471725">
                <text:p>176.630532471725</text:p>
              </table:table-cell>
              <table:table-cell office:value-type="float" office:value="0.0400000033149157">
                <text:p>0.040000003314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8000000015587">
                <text:p>80.8000000015587</text:p>
              </table:table-cell>
              <table:table-cell office:value-type="float" office:value="176.618379827803">
                <text:p>176.618379827803</text:p>
              </table:table-cell>
              <table:table-cell office:value-type="float" office:value="0.0400000033176874">
                <text:p>0.040000003317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.9000000015621">
                <text:p>80.9000000015621</text:p>
              </table:table-cell>
              <table:table-cell office:value-type="float" office:value="176.606227269974">
                <text:p>176.606227269974</text:p>
              </table:table-cell>
              <table:table-cell office:value-type="float" office:value="0.0400000033204557">
                <text:p>0.0400000033204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0000000015654">
                <text:p>81.0000000015654</text:p>
              </table:table-cell>
              <table:table-cell office:value-type="float" office:value="176.594074822812">
                <text:p>176.594074822812</text:p>
              </table:table-cell>
              <table:table-cell office:value-type="float" office:value="0.0400000033232207">
                <text:p>0.040000003323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1000000015687">
                <text:p>81.1000000015687</text:p>
              </table:table-cell>
              <table:table-cell office:value-type="float" office:value="176.581922510812">
                <text:p>176.581922510812</text:p>
              </table:table-cell>
              <table:table-cell office:value-type="float" office:value="0.0400000033259825">
                <text:p>0.0400000033259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200000001572">
                <text:p>81.200000001572</text:p>
              </table:table-cell>
              <table:table-cell office:value-type="float" office:value="176.569770358403">
                <text:p>176.569770358403</text:p>
              </table:table-cell>
              <table:table-cell office:value-type="float" office:value="0.0400000033287409">
                <text:p>0.0400000033287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3000000015753">
                <text:p>81.3000000015753</text:p>
              </table:table-cell>
              <table:table-cell office:value-type="float" office:value="176.557618389939">
                <text:p>176.557618389939</text:p>
              </table:table-cell>
              <table:table-cell office:value-type="float" office:value="0.0400000033314959">
                <text:p>0.0400000033314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4000000015787">
                <text:p>81.4000000015787</text:p>
              </table:table-cell>
              <table:table-cell office:value-type="float" office:value="176.545466629701">
                <text:p>176.545466629701</text:p>
              </table:table-cell>
              <table:table-cell office:value-type="float" office:value="0.0400000033342478">
                <text:p>0.040000003334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500000001582">
                <text:p>81.500000001582</text:p>
              </table:table-cell>
              <table:table-cell office:value-type="float" office:value="176.533315101899">
                <text:p>176.533315101899</text:p>
              </table:table-cell>
              <table:table-cell office:value-type="float" office:value="0.0400000033369963">
                <text:p>0.040000003336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6000000015853">
                <text:p>81.6000000015853</text:p>
              </table:table-cell>
              <table:table-cell office:value-type="float" office:value="176.52116383067">
                <text:p>176.52116383067</text:p>
              </table:table-cell>
              <table:table-cell office:value-type="float" office:value="0.0400000033397415">
                <text:p>0.040000003339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7000000015886">
                <text:p>81.7000000015886</text:p>
              </table:table-cell>
              <table:table-cell office:value-type="float" office:value="176.509012840082">
                <text:p>176.509012840082</text:p>
              </table:table-cell>
              <table:table-cell office:value-type="float" office:value="0.0400000033424834">
                <text:p>0.040000003342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8000000015919">
                <text:p>81.8000000015919</text:p>
              </table:table-cell>
              <table:table-cell office:value-type="float" office:value="176.496862154126">
                <text:p>176.496862154126</text:p>
              </table:table-cell>
              <table:table-cell office:value-type="float" office:value="0.0400000033452219">
                <text:p>0.040000003345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.9000000015953">
                <text:p>81.9000000015953</text:p>
              </table:table-cell>
              <table:table-cell office:value-type="float" office:value="176.484711796725">
                <text:p>176.484711796725</text:p>
              </table:table-cell>
              <table:table-cell office:value-type="float" office:value="0.0400000033479572">
                <text:p>0.0400000033479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0000000015986">
                <text:p>82.0000000015986</text:p>
              </table:table-cell>
              <table:table-cell office:value-type="float" office:value="176.472561791732">
                <text:p>176.472561791732</text:p>
              </table:table-cell>
              <table:table-cell office:value-type="float" office:value="0.0400000033506893">
                <text:p>0.0400000033506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1000000016019">
                <text:p>82.1000000016019</text:p>
              </table:table-cell>
              <table:table-cell office:value-type="float" office:value="176.460412162921">
                <text:p>176.460412162921</text:p>
              </table:table-cell>
              <table:table-cell office:value-type="float" office:value="0.040000003353418">
                <text:p>0.040000003353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2000000016052">
                <text:p>82.2000000016052</text:p>
              </table:table-cell>
              <table:table-cell office:value-type="float" office:value="176.448262934002">
                <text:p>176.448262934002</text:p>
              </table:table-cell>
              <table:table-cell office:value-type="float" office:value="0.0400000033561434">
                <text:p>0.040000003356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3000000016085">
                <text:p>82.3000000016085</text:p>
              </table:table-cell>
              <table:table-cell office:value-type="float" office:value="176.43611412861">
                <text:p>176.43611412861</text:p>
              </table:table-cell>
              <table:table-cell office:value-type="float" office:value="0.0400000033588657">
                <text:p>0.0400000033588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4000000016119">
                <text:p>82.4000000016119</text:p>
              </table:table-cell>
              <table:table-cell office:value-type="float" office:value="176.423965770307">
                <text:p>176.423965770307</text:p>
              </table:table-cell>
              <table:table-cell office:value-type="float" office:value="0.0400000033615846">
                <text:p>0.0400000033615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5000000016152">
                <text:p>82.5000000016152</text:p>
              </table:table-cell>
              <table:table-cell office:value-type="float" office:value="176.411817882586">
                <text:p>176.411817882586</text:p>
              </table:table-cell>
              <table:table-cell office:value-type="float" office:value="0.0400000033643001">
                <text:p>0.040000003364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6000000016185">
                <text:p>82.6000000016185</text:p>
              </table:table-cell>
              <table:table-cell office:value-type="float" office:value="176.399670488869">
                <text:p>176.399670488869</text:p>
              </table:table-cell>
              <table:table-cell office:value-type="float" office:value="0.0400000033670125">
                <text:p>0.040000003367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7000000016218">
                <text:p>82.7000000016218</text:p>
              </table:table-cell>
              <table:table-cell office:value-type="float" office:value="176.387523612506">
                <text:p>176.387523612506</text:p>
              </table:table-cell>
              <table:table-cell office:value-type="float" office:value="0.0400000033697215">
                <text:p>0.040000003369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8000000016251">
                <text:p>82.8000000016251</text:p>
              </table:table-cell>
              <table:table-cell office:value-type="float" office:value="176.375377276777">
                <text:p>176.375377276777</text:p>
              </table:table-cell>
              <table:table-cell office:value-type="float" office:value="0.0400000033724274">
                <text:p>0.0400000033724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.9000000016285">
                <text:p>82.9000000016285</text:p>
              </table:table-cell>
              <table:table-cell office:value-type="float" office:value="176.363231504889">
                <text:p>176.363231504889</text:p>
              </table:table-cell>
              <table:table-cell office:value-type="float" office:value="0.04000000337513">
                <text:p>0.0400000033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0000000016318">
                <text:p>83.0000000016318</text:p>
              </table:table-cell>
              <table:table-cell office:value-type="float" office:value="176.351086319978">
                <text:p>176.351086319978</text:p>
              </table:table-cell>
              <table:table-cell office:value-type="float" office:value="0.0400000033778294">
                <text:p>0.040000003377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1000000016351">
                <text:p>83.1000000016351</text:p>
              </table:table-cell>
              <table:table-cell office:value-type="float" office:value="176.338941745109">
                <text:p>176.338941745109</text:p>
              </table:table-cell>
              <table:table-cell office:value-type="float" office:value="0.0400000033805254">
                <text:p>0.0400000033805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2000000016384">
                <text:p>83.2000000016384</text:p>
              </table:table-cell>
              <table:table-cell office:value-type="float" office:value="176.326797803279">
                <text:p>176.326797803279</text:p>
              </table:table-cell>
              <table:table-cell office:value-type="float" office:value="0.0400000033832182">
                <text:p>0.040000003383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3000000016417">
                <text:p>83.3000000016417</text:p>
              </table:table-cell>
              <table:table-cell office:value-type="float" office:value="176.314654517412">
                <text:p>176.314654517412</text:p>
              </table:table-cell>
              <table:table-cell office:value-type="float" office:value="0.0400000033859077">
                <text:p>0.040000003385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4000000016451">
                <text:p>83.4000000016451</text:p>
              </table:table-cell>
              <table:table-cell office:value-type="float" office:value="176.302511910362">
                <text:p>176.302511910362</text:p>
              </table:table-cell>
              <table:table-cell office:value-type="float" office:value="0.0400000033885941">
                <text:p>0.040000003388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5000000016484">
                <text:p>83.5000000016484</text:p>
              </table:table-cell>
              <table:table-cell office:value-type="float" office:value="176.290370004912">
                <text:p>176.290370004912</text:p>
              </table:table-cell>
              <table:table-cell office:value-type="float" office:value="0.0400000033912772">
                <text:p>0.040000003391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6000000016517">
                <text:p>83.6000000016517</text:p>
              </table:table-cell>
              <table:table-cell office:value-type="float" office:value="176.278228823775">
                <text:p>176.278228823775</text:p>
              </table:table-cell>
              <table:table-cell office:value-type="float" office:value="0.040000003393957">
                <text:p>0.040000003393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700000001655">
                <text:p>83.700000001655</text:p>
              </table:table-cell>
              <table:table-cell office:value-type="float" office:value="176.266088389593">
                <text:p>176.266088389593</text:p>
              </table:table-cell>
              <table:table-cell office:value-type="float" office:value="0.0400000033966336">
                <text:p>0.040000003396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8000000016583">
                <text:p>83.8000000016583</text:p>
              </table:table-cell>
              <table:table-cell office:value-type="float" office:value="176.253948724936">
                <text:p>176.253948724936</text:p>
              </table:table-cell>
              <table:table-cell office:value-type="float" office:value="0.0400000033993068">
                <text:p>0.040000003399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9000000016617">
                <text:p>83.9000000016617</text:p>
              </table:table-cell>
              <table:table-cell office:value-type="float" office:value="176.241809852309">
                <text:p>176.241809852309</text:p>
              </table:table-cell>
              <table:table-cell office:value-type="float" office:value="0.0400000034019769">
                <text:p>0.0400000034019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000000001665">
                <text:p>84.000000001665</text:p>
              </table:table-cell>
              <table:table-cell office:value-type="float" office:value="176.229671794142">
                <text:p>176.229671794142</text:p>
              </table:table-cell>
              <table:table-cell office:value-type="float" office:value="0.0400000034046438">
                <text:p>0.040000003404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1000000016683">
                <text:p>84.1000000016683</text:p>
              </table:table-cell>
              <table:table-cell office:value-type="float" office:value="176.217534572798">
                <text:p>176.217534572798</text:p>
              </table:table-cell>
              <table:table-cell office:value-type="float" office:value="0.0400000034073075">
                <text:p>0.040000003407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2000000016716">
                <text:p>84.2000000016716</text:p>
              </table:table-cell>
              <table:table-cell office:value-type="float" office:value="176.205398210567">
                <text:p>176.205398210567</text:p>
              </table:table-cell>
              <table:table-cell office:value-type="float" office:value="0.0400000034099679">
                <text:p>0.040000003409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3000000016749">
                <text:p>84.3000000016749</text:p>
              </table:table-cell>
              <table:table-cell office:value-type="float" office:value="176.193262729672">
                <text:p>176.193262729672</text:p>
              </table:table-cell>
              <table:table-cell office:value-type="float" office:value="0.0400000034126251">
                <text:p>0.040000003412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4000000016783">
                <text:p>84.4000000016783</text:p>
              </table:table-cell>
              <table:table-cell office:value-type="float" office:value="176.181128152265">
                <text:p>176.181128152265</text:p>
              </table:table-cell>
              <table:table-cell office:value-type="float" office:value="0.0400000034152791">
                <text:p>0.040000003415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5000000016816">
                <text:p>84.5000000016816</text:p>
              </table:table-cell>
              <table:table-cell office:value-type="float" office:value="176.168994500427">
                <text:p>176.168994500427</text:p>
              </table:table-cell>
              <table:table-cell office:value-type="float" office:value="0.0400000034179298">
                <text:p>0.0400000034179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6000000016849">
                <text:p>84.6000000016849</text:p>
              </table:table-cell>
              <table:table-cell office:value-type="float" office:value="176.156861796171">
                <text:p>176.156861796171</text:p>
              </table:table-cell>
              <table:table-cell office:value-type="float" office:value="0.0400000034205773">
                <text:p>0.0400000034205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7000000016882">
                <text:p>84.7000000016882</text:p>
              </table:table-cell>
              <table:table-cell office:value-type="float" office:value="176.144730061443">
                <text:p>176.144730061443</text:p>
              </table:table-cell>
              <table:table-cell office:value-type="float" office:value="0.0400000034232217">
                <text:p>0.040000003423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8000000016915">
                <text:p>84.8000000016915</text:p>
              </table:table-cell>
              <table:table-cell office:value-type="float" office:value="176.132599318114">
                <text:p>176.132599318114</text:p>
              </table:table-cell>
              <table:table-cell office:value-type="float" office:value="0.0400000034258629">
                <text:p>0.040000003425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.9000000016948">
                <text:p>84.9000000016948</text:p>
              </table:table-cell>
              <table:table-cell office:value-type="float" office:value="176.120469587988">
                <text:p>176.120469587988</text:p>
              </table:table-cell>
              <table:table-cell office:value-type="float" office:value="0.0400000034285008">
                <text:p>0.0400000034285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0000000016982">
                <text:p>85.0000000016982</text:p>
              </table:table-cell>
              <table:table-cell office:value-type="float" office:value="176.108340892802">
                <text:p>176.108340892802</text:p>
              </table:table-cell>
              <table:table-cell office:value-type="float" office:value="0.0400000034311355">
                <text:p>0.040000003431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1000000017015">
                <text:p>85.1000000017015</text:p>
              </table:table-cell>
              <table:table-cell office:value-type="float" office:value="176.09621325422">
                <text:p>176.09621325422</text:p>
              </table:table-cell>
              <table:table-cell office:value-type="float" office:value="0.040000003433767">
                <text:p>0.04000000343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2000000017048">
                <text:p>85.2000000017048</text:p>
              </table:table-cell>
              <table:table-cell office:value-type="float" office:value="176.08408669384">
                <text:p>176.08408669384</text:p>
              </table:table-cell>
              <table:table-cell office:value-type="float" office:value="0.0400000034363953">
                <text:p>0.0400000034363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3000000017081">
                <text:p>85.3000000017081</text:p>
              </table:table-cell>
              <table:table-cell office:value-type="float" office:value="176.07196123319">
                <text:p>176.07196123319</text:p>
              </table:table-cell>
              <table:table-cell office:value-type="float" office:value="0.0400000034390203">
                <text:p>0.0400000034390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4000000017114">
                <text:p>85.4000000017114</text:p>
              </table:table-cell>
              <table:table-cell office:value-type="float" office:value="176.05983689373">
                <text:p>176.05983689373</text:p>
              </table:table-cell>
              <table:table-cell office:value-type="float" office:value="0.0400000034416423">
                <text:p>0.0400000034416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5000000017148">
                <text:p>85.5000000017148</text:p>
              </table:table-cell>
              <table:table-cell office:value-type="float" office:value="176.047713696849">
                <text:p>176.047713696849</text:p>
              </table:table-cell>
              <table:table-cell office:value-type="float" office:value="0.0400000034442611">
                <text:p>0.0400000034442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6000000017181">
                <text:p>85.6000000017181</text:p>
              </table:table-cell>
              <table:table-cell office:value-type="float" office:value="176.035591663868">
                <text:p>176.035591663868</text:p>
              </table:table-cell>
              <table:table-cell office:value-type="float" office:value="0.0400000034468766">
                <text:p>0.0400000034468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7000000017214">
                <text:p>85.7000000017214</text:p>
              </table:table-cell>
              <table:table-cell office:value-type="float" office:value="176.023470816041">
                <text:p>176.023470816041</text:p>
              </table:table-cell>
              <table:table-cell office:value-type="float" office:value="0.040000003449489">
                <text:p>0.04000000344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8000000017247">
                <text:p>85.8000000017247</text:p>
              </table:table-cell>
              <table:table-cell office:value-type="float" office:value="176.011351174553">
                <text:p>176.011351174553</text:p>
              </table:table-cell>
              <table:table-cell office:value-type="float" office:value="0.0400000034520982">
                <text:p>0.0400000034520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.900000001728">
                <text:p>85.900000001728</text:p>
              </table:table-cell>
              <table:table-cell office:value-type="float" office:value="175.99923276052">
                <text:p>175.99923276052</text:p>
              </table:table-cell>
              <table:table-cell office:value-type="float" office:value="0.0400000034547042">
                <text:p>0.0400000034547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0000000017314">
                <text:p>86.0000000017314</text:p>
              </table:table-cell>
              <table:table-cell office:value-type="float" office:value="175.987115594988">
                <text:p>175.987115594988</text:p>
              </table:table-cell>
              <table:table-cell office:value-type="float" office:value="0.040000003457307">
                <text:p>0.040000003457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1000000017347">
                <text:p>86.1000000017347</text:p>
              </table:table-cell>
              <table:table-cell office:value-type="float" office:value="175.974999698938">
                <text:p>175.974999698938</text:p>
              </table:table-cell>
              <table:table-cell office:value-type="float" office:value="0.0400000034599067">
                <text:p>0.0400000034599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200000001738">
                <text:p>86.200000001738</text:p>
              </table:table-cell>
              <table:table-cell office:value-type="float" office:value="175.962885093282">
                <text:p>175.962885093282</text:p>
              </table:table-cell>
              <table:table-cell office:value-type="float" office:value="0.0400000034625033">
                <text:p>0.040000003462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3000000017413">
                <text:p>86.3000000017413</text:p>
              </table:table-cell>
              <table:table-cell office:value-type="float" office:value="175.950771798861">
                <text:p>175.950771798861</text:p>
              </table:table-cell>
              <table:table-cell office:value-type="float" office:value="0.0400000034650965">
                <text:p>0.040000003465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4000000017446">
                <text:p>86.4000000017446</text:p>
              </table:table-cell>
              <table:table-cell office:value-type="float" office:value="175.938659836454">
                <text:p>175.938659836454</text:p>
              </table:table-cell>
              <table:table-cell office:value-type="float" office:value="0.0400000034676867">
                <text:p>0.040000003467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500000001748">
                <text:p>86.500000001748</text:p>
              </table:table-cell>
              <table:table-cell office:value-type="float" office:value="175.926549226764">
                <text:p>175.926549226764</text:p>
              </table:table-cell>
              <table:table-cell office:value-type="float" office:value="0.0400000034702737">
                <text:p>0.040000003470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6000000017513">
                <text:p>86.6000000017513</text:p>
              </table:table-cell>
              <table:table-cell office:value-type="float" office:value="175.914439990435">
                <text:p>175.914439990435</text:p>
              </table:table-cell>
              <table:table-cell office:value-type="float" office:value="0.0400000034728575">
                <text:p>0.040000003472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7000000017546">
                <text:p>86.7000000017546</text:p>
              </table:table-cell>
              <table:table-cell office:value-type="float" office:value="175.902332148038">
                <text:p>175.902332148038</text:p>
              </table:table-cell>
              <table:table-cell office:value-type="float" office:value="0.0400000034754381">
                <text:p>0.040000003475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8000000017579">
                <text:p>86.8000000017579</text:p>
              </table:table-cell>
              <table:table-cell office:value-type="float" office:value="175.890225720077">
                <text:p>175.890225720077</text:p>
              </table:table-cell>
              <table:table-cell office:value-type="float" office:value="0.0400000034780156">
                <text:p>0.040000003478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.9000000017612">
                <text:p>86.9000000017612</text:p>
              </table:table-cell>
              <table:table-cell office:value-type="float" office:value="175.87812072699">
                <text:p>175.87812072699</text:p>
              </table:table-cell>
              <table:table-cell office:value-type="float" office:value="0.04000000348059">
                <text:p>0.0400000034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0000000017646">
                <text:p>87.0000000017646</text:p>
              </table:table-cell>
              <table:table-cell office:value-type="float" office:value="175.866017189148">
                <text:p>175.866017189148</text:p>
              </table:table-cell>
              <table:table-cell office:value-type="float" office:value="0.0400000034831613">
                <text:p>0.040000003483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1000000017679">
                <text:p>87.1000000017679</text:p>
              </table:table-cell>
              <table:table-cell office:value-type="float" office:value="175.853915126851">
                <text:p>175.853915126851</text:p>
              </table:table-cell>
              <table:table-cell office:value-type="float" office:value="0.0400000034857294">
                <text:p>0.040000003485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2000000017712">
                <text:p>87.2000000017712</text:p>
              </table:table-cell>
              <table:table-cell office:value-type="float" office:value="175.841814560336">
                <text:p>175.841814560336</text:p>
              </table:table-cell>
              <table:table-cell office:value-type="float" office:value="0.0400000034882944">
                <text:p>0.040000003488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3000000017745">
                <text:p>87.3000000017745</text:p>
              </table:table-cell>
              <table:table-cell office:value-type="float" office:value="175.82971550977">
                <text:p>175.82971550977</text:p>
              </table:table-cell>
              <table:table-cell office:value-type="float" office:value="0.0400000034908563">
                <text:p>0.040000003490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4000000017778">
                <text:p>87.4000000017778</text:p>
              </table:table-cell>
              <table:table-cell office:value-type="float" office:value="175.817617995257">
                <text:p>175.817617995257</text:p>
              </table:table-cell>
              <table:table-cell office:value-type="float" office:value="0.0400000034934149">
                <text:p>0.040000003493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5000000017812">
                <text:p>87.5000000017812</text:p>
              </table:table-cell>
              <table:table-cell office:value-type="float" office:value="175.80552203683">
                <text:p>175.80552203683</text:p>
              </table:table-cell>
              <table:table-cell office:value-type="float" office:value="0.0400000034959705">
                <text:p>0.0400000034959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6000000017845">
                <text:p>87.6000000017845</text:p>
              </table:table-cell>
              <table:table-cell office:value-type="float" office:value="175.793427654458">
                <text:p>175.793427654458</text:p>
              </table:table-cell>
              <table:table-cell office:value-type="float" office:value="0.0400000034985229">
                <text:p>0.0400000034985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7000000017878">
                <text:p>87.7000000017878</text:p>
              </table:table-cell>
              <table:table-cell office:value-type="float" office:value="175.781334868042">
                <text:p>175.781334868042</text:p>
              </table:table-cell>
              <table:table-cell office:value-type="float" office:value="0.0400000035010723">
                <text:p>0.0400000035010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8000000017911">
                <text:p>87.8000000017911</text:p>
              </table:table-cell>
              <table:table-cell office:value-type="float" office:value="175.769243697416">
                <text:p>175.769243697416</text:p>
              </table:table-cell>
              <table:table-cell office:value-type="float" office:value="0.0400000035036185">
                <text:p>0.040000003503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.9000000017944">
                <text:p>87.9000000017944</text:p>
              </table:table-cell>
              <table:table-cell office:value-type="float" office:value="175.75715416235">
                <text:p>175.75715416235</text:p>
              </table:table-cell>
              <table:table-cell office:value-type="float" office:value="0.0400000035061616">
                <text:p>0.040000003506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0000000017978">
                <text:p>88.0000000017978</text:p>
              </table:table-cell>
              <table:table-cell office:value-type="float" office:value="175.745066282545">
                <text:p>175.745066282545</text:p>
              </table:table-cell>
              <table:table-cell office:value-type="float" office:value="0.0400000035087016">
                <text:p>0.040000003508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1000000018011">
                <text:p>88.1000000018011</text:p>
              </table:table-cell>
              <table:table-cell office:value-type="float" office:value="175.732980077635">
                <text:p>175.732980077635</text:p>
              </table:table-cell>
              <table:table-cell office:value-type="float" office:value="0.0400000035112384">
                <text:p>0.040000003511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2000000018044">
                <text:p>88.2000000018044</text:p>
              </table:table-cell>
              <table:table-cell office:value-type="float" office:value="175.720895567191">
                <text:p>175.720895567191</text:p>
              </table:table-cell>
              <table:table-cell office:value-type="float" office:value="0.0400000035137722">
                <text:p>0.040000003513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3000000018077">
                <text:p>88.3000000018077</text:p>
              </table:table-cell>
              <table:table-cell office:value-type="float" office:value="175.708812770717">
                <text:p>175.708812770717</text:p>
              </table:table-cell>
              <table:table-cell office:value-type="float" office:value="0.0400000035163028">
                <text:p>0.040000003516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400000001811">
                <text:p>88.400000001811</text:p>
              </table:table-cell>
              <table:table-cell office:value-type="float" office:value="175.696731707651">
                <text:p>175.696731707651</text:p>
              </table:table-cell>
              <table:table-cell office:value-type="float" office:value="0.0400000035188303">
                <text:p>0.040000003518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5000000018144">
                <text:p>88.5000000018144</text:p>
              </table:table-cell>
              <table:table-cell office:value-type="float" office:value="175.684652397364">
                <text:p>175.684652397364</text:p>
              </table:table-cell>
              <table:table-cell office:value-type="float" office:value="0.0400000035213547">
                <text:p>0.0400000035213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6000000018177">
                <text:p>88.6000000018177</text:p>
              </table:table-cell>
              <table:table-cell office:value-type="float" office:value="175.672574859162">
                <text:p>175.672574859162</text:p>
              </table:table-cell>
              <table:table-cell office:value-type="float" office:value="0.040000003523876">
                <text:p>0.040000003523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700000001821">
                <text:p>88.700000001821</text:p>
              </table:table-cell>
              <table:table-cell office:value-type="float" office:value="175.660499112286">
                <text:p>175.660499112286</text:p>
              </table:table-cell>
              <table:table-cell office:value-type="float" office:value="0.0400000035263942">
                <text:p>0.040000003526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8000000018243">
                <text:p>88.8000000018243</text:p>
              </table:table-cell>
              <table:table-cell office:value-type="float" office:value="175.64842517591">
                <text:p>175.64842517591</text:p>
              </table:table-cell>
              <table:table-cell office:value-type="float" office:value="0.0400000035289093">
                <text:p>0.0400000035289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.9000000018276">
                <text:p>88.9000000018276</text:p>
              </table:table-cell>
              <table:table-cell office:value-type="float" office:value="175.636353069146">
                <text:p>175.636353069146</text:p>
              </table:table-cell>
              <table:table-cell office:value-type="float" office:value="0.0400000035314213">
                <text:p>0.0400000035314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000000001831">
                <text:p>89.000000001831</text:p>
              </table:table-cell>
              <table:table-cell office:value-type="float" office:value="175.624282811036">
                <text:p>175.624282811036</text:p>
              </table:table-cell>
              <table:table-cell office:value-type="float" office:value="0.0400000035339302">
                <text:p>0.040000003533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1000000018343">
                <text:p>89.1000000018343</text:p>
              </table:table-cell>
              <table:table-cell office:value-type="float" office:value="175.61221442056">
                <text:p>175.61221442056</text:p>
              </table:table-cell>
              <table:table-cell office:value-type="float" office:value="0.0400000035364361">
                <text:p>0.040000003536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2000000018376">
                <text:p>89.2000000018376</text:p>
              </table:table-cell>
              <table:table-cell office:value-type="float" office:value="175.600147916632">
                <text:p>175.600147916632</text:p>
              </table:table-cell>
              <table:table-cell office:value-type="float" office:value="0.040000003538939">
                <text:p>0.040000003538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3000000018409">
                <text:p>89.3000000018409</text:p>
              </table:table-cell>
              <table:table-cell office:value-type="float" office:value="175.588083318101">
                <text:p>175.588083318101</text:p>
              </table:table-cell>
              <table:table-cell office:value-type="float" office:value="0.0400000035414387">
                <text:p>0.040000003541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4000000018442">
                <text:p>89.4000000018442</text:p>
              </table:table-cell>
              <table:table-cell office:value-type="float" office:value="175.576020643751">
                <text:p>175.576020643751</text:p>
              </table:table-cell>
              <table:table-cell office:value-type="float" office:value="0.0400000035439353">
                <text:p>0.0400000035439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5000000018476">
                <text:p>89.5000000018476</text:p>
              </table:table-cell>
              <table:table-cell office:value-type="float" office:value="175.563959912301">
                <text:p>175.563959912301</text:p>
              </table:table-cell>
              <table:table-cell office:value-type="float" office:value="0.040000003546429">
                <text:p>0.040000003546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6000000018509">
                <text:p>89.6000000018509</text:p>
              </table:table-cell>
              <table:table-cell office:value-type="float" office:value="175.551901142408">
                <text:p>175.551901142408</text:p>
              </table:table-cell>
              <table:table-cell office:value-type="float" office:value="0.0400000035489195">
                <text:p>0.040000003548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7000000018542">
                <text:p>89.7000000018542</text:p>
              </table:table-cell>
              <table:table-cell office:value-type="float" office:value="175.53984435266">
                <text:p>175.53984435266</text:p>
              </table:table-cell>
              <table:table-cell office:value-type="float" office:value="0.040000003551407">
                <text:p>0.04000000355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8000000018575">
                <text:p>89.8000000018575</text:p>
              </table:table-cell>
              <table:table-cell office:value-type="float" office:value="175.527789561582">
                <text:p>175.527789561582</text:p>
              </table:table-cell>
              <table:table-cell office:value-type="float" office:value="0.0400000035538914">
                <text:p>0.0400000035538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.9000000018608">
                <text:p>89.9000000018608</text:p>
              </table:table-cell>
              <table:table-cell office:value-type="float" office:value="175.515736787637">
                <text:p>175.515736787637</text:p>
              </table:table-cell>
              <table:table-cell office:value-type="float" office:value="0.0400000035563727">
                <text:p>0.040000003556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0000000018642">
                <text:p>90.0000000018642</text:p>
              </table:table-cell>
              <table:table-cell office:value-type="float" office:value="175.503686049222">
                <text:p>175.503686049222</text:p>
              </table:table-cell>
              <table:table-cell office:value-type="float" office:value="0.040000003558851">
                <text:p>0.040000003558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1000000018675">
                <text:p>90.1000000018675</text:p>
              </table:table-cell>
              <table:table-cell office:value-type="float" office:value="175.491637364669">
                <text:p>175.491637364669</text:p>
              </table:table-cell>
              <table:table-cell office:value-type="float" office:value="0.0400000035613262">
                <text:p>0.040000003561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2000000018708">
                <text:p>90.2000000018708</text:p>
              </table:table-cell>
              <table:table-cell office:value-type="float" office:value="175.479590752248">
                <text:p>175.479590752248</text:p>
              </table:table-cell>
              <table:table-cell office:value-type="float" office:value="0.0400000035637984">
                <text:p>0.040000003563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3000000018741">
                <text:p>90.3000000018741</text:p>
              </table:table-cell>
              <table:table-cell office:value-type="float" office:value="175.467546230164">
                <text:p>175.467546230164</text:p>
              </table:table-cell>
              <table:table-cell office:value-type="float" office:value="0.0400000035662675">
                <text:p>0.040000003566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4000000018774">
                <text:p>90.4000000018774</text:p>
              </table:table-cell>
              <table:table-cell office:value-type="float" office:value="175.455503816561">
                <text:p>175.455503816561</text:p>
              </table:table-cell>
              <table:table-cell office:value-type="float" office:value="0.0400000035687336">
                <text:p>0.040000003568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5000000018808">
                <text:p>90.5000000018808</text:p>
              </table:table-cell>
              <table:table-cell office:value-type="float" office:value="175.443463529511">
                <text:p>175.443463529511</text:p>
              </table:table-cell>
              <table:table-cell office:value-type="float" office:value="0.0400000035711966">
                <text:p>0.040000003571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6000000018841">
                <text:p>90.6000000018841</text:p>
              </table:table-cell>
              <table:table-cell office:value-type="float" office:value="175.431425387032">
                <text:p>175.431425387032</text:p>
              </table:table-cell>
              <table:table-cell office:value-type="float" office:value="0.0400000035736567">
                <text:p>0.040000003573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7000000018874">
                <text:p>90.7000000018874</text:p>
              </table:table-cell>
              <table:table-cell office:value-type="float" office:value="175.419389407075">
                <text:p>175.419389407075</text:p>
              </table:table-cell>
              <table:table-cell office:value-type="float" office:value="0.0400000035761136">
                <text:p>0.040000003576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8000000018907">
                <text:p>90.8000000018907</text:p>
              </table:table-cell>
              <table:table-cell office:value-type="float" office:value="175.407355607525">
                <text:p>175.407355607525</text:p>
              </table:table-cell>
              <table:table-cell office:value-type="float" office:value="0.0400000035785676">
                <text:p>0.040000003578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.900000001894">
                <text:p>90.900000001894</text:p>
              </table:table-cell>
              <table:table-cell office:value-type="float" office:value="175.395324006207">
                <text:p>175.395324006207</text:p>
              </table:table-cell>
              <table:table-cell office:value-type="float" office:value="0.0400000035810185">
                <text:p>0.0400000035810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0000000018973">
                <text:p>91.0000000018973</text:p>
              </table:table-cell>
              <table:table-cell office:value-type="float" office:value="175.383294620882">
                <text:p>175.383294620882</text:p>
              </table:table-cell>
              <table:table-cell office:value-type="float" office:value="0.0400000035834664">
                <text:p>0.040000003583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1000000019007">
                <text:p>91.1000000019007</text:p>
              </table:table-cell>
              <table:table-cell office:value-type="float" office:value="175.371267469248">
                <text:p>175.371267469248</text:p>
              </table:table-cell>
              <table:table-cell office:value-type="float" office:value="0.0400000035859112">
                <text:p>0.040000003585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200000001904">
                <text:p>91.200000001904</text:p>
              </table:table-cell>
              <table:table-cell office:value-type="float" office:value="175.35924256894">
                <text:p>175.35924256894</text:p>
              </table:table-cell>
              <table:table-cell office:value-type="float" office:value="0.0400000035883531">
                <text:p>0.0400000035883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3000000019073">
                <text:p>91.3000000019073</text:p>
              </table:table-cell>
              <table:table-cell office:value-type="float" office:value="175.34721993753">
                <text:p>175.34721993753</text:p>
              </table:table-cell>
              <table:table-cell office:value-type="float" office:value="0.040000003590792">
                <text:p>0.04000000359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4000000019106">
                <text:p>91.4000000019106</text:p>
              </table:table-cell>
              <table:table-cell office:value-type="float" office:value="175.335199592528">
                <text:p>175.335199592528</text:p>
              </table:table-cell>
              <table:table-cell office:value-type="float" office:value="0.0400000035932278">
                <text:p>0.040000003593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5000000019139">
                <text:p>91.5000000019139</text:p>
              </table:table-cell>
              <table:table-cell office:value-type="float" office:value="175.323181551379">
                <text:p>175.323181551379</text:p>
              </table:table-cell>
              <table:table-cell office:value-type="float" office:value="0.0400000035956606">
                <text:p>0.0400000035956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6000000019173">
                <text:p>91.6000000019173</text:p>
              </table:table-cell>
              <table:table-cell office:value-type="float" office:value="175.31116583147">
                <text:p>175.31116583147</text:p>
              </table:table-cell>
              <table:table-cell office:value-type="float" office:value="0.0400000035980904">
                <text:p>0.0400000035980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7000000019206">
                <text:p>91.7000000019206</text:p>
              </table:table-cell>
              <table:table-cell office:value-type="float" office:value="175.299152450122">
                <text:p>175.299152450122</text:p>
              </table:table-cell>
              <table:table-cell office:value-type="float" office:value="0.0400000036005172">
                <text:p>0.0400000036005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8000000019239">
                <text:p>91.8000000019239</text:p>
              </table:table-cell>
              <table:table-cell office:value-type="float" office:value="175.287141424594">
                <text:p>175.287141424594</text:p>
              </table:table-cell>
              <table:table-cell office:value-type="float" office:value="0.0400000036029411">
                <text:p>0.040000003602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.9000000019272">
                <text:p>91.9000000019272</text:p>
              </table:table-cell>
              <table:table-cell office:value-type="float" office:value="175.275132772086">
                <text:p>175.275132772086</text:p>
              </table:table-cell>
              <table:table-cell office:value-type="float" office:value="0.0400000036053619">
                <text:p>0.040000003605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0000000019305">
                <text:p>92.0000000019305</text:p>
              </table:table-cell>
              <table:table-cell office:value-type="float" office:value="175.263126509732">
                <text:p>175.263126509732</text:p>
              </table:table-cell>
              <table:table-cell office:value-type="float" office:value="0.0400000036077798">
                <text:p>0.0400000036077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1000000019339">
                <text:p>92.1000000019339</text:p>
              </table:table-cell>
              <table:table-cell office:value-type="float" office:value="175.251122654605">
                <text:p>175.251122654605</text:p>
              </table:table-cell>
              <table:table-cell office:value-type="float" office:value="0.0400000036101946">
                <text:p>0.040000003610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2000000019372">
                <text:p>92.2000000019372</text:p>
              </table:table-cell>
              <table:table-cell office:value-type="float" office:value="175.239121223718">
                <text:p>175.239121223718</text:p>
              </table:table-cell>
              <table:table-cell office:value-type="float" office:value="0.0400000036126063">
                <text:p>0.040000003612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3000000019405">
                <text:p>92.3000000019405</text:p>
              </table:table-cell>
              <table:table-cell office:value-type="float" office:value="175.227122234023">
                <text:p>175.227122234023</text:p>
              </table:table-cell>
              <table:table-cell office:value-type="float" office:value="0.0400000036150152">
                <text:p>0.040000003615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4000000019438">
                <text:p>92.4000000019438</text:p>
              </table:table-cell>
              <table:table-cell office:value-type="float" office:value="175.215125702405">
                <text:p>175.215125702405</text:p>
              </table:table-cell>
              <table:table-cell office:value-type="float" office:value="0.040000003617421">
                <text:p>0.04000000361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5000000019471">
                <text:p>92.5000000019471</text:p>
              </table:table-cell>
              <table:table-cell office:value-type="float" office:value="175.203131645694">
                <text:p>175.203131645694</text:p>
              </table:table-cell>
              <table:table-cell office:value-type="float" office:value="0.0400000036198239">
                <text:p>0.0400000036198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6000000019505">
                <text:p>92.6000000019505</text:p>
              </table:table-cell>
              <table:table-cell office:value-type="float" office:value="175.191140080655">
                <text:p>175.191140080655</text:p>
              </table:table-cell>
              <table:table-cell office:value-type="float" office:value="0.0400000036222238">
                <text:p>0.040000003622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7000000019538">
                <text:p>92.7000000019538</text:p>
              </table:table-cell>
              <table:table-cell office:value-type="float" office:value="175.179151023995">
                <text:p>175.179151023995</text:p>
              </table:table-cell>
              <table:table-cell office:value-type="float" office:value="0.0400000036246207">
                <text:p>0.040000003624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8000000019571">
                <text:p>92.8000000019571</text:p>
              </table:table-cell>
              <table:table-cell office:value-type="float" office:value="175.167164492356">
                <text:p>175.167164492356</text:p>
              </table:table-cell>
              <table:table-cell office:value-type="float" office:value="0.0400000036270147">
                <text:p>0.040000003627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.9000000019604">
                <text:p>92.9000000019604</text:p>
              </table:table-cell>
              <table:table-cell office:value-type="float" office:value="175.155180502317">
                <text:p>175.155180502317</text:p>
              </table:table-cell>
              <table:table-cell office:value-type="float" office:value="0.0400000036294057">
                <text:p>0.040000003629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0000000019637">
                <text:p>93.0000000019637</text:p>
              </table:table-cell>
              <table:table-cell office:value-type="float" office:value="175.143199070405">
                <text:p>175.143199070405</text:p>
              </table:table-cell>
              <table:table-cell office:value-type="float" office:value="0.0400000036317937">
                <text:p>0.0400000036317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1000000019671">
                <text:p>93.1000000019671</text:p>
              </table:table-cell>
              <table:table-cell office:value-type="float" office:value="175.131220213079">
                <text:p>175.131220213079</text:p>
              </table:table-cell>
              <table:table-cell office:value-type="float" office:value="0.0400000036341788">
                <text:p>0.040000003634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2000000019704">
                <text:p>93.2000000019704</text:p>
              </table:table-cell>
              <table:table-cell office:value-type="float" office:value="175.119243946739">
                <text:p>175.119243946739</text:p>
              </table:table-cell>
              <table:table-cell office:value-type="float" office:value="0.0400000036365609">
                <text:p>0.040000003636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3000000019737">
                <text:p>93.3000000019737</text:p>
              </table:table-cell>
              <table:table-cell office:value-type="float" office:value="175.107270287726">
                <text:p>175.107270287726</text:p>
              </table:table-cell>
              <table:table-cell office:value-type="float" office:value="0.04000000363894">
                <text:p>0.0400000036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400000001977">
                <text:p>93.400000001977</text:p>
              </table:table-cell>
              <table:table-cell office:value-type="float" office:value="175.095299252318">
                <text:p>175.095299252318</text:p>
              </table:table-cell>
              <table:table-cell office:value-type="float" office:value="0.0400000036413161">
                <text:p>0.040000003641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5000000019803">
                <text:p>93.5000000019803</text:p>
              </table:table-cell>
              <table:table-cell office:value-type="float" office:value="175.083330856736">
                <text:p>175.083330856736</text:p>
              </table:table-cell>
              <table:table-cell office:value-type="float" office:value="0.0400000036436894">
                <text:p>0.040000003643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6000000019837">
                <text:p>93.6000000019837</text:p>
              </table:table-cell>
              <table:table-cell office:value-type="float" office:value="175.071365117137">
                <text:p>175.071365117137</text:p>
              </table:table-cell>
              <table:table-cell office:value-type="float" office:value="0.0400000036460597">
                <text:p>0.040000003646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700000001987">
                <text:p>93.700000001987</text:p>
              </table:table-cell>
              <table:table-cell office:value-type="float" office:value="175.059402049621">
                <text:p>175.059402049621</text:p>
              </table:table-cell>
              <table:table-cell office:value-type="float" office:value="0.040000003648427">
                <text:p>0.04000000364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8000000019903">
                <text:p>93.8000000019903</text:p>
              </table:table-cell>
              <table:table-cell office:value-type="float" office:value="175.047441670225">
                <text:p>175.047441670225</text:p>
              </table:table-cell>
              <table:table-cell office:value-type="float" office:value="0.0400000036507915">
                <text:p>0.040000003650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.9000000019936">
                <text:p>93.9000000019936</text:p>
              </table:table-cell>
              <table:table-cell office:value-type="float" office:value="175.035483994931">
                <text:p>175.035483994931</text:p>
              </table:table-cell>
              <table:table-cell office:value-type="float" office:value="0.040000003653153">
                <text:p>0.040000003653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0000000019969">
                <text:p>94.0000000019969</text:p>
              </table:table-cell>
              <table:table-cell office:value-type="float" office:value="175.023529039657">
                <text:p>175.023529039657</text:p>
              </table:table-cell>
              <table:table-cell office:value-type="float" office:value="0.0400000036555116">
                <text:p>0.0400000036555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1000000020003">
                <text:p>94.1000000020003</text:p>
              </table:table-cell>
              <table:table-cell office:value-type="float" office:value="175.011576820261">
                <text:p>175.011576820261</text:p>
              </table:table-cell>
              <table:table-cell office:value-type="float" office:value="0.0400000036578672">
                <text:p>0.040000003657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2000000020036">
                <text:p>94.2000000020036</text:p>
              </table:table-cell>
              <table:table-cell office:value-type="float" office:value="174.999627352545">
                <text:p>174.999627352545</text:p>
              </table:table-cell>
              <table:table-cell office:value-type="float" office:value="0.0400000036602199">
                <text:p>0.040000003660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3000000020069">
                <text:p>94.3000000020069</text:p>
              </table:table-cell>
              <table:table-cell office:value-type="float" office:value="174.98768065225">
                <text:p>174.98768065225</text:p>
              </table:table-cell>
              <table:table-cell office:value-type="float" office:value="0.0400000036625697">
                <text:p>0.0400000036625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4000000020102">
                <text:p>94.4000000020102</text:p>
              </table:table-cell>
              <table:table-cell office:value-type="float" office:value="174.975736735056">
                <text:p>174.975736735056</text:p>
              </table:table-cell>
              <table:table-cell office:value-type="float" office:value="0.0400000036649165">
                <text:p>0.0400000036649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5000000020135">
                <text:p>94.5000000020135</text:p>
              </table:table-cell>
              <table:table-cell office:value-type="float" office:value="174.963795616586">
                <text:p>174.963795616586</text:p>
              </table:table-cell>
              <table:table-cell office:value-type="float" office:value="0.0400000036672605">
                <text:p>0.040000003667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6000000020169">
                <text:p>94.6000000020169</text:p>
              </table:table-cell>
              <table:table-cell office:value-type="float" office:value="174.951857312405">
                <text:p>174.951857312405</text:p>
              </table:table-cell>
              <table:table-cell office:value-type="float" office:value="0.0400000036696016">
                <text:p>0.040000003669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7000000020202">
                <text:p>94.7000000020202</text:p>
              </table:table-cell>
              <table:table-cell office:value-type="float" office:value="174.939921838016">
                <text:p>174.939921838016</text:p>
              </table:table-cell>
              <table:table-cell office:value-type="float" office:value="0.0400000036719399">
                <text:p>0.040000003671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8000000020235">
                <text:p>94.8000000020235</text:p>
              </table:table-cell>
              <table:table-cell office:value-type="float" office:value="174.927989208864">
                <text:p>174.927989208864</text:p>
              </table:table-cell>
              <table:table-cell office:value-type="float" office:value="0.0400000036742751">
                <text:p>0.040000003674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9000000020268">
                <text:p>94.9000000020268</text:p>
              </table:table-cell>
              <table:table-cell office:value-type="float" office:value="174.916059440337">
                <text:p>174.916059440337</text:p>
              </table:table-cell>
              <table:table-cell office:value-type="float" office:value="0.0400000036766074">
                <text:p>0.040000003676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0000000020301">
                <text:p>95.0000000020301</text:p>
              </table:table-cell>
              <table:table-cell office:value-type="float" office:value="174.904132547764">
                <text:p>174.904132547764</text:p>
              </table:table-cell>
              <table:table-cell office:value-type="float" office:value="0.0400000036789368">
                <text:p>0.0400000036789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1000000020335">
                <text:p>95.1000000020335</text:p>
              </table:table-cell>
              <table:table-cell office:value-type="float" office:value="174.892208546413">
                <text:p>174.892208546413</text:p>
              </table:table-cell>
              <table:table-cell office:value-type="float" office:value="0.0400000036812633">
                <text:p>0.040000003681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2000000020368">
                <text:p>95.2000000020368</text:p>
              </table:table-cell>
              <table:table-cell office:value-type="float" office:value="174.880287451497">
                <text:p>174.880287451497</text:p>
              </table:table-cell>
              <table:table-cell office:value-type="float" office:value="0.040000003683587">
                <text:p>0.04000000368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3000000020401">
                <text:p>95.3000000020401</text:p>
              </table:table-cell>
              <table:table-cell office:value-type="float" office:value="174.86836927817">
                <text:p>174.86836927817</text:p>
              </table:table-cell>
              <table:table-cell office:value-type="float" office:value="0.0400000036859077">
                <text:p>0.040000003685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4000000020434">
                <text:p>95.4000000020434</text:p>
              </table:table-cell>
              <table:table-cell office:value-type="float" office:value="174.856454041525">
                <text:p>174.856454041525</text:p>
              </table:table-cell>
              <table:table-cell office:value-type="float" office:value="0.0400000036882254">
                <text:p>0.040000003688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5000000020467">
                <text:p>95.5000000020467</text:p>
              </table:table-cell>
              <table:table-cell office:value-type="float" office:value="174.844541756601">
                <text:p>174.844541756601</text:p>
              </table:table-cell>
              <table:table-cell office:value-type="float" office:value="0.0400000036905404">
                <text:p>0.040000003690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6000000020501">
                <text:p>95.6000000020501</text:p>
              </table:table-cell>
              <table:table-cell office:value-type="float" office:value="174.832632438379">
                <text:p>174.832632438379</text:p>
              </table:table-cell>
              <table:table-cell office:value-type="float" office:value="0.0400000036928525">
                <text:p>0.040000003692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7000000020534">
                <text:p>95.7000000020534</text:p>
              </table:table-cell>
              <table:table-cell office:value-type="float" office:value="174.820726101778">
                <text:p>174.820726101778</text:p>
              </table:table-cell>
              <table:table-cell office:value-type="float" office:value="0.0400000036951616">
                <text:p>0.040000003695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8000000020567">
                <text:p>95.8000000020567</text:p>
              </table:table-cell>
              <table:table-cell office:value-type="float" office:value="174.808822761663">
                <text:p>174.808822761663</text:p>
              </table:table-cell>
              <table:table-cell office:value-type="float" office:value="0.0400000036974679">
                <text:p>0.0400000036974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.90000000206">
                <text:p>95.90000000206</text:p>
              </table:table-cell>
              <table:table-cell office:value-type="float" office:value="174.796922432841">
                <text:p>174.796922432841</text:p>
              </table:table-cell>
              <table:table-cell office:value-type="float" office:value="0.0400000036997713">
                <text:p>0.0400000036997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0000000020633">
                <text:p>96.0000000020633</text:p>
              </table:table-cell>
              <table:table-cell office:value-type="float" office:value="174.785025130062">
                <text:p>174.785025130062</text:p>
              </table:table-cell>
              <table:table-cell office:value-type="float" office:value="0.0400000037020719">
                <text:p>0.040000003702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1000000020667">
                <text:p>96.1000000020667</text:p>
              </table:table-cell>
              <table:table-cell office:value-type="float" office:value="174.773130868016">
                <text:p>174.773130868016</text:p>
              </table:table-cell>
              <table:table-cell office:value-type="float" office:value="0.0400000037043696">
                <text:p>0.04000000370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20000000207">
                <text:p>96.20000000207</text:p>
              </table:table-cell>
              <table:table-cell office:value-type="float" office:value="174.761239661339">
                <text:p>174.761239661339</text:p>
              </table:table-cell>
              <table:table-cell office:value-type="float" office:value="0.0400000037066643">
                <text:p>0.0400000037066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3000000020733">
                <text:p>96.3000000020733</text:p>
              </table:table-cell>
              <table:table-cell office:value-type="float" office:value="174.749351524609">
                <text:p>174.749351524609</text:p>
              </table:table-cell>
              <table:table-cell office:value-type="float" office:value="0.0400000037089562">
                <text:p>0.0400000037089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4000000020766">
                <text:p>96.4000000020766</text:p>
              </table:table-cell>
              <table:table-cell office:value-type="float" office:value="174.737466472347">
                <text:p>174.737466472347</text:p>
              </table:table-cell>
              <table:table-cell office:value-type="float" office:value="0.0400000037112452">
                <text:p>0.040000003711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5000000020799">
                <text:p>96.5000000020799</text:p>
              </table:table-cell>
              <table:table-cell office:value-type="float" office:value="174.725584519018">
                <text:p>174.725584519018</text:p>
              </table:table-cell>
              <table:table-cell office:value-type="float" office:value="0.0400000037135315">
                <text:p>0.0400000037135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6000000020832">
                <text:p>96.6000000020832</text:p>
              </table:table-cell>
              <table:table-cell office:value-type="float" office:value="174.713705679028">
                <text:p>174.713705679028</text:p>
              </table:table-cell>
              <table:table-cell office:value-type="float" office:value="0.0400000037158149">
                <text:p>0.040000003715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7000000020866">
                <text:p>96.7000000020866</text:p>
              </table:table-cell>
              <table:table-cell office:value-type="float" office:value="174.701829966728">
                <text:p>174.701829966728</text:p>
              </table:table-cell>
              <table:table-cell office:value-type="float" office:value="0.0400000037180955">
                <text:p>0.040000003718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8000000020899">
                <text:p>96.8000000020899</text:p>
              </table:table-cell>
              <table:table-cell office:value-type="float" office:value="174.689957396413">
                <text:p>174.689957396413</text:p>
              </table:table-cell>
              <table:table-cell office:value-type="float" office:value="0.0400000037203732">
                <text:p>0.040000003720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.9000000020932">
                <text:p>96.9000000020932</text:p>
              </table:table-cell>
              <table:table-cell office:value-type="float" office:value="174.678087982321">
                <text:p>174.678087982321</text:p>
              </table:table-cell>
              <table:table-cell office:value-type="float" office:value="0.0400000037226482">
                <text:p>0.0400000037226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0000000020965">
                <text:p>97.0000000020965</text:p>
              </table:table-cell>
              <table:table-cell office:value-type="float" office:value="174.666221738635">
                <text:p>174.666221738635</text:p>
              </table:table-cell>
              <table:table-cell office:value-type="float" office:value="0.0400000037249202">
                <text:p>0.0400000037249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1000000020998">
                <text:p>97.1000000020998</text:p>
              </table:table-cell>
              <table:table-cell office:value-type="float" office:value="174.654358679477">
                <text:p>174.654358679477</text:p>
              </table:table-cell>
              <table:table-cell office:value-type="float" office:value="0.0400000037271894">
                <text:p>0.040000003727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2000000021032">
                <text:p>97.2000000021032</text:p>
              </table:table-cell>
              <table:table-cell office:value-type="float" office:value="174.642498818922">
                <text:p>174.642498818922</text:p>
              </table:table-cell>
              <table:table-cell office:value-type="float" office:value="0.0400000037294558">
                <text:p>0.040000003729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3000000021065">
                <text:p>97.3000000021065</text:p>
              </table:table-cell>
              <table:table-cell office:value-type="float" office:value="174.630642170979">
                <text:p>174.630642170979</text:p>
              </table:table-cell>
              <table:table-cell office:value-type="float" office:value="0.0400000037317194">
                <text:p>0.0400000037317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4000000021098">
                <text:p>97.4000000021098</text:p>
              </table:table-cell>
              <table:table-cell office:value-type="float" office:value="174.618788749611">
                <text:p>174.618788749611</text:p>
              </table:table-cell>
              <table:table-cell office:value-type="float" office:value="0.0400000037339802">
                <text:p>0.0400000037339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5000000021131">
                <text:p>97.5000000021131</text:p>
              </table:table-cell>
              <table:table-cell office:value-type="float" office:value="174.606938568717">
                <text:p>174.606938568717</text:p>
              </table:table-cell>
              <table:table-cell office:value-type="float" office:value="0.040000003736238">
                <text:p>0.04000000373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6000000021164">
                <text:p>97.6000000021164</text:p>
              </table:table-cell>
              <table:table-cell office:value-type="float" office:value="174.595091642146">
                <text:p>174.595091642146</text:p>
              </table:table-cell>
              <table:table-cell office:value-type="float" office:value="0.0400000037384931">
                <text:p>0.040000003738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7000000021198">
                <text:p>97.7000000021198</text:p>
              </table:table-cell>
              <table:table-cell office:value-type="float" office:value="174.583247983691">
                <text:p>174.583247983691</text:p>
              </table:table-cell>
              <table:table-cell office:value-type="float" office:value="0.0400000037407454">
                <text:p>0.0400000037407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8000000021231">
                <text:p>97.8000000021231</text:p>
              </table:table-cell>
              <table:table-cell office:value-type="float" office:value="174.571407607087">
                <text:p>174.571407607087</text:p>
              </table:table-cell>
              <table:table-cell office:value-type="float" office:value="0.0400000037429949">
                <text:p>0.040000003742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9000000021264">
                <text:p>97.9000000021264</text:p>
              </table:table-cell>
              <table:table-cell office:value-type="float" office:value="174.559570526014">
                <text:p>174.559570526014</text:p>
              </table:table-cell>
              <table:table-cell office:value-type="float" office:value="0.0400000037452415">
                <text:p>0.040000003745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0000000021297">
                <text:p>98.0000000021297</text:p>
              </table:table-cell>
              <table:table-cell office:value-type="float" office:value="174.547736754102">
                <text:p>174.547736754102</text:p>
              </table:table-cell>
              <table:table-cell office:value-type="float" office:value="0.0400000037474853">
                <text:p>0.040000003747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100000002133">
                <text:p>98.100000002133</text:p>
              </table:table-cell>
              <table:table-cell office:value-type="float" office:value="174.535906304922">
                <text:p>174.535906304922</text:p>
              </table:table-cell>
              <table:table-cell office:value-type="float" office:value="0.0400000037497264">
                <text:p>0.040000003749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2000000021364">
                <text:p>98.2000000021364</text:p>
              </table:table-cell>
              <table:table-cell office:value-type="float" office:value="174.524079191987">
                <text:p>174.524079191987</text:p>
              </table:table-cell>
              <table:table-cell office:value-type="float" office:value="0.0400000037519646">
                <text:p>0.0400000037519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3000000021397">
                <text:p>98.3000000021397</text:p>
              </table:table-cell>
              <table:table-cell office:value-type="float" office:value="174.512255428762">
                <text:p>174.512255428762</text:p>
              </table:table-cell>
              <table:table-cell office:value-type="float" office:value="0.0400000037541999">
                <text:p>0.040000003754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400000002143">
                <text:p>98.400000002143</text:p>
              </table:table-cell>
              <table:table-cell office:value-type="float" office:value="174.500435028656">
                <text:p>174.500435028656</text:p>
              </table:table-cell>
              <table:table-cell office:value-type="float" office:value="0.0400000037564325">
                <text:p>0.040000003756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5000000021463">
                <text:p>98.5000000021463</text:p>
              </table:table-cell>
              <table:table-cell office:value-type="float" office:value="174.48861800502">
                <text:p>174.48861800502</text:p>
              </table:table-cell>
              <table:table-cell office:value-type="float" office:value="0.0400000037586623">
                <text:p>0.0400000037586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6000000021496">
                <text:p>98.6000000021496</text:p>
              </table:table-cell>
              <table:table-cell office:value-type="float" office:value="174.476804371153">
                <text:p>174.476804371153</text:p>
              </table:table-cell>
              <table:table-cell office:value-type="float" office:value="0.0400000037608893">
                <text:p>0.0400000037608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700000002153">
                <text:p>98.700000002153</text:p>
              </table:table-cell>
              <table:table-cell office:value-type="float" office:value="174.464994140301">
                <text:p>174.464994140301</text:p>
              </table:table-cell>
              <table:table-cell office:value-type="float" office:value="0.0400000037631135">
                <text:p>0.040000003763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8000000021563">
                <text:p>98.8000000021563</text:p>
              </table:table-cell>
              <table:table-cell office:value-type="float" office:value="174.453187325655">
                <text:p>174.453187325655</text:p>
              </table:table-cell>
              <table:table-cell office:value-type="float" office:value="0.040000003765335">
                <text:p>0.040000003765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.9000000021596">
                <text:p>98.9000000021596</text:p>
              </table:table-cell>
              <table:table-cell office:value-type="float" office:value="174.44138394035">
                <text:p>174.44138394035</text:p>
              </table:table-cell>
              <table:table-cell office:value-type="float" office:value="0.0400000037675536">
                <text:p>0.040000003767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0000000021629">
                <text:p>99.0000000021629</text:p>
              </table:table-cell>
              <table:table-cell office:value-type="float" office:value="174.429583997471">
                <text:p>174.429583997471</text:p>
              </table:table-cell>
              <table:table-cell office:value-type="float" office:value="0.0400000037697695">
                <text:p>0.040000003769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1000000021662">
                <text:p>99.1000000021662</text:p>
              </table:table-cell>
              <table:table-cell office:value-type="float" office:value="174.417787510045">
                <text:p>174.417787510045</text:p>
              </table:table-cell>
              <table:table-cell office:value-type="float" office:value="0.0400000037719827">
                <text:p>0.040000003771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2000000021696">
                <text:p>99.2000000021696</text:p>
              </table:table-cell>
              <table:table-cell office:value-type="float" office:value="174.40599449105">
                <text:p>174.40599449105</text:p>
              </table:table-cell>
              <table:table-cell office:value-type="float" office:value="0.040000003774193">
                <text:p>0.040000003774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3000000021729">
                <text:p>99.3000000021729</text:p>
              </table:table-cell>
              <table:table-cell office:value-type="float" office:value="174.394204953408">
                <text:p>174.394204953408</text:p>
              </table:table-cell>
              <table:table-cell office:value-type="float" office:value="0.0400000037764005">
                <text:p>0.0400000037764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4000000021762">
                <text:p>99.4000000021762</text:p>
              </table:table-cell>
              <table:table-cell office:value-type="float" office:value="174.382418909987">
                <text:p>174.382418909987</text:p>
              </table:table-cell>
              <table:table-cell office:value-type="float" office:value="0.0400000037786053">
                <text:p>0.040000003778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5000000021795">
                <text:p>99.5000000021795</text:p>
              </table:table-cell>
              <table:table-cell office:value-type="float" office:value="174.370636373604">
                <text:p>174.370636373604</text:p>
              </table:table-cell>
              <table:table-cell office:value-type="float" office:value="0.0400000037808074">
                <text:p>0.0400000037808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6000000021828">
                <text:p>99.6000000021828</text:p>
              </table:table-cell>
              <table:table-cell office:value-type="float" office:value="174.35885735702">
                <text:p>174.35885735702</text:p>
              </table:table-cell>
              <table:table-cell office:value-type="float" office:value="0.0400000037830067">
                <text:p>0.040000003783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7000000021862">
                <text:p>99.7000000021862</text:p>
              </table:table-cell>
              <table:table-cell office:value-type="float" office:value="174.347081872945">
                <text:p>174.347081872945</text:p>
              </table:table-cell>
              <table:table-cell office:value-type="float" office:value="0.0400000037852033">
                <text:p>0.040000003785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8000000021895">
                <text:p>99.8000000021895</text:p>
              </table:table-cell>
              <table:table-cell office:value-type="float" office:value="174.335309934035">
                <text:p>174.335309934035</text:p>
              </table:table-cell>
              <table:table-cell office:value-type="float" office:value="0.0400000037873971">
                <text:p>0.040000003787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.9000000021928">
                <text:p>99.9000000021928</text:p>
              </table:table-cell>
              <table:table-cell office:value-type="float" office:value="174.323541552895">
                <text:p>174.323541552895</text:p>
              </table:table-cell>
              <table:table-cell office:value-type="float" office:value="0.0400000037895882">
                <text:p>0.040000003789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000000002196">
                <text:p>100.000000002196</text:p>
              </table:table-cell>
              <table:table-cell office:value-type="float" office:value="174.311776742078">
                <text:p>174.311776742078</text:p>
              </table:table-cell>
              <table:table-cell office:value-type="float" office:value="0.0400000037917765">
                <text:p>0.0400000037917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100000002199">
                <text:p>100.100000002199</text:p>
              </table:table-cell>
              <table:table-cell office:value-type="float" office:value="174.30001551408">
                <text:p>174.30001551408</text:p>
              </table:table-cell>
              <table:table-cell office:value-type="float" office:value="0.040000003793962">
                <text:p>0.04000000379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200000002203">
                <text:p>100.200000002203</text:p>
              </table:table-cell>
              <table:table-cell office:value-type="float" office:value="174.28825788135">
                <text:p>174.28825788135</text:p>
              </table:table-cell>
              <table:table-cell office:value-type="float" office:value="0.0400000037961448">
                <text:p>0.040000003796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300000002206">
                <text:p>100.300000002206</text:p>
              </table:table-cell>
              <table:table-cell office:value-type="float" office:value="174.276503856281">
                <text:p>174.276503856281</text:p>
              </table:table-cell>
              <table:table-cell office:value-type="float" office:value="0.0400000037983248">
                <text:p>0.040000003798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400000002209">
                <text:p>100.400000002209</text:p>
              </table:table-cell>
              <table:table-cell office:value-type="float" office:value="174.264753451216">
                <text:p>174.264753451216</text:p>
              </table:table-cell>
              <table:table-cell office:value-type="float" office:value="0.0400000038005022">
                <text:p>0.040000003800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500000002213">
                <text:p>100.500000002213</text:p>
              </table:table-cell>
              <table:table-cell office:value-type="float" office:value="174.253006678443">
                <text:p>174.253006678443</text:p>
              </table:table-cell>
              <table:table-cell office:value-type="float" office:value="0.0400000038026768">
                <text:p>0.040000003802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600000002216">
                <text:p>100.600000002216</text:p>
              </table:table-cell>
              <table:table-cell office:value-type="float" office:value="174.241263550204">
                <text:p>174.241263550204</text:p>
              </table:table-cell>
              <table:table-cell office:value-type="float" office:value="0.0400000038048487">
                <text:p>0.0400000038048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700000002219">
                <text:p>100.700000002219</text:p>
              </table:table-cell>
              <table:table-cell office:value-type="float" office:value="174.229524078683">
                <text:p>174.229524078683</text:p>
              </table:table-cell>
              <table:table-cell office:value-type="float" office:value="0.0400000038070178">
                <text:p>0.040000003807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800000002223">
                <text:p>100.800000002223</text:p>
              </table:table-cell>
              <table:table-cell office:value-type="float" office:value="174.217788276014">
                <text:p>174.217788276014</text:p>
              </table:table-cell>
              <table:table-cell office:value-type="float" office:value="0.0400000038091843">
                <text:p>0.0400000038091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900000002226">
                <text:p>100.900000002226</text:p>
              </table:table-cell>
              <table:table-cell office:value-type="float" office:value="174.206056154284">
                <text:p>174.206056154284</text:p>
              </table:table-cell>
              <table:table-cell office:value-type="float" office:value="0.040000003811348">
                <text:p>0.04000000381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000000002229">
                <text:p>101.000000002229</text:p>
              </table:table-cell>
              <table:table-cell office:value-type="float" office:value="174.194327725521">
                <text:p>174.194327725521</text:p>
              </table:table-cell>
              <table:table-cell office:value-type="float" office:value="0.040000003813509">
                <text:p>0.04000000381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100000002233">
                <text:p>101.100000002233</text:p>
              </table:table-cell>
              <table:table-cell office:value-type="float" office:value="174.182603001708">
                <text:p>174.182603001708</text:p>
              </table:table-cell>
              <table:table-cell office:value-type="float" office:value="0.0400000038156672">
                <text:p>0.040000003815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200000002236">
                <text:p>101.200000002236</text:p>
              </table:table-cell>
              <table:table-cell office:value-type="float" office:value="174.170881994773">
                <text:p>174.170881994773</text:p>
              </table:table-cell>
              <table:table-cell office:value-type="float" office:value="0.0400000038178228">
                <text:p>0.0400000038178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300000002239">
                <text:p>101.300000002239</text:p>
              </table:table-cell>
              <table:table-cell office:value-type="float" office:value="174.159164716595">
                <text:p>174.159164716595</text:p>
              </table:table-cell>
              <table:table-cell office:value-type="float" office:value="0.0400000038199757">
                <text:p>0.0400000038199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400000002243">
                <text:p>101.400000002243</text:p>
              </table:table-cell>
              <table:table-cell office:value-type="float" office:value="174.147451179002">
                <text:p>174.147451179002</text:p>
              </table:table-cell>
              <table:table-cell office:value-type="float" office:value="0.0400000038221259">
                <text:p>0.040000003822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500000002246">
                <text:p>101.500000002246</text:p>
              </table:table-cell>
              <table:table-cell office:value-type="float" office:value="174.13574139377">
                <text:p>174.13574139377</text:p>
              </table:table-cell>
              <table:table-cell office:value-type="float" office:value="0.0400000038242734">
                <text:p>0.040000003824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600000002249">
                <text:p>101.600000002249</text:p>
              </table:table-cell>
              <table:table-cell office:value-type="float" office:value="174.124035372625">
                <text:p>174.124035372625</text:p>
              </table:table-cell>
              <table:table-cell office:value-type="float" office:value="0.0400000038264183">
                <text:p>0.0400000038264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700000002253">
                <text:p>101.700000002253</text:p>
              </table:table-cell>
              <table:table-cell office:value-type="float" office:value="174.112333127241">
                <text:p>174.112333127241</text:p>
              </table:table-cell>
              <table:table-cell office:value-type="float" office:value="0.0400000038285603">
                <text:p>0.040000003828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800000002256">
                <text:p>101.800000002256</text:p>
              </table:table-cell>
              <table:table-cell office:value-type="float" office:value="174.100634669244">
                <text:p>174.100634669244</text:p>
              </table:table-cell>
              <table:table-cell office:value-type="float" office:value="0.0400000038306997">
                <text:p>0.040000003830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.900000002259">
                <text:p>101.900000002259</text:p>
              </table:table-cell>
              <table:table-cell office:value-type="float" office:value="174.088940010209">
                <text:p>174.088940010209</text:p>
              </table:table-cell>
              <table:table-cell office:value-type="float" office:value="0.0400000038328365">
                <text:p>0.0400000038328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000000002263">
                <text:p>102.000000002263</text:p>
              </table:table-cell>
              <table:table-cell office:value-type="float" office:value="174.077249161659">
                <text:p>174.077249161659</text:p>
              </table:table-cell>
              <table:table-cell office:value-type="float" office:value="0.0400000038349705">
                <text:p>0.0400000038349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100000002266">
                <text:p>102.100000002266</text:p>
              </table:table-cell>
              <table:table-cell office:value-type="float" office:value="174.06556213507">
                <text:p>174.06556213507</text:p>
              </table:table-cell>
              <table:table-cell office:value-type="float" office:value="0.0400000038371019">
                <text:p>0.040000003837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200000002269">
                <text:p>102.200000002269</text:p>
              </table:table-cell>
              <table:table-cell office:value-type="float" office:value="174.053878941866">
                <text:p>174.053878941866</text:p>
              </table:table-cell>
              <table:table-cell office:value-type="float" office:value="0.0400000038392306">
                <text:p>0.040000003839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300000002272">
                <text:p>102.300000002272</text:p>
              </table:table-cell>
              <table:table-cell office:value-type="float" office:value="174.04219959342">
                <text:p>174.04219959342</text:p>
              </table:table-cell>
              <table:table-cell office:value-type="float" office:value="0.0400000038413567">
                <text:p>0.0400000038413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400000002276">
                <text:p>102.400000002276</text:p>
              </table:table-cell>
              <table:table-cell office:value-type="float" office:value="174.030524101056">
                <text:p>174.030524101056</text:p>
              </table:table-cell>
              <table:table-cell office:value-type="float" office:value="0.04000000384348">
                <text:p>0.0400000038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500000002279">
                <text:p>102.500000002279</text:p>
              </table:table-cell>
              <table:table-cell office:value-type="float" office:value="174.01885247605">
                <text:p>174.01885247605</text:p>
              </table:table-cell>
              <table:table-cell office:value-type="float" office:value="0.0400000038456006">
                <text:p>0.0400000038456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600000002282">
                <text:p>102.600000002282</text:p>
              </table:table-cell>
              <table:table-cell office:value-type="float" office:value="174.007184729628">
                <text:p>174.007184729628</text:p>
              </table:table-cell>
              <table:table-cell office:value-type="float" office:value="0.0400000038477187">
                <text:p>0.0400000038477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700000002286">
                <text:p>102.700000002286</text:p>
              </table:table-cell>
              <table:table-cell office:value-type="float" office:value="173.995520872966">
                <text:p>173.995520872966</text:p>
              </table:table-cell>
              <table:table-cell office:value-type="float" office:value="0.040000003849834">
                <text:p>0.04000000384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800000002289">
                <text:p>102.800000002289</text:p>
              </table:table-cell>
              <table:table-cell office:value-type="float" office:value="173.98386091719">
                <text:p>173.98386091719</text:p>
              </table:table-cell>
              <table:table-cell office:value-type="float" office:value="0.0400000038519467">
                <text:p>0.0400000038519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.900000002292">
                <text:p>102.900000002292</text:p>
              </table:table-cell>
              <table:table-cell office:value-type="float" office:value="173.972204873378">
                <text:p>173.972204873378</text:p>
              </table:table-cell>
              <table:table-cell office:value-type="float" office:value="0.0400000038540568">
                <text:p>0.0400000038540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000000002296">
                <text:p>103.000000002296</text:p>
              </table:table-cell>
              <table:table-cell office:value-type="float" office:value="173.960552752558">
                <text:p>173.960552752558</text:p>
              </table:table-cell>
              <table:table-cell office:value-type="float" office:value="0.0400000038561641">
                <text:p>0.040000003856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100000002299">
                <text:p>103.100000002299</text:p>
              </table:table-cell>
              <table:table-cell office:value-type="float" office:value="173.94890456571">
                <text:p>173.94890456571</text:p>
              </table:table-cell>
              <table:table-cell office:value-type="float" office:value="0.0400000038582688">
                <text:p>0.040000003858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200000002302">
                <text:p>103.200000002302</text:p>
              </table:table-cell>
              <table:table-cell office:value-type="float" office:value="173.937260323766">
                <text:p>173.937260323766</text:p>
              </table:table-cell>
              <table:table-cell office:value-type="float" office:value="0.0400000038603709">
                <text:p>0.040000003860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300000002306">
                <text:p>103.300000002306</text:p>
              </table:table-cell>
              <table:table-cell office:value-type="float" office:value="173.925620037607">
                <text:p>173.925620037607</text:p>
              </table:table-cell>
              <table:table-cell office:value-type="float" office:value="0.0400000038624704">
                <text:p>0.040000003862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400000002309">
                <text:p>103.400000002309</text:p>
              </table:table-cell>
              <table:table-cell office:value-type="float" office:value="173.913983718068">
                <text:p>173.913983718068</text:p>
              </table:table-cell>
              <table:table-cell office:value-type="float" office:value="0.0400000038645672">
                <text:p>0.040000003864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500000002312">
                <text:p>103.500000002312</text:p>
              </table:table-cell>
              <table:table-cell office:value-type="float" office:value="173.902351375933">
                <text:p>173.902351375933</text:p>
              </table:table-cell>
              <table:table-cell office:value-type="float" office:value="0.0400000038666614">
                <text:p>0.040000003866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600000002316">
                <text:p>103.600000002316</text:p>
              </table:table-cell>
              <table:table-cell office:value-type="float" office:value="173.890723021939">
                <text:p>173.890723021939</text:p>
              </table:table-cell>
              <table:table-cell office:value-type="float" office:value="0.0400000038687529">
                <text:p>0.0400000038687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700000002319">
                <text:p>103.700000002319</text:p>
              </table:table-cell>
              <table:table-cell office:value-type="float" office:value="173.879098666776">
                <text:p>173.879098666776</text:p>
              </table:table-cell>
              <table:table-cell office:value-type="float" office:value="0.0400000038708418">
                <text:p>0.040000003870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800000002322">
                <text:p>103.800000002322</text:p>
              </table:table-cell>
              <table:table-cell office:value-type="float" office:value="173.867478321085">
                <text:p>173.867478321085</text:p>
              </table:table-cell>
              <table:table-cell office:value-type="float" office:value="0.0400000038729281">
                <text:p>0.0400000038729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.900000002326">
                <text:p>103.900000002326</text:p>
              </table:table-cell>
              <table:table-cell office:value-type="float" office:value="173.855861995456">
                <text:p>173.855861995456</text:p>
              </table:table-cell>
              <table:table-cell office:value-type="float" office:value="0.0400000038750118">
                <text:p>0.040000003875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000000002329">
                <text:p>104.000000002329</text:p>
              </table:table-cell>
              <table:table-cell office:value-type="float" office:value="173.844249700434">
                <text:p>173.844249700434</text:p>
              </table:table-cell>
              <table:table-cell office:value-type="float" office:value="0.0400000038770928">
                <text:p>0.040000003877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100000002332">
                <text:p>104.100000002332</text:p>
              </table:table-cell>
              <table:table-cell office:value-type="float" office:value="173.832641446519">
                <text:p>173.832641446519</text:p>
              </table:table-cell>
              <table:table-cell office:value-type="float" office:value="0.0400000038791713">
                <text:p>0.040000003879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200000002336">
                <text:p>104.200000002336</text:p>
              </table:table-cell>
              <table:table-cell office:value-type="float" office:value="173.821037244158">
                <text:p>173.821037244158</text:p>
              </table:table-cell>
              <table:table-cell office:value-type="float" office:value="0.040000003881247">
                <text:p>0.04000000388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300000002339">
                <text:p>104.300000002339</text:p>
              </table:table-cell>
              <table:table-cell office:value-type="float" office:value="173.809437103754">
                <text:p>173.809437103754</text:p>
              </table:table-cell>
              <table:table-cell office:value-type="float" office:value="0.0400000038833202">
                <text:p>0.040000003883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400000002342">
                <text:p>104.400000002342</text:p>
              </table:table-cell>
              <table:table-cell office:value-type="float" office:value="173.797841035661">
                <text:p>173.797841035661</text:p>
              </table:table-cell>
              <table:table-cell office:value-type="float" office:value="0.0400000038853908">
                <text:p>0.0400000038853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500000002346">
                <text:p>104.500000002346</text:p>
              </table:table-cell>
              <table:table-cell office:value-type="float" office:value="173.786249050187">
                <text:p>173.786249050187</text:p>
              </table:table-cell>
              <table:table-cell office:value-type="float" office:value="0.0400000038874588">
                <text:p>0.040000003887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600000002349">
                <text:p>104.600000002349</text:p>
              </table:table-cell>
              <table:table-cell office:value-type="float" office:value="173.774661157592">
                <text:p>173.774661157592</text:p>
              </table:table-cell>
              <table:table-cell office:value-type="float" office:value="0.0400000038895242">
                <text:p>0.040000003889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700000002352">
                <text:p>104.700000002352</text:p>
              </table:table-cell>
              <table:table-cell office:value-type="float" office:value="173.763077368093">
                <text:p>173.763077368093</text:p>
              </table:table-cell>
              <table:table-cell office:value-type="float" office:value="0.0400000038915871">
                <text:p>0.040000003891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800000002355">
                <text:p>104.800000002355</text:p>
              </table:table-cell>
              <table:table-cell office:value-type="float" office:value="173.75149769185">
                <text:p>173.75149769185</text:p>
              </table:table-cell>
              <table:table-cell office:value-type="float" office:value="0.0400000038936473">
                <text:p>0.040000003893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.900000002359">
                <text:p>104.900000002359</text:p>
              </table:table-cell>
              <table:table-cell office:value-type="float" office:value="173.739922138985">
                <text:p>173.739922138985</text:p>
              </table:table-cell>
              <table:table-cell office:value-type="float" office:value="0.0400000038957048">
                <text:p>0.040000003895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000000002362">
                <text:p>105.000000002362</text:p>
              </table:table-cell>
              <table:table-cell office:value-type="float" office:value="173.72835071957">
                <text:p>173.72835071957</text:p>
              </table:table-cell>
              <table:table-cell office:value-type="float" office:value="0.0400000038977598">
                <text:p>0.040000003897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100000002365">
                <text:p>105.100000002365</text:p>
              </table:table-cell>
              <table:table-cell office:value-type="float" office:value="173.716783443634">
                <text:p>173.716783443634</text:p>
              </table:table-cell>
              <table:table-cell office:value-type="float" office:value="0.0400000038998121">
                <text:p>0.0400000038998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200000002369">
                <text:p>105.200000002369</text:p>
              </table:table-cell>
              <table:table-cell office:value-type="float" office:value="173.705220321155">
                <text:p>173.705220321155</text:p>
              </table:table-cell>
              <table:table-cell office:value-type="float" office:value="0.040000003901862">
                <text:p>0.04000000390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300000002372">
                <text:p>105.300000002372</text:p>
              </table:table-cell>
              <table:table-cell office:value-type="float" office:value="173.693661362068">
                <text:p>173.693661362068</text:p>
              </table:table-cell>
              <table:table-cell office:value-type="float" office:value="0.0400000039039092">
                <text:p>0.0400000039039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400000002375">
                <text:p>105.400000002375</text:p>
              </table:table-cell>
              <table:table-cell office:value-type="float" office:value="173.68210657626">
                <text:p>173.68210657626</text:p>
              </table:table-cell>
              <table:table-cell office:value-type="float" office:value="0.0400000039059539">
                <text:p>0.0400000039059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500000002379">
                <text:p>105.500000002379</text:p>
              </table:table-cell>
              <table:table-cell office:value-type="float" office:value="173.67055597357">
                <text:p>173.67055597357</text:p>
              </table:table-cell>
              <table:table-cell office:value-type="float" office:value="0.0400000039079959">
                <text:p>0.0400000039079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600000002382">
                <text:p>105.600000002382</text:p>
              </table:table-cell>
              <table:table-cell office:value-type="float" office:value="173.659009563796">
                <text:p>173.659009563796</text:p>
              </table:table-cell>
              <table:table-cell office:value-type="float" office:value="0.0400000039100355">
                <text:p>0.040000003910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700000002385">
                <text:p>105.700000002385</text:p>
              </table:table-cell>
              <table:table-cell office:value-type="float" office:value="173.647467356686">
                <text:p>173.647467356686</text:p>
              </table:table-cell>
              <table:table-cell office:value-type="float" office:value="0.0400000039120724">
                <text:p>0.0400000039120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800000002389">
                <text:p>105.800000002389</text:p>
              </table:table-cell>
              <table:table-cell office:value-type="float" office:value="173.635929361945">
                <text:p>173.635929361945</text:p>
              </table:table-cell>
              <table:table-cell office:value-type="float" office:value="0.0400000039141068">
                <text:p>0.040000003914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.900000002392">
                <text:p>105.900000002392</text:p>
              </table:table-cell>
              <table:table-cell office:value-type="float" office:value="173.624395589231">
                <text:p>173.624395589231</text:p>
              </table:table-cell>
              <table:table-cell office:value-type="float" office:value="0.0400000039161386">
                <text:p>0.040000003916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000000002395">
                <text:p>106.000000002395</text:p>
              </table:table-cell>
              <table:table-cell office:value-type="float" office:value="173.612866048155">
                <text:p>173.612866048155</text:p>
              </table:table-cell>
              <table:table-cell office:value-type="float" office:value="0.0400000039181679">
                <text:p>0.040000003918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100000002399">
                <text:p>106.100000002399</text:p>
              </table:table-cell>
              <table:table-cell office:value-type="float" office:value="173.601340748287">
                <text:p>173.601340748287</text:p>
              </table:table-cell>
              <table:table-cell office:value-type="float" office:value="0.0400000039201945">
                <text:p>0.040000003920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200000002402">
                <text:p>106.200000002402</text:p>
              </table:table-cell>
              <table:table-cell office:value-type="float" office:value="173.589819699147">
                <text:p>173.589819699147</text:p>
              </table:table-cell>
              <table:table-cell office:value-type="float" office:value="0.0400000039222187">
                <text:p>0.040000003922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300000002405">
                <text:p>106.300000002405</text:p>
              </table:table-cell>
              <table:table-cell office:value-type="float" office:value="173.578302910213">
                <text:p>173.578302910213</text:p>
              </table:table-cell>
              <table:table-cell office:value-type="float" office:value="0.0400000039242403">
                <text:p>0.040000003924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400000002409">
                <text:p>106.400000002409</text:p>
              </table:table-cell>
              <table:table-cell office:value-type="float" office:value="173.566790390916">
                <text:p>173.566790390916</text:p>
              </table:table-cell>
              <table:table-cell office:value-type="float" office:value="0.0400000039262593">
                <text:p>0.040000003926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500000002412">
                <text:p>106.500000002412</text:p>
              </table:table-cell>
              <table:table-cell office:value-type="float" office:value="173.555282150644">
                <text:p>173.555282150644</text:p>
              </table:table-cell>
              <table:table-cell office:value-type="float" office:value="0.0400000039282758">
                <text:p>0.040000003928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600000002415">
                <text:p>106.600000002415</text:p>
              </table:table-cell>
              <table:table-cell office:value-type="float" office:value="173.543778198739">
                <text:p>173.543778198739</text:p>
              </table:table-cell>
              <table:table-cell office:value-type="float" office:value="0.0400000039302898">
                <text:p>0.0400000039302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700000002419">
                <text:p>106.700000002419</text:p>
              </table:table-cell>
              <table:table-cell office:value-type="float" office:value="173.532278544498">
                <text:p>173.532278544498</text:p>
              </table:table-cell>
              <table:table-cell office:value-type="float" office:value="0.0400000039323013">
                <text:p>0.0400000039323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800000002422">
                <text:p>106.800000002422</text:p>
              </table:table-cell>
              <table:table-cell office:value-type="float" office:value="173.520783197174">
                <text:p>173.520783197174</text:p>
              </table:table-cell>
              <table:table-cell office:value-type="float" office:value="0.0400000039343102">
                <text:p>0.0400000039343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.900000002425">
                <text:p>106.900000002425</text:p>
              </table:table-cell>
              <table:table-cell office:value-type="float" office:value="173.509292165976">
                <text:p>173.509292165976</text:p>
              </table:table-cell>
              <table:table-cell office:value-type="float" office:value="0.0400000039363166">
                <text:p>0.0400000039363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000000002428">
                <text:p>107.000000002428</text:p>
              </table:table-cell>
              <table:table-cell office:value-type="float" office:value="173.497805460067">
                <text:p>173.497805460067</text:p>
              </table:table-cell>
              <table:table-cell office:value-type="float" office:value="0.0400000039383205">
                <text:p>0.0400000039383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100000002432">
                <text:p>107.100000002432</text:p>
              </table:table-cell>
              <table:table-cell office:value-type="float" office:value="173.486323088569">
                <text:p>173.486323088569</text:p>
              </table:table-cell>
              <table:table-cell office:value-type="float" office:value="0.0400000039403218">
                <text:p>0.040000003940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200000002435">
                <text:p>107.200000002435</text:p>
              </table:table-cell>
              <table:table-cell office:value-type="float" office:value="173.474845060555">
                <text:p>173.474845060555</text:p>
              </table:table-cell>
              <table:table-cell office:value-type="float" office:value="0.0400000039423207">
                <text:p>0.0400000039423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300000002438">
                <text:p>107.300000002438</text:p>
              </table:table-cell>
              <table:table-cell office:value-type="float" office:value="173.46337138506">
                <text:p>173.46337138506</text:p>
              </table:table-cell>
              <table:table-cell office:value-type="float" office:value="0.0400000039443171">
                <text:p>0.040000003944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400000002442">
                <text:p>107.400000002442</text:p>
              </table:table-cell>
              <table:table-cell office:value-type="float" office:value="173.45190207107">
                <text:p>173.45190207107</text:p>
              </table:table-cell>
              <table:table-cell office:value-type="float" office:value="0.0400000039463109">
                <text:p>0.0400000039463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500000002445">
                <text:p>107.500000002445</text:p>
              </table:table-cell>
              <table:table-cell office:value-type="float" office:value="173.44043712753">
                <text:p>173.44043712753</text:p>
              </table:table-cell>
              <table:table-cell office:value-type="float" office:value="0.0400000039483021">
                <text:p>0.0400000039483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600000002448">
                <text:p>107.600000002448</text:p>
              </table:table-cell>
              <table:table-cell office:value-type="float" office:value="173.428976563339">
                <text:p>173.428976563339</text:p>
              </table:table-cell>
              <table:table-cell office:value-type="float" office:value="0.0400000039502909">
                <text:p>0.040000003950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700000002452">
                <text:p>107.700000002452</text:p>
              </table:table-cell>
              <table:table-cell office:value-type="float" office:value="173.417520387356">
                <text:p>173.417520387356</text:p>
              </table:table-cell>
              <table:table-cell office:value-type="float" office:value="0.0400000039522771">
                <text:p>0.0400000039522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800000002455">
                <text:p>107.800000002455</text:p>
              </table:table-cell>
              <table:table-cell office:value-type="float" office:value="173.406068608393">
                <text:p>173.406068608393</text:p>
              </table:table-cell>
              <table:table-cell office:value-type="float" office:value="0.0400000039542608">
                <text:p>0.040000003954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.900000002458">
                <text:p>107.900000002458</text:p>
              </table:table-cell>
              <table:table-cell office:value-type="float" office:value="173.394621235222">
                <text:p>173.394621235222</text:p>
              </table:table-cell>
              <table:table-cell office:value-type="float" office:value="0.040000003956242">
                <text:p>0.04000000395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000000002462">
                <text:p>108.000000002462</text:p>
              </table:table-cell>
              <table:table-cell office:value-type="float" office:value="173.38317827657">
                <text:p>173.38317827657</text:p>
              </table:table-cell>
              <table:table-cell office:value-type="float" office:value="0.0400000039582207">
                <text:p>0.040000003958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100000002465">
                <text:p>108.100000002465</text:p>
              </table:table-cell>
              <table:table-cell office:value-type="float" office:value="173.37173974112">
                <text:p>173.37173974112</text:p>
              </table:table-cell>
              <table:table-cell office:value-type="float" office:value="0.040000003960197">
                <text:p>0.040000003960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200000002468">
                <text:p>108.200000002468</text:p>
              </table:table-cell>
              <table:table-cell office:value-type="float" office:value="173.360305637514">
                <text:p>173.360305637514</text:p>
              </table:table-cell>
              <table:table-cell office:value-type="float" office:value="0.0400000039621708">
                <text:p>0.040000003962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300000002472">
                <text:p>108.300000002472</text:p>
              </table:table-cell>
              <table:table-cell office:value-type="float" office:value="173.34887597435">
                <text:p>173.34887597435</text:p>
              </table:table-cell>
              <table:table-cell office:value-type="float" office:value="0.0400000039641421">
                <text:p>0.040000003964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400000002475">
                <text:p>108.400000002475</text:p>
              </table:table-cell>
              <table:table-cell office:value-type="float" office:value="173.337450760183">
                <text:p>173.337450760183</text:p>
              </table:table-cell>
              <table:table-cell office:value-type="float" office:value="0.0400000039661108">
                <text:p>0.040000003966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500000002478">
                <text:p>108.500000002478</text:p>
              </table:table-cell>
              <table:table-cell office:value-type="float" office:value="173.326030003528">
                <text:p>173.326030003528</text:p>
              </table:table-cell>
              <table:table-cell office:value-type="float" office:value="0.0400000039680771">
                <text:p>0.0400000039680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600000002482">
                <text:p>108.600000002482</text:p>
              </table:table-cell>
              <table:table-cell office:value-type="float" office:value="173.314613712854">
                <text:p>173.314613712854</text:p>
              </table:table-cell>
              <table:table-cell office:value-type="float" office:value="0.040000003970041">
                <text:p>0.04000000397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700000002485">
                <text:p>108.700000002485</text:p>
              </table:table-cell>
              <table:table-cell office:value-type="float" office:value="173.303201896589">
                <text:p>173.303201896589</text:p>
              </table:table-cell>
              <table:table-cell office:value-type="float" office:value="0.0400000039720022">
                <text:p>0.040000003972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800000002488">
                <text:p>108.800000002488</text:p>
              </table:table-cell>
              <table:table-cell office:value-type="float" office:value="173.29179456312">
                <text:p>173.29179456312</text:p>
              </table:table-cell>
              <table:table-cell office:value-type="float" office:value="0.0400000039739611">
                <text:p>0.0400000039739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.900000002492">
                <text:p>108.900000002492</text:p>
              </table:table-cell>
              <table:table-cell office:value-type="float" office:value="173.28039172079">
                <text:p>173.28039172079</text:p>
              </table:table-cell>
              <table:table-cell office:value-type="float" office:value="0.0400000039759174">
                <text:p>0.040000003975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000000002495">
                <text:p>109.000000002495</text:p>
              </table:table-cell>
              <table:table-cell office:value-type="float" office:value="173.268993377901">
                <text:p>173.268993377901</text:p>
              </table:table-cell>
              <table:table-cell office:value-type="float" office:value="0.0400000039778714">
                <text:p>0.040000003977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100000002498">
                <text:p>109.100000002498</text:p>
              </table:table-cell>
              <table:table-cell office:value-type="float" office:value="173.257599542711">
                <text:p>173.257599542711</text:p>
              </table:table-cell>
              <table:table-cell office:value-type="float" office:value="0.0400000039798228">
                <text:p>0.0400000039798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200000002502">
                <text:p>109.200000002502</text:p>
              </table:table-cell>
              <table:table-cell office:value-type="float" office:value="173.246210223441">
                <text:p>173.246210223441</text:p>
              </table:table-cell>
              <table:table-cell office:value-type="float" office:value="0.0400000039817718">
                <text:p>0.0400000039817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300000002505">
                <text:p>109.300000002505</text:p>
              </table:table-cell>
              <table:table-cell office:value-type="float" office:value="173.234825428265">
                <text:p>173.234825428265</text:p>
              </table:table-cell>
              <table:table-cell office:value-type="float" office:value="0.0400000039837184">
                <text:p>0.040000003983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400000002508">
                <text:p>109.400000002508</text:p>
              </table:table-cell>
              <table:table-cell office:value-type="float" office:value="173.223445165317">
                <text:p>173.223445165317</text:p>
              </table:table-cell>
              <table:table-cell office:value-type="float" office:value="0.0400000039856625">
                <text:p>0.040000003985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500000002511">
                <text:p>109.500000002511</text:p>
              </table:table-cell>
              <table:table-cell office:value-type="float" office:value="173.212069442694">
                <text:p>173.212069442694</text:p>
              </table:table-cell>
              <table:table-cell office:value-type="float" office:value="0.0400000039876041">
                <text:p>0.0400000039876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600000002515">
                <text:p>109.600000002515</text:p>
              </table:table-cell>
              <table:table-cell office:value-type="float" office:value="173.200698268444">
                <text:p>173.200698268444</text:p>
              </table:table-cell>
              <table:table-cell office:value-type="float" office:value="0.0400000039895433">
                <text:p>0.040000003989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700000002518">
                <text:p>109.700000002518</text:p>
              </table:table-cell>
              <table:table-cell office:value-type="float" office:value="173.189331650579">
                <text:p>173.189331650579</text:p>
              </table:table-cell>
              <table:table-cell office:value-type="float" office:value="0.0400000039914801">
                <text:p>0.0400000039914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800000002521">
                <text:p>109.800000002521</text:p>
              </table:table-cell>
              <table:table-cell office:value-type="float" office:value="173.177969597068">
                <text:p>173.177969597068</text:p>
              </table:table-cell>
              <table:table-cell office:value-type="float" office:value="0.0400000039934144">
                <text:p>0.040000003993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.900000002525">
                <text:p>109.900000002525</text:p>
              </table:table-cell>
              <table:table-cell office:value-type="float" office:value="173.166612115841">
                <text:p>173.166612115841</text:p>
              </table:table-cell>
              <table:table-cell office:value-type="float" office:value="0.0400000039953462">
                <text:p>0.040000003995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000000002528">
                <text:p>110.000000002528</text:p>
              </table:table-cell>
              <table:table-cell office:value-type="float" office:value="173.155259214783">
                <text:p>173.155259214783</text:p>
              </table:table-cell>
              <table:table-cell office:value-type="float" office:value="0.0400000039972757">
                <text:p>0.040000003997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100000002531">
                <text:p>110.100000002531</text:p>
              </table:table-cell>
              <table:table-cell office:value-type="float" office:value="173.143910901742">
                <text:p>173.143910901742</text:p>
              </table:table-cell>
              <table:table-cell office:value-type="float" office:value="0.0400000039992027">
                <text:p>0.040000003999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200000002535">
                <text:p>110.200000002535</text:p>
              </table:table-cell>
              <table:table-cell office:value-type="float" office:value="173.132567184524">
                <text:p>173.132567184524</text:p>
              </table:table-cell>
              <table:table-cell office:value-type="float" office:value="0.0400000040011272">
                <text:p>0.040000004001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300000002538">
                <text:p>110.300000002538</text:p>
              </table:table-cell>
              <table:table-cell office:value-type="float" office:value="173.121228070895">
                <text:p>173.121228070895</text:p>
              </table:table-cell>
              <table:table-cell office:value-type="float" office:value="0.0400000040030494">
                <text:p>0.040000004003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400000002541">
                <text:p>110.400000002541</text:p>
              </table:table-cell>
              <table:table-cell office:value-type="float" office:value="173.109893568579">
                <text:p>173.109893568579</text:p>
              </table:table-cell>
              <table:table-cell office:value-type="float" office:value="0.0400000040049691">
                <text:p>0.040000004004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500000002545">
                <text:p>110.500000002545</text:p>
              </table:table-cell>
              <table:table-cell office:value-type="float" office:value="173.09856368526">
                <text:p>173.09856368526</text:p>
              </table:table-cell>
              <table:table-cell office:value-type="float" office:value="0.0400000040068863">
                <text:p>0.0400000040068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600000002548">
                <text:p>110.600000002548</text:p>
              </table:table-cell>
              <table:table-cell office:value-type="float" office:value="173.087238428583">
                <text:p>173.087238428583</text:p>
              </table:table-cell>
              <table:table-cell office:value-type="float" office:value="0.0400000040088011">
                <text:p>0.0400000040088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700000002551">
                <text:p>110.700000002551</text:p>
              </table:table-cell>
              <table:table-cell office:value-type="float" office:value="173.075917806155">
                <text:p>173.075917806155</text:p>
              </table:table-cell>
              <table:table-cell office:value-type="float" office:value="0.0400000040107136">
                <text:p>0.040000004010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800000002555">
                <text:p>110.800000002555</text:p>
              </table:table-cell>
              <table:table-cell office:value-type="float" office:value="173.064601825536">
                <text:p>173.064601825536</text:p>
              </table:table-cell>
              <table:table-cell office:value-type="float" office:value="0.0400000040126236">
                <text:p>0.0400000040126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.900000002558">
                <text:p>110.900000002558</text:p>
              </table:table-cell>
              <table:table-cell office:value-type="float" office:value="173.053290494253">
                <text:p>173.053290494253</text:p>
              </table:table-cell>
              <table:table-cell office:value-type="float" office:value="0.0400000040145314">
                <text:p>0.0400000040145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000000002561">
                <text:p>111.000000002561</text:p>
              </table:table-cell>
              <table:table-cell office:value-type="float" office:value="173.041983819788">
                <text:p>173.041983819788</text:p>
              </table:table-cell>
              <table:table-cell office:value-type="float" office:value="0.0400000040164365">
                <text:p>0.0400000040164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100000002565">
                <text:p>111.100000002565</text:p>
              </table:table-cell>
              <table:table-cell office:value-type="float" office:value="173.030681809589">
                <text:p>173.030681809589</text:p>
              </table:table-cell>
              <table:table-cell office:value-type="float" office:value="0.0400000040183393">
                <text:p>0.040000004018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200000002568">
                <text:p>111.200000002568</text:p>
              </table:table-cell>
              <table:table-cell office:value-type="float" office:value="173.019384471059">
                <text:p>173.019384471059</text:p>
              </table:table-cell>
              <table:table-cell office:value-type="float" office:value="0.0400000040202397">
                <text:p>0.0400000040202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300000002571">
                <text:p>111.300000002571</text:p>
              </table:table-cell>
              <table:table-cell office:value-type="float" office:value="173.008091811565">
                <text:p>173.008091811565</text:p>
              </table:table-cell>
              <table:table-cell office:value-type="float" office:value="0.0400000040221378">
                <text:p>0.040000004022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400000002575">
                <text:p>111.400000002575</text:p>
              </table:table-cell>
              <table:table-cell office:value-type="float" office:value="172.996803838433">
                <text:p>172.996803838433</text:p>
              </table:table-cell>
              <table:table-cell office:value-type="float" office:value="0.0400000040240335">
                <text:p>0.040000004024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500000002578">
                <text:p>111.500000002578</text:p>
              </table:table-cell>
              <table:table-cell office:value-type="float" office:value="172.98552055895">
                <text:p>172.98552055895</text:p>
              </table:table-cell>
              <table:table-cell office:value-type="float" office:value="0.0400000040259269">
                <text:p>0.040000004025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600000002581">
                <text:p>111.600000002581</text:p>
              </table:table-cell>
              <table:table-cell office:value-type="float" office:value="172.974241980364">
                <text:p>172.974241980364</text:p>
              </table:table-cell>
              <table:table-cell office:value-type="float" office:value="0.0400000040278178">
                <text:p>0.040000004027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700000002585">
                <text:p>111.700000002585</text:p>
              </table:table-cell>
              <table:table-cell office:value-type="float" office:value="172.962968109883">
                <text:p>172.962968109883</text:p>
              </table:table-cell>
              <table:table-cell office:value-type="float" office:value="0.0400000040297062">
                <text:p>0.0400000040297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800000002588">
                <text:p>111.800000002588</text:p>
              </table:table-cell>
              <table:table-cell office:value-type="float" office:value="172.951698954679">
                <text:p>172.951698954679</text:p>
              </table:table-cell>
              <table:table-cell office:value-type="float" office:value="0.0400000040315923">
                <text:p>0.040000004031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.900000002591">
                <text:p>111.900000002591</text:p>
              </table:table-cell>
              <table:table-cell office:value-type="float" office:value="172.940434521883">
                <text:p>172.940434521883</text:p>
              </table:table-cell>
              <table:table-cell office:value-type="float" office:value="0.0400000040334761">
                <text:p>0.040000004033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000000002594">
                <text:p>112.000000002594</text:p>
              </table:table-cell>
              <table:table-cell office:value-type="float" office:value="172.929174818587">
                <text:p>172.929174818587</text:p>
              </table:table-cell>
              <table:table-cell office:value-type="float" office:value="0.0400000040353574">
                <text:p>0.040000004035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100000002598">
                <text:p>112.100000002598</text:p>
              </table:table-cell>
              <table:table-cell office:value-type="float" office:value="172.917919851846">
                <text:p>172.917919851846</text:p>
              </table:table-cell>
              <table:table-cell office:value-type="float" office:value="0.0400000040372364">
                <text:p>0.040000004037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00000002601">
                <text:p>112.200000002601</text:p>
              </table:table-cell>
              <table:table-cell office:value-type="float" office:value="172.906669628674">
                <text:p>172.906669628674</text:p>
              </table:table-cell>
              <table:table-cell office:value-type="float" office:value="0.0400000040391131">
                <text:p>0.040000004039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300000002604">
                <text:p>112.300000002604</text:p>
              </table:table-cell>
              <table:table-cell office:value-type="float" office:value="172.895424156049">
                <text:p>172.895424156049</text:p>
              </table:table-cell>
              <table:table-cell office:value-type="float" office:value="0.0400000040409874">
                <text:p>0.0400000040409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400000002608">
                <text:p>112.400000002608</text:p>
              </table:table-cell>
              <table:table-cell office:value-type="float" office:value="172.88418344091">
                <text:p>172.88418344091</text:p>
              </table:table-cell>
              <table:table-cell office:value-type="float" office:value="0.0400000040428593">
                <text:p>0.040000004042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500000002611">
                <text:p>112.500000002611</text:p>
              </table:table-cell>
              <table:table-cell office:value-type="float" office:value="172.872947490156">
                <text:p>172.872947490156</text:p>
              </table:table-cell>
              <table:table-cell office:value-type="float" office:value="0.0400000040447288">
                <text:p>0.040000004044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600000002614">
                <text:p>112.600000002614</text:p>
              </table:table-cell>
              <table:table-cell office:value-type="float" office:value="172.861716310652">
                <text:p>172.861716310652</text:p>
              </table:table-cell>
              <table:table-cell office:value-type="float" office:value="0.0400000040465959">
                <text:p>0.0400000040465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700000002618">
                <text:p>112.700000002618</text:p>
              </table:table-cell>
              <table:table-cell office:value-type="float" office:value="172.850489909222">
                <text:p>172.850489909222</text:p>
              </table:table-cell>
              <table:table-cell office:value-type="float" office:value="0.0400000040484606">
                <text:p>0.0400000040484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800000002621">
                <text:p>112.800000002621</text:p>
              </table:table-cell>
              <table:table-cell office:value-type="float" office:value="172.839268292652">
                <text:p>172.839268292652</text:p>
              </table:table-cell>
              <table:table-cell office:value-type="float" office:value="0.0400000040503231">
                <text:p>0.040000004050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900000002624">
                <text:p>112.900000002624</text:p>
              </table:table-cell>
              <table:table-cell office:value-type="float" office:value="172.828051467693">
                <text:p>172.828051467693</text:p>
              </table:table-cell>
              <table:table-cell office:value-type="float" office:value="0.0400000040521831">
                <text:p>0.040000004052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000000002628">
                <text:p>113.000000002628</text:p>
              </table:table-cell>
              <table:table-cell office:value-type="float" office:value="172.816839441055">
                <text:p>172.816839441055</text:p>
              </table:table-cell>
              <table:table-cell office:value-type="float" office:value="0.0400000040540408">
                <text:p>0.04000000405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100000002631">
                <text:p>113.100000002631</text:p>
              </table:table-cell>
              <table:table-cell office:value-type="float" office:value="172.805632219413">
                <text:p>172.805632219413</text:p>
              </table:table-cell>
              <table:table-cell office:value-type="float" office:value="0.0400000040558962">
                <text:p>0.0400000040558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200000002634">
                <text:p>113.200000002634</text:p>
              </table:table-cell>
              <table:table-cell office:value-type="float" office:value="172.794429809404">
                <text:p>172.794429809404</text:p>
              </table:table-cell>
              <table:table-cell office:value-type="float" office:value="0.0400000040577493">
                <text:p>0.0400000040577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300000002638">
                <text:p>113.300000002638</text:p>
              </table:table-cell>
              <table:table-cell office:value-type="float" office:value="172.783232217627">
                <text:p>172.783232217627</text:p>
              </table:table-cell>
              <table:table-cell office:value-type="float" office:value="0.0400000040596001">
                <text:p>0.040000004059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400000002641">
                <text:p>113.400000002641</text:p>
              </table:table-cell>
              <table:table-cell office:value-type="float" office:value="172.772039450645">
                <text:p>172.772039450645</text:p>
              </table:table-cell>
              <table:table-cell office:value-type="float" office:value="0.0400000040614485">
                <text:p>0.0400000040614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500000002644">
                <text:p>113.500000002644</text:p>
              </table:table-cell>
              <table:table-cell office:value-type="float" office:value="172.76085151498">
                <text:p>172.76085151498</text:p>
              </table:table-cell>
              <table:table-cell office:value-type="float" office:value="0.0400000040632945">
                <text:p>0.0400000040632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600000002648">
                <text:p>113.600000002648</text:p>
              </table:table-cell>
              <table:table-cell office:value-type="float" office:value="172.749668417124">
                <text:p>172.749668417124</text:p>
              </table:table-cell>
              <table:table-cell office:value-type="float" office:value="0.0400000040651383">
                <text:p>0.040000004065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700000002651">
                <text:p>113.700000002651</text:p>
              </table:table-cell>
              <table:table-cell office:value-type="float" office:value="172.738490163527">
                <text:p>172.738490163527</text:p>
              </table:table-cell>
              <table:table-cell office:value-type="float" office:value="0.0400000040669796">
                <text:p>0.040000004066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800000002654">
                <text:p>113.800000002654</text:p>
              </table:table-cell>
              <table:table-cell office:value-type="float" office:value="172.727316760603">
                <text:p>172.727316760603</text:p>
              </table:table-cell>
              <table:table-cell office:value-type="float" office:value="0.0400000040688188">
                <text:p>0.040000004068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.900000002658">
                <text:p>113.900000002658</text:p>
              </table:table-cell>
              <table:table-cell office:value-type="float" office:value="172.716148214731">
                <text:p>172.716148214731</text:p>
              </table:table-cell>
              <table:table-cell office:value-type="float" office:value="0.0400000040706556">
                <text:p>0.0400000040706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000000002661">
                <text:p>114.000000002661</text:p>
              </table:table-cell>
              <table:table-cell office:value-type="float" office:value="172.70498453225">
                <text:p>172.70498453225</text:p>
              </table:table-cell>
              <table:table-cell office:value-type="float" office:value="0.04000000407249">
                <text:p>0.0400000040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100000002664">
                <text:p>114.100000002664</text:p>
              </table:table-cell>
              <table:table-cell office:value-type="float" office:value="172.693825719467">
                <text:p>172.693825719467</text:p>
              </table:table-cell>
              <table:table-cell office:value-type="float" office:value="0.0400000040743222">
                <text:p>0.040000004074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200000002668">
                <text:p>114.200000002668</text:p>
              </table:table-cell>
              <table:table-cell office:value-type="float" office:value="172.68267178265">
                <text:p>172.68267178265</text:p>
              </table:table-cell>
              <table:table-cell office:value-type="float" office:value="0.0400000040761519">
                <text:p>0.040000004076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300000002671">
                <text:p>114.300000002671</text:p>
              </table:table-cell>
              <table:table-cell office:value-type="float" office:value="172.67152272803">
                <text:p>172.67152272803</text:p>
              </table:table-cell>
              <table:table-cell office:value-type="float" office:value="0.0400000040779794">
                <text:p>0.0400000040779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400000002674">
                <text:p>114.400000002674</text:p>
              </table:table-cell>
              <table:table-cell office:value-type="float" office:value="172.660378561806">
                <text:p>172.660378561806</text:p>
              </table:table-cell>
              <table:table-cell office:value-type="float" office:value="0.0400000040798045">
                <text:p>0.0400000040798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500000002677">
                <text:p>114.500000002677</text:p>
              </table:table-cell>
              <table:table-cell office:value-type="float" office:value="172.649239290138">
                <text:p>172.649239290138</text:p>
              </table:table-cell>
              <table:table-cell office:value-type="float" office:value="0.0400000040816274">
                <text:p>0.0400000040816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600000002681">
                <text:p>114.600000002681</text:p>
              </table:table-cell>
              <table:table-cell office:value-type="float" office:value="172.63810491915">
                <text:p>172.63810491915</text:p>
              </table:table-cell>
              <table:table-cell office:value-type="float" office:value="0.0400000040834481">
                <text:p>0.0400000040834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700000002684">
                <text:p>114.700000002684</text:p>
              </table:table-cell>
              <table:table-cell office:value-type="float" office:value="172.626975454928">
                <text:p>172.626975454928</text:p>
              </table:table-cell>
              <table:table-cell office:value-type="float" office:value="0.0400000040852663">
                <text:p>0.0400000040852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800000002687">
                <text:p>114.800000002687</text:p>
              </table:table-cell>
              <table:table-cell office:value-type="float" office:value="172.615850903526">
                <text:p>172.615850903526</text:p>
              </table:table-cell>
              <table:table-cell office:value-type="float" office:value="0.0400000040870823">
                <text:p>0.040000004087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.900000002691">
                <text:p>114.900000002691</text:p>
              </table:table-cell>
              <table:table-cell office:value-type="float" office:value="172.604731270963">
                <text:p>172.604731270963</text:p>
              </table:table-cell>
              <table:table-cell office:value-type="float" office:value="0.040000004088896">
                <text:p>0.04000000408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000000002694">
                <text:p>115.000000002694</text:p>
              </table:table-cell>
              <table:table-cell office:value-type="float" office:value="172.593616563219">
                <text:p>172.593616563219</text:p>
              </table:table-cell>
              <table:table-cell office:value-type="float" office:value="0.0400000040907074">
                <text:p>0.040000004090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100000002697">
                <text:p>115.100000002697</text:p>
              </table:table-cell>
              <table:table-cell office:value-type="float" office:value="172.582506786241">
                <text:p>172.582506786241</text:p>
              </table:table-cell>
              <table:table-cell office:value-type="float" office:value="0.0400000040925165">
                <text:p>0.040000004092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200000002701">
                <text:p>115.200000002701</text:p>
              </table:table-cell>
              <table:table-cell office:value-type="float" office:value="172.571401945942">
                <text:p>172.571401945942</text:p>
              </table:table-cell>
              <table:table-cell office:value-type="float" office:value="0.0400000040943234">
                <text:p>0.0400000040943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300000002704">
                <text:p>115.300000002704</text:p>
              </table:table-cell>
              <table:table-cell office:value-type="float" office:value="172.560302048193">
                <text:p>172.560302048193</text:p>
              </table:table-cell>
              <table:table-cell office:value-type="float" office:value="0.0400000040961281">
                <text:p>0.040000004096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400000002707">
                <text:p>115.400000002707</text:p>
              </table:table-cell>
              <table:table-cell office:value-type="float" office:value="172.549207098839">
                <text:p>172.549207098839</text:p>
              </table:table-cell>
              <table:table-cell office:value-type="float" office:value="0.0400000040979304">
                <text:p>0.0400000040979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500000002711">
                <text:p>115.500000002711</text:p>
              </table:table-cell>
              <table:table-cell office:value-type="float" office:value="172.538117103685">
                <text:p>172.538117103685</text:p>
              </table:table-cell>
              <table:table-cell office:value-type="float" office:value="0.0400000040997305">
                <text:p>0.0400000040997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600000002714">
                <text:p>115.600000002714</text:p>
              </table:table-cell>
              <table:table-cell office:value-type="float" office:value="172.527032068501">
                <text:p>172.527032068501</text:p>
              </table:table-cell>
              <table:table-cell office:value-type="float" office:value="0.0400000041015283">
                <text:p>0.040000004101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700000002717">
                <text:p>115.700000002717</text:p>
              </table:table-cell>
              <table:table-cell office:value-type="float" office:value="172.515951999024">
                <text:p>172.515951999024</text:p>
              </table:table-cell>
              <table:table-cell office:value-type="float" office:value="0.0400000041033238">
                <text:p>0.040000004103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800000002721">
                <text:p>115.800000002721</text:p>
              </table:table-cell>
              <table:table-cell office:value-type="float" office:value="172.504876900954">
                <text:p>172.504876900954</text:p>
              </table:table-cell>
              <table:table-cell office:value-type="float" office:value="0.0400000041051171">
                <text:p>0.040000004105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.900000002724">
                <text:p>115.900000002724</text:p>
              </table:table-cell>
              <table:table-cell office:value-type="float" office:value="172.493806779959">
                <text:p>172.493806779959</text:p>
              </table:table-cell>
              <table:table-cell office:value-type="float" office:value="0.040000004106908">
                <text:p>0.040000004106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000000002727">
                <text:p>116.000000002727</text:p>
              </table:table-cell>
              <table:table-cell office:value-type="float" office:value="172.482741641673">
                <text:p>172.482741641673</text:p>
              </table:table-cell>
              <table:table-cell office:value-type="float" office:value="0.0400000041086968">
                <text:p>0.040000004108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100000002731">
                <text:p>116.100000002731</text:p>
              </table:table-cell>
              <table:table-cell office:value-type="float" office:value="172.471681491693">
                <text:p>172.471681491693</text:p>
              </table:table-cell>
              <table:table-cell office:value-type="float" office:value="0.0400000041104832">
                <text:p>0.040000004110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200000002734">
                <text:p>116.200000002734</text:p>
              </table:table-cell>
              <table:table-cell office:value-type="float" office:value="172.460626335582">
                <text:p>172.460626335582</text:p>
              </table:table-cell>
              <table:table-cell office:value-type="float" office:value="0.0400000041122675">
                <text:p>0.040000004112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300000002737">
                <text:p>116.300000002737</text:p>
              </table:table-cell>
              <table:table-cell office:value-type="float" office:value="172.44957617887">
                <text:p>172.44957617887</text:p>
              </table:table-cell>
              <table:table-cell office:value-type="float" office:value="0.0400000041140495">
                <text:p>0.0400000041140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400000002741">
                <text:p>116.400000002741</text:p>
              </table:table-cell>
              <table:table-cell office:value-type="float" office:value="172.438531027054">
                <text:p>172.438531027054</text:p>
              </table:table-cell>
              <table:table-cell office:value-type="float" office:value="0.0400000041158292">
                <text:p>0.040000004115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500000002744">
                <text:p>116.500000002744</text:p>
              </table:table-cell>
              <table:table-cell office:value-type="float" office:value="172.427490885596">
                <text:p>172.427490885596</text:p>
              </table:table-cell>
              <table:table-cell office:value-type="float" office:value="0.0400000041176067">
                <text:p>0.0400000041176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600000002747">
                <text:p>116.600000002747</text:p>
              </table:table-cell>
              <table:table-cell office:value-type="float" office:value="172.416455759923">
                <text:p>172.416455759923</text:p>
              </table:table-cell>
              <table:table-cell office:value-type="float" office:value="0.0400000041193819">
                <text:p>0.0400000041193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700000002751">
                <text:p>116.700000002751</text:p>
              </table:table-cell>
              <table:table-cell office:value-type="float" office:value="172.405425655429">
                <text:p>172.405425655429</text:p>
              </table:table-cell>
              <table:table-cell office:value-type="float" office:value="0.0400000041211549">
                <text:p>0.040000004121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800000002754">
                <text:p>116.800000002754</text:p>
              </table:table-cell>
              <table:table-cell office:value-type="float" office:value="172.394400577478">
                <text:p>172.394400577478</text:p>
              </table:table-cell>
              <table:table-cell office:value-type="float" office:value="0.0400000041229257">
                <text:p>0.040000004122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.900000002757">
                <text:p>116.900000002757</text:p>
              </table:table-cell>
              <table:table-cell office:value-type="float" office:value="172.383380531391">
                <text:p>172.383380531391</text:p>
              </table:table-cell>
              <table:table-cell office:value-type="float" office:value="0.0400000041246943">
                <text:p>0.0400000041246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00000000276">
                <text:p>117.00000000276</text:p>
              </table:table-cell>
              <table:table-cell office:value-type="float" office:value="172.372365522464">
                <text:p>172.372365522464</text:p>
              </table:table-cell>
              <table:table-cell office:value-type="float" office:value="0.0400000041264606">
                <text:p>0.0400000041264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100000002764">
                <text:p>117.100000002764</text:p>
              </table:table-cell>
              <table:table-cell office:value-type="float" office:value="172.361355555958">
                <text:p>172.361355555958</text:p>
              </table:table-cell>
              <table:table-cell office:value-type="float" office:value="0.0400000041282247">
                <text:p>0.040000004128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200000002767">
                <text:p>117.200000002767</text:p>
              </table:table-cell>
              <table:table-cell office:value-type="float" office:value="172.350350637101">
                <text:p>172.350350637101</text:p>
              </table:table-cell>
              <table:table-cell office:value-type="float" office:value="0.0400000041299866">
                <text:p>0.0400000041299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30000000277">
                <text:p>117.30000000277</text:p>
              </table:table-cell>
              <table:table-cell office:value-type="float" office:value="172.339350771085">
                <text:p>172.339350771085</text:p>
              </table:table-cell>
              <table:table-cell office:value-type="float" office:value="0.0400000041317462">
                <text:p>0.040000004131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400000002774">
                <text:p>117.400000002774</text:p>
              </table:table-cell>
              <table:table-cell office:value-type="float" office:value="172.32835596307">
                <text:p>172.32835596307</text:p>
              </table:table-cell>
              <table:table-cell office:value-type="float" office:value="0.0400000041335036">
                <text:p>0.040000004133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500000002777">
                <text:p>117.500000002777</text:p>
              </table:table-cell>
              <table:table-cell office:value-type="float" office:value="172.317366218188">
                <text:p>172.317366218188</text:p>
              </table:table-cell>
              <table:table-cell office:value-type="float" office:value="0.0400000041352589">
                <text:p>0.040000004135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60000000278">
                <text:p>117.60000000278</text:p>
              </table:table-cell>
              <table:table-cell office:value-type="float" office:value="172.30638154153">
                <text:p>172.30638154153</text:p>
              </table:table-cell>
              <table:table-cell office:value-type="float" office:value="0.0400000041370119">
                <text:p>0.0400000041370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700000002784">
                <text:p>117.700000002784</text:p>
              </table:table-cell>
              <table:table-cell office:value-type="float" office:value="172.295401938161">
                <text:p>172.295401938161</text:p>
              </table:table-cell>
              <table:table-cell office:value-type="float" office:value="0.0400000041387627">
                <text:p>0.0400000041387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800000002787">
                <text:p>117.800000002787</text:p>
              </table:table-cell>
              <table:table-cell office:value-type="float" office:value="172.28442741311">
                <text:p>172.28442741311</text:p>
              </table:table-cell>
              <table:table-cell office:value-type="float" office:value="0.0400000041405113">
                <text:p>0.040000004140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.90000000279">
                <text:p>117.90000000279</text:p>
              </table:table-cell>
              <table:table-cell office:value-type="float" office:value="172.273457971373">
                <text:p>172.273457971373</text:p>
              </table:table-cell>
              <table:table-cell office:value-type="float" office:value="0.0400000041422576">
                <text:p>0.040000004142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000000002794">
                <text:p>118.000000002794</text:p>
              </table:table-cell>
              <table:table-cell office:value-type="float" office:value="172.262493617917">
                <text:p>172.262493617917</text:p>
              </table:table-cell>
              <table:table-cell office:value-type="float" office:value="0.0400000041440018">
                <text:p>0.040000004144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100000002797">
                <text:p>118.100000002797</text:p>
              </table:table-cell>
              <table:table-cell office:value-type="float" office:value="172.251534357672">
                <text:p>172.251534357672</text:p>
              </table:table-cell>
              <table:table-cell office:value-type="float" office:value="0.0400000041457438">
                <text:p>0.040000004145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2000000028">
                <text:p>118.2000000028</text:p>
              </table:table-cell>
              <table:table-cell office:value-type="float" office:value="172.24058019554">
                <text:p>172.24058019554</text:p>
              </table:table-cell>
              <table:table-cell office:value-type="float" office:value="0.0400000041474835">
                <text:p>0.040000004147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300000002804">
                <text:p>118.300000002804</text:p>
              </table:table-cell>
              <table:table-cell office:value-type="float" office:value="172.229631136389">
                <text:p>172.229631136389</text:p>
              </table:table-cell>
              <table:table-cell office:value-type="float" office:value="0.0400000041492211">
                <text:p>0.040000004149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400000002807">
                <text:p>118.400000002807</text:p>
              </table:table-cell>
              <table:table-cell office:value-type="float" office:value="172.218687185054">
                <text:p>172.218687185054</text:p>
              </table:table-cell>
              <table:table-cell office:value-type="float" office:value="0.0400000041509565">
                <text:p>0.0400000041509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50000000281">
                <text:p>118.50000000281</text:p>
              </table:table-cell>
              <table:table-cell office:value-type="float" office:value="172.207748346342">
                <text:p>172.207748346342</text:p>
              </table:table-cell>
              <table:table-cell office:value-type="float" office:value="0.0400000041526898">
                <text:p>0.0400000041526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600000002814">
                <text:p>118.600000002814</text:p>
              </table:table-cell>
              <table:table-cell office:value-type="float" office:value="172.196814625021">
                <text:p>172.196814625021</text:p>
              </table:table-cell>
              <table:table-cell office:value-type="float" office:value="0.0400000041544209">
                <text:p>0.0400000041544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700000002817">
                <text:p>118.700000002817</text:p>
              </table:table-cell>
              <table:table-cell office:value-type="float" office:value="172.185886025833">
                <text:p>172.185886025833</text:p>
              </table:table-cell>
              <table:table-cell office:value-type="float" office:value="0.0400000041561497">
                <text:p>0.040000004156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80000000282">
                <text:p>118.80000000282</text:p>
              </table:table-cell>
              <table:table-cell office:value-type="float" office:value="172.174962553487">
                <text:p>172.174962553487</text:p>
              </table:table-cell>
              <table:table-cell office:value-type="float" office:value="0.0400000041578764">
                <text:p>0.040000004157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.900000002824">
                <text:p>118.900000002824</text:p>
              </table:table-cell>
              <table:table-cell office:value-type="float" office:value="172.164044212661">
                <text:p>172.164044212661</text:p>
              </table:table-cell>
              <table:table-cell office:value-type="float" office:value="0.0400000041596009">
                <text:p>0.040000004159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000000002827">
                <text:p>119.000000002827</text:p>
              </table:table-cell>
              <table:table-cell office:value-type="float" office:value="172.153131008">
                <text:p>172.153131008</text:p>
              </table:table-cell>
              <table:table-cell office:value-type="float" office:value="0.0400000041613232">
                <text:p>0.040000004161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10000000283">
                <text:p>119.10000000283</text:p>
              </table:table-cell>
              <table:table-cell office:value-type="float" office:value="172.142222944118">
                <text:p>172.142222944118</text:p>
              </table:table-cell>
              <table:table-cell office:value-type="float" office:value="0.0400000041630433">
                <text:p>0.0400000041630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200000002833">
                <text:p>119.200000002833</text:p>
              </table:table-cell>
              <table:table-cell office:value-type="float" office:value="172.1313200256">
                <text:p>172.1313200256</text:p>
              </table:table-cell>
              <table:table-cell office:value-type="float" office:value="0.0400000041647613">
                <text:p>0.0400000041647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300000002837">
                <text:p>119.300000002837</text:p>
              </table:table-cell>
              <table:table-cell office:value-type="float" office:value="172.120422256997">
                <text:p>172.120422256997</text:p>
              </table:table-cell>
              <table:table-cell office:value-type="float" office:value="0.0400000041664771">
                <text:p>0.0400000041664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40000000284">
                <text:p>119.40000000284</text:p>
              </table:table-cell>
              <table:table-cell office:value-type="float" office:value="172.109529642831">
                <text:p>172.109529642831</text:p>
              </table:table-cell>
              <table:table-cell office:value-type="float" office:value="0.0400000041681908">
                <text:p>0.040000004168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500000002843">
                <text:p>119.500000002843</text:p>
              </table:table-cell>
              <table:table-cell office:value-type="float" office:value="172.098642187591">
                <text:p>172.098642187591</text:p>
              </table:table-cell>
              <table:table-cell office:value-type="float" office:value="0.0400000041699024">
                <text:p>0.040000004169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600000002847">
                <text:p>119.600000002847</text:p>
              </table:table-cell>
              <table:table-cell office:value-type="float" office:value="172.087759895737">
                <text:p>172.087759895737</text:p>
              </table:table-cell>
              <table:table-cell office:value-type="float" office:value="0.0400000041716118">
                <text:p>0.0400000041716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70000000285">
                <text:p>119.70000000285</text:p>
              </table:table-cell>
              <table:table-cell office:value-type="float" office:value="172.076882771696">
                <text:p>172.076882771696</text:p>
              </table:table-cell>
              <table:table-cell office:value-type="float" office:value="0.040000004173319">
                <text:p>0.04000000417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800000002853">
                <text:p>119.800000002853</text:p>
              </table:table-cell>
              <table:table-cell office:value-type="float" office:value="172.066010819867">
                <text:p>172.066010819867</text:p>
              </table:table-cell>
              <table:table-cell office:value-type="float" office:value="0.0400000041750241">
                <text:p>0.040000004175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.900000002857">
                <text:p>119.900000002857</text:p>
              </table:table-cell>
              <table:table-cell office:value-type="float" office:value="172.055144044616">
                <text:p>172.055144044616</text:p>
              </table:table-cell>
              <table:table-cell office:value-type="float" office:value="0.0400000041767271">
                <text:p>0.0400000041767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00000000286">
                <text:p>120.00000000286</text:p>
              </table:table-cell>
              <table:table-cell office:value-type="float" office:value="172.044282450282">
                <text:p>172.044282450282</text:p>
              </table:table-cell>
              <table:table-cell office:value-type="float" office:value="0.0400000041784279">
                <text:p>0.0400000041784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100000002863">
                <text:p>120.100000002863</text:p>
              </table:table-cell>
              <table:table-cell office:value-type="float" office:value="172.033426041168">
                <text:p>172.033426041168</text:p>
              </table:table-cell>
              <table:table-cell office:value-type="float" office:value="0.0400000041801266">
                <text:p>0.040000004180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200000002867">
                <text:p>120.200000002867</text:p>
              </table:table-cell>
              <table:table-cell office:value-type="float" office:value="172.022574821553">
                <text:p>172.022574821553</text:p>
              </table:table-cell>
              <table:table-cell office:value-type="float" office:value="0.0400000041818231">
                <text:p>0.040000004181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30000000287">
                <text:p>120.30000000287</text:p>
              </table:table-cell>
              <table:table-cell office:value-type="float" office:value="172.011728795682">
                <text:p>172.011728795682</text:p>
              </table:table-cell>
              <table:table-cell office:value-type="float" office:value="0.0400000041835176">
                <text:p>0.040000004183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400000002873">
                <text:p>120.400000002873</text:p>
              </table:table-cell>
              <table:table-cell office:value-type="float" office:value="172.000887967769">
                <text:p>172.000887967769</text:p>
              </table:table-cell>
              <table:table-cell office:value-type="float" office:value="0.0400000041852099">
                <text:p>0.040000004185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500000002877">
                <text:p>120.500000002877</text:p>
              </table:table-cell>
              <table:table-cell office:value-type="float" office:value="171.990052342">
                <text:p>171.990052342</text:p>
              </table:table-cell>
              <table:table-cell office:value-type="float" office:value="0.0400000041869">
                <text:p>0.040000004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60000000288">
                <text:p>120.60000000288</text:p>
              </table:table-cell>
              <table:table-cell office:value-type="float" office:value="171.979221922533">
                <text:p>171.979221922533</text:p>
              </table:table-cell>
              <table:table-cell office:value-type="float" office:value="0.040000004188588">
                <text:p>0.04000000418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700000002883">
                <text:p>120.700000002883</text:p>
              </table:table-cell>
              <table:table-cell office:value-type="float" office:value="171.968396713493">
                <text:p>171.968396713493</text:p>
              </table:table-cell>
              <table:table-cell office:value-type="float" office:value="0.0400000041902739">
                <text:p>0.040000004190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800000002887">
                <text:p>120.800000002887</text:p>
              </table:table-cell>
              <table:table-cell office:value-type="float" office:value="171.957576718975">
                <text:p>171.957576718975</text:p>
              </table:table-cell>
              <table:table-cell office:value-type="float" office:value="0.0400000041919576">
                <text:p>0.0400000041919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.90000000289">
                <text:p>120.90000000289</text:p>
              </table:table-cell>
              <table:table-cell office:value-type="float" office:value="171.946761943047">
                <text:p>171.946761943047</text:p>
              </table:table-cell>
              <table:table-cell office:value-type="float" office:value="0.0400000041936393">
                <text:p>0.040000004193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000000002893">
                <text:p>121.000000002893</text:p>
              </table:table-cell>
              <table:table-cell office:value-type="float" office:value="171.935952389745">
                <text:p>171.935952389745</text:p>
              </table:table-cell>
              <table:table-cell office:value-type="float" office:value="0.0400000041953188">
                <text:p>0.040000004195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100000002897">
                <text:p>121.100000002897</text:p>
              </table:table-cell>
              <table:table-cell office:value-type="float" office:value="171.925148063077">
                <text:p>171.925148063077</text:p>
              </table:table-cell>
              <table:table-cell office:value-type="float" office:value="0.0400000041969963">
                <text:p>0.040000004196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2000000029">
                <text:p>121.2000000029</text:p>
              </table:table-cell>
              <table:table-cell office:value-type="float" office:value="171.914348967023">
                <text:p>171.914348967023</text:p>
              </table:table-cell>
              <table:table-cell office:value-type="float" office:value="0.0400000041986716">
                <text:p>0.040000004198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300000002903">
                <text:p>121.300000002903</text:p>
              </table:table-cell>
              <table:table-cell office:value-type="float" office:value="171.903555105528">
                <text:p>171.903555105528</text:p>
              </table:table-cell>
              <table:table-cell office:value-type="float" office:value="0.0400000042003447">
                <text:p>0.0400000042003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400000002907">
                <text:p>121.400000002907</text:p>
              </table:table-cell>
              <table:table-cell office:value-type="float" office:value="171.892766482515">
                <text:p>171.892766482515</text:p>
              </table:table-cell>
              <table:table-cell office:value-type="float" office:value="0.0400000042020158">
                <text:p>0.0400000042020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50000000291">
                <text:p>121.50000000291</text:p>
              </table:table-cell>
              <table:table-cell office:value-type="float" office:value="171.881983101874">
                <text:p>171.881983101874</text:p>
              </table:table-cell>
              <table:table-cell office:value-type="float" office:value="0.0400000042036848">
                <text:p>0.0400000042036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600000002913">
                <text:p>121.600000002913</text:p>
              </table:table-cell>
              <table:table-cell office:value-type="float" office:value="171.871204967466">
                <text:p>171.871204967466</text:p>
              </table:table-cell>
              <table:table-cell office:value-type="float" office:value="0.0400000042053518">
                <text:p>0.040000004205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700000002916">
                <text:p>121.700000002916</text:p>
              </table:table-cell>
              <table:table-cell office:value-type="float" office:value="171.860432083124">
                <text:p>171.860432083124</text:p>
              </table:table-cell>
              <table:table-cell office:value-type="float" office:value="0.0400000042070165">
                <text:p>0.040000004207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80000000292">
                <text:p>121.80000000292</text:p>
              </table:table-cell>
              <table:table-cell office:value-type="float" office:value="171.849664452653">
                <text:p>171.849664452653</text:p>
              </table:table-cell>
              <table:table-cell office:value-type="float" office:value="0.0400000042086792">
                <text:p>0.0400000042086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.900000002923">
                <text:p>121.900000002923</text:p>
              </table:table-cell>
              <table:table-cell office:value-type="float" office:value="171.838902079826">
                <text:p>171.838902079826</text:p>
              </table:table-cell>
              <table:table-cell office:value-type="float" office:value="0.0400000042103396">
                <text:p>0.040000004210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000000002926">
                <text:p>122.000000002926</text:p>
              </table:table-cell>
              <table:table-cell office:value-type="float" office:value="171.828144968394">
                <text:p>171.828144968394</text:p>
              </table:table-cell>
              <table:table-cell office:value-type="float" office:value="0.0400000042119981">
                <text:p>0.040000004211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10000000293">
                <text:p>122.10000000293</text:p>
              </table:table-cell>
              <table:table-cell office:value-type="float" office:value="171.817393122073">
                <text:p>171.817393122073</text:p>
              </table:table-cell>
              <table:table-cell office:value-type="float" office:value="0.0400000042136545">
                <text:p>0.0400000042136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200000002933">
                <text:p>122.200000002933</text:p>
              </table:table-cell>
              <table:table-cell office:value-type="float" office:value="171.806646544553">
                <text:p>171.806646544553</text:p>
              </table:table-cell>
              <table:table-cell office:value-type="float" office:value="0.0400000042153089">
                <text:p>0.040000004215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300000002936">
                <text:p>122.300000002936</text:p>
              </table:table-cell>
              <table:table-cell office:value-type="float" office:value="171.795905239495">
                <text:p>171.795905239495</text:p>
              </table:table-cell>
              <table:table-cell office:value-type="float" office:value="0.0400000042169612">
                <text:p>0.040000004216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40000000294">
                <text:p>122.40000000294</text:p>
              </table:table-cell>
              <table:table-cell office:value-type="float" office:value="171.785169210533">
                <text:p>171.785169210533</text:p>
              </table:table-cell>
              <table:table-cell office:value-type="float" office:value="0.0400000042186114">
                <text:p>0.040000004218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500000002943">
                <text:p>122.500000002943</text:p>
              </table:table-cell>
              <table:table-cell office:value-type="float" office:value="171.774438461272">
                <text:p>171.774438461272</text:p>
              </table:table-cell>
              <table:table-cell office:value-type="float" office:value="0.0400000042202595">
                <text:p>0.040000004220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600000002946">
                <text:p>122.600000002946</text:p>
              </table:table-cell>
              <table:table-cell office:value-type="float" office:value="171.763712995287">
                <text:p>171.763712995287</text:p>
              </table:table-cell>
              <table:table-cell office:value-type="float" office:value="0.0400000042219055">
                <text:p>0.0400000042219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70000000295">
                <text:p>122.70000000295</text:p>
              </table:table-cell>
              <table:table-cell office:value-type="float" office:value="171.752992816129">
                <text:p>171.752992816129</text:p>
              </table:table-cell>
              <table:table-cell office:value-type="float" office:value="0.0400000042235495">
                <text:p>0.0400000042235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800000002953">
                <text:p>122.800000002953</text:p>
              </table:table-cell>
              <table:table-cell office:value-type="float" office:value="171.74227792732">
                <text:p>171.74227792732</text:p>
              </table:table-cell>
              <table:table-cell office:value-type="float" office:value="0.0400000042251914">
                <text:p>0.040000004225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.900000002956">
                <text:p>122.900000002956</text:p>
              </table:table-cell>
              <table:table-cell office:value-type="float" office:value="171.731568332352">
                <text:p>171.731568332352</text:p>
              </table:table-cell>
              <table:table-cell office:value-type="float" office:value="0.0400000042268313">
                <text:p>0.040000004226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00000000296">
                <text:p>123.00000000296</text:p>
              </table:table-cell>
              <table:table-cell office:value-type="float" office:value="171.720864034691">
                <text:p>171.720864034691</text:p>
              </table:table-cell>
              <table:table-cell office:value-type="float" office:value="0.0400000042284691">
                <text:p>0.0400000042284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100000002963">
                <text:p>123.100000002963</text:p>
              </table:table-cell>
              <table:table-cell office:value-type="float" office:value="171.710165037775">
                <text:p>171.710165037775</text:p>
              </table:table-cell>
              <table:table-cell office:value-type="float" office:value="0.0400000042301048">
                <text:p>0.040000004230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200000002966">
                <text:p>123.200000002966</text:p>
              </table:table-cell>
              <table:table-cell office:value-type="float" office:value="171.699471345015">
                <text:p>171.699471345015</text:p>
              </table:table-cell>
              <table:table-cell office:value-type="float" office:value="0.0400000042317385">
                <text:p>0.0400000042317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30000000297">
                <text:p>123.30000000297</text:p>
              </table:table-cell>
              <table:table-cell office:value-type="float" office:value="171.688782959794">
                <text:p>171.688782959794</text:p>
              </table:table-cell>
              <table:table-cell office:value-type="float" office:value="0.0400000042333702">
                <text:p>0.040000004233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400000002973">
                <text:p>123.400000002973</text:p>
              </table:table-cell>
              <table:table-cell office:value-type="float" office:value="171.678099885467">
                <text:p>171.678099885467</text:p>
              </table:table-cell>
              <table:table-cell office:value-type="float" office:value="0.0400000042349997">
                <text:p>0.040000004234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500000002976">
                <text:p>123.500000002976</text:p>
              </table:table-cell>
              <table:table-cell office:value-type="float" office:value="171.667422125364">
                <text:p>171.667422125364</text:p>
              </table:table-cell>
              <table:table-cell office:value-type="float" office:value="0.0400000042366273">
                <text:p>0.040000004236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60000000298">
                <text:p>123.60000000298</text:p>
              </table:table-cell>
              <table:table-cell office:value-type="float" office:value="171.656749682787">
                <text:p>171.656749682787</text:p>
              </table:table-cell>
              <table:table-cell office:value-type="float" office:value="0.0400000042382528">
                <text:p>0.040000004238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700000002983">
                <text:p>123.700000002983</text:p>
              </table:table-cell>
              <table:table-cell office:value-type="float" office:value="171.646082561007">
                <text:p>171.646082561007</text:p>
              </table:table-cell>
              <table:table-cell office:value-type="float" office:value="0.0400000042398763">
                <text:p>0.0400000042398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800000002986">
                <text:p>123.800000002986</text:p>
              </table:table-cell>
              <table:table-cell office:value-type="float" office:value="171.635420763272">
                <text:p>171.635420763272</text:p>
              </table:table-cell>
              <table:table-cell office:value-type="float" office:value="0.0400000042414976">
                <text:p>0.040000004241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.90000000299">
                <text:p>123.90000000299</text:p>
              </table:table-cell>
              <table:table-cell office:value-type="float" office:value="171.624764292806">
                <text:p>171.624764292806</text:p>
              </table:table-cell>
              <table:table-cell office:value-type="float" office:value="0.040000004243117">
                <text:p>0.04000000424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000000002993">
                <text:p>124.000000002993</text:p>
              </table:table-cell>
              <table:table-cell office:value-type="float" office:value="171.614113152798">
                <text:p>171.614113152798</text:p>
              </table:table-cell>
              <table:table-cell office:value-type="float" office:value="0.0400000042447343">
                <text:p>0.0400000042447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100000002996">
                <text:p>124.100000002996</text:p>
              </table:table-cell>
              <table:table-cell office:value-type="float" office:value="171.603467346418">
                <text:p>171.603467346418</text:p>
              </table:table-cell>
              <table:table-cell office:value-type="float" office:value="0.0400000042463496">
                <text:p>0.040000004246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200000002999">
                <text:p>124.200000002999</text:p>
              </table:table-cell>
              <table:table-cell office:value-type="float" office:value="171.592826876806">
                <text:p>171.592826876806</text:p>
              </table:table-cell>
              <table:table-cell office:value-type="float" office:value="0.040000004247963">
                <text:p>0.040000004247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300000003003">
                <text:p>124.300000003003</text:p>
              </table:table-cell>
              <table:table-cell office:value-type="float" office:value="171.582191747074">
                <text:p>171.582191747074</text:p>
              </table:table-cell>
              <table:table-cell office:value-type="float" office:value="0.0400000042495742">
                <text:p>0.0400000042495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400000003006">
                <text:p>124.400000003006</text:p>
              </table:table-cell>
              <table:table-cell office:value-type="float" office:value="171.571561960311">
                <text:p>171.571561960311</text:p>
              </table:table-cell>
              <table:table-cell office:value-type="float" office:value="0.0400000042511834">
                <text:p>0.040000004251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500000003009">
                <text:p>124.500000003009</text:p>
              </table:table-cell>
              <table:table-cell office:value-type="float" office:value="171.56093751958">
                <text:p>171.56093751958</text:p>
              </table:table-cell>
              <table:table-cell office:value-type="float" office:value="0.0400000042527907">
                <text:p>0.0400000042527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600000003013">
                <text:p>124.600000003013</text:p>
              </table:table-cell>
              <table:table-cell office:value-type="float" office:value="171.550318427909">
                <text:p>171.550318427909</text:p>
              </table:table-cell>
              <table:table-cell office:value-type="float" office:value="0.040000004254396">
                <text:p>0.04000000425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700000003016">
                <text:p>124.700000003016</text:p>
              </table:table-cell>
              <table:table-cell office:value-type="float" office:value="171.539704688311">
                <text:p>171.539704688311</text:p>
              </table:table-cell>
              <table:table-cell office:value-type="float" office:value="0.0400000042559993">
                <text:p>0.040000004255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800000003019">
                <text:p>124.800000003019</text:p>
              </table:table-cell>
              <table:table-cell office:value-type="float" office:value="171.529096303767">
                <text:p>171.529096303767</text:p>
              </table:table-cell>
              <table:table-cell office:value-type="float" office:value="0.0400000042576005">
                <text:p>0.040000004257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.900000003023">
                <text:p>124.900000003023</text:p>
              </table:table-cell>
              <table:table-cell office:value-type="float" office:value="171.518493277233">
                <text:p>171.518493277233</text:p>
              </table:table-cell>
              <table:table-cell office:value-type="float" office:value="0.0400000042591996">
                <text:p>0.040000004259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000000003026">
                <text:p>125.000000003026</text:p>
              </table:table-cell>
              <table:table-cell office:value-type="float" office:value="171.50789561164">
                <text:p>171.50789561164</text:p>
              </table:table-cell>
              <table:table-cell office:value-type="float" office:value="0.0400000042607968">
                <text:p>0.040000004260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100000003029">
                <text:p>125.100000003029</text:p>
              </table:table-cell>
              <table:table-cell office:value-type="float" office:value="171.497303309893">
                <text:p>171.497303309893</text:p>
              </table:table-cell>
              <table:table-cell office:value-type="float" office:value="0.040000004262392">
                <text:p>0.04000000426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200000003033">
                <text:p>125.200000003033</text:p>
              </table:table-cell>
              <table:table-cell office:value-type="float" office:value="171.48671637487">
                <text:p>171.48671637487</text:p>
              </table:table-cell>
              <table:table-cell office:value-type="float" office:value="0.0400000042639852">
                <text:p>0.0400000042639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300000003036">
                <text:p>125.300000003036</text:p>
              </table:table-cell>
              <table:table-cell office:value-type="float" office:value="171.476134809424">
                <text:p>171.476134809424</text:p>
              </table:table-cell>
              <table:table-cell office:value-type="float" office:value="0.0400000042655764">
                <text:p>0.040000004265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400000003039">
                <text:p>125.400000003039</text:p>
              </table:table-cell>
              <table:table-cell office:value-type="float" office:value="171.465558616383">
                <text:p>171.465558616383</text:p>
              </table:table-cell>
              <table:table-cell office:value-type="float" office:value="0.0400000042671656">
                <text:p>0.040000004267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500000003043">
                <text:p>125.500000003043</text:p>
              </table:table-cell>
              <table:table-cell office:value-type="float" office:value="171.454987798546">
                <text:p>171.454987798546</text:p>
              </table:table-cell>
              <table:table-cell office:value-type="float" office:value="0.0400000042687527">
                <text:p>0.040000004268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600000003046">
                <text:p>125.600000003046</text:p>
              </table:table-cell>
              <table:table-cell office:value-type="float" office:value="171.444422358694">
                <text:p>171.444422358694</text:p>
              </table:table-cell>
              <table:table-cell office:value-type="float" office:value="0.0400000042703379">
                <text:p>0.040000004270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700000003049">
                <text:p>125.700000003049</text:p>
              </table:table-cell>
              <table:table-cell office:value-type="float" office:value="171.433862299576">
                <text:p>171.433862299576</text:p>
              </table:table-cell>
              <table:table-cell office:value-type="float" office:value="0.0400000042719211">
                <text:p>0.0400000042719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800000003053">
                <text:p>125.800000003053</text:p>
              </table:table-cell>
              <table:table-cell office:value-type="float" office:value="171.423307623919">
                <text:p>171.423307623919</text:p>
              </table:table-cell>
              <table:table-cell office:value-type="float" office:value="0.0400000042735024">
                <text:p>0.040000004273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.900000003056">
                <text:p>125.900000003056</text:p>
              </table:table-cell>
              <table:table-cell office:value-type="float" office:value="171.412758334422">
                <text:p>171.412758334422</text:p>
              </table:table-cell>
              <table:table-cell office:value-type="float" office:value="0.0400000042750817">
                <text:p>0.0400000042750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000000003059">
                <text:p>126.000000003059</text:p>
              </table:table-cell>
              <table:table-cell office:value-type="float" office:value="171.402214433761">
                <text:p>171.402214433761</text:p>
              </table:table-cell>
              <table:table-cell office:value-type="float" office:value="0.0400000042766591">
                <text:p>0.0400000042766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100000003063">
                <text:p>126.100000003063</text:p>
              </table:table-cell>
              <table:table-cell office:value-type="float" office:value="171.391675924586">
                <text:p>171.391675924586</text:p>
              </table:table-cell>
              <table:table-cell office:value-type="float" office:value="0.0400000042782343">
                <text:p>0.040000004278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200000003066">
                <text:p>126.200000003066</text:p>
              </table:table-cell>
              <table:table-cell office:value-type="float" office:value="171.381142809525">
                <text:p>171.381142809525</text:p>
              </table:table-cell>
              <table:table-cell office:value-type="float" office:value="0.0400000042798076">
                <text:p>0.040000004279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300000003069">
                <text:p>126.300000003069</text:p>
              </table:table-cell>
              <table:table-cell office:value-type="float" office:value="171.370615091177">
                <text:p>171.370615091177</text:p>
              </table:table-cell>
              <table:table-cell office:value-type="float" office:value="0.0400000042813791">
                <text:p>0.0400000042813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400000003073">
                <text:p>126.400000003073</text:p>
              </table:table-cell>
              <table:table-cell office:value-type="float" office:value="171.36009277212">
                <text:p>171.36009277212</text:p>
              </table:table-cell>
              <table:table-cell office:value-type="float" office:value="0.0400000042829485">
                <text:p>0.040000004282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500000003076">
                <text:p>126.500000003076</text:p>
              </table:table-cell>
              <table:table-cell office:value-type="float" office:value="171.349575854902">
                <text:p>171.349575854902</text:p>
              </table:table-cell>
              <table:table-cell office:value-type="float" office:value="0.040000004284516">
                <text:p>0.04000000428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600000003079">
                <text:p>126.600000003079</text:p>
              </table:table-cell>
              <table:table-cell office:value-type="float" office:value="171.339064342055">
                <text:p>171.339064342055</text:p>
              </table:table-cell>
              <table:table-cell office:value-type="float" office:value="0.0400000042860815">
                <text:p>0.0400000042860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700000003082">
                <text:p>126.700000003082</text:p>
              </table:table-cell>
              <table:table-cell office:value-type="float" office:value="171.328558236076">
                <text:p>171.328558236076</text:p>
              </table:table-cell>
              <table:table-cell office:value-type="float" office:value="0.040000004287645">
                <text:p>0.04000000428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800000003086">
                <text:p>126.800000003086</text:p>
              </table:table-cell>
              <table:table-cell office:value-type="float" office:value="171.318057539446">
                <text:p>171.318057539446</text:p>
              </table:table-cell>
              <table:table-cell office:value-type="float" office:value="0.0400000042892065">
                <text:p>0.040000004289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.900000003089">
                <text:p>126.900000003089</text:p>
              </table:table-cell>
              <table:table-cell office:value-type="float" office:value="171.307562254617">
                <text:p>171.307562254617</text:p>
              </table:table-cell>
              <table:table-cell office:value-type="float" office:value="0.0400000042907661">
                <text:p>0.040000004290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000000003092">
                <text:p>127.000000003092</text:p>
              </table:table-cell>
              <table:table-cell office:value-type="float" office:value="171.29707238402">
                <text:p>171.29707238402</text:p>
              </table:table-cell>
              <table:table-cell office:value-type="float" office:value="0.0400000042923237">
                <text:p>0.040000004292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100000003096">
                <text:p>127.100000003096</text:p>
              </table:table-cell>
              <table:table-cell office:value-type="float" office:value="171.28658793006">
                <text:p>171.28658793006</text:p>
              </table:table-cell>
              <table:table-cell office:value-type="float" office:value="0.0400000042938794">
                <text:p>0.040000004293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200000003099">
                <text:p>127.200000003099</text:p>
              </table:table-cell>
              <table:table-cell office:value-type="float" office:value="171.276108895117">
                <text:p>171.276108895117</text:p>
              </table:table-cell>
              <table:table-cell office:value-type="float" office:value="0.0400000042954332">
                <text:p>0.040000004295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300000003102">
                <text:p>127.300000003102</text:p>
              </table:table-cell>
              <table:table-cell office:value-type="float" office:value="171.26563528155">
                <text:p>171.26563528155</text:p>
              </table:table-cell>
              <table:table-cell office:value-type="float" office:value="0.040000004296985">
                <text:p>0.04000000429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400000003106">
                <text:p>127.400000003106</text:p>
              </table:table-cell>
              <table:table-cell office:value-type="float" office:value="171.255167091691">
                <text:p>171.255167091691</text:p>
              </table:table-cell>
              <table:table-cell office:value-type="float" office:value="0.0400000042985349">
                <text:p>0.0400000042985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500000003109">
                <text:p>127.500000003109</text:p>
              </table:table-cell>
              <table:table-cell office:value-type="float" office:value="171.244704327849">
                <text:p>171.244704327849</text:p>
              </table:table-cell>
              <table:table-cell office:value-type="float" office:value="0.0400000043000829">
                <text:p>0.040000004300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600000003112">
                <text:p>127.600000003112</text:p>
              </table:table-cell>
              <table:table-cell office:value-type="float" office:value="171.23424699231">
                <text:p>171.23424699231</text:p>
              </table:table-cell>
              <table:table-cell office:value-type="float" office:value="0.0400000043016289">
                <text:p>0.0400000043016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700000003116">
                <text:p>127.700000003116</text:p>
              </table:table-cell>
              <table:table-cell office:value-type="float" office:value="171.223795087336">
                <text:p>171.223795087336</text:p>
              </table:table-cell>
              <table:table-cell office:value-type="float" office:value="0.0400000043031729">
                <text:p>0.040000004303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800000003119">
                <text:p>127.800000003119</text:p>
              </table:table-cell>
              <table:table-cell office:value-type="float" office:value="171.213348615164">
                <text:p>171.213348615164</text:p>
              </table:table-cell>
              <table:table-cell office:value-type="float" office:value="0.040000004304715">
                <text:p>0.04000000430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.900000003122">
                <text:p>127.900000003122</text:p>
              </table:table-cell>
              <table:table-cell office:value-type="float" office:value="171.202907578011">
                <text:p>171.202907578011</text:p>
              </table:table-cell>
              <table:table-cell office:value-type="float" office:value="0.0400000043062552">
                <text:p>0.040000004306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000000003126">
                <text:p>128.000000003126</text:p>
              </table:table-cell>
              <table:table-cell office:value-type="float" office:value="171.192471978068">
                <text:p>171.192471978068</text:p>
              </table:table-cell>
              <table:table-cell office:value-type="float" office:value="0.0400000043077934">
                <text:p>0.0400000043077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100000003129">
                <text:p>128.100000003129</text:p>
              </table:table-cell>
              <table:table-cell office:value-type="float" office:value="171.182041817501">
                <text:p>171.182041817501</text:p>
              </table:table-cell>
              <table:table-cell office:value-type="float" office:value="0.0400000043093297">
                <text:p>0.0400000043093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200000003132">
                <text:p>128.200000003132</text:p>
              </table:table-cell>
              <table:table-cell office:value-type="float" office:value="171.171617098458">
                <text:p>171.171617098458</text:p>
              </table:table-cell>
              <table:table-cell office:value-type="float" office:value="0.0400000043108641">
                <text:p>0.0400000043108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300000003136">
                <text:p>128.300000003136</text:p>
              </table:table-cell>
              <table:table-cell office:value-type="float" office:value="171.161197823058">
                <text:p>171.161197823058</text:p>
              </table:table-cell>
              <table:table-cell office:value-type="float" office:value="0.0400000043123966">
                <text:p>0.040000004312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400000003139">
                <text:p>128.400000003139</text:p>
              </table:table-cell>
              <table:table-cell office:value-type="float" office:value="171.150783993401">
                <text:p>171.150783993401</text:p>
              </table:table-cell>
              <table:table-cell office:value-type="float" office:value="0.0400000043139272">
                <text:p>0.0400000043139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500000003142">
                <text:p>128.500000003142</text:p>
              </table:table-cell>
              <table:table-cell office:value-type="float" office:value="171.14037561156">
                <text:p>171.14037561156</text:p>
              </table:table-cell>
              <table:table-cell office:value-type="float" office:value="0.0400000043154559">
                <text:p>0.040000004315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600000003146">
                <text:p>128.600000003146</text:p>
              </table:table-cell>
              <table:table-cell office:value-type="float" office:value="171.12997267959">
                <text:p>171.12997267959</text:p>
              </table:table-cell>
              <table:table-cell office:value-type="float" office:value="0.0400000043169827">
                <text:p>0.040000004316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700000003149">
                <text:p>128.700000003149</text:p>
              </table:table-cell>
              <table:table-cell office:value-type="float" office:value="171.119575199519">
                <text:p>171.119575199519</text:p>
              </table:table-cell>
              <table:table-cell office:value-type="float" office:value="0.0400000043185076">
                <text:p>0.0400000043185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800000003152">
                <text:p>128.800000003152</text:p>
              </table:table-cell>
              <table:table-cell office:value-type="float" office:value="171.109183173354">
                <text:p>171.109183173354</text:p>
              </table:table-cell>
              <table:table-cell office:value-type="float" office:value="0.0400000043200305">
                <text:p>0.0400000043200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.900000003156">
                <text:p>128.900000003156</text:p>
              </table:table-cell>
              <table:table-cell office:value-type="float" office:value="171.098796603079">
                <text:p>171.098796603079</text:p>
              </table:table-cell>
              <table:table-cell office:value-type="float" office:value="0.0400000043215515">
                <text:p>0.0400000043215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000000003159">
                <text:p>129.000000003159</text:p>
              </table:table-cell>
              <table:table-cell office:value-type="float" office:value="171.088415490656">
                <text:p>171.088415490656</text:p>
              </table:table-cell>
              <table:table-cell office:value-type="float" office:value="0.0400000043230707">
                <text:p>0.040000004323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100000003162">
                <text:p>129.100000003162</text:p>
              </table:table-cell>
              <table:table-cell office:value-type="float" office:value="171.078039838023">
                <text:p>171.078039838023</text:p>
              </table:table-cell>
              <table:table-cell office:value-type="float" office:value="0.0400000043245878">
                <text:p>0.0400000043245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200000003165">
                <text:p>129.200000003165</text:p>
              </table:table-cell>
              <table:table-cell office:value-type="float" office:value="171.067669647099">
                <text:p>171.067669647099</text:p>
              </table:table-cell>
              <table:table-cell office:value-type="float" office:value="0.0400000043261033">
                <text:p>0.040000004326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300000003169">
                <text:p>129.300000003169</text:p>
              </table:table-cell>
              <table:table-cell office:value-type="float" office:value="171.057304919774">
                <text:p>171.057304919774</text:p>
              </table:table-cell>
              <table:table-cell office:value-type="float" office:value="0.0400000043276168">
                <text:p>0.0400000043276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400000003172">
                <text:p>129.400000003172</text:p>
              </table:table-cell>
              <table:table-cell office:value-type="float" office:value="171.046945657922">
                <text:p>171.046945657922</text:p>
              </table:table-cell>
              <table:table-cell office:value-type="float" office:value="0.0400000043291283">
                <text:p>0.040000004329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500000003175">
                <text:p>129.500000003175</text:p>
              </table:table-cell>
              <table:table-cell office:value-type="float" office:value="171.036591863391">
                <text:p>171.036591863391</text:p>
              </table:table-cell>
              <table:table-cell office:value-type="float" office:value="0.0400000043306381">
                <text:p>0.0400000043306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600000003179">
                <text:p>129.600000003179</text:p>
              </table:table-cell>
              <table:table-cell office:value-type="float" office:value="171.02624353801">
                <text:p>171.02624353801</text:p>
              </table:table-cell>
              <table:table-cell office:value-type="float" office:value="0.0400000043321459">
                <text:p>0.040000004332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700000003182">
                <text:p>129.700000003182</text:p>
              </table:table-cell>
              <table:table-cell office:value-type="float" office:value="171.015900683582">
                <text:p>171.015900683582</text:p>
              </table:table-cell>
              <table:table-cell office:value-type="float" office:value="0.0400000043336518">
                <text:p>0.0400000043336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800000003185">
                <text:p>129.800000003185</text:p>
              </table:table-cell>
              <table:table-cell office:value-type="float" office:value="171.005563301891">
                <text:p>171.005563301891</text:p>
              </table:table-cell>
              <table:table-cell office:value-type="float" office:value="0.0400000043351559">
                <text:p>0.040000004335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.900000003189">
                <text:p>129.900000003189</text:p>
              </table:table-cell>
              <table:table-cell office:value-type="float" office:value="170.995231394699">
                <text:p>170.995231394699</text:p>
              </table:table-cell>
              <table:table-cell office:value-type="float" office:value="0.040000004336658">
                <text:p>0.04000000433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000000003192">
                <text:p>130.000000003192</text:p>
              </table:table-cell>
              <table:table-cell office:value-type="float" office:value="170.984904963746">
                <text:p>170.984904963746</text:p>
              </table:table-cell>
              <table:table-cell office:value-type="float" office:value="0.0400000043381583">
                <text:p>0.040000004338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100000003195">
                <text:p>130.100000003195</text:p>
              </table:table-cell>
              <table:table-cell office:value-type="float" office:value="170.974584010746">
                <text:p>170.974584010746</text:p>
              </table:table-cell>
              <table:table-cell office:value-type="float" office:value="0.0400000043396567">
                <text:p>0.040000004339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200000003199">
                <text:p>130.200000003199</text:p>
              </table:table-cell>
              <table:table-cell office:value-type="float" office:value="170.964268537397">
                <text:p>170.964268537397</text:p>
              </table:table-cell>
              <table:table-cell office:value-type="float" office:value="0.0400000043411533">
                <text:p>0.040000004341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300000003202">
                <text:p>130.300000003202</text:p>
              </table:table-cell>
              <table:table-cell office:value-type="float" office:value="170.953958545373">
                <text:p>170.953958545373</text:p>
              </table:table-cell>
              <table:table-cell office:value-type="float" office:value="0.040000004342648">
                <text:p>0.04000000434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400000003205">
                <text:p>130.400000003205</text:p>
              </table:table-cell>
              <table:table-cell office:value-type="float" office:value="170.943654036326">
                <text:p>170.943654036326</text:p>
              </table:table-cell>
              <table:table-cell office:value-type="float" office:value="0.0400000043441408">
                <text:p>0.040000004344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500000003209">
                <text:p>130.500000003209</text:p>
              </table:table-cell>
              <table:table-cell office:value-type="float" office:value="170.933355011888">
                <text:p>170.933355011888</text:p>
              </table:table-cell>
              <table:table-cell office:value-type="float" office:value="0.0400000043456317">
                <text:p>0.040000004345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600000003212">
                <text:p>130.600000003212</text:p>
              </table:table-cell>
              <table:table-cell office:value-type="float" office:value="170.923061473668">
                <text:p>170.923061473668</text:p>
              </table:table-cell>
              <table:table-cell office:value-type="float" office:value="0.0400000043471208">
                <text:p>0.040000004347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700000003215">
                <text:p>130.700000003215</text:p>
              </table:table-cell>
              <table:table-cell office:value-type="float" office:value="170.912773423255">
                <text:p>170.912773423255</text:p>
              </table:table-cell>
              <table:table-cell office:value-type="float" office:value="0.040000004348608">
                <text:p>0.04000000434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800000003219">
                <text:p>130.800000003219</text:p>
              </table:table-cell>
              <table:table-cell office:value-type="float" office:value="170.902490862216">
                <text:p>170.902490862216</text:p>
              </table:table-cell>
              <table:table-cell office:value-type="float" office:value="0.0400000043500933">
                <text:p>0.0400000043500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.900000003222">
                <text:p>130.900000003222</text:p>
              </table:table-cell>
              <table:table-cell office:value-type="float" office:value="170.892213792099">
                <text:p>170.892213792099</text:p>
              </table:table-cell>
              <table:table-cell office:value-type="float" office:value="0.0400000043515771">
                <text:p>0.0400000043515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000000003225">
                <text:p>131.000000003225</text:p>
              </table:table-cell>
              <table:table-cell office:value-type="float" office:value="170.881942214424">
                <text:p>170.881942214424</text:p>
              </table:table-cell>
              <table:table-cell office:value-type="float" office:value="0.0400000043530588">
                <text:p>0.040000004353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100000003229">
                <text:p>131.100000003229</text:p>
              </table:table-cell>
              <table:table-cell office:value-type="float" office:value="170.871676130698">
                <text:p>170.871676130698</text:p>
              </table:table-cell>
              <table:table-cell office:value-type="float" office:value="0.0400000043545388">
                <text:p>0.040000004354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200000003232">
                <text:p>131.200000003232</text:p>
              </table:table-cell>
              <table:table-cell office:value-type="float" office:value="170.861415542403">
                <text:p>170.861415542403</text:p>
              </table:table-cell>
              <table:table-cell office:value-type="float" office:value="0.0400000043560167">
                <text:p>0.0400000043560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300000003235">
                <text:p>131.300000003235</text:p>
              </table:table-cell>
              <table:table-cell office:value-type="float" office:value="170.851160451001">
                <text:p>170.851160451001</text:p>
              </table:table-cell>
              <table:table-cell office:value-type="float" office:value="0.0400000043574929">
                <text:p>0.0400000043574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400000003238">
                <text:p>131.400000003238</text:p>
              </table:table-cell>
              <table:table-cell office:value-type="float" office:value="170.840910857933">
                <text:p>170.840910857933</text:p>
              </table:table-cell>
              <table:table-cell office:value-type="float" office:value="0.0400000043589672">
                <text:p>0.040000004358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500000003242">
                <text:p>131.500000003242</text:p>
              </table:table-cell>
              <table:table-cell office:value-type="float" office:value="170.830666764621">
                <text:p>170.830666764621</text:p>
              </table:table-cell>
              <table:table-cell office:value-type="float" office:value="0.0400000043604397">
                <text:p>0.040000004360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600000003245">
                <text:p>131.600000003245</text:p>
              </table:table-cell>
              <table:table-cell office:value-type="float" office:value="170.820428172464">
                <text:p>170.820428172464</text:p>
              </table:table-cell>
              <table:table-cell office:value-type="float" office:value="0.0400000043619104">
                <text:p>0.040000004361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700000003248">
                <text:p>131.700000003248</text:p>
              </table:table-cell>
              <table:table-cell office:value-type="float" office:value="170.81019508284">
                <text:p>170.81019508284</text:p>
              </table:table-cell>
              <table:table-cell office:value-type="float" office:value="0.0400000043633792">
                <text:p>0.04000000436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800000003252">
                <text:p>131.800000003252</text:p>
              </table:table-cell>
              <table:table-cell office:value-type="float" office:value="170.799967497108">
                <text:p>170.799967497108</text:p>
              </table:table-cell>
              <table:table-cell office:value-type="float" office:value="0.0400000043648462">
                <text:p>0.040000004364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.900000003255">
                <text:p>131.900000003255</text:p>
              </table:table-cell>
              <table:table-cell office:value-type="float" office:value="170.789745416606">
                <text:p>170.789745416606</text:p>
              </table:table-cell>
              <table:table-cell office:value-type="float" office:value="0.0400000043663113">
                <text:p>0.0400000043663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000000003258">
                <text:p>132.000000003258</text:p>
              </table:table-cell>
              <table:table-cell office:value-type="float" office:value="170.779528842653">
                <text:p>170.779528842653</text:p>
              </table:table-cell>
              <table:table-cell office:value-type="float" office:value="0.0400000043677746">
                <text:p>0.040000004367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100000003262">
                <text:p>132.100000003262</text:p>
              </table:table-cell>
              <table:table-cell office:value-type="float" office:value="170.769317776547">
                <text:p>170.769317776547</text:p>
              </table:table-cell>
              <table:table-cell office:value-type="float" office:value="0.0400000043692361">
                <text:p>0.040000004369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200000003265">
                <text:p>132.200000003265</text:p>
              </table:table-cell>
              <table:table-cell office:value-type="float" office:value="170.759112219564">
                <text:p>170.759112219564</text:p>
              </table:table-cell>
              <table:table-cell office:value-type="float" office:value="0.0400000043706958">
                <text:p>0.0400000043706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300000003268">
                <text:p>132.300000003268</text:p>
              </table:table-cell>
              <table:table-cell office:value-type="float" office:value="170.748912172962">
                <text:p>170.748912172962</text:p>
              </table:table-cell>
              <table:table-cell office:value-type="float" office:value="0.0400000043721537">
                <text:p>0.040000004372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400000003272">
                <text:p>132.400000003272</text:p>
              </table:table-cell>
              <table:table-cell office:value-type="float" office:value="170.738717637977">
                <text:p>170.738717637977</text:p>
              </table:table-cell>
              <table:table-cell office:value-type="float" office:value="0.0400000043736098">
                <text:p>0.0400000043736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500000003275">
                <text:p>132.500000003275</text:p>
              </table:table-cell>
              <table:table-cell office:value-type="float" office:value="170.728528615828">
                <text:p>170.728528615828</text:p>
              </table:table-cell>
              <table:table-cell office:value-type="float" office:value="0.040000004375064">
                <text:p>0.040000004375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600000003278">
                <text:p>132.600000003278</text:p>
              </table:table-cell>
              <table:table-cell office:value-type="float" office:value="170.718345107711">
                <text:p>170.718345107711</text:p>
              </table:table-cell>
              <table:table-cell office:value-type="float" office:value="0.0400000043765165">
                <text:p>0.040000004376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700000003282">
                <text:p>132.700000003282</text:p>
              </table:table-cell>
              <table:table-cell office:value-type="float" office:value="170.708167114804">
                <text:p>170.708167114804</text:p>
              </table:table-cell>
              <table:table-cell office:value-type="float" office:value="0.0400000043779672">
                <text:p>0.040000004377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800000003285">
                <text:p>132.800000003285</text:p>
              </table:table-cell>
              <table:table-cell office:value-type="float" office:value="170.697994638263">
                <text:p>170.697994638263</text:p>
              </table:table-cell>
              <table:table-cell office:value-type="float" office:value="0.040000004379416">
                <text:p>0.04000000437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.900000003288">
                <text:p>132.900000003288</text:p>
              </table:table-cell>
              <table:table-cell office:value-type="float" office:value="170.687827679228">
                <text:p>170.687827679228</text:p>
              </table:table-cell>
              <table:table-cell office:value-type="float" office:value="0.040000004380863">
                <text:p>0.04000000438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000000003292">
                <text:p>133.000000003292</text:p>
              </table:table-cell>
              <table:table-cell office:value-type="float" office:value="170.677666238815">
                <text:p>170.677666238815</text:p>
              </table:table-cell>
              <table:table-cell office:value-type="float" office:value="0.0400000043823083">
                <text:p>0.040000004382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100000003295">
                <text:p>133.100000003295</text:p>
              </table:table-cell>
              <table:table-cell office:value-type="float" office:value="170.667510318125">
                <text:p>170.667510318125</text:p>
              </table:table-cell>
              <table:table-cell office:value-type="float" office:value="0.0400000043837517">
                <text:p>0.0400000043837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200000003298">
                <text:p>133.200000003298</text:p>
              </table:table-cell>
              <table:table-cell office:value-type="float" office:value="170.657359918234">
                <text:p>170.657359918234</text:p>
              </table:table-cell>
              <table:table-cell office:value-type="float" office:value="0.0400000043851933">
                <text:p>0.040000004385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300000003302">
                <text:p>133.300000003302</text:p>
              </table:table-cell>
              <table:table-cell office:value-type="float" office:value="170.647215040205">
                <text:p>170.647215040205</text:p>
              </table:table-cell>
              <table:table-cell office:value-type="float" office:value="0.040000004386633">
                <text:p>0.040000004386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400000003305">
                <text:p>133.400000003305</text:p>
              </table:table-cell>
              <table:table-cell office:value-type="float" office:value="170.637075685078">
                <text:p>170.637075685078</text:p>
              </table:table-cell>
              <table:table-cell office:value-type="float" office:value="0.0400000043880711">
                <text:p>0.0400000043880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500000003308">
                <text:p>133.500000003308</text:p>
              </table:table-cell>
              <table:table-cell office:value-type="float" office:value="170.626941853873">
                <text:p>170.626941853873</text:p>
              </table:table-cell>
              <table:table-cell office:value-type="float" office:value="0.0400000043895075">
                <text:p>0.040000004389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600000003312">
                <text:p>133.600000003312</text:p>
              </table:table-cell>
              <table:table-cell office:value-type="float" office:value="170.616813547592">
                <text:p>170.616813547592</text:p>
              </table:table-cell>
              <table:table-cell office:value-type="float" office:value="0.0400000043909419">
                <text:p>0.040000004390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700000003315">
                <text:p>133.700000003315</text:p>
              </table:table-cell>
              <table:table-cell office:value-type="float" office:value="170.606690767217">
                <text:p>170.606690767217</text:p>
              </table:table-cell>
              <table:table-cell office:value-type="float" office:value="0.0400000043923747">
                <text:p>0.0400000043923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800000003318">
                <text:p>133.800000003318</text:p>
              </table:table-cell>
              <table:table-cell office:value-type="float" office:value="170.596573513713">
                <text:p>170.596573513713</text:p>
              </table:table-cell>
              <table:table-cell office:value-type="float" office:value="0.0400000043938056">
                <text:p>0.040000004393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.900000003321">
                <text:p>133.900000003321</text:p>
              </table:table-cell>
              <table:table-cell office:value-type="float" office:value="170.586461788023">
                <text:p>170.586461788023</text:p>
              </table:table-cell>
              <table:table-cell office:value-type="float" office:value="0.0400000043952347">
                <text:p>0.040000004395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000000003325">
                <text:p>134.000000003325</text:p>
              </table:table-cell>
              <table:table-cell office:value-type="float" office:value="170.576355591075">
                <text:p>170.576355591075</text:p>
              </table:table-cell>
              <table:table-cell office:value-type="float" office:value="0.0400000043966621">
                <text:p>0.040000004396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100000003328">
                <text:p>134.100000003328</text:p>
              </table:table-cell>
              <table:table-cell office:value-type="float" office:value="170.566254923774">
                <text:p>170.566254923774</text:p>
              </table:table-cell>
              <table:table-cell office:value-type="float" office:value="0.0400000043980876">
                <text:p>0.040000004398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200000003331">
                <text:p>134.200000003331</text:p>
              </table:table-cell>
              <table:table-cell office:value-type="float" office:value="170.556159787008">
                <text:p>170.556159787008</text:p>
              </table:table-cell>
              <table:table-cell office:value-type="float" office:value="0.0400000043995115">
                <text:p>0.040000004399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300000003335">
                <text:p>134.300000003335</text:p>
              </table:table-cell>
              <table:table-cell office:value-type="float" office:value="170.546070181648">
                <text:p>170.546070181648</text:p>
              </table:table-cell>
              <table:table-cell office:value-type="float" office:value="0.0400000044009336">
                <text:p>0.040000004400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400000003338">
                <text:p>134.400000003338</text:p>
              </table:table-cell>
              <table:table-cell office:value-type="float" office:value="170.535986108542">
                <text:p>170.535986108542</text:p>
              </table:table-cell>
              <table:table-cell office:value-type="float" office:value="0.0400000044023539">
                <text:p>0.0400000044023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500000003341">
                <text:p>134.500000003341</text:p>
              </table:table-cell>
              <table:table-cell office:value-type="float" office:value="170.525907568524">
                <text:p>170.525907568524</text:p>
              </table:table-cell>
              <table:table-cell office:value-type="float" office:value="0.0400000044037725">
                <text:p>0.040000004403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600000003345">
                <text:p>134.600000003345</text:p>
              </table:table-cell>
              <table:table-cell office:value-type="float" office:value="170.515834562407">
                <text:p>170.515834562407</text:p>
              </table:table-cell>
              <table:table-cell office:value-type="float" office:value="0.0400000044051893">
                <text:p>0.040000004405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700000003348">
                <text:p>134.700000003348</text:p>
              </table:table-cell>
              <table:table-cell office:value-type="float" office:value="170.505767090986">
                <text:p>170.505767090986</text:p>
              </table:table-cell>
              <table:table-cell office:value-type="float" office:value="0.0400000044066044">
                <text:p>0.0400000044066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800000003351">
                <text:p>134.800000003351</text:p>
              </table:table-cell>
              <table:table-cell office:value-type="float" office:value="170.495705155037">
                <text:p>170.495705155037</text:p>
              </table:table-cell>
              <table:table-cell office:value-type="float" office:value="0.0400000044080176">
                <text:p>0.040000004408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.900000003355">
                <text:p>134.900000003355</text:p>
              </table:table-cell>
              <table:table-cell office:value-type="float" office:value="170.48564875532">
                <text:p>170.48564875532</text:p>
              </table:table-cell>
              <table:table-cell office:value-type="float" office:value="0.0400000044094292">
                <text:p>0.040000004409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000000003358">
                <text:p>135.000000003358</text:p>
              </table:table-cell>
              <table:table-cell office:value-type="float" office:value="170.475597892572">
                <text:p>170.475597892572</text:p>
              </table:table-cell>
              <table:table-cell office:value-type="float" office:value="0.0400000044108389">
                <text:p>0.040000004410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100000003361">
                <text:p>135.100000003361</text:p>
              </table:table-cell>
              <table:table-cell office:value-type="float" office:value="170.465552567519">
                <text:p>170.465552567519</text:p>
              </table:table-cell>
              <table:table-cell office:value-type="float" office:value="0.040000004412247">
                <text:p>0.04000000441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200000003365">
                <text:p>135.200000003365</text:p>
              </table:table-cell>
              <table:table-cell office:value-type="float" office:value="170.455512780861">
                <text:p>170.455512780861</text:p>
              </table:table-cell>
              <table:table-cell office:value-type="float" office:value="0.0400000044136533">
                <text:p>0.040000004413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300000003368">
                <text:p>135.300000003368</text:p>
              </table:table-cell>
              <table:table-cell office:value-type="float" office:value="170.445478533287">
                <text:p>170.445478533287</text:p>
              </table:table-cell>
              <table:table-cell office:value-type="float" office:value="0.0400000044150578">
                <text:p>0.0400000044150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400000003371">
                <text:p>135.400000003371</text:p>
              </table:table-cell>
              <table:table-cell office:value-type="float" office:value="170.435449825462">
                <text:p>170.435449825462</text:p>
              </table:table-cell>
              <table:table-cell office:value-type="float" office:value="0.0400000044164606">
                <text:p>0.0400000044164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500000003375">
                <text:p>135.500000003375</text:p>
              </table:table-cell>
              <table:table-cell office:value-type="float" office:value="170.425426658037">
                <text:p>170.425426658037</text:p>
              </table:table-cell>
              <table:table-cell office:value-type="float" office:value="0.0400000044178616">
                <text:p>0.0400000044178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600000003378">
                <text:p>135.600000003378</text:p>
              </table:table-cell>
              <table:table-cell office:value-type="float" office:value="170.415409031644">
                <text:p>170.415409031644</text:p>
              </table:table-cell>
              <table:table-cell office:value-type="float" office:value="0.0400000044192609">
                <text:p>0.040000004419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700000003381">
                <text:p>135.700000003381</text:p>
              </table:table-cell>
              <table:table-cell office:value-type="float" office:value="170.405396946898">
                <text:p>170.405396946898</text:p>
              </table:table-cell>
              <table:table-cell office:value-type="float" office:value="0.0400000044206586">
                <text:p>0.040000004420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800000003385">
                <text:p>135.800000003385</text:p>
              </table:table-cell>
              <table:table-cell office:value-type="float" office:value="170.395390404394">
                <text:p>170.395390404394</text:p>
              </table:table-cell>
              <table:table-cell office:value-type="float" office:value="0.0400000044220545">
                <text:p>0.0400000044220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.900000003388">
                <text:p>135.900000003388</text:p>
              </table:table-cell>
              <table:table-cell office:value-type="float" office:value="170.385389404712">
                <text:p>170.385389404712</text:p>
              </table:table-cell>
              <table:table-cell office:value-type="float" office:value="0.0400000044234487">
                <text:p>0.0400000044234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000000003391">
                <text:p>136.000000003391</text:p>
              </table:table-cell>
              <table:table-cell office:value-type="float" office:value="170.375393948412">
                <text:p>170.375393948412</text:p>
              </table:table-cell>
              <table:table-cell office:value-type="float" office:value="0.0400000044248411">
                <text:p>0.040000004424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100000003395">
                <text:p>136.100000003395</text:p>
              </table:table-cell>
              <table:table-cell office:value-type="float" office:value="170.365404036039">
                <text:p>170.365404036039</text:p>
              </table:table-cell>
              <table:table-cell office:value-type="float" office:value="0.0400000044262318">
                <text:p>0.040000004426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200000003398">
                <text:p>136.200000003398</text:p>
              </table:table-cell>
              <table:table-cell office:value-type="float" office:value="170.355419668119">
                <text:p>170.355419668119</text:p>
              </table:table-cell>
              <table:table-cell office:value-type="float" office:value="0.0400000044276208">
                <text:p>0.040000004427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300000003401">
                <text:p>136.300000003401</text:p>
              </table:table-cell>
              <table:table-cell office:value-type="float" office:value="170.34544084516">
                <text:p>170.34544084516</text:p>
              </table:table-cell>
              <table:table-cell office:value-type="float" office:value="0.0400000044290081">
                <text:p>0.040000004429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400000003404">
                <text:p>136.400000003404</text:p>
              </table:table-cell>
              <table:table-cell office:value-type="float" office:value="170.335467567654">
                <text:p>170.335467567654</text:p>
              </table:table-cell>
              <table:table-cell office:value-type="float" office:value="0.0400000044303936">
                <text:p>0.04000000443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500000003408">
                <text:p>136.500000003408</text:p>
              </table:table-cell>
              <table:table-cell office:value-type="float" office:value="170.325499836075">
                <text:p>170.325499836075</text:p>
              </table:table-cell>
              <table:table-cell office:value-type="float" office:value="0.0400000044317774">
                <text:p>0.040000004431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600000003411">
                <text:p>136.600000003411</text:p>
              </table:table-cell>
              <table:table-cell office:value-type="float" office:value="170.315537650882">
                <text:p>170.315537650882</text:p>
              </table:table-cell>
              <table:table-cell office:value-type="float" office:value="0.0400000044331595">
                <text:p>0.040000004433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700000003414">
                <text:p>136.700000003414</text:p>
              </table:table-cell>
              <table:table-cell office:value-type="float" office:value="170.305581012513">
                <text:p>170.305581012513</text:p>
              </table:table-cell>
              <table:table-cell office:value-type="float" office:value="0.0400000044345399">
                <text:p>0.0400000044345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800000003418">
                <text:p>136.800000003418</text:p>
              </table:table-cell>
              <table:table-cell office:value-type="float" office:value="170.295629921391">
                <text:p>170.295629921391</text:p>
              </table:table-cell>
              <table:table-cell office:value-type="float" office:value="0.0400000044359187">
                <text:p>0.0400000044359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.900000003421">
                <text:p>136.900000003421</text:p>
              </table:table-cell>
              <table:table-cell office:value-type="float" office:value="170.285684377923">
                <text:p>170.285684377923</text:p>
              </table:table-cell>
              <table:table-cell office:value-type="float" office:value="0.0400000044372956">
                <text:p>0.040000004437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000000003424">
                <text:p>137.000000003424</text:p>
              </table:table-cell>
              <table:table-cell office:value-type="float" office:value="170.275744382498">
                <text:p>170.275744382498</text:p>
              </table:table-cell>
              <table:table-cell office:value-type="float" office:value="0.0400000044386709">
                <text:p>0.040000004438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100000003428">
                <text:p>137.100000003428</text:p>
              </table:table-cell>
              <table:table-cell office:value-type="float" office:value="170.265809935487">
                <text:p>170.265809935487</text:p>
              </table:table-cell>
              <table:table-cell office:value-type="float" office:value="0.0400000044400445">
                <text:p>0.0400000044400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200000003431">
                <text:p>137.200000003431</text:p>
              </table:table-cell>
              <table:table-cell office:value-type="float" office:value="170.255881037245">
                <text:p>170.255881037245</text:p>
              </table:table-cell>
              <table:table-cell office:value-type="float" office:value="0.0400000044414164">
                <text:p>0.040000004441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300000003434">
                <text:p>137.300000003434</text:p>
              </table:table-cell>
              <table:table-cell office:value-type="float" office:value="170.245957688112">
                <text:p>170.245957688112</text:p>
              </table:table-cell>
              <table:table-cell office:value-type="float" office:value="0.0400000044427866">
                <text:p>0.0400000044427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400000003438">
                <text:p>137.400000003438</text:p>
              </table:table-cell>
              <table:table-cell office:value-type="float" office:value="170.236039888411">
                <text:p>170.236039888411</text:p>
              </table:table-cell>
              <table:table-cell office:value-type="float" office:value="0.0400000044441551">
                <text:p>0.040000004444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500000003441">
                <text:p>137.500000003441</text:p>
              </table:table-cell>
              <table:table-cell office:value-type="float" office:value="170.226127638442">
                <text:p>170.226127638442</text:p>
              </table:table-cell>
              <table:table-cell office:value-type="float" office:value="0.0400000044455219">
                <text:p>0.040000004445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600000003444">
                <text:p>137.600000003444</text:p>
              </table:table-cell>
              <table:table-cell office:value-type="float" office:value="170.216220938499">
                <text:p>170.216220938499</text:p>
              </table:table-cell>
              <table:table-cell office:value-type="float" office:value="0.040000004446887">
                <text:p>0.040000004446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700000003448">
                <text:p>137.700000003448</text:p>
              </table:table-cell>
              <table:table-cell office:value-type="float" office:value="170.206319788853">
                <text:p>170.206319788853</text:p>
              </table:table-cell>
              <table:table-cell office:value-type="float" office:value="0.0400000044482504">
                <text:p>0.040000004448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800000003451">
                <text:p>137.800000003451</text:p>
              </table:table-cell>
              <table:table-cell office:value-type="float" office:value="170.196424189759">
                <text:p>170.196424189759</text:p>
              </table:table-cell>
              <table:table-cell office:value-type="float" office:value="0.0400000044496122">
                <text:p>0.040000004449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.900000003454">
                <text:p>137.900000003454</text:p>
              </table:table-cell>
              <table:table-cell office:value-type="float" office:value="170.186534141457">
                <text:p>170.186534141457</text:p>
              </table:table-cell>
              <table:table-cell office:value-type="float" office:value="0.0400000044509723">
                <text:p>0.0400000044509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000000003458">
                <text:p>138.000000003458</text:p>
              </table:table-cell>
              <table:table-cell office:value-type="float" office:value="170.17664964417">
                <text:p>170.17664964417</text:p>
              </table:table-cell>
              <table:table-cell office:value-type="float" office:value="0.0400000044523307">
                <text:p>0.040000004452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100000003461">
                <text:p>138.100000003461</text:p>
              </table:table-cell>
              <table:table-cell office:value-type="float" office:value="170.166770698106">
                <text:p>170.166770698106</text:p>
              </table:table-cell>
              <table:table-cell office:value-type="float" office:value="0.0400000044536873">
                <text:p>0.040000004453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200000003464">
                <text:p>138.200000003464</text:p>
              </table:table-cell>
              <table:table-cell office:value-type="float" office:value="170.156897303453">
                <text:p>170.156897303453</text:p>
              </table:table-cell>
              <table:table-cell office:value-type="float" office:value="0.0400000044550424">
                <text:p>0.0400000044550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300000003468">
                <text:p>138.300000003468</text:p>
              </table:table-cell>
              <table:table-cell office:value-type="float" office:value="170.147029460388">
                <text:p>170.147029460388</text:p>
              </table:table-cell>
              <table:table-cell office:value-type="float" office:value="0.0400000044563958">
                <text:p>0.0400000044563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400000003471">
                <text:p>138.400000003471</text:p>
              </table:table-cell>
              <table:table-cell office:value-type="float" office:value="170.137167169069">
                <text:p>170.137167169069</text:p>
              </table:table-cell>
              <table:table-cell office:value-type="float" office:value="0.0400000044577475">
                <text:p>0.0400000044577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500000003474">
                <text:p>138.500000003474</text:p>
              </table:table-cell>
              <table:table-cell office:value-type="float" office:value="170.127310429638">
                <text:p>170.127310429638</text:p>
              </table:table-cell>
              <table:table-cell office:value-type="float" office:value="0.0400000044590976">
                <text:p>0.040000004459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600000003478">
                <text:p>138.600000003478</text:p>
              </table:table-cell>
              <table:table-cell office:value-type="float" office:value="170.117459242222">
                <text:p>170.117459242222</text:p>
              </table:table-cell>
              <table:table-cell office:value-type="float" office:value="0.040000004460446">
                <text:p>0.04000000446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700000003481">
                <text:p>138.700000003481</text:p>
              </table:table-cell>
              <table:table-cell office:value-type="float" office:value="170.107613606932">
                <text:p>170.107613606932</text:p>
              </table:table-cell>
              <table:table-cell office:value-type="float" office:value="0.0400000044617927">
                <text:p>0.040000004461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800000003484">
                <text:p>138.800000003484</text:p>
              </table:table-cell>
              <table:table-cell office:value-type="float" office:value="170.097773523864">
                <text:p>170.097773523864</text:p>
              </table:table-cell>
              <table:table-cell office:value-type="float" office:value="0.0400000044631378">
                <text:p>0.040000004463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.900000003487">
                <text:p>138.900000003487</text:p>
              </table:table-cell>
              <table:table-cell office:value-type="float" office:value="170.087938993095">
                <text:p>170.087938993095</text:p>
              </table:table-cell>
              <table:table-cell office:value-type="float" office:value="0.0400000044644812">
                <text:p>0.040000004464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000000003491">
                <text:p>139.000000003491</text:p>
              </table:table-cell>
              <table:table-cell office:value-type="float" office:value="170.078110014689">
                <text:p>170.078110014689</text:p>
              </table:table-cell>
              <table:table-cell office:value-type="float" office:value="0.040000004465823">
                <text:p>0.0400000044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100000003494">
                <text:p>139.100000003494</text:p>
              </table:table-cell>
              <table:table-cell office:value-type="float" office:value="170.068286588696">
                <text:p>170.068286588696</text:p>
              </table:table-cell>
              <table:table-cell office:value-type="float" office:value="0.0400000044671631">
                <text:p>0.040000004467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200000003497">
                <text:p>139.200000003497</text:p>
              </table:table-cell>
              <table:table-cell office:value-type="float" office:value="170.058468715145">
                <text:p>170.058468715145</text:p>
              </table:table-cell>
              <table:table-cell office:value-type="float" office:value="0.0400000044685015">
                <text:p>0.040000004468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300000003501">
                <text:p>139.300000003501</text:p>
              </table:table-cell>
              <table:table-cell office:value-type="float" office:value="170.048656394056">
                <text:p>170.048656394056</text:p>
              </table:table-cell>
              <table:table-cell office:value-type="float" office:value="0.0400000044698383">
                <text:p>0.040000004469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400000003504">
                <text:p>139.400000003504</text:p>
              </table:table-cell>
              <table:table-cell office:value-type="float" office:value="170.038849625429">
                <text:p>170.038849625429</text:p>
              </table:table-cell>
              <table:table-cell office:value-type="float" office:value="0.0400000044711734">
                <text:p>0.040000004471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500000003507">
                <text:p>139.500000003507</text:p>
              </table:table-cell>
              <table:table-cell office:value-type="float" office:value="170.02904840925">
                <text:p>170.02904840925</text:p>
              </table:table-cell>
              <table:table-cell office:value-type="float" office:value="0.0400000044725069">
                <text:p>0.040000004472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600000003511">
                <text:p>139.600000003511</text:p>
              </table:table-cell>
              <table:table-cell office:value-type="float" office:value="170.01925274549">
                <text:p>170.01925274549</text:p>
              </table:table-cell>
              <table:table-cell office:value-type="float" office:value="0.0400000044738388">
                <text:p>0.0400000044738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700000003514">
                <text:p>139.700000003514</text:p>
              </table:table-cell>
              <table:table-cell office:value-type="float" office:value="170.009462634105">
                <text:p>170.009462634105</text:p>
              </table:table-cell>
              <table:table-cell office:value-type="float" office:value="0.040000004475169">
                <text:p>0.040000004475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800000003517">
                <text:p>139.800000003517</text:p>
              </table:table-cell>
              <table:table-cell office:value-type="float" office:value="169.999678075033">
                <text:p>169.999678075033</text:p>
              </table:table-cell>
              <table:table-cell office:value-type="float" office:value="0.0400000044764976">
                <text:p>0.040000004476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.900000003521">
                <text:p>139.900000003521</text:p>
              </table:table-cell>
              <table:table-cell office:value-type="float" office:value="169.989899068202">
                <text:p>169.989899068202</text:p>
              </table:table-cell>
              <table:table-cell office:value-type="float" office:value="0.0400000044778245">
                <text:p>0.0400000044778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000000003524">
                <text:p>140.000000003524</text:p>
              </table:table-cell>
              <table:table-cell office:value-type="float" office:value="169.98012561352">
                <text:p>169.98012561352</text:p>
              </table:table-cell>
              <table:table-cell office:value-type="float" office:value="0.0400000044791498">
                <text:p>0.040000004479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100000003527">
                <text:p>140.100000003527</text:p>
              </table:table-cell>
              <table:table-cell office:value-type="float" office:value="169.970357710883">
                <text:p>169.970357710883</text:p>
              </table:table-cell>
              <table:table-cell office:value-type="float" office:value="0.0400000044804735">
                <text:p>0.0400000044804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200000003531">
                <text:p>140.200000003531</text:p>
              </table:table-cell>
              <table:table-cell office:value-type="float" office:value="169.960595360171">
                <text:p>169.960595360171</text:p>
              </table:table-cell>
              <table:table-cell office:value-type="float" office:value="0.0400000044817956">
                <text:p>0.0400000044817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300000003534">
                <text:p>140.300000003534</text:p>
              </table:table-cell>
              <table:table-cell office:value-type="float" office:value="169.950838561249">
                <text:p>169.950838561249</text:p>
              </table:table-cell>
              <table:table-cell office:value-type="float" office:value="0.040000004483116">
                <text:p>0.04000000448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400000003537">
                <text:p>140.400000003537</text:p>
              </table:table-cell>
              <table:table-cell office:value-type="float" office:value="169.941087313966">
                <text:p>169.941087313966</text:p>
              </table:table-cell>
              <table:table-cell office:value-type="float" office:value="0.0400000044844349">
                <text:p>0.0400000044844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500000003541">
                <text:p>140.500000003541</text:p>
              </table:table-cell>
              <table:table-cell office:value-type="float" office:value="169.931341618159">
                <text:p>169.931341618159</text:p>
              </table:table-cell>
              <table:table-cell office:value-type="float" office:value="0.040000004485752">
                <text:p>0.04000000448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600000003544">
                <text:p>140.600000003544</text:p>
              </table:table-cell>
              <table:table-cell office:value-type="float" office:value="169.921601473649">
                <text:p>169.921601473649</text:p>
              </table:table-cell>
              <table:table-cell office:value-type="float" office:value="0.0400000044870676">
                <text:p>0.040000004487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700000003547">
                <text:p>140.700000003547</text:p>
              </table:table-cell>
              <table:table-cell office:value-type="float" office:value="169.911866880241">
                <text:p>169.911866880241</text:p>
              </table:table-cell>
              <table:table-cell office:value-type="float" office:value="0.0400000044883815">
                <text:p>0.0400000044883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800000003551">
                <text:p>140.800000003551</text:p>
              </table:table-cell>
              <table:table-cell office:value-type="float" office:value="169.902137837727">
                <text:p>169.902137837727</text:p>
              </table:table-cell>
              <table:table-cell office:value-type="float" office:value="0.0400000044896938">
                <text:p>0.040000004489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.900000003554">
                <text:p>140.900000003554</text:p>
              </table:table-cell>
              <table:table-cell office:value-type="float" office:value="169.892414345884">
                <text:p>169.892414345884</text:p>
              </table:table-cell>
              <table:table-cell office:value-type="float" office:value="0.0400000044910046">
                <text:p>0.040000004491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000000003557">
                <text:p>141.000000003557</text:p>
              </table:table-cell>
              <table:table-cell office:value-type="float" office:value="169.882696404473">
                <text:p>169.882696404473</text:p>
              </table:table-cell>
              <table:table-cell office:value-type="float" office:value="0.0400000044923137">
                <text:p>0.040000004492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100000003561">
                <text:p>141.100000003561</text:p>
              </table:table-cell>
              <table:table-cell office:value-type="float" office:value="169.872984013245">
                <text:p>169.872984013245</text:p>
              </table:table-cell>
              <table:table-cell office:value-type="float" office:value="0.0400000044936211">
                <text:p>0.040000004493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200000003564">
                <text:p>141.200000003564</text:p>
              </table:table-cell>
              <table:table-cell office:value-type="float" office:value="169.86327717193">
                <text:p>169.86327717193</text:p>
              </table:table-cell>
              <table:table-cell office:value-type="float" office:value="0.0400000044949269">
                <text:p>0.040000004494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300000003567">
                <text:p>141.300000003567</text:p>
              </table:table-cell>
              <table:table-cell office:value-type="float" office:value="169.853575880249">
                <text:p>169.853575880249</text:p>
              </table:table-cell>
              <table:table-cell office:value-type="float" office:value="0.0400000044962311">
                <text:p>0.0400000044962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40000000357">
                <text:p>141.40000000357</text:p>
              </table:table-cell>
              <table:table-cell office:value-type="float" office:value="169.843880137907">
                <text:p>169.843880137907</text:p>
              </table:table-cell>
              <table:table-cell office:value-type="float" office:value="0.0400000044975338">
                <text:p>0.040000004497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500000003574">
                <text:p>141.500000003574</text:p>
              </table:table-cell>
              <table:table-cell office:value-type="float" office:value="169.834189944594">
                <text:p>169.834189944594</text:p>
              </table:table-cell>
              <table:table-cell office:value-type="float" office:value="0.0400000044988349">
                <text:p>0.0400000044988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600000003577">
                <text:p>141.600000003577</text:p>
              </table:table-cell>
              <table:table-cell office:value-type="float" office:value="169.824505299988">
                <text:p>169.824505299988</text:p>
              </table:table-cell>
              <table:table-cell office:value-type="float" office:value="0.0400000045001344">
                <text:p>0.040000004500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70000000358">
                <text:p>141.70000000358</text:p>
              </table:table-cell>
              <table:table-cell office:value-type="float" office:value="169.81482620375">
                <text:p>169.81482620375</text:p>
              </table:table-cell>
              <table:table-cell office:value-type="float" office:value="0.0400000045014323">
                <text:p>0.0400000045014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800000003584">
                <text:p>141.800000003584</text:p>
              </table:table-cell>
              <table:table-cell office:value-type="float" office:value="169.80515265553">
                <text:p>169.80515265553</text:p>
              </table:table-cell>
              <table:table-cell office:value-type="float" office:value="0.0400000045027286">
                <text:p>0.0400000045027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.900000003587">
                <text:p>141.900000003587</text:p>
              </table:table-cell>
              <table:table-cell office:value-type="float" office:value="169.795484654961">
                <text:p>169.795484654961</text:p>
              </table:table-cell>
              <table:table-cell office:value-type="float" office:value="0.0400000045040233">
                <text:p>0.040000004504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00000000359">
                <text:p>142.00000000359</text:p>
              </table:table-cell>
              <table:table-cell office:value-type="float" office:value="169.785822201664">
                <text:p>169.785822201664</text:p>
              </table:table-cell>
              <table:table-cell office:value-type="float" office:value="0.0400000045053164">
                <text:p>0.0400000045053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100000003594">
                <text:p>142.100000003594</text:p>
              </table:table-cell>
              <table:table-cell office:value-type="float" office:value="169.776165295245">
                <text:p>169.776165295245</text:p>
              </table:table-cell>
              <table:table-cell office:value-type="float" office:value="0.0400000045066079">
                <text:p>0.040000004506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200000003597">
                <text:p>142.200000003597</text:p>
              </table:table-cell>
              <table:table-cell office:value-type="float" office:value="169.766513935298">
                <text:p>169.766513935298</text:p>
              </table:table-cell>
              <table:table-cell office:value-type="float" office:value="0.0400000045078979">
                <text:p>0.040000004507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3000000036">
                <text:p>142.3000000036</text:p>
              </table:table-cell>
              <table:table-cell office:value-type="float" office:value="169.756868121402">
                <text:p>169.756868121402</text:p>
              </table:table-cell>
              <table:table-cell office:value-type="float" office:value="0.0400000045091863">
                <text:p>0.040000004509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400000003604">
                <text:p>142.400000003604</text:p>
              </table:table-cell>
              <table:table-cell office:value-type="float" office:value="169.747227853121">
                <text:p>169.747227853121</text:p>
              </table:table-cell>
              <table:table-cell office:value-type="float" office:value="0.040000004510473">
                <text:p>0.04000000451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500000003607">
                <text:p>142.500000003607</text:p>
              </table:table-cell>
              <table:table-cell office:value-type="float" office:value="169.737593130007">
                <text:p>169.737593130007</text:p>
              </table:table-cell>
              <table:table-cell office:value-type="float" office:value="0.0400000045117583">
                <text:p>0.0400000045117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60000000361">
                <text:p>142.60000000361</text:p>
              </table:table-cell>
              <table:table-cell office:value-type="float" office:value="169.727963951599">
                <text:p>169.727963951599</text:p>
              </table:table-cell>
              <table:table-cell office:value-type="float" office:value="0.0400000045130419">
                <text:p>0.0400000045130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700000003614">
                <text:p>142.700000003614</text:p>
              </table:table-cell>
              <table:table-cell office:value-type="float" office:value="169.718340317421">
                <text:p>169.718340317421</text:p>
              </table:table-cell>
              <table:table-cell office:value-type="float" office:value="0.040000004514324">
                <text:p>0.04000000451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800000003617">
                <text:p>142.800000003617</text:p>
              </table:table-cell>
              <table:table-cell office:value-type="float" office:value="169.708722226984">
                <text:p>169.708722226984</text:p>
              </table:table-cell>
              <table:table-cell office:value-type="float" office:value="0.0400000045156045">
                <text:p>0.0400000045156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.90000000362">
                <text:p>142.90000000362</text:p>
              </table:table-cell>
              <table:table-cell office:value-type="float" office:value="169.699109679786">
                <text:p>169.699109679786</text:p>
              </table:table-cell>
              <table:table-cell office:value-type="float" office:value="0.0400000045168834">
                <text:p>0.040000004516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000000003624">
                <text:p>143.000000003624</text:p>
              </table:table-cell>
              <table:table-cell office:value-type="float" office:value="169.689502675309">
                <text:p>169.689502675309</text:p>
              </table:table-cell>
              <table:table-cell office:value-type="float" office:value="0.0400000045181607">
                <text:p>0.040000004518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100000003627">
                <text:p>143.100000003627</text:p>
              </table:table-cell>
              <table:table-cell office:value-type="float" office:value="169.679901213027">
                <text:p>169.679901213027</text:p>
              </table:table-cell>
              <table:table-cell office:value-type="float" office:value="0.0400000045194366">
                <text:p>0.0400000045194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20000000363">
                <text:p>143.20000000363</text:p>
              </table:table-cell>
              <table:table-cell office:value-type="float" office:value="169.670305292396">
                <text:p>169.670305292396</text:p>
              </table:table-cell>
              <table:table-cell office:value-type="float" office:value="0.0400000045207108">
                <text:p>0.040000004520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300000003634">
                <text:p>143.300000003634</text:p>
              </table:table-cell>
              <table:table-cell office:value-type="float" office:value="169.660714912861">
                <text:p>169.660714912861</text:p>
              </table:table-cell>
              <table:table-cell office:value-type="float" office:value="0.0400000045219835">
                <text:p>0.0400000045219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400000003637">
                <text:p>143.400000003637</text:p>
              </table:table-cell>
              <table:table-cell office:value-type="float" office:value="169.651130073853">
                <text:p>169.651130073853</text:p>
              </table:table-cell>
              <table:table-cell office:value-type="float" office:value="0.0400000045232547">
                <text:p>0.040000004523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50000000364">
                <text:p>143.50000000364</text:p>
              </table:table-cell>
              <table:table-cell office:value-type="float" office:value="169.64155077479">
                <text:p>169.64155077479</text:p>
              </table:table-cell>
              <table:table-cell office:value-type="float" office:value="0.0400000045245243">
                <text:p>0.040000004524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600000003643">
                <text:p>143.600000003643</text:p>
              </table:table-cell>
              <table:table-cell office:value-type="float" office:value="169.631977015076">
                <text:p>169.631977015076</text:p>
              </table:table-cell>
              <table:table-cell office:value-type="float" office:value="0.0400000045257923">
                <text:p>0.0400000045257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700000003647">
                <text:p>143.700000003647</text:p>
              </table:table-cell>
              <table:table-cell office:value-type="float" office:value="169.622408794105">
                <text:p>169.622408794105</text:p>
              </table:table-cell>
              <table:table-cell office:value-type="float" office:value="0.0400000045270588">
                <text:p>0.040000004527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80000000365">
                <text:p>143.80000000365</text:p>
              </table:table-cell>
              <table:table-cell office:value-type="float" office:value="169.612846111254">
                <text:p>169.612846111254</text:p>
              </table:table-cell>
              <table:table-cell office:value-type="float" office:value="0.0400000045283237">
                <text:p>0.040000004528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.900000003653">
                <text:p>143.900000003653</text:p>
              </table:table-cell>
              <table:table-cell office:value-type="float" office:value="169.603288965891">
                <text:p>169.603288965891</text:p>
              </table:table-cell>
              <table:table-cell office:value-type="float" office:value="0.0400000045295871">
                <text:p>0.040000004529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000000003657">
                <text:p>144.000000003657</text:p>
              </table:table-cell>
              <table:table-cell office:value-type="float" office:value="169.593737357368">
                <text:p>169.593737357368</text:p>
              </table:table-cell>
              <table:table-cell office:value-type="float" office:value="0.040000004530849">
                <text:p>0.04000000453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10000000366">
                <text:p>144.10000000366</text:p>
              </table:table-cell>
              <table:table-cell office:value-type="float" office:value="169.584191285026">
                <text:p>169.584191285026</text:p>
              </table:table-cell>
              <table:table-cell office:value-type="float" office:value="0.0400000045321092">
                <text:p>0.040000004532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200000003663">
                <text:p>144.200000003663</text:p>
              </table:table-cell>
              <table:table-cell office:value-type="float" office:value="169.574650748193">
                <text:p>169.574650748193</text:p>
              </table:table-cell>
              <table:table-cell office:value-type="float" office:value="0.040000004533368">
                <text:p>0.04000000453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300000003667">
                <text:p>144.300000003667</text:p>
              </table:table-cell>
              <table:table-cell office:value-type="float" office:value="169.565115746184">
                <text:p>169.565115746184</text:p>
              </table:table-cell>
              <table:table-cell office:value-type="float" office:value="0.0400000045346252">
                <text:p>0.040000004534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40000000367">
                <text:p>144.40000000367</text:p>
              </table:table-cell>
              <table:table-cell office:value-type="float" office:value="169.555586278301">
                <text:p>169.555586278301</text:p>
              </table:table-cell>
              <table:table-cell office:value-type="float" office:value="0.0400000045358809">
                <text:p>0.040000004535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500000003673">
                <text:p>144.500000003673</text:p>
              </table:table-cell>
              <table:table-cell office:value-type="float" office:value="169.546062343834">
                <text:p>169.546062343834</text:p>
              </table:table-cell>
              <table:table-cell office:value-type="float" office:value="0.040000004537135">
                <text:p>0.040000004537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600000003677">
                <text:p>144.600000003677</text:p>
              </table:table-cell>
              <table:table-cell office:value-type="float" office:value="169.53654394206">
                <text:p>169.53654394206</text:p>
              </table:table-cell>
              <table:table-cell office:value-type="float" office:value="0.0400000045383876">
                <text:p>0.0400000045383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70000000368">
                <text:p>144.70000000368</text:p>
              </table:table-cell>
              <table:table-cell office:value-type="float" office:value="169.527031072245">
                <text:p>169.527031072245</text:p>
              </table:table-cell>
              <table:table-cell office:value-type="float" office:value="0.0400000045396387">
                <text:p>0.0400000045396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800000003683">
                <text:p>144.800000003683</text:p>
              </table:table-cell>
              <table:table-cell office:value-type="float" office:value="169.51752373364">
                <text:p>169.51752373364</text:p>
              </table:table-cell>
              <table:table-cell office:value-type="float" office:value="0.0400000045408881">
                <text:p>0.0400000045408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.900000003687">
                <text:p>144.900000003687</text:p>
              </table:table-cell>
              <table:table-cell office:value-type="float" office:value="169.508021925486">
                <text:p>169.508021925486</text:p>
              </table:table-cell>
              <table:table-cell office:value-type="float" office:value="0.0400000045421361">
                <text:p>0.040000004542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00000000369">
                <text:p>145.00000000369</text:p>
              </table:table-cell>
              <table:table-cell office:value-type="float" office:value="169.49852564701">
                <text:p>169.49852564701</text:p>
              </table:table-cell>
              <table:table-cell office:value-type="float" office:value="0.0400000045433826">
                <text:p>0.0400000045433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100000003693">
                <text:p>145.100000003693</text:p>
              </table:table-cell>
              <table:table-cell office:value-type="float" office:value="169.489034897429">
                <text:p>169.489034897429</text:p>
              </table:table-cell>
              <table:table-cell office:value-type="float" office:value="0.0400000045446277">
                <text:p>0.040000004544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200000003697">
                <text:p>145.200000003697</text:p>
              </table:table-cell>
              <table:table-cell office:value-type="float" office:value="169.479549675945">
                <text:p>169.479549675945</text:p>
              </table:table-cell>
              <table:table-cell office:value-type="float" office:value="0.0400000045458711">
                <text:p>0.0400000045458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3000000037">
                <text:p>145.3000000037</text:p>
              </table:table-cell>
              <table:table-cell office:value-type="float" office:value="169.470069981748">
                <text:p>169.470069981748</text:p>
              </table:table-cell>
              <table:table-cell office:value-type="float" office:value="0.040000004547113">
                <text:p>0.04000000454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400000003703">
                <text:p>145.400000003703</text:p>
              </table:table-cell>
              <table:table-cell office:value-type="float" office:value="169.460595814019">
                <text:p>169.460595814019</text:p>
              </table:table-cell>
              <table:table-cell office:value-type="float" office:value="0.0400000045483535">
                <text:p>0.0400000045483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500000003707">
                <text:p>145.500000003707</text:p>
              </table:table-cell>
              <table:table-cell office:value-type="float" office:value="169.451127171923">
                <text:p>169.451127171923</text:p>
              </table:table-cell>
              <table:table-cell office:value-type="float" office:value="0.0400000045495924">
                <text:p>0.040000004549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60000000371">
                <text:p>145.60000000371</text:p>
              </table:table-cell>
              <table:table-cell office:value-type="float" office:value="169.441664054616">
                <text:p>169.441664054616</text:p>
              </table:table-cell>
              <table:table-cell office:value-type="float" office:value="0.0400000045508299">
                <text:p>0.0400000045508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700000003713">
                <text:p>145.700000003713</text:p>
              </table:table-cell>
              <table:table-cell office:value-type="float" office:value="169.432206461241">
                <text:p>169.432206461241</text:p>
              </table:table-cell>
              <table:table-cell office:value-type="float" office:value="0.0400000045520657">
                <text:p>0.040000004552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800000003717">
                <text:p>145.800000003717</text:p>
              </table:table-cell>
              <table:table-cell office:value-type="float" office:value="169.422754390928">
                <text:p>169.422754390928</text:p>
              </table:table-cell>
              <table:table-cell office:value-type="float" office:value="0.0400000045533002">
                <text:p>0.0400000045533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.90000000372">
                <text:p>145.90000000372</text:p>
              </table:table-cell>
              <table:table-cell office:value-type="float" office:value="169.413307842796">
                <text:p>169.413307842796</text:p>
              </table:table-cell>
              <table:table-cell office:value-type="float" office:value="0.0400000045545331">
                <text:p>0.040000004554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000000003723">
                <text:p>146.000000003723</text:p>
              </table:table-cell>
              <table:table-cell office:value-type="float" office:value="169.403866815954">
                <text:p>169.403866815954</text:p>
              </table:table-cell>
              <table:table-cell office:value-type="float" office:value="0.0400000045557646">
                <text:p>0.0400000045557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100000003726">
                <text:p>146.100000003726</text:p>
              </table:table-cell>
              <table:table-cell office:value-type="float" office:value="169.394431309494">
                <text:p>169.394431309494</text:p>
              </table:table-cell>
              <table:table-cell office:value-type="float" office:value="0.0400000045569944">
                <text:p>0.040000004556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20000000373">
                <text:p>146.20000000373</text:p>
              </table:table-cell>
              <table:table-cell office:value-type="float" office:value="169.385001322502">
                <text:p>169.385001322502</text:p>
              </table:table-cell>
              <table:table-cell office:value-type="float" office:value="0.0400000045582229">
                <text:p>0.040000004558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300000003733">
                <text:p>146.300000003733</text:p>
              </table:table-cell>
              <table:table-cell office:value-type="float" office:value="169.375576854049">
                <text:p>169.375576854049</text:p>
              </table:table-cell>
              <table:table-cell office:value-type="float" office:value="0.0400000045594497">
                <text:p>0.0400000045594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400000003736">
                <text:p>146.400000003736</text:p>
              </table:table-cell>
              <table:table-cell office:value-type="float" office:value="169.366157903197">
                <text:p>169.366157903197</text:p>
              </table:table-cell>
              <table:table-cell office:value-type="float" office:value="0.0400000045606751">
                <text:p>0.040000004560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50000000374">
                <text:p>146.50000000374</text:p>
              </table:table-cell>
              <table:table-cell office:value-type="float" office:value="169.356744468993">
                <text:p>169.356744468993</text:p>
              </table:table-cell>
              <table:table-cell office:value-type="float" office:value="0.040000004561899">
                <text:p>0.04000000456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600000003743">
                <text:p>146.600000003743</text:p>
              </table:table-cell>
              <table:table-cell office:value-type="float" office:value="169.347336550475">
                <text:p>169.347336550475</text:p>
              </table:table-cell>
              <table:table-cell office:value-type="float" office:value="0.0400000045631214">
                <text:p>0.040000004563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700000003746">
                <text:p>146.700000003746</text:p>
              </table:table-cell>
              <table:table-cell office:value-type="float" office:value="169.33793414667">
                <text:p>169.33793414667</text:p>
              </table:table-cell>
              <table:table-cell office:value-type="float" office:value="0.0400000045643423">
                <text:p>0.0400000045643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80000000375">
                <text:p>146.80000000375</text:p>
              </table:table-cell>
              <table:table-cell office:value-type="float" office:value="169.328537256591">
                <text:p>169.328537256591</text:p>
              </table:table-cell>
              <table:table-cell office:value-type="float" office:value="0.0400000045655618">
                <text:p>0.040000004565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.900000003753">
                <text:p>146.900000003753</text:p>
              </table:table-cell>
              <table:table-cell office:value-type="float" office:value="169.319145879241">
                <text:p>169.319145879241</text:p>
              </table:table-cell>
              <table:table-cell office:value-type="float" office:value="0.0400000045667797">
                <text:p>0.0400000045667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000000003756">
                <text:p>147.000000003756</text:p>
              </table:table-cell>
              <table:table-cell office:value-type="float" office:value="169.309760013613">
                <text:p>169.309760013613</text:p>
              </table:table-cell>
              <table:table-cell office:value-type="float" office:value="0.0400000045679962">
                <text:p>0.040000004567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10000000376">
                <text:p>147.10000000376</text:p>
              </table:table-cell>
              <table:table-cell office:value-type="float" office:value="169.300379658685">
                <text:p>169.300379658685</text:p>
              </table:table-cell>
              <table:table-cell office:value-type="float" office:value="0.0400000045692112">
                <text:p>0.040000004569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200000003763">
                <text:p>147.200000003763</text:p>
              </table:table-cell>
              <table:table-cell office:value-type="float" office:value="169.291004813428">
                <text:p>169.291004813428</text:p>
              </table:table-cell>
              <table:table-cell office:value-type="float" office:value="0.0400000045704248">
                <text:p>0.0400000045704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300000003766">
                <text:p>147.300000003766</text:p>
              </table:table-cell>
              <table:table-cell office:value-type="float" office:value="169.281635476799">
                <text:p>169.281635476799</text:p>
              </table:table-cell>
              <table:table-cell office:value-type="float" office:value="0.0400000045716368">
                <text:p>0.040000004571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40000000377">
                <text:p>147.40000000377</text:p>
              </table:table-cell>
              <table:table-cell office:value-type="float" office:value="169.272271647746">
                <text:p>169.272271647746</text:p>
              </table:table-cell>
              <table:table-cell office:value-type="float" office:value="0.0400000045728474">
                <text:p>0.0400000045728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500000003773">
                <text:p>147.500000003773</text:p>
              </table:table-cell>
              <table:table-cell office:value-type="float" office:value="169.262913325204">
                <text:p>169.262913325204</text:p>
              </table:table-cell>
              <table:table-cell office:value-type="float" office:value="0.0400000045740564">
                <text:p>0.0400000045740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600000003776">
                <text:p>147.600000003776</text:p>
              </table:table-cell>
              <table:table-cell office:value-type="float" office:value="169.253560508097">
                <text:p>169.253560508097</text:p>
              </table:table-cell>
              <table:table-cell office:value-type="float" office:value="0.040000004575264">
                <text:p>0.04000000457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70000000378">
                <text:p>147.70000000378</text:p>
              </table:table-cell>
              <table:table-cell office:value-type="float" office:value="169.244213195339">
                <text:p>169.244213195339</text:p>
              </table:table-cell>
              <table:table-cell office:value-type="float" office:value="0.0400000045764702">
                <text:p>0.0400000045764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800000003783">
                <text:p>147.800000003783</text:p>
              </table:table-cell>
              <table:table-cell office:value-type="float" office:value="169.234871385834">
                <text:p>169.234871385834</text:p>
              </table:table-cell>
              <table:table-cell office:value-type="float" office:value="0.0400000045776748">
                <text:p>0.040000004577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.900000003786">
                <text:p>147.900000003786</text:p>
              </table:table-cell>
              <table:table-cell office:value-type="float" office:value="169.225535078471">
                <text:p>169.225535078471</text:p>
              </table:table-cell>
              <table:table-cell office:value-type="float" office:value="0.0400000045788781">
                <text:p>0.040000004578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00000000379">
                <text:p>148.00000000379</text:p>
              </table:table-cell>
              <table:table-cell office:value-type="float" office:value="169.216204272134">
                <text:p>169.216204272134</text:p>
              </table:table-cell>
              <table:table-cell office:value-type="float" office:value="0.0400000045800798">
                <text:p>0.0400000045800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100000003793">
                <text:p>148.100000003793</text:p>
              </table:table-cell>
              <table:table-cell office:value-type="float" office:value="169.206878965692">
                <text:p>169.206878965692</text:p>
              </table:table-cell>
              <table:table-cell office:value-type="float" office:value="0.0400000045812801">
                <text:p>0.040000004581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200000003796">
                <text:p>148.200000003796</text:p>
              </table:table-cell>
              <table:table-cell office:value-type="float" office:value="169.197559158005">
                <text:p>169.197559158005</text:p>
              </table:table-cell>
              <table:table-cell office:value-type="float" office:value="0.040000004582479">
                <text:p>0.040000004582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3000000038">
                <text:p>148.3000000038</text:p>
              </table:table-cell>
              <table:table-cell office:value-type="float" office:value="169.18824484792">
                <text:p>169.18824484792</text:p>
              </table:table-cell>
              <table:table-cell office:value-type="float" office:value="0.0400000045836764">
                <text:p>0.040000004583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400000003803">
                <text:p>148.400000003803</text:p>
              </table:table-cell>
              <table:table-cell office:value-type="float" office:value="169.178936034275">
                <text:p>169.178936034275</text:p>
              </table:table-cell>
              <table:table-cell office:value-type="float" office:value="0.0400000045848724">
                <text:p>0.0400000045848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500000003806">
                <text:p>148.500000003806</text:p>
              </table:table-cell>
              <table:table-cell office:value-type="float" office:value="169.169632715899">
                <text:p>169.169632715899</text:p>
              </table:table-cell>
              <table:table-cell office:value-type="float" office:value="0.0400000045860669">
                <text:p>0.040000004586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600000003809">
                <text:p>148.600000003809</text:p>
              </table:table-cell>
              <table:table-cell office:value-type="float" office:value="169.160334891609">
                <text:p>169.160334891609</text:p>
              </table:table-cell>
              <table:table-cell office:value-type="float" office:value="0.0400000045872599">
                <text:p>0.040000004587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700000003813">
                <text:p>148.700000003813</text:p>
              </table:table-cell>
              <table:table-cell office:value-type="float" office:value="169.151042560212">
                <text:p>169.151042560212</text:p>
              </table:table-cell>
              <table:table-cell office:value-type="float" office:value="0.0400000045884516">
                <text:p>0.040000004588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800000003816">
                <text:p>148.800000003816</text:p>
              </table:table-cell>
              <table:table-cell office:value-type="float" office:value="169.141755720499">
                <text:p>169.141755720499</text:p>
              </table:table-cell>
              <table:table-cell office:value-type="float" office:value="0.0400000045896419">
                <text:p>0.0400000045896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.900000003819">
                <text:p>148.900000003819</text:p>
              </table:table-cell>
              <table:table-cell office:value-type="float" office:value="169.132474371259">
                <text:p>169.132474371259</text:p>
              </table:table-cell>
              <table:table-cell office:value-type="float" office:value="0.0400000045908307">
                <text:p>0.0400000045908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000000003823">
                <text:p>149.000000003823</text:p>
              </table:table-cell>
              <table:table-cell office:value-type="float" office:value="169.123198511266">
                <text:p>169.123198511266</text:p>
              </table:table-cell>
              <table:table-cell office:value-type="float" office:value="0.0400000045920179">
                <text:p>0.0400000045920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100000003826">
                <text:p>149.100000003826</text:p>
              </table:table-cell>
              <table:table-cell office:value-type="float" office:value="169.113928139284">
                <text:p>169.113928139284</text:p>
              </table:table-cell>
              <table:table-cell office:value-type="float" office:value="0.0400000045932038">
                <text:p>0.040000004593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200000003829">
                <text:p>149.200000003829</text:p>
              </table:table-cell>
              <table:table-cell office:value-type="float" office:value="169.104663254068">
                <text:p>169.104663254068</text:p>
              </table:table-cell>
              <table:table-cell office:value-type="float" office:value="0.0400000045943882">
                <text:p>0.040000004594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300000003833">
                <text:p>149.300000003833</text:p>
              </table:table-cell>
              <table:table-cell office:value-type="float" office:value="169.095403854363">
                <text:p>169.095403854363</text:p>
              </table:table-cell>
              <table:table-cell office:value-type="float" office:value="0.0400000045955712">
                <text:p>0.040000004595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400000003836">
                <text:p>149.400000003836</text:p>
              </table:table-cell>
              <table:table-cell office:value-type="float" office:value="169.086149938902">
                <text:p>169.086149938902</text:p>
              </table:table-cell>
              <table:table-cell office:value-type="float" office:value="0.0400000045967528">
                <text:p>0.0400000045967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500000003839">
                <text:p>149.500000003839</text:p>
              </table:table-cell>
              <table:table-cell office:value-type="float" office:value="169.076901506407">
                <text:p>169.076901506407</text:p>
              </table:table-cell>
              <table:table-cell office:value-type="float" office:value="0.0400000045979329">
                <text:p>0.0400000045979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600000003843">
                <text:p>149.600000003843</text:p>
              </table:table-cell>
              <table:table-cell office:value-type="float" office:value="169.067658555593">
                <text:p>169.067658555593</text:p>
              </table:table-cell>
              <table:table-cell office:value-type="float" office:value="0.0400000045991117">
                <text:p>0.040000004599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700000003846">
                <text:p>149.700000003846</text:p>
              </table:table-cell>
              <table:table-cell office:value-type="float" office:value="169.058421085164">
                <text:p>169.058421085164</text:p>
              </table:table-cell>
              <table:table-cell office:value-type="float" office:value="0.0400000046002889">
                <text:p>0.040000004600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800000003849">
                <text:p>149.800000003849</text:p>
              </table:table-cell>
              <table:table-cell office:value-type="float" office:value="169.049189093812">
                <text:p>169.049189093812</text:p>
              </table:table-cell>
              <table:table-cell office:value-type="float" office:value="0.0400000046014648">
                <text:p>0.040000004601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.900000003853">
                <text:p>149.900000003853</text:p>
              </table:table-cell>
              <table:table-cell office:value-type="float" office:value="169.039962580221">
                <text:p>169.039962580221</text:p>
              </table:table-cell>
              <table:table-cell office:value-type="float" office:value="0.0400000046026392">
                <text:p>0.0400000046026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000000003856">
                <text:p>150.000000003856</text:p>
              </table:table-cell>
              <table:table-cell office:value-type="float" office:value="169.030741543064">
                <text:p>169.030741543064</text:p>
              </table:table-cell>
              <table:table-cell office:value-type="float" office:value="0.0400000046038121">
                <text:p>0.0400000046038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100000003859">
                <text:p>150.100000003859</text:p>
              </table:table-cell>
              <table:table-cell office:value-type="float" office:value="169.021525981005">
                <text:p>169.021525981005</text:p>
              </table:table-cell>
              <table:table-cell office:value-type="float" office:value="0.0400000046049837">
                <text:p>0.040000004604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200000003863">
                <text:p>150.200000003863</text:p>
              </table:table-cell>
              <table:table-cell office:value-type="float" office:value="169.012315892698">
                <text:p>169.012315892698</text:p>
              </table:table-cell>
              <table:table-cell office:value-type="float" office:value="0.0400000046061538">
                <text:p>0.040000004606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300000003866">
                <text:p>150.300000003866</text:p>
              </table:table-cell>
              <table:table-cell office:value-type="float" office:value="169.003111276787">
                <text:p>169.003111276787</text:p>
              </table:table-cell>
              <table:table-cell office:value-type="float" office:value="0.0400000046073226">
                <text:p>0.040000004607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400000003869">
                <text:p>150.400000003869</text:p>
              </table:table-cell>
              <table:table-cell office:value-type="float" office:value="168.993912131904">
                <text:p>168.993912131904</text:p>
              </table:table-cell>
              <table:table-cell office:value-type="float" office:value="0.04000000460849">
                <text:p>0.0400000046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500000003873">
                <text:p>150.500000003873</text:p>
              </table:table-cell>
              <table:table-cell office:value-type="float" office:value="168.984718456675">
                <text:p>168.984718456675</text:p>
              </table:table-cell>
              <table:table-cell office:value-type="float" office:value="0.0400000046096559">
                <text:p>0.040000004609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600000003876">
                <text:p>150.600000003876</text:p>
              </table:table-cell>
              <table:table-cell office:value-type="float" office:value="168.975530249715">
                <text:p>168.975530249715</text:p>
              </table:table-cell>
              <table:table-cell office:value-type="float" office:value="0.0400000046108204">
                <text:p>0.040000004610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700000003879">
                <text:p>150.700000003879</text:p>
              </table:table-cell>
              <table:table-cell office:value-type="float" office:value="168.966347509628">
                <text:p>168.966347509628</text:p>
              </table:table-cell>
              <table:table-cell office:value-type="float" office:value="0.0400000046119835">
                <text:p>0.0400000046119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800000003883">
                <text:p>150.800000003883</text:p>
              </table:table-cell>
              <table:table-cell office:value-type="float" office:value="168.957170235009">
                <text:p>168.957170235009</text:p>
              </table:table-cell>
              <table:table-cell office:value-type="float" office:value="0.0400000046131452">
                <text:p>0.040000004613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.900000003886">
                <text:p>150.900000003886</text:p>
              </table:table-cell>
              <table:table-cell office:value-type="float" office:value="168.947998424445">
                <text:p>168.947998424445</text:p>
              </table:table-cell>
              <table:table-cell office:value-type="float" office:value="0.0400000046143055">
                <text:p>0.0400000046143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000000003889">
                <text:p>151.000000003889</text:p>
              </table:table-cell>
              <table:table-cell office:value-type="float" office:value="168.938832076512">
                <text:p>168.938832076512</text:p>
              </table:table-cell>
              <table:table-cell office:value-type="float" office:value="0.0400000046154644">
                <text:p>0.040000004615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100000003892">
                <text:p>151.100000003892</text:p>
              </table:table-cell>
              <table:table-cell office:value-type="float" office:value="168.929671189777">
                <text:p>168.929671189777</text:p>
              </table:table-cell>
              <table:table-cell office:value-type="float" office:value="0.0400000046166219">
                <text:p>0.040000004616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200000003896">
                <text:p>151.200000003896</text:p>
              </table:table-cell>
              <table:table-cell office:value-type="float" office:value="168.920515762796">
                <text:p>168.920515762796</text:p>
              </table:table-cell>
              <table:table-cell office:value-type="float" office:value="0.040000004617778">
                <text:p>0.04000000461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300000003899">
                <text:p>151.300000003899</text:p>
              </table:table-cell>
              <table:table-cell office:value-type="float" office:value="168.911365794118">
                <text:p>168.911365794118</text:p>
              </table:table-cell>
              <table:table-cell office:value-type="float" office:value="0.0400000046189327">
                <text:p>0.0400000046189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400000003902">
                <text:p>151.400000003902</text:p>
              </table:table-cell>
              <table:table-cell office:value-type="float" office:value="168.902221282281">
                <text:p>168.902221282281</text:p>
              </table:table-cell>
              <table:table-cell office:value-type="float" office:value="0.040000004620086">
                <text:p>0.04000000462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500000003906">
                <text:p>151.500000003906</text:p>
              </table:table-cell>
              <table:table-cell office:value-type="float" office:value="168.893082225817">
                <text:p>168.893082225817</text:p>
              </table:table-cell>
              <table:table-cell office:value-type="float" office:value="0.0400000046212381">
                <text:p>0.040000004621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600000003909">
                <text:p>151.600000003909</text:p>
              </table:table-cell>
              <table:table-cell office:value-type="float" office:value="168.883948623243">
                <text:p>168.883948623243</text:p>
              </table:table-cell>
              <table:table-cell office:value-type="float" office:value="0.0400000046223886">
                <text:p>0.040000004622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700000003912">
                <text:p>151.700000003912</text:p>
              </table:table-cell>
              <table:table-cell office:value-type="float" office:value="168.874820473071">
                <text:p>168.874820473071</text:p>
              </table:table-cell>
              <table:table-cell office:value-type="float" office:value="0.0400000046235377">
                <text:p>0.0400000046235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800000003916">
                <text:p>151.800000003916</text:p>
              </table:table-cell>
              <table:table-cell office:value-type="float" office:value="168.865697773803">
                <text:p>168.865697773803</text:p>
              </table:table-cell>
              <table:table-cell office:value-type="float" office:value="0.0400000046246855">
                <text:p>0.040000004624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.900000003919">
                <text:p>151.900000003919</text:p>
              </table:table-cell>
              <table:table-cell office:value-type="float" office:value="168.856580523931">
                <text:p>168.856580523931</text:p>
              </table:table-cell>
              <table:table-cell office:value-type="float" office:value="0.0400000046258319">
                <text:p>0.040000004625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000000003922">
                <text:p>152.000000003922</text:p>
              </table:table-cell>
              <table:table-cell office:value-type="float" office:value="168.847468721939">
                <text:p>168.847468721939</text:p>
              </table:table-cell>
              <table:table-cell office:value-type="float" office:value="0.0400000046269769">
                <text:p>0.0400000046269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100000003926">
                <text:p>152.100000003926</text:p>
              </table:table-cell>
              <table:table-cell office:value-type="float" office:value="168.838362366301">
                <text:p>168.838362366301</text:p>
              </table:table-cell>
              <table:table-cell office:value-type="float" office:value="0.0400000046281205">
                <text:p>0.040000004628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200000003929">
                <text:p>152.200000003929</text:p>
              </table:table-cell>
              <table:table-cell office:value-type="float" office:value="168.829261455483">
                <text:p>168.829261455483</text:p>
              </table:table-cell>
              <table:table-cell office:value-type="float" office:value="0.0400000046292628">
                <text:p>0.040000004629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300000003932">
                <text:p>152.300000003932</text:p>
              </table:table-cell>
              <table:table-cell office:value-type="float" office:value="168.820165987941">
                <text:p>168.820165987941</text:p>
              </table:table-cell>
              <table:table-cell office:value-type="float" office:value="0.0400000046304036">
                <text:p>0.040000004630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400000003936">
                <text:p>152.400000003936</text:p>
              </table:table-cell>
              <table:table-cell office:value-type="float" office:value="168.811075962122">
                <text:p>168.811075962122</text:p>
              </table:table-cell>
              <table:table-cell office:value-type="float" office:value="0.0400000046315431">
                <text:p>0.0400000046315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500000003939">
                <text:p>152.500000003939</text:p>
              </table:table-cell>
              <table:table-cell office:value-type="float" office:value="168.801991376466">
                <text:p>168.801991376466</text:p>
              </table:table-cell>
              <table:table-cell office:value-type="float" office:value="0.0400000046326812">
                <text:p>0.040000004632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600000003942">
                <text:p>152.600000003942</text:p>
              </table:table-cell>
              <table:table-cell office:value-type="float" office:value="168.792912229401">
                <text:p>168.792912229401</text:p>
              </table:table-cell>
              <table:table-cell office:value-type="float" office:value="0.0400000046338179">
                <text:p>0.0400000046338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700000003946">
                <text:p>152.700000003946</text:p>
              </table:table-cell>
              <table:table-cell office:value-type="float" office:value="168.78383851935">
                <text:p>168.78383851935</text:p>
              </table:table-cell>
              <table:table-cell office:value-type="float" office:value="0.0400000046349533">
                <text:p>0.0400000046349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800000003949">
                <text:p>152.800000003949</text:p>
              </table:table-cell>
              <table:table-cell office:value-type="float" office:value="168.774770244721">
                <text:p>168.774770244721</text:p>
              </table:table-cell>
              <table:table-cell office:value-type="float" office:value="0.0400000046360873">
                <text:p>0.040000004636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.900000003952">
                <text:p>152.900000003952</text:p>
              </table:table-cell>
              <table:table-cell office:value-type="float" office:value="168.765707403923">
                <text:p>168.765707403923</text:p>
              </table:table-cell>
              <table:table-cell office:value-type="float" office:value="0.04000000463722">
                <text:p>0.0400000046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000000003956">
                <text:p>153.000000003956</text:p>
              </table:table-cell>
              <table:table-cell office:value-type="float" office:value="168.756649995348">
                <text:p>168.756649995348</text:p>
              </table:table-cell>
              <table:table-cell office:value-type="float" office:value="0.0400000046383512">
                <text:p>0.040000004638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100000003959">
                <text:p>153.100000003959</text:p>
              </table:table-cell>
              <table:table-cell office:value-type="float" office:value="168.747598017383">
                <text:p>168.747598017383</text:p>
              </table:table-cell>
              <table:table-cell office:value-type="float" office:value="0.0400000046394811">
                <text:p>0.0400000046394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200000003962">
                <text:p>153.200000003962</text:p>
              </table:table-cell>
              <table:table-cell office:value-type="float" office:value="168.738551468404">
                <text:p>168.738551468404</text:p>
              </table:table-cell>
              <table:table-cell office:value-type="float" office:value="0.0400000046406097">
                <text:p>0.0400000046406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300000003965">
                <text:p>153.300000003965</text:p>
              </table:table-cell>
              <table:table-cell office:value-type="float" office:value="168.729510346781">
                <text:p>168.729510346781</text:p>
              </table:table-cell>
              <table:table-cell office:value-type="float" office:value="0.0400000046417368">
                <text:p>0.040000004641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400000003969">
                <text:p>153.400000003969</text:p>
              </table:table-cell>
              <table:table-cell office:value-type="float" office:value="168.720474650875">
                <text:p>168.720474650875</text:p>
              </table:table-cell>
              <table:table-cell office:value-type="float" office:value="0.0400000046428627">
                <text:p>0.0400000046428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500000003972">
                <text:p>153.500000003972</text:p>
              </table:table-cell>
              <table:table-cell office:value-type="float" office:value="168.711444379036">
                <text:p>168.711444379036</text:p>
              </table:table-cell>
              <table:table-cell office:value-type="float" office:value="0.0400000046439872">
                <text:p>0.040000004643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600000003975">
                <text:p>153.600000003975</text:p>
              </table:table-cell>
              <table:table-cell office:value-type="float" office:value="168.702419529609">
                <text:p>168.702419529609</text:p>
              </table:table-cell>
              <table:table-cell office:value-type="float" office:value="0.0400000046451103">
                <text:p>0.040000004645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700000003979">
                <text:p>153.700000003979</text:p>
              </table:table-cell>
              <table:table-cell office:value-type="float" office:value="168.693400100929">
                <text:p>168.693400100929</text:p>
              </table:table-cell>
              <table:table-cell office:value-type="float" office:value="0.0400000046462321">
                <text:p>0.0400000046462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800000003982">
                <text:p>153.800000003982</text:p>
              </table:table-cell>
              <table:table-cell office:value-type="float" office:value="168.684386091323">
                <text:p>168.684386091323</text:p>
              </table:table-cell>
              <table:table-cell office:value-type="float" office:value="0.0400000046473525">
                <text:p>0.040000004647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.900000003985">
                <text:p>153.900000003985</text:p>
              </table:table-cell>
              <table:table-cell office:value-type="float" office:value="168.675377499108">
                <text:p>168.675377499108</text:p>
              </table:table-cell>
              <table:table-cell office:value-type="float" office:value="0.0400000046484716">
                <text:p>0.040000004648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000000003989">
                <text:p>154.000000003989</text:p>
              </table:table-cell>
              <table:table-cell office:value-type="float" office:value="168.666374322595">
                <text:p>168.666374322595</text:p>
              </table:table-cell>
              <table:table-cell office:value-type="float" office:value="0.0400000046495894">
                <text:p>0.040000004649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100000003992">
                <text:p>154.100000003992</text:p>
              </table:table-cell>
              <table:table-cell office:value-type="float" office:value="168.657376560087">
                <text:p>168.657376560087</text:p>
              </table:table-cell>
              <table:table-cell office:value-type="float" office:value="0.0400000046507059">
                <text:p>0.040000004650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200000003995">
                <text:p>154.200000003995</text:p>
              </table:table-cell>
              <table:table-cell office:value-type="float" office:value="168.648384209875">
                <text:p>168.648384209875</text:p>
              </table:table-cell>
              <table:table-cell office:value-type="float" office:value="0.040000004651821">
                <text:p>0.04000000465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300000003999">
                <text:p>154.300000003999</text:p>
              </table:table-cell>
              <table:table-cell office:value-type="float" office:value="168.639397270247">
                <text:p>168.639397270247</text:p>
              </table:table-cell>
              <table:table-cell office:value-type="float" office:value="0.0400000046529348">
                <text:p>0.0400000046529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400000004002">
                <text:p>154.400000004002</text:p>
              </table:table-cell>
              <table:table-cell office:value-type="float" office:value="168.630415739478">
                <text:p>168.630415739478</text:p>
              </table:table-cell>
              <table:table-cell office:value-type="float" office:value="0.0400000046540473">
                <text:p>0.040000004654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500000004005">
                <text:p>154.500000004005</text:p>
              </table:table-cell>
              <table:table-cell office:value-type="float" office:value="168.621439615837">
                <text:p>168.621439615837</text:p>
              </table:table-cell>
              <table:table-cell office:value-type="float" office:value="0.0400000046551584">
                <text:p>0.040000004655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600000004009">
                <text:p>154.600000004009</text:p>
              </table:table-cell>
              <table:table-cell office:value-type="float" office:value="168.612468897585">
                <text:p>168.612468897585</text:p>
              </table:table-cell>
              <table:table-cell office:value-type="float" office:value="0.0400000046562681">
                <text:p>0.040000004656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700000004012">
                <text:p>154.700000004012</text:p>
              </table:table-cell>
              <table:table-cell office:value-type="float" office:value="168.603503582979">
                <text:p>168.603503582979</text:p>
              </table:table-cell>
              <table:table-cell office:value-type="float" office:value="0.0400000046573765">
                <text:p>0.040000004657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800000004015">
                <text:p>154.800000004015</text:p>
              </table:table-cell>
              <table:table-cell office:value-type="float" office:value="168.594543670262">
                <text:p>168.594543670262</text:p>
              </table:table-cell>
              <table:table-cell office:value-type="float" office:value="0.0400000046584836">
                <text:p>0.0400000046584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.900000004019">
                <text:p>154.900000004019</text:p>
              </table:table-cell>
              <table:table-cell office:value-type="float" office:value="168.585589157671">
                <text:p>168.585589157671</text:p>
              </table:table-cell>
              <table:table-cell office:value-type="float" office:value="0.0400000046595894">
                <text:p>0.040000004659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000000004022">
                <text:p>155.000000004022</text:p>
              </table:table-cell>
              <table:table-cell office:value-type="float" office:value="168.576640043435">
                <text:p>168.576640043435</text:p>
              </table:table-cell>
              <table:table-cell office:value-type="float" office:value="0.0400000046606938">
                <text:p>0.040000004660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100000004025">
                <text:p>155.100000004025</text:p>
              </table:table-cell>
              <table:table-cell office:value-type="float" office:value="168.567696325775">
                <text:p>168.567696325775</text:p>
              </table:table-cell>
              <table:table-cell office:value-type="float" office:value="0.040000004661797">
                <text:p>0.04000000466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200000004029">
                <text:p>155.200000004029</text:p>
              </table:table-cell>
              <table:table-cell office:value-type="float" office:value="168.558758002904">
                <text:p>168.558758002904</text:p>
              </table:table-cell>
              <table:table-cell office:value-type="float" office:value="0.0400000046628988">
                <text:p>0.040000004662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300000004032">
                <text:p>155.300000004032</text:p>
              </table:table-cell>
              <table:table-cell office:value-type="float" office:value="168.54982507303">
                <text:p>168.54982507303</text:p>
              </table:table-cell>
              <table:table-cell office:value-type="float" office:value="0.0400000046639992">
                <text:p>0.040000004663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400000004035">
                <text:p>155.400000004035</text:p>
              </table:table-cell>
              <table:table-cell office:value-type="float" office:value="168.540897534349">
                <text:p>168.540897534349</text:p>
              </table:table-cell>
              <table:table-cell office:value-type="float" office:value="0.0400000046650984">
                <text:p>0.040000004665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500000004039">
                <text:p>155.500000004039</text:p>
              </table:table-cell>
              <table:table-cell office:value-type="float" office:value="168.531975385052">
                <text:p>168.531975385052</text:p>
              </table:table-cell>
              <table:table-cell office:value-type="float" office:value="0.0400000046661963">
                <text:p>0.040000004666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600000004042">
                <text:p>155.600000004042</text:p>
              </table:table-cell>
              <table:table-cell office:value-type="float" office:value="168.523058623321">
                <text:p>168.523058623321</text:p>
              </table:table-cell>
              <table:table-cell office:value-type="float" office:value="0.0400000046672929">
                <text:p>0.0400000046672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700000004045">
                <text:p>155.700000004045</text:p>
              </table:table-cell>
              <table:table-cell office:value-type="float" office:value="168.514147247332">
                <text:p>168.514147247332</text:p>
              </table:table-cell>
              <table:table-cell office:value-type="float" office:value="0.0400000046683881">
                <text:p>0.040000004668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800000004048">
                <text:p>155.800000004048</text:p>
              </table:table-cell>
              <table:table-cell office:value-type="float" office:value="168.505241255252">
                <text:p>168.505241255252</text:p>
              </table:table-cell>
              <table:table-cell office:value-type="float" office:value="0.040000004669482">
                <text:p>0.04000000466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.900000004052">
                <text:p>155.900000004052</text:p>
              </table:table-cell>
              <table:table-cell office:value-type="float" office:value="168.496340645241">
                <text:p>168.496340645241</text:p>
              </table:table-cell>
              <table:table-cell office:value-type="float" office:value="0.0400000046705746">
                <text:p>0.040000004670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000000004055">
                <text:p>156.000000004055</text:p>
              </table:table-cell>
              <table:table-cell office:value-type="float" office:value="168.48744541545">
                <text:p>168.48744541545</text:p>
              </table:table-cell>
              <table:table-cell office:value-type="float" office:value="0.0400000046716659">
                <text:p>0.0400000046716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100000004058">
                <text:p>156.100000004058</text:p>
              </table:table-cell>
              <table:table-cell office:value-type="float" office:value="168.478555564024">
                <text:p>168.478555564024</text:p>
              </table:table-cell>
              <table:table-cell office:value-type="float" office:value="0.0400000046727559">
                <text:p>0.040000004672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200000004062">
                <text:p>156.200000004062</text:p>
              </table:table-cell>
              <table:table-cell office:value-type="float" office:value="168.469671089104">
                <text:p>168.469671089104</text:p>
              </table:table-cell>
              <table:table-cell office:value-type="float" office:value="0.0400000046738447">
                <text:p>0.040000004673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300000004065">
                <text:p>156.300000004065</text:p>
              </table:table-cell>
              <table:table-cell office:value-type="float" office:value="168.460791988813">
                <text:p>168.460791988813</text:p>
              </table:table-cell>
              <table:table-cell office:value-type="float" office:value="0.040000004674932">
                <text:p>0.040000004674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400000004068">
                <text:p>156.400000004068</text:p>
              </table:table-cell>
              <table:table-cell office:value-type="float" office:value="168.451918261278">
                <text:p>168.451918261278</text:p>
              </table:table-cell>
              <table:table-cell office:value-type="float" office:value="0.0400000046760182">
                <text:p>0.0400000046760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500000004072">
                <text:p>156.500000004072</text:p>
              </table:table-cell>
              <table:table-cell office:value-type="float" office:value="168.443049904613">
                <text:p>168.443049904613</text:p>
              </table:table-cell>
              <table:table-cell office:value-type="float" office:value="0.040000004677103">
                <text:p>0.04000000467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600000004075">
                <text:p>156.600000004075</text:p>
              </table:table-cell>
              <table:table-cell office:value-type="float" office:value="168.434186916926">
                <text:p>168.434186916926</text:p>
              </table:table-cell>
              <table:table-cell office:value-type="float" office:value="0.0400000046781865">
                <text:p>0.040000004678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700000004078">
                <text:p>156.700000004078</text:p>
              </table:table-cell>
              <table:table-cell office:value-type="float" office:value="168.425329296315">
                <text:p>168.425329296315</text:p>
              </table:table-cell>
              <table:table-cell office:value-type="float" office:value="0.0400000046792686">
                <text:p>0.040000004679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800000004082">
                <text:p>156.800000004082</text:p>
              </table:table-cell>
              <table:table-cell office:value-type="float" office:value="168.416477040877">
                <text:p>168.416477040877</text:p>
              </table:table-cell>
              <table:table-cell office:value-type="float" office:value="0.0400000046803495">
                <text:p>0.0400000046803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.900000004085">
                <text:p>156.900000004085</text:p>
              </table:table-cell>
              <table:table-cell office:value-type="float" office:value="168.407630148695">
                <text:p>168.407630148695</text:p>
              </table:table-cell>
              <table:table-cell office:value-type="float" office:value="0.0400000046814292">
                <text:p>0.040000004681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000000004088">
                <text:p>157.000000004088</text:p>
              </table:table-cell>
              <table:table-cell office:value-type="float" office:value="168.39878861785">
                <text:p>168.39878861785</text:p>
              </table:table-cell>
              <table:table-cell office:value-type="float" office:value="0.0400000046825075">
                <text:p>0.040000004682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100000004092">
                <text:p>157.100000004092</text:p>
              </table:table-cell>
              <table:table-cell office:value-type="float" office:value="168.389952446413">
                <text:p>168.389952446413</text:p>
              </table:table-cell>
              <table:table-cell office:value-type="float" office:value="0.0400000046835846">
                <text:p>0.0400000046835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200000004095">
                <text:p>157.200000004095</text:p>
              </table:table-cell>
              <table:table-cell office:value-type="float" office:value="168.381121632448">
                <text:p>168.381121632448</text:p>
              </table:table-cell>
              <table:table-cell office:value-type="float" office:value="0.0400000046846603">
                <text:p>0.0400000046846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300000004098">
                <text:p>157.300000004098</text:p>
              </table:table-cell>
              <table:table-cell office:value-type="float" office:value="168.372296174013">
                <text:p>168.372296174013</text:p>
              </table:table-cell>
              <table:table-cell office:value-type="float" office:value="0.0400000046857349">
                <text:p>0.040000004685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400000004102">
                <text:p>157.400000004102</text:p>
              </table:table-cell>
              <table:table-cell office:value-type="float" office:value="168.363476069158">
                <text:p>168.363476069158</text:p>
              </table:table-cell>
              <table:table-cell office:value-type="float" office:value="0.0400000046868081">
                <text:p>0.0400000046868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500000004105">
                <text:p>157.500000004105</text:p>
              </table:table-cell>
              <table:table-cell office:value-type="float" office:value="168.354661315927">
                <text:p>168.354661315927</text:p>
              </table:table-cell>
              <table:table-cell office:value-type="float" office:value="0.0400000046878801">
                <text:p>0.0400000046878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600000004108">
                <text:p>157.600000004108</text:p>
              </table:table-cell>
              <table:table-cell office:value-type="float" office:value="168.345851912355">
                <text:p>168.345851912355</text:p>
              </table:table-cell>
              <table:table-cell office:value-type="float" office:value="0.0400000046889507">
                <text:p>0.0400000046889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700000004112">
                <text:p>157.700000004112</text:p>
              </table:table-cell>
              <table:table-cell office:value-type="float" office:value="168.337047856473">
                <text:p>168.337047856473</text:p>
              </table:table-cell>
              <table:table-cell office:value-type="float" office:value="0.0400000046900201">
                <text:p>0.0400000046900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800000004115">
                <text:p>157.800000004115</text:p>
              </table:table-cell>
              <table:table-cell office:value-type="float" office:value="168.328249146304">
                <text:p>168.328249146304</text:p>
              </table:table-cell>
              <table:table-cell office:value-type="float" office:value="0.0400000046910882">
                <text:p>0.040000004691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.900000004118">
                <text:p>157.900000004118</text:p>
              </table:table-cell>
              <table:table-cell office:value-type="float" office:value="168.319455779861">
                <text:p>168.319455779861</text:p>
              </table:table-cell>
              <table:table-cell office:value-type="float" office:value="0.040000004692155">
                <text:p>0.04000000469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000000004122">
                <text:p>158.000000004122</text:p>
              </table:table-cell>
              <table:table-cell office:value-type="float" office:value="168.310667755156">
                <text:p>168.310667755156</text:p>
              </table:table-cell>
              <table:table-cell office:value-type="float" office:value="0.0400000046932205">
                <text:p>0.040000004693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100000004125">
                <text:p>158.100000004125</text:p>
              </table:table-cell>
              <table:table-cell office:value-type="float" office:value="168.301885070189">
                <text:p>168.301885070189</text:p>
              </table:table-cell>
              <table:table-cell office:value-type="float" office:value="0.0400000046942848">
                <text:p>0.040000004694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200000004128">
                <text:p>158.200000004128</text:p>
              </table:table-cell>
              <table:table-cell office:value-type="float" office:value="168.293107722957">
                <text:p>168.293107722957</text:p>
              </table:table-cell>
              <table:table-cell office:value-type="float" office:value="0.0400000046953478">
                <text:p>0.040000004695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300000004131">
                <text:p>158.300000004131</text:p>
              </table:table-cell>
              <table:table-cell office:value-type="float" office:value="168.284335711447">
                <text:p>168.284335711447</text:p>
              </table:table-cell>
              <table:table-cell office:value-type="float" office:value="0.0400000046964096">
                <text:p>0.040000004696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400000004135">
                <text:p>158.400000004135</text:p>
              </table:table-cell>
              <table:table-cell office:value-type="float" office:value="168.275569033642">
                <text:p>168.275569033642</text:p>
              </table:table-cell>
              <table:table-cell office:value-type="float" office:value="0.0400000046974701">
                <text:p>0.0400000046974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500000004138">
                <text:p>158.500000004138</text:p>
              </table:table-cell>
              <table:table-cell office:value-type="float" office:value="168.266807687517">
                <text:p>168.266807687517</text:p>
              </table:table-cell>
              <table:table-cell office:value-type="float" office:value="0.0400000046985293">
                <text:p>0.040000004698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600000004141">
                <text:p>158.600000004141</text:p>
              </table:table-cell>
              <table:table-cell office:value-type="float" office:value="168.258051671041">
                <text:p>168.258051671041</text:p>
              </table:table-cell>
              <table:table-cell office:value-type="float" office:value="0.0400000046995873">
                <text:p>0.040000004699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700000004145">
                <text:p>158.700000004145</text:p>
              </table:table-cell>
              <table:table-cell office:value-type="float" office:value="168.249300982174">
                <text:p>168.249300982174</text:p>
              </table:table-cell>
              <table:table-cell office:value-type="float" office:value="0.040000004700644">
                <text:p>0.040000004700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800000004148">
                <text:p>158.800000004148</text:p>
              </table:table-cell>
              <table:table-cell office:value-type="float" office:value="168.240555618874">
                <text:p>168.240555618874</text:p>
              </table:table-cell>
              <table:table-cell office:value-type="float" office:value="0.0400000047016995">
                <text:p>0.040000004701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.900000004151">
                <text:p>158.900000004151</text:p>
              </table:table-cell>
              <table:table-cell office:value-type="float" office:value="168.231815579089">
                <text:p>168.231815579089</text:p>
              </table:table-cell>
              <table:table-cell office:value-type="float" office:value="0.0400000047027538">
                <text:p>0.0400000047027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000000004155">
                <text:p>159.000000004155</text:p>
              </table:table-cell>
              <table:table-cell office:value-type="float" office:value="168.223080860761">
                <text:p>168.223080860761</text:p>
              </table:table-cell>
              <table:table-cell office:value-type="float" office:value="0.0400000047038068">
                <text:p>0.0400000047038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100000004158">
                <text:p>159.100000004158</text:p>
              </table:table-cell>
              <table:table-cell office:value-type="float" office:value="168.214351461825">
                <text:p>168.214351461825</text:p>
              </table:table-cell>
              <table:table-cell office:value-type="float" office:value="0.0400000047048584">
                <text:p>0.040000004704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200000004161">
                <text:p>159.200000004161</text:p>
              </table:table-cell>
              <table:table-cell office:value-type="float" office:value="168.205627380213">
                <text:p>168.205627380213</text:p>
              </table:table-cell>
              <table:table-cell office:value-type="float" office:value="0.0400000047059089">
                <text:p>0.04000000470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300000004165">
                <text:p>159.300000004165</text:p>
              </table:table-cell>
              <table:table-cell office:value-type="float" office:value="168.196908613847">
                <text:p>168.196908613847</text:p>
              </table:table-cell>
              <table:table-cell office:value-type="float" office:value="0.0400000047069581">
                <text:p>0.0400000047069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400000004168">
                <text:p>159.400000004168</text:p>
              </table:table-cell>
              <table:table-cell office:value-type="float" office:value="168.188195160643">
                <text:p>168.188195160643</text:p>
              </table:table-cell>
              <table:table-cell office:value-type="float" office:value="0.0400000047080061">
                <text:p>0.040000004708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500000004171">
                <text:p>159.500000004171</text:p>
              </table:table-cell>
              <table:table-cell office:value-type="float" office:value="168.179487018513">
                <text:p>168.179487018513</text:p>
              </table:table-cell>
              <table:table-cell office:value-type="float" office:value="0.0400000047090529">
                <text:p>0.0400000047090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600000004175">
                <text:p>159.600000004175</text:p>
              </table:table-cell>
              <table:table-cell office:value-type="float" office:value="168.17078418536">
                <text:p>168.17078418536</text:p>
              </table:table-cell>
              <table:table-cell office:value-type="float" office:value="0.0400000047100984">
                <text:p>0.040000004710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700000004178">
                <text:p>159.700000004178</text:p>
              </table:table-cell>
              <table:table-cell office:value-type="float" office:value="168.162086659082">
                <text:p>168.162086659082</text:p>
              </table:table-cell>
              <table:table-cell office:value-type="float" office:value="0.0400000047111426">
                <text:p>0.040000004711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800000004181">
                <text:p>159.800000004181</text:p>
              </table:table-cell>
              <table:table-cell office:value-type="float" office:value="168.153394437571">
                <text:p>168.153394437571</text:p>
              </table:table-cell>
              <table:table-cell office:value-type="float" office:value="0.0400000047121858">
                <text:p>0.040000004712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.900000004185">
                <text:p>159.900000004185</text:p>
              </table:table-cell>
              <table:table-cell office:value-type="float" office:value="168.144707518712">
                <text:p>168.144707518712</text:p>
              </table:table-cell>
              <table:table-cell office:value-type="float" office:value="0.0400000047132276">
                <text:p>0.040000004713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000000004188">
                <text:p>160.000000004188</text:p>
              </table:table-cell>
              <table:table-cell office:value-type="float" office:value="168.136025900384">
                <text:p>168.136025900384</text:p>
              </table:table-cell>
              <table:table-cell office:value-type="float" office:value="0.0400000047142681">
                <text:p>0.040000004714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100000004191">
                <text:p>160.100000004191</text:p>
              </table:table-cell>
              <table:table-cell office:value-type="float" office:value="168.127349580461">
                <text:p>168.127349580461</text:p>
              </table:table-cell>
              <table:table-cell office:value-type="float" office:value="0.0400000047153075">
                <text:p>0.040000004715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200000004195">
                <text:p>160.200000004195</text:p>
              </table:table-cell>
              <table:table-cell office:value-type="float" office:value="168.118678556809">
                <text:p>168.118678556809</text:p>
              </table:table-cell>
              <table:table-cell office:value-type="float" office:value="0.0400000047163455">
                <text:p>0.0400000047163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300000004198">
                <text:p>160.300000004198</text:p>
              </table:table-cell>
              <table:table-cell office:value-type="float" office:value="168.11001282729">
                <text:p>168.11001282729</text:p>
              </table:table-cell>
              <table:table-cell office:value-type="float" office:value="0.0400000047173824">
                <text:p>0.040000004717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400000004201">
                <text:p>160.400000004201</text:p>
              </table:table-cell>
              <table:table-cell office:value-type="float" office:value="168.101352389757">
                <text:p>168.101352389757</text:p>
              </table:table-cell>
              <table:table-cell office:value-type="float" office:value="0.040000004718418">
                <text:p>0.04000000471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500000004205">
                <text:p>160.500000004205</text:p>
              </table:table-cell>
              <table:table-cell office:value-type="float" office:value="168.092697242059">
                <text:p>168.092697242059</text:p>
              </table:table-cell>
              <table:table-cell office:value-type="float" office:value="0.0400000047194524">
                <text:p>0.040000004719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600000004208">
                <text:p>160.600000004208</text:p>
              </table:table-cell>
              <table:table-cell office:value-type="float" office:value="168.084047382041">
                <text:p>168.084047382041</text:p>
              </table:table-cell>
              <table:table-cell office:value-type="float" office:value="0.0400000047204857">
                <text:p>0.040000004720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700000004211">
                <text:p>160.700000004211</text:p>
              </table:table-cell>
              <table:table-cell office:value-type="float" office:value="168.075402807539">
                <text:p>168.075402807539</text:p>
              </table:table-cell>
              <table:table-cell office:value-type="float" office:value="0.0400000047215177">
                <text:p>0.040000004721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800000004214">
                <text:p>160.800000004214</text:p>
              </table:table-cell>
              <table:table-cell office:value-type="float" office:value="168.066763516385">
                <text:p>168.066763516385</text:p>
              </table:table-cell>
              <table:table-cell office:value-type="float" office:value="0.0400000047225485">
                <text:p>0.040000004722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.900000004218">
                <text:p>160.900000004218</text:p>
              </table:table-cell>
              <table:table-cell office:value-type="float" office:value="168.058129506402">
                <text:p>168.058129506402</text:p>
              </table:table-cell>
              <table:table-cell office:value-type="float" office:value="0.040000004723578">
                <text:p>0.04000000472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000000004221">
                <text:p>161.000000004221</text:p>
              </table:table-cell>
              <table:table-cell office:value-type="float" office:value="168.04950077541">
                <text:p>168.04950077541</text:p>
              </table:table-cell>
              <table:table-cell office:value-type="float" office:value="0.0400000047246063">
                <text:p>0.040000004724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100000004224">
                <text:p>161.100000004224</text:p>
              </table:table-cell>
              <table:table-cell office:value-type="float" office:value="168.040877321222">
                <text:p>168.040877321222</text:p>
              </table:table-cell>
              <table:table-cell office:value-type="float" office:value="0.0400000047256334">
                <text:p>0.0400000047256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200000004228">
                <text:p>161.200000004228</text:p>
              </table:table-cell>
              <table:table-cell office:value-type="float" office:value="168.032259141647">
                <text:p>168.032259141647</text:p>
              </table:table-cell>
              <table:table-cell office:value-type="float" office:value="0.0400000047266593">
                <text:p>0.040000004726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300000004231">
                <text:p>161.300000004231</text:p>
              </table:table-cell>
              <table:table-cell office:value-type="float" office:value="168.023646234487">
                <text:p>168.023646234487</text:p>
              </table:table-cell>
              <table:table-cell office:value-type="float" office:value="0.040000004727684">
                <text:p>0.040000004727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400000004234">
                <text:p>161.400000004234</text:p>
              </table:table-cell>
              <table:table-cell office:value-type="float" office:value="168.015038597536">
                <text:p>168.015038597536</text:p>
              </table:table-cell>
              <table:table-cell office:value-type="float" office:value="0.0400000047287075">
                <text:p>0.040000004728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500000004238">
                <text:p>161.500000004238</text:p>
              </table:table-cell>
              <table:table-cell office:value-type="float" office:value="168.006436228586">
                <text:p>168.006436228586</text:p>
              </table:table-cell>
              <table:table-cell office:value-type="float" office:value="0.0400000047297298">
                <text:p>0.040000004729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600000004241">
                <text:p>161.600000004241</text:p>
              </table:table-cell>
              <table:table-cell office:value-type="float" office:value="167.997839125421">
                <text:p>167.997839125421</text:p>
              </table:table-cell>
              <table:table-cell office:value-type="float" office:value="0.0400000047307509">
                <text:p>0.0400000047307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700000004244">
                <text:p>161.700000004244</text:p>
              </table:table-cell>
              <table:table-cell office:value-type="float" office:value="167.989247285821">
                <text:p>167.989247285821</text:p>
              </table:table-cell>
              <table:table-cell office:value-type="float" office:value="0.0400000047317707">
                <text:p>0.0400000047317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800000004248">
                <text:p>161.800000004248</text:p>
              </table:table-cell>
              <table:table-cell office:value-type="float" office:value="167.98066070756">
                <text:p>167.98066070756</text:p>
              </table:table-cell>
              <table:table-cell office:value-type="float" office:value="0.0400000047327895">
                <text:p>0.040000004732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.900000004251">
                <text:p>161.900000004251</text:p>
              </table:table-cell>
              <table:table-cell office:value-type="float" office:value="167.972079388403">
                <text:p>167.972079388403</text:p>
              </table:table-cell>
              <table:table-cell office:value-type="float" office:value="0.0400000047338069">
                <text:p>0.0400000047338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000000004254">
                <text:p>162.000000004254</text:p>
              </table:table-cell>
              <table:table-cell office:value-type="float" office:value="167.963503326114">
                <text:p>167.963503326114</text:p>
              </table:table-cell>
              <table:table-cell office:value-type="float" office:value="0.0400000047348231">
                <text:p>0.0400000047348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100000004258">
                <text:p>162.100000004258</text:p>
              </table:table-cell>
              <table:table-cell office:value-type="float" office:value="167.954932518451">
                <text:p>167.954932518451</text:p>
              </table:table-cell>
              <table:table-cell office:value-type="float" office:value="0.0400000047358381">
                <text:p>0.0400000047358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200000004261">
                <text:p>162.200000004261</text:p>
              </table:table-cell>
              <table:table-cell office:value-type="float" office:value="167.946366963163">
                <text:p>167.946366963163</text:p>
              </table:table-cell>
              <table:table-cell office:value-type="float" office:value="0.0400000047368519">
                <text:p>0.040000004736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300000004264">
                <text:p>162.300000004264</text:p>
              </table:table-cell>
              <table:table-cell office:value-type="float" office:value="167.937806657998">
                <text:p>167.937806657998</text:p>
              </table:table-cell>
              <table:table-cell office:value-type="float" office:value="0.0400000047378645">
                <text:p>0.0400000047378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400000004268">
                <text:p>162.400000004268</text:p>
              </table:table-cell>
              <table:table-cell office:value-type="float" office:value="167.929251600695">
                <text:p>167.929251600695</text:p>
              </table:table-cell>
              <table:table-cell office:value-type="float" office:value="0.0400000047388759">
                <text:p>0.040000004738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500000004271">
                <text:p>162.500000004271</text:p>
              </table:table-cell>
              <table:table-cell office:value-type="float" office:value="167.92070178899">
                <text:p>167.92070178899</text:p>
              </table:table-cell>
              <table:table-cell office:value-type="float" office:value="0.0400000047398861">
                <text:p>0.040000004739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600000004274">
                <text:p>162.600000004274</text:p>
              </table:table-cell>
              <table:table-cell office:value-type="float" office:value="167.912157220612">
                <text:p>167.912157220612</text:p>
              </table:table-cell>
              <table:table-cell office:value-type="float" office:value="0.0400000047408951">
                <text:p>0.040000004740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700000004278">
                <text:p>162.700000004278</text:p>
              </table:table-cell>
              <table:table-cell office:value-type="float" office:value="167.903617893286">
                <text:p>167.903617893286</text:p>
              </table:table-cell>
              <table:table-cell office:value-type="float" office:value="0.040000004741903">
                <text:p>0.04000000474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800000004281">
                <text:p>162.800000004281</text:p>
              </table:table-cell>
              <table:table-cell office:value-type="float" office:value="167.89508380473">
                <text:p>167.89508380473</text:p>
              </table:table-cell>
              <table:table-cell office:value-type="float" office:value="0.0400000047429097">
                <text:p>0.040000004742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.900000004284">
                <text:p>162.900000004284</text:p>
              </table:table-cell>
              <table:table-cell office:value-type="float" office:value="167.886554952658">
                <text:p>167.886554952658</text:p>
              </table:table-cell>
              <table:table-cell office:value-type="float" office:value="0.0400000047439152">
                <text:p>0.040000004743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000000004288">
                <text:p>163.000000004288</text:p>
              </table:table-cell>
              <table:table-cell office:value-type="float" office:value="167.878031334778">
                <text:p>167.878031334778</text:p>
              </table:table-cell>
              <table:table-cell office:value-type="float" office:value="0.0400000047449194">
                <text:p>0.040000004744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100000004291">
                <text:p>163.100000004291</text:p>
              </table:table-cell>
              <table:table-cell office:value-type="float" office:value="167.869512948794">
                <text:p>167.869512948794</text:p>
              </table:table-cell>
              <table:table-cell office:value-type="float" office:value="0.0400000047459225">
                <text:p>0.0400000047459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200000004294">
                <text:p>163.200000004294</text:p>
              </table:table-cell>
              <table:table-cell office:value-type="float" office:value="167.860999792405">
                <text:p>167.860999792405</text:p>
              </table:table-cell>
              <table:table-cell office:value-type="float" office:value="0.0400000047469245">
                <text:p>0.0400000047469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300000004297">
                <text:p>163.300000004297</text:p>
              </table:table-cell>
              <table:table-cell office:value-type="float" office:value="167.852491863302">
                <text:p>167.852491863302</text:p>
              </table:table-cell>
              <table:table-cell office:value-type="float" office:value="0.0400000047479252">
                <text:p>0.040000004747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400000004301">
                <text:p>163.400000004301</text:p>
              </table:table-cell>
              <table:table-cell office:value-type="float" office:value="167.843989159174">
                <text:p>167.843989159174</text:p>
              </table:table-cell>
              <table:table-cell office:value-type="float" office:value="0.0400000047489248">
                <text:p>0.040000004748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500000004304">
                <text:p>163.500000004304</text:p>
              </table:table-cell>
              <table:table-cell office:value-type="float" office:value="167.835491677703">
                <text:p>167.835491677703</text:p>
              </table:table-cell>
              <table:table-cell office:value-type="float" office:value="0.0400000047499233">
                <text:p>0.0400000047499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600000004307">
                <text:p>163.600000004307</text:p>
              </table:table-cell>
              <table:table-cell office:value-type="float" office:value="167.826999416566">
                <text:p>167.826999416566</text:p>
              </table:table-cell>
              <table:table-cell office:value-type="float" office:value="0.0400000047509206">
                <text:p>0.040000004750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700000004311">
                <text:p>163.700000004311</text:p>
              </table:table-cell>
              <table:table-cell office:value-type="float" office:value="167.818512373435">
                <text:p>167.818512373435</text:p>
              </table:table-cell>
              <table:table-cell office:value-type="float" office:value="0.0400000047519166">
                <text:p>0.040000004751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800000004314">
                <text:p>163.800000004314</text:p>
              </table:table-cell>
              <table:table-cell office:value-type="float" office:value="167.810030545978">
                <text:p>167.810030545978</text:p>
              </table:table-cell>
              <table:table-cell office:value-type="float" office:value="0.0400000047529115">
                <text:p>0.0400000047529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.900000004317">
                <text:p>163.900000004317</text:p>
              </table:table-cell>
              <table:table-cell office:value-type="float" office:value="167.801553931859">
                <text:p>167.801553931859</text:p>
              </table:table-cell>
              <table:table-cell office:value-type="float" office:value="0.0400000047539052">
                <text:p>0.040000004753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000000004321">
                <text:p>164.000000004321</text:p>
              </table:table-cell>
              <table:table-cell office:value-type="float" office:value="167.793082528733">
                <text:p>167.793082528733</text:p>
              </table:table-cell>
              <table:table-cell office:value-type="float" office:value="0.0400000047548978">
                <text:p>0.0400000047548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100000004324">
                <text:p>164.100000004324</text:p>
              </table:table-cell>
              <table:table-cell office:value-type="float" office:value="167.784616334253">
                <text:p>167.784616334253</text:p>
              </table:table-cell>
              <table:table-cell office:value-type="float" office:value="0.0400000047558892">
                <text:p>0.0400000047558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200000004327">
                <text:p>164.200000004327</text:p>
              </table:table-cell>
              <table:table-cell office:value-type="float" office:value="167.776155346067">
                <text:p>167.776155346067</text:p>
              </table:table-cell>
              <table:table-cell office:value-type="float" office:value="0.0400000047568794">
                <text:p>0.040000004756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300000004331">
                <text:p>164.300000004331</text:p>
              </table:table-cell>
              <table:table-cell office:value-type="float" office:value="167.767699561817">
                <text:p>167.767699561817</text:p>
              </table:table-cell>
              <table:table-cell office:value-type="float" office:value="0.0400000047578683">
                <text:p>0.0400000047578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400000004334">
                <text:p>164.400000004334</text:p>
              </table:table-cell>
              <table:table-cell office:value-type="float" office:value="167.759248979142">
                <text:p>167.759248979142</text:p>
              </table:table-cell>
              <table:table-cell office:value-type="float" office:value="0.0400000047588563">
                <text:p>0.040000004758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500000004337">
                <text:p>164.500000004337</text:p>
              </table:table-cell>
              <table:table-cell office:value-type="float" office:value="167.750803595674">
                <text:p>167.750803595674</text:p>
              </table:table-cell>
              <table:table-cell office:value-type="float" office:value="0.0400000047598431">
                <text:p>0.040000004759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600000004341">
                <text:p>164.600000004341</text:p>
              </table:table-cell>
              <table:table-cell office:value-type="float" office:value="167.742363409041">
                <text:p>167.742363409041</text:p>
              </table:table-cell>
              <table:table-cell office:value-type="float" office:value="0.0400000047608286">
                <text:p>0.040000004760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700000004344">
                <text:p>164.700000004344</text:p>
              </table:table-cell>
              <table:table-cell office:value-type="float" office:value="167.733928416866">
                <text:p>167.733928416866</text:p>
              </table:table-cell>
              <table:table-cell office:value-type="float" office:value="0.0400000047618131">
                <text:p>0.040000004761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800000004347">
                <text:p>164.800000004347</text:p>
              </table:table-cell>
              <table:table-cell office:value-type="float" office:value="167.725498616769">
                <text:p>167.725498616769</text:p>
              </table:table-cell>
              <table:table-cell office:value-type="float" office:value="0.0400000047627964">
                <text:p>0.0400000047627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.900000004351">
                <text:p>164.900000004351</text:p>
              </table:table-cell>
              <table:table-cell office:value-type="float" office:value="167.717074006363">
                <text:p>167.717074006363</text:p>
              </table:table-cell>
              <table:table-cell office:value-type="float" office:value="0.0400000047637786">
                <text:p>0.0400000047637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000000004354">
                <text:p>165.000000004354</text:p>
              </table:table-cell>
              <table:table-cell office:value-type="float" office:value="167.708654583257">
                <text:p>167.708654583257</text:p>
              </table:table-cell>
              <table:table-cell office:value-type="float" office:value="0.0400000047647596">
                <text:p>0.040000004764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100000004357">
                <text:p>165.100000004357</text:p>
              </table:table-cell>
              <table:table-cell office:value-type="float" office:value="167.700240345056">
                <text:p>167.700240345056</text:p>
              </table:table-cell>
              <table:table-cell office:value-type="float" office:value="0.0400000047657394">
                <text:p>0.040000004765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200000004361">
                <text:p>165.200000004361</text:p>
              </table:table-cell>
              <table:table-cell office:value-type="float" office:value="167.69183128936">
                <text:p>167.69183128936</text:p>
              </table:table-cell>
              <table:table-cell office:value-type="float" office:value="0.0400000047667182">
                <text:p>0.0400000047667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300000004364">
                <text:p>165.300000004364</text:p>
              </table:table-cell>
              <table:table-cell office:value-type="float" office:value="167.683427413762">
                <text:p>167.683427413762</text:p>
              </table:table-cell>
              <table:table-cell office:value-type="float" office:value="0.0400000047676957">
                <text:p>0.0400000047676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400000004367">
                <text:p>165.400000004367</text:p>
              </table:table-cell>
              <table:table-cell office:value-type="float" office:value="167.675028715856">
                <text:p>167.675028715856</text:p>
              </table:table-cell>
              <table:table-cell office:value-type="float" office:value="0.0400000047686721">
                <text:p>0.040000004768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50000000437">
                <text:p>165.50000000437</text:p>
              </table:table-cell>
              <table:table-cell office:value-type="float" office:value="167.666635193222">
                <text:p>167.666635193222</text:p>
              </table:table-cell>
              <table:table-cell office:value-type="float" office:value="0.0400000047696472">
                <text:p>0.0400000047696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600000004374">
                <text:p>165.600000004374</text:p>
              </table:table-cell>
              <table:table-cell office:value-type="float" office:value="167.658246843449">
                <text:p>167.658246843449</text:p>
              </table:table-cell>
              <table:table-cell office:value-type="float" office:value="0.0400000047706213">
                <text:p>0.0400000047706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700000004377">
                <text:p>165.700000004377</text:p>
              </table:table-cell>
              <table:table-cell office:value-type="float" office:value="167.649863664111">
                <text:p>167.649863664111</text:p>
              </table:table-cell>
              <table:table-cell office:value-type="float" office:value="0.0400000047715943">
                <text:p>0.0400000047715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80000000438">
                <text:p>165.80000000438</text:p>
              </table:table-cell>
              <table:table-cell office:value-type="float" office:value="167.641485652781">
                <text:p>167.641485652781</text:p>
              </table:table-cell>
              <table:table-cell office:value-type="float" office:value="0.0400000047725661">
                <text:p>0.040000004772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.900000004384">
                <text:p>165.900000004384</text:p>
              </table:table-cell>
              <table:table-cell office:value-type="float" office:value="167.633112807026">
                <text:p>167.633112807026</text:p>
              </table:table-cell>
              <table:table-cell office:value-type="float" office:value="0.0400000047735368">
                <text:p>0.040000004773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000000004387">
                <text:p>166.000000004387</text:p>
              </table:table-cell>
              <table:table-cell office:value-type="float" office:value="167.624745124409">
                <text:p>167.624745124409</text:p>
              </table:table-cell>
              <table:table-cell office:value-type="float" office:value="0.0400000047745064">
                <text:p>0.0400000047745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10000000439">
                <text:p>166.10000000439</text:p>
              </table:table-cell>
              <table:table-cell office:value-type="float" office:value="167.616382602491">
                <text:p>167.616382602491</text:p>
              </table:table-cell>
              <table:table-cell office:value-type="float" office:value="0.0400000047754749">
                <text:p>0.040000004775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200000004394">
                <text:p>166.200000004394</text:p>
              </table:table-cell>
              <table:table-cell office:value-type="float" office:value="167.608025238825">
                <text:p>167.608025238825</text:p>
              </table:table-cell>
              <table:table-cell office:value-type="float" office:value="0.0400000047764422">
                <text:p>0.040000004776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300000004397">
                <text:p>166.300000004397</text:p>
              </table:table-cell>
              <table:table-cell office:value-type="float" office:value="167.599673030963">
                <text:p>167.599673030963</text:p>
              </table:table-cell>
              <table:table-cell office:value-type="float" office:value="0.0400000047774084">
                <text:p>0.040000004777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4000000044">
                <text:p>166.4000000044</text:p>
              </table:table-cell>
              <table:table-cell office:value-type="float" office:value="167.591325976451">
                <text:p>167.591325976451</text:p>
              </table:table-cell>
              <table:table-cell office:value-type="float" office:value="0.0400000047783734">
                <text:p>0.040000004778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500000004404">
                <text:p>166.500000004404</text:p>
              </table:table-cell>
              <table:table-cell office:value-type="float" office:value="167.582984072829">
                <text:p>167.582984072829</text:p>
              </table:table-cell>
              <table:table-cell office:value-type="float" office:value="0.0400000047793372">
                <text:p>0.040000004779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600000004407">
                <text:p>166.600000004407</text:p>
              </table:table-cell>
              <table:table-cell office:value-type="float" office:value="167.574647317637">
                <text:p>167.574647317637</text:p>
              </table:table-cell>
              <table:table-cell office:value-type="float" office:value="0.0400000047803">
                <text:p>0.040000004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70000000441">
                <text:p>166.70000000441</text:p>
              </table:table-cell>
              <table:table-cell office:value-type="float" office:value="167.566315708404">
                <text:p>167.566315708404</text:p>
              </table:table-cell>
              <table:table-cell office:value-type="float" office:value="0.0400000047812616">
                <text:p>0.040000004781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800000004414">
                <text:p>166.800000004414</text:p>
              </table:table-cell>
              <table:table-cell office:value-type="float" office:value="167.557989242664">
                <text:p>167.557989242664</text:p>
              </table:table-cell>
              <table:table-cell office:value-type="float" office:value="0.0400000047822221">
                <text:p>0.040000004782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.900000004417">
                <text:p>166.900000004417</text:p>
              </table:table-cell>
              <table:table-cell office:value-type="float" office:value="167.54966791794">
                <text:p>167.54966791794</text:p>
              </table:table-cell>
              <table:table-cell office:value-type="float" office:value="0.0400000047831815">
                <text:p>0.040000004783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00000000442">
                <text:p>167.00000000442</text:p>
              </table:table-cell>
              <table:table-cell office:value-type="float" office:value="167.541351731753">
                <text:p>167.541351731753</text:p>
              </table:table-cell>
              <table:table-cell office:value-type="float" office:value="0.0400000047841399">
                <text:p>0.040000004784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100000004424">
                <text:p>167.100000004424</text:p>
              </table:table-cell>
              <table:table-cell office:value-type="float" office:value="167.533040681619">
                <text:p>167.533040681619</text:p>
              </table:table-cell>
              <table:table-cell office:value-type="float" office:value="0.0400000047850971">
                <text:p>0.040000004785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200000004427">
                <text:p>167.200000004427</text:p>
              </table:table-cell>
              <table:table-cell office:value-type="float" office:value="167.52473476505">
                <text:p>167.52473476505</text:p>
              </table:table-cell>
              <table:table-cell office:value-type="float" office:value="0.0400000047860531">
                <text:p>0.040000004786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30000000443">
                <text:p>167.30000000443</text:p>
              </table:table-cell>
              <table:table-cell office:value-type="float" office:value="167.516433979554">
                <text:p>167.516433979554</text:p>
              </table:table-cell>
              <table:table-cell office:value-type="float" office:value="0.0400000047870081">
                <text:p>0.0400000047870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400000004434">
                <text:p>167.400000004434</text:p>
              </table:table-cell>
              <table:table-cell office:value-type="float" office:value="167.508138322636">
                <text:p>167.508138322636</text:p>
              </table:table-cell>
              <table:table-cell office:value-type="float" office:value="0.0400000047879619">
                <text:p>0.0400000047879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500000004437">
                <text:p>167.500000004437</text:p>
              </table:table-cell>
              <table:table-cell office:value-type="float" office:value="167.499847791797">
                <text:p>167.499847791797</text:p>
              </table:table-cell>
              <table:table-cell office:value-type="float" office:value="0.0400000047889147">
                <text:p>0.0400000047889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60000000444">
                <text:p>167.60000000444</text:p>
              </table:table-cell>
              <table:table-cell office:value-type="float" office:value="167.491562384532">
                <text:p>167.491562384532</text:p>
              </table:table-cell>
              <table:table-cell office:value-type="float" office:value="0.0400000047898663">
                <text:p>0.040000004789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700000004444">
                <text:p>167.700000004444</text:p>
              </table:table-cell>
              <table:table-cell office:value-type="float" office:value="167.483282098332">
                <text:p>167.483282098332</text:p>
              </table:table-cell>
              <table:table-cell office:value-type="float" office:value="0.0400000047908168">
                <text:p>0.0400000047908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800000004447">
                <text:p>167.800000004447</text:p>
              </table:table-cell>
              <table:table-cell office:value-type="float" office:value="167.475006930688">
                <text:p>167.475006930688</text:p>
              </table:table-cell>
              <table:table-cell office:value-type="float" office:value="0.0400000047917663">
                <text:p>0.0400000047917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.90000000445">
                <text:p>167.90000000445</text:p>
              </table:table-cell>
              <table:table-cell office:value-type="float" office:value="167.466736879081">
                <text:p>167.466736879081</text:p>
              </table:table-cell>
              <table:table-cell office:value-type="float" office:value="0.0400000047927146">
                <text:p>0.0400000047927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000000004453">
                <text:p>168.000000004453</text:p>
              </table:table-cell>
              <table:table-cell office:value-type="float" office:value="167.458471940992">
                <text:p>167.458471940992</text:p>
              </table:table-cell>
              <table:table-cell office:value-type="float" office:value="0.0400000047936618">
                <text:p>0.0400000047936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100000004457">
                <text:p>168.100000004457</text:p>
              </table:table-cell>
              <table:table-cell office:value-type="float" office:value="167.450212113899">
                <text:p>167.450212113899</text:p>
              </table:table-cell>
              <table:table-cell office:value-type="float" office:value="0.0400000047946079">
                <text:p>0.040000004794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20000000446">
                <text:p>168.20000000446</text:p>
              </table:table-cell>
              <table:table-cell office:value-type="float" office:value="167.441957395272">
                <text:p>167.441957395272</text:p>
              </table:table-cell>
              <table:table-cell office:value-type="float" office:value="0.0400000047955529">
                <text:p>0.040000004795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300000004463">
                <text:p>168.300000004463</text:p>
              </table:table-cell>
              <table:table-cell office:value-type="float" office:value="167.433707782581">
                <text:p>167.433707782581</text:p>
              </table:table-cell>
              <table:table-cell office:value-type="float" office:value="0.0400000047964967">
                <text:p>0.0400000047964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400000004467">
                <text:p>168.400000004467</text:p>
              </table:table-cell>
              <table:table-cell office:value-type="float" office:value="167.42546327329">
                <text:p>167.42546327329</text:p>
              </table:table-cell>
              <table:table-cell office:value-type="float" office:value="0.0400000047974395">
                <text:p>0.0400000047974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50000000447">
                <text:p>168.50000000447</text:p>
              </table:table-cell>
              <table:table-cell office:value-type="float" office:value="167.417223864862">
                <text:p>167.417223864862</text:p>
              </table:table-cell>
              <table:table-cell office:value-type="float" office:value="0.0400000047983812">
                <text:p>0.0400000047983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600000004473">
                <text:p>168.600000004473</text:p>
              </table:table-cell>
              <table:table-cell office:value-type="float" office:value="167.408989554751">
                <text:p>167.408989554751</text:p>
              </table:table-cell>
              <table:table-cell office:value-type="float" office:value="0.0400000047993219">
                <text:p>0.040000004799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700000004477">
                <text:p>168.700000004477</text:p>
              </table:table-cell>
              <table:table-cell office:value-type="float" office:value="167.400760340413">
                <text:p>167.400760340413</text:p>
              </table:table-cell>
              <table:table-cell office:value-type="float" office:value="0.0400000048002613">
                <text:p>0.0400000048002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80000000448">
                <text:p>168.80000000448</text:p>
              </table:table-cell>
              <table:table-cell office:value-type="float" office:value="167.392536219295">
                <text:p>167.392536219295</text:p>
              </table:table-cell>
              <table:table-cell office:value-type="float" office:value="0.0400000048011998">
                <text:p>0.040000004801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.900000004483">
                <text:p>168.900000004483</text:p>
              </table:table-cell>
              <table:table-cell office:value-type="float" office:value="167.384317188846">
                <text:p>167.384317188846</text:p>
              </table:table-cell>
              <table:table-cell office:value-type="float" office:value="0.0400000048021371">
                <text:p>0.040000004802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000000004487">
                <text:p>169.000000004487</text:p>
              </table:table-cell>
              <table:table-cell office:value-type="float" office:value="167.376103246507">
                <text:p>167.376103246507</text:p>
              </table:table-cell>
              <table:table-cell office:value-type="float" office:value="0.0400000048030734">
                <text:p>0.04000000480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10000000449">
                <text:p>169.10000000449</text:p>
              </table:table-cell>
              <table:table-cell office:value-type="float" office:value="167.367894389715">
                <text:p>167.367894389715</text:p>
              </table:table-cell>
              <table:table-cell office:value-type="float" office:value="0.0400000048040085">
                <text:p>0.040000004804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200000004493">
                <text:p>169.200000004493</text:p>
              </table:table-cell>
              <table:table-cell office:value-type="float" office:value="167.359690615906">
                <text:p>167.359690615906</text:p>
              </table:table-cell>
              <table:table-cell office:value-type="float" office:value="0.0400000048049426">
                <text:p>0.040000004804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300000004497">
                <text:p>169.300000004497</text:p>
              </table:table-cell>
              <table:table-cell office:value-type="float" office:value="167.351491922511">
                <text:p>167.351491922511</text:p>
              </table:table-cell>
              <table:table-cell office:value-type="float" office:value="0.0400000048058756">
                <text:p>0.040000004805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4000000045">
                <text:p>169.4000000045</text:p>
              </table:table-cell>
              <table:table-cell office:value-type="float" office:value="167.343298306959">
                <text:p>167.343298306959</text:p>
              </table:table-cell>
              <table:table-cell office:value-type="float" office:value="0.0400000048068076">
                <text:p>0.040000004806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500000004503">
                <text:p>169.500000004503</text:p>
              </table:table-cell>
              <table:table-cell office:value-type="float" office:value="167.335109766671">
                <text:p>167.335109766671</text:p>
              </table:table-cell>
              <table:table-cell office:value-type="float" office:value="0.0400000048077383">
                <text:p>0.0400000048077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600000004507">
                <text:p>169.600000004507</text:p>
              </table:table-cell>
              <table:table-cell office:value-type="float" office:value="167.326926299071">
                <text:p>167.326926299071</text:p>
              </table:table-cell>
              <table:table-cell office:value-type="float" office:value="0.0400000048086681">
                <text:p>0.040000004808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70000000451">
                <text:p>169.70000000451</text:p>
              </table:table-cell>
              <table:table-cell office:value-type="float" office:value="167.318747901574">
                <text:p>167.318747901574</text:p>
              </table:table-cell>
              <table:table-cell office:value-type="float" office:value="0.0400000048095968">
                <text:p>0.040000004809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800000004513">
                <text:p>169.800000004513</text:p>
              </table:table-cell>
              <table:table-cell office:value-type="float" office:value="167.310574571594">
                <text:p>167.310574571594</text:p>
              </table:table-cell>
              <table:table-cell office:value-type="float" office:value="0.0400000048105244">
                <text:p>0.0400000048105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.900000004517">
                <text:p>169.900000004517</text:p>
              </table:table-cell>
              <table:table-cell office:value-type="float" office:value="167.302406306541">
                <text:p>167.302406306541</text:p>
              </table:table-cell>
              <table:table-cell office:value-type="float" office:value="0.0400000048114508">
                <text:p>0.040000004811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00000000452">
                <text:p>170.00000000452</text:p>
              </table:table-cell>
              <table:table-cell office:value-type="float" office:value="167.29424310382">
                <text:p>167.29424310382</text:p>
              </table:table-cell>
              <table:table-cell office:value-type="float" office:value="0.0400000048123762">
                <text:p>0.0400000048123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100000004523">
                <text:p>170.100000004523</text:p>
              </table:table-cell>
              <table:table-cell office:value-type="float" office:value="167.286084960838">
                <text:p>167.286084960838</text:p>
              </table:table-cell>
              <table:table-cell office:value-type="float" office:value="0.0400000048133006">
                <text:p>0.040000004813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200000004527">
                <text:p>170.200000004527</text:p>
              </table:table-cell>
              <table:table-cell office:value-type="float" office:value="167.27793187499">
                <text:p>167.27793187499</text:p>
              </table:table-cell>
              <table:table-cell office:value-type="float" office:value="0.0400000048142239">
                <text:p>0.0400000048142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30000000453">
                <text:p>170.30000000453</text:p>
              </table:table-cell>
              <table:table-cell office:value-type="float" office:value="167.269783843676">
                <text:p>167.269783843676</text:p>
              </table:table-cell>
              <table:table-cell office:value-type="float" office:value="0.0400000048151462">
                <text:p>0.040000004815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400000004533">
                <text:p>170.400000004533</text:p>
              </table:table-cell>
              <table:table-cell office:value-type="float" office:value="167.261640864286">
                <text:p>167.261640864286</text:p>
              </table:table-cell>
              <table:table-cell office:value-type="float" office:value="0.0400000048160674">
                <text:p>0.040000004816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500000004536">
                <text:p>170.500000004536</text:p>
              </table:table-cell>
              <table:table-cell office:value-type="float" office:value="167.253502934212">
                <text:p>167.253502934212</text:p>
              </table:table-cell>
              <table:table-cell office:value-type="float" office:value="0.0400000048169875">
                <text:p>0.040000004816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60000000454">
                <text:p>170.60000000454</text:p>
              </table:table-cell>
              <table:table-cell office:value-type="float" office:value="167.245370050838">
                <text:p>167.245370050838</text:p>
              </table:table-cell>
              <table:table-cell office:value-type="float" office:value="0.0400000048179065">
                <text:p>0.040000004817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700000004543">
                <text:p>170.700000004543</text:p>
              </table:table-cell>
              <table:table-cell office:value-type="float" office:value="167.237242211549">
                <text:p>167.237242211549</text:p>
              </table:table-cell>
              <table:table-cell office:value-type="float" office:value="0.0400000048188244">
                <text:p>0.0400000048188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800000004546">
                <text:p>170.800000004546</text:p>
              </table:table-cell>
              <table:table-cell office:value-type="float" office:value="167.229119413723">
                <text:p>167.229119413723</text:p>
              </table:table-cell>
              <table:table-cell office:value-type="float" office:value="0.0400000048197414">
                <text:p>0.040000004819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.90000000455">
                <text:p>170.90000000455</text:p>
              </table:table-cell>
              <table:table-cell office:value-type="float" office:value="167.221001654737">
                <text:p>167.221001654737</text:p>
              </table:table-cell>
              <table:table-cell office:value-type="float" office:value="0.0400000048206572">
                <text:p>0.0400000048206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000000004553">
                <text:p>171.000000004553</text:p>
              </table:table-cell>
              <table:table-cell office:value-type="float" office:value="167.212888931964">
                <text:p>167.212888931964</text:p>
              </table:table-cell>
              <table:table-cell office:value-type="float" office:value="0.040000004821572">
                <text:p>0.04000000482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100000004556">
                <text:p>171.100000004556</text:p>
              </table:table-cell>
              <table:table-cell office:value-type="float" office:value="167.204781242774">
                <text:p>167.204781242774</text:p>
              </table:table-cell>
              <table:table-cell office:value-type="float" office:value="0.0400000048224857">
                <text:p>0.040000004822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20000000456">
                <text:p>171.20000000456</text:p>
              </table:table-cell>
              <table:table-cell office:value-type="float" office:value="167.196678584533">
                <text:p>167.196678584533</text:p>
              </table:table-cell>
              <table:table-cell office:value-type="float" office:value="0.0400000048233984">
                <text:p>0.0400000048233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300000004563">
                <text:p>171.300000004563</text:p>
              </table:table-cell>
              <table:table-cell office:value-type="float" office:value="167.188580954606">
                <text:p>167.188580954606</text:p>
              </table:table-cell>
              <table:table-cell office:value-type="float" office:value="0.04000000482431">
                <text:p>0.04000000482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400000004566">
                <text:p>171.400000004566</text:p>
              </table:table-cell>
              <table:table-cell office:value-type="float" office:value="167.180488350353">
                <text:p>167.180488350353</text:p>
              </table:table-cell>
              <table:table-cell office:value-type="float" office:value="0.0400000048252206">
                <text:p>0.040000004825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50000000457">
                <text:p>171.50000000457</text:p>
              </table:table-cell>
              <table:table-cell office:value-type="float" office:value="167.17240076913">
                <text:p>167.17240076913</text:p>
              </table:table-cell>
              <table:table-cell office:value-type="float" office:value="0.0400000048261301">
                <text:p>0.040000004826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600000004573">
                <text:p>171.600000004573</text:p>
              </table:table-cell>
              <table:table-cell office:value-type="float" office:value="167.164318208291">
                <text:p>167.164318208291</text:p>
              </table:table-cell>
              <table:table-cell office:value-type="float" office:value="0.0400000048270384">
                <text:p>0.040000004827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700000004576">
                <text:p>171.700000004576</text:p>
              </table:table-cell>
              <table:table-cell office:value-type="float" office:value="167.15624066519">
                <text:p>167.15624066519</text:p>
              </table:table-cell>
              <table:table-cell office:value-type="float" office:value="0.0400000048279458">
                <text:p>0.040000004827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80000000458">
                <text:p>171.80000000458</text:p>
              </table:table-cell>
              <table:table-cell office:value-type="float" office:value="167.148168137172">
                <text:p>167.148168137172</text:p>
              </table:table-cell>
              <table:table-cell office:value-type="float" office:value="0.0400000048288522">
                <text:p>0.040000004828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.900000004583">
                <text:p>171.900000004583</text:p>
              </table:table-cell>
              <table:table-cell office:value-type="float" office:value="167.140100621583">
                <text:p>167.140100621583</text:p>
              </table:table-cell>
              <table:table-cell office:value-type="float" office:value="0.0400000048297575">
                <text:p>0.040000004829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000000004586">
                <text:p>172.000000004586</text:p>
              </table:table-cell>
              <table:table-cell office:value-type="float" office:value="167.132038115765">
                <text:p>167.132038115765</text:p>
              </table:table-cell>
              <table:table-cell office:value-type="float" office:value="0.0400000048306617">
                <text:p>0.0400000048306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10000000459">
                <text:p>172.10000000459</text:p>
              </table:table-cell>
              <table:table-cell office:value-type="float" office:value="167.123980617056">
                <text:p>167.123980617056</text:p>
              </table:table-cell>
              <table:table-cell office:value-type="float" office:value="0.040000004831565">
                <text:p>0.04000000483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200000004593">
                <text:p>172.200000004593</text:p>
              </table:table-cell>
              <table:table-cell office:value-type="float" office:value="167.115928122793">
                <text:p>167.115928122793</text:p>
              </table:table-cell>
              <table:table-cell office:value-type="float" office:value="0.0400000048324671">
                <text:p>0.040000004832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300000004596">
                <text:p>172.300000004596</text:p>
              </table:table-cell>
              <table:table-cell office:value-type="float" office:value="167.107880630305">
                <text:p>167.107880630305</text:p>
              </table:table-cell>
              <table:table-cell office:value-type="float" office:value="0.0400000048333682">
                <text:p>0.040000004833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4000000046">
                <text:p>172.4000000046</text:p>
              </table:table-cell>
              <table:table-cell office:value-type="float" office:value="167.099838136929">
                <text:p>167.099838136929</text:p>
              </table:table-cell>
              <table:table-cell office:value-type="float" office:value="0.0400000048342683">
                <text:p>0.040000004834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500000004603">
                <text:p>172.500000004603</text:p>
              </table:table-cell>
              <table:table-cell office:value-type="float" office:value="167.091800639988">
                <text:p>167.091800639988</text:p>
              </table:table-cell>
              <table:table-cell office:value-type="float" office:value="0.0400000048351674">
                <text:p>0.040000004835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600000004606">
                <text:p>172.600000004606</text:p>
              </table:table-cell>
              <table:table-cell office:value-type="float" office:value="167.083768136807">
                <text:p>167.083768136807</text:p>
              </table:table-cell>
              <table:table-cell office:value-type="float" office:value="0.0400000048360655">
                <text:p>0.0400000048360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70000000461">
                <text:p>172.70000000461</text:p>
              </table:table-cell>
              <table:table-cell office:value-type="float" office:value="167.075740624707">
                <text:p>167.075740624707</text:p>
              </table:table-cell>
              <table:table-cell office:value-type="float" office:value="0.0400000048369625">
                <text:p>0.0400000048369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800000004613">
                <text:p>172.800000004613</text:p>
              </table:table-cell>
              <table:table-cell office:value-type="float" office:value="167.067718101005">
                <text:p>167.067718101005</text:p>
              </table:table-cell>
              <table:table-cell office:value-type="float" office:value="0.0400000048378584">
                <text:p>0.0400000048378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.900000004616">
                <text:p>172.900000004616</text:p>
              </table:table-cell>
              <table:table-cell office:value-type="float" office:value="167.059700563019">
                <text:p>167.059700563019</text:p>
              </table:table-cell>
              <table:table-cell office:value-type="float" office:value="0.0400000048387533">
                <text:p>0.0400000048387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000000004619">
                <text:p>173.000000004619</text:p>
              </table:table-cell>
              <table:table-cell office:value-type="float" office:value="167.051688008062">
                <text:p>167.051688008062</text:p>
              </table:table-cell>
              <table:table-cell office:value-type="float" office:value="0.0400000048396474">
                <text:p>0.0400000048396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100000004623">
                <text:p>173.100000004623</text:p>
              </table:table-cell>
              <table:table-cell office:value-type="float" office:value="167.043680433441">
                <text:p>167.043680433441</text:p>
              </table:table-cell>
              <table:table-cell office:value-type="float" office:value="0.0400000048405403">
                <text:p>0.0400000048405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200000004626">
                <text:p>173.200000004626</text:p>
              </table:table-cell>
              <table:table-cell office:value-type="float" office:value="167.035677836466">
                <text:p>167.035677836466</text:p>
              </table:table-cell>
              <table:table-cell office:value-type="float" office:value="0.0400000048414321">
                <text:p>0.0400000048414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300000004629">
                <text:p>173.300000004629</text:p>
              </table:table-cell>
              <table:table-cell office:value-type="float" office:value="167.027680214439">
                <text:p>167.027680214439</text:p>
              </table:table-cell>
              <table:table-cell office:value-type="float" office:value="0.0400000048423229">
                <text:p>0.040000004842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400000004633">
                <text:p>173.400000004633</text:p>
              </table:table-cell>
              <table:table-cell office:value-type="float" office:value="167.019687564665">
                <text:p>167.019687564665</text:p>
              </table:table-cell>
              <table:table-cell office:value-type="float" office:value="0.0400000048432127">
                <text:p>0.040000004843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500000004636">
                <text:p>173.500000004636</text:p>
              </table:table-cell>
              <table:table-cell office:value-type="float" office:value="167.011699884439">
                <text:p>167.011699884439</text:p>
              </table:table-cell>
              <table:table-cell office:value-type="float" office:value="0.0400000048441016">
                <text:p>0.040000004844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600000004639">
                <text:p>173.600000004639</text:p>
              </table:table-cell>
              <table:table-cell office:value-type="float" office:value="167.00371717106">
                <text:p>167.00371717106</text:p>
              </table:table-cell>
              <table:table-cell office:value-type="float" office:value="0.0400000048449893">
                <text:p>0.0400000048449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700000004643">
                <text:p>173.700000004643</text:p>
              </table:table-cell>
              <table:table-cell office:value-type="float" office:value="166.99573942182">
                <text:p>166.99573942182</text:p>
              </table:table-cell>
              <table:table-cell office:value-type="float" office:value="0.040000004845876">
                <text:p>0.04000000484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800000004646">
                <text:p>173.800000004646</text:p>
              </table:table-cell>
              <table:table-cell office:value-type="float" office:value="166.987766634011">
                <text:p>166.987766634011</text:p>
              </table:table-cell>
              <table:table-cell office:value-type="float" office:value="0.0400000048467618">
                <text:p>0.040000004846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.900000004649">
                <text:p>173.900000004649</text:p>
              </table:table-cell>
              <table:table-cell office:value-type="float" office:value="166.979798804921">
                <text:p>166.979798804921</text:p>
              </table:table-cell>
              <table:table-cell office:value-type="float" office:value="0.0400000048476465">
                <text:p>0.0400000048476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000000004653">
                <text:p>174.000000004653</text:p>
              </table:table-cell>
              <table:table-cell office:value-type="float" office:value="166.971835931836">
                <text:p>166.971835931836</text:p>
              </table:table-cell>
              <table:table-cell office:value-type="float" office:value="0.0400000048485302">
                <text:p>0.0400000048485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100000004656">
                <text:p>174.100000004656</text:p>
              </table:table-cell>
              <table:table-cell office:value-type="float" office:value="166.963878012037">
                <text:p>166.963878012037</text:p>
              </table:table-cell>
              <table:table-cell office:value-type="float" office:value="0.0400000048494128">
                <text:p>0.040000004849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200000004659">
                <text:p>174.200000004659</text:p>
              </table:table-cell>
              <table:table-cell office:value-type="float" office:value="166.955925042807">
                <text:p>166.955925042807</text:p>
              </table:table-cell>
              <table:table-cell office:value-type="float" office:value="0.0400000048502944">
                <text:p>0.040000004850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300000004663">
                <text:p>174.300000004663</text:p>
              </table:table-cell>
              <table:table-cell office:value-type="float" office:value="166.947977021424">
                <text:p>166.947977021424</text:p>
              </table:table-cell>
              <table:table-cell office:value-type="float" office:value="0.040000004851175">
                <text:p>0.04000000485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400000004666">
                <text:p>174.400000004666</text:p>
              </table:table-cell>
              <table:table-cell office:value-type="float" office:value="166.940033945163">
                <text:p>166.940033945163</text:p>
              </table:table-cell>
              <table:table-cell office:value-type="float" office:value="0.0400000048520548">
                <text:p>0.040000004852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500000004669">
                <text:p>174.500000004669</text:p>
              </table:table-cell>
              <table:table-cell office:value-type="float" office:value="166.932095811295">
                <text:p>166.932095811295</text:p>
              </table:table-cell>
              <table:table-cell office:value-type="float" office:value="0.0400000048529335">
                <text:p>0.0400000048529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600000004673">
                <text:p>174.600000004673</text:p>
              </table:table-cell>
              <table:table-cell office:value-type="float" office:value="166.924162617092">
                <text:p>166.924162617092</text:p>
              </table:table-cell>
              <table:table-cell office:value-type="float" office:value="0.040000004853811">
                <text:p>0.04000000485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700000004676">
                <text:p>174.700000004676</text:p>
              </table:table-cell>
              <table:table-cell office:value-type="float" office:value="166.916234359821">
                <text:p>166.916234359821</text:p>
              </table:table-cell>
              <table:table-cell office:value-type="float" office:value="0.0400000048546877">
                <text:p>0.0400000048546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800000004679">
                <text:p>174.800000004679</text:p>
              </table:table-cell>
              <table:table-cell office:value-type="float" office:value="166.908311036749">
                <text:p>166.908311036749</text:p>
              </table:table-cell>
              <table:table-cell office:value-type="float" office:value="0.0400000048555633">
                <text:p>0.0400000048555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.900000004683">
                <text:p>174.900000004683</text:p>
              </table:table-cell>
              <table:table-cell office:value-type="float" office:value="166.900392645137">
                <text:p>166.900392645137</text:p>
              </table:table-cell>
              <table:table-cell office:value-type="float" office:value="0.0400000048564379">
                <text:p>0.0400000048564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000000004686">
                <text:p>175.000000004686</text:p>
              </table:table-cell>
              <table:table-cell office:value-type="float" office:value="166.892479182245">
                <text:p>166.892479182245</text:p>
              </table:table-cell>
              <table:table-cell office:value-type="float" office:value="0.0400000048573116">
                <text:p>0.040000004857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100000004689">
                <text:p>175.100000004689</text:p>
              </table:table-cell>
              <table:table-cell office:value-type="float" office:value="166.884570645334">
                <text:p>166.884570645334</text:p>
              </table:table-cell>
              <table:table-cell office:value-type="float" office:value="0.0400000048581842">
                <text:p>0.040000004858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200000004693">
                <text:p>175.200000004693</text:p>
              </table:table-cell>
              <table:table-cell office:value-type="float" office:value="166.876667031658">
                <text:p>166.876667031658</text:p>
              </table:table-cell>
              <table:table-cell office:value-type="float" office:value="0.0400000048590558">
                <text:p>0.0400000048590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300000004696">
                <text:p>175.300000004696</text:p>
              </table:table-cell>
              <table:table-cell office:value-type="float" office:value="166.868768338471">
                <text:p>166.868768338471</text:p>
              </table:table-cell>
              <table:table-cell office:value-type="float" office:value="0.0400000048599264">
                <text:p>0.0400000048599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400000004699">
                <text:p>175.400000004699</text:p>
              </table:table-cell>
              <table:table-cell office:value-type="float" office:value="166.860874563022">
                <text:p>166.860874563022</text:p>
              </table:table-cell>
              <table:table-cell office:value-type="float" office:value="0.040000004860796">
                <text:p>0.04000000486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500000004702">
                <text:p>175.500000004702</text:p>
              </table:table-cell>
              <table:table-cell office:value-type="float" office:value="166.852985702564">
                <text:p>166.852985702564</text:p>
              </table:table-cell>
              <table:table-cell office:value-type="float" office:value="0.0400000048616647">
                <text:p>0.040000004861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600000004706">
                <text:p>175.600000004706</text:p>
              </table:table-cell>
              <table:table-cell office:value-type="float" office:value="166.845101754339">
                <text:p>166.845101754339</text:p>
              </table:table-cell>
              <table:table-cell office:value-type="float" office:value="0.0400000048625323">
                <text:p>0.040000004862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700000004709">
                <text:p>175.700000004709</text:p>
              </table:table-cell>
              <table:table-cell office:value-type="float" office:value="166.837222715592">
                <text:p>166.837222715592</text:p>
              </table:table-cell>
              <table:table-cell office:value-type="float" office:value="0.040000004863399">
                <text:p>0.04000000486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800000004712">
                <text:p>175.800000004712</text:p>
              </table:table-cell>
              <table:table-cell office:value-type="float" office:value="166.829348583566">
                <text:p>166.829348583566</text:p>
              </table:table-cell>
              <table:table-cell office:value-type="float" office:value="0.0400000048642647">
                <text:p>0.040000004864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.900000004716">
                <text:p>175.900000004716</text:p>
              </table:table-cell>
              <table:table-cell office:value-type="float" office:value="166.8214793555">
                <text:p>166.8214793555</text:p>
              </table:table-cell>
              <table:table-cell office:value-type="float" office:value="0.0400000048651294">
                <text:p>0.040000004865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000000004719">
                <text:p>176.000000004719</text:p>
              </table:table-cell>
              <table:table-cell office:value-type="float" office:value="166.81361502863">
                <text:p>166.81361502863</text:p>
              </table:table-cell>
              <table:table-cell office:value-type="float" office:value="0.0400000048659931">
                <text:p>0.040000004865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100000004722">
                <text:p>176.100000004722</text:p>
              </table:table-cell>
              <table:table-cell office:value-type="float" office:value="166.805755600192">
                <text:p>166.805755600192</text:p>
              </table:table-cell>
              <table:table-cell office:value-type="float" office:value="0.0400000048668557">
                <text:p>0.040000004866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200000004726">
                <text:p>176.200000004726</text:p>
              </table:table-cell>
              <table:table-cell office:value-type="float" office:value="166.79790106742">
                <text:p>166.79790106742</text:p>
              </table:table-cell>
              <table:table-cell office:value-type="float" office:value="0.0400000048677175">
                <text:p>0.0400000048677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300000004729">
                <text:p>176.300000004729</text:p>
              </table:table-cell>
              <table:table-cell office:value-type="float" office:value="166.790051427543">
                <text:p>166.790051427543</text:p>
              </table:table-cell>
              <table:table-cell office:value-type="float" office:value="0.0400000048685782">
                <text:p>0.0400000048685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400000004732">
                <text:p>176.400000004732</text:p>
              </table:table-cell>
              <table:table-cell office:value-type="float" office:value="166.78220667779">
                <text:p>166.78220667779</text:p>
              </table:table-cell>
              <table:table-cell office:value-type="float" office:value="0.040000004869438">
                <text:p>0.040000004869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500000004736">
                <text:p>176.500000004736</text:p>
              </table:table-cell>
              <table:table-cell office:value-type="float" office:value="166.774366815385">
                <text:p>166.774366815385</text:p>
              </table:table-cell>
              <table:table-cell office:value-type="float" office:value="0.0400000048702967">
                <text:p>0.0400000048702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600000004739">
                <text:p>176.600000004739</text:p>
              </table:table-cell>
              <table:table-cell office:value-type="float" office:value="166.766531837557">
                <text:p>166.766531837557</text:p>
              </table:table-cell>
              <table:table-cell office:value-type="float" office:value="0.0400000048711545">
                <text:p>0.040000004871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700000004742">
                <text:p>176.700000004742</text:p>
              </table:table-cell>
              <table:table-cell office:value-type="float" office:value="166.758701741526">
                <text:p>166.758701741526</text:p>
              </table:table-cell>
              <table:table-cell office:value-type="float" office:value="0.0400000048720113">
                <text:p>0.0400000048720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800000004746">
                <text:p>176.800000004746</text:p>
              </table:table-cell>
              <table:table-cell office:value-type="float" office:value="166.750876524511">
                <text:p>166.750876524511</text:p>
              </table:table-cell>
              <table:table-cell office:value-type="float" office:value="0.0400000048728672">
                <text:p>0.04000000487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.900000004749">
                <text:p>176.900000004749</text:p>
              </table:table-cell>
              <table:table-cell office:value-type="float" office:value="166.74305618373">
                <text:p>166.74305618373</text:p>
              </table:table-cell>
              <table:table-cell office:value-type="float" office:value="0.040000004873722">
                <text:p>0.04000000487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000000004752">
                <text:p>177.000000004752</text:p>
              </table:table-cell>
              <table:table-cell office:value-type="float" office:value="166.7352407164">
                <text:p>166.7352407164</text:p>
              </table:table-cell>
              <table:table-cell office:value-type="float" office:value="0.0400000048745759">
                <text:p>0.040000004874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100000004756">
                <text:p>177.100000004756</text:p>
              </table:table-cell>
              <table:table-cell office:value-type="float" office:value="166.727430119734">
                <text:p>166.727430119734</text:p>
              </table:table-cell>
              <table:table-cell office:value-type="float" office:value="0.0400000048754288">
                <text:p>0.040000004875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200000004759">
                <text:p>177.200000004759</text:p>
              </table:table-cell>
              <table:table-cell office:value-type="float" office:value="166.719624390944">
                <text:p>166.719624390944</text:p>
              </table:table-cell>
              <table:table-cell office:value-type="float" office:value="0.0400000048762807">
                <text:p>0.040000004876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300000004762">
                <text:p>177.300000004762</text:p>
              </table:table-cell>
              <table:table-cell office:value-type="float" office:value="166.711823527239">
                <text:p>166.711823527239</text:p>
              </table:table-cell>
              <table:table-cell office:value-type="float" office:value="0.0400000048771317">
                <text:p>0.040000004877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400000004766">
                <text:p>177.400000004766</text:p>
              </table:table-cell>
              <table:table-cell office:value-type="float" office:value="166.704027525827">
                <text:p>166.704027525827</text:p>
              </table:table-cell>
              <table:table-cell office:value-type="float" office:value="0.0400000048779816">
                <text:p>0.040000004877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500000004769">
                <text:p>177.500000004769</text:p>
              </table:table-cell>
              <table:table-cell office:value-type="float" office:value="166.696236383914">
                <text:p>166.696236383914</text:p>
              </table:table-cell>
              <table:table-cell office:value-type="float" office:value="0.0400000048788307">
                <text:p>0.0400000048788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600000004772">
                <text:p>177.600000004772</text:p>
              </table:table-cell>
              <table:table-cell office:value-type="float" office:value="166.6884500987">
                <text:p>166.6884500987</text:p>
              </table:table-cell>
              <table:table-cell office:value-type="float" office:value="0.0400000048796786">
                <text:p>0.040000004879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700000004775">
                <text:p>177.700000004775</text:p>
              </table:table-cell>
              <table:table-cell office:value-type="float" office:value="166.680668667394">
                <text:p>166.680668667394</text:p>
              </table:table-cell>
              <table:table-cell office:value-type="float" office:value="0.0400000048805256">
                <text:p>0.040000004880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800000004779">
                <text:p>177.800000004779</text:p>
              </table:table-cell>
              <table:table-cell office:value-type="float" office:value="166.672892087193">
                <text:p>166.672892087193</text:p>
              </table:table-cell>
              <table:table-cell office:value-type="float" office:value="0.0400000048813718">
                <text:p>0.040000004881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.900000004782">
                <text:p>177.900000004782</text:p>
              </table:table-cell>
              <table:table-cell office:value-type="float" office:value="166.665120355295">
                <text:p>166.665120355295</text:p>
              </table:table-cell>
              <table:table-cell office:value-type="float" office:value="0.040000004882217">
                <text:p>0.04000000488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000000004785">
                <text:p>178.000000004785</text:p>
              </table:table-cell>
              <table:table-cell office:value-type="float" office:value="166.657353468895">
                <text:p>166.657353468895</text:p>
              </table:table-cell>
              <table:table-cell office:value-type="float" office:value="0.0400000048830613">
                <text:p>0.040000004883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100000004789">
                <text:p>178.100000004789</text:p>
              </table:table-cell>
              <table:table-cell office:value-type="float" office:value="166.649591425187">
                <text:p>166.649591425187</text:p>
              </table:table-cell>
              <table:table-cell office:value-type="float" office:value="0.0400000048839045">
                <text:p>0.0400000048839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200000004792">
                <text:p>178.200000004792</text:p>
              </table:table-cell>
              <table:table-cell office:value-type="float" office:value="166.641834221364">
                <text:p>166.641834221364</text:p>
              </table:table-cell>
              <table:table-cell office:value-type="float" office:value="0.0400000048847468">
                <text:p>0.040000004884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300000004795">
                <text:p>178.300000004795</text:p>
              </table:table-cell>
              <table:table-cell office:value-type="float" office:value="166.634081854618">
                <text:p>166.634081854618</text:p>
              </table:table-cell>
              <table:table-cell office:value-type="float" office:value="0.0400000048855881">
                <text:p>0.0400000048855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400000004799">
                <text:p>178.400000004799</text:p>
              </table:table-cell>
              <table:table-cell office:value-type="float" office:value="166.626334322137">
                <text:p>166.626334322137</text:p>
              </table:table-cell>
              <table:table-cell office:value-type="float" office:value="0.0400000048864285">
                <text:p>0.040000004886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500000004802">
                <text:p>178.500000004802</text:p>
              </table:table-cell>
              <table:table-cell office:value-type="float" office:value="166.618591621106">
                <text:p>166.618591621106</text:p>
              </table:table-cell>
              <table:table-cell office:value-type="float" office:value="0.040000004887268">
                <text:p>0.04000000488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600000004805">
                <text:p>178.600000004805</text:p>
              </table:table-cell>
              <table:table-cell office:value-type="float" office:value="166.610853748712">
                <text:p>166.610853748712</text:p>
              </table:table-cell>
              <table:table-cell office:value-type="float" office:value="0.0400000048881064">
                <text:p>0.040000004888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700000004809">
                <text:p>178.700000004809</text:p>
              </table:table-cell>
              <table:table-cell office:value-type="float" office:value="166.603120702138">
                <text:p>166.603120702138</text:p>
              </table:table-cell>
              <table:table-cell office:value-type="float" office:value="0.0400000048889439">
                <text:p>0.040000004888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800000004812">
                <text:p>178.800000004812</text:p>
              </table:table-cell>
              <table:table-cell office:value-type="float" office:value="166.595392478566">
                <text:p>166.595392478566</text:p>
              </table:table-cell>
              <table:table-cell office:value-type="float" office:value="0.0400000048897804">
                <text:p>0.0400000048897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.900000004815">
                <text:p>178.900000004815</text:p>
              </table:table-cell>
              <table:table-cell office:value-type="float" office:value="166.587669075174">
                <text:p>166.587669075174</text:p>
              </table:table-cell>
              <table:table-cell office:value-type="float" office:value="0.0400000048906161">
                <text:p>0.0400000048906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000000004819">
                <text:p>179.000000004819</text:p>
              </table:table-cell>
              <table:table-cell office:value-type="float" office:value="166.579950489143">
                <text:p>166.579950489143</text:p>
              </table:table-cell>
              <table:table-cell office:value-type="float" office:value="0.0400000048914507">
                <text:p>0.0400000048914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100000004822">
                <text:p>179.100000004822</text:p>
              </table:table-cell>
              <table:table-cell office:value-type="float" office:value="166.572236717647">
                <text:p>166.572236717647</text:p>
              </table:table-cell>
              <table:table-cell office:value-type="float" office:value="0.0400000048922844">
                <text:p>0.040000004892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200000004825">
                <text:p>179.200000004825</text:p>
              </table:table-cell>
              <table:table-cell office:value-type="float" office:value="166.564527757861">
                <text:p>166.564527757861</text:p>
              </table:table-cell>
              <table:table-cell office:value-type="float" office:value="0.0400000048931172">
                <text:p>0.040000004893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300000004829">
                <text:p>179.300000004829</text:p>
              </table:table-cell>
              <table:table-cell office:value-type="float" office:value="166.556823606959">
                <text:p>166.556823606959</text:p>
              </table:table-cell>
              <table:table-cell office:value-type="float" office:value="0.040000004893949">
                <text:p>0.040000004893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400000004832">
                <text:p>179.400000004832</text:p>
              </table:table-cell>
              <table:table-cell office:value-type="float" office:value="166.549124262112">
                <text:p>166.549124262112</text:p>
              </table:table-cell>
              <table:table-cell office:value-type="float" office:value="0.0400000048947799">
                <text:p>0.0400000048947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500000004835">
                <text:p>179.500000004835</text:p>
              </table:table-cell>
              <table:table-cell office:value-type="float" office:value="166.54142972049">
                <text:p>166.54142972049</text:p>
              </table:table-cell>
              <table:table-cell office:value-type="float" office:value="0.0400000048956099">
                <text:p>0.0400000048956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600000004839">
                <text:p>179.600000004839</text:p>
              </table:table-cell>
              <table:table-cell office:value-type="float" office:value="166.533739979257">
                <text:p>166.533739979257</text:p>
              </table:table-cell>
              <table:table-cell office:value-type="float" office:value="0.0400000048964388">
                <text:p>0.0400000048964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700000004842">
                <text:p>179.700000004842</text:p>
              </table:table-cell>
              <table:table-cell office:value-type="float" office:value="166.526055035586">
                <text:p>166.526055035586</text:p>
              </table:table-cell>
              <table:table-cell office:value-type="float" office:value="0.0400000048972669">
                <text:p>0.040000004897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800000004845">
                <text:p>179.800000004845</text:p>
              </table:table-cell>
              <table:table-cell office:value-type="float" office:value="166.51837488664">
                <text:p>166.51837488664</text:p>
              </table:table-cell>
              <table:table-cell office:value-type="float" office:value="0.040000004898094">
                <text:p>0.04000000489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.900000004849">
                <text:p>179.900000004849</text:p>
              </table:table-cell>
              <table:table-cell office:value-type="float" office:value="166.510699529579">
                <text:p>166.510699529579</text:p>
              </table:table-cell>
              <table:table-cell office:value-type="float" office:value="0.0400000048989202">
                <text:p>0.0400000048989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000000004852">
                <text:p>180.000000004852</text:p>
              </table:table-cell>
              <table:table-cell office:value-type="float" office:value="166.503028961569">
                <text:p>166.503028961569</text:p>
              </table:table-cell>
              <table:table-cell office:value-type="float" office:value="0.0400000048997454">
                <text:p>0.0400000048997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100000004855">
                <text:p>180.100000004855</text:p>
              </table:table-cell>
              <table:table-cell office:value-type="float" office:value="166.495363179768">
                <text:p>166.495363179768</text:p>
              </table:table-cell>
              <table:table-cell office:value-type="float" office:value="0.0400000049005698">
                <text:p>0.040000004900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200000004858">
                <text:p>180.200000004858</text:p>
              </table:table-cell>
              <table:table-cell office:value-type="float" office:value="166.487702181335">
                <text:p>166.487702181335</text:p>
              </table:table-cell>
              <table:table-cell office:value-type="float" office:value="0.0400000049013932">
                <text:p>0.040000004901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300000004862">
                <text:p>180.300000004862</text:p>
              </table:table-cell>
              <table:table-cell office:value-type="float" office:value="166.480045963426">
                <text:p>166.480045963426</text:p>
              </table:table-cell>
              <table:table-cell office:value-type="float" office:value="0.0400000049022157">
                <text:p>0.040000004902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400000004865">
                <text:p>180.400000004865</text:p>
              </table:table-cell>
              <table:table-cell office:value-type="float" office:value="166.472394523197">
                <text:p>166.472394523197</text:p>
              </table:table-cell>
              <table:table-cell office:value-type="float" office:value="0.0400000049030371">
                <text:p>0.0400000049030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500000004868">
                <text:p>180.500000004868</text:p>
              </table:table-cell>
              <table:table-cell office:value-type="float" office:value="166.464747857804">
                <text:p>166.464747857804</text:p>
              </table:table-cell>
              <table:table-cell office:value-type="float" office:value="0.0400000049038578">
                <text:p>0.040000004903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600000004872">
                <text:p>180.600000004872</text:p>
              </table:table-cell>
              <table:table-cell office:value-type="float" office:value="166.457105964399">
                <text:p>166.457105964399</text:p>
              </table:table-cell>
              <table:table-cell office:value-type="float" office:value="0.0400000049046774">
                <text:p>0.040000004904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700000004875">
                <text:p>180.700000004875</text:p>
              </table:table-cell>
              <table:table-cell office:value-type="float" office:value="166.449468840131">
                <text:p>166.449468840131</text:p>
              </table:table-cell>
              <table:table-cell office:value-type="float" office:value="0.0400000049054961">
                <text:p>0.0400000049054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800000004878">
                <text:p>180.800000004878</text:p>
              </table:table-cell>
              <table:table-cell office:value-type="float" office:value="166.441836482151">
                <text:p>166.441836482151</text:p>
              </table:table-cell>
              <table:table-cell office:value-type="float" office:value="0.040000004906314">
                <text:p>0.04000000490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.900000004882">
                <text:p>180.900000004882</text:p>
              </table:table-cell>
              <table:table-cell office:value-type="float" office:value="166.434208887608">
                <text:p>166.434208887608</text:p>
              </table:table-cell>
              <table:table-cell office:value-type="float" office:value="0.0400000049071309">
                <text:p>0.040000004907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000000004885">
                <text:p>181.000000004885</text:p>
              </table:table-cell>
              <table:table-cell office:value-type="float" office:value="166.426586053648">
                <text:p>166.426586053648</text:p>
              </table:table-cell>
              <table:table-cell office:value-type="float" office:value="0.040000004907947">
                <text:p>0.04000000490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100000004888">
                <text:p>181.100000004888</text:p>
              </table:table-cell>
              <table:table-cell office:value-type="float" office:value="166.418967977417">
                <text:p>166.418967977417</text:p>
              </table:table-cell>
              <table:table-cell office:value-type="float" office:value="0.040000004908762">
                <text:p>0.040000004908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200000004892">
                <text:p>181.200000004892</text:p>
              </table:table-cell>
              <table:table-cell office:value-type="float" office:value="166.411354656059">
                <text:p>166.411354656059</text:p>
              </table:table-cell>
              <table:table-cell office:value-type="float" office:value="0.0400000049095761">
                <text:p>0.040000004909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300000004895">
                <text:p>181.300000004895</text:p>
              </table:table-cell>
              <table:table-cell office:value-type="float" office:value="166.403746086716">
                <text:p>166.403746086716</text:p>
              </table:table-cell>
              <table:table-cell office:value-type="float" office:value="0.0400000049103894">
                <text:p>0.040000004910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400000004898">
                <text:p>181.400000004898</text:p>
              </table:table-cell>
              <table:table-cell office:value-type="float" office:value="166.39614226653">
                <text:p>166.39614226653</text:p>
              </table:table-cell>
              <table:table-cell office:value-type="float" office:value="0.0400000049112017">
                <text:p>0.040000004911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500000004902">
                <text:p>181.500000004902</text:p>
              </table:table-cell>
              <table:table-cell office:value-type="float" office:value="166.388543192642">
                <text:p>166.388543192642</text:p>
              </table:table-cell>
              <table:table-cell office:value-type="float" office:value="0.040000004912013">
                <text:p>0.04000000491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600000004905">
                <text:p>181.600000004905</text:p>
              </table:table-cell>
              <table:table-cell office:value-type="float" office:value="166.38094886219">
                <text:p>166.38094886219</text:p>
              </table:table-cell>
              <table:table-cell office:value-type="float" office:value="0.0400000049128235">
                <text:p>0.040000004912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700000004908">
                <text:p>181.700000004908</text:p>
              </table:table-cell>
              <table:table-cell office:value-type="float" office:value="166.373359272313">
                <text:p>166.373359272313</text:p>
              </table:table-cell>
              <table:table-cell office:value-type="float" office:value="0.0400000049136332">
                <text:p>0.040000004913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800000004912">
                <text:p>181.800000004912</text:p>
              </table:table-cell>
              <table:table-cell office:value-type="float" office:value="166.365774420143">
                <text:p>166.365774420143</text:p>
              </table:table-cell>
              <table:table-cell office:value-type="float" office:value="0.0400000049144419">
                <text:p>0.040000004914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.900000004915">
                <text:p>181.900000004915</text:p>
              </table:table-cell>
              <table:table-cell office:value-type="float" office:value="166.358194302818">
                <text:p>166.358194302818</text:p>
              </table:table-cell>
              <table:table-cell office:value-type="float" office:value="0.0400000049152497">
                <text:p>0.040000004915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000000004918">
                <text:p>182.000000004918</text:p>
              </table:table-cell>
              <table:table-cell office:value-type="float" office:value="166.350618917471">
                <text:p>166.350618917471</text:p>
              </table:table-cell>
              <table:table-cell office:value-type="float" office:value="0.0400000049160565">
                <text:p>0.0400000049160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100000004922">
                <text:p>182.100000004922</text:p>
              </table:table-cell>
              <table:table-cell office:value-type="float" office:value="166.343048261233">
                <text:p>166.343048261233</text:p>
              </table:table-cell>
              <table:table-cell office:value-type="float" office:value="0.0400000049168624">
                <text:p>0.040000004916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200000004925">
                <text:p>182.200000004925</text:p>
              </table:table-cell>
              <table:table-cell office:value-type="float" office:value="166.335482331238">
                <text:p>166.335482331238</text:p>
              </table:table-cell>
              <table:table-cell office:value-type="float" office:value="0.0400000049176675">
                <text:p>0.040000004917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300000004928">
                <text:p>182.300000004928</text:p>
              </table:table-cell>
              <table:table-cell office:value-type="float" office:value="166.327921124612">
                <text:p>166.327921124612</text:p>
              </table:table-cell>
              <table:table-cell office:value-type="float" office:value="0.0400000049184716">
                <text:p>0.040000004918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400000004932">
                <text:p>182.400000004932</text:p>
              </table:table-cell>
              <table:table-cell office:value-type="float" office:value="166.320364638486">
                <text:p>166.320364638486</text:p>
              </table:table-cell>
              <table:table-cell office:value-type="float" office:value="0.0400000049192748">
                <text:p>0.040000004919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500000004935">
                <text:p>182.500000004935</text:p>
              </table:table-cell>
              <table:table-cell office:value-type="float" office:value="166.312812869987">
                <text:p>166.312812869987</text:p>
              </table:table-cell>
              <table:table-cell office:value-type="float" office:value="0.0400000049200771">
                <text:p>0.0400000049200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600000004938">
                <text:p>182.600000004938</text:p>
              </table:table-cell>
              <table:table-cell office:value-type="float" office:value="166.305265816242">
                <text:p>166.305265816242</text:p>
              </table:table-cell>
              <table:table-cell office:value-type="float" office:value="0.0400000049208786">
                <text:p>0.040000004920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700000004941">
                <text:p>182.700000004941</text:p>
              </table:table-cell>
              <table:table-cell office:value-type="float" office:value="166.297723474376">
                <text:p>166.297723474376</text:p>
              </table:table-cell>
              <table:table-cell office:value-type="float" office:value="0.0400000049216791">
                <text:p>0.040000004921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800000004945">
                <text:p>182.800000004945</text:p>
              </table:table-cell>
              <table:table-cell office:value-type="float" office:value="166.290185841511">
                <text:p>166.290185841511</text:p>
              </table:table-cell>
              <table:table-cell office:value-type="float" office:value="0.0400000049224787">
                <text:p>0.0400000049224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.900000004948">
                <text:p>182.900000004948</text:p>
              </table:table-cell>
              <table:table-cell office:value-type="float" office:value="166.282652914773">
                <text:p>166.282652914773</text:p>
              </table:table-cell>
              <table:table-cell office:value-type="float" office:value="0.0400000049232775">
                <text:p>0.0400000049232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000000004951">
                <text:p>183.000000004951</text:p>
              </table:table-cell>
              <table:table-cell office:value-type="float" office:value="166.27512469128">
                <text:p>166.27512469128</text:p>
              </table:table-cell>
              <table:table-cell office:value-type="float" office:value="0.0400000049240752">
                <text:p>0.040000004924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100000004955">
                <text:p>183.100000004955</text:p>
              </table:table-cell>
              <table:table-cell office:value-type="float" office:value="166.267601168155">
                <text:p>166.267601168155</text:p>
              </table:table-cell>
              <table:table-cell office:value-type="float" office:value="0.0400000049248722">
                <text:p>0.0400000049248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200000004958">
                <text:p>183.200000004958</text:p>
              </table:table-cell>
              <table:table-cell office:value-type="float" office:value="166.260082342517">
                <text:p>166.260082342517</text:p>
              </table:table-cell>
              <table:table-cell office:value-type="float" office:value="0.0400000049256682">
                <text:p>0.0400000049256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300000004961">
                <text:p>183.300000004961</text:p>
              </table:table-cell>
              <table:table-cell office:value-type="float" office:value="166.252568211485">
                <text:p>166.252568211485</text:p>
              </table:table-cell>
              <table:table-cell office:value-type="float" office:value="0.0400000049264634">
                <text:p>0.040000004926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400000004965">
                <text:p>183.400000004965</text:p>
              </table:table-cell>
              <table:table-cell office:value-type="float" office:value="166.245058772175">
                <text:p>166.245058772175</text:p>
              </table:table-cell>
              <table:table-cell office:value-type="float" office:value="0.0400000049272577">
                <text:p>0.040000004927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500000004968">
                <text:p>183.500000004968</text:p>
              </table:table-cell>
              <table:table-cell office:value-type="float" office:value="166.237554021704">
                <text:p>166.237554021704</text:p>
              </table:table-cell>
              <table:table-cell office:value-type="float" office:value="0.040000004928051">
                <text:p>0.040000004928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600000004971">
                <text:p>183.600000004971</text:p>
              </table:table-cell>
              <table:table-cell office:value-type="float" office:value="166.230053957187">
                <text:p>166.230053957187</text:p>
              </table:table-cell>
              <table:table-cell office:value-type="float" office:value="0.0400000049288435">
                <text:p>0.040000004928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700000004975">
                <text:p>183.700000004975</text:p>
              </table:table-cell>
              <table:table-cell office:value-type="float" office:value="166.22255857574">
                <text:p>166.22255857574</text:p>
              </table:table-cell>
              <table:table-cell office:value-type="float" office:value="0.0400000049296352">
                <text:p>0.040000004929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800000004978">
                <text:p>183.800000004978</text:p>
              </table:table-cell>
              <table:table-cell office:value-type="float" office:value="166.215067874473">
                <text:p>166.215067874473</text:p>
              </table:table-cell>
              <table:table-cell office:value-type="float" office:value="0.0400000049304258">
                <text:p>0.0400000049304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.900000004981">
                <text:p>183.900000004981</text:p>
              </table:table-cell>
              <table:table-cell office:value-type="float" office:value="166.2075818505">
                <text:p>166.2075818505</text:p>
              </table:table-cell>
              <table:table-cell office:value-type="float" office:value="0.0400000049312157">
                <text:p>0.040000004931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000000004985">
                <text:p>184.000000004985</text:p>
              </table:table-cell>
              <table:table-cell office:value-type="float" office:value="166.20010050093">
                <text:p>166.20010050093</text:p>
              </table:table-cell>
              <table:table-cell office:value-type="float" office:value="0.0400000049320046">
                <text:p>0.0400000049320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100000004988">
                <text:p>184.100000004988</text:p>
              </table:table-cell>
              <table:table-cell office:value-type="float" office:value="166.192623822877">
                <text:p>166.192623822877</text:p>
              </table:table-cell>
              <table:table-cell office:value-type="float" office:value="0.0400000049327927">
                <text:p>0.040000004932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200000004991">
                <text:p>184.200000004991</text:p>
              </table:table-cell>
              <table:table-cell office:value-type="float" office:value="166.185151813448">
                <text:p>166.185151813448</text:p>
              </table:table-cell>
              <table:table-cell office:value-type="float" office:value="0.0400000049335799">
                <text:p>0.040000004933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300000004995">
                <text:p>184.300000004995</text:p>
              </table:table-cell>
              <table:table-cell office:value-type="float" office:value="166.177684469751">
                <text:p>166.177684469751</text:p>
              </table:table-cell>
              <table:table-cell office:value-type="float" office:value="0.0400000049343662">
                <text:p>0.040000004934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400000004998">
                <text:p>184.400000004998</text:p>
              </table:table-cell>
              <table:table-cell office:value-type="float" office:value="166.170221788894">
                <text:p>166.170221788894</text:p>
              </table:table-cell>
              <table:table-cell office:value-type="float" office:value="0.0400000049351515">
                <text:p>0.040000004935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500000005001">
                <text:p>184.500000005001</text:p>
              </table:table-cell>
              <table:table-cell office:value-type="float" office:value="166.162763767984">
                <text:p>166.162763767984</text:p>
              </table:table-cell>
              <table:table-cell office:value-type="float" office:value="0.0400000049359361">
                <text:p>0.0400000049359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600000005005">
                <text:p>184.600000005005</text:p>
              </table:table-cell>
              <table:table-cell office:value-type="float" office:value="166.155310404126">
                <text:p>166.155310404126</text:p>
              </table:table-cell>
              <table:table-cell office:value-type="float" office:value="0.0400000049367197">
                <text:p>0.0400000049367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700000005008">
                <text:p>184.700000005008</text:p>
              </table:table-cell>
              <table:table-cell office:value-type="float" office:value="166.147861694426">
                <text:p>166.147861694426</text:p>
              </table:table-cell>
              <table:table-cell office:value-type="float" office:value="0.0400000049375024">
                <text:p>0.040000004937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800000005011">
                <text:p>184.800000005011</text:p>
              </table:table-cell>
              <table:table-cell office:value-type="float" office:value="166.140417635985">
                <text:p>166.140417635985</text:p>
              </table:table-cell>
              <table:table-cell office:value-type="float" office:value="0.0400000049382844">
                <text:p>0.040000004938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.900000005015">
                <text:p>184.900000005015</text:p>
              </table:table-cell>
              <table:table-cell office:value-type="float" office:value="166.132978225907">
                <text:p>166.132978225907</text:p>
              </table:table-cell>
              <table:table-cell office:value-type="float" office:value="0.0400000049390653">
                <text:p>0.040000004939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000000005018">
                <text:p>185.000000005018</text:p>
              </table:table-cell>
              <table:table-cell office:value-type="float" office:value="166.125543461295">
                <text:p>166.125543461295</text:p>
              </table:table-cell>
              <table:table-cell office:value-type="float" office:value="0.0400000049398455">
                <text:p>0.040000004939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100000005021">
                <text:p>185.100000005021</text:p>
              </table:table-cell>
              <table:table-cell office:value-type="float" office:value="166.118113339249">
                <text:p>166.118113339249</text:p>
              </table:table-cell>
              <table:table-cell office:value-type="float" office:value="0.0400000049406247">
                <text:p>0.040000004940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200000005024">
                <text:p>185.200000005024</text:p>
              </table:table-cell>
              <table:table-cell office:value-type="float" office:value="166.110687856871">
                <text:p>166.110687856871</text:p>
              </table:table-cell>
              <table:table-cell office:value-type="float" office:value="0.0400000049414031">
                <text:p>0.040000004941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300000005028">
                <text:p>185.300000005028</text:p>
              </table:table-cell>
              <table:table-cell office:value-type="float" office:value="166.103267011259">
                <text:p>166.103267011259</text:p>
              </table:table-cell>
              <table:table-cell office:value-type="float" office:value="0.0400000049421806">
                <text:p>0.040000004942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400000005031">
                <text:p>185.400000005031</text:p>
              </table:table-cell>
              <table:table-cell office:value-type="float" office:value="166.095850799512">
                <text:p>166.095850799512</text:p>
              </table:table-cell>
              <table:table-cell office:value-type="float" office:value="0.0400000049429572">
                <text:p>0.0400000049429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500000005034">
                <text:p>185.500000005034</text:p>
              </table:table-cell>
              <table:table-cell office:value-type="float" office:value="166.088439218727">
                <text:p>166.088439218727</text:p>
              </table:table-cell>
              <table:table-cell office:value-type="float" office:value="0.0400000049437331">
                <text:p>0.0400000049437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600000005038">
                <text:p>185.600000005038</text:p>
              </table:table-cell>
              <table:table-cell office:value-type="float" office:value="166.081032266004">
                <text:p>166.081032266004</text:p>
              </table:table-cell>
              <table:table-cell office:value-type="float" office:value="0.040000004944508">
                <text:p>0.04000000494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700000005041">
                <text:p>185.700000005041</text:p>
              </table:table-cell>
              <table:table-cell office:value-type="float" office:value="166.073629938435">
                <text:p>166.073629938435</text:p>
              </table:table-cell>
              <table:table-cell office:value-type="float" office:value="0.0400000049452821">
                <text:p>0.040000004945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800000005044">
                <text:p>185.800000005044</text:p>
              </table:table-cell>
              <table:table-cell office:value-type="float" office:value="166.06623223312">
                <text:p>166.06623223312</text:p>
              </table:table-cell>
              <table:table-cell office:value-type="float" office:value="0.0400000049460552">
                <text:p>0.040000004946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.900000005048">
                <text:p>185.900000005048</text:p>
              </table:table-cell>
              <table:table-cell office:value-type="float" office:value="166.058839147153">
                <text:p>166.058839147153</text:p>
              </table:table-cell>
              <table:table-cell office:value-type="float" office:value="0.0400000049468276">
                <text:p>0.040000004946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000000005051">
                <text:p>186.000000005051</text:p>
              </table:table-cell>
              <table:table-cell office:value-type="float" office:value="166.051450677626">
                <text:p>166.051450677626</text:p>
              </table:table-cell>
              <table:table-cell office:value-type="float" office:value="0.0400000049475991">
                <text:p>0.040000004947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100000005054">
                <text:p>186.100000005054</text:p>
              </table:table-cell>
              <table:table-cell office:value-type="float" office:value="166.044066821635">
                <text:p>166.044066821635</text:p>
              </table:table-cell>
              <table:table-cell office:value-type="float" office:value="0.0400000049483697">
                <text:p>0.040000004948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200000005058">
                <text:p>186.200000005058</text:p>
              </table:table-cell>
              <table:table-cell office:value-type="float" office:value="166.03668757627">
                <text:p>166.03668757627</text:p>
              </table:table-cell>
              <table:table-cell office:value-type="float" office:value="0.0400000049491395">
                <text:p>0.040000004949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300000005061">
                <text:p>186.300000005061</text:p>
              </table:table-cell>
              <table:table-cell office:value-type="float" office:value="166.029312938627">
                <text:p>166.029312938627</text:p>
              </table:table-cell>
              <table:table-cell office:value-type="float" office:value="0.0400000049499083">
                <text:p>0.0400000049499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400000005064">
                <text:p>186.400000005064</text:p>
              </table:table-cell>
              <table:table-cell office:value-type="float" office:value="166.021942905794">
                <text:p>166.021942905794</text:p>
              </table:table-cell>
              <table:table-cell office:value-type="float" office:value="0.0400000049506764">
                <text:p>0.040000004950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500000005068">
                <text:p>186.500000005068</text:p>
              </table:table-cell>
              <table:table-cell office:value-type="float" office:value="166.014577474862">
                <text:p>166.014577474862</text:p>
              </table:table-cell>
              <table:table-cell office:value-type="float" office:value="0.0400000049514436">
                <text:p>0.0400000049514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600000005071">
                <text:p>186.600000005071</text:p>
              </table:table-cell>
              <table:table-cell office:value-type="float" office:value="166.007216642922">
                <text:p>166.007216642922</text:p>
              </table:table-cell>
              <table:table-cell office:value-type="float" office:value="0.0400000049522099">
                <text:p>0.040000004952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700000005074">
                <text:p>186.700000005074</text:p>
              </table:table-cell>
              <table:table-cell office:value-type="float" office:value="165.999860407065">
                <text:p>165.999860407065</text:p>
              </table:table-cell>
              <table:table-cell office:value-type="float" office:value="0.0400000049529754">
                <text:p>0.0400000049529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800000005078">
                <text:p>186.800000005078</text:p>
              </table:table-cell>
              <table:table-cell office:value-type="float" office:value="165.992508764377">
                <text:p>165.992508764377</text:p>
              </table:table-cell>
              <table:table-cell office:value-type="float" office:value="0.0400000049537401">
                <text:p>0.0400000049537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.900000005081">
                <text:p>186.900000005081</text:p>
              </table:table-cell>
              <table:table-cell office:value-type="float" office:value="165.985161711946">
                <text:p>165.985161711946</text:p>
              </table:table-cell>
              <table:table-cell office:value-type="float" office:value="0.0400000049545039">
                <text:p>0.0400000049545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000000005084">
                <text:p>187.000000005084</text:p>
              </table:table-cell>
              <table:table-cell office:value-type="float" office:value="165.977819246861">
                <text:p>165.977819246861</text:p>
              </table:table-cell>
              <table:table-cell office:value-type="float" office:value="0.0400000049552667">
                <text:p>0.040000004955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100000005088">
                <text:p>187.100000005088</text:p>
              </table:table-cell>
              <table:table-cell office:value-type="float" office:value="165.970481366208">
                <text:p>165.970481366208</text:p>
              </table:table-cell>
              <table:table-cell office:value-type="float" office:value="0.0400000049560289">
                <text:p>0.0400000049560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200000005091">
                <text:p>187.200000005091</text:p>
              </table:table-cell>
              <table:table-cell office:value-type="float" office:value="165.963148067074">
                <text:p>165.963148067074</text:p>
              </table:table-cell>
              <table:table-cell office:value-type="float" office:value="0.0400000049567901">
                <text:p>0.0400000049567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300000005094">
                <text:p>187.300000005094</text:p>
              </table:table-cell>
              <table:table-cell office:value-type="float" office:value="165.955819346545">
                <text:p>165.955819346545</text:p>
              </table:table-cell>
              <table:table-cell office:value-type="float" office:value="0.0400000049575505">
                <text:p>0.0400000049575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400000005098">
                <text:p>187.400000005098</text:p>
              </table:table-cell>
              <table:table-cell office:value-type="float" office:value="165.948495201705">
                <text:p>165.948495201705</text:p>
              </table:table-cell>
              <table:table-cell office:value-type="float" office:value="0.04000000495831">
                <text:p>0.0400000049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500000005101">
                <text:p>187.500000005101</text:p>
              </table:table-cell>
              <table:table-cell office:value-type="float" office:value="165.94117562964">
                <text:p>165.94117562964</text:p>
              </table:table-cell>
              <table:table-cell office:value-type="float" office:value="0.0400000049590687">
                <text:p>0.0400000049590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600000005104">
                <text:p>187.600000005104</text:p>
              </table:table-cell>
              <table:table-cell office:value-type="float" office:value="165.933860627433">
                <text:p>165.933860627433</text:p>
              </table:table-cell>
              <table:table-cell office:value-type="float" office:value="0.0400000049598267">
                <text:p>0.0400000049598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700000005107">
                <text:p>187.700000005107</text:p>
              </table:table-cell>
              <table:table-cell office:value-type="float" office:value="165.926550192168">
                <text:p>165.926550192168</text:p>
              </table:table-cell>
              <table:table-cell office:value-type="float" office:value="0.0400000049605837">
                <text:p>0.0400000049605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800000005111">
                <text:p>187.800000005111</text:p>
              </table:table-cell>
              <table:table-cell office:value-type="float" office:value="165.919244320928">
                <text:p>165.919244320928</text:p>
              </table:table-cell>
              <table:table-cell office:value-type="float" office:value="0.0400000049613399">
                <text:p>0.040000004961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.900000005114">
                <text:p>187.900000005114</text:p>
              </table:table-cell>
              <table:table-cell office:value-type="float" office:value="165.911943010797">
                <text:p>165.911943010797</text:p>
              </table:table-cell>
              <table:table-cell office:value-type="float" office:value="0.0400000049620952">
                <text:p>0.040000004962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000000005117">
                <text:p>188.000000005117</text:p>
              </table:table-cell>
              <table:table-cell office:value-type="float" office:value="165.904646258855">
                <text:p>165.904646258855</text:p>
              </table:table-cell>
              <table:table-cell office:value-type="float" office:value="0.0400000049628497">
                <text:p>0.0400000049628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100000005121">
                <text:p>188.100000005121</text:p>
              </table:table-cell>
              <table:table-cell office:value-type="float" office:value="165.897354062184">
                <text:p>165.897354062184</text:p>
              </table:table-cell>
              <table:table-cell office:value-type="float" office:value="0.0400000049636034">
                <text:p>0.040000004963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200000005124">
                <text:p>188.200000005124</text:p>
              </table:table-cell>
              <table:table-cell office:value-type="float" office:value="165.890066417866">
                <text:p>165.890066417866</text:p>
              </table:table-cell>
              <table:table-cell office:value-type="float" office:value="0.0400000049643563">
                <text:p>0.0400000049643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300000005127">
                <text:p>188.300000005127</text:p>
              </table:table-cell>
              <table:table-cell office:value-type="float" office:value="165.882783322982">
                <text:p>165.882783322982</text:p>
              </table:table-cell>
              <table:table-cell office:value-type="float" office:value="0.0400000049651082">
                <text:p>0.040000004965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400000005131">
                <text:p>188.400000005131</text:p>
              </table:table-cell>
              <table:table-cell office:value-type="float" office:value="165.87550477461">
                <text:p>165.87550477461</text:p>
              </table:table-cell>
              <table:table-cell office:value-type="float" office:value="0.0400000049658595">
                <text:p>0.0400000049658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500000005134">
                <text:p>188.500000005134</text:p>
              </table:table-cell>
              <table:table-cell office:value-type="float" office:value="165.868230769833">
                <text:p>165.868230769833</text:p>
              </table:table-cell>
              <table:table-cell office:value-type="float" office:value="0.0400000049666099">
                <text:p>0.0400000049666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600000005137">
                <text:p>188.600000005137</text:p>
              </table:table-cell>
              <table:table-cell office:value-type="float" office:value="165.860961305728">
                <text:p>165.860961305728</text:p>
              </table:table-cell>
              <table:table-cell office:value-type="float" office:value="0.0400000049673595">
                <text:p>0.0400000049673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700000005141">
                <text:p>188.700000005141</text:p>
              </table:table-cell>
              <table:table-cell office:value-type="float" office:value="165.853696379375">
                <text:p>165.853696379375</text:p>
              </table:table-cell>
              <table:table-cell office:value-type="float" office:value="0.0400000049681082">
                <text:p>0.040000004968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800000005144">
                <text:p>188.800000005144</text:p>
              </table:table-cell>
              <table:table-cell office:value-type="float" office:value="165.846435987851">
                <text:p>165.846435987851</text:p>
              </table:table-cell>
              <table:table-cell office:value-type="float" office:value="0.040000004968856">
                <text:p>0.040000004968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.900000005147">
                <text:p>188.900000005147</text:p>
              </table:table-cell>
              <table:table-cell office:value-type="float" office:value="165.839180128236">
                <text:p>165.839180128236</text:p>
              </table:table-cell>
              <table:table-cell office:value-type="float" office:value="0.0400000049696031">
                <text:p>0.040000004969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000000005151">
                <text:p>189.000000005151</text:p>
              </table:table-cell>
              <table:table-cell office:value-type="float" office:value="165.831928797606">
                <text:p>165.831928797606</text:p>
              </table:table-cell>
              <table:table-cell office:value-type="float" office:value="0.0400000049703493">
                <text:p>0.0400000049703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100000005154">
                <text:p>189.100000005154</text:p>
              </table:table-cell>
              <table:table-cell office:value-type="float" office:value="165.82468199304">
                <text:p>165.82468199304</text:p>
              </table:table-cell>
              <table:table-cell office:value-type="float" office:value="0.0400000049710947">
                <text:p>0.040000004971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200000005157">
                <text:p>189.200000005157</text:p>
              </table:table-cell>
              <table:table-cell office:value-type="float" office:value="165.817439711614">
                <text:p>165.817439711614</text:p>
              </table:table-cell>
              <table:table-cell office:value-type="float" office:value="0.0400000049718393">
                <text:p>0.0400000049718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300000005161">
                <text:p>189.300000005161</text:p>
              </table:table-cell>
              <table:table-cell office:value-type="float" office:value="165.810201950405">
                <text:p>165.810201950405</text:p>
              </table:table-cell>
              <table:table-cell office:value-type="float" office:value="0.040000004972583">
                <text:p>0.04000000497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400000005164">
                <text:p>189.400000005164</text:p>
              </table:table-cell>
              <table:table-cell office:value-type="float" office:value="165.802968706489">
                <text:p>165.802968706489</text:p>
              </table:table-cell>
              <table:table-cell office:value-type="float" office:value="0.040000004973326">
                <text:p>0.04000000497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500000005167">
                <text:p>189.500000005167</text:p>
              </table:table-cell>
              <table:table-cell office:value-type="float" office:value="165.795739976943">
                <text:p>165.795739976943</text:p>
              </table:table-cell>
              <table:table-cell office:value-type="float" office:value="0.040000004974068">
                <text:p>0.04000000497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600000005171">
                <text:p>189.600000005171</text:p>
              </table:table-cell>
              <table:table-cell office:value-type="float" office:value="165.788515758844">
                <text:p>165.788515758844</text:p>
              </table:table-cell>
              <table:table-cell office:value-type="float" office:value="0.0400000049748094">
                <text:p>0.040000004974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700000005174">
                <text:p>189.700000005174</text:p>
              </table:table-cell>
              <table:table-cell office:value-type="float" office:value="165.781296049264">
                <text:p>165.781296049264</text:p>
              </table:table-cell>
              <table:table-cell office:value-type="float" office:value="0.0400000049755499">
                <text:p>0.0400000049755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800000005177">
                <text:p>189.800000005177</text:p>
              </table:table-cell>
              <table:table-cell office:value-type="float" office:value="165.774080845278">
                <text:p>165.774080845278</text:p>
              </table:table-cell>
              <table:table-cell office:value-type="float" office:value="0.0400000049762895">
                <text:p>0.0400000049762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.90000000518">
                <text:p>189.90000000518</text:p>
              </table:table-cell>
              <table:table-cell office:value-type="float" office:value="165.766870143964">
                <text:p>165.766870143964</text:p>
              </table:table-cell>
              <table:table-cell office:value-type="float" office:value="0.0400000049770283">
                <text:p>0.0400000049770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000000005184">
                <text:p>190.000000005184</text:p>
              </table:table-cell>
              <table:table-cell office:value-type="float" office:value="165.759663942395">
                <text:p>165.759663942395</text:p>
              </table:table-cell>
              <table:table-cell office:value-type="float" office:value="0.0400000049777664">
                <text:p>0.040000004977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100000005187">
                <text:p>190.100000005187</text:p>
              </table:table-cell>
              <table:table-cell office:value-type="float" office:value="165.752462237644">
                <text:p>165.752462237644</text:p>
              </table:table-cell>
              <table:table-cell office:value-type="float" office:value="0.0400000049785036">
                <text:p>0.040000004978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20000000519">
                <text:p>190.20000000519</text:p>
              </table:table-cell>
              <table:table-cell office:value-type="float" office:value="165.745265026787">
                <text:p>165.745265026787</text:p>
              </table:table-cell>
              <table:table-cell office:value-type="float" office:value="0.0400000049792399">
                <text:p>0.040000004979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300000005194">
                <text:p>190.300000005194</text:p>
              </table:table-cell>
              <table:table-cell office:value-type="float" office:value="165.738072306897">
                <text:p>165.738072306897</text:p>
              </table:table-cell>
              <table:table-cell office:value-type="float" office:value="0.0400000049799755">
                <text:p>0.040000004979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400000005197">
                <text:p>190.400000005197</text:p>
              </table:table-cell>
              <table:table-cell office:value-type="float" office:value="165.730884075048">
                <text:p>165.730884075048</text:p>
              </table:table-cell>
              <table:table-cell office:value-type="float" office:value="0.0400000049807103">
                <text:p>0.0400000049807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5000000052">
                <text:p>190.5000000052</text:p>
              </table:table-cell>
              <table:table-cell office:value-type="float" office:value="165.723700328313">
                <text:p>165.723700328313</text:p>
              </table:table-cell>
              <table:table-cell office:value-type="float" office:value="0.0400000049814442">
                <text:p>0.040000004981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600000005204">
                <text:p>190.600000005204</text:p>
              </table:table-cell>
              <table:table-cell office:value-type="float" office:value="165.716521063763">
                <text:p>165.716521063763</text:p>
              </table:table-cell>
              <table:table-cell office:value-type="float" office:value="0.0400000049821773">
                <text:p>0.040000004982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700000005207">
                <text:p>190.700000005207</text:p>
              </table:table-cell>
              <table:table-cell office:value-type="float" office:value="165.709346278474">
                <text:p>165.709346278474</text:p>
              </table:table-cell>
              <table:table-cell office:value-type="float" office:value="0.0400000049829096">
                <text:p>0.040000004982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80000000521">
                <text:p>190.80000000521</text:p>
              </table:table-cell>
              <table:table-cell office:value-type="float" office:value="165.702175969518">
                <text:p>165.702175969518</text:p>
              </table:table-cell>
              <table:table-cell office:value-type="float" office:value="0.0400000049836411">
                <text:p>0.0400000049836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.900000005214">
                <text:p>190.900000005214</text:p>
              </table:table-cell>
              <table:table-cell office:value-type="float" office:value="165.695010133967">
                <text:p>165.695010133967</text:p>
              </table:table-cell>
              <table:table-cell office:value-type="float" office:value="0.0400000049843718">
                <text:p>0.040000004984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000000005217">
                <text:p>191.000000005217</text:p>
              </table:table-cell>
              <table:table-cell office:value-type="float" office:value="165.687848768894">
                <text:p>165.687848768894</text:p>
              </table:table-cell>
              <table:table-cell office:value-type="float" office:value="0.0400000049851017">
                <text:p>0.040000004985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10000000522">
                <text:p>191.10000000522</text:p>
              </table:table-cell>
              <table:table-cell office:value-type="float" office:value="165.68069187137">
                <text:p>165.68069187137</text:p>
              </table:table-cell>
              <table:table-cell office:value-type="float" office:value="0.0400000049858308">
                <text:p>0.040000004985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200000005224">
                <text:p>191.200000005224</text:p>
              </table:table-cell>
              <table:table-cell office:value-type="float" office:value="165.673539438468">
                <text:p>165.673539438468</text:p>
              </table:table-cell>
              <table:table-cell office:value-type="float" office:value="0.0400000049865592">
                <text:p>0.04000000498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300000005227">
                <text:p>191.300000005227</text:p>
              </table:table-cell>
              <table:table-cell office:value-type="float" office:value="165.666391467259">
                <text:p>165.666391467259</text:p>
              </table:table-cell>
              <table:table-cell office:value-type="float" office:value="0.0400000049872867">
                <text:p>0.040000004987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40000000523">
                <text:p>191.40000000523</text:p>
              </table:table-cell>
              <table:table-cell office:value-type="float" office:value="165.659247954817">
                <text:p>165.659247954817</text:p>
              </table:table-cell>
              <table:table-cell office:value-type="float" office:value="0.0400000049880135">
                <text:p>0.0400000049880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500000005234">
                <text:p>191.500000005234</text:p>
              </table:table-cell>
              <table:table-cell office:value-type="float" office:value="165.652108898211">
                <text:p>165.652108898211</text:p>
              </table:table-cell>
              <table:table-cell office:value-type="float" office:value="0.0400000049887394">
                <text:p>0.040000004988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600000005237">
                <text:p>191.600000005237</text:p>
              </table:table-cell>
              <table:table-cell office:value-type="float" office:value="165.644974294515">
                <text:p>165.644974294515</text:p>
              </table:table-cell>
              <table:table-cell office:value-type="float" office:value="0.0400000049894645">
                <text:p>0.0400000049894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70000000524">
                <text:p>191.70000000524</text:p>
              </table:table-cell>
              <table:table-cell office:value-type="float" office:value="165.637844140798">
                <text:p>165.637844140798</text:p>
              </table:table-cell>
              <table:table-cell office:value-type="float" office:value="0.0400000049901888">
                <text:p>0.040000004990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800000005244">
                <text:p>191.800000005244</text:p>
              </table:table-cell>
              <table:table-cell office:value-type="float" office:value="165.630718434132">
                <text:p>165.630718434132</text:p>
              </table:table-cell>
              <table:table-cell office:value-type="float" office:value="0.0400000049909124">
                <text:p>0.0400000049909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.900000005247">
                <text:p>191.900000005247</text:p>
              </table:table-cell>
              <table:table-cell office:value-type="float" office:value="165.623597171589">
                <text:p>165.623597171589</text:p>
              </table:table-cell>
              <table:table-cell office:value-type="float" office:value="0.0400000049916351">
                <text:p>0.0400000049916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00000000525">
                <text:p>192.00000000525</text:p>
              </table:table-cell>
              <table:table-cell office:value-type="float" office:value="165.61648035024">
                <text:p>165.61648035024</text:p>
              </table:table-cell>
              <table:table-cell office:value-type="float" office:value="0.0400000049923571">
                <text:p>0.040000004992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100000005254">
                <text:p>192.100000005254</text:p>
              </table:table-cell>
              <table:table-cell office:value-type="float" office:value="165.609367967156">
                <text:p>165.609367967156</text:p>
              </table:table-cell>
              <table:table-cell office:value-type="float" office:value="0.0400000049930783">
                <text:p>0.0400000049930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200000005257">
                <text:p>192.200000005257</text:p>
              </table:table-cell>
              <table:table-cell office:value-type="float" office:value="165.602260019408">
                <text:p>165.602260019408</text:p>
              </table:table-cell>
              <table:table-cell office:value-type="float" office:value="0.0400000049937986">
                <text:p>0.040000004993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30000000526">
                <text:p>192.30000000526</text:p>
              </table:table-cell>
              <table:table-cell office:value-type="float" office:value="165.595156504068">
                <text:p>165.595156504068</text:p>
              </table:table-cell>
              <table:table-cell office:value-type="float" office:value="0.0400000049945182">
                <text:p>0.0400000049945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400000005263">
                <text:p>192.400000005263</text:p>
              </table:table-cell>
              <table:table-cell office:value-type="float" office:value="165.588057418205">
                <text:p>165.588057418205</text:p>
              </table:table-cell>
              <table:table-cell office:value-type="float" office:value="0.040000004995237">
                <text:p>0.04000000499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500000005267">
                <text:p>192.500000005267</text:p>
              </table:table-cell>
              <table:table-cell office:value-type="float" office:value="165.580962758892">
                <text:p>165.580962758892</text:p>
              </table:table-cell>
              <table:table-cell office:value-type="float" office:value="0.0400000049959549">
                <text:p>0.040000004995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60000000527">
                <text:p>192.60000000527</text:p>
              </table:table-cell>
              <table:table-cell office:value-type="float" office:value="165.573872523199">
                <text:p>165.573872523199</text:p>
              </table:table-cell>
              <table:table-cell office:value-type="float" office:value="0.0400000049966722">
                <text:p>0.040000004996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700000005273">
                <text:p>192.700000005273</text:p>
              </table:table-cell>
              <table:table-cell office:value-type="float" office:value="165.566786708197">
                <text:p>165.566786708197</text:p>
              </table:table-cell>
              <table:table-cell office:value-type="float" office:value="0.0400000049973886">
                <text:p>0.040000004997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800000005277">
                <text:p>192.800000005277</text:p>
              </table:table-cell>
              <table:table-cell office:value-type="float" office:value="165.559705310958">
                <text:p>165.559705310958</text:p>
              </table:table-cell>
              <table:table-cell office:value-type="float" office:value="0.0400000049981044">
                <text:p>0.040000004998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.90000000528">
                <text:p>192.90000000528</text:p>
              </table:table-cell>
              <table:table-cell office:value-type="float" office:value="165.552628328551">
                <text:p>165.552628328551</text:p>
              </table:table-cell>
              <table:table-cell office:value-type="float" office:value="0.0400000049988192">
                <text:p>0.040000004998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000000005283">
                <text:p>193.000000005283</text:p>
              </table:table-cell>
              <table:table-cell office:value-type="float" office:value="165.545555758048">
                <text:p>165.545555758048</text:p>
              </table:table-cell>
              <table:table-cell office:value-type="float" office:value="0.0400000049995332">
                <text:p>0.0400000049995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100000005287">
                <text:p>193.100000005287</text:p>
              </table:table-cell>
              <table:table-cell office:value-type="float" office:value="165.538487596519">
                <text:p>165.538487596519</text:p>
              </table:table-cell>
              <table:table-cell office:value-type="float" office:value="0.0400000050002466">
                <text:p>0.040000005000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20000000529">
                <text:p>193.20000000529</text:p>
              </table:table-cell>
              <table:table-cell office:value-type="float" office:value="165.531423841037">
                <text:p>165.531423841037</text:p>
              </table:table-cell>
              <table:table-cell office:value-type="float" office:value="0.0400000050009591">
                <text:p>0.040000005000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300000005293">
                <text:p>193.300000005293</text:p>
              </table:table-cell>
              <table:table-cell office:value-type="float" office:value="165.524364488672">
                <text:p>165.524364488672</text:p>
              </table:table-cell>
              <table:table-cell office:value-type="float" office:value="0.0400000050016708">
                <text:p>0.040000005001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400000005297">
                <text:p>193.400000005297</text:p>
              </table:table-cell>
              <table:table-cell office:value-type="float" office:value="165.517309536496">
                <text:p>165.517309536496</text:p>
              </table:table-cell>
              <table:table-cell office:value-type="float" office:value="0.0400000050023818">
                <text:p>0.0400000050023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5000000053">
                <text:p>193.5000000053</text:p>
              </table:table-cell>
              <table:table-cell office:value-type="float" office:value="165.510258981579">
                <text:p>165.510258981579</text:p>
              </table:table-cell>
              <table:table-cell office:value-type="float" office:value="0.0400000050030919">
                <text:p>0.040000005003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600000005303">
                <text:p>193.600000005303</text:p>
              </table:table-cell>
              <table:table-cell office:value-type="float" office:value="165.503212820994">
                <text:p>165.503212820994</text:p>
              </table:table-cell>
              <table:table-cell office:value-type="float" office:value="0.0400000050038012">
                <text:p>0.0400000050038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700000005307">
                <text:p>193.700000005307</text:p>
              </table:table-cell>
              <table:table-cell office:value-type="float" office:value="165.49617105181">
                <text:p>165.49617105181</text:p>
              </table:table-cell>
              <table:table-cell office:value-type="float" office:value="0.0400000050045098">
                <text:p>0.040000005004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80000000531">
                <text:p>193.80000000531</text:p>
              </table:table-cell>
              <table:table-cell office:value-type="float" office:value="165.489133671101">
                <text:p>165.489133671101</text:p>
              </table:table-cell>
              <table:table-cell office:value-type="float" office:value="0.0400000050052177">
                <text:p>0.040000005005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.900000005313">
                <text:p>193.900000005313</text:p>
              </table:table-cell>
              <table:table-cell office:value-type="float" office:value="165.482100675936">
                <text:p>165.482100675936</text:p>
              </table:table-cell>
              <table:table-cell office:value-type="float" office:value="0.0400000050059248">
                <text:p>0.040000005005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000000005317">
                <text:p>194.000000005317</text:p>
              </table:table-cell>
              <table:table-cell office:value-type="float" office:value="165.475072063389">
                <text:p>165.475072063389</text:p>
              </table:table-cell>
              <table:table-cell office:value-type="float" office:value="0.0400000050066311">
                <text:p>0.0400000050066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10000000532">
                <text:p>194.10000000532</text:p>
              </table:table-cell>
              <table:table-cell office:value-type="float" office:value="165.468047830531">
                <text:p>165.468047830531</text:p>
              </table:table-cell>
              <table:table-cell office:value-type="float" office:value="0.0400000050073367">
                <text:p>0.0400000050073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200000005323">
                <text:p>194.200000005323</text:p>
              </table:table-cell>
              <table:table-cell office:value-type="float" office:value="165.461027974433">
                <text:p>165.461027974433</text:p>
              </table:table-cell>
              <table:table-cell office:value-type="float" office:value="0.0400000050080415">
                <text:p>0.040000005008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300000005327">
                <text:p>194.300000005327</text:p>
              </table:table-cell>
              <table:table-cell office:value-type="float" office:value="165.454012492168">
                <text:p>165.454012492168</text:p>
              </table:table-cell>
              <table:table-cell office:value-type="float" office:value="0.0400000050087455">
                <text:p>0.0400000050087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40000000533">
                <text:p>194.40000000533</text:p>
              </table:table-cell>
              <table:table-cell office:value-type="float" office:value="165.447001380809">
                <text:p>165.447001380809</text:p>
              </table:table-cell>
              <table:table-cell office:value-type="float" office:value="0.0400000050094487">
                <text:p>0.0400000050094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500000005333">
                <text:p>194.500000005333</text:p>
              </table:table-cell>
              <table:table-cell office:value-type="float" office:value="165.439994637428">
                <text:p>165.439994637428</text:p>
              </table:table-cell>
              <table:table-cell office:value-type="float" office:value="0.0400000050101512">
                <text:p>0.040000005010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600000005337">
                <text:p>194.600000005337</text:p>
              </table:table-cell>
              <table:table-cell office:value-type="float" office:value="165.432992259096">
                <text:p>165.432992259096</text:p>
              </table:table-cell>
              <table:table-cell office:value-type="float" office:value="0.0400000050108528">
                <text:p>0.040000005010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70000000534">
                <text:p>194.70000000534</text:p>
              </table:table-cell>
              <table:table-cell office:value-type="float" office:value="165.425994242888">
                <text:p>165.425994242888</text:p>
              </table:table-cell>
              <table:table-cell office:value-type="float" office:value="0.0400000050115537">
                <text:p>0.040000005011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800000005343">
                <text:p>194.800000005343</text:p>
              </table:table-cell>
              <table:table-cell office:value-type="float" office:value="165.419000585875">
                <text:p>165.419000585875</text:p>
              </table:table-cell>
              <table:table-cell office:value-type="float" office:value="0.0400000050122539">
                <text:p>0.040000005012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.900000005346">
                <text:p>194.900000005346</text:p>
              </table:table-cell>
              <table:table-cell office:value-type="float" office:value="165.412011285132">
                <text:p>165.412011285132</text:p>
              </table:table-cell>
              <table:table-cell office:value-type="float" office:value="0.0400000050129533">
                <text:p>0.0400000050129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00000000535">
                <text:p>195.00000000535</text:p>
              </table:table-cell>
              <table:table-cell office:value-type="float" office:value="165.405026337731">
                <text:p>165.405026337731</text:p>
              </table:table-cell>
              <table:table-cell office:value-type="float" office:value="0.0400000050136519">
                <text:p>0.040000005013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100000005353">
                <text:p>195.100000005353</text:p>
              </table:table-cell>
              <table:table-cell office:value-type="float" office:value="165.398045740745">
                <text:p>165.398045740745</text:p>
              </table:table-cell>
              <table:table-cell office:value-type="float" office:value="0.0400000050143498">
                <text:p>0.040000005014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200000005356">
                <text:p>195.200000005356</text:p>
              </table:table-cell>
              <table:table-cell office:value-type="float" office:value="165.391069491249">
                <text:p>165.391069491249</text:p>
              </table:table-cell>
              <table:table-cell office:value-type="float" office:value="0.0400000050150469">
                <text:p>0.040000005015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30000000536">
                <text:p>195.30000000536</text:p>
              </table:table-cell>
              <table:table-cell office:value-type="float" office:value="165.384097586316">
                <text:p>165.384097586316</text:p>
              </table:table-cell>
              <table:table-cell office:value-type="float" office:value="0.0400000050157433">
                <text:p>0.040000005015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400000005363">
                <text:p>195.400000005363</text:p>
              </table:table-cell>
              <table:table-cell office:value-type="float" office:value="165.377130023022">
                <text:p>165.377130023022</text:p>
              </table:table-cell>
              <table:table-cell office:value-type="float" office:value="0.0400000050164389">
                <text:p>0.0400000050164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500000005366">
                <text:p>195.500000005366</text:p>
              </table:table-cell>
              <table:table-cell office:value-type="float" office:value="165.37016679844">
                <text:p>165.37016679844</text:p>
              </table:table-cell>
              <table:table-cell office:value-type="float" office:value="0.0400000050171338">
                <text:p>0.040000005017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60000000537">
                <text:p>195.60000000537</text:p>
              </table:table-cell>
              <table:table-cell office:value-type="float" office:value="165.363207909645">
                <text:p>165.363207909645</text:p>
              </table:table-cell>
              <table:table-cell office:value-type="float" office:value="0.040000005017828">
                <text:p>0.04000000501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700000005373">
                <text:p>195.700000005373</text:p>
              </table:table-cell>
              <table:table-cell office:value-type="float" office:value="165.356253353712">
                <text:p>165.356253353712</text:p>
              </table:table-cell>
              <table:table-cell office:value-type="float" office:value="0.0400000050185213">
                <text:p>0.0400000050185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800000005376">
                <text:p>195.800000005376</text:p>
              </table:table-cell>
              <table:table-cell office:value-type="float" office:value="165.349303127716">
                <text:p>165.349303127716</text:p>
              </table:table-cell>
              <table:table-cell office:value-type="float" office:value="0.0400000050192138">
                <text:p>0.040000005019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.90000000538">
                <text:p>195.90000000538</text:p>
              </table:table-cell>
              <table:table-cell office:value-type="float" office:value="165.342357228731">
                <text:p>165.342357228731</text:p>
              </table:table-cell>
              <table:table-cell office:value-type="float" office:value="0.0400000050199056">
                <text:p>0.040000005019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000000005383">
                <text:p>196.000000005383</text:p>
              </table:table-cell>
              <table:table-cell office:value-type="float" office:value="165.335415653835">
                <text:p>165.335415653835</text:p>
              </table:table-cell>
              <table:table-cell office:value-type="float" office:value="0.0400000050205967">
                <text:p>0.0400000050205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100000005386">
                <text:p>196.100000005386</text:p>
              </table:table-cell>
              <table:table-cell office:value-type="float" office:value="165.328478400103">
                <text:p>165.328478400103</text:p>
              </table:table-cell>
              <table:table-cell office:value-type="float" office:value="0.040000005021287">
                <text:p>0.04000000502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20000000539">
                <text:p>196.20000000539</text:p>
              </table:table-cell>
              <table:table-cell office:value-type="float" office:value="165.321545464613">
                <text:p>165.321545464613</text:p>
              </table:table-cell>
              <table:table-cell office:value-type="float" office:value="0.0400000050219765">
                <text:p>0.040000005021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300000005393">
                <text:p>196.300000005393</text:p>
              </table:table-cell>
              <table:table-cell office:value-type="float" office:value="165.314616844439">
                <text:p>165.314616844439</text:p>
              </table:table-cell>
              <table:table-cell office:value-type="float" office:value="0.0400000050226653">
                <text:p>0.040000005022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400000005396">
                <text:p>196.400000005396</text:p>
              </table:table-cell>
              <table:table-cell office:value-type="float" office:value="165.30769253666">
                <text:p>165.30769253666</text:p>
              </table:table-cell>
              <table:table-cell office:value-type="float" office:value="0.0400000050233533">
                <text:p>0.040000005023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5000000054">
                <text:p>196.5000000054</text:p>
              </table:table-cell>
              <table:table-cell office:value-type="float" office:value="165.30077253835">
                <text:p>165.30077253835</text:p>
              </table:table-cell>
              <table:table-cell office:value-type="float" office:value="0.0400000050240405">
                <text:p>0.040000005024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600000005403">
                <text:p>196.600000005403</text:p>
              </table:table-cell>
              <table:table-cell office:value-type="float" office:value="165.293856846592">
                <text:p>165.293856846592</text:p>
              </table:table-cell>
              <table:table-cell office:value-type="float" office:value="0.0400000050247272">
                <text:p>0.040000005024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700000005406">
                <text:p>196.700000005406</text:p>
              </table:table-cell>
              <table:table-cell office:value-type="float" office:value="165.286945458462">
                <text:p>165.286945458462</text:p>
              </table:table-cell>
              <table:table-cell office:value-type="float" office:value="0.040000005025413">
                <text:p>0.04000000502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80000000541">
                <text:p>196.80000000541</text:p>
              </table:table-cell>
              <table:table-cell office:value-type="float" office:value="165.280038371036">
                <text:p>165.280038371036</text:p>
              </table:table-cell>
              <table:table-cell office:value-type="float" office:value="0.0400000050260981">
                <text:p>0.0400000050260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.900000005413">
                <text:p>196.900000005413</text:p>
              </table:table-cell>
              <table:table-cell office:value-type="float" office:value="165.273135581396">
                <text:p>165.273135581396</text:p>
              </table:table-cell>
              <table:table-cell office:value-type="float" office:value="0.0400000050267824">
                <text:p>0.04000000502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000000005416">
                <text:p>197.000000005416</text:p>
              </table:table-cell>
              <table:table-cell office:value-type="float" office:value="165.266237086618">
                <text:p>165.266237086618</text:p>
              </table:table-cell>
              <table:table-cell office:value-type="float" office:value="0.0400000050274661">
                <text:p>0.0400000050274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10000000542">
                <text:p>197.10000000542</text:p>
              </table:table-cell>
              <table:table-cell office:value-type="float" office:value="165.259342883783">
                <text:p>165.259342883783</text:p>
              </table:table-cell>
              <table:table-cell office:value-type="float" office:value="0.0400000050281489">
                <text:p>0.040000005028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200000005423">
                <text:p>197.200000005423</text:p>
              </table:table-cell>
              <table:table-cell office:value-type="float" office:value="165.25245296997">
                <text:p>165.25245296997</text:p>
              </table:table-cell>
              <table:table-cell office:value-type="float" office:value="0.040000005028831">
                <text:p>0.040000005028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300000005426">
                <text:p>197.300000005426</text:p>
              </table:table-cell>
              <table:table-cell office:value-type="float" office:value="165.24556734226">
                <text:p>165.24556734226</text:p>
              </table:table-cell>
              <table:table-cell office:value-type="float" office:value="0.0400000050295124">
                <text:p>0.040000005029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400000005429">
                <text:p>197.400000005429</text:p>
              </table:table-cell>
              <table:table-cell office:value-type="float" office:value="165.238685997733">
                <text:p>165.238685997733</text:p>
              </table:table-cell>
              <table:table-cell office:value-type="float" office:value="0.0400000050301931">
                <text:p>0.040000005030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500000005433">
                <text:p>197.500000005433</text:p>
              </table:table-cell>
              <table:table-cell office:value-type="float" office:value="165.231808933471">
                <text:p>165.231808933471</text:p>
              </table:table-cell>
              <table:table-cell office:value-type="float" office:value="0.040000005030873">
                <text:p>0.04000000503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600000005436">
                <text:p>197.600000005436</text:p>
              </table:table-cell>
              <table:table-cell office:value-type="float" office:value="165.224936146555">
                <text:p>165.224936146555</text:p>
              </table:table-cell>
              <table:table-cell office:value-type="float" office:value="0.0400000050315522">
                <text:p>0.040000005031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700000005439">
                <text:p>197.700000005439</text:p>
              </table:table-cell>
              <table:table-cell office:value-type="float" office:value="165.218067634065">
                <text:p>165.218067634065</text:p>
              </table:table-cell>
              <table:table-cell office:value-type="float" office:value="0.0400000050322307">
                <text:p>0.040000005032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800000005443">
                <text:p>197.800000005443</text:p>
              </table:table-cell>
              <table:table-cell office:value-type="float" office:value="165.211203393085">
                <text:p>165.211203393085</text:p>
              </table:table-cell>
              <table:table-cell office:value-type="float" office:value="0.0400000050329084">
                <text:p>0.040000005032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.900000005446">
                <text:p>197.900000005446</text:p>
              </table:table-cell>
              <table:table-cell office:value-type="float" office:value="165.204343420697">
                <text:p>165.204343420697</text:p>
              </table:table-cell>
              <table:table-cell office:value-type="float" office:value="0.0400000050335854">
                <text:p>0.0400000050335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000000005449">
                <text:p>198.000000005449</text:p>
              </table:table-cell>
              <table:table-cell office:value-type="float" office:value="165.197487713985">
                <text:p>165.197487713985</text:p>
              </table:table-cell>
              <table:table-cell office:value-type="float" office:value="0.0400000050342617">
                <text:p>0.0400000050342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100000005453">
                <text:p>198.100000005453</text:p>
              </table:table-cell>
              <table:table-cell office:value-type="float" office:value="165.190636270031">
                <text:p>165.190636270031</text:p>
              </table:table-cell>
              <table:table-cell office:value-type="float" office:value="0.0400000050349372">
                <text:p>0.040000005034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200000005456">
                <text:p>198.200000005456</text:p>
              </table:table-cell>
              <table:table-cell office:value-type="float" office:value="165.183789085919">
                <text:p>165.183789085919</text:p>
              </table:table-cell>
              <table:table-cell office:value-type="float" office:value="0.040000005035612">
                <text:p>0.04000000503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300000005459">
                <text:p>198.300000005459</text:p>
              </table:table-cell>
              <table:table-cell office:value-type="float" office:value="165.176946158736">
                <text:p>165.176946158736</text:p>
              </table:table-cell>
              <table:table-cell office:value-type="float" office:value="0.0400000050362862">
                <text:p>0.040000005036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400000005463">
                <text:p>198.400000005463</text:p>
              </table:table-cell>
              <table:table-cell office:value-type="float" office:value="165.170107485564">
                <text:p>165.170107485564</text:p>
              </table:table-cell>
              <table:table-cell office:value-type="float" office:value="0.0400000050369596">
                <text:p>0.040000005036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500000005466">
                <text:p>198.500000005466</text:p>
              </table:table-cell>
              <table:table-cell office:value-type="float" office:value="165.163273063487">
                <text:p>165.163273063487</text:p>
              </table:table-cell>
              <table:table-cell office:value-type="float" office:value="0.0400000050376322">
                <text:p>0.040000005037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600000005469">
                <text:p>198.600000005469</text:p>
              </table:table-cell>
              <table:table-cell office:value-type="float" office:value="165.156442889596">
                <text:p>165.156442889596</text:p>
              </table:table-cell>
              <table:table-cell office:value-type="float" office:value="0.040000005038304">
                <text:p>0.04000000503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700000005473">
                <text:p>198.700000005473</text:p>
              </table:table-cell>
              <table:table-cell office:value-type="float" office:value="165.149616960974">
                <text:p>165.149616960974</text:p>
              </table:table-cell>
              <table:table-cell office:value-type="float" office:value="0.0400000050389752">
                <text:p>0.040000005038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800000005476">
                <text:p>198.800000005476</text:p>
              </table:table-cell>
              <table:table-cell office:value-type="float" office:value="165.142795274709">
                <text:p>165.142795274709</text:p>
              </table:table-cell>
              <table:table-cell office:value-type="float" office:value="0.0400000050396456">
                <text:p>0.0400000050396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.900000005479">
                <text:p>198.900000005479</text:p>
              </table:table-cell>
              <table:table-cell office:value-type="float" office:value="165.135977827887">
                <text:p>165.135977827887</text:p>
              </table:table-cell>
              <table:table-cell office:value-type="float" office:value="0.0400000050403154">
                <text:p>0.040000005040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000000005483">
                <text:p>199.000000005483</text:p>
              </table:table-cell>
              <table:table-cell office:value-type="float" office:value="165.129164617597">
                <text:p>165.129164617597</text:p>
              </table:table-cell>
              <table:table-cell office:value-type="float" office:value="0.0400000050409844">
                <text:p>0.040000005040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100000005486">
                <text:p>199.100000005486</text:p>
              </table:table-cell>
              <table:table-cell office:value-type="float" office:value="165.122355640928">
                <text:p>165.122355640928</text:p>
              </table:table-cell>
              <table:table-cell office:value-type="float" office:value="0.0400000050416527">
                <text:p>0.0400000050416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200000005489">
                <text:p>199.200000005489</text:p>
              </table:table-cell>
              <table:table-cell office:value-type="float" office:value="165.115550894967">
                <text:p>165.115550894967</text:p>
              </table:table-cell>
              <table:table-cell office:value-type="float" office:value="0.0400000050423203">
                <text:p>0.040000005042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300000005493">
                <text:p>199.300000005493</text:p>
              </table:table-cell>
              <table:table-cell office:value-type="float" office:value="165.108750376805">
                <text:p>165.108750376805</text:p>
              </table:table-cell>
              <table:table-cell office:value-type="float" office:value="0.0400000050429871">
                <text:p>0.0400000050429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400000005496">
                <text:p>199.400000005496</text:p>
              </table:table-cell>
              <table:table-cell office:value-type="float" office:value="165.101954083532">
                <text:p>165.101954083532</text:p>
              </table:table-cell>
              <table:table-cell office:value-type="float" office:value="0.0400000050436533">
                <text:p>0.040000005043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500000005499">
                <text:p>199.500000005499</text:p>
              </table:table-cell>
              <table:table-cell office:value-type="float" office:value="165.095162012235">
                <text:p>165.095162012235</text:p>
              </table:table-cell>
              <table:table-cell office:value-type="float" office:value="0.0400000050443187">
                <text:p>0.040000005044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600000005502">
                <text:p>199.600000005502</text:p>
              </table:table-cell>
              <table:table-cell office:value-type="float" office:value="165.08837416001">
                <text:p>165.08837416001</text:p>
              </table:table-cell>
              <table:table-cell office:value-type="float" office:value="0.0400000050449834">
                <text:p>0.040000005044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700000005506">
                <text:p>199.700000005506</text:p>
              </table:table-cell>
              <table:table-cell office:value-type="float" office:value="165.081590523947">
                <text:p>165.081590523947</text:p>
              </table:table-cell>
              <table:table-cell office:value-type="float" office:value="0.0400000050456474">
                <text:p>0.0400000050456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800000005509">
                <text:p>199.800000005509</text:p>
              </table:table-cell>
              <table:table-cell office:value-type="float" office:value="165.074811101137">
                <text:p>165.074811101137</text:p>
              </table:table-cell>
              <table:table-cell office:value-type="float" office:value="0.0400000050463106">
                <text:p>0.0400000050463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.900000005512">
                <text:p>199.900000005512</text:p>
              </table:table-cell>
              <table:table-cell office:value-type="float" office:value="165.068035888674">
                <text:p>165.068035888674</text:p>
              </table:table-cell>
              <table:table-cell office:value-type="float" office:value="0.0400000050469731">
                <text:p>0.040000005046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000000005516">
                <text:p>200.000000005516</text:p>
              </table:table-cell>
              <table:table-cell office:value-type="float" office:value="165.061264883651">
                <text:p>165.061264883651</text:p>
              </table:table-cell>
              <table:table-cell office:value-type="float" office:value="0.040000005047635">
                <text:p>0.040000005047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100000005519">
                <text:p>200.100000005519</text:p>
              </table:table-cell>
              <table:table-cell office:value-type="float" office:value="165.054498083161">
                <text:p>165.054498083161</text:p>
              </table:table-cell>
              <table:table-cell office:value-type="float" office:value="0.0400000050482961">
                <text:p>0.0400000050482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200000005522">
                <text:p>200.200000005522</text:p>
              </table:table-cell>
              <table:table-cell office:value-type="float" office:value="165.047735484301">
                <text:p>165.047735484301</text:p>
              </table:table-cell>
              <table:table-cell office:value-type="float" office:value="0.0400000050489566">
                <text:p>0.0400000050489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300000005526">
                <text:p>200.300000005526</text:p>
              </table:table-cell>
              <table:table-cell office:value-type="float" office:value="165.040977084163">
                <text:p>165.040977084163</text:p>
              </table:table-cell>
              <table:table-cell office:value-type="float" office:value="0.0400000050496162">
                <text:p>0.0400000050496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400000005529">
                <text:p>200.400000005529</text:p>
              </table:table-cell>
              <table:table-cell office:value-type="float" office:value="165.034222879845">
                <text:p>165.034222879845</text:p>
              </table:table-cell>
              <table:table-cell office:value-type="float" office:value="0.0400000050502753">
                <text:p>0.0400000050502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500000005532">
                <text:p>200.500000005532</text:p>
              </table:table-cell>
              <table:table-cell office:value-type="float" office:value="165.027472868444">
                <text:p>165.027472868444</text:p>
              </table:table-cell>
              <table:table-cell office:value-type="float" office:value="0.0400000050509337">
                <text:p>0.040000005050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600000005536">
                <text:p>200.600000005536</text:p>
              </table:table-cell>
              <table:table-cell office:value-type="float" office:value="165.020727047055">
                <text:p>165.020727047055</text:p>
              </table:table-cell>
              <table:table-cell office:value-type="float" office:value="0.0400000050515913">
                <text:p>0.0400000050515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700000005539">
                <text:p>200.700000005539</text:p>
              </table:table-cell>
              <table:table-cell office:value-type="float" office:value="165.013985412775">
                <text:p>165.013985412775</text:p>
              </table:table-cell>
              <table:table-cell office:value-type="float" office:value="0.0400000050522481">
                <text:p>0.040000005052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800000005542">
                <text:p>200.800000005542</text:p>
              </table:table-cell>
              <table:table-cell office:value-type="float" office:value="165.007247962704">
                <text:p>165.007247962704</text:p>
              </table:table-cell>
              <table:table-cell office:value-type="float" office:value="0.0400000050529043">
                <text:p>0.0400000050529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.900000005546">
                <text:p>200.900000005546</text:p>
              </table:table-cell>
              <table:table-cell office:value-type="float" office:value="165.00051469394">
                <text:p>165.00051469394</text:p>
              </table:table-cell>
              <table:table-cell office:value-type="float" office:value="0.0400000050535598">
                <text:p>0.0400000050535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000000005549">
                <text:p>201.000000005549</text:p>
              </table:table-cell>
              <table:table-cell office:value-type="float" office:value="164.993785603584">
                <text:p>164.993785603584</text:p>
              </table:table-cell>
              <table:table-cell office:value-type="float" office:value="0.0400000050542145">
                <text:p>0.040000005054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100000005552">
                <text:p>201.100000005552</text:p>
              </table:table-cell>
              <table:table-cell office:value-type="float" office:value="164.987060688734">
                <text:p>164.987060688734</text:p>
              </table:table-cell>
              <table:table-cell office:value-type="float" office:value="0.0400000050548686">
                <text:p>0.0400000050548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200000005556">
                <text:p>201.200000005556</text:p>
              </table:table-cell>
              <table:table-cell office:value-type="float" office:value="164.980339946493">
                <text:p>164.980339946493</text:p>
              </table:table-cell>
              <table:table-cell office:value-type="float" office:value="0.040000005055522">
                <text:p>0.04000000505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300000005559">
                <text:p>201.300000005559</text:p>
              </table:table-cell>
              <table:table-cell office:value-type="float" office:value="164.97362337396">
                <text:p>164.97362337396</text:p>
              </table:table-cell>
              <table:table-cell office:value-type="float" office:value="0.0400000050561747">
                <text:p>0.040000005056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400000005562">
                <text:p>201.400000005562</text:p>
              </table:table-cell>
              <table:table-cell office:value-type="float" office:value="164.96691096824">
                <text:p>164.96691096824</text:p>
              </table:table-cell>
              <table:table-cell office:value-type="float" office:value="0.0400000050568267">
                <text:p>0.0400000050568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500000005566">
                <text:p>201.500000005566</text:p>
              </table:table-cell>
              <table:table-cell office:value-type="float" office:value="164.960202726434">
                <text:p>164.960202726434</text:p>
              </table:table-cell>
              <table:table-cell office:value-type="float" office:value="0.040000005057478">
                <text:p>0.040000005057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600000005569">
                <text:p>201.600000005569</text:p>
              </table:table-cell>
              <table:table-cell office:value-type="float" office:value="164.953498645645">
                <text:p>164.953498645645</text:p>
              </table:table-cell>
              <table:table-cell office:value-type="float" office:value="0.0400000050581285">
                <text:p>0.040000005058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700000005572">
                <text:p>201.700000005572</text:p>
              </table:table-cell>
              <table:table-cell office:value-type="float" office:value="164.946798722979">
                <text:p>164.946798722979</text:p>
              </table:table-cell>
              <table:table-cell office:value-type="float" office:value="0.0400000050587784">
                <text:p>0.040000005058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800000005576">
                <text:p>201.800000005576</text:p>
              </table:table-cell>
              <table:table-cell office:value-type="float" office:value="164.94010295554">
                <text:p>164.94010295554</text:p>
              </table:table-cell>
              <table:table-cell office:value-type="float" office:value="0.0400000050594276">
                <text:p>0.040000005059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.900000005579">
                <text:p>201.900000005579</text:p>
              </table:table-cell>
              <table:table-cell office:value-type="float" office:value="164.933411340433">
                <text:p>164.933411340433</text:p>
              </table:table-cell>
              <table:table-cell office:value-type="float" office:value="0.040000005060076">
                <text:p>0.04000000506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000000005582">
                <text:p>202.000000005582</text:p>
              </table:table-cell>
              <table:table-cell office:value-type="float" office:value="164.926723874766">
                <text:p>164.926723874766</text:p>
              </table:table-cell>
              <table:table-cell office:value-type="float" office:value="0.0400000050607238">
                <text:p>0.040000005060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100000005585">
                <text:p>202.100000005585</text:p>
              </table:table-cell>
              <table:table-cell office:value-type="float" office:value="164.920040555645">
                <text:p>164.920040555645</text:p>
              </table:table-cell>
              <table:table-cell office:value-type="float" office:value="0.0400000050613709">
                <text:p>0.040000005061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200000005589">
                <text:p>202.200000005589</text:p>
              </table:table-cell>
              <table:table-cell office:value-type="float" office:value="164.913361380178">
                <text:p>164.913361380178</text:p>
              </table:table-cell>
              <table:table-cell office:value-type="float" office:value="0.0400000050620174">
                <text:p>0.040000005062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300000005592">
                <text:p>202.300000005592</text:p>
              </table:table-cell>
              <table:table-cell office:value-type="float" office:value="164.906686345474">
                <text:p>164.906686345474</text:p>
              </table:table-cell>
              <table:table-cell office:value-type="float" office:value="0.0400000050626631">
                <text:p>0.040000005062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400000005595">
                <text:p>202.400000005595</text:p>
              </table:table-cell>
              <table:table-cell office:value-type="float" office:value="164.900015448641">
                <text:p>164.900015448641</text:p>
              </table:table-cell>
              <table:table-cell office:value-type="float" office:value="0.0400000050633082">
                <text:p>0.040000005063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500000005599">
                <text:p>202.500000005599</text:p>
              </table:table-cell>
              <table:table-cell office:value-type="float" office:value="164.89334868679">
                <text:p>164.89334868679</text:p>
              </table:table-cell>
              <table:table-cell office:value-type="float" office:value="0.0400000050639525">
                <text:p>0.040000005063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600000005602">
                <text:p>202.600000005602</text:p>
              </table:table-cell>
              <table:table-cell office:value-type="float" office:value="164.886686057032">
                <text:p>164.886686057032</text:p>
              </table:table-cell>
              <table:table-cell office:value-type="float" office:value="0.0400000050645962">
                <text:p>0.0400000050645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700000005605">
                <text:p>202.700000005605</text:p>
              </table:table-cell>
              <table:table-cell office:value-type="float" office:value="164.880027556478">
                <text:p>164.880027556478</text:p>
              </table:table-cell>
              <table:table-cell office:value-type="float" office:value="0.0400000050652393">
                <text:p>0.0400000050652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800000005609">
                <text:p>202.800000005609</text:p>
              </table:table-cell>
              <table:table-cell office:value-type="float" office:value="164.87337318224">
                <text:p>164.87337318224</text:p>
              </table:table-cell>
              <table:table-cell office:value-type="float" office:value="0.0400000050658816">
                <text:p>0.040000005065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.900000005612">
                <text:p>202.900000005612</text:p>
              </table:table-cell>
              <table:table-cell office:value-type="float" office:value="164.866722931431">
                <text:p>164.866722931431</text:p>
              </table:table-cell>
              <table:table-cell office:value-type="float" office:value="0.0400000050665232">
                <text:p>0.040000005066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000000005615">
                <text:p>203.000000005615</text:p>
              </table:table-cell>
              <table:table-cell office:value-type="float" office:value="164.860076801164">
                <text:p>164.860076801164</text:p>
              </table:table-cell>
              <table:table-cell office:value-type="float" office:value="0.040000005067164">
                <text:p>0.04000000506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100000005619">
                <text:p>203.100000005619</text:p>
              </table:table-cell>
              <table:table-cell office:value-type="float" office:value="164.853434788556">
                <text:p>164.853434788556</text:p>
              </table:table-cell>
              <table:table-cell office:value-type="float" office:value="0.0400000050678042">
                <text:p>0.040000005067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200000005622">
                <text:p>203.200000005622</text:p>
              </table:table-cell>
              <table:table-cell office:value-type="float" office:value="164.846796890721">
                <text:p>164.846796890721</text:p>
              </table:table-cell>
              <table:table-cell office:value-type="float" office:value="0.0400000050684438">
                <text:p>0.040000005068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300000005625">
                <text:p>203.300000005625</text:p>
              </table:table-cell>
              <table:table-cell office:value-type="float" office:value="164.840163104775">
                <text:p>164.840163104775</text:p>
              </table:table-cell>
              <table:table-cell office:value-type="float" office:value="0.0400000050690827">
                <text:p>0.0400000050690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400000005629">
                <text:p>203.400000005629</text:p>
              </table:table-cell>
              <table:table-cell office:value-type="float" office:value="164.833533427835">
                <text:p>164.833533427835</text:p>
              </table:table-cell>
              <table:table-cell office:value-type="float" office:value="0.0400000050697209">
                <text:p>0.0400000050697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500000005632">
                <text:p>203.500000005632</text:p>
              </table:table-cell>
              <table:table-cell office:value-type="float" office:value="164.826907857016">
                <text:p>164.826907857016</text:p>
              </table:table-cell>
              <table:table-cell office:value-type="float" office:value="0.0400000050703583">
                <text:p>0.0400000050703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600000005635">
                <text:p>203.600000005635</text:p>
              </table:table-cell>
              <table:table-cell office:value-type="float" office:value="164.820286389442">
                <text:p>164.820286389442</text:p>
              </table:table-cell>
              <table:table-cell office:value-type="float" office:value="0.0400000050709952">
                <text:p>0.040000005070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700000005639">
                <text:p>203.700000005639</text:p>
              </table:table-cell>
              <table:table-cell office:value-type="float" office:value="164.81366902223">
                <text:p>164.81366902223</text:p>
              </table:table-cell>
              <table:table-cell office:value-type="float" office:value="0.0400000050716314">
                <text:p>0.040000005071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800000005642">
                <text:p>203.800000005642</text:p>
              </table:table-cell>
              <table:table-cell office:value-type="float" office:value="164.807055752499">
                <text:p>164.807055752499</text:p>
              </table:table-cell>
              <table:table-cell office:value-type="float" office:value="0.0400000050722669">
                <text:p>0.040000005072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.900000005645">
                <text:p>203.900000005645</text:p>
              </table:table-cell>
              <table:table-cell office:value-type="float" office:value="164.800446577371">
                <text:p>164.800446577371</text:p>
              </table:table-cell>
              <table:table-cell office:value-type="float" office:value="0.0400000050729016">
                <text:p>0.0400000050729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000000005649">
                <text:p>204.000000005649</text:p>
              </table:table-cell>
              <table:table-cell office:value-type="float" office:value="164.793841493968">
                <text:p>164.793841493968</text:p>
              </table:table-cell>
              <table:table-cell office:value-type="float" office:value="0.0400000050735358">
                <text:p>0.040000005073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100000005652">
                <text:p>204.100000005652</text:p>
              </table:table-cell>
              <table:table-cell office:value-type="float" office:value="164.787240499412">
                <text:p>164.787240499412</text:p>
              </table:table-cell>
              <table:table-cell office:value-type="float" office:value="0.0400000050741692">
                <text:p>0.040000005074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200000005655">
                <text:p>204.200000005655</text:p>
              </table:table-cell>
              <table:table-cell office:value-type="float" office:value="164.780643590826">
                <text:p>164.780643590826</text:p>
              </table:table-cell>
              <table:table-cell office:value-type="float" office:value="0.0400000050748021">
                <text:p>0.0400000050748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300000005659">
                <text:p>204.300000005659</text:p>
              </table:table-cell>
              <table:table-cell office:value-type="float" office:value="164.774050765336">
                <text:p>164.774050765336</text:p>
              </table:table-cell>
              <table:table-cell office:value-type="float" office:value="0.0400000050754342">
                <text:p>0.040000005075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400000005662">
                <text:p>204.400000005662</text:p>
              </table:table-cell>
              <table:table-cell office:value-type="float" office:value="164.767462020066">
                <text:p>164.767462020066</text:p>
              </table:table-cell>
              <table:table-cell office:value-type="float" office:value="0.0400000050760656">
                <text:p>0.040000005076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500000005665">
                <text:p>204.500000005665</text:p>
              </table:table-cell>
              <table:table-cell office:value-type="float" office:value="164.76087735214">
                <text:p>164.76087735214</text:p>
              </table:table-cell>
              <table:table-cell office:value-type="float" office:value="0.0400000050766963">
                <text:p>0.0400000050766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600000005668">
                <text:p>204.600000005668</text:p>
              </table:table-cell>
              <table:table-cell office:value-type="float" office:value="164.754296758689">
                <text:p>164.754296758689</text:p>
              </table:table-cell>
              <table:table-cell office:value-type="float" office:value="0.0400000050773263">
                <text:p>0.040000005077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700000005672">
                <text:p>204.700000005672</text:p>
              </table:table-cell>
              <table:table-cell office:value-type="float" office:value="164.74772023684">
                <text:p>164.74772023684</text:p>
              </table:table-cell>
              <table:table-cell office:value-type="float" office:value="0.0400000050779558">
                <text:p>0.0400000050779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800000005675">
                <text:p>204.800000005675</text:p>
              </table:table-cell>
              <table:table-cell office:value-type="float" office:value="164.741147783721">
                <text:p>164.741147783721</text:p>
              </table:table-cell>
              <table:table-cell office:value-type="float" office:value="0.0400000050785845">
                <text:p>0.0400000050785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900000005678">
                <text:p>204.900000005678</text:p>
              </table:table-cell>
              <table:table-cell office:value-type="float" office:value="164.73457939646">
                <text:p>164.73457939646</text:p>
              </table:table-cell>
              <table:table-cell office:value-type="float" office:value="0.0400000050792127">
                <text:p>0.040000005079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000000005682">
                <text:p>205.000000005682</text:p>
              </table:table-cell>
              <table:table-cell office:value-type="float" office:value="164.728015072188">
                <text:p>164.728015072188</text:p>
              </table:table-cell>
              <table:table-cell office:value-type="float" office:value="0.0400000050798401">
                <text:p>0.040000005079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100000005685">
                <text:p>205.100000005685</text:p>
              </table:table-cell>
              <table:table-cell office:value-type="float" office:value="164.721454808038">
                <text:p>164.721454808038</text:p>
              </table:table-cell>
              <table:table-cell office:value-type="float" office:value="0.0400000050804668">
                <text:p>0.040000005080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200000005688">
                <text:p>205.200000005688</text:p>
              </table:table-cell>
              <table:table-cell office:value-type="float" office:value="164.714898601141">
                <text:p>164.714898601141</text:p>
              </table:table-cell>
              <table:table-cell office:value-type="float" office:value="0.0400000050810929">
                <text:p>0.0400000050810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300000005692">
                <text:p>205.300000005692</text:p>
              </table:table-cell>
              <table:table-cell office:value-type="float" office:value="164.708346448631">
                <text:p>164.708346448631</text:p>
              </table:table-cell>
              <table:table-cell office:value-type="float" office:value="0.0400000050817184">
                <text:p>0.040000005081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400000005695">
                <text:p>205.400000005695</text:p>
              </table:table-cell>
              <table:table-cell office:value-type="float" office:value="164.70179834764">
                <text:p>164.70179834764</text:p>
              </table:table-cell>
              <table:table-cell office:value-type="float" office:value="0.0400000050823431">
                <text:p>0.040000005082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500000005698">
                <text:p>205.500000005698</text:p>
              </table:table-cell>
              <table:table-cell office:value-type="float" office:value="164.695254295304">
                <text:p>164.695254295304</text:p>
              </table:table-cell>
              <table:table-cell office:value-type="float" office:value="0.0400000050829672">
                <text:p>0.040000005082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600000005702">
                <text:p>205.600000005702</text:p>
              </table:table-cell>
              <table:table-cell office:value-type="float" office:value="164.688714288759">
                <text:p>164.688714288759</text:p>
              </table:table-cell>
              <table:table-cell office:value-type="float" office:value="0.0400000050835906">
                <text:p>0.0400000050835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700000005705">
                <text:p>205.700000005705</text:p>
              </table:table-cell>
              <table:table-cell office:value-type="float" office:value="164.682178325141">
                <text:p>164.682178325141</text:p>
              </table:table-cell>
              <table:table-cell office:value-type="float" office:value="0.0400000050842134">
                <text:p>0.040000005084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800000005708">
                <text:p>205.800000005708</text:p>
              </table:table-cell>
              <table:table-cell office:value-type="float" office:value="164.67564640159">
                <text:p>164.67564640159</text:p>
              </table:table-cell>
              <table:table-cell office:value-type="float" office:value="0.0400000050848355">
                <text:p>0.040000005084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.900000005712">
                <text:p>205.900000005712</text:p>
              </table:table-cell>
              <table:table-cell office:value-type="float" office:value="164.669118515242">
                <text:p>164.669118515242</text:p>
              </table:table-cell>
              <table:table-cell office:value-type="float" office:value="0.040000005085457">
                <text:p>0.040000005085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000000005715">
                <text:p>206.000000005715</text:p>
              </table:table-cell>
              <table:table-cell office:value-type="float" office:value="164.662594663237">
                <text:p>164.662594663237</text:p>
              </table:table-cell>
              <table:table-cell office:value-type="float" office:value="0.0400000050860778">
                <text:p>0.0400000050860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100000005718">
                <text:p>206.100000005718</text:p>
              </table:table-cell>
              <table:table-cell office:value-type="float" office:value="164.656074842716">
                <text:p>164.656074842716</text:p>
              </table:table-cell>
              <table:table-cell office:value-type="float" office:value="0.0400000050866979">
                <text:p>0.0400000050866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200000005722">
                <text:p>206.200000005722</text:p>
              </table:table-cell>
              <table:table-cell office:value-type="float" office:value="164.64955905082">
                <text:p>164.64955905082</text:p>
              </table:table-cell>
              <table:table-cell office:value-type="float" office:value="0.0400000050873174">
                <text:p>0.0400000050873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300000005725">
                <text:p>206.300000005725</text:p>
              </table:table-cell>
              <table:table-cell office:value-type="float" office:value="164.643047284693">
                <text:p>164.643047284693</text:p>
              </table:table-cell>
              <table:table-cell office:value-type="float" office:value="0.0400000050879363">
                <text:p>0.040000005087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400000005728">
                <text:p>206.400000005728</text:p>
              </table:table-cell>
              <table:table-cell office:value-type="float" office:value="164.636539541477">
                <text:p>164.636539541477</text:p>
              </table:table-cell>
              <table:table-cell office:value-type="float" office:value="0.0400000050885545">
                <text:p>0.040000005088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500000005732">
                <text:p>206.500000005732</text:p>
              </table:table-cell>
              <table:table-cell office:value-type="float" office:value="164.630035818314">
                <text:p>164.630035818314</text:p>
              </table:table-cell>
              <table:table-cell office:value-type="float" office:value="0.040000005089172">
                <text:p>0.04000000508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600000005735">
                <text:p>206.600000005735</text:p>
              </table:table-cell>
              <table:table-cell office:value-type="float" office:value="164.623536112354">
                <text:p>164.623536112354</text:p>
              </table:table-cell>
              <table:table-cell office:value-type="float" office:value="0.0400000050897888">
                <text:p>0.040000005089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700000005738">
                <text:p>206.700000005738</text:p>
              </table:table-cell>
              <table:table-cell office:value-type="float" office:value="164.61704042074">
                <text:p>164.61704042074</text:p>
              </table:table-cell>
              <table:table-cell office:value-type="float" office:value="0.0400000050904051">
                <text:p>0.040000005090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800000005742">
                <text:p>206.800000005742</text:p>
              </table:table-cell>
              <table:table-cell office:value-type="float" office:value="164.610548740621">
                <text:p>164.610548740621</text:p>
              </table:table-cell>
              <table:table-cell office:value-type="float" office:value="0.0400000050910207">
                <text:p>0.0400000050910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.900000005745">
                <text:p>206.900000005745</text:p>
              </table:table-cell>
              <table:table-cell office:value-type="float" office:value="164.604061069143">
                <text:p>164.604061069143</text:p>
              </table:table-cell>
              <table:table-cell office:value-type="float" office:value="0.0400000050916356">
                <text:p>0.040000005091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000000005748">
                <text:p>207.000000005748</text:p>
              </table:table-cell>
              <table:table-cell office:value-type="float" office:value="164.597577403458">
                <text:p>164.597577403458</text:p>
              </table:table-cell>
              <table:table-cell office:value-type="float" office:value="0.0400000050922499">
                <text:p>0.040000005092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100000005751">
                <text:p>207.100000005751</text:p>
              </table:table-cell>
              <table:table-cell office:value-type="float" office:value="164.591097740714">
                <text:p>164.591097740714</text:p>
              </table:table-cell>
              <table:table-cell office:value-type="float" office:value="0.0400000050928636">
                <text:p>0.0400000050928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200000005755">
                <text:p>207.200000005755</text:p>
              </table:table-cell>
              <table:table-cell office:value-type="float" office:value="164.584622078062">
                <text:p>164.584622078062</text:p>
              </table:table-cell>
              <table:table-cell office:value-type="float" office:value="0.0400000050934765">
                <text:p>0.040000005093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300000005758">
                <text:p>207.300000005758</text:p>
              </table:table-cell>
              <table:table-cell office:value-type="float" office:value="164.578150412655">
                <text:p>164.578150412655</text:p>
              </table:table-cell>
              <table:table-cell office:value-type="float" office:value="0.0400000050940888">
                <text:p>0.0400000050940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400000005761">
                <text:p>207.400000005761</text:p>
              </table:table-cell>
              <table:table-cell office:value-type="float" office:value="164.571682741647">
                <text:p>164.571682741647</text:p>
              </table:table-cell>
              <table:table-cell office:value-type="float" office:value="0.0400000050947005">
                <text:p>0.0400000050947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500000005765">
                <text:p>207.500000005765</text:p>
              </table:table-cell>
              <table:table-cell office:value-type="float" office:value="164.565219062192">
                <text:p>164.565219062192</text:p>
              </table:table-cell>
              <table:table-cell office:value-type="float" office:value="0.0400000050953116">
                <text:p>0.040000005095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600000005768">
                <text:p>207.600000005768</text:p>
              </table:table-cell>
              <table:table-cell office:value-type="float" office:value="164.558759371443">
                <text:p>164.558759371443</text:p>
              </table:table-cell>
              <table:table-cell office:value-type="float" office:value="0.040000005095922">
                <text:p>0.04000000509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700000005771">
                <text:p>207.700000005771</text:p>
              </table:table-cell>
              <table:table-cell office:value-type="float" office:value="164.552303666558">
                <text:p>164.552303666558</text:p>
              </table:table-cell>
              <table:table-cell office:value-type="float" office:value="0.0400000050965318">
                <text:p>0.0400000050965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800000005775">
                <text:p>207.800000005775</text:p>
              </table:table-cell>
              <table:table-cell office:value-type="float" office:value="164.545851944694">
                <text:p>164.545851944694</text:p>
              </table:table-cell>
              <table:table-cell office:value-type="float" office:value="0.0400000050971409">
                <text:p>0.040000005097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.900000005778">
                <text:p>207.900000005778</text:p>
              </table:table-cell>
              <table:table-cell office:value-type="float" office:value="164.53940420301">
                <text:p>164.53940420301</text:p>
              </table:table-cell>
              <table:table-cell office:value-type="float" office:value="0.0400000050977494">
                <text:p>0.0400000050977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000000005781">
                <text:p>208.000000005781</text:p>
              </table:table-cell>
              <table:table-cell office:value-type="float" office:value="164.532960438664">
                <text:p>164.532960438664</text:p>
              </table:table-cell>
              <table:table-cell office:value-type="float" office:value="0.0400000050983573">
                <text:p>0.040000005098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100000005785">
                <text:p>208.100000005785</text:p>
              </table:table-cell>
              <table:table-cell office:value-type="float" office:value="164.526520648816">
                <text:p>164.526520648816</text:p>
              </table:table-cell>
              <table:table-cell office:value-type="float" office:value="0.0400000050989644">
                <text:p>0.0400000050989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200000005788">
                <text:p>208.200000005788</text:p>
              </table:table-cell>
              <table:table-cell office:value-type="float" office:value="164.520084830628">
                <text:p>164.520084830628</text:p>
              </table:table-cell>
              <table:table-cell office:value-type="float" office:value="0.040000005099571">
                <text:p>0.040000005099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300000005791">
                <text:p>208.300000005791</text:p>
              </table:table-cell>
              <table:table-cell office:value-type="float" office:value="164.513652981263">
                <text:p>164.513652981263</text:p>
              </table:table-cell>
              <table:table-cell office:value-type="float" office:value="0.0400000051001769">
                <text:p>0.040000005100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400000005795">
                <text:p>208.400000005795</text:p>
              </table:table-cell>
              <table:table-cell office:value-type="float" office:value="164.507225097885">
                <text:p>164.507225097885</text:p>
              </table:table-cell>
              <table:table-cell office:value-type="float" office:value="0.0400000051007822">
                <text:p>0.040000005100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500000005798">
                <text:p>208.500000005798</text:p>
              </table:table-cell>
              <table:table-cell office:value-type="float" office:value="164.500801177657">
                <text:p>164.500801177657</text:p>
              </table:table-cell>
              <table:table-cell office:value-type="float" office:value="0.0400000051013869">
                <text:p>0.040000005101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600000005801">
                <text:p>208.600000005801</text:p>
              </table:table-cell>
              <table:table-cell office:value-type="float" office:value="164.494381217747">
                <text:p>164.494381217747</text:p>
              </table:table-cell>
              <table:table-cell office:value-type="float" office:value="0.040000005101991">
                <text:p>0.04000000510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700000005805">
                <text:p>208.700000005805</text:p>
              </table:table-cell>
              <table:table-cell office:value-type="float" office:value="164.487965215319">
                <text:p>164.487965215319</text:p>
              </table:table-cell>
              <table:table-cell office:value-type="float" office:value="0.0400000051025944">
                <text:p>0.040000005102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800000005808">
                <text:p>208.800000005808</text:p>
              </table:table-cell>
              <table:table-cell office:value-type="float" office:value="164.481553167541">
                <text:p>164.481553167541</text:p>
              </table:table-cell>
              <table:table-cell office:value-type="float" office:value="0.0400000051031972">
                <text:p>0.040000005103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.900000005811">
                <text:p>208.900000005811</text:p>
              </table:table-cell>
              <table:table-cell office:value-type="float" office:value="164.475145071582">
                <text:p>164.475145071582</text:p>
              </table:table-cell>
              <table:table-cell office:value-type="float" office:value="0.0400000051037993">
                <text:p>0.0400000051037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000000005815">
                <text:p>209.000000005815</text:p>
              </table:table-cell>
              <table:table-cell office:value-type="float" office:value="164.468740924613">
                <text:p>164.468740924613</text:p>
              </table:table-cell>
              <table:table-cell office:value-type="float" office:value="0.0400000051044008">
                <text:p>0.0400000051044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100000005818">
                <text:p>209.100000005818</text:p>
              </table:table-cell>
              <table:table-cell office:value-type="float" office:value="164.462340723805">
                <text:p>164.462340723805</text:p>
              </table:table-cell>
              <table:table-cell office:value-type="float" office:value="0.0400000051050017">
                <text:p>0.040000005105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200000005821">
                <text:p>209.200000005821</text:p>
              </table:table-cell>
              <table:table-cell office:value-type="float" office:value="164.455944466328">
                <text:p>164.455944466328</text:p>
              </table:table-cell>
              <table:table-cell office:value-type="float" office:value="0.0400000051056019">
                <text:p>0.040000005105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300000005825">
                <text:p>209.300000005825</text:p>
              </table:table-cell>
              <table:table-cell office:value-type="float" office:value="164.449552149358">
                <text:p>164.449552149358</text:p>
              </table:table-cell>
              <table:table-cell office:value-type="float" office:value="0.0400000051062015">
                <text:p>0.040000005106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400000005828">
                <text:p>209.400000005828</text:p>
              </table:table-cell>
              <table:table-cell office:value-type="float" office:value="164.443163770067">
                <text:p>164.443163770067</text:p>
              </table:table-cell>
              <table:table-cell office:value-type="float" office:value="0.0400000051068004">
                <text:p>0.040000005106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500000005831">
                <text:p>209.500000005831</text:p>
              </table:table-cell>
              <table:table-cell office:value-type="float" office:value="164.436779325631">
                <text:p>164.436779325631</text:p>
              </table:table-cell>
              <table:table-cell office:value-type="float" office:value="0.0400000051073987">
                <text:p>0.0400000051073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600000005834">
                <text:p>209.600000005834</text:p>
              </table:table-cell>
              <table:table-cell office:value-type="float" office:value="164.430398813224">
                <text:p>164.430398813224</text:p>
              </table:table-cell>
              <table:table-cell office:value-type="float" office:value="0.0400000051079963">
                <text:p>0.040000005107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700000005838">
                <text:p>209.700000005838</text:p>
              </table:table-cell>
              <table:table-cell office:value-type="float" office:value="164.42402223003">
                <text:p>164.42402223003</text:p>
              </table:table-cell>
              <table:table-cell office:value-type="float" office:value="0.0400000051085934">
                <text:p>0.0400000051085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800000005841">
                <text:p>209.800000005841</text:p>
              </table:table-cell>
              <table:table-cell office:value-type="float" office:value="164.417649573222">
                <text:p>164.417649573222</text:p>
              </table:table-cell>
              <table:table-cell office:value-type="float" office:value="0.0400000051091899">
                <text:p>0.040000005109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.900000005844">
                <text:p>209.900000005844</text:p>
              </table:table-cell>
              <table:table-cell office:value-type="float" office:value="164.411280839983">
                <text:p>164.411280839983</text:p>
              </table:table-cell>
              <table:table-cell office:value-type="float" office:value="0.0400000051097857">
                <text:p>0.040000005109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000000005848">
                <text:p>210.000000005848</text:p>
              </table:table-cell>
              <table:table-cell office:value-type="float" office:value="164.404916027492">
                <text:p>164.404916027492</text:p>
              </table:table-cell>
              <table:table-cell office:value-type="float" office:value="0.0400000051103808">
                <text:p>0.040000005110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100000005851">
                <text:p>210.100000005851</text:p>
              </table:table-cell>
              <table:table-cell office:value-type="float" office:value="164.398555132931">
                <text:p>164.398555132931</text:p>
              </table:table-cell>
              <table:table-cell office:value-type="float" office:value="0.0400000051109753">
                <text:p>0.0400000051109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200000005854">
                <text:p>210.200000005854</text:p>
              </table:table-cell>
              <table:table-cell office:value-type="float" office:value="164.392198153485">
                <text:p>164.392198153485</text:p>
              </table:table-cell>
              <table:table-cell office:value-type="float" office:value="0.0400000051115693">
                <text:p>0.040000005111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300000005858">
                <text:p>210.300000005858</text:p>
              </table:table-cell>
              <table:table-cell office:value-type="float" office:value="164.385845086335">
                <text:p>164.385845086335</text:p>
              </table:table-cell>
              <table:table-cell office:value-type="float" office:value="0.0400000051121626">
                <text:p>0.040000005112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400000005861">
                <text:p>210.400000005861</text:p>
              </table:table-cell>
              <table:table-cell office:value-type="float" office:value="164.37949592867">
                <text:p>164.37949592867</text:p>
              </table:table-cell>
              <table:table-cell office:value-type="float" office:value="0.0400000051127553">
                <text:p>0.040000005112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500000005864">
                <text:p>210.500000005864</text:p>
              </table:table-cell>
              <table:table-cell office:value-type="float" office:value="164.373150677675">
                <text:p>164.373150677675</text:p>
              </table:table-cell>
              <table:table-cell office:value-type="float" office:value="0.0400000051133474">
                <text:p>0.040000005113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600000005868">
                <text:p>210.600000005868</text:p>
              </table:table-cell>
              <table:table-cell office:value-type="float" office:value="164.366809330538">
                <text:p>164.366809330538</text:p>
              </table:table-cell>
              <table:table-cell office:value-type="float" office:value="0.0400000051139389">
                <text:p>0.0400000051139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700000005871">
                <text:p>210.700000005871</text:p>
              </table:table-cell>
              <table:table-cell office:value-type="float" office:value="164.360471884447">
                <text:p>164.360471884447</text:p>
              </table:table-cell>
              <table:table-cell office:value-type="float" office:value="0.0400000051145297">
                <text:p>0.040000005114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800000005874">
                <text:p>210.800000005874</text:p>
              </table:table-cell>
              <table:table-cell office:value-type="float" office:value="164.354138336593">
                <text:p>164.354138336593</text:p>
              </table:table-cell>
              <table:table-cell office:value-type="float" office:value="0.04000000511512">
                <text:p>0.0400000051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.900000005878">
                <text:p>210.900000005878</text:p>
              </table:table-cell>
              <table:table-cell office:value-type="float" office:value="164.347808684167">
                <text:p>164.347808684167</text:p>
              </table:table-cell>
              <table:table-cell office:value-type="float" office:value="0.0400000051157096">
                <text:p>0.0400000051157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000000005881">
                <text:p>211.000000005881</text:p>
              </table:table-cell>
              <table:table-cell office:value-type="float" office:value="164.341482924362">
                <text:p>164.341482924362</text:p>
              </table:table-cell>
              <table:table-cell office:value-type="float" office:value="0.0400000051162986">
                <text:p>0.040000005116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100000005884">
                <text:p>211.100000005884</text:p>
              </table:table-cell>
              <table:table-cell office:value-type="float" office:value="164.33516105437">
                <text:p>164.33516105437</text:p>
              </table:table-cell>
              <table:table-cell office:value-type="float" office:value="0.0400000051168869">
                <text:p>0.04000000511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200000005888">
                <text:p>211.200000005888</text:p>
              </table:table-cell>
              <table:table-cell office:value-type="float" office:value="164.328843071386">
                <text:p>164.328843071386</text:p>
              </table:table-cell>
              <table:table-cell office:value-type="float" office:value="0.0400000051174747">
                <text:p>0.040000005117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300000005891">
                <text:p>211.300000005891</text:p>
              </table:table-cell>
              <table:table-cell office:value-type="float" office:value="164.322528972606">
                <text:p>164.322528972606</text:p>
              </table:table-cell>
              <table:table-cell office:value-type="float" office:value="0.0400000051180618">
                <text:p>0.0400000051180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400000005894">
                <text:p>211.400000005894</text:p>
              </table:table-cell>
              <table:table-cell office:value-type="float" office:value="164.316218755229">
                <text:p>164.316218755229</text:p>
              </table:table-cell>
              <table:table-cell office:value-type="float" office:value="0.0400000051186484">
                <text:p>0.0400000051186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500000005898">
                <text:p>211.500000005898</text:p>
              </table:table-cell>
              <table:table-cell office:value-type="float" office:value="164.30991241645">
                <text:p>164.30991241645</text:p>
              </table:table-cell>
              <table:table-cell office:value-type="float" office:value="0.0400000051192343">
                <text:p>0.040000005119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600000005901">
                <text:p>211.600000005901</text:p>
              </table:table-cell>
              <table:table-cell office:value-type="float" office:value="164.303609953473">
                <text:p>164.303609953473</text:p>
              </table:table-cell>
              <table:table-cell office:value-type="float" office:value="0.0400000051198197">
                <text:p>0.040000005119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700000005904">
                <text:p>211.700000005904</text:p>
              </table:table-cell>
              <table:table-cell office:value-type="float" office:value="164.297311363493">
                <text:p>164.297311363493</text:p>
              </table:table-cell>
              <table:table-cell office:value-type="float" office:value="0.0400000051204044">
                <text:p>0.040000005120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800000005907">
                <text:p>211.800000005907</text:p>
              </table:table-cell>
              <table:table-cell office:value-type="float" office:value="164.291016643715">
                <text:p>164.291016643715</text:p>
              </table:table-cell>
              <table:table-cell office:value-type="float" office:value="0.0400000051209886">
                <text:p>0.040000005120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.900000005911">
                <text:p>211.900000005911</text:p>
              </table:table-cell>
              <table:table-cell office:value-type="float" office:value="164.28472579134">
                <text:p>164.28472579134</text:p>
              </table:table-cell>
              <table:table-cell office:value-type="float" office:value="0.040000005121572">
                <text:p>0.04000000512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000000005914">
                <text:p>212.000000005914</text:p>
              </table:table-cell>
              <table:table-cell office:value-type="float" office:value="164.278438803575">
                <text:p>164.278438803575</text:p>
              </table:table-cell>
              <table:table-cell office:value-type="float" office:value="0.0400000051221549">
                <text:p>0.040000005122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100000005917">
                <text:p>212.100000005917</text:p>
              </table:table-cell>
              <table:table-cell office:value-type="float" office:value="164.272155677624">
                <text:p>164.272155677624</text:p>
              </table:table-cell>
              <table:table-cell office:value-type="float" office:value="0.0400000051227372">
                <text:p>0.0400000051227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200000005921">
                <text:p>212.200000005921</text:p>
              </table:table-cell>
              <table:table-cell office:value-type="float" office:value="164.265876410693">
                <text:p>164.265876410693</text:p>
              </table:table-cell>
              <table:table-cell office:value-type="float" office:value="0.0400000051233189">
                <text:p>0.0400000051233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300000005924">
                <text:p>212.300000005924</text:p>
              </table:table-cell>
              <table:table-cell office:value-type="float" office:value="164.259600999991">
                <text:p>164.259600999991</text:p>
              </table:table-cell>
              <table:table-cell office:value-type="float" office:value="0.0400000051238999">
                <text:p>0.040000005123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400000005927">
                <text:p>212.400000005927</text:p>
              </table:table-cell>
              <table:table-cell office:value-type="float" office:value="164.253329442726">
                <text:p>164.253329442726</text:p>
              </table:table-cell>
              <table:table-cell office:value-type="float" office:value="0.0400000051244804">
                <text:p>0.040000005124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500000005931">
                <text:p>212.500000005931</text:p>
              </table:table-cell>
              <table:table-cell office:value-type="float" office:value="164.247061736109">
                <text:p>164.247061736109</text:p>
              </table:table-cell>
              <table:table-cell office:value-type="float" office:value="0.0400000051250603">
                <text:p>0.040000005125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600000005934">
                <text:p>212.600000005934</text:p>
              </table:table-cell>
              <table:table-cell office:value-type="float" office:value="164.240797877351">
                <text:p>164.240797877351</text:p>
              </table:table-cell>
              <table:table-cell office:value-type="float" office:value="0.0400000051256396">
                <text:p>0.0400000051256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700000005937">
                <text:p>212.700000005937</text:p>
              </table:table-cell>
              <table:table-cell office:value-type="float" office:value="164.234537863662">
                <text:p>164.234537863662</text:p>
              </table:table-cell>
              <table:table-cell office:value-type="float" office:value="0.0400000051262182">
                <text:p>0.040000005126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800000005941">
                <text:p>212.800000005941</text:p>
              </table:table-cell>
              <table:table-cell office:value-type="float" office:value="164.228281692261">
                <text:p>164.228281692261</text:p>
              </table:table-cell>
              <table:table-cell office:value-type="float" office:value="0.0400000051267962">
                <text:p>0.040000005126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.900000005944">
                <text:p>212.900000005944</text:p>
              </table:table-cell>
              <table:table-cell office:value-type="float" office:value="164.222029360362">
                <text:p>164.222029360362</text:p>
              </table:table-cell>
              <table:table-cell office:value-type="float" office:value="0.0400000051273737">
                <text:p>0.0400000051273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000000005947">
                <text:p>213.000000005947</text:p>
              </table:table-cell>
              <table:table-cell office:value-type="float" office:value="164.21578086518">
                <text:p>164.21578086518</text:p>
              </table:table-cell>
              <table:table-cell office:value-type="float" office:value="0.0400000051279506">
                <text:p>0.040000005127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100000005951">
                <text:p>213.100000005951</text:p>
              </table:table-cell>
              <table:table-cell office:value-type="float" office:value="164.209536203933">
                <text:p>164.209536203933</text:p>
              </table:table-cell>
              <table:table-cell office:value-type="float" office:value="0.0400000051285268">
                <text:p>0.040000005128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200000005954">
                <text:p>213.200000005954</text:p>
              </table:table-cell>
              <table:table-cell office:value-type="float" office:value="164.20329537384">
                <text:p>164.20329537384</text:p>
              </table:table-cell>
              <table:table-cell office:value-type="float" office:value="0.0400000051291026">
                <text:p>0.040000005129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300000005957">
                <text:p>213.300000005957</text:p>
              </table:table-cell>
              <table:table-cell office:value-type="float" office:value="164.197058372121">
                <text:p>164.197058372121</text:p>
              </table:table-cell>
              <table:table-cell office:value-type="float" office:value="0.0400000051296776">
                <text:p>0.040000005129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400000005961">
                <text:p>213.400000005961</text:p>
              </table:table-cell>
              <table:table-cell office:value-type="float" office:value="164.190825195997">
                <text:p>164.190825195997</text:p>
              </table:table-cell>
              <table:table-cell office:value-type="float" office:value="0.0400000051302521">
                <text:p>0.040000005130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500000005964">
                <text:p>213.500000005964</text:p>
              </table:table-cell>
              <table:table-cell office:value-type="float" office:value="164.184595842691">
                <text:p>164.184595842691</text:p>
              </table:table-cell>
              <table:table-cell office:value-type="float" office:value="0.040000005130826">
                <text:p>0.040000005130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600000005967">
                <text:p>213.600000005967</text:p>
              </table:table-cell>
              <table:table-cell office:value-type="float" office:value="164.178370309428">
                <text:p>164.178370309428</text:p>
              </table:table-cell>
              <table:table-cell office:value-type="float" office:value="0.0400000051313993">
                <text:p>0.040000005131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700000005971">
                <text:p>213.700000005971</text:p>
              </table:table-cell>
              <table:table-cell office:value-type="float" office:value="164.172148593432">
                <text:p>164.172148593432</text:p>
              </table:table-cell>
              <table:table-cell office:value-type="float" office:value="0.040000005131972">
                <text:p>0.04000000513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800000005974">
                <text:p>213.800000005974</text:p>
              </table:table-cell>
              <table:table-cell office:value-type="float" office:value="164.165930691928">
                <text:p>164.165930691928</text:p>
              </table:table-cell>
              <table:table-cell office:value-type="float" office:value="0.0400000051325441">
                <text:p>0.040000005132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.900000005977">
                <text:p>213.900000005977</text:p>
              </table:table-cell>
              <table:table-cell office:value-type="float" office:value="164.159716602146">
                <text:p>164.159716602146</text:p>
              </table:table-cell>
              <table:table-cell office:value-type="float" office:value="0.0400000051331155">
                <text:p>0.040000005133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000000005981">
                <text:p>214.000000005981</text:p>
              </table:table-cell>
              <table:table-cell office:value-type="float" office:value="164.153506321315">
                <text:p>164.153506321315</text:p>
              </table:table-cell>
              <table:table-cell office:value-type="float" office:value="0.0400000051336864">
                <text:p>0.04000000513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100000005984">
                <text:p>214.100000005984</text:p>
              </table:table-cell>
              <table:table-cell office:value-type="float" office:value="164.147299846664">
                <text:p>164.147299846664</text:p>
              </table:table-cell>
              <table:table-cell office:value-type="float" office:value="0.0400000051342568">
                <text:p>0.040000005134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200000005987">
                <text:p>214.200000005987</text:p>
              </table:table-cell>
              <table:table-cell office:value-type="float" office:value="164.141097175425">
                <text:p>164.141097175425</text:p>
              </table:table-cell>
              <table:table-cell office:value-type="float" office:value="0.0400000051348266">
                <text:p>0.0400000051348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30000000599">
                <text:p>214.30000000599</text:p>
              </table:table-cell>
              <table:table-cell office:value-type="float" office:value="164.134898304831">
                <text:p>164.134898304831</text:p>
              </table:table-cell>
              <table:table-cell office:value-type="float" office:value="0.0400000051353958">
                <text:p>0.0400000051353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400000005994">
                <text:p>214.400000005994</text:p>
              </table:table-cell>
              <table:table-cell office:value-type="float" office:value="164.128703232115">
                <text:p>164.128703232115</text:p>
              </table:table-cell>
              <table:table-cell office:value-type="float" office:value="0.0400000051359643">
                <text:p>0.0400000051359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500000005997">
                <text:p>214.500000005997</text:p>
              </table:table-cell>
              <table:table-cell office:value-type="float" office:value="164.122511954514">
                <text:p>164.122511954514</text:p>
              </table:table-cell>
              <table:table-cell office:value-type="float" office:value="0.0400000051365323">
                <text:p>0.040000005136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600000006">
                <text:p>214.600000006</text:p>
              </table:table-cell>
              <table:table-cell office:value-type="float" office:value="164.116324469264">
                <text:p>164.116324469264</text:p>
              </table:table-cell>
              <table:table-cell office:value-type="float" office:value="0.0400000051370997">
                <text:p>0.0400000051370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700000006004">
                <text:p>214.700000006004</text:p>
              </table:table-cell>
              <table:table-cell office:value-type="float" office:value="164.110140773602">
                <text:p>164.110140773602</text:p>
              </table:table-cell>
              <table:table-cell office:value-type="float" office:value="0.0400000051376664">
                <text:p>0.040000005137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800000006007">
                <text:p>214.800000006007</text:p>
              </table:table-cell>
              <table:table-cell office:value-type="float" office:value="164.103960864768">
                <text:p>164.103960864768</text:p>
              </table:table-cell>
              <table:table-cell office:value-type="float" office:value="0.0400000051382326">
                <text:p>0.040000005138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.90000000601">
                <text:p>214.90000000601</text:p>
              </table:table-cell>
              <table:table-cell office:value-type="float" office:value="164.097784740002">
                <text:p>164.097784740002</text:p>
              </table:table-cell>
              <table:table-cell office:value-type="float" office:value="0.0400000051387982">
                <text:p>0.040000005138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000000006014">
                <text:p>215.000000006014</text:p>
              </table:table-cell>
              <table:table-cell office:value-type="float" office:value="164.091612396548">
                <text:p>164.091612396548</text:p>
              </table:table-cell>
              <table:table-cell office:value-type="float" office:value="0.0400000051393633">
                <text:p>0.0400000051393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100000006017">
                <text:p>215.100000006017</text:p>
              </table:table-cell>
              <table:table-cell office:value-type="float" office:value="164.085443831647">
                <text:p>164.085443831647</text:p>
              </table:table-cell>
              <table:table-cell office:value-type="float" office:value="0.0400000051399278">
                <text:p>0.0400000051399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20000000602">
                <text:p>215.20000000602</text:p>
              </table:table-cell>
              <table:table-cell office:value-type="float" office:value="164.079279042545">
                <text:p>164.079279042545</text:p>
              </table:table-cell>
              <table:table-cell office:value-type="float" office:value="0.0400000051404918">
                <text:p>0.040000005140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300000006024">
                <text:p>215.300000006024</text:p>
              </table:table-cell>
              <table:table-cell office:value-type="float" office:value="164.073118026485">
                <text:p>164.073118026485</text:p>
              </table:table-cell>
              <table:table-cell office:value-type="float" office:value="0.0400000051410551">
                <text:p>0.0400000051410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400000006027">
                <text:p>215.400000006027</text:p>
              </table:table-cell>
              <table:table-cell office:value-type="float" office:value="164.066960780718">
                <text:p>164.066960780718</text:p>
              </table:table-cell>
              <table:table-cell office:value-type="float" office:value="0.0400000051416178">
                <text:p>0.0400000051416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50000000603">
                <text:p>215.50000000603</text:p>
              </table:table-cell>
              <table:table-cell office:value-type="float" office:value="164.060807302489">
                <text:p>164.060807302489</text:p>
              </table:table-cell>
              <table:table-cell office:value-type="float" office:value="0.0400000051421799">
                <text:p>0.040000005142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600000006034">
                <text:p>215.600000006034</text:p>
              </table:table-cell>
              <table:table-cell office:value-type="float" office:value="164.054657589051">
                <text:p>164.054657589051</text:p>
              </table:table-cell>
              <table:table-cell office:value-type="float" office:value="0.0400000051427414">
                <text:p>0.040000005142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700000006037">
                <text:p>215.700000006037</text:p>
              </table:table-cell>
              <table:table-cell office:value-type="float" office:value="164.048511637652">
                <text:p>164.048511637652</text:p>
              </table:table-cell>
              <table:table-cell office:value-type="float" office:value="0.0400000051433025">
                <text:p>0.040000005143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80000000604">
                <text:p>215.80000000604</text:p>
              </table:table-cell>
              <table:table-cell office:value-type="float" office:value="164.042369445543">
                <text:p>164.042369445543</text:p>
              </table:table-cell>
              <table:table-cell office:value-type="float" office:value="0.0400000051438628">
                <text:p>0.0400000051438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.900000006044">
                <text:p>215.900000006044</text:p>
              </table:table-cell>
              <table:table-cell office:value-type="float" office:value="164.036231009984">
                <text:p>164.036231009984</text:p>
              </table:table-cell>
              <table:table-cell office:value-type="float" office:value="0.0400000051444226">
                <text:p>0.040000005144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000000006047">
                <text:p>216.000000006047</text:p>
              </table:table-cell>
              <table:table-cell office:value-type="float" office:value="164.030096328227">
                <text:p>164.030096328227</text:p>
              </table:table-cell>
              <table:table-cell office:value-type="float" office:value="0.0400000051449819">
                <text:p>0.040000005144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0000000605">
                <text:p>216.10000000605</text:p>
              </table:table-cell>
              <table:table-cell office:value-type="float" office:value="164.023965397527">
                <text:p>164.023965397527</text:p>
              </table:table-cell>
              <table:table-cell office:value-type="float" office:value="0.0400000051455406">
                <text:p>0.0400000051455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200000006054">
                <text:p>216.200000006054</text:p>
              </table:table-cell>
              <table:table-cell office:value-type="float" office:value="164.017838215144">
                <text:p>164.017838215144</text:p>
              </table:table-cell>
              <table:table-cell office:value-type="float" office:value="0.0400000051460986">
                <text:p>0.040000005146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300000006057">
                <text:p>216.300000006057</text:p>
              </table:table-cell>
              <table:table-cell office:value-type="float" office:value="164.011714778334">
                <text:p>164.011714778334</text:p>
              </table:table-cell>
              <table:table-cell office:value-type="float" office:value="0.0400000051466562">
                <text:p>0.0400000051466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40000000606">
                <text:p>216.40000000606</text:p>
              </table:table-cell>
              <table:table-cell office:value-type="float" office:value="164.005595084361">
                <text:p>164.005595084361</text:p>
              </table:table-cell>
              <table:table-cell office:value-type="float" office:value="0.0400000051472131">
                <text:p>0.040000005147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500000006064">
                <text:p>216.500000006064</text:p>
              </table:table-cell>
              <table:table-cell office:value-type="float" office:value="163.999479130485">
                <text:p>163.999479130485</text:p>
              </table:table-cell>
              <table:table-cell office:value-type="float" office:value="0.0400000051477695">
                <text:p>0.040000005147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600000006067">
                <text:p>216.600000006067</text:p>
              </table:table-cell>
              <table:table-cell office:value-type="float" office:value="163.99336691397">
                <text:p>163.99336691397</text:p>
              </table:table-cell>
              <table:table-cell office:value-type="float" office:value="0.0400000051483253">
                <text:p>0.040000005148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70000000607">
                <text:p>216.70000000607</text:p>
              </table:table-cell>
              <table:table-cell office:value-type="float" office:value="163.987258432079">
                <text:p>163.987258432079</text:p>
              </table:table-cell>
              <table:table-cell office:value-type="float" office:value="0.0400000051488805">
                <text:p>0.040000005148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800000006073">
                <text:p>216.800000006073</text:p>
              </table:table-cell>
              <table:table-cell office:value-type="float" office:value="163.981153682079">
                <text:p>163.981153682079</text:p>
              </table:table-cell>
              <table:table-cell office:value-type="float" office:value="0.0400000051494352">
                <text:p>0.0400000051494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900000006077">
                <text:p>216.900000006077</text:p>
              </table:table-cell>
              <table:table-cell office:value-type="float" office:value="163.975052661238">
                <text:p>163.975052661238</text:p>
              </table:table-cell>
              <table:table-cell office:value-type="float" office:value="0.0400000051499893">
                <text:p>0.0400000051499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00000000608">
                <text:p>217.00000000608</text:p>
              </table:table-cell>
              <table:table-cell office:value-type="float" office:value="163.968955366822">
                <text:p>163.968955366822</text:p>
              </table:table-cell>
              <table:table-cell office:value-type="float" office:value="0.0400000051505428">
                <text:p>0.0400000051505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100000006083">
                <text:p>217.100000006083</text:p>
              </table:table-cell>
              <table:table-cell office:value-type="float" office:value="163.962861796103">
                <text:p>163.962861796103</text:p>
              </table:table-cell>
              <table:table-cell office:value-type="float" office:value="0.0400000051510957">
                <text:p>0.0400000051510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200000006087">
                <text:p>217.200000006087</text:p>
              </table:table-cell>
              <table:table-cell office:value-type="float" office:value="163.956771946352">
                <text:p>163.956771946352</text:p>
              </table:table-cell>
              <table:table-cell office:value-type="float" office:value="0.0400000051516481">
                <text:p>0.040000005151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30000000609">
                <text:p>217.30000000609</text:p>
              </table:table-cell>
              <table:table-cell office:value-type="float" office:value="163.950685814842">
                <text:p>163.950685814842</text:p>
              </table:table-cell>
              <table:table-cell office:value-type="float" office:value="0.0400000051522">
                <text:p>0.040000005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400000006093">
                <text:p>217.400000006093</text:p>
              </table:table-cell>
              <table:table-cell office:value-type="float" office:value="163.944603398847">
                <text:p>163.944603398847</text:p>
              </table:table-cell>
              <table:table-cell office:value-type="float" office:value="0.0400000051527514">
                <text:p>0.040000005152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500000006097">
                <text:p>217.500000006097</text:p>
              </table:table-cell>
              <table:table-cell office:value-type="float" office:value="163.938524695641">
                <text:p>163.938524695641</text:p>
              </table:table-cell>
              <table:table-cell office:value-type="float" office:value="0.0400000051533021">
                <text:p>0.0400000051533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6000000061">
                <text:p>217.6000000061</text:p>
              </table:table-cell>
              <table:table-cell office:value-type="float" office:value="163.932449702502">
                <text:p>163.932449702502</text:p>
              </table:table-cell>
              <table:table-cell office:value-type="float" office:value="0.0400000051538522">
                <text:p>0.040000005153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700000006103">
                <text:p>217.700000006103</text:p>
              </table:table-cell>
              <table:table-cell office:value-type="float" office:value="163.926378416708">
                <text:p>163.926378416708</text:p>
              </table:table-cell>
              <table:table-cell office:value-type="float" office:value="0.0400000051544016">
                <text:p>0.04000000515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800000006107">
                <text:p>217.800000006107</text:p>
              </table:table-cell>
              <table:table-cell office:value-type="float" office:value="163.920310835539">
                <text:p>163.920310835539</text:p>
              </table:table-cell>
              <table:table-cell office:value-type="float" office:value="0.0400000051549506">
                <text:p>0.040000005154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.90000000611">
                <text:p>217.90000000611</text:p>
              </table:table-cell>
              <table:table-cell office:value-type="float" office:value="163.914246956277">
                <text:p>163.914246956277</text:p>
              </table:table-cell>
              <table:table-cell office:value-type="float" office:value="0.0400000051554991">
                <text:p>0.0400000051554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000000006113">
                <text:p>218.000000006113</text:p>
              </table:table-cell>
              <table:table-cell office:value-type="float" office:value="163.908186776202">
                <text:p>163.908186776202</text:p>
              </table:table-cell>
              <table:table-cell office:value-type="float" office:value="0.040000005156047">
                <text:p>0.04000000515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100000006117">
                <text:p>218.100000006117</text:p>
              </table:table-cell>
              <table:table-cell office:value-type="float" office:value="163.9021302926">
                <text:p>163.9021302926</text:p>
              </table:table-cell>
              <table:table-cell office:value-type="float" office:value="0.0400000051565944">
                <text:p>0.040000005156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20000000612">
                <text:p>218.20000000612</text:p>
              </table:table-cell>
              <table:table-cell office:value-type="float" office:value="163.896077502754">
                <text:p>163.896077502754</text:p>
              </table:table-cell>
              <table:table-cell office:value-type="float" office:value="0.0400000051571412">
                <text:p>0.040000005157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300000006123">
                <text:p>218.300000006123</text:p>
              </table:table-cell>
              <table:table-cell office:value-type="float" office:value="163.890028403952">
                <text:p>163.890028403952</text:p>
              </table:table-cell>
              <table:table-cell office:value-type="float" office:value="0.0400000051576873">
                <text:p>0.040000005157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400000006127">
                <text:p>218.400000006127</text:p>
              </table:table-cell>
              <table:table-cell office:value-type="float" office:value="163.883982993482">
                <text:p>163.883982993482</text:p>
              </table:table-cell>
              <table:table-cell office:value-type="float" office:value="0.040000005158233">
                <text:p>0.040000005158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50000000613">
                <text:p>218.50000000613</text:p>
              </table:table-cell>
              <table:table-cell office:value-type="float" office:value="163.877941268632">
                <text:p>163.877941268632</text:p>
              </table:table-cell>
              <table:table-cell office:value-type="float" office:value="0.040000005158778">
                <text:p>0.04000000515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600000006133">
                <text:p>218.600000006133</text:p>
              </table:table-cell>
              <table:table-cell office:value-type="float" office:value="163.871903226696">
                <text:p>163.871903226696</text:p>
              </table:table-cell>
              <table:table-cell office:value-type="float" office:value="0.0400000051593226">
                <text:p>0.040000005159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700000006137">
                <text:p>218.700000006137</text:p>
              </table:table-cell>
              <table:table-cell office:value-type="float" office:value="163.865868864963">
                <text:p>163.865868864963</text:p>
              </table:table-cell>
              <table:table-cell office:value-type="float" office:value="0.0400000051598665">
                <text:p>0.040000005159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80000000614">
                <text:p>218.80000000614</text:p>
              </table:table-cell>
              <table:table-cell office:value-type="float" office:value="163.859838180728">
                <text:p>163.859838180728</text:p>
              </table:table-cell>
              <table:table-cell office:value-type="float" office:value="0.0400000051604099">
                <text:p>0.040000005160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.900000006143">
                <text:p>218.900000006143</text:p>
              </table:table-cell>
              <table:table-cell office:value-type="float" office:value="163.853811171286">
                <text:p>163.853811171286</text:p>
              </table:table-cell>
              <table:table-cell office:value-type="float" office:value="0.0400000051609527">
                <text:p>0.0400000051609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000000006147">
                <text:p>219.000000006147</text:p>
              </table:table-cell>
              <table:table-cell office:value-type="float" office:value="163.847787833934">
                <text:p>163.847787833934</text:p>
              </table:table-cell>
              <table:table-cell office:value-type="float" office:value="0.0400000051614951">
                <text:p>0.0400000051614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10000000615">
                <text:p>219.10000000615</text:p>
              </table:table-cell>
              <table:table-cell office:value-type="float" office:value="163.841768165968">
                <text:p>163.841768165968</text:p>
              </table:table-cell>
              <table:table-cell office:value-type="float" office:value="0.0400000051620367">
                <text:p>0.040000005162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200000006153">
                <text:p>219.200000006153</text:p>
              </table:table-cell>
              <table:table-cell office:value-type="float" office:value="163.835752164689">
                <text:p>163.835752164689</text:p>
              </table:table-cell>
              <table:table-cell office:value-type="float" office:value="0.0400000051625779">
                <text:p>0.040000005162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300000006156">
                <text:p>219.300000006156</text:p>
              </table:table-cell>
              <table:table-cell office:value-type="float" office:value="163.829739827397">
                <text:p>163.829739827397</text:p>
              </table:table-cell>
              <table:table-cell office:value-type="float" office:value="0.0400000051631185">
                <text:p>0.040000005163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40000000616">
                <text:p>219.40000000616</text:p>
              </table:table-cell>
              <table:table-cell office:value-type="float" office:value="163.823731151395">
                <text:p>163.823731151395</text:p>
              </table:table-cell>
              <table:table-cell office:value-type="float" office:value="0.0400000051636586">
                <text:p>0.040000005163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500000006163">
                <text:p>219.500000006163</text:p>
              </table:table-cell>
              <table:table-cell office:value-type="float" office:value="163.817726133984">
                <text:p>163.817726133984</text:p>
              </table:table-cell>
              <table:table-cell office:value-type="float" office:value="0.0400000051641982">
                <text:p>0.040000005164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600000006166">
                <text:p>219.600000006166</text:p>
              </table:table-cell>
              <table:table-cell office:value-type="float" office:value="163.811724772473">
                <text:p>163.811724772473</text:p>
              </table:table-cell>
              <table:table-cell office:value-type="float" office:value="0.0400000051647371">
                <text:p>0.0400000051647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70000000617">
                <text:p>219.70000000617</text:p>
              </table:table-cell>
              <table:table-cell office:value-type="float" office:value="163.805727064165">
                <text:p>163.805727064165</text:p>
              </table:table-cell>
              <table:table-cell office:value-type="float" office:value="0.0400000051652755">
                <text:p>0.040000005165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800000006173">
                <text:p>219.800000006173</text:p>
              </table:table-cell>
              <table:table-cell office:value-type="float" office:value="163.79973300637">
                <text:p>163.79973300637</text:p>
              </table:table-cell>
              <table:table-cell office:value-type="float" office:value="0.0400000051658135">
                <text:p>0.0400000051658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.900000006176">
                <text:p>219.900000006176</text:p>
              </table:table-cell>
              <table:table-cell office:value-type="float" office:value="163.793742596397">
                <text:p>163.793742596397</text:p>
              </table:table-cell>
              <table:table-cell office:value-type="float" office:value="0.0400000051663508">
                <text:p>0.040000005166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00000000618">
                <text:p>220.00000000618</text:p>
              </table:table-cell>
              <table:table-cell office:value-type="float" office:value="163.787755831556">
                <text:p>163.787755831556</text:p>
              </table:table-cell>
              <table:table-cell office:value-type="float" office:value="0.0400000051668876">
                <text:p>0.0400000051668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100000006183">
                <text:p>220.100000006183</text:p>
              </table:table-cell>
              <table:table-cell office:value-type="float" office:value="163.781772709161">
                <text:p>163.781772709161</text:p>
              </table:table-cell>
              <table:table-cell office:value-type="float" office:value="0.0400000051674239">
                <text:p>0.040000005167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200000006186">
                <text:p>220.200000006186</text:p>
              </table:table-cell>
              <table:table-cell office:value-type="float" office:value="163.775793226523">
                <text:p>163.775793226523</text:p>
              </table:table-cell>
              <table:table-cell office:value-type="float" office:value="0.0400000051679596">
                <text:p>0.040000005167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30000000619">
                <text:p>220.30000000619</text:p>
              </table:table-cell>
              <table:table-cell office:value-type="float" office:value="163.769817380958">
                <text:p>163.769817380958</text:p>
              </table:table-cell>
              <table:table-cell office:value-type="float" office:value="0.0400000051684948">
                <text:p>0.0400000051684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400000006193">
                <text:p>220.400000006193</text:p>
              </table:table-cell>
              <table:table-cell office:value-type="float" office:value="163.763845169783">
                <text:p>163.763845169783</text:p>
              </table:table-cell>
              <table:table-cell office:value-type="float" office:value="0.0400000051690294">
                <text:p>0.040000005169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500000006196">
                <text:p>220.500000006196</text:p>
              </table:table-cell>
              <table:table-cell office:value-type="float" office:value="163.757876590316">
                <text:p>163.757876590316</text:p>
              </table:table-cell>
              <table:table-cell office:value-type="float" office:value="0.0400000051695634">
                <text:p>0.0400000051695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6000000062">
                <text:p>220.6000000062</text:p>
              </table:table-cell>
              <table:table-cell office:value-type="float" office:value="163.751911639876">
                <text:p>163.751911639876</text:p>
              </table:table-cell>
              <table:table-cell office:value-type="float" office:value="0.0400000051700969">
                <text:p>0.0400000051700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700000006203">
                <text:p>220.700000006203</text:p>
              </table:table-cell>
              <table:table-cell office:value-type="float" office:value="163.745950315785">
                <text:p>163.745950315785</text:p>
              </table:table-cell>
              <table:table-cell office:value-type="float" office:value="0.0400000051706299">
                <text:p>0.0400000051706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800000006206">
                <text:p>220.800000006206</text:p>
              </table:table-cell>
              <table:table-cell office:value-type="float" office:value="163.739992615364">
                <text:p>163.739992615364</text:p>
              </table:table-cell>
              <table:table-cell office:value-type="float" office:value="0.0400000051711624">
                <text:p>0.040000005171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.90000000621">
                <text:p>220.90000000621</text:p>
              </table:table-cell>
              <table:table-cell office:value-type="float" office:value="163.734038535938">
                <text:p>163.734038535938</text:p>
              </table:table-cell>
              <table:table-cell office:value-type="float" office:value="0.0400000051716943">
                <text:p>0.0400000051716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000000006213">
                <text:p>221.000000006213</text:p>
              </table:table-cell>
              <table:table-cell office:value-type="float" office:value="163.728088074832">
                <text:p>163.728088074832</text:p>
              </table:table-cell>
              <table:table-cell office:value-type="float" office:value="0.0400000051722257">
                <text:p>0.040000005172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100000006216">
                <text:p>221.100000006216</text:p>
              </table:table-cell>
              <table:table-cell office:value-type="float" office:value="163.722141229373">
                <text:p>163.722141229373</text:p>
              </table:table-cell>
              <table:table-cell office:value-type="float" office:value="0.0400000051727566">
                <text:p>0.040000005172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20000000622">
                <text:p>221.20000000622</text:p>
              </table:table-cell>
              <table:table-cell office:value-type="float" office:value="163.716197996888">
                <text:p>163.716197996888</text:p>
              </table:table-cell>
              <table:table-cell office:value-type="float" office:value="0.0400000051732869">
                <text:p>0.040000005173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300000006223">
                <text:p>221.300000006223</text:p>
              </table:table-cell>
              <table:table-cell office:value-type="float" office:value="163.710258374708">
                <text:p>163.710258374708</text:p>
              </table:table-cell>
              <table:table-cell office:value-type="float" office:value="0.0400000051738167">
                <text:p>0.040000005173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400000006226">
                <text:p>221.400000006226</text:p>
              </table:table-cell>
              <table:table-cell office:value-type="float" office:value="163.704322360164">
                <text:p>163.704322360164</text:p>
              </table:table-cell>
              <table:table-cell office:value-type="float" office:value="0.0400000051743459">
                <text:p>0.0400000051743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50000000623">
                <text:p>221.50000000623</text:p>
              </table:table-cell>
              <table:table-cell office:value-type="float" office:value="163.698389950588">
                <text:p>163.698389950588</text:p>
              </table:table-cell>
              <table:table-cell office:value-type="float" office:value="0.0400000051748746">
                <text:p>0.040000005174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600000006233">
                <text:p>221.600000006233</text:p>
              </table:table-cell>
              <table:table-cell office:value-type="float" office:value="163.692461143315">
                <text:p>163.692461143315</text:p>
              </table:table-cell>
              <table:table-cell office:value-type="float" office:value="0.0400000051754027">
                <text:p>0.040000005175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700000006236">
                <text:p>221.700000006236</text:p>
              </table:table-cell>
              <table:table-cell office:value-type="float" office:value="163.686535935679">
                <text:p>163.686535935679</text:p>
              </table:table-cell>
              <table:table-cell office:value-type="float" office:value="0.0400000051759302">
                <text:p>0.040000005175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800000006239">
                <text:p>221.800000006239</text:p>
              </table:table-cell>
              <table:table-cell office:value-type="float" office:value="163.68061432502">
                <text:p>163.68061432502</text:p>
              </table:table-cell>
              <table:table-cell office:value-type="float" office:value="0.0400000051764573">
                <text:p>0.040000005176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.900000006243">
                <text:p>221.900000006243</text:p>
              </table:table-cell>
              <table:table-cell office:value-type="float" office:value="163.674696308674">
                <text:p>163.674696308674</text:p>
              </table:table-cell>
              <table:table-cell office:value-type="float" office:value="0.0400000051769839">
                <text:p>0.0400000051769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000000006246">
                <text:p>222.000000006246</text:p>
              </table:table-cell>
              <table:table-cell office:value-type="float" office:value="163.668781883982">
                <text:p>163.668781883982</text:p>
              </table:table-cell>
              <table:table-cell office:value-type="float" office:value="0.0400000051775098">
                <text:p>0.040000005177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100000006249">
                <text:p>222.100000006249</text:p>
              </table:table-cell>
              <table:table-cell office:value-type="float" office:value="163.662871048286">
                <text:p>163.662871048286</text:p>
              </table:table-cell>
              <table:table-cell office:value-type="float" office:value="0.0400000051780353">
                <text:p>0.040000005178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200000006253">
                <text:p>222.200000006253</text:p>
              </table:table-cell>
              <table:table-cell office:value-type="float" office:value="163.656963798929">
                <text:p>163.656963798929</text:p>
              </table:table-cell>
              <table:table-cell office:value-type="float" office:value="0.0400000051785602">
                <text:p>0.0400000051785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300000006256">
                <text:p>222.300000006256</text:p>
              </table:table-cell>
              <table:table-cell office:value-type="float" office:value="163.651060133255">
                <text:p>163.651060133255</text:p>
              </table:table-cell>
              <table:table-cell office:value-type="float" office:value="0.0400000051790846">
                <text:p>0.0400000051790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400000006259">
                <text:p>222.400000006259</text:p>
              </table:table-cell>
              <table:table-cell office:value-type="float" office:value="163.64516004861">
                <text:p>163.64516004861</text:p>
              </table:table-cell>
              <table:table-cell office:value-type="float" office:value="0.0400000051796085">
                <text:p>0.040000005179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500000006263">
                <text:p>222.500000006263</text:p>
              </table:table-cell>
              <table:table-cell office:value-type="float" office:value="163.639263542341">
                <text:p>163.639263542341</text:p>
              </table:table-cell>
              <table:table-cell office:value-type="float" office:value="0.0400000051801318">
                <text:p>0.040000005180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600000006266">
                <text:p>222.600000006266</text:p>
              </table:table-cell>
              <table:table-cell office:value-type="float" office:value="163.633370611798">
                <text:p>163.633370611798</text:p>
              </table:table-cell>
              <table:table-cell office:value-type="float" office:value="0.0400000051806546">
                <text:p>0.0400000051806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700000006269">
                <text:p>222.700000006269</text:p>
              </table:table-cell>
              <table:table-cell office:value-type="float" office:value="163.627481254331">
                <text:p>163.627481254331</text:p>
              </table:table-cell>
              <table:table-cell office:value-type="float" office:value="0.0400000051811768">
                <text:p>0.040000005181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800000006273">
                <text:p>222.800000006273</text:p>
              </table:table-cell>
              <table:table-cell office:value-type="float" office:value="163.621595467293">
                <text:p>163.621595467293</text:p>
              </table:table-cell>
              <table:table-cell office:value-type="float" office:value="0.0400000051816986">
                <text:p>0.0400000051816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.900000006276">
                <text:p>222.900000006276</text:p>
              </table:table-cell>
              <table:table-cell office:value-type="float" office:value="163.615713248037">
                <text:p>163.615713248037</text:p>
              </table:table-cell>
              <table:table-cell office:value-type="float" office:value="0.0400000051822198">
                <text:p>0.040000005182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000000006279">
                <text:p>223.000000006279</text:p>
              </table:table-cell>
              <table:table-cell office:value-type="float" office:value="163.609834593916">
                <text:p>163.609834593916</text:p>
              </table:table-cell>
              <table:table-cell office:value-type="float" office:value="0.0400000051827405">
                <text:p>0.0400000051827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100000006283">
                <text:p>223.100000006283</text:p>
              </table:table-cell>
              <table:table-cell office:value-type="float" office:value="163.603959502291">
                <text:p>163.603959502291</text:p>
              </table:table-cell>
              <table:table-cell office:value-type="float" office:value="0.0400000051832606">
                <text:p>0.040000005183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200000006286">
                <text:p>223.200000006286</text:p>
              </table:table-cell>
              <table:table-cell office:value-type="float" office:value="163.598087970516">
                <text:p>163.598087970516</text:p>
              </table:table-cell>
              <table:table-cell office:value-type="float" office:value="0.0400000051837802">
                <text:p>0.0400000051837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300000006289">
                <text:p>223.300000006289</text:p>
              </table:table-cell>
              <table:table-cell office:value-type="float" office:value="163.592219995953">
                <text:p>163.592219995953</text:p>
              </table:table-cell>
              <table:table-cell office:value-type="float" office:value="0.0400000051842993">
                <text:p>0.040000005184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400000006293">
                <text:p>223.400000006293</text:p>
              </table:table-cell>
              <table:table-cell office:value-type="float" office:value="163.586355575961">
                <text:p>163.586355575961</text:p>
              </table:table-cell>
              <table:table-cell office:value-type="float" office:value="0.0400000051848178">
                <text:p>0.040000005184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500000006296">
                <text:p>223.500000006296</text:p>
              </table:table-cell>
              <table:table-cell office:value-type="float" office:value="163.580494707905">
                <text:p>163.580494707905</text:p>
              </table:table-cell>
              <table:table-cell office:value-type="float" office:value="0.0400000051853359">
                <text:p>0.040000005185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600000006299">
                <text:p>223.600000006299</text:p>
              </table:table-cell>
              <table:table-cell office:value-type="float" office:value="163.574637389147">
                <text:p>163.574637389147</text:p>
              </table:table-cell>
              <table:table-cell office:value-type="float" office:value="0.0400000051858534">
                <text:p>0.040000005185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700000006303">
                <text:p>223.700000006303</text:p>
              </table:table-cell>
              <table:table-cell office:value-type="float" office:value="163.568783617054">
                <text:p>163.568783617054</text:p>
              </table:table-cell>
              <table:table-cell office:value-type="float" office:value="0.0400000051863705">
                <text:p>0.0400000051863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800000006306">
                <text:p>223.800000006306</text:p>
              </table:table-cell>
              <table:table-cell office:value-type="float" office:value="163.562933388992">
                <text:p>163.562933388992</text:p>
              </table:table-cell>
              <table:table-cell office:value-type="float" office:value="0.0400000051868869">
                <text:p>0.04000000518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.900000006309">
                <text:p>223.900000006309</text:p>
              </table:table-cell>
              <table:table-cell office:value-type="float" office:value="163.55708670233">
                <text:p>163.55708670233</text:p>
              </table:table-cell>
              <table:table-cell office:value-type="float" office:value="0.0400000051874028">
                <text:p>0.040000005187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000000006312">
                <text:p>224.000000006312</text:p>
              </table:table-cell>
              <table:table-cell office:value-type="float" office:value="163.551243554439">
                <text:p>163.551243554439</text:p>
              </table:table-cell>
              <table:table-cell office:value-type="float" office:value="0.0400000051879182">
                <text:p>0.0400000051879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100000006316">
                <text:p>224.100000006316</text:p>
              </table:table-cell>
              <table:table-cell office:value-type="float" office:value="163.545403942691">
                <text:p>163.545403942691</text:p>
              </table:table-cell>
              <table:table-cell office:value-type="float" office:value="0.0400000051884331">
                <text:p>0.040000005188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200000006319">
                <text:p>224.200000006319</text:p>
              </table:table-cell>
              <table:table-cell office:value-type="float" office:value="163.539567864458">
                <text:p>163.539567864458</text:p>
              </table:table-cell>
              <table:table-cell office:value-type="float" office:value="0.0400000051889475">
                <text:p>0.040000005188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300000006322">
                <text:p>224.300000006322</text:p>
              </table:table-cell>
              <table:table-cell office:value-type="float" office:value="163.533735317116">
                <text:p>163.533735317116</text:p>
              </table:table-cell>
              <table:table-cell office:value-type="float" office:value="0.0400000051894615">
                <text:p>0.040000005189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400000006326">
                <text:p>224.400000006326</text:p>
              </table:table-cell>
              <table:table-cell office:value-type="float" office:value="163.527906298036">
                <text:p>163.527906298036</text:p>
              </table:table-cell>
              <table:table-cell office:value-type="float" office:value="0.0400000051899748">
                <text:p>0.0400000051899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500000006329">
                <text:p>224.500000006329</text:p>
              </table:table-cell>
              <table:table-cell office:value-type="float" office:value="163.522080804605">
                <text:p>163.522080804605</text:p>
              </table:table-cell>
              <table:table-cell office:value-type="float" office:value="0.0400000051904876">
                <text:p>0.0400000051904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600000006332">
                <text:p>224.600000006332</text:p>
              </table:table-cell>
              <table:table-cell office:value-type="float" office:value="163.516258834197">
                <text:p>163.516258834197</text:p>
              </table:table-cell>
              <table:table-cell office:value-type="float" office:value="0.0400000051909999">
                <text:p>0.04000000519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700000006336">
                <text:p>224.700000006336</text:p>
              </table:table-cell>
              <table:table-cell office:value-type="float" office:value="163.510440384194">
                <text:p>163.510440384194</text:p>
              </table:table-cell>
              <table:table-cell office:value-type="float" office:value="0.0400000051915118">
                <text:p>0.040000005191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800000006339">
                <text:p>224.800000006339</text:p>
              </table:table-cell>
              <table:table-cell office:value-type="float" office:value="163.504625451978">
                <text:p>163.504625451978</text:p>
              </table:table-cell>
              <table:table-cell office:value-type="float" office:value="0.0400000051920231">
                <text:p>0.0400000051920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.900000006342">
                <text:p>224.900000006342</text:p>
              </table:table-cell>
              <table:table-cell office:value-type="float" office:value="163.498814034934">
                <text:p>163.498814034934</text:p>
              </table:table-cell>
              <table:table-cell office:value-type="float" office:value="0.0400000051925339">
                <text:p>0.040000005192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000000006346">
                <text:p>225.000000006346</text:p>
              </table:table-cell>
              <table:table-cell office:value-type="float" office:value="163.493006130446">
                <text:p>163.493006130446</text:p>
              </table:table-cell>
              <table:table-cell office:value-type="float" office:value="0.0400000051930443">
                <text:p>0.0400000051930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100000006349">
                <text:p>225.100000006349</text:p>
              </table:table-cell>
              <table:table-cell office:value-type="float" office:value="163.487201735902">
                <text:p>163.487201735902</text:p>
              </table:table-cell>
              <table:table-cell office:value-type="float" office:value="0.0400000051935541">
                <text:p>0.040000005193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200000006352">
                <text:p>225.200000006352</text:p>
              </table:table-cell>
              <table:table-cell office:value-type="float" office:value="163.48140084869">
                <text:p>163.48140084869</text:p>
              </table:table-cell>
              <table:table-cell office:value-type="float" office:value="0.0400000051940634">
                <text:p>0.040000005194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300000006356">
                <text:p>225.300000006356</text:p>
              </table:table-cell>
              <table:table-cell office:value-type="float" office:value="163.4756034662">
                <text:p>163.4756034662</text:p>
              </table:table-cell>
              <table:table-cell office:value-type="float" office:value="0.0400000051945721">
                <text:p>0.0400000051945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400000006359">
                <text:p>225.400000006359</text:p>
              </table:table-cell>
              <table:table-cell office:value-type="float" office:value="163.469809585826">
                <text:p>163.469809585826</text:p>
              </table:table-cell>
              <table:table-cell office:value-type="float" office:value="0.0400000051950803">
                <text:p>0.0400000051950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500000006362">
                <text:p>225.500000006362</text:p>
              </table:table-cell>
              <table:table-cell office:value-type="float" office:value="163.464019204957">
                <text:p>163.464019204957</text:p>
              </table:table-cell>
              <table:table-cell office:value-type="float" office:value="0.040000005195588">
                <text:p>0.04000000519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600000006366">
                <text:p>225.600000006366</text:p>
              </table:table-cell>
              <table:table-cell office:value-type="float" office:value="163.458232320992">
                <text:p>163.458232320992</text:p>
              </table:table-cell>
              <table:table-cell office:value-type="float" office:value="0.0400000051960952">
                <text:p>0.040000005196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.700000006369">
                <text:p>225.700000006369</text:p>
              </table:table-cell>
              <table:table-cell office:value-type="float" office:value="163.452448931325">
                <text:p>163.452448931325</text:p>
              </table:table-cell>
              <table:table-cell office:value-type="float" office:value="0.0400000051966019">
                <text:p>0.0400000051966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